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nos" svg:font-family="Tinos"/>
    <style:font-face style:name="Arial1" svg:font-family="Arial" style:font-family-generic="swiss"/>
    <style:font-face style:name="Calibri" svg:font-family="Calibri" style:font-family-generic="swiss"/>
    <style:font-face style:name="Arial2"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38mm"/>
    </style:style>
    <style:style style:name="co2" style:family="table-column">
      <style:table-column-properties fo:break-before="auto" style:column-width="111.92mm"/>
    </style:style>
    <style:style style:name="co3" style:family="table-column">
      <style:table-column-properties fo:break-before="auto" style:column-width="89.59mm"/>
    </style:style>
    <style:style style:name="co4" style:family="table-column">
      <style:table-column-properties fo:break-before="auto" style:column-width="33.07mm"/>
    </style:style>
    <style:style style:name="co5" style:family="table-column">
      <style:table-column-properties fo:break-before="auto" style:column-width="15.68mm"/>
    </style:style>
    <style:style style:name="co6" style:family="table-column">
      <style:table-column-properties fo:break-before="auto" style:column-width="17.64mm"/>
    </style:style>
    <style:style style:name="co7" style:family="table-column">
      <style:table-column-properties fo:break-before="auto" style:column-width="17.37mm"/>
    </style:style>
    <style:style style:name="co8" style:family="table-column">
      <style:table-column-properties fo:break-before="auto" style:column-width="16.99mm"/>
    </style:style>
    <style:style style:name="co9" style:family="table-column">
      <style:table-column-properties fo:break-before="auto" style:column-width="28.28mm"/>
    </style:style>
    <style:style style:name="co10" style:family="table-column">
      <style:table-column-properties fo:break-before="auto" style:column-width="40.32mm"/>
    </style:style>
    <style:style style:name="co11" style:family="table-column">
      <style:table-column-properties fo:break-before="auto" style:column-width="66.89mm"/>
    </style:style>
    <style:style style:name="co12" style:family="table-column">
      <style:table-column-properties fo:break-before="auto" style:column-width="19.31mm"/>
    </style:style>
    <style:style style:name="co13" style:family="table-column">
      <style:table-column-properties fo:break-before="auto" style:column-width="10.07mm"/>
    </style:style>
    <style:style style:name="co14" style:family="table-column">
      <style:table-column-properties fo:break-before="auto" style:column-width="18.47mm"/>
    </style:style>
    <style:style style:name="co15" style:family="table-column">
      <style:table-column-properties fo:break-before="auto" style:column-width="10.35mm"/>
    </style:style>
    <style:style style:name="co16" style:family="table-column">
      <style:table-column-properties fo:break-before="auto" style:column-width="11.78mm"/>
    </style:style>
    <style:style style:name="co17" style:family="table-column">
      <style:table-column-properties fo:break-before="auto" style:column-width="16.25mm"/>
    </style:style>
    <style:style style:name="co18" style:family="table-column">
      <style:table-column-properties fo:break-before="auto" style:column-width="14.83mm"/>
    </style:style>
    <style:style style:name="co19" style:family="table-column">
      <style:table-column-properties fo:break-before="auto" style:column-width="26.32mm"/>
    </style:style>
    <style:style style:name="co20" style:family="table-column">
      <style:table-column-properties fo:break-before="auto" style:column-width="192.92mm"/>
    </style:style>
    <style:style style:name="co21" style:family="table-column">
      <style:table-column-properties fo:break-before="auto" style:column-width="17.07mm"/>
    </style:style>
    <style:style style:name="co22" style:family="table-column">
      <style:table-column-properties fo:break-before="auto" style:column-width="23.79mm"/>
    </style:style>
    <style:style style:name="co23" style:family="table-column">
      <style:table-column-properties fo:break-before="auto" style:column-width="46.48mm"/>
    </style:style>
    <style:style style:name="co24" style:family="table-column">
      <style:table-column-properties fo:break-before="auto" style:column-width="39.63mm"/>
    </style:style>
    <style:style style:name="co25" style:family="table-column">
      <style:table-column-properties fo:break-before="auto" style:column-width="26.85mm"/>
    </style:style>
    <style:style style:name="co26" style:family="table-column">
      <style:table-column-properties fo:break-before="auto" style:column-width="97.16mm"/>
    </style:style>
    <style:style style:name="co27" style:family="table-column">
      <style:table-column-properties fo:break-before="auto" style:column-width="42.55mm"/>
    </style:style>
    <style:style style:name="co28" style:family="table-column">
      <style:table-column-properties fo:break-before="auto" style:column-width="22.58mm"/>
    </style:style>
    <style:style style:name="co29" style:family="table-column">
      <style:table-column-properties fo:break-before="auto" style:column-width="42.83mm"/>
    </style:style>
    <style:style style:name="ro1" style:family="table-row">
      <style:table-row-properties style:row-height="5.29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4.9mm" fo:break-before="auto" style:use-optimal-row-height="false"/>
    </style:style>
    <style:style style:name="ro4" style:family="table-row">
      <style:table-row-properties style:row-height="4.66mm" fo:break-before="auto" style:use-optimal-row-height="true"/>
    </style:style>
    <style:style style:name="ro5" style:family="table-row">
      <style:table-row-properties style:row-height="8.47mm" fo:break-before="auto" style:use-optimal-row-height="true"/>
    </style:style>
    <style:style style:name="ro6" style:family="table-row">
      <style:table-row-properties style:row-height="18.79mm" fo:break-before="auto" style:use-optimal-row-height="false"/>
    </style:style>
    <style:style style:name="ro7" style:family="table-row">
      <style:table-row-properties style:row-height="16.4mm" fo:break-before="auto" style:use-optimal-row-height="true"/>
    </style:style>
    <style:style style:name="ro8" style:family="table-row">
      <style:table-row-properties style:row-height="12.44mm" fo:break-before="auto" style:use-optimal-row-height="true"/>
    </style:style>
    <style:style style:name="ro9" style:family="table-row">
      <style:table-row-properties style:row-height="44.19mm" fo:break-before="auto" style:use-optimal-row-height="true"/>
    </style:style>
    <style:style style:name="ro10" style:family="table-row">
      <style:table-row-properties style:row-height="40.36mm" fo:break-before="auto" style:use-optimal-row-height="true"/>
    </style:style>
    <style:style style:name="ro11" style:family="table-row">
      <style:table-row-properties style:row-height="8.2mm" fo:break-before="auto" style:use-optimal-row-height="true"/>
    </style:style>
    <style:style style:name="ro12" style:family="table-row">
      <style:table-row-properties style:row-height="12.36mm" fo:break-before="auto" style:use-optimal-row-height="true"/>
    </style:style>
    <style:style style:name="ro13" style:family="table-row">
      <style:table-row-properties style:row-height="12.31mm" fo:break-before="auto" style:use-optimal-row-height="true"/>
    </style:style>
    <style:style style:name="ro14" style:family="table-row">
      <style:table-row-properties style:row-height="8.41mm" fo:break-before="auto" style:use-optimal-row-height="true"/>
    </style:style>
    <style:style style:name="ro15" style:family="table-row">
      <style:table-row-properties style:row-height="24.62mm" fo:break-before="auto" style:use-optimal-row-height="true"/>
    </style:style>
    <style:style style:name="ro16" style:family="table-row">
      <style:table-row-properties style:row-height="20.51mm" fo:break-before="auto" style:use-optimal-row-height="true"/>
    </style:style>
    <style:style style:name="ro17" style:family="table-row">
      <style:table-row-properties style:row-height="12.96mm" fo:break-before="auto" style:use-optimal-row-height="false"/>
    </style:style>
    <style:style style:name="ro18" style:family="table-row">
      <style:table-row-properties style:row-height="8.18mm" fo:break-before="auto" style:use-optimal-row-height="true"/>
    </style:style>
    <style:style style:name="ro19" style:family="table-row">
      <style:table-row-properties style:row-height="8.7mm" fo:break-before="auto" style:use-optimal-row-height="true"/>
    </style:style>
    <style:style style:name="ro20" style:family="table-row">
      <style:table-row-properties style:row-height="8.06mm" fo:break-before="auto" style:use-optimal-row-height="true"/>
    </style:style>
    <style:style style:name="ro21" style:family="table-row">
      <style:table-row-properties style:row-height="24.61mm" fo:break-before="auto" style:use-optimal-row-height="false"/>
    </style:style>
    <style:style style:name="ro22" style:family="table-row">
      <style:table-row-properties style:row-height="6.88mm" fo:break-before="auto" style:use-optimal-row-height="false"/>
    </style:style>
    <style:style style:name="ro23" style:family="table-row">
      <style:table-row-properties style:row-height="4.52mm" fo:break-before="auto" style:use-optimal-row-height="true"/>
    </style:style>
    <style:style style:name="ro24" style:family="table-row">
      <style:table-row-properties style:row-height="4.5mm" fo:break-before="auto" style:use-optimal-row-height="true"/>
    </style:style>
    <style:style style:name="ro25" style:family="table-row">
      <style:table-row-properties style:row-height="4.5mm" fo:break-before="auto" style:use-optimal-row-height="false"/>
    </style:style>
    <style:style style:name="ta1" style:family="table" style:master-page-name="PageStyle_5f_Detailed_20_Results">
      <style:table-properties table:display="true" style:writing-mode="lr-tb"/>
    </style:style>
    <style:style style:name="ta2" style:family="table" style:master-page-name="PageStyle_5f_Results">
      <style:table-properties table:display="true" style:writing-mode="lr-tb"/>
    </style:style>
    <style:style style:name="ta3" style:family="table" style:master-page-name="PageStyle_5f_Histograms">
      <style:table-properties table:display="true" style:writing-mode="lr-tb"/>
    </style:style>
    <style:style style:name="ta4" style:family="table" style:master-page-name="PageStyle_5f_Student_20_Info">
      <style:table-properties table:display="true" style:writing-mode="lr-tb"/>
    </style:style>
    <style:style style:name="ta5" style:family="table" style:master-page-name="PageStyle_5f_Sheet5">
      <style:table-properties table:display="true" style:writing-mode="lr-tb"/>
    </style:style>
    <style:style style:name="ta6" style:family="table" style:master-page-name="Default">
      <style:table-properties table:display="true" style:writing-mode="lr-tb"/>
    </style:style>
    <number:number-style style:name="N2">
      <number:number number:decimal-places="2" loext:min-decimal-places="2" number:min-integer-digits="1"/>
    </number:number-style>
    <number:boolean-style style:name="N99">
      <number:boolean/>
    </number:boolean-style>
    <style:style style:name="ce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2pt" fo:font-style="italic" fo:text-shadow="none" style:text-underline-style="none" fo:font-weight="bold" style:font-size-asian="12pt" style:font-style-asian="italic" style:font-weight-asian="bold" style:font-name-complex="Tinos" style:font-size-complex="12pt" style:font-style-complex="italic" style:font-weight-complex="bold"/>
    </style:style>
    <style:style style:name="ce2"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italic" fo:text-shadow="none" style:text-underline-style="none" fo:font-weight="normal" style:font-size-asian="11pt" style:font-style-asian="italic" style:font-weight-asian="normal" style:font-name-complex="Tinos" style:font-size-complex="11pt" style:font-style-complex="italic" style:font-weight-complex="normal"/>
    </style:style>
    <style:style style:name="ce4" style:family="table-cell" style:parent-style-name="Default">
      <style:table-cell-properties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italic" fo:text-shadow="none" style:text-underline-style="none" fo:font-weight="bold" style:font-size-asian="11pt" style:font-style-asian="italic" style:font-weight-asian="bold" style:font-name-complex="Tinos" style:font-size-complex="11pt" style:font-style-complex="italic" style:font-weight-complex="bold"/>
    </style:style>
    <style:style style:name="ce5"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6"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8" style:family="table-cell" style:parent-style-name="Default">
      <style:table-cell-properties fo:border-bottom="0.74pt dotted #00000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7"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23" style:family="table-cell" style:parent-style-name="Default">
      <style:table-cell-properties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normal" style:font-size-asian="11pt" style:font-style-asian="normal" style:font-weight-asian="normal" style:font-name-complex="Tinos"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bold" style:font-size-asian="11pt" style:font-style-asian="normal" style:font-weight-asian="bold" style:font-name-complex="Tinos" style:font-size-complex="11pt" style:font-style-complex="normal" style:font-weight-complex="bold"/>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5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ef413d"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ce181e"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6"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92"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ef413d"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2"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bold" style:font-size-asian="11pt" style:font-style-asian="normal" style:font-weight-asian="bold" style:font-name-complex="Tinos" style:font-size-complex="11pt" style:font-style-complex="normal" style:font-weight-complex="bold"/>
    </style:style>
    <style:style style:name="ce109" style:family="table-cell" style:parent-style-name="Default">
      <style:table-cell-properties fo:background-color="#cccc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bold" style:font-size-asian="11pt" style:font-style-asian="normal" style:font-weight-asian="bold" style:font-name-complex="Tinos" style:font-size-complex="11pt" style:font-style-complex="normal" style:font-weight-complex="bold"/>
    </style:style>
    <style:style style:name="ce24"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5" style:family="table-cell" style:parent-style-name="Default">
      <style:table-cell-properties fo:background-color="#cccc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6" style:family="table-cell" style:parent-style-name="Default">
      <style:table-cell-properties fo:border-bottom="0.74pt dotted #000000" fo:background-color="#cccccc"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7" style:family="table-cell" style:parent-style-name="Default">
      <style:table-cell-properties fo:border-bottom="none" fo:background-color="#cccccc"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11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2pt" fo:font-style="normal" fo:text-shadow="none" style:text-underline-style="none" fo:font-weight="bold" style:font-size-asian="12pt" style:font-style-asian="normal" style:font-weight-asian="bold" style:font-name-complex="Tinos" style:font-size-complex="12pt" style:font-style-complex="normal" style:font-weight-complex="bold"/>
    </style:style>
    <style:style style:name="ce29" style:family="table-cell" style:parent-style-name="Excel_20_Built-in_20_Explanatory_20_Text">
      <style:table-cell-properties style:cell-protect="protected" style:print-content="true" style:diagonal-bl-tr="none" style:diagonal-tl-br="none" fo:border="none" style:rotation-align="none"/>
    </style:style>
    <style:style style:name="ce30" style:family="table-cell" style:parent-style-name="Default">
      <style:table-cell-properties style:rotation-align="none"/>
    </style:style>
    <style:style style:name="ce31" style:family="table-cell" style:parent-style-name="Excel_20_Built-in_20_Explanatory_20_Text">
      <style:table-cell-properties fo:background-color="#fff200" style:cell-protect="protected" style:print-content="true" style:diagonal-bl-tr="none" style:diagonal-tl-br="none" fo:border="none" style:rotation-align="none"/>
    </style:style>
    <style:style style:name="ce32" style:family="table-cell" style:parent-style-name="Default">
      <style:table-cell-properties fo:background-color="#fff200" style:rotation-align="none"/>
    </style:style>
    <style:style style:name="ce33" style:family="table-cell" style:parent-style-name="Default">
      <style:table-cell-properties fo:border-bottom="0.74pt dotted #00000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34" style:family="table-cell" style:parent-style-name="Default">
      <style:table-cell-properties fo:background-color="#faa61a"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35" style:family="table-cell" style:parent-style-name="Default">
      <style:table-cell-properties fo:background-color="#72bf44"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36" style:family="table-cell" style:parent-style-name="Default">
      <style:table-cell-properties fo:background-color="#72bf44"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37" style:family="table-cell" style:parent-style-name="Default">
      <style:table-cell-properties fo:border-bottom="0.74pt dotted #00000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26" style:family="table-cell" style:parent-style-name="Default">
      <style:table-cell-properties fo:border-bottom="none" fo:background-color="#72bf44"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27" style:family="table-cell" style:parent-style-name="Default">
      <style:table-cell-properties fo:background-color="#72bf44"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28"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0" style:family="table-cell" style:parent-style-name="Excel_20_Built-in_20_Explanatory_20_Tex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41" style:family="table-cell" style:parent-style-name="Default">
      <style:table-cell-properties fo:background-color="#72bf44" style:rotation-align="none"/>
    </style:style>
    <style:style style:name="ce57" style:family="table-cell" style:parent-style-name="Default">
      <style:table-cell-properties fo:background-color="#fff20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32" style:family="table-cell" style:parent-style-name="Default">
      <style:table-cell-properties fo:border-bottom="none" fo:background-color="#ed1c24"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9" style:family="table-cell" style:parent-style-name="Excel_20_Built-in_20_Explanatory_20_Text">
      <style:table-cell-properties fo:background-color="#72bf44"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29" style:family="table-cell" style:parent-style-name="Default">
      <style:table-cell-properties fo:background-color="#72bf44"/>
    </style:style>
    <style:style style:name="ce42" style:family="table-cell" style:parent-style-name="Default">
      <style:table-cell-properties fo:background-color="#a3238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3"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4"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6" style:family="table-cell" style:parent-style-name="Default">
      <style:table-cell-properties fo:border-bottom="0.74pt dotte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7" style:family="table-cell" style:parent-style-name="Excel_20_Built-in_20_Explanatory_20_Tex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48" style:family="table-cell" style:parent-style-name="Excel_20_Built-in_20_Explanatory_20_Text">
      <style:table-cell-properties fo:border-bottom="0.74pt dotte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dotte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name-complex="Arial" style:font-size-complex="10.5pt" style:font-style-complex="normal" style:font-weight-complex="bold"/>
    </style:style>
    <style:style style:name="ce50" style:family="table-cell" style:parent-style-name="Excel_20_Built-in_20_Explanatory_20_Text">
      <style:table-cell-properties fo:border-bottom="0.74pt dotte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dotte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39" style:family="table-cell" style:parent-style-name="Excel_20_Built-in_20_Explanatory_20_Text">
      <style:table-cell-properties fo:background-color="#00a65d"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44" style:family="table-cell" style:parent-style-name="Excel_20_Built-in_20_Explanatory_20_Text">
      <style:table-cell-properties fo:border-bottom="none" fo:background-color="#72bf44"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52" style:family="table-cell" style:parent-style-name="Default">
      <style:table-cell-properties fo:background-color="#ef413d"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normal" style:font-size-asian="11pt" style:font-style-asian="normal" style:font-weight-asian="normal" style:font-name-complex="Tinos" style:font-size-complex="11pt" style:font-style-complex="normal" style:font-weight-complex="normal"/>
    </style:style>
    <style:style style:name="ce53" style:family="table-cell" style:parent-style-name="Default">
      <style:table-cell-properties fo:background-color="#808080" style:rotation-align="none"/>
    </style:style>
    <style:style style:name="ce54" style:family="table-cell" style:parent-style-name="Default">
      <style:table-cell-properties fo:background-color="#b2b2b2"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54" style:family="table-cell" style:parent-style-name="Default">
      <style:table-cell-properties fo:border-bottom="0.74pt dotted #000000" fo:background-color="#80808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56" style:family="table-cell" style:parent-style-name="Default">
      <style:table-cell-properties fo:background-color="#80808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52" style:family="table-cell" style:parent-style-name="Default">
      <style:table-cell-properties fo:border-bottom="0.74pt dotted #000000" fo:background-color="#80808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55" style:family="table-cell" style:parent-style-name="Default">
      <style:table-cell-properties fo:background-color="#999999" style:rotation-align="none"/>
    </style:style>
    <style:style style:name="ce58" style:family="table-cell" style:parent-style-name="Default">
      <style:table-cell-properties fo:background-color="#99999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50" style:family="table-cell" style:parent-style-name="Default">
      <style:table-cell-properties fo:border-bottom="none" fo:background-color="#80808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53" style:family="table-cell" style:parent-style-name="Default">
      <style:table-cell-properties fo:background-color="#808080"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59" style:family="table-cell" style:parent-style-name="Default">
      <style:table-cell-properties fo:border-bottom="0.74pt dotte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60" style:family="table-cell" style:parent-style-name="Default">
      <style:table-cell-properties fo:background-color="#00a65d"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61" style:family="table-cell" style:parent-style-name="Default">
      <style:table-cell-properties fo:background-color="#c7a0cb"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normal" style:font-size-asian="11pt" style:font-style-asian="normal" style:font-weight-asian="normal" style:font-name-complex="Tinos" style:font-size-complex="11pt" style:font-style-complex="normal" style:font-weight-complex="normal"/>
    </style:style>
    <style:style style:name="ce62" style:family="table-cell" style:parent-style-name="Default">
      <style:table-cell-properties fo:background-color="#fff200"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63" style:family="table-cell" style:parent-style-name="Default">
      <style:table-cell-properties fo:background-color="#8f187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64" style:family="table-cell" style:parent-style-name="Default">
      <style:table-cell-properties fo:border-bottom="none" fo:background-color="#b2b2b2"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65" style:family="table-cell" style:parent-style-name="Excel_20_Built-in_20_Explanatory_20_Text">
      <style:table-cell-properties fo:background-color="#fff200"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67" style:family="table-cell" style:parent-style-name="Default">
      <style:table-cell-properties fo:border-bottom="none" fo:background-color="#f5822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67" style:family="table-cell" style:parent-style-name="Excel_20_Built-in_20_Explanatory_20_Text">
      <style:table-cell-properties fo:background-color="#bce4e5"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ce66" style:family="table-cell" style:parent-style-name="Excel_20_Built-in_20_Explanatory_20_Text">
      <style:table-cell-properties fo:background-color="#bce4e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style>
    <style:style style:name="ce68" style:family="table-cell" style:parent-style-name="Excel_20_Built-in_20_Explanatory_20_Text">
      <style:table-cell-properties fo:border-bottom="none" fo:background-color="#bce4e5"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style>
    <style:style style:name="ce69" style:family="table-cell" style:parent-style-name="Default">
      <style:table-cell-properties fo:background-color="#820f71"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70" style:family="table-cell" style:parent-style-name="Default">
      <style:table-cell-properties fo:background-color="#fff450"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71" style:family="table-cell" style:parent-style-name="Default">
      <style:table-cell-properties fo:border-bottom="none" style:diagonal-bl-tr="none" style:diagonal-tl-br="none" fo:border-left="none" fo:border-right="none" style:rotation-align="none" fo:border-top="0.06pt solid #000000"/>
    </style:style>
    <style:style style:name="ce178" style:family="table-cell" style:parent-style-name="Default">
      <style:table-cell-properties fo:border-bottom="0.06pt solid #000000"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fo:border-bottom="none" style:diagonal-bl-tr="none" style:diagonal-tl-br="none" fo:border-left="none" fo:border-right="0.06pt solid #000000" style:rotation-align="none" fo:border-top="none"/>
    </style:style>
    <style:style style:name="ce180"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81" style:family="table-cell" style:parent-style-name="Default">
      <style:table-cell-properties fo:background-color="#ed1c24"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82" style:family="table-cell" style:parent-style-name="Default">
      <style:table-cell-properties fo:background-color="#c7a0cb"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83" style:family="table-cell" style:parent-style-name="Default">
      <style:table-cell-properties fo:background-color="#c7a0cb"/>
    </style:style>
    <style:style style:name="ce184" style:family="table-cell" style:parent-style-name="Default">
      <style:table-cell-properties fo:background-color="#ed1c24"/>
    </style:style>
    <style:style style:name="ce185" style:family="table-cell" style:parent-style-name="Default">
      <style:table-cell-properties fo:background-color="#bce4e5"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86"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187"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fo:border-bottom="none" style:diagonal-bl-tr="none" style:diagonal-tl-br="none" fo:border-left="0.06pt solid #000000" fo:border-right="0.06pt solid #000000" style:rotation-align="none" fo:border-top="none"/>
    </style:style>
    <style:style style:name="ce191"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3"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Excel_20_Built-in_20_Percen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9" style:family="table-cell" style:parent-style-name="Default">
      <style:table-cell-properties fo:background-color="#ed1c24"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1" style:family="table-cell" style:parent-style-name="Default">
      <style:table-cell-properties fo:background-color="#ed1c24"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2" style:family="table-cell" style:parent-style-name="Default">
      <style:table-cell-properties fo:background-color="#c7a0cb"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3" style:family="table-cell" style:parent-style-name="Default">
      <style:table-cell-properties fo:background-color="#c7a0cb"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5" style:family="table-cell" style:parent-style-name="Default">
      <style:table-cell-properties fo:background-color="#bce4e5"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 style:family="table-cell" style:parent-style-name="Default">
      <style:table-cell-properties fo:background-color="#bce4e5"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7"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209" style:family="table-cell" style:parent-style-name="Default">
      <style:table-cell-properties fo:border-bottom="0.06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table-cell-properties fo:border-bottom="none" style:diagonal-bl-tr="none" style:diagonal-tl-br="none" fo:border-left="0.06pt solid #000000" fo:border-right="none" style:rotation-align="none" fo:border-top="none"/>
    </style:style>
    <style:style style:name="ce211"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4" style:family="table-cell" style:parent-style-name="Default">
      <style:table-cell-properties fo:background-color="#ed1c24"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5" style:family="table-cell" style:parent-style-name="Default">
      <style:table-cell-properties fo:background-color="#c7a0cb"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6" style:family="table-cell" style:parent-style-name="Default">
      <style:table-cell-properties fo:background-color="#bce4e5"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7" style:family="table-cell" style:parent-style-name="Default" style:data-style-name="N115">
      <style:table-cell-properties fo:border-bottom="0.74pt solid #000000" fo:background-color="#1b75bc"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fo:background-color="#1b75bc" style:rotation-align="none"/>
    </style:style>
    <style:style style:name="ce94" style:family="table-cell" style:parent-style-name="Default" style:data-style-name="N115">
      <style:table-cell-properties fo:background-color="#1b75b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0" style:family="table-cell" style:parent-style-name="Default" style:data-style-name="N115">
      <style:table-cell-properties fo:background-color="#ed1c24"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1" style:family="table-cell" style:parent-style-name="Default" style:data-style-name="N115">
      <style:table-cell-properties fo:background-color="#c7a0cb"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2" style:family="table-cell" style:parent-style-name="Default" style:data-style-name="N115">
      <style:table-cell-properties fo:background-color="#bce4e5"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224" style:family="table-cell" style:parent-style-name="Default" style:data-style-name="N115">
      <style:table-cell-properties fo:border-bottom="none" fo:background-color="#1b75bc"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5"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table-cell-properties fo:background-color="#adc5e7" style:diagonal-bl-tr="none" style:diagonal-tl-br="none" fo:border="0.06pt solid #000000" style:rotation-align="none"/>
    </style:style>
    <style:style style:name="ce227" style:family="table-cell" style:parent-style-name="Default">
      <style:table-cell-properties fo:background-color="#ed1c24" style:diagonal-bl-tr="none" style:diagonal-tl-br="none" fo:border="0.06pt solid #000000" style:rotation-align="none"/>
    </style:style>
    <style:style style:name="ce228" style:family="table-cell" style:parent-style-name="Default">
      <style:table-cell-properties fo:background-color="#c7a0cb" style:diagonal-bl-tr="none" style:diagonal-tl-br="none" fo:border="0.06pt solid #000000" style:rotation-align="none"/>
    </style:style>
    <style:style style:name="ce229" style:family="table-cell" style:parent-style-name="Default">
      <style:table-cell-properties fo:background-color="#bce4e5" style:diagonal-bl-tr="none" style:diagonal-tl-br="none" fo:border="0.06pt solid #000000" style:rotation-align="none"/>
    </style:style>
    <style:style style:name="ce161" style:family="table-cell" style:parent-style-name="Default">
      <style:table-cell-properties fo:border-bottom="0.06pt solid #000000"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fo:background-color="#adc5e7"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99" style:family="table-cell" style:parent-style-name="Default">
      <style:table-cell-properties fo:background-color="#adc5e7" style:rotation-align="none"/>
    </style:style>
    <style:style style:name="ce100"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fo:border-bottom="none" style:diagonal-bl-tr="none" style:diagonal-tl-br="none" fo:border-left="none" fo:border-right="0.74pt solid #000000" style:rotation-align="none" fo:border-top="none"/>
    </style:style>
    <style:style style:name="ce102"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data-style-name="N2">
      <style:table-cell-properties style:rotation-align="none"/>
    </style:style>
    <style:style style:name="ce238" style:family="table-cell" style:parent-style-name="Default" style:data-style-name="N99">
      <style:table-cell-properties style:rotation-align="none"/>
    </style:style>
    <style:style style:name="ce104" style:family="table-cell" style:parent-style-name="Default">
      <style:table-cell-properties fo:background-color="#ef413d" style:rotation-align="none"/>
    </style:style>
    <style:style style:name="ce240" style:family="table-cell" style:parent-style-name="Default">
      <style:table-cell-properties fo:background-color="#c7a0cb" style:rotation-align="none"/>
    </style:style>
    <style:style style:name="ce75"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242" style:family="table-cell" style:parent-style-name="Default">
      <style:table-cell-properties fo:border-bottom="none" fo:background-color="#ed1c24"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243" style:family="table-cell" style:parent-style-name="Default">
      <style:table-cell-properties fo:border-bottom="none" fo:background-color="#bce4e5"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10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ce245" style:family="table-cell" style:parent-style-name="Default">
      <style:table-cell-properties fo:background-color="#ed1c24" style:rotation-align="none"/>
    </style:style>
    <style:style style:name="ce246" style:family="table-cell" style:parent-style-name="Default">
      <style:table-cell-properties fo:background-color="#bce4e5" style:rotation-align="none"/>
    </style:style>
    <style:style style:name="ce247" style:family="table-cell" style:parent-style-name="Default">
      <style:table-cell-properties fo:background-color="#dddddd" fo:border="0.06pt solid #000000"/>
      <style:text-properties fo:font-weight="bold" style:font-weight-asian="bold" style:font-weight-complex="bold"/>
    </style:style>
    <style:style style:name="ce248" style:family="table-cell" style:parent-style-name="Default">
      <style:table-cell-properties fo:background-color="#e0efd4" fo:border="0.06pt solid #000000"/>
    </style:style>
    <style:style style:name="ce249" style:family="table-cell" style:parent-style-name="Default">
      <style:table-cell-properties fo:background-color="#72bf44" fo:border="0.06pt solid #000000"/>
      <style:text-properties fo:font-weight="bold" style:font-weight-asian="bold" style:font-weight-complex="bold"/>
    </style:style>
    <style:style style:name="gr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3.82mm" fo:min-width="29mm" fo:padding-top="1mm" fo:padding-bottom="1mm" fo:padding-left="1mm" fo:padding-right="1mm" draw:shadow="hidden" draw:shadow-offset-x="1mm" draw:shadow-offset-y="1mm" draw:caption-escape-direction="auto"/>
    </style:style>
    <style:style style:name="gr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79mm" fo:min-width="29mm" fo:padding-top="1mm" fo:padding-bottom="1mm" fo:padding-left="1mm" fo:padding-right="1mm" draw:shadow="hidden" draw:shadow-offset-x="1mm" draw:shadow-offset-y="1mm" draw:caption-escape-direction="auto"/>
    </style:style>
    <style:style style:name="gr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97mm" fo:min-width="29mm" fo:padding-top="1mm" fo:padding-bottom="1mm" fo:padding-left="1mm" fo:padding-right="1mm" draw:shadow="hidden" draw:shadow-offset-x="1mm" draw:shadow-offset-y="1mm" draw:caption-escape-direction="auto"/>
    </style:style>
    <style:style style:name="gr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1.19mm" fo:min-width="29mm" fo:padding-top="1mm" fo:padding-bottom="1mm" fo:padding-left="1mm" fo:padding-right="1mm" draw:shadow="hidden" draw:shadow-offset-x="1mm" draw:shadow-offset-y="1mm" draw:caption-escape-direction="auto"/>
    </style:style>
    <style:style style:name="gr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6.41mm" fo:min-width="29mm" fo:padding-top="1mm" fo:padding-bottom="1mm" fo:padding-left="1mm" fo:padding-right="1mm" draw:shadow="hidden" draw:shadow-offset-x="1mm" draw:shadow-offset-y="1mm" draw:caption-escape-direction="auto"/>
    </style:style>
    <style:style style:name="gr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42.26mm" fo:min-width="29mm" fo:padding-top="1mm" fo:padding-bottom="1mm" fo:padding-left="1mm" fo:padding-right="1mm" draw:shadow="hidden" draw:shadow-offset-x="1mm" draw:shadow-offset-y="1mm" draw:caption-escape-direction="auto"/>
    </style:style>
    <style:style style:name="gr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3.09mm" fo:min-width="29mm" fo:padding-top="1mm" fo:padding-bottom="1mm" fo:padding-left="1mm" fo:padding-right="1mm" draw:shadow="hidden" draw:shadow-offset-x="1mm" draw:shadow-offset-y="1mm" draw:caption-escape-direction="auto"/>
    </style:style>
    <style:style style:name="gr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7.22mm" fo:min-width="29mm" fo:padding-top="1mm" fo:padding-bottom="1mm" fo:padding-left="1mm" fo:padding-right="1mm" draw:shadow="hidden" draw:shadow-offset-x="1mm" draw:shadow-offset-y="1mm" draw:caption-escape-direction="auto"/>
    </style:style>
    <style:style style:name="gr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0.77mm" fo:min-width="29mm" fo:padding-top="1mm" fo:padding-bottom="1mm" fo:padding-left="1mm" fo:padding-right="1mm" draw:shadow="hidden" draw:shadow-offset-x="1mm" draw:shadow-offset-y="1mm" draw:caption-escape-direction="auto"/>
    </style:style>
    <style:style style:name="gr1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02.71mm" fo:min-width="29mm" fo:padding-top="1mm" fo:padding-bottom="1mm" fo:padding-left="1mm" fo:padding-right="1mm" draw:shadow="hidden" draw:shadow-offset-x="1mm" draw:shadow-offset-y="1mm" draw:caption-escape-direction="auto"/>
    </style:style>
    <style:style style:name="gr1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9.28mm" fo:min-width="29mm" fo:padding-top="1mm" fo:padding-bottom="1mm" fo:padding-left="1mm" fo:padding-right="1mm" draw:shadow="hidden" draw:shadow-offset-x="1mm" draw:shadow-offset-y="1mm" draw:caption-escape-direction="auto"/>
    </style:style>
    <style:style style:name="gr1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5.16mm" fo:min-width="29mm" fo:padding-top="1mm" fo:padding-bottom="1mm" fo:padding-left="1mm" fo:padding-right="1mm" draw:shadow="hidden" draw:shadow-offset-x="1mm" draw:shadow-offset-y="1mm" draw:caption-escape-direction="auto"/>
    </style:style>
    <style:style style:name="gr1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12mm" fo:min-width="29mm" fo:padding-top="1mm" fo:padding-bottom="1mm" fo:padding-left="1mm" fo:padding-right="1mm" draw:shadow="hidden" draw:shadow-offset-x="1mm" draw:shadow-offset-y="1mm" draw:caption-escape-direction="auto"/>
    </style:style>
    <style:style style:name="gr1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46mm" fo:min-width="29mm" fo:padding-top="1mm" fo:padding-bottom="1mm" fo:padding-left="1mm" fo:padding-right="1mm" draw:shadow="hidden" draw:shadow-offset-x="1mm" draw:shadow-offset-y="1mm" draw:caption-escape-direction="auto"/>
    </style:style>
    <style:style style:name="gr1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70.04mm" fo:min-width="29mm" fo:padding-top="1mm" fo:padding-bottom="1mm" fo:padding-left="1mm" fo:padding-right="1mm" draw:shadow="hidden" draw:shadow-offset-x="1mm" draw:shadow-offset-y="1mm" draw:caption-escape-direction="auto"/>
    </style:style>
    <style:style style:name="gr1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5mm" fo:min-width="29mm" fo:padding-top="1mm" fo:padding-bottom="1mm" fo:padding-left="1mm" fo:padding-right="1mm" draw:shadow="hidden" draw:shadow-offset-x="1mm" draw:shadow-offset-y="1mm" draw:caption-escape-direction="auto"/>
    </style:style>
    <style:style style:name="gr1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62.1mm" fo:min-width="29mm" fo:padding-top="1mm" fo:padding-bottom="1mm" fo:padding-left="1mm" fo:padding-right="1mm" draw:shadow="hidden" draw:shadow-offset-x="1mm" draw:shadow-offset-y="1mm" draw:caption-escape-direction="auto"/>
    </style:style>
    <style:style style:name="gr1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3.25mm" fo:min-width="29mm" fo:padding-top="1mm" fo:padding-bottom="1mm" fo:padding-left="1mm" fo:padding-right="1mm" draw:shadow="hidden" draw:shadow-offset-x="1mm" draw:shadow-offset-y="1mm" draw:caption-escape-direction="auto"/>
    </style:style>
    <style:style style:name="gr1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1.03mm" fo:min-width="29mm" fo:padding-top="1mm" fo:padding-bottom="1mm" fo:padding-left="1mm" fo:padding-right="1mm" draw:shadow="hidden" draw:shadow-offset-x="1mm" draw:shadow-offset-y="1mm" draw:caption-escape-direction="auto"/>
    </style:style>
    <style:style style:name="gr2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4.16mm" fo:min-width="29mm" fo:padding-top="1mm" fo:padding-bottom="1mm" fo:padding-left="1mm" fo:padding-right="1mm" draw:shadow="hidden" draw:shadow-offset-x="1mm" draw:shadow-offset-y="1mm" draw:caption-escape-direction="auto"/>
    </style:style>
    <style:style style:name="gr2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51mm" fo:min-width="29mm" fo:padding-top="1mm" fo:padding-bottom="1mm" fo:padding-left="1mm" fo:padding-right="1mm" draw:shadow="hidden" draw:shadow-offset-x="1mm" draw:shadow-offset-y="1mm" draw:caption-escape-direction="auto"/>
    </style:style>
    <style:style style:name="gr2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9.38mm" fo:min-width="29mm" fo:padding-top="1mm" fo:padding-bottom="1mm" fo:padding-left="1mm" fo:padding-right="1mm" draw:shadow="hidden" draw:shadow-offset-x="1mm" draw:shadow-offset-y="1mm" draw:caption-escape-direction="auto"/>
    </style:style>
    <style:style style:name="gr2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3.35mm" fo:min-width="29mm" fo:padding-top="1mm" fo:padding-bottom="1mm" fo:padding-left="1mm" fo:padding-right="1mm" draw:shadow="hidden" draw:shadow-offset-x="1mm" draw:shadow-offset-y="1mm" draw:caption-escape-direction="auto"/>
    </style:style>
    <style:style style:name="gr2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61mm" fo:min-width="29mm" fo:padding-top="1mm" fo:padding-bottom="1mm" fo:padding-left="1mm" fo:padding-right="1mm" draw:shadow="hidden" draw:shadow-offset-x="1mm" draw:shadow-offset-y="1mm" draw:caption-escape-direction="auto"/>
    </style:style>
    <style:style style:name="gr2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13mm" fo:min-width="29mm" fo:padding-top="1mm" fo:padding-bottom="1mm" fo:padding-left="1mm" fo:padding-right="1mm" draw:shadow="hidden" draw:shadow-offset-x="1mm" draw:shadow-offset-y="1mm" draw:caption-escape-direction="auto"/>
    </style:style>
    <style:style style:name="gr2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65mm" fo:min-width="29mm" fo:padding-top="1mm" fo:padding-bottom="1mm" fo:padding-left="1mm" fo:padding-right="1mm" draw:shadow="hidden" draw:shadow-offset-x="1mm" draw:shadow-offset-y="1mm" draw:caption-escape-direction="auto"/>
    </style:style>
    <style:style style:name="gr2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1mm" fo:min-width="29mm" fo:padding-top="1mm" fo:padding-bottom="1mm" fo:padding-left="1mm" fo:padding-right="1mm" draw:shadow="hidden" draw:shadow-offset-x="1mm" draw:shadow-offset-y="1mm" draw:caption-escape-direction="auto"/>
    </style:style>
    <style:style style:name="gr2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07mm" fo:min-width="29mm" fo:padding-top="1mm" fo:padding-bottom="1mm" fo:padding-left="1mm" fo:padding-right="1mm" draw:shadow="hidden" draw:shadow-offset-x="1mm" draw:shadow-offset-y="1mm" draw:caption-escape-direction="auto"/>
    </style:style>
    <style:style style:name="gr2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1mm" fo:min-width="29mm" fo:padding-top="1mm" fo:padding-bottom="1mm" fo:padding-left="1mm" fo:padding-right="1mm" draw:shadow="hidden" draw:shadow-offset-x="1mm" draw:shadow-offset-y="1mm" draw:caption-escape-direction="auto"/>
    </style:style>
    <style:style style:name="gr3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9.76mm" fo:min-width="29mm" fo:padding-top="1mm" fo:padding-bottom="1mm" fo:padding-left="1mm" fo:padding-right="1mm" draw:shadow="hidden" draw:shadow-offset-x="1mm" draw:shadow-offset-y="1mm" draw:caption-escape-direction="auto"/>
    </style:style>
    <style:style style:name="gr3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69mm" fo:min-width="29mm" fo:padding-top="1mm" fo:padding-bottom="1mm" fo:padding-left="1mm" fo:padding-right="1mm" draw:shadow="hidden" draw:shadow-offset-x="1mm" draw:shadow-offset-y="1mm" draw:caption-escape-direction="auto"/>
    </style:style>
    <style:style style:name="gr3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7.53mm" fo:min-width="29mm" fo:padding-top="1mm" fo:padding-bottom="1mm" fo:padding-left="1mm" fo:padding-right="1mm" draw:shadow="hidden" draw:shadow-offset-x="1mm" draw:shadow-offset-y="1mm" draw:caption-escape-direction="auto"/>
    </style:style>
    <style:style style:name="gr3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3.72mm" fo:min-width="29mm" fo:padding-top="1mm" fo:padding-bottom="1mm" fo:padding-left="1mm" fo:padding-right="1mm" draw:shadow="hidden" draw:shadow-offset-x="1mm" draw:shadow-offset-y="1mm" draw:caption-escape-direction="auto"/>
    </style:style>
    <style:style style:name="gr3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73mm" fo:min-width="29mm" fo:padding-top="1mm" fo:padding-bottom="1mm" fo:padding-left="1mm" fo:padding-right="1mm" draw:shadow="hidden" draw:shadow-offset-x="1mm" draw:shadow-offset-y="1mm" draw:caption-escape-direction="auto"/>
    </style:style>
    <style:style style:name="gr3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5.67mm" fo:min-width="29mm" fo:padding-top="1mm" fo:padding-bottom="1mm" fo:padding-left="1mm" fo:padding-right="1mm" draw:shadow="hidden" draw:shadow-offset-x="1mm" draw:shadow-offset-y="1mm" draw:caption-escape-direction="auto"/>
    </style:style>
    <style:style style:name="gr3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9.8mm" fo:min-width="29mm" fo:padding-top="1mm" fo:padding-bottom="1mm" fo:padding-left="1mm" fo:padding-right="1mm" draw:shadow="hidden" draw:shadow-offset-x="1mm" draw:shadow-offset-y="1mm" draw:caption-escape-direction="auto"/>
    </style:style>
    <style:style style:name="gr3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61mm" fo:min-width="29mm" fo:padding-top="1mm" fo:padding-bottom="1mm" fo:padding-left="1mm" fo:padding-right="1mm" draw:shadow="hidden" draw:shadow-offset-x="1mm" draw:shadow-offset-y="1mm" draw:caption-escape-direction="auto"/>
    </style:style>
    <style:style style:name="gr3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7.58mm" fo:min-width="29mm" fo:padding-top="1mm" fo:padding-bottom="1mm" fo:padding-left="1mm" fo:padding-right="1mm" draw:shadow="hidden" draw:shadow-offset-x="1mm" draw:shadow-offset-y="1mm" draw:caption-escape-direction="auto"/>
    </style:style>
    <style:style style:name="gr3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7mm" fo:min-width="29mm" fo:padding-top="1mm" fo:padding-bottom="1mm" fo:padding-left="1mm" fo:padding-right="1mm" draw:shadow="hidden" draw:shadow-offset-x="1mm" draw:shadow-offset-y="1mm" draw:caption-escape-direction="auto"/>
    </style:style>
    <style:style style:name="gr4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9.64mm" fo:min-width="29mm" fo:padding-top="1mm" fo:padding-bottom="1mm" fo:padding-left="1mm" fo:padding-right="1mm" draw:shadow="hidden" draw:shadow-offset-x="1mm" draw:shadow-offset-y="1mm" draw:caption-escape-direction="auto"/>
    </style:style>
    <style:style style:name="gr4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1mm" fo:min-width="29mm" fo:padding-top="1mm" fo:padding-bottom="1mm" fo:padding-left="1mm" fo:padding-right="1mm" draw:shadow="hidden" draw:shadow-offset-x="1mm" draw:shadow-offset-y="1mm" draw:caption-escape-direction="auto"/>
    </style:style>
    <style:style style:name="gr4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3.76mm" fo:min-width="29mm" fo:padding-top="1mm" fo:padding-bottom="1mm" fo:padding-left="1mm" fo:padding-right="1mm" draw:shadow="hidden" draw:shadow-offset-x="1mm" draw:shadow-offset-y="1mm" draw:caption-escape-direction="auto"/>
    </style:style>
    <style:style style:name="gr4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3mm" fo:min-width="29mm" fo:padding-top="1mm" fo:padding-bottom="1mm" fo:padding-left="1mm" fo:padding-right="1mm" draw:shadow="hidden" draw:shadow-offset-x="1mm" draw:shadow-offset-y="1mm" draw:caption-escape-direction="auto"/>
    </style:style>
    <style:style style:name="gr4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6.41mm" fo:min-width="29mm" fo:padding-top="1mm" fo:padding-bottom="1mm" fo:padding-left="1mm" fo:padding-right="1mm" draw:shadow="hidden" draw:shadow-offset-x="1mm" draw:shadow-offset-y="1mm" draw:caption-escape-direction="auto"/>
    </style:style>
    <style:style style:name="gr4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2.52mm" fo:min-width="29mm" fo:padding-top="1mm" fo:padding-bottom="1mm" fo:padding-left="1mm" fo:padding-right="1mm" draw:shadow="hidden" draw:shadow-offset-x="1mm" draw:shadow-offset-y="1mm" draw:caption-escape-direction="auto"/>
    </style:style>
    <style:style style:name="gr4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42.21mm" fo:min-width="29mm" fo:padding-top="1mm" fo:padding-bottom="1mm" fo:padding-left="1mm" fo:padding-right="1mm" draw:shadow="hidden" draw:shadow-offset-x="1mm" draw:shadow-offset-y="1mm" draw:caption-escape-direction="auto"/>
    </style:style>
    <style:style style:name="gr4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73.81mm" fo:min-width="29mm" fo:padding-top="1mm" fo:padding-bottom="1mm" fo:padding-left="1mm" fo:padding-right="1mm" draw:shadow="hidden" draw:shadow-offset-x="1mm" draw:shadow-offset-y="1mm" draw:caption-escape-direction="auto"/>
    </style:style>
    <style:style style:name="gr4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5.06mm" fo:min-width="29mm" fo:padding-top="1mm" fo:padding-bottom="1mm" fo:padding-left="1mm" fo:padding-right="1mm" draw:shadow="hidden" draw:shadow-offset-x="1mm" draw:shadow-offset-y="1mm" draw:caption-escape-direction="auto"/>
    </style:style>
    <style:style style:name="gr4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32mm" fo:min-width="29mm" fo:padding-top="1mm" fo:padding-bottom="1mm" fo:padding-left="1mm" fo:padding-right="1mm" draw:shadow="hidden" draw:shadow-offset-x="1mm" draw:shadow-offset-y="1mm" draw:caption-escape-direction="auto"/>
    </style:style>
    <style:style style:name="gr5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5.31mm" fo:min-width="29mm" fo:padding-top="1mm" fo:padding-bottom="1mm" fo:padding-left="1mm" fo:padding-right="1mm" draw:shadow="hidden" draw:shadow-offset-x="1mm" draw:shadow-offset-y="1mm" draw:caption-escape-direction="auto"/>
    </style:style>
    <style:style style:name="gr5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4.58mm" fo:min-width="29mm" fo:padding-top="1mm" fo:padding-bottom="1mm" fo:padding-left="1mm" fo:padding-right="1mm" draw:shadow="hidden" draw:shadow-offset-x="1mm" draw:shadow-offset-y="1mm" draw:caption-escape-direction="auto"/>
    </style:style>
    <style:style style:name="gr5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0.86mm" fo:min-width="29mm" fo:padding-top="1mm" fo:padding-bottom="1mm" fo:padding-left="1mm" fo:padding-right="1mm" draw:shadow="hidden" draw:shadow-offset-x="1mm" draw:shadow-offset-y="1mm" draw:caption-escape-direction="auto"/>
    </style:style>
    <style:style style:name="gr5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3.21mm" fo:min-width="29mm" fo:padding-top="1mm" fo:padding-bottom="1mm" fo:padding-left="1mm" fo:padding-right="1mm" draw:shadow="hidden" draw:shadow-offset-x="1mm" draw:shadow-offset-y="1mm" draw:caption-escape-direction="auto"/>
    </style:style>
    <style:style style:name="gr5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06.66mm" fo:min-width="29mm" fo:padding-top="1mm" fo:padding-bottom="1mm" fo:padding-left="1mm" fo:padding-right="1mm" draw:shadow="hidden" draw:shadow-offset-x="1mm" draw:shadow-offset-y="1mm" draw:caption-escape-direction="auto"/>
    </style:style>
    <style:style style:name="gr5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9.54mm" fo:min-width="29mm" fo:padding-top="1mm" fo:padding-bottom="1mm" fo:padding-left="1mm" fo:padding-right="1mm" draw:shadow="hidden" draw:shadow-offset-x="1mm" draw:shadow-offset-y="1mm" draw:caption-escape-direction="auto"/>
    </style:style>
    <style:style style:name="gr5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8.76mm" fo:min-width="29mm" fo:padding-top="1mm" fo:padding-bottom="1mm" fo:padding-left="1mm" fo:padding-right="1mm" draw:shadow="hidden" draw:shadow-offset-x="1mm" draw:shadow-offset-y="1mm" draw:caption-escape-direction="auto"/>
    </style:style>
    <style:style style:name="gr5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01mm" fo:min-width="29mm" fo:padding-top="1mm" fo:padding-bottom="1mm" fo:padding-left="1mm" fo:padding-right="1mm" draw:shadow="hidden" draw:shadow-offset-x="1mm" draw:shadow-offset-y="1mm" draw:caption-escape-direction="auto"/>
    </style:style>
    <style:style style:name="gr5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0.11mm" fo:min-width="29mm" fo:padding-top="1mm" fo:padding-bottom="1mm" fo:padding-left="1mm" fo:padding-right="1mm" draw:shadow="hidden" draw:shadow-offset-x="1mm" draw:shadow-offset-y="1mm" draw:caption-escape-direction="auto"/>
    </style:style>
    <style:style style:name="gr5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4.81mm" fo:min-width="29mm" fo:padding-top="1mm" fo:padding-bottom="1mm" fo:padding-left="1mm" fo:padding-right="1mm" draw:shadow="hidden" draw:shadow-offset-x="1mm" draw:shadow-offset-y="1mm" draw:caption-escape-direction="auto"/>
    </style:style>
    <style:style style:name="gr6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7.16mm" fo:min-width="29mm" fo:padding-top="1mm" fo:padding-bottom="1mm" fo:padding-left="1mm" fo:padding-right="1mm" draw:shadow="hidden" draw:shadow-offset-x="1mm" draw:shadow-offset-y="1mm" draw:caption-escape-direction="auto"/>
    </style:style>
    <style:style style:name="gr6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5.57mm" fo:min-width="29mm" fo:padding-top="1mm" fo:padding-bottom="1mm" fo:padding-left="1mm" fo:padding-right="1mm" draw:shadow="hidden" draw:shadow-offset-x="1mm" draw:shadow-offset-y="1mm" draw:caption-escape-direction="auto"/>
    </style:style>
    <style:style style:name="gr6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2.96mm" fo:min-width="29mm" fo:padding-top="1mm" fo:padding-bottom="1mm" fo:padding-left="1mm" fo:padding-right="1mm" draw:shadow="hidden" draw:shadow-offset-x="1mm" draw:shadow-offset-y="1mm" draw:caption-escape-direction="auto"/>
    </style:style>
    <style:style style:name="gr6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65.91mm" fo:min-width="29mm" fo:padding-top="1mm" fo:padding-bottom="1mm" fo:padding-left="1mm" fo:padding-right="1mm" draw:shadow="hidden" draw:shadow-offset-x="1mm" draw:shadow-offset-y="1mm" draw:caption-escape-direction="auto"/>
    </style:style>
    <style:style style:name="gr6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38.26mm" fo:min-width="29mm" fo:padding-top="1mm" fo:padding-bottom="1mm" fo:padding-left="1mm" fo:padding-right="1mm" draw:shadow="hidden" draw:shadow-offset-x="1mm" draw:shadow-offset-y="1mm" draw:caption-escape-direction="auto"/>
    </style:style>
    <style:style style:name="gr6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25.16mm" fo:min-width="29mm" fo:padding-top="1mm" fo:padding-bottom="1mm" fo:padding-left="1mm" fo:padding-right="1mm" draw:shadow="hidden" draw:shadow-offset-x="1mm" draw:shadow-offset-y="1mm" draw:caption-escape-direction="auto"/>
    </style:style>
    <style:style style:name="gr6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01.46mm" fo:min-width="29mm" fo:padding-top="1mm" fo:padding-bottom="1mm" fo:padding-left="1mm" fo:padding-right="1mm" draw:shadow="hidden" draw:shadow-offset-x="1mm" draw:shadow-offset-y="1mm" draw:caption-escape-direction="auto"/>
    </style:style>
    <style:style style:name="gr6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34.31mm" fo:min-width="29mm" fo:padding-top="1mm" fo:padding-bottom="1mm" fo:padding-left="1mm" fo:padding-right="1mm" draw:shadow="hidden" draw:shadow-offset-x="1mm" draw:shadow-offset-y="1mm" draw:caption-escape-direction="auto"/>
    </style:style>
    <style:style style:name="gr6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77.76mm" fo:min-width="29mm" fo:padding-top="1mm" fo:padding-bottom="1mm" fo:padding-left="1mm" fo:padding-right="1mm" draw:shadow="hidden" draw:shadow-offset-x="1mm" draw:shadow-offset-y="1mm" draw:caption-escape-direction="auto"/>
    </style:style>
    <style:style style:name="gr6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7.41mm" fo:min-width="29mm" fo:padding-top="1mm" fo:padding-bottom="1mm" fo:padding-left="1mm" fo:padding-right="1mm" draw:shadow="hidden" draw:shadow-offset-x="1mm" draw:shadow-offset-y="1mm" draw:caption-escape-direction="auto"/>
    </style:style>
    <style:style style:name="gr7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5mm" fo:min-width="29mm" fo:padding-top="1mm" fo:padding-bottom="1mm" fo:padding-left="1mm" fo:padding-right="1mm" draw:shadow="hidden" draw:shadow-offset-x="1mm" draw:shadow-offset-y="1mm" draw:caption-escape-direction="auto"/>
    </style:style>
    <style:style style:name="gr7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02mm" fo:min-width="29mm" fo:padding-top="1mm" fo:padding-bottom="1mm" fo:padding-left="1mm" fo:padding-right="1mm" draw:shadow="hidden" draw:shadow-offset-x="1mm" draw:shadow-offset-y="1mm" draw:caption-escape-direction="auto"/>
    </style:style>
    <style:style style:name="gr7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02mm" fo:min-width="29mm" fo:padding-top="1mm" fo:padding-bottom="1mm" fo:padding-left="1mm" fo:padding-right="1mm" draw:shadow="hidden" draw:shadow-offset-x="1mm" draw:shadow-offset-y="1mm" draw:caption-escape-direction="auto"/>
    </style:style>
    <style:style style:name="gr7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5.73mm" fo:min-width="29mm" fo:padding-top="1mm" fo:padding-bottom="1mm" fo:padding-left="1mm" fo:padding-right="1mm" draw:shadow="hidden" draw:shadow-offset-x="1mm" draw:shadow-offset-y="1mm" draw:caption-escape-direction="auto"/>
    </style:style>
    <style:style style:name="gr7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3.1mm" fo:min-width="29mm" fo:padding-top="1mm" fo:padding-bottom="1mm" fo:padding-left="1mm" fo:padding-right="1mm" draw:shadow="hidden" draw:shadow-offset-x="1mm" draw:shadow-offset-y="1mm" draw:caption-escape-direction="auto"/>
    </style:style>
    <style:style style:name="gr7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1.11mm" fo:min-width="29mm" fo:padding-top="1mm" fo:padding-bottom="1mm" fo:padding-left="1mm" fo:padding-right="1mm" draw:shadow="hidden" draw:shadow-offset-x="1mm" draw:shadow-offset-y="1mm" draw:caption-escape-direction="auto"/>
    </style:style>
    <style:style style:name="gr7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96mm" fo:min-width="29mm" fo:padding-top="1mm" fo:padding-bottom="1mm" fo:padding-left="1mm" fo:padding-right="1mm" draw:shadow="hidden" draw:shadow-offset-x="1mm" draw:shadow-offset-y="1mm" draw:caption-escape-direction="auto"/>
    </style:style>
    <style:style style:name="gr7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52mm" fo:min-width="29mm" fo:padding-top="1mm" fo:padding-bottom="1mm" fo:padding-left="1mm" fo:padding-right="1mm" draw:shadow="hidden" draw:shadow-offset-x="1mm" draw:shadow-offset-y="1mm" draw:caption-escape-direction="auto"/>
    </style:style>
    <style:style style:name="gr7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29.11mm" fo:min-width="29mm" fo:padding-top="1mm" fo:padding-bottom="1mm" fo:padding-left="1mm" fo:padding-right="1mm" draw:shadow="hidden" draw:shadow-offset-x="1mm" draw:shadow-offset-y="1mm" draw:caption-escape-direction="auto"/>
    </style:style>
    <style:style style:name="gr7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28mm" fo:min-width="29mm" fo:padding-top="1mm" fo:padding-bottom="1mm" fo:padding-left="1mm" fo:padding-right="1mm" draw:shadow="hidden" draw:shadow-offset-x="1mm" draw:shadow-offset-y="1mm" draw:caption-escape-direction="auto"/>
    </style:style>
    <style:style style:name="gr8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07mm" fo:min-width="29mm" fo:padding-top="1mm" fo:padding-bottom="1mm" fo:padding-left="1mm" fo:padding-right="1mm" draw:shadow="hidden" draw:shadow-offset-x="1mm" draw:shadow-offset-y="1mm" draw:caption-escape-direction="auto"/>
    </style:style>
    <style:style style:name="gr8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4.56mm" fo:min-width="29mm" fo:padding-top="1mm" fo:padding-bottom="1mm" fo:padding-left="1mm" fo:padding-right="1mm" draw:shadow="hidden" draw:shadow-offset-x="1mm" draw:shadow-offset-y="1mm" draw:caption-escape-direction="auto"/>
    </style:style>
    <style:style style:name="gr8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86mm" fo:min-width="29mm" fo:padding-top="1mm" fo:padding-bottom="1mm" fo:padding-left="1mm" fo:padding-right="1mm" draw:shadow="hidden" draw:shadow-offset-x="1mm" draw:shadow-offset-y="1mm" draw:caption-escape-direction="auto"/>
    </style:style>
    <style:style style:name="gr8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8.51mm" fo:min-width="29mm" fo:padding-top="1mm" fo:padding-bottom="1mm" fo:padding-left="1mm" fo:padding-right="1mm" draw:shadow="hidden" draw:shadow-offset-x="1mm" draw:shadow-offset-y="1mm" draw:caption-escape-direction="auto"/>
    </style:style>
    <style:style style:name="gr8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11mm" fo:min-width="29mm" fo:padding-top="1mm" fo:padding-bottom="1mm" fo:padding-left="1mm" fo:padding-right="1mm" draw:shadow="hidden" draw:shadow-offset-x="1mm" draw:shadow-offset-y="1mm" draw:caption-escape-direction="auto"/>
    </style:style>
    <style:style style:name="gr8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4mm" fo:min-width="29mm" fo:padding-top="1mm" fo:padding-bottom="1mm" fo:padding-left="1mm" fo:padding-right="1mm" draw:shadow="hidden" draw:shadow-offset-x="1mm" draw:shadow-offset-y="1mm" draw:caption-escape-direction="auto"/>
    </style:style>
    <style:style style:name="gr8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81.71mm" fo:min-width="29mm" fo:padding-top="1mm" fo:padding-bottom="1mm" fo:padding-left="1mm" fo:padding-right="1mm" draw:shadow="hidden" draw:shadow-offset-x="1mm" draw:shadow-offset-y="1mm" draw:caption-escape-direction="auto"/>
    </style:style>
    <style:style style:name="gr8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91mm" fo:min-width="29mm" fo:padding-top="1mm" fo:padding-bottom="1mm" fo:padding-left="1mm" fo:padding-right="1mm" draw:shadow="hidden" draw:shadow-offset-x="1mm" draw:shadow-offset-y="1mm" draw:caption-escape-direction="auto"/>
    </style:style>
    <style:style style:name="gr8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1.5mm" fo:min-width="29mm" fo:padding-top="1mm" fo:padding-bottom="1mm" fo:padding-left="1mm" fo:padding-right="1mm" draw:shadow="hidden" draw:shadow-offset-x="1mm" draw:shadow-offset-y="1mm" draw:caption-escape-direction="auto"/>
    </style:style>
    <style:style style:name="gr8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01.47mm" fo:min-width="29mm" fo:padding-top="1mm" fo:padding-bottom="1mm" fo:padding-left="1mm" fo:padding-right="1mm" draw:shadow="hidden" draw:shadow-offset-x="1mm" draw:shadow-offset-y="1mm" draw:caption-escape-direction="auto"/>
    </style:style>
    <style:style style:name="gr9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66mm" fo:min-width="29mm" fo:padding-top="1mm" fo:padding-bottom="1mm" fo:padding-left="1mm" fo:padding-right="1mm" draw:shadow="hidden" draw:shadow-offset-x="1mm" draw:shadow-offset-y="1mm" draw:caption-escape-direction="auto"/>
    </style:style>
    <style:style style:name="gr9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14mm" fo:min-width="29mm" fo:padding-top="1mm" fo:padding-bottom="1mm" fo:padding-left="1mm" fo:padding-right="1mm" draw:shadow="hidden" draw:shadow-offset-x="1mm" draw:shadow-offset-y="1mm" draw:caption-escape-direction="auto"/>
    </style:style>
    <style:style style:name="gr9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66mm" fo:min-width="29mm" fo:padding-top="1mm" fo:padding-bottom="1mm" fo:padding-left="1mm" fo:padding-right="1mm" draw:shadow="hidden" draw:shadow-offset-x="1mm" draw:shadow-offset-y="1mm" draw:caption-escape-direction="auto"/>
    </style:style>
    <style:style style:name="gr93" style:family="graphic">
      <style:graphic-properties draw:marker-start="Arrowheads_20_1" draw:marker-start-width="2mm" draw:marker-start-center="false" draw:fill="solid" draw:fill-color="#ffffc0" draw:auto-grow-height="true" draw:auto-grow-width="false" fo:min-height="15.81mm" fo:padding-top="1mm" fo:padding-bottom="1mm" fo:padding-left="1mm" fo:padding-right="1mm" draw:shadow="hidden" draw:shadow-offset-x="1mm" draw:shadow-offset-y="1mm" draw:caption-escape-direction="auto"/>
    </style:style>
    <style:style style:name="gr94" style:family="graphic">
      <style:graphic-properties draw:marker-start="Arrowheads_20_1" draw:marker-start-width="2mm" draw:marker-start-center="false" draw:fill="solid" draw:fill-color="#ffffc0" draw:auto-grow-height="true" draw:auto-grow-width="false" fo:min-height="3.96mm" fo:padding-top="1mm" fo:padding-bottom="1mm" fo:padding-left="1mm" fo:padding-right="1mm" draw:shadow="hidden" draw:shadow-offset-x="1mm" draw:shadow-offset-y="1mm" draw:caption-escape-direction="auto"/>
    </style:style>
    <style:style style:name="gr95" style:family="graphic">
      <style:graphic-properties draw:marker-start="Arrowheads_20_1" draw:marker-start-width="2mm" draw:marker-start-center="false" draw:fill="solid" draw:fill-color="#ffffc0" draw:auto-grow-height="true" draw:auto-grow-width="false" fo:min-height="11.86mm" fo:padding-top="1mm" fo:padding-bottom="1mm" fo:padding-left="1mm" fo:padding-right="1mm" draw:shadow="hidden" draw:shadow-offset-x="1mm" draw:shadow-offset-y="1mm" draw:caption-escape-direction="auto"/>
    </style:style>
    <style:style style:name="gr96" style:family="graphic">
      <style:graphic-properties draw:marker-start="Arrowheads_20_1" draw:marker-start-width="2mm" draw:marker-start-center="false" draw:fill="solid" draw:fill-color="#ffffc0" draw:auto-grow-height="true" draw:auto-grow-width="false" fo:min-height="19.76mm" fo:padding-top="1mm" fo:padding-bottom="1mm" fo:padding-left="1mm" fo:padding-right="1mm" draw:shadow="hidden" draw:shadow-offset-x="1mm" draw:shadow-offset-y="1mm" draw:caption-escape-direction="auto"/>
    </style:style>
    <style:style style:name="gr97" style:family="graphic">
      <style:graphic-properties draw:marker-start="Arrowheads_20_1" draw:marker-start-width="2mm" draw:marker-start-center="false" draw:fill="solid" draw:fill-color="#ffffc0" draw:auto-grow-height="true" draw:auto-grow-width="false" fo:min-height="55.31mm" fo:padding-top="1mm" fo:padding-bottom="1mm" fo:padding-left="1mm" fo:padding-right="1mm" draw:shadow="hidden" draw:shadow-offset-x="1mm" draw:shadow-offset-y="1mm" draw:caption-escape-direction="auto"/>
    </style:style>
    <style:style style:name="gr98" style:family="graphic">
      <style:graphic-properties draw:marker-start="Arrowheads_20_1" draw:marker-start-width="2mm" draw:marker-start-center="false" draw:fill="solid" draw:fill-color="#ffffc0" draw:auto-grow-height="true" draw:auto-grow-width="false" fo:min-height="138.26mm" fo:padding-top="1mm" fo:padding-bottom="1mm" fo:padding-left="1mm" fo:padding-right="1mm" draw:shadow="hidden" draw:shadow-offset-x="1mm" draw:shadow-offset-y="1mm" draw:caption-escape-direction="auto"/>
    </style:style>
    <style:style style:name="gr99" style:family="graphic">
      <style:graphic-properties draw:marker-start="Arrowheads_20_1" draw:marker-start-width="2mm" draw:marker-start-center="false" draw:fill="solid" draw:fill-color="#ffffc0" draw:auto-grow-height="true" draw:auto-grow-width="false" fo:min-height="39.51mm" fo:padding-top="1mm" fo:padding-bottom="1mm" fo:padding-left="1mm" fo:padding-right="1mm" draw:shadow="hidden" draw:shadow-offset-x="1mm" draw:shadow-offset-y="1mm" draw:caption-escape-direction="auto"/>
    </style:style>
    <style:style style:name="gr100" style:family="graphic">
      <style:graphic-properties draw:marker-start="Arrowheads_20_1" draw:marker-start-width="2mm" draw:marker-start-center="false" draw:fill="solid" draw:fill-color="#ffffc0" draw:auto-grow-height="true" draw:auto-grow-width="false" fo:min-height="35.56mm" fo:padding-top="1mm" fo:padding-bottom="1mm" fo:padding-left="1mm" fo:padding-right="1mm" draw:shadow="hidden" draw:shadow-offset-x="1mm" draw:shadow-offset-y="1mm" draw:caption-escape-direction="auto"/>
    </style:style>
    <style:style style:name="gr101" style:family="graphic">
      <style:graphic-properties draw:marker-start="Arrowheads_20_1" draw:marker-start-width="2mm" draw:marker-start-center="false" draw:fill="solid" draw:fill-color="#ffffc0" draw:auto-grow-height="true" draw:auto-grow-width="false" fo:min-height="59.26mm" fo:padding-top="1mm" fo:padding-bottom="1mm" fo:padding-left="1mm" fo:padding-right="1mm" draw:shadow="hidden" draw:shadow-offset-x="1mm" draw:shadow-offset-y="1mm" draw:caption-escape-direction="auto"/>
    </style:style>
    <style:style style:name="gr102" style:family="graphic">
      <style:graphic-properties draw:marker-start="Arrowheads_20_1" draw:marker-start-width="2mm" draw:marker-start-center="false" draw:fill="solid" draw:fill-color="#ffffc0" draw:auto-grow-height="true" draw:auto-grow-width="false" fo:min-height="27.66mm" fo:padding-top="1mm" fo:padding-bottom="1mm" fo:padding-left="1mm" fo:padding-right="1mm" draw:shadow="hidden" draw:shadow-offset-x="1mm" draw:shadow-offset-y="1mm" draw:caption-escape-direction="auto"/>
    </style:style>
    <style:style style:name="gr103" style:family="graphic">
      <style:graphic-properties draw:marker-start="Arrowheads_20_1" draw:marker-start-width="2mm" draw:marker-start-center="false" draw:fill="solid" draw:fill-color="#ffffc0" draw:auto-grow-height="true" draw:auto-grow-width="false" fo:min-height="71.11mm" fo:padding-top="1mm" fo:padding-bottom="1mm" fo:padding-left="1mm" fo:padding-right="1mm" draw:shadow="hidden" draw:shadow-offset-x="1mm" draw:shadow-offset-y="1mm" draw:caption-escape-direction="auto"/>
    </style:style>
    <style:style style:name="gr104" style:family="graphic">
      <style:graphic-properties draw:marker-start="Arrowheads_20_1" draw:marker-start-width="2mm" draw:marker-start-center="false" draw:fill="solid" draw:fill-color="#ffffc0" draw:auto-grow-height="true" draw:auto-grow-width="false" fo:min-height="23.71mm" fo:padding-top="1mm" fo:padding-bottom="1mm" fo:padding-left="1mm" fo:padding-right="1mm" draw:shadow="hidden" draw:shadow-offset-x="1mm" draw:shadow-offset-y="1mm" draw:caption-escape-direction="auto"/>
    </style:style>
    <style:style style:name="gr105" style:family="graphic">
      <style:graphic-properties draw:marker-start="Arrowheads_20_1" draw:marker-start-width="2mm" draw:marker-start-center="false" draw:fill="solid" draw:fill-color="#ffffc0" draw:auto-grow-height="true" draw:auto-grow-width="false" fo:min-height="7.91mm" fo:padding-top="1mm" fo:padding-bottom="1mm" fo:padding-left="1mm" fo:padding-right="1mm" draw:shadow="hidden" draw:shadow-offset-x="1mm" draw:shadow-offset-y="1mm" draw:caption-escape-direction="auto"/>
    </style:style>
    <style:style style:name="gr106" style:family="graphic">
      <style:graphic-properties draw:marker-start="Arrowheads_20_1" draw:marker-start-width="2mm" draw:marker-start-center="false" draw:fill="solid" draw:fill-color="#ffffc0" draw:auto-grow-height="true" draw:auto-grow-width="false" fo:min-height="79.01mm" fo:padding-top="1mm" fo:padding-bottom="1mm" fo:padding-left="1mm" fo:padding-right="1mm" draw:shadow="hidden" draw:shadow-offset-x="1mm" draw:shadow-offset-y="1mm" draw:caption-escape-direction="auto"/>
    </style:style>
    <style:style style:name="gr107" style:family="graphic">
      <style:graphic-properties draw:marker-start="Arrowheads_20_1" draw:marker-start-width="2mm" draw:marker-start-center="false" draw:fill="solid" draw:fill-color="#ffffc0" draw:auto-grow-height="true" draw:auto-grow-width="false" fo:min-height="47.41mm" fo:padding-top="1mm" fo:padding-bottom="1mm" fo:padding-left="1mm" fo:padding-right="1mm" draw:shadow="hidden" draw:shadow-offset-x="1mm" draw:shadow-offset-y="1mm" draw:caption-escape-direction="auto"/>
    </style:style>
    <style:style style:name="gr108" style:family="graphic">
      <style:graphic-properties draw:marker-start="Arrowheads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gr109" style:family="graphic">
      <style:graphic-properties draw:marker-start="Arrowheads_20_1" draw:marker-start-width="2mm" draw:marker-start-center="false" draw:fill="solid" draw:fill-color="#ffffc0" draw:auto-grow-height="true" draw:auto-grow-width="false" fo:min-height="51.36mm" fo:padding-top="1mm" fo:padding-bottom="1mm" fo:padding-left="1mm" fo:padding-right="1mm" draw:shadow="hidden" draw:shadow-offset-x="1mm" draw:shadow-offset-y="1mm" draw:caption-escape-direction="auto"/>
    </style:style>
    <style:style style:name="gr110" style:family="graphic">
      <style:graphic-properties draw:marker-start="Arrowheads_20_1" draw:marker-start-width="2mm" draw:marker-start-center="false" draw:fill="solid" draw:fill-color="#ffffc0" draw:auto-grow-height="true" draw:auto-grow-width="false" fo:min-height="43.46mm" fo:padding-top="1mm" fo:padding-bottom="1mm" fo:padding-left="1mm" fo:padding-right="1mm" draw:shadow="hidden" draw:shadow-offset-x="1mm" draw:shadow-offset-y="1mm" draw:caption-escape-direction="auto"/>
    </style:style>
    <style:style style:name="gr111" style:family="graphic">
      <style:graphic-properties draw:marker-start="Arrowheads_20_1" draw:marker-start-width="2mm" draw:marker-start-center="false" draw:fill="solid" draw:fill-color="#ffffc0" draw:auto-grow-height="true" draw:auto-grow-width="false" fo:min-height="63.21mm" fo:padding-top="1mm" fo:padding-bottom="1mm" fo:padding-left="1mm" fo:padding-right="1mm" draw:shadow="hidden" draw:shadow-offset-x="1mm" draw:shadow-offset-y="1mm" draw:caption-escape-direction="auto"/>
    </style:style>
    <style:style style:name="gr112" style:family="graphic">
      <style:graphic-properties draw:marker-start="Arrowheads_20_1" draw:marker-start-width="2mm" draw:marker-start-center="false" draw:fill="solid" draw:fill-color="#ffffc0" draw:auto-grow-height="true" draw:auto-grow-width="false" fo:min-height="4.12mm" fo:padding-top="1mm" fo:padding-bottom="1mm" fo:padding-left="1mm" fo:padding-right="1mm" draw:shadow="hidden" draw:shadow-offset-x="1mm" draw:shadow-offset-y="1mm" draw:caption-escape-direction="auto"/>
    </style:style>
    <style:style style:name="gr113" style:family="graphic">
      <style:graphic-properties draw:marker-start="Arrowheads_20_1" draw:marker-start-width="2mm" draw:marker-start-center="false" draw:fill="solid" draw:fill-color="#ffffc0" draw:auto-grow-height="true" draw:auto-grow-width="false" fo:min-height="2.69mm" fo:padding-top="1mm" fo:padding-bottom="1mm" fo:padding-left="1mm" fo:padding-right="1mm" draw:shadow="hidden" draw:shadow-offset-x="1mm" draw:shadow-offset-y="1mm" draw:caption-escape-direction="auto"/>
    </style:style>
    <style:style style:name="gr114" style:family="graphic">
      <style:graphic-properties draw:marker-start="Arrowheads_20_1" draw:marker-start-width="2mm" draw:marker-start-center="false" draw:fill="solid" draw:fill-color="#ffffc0" draw:auto-grow-height="true" draw:auto-grow-width="false" fo:min-height="12.31mm" fo:padding-top="1mm" fo:padding-bottom="1mm" fo:padding-left="1mm" fo:padding-right="1mm" draw:shadow="hidden" draw:shadow-offset-x="1mm" draw:shadow-offset-y="1mm" draw:caption-escape-direction="auto"/>
    </style:style>
    <style:style style:name="gr115" style:family="graphic">
      <style:graphic-properties draw:stroke="none" svg:stroke-width="0mm" draw:fill="none" draw:textarea-horizontal-align="center" draw:textarea-vertical-align="top" draw:auto-grow-height="false" fo:padding-top="1.25mm" fo:padding-bottom="1.25mm" fo:padding-left="2.5mm" fo:padding-right="2.5mm" fo:wrap-option="wrap" draw:ole-draw-aspect="1"/>
    </style:style>
    <style:style style:name="P1" style:family="paragraph">
      <style:paragraph-properties style:text-autospace="none" style:line-break="normal" style:writing-mode="page"/>
      <style:text-properties style:use-window-font-color="true" style:text-outline="false" style:text-line-through-style="none" style:text-line-through-type="none" style:text-position="0% 100%" style:font-name="Arial1"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use-window-font-color="true" style:text-outline="false" style:text-line-through-style="none" style:text-line-through-type="none" style:text-position="0% 100%" style:font-name="Arial1"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fo:hyphenate="false"/>
    </style:style>
    <style:style style:name="P6"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fo:hyphenate="false"/>
    </style:style>
    <style:style style:name="P7" style:family="paragraph">
      <style:paragraph-properties style:text-autospace="none" style:line-break="normal" style:writing-mode="page"/>
      <style:text-properties fo:color="#000000" style:text-outline="false" style:text-line-through-style="none" style:text-line-through-type="none" style:text-position="0% 100%" style:font-name="Tinos" fo:font-size="10.5pt" fo:language="en" fo:country="GB" fo:font-style="normal" fo:text-shadow="none" style:text-underline-style="none" fo:font-weight="normal" style:text-underline-mode="continuous" style:text-overline-mode="continuous" style:text-line-through-mode="continuous" style:font-name-asian="Noto Sans CJK SC" style:font-size-asian="10.5pt" style:language-asian="zh" style:country-asian="CN" style:font-style-asian="normal" style:font-weight-asian="normal" style:font-name-complex="Tinos" style:font-size-complex="10.5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text-position="0% 100%" style:font-name="Tinos" fo:font-size="10.5pt" fo:language="en" fo:country="GB" fo:font-style="normal" fo:text-shadow="none" style:text-underline-style="none" fo:font-weight="normal" style:text-underline-mode="continuous" style:text-overline-mode="continuous" style:text-line-through-mode="continuous" style:font-name-asian="Noto Sans CJK SC" style:font-size-asian="10.5pt" style:language-asian="zh" style:country-asian="CN" style:font-style-asian="normal" style:font-weight-asian="normal" style:font-name-complex="Tinos" style:font-size-complex="10.5pt" style:language-complex="hi" style:country-complex="IN" style:font-style-complex="normal" style:font-weight-complex="normal" style:text-emphasize="none" style:font-relief="none" style:text-overline-style="none" style:text-overline-color="font-color" fo:hyphenate="false"/>
    </style:style>
    <style:style style:name="P9"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0"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1" style:family="paragraph">
      <loext:graphic-properties draw:fill="none"/>
      <style:paragraph-properties fo:text-align="start"/>
      <style:text-properties fo:font-size="18pt"/>
    </style:style>
    <style:style style:name="T1" style:family="text">
      <style:text-properties style:use-window-font-color="true" style:text-outline="false" style:text-line-through-style="none" style:text-line-through-type="none" style:text-position="0% 100%" style:font-name="Arial1"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style:font-name="Tinos" fo:font-size="10.5pt" fo:language="en" fo:country="GB" fo:font-style="normal" fo:text-shadow="none" style:text-underline-style="none" fo:font-weight="normal" style:text-underline-mode="continuous" style:text-overline-mode="continuous" style:text-line-through-mode="continuous" style:font-name-asian="Noto Sans CJK SC" style:font-size-asian="10.5pt" style:language-asian="zh" style:country-asian="CN" style:font-style-asian="normal" style:font-weight-asian="normal" style:font-name-complex="Tinos" style:font-size-complex="10.5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line-through-type="none"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T7" style:family="text">
      <style:text-properties fo:color="#000000" style:text-outline="false" style:text-line-through-style="none" style:text-line-through-type="none" fo:font-family="lucidatypewriter" fo:font-size="10pt" fo:language="en" fo:country="GB" fo:font-style="normal" fo:text-shadow="none" style:text-underline-style="none" fo:font-weight="normal" style:text-underline-mode="continuous" style:text-overline-mode="continuous" style:text-line-through-mode="continuous" style:font-family-asian="lucidatypewriter" style:font-size-asian="10pt" style:language-asian="zh" style:country-asian="CN" style:font-style-asian="normal" style:font-weight-asian="normal" style:font-family-complex="lucidatypewriter" style:font-size-complex="10pt" style:language-complex="hi" style:country-complex="IN"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style:text-line-through-type="none" style:font-name="Tinos" fo:font-size="10.5pt" fo:language="en" fo:country="GB" fo:font-style="normal" fo:text-shadow="none" style:text-underline-style="none" fo:font-weight="normal" style:text-underline-mode="continuous" style:text-overline-mode="continuous" style:text-line-through-mode="continuous" style:font-name-asian="Noto Sans CJK SC" style:font-size-asian="10.5pt" style:language-asian="zh" style:country-asian="CN" style:font-style-asian="normal" style:font-weight-asian="normal" style:font-name-complex="Tinos" style:font-size-complex="10.5pt" style:language-complex="hi" style:country-complex="IN" style:font-style-complex="normal" style:font-weight-complex="normal" style:text-emphasize="none" style:font-relief="none" style:text-overline-style="none" style:text-overline-color="font-color"/>
    </style:style>
    <style:style style:name="T9" style:family="text">
      <style:text-properties fo:text-shadow="none" style:font-name="Tinos" fo:font-size="10.5pt" fo:font-weight="normal" style:text-underline-style="none" style:text-underline-color="font-color" style:text-line-through-type="none" fo:font-style="normal" style:text-outline="false" style:text-position="0% 100%" fo:color="#000000" style:font-name-complex="Tinos" style:font-size-asian="10.5pt" style:font-size-complex="10.5pt" style:font-weight-asian="normal" style:font-weight-complex="normal" style:font-style-asian="normal" style:font-style-complex="normal"/>
    </style:style>
    <style:style style:name="T10" style:family="text">
      <style:text-properties fo:text-shadow="none" style:font-name="Tinos" fo:font-size="10.5pt" style:text-underline-style="none" style:text-underline-color="font-color" style:text-line-through-type="none" fo:font-style="normal" style:text-outline="false" style:text-position="0% 100%" fo:color="#000000" style:font-name-complex="Tinos" style:font-size-asian="10.5pt" style:font-size-complex="10.5pt" style:font-style-asian="normal" style:font-style-complex="normal" fo:font-weight="bold" style:font-weight-asian="bold" style:font-weight-complex="bold"/>
    </style:style>
    <style:style style:name="T11" style:family="text">
      <style:text-properties fo:text-shadow="none" style:font-name="Tinos" fo:font-size="10.5pt" style:text-underline-style="none" style:text-underline-color="font-color" style:text-line-through-type="none" fo:font-style="normal" style:text-outline="false" style:text-position="0% 100%" fo:color="#000000" style:font-name-complex="Tinos" style:font-size-asian="10.5pt" style:font-size-complex="10.5pt" style:font-style-asian="normal" style:font-style-complex="normal"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text-shadow="none" style:font-style-complex="normal" fo:font-size="10.5pt" fo:font-weight="normal" style:text-underline-style="none" style:text-underline-color="font-color" style:text-line-through-type="none" fo:font-style="normal" style:text-outline="false" fo:color="#000000" style:text-position="0% 100%" style:font-name-complex="Tinos" style:font-size-asian="10.5pt" style:font-size-complex="10.5pt" style:font-weight-asian="normal" style:font-weight-complex="normal" style:font-style-asian="normal" style:font-name="Tinos"/>
    </style:style>
    <style:style style:name="T14" style:family="text">
      <style:text-properties fo:text-shadow="none" fo:font-size="10.5pt" fo:font-weight="normal" style:text-underline-style="none" style:text-underline-color="font-color" style:text-line-through-type="none" style:text-outline="false" style:text-position="0% 100%" style:font-name-complex="Tinos" style:font-size-asian="10.5pt" style:font-size-complex="10.5pt" style:font-weight-asian="normal" style:font-weight-complex="normal" style:font-name="Tinos" style:use-window-font-color="true" fo:font-style="italic" style:font-style-asian="italic" style:font-style-complex="italic"/>
    </style:style>
    <style:style style:name="T15" style:family="text">
      <style:text-properties fo:text-shadow="none" fo:font-size="10.5pt" fo:font-weight="normal" style:text-underline-style="none" style:text-underline-color="font-color" style:text-line-through-type="none" style:text-outline="false" style:text-position="0% 100%" style:font-name-complex="Tinos" style:font-size-asian="10.5pt" style:font-size-complex="10.5pt" style:font-weight-asian="normal" style:font-weight-complex="normal" style:font-name="Tinos" style:use-window-font-color="true" fo:font-style="normal" style:font-style-asian="normal" style:font-style-complex="normal"/>
    </style:style>
    <style:style style:name="T16" style:family="text">
      <style:text-properties fo:font-weight="normal" style:font-weight-complex="normal" style:text-underline-style="none" style:text-underline-color="font-color" style:text-line-through-type="none" fo:font-style="normal" style:text-outline="false" fo:color="#000000" style:font-name="Tinos" style:font-style-asian="normal" style:font-style-complex="normal" fo:text-shadow="none" style:text-position="0% 100%" style:font-name-complex="Tinos" style:font-size-asian="10.5pt" style:font-size-complex="10.5pt" style:font-weight-asian="normal" fo:font-size="10.5pt"/>
    </style:style>
    <style:style style:name="T17" style:family="text">
      <style:text-properties fo:font-weight="normal" style:font-weight-complex="normal" style:text-underline-style="none" style:text-underline-color="font-color" style:text-line-through-type="none" style:text-outline="false" style:font-name="Tinos" fo:text-shadow="none" style:text-position="0% 100%" style:font-name-complex="Tinos" style:font-size-asian="10.5pt" style:font-size-complex="10.5pt" style:font-weight-asian="normal" fo:font-size="10.5pt" style:use-window-font-color="true" style:font-style-asian="italic" fo:font-style="italic" style:font-style-complex="italic"/>
    </style:style>
    <style:style style:name="T18" style:family="text">
      <style:text-properties fo:font-weight="normal" style:font-weight-complex="normal" style:text-underline-style="none" style:text-underline-color="font-color" style:text-line-through-type="none" style:text-outline="false" style:font-name="Tinos" fo:text-shadow="none" style:text-position="0% 100%" style:font-name-complex="Tinos" style:font-size-asian="10.5pt" style:font-size-complex="10.5pt" style:font-weight-asian="normal" fo:font-size="10.5pt" fo:color="#000000" fo:font-style="normal" style:font-style-asian="normal" style:font-style-complex="normal"/>
    </style:style>
    <style:style style:name="T19" style:family="text">
      <style:text-properties style:text-underline-style="none" style:text-underline-color="font-color" style:text-line-through-type="none" style:text-outline="false" style:font-name="Tinos" fo:text-shadow="none" style:text-position="0% 100%" style:font-name-complex="Tinos" style:font-size-asian="10.5pt" style:font-size-complex="10.5pt" fo:font-size="10.5pt" fo:color="#000000" fo:font-style="normal" style:font-style-asian="normal" style:font-style-complex="normal" fo:font-weight="bold" style:font-weight-asian="bold" style:font-weight-complex="bold"/>
    </style:style>
    <style:style style:name="T20" style:family="text">
      <style:text-properties style:text-underline-style="none" style:text-underline-color="font-color" style:text-line-through-type="none" style:text-outline="false" style:font-name="Tinos" fo:text-shadow="none" style:text-position="0% 100%" style:font-name-complex="Tinos" style:font-size-asian="10.5pt" style:font-size-complex="10.5pt" fo:font-size="10.5pt" fo:color="#000000" fo:font-style="normal" style:font-style-asian="normal" style:font-style-complex="normal" fo:font-weight="normal" style:font-weight-asian="normal" style:font-weight-complex="normal"/>
    </style:style>
    <style:style style:name="T21" style:family="text">
      <style:text-properties fo:font-weight="normal" style:font-weight-complex="normal" style:text-underline-style="none" style:text-underline-color="font-color" style:text-line-through-type="none" style:text-outline="false" style:font-name="Tinos" fo:text-shadow="none" style:text-position="0% 100%" style:font-name-complex="Tinos" style:font-size-asian="10.5pt" style:font-size-complex="10.5pt" style:font-weight-asian="normal" fo:font-size="10.5pt" style:use-window-font-color="true" fo:font-style="italic" style:font-style-asian="italic" style:font-style-complex="italic"/>
    </style:style>
    <style:style style:name="T22" style:family="text">
      <style:text-properties fo:color="#000000" style:font-name="Tinos" fo:font-size="10.5pt" fo:font-weight="normal" style:text-underline-style="none" style:text-underline-color="font-color" style:text-line-through-type="none" fo:font-style="normal" style:text-outline="false" fo:text-shadow="none" style:text-position="0% 100%" style:font-name-complex="Tinos" style:font-size-asian="10.5pt" style:font-size-complex="10.5pt" style:font-weight-asian="normal" style:font-weight-complex="normal" style:font-style-asian="normal" style:font-style-complex="normal"/>
    </style:style>
    <style:style style:name="T23" style:family="text">
      <style:text-properties style:font-name="Tinos" style:font-style-complex="normal" style:font-style-asian="normal" style:font-weight-complex="bold" style:font-weight-asian="bold" style:font-size-complex="10.5pt" style:font-size-asian="10.5pt" style:font-name-complex="Tinos" fo:color="#000000" style:text-position="0% 100%" style:text-outline="false" fo:font-style="normal" style:text-line-through-type="none" style:text-underline-style="none" style:text-underline-color="font-color" fo:font-weight="bold" fo:font-size="10.5pt" fo:text-shadow="none"/>
    </style:style>
    <style:style style:name="T24" style:family="text">
      <style:text-properties style:font-name="Tinos" style:font-style-complex="normal" style:font-style-asian="normal" style:font-size-complex="10.5pt" style:font-size-asian="10.5pt" style:font-name-complex="Tinos" fo:color="#000000" style:text-position="0% 100%" style:text-outline="false" fo:font-style="normal" style:text-line-through-type="none" style:text-underline-style="none" style:text-underline-color="font-color" fo:font-size="10.5pt" fo:text-shadow="none" fo:font-weight="normal" style:font-weight-asian="normal" style:font-weight-complex="normal"/>
    </style:style>
    <style:style style:name="T25"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26" style:family="text">
      <style:text-properties style:text-outline="false" fo:font-weight="normal" style:font-weight-asian="normal" style:font-size-complex="10.5pt" style:font-size-asian="10.5pt" style:font-name-complex="Tinos" fo:text-shadow="none" fo:font-style="normal" style:font-style-asian="normal" style:text-underline-style="none" style:text-underline-color="font-color" style:text-line-through-type="none" style:font-weight-complex="normal" style:font-name="Tinos" fo:font-size="10.5pt" fo:color="#000000" style:font-style-complex="normal" style:text-position="0% 100%"/>
    </style:style>
    <style:style style:name="T27"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style:font-weight-asian="bold" fo:font-weight="bold" style:font-weight-complex="bold"/>
    </style:style>
    <style:style style:name="T28"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normal" style:font-weight-asian="normal" style:font-weight-complex="normal"/>
    </style:style>
    <style:style style:name="T29"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bold" style:font-weight-complex="bold" style:font-weight-asian="bold"/>
    </style:style>
    <style:style style:name="T30"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normal" style:font-weight-complex="normal" style:font-weight-asian="normal"/>
    </style:style>
    <style:style style:name="T31"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style:font-weight-complex="bold" style:font-weight-asian="bold" fo:font-weight="bold"/>
    </style:style>
    <style:style style:name="T32"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style:font-weight-complex="normal" style:font-weight-asian="normal" fo:font-weight="normal"/>
    </style:style>
    <style:style style:name="T33"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bold" style:font-weight-asian="bold" style:font-weight-complex="bold"/>
    </style:style>
    <style:style style:name="T34" style:family="text">
      <style:text-properties style:font-style-complex="normal" fo:color="#000000" fo:text-shadow="none" style:font-style-asian="normal" style:font-weight-complex="normal" style:font-weight-asian="normal" style:font-size-complex="10.5pt" style:font-size-asian="10.5pt" style:font-name-complex="Tinos" style:text-outline="false" fo:font-style="normal" style:text-line-through-type="none" style:text-underline-style="none" style:text-underline-color="font-color" fo:font-weight="normal" fo:font-size="10.5pt" style:font-name="Tinos" style:text-position="0% 100%"/>
    </style:style>
    <style:style style:name="T35"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style:font-weight-complex="bold" fo:font-weight="bold" style:font-weight-asian="bold"/>
    </style:style>
    <style:style style:name="T36"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normal" style:font-weight-asian="normal" style:font-weight-complex="normal"/>
    </style:style>
    <style:style style:name="T37"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bold" style:font-weight-asian="bold" style:font-weight-complex="bold"/>
    </style:style>
    <style:style style:name="T38" style:family="text">
      <style:text-properties style:text-underline-style="none" style:text-underline-color="font-color" style:font-style-asian="normal" style:font-weight-complex="bold" style:font-weight-asian="bold" style:font-size-complex="10.5pt" style:font-size-asian="10.5pt" style:font-name-complex="Tinos" fo:text-shadow="none" fo:font-weight="bold" style:font-name="Tinos" fo:font-size="10.5pt" fo:color="#000000" style:font-style-complex="normal" style:text-position="0% 100%" style:text-outline="false" fo:font-style="normal" style:text-line-through-type="none"/>
    </style:style>
    <style:style style:name="T39"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style:font-weight-complex="normal" style:font-weight-asian="normal" fo:font-weight="normal"/>
    </style:style>
    <style:style style:name="T40"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style:font-weight-complex="bold" style:font-weight-asian="bold" fo:font-weight="bold"/>
    </style:style>
    <style:style style:name="T41"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fo:font-weight="normal" style:font-weight-asian="normal" style:font-weight-complex="normal"/>
    </style:style>
    <style:style style:name="T42"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fo:font-weight="bold" style:font-weight-complex="bold" style:font-weight-asian="bold"/>
    </style:style>
    <style:style style:name="T43"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fo:font-weight="bold" style:font-weight-asian="bold" style:font-weight-complex="bold"/>
    </style:style>
    <style:style style:name="T44" style:family="text">
      <style:text-properties fo:font-style="normal" style:font-weight-complex="normal" style:font-weight-asian="normal" style:font-size-complex="10.5pt" style:font-size-asian="10.5pt" style:font-name-complex="Tinos" fo:text-shadow="none" fo:font-weight="normal" style:text-underline-style="none" style:text-underline-color="font-color" style:text-line-through-type="none" style:font-style-asian="normal" style:font-name="Tinos" fo:font-size="10.5pt" fo:color="#000000" style:font-style-complex="normal" style:text-position="0% 100%" style:text-outline="false"/>
    </style:style>
    <style:style style:name="T45"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style:font-weight-asian="bold" fo:font-weight="bold" style:font-weight-complex="bold"/>
    </style:style>
    <style:style style:name="T46"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style:font-weight-complex="normal" fo:font-weight="normal" style:font-weight-asian="normal"/>
    </style:style>
    <style:style style:name="T47"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fo:font-weight="bold" style:font-weight-asian="bold" style:font-weight-complex="bold"/>
    </style:style>
    <style:style style:name="T48"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fo:font-weight="normal" style:font-weight-complex="normal" style:font-weight-asian="normal"/>
    </style:style>
    <style:style style:name="T49"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style:font-weight-complex="bold" style:font-weight-asian="bold" fo:font-weight="bold"/>
    </style:style>
    <style:style style:name="T50"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fo:font-weight="normal" style:font-weight-asian="normal" style:font-weight-complex="normal"/>
    </style:style>
    <style:style style:name="T51"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normal" style:font-weight-complex="normal" style:font-weight-asian="normal"/>
    </style:style>
    <style:style style:name="T52"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style:font-weight-asian="bold" fo:font-weight="bold" style:font-weight-complex="bold"/>
    </style:style>
    <style:style style:name="T53" style:family="text">
      <style:text-properties style:font-style-complex="normal"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normal" style:font-weight-asian="normal" style:font-weight-complex="normal" fo:color="#5c2d91"/>
    </style:style>
    <style:style style:name="T54" style:family="text">
      <style:text-properties style:font-style-complex="normal" fo:color="#000000" fo:text-shadow="none" style:font-style-asian="normal" style:font-weight-complex="bold" style:font-weight-asian="bold" style:font-size-complex="10.5pt" style:font-size-asian="10.5pt" style:font-name-complex="Tinos" style:text-outline="false" fo:font-style="normal" style:text-line-through-type="none" style:text-underline-style="none" style:text-underline-color="font-color" fo:font-weight="bold" fo:font-size="10.5pt" style:font-name="Tinos" style:text-position="0% 100%"/>
    </style:style>
    <style:style style:name="T55"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style:font-weight-complex="normal" fo:font-weight="normal" style:font-weight-asian="normal"/>
    </style:style>
    <style:style style:name="T56"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bold" style:font-weight-complex="bold" style:font-weight-asian="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etailed Results" table:style-name="ta1">
        <office:forms form:automatic-focus="false" form:apply-design-mode="false"/>
        <table:table-column table:style-name="co1" table:default-cell-style-name="ce5"/>
        <table:table-column table:style-name="co2" table:default-cell-style-name="ce11"/>
        <table:table-column table:style-name="co3" table:visibility="collapse" table:default-cell-style-name="ce11"/>
        <table:table-column table:style-name="co4" table:default-cell-style-name="ce24"/>
        <table:table-column table:style-name="co5" table:visibility="collapse" table:number-columns-repeated="9" table:default-cell-style-name="ce11"/>
        <table:table-column table:style-name="co6" table:visibility="collapse" table:default-cell-style-name="ce11"/>
        <table:table-column table:style-name="co7" table:visibility="collapse" table:default-cell-style-name="ce11"/>
        <table:table-column table:style-name="co6" table:visibility="collapse" table:number-columns-repeated="36" table:default-cell-style-name="ce11"/>
        <table:table-column table:style-name="co6" table:number-columns-repeated="33" table:default-cell-style-name="ce11"/>
        <table:table-column table:style-name="co8" table:number-columns-repeated="940" table:default-cell-style-name="ce30"/>
        <table:table-row table:style-name="ro1">
          <table:table-cell table:style-name="ce1" office:value-type="string" calcext:value-type="string" table:number-columns-spanned="4" table:number-rows-spanned="1">
            <text:p>Marks Awarded for Responses to Sub-Questions</text:p>
          </table:table-cell>
          <table:covered-table-cell table:number-columns-repeated="3" table:style-name="ce1"/>
          <table:table-cell table:style-name="ce114" office:value-type="string" calcext:value-type="string" table:number-columns-spanned="80" table:number-rows-spanned="1">
            <text:p>Marks Awarded for Responses to Sub-Questions</text:p>
          </table:table-cell>
          <table:covered-table-cell table:number-columns-repeated="79" table:style-name="ce114"/>
          <table:table-cell table:number-columns-repeated="940"/>
        </table:table-row>
        <table:table-row table:style-name="ro2">
          <table:table-cell table:style-name="ce2"/>
          <table:table-cell table:style-name="ce9" table:number-columns-repeated="2"/>
          <table:table-cell table:style-name="ce22"/>
          <table:table-cell table:style-name="ce9" table:number-columns-repeated="54"/>
          <table:table-cell/>
          <table:table-cell table:style-name="ce9" table:number-columns-repeated="25"/>
          <table:table-cell table:number-columns-repeated="940"/>
        </table:table-row>
        <table:table-row table:style-name="ro3">
          <table:table-cell table:style-name="ce4" office:value-type="string" calcext:value-type="string" table:number-columns-spanned="1" table:number-rows-spanned="2">
            <text:p>Task or Criterion</text:p>
          </table:table-cell>
          <table:table-cell table:style-name="ce38" office:value-type="string" calcext:value-type="string" table:number-columns-spanned="1" table:number-rows-spanned="2">
            <text:p>Question</text:p>
          </table:table-cell>
          <table:table-cell table:style-name="ce38"/>
          <table:table-cell table:style-name="ce109" office:value-type="string" calcext:value-type="string" table:number-columns-spanned="1" table:number-rows-spanned="2">
            <text:p>Maximum Mark per Question</text:p>
          </table:table-cell>
          <table:table-cell table:style-name="ce38" office:value-type="string" calcext:value-type="string" table:number-columns-spanned="80" table:number-rows-spanned="1">
            <text:p>Mark Awarded</text:p>
          </table:table-cell>
          <table:covered-table-cell table:number-columns-repeated="79" table:style-name="ce38"/>
          <table:table-cell table:number-columns-repeated="940"/>
        </table:table-row>
        <table:table-row table:style-name="ro2">
          <table:covered-table-cell table:style-name="ce4"/>
          <table:covered-table-cell table:style-name="ce38"/>
          <table:table-cell table:style-name="ce38"/>
          <table:covered-table-cell table:style-name="ce109"/>
          <table:table-cell table:style-name="ce9" office:value-type="string" calcext:value-type="string">
            <text:p>Group 1</text:p>
          </table:table-cell>
          <table:table-cell table:style-name="ce9" office:value-type="string" calcext:value-type="string">
            <text:p>Group 2</text:p>
          </table:table-cell>
          <table:table-cell table:style-name="ce9" office:value-type="string" calcext:value-type="string">
            <text:p>Group 3</text:p>
          </table:table-cell>
          <table:table-cell table:style-name="ce9" office:value-type="string" calcext:value-type="string">
            <text:p>Group 4</text:p>
          </table:table-cell>
          <table:table-cell table:style-name="ce9" office:value-type="string" calcext:value-type="string">
            <text:p>Group 5</text:p>
          </table:table-cell>
          <table:table-cell table:style-name="ce9" office:value-type="string" calcext:value-type="string">
            <text:p>Group 6</text:p>
          </table:table-cell>
          <table:table-cell table:style-name="ce9" office:value-type="string" calcext:value-type="string">
            <text:p>Group 7</text:p>
          </table:table-cell>
          <table:table-cell table:style-name="ce9" office:value-type="string" calcext:value-type="string">
            <text:p>Group 8</text:p>
          </table:table-cell>
          <table:table-cell table:style-name="ce9" office:value-type="string" calcext:value-type="string">
            <text:p>Group 9</text:p>
          </table:table-cell>
          <table:table-cell table:style-name="ce9" office:value-type="string" calcext:value-type="string">
            <text:p>Group 10</text:p>
          </table:table-cell>
          <table:table-cell table:style-name="ce9" office:value-type="string" calcext:value-type="string">
            <text:p>Group 11</text:p>
          </table:table-cell>
          <table:table-cell table:style-name="ce9" office:value-type="string" calcext:value-type="string">
            <text:p>Group 12</text:p>
          </table:table-cell>
          <table:table-cell table:style-name="ce9" office:value-type="string" calcext:value-type="string">
            <text:p>Group 13</text:p>
          </table:table-cell>
          <table:table-cell table:style-name="ce9" office:value-type="string" calcext:value-type="string">
            <text:p>Group 14</text:p>
          </table:table-cell>
          <table:table-cell table:style-name="ce52" office:value-type="string" calcext:value-type="string">
            <text:p>Group 15</text:p>
          </table:table-cell>
          <table:table-cell table:style-name="ce9" office:value-type="string" calcext:value-type="string">
            <text:p>Group 16</text:p>
          </table:table-cell>
          <table:table-cell table:style-name="ce52" office:value-type="string" calcext:value-type="string">
            <text:p>Group 17</text:p>
          </table:table-cell>
          <table:table-cell table:style-name="ce9" office:value-type="string" calcext:value-type="string">
            <text:p>Group 18</text:p>
          </table:table-cell>
          <table:table-cell table:style-name="ce9" office:value-type="string" calcext:value-type="string">
            <text:p>Group 19</text:p>
          </table:table-cell>
          <table:table-cell table:style-name="ce9" office:value-type="string" calcext:value-type="string">
            <text:p>Group 20</text:p>
          </table:table-cell>
          <table:table-cell table:style-name="ce9" office:value-type="string" calcext:value-type="string">
            <text:p>Group 21</text:p>
          </table:table-cell>
          <table:table-cell table:style-name="ce9" office:value-type="string" calcext:value-type="string">
            <text:p>Group 22</text:p>
          </table:table-cell>
          <table:table-cell table:style-name="ce9" office:value-type="string" calcext:value-type="string">
            <text:p>Group 23</text:p>
          </table:table-cell>
          <table:table-cell table:style-name="ce9" office:value-type="string" calcext:value-type="string">
            <text:p>Group 24</text:p>
          </table:table-cell>
          <table:table-cell table:style-name="ce9" office:value-type="string" calcext:value-type="string">
            <text:p>Group 25</text:p>
          </table:table-cell>
          <table:table-cell table:style-name="ce9" office:value-type="string" calcext:value-type="string">
            <text:p>Group 26</text:p>
          </table:table-cell>
          <table:table-cell table:style-name="ce9" office:value-type="string" calcext:value-type="string">
            <text:p>Group 27</text:p>
          </table:table-cell>
          <table:table-cell table:style-name="ce9" office:value-type="string" calcext:value-type="string">
            <text:p>Group 28</text:p>
          </table:table-cell>
          <table:table-cell table:style-name="ce9" office:value-type="string" calcext:value-type="string">
            <text:p>Group 29</text:p>
          </table:table-cell>
          <table:table-cell table:style-name="ce9" office:value-type="string" calcext:value-type="string">
            <text:p>Group 30</text:p>
          </table:table-cell>
          <table:table-cell table:style-name="ce9" office:value-type="string" calcext:value-type="string">
            <text:p>Group 31</text:p>
          </table:table-cell>
          <table:table-cell table:style-name="ce9" office:value-type="string" calcext:value-type="string">
            <text:p>Group 32</text:p>
          </table:table-cell>
          <table:table-cell table:style-name="ce9" office:value-type="string" calcext:value-type="string">
            <text:p>Group 33</text:p>
          </table:table-cell>
          <table:table-cell table:style-name="ce9" office:value-type="string" calcext:value-type="string">
            <text:p>Group 34</text:p>
          </table:table-cell>
          <table:table-cell table:style-name="ce9" office:value-type="string" calcext:value-type="string">
            <text:p>Group 35</text:p>
          </table:table-cell>
          <table:table-cell table:style-name="ce9" office:value-type="string" calcext:value-type="string">
            <text:p>Group 36</text:p>
          </table:table-cell>
          <table:table-cell table:style-name="ce9" office:value-type="string" calcext:value-type="string">
            <text:p>Group 37</text:p>
          </table:table-cell>
          <table:table-cell table:style-name="ce9" office:value-type="string" calcext:value-type="string">
            <text:p>Group 38</text:p>
          </table:table-cell>
          <table:table-cell table:style-name="ce9" office:value-type="string" calcext:value-type="string">
            <text:p>Group 39</text:p>
          </table:table-cell>
          <table:table-cell table:style-name="ce9" office:value-type="string" calcext:value-type="string">
            <text:p>Group 40</text:p>
          </table:table-cell>
          <table:table-cell table:style-name="ce9" office:value-type="string" calcext:value-type="string">
            <text:p>Group 41</text:p>
          </table:table-cell>
          <table:table-cell table:style-name="ce9" office:value-type="string" calcext:value-type="string">
            <text:p>Group 42</text:p>
          </table:table-cell>
          <table:table-cell table:style-name="ce9" office:value-type="string" calcext:value-type="string">
            <text:p>Group 43</text:p>
          </table:table-cell>
          <table:table-cell table:style-name="ce9" office:value-type="string" calcext:value-type="string">
            <text:p>Group 44</text:p>
          </table:table-cell>
          <table:table-cell table:style-name="ce9" office:value-type="string" calcext:value-type="string">
            <text:p>Group 45</text:p>
          </table:table-cell>
          <table:table-cell table:style-name="ce9" office:value-type="string" calcext:value-type="string">
            <text:p>Group 46</text:p>
          </table:table-cell>
          <table:table-cell table:style-name="ce9" office:value-type="string" calcext:value-type="string">
            <text:p>Group 47</text:p>
          </table:table-cell>
          <table:table-cell table:style-name="ce9" office:value-type="string" calcext:value-type="string">
            <text:p>Group 48</text:p>
          </table:table-cell>
          <table:table-cell table:style-name="ce61" office:value-type="string" calcext:value-type="string">
            <text:p>Group 49</text:p>
          </table:table-cell>
          <table:table-cell table:style-name="ce9" office:value-type="string" calcext:value-type="string">
            <text:p>Group 50</text:p>
          </table:table-cell>
          <table:table-cell table:style-name="ce9" office:value-type="string" calcext:value-type="string">
            <text:p>Group 51</text:p>
          </table:table-cell>
          <table:table-cell table:style-name="ce9" office:value-type="string" calcext:value-type="string">
            <text:p>Group 52</text:p>
          </table:table-cell>
          <table:table-cell table:style-name="ce9" office:value-type="string" calcext:value-type="string">
            <text:p>Group 53</text:p>
          </table:table-cell>
          <table:table-cell table:style-name="ce9" office:value-type="string" calcext:value-type="string">
            <text:p>Group 54</text:p>
          </table:table-cell>
          <table:table-cell office:value-type="string" calcext:value-type="string">
            <text:p>Group 55</text:p>
          </table:table-cell>
          <table:table-cell table:style-name="ce9" office:value-type="string" calcext:value-type="string">
            <text:p>Group 56</text:p>
          </table:table-cell>
          <table:table-cell table:style-name="ce9" office:value-type="string" calcext:value-type="string">
            <text:p>Group 57</text:p>
          </table:table-cell>
          <table:table-cell table:style-name="ce52" office:value-type="string" calcext:value-type="string">
            <text:p>Group 58</text:p>
          </table:table-cell>
          <table:table-cell table:style-name="ce9" office:value-type="string" calcext:value-type="string">
            <text:p>Group 59</text:p>
          </table:table-cell>
          <table:table-cell table:style-name="ce9" office:value-type="string" calcext:value-type="string">
            <text:p>Group 60</text:p>
          </table:table-cell>
          <table:table-cell table:style-name="ce9" office:value-type="string" calcext:value-type="string">
            <text:p>Group 61</text:p>
          </table:table-cell>
          <table:table-cell table:style-name="ce52" office:value-type="string" calcext:value-type="string">
            <text:p>Group 62</text:p>
          </table:table-cell>
          <table:table-cell table:style-name="ce52" office:value-type="string" calcext:value-type="string">
            <text:p>Group 63</text:p>
          </table:table-cell>
          <table:table-cell table:style-name="ce52" office:value-type="string" calcext:value-type="string">
            <text:p>Group 64</text:p>
          </table:table-cell>
          <table:table-cell table:style-name="ce9" office:value-type="string" calcext:value-type="string">
            <text:p>Group 65</text:p>
          </table:table-cell>
          <table:table-cell table:style-name="ce9" office:value-type="string" calcext:value-type="string">
            <text:p>Group 66</text:p>
          </table:table-cell>
          <table:table-cell table:style-name="ce52" office:value-type="string" calcext:value-type="string">
            <text:p>Group 67</text:p>
          </table:table-cell>
          <table:table-cell table:style-name="ce9" office:value-type="string" calcext:value-type="string">
            <text:p>Group 68</text:p>
          </table:table-cell>
          <table:table-cell table:style-name="ce9" office:value-type="string" calcext:value-type="string">
            <text:p>Group 69</text:p>
          </table:table-cell>
          <table:table-cell table:style-name="ce9" office:value-type="string" calcext:value-type="string">
            <text:p>Group 70</text:p>
          </table:table-cell>
          <table:table-cell table:style-name="ce9" office:value-type="string" calcext:value-type="string">
            <text:p>Group 71</text:p>
          </table:table-cell>
          <table:table-cell table:style-name="ce9" office:value-type="string" calcext:value-type="string">
            <text:p>Group 72</text:p>
          </table:table-cell>
          <table:table-cell table:style-name="ce9" office:value-type="string" calcext:value-type="string">
            <text:p>Group 73</text:p>
          </table:table-cell>
          <table:table-cell table:style-name="ce9" office:value-type="string" calcext:value-type="string">
            <text:p>Group 74</text:p>
          </table:table-cell>
          <table:table-cell table:style-name="ce9" office:value-type="string" calcext:value-type="string">
            <text:p>Group 75</text:p>
          </table:table-cell>
          <table:table-cell table:style-name="ce9" office:value-type="string" calcext:value-type="string">
            <text:p>Group 76</text:p>
          </table:table-cell>
          <table:table-cell table:style-name="ce9" office:value-type="string" calcext:value-type="string">
            <text:p>Group 77</text:p>
          </table:table-cell>
          <table:table-cell table:style-name="ce9" office:value-type="string" calcext:value-type="string">
            <text:p>Group 78</text:p>
          </table:table-cell>
          <table:table-cell table:style-name="ce9" office:value-type="string" calcext:value-type="string">
            <text:p>Group 79</text:p>
          </table:table-cell>
          <table:table-cell table:style-name="ce9" office:value-type="string" calcext:value-type="string">
            <text:p>Group 80</text:p>
          </table:table-cell>
          <table:table-cell table:number-columns-repeated="940"/>
        </table:table-row>
        <table:table-row table:style-name="ro4">
          <table:table-cell table:number-columns-repeated="1024"/>
        </table:table-row>
        <table:table-row table:style-name="ro4">
          <table:table-cell table:style-name="ce6" office:value-type="string" calcext:value-type="string" table:number-columns-spanned="4" table:number-rows-spanned="1">
            <text:p>Question 1</text:p>
          </table:table-cell>
          <table:covered-table-cell table:number-columns-repeated="3" table:style-name="ce6"/>
          <table:table-cell table:style-name="ce6" office:value-type="string" calcext:value-type="string" table:number-columns-spanned="80" table:number-rows-spanned="1">
            <text:p>Question 1</text:p>
          </table:table-cell>
          <table:covered-table-cell table:number-columns-repeated="79" table:style-name="ce6"/>
          <table:table-cell table:number-columns-repeated="940"/>
        </table:table-row>
        <table:table-row table:style-name="ro4">
          <table:table-cell table:number-columns-repeated="1024"/>
        </table:table-row>
        <table:table-row table:style-name="ro5">
          <table:table-cell office:value-type="float" office:value="1.1" calcext:value-type="float" table:number-columns-spanned="1" table:number-rows-spanned="4">
            <text:p>1.1</text:p>
          </table:table-cell>
          <table:table-cell table:style-name="ce18" office:value-type="string" calcext:value-type="string">
            <text:p>Calculate the mean and standard deviation of the “average prediction error” over all runs.</text:p>
          </table:table-cell>
          <table:table-cell table:style-name="ce12"/>
          <table:table-cell table:style-name="ce25" office:value-type="float" office:value="2" calcext:value-type="float">
            <text:p>2</text:p>
          </table:table-cell>
          <table:table-cell table:number-columns-repeated="7" table:style-name="ce29" office:value-type="float" office:value="2" calcext:value-type="float">
            <text:p>2</text:p>
          </table:table-cell>
          <table:table-cell table:style-name="ce32">
            <office:annotation draw:style-name="gr1" draw:text-style-name="P2" svg:width="29.09mm" svg:height="25.82mm" svg:x="173.19mm" svg:y="28.81mm" draw:caption-point-x="-5.92mm" draw:caption-point-y="5.19mm">
              <dc:date>2021-04-21T00:00:00</dc:date>
              <text:p text:style-name="P1"><text:span text:style-name="T1">the mean = </text:span><text:span text:style-name="T1">6.19e-1 and the </text:span><text:span text:style-name="T1">standard </text:span><text:span text:style-name="T1">deviation = </text:span><text:span text:style-name="T1">8.01e-1 for 5 runs</text:span></text:p>
            </office:annotation>
          </table:table-cell>
          <table:table-cell table:style-name="ce32" office:value-type="float" office:value="2" calcext:value-type="float">
            <text:p>2</text:p>
          </table:table-cell>
          <table:table-cell table:number-columns-repeated="5"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53"/>
          <table:table-cell table:number-columns-repeated="31" table:style-name="ce29" office:value-type="float" office:value="2" calcext:value-type="float">
            <text:p>2</text:p>
          </table:table-cell>
          <table:table-cell table:style-name="ce32" office:value-type="float" office:value="2" calcext:value-type="float">
            <office:annotation draw:style-name="gr2" draw:text-style-name="P2" svg:width="29.02mm" svg:height="29.79mm" svg:x="208.47mm" svg:y="28.81mm" draw:caption-point-x="-5.92mm" draw:caption-point-y="5.19mm">
              <dc:date>2021-04-21T00:00:00</dc:date>
              <text:p text:style-name="P1"><text:span text:style-name="T1">Mean error </text:span><text:span text:style-name="T1">across all runs = </text:span><text:span text:style-name="T1">0.2239 rad</text:span></text:p>
              <text:p text:style-name="P1"><text:span text:style-name="T1">Standard </text:span><text:span text:style-name="T1">deviation = </text:span><text:span text:style-name="T1">0.0571 rad</text:span></text:p>
              <text:p text:style-name="P1"><text:span text:style-name="T1"/></text:p>
            </office:annotation>
            <text:p>2</text:p>
          </table:table-cell>
          <table:table-cell table:number-columns-repeated="8" table:style-name="ce29" office:value-type="float" office:value="2" calcext:value-type="float">
            <text:p>2</text:p>
          </table:table-cell>
          <table:table-cell table:style-name="ce53"/>
          <table:table-cell table:number-columns-repeated="3" table:style-name="ce29" office:value-type="float" office:value="2" calcext:value-type="float">
            <text:p>2</text:p>
          </table:table-cell>
          <table:table-cell table:style-name="ce53" table:number-columns-repeated="3"/>
          <table:table-cell table:number-columns-repeated="2" table:style-name="ce29" office:value-type="float" office:value="2" calcext:value-type="float">
            <text:p>2</text:p>
          </table:table-cell>
          <table:table-cell table:style-name="ce67"/>
          <table:table-cell table:number-columns-repeated="12" table:style-name="ce29" office:value-type="float" office:value="2" calcext:value-type="float">
            <text:p>2</text:p>
          </table:table-cell>
          <table:table-cell table:style-name="ce29" office:value-type="float" office:value="1" calcext:value-type="float">
            <office:annotation draw:style-name="gr3" draw:text-style-name="P2" svg:width="28.95mm" svg:height="13.97mm" svg:x="755.27mm" svg:y="28.81mm" draw:caption-point-x="-5.92mm" draw:caption-point-y="5.19mm">
              <dc:date>2021-04-21T00:00:00</dc:date>
              <text:p text:style-name="P1"><text:span text:style-name="T1">Only mean, no </text:span><text:span text:style-name="T1">standard </text:span><text:span text:style-name="T1">deviation</text:span></text:p>
            </office:annotation>
            <text:p>1</text:p>
          </table:table-cell>
          <table:table-cell table:number-columns-repeated="940"/>
        </table:table-row>
        <table:table-row table:style-name="ro5">
          <table:covered-table-cell/>
          <table:table-cell table:style-name="ce18" office:value-type="string" calcext:value-type="string">
            <text:p>How can the results be different, even though the underlying code and test dataset remained unchanged?</text:p>
          </table:table-cell>
          <table:table-cell table:style-name="ce12"/>
          <table:table-cell table:style-name="ce25" office:value-type="float" office:value="2" calcext:value-type="float">
            <text:p>2</text:p>
          </table:table-cell>
          <table:table-cell table:style-name="ce30" table:number-columns-repeated="14"/>
          <table:table-cell table:style-name="ce53"/>
          <table:table-cell table:style-name="ce30"/>
          <table:table-cell table:style-name="ce53"/>
          <table:table-cell table:style-name="ce30" table:number-columns-repeated="40"/>
          <table:table-cell table:style-name="ce53"/>
          <table:table-cell table:style-name="ce30" table:number-columns-repeated="3"/>
          <table:table-cell table:style-name="ce53" table:number-columns-repeated="3"/>
          <table:table-cell table:style-name="ce30" table:number-columns-repeated="2"/>
          <table:table-cell table:style-name="ce67"/>
          <table:table-cell table:style-name="ce30" table:number-columns-repeated="13"/>
          <table:table-cell table:number-columns-repeated="940"/>
        </table:table-row>
        <table:table-row table:style-name="ro5">
          <table:covered-table-cell/>
          <table:table-cell table:style-name="ce18" office:value-type="string" calcext:value-type="string">
            <text:p>Where does this model have the lowest accuracy? What could be an explanation for the loss of accuracy in that region?</text:p>
          </table:table-cell>
          <table:table-cell table:style-name="ce12"/>
          <table:table-cell table:style-name="ce25" office:value-type="float" office:value="2" calcext:value-type="float">
            <text:p>2</text:p>
          </table:table-cell>
          <table:table-cell table:style-name="ce31" office:value-type="float" office:value="1" calcext:value-type="float">
            <office:annotation draw:style-name="gr4" draw:text-style-name="P2" svg:width="28.98mm" svg:height="73.19mm" svg:x="173.19mm" svg:y="35.64mm" draw:caption-point-x="-5.92mm" draw:caption-point-y="15.29mm">
              <dc:date>2021-04-21T00:00:00</dc:date>
              <text:p text:style-name="P1"><text:span text:style-name="T1">Majority of the </text:span><text:span text:style-name="T1">images over </text:span><text:span text:style-name="T1">which the </text:span><text:span text:style-name="T1">network trains </text:span><text:span text:style-name="T1">have orientation </text:span><text:span text:style-name="T1">of pendulum </text:span><text:span text:style-name="T1">close to ±π</text:span></text:p>
              <text:p text:style-name="P1"><text:span text:style-name="T1">rad. Predicting </text:span><text:span text:style-name="T1">angles between </text:span><text:span text:style-name="T1">not-so-different </text:span><text:span text:style-name="T1">orientations </text:span><text:span text:style-name="T1">produces more </text:span><text:span text:style-name="T1">error than </text:span><text:span text:style-name="T1">between</text:span></text:p>
              <text:p text:style-name="P1"><text:span text:style-name="T1">significantly </text:span><text:span text:style-name="T1">different </text:span><text:span text:style-name="T1">orientations.</text:span></text:p>
              <text:p text:style-name="P1"><text:span text:style-name="T1"/></text:p>
            </office:annotation>
            <text:p>1</text:p>
          </table:table-cell>
          <table:table-cell table:number-columns-repeated="4" table:style-name="ce29" office:value-type="float" office:value="2" calcext:value-type="float">
            <text:p>2</text:p>
          </table:table-cell>
          <table:table-cell table:style-name="ce32" office:value-type="float" office:value="1" calcext:value-type="float">
            <office:annotation draw:style-name="gr5" draw:text-style-name="P2" svg:width="28.99mm" svg:height="128.41mm" svg:x="173.19mm" svg:y="35.63mm" draw:caption-point-x="-5.92mm" draw:caption-point-y="15.3mm">
              <dc:date>2021-04-21T00:00:00</dc:date>
              <text:p text:style-name="P1"><text:span text:style-name="T1">From the figure </text:span><text:span text:style-name="T1">of a successful </text:span><text:span text:style-name="T1">run (See fig.3), </text:span><text:span text:style-name="T1">we can notice </text:span><text:span text:style-name="T1">that lowest </text:span><text:span text:style-name="T1">prediction </text:span><text:span text:style-name="T1">accuracy</text:span></text:p>
              <text:p text:style-name="P1"><text:span text:style-name="T1">happens when θ </text:span><text:span text:style-name="T1">is around −π and </text:span><text:span text:style-name="T1">π. The network </text:span><text:span text:style-name="T1">learns from the </text:span><text:span text:style-name="T1">observation </text:span><text:span text:style-name="T1">images. </text:span><text:span text:style-name="T1">However,</text:span></text:p>
              <text:p text:style-name="P1"><text:span text:style-name="T1">the pendulum is </text:span><text:span text:style-name="T1">actually in the </text:span><text:span text:style-name="T1">same position </text:span><text:span text:style-name="T1">when θ = −π and </text:span><text:span text:style-name="T1">θ = π, which </text:span><text:span text:style-name="T1">means the same</text:span></text:p>
              <text:p text:style-name="P1"><text:span text:style-name="T1">input has two </text:span><text:span text:style-name="T1">corresponding </text:span><text:span text:style-name="T1">labels. This </text:span><text:span text:style-name="T1">results in the </text:span><text:span text:style-name="T1">failure of learning </text:span><text:span text:style-name="T1">and prediction </text:span><text:span text:style-name="T1">when</text:span></text:p>
              <text:p text:style-name="P1"><text:span text:style-name="T1">θ is around −π </text:span><text:span text:style-name="T1">and π, since our </text:span><text:span text:style-name="T1">network has no </text:span><text:span text:style-name="T1">memory.</text:span></text:p>
              <text:p text:style-name="P1"><text:span text:style-name="T1"/></text:p>
            </office:annotation>
            <text:p>1</text:p>
          </table:table-cell>
          <table:table-cell table:style-name="ce29" office:value-type="float" office:value="2" calcext:value-type="float">
            <text:p>2</text:p>
          </table:table-cell>
          <table:table-cell table:style-name="ce32" office:value-type="float" office:value="1" calcext:value-type="float">
            <office:annotation draw:style-name="gr6" draw:text-style-name="P2" svg:width="29.09mm" svg:height="144.26mm" svg:x="173.19mm" svg:y="35.64mm" draw:caption-point-x="-5.92mm" draw:caption-point-y="15.29mm">
              <dc:date>2021-04-21T00:00:00</dc:date>
              <text:p text:style-name="P1"><text:span text:style-name="T1">When the input </text:span><text:span text:style-name="T1">image is a </text:span><text:span text:style-name="T1">vertical </text:span><text:span text:style-name="T1">downward </text:span><text:span text:style-name="T1">pendulum, the </text:span><text:span text:style-name="T1">output could be π </text:span><text:span text:style-name="T1">or −π. At this </text:span><text:span text:style-name="T1">point, the</text:span></text:p>
              <text:p text:style-name="P1"><text:span text:style-name="T1">optimization </text:span><text:span text:style-name="T1">problem is not </text:span><text:span text:style-name="T1">able to </text:span><text:span text:style-name="T1">distinguish the </text:span><text:span text:style-name="T1">difference.</text:span></text:p>
              <text:p text:style-name="P1"><text:span text:style-name="T1">As it was stated </text:span><text:span text:style-name="T1">in the lecture, L1 </text:span><text:span text:style-name="T1">cost function will </text:span><text:span text:style-name="T1">tend to fit the </text:span><text:span text:style-name="T1">median of the </text:span><text:span text:style-name="T1">output and L2 will </text:span><text:span text:style-name="T1">fit</text:span></text:p>
              <text:p text:style-name="P1"><text:span text:style-name="T1">the average. In </text:span><text:span text:style-name="T1">this case we are </text:span><text:span text:style-name="T1">using L2 cost </text:span><text:span text:style-name="T1">function. </text:span><text:span text:style-name="T1">Depending on the </text:span><text:span text:style-name="T1">number of output </text:span><text:span text:style-name="T1">of π and −π,</text:span></text:p>
              <text:p text:style-name="P1"><text:span text:style-name="T1">the prediction will </text:span><text:span text:style-name="T1">try to fit the </text:span><text:span text:style-name="T1">average of all the </text:span><text:span text:style-name="T1">output we have </text:span><text:span text:style-name="T1">on the input </text:span><text:span text:style-name="T1">downward </text:span><text:span text:style-name="T1">pendulum.</text:span></text:p>
              <text:p text:style-name="P1"><text:span text:style-name="T1"/></text:p>
            </office:annotation>
            <text:p>1</text:p>
          </table:table-cell>
          <table:table-cell table:style-name="ce32" office:value-type="float" office:value="1" calcext:value-type="float">
            <office:annotation draw:style-name="gr7" draw:text-style-name="P2" svg:width="29.02mm" svg:height="85.09mm" svg:x="173.19mm" svg:y="35.64mm" draw:caption-point-x="-5.92mm" draw:caption-point-y="15.29mm">
              <dc:date>2021-04-21T00:00:00</dc:date>
              <text:p text:style-name="P1"><text:span text:style-name="T1">When analyzing </text:span><text:span text:style-name="T1">the plots, the </text:span><text:span text:style-name="T1">lowest accuracy </text:span><text:span text:style-name="T1">is generally </text:span><text:span text:style-name="T1">achieved on the</text:span></text:p>
              <text:p text:style-name="P1"><text:span text:style-name="T1">outer limits of the </text:span><text:span text:style-name="T1">possible angles, </text:span><text:span text:style-name="T1">as visualized in </text:span><text:span text:style-name="T1">Fig. 1.1. This </text:span><text:span text:style-name="T1">makes sense, as </text:span><text:span text:style-name="T1">the position of </text:span><text:span text:style-name="T1">−π</text:span></text:p>
              <text:p text:style-name="P1"><text:span text:style-name="T1">is the same as π </text:span><text:span text:style-name="T1">so it is </text:span><text:span text:style-name="T1">impossible to </text:span><text:span text:style-name="T1">classify these </text:span><text:span text:style-name="T1">correct and the </text:span><text:span text:style-name="T1">chance of </text:span><text:span text:style-name="T1">choosing the </text:span><text:span text:style-name="T1">correct</text:span></text:p>
              <text:p text:style-name="P1"><text:span text:style-name="T1">angle is 50 %. A</text:span></text:p>
            </office:annotation>
            <text:p>1</text:p>
          </table:table-cell>
          <table:table-cell table:style-name="ce29" office:value-type="float" office:value="2" calcext:value-type="float">
            <text:p>2</text:p>
          </table:table-cell>
          <table:table-cell table:style-name="ce32" office:value-type="float" office:value="1" calcext:value-type="float">
            <text:p>1</text:p>
          </table:table-cell>
          <table:table-cell table:style-name="ce29" office:value-type="float" office:value="2" calcext:value-type="float">
            <text:p>2</text:p>
          </table:table-cell>
          <table:table-cell table:style-name="ce32" office:value-type="float" office:value="1" calcext:value-type="float">
            <office:annotation draw:style-name="gr8" draw:text-style-name="P2" svg:width="29.02mm" svg:height="69.22mm" svg:x="173.19mm" svg:y="35.64mm" draw:caption-point-x="-5.92mm" draw:caption-point-y="15.29mm">
              <dc:date>2021-04-21T00:00:00</dc:date>
              <text:p text:style-name="P1"><text:span text:style-name="T1"><text:s/></text:span><text:span text:style-name="T1">This</text:span></text:p>
              <text:p text:style-name="P1"><text:span text:style-name="T1">could be caused </text:span><text:span text:style-name="T1">by the fact that </text:span><text:span text:style-name="T1">the training data </text:span><text:span text:style-name="T1">has no data </text:span><text:span text:style-name="T1">available outside </text:span><text:span text:style-name="T1">of the interval</text:span></text:p>
              <text:p text:style-name="P1"><text:span text:style-name="T1">[−π, π]1. When </text:span><text:span text:style-name="T1">the pendulum is </text:span><text:span text:style-name="T1">close to ±π, it </text:span><text:span text:style-name="T1">sometimes </text:span><text:span text:style-name="T1">extrapolates to </text:span><text:span text:style-name="T1">the unknown </text:span><text:span text:style-name="T1">angles</text:span></text:p>
              <text:p text:style-name="P1"><text:span text:style-name="T1">outside the </text:span><text:span text:style-name="T1">interval, causing </text:span><text:span text:style-name="T1">larger errors</text:span></text:p>
            </office:annotation>
            <text:p>1</text:p>
          </table:table-cell>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53"/>
          <table:table-cell table:style-name="ce32" office:value-type="float" office:value="2" calcext:value-type="float">
            <office:annotation draw:style-name="gr9" draw:text-style-name="P2" svg:width="29.02mm" svg:height="112.77mm" svg:x="173.19mm" svg:y="35.64mm" draw:caption-point-x="-5.92mm" draw:caption-point-y="15.29mm">
              <dc:date>2021-04-21T00:00:00</dc:date>
              <text:p text:style-name="P1"><text:span text:style-name="T1">From a single </text:span><text:span text:style-name="T1">input frame from </text:span><text:span text:style-name="T1">the pendulum </text:span><text:span text:style-name="T1">with an </text:span><text:span text:style-name="T1">orientation in that</text:span></text:p>
              <text:p text:style-name="P1"><text:span text:style-name="T1">region, it is not </text:span><text:span text:style-name="T1">possible for the </text:span><text:span text:style-name="T1">neural network to </text:span><text:span text:style-name="T1">determine if the </text:span><text:span text:style-name="T1">angle is −π or </text:span><text:span text:style-name="T1">+π, resulting in </text:span><text:span text:style-name="T1">bad</text:span></text:p>
              <text:p text:style-name="P1"><text:span text:style-name="T1">predictions and </text:span><text:span text:style-name="T1">thus a large error. </text:span><text:span text:style-name="T1">Additionally, the </text:span><text:span text:style-name="T1">pendulum is in </text:span><text:span text:style-name="T1">this region when </text:span><text:span text:style-name="T1">it is pointing </text:span><text:span text:style-name="T1">down</text:span></text:p>
              <text:p text:style-name="P1"><text:span text:style-name="T1">with its tip, which </text:span><text:span text:style-name="T1">is a configuration </text:span><text:span text:style-name="T1">where it often is </text:span><text:span text:style-name="T1">in the simulation, </text:span><text:span text:style-name="T1">which causes </text:span><text:span text:style-name="T1">this ambiguity to</text:span></text:p>
              <text:p text:style-name="P1"><text:span text:style-name="T1">occur often</text:span></text:p>
            </office:annotation>
            <text:p>2</text:p>
          </table:table-cell>
          <table:table-cell table:style-name="ce29" office:value-type="float" office:value="1" calcext:value-type="float">
            <office:annotation draw:style-name="gr10" draw:text-style-name="P2" svg:width="29.02mm" svg:height="104.71mm" svg:x="173.19mm" svg:y="35.63mm" draw:caption-point-x="-5.92mm" draw:caption-point-y="15.3mm">
              <dc:date>2021-04-21T00:00:00</dc:date>
              <text:p text:style-name="P1"><text:span text:style-name="T1">I give 1 point </text:span><text:span text:style-name="T1">because they </text:span><text:span text:style-name="T1">pointed where it </text:span><text:span text:style-name="T1">is the lower </text:span><text:span text:style-name="T1">accuracy but </text:span><text:span text:style-name="T1">they dont seem </text:span><text:span text:style-name="T1">to have a clue of </text:span><text:span text:style-name="T1">the actual reason </text:span><text:span text:style-name="T1">:Let’s analyze </text:span><text:span text:style-name="T1">the plot of (c) run </text:span><text:span text:style-name="T1">3 in the above </text:span><text:span text:style-name="T1">plots. At θ = </text:span><text:span text:style-name="T1">[−3.14, −2.86] </text:span><text:span text:style-name="T1">this model have </text:span><text:span text:style-name="T1">the lowest</text:span></text:p>
              <text:p text:style-name="P1"><text:span text:style-name="T1">accuracy. Since </text:span><text:span text:style-name="T1">the pendulum is </text:span><text:span text:style-name="T1">at the bottom </text:span><text:span text:style-name="T1">position, so it </text:span><text:span text:style-name="T1">needs to </text:span><text:span text:style-name="T1">overcome the </text:span><text:span text:style-name="T1">whole gravity </text:span><text:span text:style-name="T1">which</text:span></text:p>
              <text:p text:style-name="P1"><text:span text:style-name="T1">makes it hard to </text:span><text:span text:style-name="T1">predict.</text:span></text:p>
              <text:p text:style-name="P1"><text:span text:style-name="T1"/></text:p>
            </office:annotation>
            <text:p>1</text:p>
          </table:table-cell>
          <table:table-cell table:number-columns-repeated="3" table:style-name="ce29" office:value-type="float" office:value="2" calcext:value-type="float">
            <text:p>2</text:p>
          </table:table-cell>
          <table:table-cell table:style-name="ce32" office:value-type="float" office:value="1" calcext:value-type="float">
            <office:annotation draw:style-name="gr11" draw:text-style-name="P2" svg:width="29.02mm" svg:height="61.28mm" svg:x="173.19mm" svg:y="35.64mm" draw:caption-point-x="-5.92mm" draw:caption-point-y="15.29mm">
              <dc:date>2021-04-21T00:00:00</dc:date>
              <text:p text:style-name="P1"><text:span text:style-name="T1">Also, the regions </text:span><text:span text:style-name="T1">that are very </text:span><text:span text:style-name="T1">close to θ = π </text:span><text:span text:style-name="T1">fall in either of </text:span><text:span text:style-name="T1">these two bins. It </text:span><text:span text:style-name="T1">is often the case </text:span><text:span text:style-name="T1">that</text:span></text:p>
              <text:p text:style-name="P1"><text:span text:style-name="T1">an observation </text:span><text:span text:style-name="T1">belonging to the </text:span><text:span text:style-name="T1">bin (-3) gets </text:span><text:span text:style-name="T1">miss-classified </text:span><text:span text:style-name="T1">as belonging to </text:span><text:span text:style-name="T1">bin (+3) and vice-</text:span><text:span text:style-name="T1">versa.</text:span></text:p>
              <text:p text:style-name="P1"><text:span text:style-name="T1"/></text:p>
            </office:annotation>
            <text:p>1</text:p>
          </table:table-cell>
          <table:table-cell table:style-name="ce32" office:value-type="float" office:value="2" calcext:value-type="float">
            <office:annotation draw:style-name="gr12" draw:text-style-name="P2" svg:width="29.01mm" svg:height="77.16mm" svg:x="173.19mm" svg:y="35.64mm" draw:caption-point-x="-5.92mm" draw:caption-point-y="15.29mm">
              <dc:date>2021-04-21T00:00:00</dc:date>
              <text:p text:style-name="P1"><text:span text:style-name="T1">Here the middle </text:span><text:span text:style-name="T1">point at the </text:span><text:span text:style-name="T1">bottom has the </text:span><text:span text:style-name="T1">angle π and −π </text:span><text:span text:style-name="T1">depending from </text:span><text:span text:style-name="T1">which</text:span></text:p>
              <text:p text:style-name="P1"><text:span text:style-name="T1">direction the </text:span><text:span text:style-name="T1">pendulum </text:span><text:span text:style-name="T1">swings. If the </text:span><text:span text:style-name="T1">pendulum swings </text:span><text:span text:style-name="T1">in the positive </text:span><text:span text:style-name="T1">direction, then </text:span><text:span text:style-name="T1">the pendulum </text:span><text:span text:style-name="T1">has at</text:span></text:p>
              <text:p text:style-name="P1"><text:span text:style-name="T1">the lowest point </text:span><text:span text:style-name="T1">an angle of pi </text:span><text:span text:style-name="T1">and vise versa.</text:span></text:p>
              <text:p text:style-name="P1"><text:span text:style-name="T1"/></text:p>
            </office:annotation>
            <text:p>2</text:p>
          </table:table-cell>
          <table:table-cell table:style-name="ce32" office:value-type="float" office:value="2" calcext:value-type="float">
            <office:annotation draw:style-name="gr13" draw:text-style-name="P2" svg:width="29.02mm" svg:height="81.12mm" svg:x="173.19mm" svg:y="35.64mm" draw:caption-point-x="-5.92mm" draw:caption-point-y="15.29mm">
              <dc:date>2021-04-21T00:00:00</dc:date>
              <text:p text:style-name="P1"><text:span text:style-name="T1"><text:s/></text:span><text:span text:style-name="T1">However, the </text:span><text:span text:style-name="T1">accuracy </text:span><text:span text:style-name="T1">drastically </text:span><text:span text:style-name="T1">decreases </text:span><text:span text:style-name="T1">around −π and π. </text:span><text:span text:style-name="T1">A reason for this</text:span></text:p>
              <text:p text:style-name="P1"><text:span text:style-name="T1">could be the fact </text:span><text:span text:style-name="T1">that the 0 value </text:span><text:span text:style-name="T1">for the angle is </text:span><text:span text:style-name="T1">on top of the </text:span><text:span text:style-name="T1">pendulum and </text:span><text:span text:style-name="T1">thus both, the</text:span></text:p>
              <text:p text:style-name="P1"><text:span text:style-name="T1">negative and the </text:span><text:span text:style-name="T1">positive π </text:span><text:span text:style-name="T1">represent the </text:span><text:span text:style-name="T1">same angle of </text:span><text:span text:style-name="T1">the pendulum, </text:span><text:span text:style-name="T1">straight down.</text:span></text:p>
              <text:p text:style-name="P1"><text:span text:style-name="T1"/></text:p>
            </office:annotation>
            <text:p>2</text:p>
          </table:table-cell>
          <table:table-cell table:style-name="ce29" office:value-type="float" office:value="2" calcext:value-type="float">
            <text:p>2</text:p>
          </table:table-cell>
          <table:table-cell table:style-name="ce29" office:value-type="float" office:value="1" calcext:value-type="float">
            <office:annotation draw:style-name="gr6" draw:text-style-name="P2" svg:width="29.02mm" svg:height="144.26mm" svg:x="173.19mm" svg:y="35.64mm" draw:caption-point-x="-5.92mm" draw:caption-point-y="15.29mm">
              <dc:date>2021-04-21T00:00:00</dc:date>
              <text:p text:style-name="P1"><text:span text:style-name="T1">the highest </text:span><text:span text:style-name="T1">prediction </text:span><text:span text:style-name="T1">error/lowest </text:span><text:span text:style-name="T1">accuracy are the </text:span><text:span text:style-name="T1">-3 and 3 radians, </text:span><text:span text:style-name="T1">which </text:span><text:span text:style-name="T1">corresponds to </text:span><text:span text:style-name="T1">highest top</text:span></text:p>
              <text:p text:style-name="P1"><text:span text:style-name="T1">and lowest </text:span><text:span text:style-name="T1">bottom positions. </text:span><text:span text:style-name="T1">From the </text:span><text:span text:style-name="T1">simulations we </text:span><text:span text:style-name="T1">observe that we </text:span><text:span text:style-name="T1">have many </text:span><text:span text:style-name="T1">cases for the </text:span><text:span text:style-name="T1">intermediate</text:span></text:p>
              <text:p text:style-name="P1"><text:span text:style-name="T1">positions, thus </text:span><text:span text:style-name="T1">we get multiple </text:span><text:span text:style-name="T1">measurements </text:span><text:span text:style-name="T1">for these </text:span><text:span text:style-name="T1">positions, but </text:span><text:span text:style-name="T1">only few cases </text:span><text:span text:style-name="T1">that the </text:span><text:span text:style-name="T1">pendulum makes</text:span></text:p>
              <text:p text:style-name="P1"><text:span text:style-name="T1">a complete </text:span><text:span text:style-name="T1">encirclement. </text:span><text:span text:style-name="T1">Therefore the </text:span><text:span text:style-name="T1">algorithm is not </text:span><text:span text:style-name="T1">trained enough </text:span><text:span text:style-name="T1">for the extreme </text:span><text:span text:style-name="T1">cases and </text:span><text:span text:style-name="T1">presents high</text:span></text:p>
              <text:p text:style-name="P1"><text:span text:style-name="T1">prediction errors </text:span><text:span text:style-name="T1">for these </text:span><text:span text:style-name="T1">positions.</text:span></text:p>
              <text:p text:style-name="P1"><text:span text:style-name="T1"/></text:p>
            </office:annotation>
            <text:p>1</text:p>
          </table:table-cell>
          <table:table-cell table:number-columns-repeated="2" table:style-name="ce29" office:value-type="float" office:value="2" calcext:value-type="float">
            <text:p>2</text:p>
          </table:table-cell>
          <table:table-cell table:style-name="ce32" office:value-type="float" office:value="2" calcext:value-type="float">
            <office:annotation draw:style-name="gr14" draw:text-style-name="P2" svg:width="29.02mm" svg:height="45.46mm" svg:x="173.19mm" svg:y="35.61mm" draw:caption-point-x="-5.92mm" draw:caption-point-y="15.32mm">
              <dc:date>2021-04-21T00:00:00</dc:date>
              <text:p text:style-name="P1"><text:span text:style-name="T1"><text:s/></text:span><text:span text:style-name="T1">The reason why </text:span><text:span text:style-name="T1">this region has </text:span><text:span text:style-name="T1">lowest accuracy </text:span><text:span text:style-name="T1">is that the model </text:span><text:span text:style-name="T1">fails to </text:span><text:span text:style-name="T1">differentiate the</text:span></text:p>
              <text:p text:style-name="P1"><text:span text:style-name="T1">position since -π </text:span><text:span text:style-name="T1">and π are </text:span><text:span text:style-name="T1">effectively the </text:span><text:span text:style-name="T1">same position.</text:span></text:p>
              <text:p text:style-name="P1"><text:span text:style-name="T1"/></text:p>
            </office:annotation>
            <text:p>2</text:p>
          </table:table-cell>
          <table:table-cell table:style-name="ce29" office:value-type="float" office:value="1" calcext:value-type="float">
            <office:annotation draw:style-name="gr12" draw:text-style-name="P2" svg:width="29.02mm" svg:height="77.16mm" svg:x="173.19mm" svg:y="35.64mm" draw:caption-point-x="-5.92mm" draw:caption-point-y="15.29mm">
              <dc:date>2021-04-21T00:00:00</dc:date>
              <text:p text:style-name="P1"><text:span text:style-name="T1">This model has </text:span><text:span text:style-name="T1">the lowest </text:span><text:span text:style-name="T1">accuracy at the </text:span><text:span text:style-name="T1">edges, that is at -</text:span><text:span text:style-name="T1">3 and 3 radian </text:span><text:span text:style-name="T1">bins. This may be </text:span><text:span text:style-name="T1">caused</text:span></text:p>
              <text:p text:style-name="P1"><text:span text:style-name="T1">due to a lesser </text:span><text:span text:style-name="T1">amount of </text:span><text:span text:style-name="T1">training data at </text:span><text:span text:style-name="T1">these bins </text:span><text:span text:style-name="T1">because these </text:span><text:span text:style-name="T1">would be at the </text:span><text:span text:style-name="T1">maximum angle </text:span><text:span text:style-name="T1">away</text:span></text:p>
              <text:p text:style-name="P1"><text:span text:style-name="T1">from the ideal 0 </text:span><text:span text:style-name="T1">degree </text:span><text:span text:style-name="T1">orientation.</text:span></text:p>
              <text:p text:style-name="P1"><text:span text:style-name="T1"/></text:p>
            </office:annotation>
            <text:p>1</text:p>
          </table:table-cell>
          <table:table-cell table:style-name="ce32" office:value-type="float" office:value="1" calcext:value-type="float">
            <office:annotation draw:style-name="gr15" draw:text-style-name="P2" svg:width="29.02mm" svg:height="172.04mm" svg:x="173.19mm" svg:y="35.64mm" draw:caption-point-x="-5.92mm" draw:caption-point-y="15.29mm">
              <dc:date>2021-04-21T00:00:00</dc:date>
              <text:p text:style-name="P1"><text:span text:style-name="T1">In Figure 1 it can </text:span><text:span text:style-name="T1">be seen that the </text:span><text:span text:style-name="T1">largest errors, the </text:span><text:span text:style-name="T1">places with the </text:span><text:span text:style-name="T1">lowest accuracy, </text:span><text:span text:style-name="T1">are the bins of -3 </text:span><text:span text:style-name="T1">andradians. A </text:span><text:span text:style-name="T1">reason for this </text:span><text:span text:style-name="T1">could be that that </text:span><text:span text:style-name="T1">angles like -1 and </text:span><text:span text:style-name="T1">1, -2 and 2 have </text:span><text:span text:style-name="T1">a spacing </text:span><text:span text:style-name="T1">between them </text:span><text:span text:style-name="T1">ofradians, these </text:span><text:span text:style-name="T1">angles can </text:span><text:span text:style-name="T1">therefore be </text:span><text:span text:style-name="T1">easily </text:span><text:span text:style-name="T1">distinguished </text:span><text:span text:style-name="T1">from eachother. </text:span><text:span text:style-name="T1">The angles in the </text:span><text:span text:style-name="T1">-3 and 3 radians</text:span></text:p>
              <text:p text:style-name="P1"><text:span text:style-name="T1">bins have a </text:span><text:span text:style-name="T1">much smaller </text:span><text:span text:style-name="T1">spacing between </text:span><text:span text:style-name="T1">them, only 0.283 </text:span><text:span text:style-name="T1">radians(16.2 </text:span><text:span text:style-name="T1">degrees). The </text:span><text:span text:style-name="T1">model thus </text:span><text:span text:style-name="T1">probably</text:span></text:p>
              <text:p text:style-name="P1"><text:span text:style-name="T1">more easily </text:span><text:span text:style-name="T1">confused </text:span><text:span text:style-name="T1">because those </text:span><text:span text:style-name="T1">angles are less </text:span><text:span text:style-name="T1">distinctive from </text:span><text:span text:style-name="T1">eachother and </text:span><text:span text:style-name="T1">therefore there </text:span><text:span text:style-name="T1">will be moment</text:span></text:p>
              <text:p text:style-name="P1"><text:span text:style-name="T1">where it thinks </text:span><text:span text:style-name="T1">the angle is 3 </text:span><text:span text:style-name="T1">radians instead </text:span><text:span text:style-name="T1">of -3 radians. </text:span></text:p>
            </office:annotation>
            <text:p>1</text:p>
          </table:table-cell>
          <table:table-cell table:style-name="ce32" office:value-type="float" office:value="1" calcext:value-type="float">
            <office:annotation draw:style-name="gr16" draw:text-style-name="P2" svg:width="29.01mm" svg:height="97mm" svg:x="173.19mm" svg:y="35.64mm" draw:caption-point-x="-5.92mm" draw:caption-point-y="15.29mm">
              <dc:date>2021-04-21T00:00:00</dc:date>
              <text:p text:style-name="P1"><text:span text:style-name="T1">Furthermore, the </text:span><text:span text:style-name="T1">largest prediction </text:span><text:span text:style-name="T1">errors (for a </text:span><text:span text:style-name="T1">model that </text:span><text:span text:style-name="T1">learned to predict </text:span><text:span text:style-name="T1">to some</text:span></text:p>
              <text:p text:style-name="P1"><text:span text:style-name="T1">extent) </text:span><text:span text:style-name="T1">consistently are </text:span><text:span text:style-name="T1">for the bins with </text:span><text:span text:style-name="T1">values around θ </text:span><text:span text:style-name="T1">= 3 and θ =− 3, </text:span><text:span text:style-name="T1">to which the</text:span></text:p>
              <text:p text:style-name="P1"><text:span text:style-name="T1">training samples </text:span><text:span text:style-name="T1">of figure 3 </text:span><text:span text:style-name="T1">correspond. We </text:span><text:span text:style-name="T1">can conclude </text:span><text:span text:style-name="T1">that these </text:span><text:span text:style-name="T1">samples can be</text:span></text:p>
              <text:p text:style-name="P1"><text:span text:style-name="T1">misclassified </text:span><text:span text:style-name="T1">between each </text:span><text:span text:style-name="T1">other since they </text:span><text:span text:style-name="T1">are almost equal.</text:span></text:p>
              <text:p text:style-name="P1"><text:span text:style-name="T1"/></text:p>
            </office:annotation>
            <text:p>1</text:p>
          </table:table-cell>
          <table:table-cell table:number-columns-repeated="2" table:style-name="ce29" office:value-type="float" office:value="2" calcext:value-type="float">
            <text:p>2</text:p>
          </table:table-cell>
          <table:table-cell table:style-name="ce29" office:value-type="float" office:value="1" calcext:value-type="float">
            <text:p>1</text:p>
          </table:table-cell>
          <table:table-cell table:style-name="ce32" office:value-type="float" office:value="1" calcext:value-type="float">
            <office:annotation draw:style-name="gr9" draw:text-style-name="P2" svg:width="29.02mm" svg:height="112.77mm" svg:x="173.19mm" svg:y="35.64mm" draw:caption-point-x="-5.92mm" draw:caption-point-y="15.29mm">
              <dc:date>2021-04-21T00:00:00</dc:date>
              <text:p text:style-name="P1"><text:span text:style-name="T1"><text:s/></text:span><text:span text:style-name="T1">the observation </text:span><text:span text:style-name="T1">made is that at </text:span><text:span text:style-name="T1">(−π and π) we</text:span></text:p>
              <text:p text:style-name="P1"><text:span text:style-name="T1">see that the </text:span><text:span text:style-name="T1">accuracy seems </text:span><text:span text:style-name="T1">to be at the </text:span><text:span text:style-name="T1">lowest and the </text:span><text:span text:style-name="T1">prediction error is </text:span><text:span text:style-name="T1">high. This</text:span></text:p>
              <text:p text:style-name="P1"><text:span text:style-name="T1">is because if we </text:span><text:span text:style-name="T1">look at the </text:span><text:span text:style-name="T1">images, it is </text:span><text:span text:style-name="T1">visible that at </text:span><text:span text:style-name="T1">these 2 angles </text:span><text:span text:style-name="T1">the pendulum is</text:span></text:p>
              <text:p text:style-name="P1"><text:span text:style-name="T1">straight but in </text:span><text:span text:style-name="T1">different </text:span><text:span text:style-name="T1">directions. But, </text:span><text:span text:style-name="T1">since we only </text:span><text:span text:style-name="T1">have a single </text:span><text:span text:style-name="T1">output layer, the</text:span></text:p>
              <text:p text:style-name="P1"><text:span text:style-name="T1">model cannot </text:span><text:span text:style-name="T1">differentiate </text:span><text:span text:style-name="T1">between these </text:span><text:span text:style-name="T1">and hence the </text:span><text:span text:style-name="T1">error occurs at </text:span><text:span text:style-name="T1">these angles.</text:span></text:p>
              <text:p text:style-name="P1"><text:span text:style-name="T1"/></text:p>
            </office:annotation>
            <text:p>1</text:p>
          </table:table-cell>
          <table:table-cell table:number-columns-repeated="2" table:style-name="ce29" office:value-type="float" office:value="2" calcext:value-type="float">
            <text:p>2</text:p>
          </table:table-cell>
          <table:table-cell table:style-name="ce32" office:value-type="float" office:value="1" calcext:value-type="float">
            <office:annotation draw:style-name="gr17" draw:text-style-name="P2" svg:width="29.02mm" svg:height="164.1mm" svg:x="173.19mm" svg:y="35.64mm" draw:caption-point-x="-5.92mm" draw:caption-point-y="15.29mm">
              <dc:date>2021-04-21T00:00:00</dc:date>
              <text:p text:style-name="P1"><text:span text:style-name="T1">One more </text:span><text:span text:style-name="T1">interesting </text:span><text:span text:style-name="T1">observation is </text:span><text:span text:style-name="T1">that even when </text:span><text:span text:style-name="T1">the model does </text:span><text:span text:style-name="T1">learn, </text:span><text:span text:style-name="T1">performance for </text:span><text:span text:style-name="T1">the out­</text:span></text:p>
              <text:p text:style-name="P1"><text:span text:style-name="T1">ermost bins is </text:span><text:span text:style-name="T1">substantially </text:span><text:span text:style-name="T1">worse than </text:span><text:span text:style-name="T1">performance in </text:span><text:span text:style-name="T1">the middle of the </text:span><text:span text:style-name="T1">range. This can </text:span><text:span text:style-name="T1">be explained</text:span></text:p>
              <text:p text:style-name="P1"><text:span text:style-name="T1">from intuition. </text:span><text:span text:style-name="T1">Images of small </text:span><text:span text:style-name="T1">angles around ±π </text:span><text:span text:style-name="T1">rad look </text:span><text:span text:style-name="T1">extremely similar </text:span><text:span text:style-name="T1">to each other. </text:span><text:span text:style-name="T1">Compared</text:span></text:p>
              <text:p text:style-name="P1"><text:span text:style-name="T1">to for instance </text:span><text:span text:style-name="T1">two images at π/</text:span><text:span text:style-name="T1">2 and ­π/2 there </text:span><text:span text:style-name="T1">is a big </text:span><text:span text:style-name="T1">difference. It can </text:span><text:span text:style-name="T1">be expected that </text:span><text:span text:style-name="T1">the neural</text:span></text:p>
              <text:p text:style-name="P1"><text:span text:style-name="T1">network has </text:span><text:span text:style-name="T1">trouble discerning </text:span><text:span text:style-name="T1">these images at </text:span><text:span text:style-name="T1">±π and therefore </text:span><text:span text:style-name="T1">wrongly assigns </text:span><text:span text:style-name="T1">images that were</text:span></text:p>
              <text:p text:style-name="P1"><text:span text:style-name="T1">on one side of </text:span><text:span text:style-name="T1">the equilibrium </text:span><text:span text:style-name="T1">position to the </text:span><text:span text:style-name="T1">other side.</text:span></text:p>
              <text:p text:style-name="P1"><text:span text:style-name="T1"/></text:p>
            </office:annotation>
            <text:p>1</text:p>
          </table:table-cell>
          <table:table-cell table:style-name="ce32" office:value-type="float" office:value="1" calcext:value-type="float">
            <office:annotation draw:style-name="gr12" draw:text-style-name="P2" svg:width="29.02mm" svg:height="77.16mm" svg:x="173.19mm" svg:y="35.64mm" draw:caption-point-x="-5.92mm" draw:caption-point-y="15.29mm">
              <dc:date>2021-04-21T00:00:00</dc:date>
              <text:p text:style-name="P1"><text:span text:style-name="T1">The error seems </text:span><text:span text:style-name="T1">to be the largest </text:span><text:span text:style-name="T1">at both ends of </text:span><text:span text:style-name="T1">the theta interval, </text:span><text:span text:style-name="T1">which </text:span><text:span text:style-name="T1">corresponds to -3 </text:span><text:span text:style-name="T1">and 3 radians.</text:span></text:p>
              <text:p text:style-name="P1"><text:span text:style-name="T1">This is because </text:span><text:span text:style-name="T1">the neural </text:span><text:span text:style-name="T1">networks find the </text:span><text:span text:style-name="T1">continuous </text:span><text:span text:style-name="T1">angles hard to </text:span><text:span text:style-name="T1">predict, as the -3 </text:span><text:span text:style-name="T1">and 3 radians </text:span><text:span text:style-name="T1">correspond</text:span></text:p>
              <text:p text:style-name="P1"><text:span text:style-name="T1">to π, which is </text:span><text:span text:style-name="T1">effectively the </text:span><text:span text:style-name="T1">same angle.</text:span></text:p>
              <text:p text:style-name="P1"><text:span text:style-name="T1"/></text:p>
            </office:annotation>
            <text:p>1</text:p>
          </table:table-cell>
          <table:table-cell table:style-name="ce29" office:value-type="float" office:value="2" calcext:value-type="float">
            <text:p>2</text:p>
          </table:table-cell>
          <table:table-cell table:style-name="ce32" office:value-type="float" office:value="1" calcext:value-type="float">
            <office:annotation draw:style-name="gr18" draw:text-style-name="P2" svg:width="29.02mm" svg:height="65.25mm" svg:x="173.19mm" svg:y="35.64mm" draw:caption-point-x="-5.92mm" draw:caption-point-y="15.29mm">
              <dc:date>2021-04-21T00:00:00</dc:date>
              <text:p text:style-name="P1"><text:span text:style-name="T1">the high error </text:span><text:span text:style-name="T1">appears at the </text:span><text:span text:style-name="T1">region where the </text:span><text:span text:style-name="T1">angle is π or −π, </text:span><text:span text:style-name="T1">the reason for </text:span><text:span text:style-name="T1">that is these</text:span></text:p>
              <text:p text:style-name="P1"><text:span text:style-name="T1">two angles are </text:span><text:span text:style-name="T1">similar to each </text:span><text:span text:style-name="T1">other, and the </text:span><text:span text:style-name="T1">difference of </text:span><text:span text:style-name="T1">them is only 2π </text:span><text:span text:style-name="T1">which is not </text:span><text:span text:style-name="T1">large, the</text:span></text:p>
              <text:p text:style-name="P1"><text:span text:style-name="T1">learner can not </text:span><text:span text:style-name="T1">strictly classify </text:span><text:span text:style-name="T1">them. </text:span></text:p>
            </office:annotation>
            <text:p>1</text:p>
          </table:table-cell>
          <table:table-cell table:style-name="ce29" office:value-type="float" office:value="2" calcext:value-type="float">
            <text:p>2</text:p>
          </table:table-cell>
          <table:table-cell table:style-name="ce32" office:value-type="float" office:value="2" calcext:value-type="float">
            <office:annotation draw:style-name="gr19" draw:text-style-name="P2" svg:width="29.02mm" svg:height="93.03mm" svg:x="173.19mm" svg:y="35.64mm" draw:caption-point-x="-5.92mm" draw:caption-point-y="15.29mm">
              <dc:date>2021-04-21T00:00:00</dc:date>
              <text:p text:style-name="P1"><text:span text:style-name="T1">What can be </text:span><text:span text:style-name="T1">seen from Fig 2, </text:span><text:span text:style-name="T1">is that the </text:span><text:span text:style-name="T1">accuracy is </text:span><text:span text:style-name="T1">worse at π and -</text:span><text:span text:style-name="T1">π. This can be </text:span><text:span text:style-name="T1">explained by the</text:span></text:p>
              <text:p text:style-name="P1"><text:span text:style-name="T1">fact that the </text:span><text:span text:style-name="T1">model does not </text:span><text:span text:style-name="T1">know that the </text:span><text:span text:style-name="T1">prediction values </text:span><text:span text:style-name="T1">are bounded by π </text:span><text:span text:style-name="T1">and -π. So, in </text:span><text:span text:style-name="T1">that</text:span></text:p>
              <text:p text:style-name="P1"><text:span text:style-name="T1">region it can </text:span><text:span text:style-name="T1">predict values </text:span><text:span text:style-name="T1">above π and </text:span><text:span text:style-name="T1">below -π, which </text:span><text:span text:style-name="T1">is not possible in </text:span><text:span text:style-name="T1">our setup and </text:span><text:span text:style-name="T1">results in an</text:span></text:p>
              <text:p text:style-name="P1"><text:span text:style-name="T1">accuracy loss.</text:span></text:p>
              <text:p text:style-name="P1"><text:span text:style-name="T1"/></text:p>
            </office:annotation>
            <text:p>2</text:p>
          </table:table-cell>
          <table:table-cell table:number-columns-repeated="2" table:style-name="ce29" office:value-type="float" office:value="2" calcext:value-type="float">
            <text:p>2</text:p>
          </table:table-cell>
          <table:table-cell table:style-name="ce32" office:value-type="float" office:value="2" calcext:value-type="float">
            <office:annotation draw:style-name="gr12" draw:text-style-name="P2" svg:width="29.02mm" svg:height="77.16mm" svg:x="190.83mm" svg:y="35.64mm" draw:caption-point-x="-5.92mm" draw:caption-point-y="15.29mm">
              <dc:date>2021-04-21T00:00:00</dc:date>
              <text:p text:style-name="P1"><text:span text:style-name="T1">One possible </text:span><text:span text:style-name="T1">explanation for </text:span><text:span text:style-name="T1">that is because </text:span><text:span text:style-name="T1">−π and π share </text:span><text:span text:style-name="T1">the same </text:span><text:span text:style-name="T1">boundary </text:span><text:span text:style-name="T1">(vertical line), the</text:span></text:p>
              <text:p text:style-name="P1"><text:span text:style-name="T1">prediction of π </text:span><text:span text:style-name="T1">and −π has a </text:span><text:span text:style-name="T1">more significant </text:span><text:span text:style-name="T1">prediction error. </text:span><text:span text:style-name="T1">Assume for each </text:span><text:span text:style-name="T1">point. We have a</text:span></text:p>
              <text:p text:style-name="P1"><text:span text:style-name="T1">distribution over </text:span><text:span text:style-name="T1">θ to present the </text:span><text:span text:style-name="T1">probability to </text:span><text:span text:style-name="T1">predict θ wrongly.</text:span></text:p>
              <text:p text:style-name="P1"><text:span text:style-name="T1"/></text:p>
            </office:annotation>
            <text:p>2</text:p>
          </table:table-cell>
          <table:table-cell table:style-name="ce29" office:value-type="float" office:value="1" calcext:value-type="float">
            <text:p>1</text:p>
          </table:table-cell>
          <table:table-cell table:style-name="ce32" office:value-type="float" office:value="2" calcext:value-type="float">
            <office:annotation draw:style-name="gr20" draw:text-style-name="P2" svg:width="29.02mm" svg:height="156.16mm" svg:x="226.11mm" svg:y="35.64mm" draw:caption-point-x="-5.92mm" draw:caption-point-y="15.29mm">
              <dc:date>2021-04-21T00:00:00</dc:date>
              <text:p text:style-name="P1"><text:span text:style-name="T1"><text:s/></text:span><text:span text:style-name="T1">Here, θ has an </text:span><text:span text:style-name="T1">angle of 180 </text:span><text:span text:style-name="T1">degrees, positive </text:span><text:span text:style-name="T1">and negative. </text:span><text:span text:style-name="T1">However,</text:span></text:p>
              <text:p text:style-name="P1"><text:span text:style-name="T1">in reality, this is </text:span><text:span text:style-name="T1">the same </text:span><text:span text:style-name="T1">position. We thus </text:span><text:span text:style-name="T1">have two labels </text:span><text:span text:style-name="T1">and two separate </text:span><text:span text:style-name="T1">prediction </text:span><text:span text:style-name="T1">possibilities </text:span><text:span text:style-name="T1">where</text:span></text:p>
              <text:p text:style-name="P1"><text:span text:style-name="T1">there should only </text:span><text:span text:style-name="T1">be one label and </text:span><text:span text:style-name="T1">one prediction </text:span><text:span text:style-name="T1">(downward </text:span><text:span text:style-name="T1">position). The </text:span><text:span text:style-name="T1">reason for the </text:span><text:span text:style-name="T1">high inaccuracy </text:span><text:span text:style-name="T1">is</text:span></text:p>
              <text:p text:style-name="P1"><text:span text:style-name="T1">then that the </text:span><text:span text:style-name="T1">network predicts </text:span><text:span text:style-name="T1">for example -180 </text:span><text:span text:style-name="T1">degrees, and the </text:span><text:span text:style-name="T1">label is 180 </text:span><text:span text:style-name="T1">degrees, or vice </text:span><text:span text:style-name="T1">versa. While in</text:span></text:p>
              <text:p text:style-name="P1"><text:span text:style-name="T1">reality, they are </text:span><text:span text:style-name="T1">the same. This </text:span><text:span text:style-name="T1">problem does not </text:span><text:span text:style-name="T1">occur for other </text:span><text:span text:style-name="T1">values of θ, as </text:span><text:span text:style-name="T1">they correspond </text:span><text:span text:style-name="T1">to unique</text:span></text:p>
              <text:p text:style-name="P1"><text:span text:style-name="T1">angles.</text:span></text:p>
              <text:p text:style-name="P1"><text:span text:style-name="T1"/></text:p>
            </office:annotation>
            <text:p>2</text:p>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32" office:value-type="float" office:value="2" calcext:value-type="float">
            <office:annotation draw:style-name="gr5" draw:text-style-name="P2" svg:width="29.02mm" svg:height="128.41mm" svg:x="279.02mm" svg:y="35.63mm" draw:caption-point-x="-5.92mm" draw:caption-point-y="15.3mm">
              <dc:date>2021-04-21T00:00:00</dc:date>
              <text:p text:style-name="P1"><text:span text:style-name="T1">After analyzing </text:span><text:span text:style-name="T1">the plot of a </text:span><text:span text:style-name="T1">successful run </text:span><text:span text:style-name="T1">we can clearly </text:span><text:span text:style-name="T1">notice that when</text:span></text:p>
              <text:p text:style-name="P1"><text:span text:style-name="T1">the prediction of </text:span><text:span text:style-name="T1">the angle theta </text:span><text:span text:style-name="T1">approaches the </text:span><text:span text:style-name="T1">limits of [π,−π], </text:span><text:span text:style-name="T1">it induces an</text:span></text:p>
              <text:p text:style-name="P1"><text:span text:style-name="T1">error that is </text:span><text:span text:style-name="T1">significantly </text:span><text:span text:style-name="T1">higher than in the </text:span><text:span text:style-name="T1">other values of </text:span><text:span text:style-name="T1">theta. This is due</text:span></text:p>
              <text:p text:style-name="P1"><text:span text:style-name="T1">to the fact that in </text:span><text:span text:style-name="T1">terms of position </text:span><text:span text:style-name="T1">the angle π is the </text:span><text:span text:style-name="T1">same as the </text:span><text:span text:style-name="T1">angle −π and</text:span></text:p>
              <text:p text:style-name="P1"><text:span text:style-name="T1">when we extract </text:span><text:span text:style-name="T1">this information </text:span><text:span text:style-name="T1">from the pictures </text:span><text:span text:style-name="T1">could lead to </text:span><text:span text:style-name="T1">errors iden-</text:span></text:p>
              <text:p text:style-name="P1"><text:span text:style-name="T1">tifying the angle </text:span><text:span text:style-name="T1">and thus making </text:span><text:span text:style-name="T1">the error bigger </text:span><text:span text:style-name="T1">around the region </text:span><text:span text:style-name="T1">mentioned</text:span></text:p>
            </office:annotation>
            <text:p>2</text:p>
          </table:table-cell>
          <table:table-cell table:number-columns-repeated="2" table:style-name="ce29" office:value-type="float" office:value="2" calcext:value-type="float">
            <text:p>2</text:p>
          </table:table-cell>
          <table:table-cell table:style-name="ce32" office:value-type="float" office:value="2" calcext:value-type="float">
            <office:annotation draw:style-name="gr16" draw:text-style-name="P2" svg:width="29.02mm" svg:height="97mm" svg:x="331.94mm" svg:y="35.64mm" draw:caption-point-x="-5.92mm" draw:caption-point-y="15.29mm">
              <dc:date>2021-04-21T00:00:00</dc:date>
              <text:p text:style-name="P1"><text:span text:style-name="T1">the average </text:span><text:span text:style-name="T1">prediction error of </text:span><text:span text:style-name="T1">this algorithm </text:span><text:span text:style-name="T1">shows relatively </text:span><text:span text:style-name="T1">large errors at the </text:span><text:span text:style-name="T1">outer bins</text:span></text:p>
              <text:p text:style-name="P1"><text:span text:style-name="T1">as shown in </text:span><text:span text:style-name="T1">Figure 1. An </text:span><text:span text:style-name="T1">explanation for </text:span><text:span text:style-name="T1">this behaviour </text:span><text:span text:style-name="T1">could be that </text:span><text:span text:style-name="T1">when the </text:span><text:span text:style-name="T1">pendulum has an </text:span><text:span text:style-name="T1">angle of</text:span></text:p>
              <text:p text:style-name="P1"><text:span text:style-name="T1">for example -3.13 </text:span><text:span text:style-name="T1">radians, but the </text:span><text:span text:style-name="T1">algorithm has a </text:span><text:span text:style-name="T1">prediction error of </text:span><text:span text:style-name="T1">0.1 radians, it </text:span><text:span text:style-name="T1">thinks that it </text:span><text:span text:style-name="T1">misses the</text:span></text:p>
              <text:p text:style-name="P1"><text:span text:style-name="T1">correct outcome </text:span><text:span text:style-name="T1">by 6.17 radians.</text:span></text:p>
              <text:p text:style-name="P1"><text:span text:style-name="T1"/></text:p>
            </office:annotation>
            <text:p>2</text:p>
          </table:table-cell>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29" office:value-type="float" office:value="1" calcext:value-type="float">
            <office:annotation draw:style-name="gr9" draw:text-style-name="P2" svg:width="29.01mm" svg:height="112.77mm" svg:x="402.5mm" svg:y="35.64mm" draw:caption-point-x="-5.92mm" draw:caption-point-y="15.29mm">
              <dc:date>2021-04-21T00:00:00</dc:date>
              <text:p text:style-name="P1"><text:span text:style-name="T1">This might be</text:span></text:p>
              <text:p text:style-name="P1"><text:span text:style-name="T1">caused by the </text:span><text:span text:style-name="T1">fact that the </text:span><text:span text:style-name="T1">ReLU cannot </text:span><text:span text:style-name="T1">easily process </text:span><text:span text:style-name="T1">wrapped data </text:span><text:span text:style-name="T1">since it only </text:span><text:span text:style-name="T1">outputs nonzero </text:span><text:span text:style-name="T1">values</text:span></text:p>
              <text:p text:style-name="P1"><text:span text:style-name="T1">for positive semi-</text:span><text:span text:style-name="T1">definite inputs. </text:span><text:span text:style-name="T1">This might mean </text:span><text:span text:style-name="T1">that a change </text:span><text:span text:style-name="T1">from −π to π </text:span><text:span text:style-name="T1">might mean that </text:span><text:span text:style-name="T1">the neural</text:span></text:p>
              <text:p text:style-name="P1"><text:span text:style-name="T1">network switches </text:span><text:span text:style-name="T1">to a different set </text:span><text:span text:style-name="T1">of neurons to find </text:span><text:span text:style-name="T1">the solution. As </text:span><text:span text:style-name="T1">there is less </text:span><text:span text:style-name="T1">gradient data at </text:span><text:span text:style-name="T1">the edge</text:span></text:p>
              <text:p text:style-name="P1"><text:span text:style-name="T1">of the training </text:span><text:span text:style-name="T1">data, the network </text:span><text:span text:style-name="T1">yields worse </text:span><text:span text:style-name="T1">results.</text:span></text:p>
              <text:p text:style-name="P1"><text:span text:style-name="T1"/></text:p>
            </office:annotation>
            <text:p>1</text:p>
          </table:table-cell>
          <table:table-cell table:style-name="ce29" office:value-type="float" office:value="2" calcext:value-type="float">
            <text:p>2</text:p>
          </table:table-cell>
          <table:table-cell table:style-name="ce53" table:number-columns-repeated="3"/>
          <table:table-cell table:number-columns-repeated="2" table:style-name="ce29" office:value-type="float" office:value="2" calcext:value-type="float">
            <text:p>2</text:p>
          </table:table-cell>
          <table:table-cell table:style-name="ce67"/>
          <table:table-cell table:number-columns-repeated="5" table:style-name="ce29" office:value-type="float" office:value="2" calcext:value-type="float">
            <text:p>2</text:p>
          </table:table-cell>
          <table:table-cell table:style-name="ce29" office:value-type="float" office:value="1" calcext:value-type="float">
            <text:p>1</text:p>
          </table:table-cell>
          <table:table-cell table:number-columns-repeated="2" table:style-name="ce29" office:value-type="float" office:value="2" calcext:value-type="float">
            <text:p>2</text:p>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29" office:value-type="float" office:value="1" calcext:value-type="float">
            <text:p>1</text:p>
          </table:table-cell>
          <table:table-cell table:number-columns-repeated="940"/>
        </table:table-row>
        <table:table-row table:style-name="ro5">
          <table:covered-table-cell/>
          <table:table-cell table:style-name="ce51" office:value-type="string" calcext:value-type="string">
            <text:p>In general, a separate test dataset is used to evaluate a trained model. Why?</text:p>
          </table:table-cell>
          <table:table-cell table:style-name="ce13"/>
          <table:table-cell table:style-name="ce25" office:value-type="float" office:value="1" calcext:value-type="float">
            <text:p>1</text:p>
          </table:table-cell>
          <table:table-cell table:style-name="ce29" office:value-type="float" office:value="1" calcext:value-type="float">
            <office:annotation draw:style-name="gr21" draw:text-style-name="P2" svg:width="28.98mm" svg:height="45.51mm" svg:x="173.19mm" svg:y="44.11mm" draw:caption-point-x="-5.92mm" draw:caption-point-y="15.29mm">
              <dc:date>2021-04-21T00:00:00</dc:date>
              <text:p text:style-name="P1"><text:span text:style-name="T1">test data set is </text:span><text:span text:style-name="T1">used to check if </text:span><text:span text:style-name="T1">the hyperparam-</text:span></text:p>
              <text:p text:style-name="P1"><text:span text:style-name="T1">eters such as </text:span><text:span text:style-name="T1">structure of the </text:span><text:span text:style-name="T1">network and </text:span><text:span text:style-name="T1">number of hidden </text:span><text:span text:style-name="T1">layers have been </text:span><text:span text:style-name="T1">over fit or not.</text:span></text:p>
              <text:p text:style-name="P1"><text:span text:style-name="T1"/></text:p>
            </office:annotation>
            <text:p>1</text:p>
          </table:table-cell>
          <table:table-cell table:number-columns-repeated="13" table:style-name="ce29" office:value-type="float" office:value="1" calcext:value-type="float">
            <text:p>1</text:p>
          </table:table-cell>
          <table:table-cell table:style-name="ce53"/>
          <table:table-cell table:style-name="ce29" office:value-type="float" office:value="1" calcext:value-type="float">
            <text:p>1</text:p>
          </table:table-cell>
          <table:table-cell table:style-name="ce53"/>
          <table:table-cell table:style-name="ce29" office:value-type="float" office:value="1" calcext:value-type="float">
            <text:p>1</text:p>
          </table:table-cell>
          <table:table-cell table:style-name="ce31" office:value-type="float" office:value="0.5" calcext:value-type="float">
            <office:annotation draw:style-name="gr22" draw:text-style-name="P2" svg:width="29.02mm" svg:height="61.38mm" svg:x="173.19mm" svg:y="44.11mm" draw:caption-point-x="-5.92mm" draw:caption-point-y="15.29mm">
              <dc:date>2021-04-21T00:00:00</dc:date>
              <text:p text:style-name="P1"><text:span text:style-name="T1">If we use the </text:span><text:span text:style-name="T1">evaluation of a </text:span><text:span text:style-name="T1">model skill on the </text:span><text:span text:style-name="T1">training dataset, </text:span><text:span text:style-name="T1">it would result in </text:span><text:span text:style-name="T1">a biased score. </text:span><text:span text:style-name="T1">So we</text:span></text:p>
              <text:p text:style-name="P1"><text:span text:style-name="T1">should use a </text:span><text:span text:style-name="T1">separate test </text:span><text:span text:style-name="T1">dataset to </text:span><text:span text:style-name="T1">evaluate the </text:span><text:span text:style-name="T1">model and get an </text:span><text:span text:style-name="T1">unbiased score.</text:span></text:p>
              <text:p text:style-name="P1"><text:span text:style-name="T1"/></text:p>
            </office:annotation>
            <text:p>0.5</text:p>
          </table:table-cell>
          <table:table-cell table:number-columns-repeated="5" table:style-name="ce29" office:value-type="float" office:value="1" calcext:value-type="float">
            <text:p>1</text:p>
          </table:table-cell>
          <table:table-cell table:style-name="ce32" office:value-type="float" office:value="0.5" calcext:value-type="float">
            <office:annotation draw:style-name="gr23" draw:text-style-name="P2" svg:width="29.02mm" svg:height="65.35mm" svg:x="173.19mm" svg:y="44.11mm" draw:caption-point-x="-5.92mm" draw:caption-point-y="15.29mm">
              <dc:date>2021-04-21T00:00:00</dc:date>
              <text:p text:style-name="P1"><text:span text:style-name="T1">In general a </text:span><text:span text:style-name="T1">separate test </text:span><text:span text:style-name="T1">data set is used </text:span><text:span text:style-name="T1">to evaluate the </text:span><text:span text:style-name="T1">performance of a </text:span><text:span text:style-name="T1">model. This is in</text:span></text:p>
              <text:p text:style-name="P1"><text:span text:style-name="T1">order to get an </text:span><text:span text:style-name="T1">unbiased </text:span><text:span text:style-name="T1">evaluation of the </text:span><text:span text:style-name="T1">performance, </text:span><text:span text:style-name="T1">bias which could </text:span><text:span text:style-name="T1">have been </text:span><text:span text:style-name="T1">acquired by</text:span></text:p>
              <text:p text:style-name="P1"><text:span text:style-name="T1">the model in the </text:span><text:span text:style-name="T1">training stage.</text:span></text:p>
              <text:p text:style-name="P1"><text:span text:style-name="T1"/></text:p>
            </office:annotation>
            <text:p>0.5</text:p>
          </table:table-cell>
          <table:table-cell table:number-columns-repeated="9" table:style-name="ce29" office:value-type="float" office:value="1" calcext:value-type="float">
            <text:p>1</text:p>
          </table:table-cell>
          <table:table-cell table:style-name="ce32" office:value-type="float" office:value="1" calcext:value-type="float">
            <office:annotation draw:style-name="gr24" draw:text-style-name="P2" svg:width="29.02mm" svg:height="33.61mm" svg:x="173.19mm" svg:y="44.11mm" draw:caption-point-x="-5.92mm" draw:caption-point-y="15.29mm">
              <dc:date>2021-04-21T00:00:00</dc:date>
              <text:p text:style-name="P1"><text:span text:style-name="T1"><text:s/></text:span><text:span text:style-name="T1">In general, a test </text:span><text:span text:style-name="T1">set would be </text:span><text:span text:style-name="T1">used as well to </text:span><text:span text:style-name="T1">check whether </text:span><text:span text:style-name="T1">the right </text:span><text:span text:style-name="T1">hyperparameters </text:span><text:span text:style-name="T1">were</text:span></text:p>
              <text:p text:style-name="P1"><text:span text:style-name="T1">chosen.</text:span></text:p>
            </office:annotation>
            <text:p>1</text:p>
          </table:table-cell>
          <table:table-cell table:number-columns-repeated="20" table:style-name="ce29" office:value-type="float" office:value="1" calcext:value-type="float">
            <text:p>1</text:p>
          </table:table-cell>
          <table:table-cell table:style-name="ce29" office:value-type="float" office:value="0" calcext:value-type="float">
            <office:annotation draw:style-name="gr25" draw:text-style-name="P2" svg:width="29.02mm" svg:height="6.13mm" svg:x="331.94mm" svg:y="44.11mm" draw:caption-point-x="-5.92mm" draw:caption-point-y="15.29mm">
              <dc:date>2021-04-21T00:00:00</dc:date>
              <text:p text:style-name="P1"><text:span text:style-name="T1">Not answered</text:span></text:p>
            </office:annotation>
            <text:p>0</text:p>
          </table:table-cell>
          <table:table-cell table:style-name="ce29" office:value-type="float" office:value="1" calcext:value-type="float">
            <text:p>1</text:p>
          </table:table-cell>
          <table:table-cell table:style-name="ce53"/>
          <table:table-cell table:number-columns-repeated="3" table:style-name="ce29" office:value-type="float" office:value="1" calcext:value-type="float">
            <text:p>1</text:p>
          </table:table-cell>
          <table:table-cell table:style-name="ce53" table:number-columns-repeated="3"/>
          <table:table-cell table:number-columns-repeated="2" table:style-name="ce29" office:value-type="float" office:value="1" calcext:value-type="float">
            <text:p>1</text:p>
          </table:table-cell>
          <table:table-cell table:style-name="ce67"/>
          <table:table-cell table:number-columns-repeated="13" table:style-name="ce29" office:value-type="float" office:value="1" calcext:value-type="float">
            <text:p>1</text:p>
          </table:table-cell>
          <table:table-cell table:number-columns-repeated="940"/>
        </table:table-row>
        <table:table-row table:style-name="ro6">
          <table:table-cell office:value-type="float" office:value="1.2" calcext:value-type="float" table:number-columns-spanned="1" table:number-rows-spanned="3">
            <text:p>1.2</text:p>
          </table:table-cell>
          <table:table-cell table:style-name="ce18" office:value-type="string" calcext:value-type="string">
            <text:p>Calculate the mean and standard deviation of the “average prediction error” over all runs.</text:p>
          </table:table-cell>
          <table:table-cell table:style-name="ce19" office:value-type="string" calcext:value-type="string">
            <text:p><text:span text:style-name="T25">Jelle: 0.023 ± 0.011 rad.</text:span></text:p>
            <text:p><text:span text:style-name="T25">Irene: </text:span></text:p>
            <text:p><text:span text:style-name="T25">Mean: 0.0236</text:span></text:p>
            <text:p><text:span text:style-name="T25">Standard deviation: 0.0297</text:span></text:p>
            <text:p/>
            <text:p/>
            <text:p/>
          </table:table-cell>
          <table:table-cell table:style-name="ce25" office:value-type="float" office:value="2" calcext:value-type="float">
            <text:p>2</text:p>
          </table:table-cell>
          <table:table-cell table:style-name="ce29" office:value-type="float" office:value="2" calcext:value-type="float">
            <text:p>2</text:p>
          </table:table-cell>
          <table:table-cell table:style-name="ce41" office:value-type="float" office:value="2" calcext:value-type="float">
            <office:annotation draw:style-name="gr26" draw:text-style-name="P2" svg:width="28.98mm" svg:height="33.65mm" svg:x="173.19mm" svg:y="62.68mm" draw:caption-point-x="-5.92mm" draw:caption-point-y="5.18mm">
              <dc:date>2021-04-21T00:00:00</dc:date>
              <text:p text:style-name="P1"><text:span text:style-name="T1">This lead to a </text:span><text:span text:style-name="T1">mean average </text:span><text:span text:style-name="T1">prediction error of </text:span><text:span text:style-name="T1">0.228 rad, with</text:span></text:p>
              <text:p text:style-name="P1"><text:span text:style-name="T1">a standard </text:span><text:span text:style-name="T1">deviation of </text:span><text:span text:style-name="T1">0.333 rad.</text:span></text:p>
            </office:annotation>
            <text:p>2</text:p>
          </table:table-cell>
          <table:table-cell table:style-name="ce41" office:value-type="float" office:value="2" calcext:value-type="float">
            <office:annotation draw:style-name="gr27" draw:text-style-name="P2" svg:width="28.98mm" svg:height="17.81mm" svg:x="173.19mm" svg:y="62.67mm" draw:caption-point-x="-5.92mm" draw:caption-point-y="5.19mm">
              <dc:date>2021-04-21T00:00:00</dc:date>
              <text:p text:style-name="P1"><text:span text:style-name="T1">Mean : 0.3030, </text:span><text:span text:style-name="T1">std: 0.3826</text:span></text:p>
              <text:p text:style-name="P1"><text:span text:style-name="T1"/></text:p>
              <text:p text:style-name="P1"><text:span text:style-name="T1"/></text:p>
            </office:annotation>
            <text:p>2</text:p>
          </table:table-cell>
          <table:table-cell table:style-name="ce41" office:value-type="float" office:value="2" calcext:value-type="float">
            <office:annotation draw:style-name="gr28" draw:text-style-name="P2" svg:width="28.98mm" svg:height="14.07mm" svg:x="173.19mm" svg:y="62.68mm" draw:caption-point-x="-5.92mm" draw:caption-point-y="5.18mm">
              <dc:date>2021-04-21T00:00:00</dc:date>
              <text:p text:style-name="P1"><text:span text:style-name="T1">Mean: 0.310</text:span></text:p>
              <text:p text:style-name="P1"><text:span text:style-name="T1"><text:s/></text:span><text:span text:style-name="T1">Std: 0.399</text:span></text:p>
              <text:p text:style-name="P1"><text:span text:style-name="T1"/></text:p>
            </office:annotation>
            <text:p>2</text:p>
          </table:table-cell>
          <table:table-cell table:style-name="ce41" office:value-type="float" office:value="2" calcext:value-type="float">
            <office:annotation draw:style-name="gr29" draw:text-style-name="P2" svg:width="28.99mm" svg:height="10.1mm" svg:x="173.19mm" svg:y="62.68mm" draw:caption-point-x="-5.92mm" draw:caption-point-y="5.18mm">
              <dc:date>2021-04-21T00:00:00</dc:date>
              <text:p text:style-name="P1"><text:span text:style-name="T1">Mean: 0.2902 , </text:span><text:span text:style-name="T1">std: 0.34</text:span></text:p>
            </office:annotation>
            <text:p>2</text:p>
          </table:table-cell>
          <table:table-cell table:style-name="ce41" office:value-type="float" office:value="2" calcext:value-type="float">
            <office:annotation draw:style-name="gr30" draw:text-style-name="P2" svg:width="28.99mm" svg:height="21.76mm" svg:x="173.19mm" svg:y="62.68mm" draw:caption-point-x="-5.92mm" draw:caption-point-y="5.18mm">
              <dc:date>2021-04-21T00:00:00</dc:date>
              <text:p text:style-name="P1"><text:span text:style-name="T1"><text:s/></text:span><text:span text:style-name="T1">0.2236 and the </text:span><text:span text:style-name="T1">standard </text:span><text:span text:style-name="T1">deviation is </text:span><text:span text:style-name="T1">0.3515.</text:span></text:p>
              <text:p text:style-name="P1"><text:span text:style-name="T1"/></text:p>
            </office:annotation>
            <text:p>2</text:p>
          </table:table-cell>
          <table:table-cell table:style-name="ce41" office:value-type="float" office:value="2" calcext:value-type="float">
            <office:annotation draw:style-name="gr31" draw:text-style-name="P2" svg:width="28.98mm" svg:height="29.69mm" svg:x="173.19mm" svg:y="62.68mm" draw:caption-point-x="-5.92mm" draw:caption-point-y="5.18mm">
              <dc:date>2021-04-21T00:00:00</dc:date>
              <text:p text:style-name="P1"><text:span text:style-name="T1">trig</text:span></text:p>
              <text:p text:style-name="P1"><text:span text:style-name="T1">M ean(M</text:span></text:p>
              <text:p text:style-name="P1"><text:span text:style-name="T1"><text:s/></text:span><text:span text:style-name="T1">) = 0.4076</text:span></text:p>
              <text:p text:style-name="P1"><text:span text:style-name="T1">Std(M</text:span></text:p>
              <text:p text:style-name="P1"><text:span text:style-name="T1"><text:s/></text:span><text:span text:style-name="T1">trig</text:span></text:p>
              <text:p text:style-name="P1"><text:span text:style-name="T1"><text:s/></text:span><text:span text:style-name="T1">) = 0.4013</text:span></text:p>
              <text:p text:style-name="P1"><text:span text:style-name="T1"/></text:p>
            </office:annotation>
            <text:p>2</text:p>
          </table:table-cell>
          <table:table-cell table:style-name="ce41" office:value-type="float" office:value="2" calcext:value-type="float">
            <office:annotation draw:style-name="gr27" draw:text-style-name="P2" svg:width="29.09mm" svg:height="17.81mm" svg:x="173.19mm" svg:y="62.67mm" draw:caption-point-x="-5.92mm" draw:caption-point-y="5.19mm">
              <dc:date>2021-04-21T00:00:00</dc:date>
              <text:p text:style-name="P1"><text:span text:style-name="T1">1.41e-1 and the </text:span><text:span text:style-name="T1">standard </text:span><text:span text:style-name="T1">deviation = </text:span><text:span text:style-name="T1">2.42e-1 </text:span></text:p>
            </office:annotation>
            <text:p>2</text:p>
          </table:table-cell>
          <table:table-cell table:style-name="ce41" office:value-type="float" office:value="2" calcext:value-type="float">
            <office:annotation draw:style-name="gr27" draw:text-style-name="P2" svg:width="29.02mm" svg:height="17.81mm" svg:x="173.19mm" svg:y="62.67mm" draw:caption-point-x="-5.92mm" draw:caption-point-y="5.19mm">
              <dc:date>2021-04-21T00:00:00</dc:date>
              <text:p text:style-name="P1"><text:span text:style-name="T1"><text:s/></text:span><text:span text:style-name="T1">The mean of the</text:span></text:p>
              <text:p text:style-name="P1"><text:span text:style-name="T1">data is 0.45 and </text:span><text:span text:style-name="T1">the standard </text:span><text:span text:style-name="T1">deviation is 0.35. </text:span></text:p>
            </office:annotation>
            <text:p>2</text:p>
          </table:table-cell>
          <table:table-cell table:style-name="ce41" office:value-type="float" office:value="2" calcext:value-type="float">
            <office:annotation draw:style-name="gr28" draw:text-style-name="P2" svg:width="29.01mm" svg:height="14.07mm" svg:x="173.19mm" svg:y="62.68mm" draw:caption-point-x="-5.92mm" draw:caption-point-y="5.18mm">
              <dc:date>2021-04-21T00:00:00</dc:date>
              <text:p text:style-name="P1"><text:span text:style-name="T1">Mean:0.09399</text:span></text:p>
              <text:p text:style-name="P1"><text:span text:style-name="T1"><text:s/></text:span><text:span text:style-name="T1">Std: 0.1865</text:span></text:p>
              <text:p text:style-name="P1"><text:span text:style-name="T1"/></text:p>
            </office:annotation>
            <text:p>2</text:p>
          </table:table-cell>
          <table:table-cell table:style-name="ce41" office:value-type="float" office:value="2" calcext:value-type="float">
            <office:annotation draw:style-name="gr27" draw:text-style-name="P2" svg:width="29.02mm" svg:height="17.81mm" svg:x="173.19mm" svg:y="62.67mm" draw:caption-point-x="-5.92mm" draw:caption-point-y="5.19mm">
              <dc:date>2021-04-21T00:00:00</dc:date>
              <text:p text:style-name="P1"><text:span text:style-name="T1">1.90 × 10−1, and </text:span><text:span text:style-name="T1">the standard </text:span><text:span text:style-name="T1">deviation is 3.32 </text:span><text:span text:style-name="T1">× 10−1 </text:span></text:p>
            </office:annotation>
            <text:p>2</text:p>
          </table:table-cell>
          <table:table-cell table:style-name="ce41" office:value-type="float" office:value="2" calcext:value-type="float">
            <office:annotation draw:style-name="gr32" draw:text-style-name="P2" svg:width="29.02mm" svg:height="49.53mm" svg:x="173.19mm" svg:y="62.68mm" draw:caption-point-x="-5.92mm" draw:caption-point-y="5.18mm">
              <dc:date>2021-04-21T00:00:00</dc:date>
              <text:p text:style-name="P1"><text:span text:style-name="T1">The mean of the </text:span><text:span text:style-name="T1">average </text:span><text:span text:style-name="T1">prediction error of </text:span><text:span text:style-name="T1">6 runs is: 0.375.</text:span></text:p>
              <text:p text:style-name="P1"><text:span text:style-name="T1">The standard </text:span><text:span text:style-name="T1">deviation of the </text:span><text:span text:style-name="T1">average </text:span><text:span text:style-name="T1">prediction error of </text:span><text:span text:style-name="T1">6 runs is: 0.403.</text:span></text:p>
              <text:p text:style-name="P1"><text:span text:style-name="T1"/></text:p>
            </office:annotation>
            <text:p>2</text:p>
          </table:table-cell>
          <table:table-cell table:style-name="ce41" office:value-type="float" office:value="2" calcext:value-type="float">
            <office:annotation draw:style-name="gr33" draw:text-style-name="P2" svg:width="29.02mm" svg:height="25.72mm" svg:x="173.19mm" svg:y="62.68mm" draw:caption-point-x="-5.92mm" draw:caption-point-y="5.18mm">
              <dc:date>2021-04-21T00:00:00</dc:date>
              <text:p text:style-name="P1"><text:span text:style-name="T1">These runs have </text:span><text:span text:style-name="T1">an mean error of </text:span><text:span text:style-name="T1">0.225 rad and a </text:span><text:span text:style-name="T1">standard </text:span><text:span text:style-name="T1">deviation of </text:span><text:span text:style-name="T1">0.333 rad, </text:span></text:p>
            </office:annotation>
            <text:p>2</text:p>
          </table:table-cell>
          <table:table-cell table:style-name="ce29" office:value-type="float" office:value="2" calcext:value-type="float">
            <text:p>2</text:p>
          </table:table-cell>
          <table:table-cell table:style-name="ce53"/>
          <table:table-cell table:style-name="ce29" office:value-type="float" office:value="2" calcext:value-type="float">
            <office:annotation draw:style-name="gr28" draw:text-style-name="P2" svg:width="29.02mm" svg:height="14.07mm" svg:x="173.19mm" svg:y="62.68mm" draw:caption-point-x="-5.92mm" draw:caption-point-y="5.18mm">
              <dc:date>2021-04-21T00:00:00</dc:date>
              <text:p text:style-name="P1"><text:span text:style-name="T1">Mean 0.268248</text:span></text:p>
              <text:p text:style-name="P1"><text:span text:style-name="T1"><text:s/></text:span><text:span text:style-name="T1">Std: 0.3177</text:span></text:p>
              <text:p text:style-name="P1"><text:span text:style-name="T1"/></text:p>
            </office:annotation>
            <text:p>2</text:p>
          </table:table-cell>
          <table:table-cell table:style-name="ce53"/>
          <table:table-cell table:style-name="ce29" office:value-type="float" office:value="2" calcext:value-type="float">
            <office:annotation draw:style-name="gr28" draw:text-style-name="P2" svg:width="29.02mm" svg:height="14.07mm" svg:x="173.19mm" svg:y="62.68mm" draw:caption-point-x="-5.92mm" draw:caption-point-y="5.18mm">
              <dc:date>2021-04-21T00:00:00</dc:date>
              <text:p text:style-name="P1"><text:span text:style-name="T1">Mean: 1.58e-1</text:span></text:p>
              <text:p text:style-name="P1"><text:span text:style-name="T1"><text:s/></text:span><text:span text:style-name="T1">Std: 3.41e-1</text:span></text:p>
              <text:p text:style-name="P1"><text:span text:style-name="T1"/></text:p>
            </office:annotation>
            <text:p>2</text:p>
          </table:table-cell>
          <table:table-cell table:style-name="ce29" office:value-type="float" office:value="2" calcext:value-type="float">
            <office:annotation draw:style-name="gr30" draw:text-style-name="P2" svg:width="29.02mm" svg:height="21.76mm" svg:x="173.19mm" svg:y="62.68mm" draw:caption-point-x="-5.92mm" draw:caption-point-y="5.18mm">
              <dc:date>2021-04-21T00:00:00</dc:date>
              <text:p text:style-name="P1"><text:span text:style-name="T1">Mean : 0.1178</text:span></text:p>
              <text:p text:style-name="P1"><text:span text:style-name="T1"><text:s/></text:span><text:span text:style-name="T1">Standard </text:span><text:span text:style-name="T1">deviation : </text:span><text:span text:style-name="T1">0.2574</text:span></text:p>
              <text:p text:style-name="P1"><text:span text:style-name="T1"/></text:p>
            </office:annotation>
            <text:p>2</text:p>
          </table:table-cell>
          <table:table-cell table:style-name="ce29" office:value-type="float" office:value="2" calcext:value-type="float">
            <office:annotation draw:style-name="gr26" draw:text-style-name="P2" svg:width="29.02mm" svg:height="33.65mm" svg:x="173.19mm" svg:y="62.68mm" draw:caption-point-x="-5.92mm" draw:caption-point-y="5.18mm">
              <dc:date>2021-04-21T00:00:00</dc:date>
              <text:p text:style-name="P1"><text:span text:style-name="T1">Over 10 runs the </text:span><text:span text:style-name="T1">mean is given by</text:span></text:p>
              <text:p text:style-name="P1"><text:span text:style-name="T1">μ = 0.5377 rad </text:span><text:span text:style-name="T1">and the standard </text:span><text:span text:style-name="T1">deviation is given </text:span><text:span text:style-name="T1">by σ = 0.3742 </text:span><text:span text:style-name="T1">rad.</text:span></text:p>
              <text:p text:style-name="P1"><text:span text:style-name="T1"/></text:p>
            </office:annotation>
            <text:p>2</text:p>
          </table:table-cell>
          <table:table-cell table:style-name="ce40" office:value-type="float" office:value="2" calcext:value-type="float">
            <office:annotation draw:style-name="gr34" draw:text-style-name="P4" svg:width="29.02mm" svg:height="29.73mm" svg:x="173.19mm" svg:y="52.58mm" draw:caption-point-x="-5.92mm" draw:caption-point-y="15.28mm">
              <dc:date>2021-04-21T00:00:00</dc:date>
              <text:p text:style-name="P3"><text:span text:style-name="T2">All</text:span></text:p>
              <text:p text:style-name="P3"><text:span text:style-name="T2"><text:s/></text:span><text:span text:style-name="T2">Average: 0.205</text:span></text:p>
              <text:p text:style-name="P3"><text:span text:style-name="T2"><text:s/></text:span><text:span text:style-name="T2">Std: 0.29</text:span></text:p>
              <text:p text:style-name="P3"><text:span text:style-name="T2">Only successful</text:span></text:p>
              <text:p text:style-name="P3"><text:span text:style-name="T2"><text:s/></text:span><text:span text:style-name="T2">Average: 0.034</text:span></text:p>
              <text:p text:style-name="P3"><text:span text:style-name="T2"><text:s/></text:span><text:span text:style-name="T2">Std:0.03</text:span></text:p>
              <text:p text:style-name="P3"><text:span text:style-name="T2"/></text:p>
            </office:annotation>
            <text:p>2</text:p>
          </table:table-cell>
          <table:table-cell table:style-name="ce40" office:value-type="float" office:value="2" calcext:value-type="float">
            <office:annotation draw:style-name="gr35" draw:text-style-name="P4" svg:width="29.02mm" svg:height="37.67mm" svg:x="173.19mm" svg:y="52.58mm" draw:caption-point-x="-5.92mm" draw:caption-point-y="15.28mm">
              <dc:date>2021-04-21T00:00:00</dc:date>
              <text:p text:style-name="P3"><text:span text:style-name="T2">The mean of the </text:span><text:span text:style-name="T2">average </text:span><text:span text:style-name="T2">prediction errors </text:span><text:span text:style-name="T2">over the 10 runs </text:span><text:span text:style-name="T2">is 0.3577, and </text:span><text:span text:style-name="T2">the standard </text:span><text:span text:style-name="T2">deviation is </text:span><text:span text:style-name="T2">0.4055.</text:span></text:p>
              <text:p text:style-name="P3"><text:span text:style-name="T2"/></text:p>
            </office:annotation>
            <text:p>2</text:p>
          </table:table-cell>
          <table:table-cell table:style-name="ce40" office:value-type="float" office:value="2" calcext:value-type="float">
            <office:annotation draw:style-name="gr36" draw:text-style-name="P4" svg:width="29.02mm" svg:height="21.8mm" svg:x="173.19mm" svg:y="52.58mm" draw:caption-point-x="-5.92mm" draw:caption-point-y="15.28mm">
              <dc:date>2021-04-21T00:00:00</dc:date>
              <text:p text:style-name="P3"><text:span text:style-name="T2"><text:s/></text:span><text:span text:style-name="T2">Mean = </text:span><text:span text:style-name="T2">0.19169241, Std </text:span><text:span text:style-name="T2">deviation = </text:span><text:span text:style-name="T2">0.30070078</text:span></text:p>
              <text:p text:style-name="P3"><text:span text:style-name="T2"/></text:p>
            </office:annotation>
            <text:p>2</text:p>
          </table:table-cell>
          <table:table-cell table:style-name="ce40" office:value-type="float" office:value="2" calcext:value-type="float">
            <office:annotation draw:style-name="gr3" draw:text-style-name="P4" svg:width="29.01mm" svg:height="13.97mm" svg:x="173.19mm" svg:y="52.58mm" draw:caption-point-x="-5.92mm" draw:caption-point-y="15.28mm">
              <dc:date>2021-04-21T00:00:00</dc:date>
              <text:p text:style-name="P3"><text:span text:style-name="T2">Mean: 0.668</text:span></text:p>
              <text:p text:style-name="P3"><text:span text:style-name="T2"><text:s/></text:span><text:span text:style-name="T2">Std: 0.267</text:span></text:p>
              <text:p text:style-name="P3"><text:span text:style-name="T2"/></text:p>
            </office:annotation>
            <text:p>2</text:p>
          </table:table-cell>
          <table:table-cell table:style-name="ce40" office:value-type="float" office:value="2" calcext:value-type="float">
            <text:p>2</text:p>
          </table:table-cell>
          <table:table-cell table:style-name="ce40" office:value-type="float" office:value="2" calcext:value-type="float">
            <office:annotation draw:style-name="gr37" draw:text-style-name="P4" svg:width="29.02mm" svg:height="45.61mm" svg:x="173.19mm" svg:y="52.58mm" draw:caption-point-x="-5.92mm" draw:caption-point-y="15.28mm">
              <dc:date>2021-04-21T00:00:00</dc:date>
              <text:p text:style-name="P3"><text:span text:style-name="T2">The mean and </text:span><text:span text:style-name="T2">standard </text:span><text:span text:style-name="T2">deviation of the </text:span><text:span text:style-name="T2">"average </text:span><text:span text:style-name="T2">prediction error" </text:span><text:span text:style-name="T2">over 10-times </text:span><text:span text:style-name="T2">runs is 0.5567 </text:span><text:span text:style-name="T2">and</text:span></text:p>
              <text:p text:style-name="P3"><text:span text:style-name="T2">0.3622 </text:span><text:span text:style-name="T2">respectively.</text:span></text:p>
              <text:p text:style-name="P3"><text:span text:style-name="T2"/></text:p>
            </office:annotation>
            <text:p>2</text:p>
          </table:table-cell>
          <table:table-cell table:style-name="ce40" office:value-type="float" office:value="2" calcext:value-type="float">
            <office:annotation draw:style-name="gr38" draw:text-style-name="P4" svg:width="29.02mm" svg:height="49.58mm" svg:x="173.19mm" svg:y="52.58mm" draw:caption-point-x="-5.92mm" draw:caption-point-y="15.28mm">
              <dc:date>2021-04-21T00:00:00</dc:date>
              <text:p text:style-name="P3"><text:span text:style-name="T2">The Mean of </text:span><text:span text:style-name="T2">Average </text:span><text:span text:style-name="T2">Prediction Error </text:span><text:span text:style-name="T2">is 0.3738 and the </text:span><text:span text:style-name="T2">Standard </text:span><text:span text:style-name="T2">Deviation of </text:span><text:span text:style-name="T2">Average </text:span><text:span text:style-name="T2">Prediction Error </text:span><text:span text:style-name="T2">is</text:span></text:p>
              <text:p text:style-name="P3"><text:span text:style-name="T2">0.3969 for Task </text:span><text:span text:style-name="T2">1.2.</text:span></text:p>
              <text:p text:style-name="P3"><text:span text:style-name="T2"/></text:p>
            </office:annotation>
            <text:p>2</text:p>
          </table:table-cell>
          <table:table-cell table:style-name="ce40" office:value-type="float" office:value="2" calcext:value-type="float">
            <office:annotation draw:style-name="gr36" draw:text-style-name="P4" svg:width="29.02mm" svg:height="21.8mm" svg:x="173.19mm" svg:y="52.58mm" draw:caption-point-x="-5.92mm" draw:caption-point-y="15.28mm">
              <dc:date>2021-04-21T00:00:00</dc:date>
              <text:p text:style-name="P3"><text:span text:style-name="T2">Over all runs, the </text:span><text:span text:style-name="T2">mean is 0.29 and </text:span><text:span text:style-name="T2">standard </text:span><text:span text:style-name="T2">deviation is 0.36.</text:span></text:p>
              <text:p text:style-name="P3"><text:span text:style-name="T2"/></text:p>
            </office:annotation>
            <text:p>2</text:p>
          </table:table-cell>
          <table:table-cell table:style-name="ce40" office:value-type="float" office:value="2" calcext:value-type="float">
            <office:annotation draw:style-name="gr39" draw:text-style-name="P4" svg:width="29.02mm" svg:height="33.7mm" svg:x="173.19mm" svg:y="52.58mm" draw:caption-point-x="-5.92mm" draw:caption-point-y="15.28mm">
              <dc:date>2021-04-21T00:00:00</dc:date>
              <text:p text:style-name="P3"><text:span text:style-name="T2">o a mean </text:span><text:span text:style-name="T2">prediction</text:span></text:p>
              <text:p text:style-name="P3"><text:span text:style-name="T2">error of 0.557 rad </text:span><text:span text:style-name="T2">with </text:span><text:span text:style-name="T2">corresponding </text:span><text:span text:style-name="T2">standard </text:span><text:span text:style-name="T2">deviation of </text:span><text:span text:style-name="T2">0.302 rad. </text:span></text:p>
            </office:annotation>
            <text:p>2</text:p>
          </table:table-cell>
          <table:table-cell table:style-name="ce40" office:value-type="float" office:value="2" calcext:value-type="float">
            <office:annotation draw:style-name="gr40" draw:text-style-name="P4" svg:width="29.02mm" svg:height="41.64mm" svg:x="173.19mm" svg:y="52.58mm" draw:caption-point-x="-5.92mm" draw:caption-point-y="15.28mm">
              <dc:date>2021-04-21T00:00:00</dc:date>
              <text:p text:style-name="P3"><text:span text:style-name="T2">The mean for </text:span><text:span text:style-name="T2">average </text:span><text:span text:style-name="T2">prediction error </text:span><text:span text:style-name="T2">for 11 trials is </text:span><text:span text:style-name="T2">0.23354 and its </text:span><text:span text:style-name="T2">corresponding </text:span><text:span text:style-name="T2">standard </text:span><text:span text:style-name="T2">deviation is</text:span></text:p>
              <text:p text:style-name="P3"><text:span text:style-name="T2">0.342995.</text:span></text:p>
              <text:p text:style-name="P3"><text:span text:style-name="T2"/></text:p>
            </office:annotation>
            <text:p>2</text:p>
          </table:table-cell>
          <table:table-cell table:style-name="ce40" office:value-type="float" office:value="2" calcext:value-type="float">
            <office:annotation draw:style-name="gr41" draw:text-style-name="P4" svg:width="29.02mm" svg:height="9.91mm" svg:x="173.19mm" svg:y="52.55mm" draw:caption-point-x="-5.92mm" draw:caption-point-y="15.31mm">
              <dc:date>2021-04-21T00:00:00</dc:date>
              <text:p text:style-name="P3"><text:span text:style-name="T2">Mean; 0.262629</text:span></text:p>
              <text:p text:style-name="P3"><text:span text:style-name="T2">Std: 0.38755</text:span></text:p>
            </office:annotation>
            <text:p>2</text:p>
          </table:table-cell>
          <table:table-cell table:style-name="ce40" office:value-type="float" office:value="2" calcext:value-type="float">
            <office:annotation draw:style-name="gr42" draw:text-style-name="P4" svg:width="29.02mm" svg:height="25.76mm" svg:x="173.19mm" svg:y="52.58mm" draw:caption-point-x="-5.92mm" draw:caption-point-y="15.28mm">
              <dc:date>2021-04-21T00:00:00</dc:date>
              <text:p text:style-name="P3"><text:span text:style-name="T2">Mean</text:span></text:p>
              <text:p text:style-name="P3"><text:span text:style-name="T2"><text:s/></text:span><text:span text:style-name="T2">0.1660</text:span></text:p>
              <text:p text:style-name="P3"><text:span text:style-name="T2">Standard </text:span><text:span text:style-name="T2">deviation</text:span></text:p>
              <text:p text:style-name="P3"><text:span text:style-name="T2"><text:s/></text:span><text:span text:style-name="T2">0.3186</text:span></text:p>
              <text:p text:style-name="P3"><text:span text:style-name="T2"/></text:p>
            </office:annotation>
            <text:p>2</text:p>
          </table:table-cell>
          <table:table-cell table:style-name="ce40" office:value-type="float" office:value="2" calcext:value-type="float">
            <office:annotation draw:style-name="gr43" draw:text-style-name="P4" svg:width="29.01mm" svg:height="17.83mm" svg:x="173.19mm" svg:y="52.58mm" draw:caption-point-x="-5.92mm" draw:caption-point-y="15.28mm">
              <dc:date>2021-04-21T00:00:00</dc:date>
              <text:p text:style-name="P3"><text:span text:style-name="T2">Mean: 0.41</text:span></text:p>
              <text:p text:style-name="P3"><text:span text:style-name="T2">Sd: 0.36</text:span></text:p>
              <text:p text:style-name="P3"><text:span text:style-name="T2"><text:s/></text:span></text:p>
              <text:p text:style-name="P3"><text:span text:style-name="T2"><text:s/></text:span></text:p>
            </office:annotation>
            <text:p>2</text:p>
          </table:table-cell>
          <table:table-cell table:style-name="ce40" office:value-type="float" office:value="2" calcext:value-type="float">
            <office:annotation draw:style-name="gr36" draw:text-style-name="P4" svg:width="29.02mm" svg:height="21.8mm" svg:x="173.19mm" svg:y="52.58mm" draw:caption-point-x="-5.92mm" draw:caption-point-y="15.28mm">
              <dc:date>2021-04-21T00:00:00</dc:date>
              <text:p text:style-name="P3"><text:span text:style-name="T2">• </text:span><text:span text:style-name="T2">Mean-3.29E-01</text:span></text:p>
              <text:p text:style-name="P3"><text:span text:style-name="T2">• </text:span><text:span text:style-name="T2">Standard </text:span><text:span text:style-name="T2">Deviation-</text:span><text:span text:style-name="T2">0.401914</text:span></text:p>
              <text:p text:style-name="P3"><text:span text:style-name="T2"/></text:p>
            </office:annotation>
            <text:p>2</text:p>
          </table:table-cell>
          <table:table-cell table:style-name="ce40" office:value-type="float" office:value="2" calcext:value-type="float">
            <office:annotation draw:style-name="gr3" draw:text-style-name="P4" svg:width="29.02mm" svg:height="13.97mm" svg:x="173.19mm" svg:y="52.58mm" draw:caption-point-x="-5.92mm" draw:caption-point-y="15.28mm">
              <dc:date>2021-04-21T00:00:00</dc:date>
              <text:p text:style-name="P3"><text:span text:style-name="T2">Mean: <text:s/>0.33390</text:span></text:p>
              <text:p text:style-name="P3"><text:span text:style-name="T2"><text:s/></text:span><text:span text:style-name="T2">Sd: 0.35194</text:span></text:p>
              <text:p text:style-name="P3"><text:span text:style-name="T2"/></text:p>
            </office:annotation>
            <text:p>2</text:p>
          </table:table-cell>
          <table:table-cell table:style-name="ce57" office:value-type="float" office:value="0" calcext:value-type="float">
            <office:annotation draw:style-name="gr42" draw:text-style-name="P4" svg:width="29.02mm" svg:height="25.76mm" svg:x="173.19mm" svg:y="52.58mm" draw:caption-point-x="-5.92mm" draw:caption-point-y="15.28mm">
              <dc:date>2021-04-21T00:00:00</dc:date>
              <text:p text:style-name="P3"><text:span text:style-name="T2">The mean of this </text:span><text:span text:style-name="T2">set is 1.074 and </text:span><text:span text:style-name="T2">the standard</text:span></text:p>
              <text:p text:style-name="P3"><text:span text:style-name="T2">deviation is </text:span><text:span text:style-name="T2">around 0.0149.</text:span></text:p>
              <text:p text:style-name="P3"><text:span text:style-name="T2"/></text:p>
            </office:annotation>
            <text:p>0</text:p>
          </table:table-cell>
          <table:table-cell table:style-name="ce40" office:value-type="float" office:value="2" calcext:value-type="float">
            <office:annotation draw:style-name="gr42" draw:text-style-name="P4" svg:width="29.02mm" svg:height="25.76mm" svg:x="173.19mm" svg:y="52.58mm" draw:caption-point-x="-5.92mm" draw:caption-point-y="15.28mm">
              <dc:date>2021-04-21T00:00:00</dc:date>
              <text:p text:style-name="P3"><text:span text:style-name="T2">Mean</text:span></text:p>
              <text:p text:style-name="P3"><text:span text:style-name="T2"><text:s/></text:span><text:span text:style-name="T2">0.2303</text:span></text:p>
              <text:p text:style-name="P3"><text:span text:style-name="T2">Standard </text:span><text:span text:style-name="T2">Deviation</text:span></text:p>
              <text:p text:style-name="P3"><text:span text:style-name="T2"><text:s/></text:span><text:span text:style-name="T2">0.3597</text:span></text:p>
              <text:p text:style-name="P3"><text:span text:style-name="T2"/></text:p>
            </office:annotation>
            <text:p>2</text:p>
          </table:table-cell>
          <table:table-cell table:style-name="ce40" office:value-type="float" office:value="2" calcext:value-type="float">
            <office:annotation draw:style-name="gr42" draw:text-style-name="P4" svg:width="29.02mm" svg:height="25.76mm" svg:x="173.19mm" svg:y="52.58mm" draw:caption-point-x="-5.92mm" draw:caption-point-y="15.28mm">
              <dc:date>2021-04-21T00:00:00</dc:date>
              <text:p text:style-name="P3"><text:span text:style-name="T2">mean of 0.25 rad </text:span><text:span text:style-name="T2">and and a </text:span><text:span text:style-name="T2">standard </text:span><text:span text:style-name="T2">deviation of 0.28 </text:span><text:span text:style-name="T2">rad.</text:span></text:p>
              <text:p text:style-name="P3"><text:span text:style-name="T2"/></text:p>
            </office:annotation>
            <text:p>2</text:p>
          </table:table-cell>
          <table:table-cell table:style-name="ce40" office:value-type="float" office:value="2" calcext:value-type="float">
            <office:annotation draw:style-name="gr39" draw:text-style-name="P4" svg:width="29.02mm" svg:height="33.7mm" svg:x="173.19mm" svg:y="52.58mm" draw:caption-point-x="-5.92mm" draw:caption-point-y="15.28mm">
              <dc:date>2021-04-21T00:00:00</dc:date>
              <text:p text:style-name="P3"><text:span text:style-name="T2">The mean of the </text:span><text:span text:style-name="T2">average </text:span><text:span text:style-name="T2">prediction error </text:span><text:span text:style-name="T2">over all these </text:span><text:span text:style-name="T2">runs is 0.24. The</text:span></text:p>
              <text:p text:style-name="P3"><text:span text:style-name="T2">standard </text:span><text:span text:style-name="T2">deviation is </text:span><text:span text:style-name="T2">0.4045.</text:span></text:p>
            </office:annotation>
            <text:p>2</text:p>
          </table:table-cell>
          <table:table-cell table:style-name="ce40" office:value-type="float" office:value="2" calcext:value-type="float">
            <office:annotation draw:style-name="gr43" draw:text-style-name="P4" svg:width="29.02mm" svg:height="17.83mm" svg:x="173.19mm" svg:y="52.58mm" draw:caption-point-x="-5.92mm" draw:caption-point-y="15.28mm">
              <dc:date>2021-04-21T00:00:00</dc:date>
              <text:p text:style-name="P3"><text:span text:style-name="T2">Mtrig</text:span></text:p>
              <text:p text:style-name="P3"><text:span text:style-name="T2"><text:s/></text:span><text:span text:style-name="T2">0.29816</text:span></text:p>
              <text:p text:style-name="P3"><text:span text:style-name="T2"><text:s/></text:span><text:span text:style-name="T2">0.35968</text:span></text:p>
              <text:p text:style-name="P3"><text:span text:style-name="T2"/></text:p>
            </office:annotation>
            <text:p>2</text:p>
          </table:table-cell>
          <table:table-cell table:style-name="ce40" office:value-type="float" office:value="2" calcext:value-type="float">
            <office:annotation draw:style-name="gr41" draw:text-style-name="P4" svg:width="29.02mm" svg:height="9.91mm" svg:x="173.19mm" svg:y="52.55mm" draw:caption-point-x="-5.92mm" draw:caption-point-y="15.31mm">
              <dc:date>2021-04-21T00:00:00</dc:date>
              <text:p text:style-name="P3"><text:span text:style-name="T2">Mean: 2.20e-1</text:span></text:p>
              <text:p text:style-name="P3"><text:span text:style-name="T2">Sd: 3.32e-1 </text:span></text:p>
            </office:annotation>
            <text:p>2</text:p>
          </table:table-cell>
          <table:table-cell table:style-name="ce40" office:value-type="float" office:value="1" calcext:value-type="float">
            <office:annotation draw:style-name="gr43" draw:text-style-name="P4" svg:width="29.01mm" svg:height="17.83mm" svg:x="173.19mm" svg:y="52.58mm" draw:caption-point-x="-5.92mm" draw:caption-point-y="15.28mm">
              <dc:date>2021-04-21T00:00:00</dc:date>
              <text:p text:style-name="P3"><text:span text:style-name="T2">the average </text:span><text:span text:style-name="T2">prediction error is </text:span><text:span text:style-name="T2">0.2813. Lacks </text:span><text:span text:style-name="T2">sd!</text:span></text:p>
            </office:annotation>
            <text:p>1</text:p>
          </table:table-cell>
          <table:table-cell table:style-name="ce40" office:value-type="float" office:value="2" calcext:value-type="float">
            <office:annotation draw:style-name="gr34" draw:text-style-name="P4" svg:width="29.02mm" svg:height="29.73mm" svg:x="173.19mm" svg:y="52.58mm" draw:caption-point-x="-5.92mm" draw:caption-point-y="15.28mm">
              <dc:date>2021-04-21T00:00:00</dc:date>
              <text:p text:style-name="P3"><text:span text:style-name="T2">the mean and </text:span><text:span text:style-name="T2">standard </text:span><text:span text:style-name="T2">deviation of the</text:span></text:p>
              <text:p text:style-name="P3"><text:span text:style-name="T2">average </text:span><text:span text:style-name="T2">prediction error is </text:span><text:span text:style-name="T2">0.062, 0.1444 </text:span><text:span text:style-name="T2">respectively. </text:span></text:p>
            </office:annotation>
            <text:p>2</text:p>
          </table:table-cell>
          <table:table-cell table:style-name="ce40" office:value-type="float" office:value="2" calcext:value-type="float">
            <office:annotation draw:style-name="gr41" draw:text-style-name="P4" svg:width="29.02mm" svg:height="9.91mm" svg:x="173.19mm" svg:y="52.55mm" draw:caption-point-x="-5.92mm" draw:caption-point-y="15.31mm">
              <dc:date>2021-04-21T00:00:00</dc:date>
              <text:p text:style-name="P3"><text:span text:style-name="T2">Mean: 1.49E-01</text:span></text:p>
              <text:p text:style-name="P3"><text:span text:style-name="T2">Sd: 2.64E-01</text:span></text:p>
            </office:annotation>
            <text:p>2</text:p>
          </table:table-cell>
          <table:table-cell table:style-name="ce40" office:value-type="float" office:value="2" calcext:value-type="float">
            <office:annotation draw:style-name="gr35" draw:text-style-name="P4" svg:width="29.02mm" svg:height="37.67mm" svg:x="173.19mm" svg:y="52.58mm" draw:caption-point-x="-5.92mm" draw:caption-point-y="15.28mm">
              <dc:date>2021-04-21T00:00:00</dc:date>
              <text:p text:style-name="P3"><text:span text:style-name="T2">Mean average </text:span><text:span text:style-name="T2">prediction error = </text:span><text:span text:style-name="T2">0,092</text:span></text:p>
              <text:p text:style-name="P3"><text:span text:style-name="T2">Standard </text:span><text:span text:style-name="T2">deviation of the </text:span><text:span text:style-name="T2">average </text:span><text:span text:style-name="T2">prediction error = </text:span><text:span text:style-name="T2">0,19</text:span></text:p>
              <text:p text:style-name="P3"><text:span text:style-name="T2"/></text:p>
            </office:annotation>
            <text:p>2</text:p>
          </table:table-cell>
          <table:table-cell table:style-name="ce40" office:value-type="float" office:value="2" calcext:value-type="float">
            <office:annotation draw:style-name="gr43" draw:text-style-name="P6" svg:width="29.02mm" svg:height="17.83mm" svg:x="173.19mm" svg:y="52.58mm" draw:caption-point-x="-5.92mm" draw:caption-point-y="15.28mm">
              <dc:date>2021-04-21T00:00:00</dc:date>
              <text:p text:style-name="P5"><text:span text:style-name="T3">Mean 0.2349 </text:span><text:span text:style-name="T3">with a standard </text:span><text:span text:style-name="T3">deviation of </text:span><text:span text:style-name="T3">0.3073. </text:span></text:p>
            </office:annotation>
            <text:p>2</text:p>
          </table:table-cell>
          <table:table-cell table:style-name="ce40" office:value-type="float" office:value="2" calcext:value-type="float">
            <office:annotation draw:style-name="gr42" draw:text-style-name="P4" svg:width="29.02mm" svg:height="25.76mm" svg:x="173.19mm" svg:y="52.58mm" draw:caption-point-x="-5.92mm" draw:caption-point-y="15.28mm">
              <dc:date>2021-04-21T00:00:00</dc:date>
              <text:p text:style-name="P3"><text:span text:style-name="T2"><text:s/></text:span><text:span text:style-name="T2">(μtrig = 0.253) </text:span><text:span text:style-name="T2">and variance </text:span><text:span text:style-name="T2">(σtrig</text:span></text:p>
              <text:p text:style-name="P3"><text:span text:style-name="T2"><text:s/></text:span><text:span text:style-name="T2">2</text:span></text:p>
              <text:p text:style-name="P3"><text:span text:style-name="T2"><text:s/></text:span><text:span text:style-name="T2">= 0.0999)</text:span></text:p>
              <text:p text:style-name="P3"><text:span text:style-name="T2"/></text:p>
            </office:annotation>
            <text:p>2</text:p>
          </table:table-cell>
          <table:table-cell table:style-name="ce40" office:value-type="float" office:value="2" calcext:value-type="float">
            <office:annotation draw:style-name="gr3" draw:text-style-name="P4" svg:width="29.02mm" svg:height="13.97mm" svg:x="190.83mm" svg:y="52.58mm" draw:caption-point-x="-5.92mm" draw:caption-point-y="15.28mm">
              <dc:date>2021-04-21T00:00:00</dc:date>
              <text:p text:style-name="P3"><text:span text:style-name="T2"><text:s/></text:span><text:span text:style-name="T2">Mean: 0.278</text:span></text:p>
              <text:p text:style-name="P3"><text:span text:style-name="T2"><text:s/></text:span><text:span text:style-name="T2">Std: 0.137</text:span></text:p>
              <text:p text:style-name="P3"><text:span text:style-name="T2"/></text:p>
            </office:annotation>
            <text:p>2</text:p>
          </table:table-cell>
          <table:table-cell table:style-name="ce40" office:value-type="float" office:value="2" calcext:value-type="float">
            <office:annotation draw:style-name="gr34" draw:text-style-name="P4" svg:width="29.02mm" svg:height="29.73mm" svg:x="208.47mm" svg:y="52.58mm" draw:caption-point-x="-5.92mm" draw:caption-point-y="15.28mm">
              <dc:date>2021-04-21T00:00:00</dc:date>
              <text:p text:style-name="P3"><text:span text:style-name="T2">Mean error </text:span><text:span text:style-name="T2">across all runs = </text:span><text:span text:style-name="T2">0.0159 rad</text:span></text:p>
              <text:p text:style-name="P3"><text:span text:style-name="T2">Standard </text:span><text:span text:style-name="T2">deviation = </text:span><text:span text:style-name="T2">0.0051 rad</text:span></text:p>
              <text:p text:style-name="P3"><text:span text:style-name="T2"/></text:p>
            </office:annotation>
            <text:p>2</text:p>
          </table:table-cell>
          <table:table-cell table:style-name="ce40" office:value-type="float" office:value="2" calcext:value-type="float">
            <office:annotation draw:style-name="gr43" draw:text-style-name="P4" svg:width="29.02mm" svg:height="17.83mm" svg:x="226.11mm" svg:y="52.58mm" draw:caption-point-x="-5.92mm" draw:caption-point-y="15.28mm">
              <dc:date>2021-04-21T00:00:00</dc:date>
              <text:p text:style-name="P3"><text:span text:style-name="T2"><text:s/></text:span><text:span text:style-name="T2">0.279 and the </text:span><text:span text:style-name="T2">standard </text:span><text:span text:style-name="T2">deviation is </text:span><text:span text:style-name="T2">0.375.</text:span></text:p>
            </office:annotation>
            <text:p>2</text:p>
          </table:table-cell>
          <table:table-cell table:style-name="ce35" office:value-type="float" office:value="2" calcext:value-type="float">
            <office:annotation draw:style-name="gr40" draw:text-style-name="P4" svg:width="29.01mm" svg:height="41.64mm" svg:x="243.75mm" svg:y="52.58mm" draw:caption-point-x="-5.92mm" draw:caption-point-y="15.28mm">
              <dc:date>2021-04-21T00:00:00</dc:date>
              <text:p text:style-name="P3"><text:span text:style-name="T2">The mean of the </text:span><text:span text:style-name="T2">“average </text:span><text:span text:style-name="T2">prediction error” </text:span><text:span text:style-name="T2">over all runs is </text:span><text:span text:style-name="T2">0.240932 and the</text:span></text:p>
              <text:p text:style-name="P3"><text:span text:style-name="T2">standard </text:span><text:span text:style-name="T2">deviation is </text:span><text:span text:style-name="T2">0.356529407.</text:span></text:p>
              <text:p text:style-name="P3"><text:span text:style-name="T2"/></text:p>
            </office:annotation>
            <text:p>2</text:p>
          </table:table-cell>
          <table:table-cell table:style-name="ce35" office:value-type="float" office:value="2" calcext:value-type="float">
            <office:annotation draw:style-name="gr34" draw:text-style-name="P4" svg:width="29.02mm" svg:height="29.73mm" svg:x="261.38mm" svg:y="52.58mm" draw:caption-point-x="-5.92mm" draw:caption-point-y="15.28mm">
              <dc:date>2021-04-21T00:00:00</dc:date>
              <text:p text:style-name="P3"><text:span text:style-name="T2">standard </text:span><text:span text:style-name="T2">deviation</text:span></text:p>
              <text:p text:style-name="P3"><text:span text:style-name="T2">0.3303884295416</text:span><text:span text:style-name="T2">5326</text:span></text:p>
              <text:p text:style-name="P3"><text:span text:style-name="T2">mean</text:span></text:p>
              <text:p text:style-name="P3"><text:span text:style-name="T2">0.353225</text:span></text:p>
              <text:p text:style-name="P3"><text:span text:style-name="T2"/></text:p>
            </office:annotation>
            <text:p>2</text:p>
          </table:table-cell>
          <table:table-cell table:style-name="ce35" office:value-type="float" office:value="2" calcext:value-type="float">
            <office:annotation draw:style-name="gr41" draw:text-style-name="P4" svg:width="29.02mm" svg:height="9.91mm" svg:x="279.02mm" svg:y="52.55mm" draw:caption-point-x="-5.92mm" draw:caption-point-y="15.31mm">
              <dc:date>2021-04-21T00:00:00</dc:date>
              <text:p text:style-name="P3"><text:span text:style-name="T2">Mean: 0.1514</text:span></text:p>
              <text:p text:style-name="P3"><text:span text:style-name="T2"><text:s/></text:span><text:span text:style-name="T2">Sd:0.269</text:span></text:p>
            </office:annotation>
            <text:p>2</text:p>
          </table:table-cell>
          <table:table-cell table:style-name="ce35" office:value-type="float" office:value="2" calcext:value-type="float">
            <office:annotation draw:style-name="gr3" draw:text-style-name="P4" svg:width="29.02mm" svg:height="13.97mm" svg:x="296.66mm" svg:y="52.58mm" draw:caption-point-x="-5.92mm" draw:caption-point-y="15.28mm">
              <dc:date>2021-04-21T00:00:00</dc:date>
              <text:p text:style-name="P3"><text:span text:style-name="T2">Mean: 2.77e-01</text:span></text:p>
              <text:p text:style-name="P3"><text:span text:style-name="T2">Sd: 3.79e-01</text:span></text:p>
              <text:p text:style-name="P3"><text:span text:style-name="T2"/></text:p>
            </office:annotation>
            <text:p>2</text:p>
          </table:table-cell>
          <table:table-cell table:style-name="ce35" office:value-type="float" office:value="2" calcext:value-type="float">
            <office:annotation draw:style-name="gr42" draw:text-style-name="P4" svg:width="29.02mm" svg:height="25.76mm" svg:x="314.3mm" svg:y="52.58mm" draw:caption-point-x="-5.92mm" draw:caption-point-y="15.28mm">
              <dc:date>2021-04-21T00:00:00</dc:date>
              <text:p text:style-name="P3"><text:span text:style-name="T2">mean of </text:span><text:span text:style-name="T2">0.137958 and </text:span><text:span text:style-name="T2">standard </text:span><text:span text:style-name="T2">deviation of </text:span><text:span text:style-name="T2">0.259.</text:span></text:p>
              <text:p text:style-name="P3"><text:span text:style-name="T2"/></text:p>
            </office:annotation>
            <text:p>2</text:p>
          </table:table-cell>
          <table:table-cell table:style-name="ce35" office:value-type="float" office:value="2" calcext:value-type="float">
            <office:annotation draw:style-name="gr44" draw:text-style-name="P8" svg:width="29.02mm" svg:height="18.41mm" svg:x="331.94mm" svg:y="52.56mm" draw:caption-point-x="-5.92mm" draw:caption-point-y="15.3mm">
              <dc:date>2021-04-21T00:00:00</dc:date>
              <text:p text:style-name="P7"><text:span text:style-name="T4">μ = 0.202</text:span></text:p>
              <text:p text:style-name="P7"><text:span text:style-name="T4"><text:s/></text:span><text:span text:style-name="T4">,</text:span></text:p>
              <text:p text:style-name="P7"><text:span text:style-name="T4"><text:s/></text:span><text:span text:style-name="T4">σ = 0.336</text:span></text:p>
              <text:p text:style-name="P7"><text:span text:style-name="T4"/></text:p>
            </office:annotation>
            <text:p>2</text:p>
          </table:table-cell>
          <table:table-cell table:style-name="ce35" office:value-type="float" office:value="2" calcext:value-type="float">
            <office:annotation draw:style-name="gr36" draw:text-style-name="P4" svg:width="29.02mm" svg:height="21.8mm" svg:x="349.58mm" svg:y="52.58mm" draw:caption-point-x="-5.92mm" draw:caption-point-y="15.28mm">
              <dc:date>2021-04-21T00:00:00</dc:date>
              <text:p text:style-name="P3"><text:span text:style-name="T2"><text:s/></text:span><text:span text:style-name="T2">μ of 0.4433 and </text:span><text:span text:style-name="T2">a standard </text:span><text:span text:style-name="T2">deviation σ of </text:span><text:span text:style-name="T2">0.4718.</text:span></text:p>
              <text:p text:style-name="P3"><text:span text:style-name="T2"/></text:p>
            </office:annotation>
            <text:p>2</text:p>
          </table:table-cell>
          <table:table-cell table:style-name="ce56"/>
          <table:table-cell table:style-name="ce35" office:value-type="float" office:value="2" calcext:value-type="float">
            <office:annotation draw:style-name="gr43" draw:text-style-name="P4" svg:width="29.02mm" svg:height="17.83mm" svg:x="384.86mm" svg:y="52.58mm" draw:caption-point-x="-5.92mm" draw:caption-point-y="15.28mm">
              <dc:date>2021-04-21T00:00:00</dc:date>
              <text:p text:style-name="P3"><text:span text:style-name="T2">M θ = 3.38 · </text:span><text:span text:style-name="T2">10−1 and σ2 = </text:span><text:span text:style-name="T2">1.60 · 10−1</text:span></text:p>
              <text:p text:style-name="P3"><text:span text:style-name="T2"/></text:p>
            </office:annotation>
            <text:p>2</text:p>
          </table:table-cell>
          <table:table-cell table:style-name="ce35" office:value-type="float" office:value="2" calcext:value-type="float">
            <office:annotation draw:style-name="gr43" draw:text-style-name="P4" svg:width="29.01mm" svg:height="17.83mm" svg:x="402.5mm" svg:y="52.58mm" draw:caption-point-x="-5.92mm" draw:caption-point-y="15.28mm">
              <dc:date>2021-04-21T00:00:00</dc:date>
              <text:p text:style-name="P3"><text:span text:style-name="T2">Mean: 0.2516</text:span></text:p>
              <text:p text:style-name="P3"><text:span text:style-name="T2">Sd: 0.3696</text:span></text:p>
              <text:p text:style-name="P3"><text:span text:style-name="T2"/></text:p>
              <text:p text:style-name="P3"><text:span text:style-name="T2"><text:s/></text:span></text:p>
            </office:annotation>
            <text:p>2</text:p>
          </table:table-cell>
          <table:table-cell table:style-name="ce35" office:value-type="float" office:value="2" calcext:value-type="float">
            <office:annotation draw:style-name="gr41" draw:text-style-name="P4" svg:width="29.02mm" svg:height="9.91mm" svg:x="420.13mm" svg:y="52.55mm" draw:caption-point-x="-5.92mm" draw:caption-point-y="15.31mm">
              <dc:date>2021-04-21T00:00:00</dc:date>
              <text:p text:style-name="P3"><text:span text:style-name="T2">Mean: 0.25</text:span></text:p>
              <text:p text:style-name="P3"><text:span text:style-name="T2">Sd: 0.36</text:span></text:p>
            </office:annotation>
            <text:p>2</text:p>
          </table:table-cell>
          <table:table-cell table:number-columns-repeated="3" table:style-name="ce56" office:value-type="float" office:value="0" calcext:value-type="float">
            <text:p>0</text:p>
          </table:table-cell>
          <table:table-cell table:style-name="ce40" office:value-type="float" office:value="2" calcext:value-type="float">
            <office:annotation draw:style-name="gr41" draw:text-style-name="P6" svg:width="29.02mm" svg:height="9.91mm" svg:x="490.69mm" svg:y="52.55mm" draw:caption-point-x="-5.92mm" draw:caption-point-y="15.31mm">
              <dc:date>2021-04-21T00:00:00</dc:date>
              <text:p text:style-name="P5"><text:span text:style-name="T3">μx ≈ 0.369 and </text:span><text:span text:style-name="T3">σx ≈ 0.358. </text:span></text:p>
            </office:annotation>
            <text:p>2</text:p>
          </table:table-cell>
          <table:table-cell table:style-name="ce40" office:value-type="float" office:value="1" calcext:value-type="float">
            <office:annotation draw:style-name="gr25" draw:text-style-name="P4" svg:width="29.02mm" svg:height="6.13mm" svg:x="508.33mm" svg:y="52.58mm" draw:caption-point-x="-5.92mm" draw:caption-point-y="15.28mm">
              <dc:date>2021-04-21T00:00:00</dc:date>
              <text:p text:style-name="P3"><text:span text:style-name="T2">They forgot sd</text:span></text:p>
            </office:annotation>
            <text:p>1</text:p>
          </table:table-cell>
          <table:table-cell table:style-name="ce67" office:value-type="float" office:value="0" calcext:value-type="float">
            <text:p>0</text:p>
          </table:table-cell>
          <table:table-cell table:style-name="ce35" office:value-type="float" office:value="2" calcext:value-type="float">
            <office:annotation draw:style-name="gr34" draw:text-style-name="P4" svg:width="29.02mm" svg:height="29.73mm" svg:x="543.61mm" svg:y="52.58mm" draw:caption-point-x="-5.92mm" draw:caption-point-y="15.28mm">
              <dc:date>2021-04-21T00:00:00</dc:date>
              <text:p text:style-name="P3"><text:span text:style-name="T2"><text:s/></text:span><text:span text:style-name="T2">average </text:span><text:span text:style-name="T2">deviation error as </text:span><text:span text:style-name="T2">0.191 and </text:span><text:span text:style-name="T2">standard </text:span><text:span text:style-name="T2">deviation as </text:span><text:span text:style-name="T2">0.358.</text:span></text:p>
              <text:p text:style-name="P3"><text:span text:style-name="T2"/></text:p>
            </office:annotation>
            <text:p>2</text:p>
          </table:table-cell>
          <table:table-cell table:style-name="ce35" office:value-type="float" office:value="2" calcext:value-type="float">
            <office:annotation draw:style-name="gr36" draw:text-style-name="P4" svg:width="29.01mm" svg:height="21.8mm" svg:x="561.25mm" svg:y="52.58mm" draw:caption-point-x="-5.92mm" draw:caption-point-y="15.28mm">
              <dc:date>2021-04-21T00:00:00</dc:date>
              <text:p text:style-name="P3"><text:span text:style-name="T2">μ̄M trig = 2.23E − </text:span><text:span text:style-name="T2">01 [rad] and σM </text:span><text:span text:style-name="T2">trig = 3.22E − 01</text:span></text:p>
              <text:p text:style-name="P3"><text:span text:style-name="T2"><text:s/></text:span></text:p>
            </office:annotation>
            <text:p>2</text:p>
          </table:table-cell>
          <table:table-cell table:style-name="ce35" office:value-type="float" office:value="2" calcext:value-type="float">
            <office:annotation draw:style-name="gr41" draw:text-style-name="P4" svg:width="29.02mm" svg:height="9.91mm" svg:x="578.88mm" svg:y="52.55mm" draw:caption-point-x="-5.92mm" draw:caption-point-y="15.31mm">
              <dc:date>2021-04-21T00:00:00</dc:date>
              <text:p text:style-name="P3"><text:span text:style-name="T2">Mean: 0.250</text:span></text:p>
              <text:p text:style-name="P3"><text:span text:style-name="T2"><text:s/></text:span><text:span text:style-name="T2">Sd: 0.321</text:span></text:p>
            </office:annotation>
            <text:p>2</text:p>
          </table:table-cell>
          <table:table-cell table:style-name="ce57" office:value-type="float" office:value="0" calcext:value-type="float">
            <office:annotation draw:style-name="gr36" draw:text-style-name="P4" svg:width="29.02mm" svg:height="21.8mm" svg:x="596.52mm" svg:y="52.58mm" draw:caption-point-x="-5.92mm" draw:caption-point-y="15.28mm">
              <dc:date>2021-04-21T00:00:00</dc:date>
              <text:p text:style-name="P3"><text:span text:style-name="T2"><text:s/></text:span><text:span text:style-name="T2">(μ = 1.0971 rad) </text:span><text:span text:style-name="T2">and</text:span></text:p>
              <text:p text:style-name="P3"><text:span text:style-name="T2">the standard </text:span><text:span text:style-name="T2">deviation (σ = </text:span><text:span text:style-name="T2">1.3049 rad) </text:span></text:p>
            </office:annotation>
            <text:p>0</text:p>
          </table:table-cell>
          <table:table-cell table:style-name="ce35" office:value-type="float" office:value="2" calcext:value-type="float">
            <office:annotation draw:style-name="gr34" draw:text-style-name="P4" svg:width="29.02mm" svg:height="29.73mm" svg:x="614.16mm" svg:y="52.58mm" draw:caption-point-x="-5.92mm" draw:caption-point-y="15.28mm">
              <dc:date>2021-04-21T00:00:00</dc:date>
              <text:p text:style-name="P3"><text:span text:style-name="T2">The average error </text:span><text:span text:style-name="T2">over all tests is </text:span><text:span text:style-name="T2">0.3255, with a </text:span><text:span text:style-name="T2">standard </text:span><text:span text:style-name="T2">deviation of </text:span><text:span text:style-name="T2">0.7391.</text:span></text:p>
              <text:p text:style-name="P3"><text:span text:style-name="T2"/></text:p>
            </office:annotation>
            <text:p>2</text:p>
          </table:table-cell>
          <table:table-cell table:style-name="ce35" office:value-type="float" office:value="2" calcext:value-type="float">
            <office:annotation draw:style-name="gr43" draw:text-style-name="P4" svg:width="29.02mm" svg:height="17.83mm" svg:x="631.8mm" svg:y="52.58mm" draw:caption-point-x="-5.92mm" draw:caption-point-y="15.28mm">
              <dc:date>2021-04-21T00:00:00</dc:date>
              <text:p text:style-name="P3"><text:span text:style-name="T2">Mean: 0.2894782</text:span></text:p>
              <text:p text:style-name="P3"><text:span text:style-name="T2"><text:s/></text:span><text:span text:style-name="T2">Sd: 0.35</text:span></text:p>
              <text:p text:style-name="P3"><text:span text:style-name="T2"/></text:p>
            </office:annotation>
            <text:p>2</text:p>
          </table:table-cell>
          <table:table-cell table:style-name="ce35" office:value-type="float" office:value="2" calcext:value-type="float">
            <office:annotation draw:style-name="gr3" draw:text-style-name="P4" svg:width="29.02mm" svg:height="13.97mm" svg:x="649.44mm" svg:y="52.58mm" draw:caption-point-x="-5.92mm" draw:caption-point-y="15.28mm">
              <dc:date>2021-04-21T00:00:00</dc:date>
              <text:p text:style-name="P3"><text:span text:style-name="T2">Mean: 2.58e-01</text:span></text:p>
              <text:p text:style-name="P3"><text:span text:style-name="T2"><text:s/></text:span><text:span text:style-name="T2">Sd: 3.014e05</text:span></text:p>
              <text:p text:style-name="P3"><text:span text:style-name="T2"/></text:p>
            </office:annotation>
            <text:p>2</text:p>
          </table:table-cell>
          <table:table-cell table:style-name="ce40" office:value-type="float" office:value="0" calcext:value-type="float">
            <office:annotation draw:style-name="gr36" draw:text-style-name="P4" svg:width="29.02mm" svg:height="21.8mm" svg:x="667.08mm" svg:y="52.58mm" draw:caption-point-x="-5.92mm" draw:caption-point-y="15.28mm">
              <dc:date>2021-04-21T00:00:00</dc:date>
              <text:p text:style-name="P3"><text:span text:style-name="T2">μavg pred err = </text:span><text:span text:style-name="T2">0.016299339,</text:span></text:p>
              <text:p text:style-name="P3"><text:span text:style-name="T2"><text:s/></text:span><text:span text:style-name="T2">σavg pred err = </text:span><text:span text:style-name="T2">0.011507394</text:span></text:p>
              <text:p text:style-name="P3"><text:span text:style-name="T2"/></text:p>
            </office:annotation>
            <text:p>0</text:p>
          </table:table-cell>
          <table:table-cell table:style-name="ce35" office:value-type="float" office:value="2" calcext:value-type="float">
            <office:annotation draw:style-name="gr34" draw:text-style-name="P4" svg:width="29.02mm" svg:height="29.73mm" svg:x="684.72mm" svg:y="52.58mm" draw:caption-point-x="-5.92mm" draw:caption-point-y="15.28mm">
              <dc:date>2021-04-21T00:00:00</dc:date>
              <text:p text:style-name="P3"><text:span text:style-name="T2">The resulting </text:span><text:span text:style-name="T2">mean is: 0.2984</text:span></text:p>
              <text:p text:style-name="P3"><text:span text:style-name="T2">The resulting </text:span><text:span text:style-name="T2">standard </text:span><text:span text:style-name="T2">deviation is: </text:span><text:span text:style-name="T2">0.27475</text:span></text:p>
              <text:p text:style-name="P3"><text:span text:style-name="T2"/></text:p>
            </office:annotation>
            <text:p>2</text:p>
          </table:table-cell>
          <table:table-cell table:style-name="ce35" office:value-type="float" office:value="2" calcext:value-type="float">
            <office:annotation draw:style-name="gr36" draw:text-style-name="P4" svg:width="29.02mm" svg:height="21.8mm" svg:x="702.36mm" svg:y="52.58mm" draw:caption-point-x="-5.92mm" draw:caption-point-y="15.28mm">
              <dc:date>2021-04-21T00:00:00</dc:date>
              <text:p text:style-name="P3"><text:span text:style-name="T2">MEAN E</text:span></text:p>
              <text:p text:style-name="P3"><text:span text:style-name="T2"><text:s/></text:span><text:span text:style-name="T2">0,211</text:span></text:p>
              <text:p text:style-name="P3"><text:span text:style-name="T2">STD</text:span></text:p>
              <text:p text:style-name="P3"><text:span text:style-name="T2"><text:s/></text:span><text:span text:style-name="T2">0,336</text:span></text:p>
              <text:p text:style-name="P3"><text:span text:style-name="T2"/></text:p>
            </office:annotation>
            <text:p>2</text:p>
          </table:table-cell>
          <table:table-cell table:style-name="ce35" office:value-type="float" office:value="2" calcext:value-type="float">
            <office:annotation draw:style-name="gr42" draw:text-style-name="P4" svg:width="29.01mm" svg:height="25.76mm" svg:x="720mm" svg:y="52.58mm" draw:caption-point-x="-5.92mm" draw:caption-point-y="15.28mm">
              <dc:date>2021-04-21T00:00:00</dc:date>
              <text:p text:style-name="P3"><text:span text:style-name="T2">Mean Value</text:span></text:p>
              <text:p text:style-name="P3"><text:span text:style-name="T2"><text:s/></text:span><text:span text:style-name="T2">0.3291</text:span></text:p>
              <text:p text:style-name="P3"><text:span text:style-name="T2">Standard </text:span><text:span text:style-name="T2">Deviation</text:span></text:p>
              <text:p text:style-name="P3"><text:span text:style-name="T2"><text:s/></text:span><text:span text:style-name="T2">0.3568</text:span></text:p>
              <text:p text:style-name="P3"><text:span text:style-name="T2"/></text:p>
            </office:annotation>
            <text:p>2</text:p>
          </table:table-cell>
          <table:table-cell table:style-name="ce35" office:value-type="float" office:value="2" calcext:value-type="float">
            <office:annotation draw:style-name="gr34" draw:text-style-name="P4" svg:width="29.07mm" svg:height="29.73mm" svg:x="737.63mm" svg:y="52.58mm" draw:caption-point-x="-5.92mm" draw:caption-point-y="15.28mm">
              <dc:date>2021-04-21T00:00:00</dc:date>
              <text:p text:style-name="P3"><text:span text:style-name="T2">result in a mean </text:span><text:span text:style-name="T2">prediction error of</text:span></text:p>
              <text:p text:style-name="P3"><text:span text:style-name="T2">0.227 radians </text:span><text:span text:style-name="T2">and a standard </text:span><text:span text:style-name="T2">deviation of </text:span><text:span text:style-name="T2">0.350 radians. </text:span></text:p>
            </office:annotation>
            <text:p>2</text:p>
          </table:table-cell>
          <table:table-cell table:style-name="ce35" office:value-type="float" office:value="1" calcext:value-type="float">
            <office:annotation draw:style-name="gr43" draw:text-style-name="P4" svg:width="28.95mm" svg:height="17.83mm" svg:x="755.27mm" svg:y="52.58mm" draw:caption-point-x="-5.92mm" draw:caption-point-y="15.28mm">
              <dc:date>2021-04-21T00:00:00</dc:date>
              <text:p text:style-name="P3"><text:span text:style-name="T2">Missing sd and </text:span><text:span text:style-name="T2">the mean of the </text:span><text:span text:style-name="T2">resuts for several </text:span><text:span text:style-name="T2">trials</text:span></text:p>
            </office:annotation>
            <text:p>1</text:p>
          </table:table-cell>
          <table:table-cell table:number-columns-repeated="940"/>
        </table:table-row>
        <table:table-row table:style-name="ro7">
          <table:covered-table-cell/>
          <table:table-cell table:style-name="ce18" office:value-type="string" calcext:value-type="string">
            <text:p>Why does indirectly predicting the angle improve the prediction accuracy?</text:p>
          </table:table-cell>
          <table:table-cell table:style-name="ce19" office:value-type="string" calcext:value-type="string">
            <text:p>because there is now a continuous relationship between the angle of the pendulum and the target values of the model. Therefore, the model generalizes the results in the region around −π and π better.</text:p>
          </table:table-cell>
          <table:table-cell table:style-name="ce25" office:value-type="float" office:value="2" calcext:value-type="float">
            <text:p>2</text:p>
          </table:table-cell>
          <table:table-cell table:style-name="ce30"/>
          <table:table-cell table:number-columns-repeated="4" table:style-name="ce29" office:value-type="float" office:value="2" calcext:value-type="float">
            <text:p>2</text:p>
          </table:table-cell>
          <table:table-cell table:style-name="ce32" office:value-type="float" office:value="1" calcext:value-type="float">
            <office:annotation draw:style-name="gr45" draw:text-style-name="P2" svg:width="28.99mm" svg:height="124.52mm" svg:x="173.19mm" svg:y="71.47mm" draw:caption-point-x="-5.92mm" draw:caption-point-y="15.18mm">
              <dc:date>2021-04-21T00:00:00</dc:date>
              <text:p text:style-name="P1"><text:span text:style-name="T1">This is because </text:span><text:span text:style-name="T1">we have two </text:span><text:span text:style-name="T1">values (sin(θ) </text:span><text:span text:style-name="T1">and cos(θ)) to </text:span><text:span text:style-name="T1">describe a state </text:span><text:span text:style-name="T1">instead</text:span></text:p>
              <text:p text:style-name="P1"><text:span text:style-name="T1">of a single θ. In </text:span><text:span text:style-name="T1">this case, the </text:span><text:span text:style-name="T1">neural network </text:span><text:span text:style-name="T1">has two neurons </text:span><text:span text:style-name="T1">in its output </text:span><text:span text:style-name="T1">layer. The </text:span><text:span text:style-name="T1">complex-</text:span></text:p>
              <text:p text:style-name="P1"><text:span text:style-name="T1">ity has been </text:span><text:span text:style-name="T1">increased. Since </text:span><text:span text:style-name="T1">original neural </text:span><text:span text:style-name="T1">network is too </text:span><text:span text:style-name="T1">simple to </text:span><text:span text:style-name="T1">simulate the </text:span><text:span text:style-name="T1">transition</text:span></text:p>
              <text:p text:style-name="P1"><text:span text:style-name="T1">function from an </text:span><text:span text:style-name="T1">image to a single </text:span><text:span text:style-name="T1">value, adding </text:span><text:span text:style-name="T1">more parameters </text:span><text:span text:style-name="T1">results in higher </text:span><text:span text:style-name="T1">expressive</text:span></text:p>
              <text:p text:style-name="P1"><text:span text:style-name="T1">power of our </text:span><text:span text:style-name="T1">model. Thus, the </text:span><text:span text:style-name="T1">accuracy of </text:span><text:span text:style-name="T1">prediction has </text:span><text:span text:style-name="T1">been increased</text:span></text:p>
            </office:annotation>
            <text:p>1</text:p>
          </table:table-cell>
          <table:table-cell table:style-name="ce29" office:value-type="float" office:value="2" calcext:value-type="float">
            <text:p>2</text:p>
          </table:table-cell>
          <table:table-cell table:style-name="ce32" office:value-type="float" office:value="0" calcext:value-type="float">
            <office:annotation draw:style-name="gr46" draw:text-style-name="P2" svg:width="29.09mm" svg:height="144.21mm" svg:x="173.19mm" svg:y="71.42mm" draw:caption-point-x="-5.92mm" draw:caption-point-y="15.23mm">
              <dc:date>2021-04-21T00:00:00</dc:date>
              <text:p text:style-name="P1"><text:span text:style-name="T1">There are two </text:span><text:span text:style-name="T1">perspective to </text:span><text:span text:style-name="T1">explain the </text:span><text:span text:style-name="T1">results.</text:span></text:p>
              <text:p text:style-name="P1"><text:span text:style-name="T1">First of all, when </text:span><text:span text:style-name="T1">we using cos and </text:span><text:span text:style-name="T1">sin as output and </text:span><text:span text:style-name="T1">letting neural </text:span><text:span text:style-name="T1">network to fit a </text:span><text:span text:style-name="T1">function with </text:span><text:span text:style-name="T1">more</text:span></text:p>
              <text:p text:style-name="P1"><text:span text:style-name="T1">variable, we are </text:span><text:span text:style-name="T1">using more </text:span><text:span text:style-name="T1">information to </text:span><text:span text:style-name="T1">describe the </text:span><text:span text:style-name="T1">image.</text:span></text:p>
              <text:p text:style-name="P1"><text:span text:style-name="T1">Secondly, like we </text:span><text:span text:style-name="T1">have discussed </text:span><text:span text:style-name="T1">in 1.1.2, here </text:span><text:span text:style-name="T1">when the </text:span><text:span text:style-name="T1">pendulum is </text:span><text:span text:style-name="T1">vertical </text:span><text:span text:style-name="T1">downwards, the </text:span><text:span text:style-name="T1">true value</text:span></text:p>
              <text:p text:style-name="P1"><text:span text:style-name="T1">will always be </text:span><text:span text:style-name="T1">sin(θ) = 0 and </text:span><text:span text:style-name="T1">cos(θ) = 1, so </text:span><text:span text:style-name="T1">there are none </text:span><text:span text:style-name="T1">the so called </text:span><text:span text:style-name="T1">"noise" in the </text:span><text:span text:style-name="T1">output. So we will</text:span></text:p>
              <text:p text:style-name="P1"><text:span text:style-name="T1">fit to the true </text:span><text:span text:style-name="T1">value more </text:span><text:span text:style-name="T1">gladly.</text:span></text:p>
              <text:p text:style-name="P1"><text:span text:style-name="T1"/></text:p>
            </office:annotation>
            <text:p>0</text:p>
          </table:table-cell>
          <table:table-cell table:number-columns-repeated="2" table:style-name="ce29" office:value-type="float" office:value="2" calcext:value-type="float">
            <text:p>2</text:p>
          </table:table-cell>
          <table:table-cell table:style-name="ce32" office:value-type="float" office:value="0" calcext:value-type="float">
            <office:annotation draw:style-name="gr47" draw:text-style-name="P2" svg:width="29.02mm" svg:height="175.81mm" svg:x="173.19mm" svg:y="71.38mm" draw:caption-point-x="-5.92mm" draw:caption-point-y="15.27mm">
              <dc:date>2021-04-21T00:00:00</dc:date>
              <text:p text:style-name="P1"><text:span text:style-name="T1">As for indirect </text:span><text:span text:style-name="T1">prediction, two </text:span><text:span text:style-name="T1">outputs (sin θ, </text:span><text:span text:style-name="T1">cos θ) provide </text:span><text:span text:style-name="T1">more various </text:span><text:span text:style-name="T1">training data for </text:span><text:span text:style-name="T1">the neural</text:span></text:p>
              <text:p text:style-name="P1"><text:span text:style-name="T1">network model, </text:span><text:span text:style-name="T1">which results in </text:span><text:span text:style-name="T1">different loss </text:span><text:span text:style-name="T1">results when </text:span><text:span text:style-name="T1">predicting and </text:span><text:span text:style-name="T1">helps in network </text:span><text:span text:style-name="T1">optimization.</text:span></text:p>
              <text:p text:style-name="P1"><text:span text:style-name="T1">Because different </text:span><text:span text:style-name="T1">gradient descent </text:span><text:span text:style-name="T1">directions from </text:span><text:span text:style-name="T1">various data are </text:span><text:span text:style-name="T1">able to jump out </text:span><text:span text:style-name="T1">of the local </text:span><text:span text:style-name="T1">minimum</text:span></text:p>
              <text:p text:style-name="P1"><text:span text:style-name="T1">and converge to </text:span><text:span text:style-name="T1">the global </text:span><text:span text:style-name="T1">optimum.</text:span></text:p>
              <text:p text:style-name="P1"><text:span text:style-name="T1">Secondly, as a </text:span><text:span text:style-name="T1">black-box, the </text:span><text:span text:style-name="T1">neural network </text:span><text:span text:style-name="T1">model also learn </text:span><text:span text:style-name="T1">the deeper </text:span><text:span text:style-name="T1">features such as </text:span><text:span text:style-name="T1">the connections</text:span></text:p>
              <text:p text:style-name="P1"><text:span text:style-name="T1">between two </text:span><text:span text:style-name="T1">outputs. Thus, </text:span><text:span text:style-name="T1">two output </text:span><text:span text:style-name="T1">predictions have </text:span><text:span text:style-name="T1">already been </text:span><text:span text:style-name="T1">near the label, </text:span><text:span text:style-name="T1">which can further</text:span></text:p>
              <text:p text:style-name="P1"><text:span text:style-name="T1">correct the loss </text:span><text:span text:style-name="T1">from each other </text:span><text:span text:style-name="T1">to improve the </text:span><text:span text:style-name="T1">accuracy.</text:span></text:p>
              <text:p text:style-name="P1"><text:span text:style-name="T1"/></text:p>
            </office:annotation>
            <text:p>0</text:p>
          </table:table-cell>
          <table:table-cell table:style-name="ce29" office:value-type="float" office:value="2" calcext:value-type="float">
            <text:p>2</text:p>
          </table:table-cell>
          <table:table-cell table:style-name="ce32" office:value-type="float" office:value="0" calcext:value-type="float">
            <office:annotation draw:style-name="gr48" draw:text-style-name="P2" svg:width="29.02mm" svg:height="77.06mm" svg:x="173.19mm" svg:y="71.39mm" draw:caption-point-x="-5.92mm" draw:caption-point-y="15.26mm">
              <dc:date>2021-04-21T00:00:00</dc:date>
              <text:p text:style-name="P1"><text:span text:style-name="T1"><text:s/></text:span><text:span text:style-name="T1">the final angle is </text:span><text:span text:style-name="T1">influenced by two </text:span><text:span text:style-name="T1">parameters, such </text:span><text:span text:style-name="T1">that errors are </text:span><text:span text:style-name="T1">’averaged out’.</text:span></text:p>
              <text:p text:style-name="P1"><text:span text:style-name="T1">Furthermore, </text:span><text:span text:style-name="T1">extrapolating </text:span><text:span text:style-name="T1">values is less </text:span><text:span text:style-name="T1">problematic, as </text:span><text:span text:style-name="T1">extrapolating </text:span><text:span text:style-name="T1">outside of the </text:span><text:span text:style-name="T1">range [-1,</text:span></text:p>
              <text:p text:style-name="P1"><text:span text:style-name="T1">1] can yield </text:span><text:span text:style-name="T1">almost correct </text:span><text:span text:style-name="T1">results if the </text:span><text:span text:style-name="T1">other value is still </text:span><text:span text:style-name="T1">close to 0.</text:span></text:p>
              <text:p text:style-name="P1"><text:span text:style-name="T1"/></text:p>
            </office:annotation>
            <text:p>0</text:p>
          </table:table-cell>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29" office:value-type="float" office:value="0" calcext:value-type="float">
            <office:annotation draw:style-name="gr49" draw:text-style-name="P2" svg:width="29.02mm" svg:height="10.32mm" svg:x="173.19mm" svg:y="71.47mm" draw:caption-point-x="-5.92mm" draw:caption-point-y="15.18mm">
              <dc:date>2021-04-21T00:00:00</dc:date>
              <text:p text:style-name="P1"><text:span text:style-name="T1">They do not give </text:span><text:span text:style-name="T1">any reason</text:span></text:p>
            </office:annotation>
            <text:p>0</text:p>
          </table:table-cell>
          <table:table-cell table:style-name="ce32" office:value-type="float" office:value="0" calcext:value-type="float">
            <office:annotation draw:style-name="gr50" draw:text-style-name="P2" svg:width="29.02mm" svg:height="57.31mm" svg:x="173.19mm" svg:y="71.39mm" draw:caption-point-x="-5.92mm" draw:caption-point-y="15.26mm">
              <dc:date>2021-04-21T00:00:00</dc:date>
              <text:p text:style-name="P1"><text:span text:style-name="T1">indirectly</text:span></text:p>
              <text:p text:style-name="P1"><text:span text:style-name="T1">predicting the </text:span><text:span text:style-name="T1">angle means an </text:span><text:span text:style-name="T1">extra </text:span><text:span text:style-name="T1">measurement is </text:span><text:span text:style-name="T1">added, which </text:span><text:span text:style-name="T1">means noise can </text:span><text:span text:style-name="T1">be</text:span></text:p>
              <text:p text:style-name="P1"><text:span text:style-name="T1">reduced by </text:span><text:span text:style-name="T1">combining these </text:span><text:span text:style-name="T1">measurements </text:span><text:span text:style-name="T1">into an improved </text:span><text:span text:style-name="T1">measurement.</text:span></text:p>
              <text:p text:style-name="P1"><text:span text:style-name="T1"/></text:p>
            </office:annotation>
            <text:p>0</text:p>
          </table:table-cell>
          <table:table-cell table:number-columns-repeated="2" table:style-name="ce40" office:value-type="float" office:value="2" calcext:value-type="float">
            <text:p>2</text:p>
          </table:table-cell>
          <table:table-cell table:style-name="ce57" office:value-type="float" office:value="0" calcext:value-type="float">
            <office:annotation draw:style-name="gr47" draw:text-style-name="P4" svg:width="29.02mm" svg:height="175.81mm" svg:x="173.19mm" svg:y="71.38mm" draw:caption-point-x="-5.92mm" draw:caption-point-y="15.27mm">
              <dc:date>2021-04-21T00:00:00</dc:date>
              <text:p text:style-name="P3"><text:span text:style-name="T2">The reason for </text:span><text:span text:style-name="T2">the boost in </text:span><text:span text:style-name="T2">accuracy is due </text:span><text:span text:style-name="T2">to the fact that </text:span><text:span text:style-name="T2">we encoded the </text:span><text:span text:style-name="T2">prior information</text:span></text:p>
              <text:p text:style-name="P3"><text:span text:style-name="T2">that the output is </text:span><text:span text:style-name="T2">an angle in Mtrig. </text:span><text:span text:style-name="T2">Initially, the </text:span><text:span text:style-name="T2">output was </text:span><text:span text:style-name="T2">treated as a </text:span><text:span text:style-name="T2">scalar that can </text:span><text:span text:style-name="T2">take any</text:span></text:p>
              <text:p text:style-name="P3"><text:span text:style-name="T2">real value. Later, </text:span><text:span text:style-name="T2">we transformed </text:span><text:span text:style-name="T2">the output using </text:span><text:span text:style-name="T2">trigonometry and </text:span><text:span text:style-name="T2">made the </text:span><text:span text:style-name="T2">network predict </text:span><text:span text:style-name="T2">two</text:span></text:p>
              <text:p text:style-name="P3"><text:span text:style-name="T2">values that only </text:span><text:span text:style-name="T2">belong to 0 and </text:span><text:span text:style-name="T2">1, and also </text:span><text:span text:style-name="T2">implicitly </text:span><text:span text:style-name="T2">imposed the </text:span><text:span text:style-name="T2">constraint sin2 θ </text:span><text:span text:style-name="T2">+ cos2 θ = 1</text:span></text:p>
              <text:p text:style-name="P3"><text:span text:style-name="T2">in the test label </text:span><text:span text:style-name="T2">which is learnt by </text:span><text:span text:style-name="T2">the network </text:span><text:span text:style-name="T2">eventually. Since </text:span><text:span text:style-name="T2">the manifold </text:span><text:span text:style-name="T2">corresponding to </text:span><text:span text:style-name="T2">all</text:span></text:p>
              <text:p text:style-name="P3"><text:span text:style-name="T2">possible output </text:span><text:span text:style-name="T2">features to be </text:span><text:span text:style-name="T2">learned by the </text:span><text:span text:style-name="T2">Neural Network </text:span><text:span text:style-name="T2">became </text:span><text:span text:style-name="T2">restricted. the </text:span><text:span text:style-name="T2">performance</text:span></text:p>
              <text:p text:style-name="P3"><text:span text:style-name="T2">naturally </text:span><text:span text:style-name="T2">improves.</text:span></text:p>
              <text:p text:style-name="P3"><text:span text:style-name="T2"/></text:p>
            </office:annotation>
            <text:p>0</text:p>
          </table:table-cell>
          <table:table-cell table:style-name="ce40" office:value-type="float" office:value="2" calcext:value-type="float">
            <text:p>2</text:p>
          </table:table-cell>
          <table:table-cell table:style-name="ce57" office:value-type="float" office:value="0" calcext:value-type="float">
            <office:annotation draw:style-name="gr51" draw:text-style-name="P4" svg:width="29.02mm" svg:height="116.58mm" svg:x="173.19mm" svg:y="71.47mm" draw:caption-point-x="-5.92mm" draw:caption-point-y="15.18mm">
              <dc:date>2021-04-21T00:00:00</dc:date>
              <text:p text:style-name="P3"><text:span text:style-name="T2">The superior </text:span><text:span text:style-name="T2">accuracy is given </text:span><text:span text:style-name="T2">by</text:span></text:p>
              <text:p text:style-name="P3"><text:span text:style-name="T2">the fact that </text:span><text:span text:style-name="T2">predicting the </text:span><text:span text:style-name="T2">trigonometric </text:span><text:span text:style-name="T2">functions sin(θ) </text:span><text:span text:style-name="T2">and cos(θ) is </text:span><text:span text:style-name="T2">more precise due </text:span><text:span text:style-name="T2">to how</text:span></text:p>
              <text:p text:style-name="P3"><text:span text:style-name="T2">they are defined </text:span><text:span text:style-name="T2">in the range of </text:span><text:span text:style-name="T2">[−π, π]. The </text:span><text:span text:style-name="T2">angle can then </text:span><text:span text:style-name="T2">be computed </text:span><text:span text:style-name="T2">using the </text:span><text:span text:style-name="T2">trigonometric</text:span></text:p>
              <text:p text:style-name="P3"><text:span text:style-name="T2">sin(θ)</text:span></text:p>
              <text:p text:style-name="P3"><text:span text:style-name="T2"><text:s/></text:span><text:span text:style-name="T2">π π</text:span></text:p>
              <text:p text:style-name="P3"><text:span text:style-name="T2">function θ = atan( </text:span><text:span text:style-name="T2">). Since atan is </text:span><text:span text:style-name="T2">defined on the </text:span><text:span text:style-name="T2">interval [− , ], in </text:span><text:span text:style-name="T2">practice atan2 is </text:span><text:span text:style-name="T2">used,</text:span></text:p>
              <text:p text:style-name="P3"><text:span text:style-name="T2">cos(θ) 2 2which </text:span><text:span text:style-name="T2">covers the whole </text:span><text:span text:style-name="T2">interval.</text:span></text:p>
              <text:p text:style-name="P3"><text:span text:style-name="T2"/></text:p>
            </office:annotation>
            <text:p>0</text:p>
          </table:table-cell>
          <table:table-cell table:style-name="ce40" office:value-type="float" office:value="2" calcext:value-type="float">
            <text:p>2</text:p>
          </table:table-cell>
          <table:table-cell table:style-name="ce57" office:value-type="float" office:value="0" calcext:value-type="float">
            <office:annotation draw:style-name="gr50" draw:text-style-name="P4" svg:width="29.02mm" svg:height="57.31mm" svg:x="173.19mm" svg:y="71.39mm" draw:caption-point-x="-5.92mm" draw:caption-point-y="15.26mm">
              <dc:date>2021-04-21T00:00:00</dc:date>
              <text:p text:style-name="P3"><text:span text:style-name="T2"><text:s/></text:span><text:span text:style-name="T2">We</text:span></text:p>
              <text:p text:style-name="P3"><text:span text:style-name="T2">split θ into its </text:span><text:span text:style-name="T2">principle </text:span><text:span text:style-name="T2">components, </text:span><text:span text:style-name="T2">namely sinθ and </text:span><text:span text:style-name="T2">cosθ. Then we </text:span><text:span text:style-name="T2">predict these two </text:span><text:span text:style-name="T2">principles </text:span><text:span text:style-name="T2">components</text:span></text:p>
              <text:p text:style-name="P3"><text:span text:style-name="T2">to predict θ. This </text:span><text:span text:style-name="T2">improves the </text:span><text:span text:style-name="T2">accuracy of the </text:span><text:span text:style-name="T2">prediction of </text:span><text:span text:style-name="T2">theta. </text:span></text:p>
            </office:annotation>
            <text:p>0</text:p>
          </table:table-cell>
          <table:table-cell table:number-columns-repeated="2" table:style-name="ce40" office:value-type="float" office:value="2" calcext:value-type="float">
            <text:p>2</text:p>
          </table:table-cell>
          <table:table-cell table:style-name="ce57" office:value-type="float" office:value="0" calcext:value-type="float">
            <office:annotation draw:style-name="gr52" draw:text-style-name="P4" svg:width="29.02mm" svg:height="92.86mm" svg:x="173.19mm" svg:y="71.43mm" draw:caption-point-x="-5.92mm" draw:caption-point-y="15.22mm">
              <dc:date>2021-04-21T00:00:00</dc:date>
              <text:p text:style-name="P3"><text:span text:style-name="T2">Comparing the </text:span><text:span text:style-name="T2">trigonometric </text:span><text:span text:style-name="T2">model with theta </text:span><text:span text:style-name="T2">model predicting </text:span><text:span text:style-name="T2">the sine and </text:span><text:span text:style-name="T2">cosine values of </text:span><text:span text:style-name="T2">angles improved</text:span></text:p>
              <text:p text:style-name="P3"><text:span text:style-name="T2">the accuracy of </text:span><text:span text:style-name="T2">the model. Since </text:span><text:span text:style-name="T2">the final angle is </text:span><text:span text:style-name="T2">predicted using </text:span><text:span text:style-name="T2">arctan, the model </text:span><text:span text:style-name="T2">is clearly able to </text:span><text:span text:style-name="T2">distinguish</text:span></text:p>
              <text:p text:style-name="P3"><text:span text:style-name="T2">-π and π which </text:span><text:span text:style-name="T2">has the least </text:span><text:span text:style-name="T2">error when </text:span><text:span text:style-name="T2">compared to </text:span><text:span text:style-name="T2">other bins in </text:span><text:span text:style-name="T2">trigonometric </text:span><text:span text:style-name="T2">model.</text:span></text:p>
              <text:p text:style-name="P3"><text:span text:style-name="T2"/></text:p>
            </office:annotation>
            <text:p>0</text:p>
          </table:table-cell>
          <table:table-cell table:style-name="ce40" office:value-type="float" office:value="0" calcext:value-type="float">
            <office:annotation draw:style-name="gr53" draw:text-style-name="P4" svg:width="29.02mm" svg:height="65.21mm" svg:x="173.19mm" svg:y="71.41mm" draw:caption-point-x="-5.92mm" draw:caption-point-y="15.24mm">
              <dc:date>2021-04-21T00:00:00</dc:date>
              <text:p text:style-name="P3"><text:span text:style-name="T2">This model has </text:span><text:span text:style-name="T2">better accuracy </text:span><text:span text:style-name="T2">compared to </text:span><text:span text:style-name="T2">directly </text:span><text:span text:style-name="T2">calculating the </text:span><text:span text:style-name="T2">angle because </text:span><text:span text:style-name="T2">here we are using </text:span><text:span text:style-name="T2">two</text:span></text:p>
              <text:p text:style-name="P3"><text:span text:style-name="T2">calculations of </text:span><text:span text:style-name="T2">the angle, that is, </text:span><text:span text:style-name="T2">sine value and </text:span><text:span text:style-name="T2">the cosine value </text:span><text:span text:style-name="T2">of theta then </text:span><text:span text:style-name="T2">combining them </text:span><text:span text:style-name="T2">to find θ.</text:span></text:p>
              <text:p text:style-name="P3"><text:span text:style-name="T2"/></text:p>
            </office:annotation>
            <text:p>0</text:p>
          </table:table-cell>
          <table:table-cell table:style-name="ce57" office:value-type="float" office:value="0" calcext:value-type="float">
            <office:annotation draw:style-name="gr54" draw:text-style-name="P4" svg:width="29.02mm" svg:height="108.66mm" svg:x="173.19mm" svg:y="71.47mm" draw:caption-point-x="-5.92mm" draw:caption-point-y="15.18mm">
              <dc:date>2021-04-21T00:00:00</dc:date>
              <text:p text:style-name="P3"><text:span text:style-name="T2">Predicting the </text:span><text:span text:style-name="T2">error indirect is </text:span><text:span text:style-name="T2">more efficient </text:span><text:span text:style-name="T2">because the </text:span><text:span text:style-name="T2">angle is </text:span><text:span text:style-name="T2">calculated in two </text:span><text:span text:style-name="T2">different ways, </text:span><text:span text:style-name="T2">with sin as</text:span></text:p>
              <text:p text:style-name="P3"><text:span text:style-name="T2">well as with cos, </text:span><text:span text:style-name="T2">thus having an </text:span><text:span text:style-name="T2">extra check in </text:span><text:span text:style-name="T2">calculating the </text:span><text:span text:style-name="T2">angle. If sin </text:span><text:span text:style-name="T2">gives an angle </text:span><text:span text:style-name="T2">which does not </text:span><text:span text:style-name="T2">agrees</text:span></text:p>
              <text:p text:style-name="P3"><text:span text:style-name="T2">with what cos() </text:span><text:span text:style-name="T2">says, you </text:span><text:span text:style-name="T2">already know that </text:span><text:span text:style-name="T2">this is not </text:span><text:span text:style-name="T2">possible, this is </text:span><text:span text:style-name="T2">thus an extra </text:span><text:span text:style-name="T2">safety layer </text:span><text:span text:style-name="T2">which lowers</text:span></text:p>
              <text:p text:style-name="P3"><text:span text:style-name="T2">the prediction </text:span><text:span text:style-name="T2">error.</text:span></text:p>
              <text:p text:style-name="P3"><text:span text:style-name="T2"/></text:p>
            </office:annotation>
            <text:p>0</text:p>
          </table:table-cell>
          <table:table-cell table:style-name="ce57" office:value-type="float" office:value="0" calcext:value-type="float">
            <office:annotation draw:style-name="gr55" draw:text-style-name="P4" svg:width="29.01mm" svg:height="41.54mm" svg:x="173.19mm" svg:y="71.47mm" draw:caption-point-x="-5.92mm" draw:caption-point-y="15.18mm">
              <dc:date>2021-04-21T00:00:00</dc:date>
              <text:p text:style-name="P3"><text:span text:style-name="T2">This is likely due </text:span><text:span text:style-name="T2">to the fact that</text:span></text:p>
              <text:p text:style-name="P3"><text:span text:style-name="T2">this model can </text:span><text:span text:style-name="T2">use the sine </text:span><text:span text:style-name="T2">output to solely </text:span><text:span text:style-name="T2">predict whether </text:span><text:span text:style-name="T2">the pendulum </text:span><text:span text:style-name="T2">swings to the</text:span></text:p>
              <text:p text:style-name="P3"><text:span text:style-name="T2">left or to the right </text:span><text:span text:style-name="T2">(it flips sign). </text:span></text:p>
            </office:annotation>
            <text:p>0</text:p>
          </table:table-cell>
          <table:table-cell table:style-name="ce57" office:value-type="float" office:value="0" calcext:value-type="float">
            <office:annotation draw:style-name="gr45" draw:text-style-name="P4" svg:width="29.02mm" svg:height="124.52mm" svg:x="173.19mm" svg:y="71.47mm" draw:caption-point-x="-5.92mm" draw:caption-point-y="15.18mm">
              <dc:date>2021-04-21T00:00:00</dc:date>
              <text:p text:style-name="P3"><text:span text:style-name="T2">Indirectly </text:span><text:span text:style-name="T2">predicting the </text:span><text:span text:style-name="T2">angles improves </text:span><text:span text:style-name="T2">the prediction </text:span><text:span text:style-name="T2">accuracy </text:span><text:span text:style-name="T2">because in this </text:span><text:span text:style-name="T2">case we are </text:span><text:span text:style-name="T2">using more</text:span></text:p>
              <text:p text:style-name="P3"><text:span text:style-name="T2">data in the form </text:span><text:span text:style-name="T2">of sin(θ) and </text:span><text:span text:style-name="T2">cos(θ) as output </text:span><text:span text:style-name="T2">to get maximum </text:span><text:span text:style-name="T2">information out of </text:span><text:span text:style-name="T2">the model. sin(θ)</text:span></text:p>
              <text:p text:style-name="P3"><text:span text:style-name="T2">and cos(θ) are </text:span><text:span text:style-name="T2">periodic functions </text:span><text:span text:style-name="T2">which allow </text:span><text:span text:style-name="T2">greater depth in </text:span><text:span text:style-name="T2">the model, which </text:span><text:span text:style-name="T2">allows samples </text:span><text:span text:style-name="T2">to be easily</text:span></text:p>
              <text:p text:style-name="P3"><text:span text:style-name="T2">distinguishable </text:span><text:span text:style-name="T2">by the model </text:span><text:span text:style-name="T2">during learning. </text:span><text:span text:style-name="T2">This results in </text:span><text:span text:style-name="T2">better estimates </text:span><text:span text:style-name="T2">and lower error </text:span><text:span text:style-name="T2">values.</text:span></text:p>
              <text:p text:style-name="P3"><text:span text:style-name="T2"/></text:p>
            </office:annotation>
            <text:p>0</text:p>
          </table:table-cell>
          <table:table-cell table:style-name="ce60" office:value-type="float" office:value="2" calcext:value-type="float">
            <office:annotation draw:style-name="gr55" draw:text-style-name="P4" svg:width="29.02mm" svg:height="41.54mm" svg:x="173.19mm" svg:y="71.47mm" draw:caption-point-x="-5.92mm" draw:caption-point-y="15.18mm">
              <dc:date>2021-04-21T00:00:00</dc:date>
              <text:p text:style-name="P3"><text:span text:style-name="T2">This is due to the </text:span><text:span text:style-name="T2">fact that sin and </text:span><text:span text:style-name="T2">cos are</text:span></text:p>
              <text:p text:style-name="P3"><text:span text:style-name="T2">continuous </text:span><text:span text:style-name="T2">functions and </text:span><text:span text:style-name="T2">thus do not have </text:span><text:span text:style-name="T2">the issue that the </text:span><text:span text:style-name="T2">flip from π rad to </text:span><text:span text:style-name="T2">−π causes a </text:span><text:span text:style-name="T2">discontinuity.</text:span></text:p>
            </office:annotation>
            <text:p>2</text:p>
          </table:table-cell>
          <table:table-cell table:style-name="ce40" office:value-type="float" office:value="0" calcext:value-type="float">
            <text:p>0</text:p>
          </table:table-cell>
          <table:table-cell table:style-name="ce40" office:value-type="float" office:value="1" calcext:value-type="float">
            <text:p>1</text:p>
          </table:table-cell>
          <table:table-cell table:number-columns-repeated="2" table:style-name="ce40" office:value-type="float" office:value="2" calcext:value-type="float">
            <text:p>2</text:p>
          </table:table-cell>
          <table:table-cell table:style-name="ce57" office:value-type="float" office:value="0" calcext:value-type="float">
            <office:annotation draw:style-name="gr56" draw:text-style-name="P4" svg:width="29.02mm" svg:height="100.76mm" svg:x="173.19mm" svg:y="71.45mm" draw:caption-point-x="-5.92mm" draw:caption-point-y="15.2mm">
              <dc:date>2021-04-21T00:00:00</dc:date>
              <text:p text:style-name="P3"><text:span text:style-name="T2">This can be </text:span><text:span text:style-name="T2">explained to be a </text:span><text:span text:style-name="T2">result of the data </text:span><text:span text:style-name="T2">augmentation. </text:span><text:span text:style-name="T2">The model is now </text:span><text:span text:style-name="T2">predicting two</text:span></text:p>
              <text:p text:style-name="P3"><text:span text:style-name="T2">distinct features </text:span><text:span text:style-name="T2">separately. Both </text:span><text:span text:style-name="T2">features </text:span><text:span text:style-name="T2">contribute to the </text:span><text:span text:style-name="T2">angle prediction </text:span><text:span text:style-name="T2">however. Similar </text:span><text:span text:style-name="T2">to how</text:span></text:p>
              <text:p text:style-name="P3"><text:span text:style-name="T2">adding eyebrow </text:span><text:span text:style-name="T2">detection to a </text:span><text:span text:style-name="T2">facial recognition </text:span><text:span text:style-name="T2">task improves </text:span><text:span text:style-name="T2">performance, </text:span><text:span text:style-name="T2">adding two </text:span><text:span text:style-name="T2">distinct tasks</text:span></text:p>
              <text:p text:style-name="P3"><text:span text:style-name="T2">which contribute </text:span><text:span text:style-name="T2">to the final task </text:span><text:span text:style-name="T2">increases </text:span><text:span text:style-name="T2">performance. T</text:span></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53" draw:text-style-name="P4" svg:width="29.01mm" svg:height="65.21mm" svg:x="173.19mm" svg:y="71.41mm" draw:caption-point-x="-5.92mm" draw:caption-point-y="15.24mm">
              <dc:date>2021-04-21T00:00:00</dc:date>
              <text:p text:style-name="P3"><text:span text:style-name="T2">The reason for </text:span><text:span text:style-name="T2">this is that now,</text:span></text:p>
              <text:p text:style-name="P3"><text:span text:style-name="T2">when we </text:span><text:span text:style-name="T2">consider the </text:span><text:span text:style-name="T2">previously </text:span><text:span text:style-name="T2">mentioned </text:span><text:span text:style-name="T2">problem again </text:span><text:span text:style-name="T2">(that the network </text:span><text:span text:style-name="T2">may predict an </text:span><text:span text:style-name="T2">entire revolution</text:span></text:p>
              <text:p text:style-name="P3"><text:span text:style-name="T2">incorrect when </text:span><text:span text:style-name="T2">close to -π or π), </text:span><text:span text:style-name="T2">it only has </text:span><text:span text:style-name="T2">maximum errors </text:span><text:span text:style-name="T2">of half a </text:span><text:span text:style-name="T2">revolution, so π. </text:span></text:p>
            </office:annotation>
            <text:p>0</text:p>
          </table:table-cell>
          <table:table-cell table:style-name="ce57" office:value-type="float" office:value="1" calcext:value-type="float">
            <office:annotation draw:style-name="gr57" draw:text-style-name="P4" svg:width="29.02mm" svg:height="81.01mm" svg:x="173.19mm" svg:y="71.4mm" draw:caption-point-x="-5.92mm" draw:caption-point-y="15.25mm">
              <dc:date>2021-04-21T00:00:00</dc:date>
              <text:p text:style-name="P3"><text:span text:style-name="T2"><text:s/></text:span><text:span text:style-name="T2">As shown in </text:span><text:span text:style-name="T2">Figure 2(a), the </text:span><text:span text:style-name="T2">performance</text:span></text:p>
              <text:p text:style-name="P3"><text:span text:style-name="T2">improves, the </text:span><text:span text:style-name="T2">reason for that </text:span><text:span text:style-name="T2">improvement is </text:span><text:span text:style-name="T2">the difference </text:span><text:span text:style-name="T2">between −π and </text:span><text:span text:style-name="T2">π is infinite, as</text:span></text:p>
              <text:p text:style-name="P3"><text:span text:style-name="T2">opposed to being </text:span><text:span text:style-name="T2">equal as it was </text:span><text:span text:style-name="T2">before. The </text:span><text:span text:style-name="T2">difference is so </text:span><text:span text:style-name="T2">that the classifier </text:span><text:span text:style-name="T2">can make a clear</text:span></text:p>
              <text:p text:style-name="P3"><text:span text:style-name="T2">distinction among </text:span><text:span text:style-name="T2">those angles and </text:span><text:span text:style-name="T2">classify them </text:span><text:span text:style-name="T2">accordingly.</text:span></text:p>
            </office:annotation>
            <text:p>1</text:p>
          </table:table-cell>
          <table:table-cell table:style-name="ce57" office:value-type="float" office:value="0" calcext:value-type="float">
            <office:annotation draw:style-name="gr58" draw:text-style-name="P4" svg:width="29.02mm" svg:height="152.11mm" svg:x="173.19mm" svg:y="71.44mm" draw:caption-point-x="-5.92mm" draw:caption-point-y="15.21mm">
              <dc:date>2021-04-21T00:00:00</dc:date>
              <text:p text:style-name="P3"><text:span text:style-name="T2"><text:s/></text:span><text:span text:style-name="T2">The source of </text:span><text:span text:style-name="T2">this</text:span></text:p>
              <text:p text:style-name="P3"><text:span text:style-name="T2">improvement is </text:span><text:span text:style-name="T2">most likely the </text:span><text:span text:style-name="T2">fact that the </text:span><text:span text:style-name="T2">neural network </text:span><text:span text:style-name="T2">now has two </text:span><text:span text:style-name="T2">outputs, cos(θ) </text:span><text:span text:style-name="T2">and sin(θ), as </text:span><text:span text:style-name="T2">opposed</text:span></text:p>
              <text:p text:style-name="P3"><text:span text:style-name="T2">to the original </text:span><text:span text:style-name="T2">output of just θ. </text:span><text:span text:style-name="T2">It essentially </text:span><text:span text:style-name="T2">allows the neural </text:span><text:span text:style-name="T2">network to learn </text:span><text:span text:style-name="T2">along the two </text:span><text:span text:style-name="T2">dimensions of</text:span></text:p>
              <text:p text:style-name="P3"><text:span text:style-name="T2">the 2D image </text:span><text:span text:style-name="T2">separately. If the </text:span><text:span text:style-name="T2">estimate of </text:span><text:span text:style-name="T2">cos(θ) is ,but </text:span><text:span text:style-name="T2">sin(θ) is bad, this </text:span><text:span text:style-name="T2">will back-</text:span><text:span text:style-name="T2">propogate to </text:span><text:span text:style-name="T2">adjust for</text:span></text:p>
              <text:p text:style-name="P3"><text:span text:style-name="T2">the sin(θ) part, </text:span><text:span text:style-name="T2">but will leave the </text:span><text:span text:style-name="T2">cos(θ) intact. The </text:span><text:span text:style-name="T2">model essentially </text:span><text:span text:style-name="T2">has more ways </text:span><text:span text:style-name="T2">to know what it is </text:span><text:span text:style-name="T2">doing</text:span></text:p>
              <text:p text:style-name="P3"><text:span text:style-name="T2">wrong while it is </text:span><text:span text:style-name="T2">learning, so it will </text:span><text:span text:style-name="T2">be able to learn </text:span><text:span text:style-name="T2">more efficiently.</text:span></text:p>
              <text:p text:style-name="P3"><text:span text:style-name="T2"/></text:p>
            </office:annotation>
            <text:p>0</text:p>
          </table:table-cell>
          <table:table-cell table:style-name="ce57" office:value-type="float" office:value="0" calcext:value-type="float">
            <office:annotation draw:style-name="gr59" draw:text-style-name="P4" svg:width="29.02mm" svg:height="96.81mm" svg:x="173.19mm" svg:y="71.44mm" draw:caption-point-x="-5.92mm" draw:caption-point-y="15.21mm">
              <dc:date>2021-04-21T00:00:00</dc:date>
              <text:p text:style-name="P3"><text:span text:style-name="T2"><text:s/></text:span><text:span text:style-name="T2">In contrast to </text:span><text:span text:style-name="T2">predicting the</text:span></text:p>
              <text:p text:style-name="P3"><text:span text:style-name="T2">angle directly, the </text:span><text:span text:style-name="T2">output is </text:span><text:span text:style-name="T2">bounded by -π </text:span><text:span text:style-name="T2">and π now. We </text:span><text:span text:style-name="T2">first predict sin(θ) </text:span><text:span text:style-name="T2">and cos(θ), and </text:span><text:span text:style-name="T2">the final</text:span></text:p>
              <text:p text:style-name="P3"><text:span text:style-name="T2">angle is predicted </text:span><text:span text:style-name="T2">afterwards using </text:span><text:span text:style-name="T2">the arctan. </text:span><text:span text:style-name="T2">Therefore, there </text:span><text:span text:style-name="T2">is no big </text:span><text:span text:style-name="T2">accuracy loss </text:span><text:span text:style-name="T2">anymore</text:span></text:p>
              <text:p text:style-name="P3"><text:span text:style-name="T2">around π and -π, </text:span><text:span text:style-name="T2">making the </text:span><text:span text:style-name="T2">average </text:span><text:span text:style-name="T2">prediction error </text:span><text:span text:style-name="T2">much lower.</text:span></text:p>
              <text:p text:style-name="P3"><text:span text:style-name="T2"/></text:p>
            </office:annotation>
            <text:p>0</text:p>
          </table:table-cell>
          <table:table-cell table:number-columns-repeated="2" table:style-name="ce40" office:value-type="float" office:value="2" calcext:value-type="float">
            <text:p>2</text:p>
          </table:table-cell>
          <table:table-cell table:number-columns-repeated="3" table:style-name="ce40" office:value-type="float" office:value="0" calcext:value-type="float">
            <text:p>0</text:p>
          </table:table-cell>
          <table:table-cell table:style-name="ce57" office:value-type="float" office:value="0" calcext:value-type="float">
            <office:annotation draw:style-name="gr60" draw:text-style-name="P4" svg:width="29.01mm" svg:height="69.16mm" svg:x="243.75mm" svg:y="71.42mm" draw:caption-point-x="-5.92mm" draw:caption-point-y="15.23mm">
              <dc:date>2021-04-21T00:00:00</dc:date>
              <text:p text:style-name="P3"><text:span text:style-name="T2">This is because </text:span><text:span text:style-name="T2">there is now more </text:span><text:span text:style-name="T2">information</text:span></text:p>
              <text:p text:style-name="P3"><text:span text:style-name="T2">available: instead </text:span><text:span text:style-name="T2">of learning only </text:span><text:span text:style-name="T2">theta the model </text:span><text:span text:style-name="T2">learns two </text:span><text:span text:style-name="T2">outputs. If we </text:span><text:span text:style-name="T2">combine these </text:span><text:span text:style-name="T2">two</text:span></text:p>
              <text:p text:style-name="P3"><text:span text:style-name="T2">outputs again into </text:span><text:span text:style-name="T2">one, the total </text:span><text:span text:style-name="T2">error becomes </text:span><text:span text:style-name="T2">smaller.</text:span></text:p>
              <text:p text:style-name="P3"><text:span text:style-name="T2"/></text:p>
            </office:annotation>
            <text:p>0</text:p>
          </table:table-cell>
          <table:table-cell table:style-name="ce40" office:value-type="float" office:value="2" calcext:value-type="float">
            <text:p>2</text:p>
          </table:table-cell>
          <table:table-cell table:style-name="ce57" office:value-type="float" office:value="1" calcext:value-type="float">
            <office:annotation draw:style-name="gr59" draw:text-style-name="P4" svg:width="29.02mm" svg:height="96.81mm" svg:x="279.02mm" svg:y="71.44mm" draw:caption-point-x="-5.92mm" draw:caption-point-y="15.21mm">
              <dc:date>2021-04-21T00:00:00</dc:date>
              <text:p text:style-name="P3"><text:span text:style-name="T2">Reducing the </text:span><text:span text:style-name="T2">mean average </text:span><text:span text:style-name="T2">prediction error is </text:span><text:span text:style-name="T2">due to</text:span></text:p>
              <text:p text:style-name="P3"><text:span text:style-name="T2">the problem </text:span><text:span text:style-name="T2">mentioned in the </text:span><text:span text:style-name="T2">previous task </text:span><text:span text:style-name="T2">when trying to </text:span><text:span text:style-name="T2">compute the </text:span><text:span text:style-name="T2">angles</text:span></text:p>
              <text:p text:style-name="P3"><text:span text:style-name="T2">that were near </text:span><text:span text:style-name="T2">the region [π,-π]. </text:span><text:span text:style-name="T2">If instead of </text:span><text:span text:style-name="T2">predicting the </text:span><text:span text:style-name="T2">angle directly we</text:span></text:p>
              <text:p text:style-name="P3"><text:span text:style-name="T2">compute the </text:span><text:span text:style-name="T2">sin(θ) and cos(θ) </text:span><text:span text:style-name="T2">we can get rid of </text:span><text:span text:style-name="T2">this problem and </text:span><text:span text:style-name="T2">get better</text:span></text:p>
              <text:p text:style-name="P3"><text:span text:style-name="T2">results in the </text:span><text:span text:style-name="T2">points that were </text:span><text:span text:style-name="T2">more critical </text:span><text:span text:style-name="T2">during Task 1.1. I</text:span></text:p>
            </office:annotation>
            <text:p>1</text:p>
          </table:table-cell>
          <table:table-cell table:number-columns-repeated="2" table:style-name="ce40" office:value-type="float" office:value="2" calcext:value-type="float">
            <text:p>2</text:p>
          </table:table-cell>
          <table:table-cell table:style-name="ce40" office:value-type="float" office:value="0" calcext:value-type="float">
            <text:p>0</text:p>
          </table:table-cell>
          <table:table-cell table:style-name="ce57" office:value-type="float" office:value="0" calcext:value-type="float">
            <office:annotation draw:style-name="gr61" draw:text-style-name="P4" svg:width="29.02mm" svg:height="37.57mm" svg:x="349.58mm" svg:y="71.47mm" draw:caption-point-x="-5.92mm" draw:caption-point-y="15.18mm">
              <dc:date>2021-04-21T00:00:00</dc:date>
              <text:p text:style-name="P3"><text:span text:style-name="T2"><text:s/></text:span><text:span text:style-name="T2">this model </text:span><text:span text:style-name="T2">because</text:span></text:p>
              <text:p text:style-name="P3"><text:span text:style-name="T2">the sine and </text:span><text:span text:style-name="T2">cosine of π and </text:span><text:span text:style-name="T2">−π are the same, </text:span><text:span text:style-name="T2">so there is no big </text:span><text:span text:style-name="T2">jump in value.</text:span></text:p>
              <text:p text:style-name="P3"><text:span text:style-name="T2"/></text:p>
            </office:annotation>
            <text:p>0</text:p>
          </table:table-cell>
          <table:table-cell table:style-name="ce56"/>
          <table:table-cell table:style-name="ce65" office:value-type="float" office:value="0" calcext:value-type="float">
            <office:annotation draw:style-name="gr62" draw:text-style-name="P4" svg:width="29.02mm" svg:height="84.96mm" svg:x="384.86mm" svg:y="71.41mm" draw:caption-point-x="-5.92mm" draw:caption-point-y="15.24mm">
              <dc:date>2021-04-21T00:00:00</dc:date>
              <text:p text:style-name="P3"><text:span text:style-name="T2">With the use of </text:span><text:span text:style-name="T2">both cos θ and </text:span><text:span text:style-name="T2">sin θ, the </text:span><text:span text:style-name="T2">prediction</text:span></text:p>
              <text:p text:style-name="P3"><text:span text:style-name="T2">3</text:span></text:p>
              <text:p text:style-name="P3"><text:span text:style-name="T2">error of sin θ will </text:span><text:span text:style-name="T2">be at is peak, the </text:span><text:span text:style-name="T2">error of cos θ will </text:span><text:span text:style-name="T2">be at a trough. </text:span><text:span text:style-name="T2">Therefore there is </text:span><text:span text:style-name="T2">no visible high </text:span><text:span text:style-name="T2">peak in</text:span></text:p>
              <text:p text:style-name="P3"><text:span text:style-name="T2">Figure 1.3a. The </text:span><text:span text:style-name="T2">two dips are the </text:span><text:span text:style-name="T2">points where the </text:span><text:span text:style-name="T2">prediction error of </text:span><text:span text:style-name="T2">sin and cos will </text:span><text:span text:style-name="T2">be bot average </text:span><text:span text:style-name="T2">the lowest.</text:span></text:p>
              <text:p text:style-name="P3"><text:span text:style-name="T2"/></text:p>
            </office:annotation>
            <text:p>0</text:p>
          </table:table-cell>
          <table:table-cell table:style-name="ce57" office:value-type="float" office:value="0" calcext:value-type="float">
            <office:annotation draw:style-name="gr63" draw:text-style-name="P4" svg:width="29.01mm" svg:height="167.91mm" svg:x="402.5mm" svg:y="71.47mm" draw:caption-point-x="-5.92mm" draw:caption-point-y="15.18mm">
              <dc:date>2021-04-21T00:00:00</dc:date>
              <text:p text:style-name="P3"><text:span text:style-name="T2">This is because </text:span><text:span text:style-name="T2">sine and cosine </text:span><text:span text:style-name="T2">are linear with the </text:span><text:span text:style-name="T2">displacement</text:span></text:p>
              <text:p text:style-name="P3"><text:span text:style-name="T2">at 0, π/2, −π/2 </text:span><text:span text:style-name="T2">and π . This </text:span><text:span text:style-name="T2">means that these </text:span><text:span text:style-name="T2">values are </text:span><text:span text:style-name="T2">relatively easy to </text:span><text:span text:style-name="T2">predict at multiple </text:span><text:span text:style-name="T2">points in the</text:span></text:p>
              <text:p text:style-name="P3"><text:span text:style-name="T2">trajectory. </text:span><text:span text:style-name="T2">Additionally, </text:span><text:span text:style-name="T2">since we know </text:span><text:span text:style-name="T2">that the norm of </text:span><text:span text:style-name="T2">the vector is 1, </text:span><text:span text:style-name="T2">we can check </text:span><text:span text:style-name="T2">whether the </text:span><text:span text:style-name="T2">proposed</text:span></text:p>
              <text:p text:style-name="P3"><text:span text:style-name="T2">sin and cos value </text:span><text:span text:style-name="T2">are feasible. </text:span><text:span text:style-name="T2">However, similar </text:span><text:span text:style-name="T2">to M θ the quality </text:span><text:span text:style-name="T2">of each trial does </text:span><text:span text:style-name="T2">vary significantly, </text:span><text:span text:style-name="T2">where</text:span></text:p>
              <text:p text:style-name="P3"><text:span text:style-name="T2">the STD of the </text:span><text:span text:style-name="T2">MSE is even </text:span><text:span text:style-name="T2">larger than its </text:span><text:span text:style-name="T2">mean. The </text:span><text:span text:style-name="T2">occurrence of </text:span><text:span text:style-name="T2">solutions like Trial </text:span><text:span text:style-name="T2">1, 7, 11 and 12</text:span></text:p>
              <text:p text:style-name="P3"><text:span text:style-name="T2">means that the </text:span><text:span text:style-name="T2">solution might </text:span><text:span text:style-name="T2">often be poor and </text:span><text:span text:style-name="T2">thus unreliable.</text:span></text:p>
              <text:p text:style-name="P3"><text:span text:style-name="T2"/></text:p>
            </office:annotation>
            <text:p>0</text:p>
          </table:table-cell>
          <table:table-cell table:style-name="ce40" office:value-type="float" office:value="2" calcext:value-type="float">
            <text:p>2</text:p>
          </table:table-cell>
          <table:table-cell table:number-columns-repeated="3" table:style-name="ce56" office:value-type="float" office:value="0" calcext:value-type="float">
            <text:p>0</text:p>
          </table:table-cell>
          <table:table-cell table:style-name="ce40" office:value-type="float" office:value="2" calcext:value-type="float">
            <text:p>2</text:p>
          </table:table-cell>
          <table:table-cell table:style-name="ce40" office:value-type="float" office:value="0" calcext:value-type="float">
            <text:p>0</text:p>
          </table:table-cell>
          <table:table-cell table:style-name="ce67" office:value-type="float" office:value="0" calcext:value-type="float">
            <text:p>0</text:p>
          </table:table-cell>
          <table:table-cell table:style-name="ce65" office:value-type="float" office:value="0" calcext:value-type="float">
            <office:annotation draw:style-name="gr51" draw:text-style-name="P4" svg:width="29.02mm" svg:height="116.58mm" svg:x="543.61mm" svg:y="71.47mm" draw:caption-point-x="-5.92mm" draw:caption-point-y="15.18mm">
              <dc:date>2021-04-21T00:00:00</dc:date>
              <text:p text:style-name="P3"><text:span text:style-name="T2">The indirect </text:span><text:span text:style-name="T2">method results in </text:span><text:span text:style-name="T2">a higher </text:span><text:span text:style-name="T2">accuracy </text:span><text:span text:style-name="T2">because it is </text:span><text:span text:style-name="T2">easier for the</text:span></text:p>
              <text:p text:style-name="P3"><text:span text:style-name="T2">model to </text:span><text:span text:style-name="T2">recognize the </text:span><text:span text:style-name="T2">sin(θ) and cos(θ) </text:span><text:span text:style-name="T2">compare to θ. In </text:span><text:span text:style-name="T2">other word, it is </text:span><text:span text:style-name="T2">easier for the </text:span><text:span text:style-name="T2">model to learn. </text:span><text:span text:style-name="T2">As shown</text:span></text:p>
              <text:p text:style-name="P3"><text:span text:style-name="T2">in the figure 3, </text:span><text:span text:style-name="T2">sin(θ) and cos(θ) </text:span><text:span text:style-name="T2">corresponds to </text:span><text:span text:style-name="T2">the length of 2 </text:span><text:span text:style-name="T2">line segments </text:span><text:span text:style-name="T2">which are easy to </text:span><text:span text:style-name="T2">measure </text:span><text:span text:style-name="T2">correctly,</text:span></text:p>
              <text:p text:style-name="P3"><text:span text:style-name="T2">while the variable </text:span><text:span text:style-name="T2">θ is somehow </text:span><text:span text:style-name="T2">harder for the </text:span><text:span text:style-name="T2">model to </text:span><text:span text:style-name="T2">recognize </text:span><text:span text:style-name="T2">accurately.</text:span></text:p>
              <text:p text:style-name="P3"><text:span text:style-name="T2"/></text:p>
            </office:annotation>
            <text:p>0</text:p>
          </table:table-cell>
          <table:table-cell table:style-name="ce57" office:value-type="float" office:value="0" calcext:value-type="float">
            <office:annotation draw:style-name="gr59" draw:text-style-name="P4" svg:width="29.01mm" svg:height="96.81mm" svg:x="561.25mm" svg:y="71.44mm" draw:caption-point-x="-5.92mm" draw:caption-point-y="15.21mm">
              <dc:date>2021-04-21T00:00:00</dc:date>
              <text:p text:style-name="P3"><text:span text:style-name="T2">Improvements </text:span><text:span text:style-name="T2">are achieved </text:span><text:span text:style-name="T2">because cos(θ) </text:span><text:span text:style-name="T2">is an even </text:span><text:span text:style-name="T2">function allowing </text:span><text:span text:style-name="T2">for a smooth </text:span><text:span text:style-name="T2">transition of </text:span><text:span text:style-name="T2">results at the</text:span></text:p>
              <text:p text:style-name="P3"><text:span text:style-name="T2">±3[rad] bin </text:span><text:span text:style-name="T2">boundary. In </text:span><text:span text:style-name="T2">other words, </text:span><text:span text:style-name="T2">because the </text:span><text:span text:style-name="T2">cosine of ±3[rad] </text:span><text:span text:style-name="T2">is around the </text:span><text:span text:style-name="T2">same value of -1, </text:span><text:span text:style-name="T2">the neural</text:span></text:p>
              <text:p text:style-name="P3"><text:span text:style-name="T2">network better </text:span><text:span text:style-name="T2">maps the smooth </text:span><text:span text:style-name="T2">input images to </text:span><text:span text:style-name="T2">the smooth pre-</text:span><text:span text:style-name="T2">processed </text:span><text:span text:style-name="T2">training data.</text:span></text:p>
              <text:p text:style-name="P3"><text:span text:style-name="T2"/></text:p>
            </office:annotation>
            <text:p>0</text:p>
          </table:table-cell>
          <table:table-cell table:style-name="ce57" office:value-type="float" office:value="0" calcext:value-type="float">
            <office:annotation draw:style-name="gr64" draw:text-style-name="P4" svg:width="29.02mm" svg:height="140.26mm" svg:x="578.88mm" svg:y="71.41mm" draw:caption-point-x="-5.92mm" draw:caption-point-y="15.24mm">
              <dc:date>2021-04-21T00:00:00</dc:date>
              <text:p text:style-name="P3"><text:span text:style-name="T2">Using both sine </text:span><text:span text:style-name="T2">and cosine </text:span><text:span text:style-name="T2">allows to </text:span><text:span text:style-name="T2">unambiguously </text:span><text:span text:style-name="T2">identify the </text:span><text:span text:style-name="T2">angle. More</text:span></text:p>
              <text:p text:style-name="P3"><text:span text:style-name="T2">importantly, it </text:span><text:span text:style-name="T2">introduces a </text:span><text:span text:style-name="T2">certain degree of </text:span><text:span text:style-name="T2">redundancy in </text:span><text:span text:style-name="T2">angle estimation. </text:span><text:span text:style-name="T2">For example, if </text:span><text:span text:style-name="T2">the</text:span></text:p>
              <text:p text:style-name="P3"><text:span text:style-name="T2">sine output of the </text:span><text:span text:style-name="T2">network is 0.5 </text:span><text:span text:style-name="T2">(30° angle, for </text:span><text:span text:style-name="T2">the sake of the </text:span><text:span text:style-name="T2">argument double </text:span><text:span text:style-name="T2">values are </text:span><text:span text:style-name="T2">ignored)</text:span></text:p>
              <text:p text:style-name="P3"><text:span text:style-name="T2">and the cosine </text:span><text:span text:style-name="T2">output is 0.866 </text:span><text:span text:style-name="T2">(50° angle), it </text:span><text:span text:style-name="T2">would be logical </text:span><text:span text:style-name="T2">to take the </text:span><text:span text:style-name="T2">average of these </text:span><text:span text:style-name="T2">estimates.</text:span></text:p>
              <text:p text:style-name="P3"><text:span text:style-name="T2">A similar result is </text:span><text:span text:style-name="T2">achieved when </text:span><text:span text:style-name="T2">the atan function </text:span><text:span text:style-name="T2">is used. In this </text:span><text:span text:style-name="T2">case, the </text:span><text:span text:style-name="T2">resulting angle </text:span><text:span text:style-name="T2">would</text:span></text:p>
              <text:p text:style-name="P3"><text:span text:style-name="T2">be 37.878°</text:span></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60" draw:text-style-name="P4" svg:width="29.02mm" svg:height="69.16mm" svg:x="614.16mm" svg:y="71.42mm" draw:caption-point-x="-5.92mm" draw:caption-point-y="15.23mm">
              <dc:date>2021-04-21T00:00:00</dc:date>
              <text:p text:style-name="P3"><text:span text:style-name="T2">In this </text:span><text:span text:style-name="T2">representation an </text:span><text:span text:style-name="T2">error in the output </text:span><text:span text:style-name="T2">always </text:span><text:span text:style-name="T2">corresponds to a </text:span><text:span text:style-name="T2">proportional error </text:span><text:span text:style-name="T2">in</text:span></text:p>
              <text:p text:style-name="P3"><text:span text:style-name="T2">the scoring </text:span><text:span text:style-name="T2">function. There is </text:span><text:span text:style-name="T2">no case where a </text:span><text:span text:style-name="T2">small error in the </text:span><text:span text:style-name="T2">prediction of </text:span><text:span text:style-name="T2">sin(θ) of cos(θ)</text:span></text:p>
              <text:p text:style-name="P3"><text:span text:style-name="T2">leads to a error in </text:span><text:span text:style-name="T2">the evaluation </text:span><text:span text:style-name="T2">function.</text:span></text:p>
              <text:p text:style-name="P3"><text:span text:style-name="T2"/></text:p>
            </office:annotation>
            <text:p>0</text:p>
          </table:table-cell>
          <table:table-cell table:style-name="ce40" office:value-type="float" office:value="0" calcext:value-type="float">
            <office:annotation draw:style-name="gr65" draw:text-style-name="P4" svg:width="29.02mm" svg:height="227.16mm" svg:x="631.8mm" svg:y="71.45mm" draw:caption-point-x="-5.92mm" draw:caption-point-y="15.2mm">
              <dc:date>2021-04-21T00:00:00</dc:date>
              <text:p text:style-name="P3"><text:span text:style-name="T2"><text:s/></text:span><text:span text:style-name="T2">When we </text:span><text:span text:style-name="T2">compare M trig to </text:span><text:span text:style-name="T2">the per bin </text:span><text:span text:style-name="T2">average </text:span><text:span text:style-name="T2">prediction error of </text:span><text:span text:style-name="T2">M θ it is </text:span><text:span text:style-name="T2">noticeable M θ</text:span></text:p>
              <text:p text:style-name="P3"><text:span text:style-name="T2">either learns well </text:span><text:span text:style-name="T2">and has a low </text:span><text:span text:style-name="T2">error or learned </text:span><text:span text:style-name="T2">something </text:span><text:span text:style-name="T2">incorrect and </text:span><text:span text:style-name="T2">performs worse. </text:span><text:span text:style-name="T2">M trig does not</text:span></text:p>
              <text:p text:style-name="P3"><text:span text:style-name="T2">have this </text:span><text:span text:style-name="T2">problem which is </text:span><text:span text:style-name="T2">due to the </text:span><text:span text:style-name="T2">indirect prediction </text:span><text:span text:style-name="T2">of the angle. M </text:span><text:span text:style-name="T2">trig has improved </text:span><text:span text:style-name="T2">accuracy due</text:span></text:p>
              <text:p text:style-name="P3"><text:span text:style-name="T2">to indirectly </text:span><text:span text:style-name="T2">predicting the </text:span><text:span text:style-name="T2">angles, which </text:span><text:span text:style-name="T2">gives different </text:span><text:span text:style-name="T2">values for theta </text:span><text:span text:style-name="T2">where M θ did </text:span><text:span text:style-name="T2">not. Another</text:span></text:p>
              <text:p text:style-name="P3"><text:span text:style-name="T2">minor pro to </text:span><text:span text:style-name="T2">using derived </text:span><text:span text:style-name="T2">values is that </text:span><text:span text:style-name="T2">numerical noise </text:span><text:span text:style-name="T2">combined with </text:span><text:span text:style-name="T2">other perturbation </text:span><text:span text:style-name="T2">are less</text:span></text:p>
              <text:p text:style-name="P3"><text:span text:style-name="T2">present in </text:span><text:span text:style-name="T2">derived values in </text:span><text:span text:style-name="T2">general. When </text:span><text:span text:style-name="T2">we create more </text:span><text:span text:style-name="T2">data by analyzing </text:span><text:span text:style-name="T2">the x and y </text:span><text:span text:style-name="T2">coordinate</text:span></text:p>
              <text:p text:style-name="P3"><text:span text:style-name="T2">(Cartesian </text:span><text:span text:style-name="T2">system) instead </text:span><text:span text:style-name="T2">of just the angle </text:span><text:span text:style-name="T2">(similar to polar </text:span><text:span text:style-name="T2">coordinates), the </text:span><text:span text:style-name="T2">neural net is able </text:span><text:span text:style-name="T2">to</text:span></text:p>
              <text:p text:style-name="P3"><text:span text:style-name="T2">improve its </text:span><text:span text:style-name="T2">accuracy and </text:span><text:span text:style-name="T2">distill more rules </text:span><text:span text:style-name="T2">(meaning the </text:span><text:span text:style-name="T2">corresponding </text:span><text:span text:style-name="T2">weights). </text:span></text:p>
            </office:annotation>
            <text:p>0</text:p>
          </table:table-cell>
          <table:table-cell table:style-name="ce40" office:value-type="float" office:value="2" calcext:value-type="float">
            <text:p>2</text:p>
          </table:table-cell>
          <table:table-cell table:style-name="ce57" office:value-type="float" office:value="0" calcext:value-type="float">
            <office:annotation draw:style-name="gr66" draw:text-style-name="P4" svg:width="29.02mm" svg:height="203.46mm" svg:x="667.08mm" svg:y="71.39mm" draw:caption-point-x="-5.92mm" draw:caption-point-y="15.26mm">
              <dc:date>2021-04-21T00:00:00</dc:date>
              <text:p text:style-name="P3"><text:span text:style-name="T2"><text:s/></text:span><text:span text:style-name="T2">Take the </text:span><text:span text:style-name="T2">example from fig. </text:span><text:span text:style-name="T2">4</text:span></text:p>
              <text:p text:style-name="P3"><text:span text:style-name="T2">where θ = 0.2 rad </text:span><text:span text:style-name="T2">and θ = 1.9 rad. </text:span><text:span text:style-name="T2">These show the </text:span><text:span text:style-name="T2">extreme cases, </text:span><text:span text:style-name="T2">where if the </text:span><text:span text:style-name="T2">algorithm </text:span><text:span text:style-name="T2">predicts</text:span></text:p>
              <text:p text:style-name="P3"><text:span text:style-name="T2">cos(θ) slightly </text:span><text:span text:style-name="T2">wrong, it will </text:span><text:span text:style-name="T2">result in a large </text:span><text:span text:style-name="T2">prediction error </text:span><text:span text:style-name="T2">for θ. However, </text:span><text:span text:style-name="T2">when this is the</text:span></text:p>
              <text:p text:style-name="P3"><text:span text:style-name="T2">case sin(θ) will </text:span><text:span text:style-name="T2">be very accurate, </text:span><text:span text:style-name="T2">cancelling out the </text:span><text:span text:style-name="T2">performance </text:span><text:span text:style-name="T2">deterioration. </text:span><text:span text:style-name="T2">This also works </text:span><text:span text:style-name="T2">the</text:span></text:p>
              <text:p text:style-name="P3"><text:span text:style-name="T2">other way </text:span><text:span text:style-name="T2">around. Hence, </text:span><text:span text:style-name="T2">when the angle is </text:span><text:span text:style-name="T2">predicted using </text:span><text:span text:style-name="T2">trigonometric </text:span><text:span text:style-name="T2">functions, the </text:span><text:span text:style-name="T2">prediction</text:span></text:p>
              <text:p text:style-name="P3"><text:span text:style-name="T2">accuracy </text:span><text:span text:style-name="T2">improves </text:span><text:span text:style-name="T2">because there </text:span><text:span text:style-name="T2">will always be </text:span><text:span text:style-name="T2">one trigonometric </text:span><text:span text:style-name="T2">function that can </text:span><text:span text:style-name="T2">very accurately</text:span></text:p>
              <text:p text:style-name="P3"><text:span text:style-name="T2">predict the angle </text:span><text:span text:style-name="T2">θ, no matter </text:span><text:span text:style-name="T2">where the </text:span><text:span text:style-name="T2">pendulum is </text:span><text:span text:style-name="T2">located. At θ = π </text:span><text:span text:style-name="T2">both sin(θ) and </text:span><text:span text:style-name="T2">cos(θ) are</text:span></text:p>
              <text:p text:style-name="P3"><text:span text:style-name="T2">4more accurate </text:span><text:span text:style-name="T2">than predicting θ.</text:span></text:p>
              <text:p text:style-name="P3"><text:span text:style-name="T2"/></text:p>
            </office:annotation>
            <text:p>0</text:p>
          </table:table-cell>
          <table:table-cell table:style-name="ce57" office:value-type="float" office:value="0" calcext:value-type="float">
            <office:annotation draw:style-name="gr67" draw:text-style-name="P4" svg:width="29.02mm" svg:height="136.31mm" svg:x="684.72mm" svg:y="71.4mm" draw:caption-point-x="-5.92mm" draw:caption-point-y="15.25mm">
              <dc:date>2021-04-21T00:00:00</dc:date>
              <text:p text:style-name="P3"><text:span text:style-name="T2"><text:s/></text:span><text:span text:style-name="T2">A reason for the </text:span><text:span text:style-name="T2">improved </text:span><text:span text:style-name="T2">accuracy is the </text:span><text:span text:style-name="T2">output of the </text:span><text:span text:style-name="T2">network being</text:span></text:p>
              <text:p text:style-name="P3"><text:span text:style-name="T2">split into two </text:span><text:span text:style-name="T2">predictions. By </text:span><text:span text:style-name="T2">training and </text:span><text:span text:style-name="T2">learning to </text:span><text:span text:style-name="T2">predict two </text:span><text:span text:style-name="T2">datapoints, the </text:span><text:span text:style-name="T2">network is able to </text:span><text:span text:style-name="T2">also learn</text:span></text:p>
              <text:p text:style-name="P3"><text:span text:style-name="T2">the relation </text:span><text:span text:style-name="T2">between the two </text:span><text:span text:style-name="T2">parameters and </text:span><text:span text:style-name="T2">get more </text:span><text:span text:style-name="T2">accurate </text:span><text:span text:style-name="T2">feedback on the </text:span><text:span text:style-name="T2">dynamics </text:span><text:span text:style-name="T2">incorrectly </text:span><text:span text:style-name="T2">modeled</text:span></text:p>
              <text:p text:style-name="P3"><text:span text:style-name="T2">(such the </text:span><text:span text:style-name="T2">network can </text:span><text:span text:style-name="T2">determine </text:span><text:span text:style-name="T2">specifically </text:span><text:span text:style-name="T2">whether its </text:span><text:span text:style-name="T2">modeling of sine </text:span><text:span text:style-name="T2">or cosine </text:span><text:span text:style-name="T2">dynamics is </text:span><text:span text:style-name="T2">erroneous, and</text:span></text:p>
              <text:p text:style-name="P3"><text:span text:style-name="T2">correct itself </text:span><text:span text:style-name="T2">accordingly)</text:span></text:p>
              <text:p text:style-name="P3"><text:span text:style-name="T2"/></text:p>
            </office:annotation>
            <text:p>0</text:p>
          </table:table-cell>
          <table:table-cell table:style-name="ce40" office:value-type="float" office:value="2" calcext:value-type="float">
            <text:p>2</text:p>
          </table:table-cell>
          <table:table-cell table:style-name="ce57" office:value-type="float" office:value="0" calcext:value-type="float">
            <office:annotation draw:style-name="gr61" draw:text-style-name="P4" svg:width="29.01mm" svg:height="37.57mm" svg:x="720mm" svg:y="71.47mm" draw:caption-point-x="-5.92mm" draw:caption-point-y="15.18mm">
              <dc:date>2021-04-21T00:00:00</dc:date>
              <text:p text:style-name="P3"><text:span text:style-name="T2"><text:s/></text:span><text:span text:style-name="T2">As a result, the </text:span><text:span text:style-name="T2">model M trig are </text:span><text:span text:style-name="T2">more precise </text:span><text:span text:style-name="T2">after training, due </text:span><text:span text:style-name="T2">to it has more </text:span><text:span text:style-name="T2">label to</text:span></text:p>
              <text:p text:style-name="P3"><text:span text:style-name="T2">supervise the </text:span><text:span text:style-name="T2">learning.</text:span></text:p>
              <text:p text:style-name="P3"><text:span text:style-name="T2"/></text:p>
            </office:annotation>
            <text:p>0</text:p>
          </table:table-cell>
          <table:table-cell table:style-name="ce40" office:value-type="float" office:value="2" calcext:value-type="float">
            <text:p>2</text:p>
          </table:table-cell>
          <table:table-cell table:style-name="ce40" office:value-type="float" office:value="2" calcext:value-type="float">
            <office:annotation draw:style-name="gr61" draw:text-style-name="P4" svg:width="28.95mm" svg:height="37.57mm" svg:x="755.27mm" svg:y="71.47mm" draw:caption-point-x="-5.92mm" draw:caption-point-y="15.18mm">
              <dc:date>2021-04-21T00:00:00</dc:date>
              <text:p text:style-name="P3"><text:span text:style-name="T2"><text:s/></text:span><text:span text:style-name="T2">Thus, using sin </text:span><text:span text:style-name="T2">θ</text:span></text:p>
              <text:p text:style-name="P3"><text:span text:style-name="T2">and cos θ is an </text:span><text:span text:style-name="T2">effective </text:span><text:span text:style-name="T2">normalization </text:span><text:span text:style-name="T2">since the target </text:span><text:span text:style-name="T2">value now is </text:span><text:span text:style-name="T2">confined within </text:span><text:span text:style-name="T2">[−1, 1]</text:span></text:p>
            </office:annotation>
            <text:p>2</text:p>
          </table:table-cell>
          <table:table-cell table:number-columns-repeated="940"/>
        </table:table-row>
        <table:table-row table:style-name="ro4">
          <table:covered-table-cell/>
          <table:table-cell table:style-name="ce12" office:value-type="string" calcext:value-type="string">
            <text:p>Why is it not sufficient to predict only sin(θ) and use its inverse θ = arcsin(sin(θ)) to get an estimate of the angle?</text:p>
          </table:table-cell>
          <table:table-cell table:style-name="ce20" office:value-type="string" calcext:value-type="string">
            <text:p>because sin(−θ) = sin(θ)</text:p>
          </table:table-cell>
          <table:table-cell table:style-name="ce25" office:value-type="float" office:value="2" calcext:value-type="float">
            <text:p>2</text:p>
          </table:table-cell>
          <table:table-cell table:style-name="ce29" office:value-type="float" office:value="0" calcext:value-type="float">
            <text:p>0</text:p>
          </table:table-cell>
          <table:table-cell table:number-columns-repeated="2" table:style-name="ce29" office:value-type="float" office:value="2" calcext:value-type="float">
            <text:p>2</text:p>
          </table:table-cell>
          <table:table-cell table:style-name="ce32" office:value-type="float" office:value="0" calcext:value-type="float">
            <office:annotation draw:style-name="gr68" draw:text-style-name="P2" svg:width="28.98mm" svg:height="179.76mm" svg:x="173.19mm" svg:y="87.82mm" draw:caption-point-x="-5.92mm" draw:caption-point-y="15.23mm">
              <dc:date>2021-04-21T00:00:00</dc:date>
              <text:p text:style-name="P1"><text:span text:style-name="T1">Considering that </text:span><text:span text:style-name="T1">the angles of </text:span><text:span text:style-name="T1">interest are </text:span><text:span text:style-name="T1">closer to ±π and </text:span><text:span text:style-name="T1">in that region </text:span><text:span text:style-name="T1">sin(θ) is the </text:span><text:span text:style-name="T1">dominant </text:span><text:span text:style-name="T1">component, one</text:span></text:p>
              <text:p text:style-name="P1"><text:span text:style-name="T1">could pose the </text:span><text:span text:style-name="T1">argument that </text:span><text:span text:style-name="T1">sin(θ) is enough </text:span><text:span text:style-name="T1">to predict θ. This </text:span><text:span text:style-name="T1">is however not </text:span><text:span text:style-name="T1">the case, as </text:span><text:span text:style-name="T1">using this small </text:span><text:span text:style-name="T1">angle</text:span></text:p>
              <text:p text:style-name="P1"><text:span text:style-name="T1">approximation </text:span><text:span text:style-name="T1">would in turn </text:span><text:span text:style-name="T1">make the higher </text:span><text:span text:style-name="T1">angles </text:span><text:span text:style-name="T1">inaccurate. In </text:span><text:span text:style-name="T1">principle, this is </text:span><text:span text:style-name="T1">not a problem, as </text:span><text:span text:style-name="T1">it has been</text:span></text:p>
              <text:p text:style-name="P1"><text:span text:style-name="T1">stated that </text:span><text:span text:style-name="T1">angles around </text:span><text:span text:style-name="T1">the equilibrium </text:span><text:span text:style-name="T1">point are of more </text:span><text:span text:style-name="T1">interest. </text:span><text:span text:style-name="T1">Nonetheless, if </text:span><text:span text:style-name="T1">the calculation </text:span><text:span text:style-name="T1">over the entire</text:span></text:p>
              <text:p text:style-name="P1"><text:span text:style-name="T1">range of angles </text:span><text:span text:style-name="T1">becomes </text:span><text:span text:style-name="T1">inaccurate, the </text:span><text:span text:style-name="T1">NN validation </text:span><text:span text:style-name="T1">data will be used </text:span><text:span text:style-name="T1">to correct for </text:span><text:span text:style-name="T1">this, yielding </text:span><text:span text:style-name="T1">inherently worse</text:span></text:p>
              <text:p text:style-name="P1"><text:span text:style-name="T1">results for the </text:span><text:span text:style-name="T1">trained model </text:span><text:span text:style-name="T1">over the entire </text:span><text:span text:style-name="T1">domain of </text:span><text:span text:style-name="T1">angles.</text:span></text:p>
            </office:annotation>
            <text:p>0</text:p>
          </table:table-cell>
          <table:table-cell table:number-columns-repeated="7" table:style-name="ce29" office:value-type="float" office:value="2" calcext:value-type="float">
            <text:p>2</text:p>
          </table:table-cell>
          <table:table-cell table:style-name="ce31" office:value-type="float" office:value="0" calcext:value-type="float">
            <office:annotation draw:style-name="gr50" draw:text-style-name="P2" svg:width="29.02mm" svg:height="57.31mm" svg:x="173.19mm" svg:y="87.87mm" draw:caption-point-x="-5.92mm" draw:caption-point-y="15.18mm">
              <dc:date>2021-04-21T00:00:00</dc:date>
              <text:p text:style-name="P1"><text:span text:style-name="T1">The reason that it </text:span><text:span text:style-name="T1">is not sufficient </text:span><text:span text:style-name="T1">to predict only </text:span><text:span text:style-name="T1">sinθ and use its </text:span><text:span text:style-name="T1">inverse θ = </text:span><text:span text:style-name="T1">arcsin(sin()) to </text:span><text:span text:style-name="T1">get an</text:span></text:p>
              <text:p text:style-name="P1"><text:span text:style-name="T1">estimate of the </text:span><text:span text:style-name="T1">angle is that if we </text:span><text:span text:style-name="T1">only calculate </text:span><text:span text:style-name="T1">sinθ, the angle of </text:span><text:span text:style-name="T1">our model will be </text:span><text:span text:style-name="T1">reduced to [0, π].</text:span></text:p>
              <text:p text:style-name="P1"><text:span text:style-name="T1"/></text:p>
            </office:annotation>
            <text:p>0</text:p>
          </table:table-cell>
          <table:table-cell table:number-columns-repeated="2"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29" office:value-type="float" office:value="0" calcext:value-type="float">
            <office:annotation draw:style-name="gr8" draw:text-style-name="P2" svg:width="29.02mm" svg:height="69.22mm" svg:x="173.19mm" svg:y="87.87mm" draw:caption-point-x="-5.92mm" draw:caption-point-y="15.18mm">
              <dc:date>2021-04-21T00:00:00</dc:date>
              <text:p text:style-name="P1"><text:span text:style-name="T1">The arcsin </text:span><text:span text:style-name="T1">function is the </text:span><text:span text:style-name="T1">inverse of the </text:span><text:span text:style-name="T1">sine function. It </text:span><text:span text:style-name="T1">returns the angle </text:span><text:span text:style-name="T1">whose sine is a </text:span><text:span text:style-name="T1">given value.</text:span></text:p>
              <text:p text:style-name="P1"><text:span text:style-name="T1">θ = arcsin(sin(θ)). </text:span><text:span text:style-name="T1">It is a good idea </text:span><text:span text:style-name="T1">to use arcsin </text:span><text:span text:style-name="T1">when we can find </text:span><text:span text:style-name="T1">the sine of an </text:span><text:span text:style-name="T1">angle and want to </text:span><text:span text:style-name="T1">know</text:span></text:p>
              <text:p text:style-name="P1"><text:span text:style-name="T1">the actual angle.</text:span></text:p>
              <text:p text:style-name="P1"><text:span text:style-name="T1"/></text:p>
            </office:annotation>
            <text:p>0</text:p>
          </table:table-cell>
          <table:table-cell table:style-name="ce29" office:value-type="float" office:value="2" calcext:value-type="float">
            <text:p>2</text:p>
          </table:table-cell>
          <table:table-cell table:number-columns-repeated="4" table:style-name="ce40" office:value-type="float" office:value="2" calcext:value-type="float">
            <text:p>2</text:p>
          </table:table-cell>
          <table:table-cell table:style-name="ce57" office:value-type="float" office:value="0" calcext:value-type="float">
            <office:annotation draw:style-name="gr50" draw:text-style-name="P4" svg:width="29.02mm" svg:height="57.31mm" svg:x="173.19mm" svg:y="87.87mm" draw:caption-point-x="-5.92mm" draw:caption-point-y="15.18mm">
              <dc:date>2021-04-21T00:00:00</dc:date>
              <text:p text:style-name="P3"><text:span text:style-name="T2">Using asin(sin(θ)) </text:span><text:span text:style-name="T2">to determine θ is </text:span><text:span text:style-name="T2">not possible as </text:span><text:span text:style-name="T2">the sin function </text:span><text:span text:style-name="T2">is defined on the </text:span><text:span text:style-name="T2">interval</text:span></text:p>
              <text:p text:style-name="P3"><text:span text:style-name="T2">π π[−π, π], </text:span><text:span text:style-name="T2">whereas asin is </text:span><text:span text:style-name="T2">defined on [− , ]. </text:span><text:span text:style-name="T2">Thus, it will not </text:span><text:span text:style-name="T2">be an accurate </text:span><text:span text:style-name="T2">prediction of θ.</text:span></text:p>
              <text:p text:style-name="P3"><text:span text:style-name="T2">2 2</text:span></text:p>
            </office:annotation>
            <text:p>0</text:p>
          </table:table-cell>
          <table:table-cell table:style-name="ce57" office:value-type="float" office:value="0" calcext:value-type="float">
            <office:annotation draw:style-name="gr24" draw:text-style-name="P4" svg:width="29.02mm" svg:height="33.61mm" svg:x="173.19mm" svg:y="87.82mm" draw:caption-point-x="-5.92mm" draw:caption-point-y="15.23mm">
              <dc:date>2021-04-21T00:00:00</dc:date>
              <text:p text:style-name="P3"><text:span text:style-name="T2">Predicting sin θ </text:span><text:span text:style-name="T2">only is not </text:span><text:span text:style-name="T2">sufficient, since </text:span><text:span text:style-name="T2">the range of the </text:span><text:span text:style-name="T2">inverse sine </text:span><text:span text:style-name="T2">function is [−π/2, </text:span><text:span text:style-name="T2">π/2].</text:span></text:p>
              <text:p text:style-name="P3"><text:span text:style-name="T2"/></text:p>
            </office:annotation>
            <text:p>0</text:p>
          </table:table-cell>
          <table:table-cell table:number-columns-repeated="4" table:style-name="ce40" office:value-type="float" office:value="2" calcext:value-type="float">
            <text:p>2</text:p>
          </table:table-cell>
          <table:table-cell table:style-name="ce40" office:value-type="float" office:value="0" calcext:value-type="float">
            <text:p>0</text:p>
          </table:table-cell>
          <table:table-cell table:number-columns-repeated="5" table:style-name="ce40" office:value-type="float" office:value="2" calcext:value-type="float">
            <text:p>2</text:p>
          </table:table-cell>
          <table:table-cell table:style-name="ce40" office:value-type="float" office:value="0" calcext:value-type="float">
            <text:p>0</text:p>
          </table:table-cell>
          <table:table-cell table:number-columns-repeated="11" table:style-name="ce40" office:value-type="float" office:value="2" calcext:value-type="float">
            <text:p>2</text:p>
          </table:table-cell>
          <table:table-cell table:number-columns-repeated="2" table:style-name="ce40" office:value-type="float" office:value="0" calcext:value-type="float">
            <text:p>0</text:p>
          </table:table-cell>
          <table:table-cell table:style-name="ce57" office:value-type="float" office:value="0" calcext:value-type="float">
            <office:annotation draw:style-name="gr14" draw:text-style-name="P4" svg:width="29.01mm" svg:height="45.46mm" svg:x="243.75mm" svg:y="87.85mm" draw:caption-point-x="-5.92mm" draw:caption-point-y="15.2mm">
              <dc:date>2021-04-21T00:00:00</dc:date>
              <text:p text:style-name="P3"><text:span text:style-name="T2">It is not sufficient </text:span><text:span text:style-name="T2">to predict only </text:span><text:span text:style-name="T2">sin(θ) because </text:span><text:span text:style-name="T2">then we can be </text:span><text:span text:style-name="T2">off by ±kπ. We </text:span><text:span text:style-name="T2">are also throwing</text:span></text:p>
              <text:p text:style-name="P3"><text:span text:style-name="T2">away valuable </text:span><text:span text:style-name="T2">information then </text:span><text:span text:style-name="T2">and increasing </text:span><text:span text:style-name="T2">our error rate.</text:span></text:p>
              <text:p text:style-name="P3"><text:span text:style-name="T2"/></text:p>
            </office:annotation>
            <text:p>0</text:p>
          </table:table-cell>
          <table:table-cell table:number-columns-repeated="4" table:style-name="ce40" office:value-type="float" office:value="2" calcext:value-type="float">
            <text:p>2</text:p>
          </table:table-cell>
          <table:table-cell table:style-name="ce40" office:value-type="float" office:value="0" calcext:value-type="float">
            <text:p>0</text:p>
          </table:table-cell>
          <table:table-cell table:style-name="ce40" office:value-type="float" office:value="0" calcext:value-type="float">
            <office:annotation draw:style-name="gr49" draw:text-style-name="P4" svg:width="29.02mm" svg:height="10.32mm" svg:x="349.58mm" svg:y="87.87mm" draw:caption-point-x="-5.92mm" draw:caption-point-y="15.18mm">
              <dc:date>2021-04-21T00:00:00</dc:date>
              <text:p text:style-name="P3"><text:span text:style-name="T2">Not answered</text:span></text:p>
              <text:p text:style-name="P3"><text:span text:style-name="T2"/></text:p>
            </office:annotation>
            <text:p>0</text:p>
          </table:table-cell>
          <table:table-cell table:style-name="ce56"/>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style-name="ce40" office:value-type="float" office:value="2" calcext:value-type="float">
            <text:p>2</text:p>
          </table:table-cell>
          <table:table-cell table:style-name="ce40" office:value-type="float" office:value="0" calcext:value-type="float">
            <text:p>0</text:p>
          </table:table-cell>
          <table:table-cell table:style-name="ce67" office:value-type="float" office:value="0" calcext:value-type="float">
            <text:p>0</text:p>
          </table:table-cell>
          <table:table-cell table:number-columns-repeated="4" table:style-name="ce40" office:value-type="float" office:value="2" calcext:value-type="float">
            <text:p>2</text:p>
          </table:table-cell>
          <table:table-cell table:style-name="ce57" office:value-type="float" office:value="0" calcext:value-type="float">
            <office:annotation draw:style-name="gr69" draw:text-style-name="P4" svg:width="29.02mm" svg:height="49.41mm" svg:x="614.16mm" svg:y="87.86mm" draw:caption-point-x="-5.92mm" draw:caption-point-y="15.19mm">
              <dc:date>2021-04-21T00:00:00</dc:date>
              <text:p text:style-name="P3"><text:span text:style-name="T2">The domain of </text:span><text:span text:style-name="T2">arcsin is (−0.5π, </text:span><text:span text:style-name="T2">0.5π), this is only </text:span><text:span text:style-name="T2">half of a full </text:span><text:span text:style-name="T2">circle. Besides </text:span><text:span text:style-name="T2">not representing</text:span></text:p>
              <text:p text:style-name="P3"><text:span text:style-name="T2">all data, </text:span><text:span text:style-name="T2">arcsin(sin(θ)) is </text:span><text:span text:style-name="T2">also numerically </text:span><text:span text:style-name="T2">unstable at it’s </text:span><text:span text:style-name="T2">edges.</text:span></text:p>
              <text:p text:style-name="P3"><text:span text:style-name="T2"/></text:p>
            </office:annotation>
            <text:p>0</text:p>
          </table:table-cell>
          <table:table-cell table:style-name="ce40" office:value-type="float" office:value="0" calcext:value-type="float">
            <office:annotation draw:style-name="gr14" draw:text-style-name="P4" svg:width="29.02mm" svg:height="45.46mm" svg:x="631.8mm" svg:y="87.85mm" draw:caption-point-x="-5.92mm" draw:caption-point-y="15.2mm">
              <dc:date>2021-04-21T00:00:00</dc:date>
              <text:p text:style-name="P3"><text:span text:style-name="T2">When using only</text:span></text:p>
              <text:p text:style-name="P3"><text:span text:style-name="T2">sin(·) and use it </text:span><text:span text:style-name="T2">inverse, we do </text:span><text:span text:style-name="T2">not have more </text:span><text:span text:style-name="T2">data to learn on </text:span><text:span text:style-name="T2">compared to </text:span><text:span text:style-name="T2">converting it to x </text:span><text:span text:style-name="T2">and y as</text:span></text:p>
              <text:p text:style-name="P3"><text:span text:style-name="T2">previously </text:span><text:span text:style-name="T2">mentioned.</text:span></text:p>
              <text:p text:style-name="P3"><text:span text:style-name="T2"/></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18" draw:text-style-name="P4" svg:width="29.02mm" svg:height="65.25mm" svg:x="667.08mm" svg:y="87.87mm" draw:caption-point-x="-5.92mm" draw:caption-point-y="15.18mm">
              <dc:date>2021-04-21T00:00:00</dc:date>
              <text:p text:style-name="P3"><text:span text:style-name="T2">This also </text:span><text:span text:style-name="T2">explains why it is </text:span><text:span text:style-name="T2">not sufficient to </text:span><text:span text:style-name="T2">only predict </text:span><text:span text:style-name="T2">sin(θ) and use its </text:span><text:span text:style-name="T2">inverse θ =</text:span></text:p>
              <text:p text:style-name="P3"><text:span text:style-name="T2">arcsin(sin(θ)) to </text:span><text:span text:style-name="T2">get an estimate </text:span><text:span text:style-name="T2">of the angle. This </text:span><text:span text:style-name="T2">will cause the </text:span><text:span text:style-name="T2">model to be very </text:span><text:span text:style-name="T2">inaccurate</text:span></text:p>
              <text:p text:style-name="P3"><text:span text:style-name="T2">at certain ranges, </text:span><text:span text:style-name="T2">which is </text:span><text:span text:style-name="T2">undesirable.</text:span></text:p>
              <text:p text:style-name="P3"><text:span text:style-name="T2"/></text:p>
            </office:annotation>
            <text:p>0</text:p>
          </table:table-cell>
          <table:table-cell table:style-name="ce40" office:value-type="float" office:value="0" calcext:value-type="float">
            <office:annotation draw:style-name="gr70" draw:text-style-name="P4" svg:width="29.02mm" svg:height="6.35mm" svg:x="684.72mm" svg:y="87.87mm" draw:caption-point-x="-5.92mm" draw:caption-point-y="15.18mm">
              <dc:date>2021-04-21T00:00:00</dc:date>
              <text:p text:style-name="P3"><text:span text:style-name="T2">Not answered</text:span></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57" draw:text-style-name="P4" svg:width="29.01mm" svg:height="81.01mm" svg:x="720mm" svg:y="87.8mm" draw:caption-point-x="-5.92mm" draw:caption-point-y="15.25mm">
              <dc:date>2021-04-21T00:00:00</dc:date>
              <text:p text:style-name="P3"><text:span text:style-name="T2">Because in the </text:span><text:span text:style-name="T2">case, for </text:span><text:span text:style-name="T2">estimating the </text:span><text:span text:style-name="T2">angle θ only use </text:span><text:span text:style-name="T2">θ = arcsin(sin(θ)), </text:span><text:span text:style-name="T2">there is still one </text:span><text:span text:style-name="T2">label sin(θ) for</text:span></text:p>
              <text:p text:style-name="P3"><text:span text:style-name="T2">each observation </text:span><text:span text:style-name="T2">to supervise the </text:span><text:span text:style-name="T2">learning. </text:span><text:span text:style-name="T2">Therefore, it is </text:span><text:span text:style-name="T2">not sufficient to </text:span><text:span text:style-name="T2">predict only </text:span><text:span text:style-name="T2">sin(θ) comparing</text:span></text:p>
              <text:p text:style-name="P3"><text:span text:style-name="T2">to the model M </text:span><text:span text:style-name="T2">trig with two </text:span><text:span text:style-name="T2">labels for each </text:span><text:span text:style-name="T2">observation.</text:span></text:p>
              <text:p text:style-name="P3"><text:span text:style-name="T2"/></text:p>
            </office:annotation>
            <text:p>0</text:p>
          </table:table-cell>
          <table:table-cell table:style-name="ce57" office:value-type="float" office:value="0" calcext:value-type="float">
            <office:annotation draw:style-name="gr14" draw:text-style-name="P4" svg:width="29.07mm" svg:height="45.46mm" svg:x="737.63mm" svg:y="87.85mm" draw:caption-point-x="-5.92mm" draw:caption-point-y="15.2mm">
              <dc:date>2021-04-21T00:00:00</dc:date>
              <text:p text:style-name="P3"><text:span text:style-name="T2"><text:s/></text:span><text:span text:style-name="T2">It is insufficient </text:span><text:span text:style-name="T2">to use the </text:span><text:span text:style-name="T2">indirect prediction</text:span></text:p>
              <text:p text:style-name="P3"><text:span text:style-name="T2">arcsin(sin(θ)) as </text:span><text:span text:style-name="T2">that will still </text:span><text:span text:style-name="T2">result in a jump </text:span><text:span text:style-name="T2">discontinuity at </text:span><text:span text:style-name="T2">the inverted </text:span><text:span text:style-name="T2">position.</text:span></text:p>
              <text:p text:style-name="P3"><text:span text:style-name="T2"/></text:p>
            </office:annotation>
            <text:p>0</text:p>
          </table:table-cell>
          <table:table-cell table:style-name="ce40" office:value-type="float" office:value="2" calcext:value-type="float">
            <text:p>2</text:p>
          </table:table-cell>
          <table:table-cell table:number-columns-repeated="940"/>
        </table:table-row>
        <table:table-row table:style-name="ro5">
          <table:table-cell office:value-type="float" office:value="1.3" calcext:value-type="float" table:number-columns-spanned="1" table:number-rows-spanned="3">
            <text:p>1.3</text:p>
          </table:table-cell>
          <table:table-cell table:style-name="ce12" office:value-type="string" calcext:value-type="string">
            <text:p><text:span text:style-name="T9">Calculate the </text:span><text:span text:style-name="T10">mean</text:span><text:span text:style-name="T11"> and standard deviation of the “average prediction error” over all runs.</text:span></text:p>
          </table:table-cell>
          <table:table-cell table:style-name="ce19" office:value-type="string" calcext:value-type="string">
            <text:p>Mean: 0.0036, Standard deviation: 0.0017, Jelle: 0.00385 ± 0.00074 rad</text:p>
          </table:table-cell>
          <table:table-cell table:style-name="ce25" office:value-type="float" office:value="2" calcext:value-type="float">
            <text:p>2</text:p>
          </table:table-cell>
          <table:table-cell table:style-name="ce29" office:value-type="float" office:value="2" calcext:value-type="float">
            <text:p>2</text:p>
          </table:table-cell>
          <table:table-cell table:number-columns-repeated="13" table:style-name="ce40" office:value-type="float" office:value="2" calcext:value-type="float">
            <text:p>2</text:p>
          </table:table-cell>
          <table:table-cell table:style-name="ce54"/>
          <table:table-cell table:style-name="ce57" office:value-type="float" office:value="0" calcext:value-type="float">
            <office:annotation draw:style-name="gr71" draw:text-style-name="P4" svg:width="29.02mm" svg:height="14.02mm" svg:x="173.19mm" svg:y="92.38mm" draw:caption-point-x="-5.92mm" draw:caption-point-y="15.33mm">
              <dc:date>2021-04-21T00:00:00</dc:date>
              <text:p text:style-name="P3"><text:span text:style-name="T2">Mean: 0.1021</text:span></text:p>
              <text:p text:style-name="P3"><text:span text:style-name="T2"><text:s/></text:span><text:span text:style-name="T2">Sd: 0.1835</text:span></text:p>
              <text:p text:style-name="P3"><text:span text:style-name="T2"/></text:p>
            </office:annotation>
            <text:p>0</text:p>
          </table:table-cell>
          <table:table-cell table:style-name="ce54" office:value-type="float" office:value="0" calcext:value-type="float">
            <text:p>0</text:p>
          </table:table-cell>
          <table:table-cell table:number-columns-repeated="18" table:style-name="ce40" office:value-type="float" office:value="2" calcext:value-type="float">
            <text:p>2</text:p>
          </table:table-cell>
          <table:table-cell table:style-name="ce57" office:value-type="float" office:value="0" calcext:value-type="float">
            <office:annotation draw:style-name="gr2" draw:text-style-name="P4" svg:width="29.02mm" svg:height="29.79mm" svg:x="173.19mm" svg:y="92.38mm" draw:caption-point-x="-5.92mm" draw:caption-point-y="15.33mm">
              <dc:date>2021-04-21T00:00:00</dc:date>
              <text:p text:style-name="P3"><text:span text:style-name="T2">The mean of this </text:span><text:span text:style-name="T2">set is equal to </text:span><text:span text:style-name="T2">1.066 . Also, the</text:span></text:p>
              <text:p text:style-name="P3"><text:span text:style-name="T2">standard </text:span><text:span text:style-name="T2">deviation is equal </text:span><text:span text:style-name="T2">to 0.005.</text:span></text:p>
              <text:p text:style-name="P3"><text:span text:style-name="T2"/></text:p>
            </office:annotation>
            <text:p>0</text:p>
          </table:table-cell>
          <table:table-cell table:number-columns-repeated="21" table:style-name="ce40" office:value-type="float" office:value="2" calcext:value-type="float">
            <text:p>2</text:p>
          </table:table-cell>
          <table:table-cell table:style-name="ce56"/>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number-columns-repeated="2" table:style-name="ce40" office:value-type="float" office:value="2" calcext:value-type="float">
            <text:p>2</text:p>
          </table:table-cell>
          <table:table-cell table:style-name="ce67" office:value-type="float" office:value="0" calcext:value-type="float">
            <text:p>0</text:p>
          </table:table-cell>
          <table:table-cell table:number-columns-repeated="12" table:style-name="ce40" office:value-type="float" office:value="2" calcext:value-type="float">
            <text:p>2</text:p>
          </table:table-cell>
          <table:table-cell table:style-name="ce57" office:value-type="float" office:value="1" calcext:value-type="float">
            <office:annotation draw:style-name="gr71" draw:text-style-name="P4" svg:width="28.95mm" svg:height="14.02mm" svg:x="755.27mm" svg:y="92.38mm" draw:caption-point-x="-5.92mm" draw:caption-point-y="15.33mm">
              <dc:date>2021-04-21T00:00:00</dc:date>
              <text:p text:style-name="P3"><text:span text:style-name="T2">No sd, no mean </text:span><text:span text:style-name="T2">of all results </text:span><text:span text:style-name="T2">obtained</text:span></text:p>
            </office:annotation>
            <text:p>1</text:p>
          </table:table-cell>
          <table:table-cell table:number-columns-repeated="940"/>
        </table:table-row>
        <table:table-row table:style-name="ro8">
          <table:covered-table-cell/>
          <table:table-cell table:style-name="ce12" office:value-type="string" calcext:value-type="string">
            <text:p><text:span text:style-name="T9">Which model would you </text:span><text:span text:style-name="T10">prefer </text:span><text:span text:style-name="T11">and why?</text:span></text:p>
          </table:table-cell>
          <table:table-cell table:style-name="ce19" office:value-type="string" calcext:value-type="string">
            <text:p><text:s/>This leads to the conclusion that the convolutional model is the best of the three, since it has the best performance and the lowest number of parameters.</text:p>
          </table:table-cell>
          <table:table-cell table:style-name="ce25" office:value-type="float" office:value="2" calcext:value-type="float">
            <text:p>2</text:p>
          </table:table-cell>
          <table:table-cell table:style-name="ce29" office:value-type="float" office:value="2" calcext:value-type="float">
            <text:p>2</text:p>
          </table:table-cell>
          <table:table-cell table:number-columns-repeated="5" table:style-name="ce40" office:value-type="float" office:value="2" calcext:value-type="float">
            <text:p>2</text:p>
          </table:table-cell>
          <table:table-cell table:style-name="ce40" office:value-type="float" office:value="0" calcext:value-type="float">
            <office:annotation draw:style-name="gr72" draw:text-style-name="P4" svg:width="28.98mm" svg:height="160.02mm" svg:x="173.19mm" svg:y="100.84mm" draw:caption-point-x="-5.92mm" draw:caption-point-y="15.34mm">
              <dc:date>2021-04-21T00:00:00</dc:date>
              <text:p text:style-name="P3"><text:span text:style-name="T2">According to </text:span><text:span text:style-name="T2">figure 0.4, the </text:span><text:span text:style-name="T2">optimal number </text:span><text:span text:style-name="T2">of</text:span></text:p>
              <text:p text:style-name="P3"><text:span text:style-name="T2">parameters with </text:span><text:span text:style-name="T2">the lowest </text:span><text:span text:style-name="T2">approximation </text:span><text:span text:style-name="T2">error for the </text:span><text:span text:style-name="T2">training data and </text:span><text:span text:style-name="T2">the new data,</text:span></text:p>
              <text:p text:style-name="P3"><text:span text:style-name="T2">should be as high </text:span><text:span text:style-name="T2">as possible but </text:span><text:span text:style-name="T2">not higher than </text:span><text:span text:style-name="T2">the amount of </text:span><text:span text:style-name="T2">parameters when </text:span><text:span text:style-name="T2">the</text:span></text:p>
              <text:p text:style-name="P3"><text:span text:style-name="T2">approximation </text:span><text:span text:style-name="T2">error of the new </text:span><text:span text:style-name="T2">data get worse. </text:span><text:span text:style-name="T2">So even though </text:span><text:span text:style-name="T2">cnn is the most </text:span><text:span text:style-name="T2">accu-</text:span></text:p>
              <text:p text:style-name="P3"><text:span text:style-name="T2">rate model, the M </text:span><text:span text:style-name="T2">trig model is </text:span><text:span text:style-name="T2">preferred as it </text:span><text:span text:style-name="T2">has a much </text:span><text:span text:style-name="T2">higher accuracy </text:span><text:span text:style-name="T2">than the M θ</text:span></text:p>
              <text:p text:style-name="P3"><text:span text:style-name="T2">model and close </text:span><text:span text:style-name="T2">to the M cnn </text:span><text:span text:style-name="T2">model but has </text:span><text:span text:style-name="T2">the most </text:span><text:span text:style-name="T2">trainable </text:span><text:span text:style-name="T2">parameters </text:span><text:span text:style-name="T2">(301,442).</text:span></text:p>
              <text:p text:style-name="P3"><text:span text:style-name="T2">This model is </text:span><text:span text:style-name="T2">also much faster </text:span><text:span text:style-name="T2">than the cnn </text:span><text:span text:style-name="T2">model.</text:span></text:p>
              <text:p text:style-name="P3"><text:span text:style-name="T2"/></text:p>
            </office:annotation>
            <text:p>0</text:p>
          </table:table-cell>
          <table:table-cell table:number-columns-repeated="7" table:style-name="ce40" office:value-type="float" office:value="2" calcext:value-type="float">
            <text:p>2</text:p>
          </table:table-cell>
          <table:table-cell table:style-name="ce54"/>
          <table:table-cell table:style-name="ce40" office:value-type="float" office:value="2" calcext:value-type="float">
            <text:p>2</text:p>
          </table:table-cell>
          <table:table-cell table:style-name="ce54" office:value-type="float" office:value="0" calcext:value-type="float">
            <text:p>0</text:p>
          </table:table-cell>
          <table:table-cell table:number-columns-repeated="3" table:style-name="ce40" office:value-type="float" office:value="2" calcext:value-type="float">
            <text:p>2</text:p>
          </table:table-cell>
          <table:table-cell table:style-name="ce57" office:value-type="float" office:value="1" calcext:value-type="float">
            <office:annotation draw:style-name="gr19" draw:text-style-name="P4" svg:width="29.02mm" svg:height="93.03mm" svg:x="173.19mm" svg:y="100.84mm" draw:caption-point-x="-5.92mm" draw:caption-point-y="15.34mm">
              <dc:date>2021-04-21T00:00:00</dc:date>
              <text:p text:style-name="P3"><text:span text:style-name="T2"><text:s text:c="2"/></text:span><text:span text:style-name="T2">M cnn seems to </text:span><text:span text:style-name="T2">be a clear winner. </text:span><text:span text:style-name="T2">The</text:span></text:p>
              <text:p text:style-name="P3"><text:span text:style-name="T2">prediction power </text:span><text:span text:style-name="T2">is consistently </text:span><text:span text:style-name="T2">better than other </text:span><text:span text:style-name="T2">model structures. </text:span><text:span text:style-name="T2">However, there </text:span><text:span text:style-name="T2">was a large </text:span><text:span text:style-name="T2">difference in</text:span></text:p>
              <text:p text:style-name="P3"><text:span text:style-name="T2">the time the </text:span><text:span text:style-name="T2">model required to </text:span><text:span text:style-name="T2">learn.. So for a </text:span><text:span text:style-name="T2">task that does </text:span><text:span text:style-name="T2">not require the </text:span><text:span text:style-name="T2">level of accuracy</text:span></text:p>
              <text:p text:style-name="P3"><text:span text:style-name="T2">cnn trigM </text:span><text:span text:style-name="T2">delivers, M is the </text:span><text:span text:style-name="T2">winner for lower </text:span><text:span text:style-name="T2">computational </text:span><text:span text:style-name="T2">complexity.</text:span></text:p>
              <text:p text:style-name="P3"><text:span text:style-name="T2"/></text:p>
            </office:annotation>
            <text:p>1</text:p>
          </table:table-cell>
          <table:table-cell table:number-columns-repeated="2" table:style-name="ce40" office:value-type="float" office:value="2" calcext:value-type="float">
            <text:p>2</text:p>
          </table:table-cell>
          <table:table-cell table:style-name="ce57" office:value-type="float" office:value="1" calcext:value-type="float">
            <office:annotation draw:style-name="gr73" draw:text-style-name="P4" svg:width="29.01mm" svg:height="37.73mm" svg:x="173.19mm" svg:y="100.84mm" draw:caption-point-x="-5.92mm" draw:caption-point-y="15.34mm">
              <dc:date>2021-04-21T00:00:00</dc:date>
              <text:p text:style-name="P3"><text:span text:style-name="T2">For a faster </text:span><text:span text:style-name="T2">model the M t r i </text:span><text:span text:style-name="T2">g is preferred and </text:span><text:span text:style-name="T2">if a accurate </text:span><text:span text:style-name="T2">model is required </text:span><text:span text:style-name="T2">then the M cnn is </text:span><text:span text:style-name="T2">preferred</text:span></text:p>
              <text:p text:style-name="P3"><text:span text:style-name="T2"/></text:p>
            </office:annotation>
            <text:p>1</text:p>
          </table:table-cell>
          <table:table-cell table:number-columns-repeated="12" table:style-name="ce40" office:value-type="float" office:value="2" calcext:value-type="float">
            <text:p>2</text:p>
          </table:table-cell>
          <table:table-cell table:style-name="ce40" office:value-type="float" office:value="0" calcext:value-type="float">
            <office:annotation draw:style-name="gr74" draw:text-style-name="P4" svg:width="29.02mm" svg:height="85.1mm" svg:x="173.19mm" svg:y="100.84mm" draw:caption-point-x="-5.92mm" draw:caption-point-y="15.34mm">
              <dc:date>2021-04-21T00:00:00</dc:date>
              <text:p text:style-name="P3"><text:span text:style-name="T2">. So, in totality I </text:span><text:span text:style-name="T2">would prefer </text:span><text:span text:style-name="T2">using the Trig </text:span><text:span text:style-name="T2">model</text:span></text:p>
              <text:p text:style-name="P3"><text:span text:style-name="T2">because it has a </text:span><text:span text:style-name="T2">mean average </text:span><text:span text:style-name="T2">error which is low </text:span><text:span text:style-name="T2">than model type </text:span><text:span text:style-name="T2">theta but higher </text:span><text:span text:style-name="T2">than</text:span></text:p>
              <text:p text:style-name="P3"><text:span text:style-name="T2">CNN. But, it also </text:span><text:span text:style-name="T2">uses more </text:span><text:span text:style-name="T2">trainable </text:span><text:span text:style-name="T2">parameters which </text:span><text:span text:style-name="T2">allows the </text:span><text:span text:style-name="T2">network to be </text:span><text:span text:style-name="T2">trained</text:span></text:p>
              <text:p text:style-name="P3"><text:span text:style-name="T2">properly and </text:span><text:span text:style-name="T2">gives a more </text:span><text:span text:style-name="T2">precise results.</text:span></text:p>
              <text:p text:style-name="P3"><text:span text:style-name="T2"/></text:p>
            </office:annotation>
            <text:p>0</text:p>
          </table:table-cell>
          <table:table-cell table:number-columns-repeated="5" table:style-name="ce40" office:value-type="float" office:value="2" calcext:value-type="float">
            <text:p>2</text:p>
          </table:table-cell>
          <table:table-cell table:style-name="ce57" office:value-type="float" office:value="0" calcext:value-type="float">
            <office:annotation draw:style-name="gr73" draw:text-style-name="P4" svg:width="29.02mm" svg:height="37.73mm" svg:x="173.19mm" svg:y="100.84mm" draw:caption-point-x="-5.92mm" draw:caption-point-y="15.34mm">
              <dc:date>2021-04-21T00:00:00</dc:date>
              <text:p text:style-name="P3"><text:span text:style-name="T2">Therefore,</text:span></text:p>
              <text:p text:style-name="P3"><text:span text:style-name="T2">indirectly model </text:span><text:span text:style-name="T2">is preferable, it </text:span><text:span text:style-name="T2">has a relatively </text:span><text:span text:style-name="T2">simple </text:span><text:span text:style-name="T2">architecture and </text:span><text:span text:style-name="T2">a nice </text:span><text:span text:style-name="T2">performance.</text:span></text:p>
              <text:p text:style-name="P3"><text:span text:style-name="T2"/></text:p>
            </office:annotation>
            <text:p>0</text:p>
          </table:table-cell>
          <table:table-cell table:number-columns-repeated="14" table:style-name="ce40" office:value-type="float" office:value="2" calcext:value-type="float">
            <text:p>2</text:p>
          </table:table-cell>
          <table:table-cell table:style-name="ce56"/>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number-columns-repeated="2" table:style-name="ce40" office:value-type="float" office:value="2" calcext:value-type="float">
            <text:p>2</text:p>
          </table:table-cell>
          <table:table-cell table:style-name="ce67" office:value-type="float" office:value="0" calcext:value-type="float">
            <text:p>0</text:p>
          </table:table-cell>
          <table:table-cell table:number-columns-repeated="11" table:style-name="ce40" office:value-type="float" office:value="2" calcext:value-type="float">
            <text:p>2</text:p>
          </table:table-cell>
          <table:table-cell table:style-name="ce57" office:value-type="float" office:value="0" calcext:value-type="float">
            <office:annotation draw:style-name="gr50" draw:text-style-name="P4" svg:width="29.07mm" svg:height="57.31mm" svg:x="737.63mm" svg:y="100.84mm" draw:caption-point-x="-5.92mm" draw:caption-point-y="15.34mm">
              <dc:date>2021-04-21T00:00:00</dc:date>
              <text:p text:style-name="P3"><text:span text:style-name="T2">This increase in </text:span><text:span text:style-name="T2">computation </text:span><text:span text:style-name="T2">makes MTrig the </text:span><text:span text:style-name="T2">preferable model </text:span><text:span text:style-name="T2">as 100 trainings </text:span><text:span text:style-name="T2">can be computed </text:span><text:span text:style-name="T2">in roughly 5 </text:span><text:span text:style-name="T2">minutes, </text:span><text:span text:style-name="T2">opposed to the </text:span><text:span text:style-name="T2">1.5 hours </text:span><text:span text:style-name="T2">required</text:span></text:p>
              <text:p text:style-name="P3"><text:span text:style-name="T2">by the CNN.</text:span></text:p>
              <text:p text:style-name="P3"><text:span text:style-name="T2"/></text:p>
            </office:annotation>
            <text:p>0</text:p>
          </table:table-cell>
          <table:table-cell table:style-name="ce40" office:value-type="float" office:value="2" calcext:value-type="float">
            <text:p>2</text:p>
          </table:table-cell>
          <table:table-cell table:number-columns-repeated="940"/>
        </table:table-row>
        <table:table-row table:style-name="ro7">
          <table:covered-table-cell/>
          <table:table-cell table:style-name="ce12" office:value-type="string" calcext:value-type="string">
            <text:p><text:span text:style-name="T9">If you change the activation of the last fully connected layer to </text:span><text:span text:style-name="T10">ReLU,</text:span><text:span text:style-name="T11"> the prediction accuracy completely deteriorates. Why?</text:span></text:p>
          </table:table-cell>
          <table:table-cell table:style-name="ce19" office:value-type="string" calcext:value-type="string">
            <text:p>Because RELU activation function doesn't let negative values, and therefore we are not able to predict negative sin and negative cos with this activation function</text:p>
          </table:table-cell>
          <table:table-cell table:style-name="ce25" office:value-type="float" office:value="2" calcext:value-type="float">
            <text:p>2</text:p>
          </table:table-cell>
          <table:table-cell table:style-name="ce32" office:value-type="float" office:value="0" calcext:value-type="float">
            <office:annotation draw:style-name="gr75" draw:text-style-name="P2" svg:width="28.98mm" svg:height="73.11mm" svg:x="173.19mm" svg:y="113.39mm" draw:caption-point-x="-5.92mm" draw:caption-point-y="15.22mm">
              <dc:date>2021-04-21T00:00:00</dc:date>
              <text:p text:style-name="P1"><text:span text:style-name="T1">ReLU loses </text:span><text:span text:style-name="T1">gradient </text:span><text:span text:style-name="T1">information when </text:span><text:span text:style-name="T1">it is zero. In </text:span><text:span text:style-name="T1">absence of </text:span><text:span text:style-name="T1">informative </text:span><text:span text:style-name="T1">gradients, the </text:span><text:span text:style-name="T1">model</text:span></text:p>
              <text:p text:style-name="P1"><text:span text:style-name="T1">does not learn </text:span><text:span text:style-name="T1">and thus the </text:span><text:span text:style-name="T1">prediction </text:span><text:span text:style-name="T1">accuracy </text:span><text:span text:style-name="T1">deteriorates. ELU </text:span><text:span text:style-name="T1">is chosen as a </text:span><text:span text:style-name="T1">common</text:span></text:p>
              <text:p text:style-name="P1"><text:span text:style-name="T1">alternative in </text:span><text:span text:style-name="T1">such cases.</text:span></text:p>
              <text:p text:style-name="P1"><text:span text:style-name="T1"/></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52" draw:text-style-name="P4" svg:width="28.98mm" svg:height="92.86mm" svg:x="173.19mm" svg:y="113.38mm" draw:caption-point-x="-5.92mm" draw:caption-point-y="15.23mm">
              <dc:date>2021-04-21T00:00:00</dc:date>
              <text:p text:style-name="P3"><text:span text:style-name="T2">An activation </text:span><text:span text:style-name="T2">function is added </text:span><text:span text:style-name="T2">to the layers to </text:span><text:span text:style-name="T2">introduce non-</text:span><text:span text:style-name="T2">linearity to the </text:span><text:span text:style-name="T2">model,</text:span></text:p>
              <text:p text:style-name="P3"><text:span text:style-name="T2">through which it </text:span><text:span text:style-name="T2">has more </text:span><text:span text:style-name="T2">possible models </text:span><text:span text:style-name="T2">to choose from. </text:span><text:span text:style-name="T2">However, in the </text:span><text:span text:style-name="T2">last fully </text:span><text:span text:style-name="T2">connected layer </text:span><text:span text:style-name="T2">we just want one </text:span><text:span text:style-name="T2">outcome. That is </text:span><text:span text:style-name="T2">why that should </text:span><text:span text:style-name="T2">be a linear con-</text:span></text:p>
              <text:p text:style-name="P3"><text:span text:style-name="T2">nection, thus </text:span><text:span text:style-name="T2">without activation </text:span><text:span text:style-name="T2">function.</text:span></text:p>
              <text:p text:style-name="P3"><text:span text:style-name="T2"/></text:p>
              <text:p text:style-name="P3"><text:span text:style-name="T2"/></text:p>
            </office:annotation>
            <text:p>0</text:p>
          </table:table-cell>
          <table:table-cell table:number-columns-repeated="4" table:style-name="ce40" office:value-type="float" office:value="2" calcext:value-type="float">
            <text:p>2</text:p>
          </table:table-cell>
          <table:table-cell table:style-name="ce40" office:value-type="float" office:value="1" calcext:value-type="float">
            <office:annotation draw:style-name="gr64" draw:text-style-name="P4" svg:width="29.09mm" svg:height="140.26mm" svg:x="173.19mm" svg:y="113.35mm" draw:caption-point-x="-5.92mm" draw:caption-point-y="15.26mm">
              <dc:date>2021-04-21T00:00:00</dc:date>
              <text:p text:style-name="P3"><text:span text:style-name="T2">Setting the </text:span><text:span text:style-name="T2">negative input to </text:span><text:span text:style-name="T2">ReLu to 0, the </text:span><text:span text:style-name="T2">gradient can not </text:span><text:span text:style-name="T2">be calculated for </text:span><text:span text:style-name="T2">that weight which </text:span><text:span text:style-name="T2">deteri-</text:span></text:p>
              <text:p text:style-name="P3"><text:span text:style-name="T2">orates the </text:span><text:span text:style-name="T2">performance of </text:span><text:span text:style-name="T2">neural network.</text:span></text:p>
              <text:p text:style-name="P3"><text:span text:style-name="T2">Another </text:span><text:span text:style-name="T2">possibility is that </text:span><text:span text:style-name="T2">now that output </text:span><text:span text:style-name="T2">is ReLu and the </text:span><text:span text:style-name="T2">output of it will </text:span><text:span text:style-name="T2">either be zero or </text:span><text:span text:style-name="T2">positive.</text:span></text:p>
              <text:p text:style-name="P3"><text:span text:style-name="T2">As long as the </text:span><text:span text:style-name="T2">weight link the </text:span><text:span text:style-name="T2">output of ReLu to </text:span><text:span text:style-name="T2">the output of </text:span><text:span text:style-name="T2">neural network is </text:span><text:span text:style-name="T2">fixed, the sign </text:span><text:span text:style-name="T2">will not</text:span></text:p>
              <text:p text:style-name="P3"><text:span text:style-name="T2">be able to </text:span><text:span text:style-name="T2">change anymore. </text:span><text:span text:style-name="T2">Because of this </text:span><text:span text:style-name="T2">the test_trig data </text:span><text:span text:style-name="T2">can not be </text:span><text:span text:style-name="T2">produced since it </text:span><text:span text:style-name="T2">has both</text:span></text:p>
              <text:p text:style-name="P3"><text:span text:style-name="T2">negative and </text:span><text:span text:style-name="T2">positive values.</text:span></text:p>
              <text:p text:style-name="P3"><text:span text:style-name="T2"/></text:p>
            </office:annotation>
            <text:p>1</text:p>
          </table:table-cell>
          <table:table-cell table:style-name="ce40" office:value-type="float" office:value="0" calcext:value-type="float">
            <office:annotation draw:style-name="gr76" draw:text-style-name="P4" svg:width="29.02mm" svg:height="5.96mm" svg:x="173.19mm" svg:y="113.35mm" draw:caption-point-x="-5.92mm" draw:caption-point-y="15.26mm">
              <dc:date>2021-04-21T00:00:00</dc:date>
              <text:p text:style-name="P3"><text:span text:style-name="T2">Not answered</text:span></text:p>
            </office:annotation>
            <text:p>0</text:p>
          </table:table-cell>
          <table:table-cell table:number-columns-repeated="5" table:style-name="ce40" office:value-type="float" office:value="2" calcext:value-type="float">
            <text:p>2</text:p>
          </table:table-cell>
          <table:table-cell table:style-name="ce54"/>
          <table:table-cell table:style-name="ce40" office:value-type="float" office:value="2" calcext:value-type="float">
            <text:p>2</text:p>
          </table:table-cell>
          <table:table-cell table:style-name="ce54" office:value-type="float" office:value="0" calcext:value-type="float">
            <text:p>0</text:p>
          </table:table-cell>
          <table:table-cell table:style-name="ce40" office:value-type="float" office:value="2" calcext:value-type="float">
            <text:p>2</text:p>
          </table:table-cell>
          <table:table-cell table:style-name="ce40" office:value-type="float" office:value="1" calcext:value-type="float">
            <office:annotation draw:style-name="gr67" draw:text-style-name="P4" svg:width="29.02mm" svg:height="136.31mm" svg:x="173.19mm" svg:y="113.4mm" draw:caption-point-x="-5.92mm" draw:caption-point-y="15.21mm">
              <dc:date>2021-04-21T00:00:00</dc:date>
              <text:p text:style-name="P3"><text:span text:style-name="T2">One reason </text:span><text:span text:style-name="T2">would be that </text:span><text:span text:style-name="T2">ReLU units can </text:span><text:span text:style-name="T2">be fragile during </text:span><text:span text:style-name="T2">training and can </text:span><text:span text:style-name="T2">“die”. For </text:span><text:span text:style-name="T2">example, a large</text:span></text:p>
              <text:p text:style-name="P3"><text:span text:style-name="T2">gradient flowing </text:span><text:span text:style-name="T2">through a ReLU </text:span><text:span text:style-name="T2">neuron could </text:span><text:span text:style-name="T2">cause the </text:span><text:span text:style-name="T2">weights to update </text:span><text:span text:style-name="T2">in such a way </text:span><text:span text:style-name="T2">that the neuron</text:span></text:p>
              <text:p text:style-name="P3"><text:span text:style-name="T2">will never </text:span><text:span text:style-name="T2">activate on any </text:span><text:span text:style-name="T2">datapoint again. </text:span><text:span text:style-name="T2">If this happens, </text:span><text:span text:style-name="T2">then the gradient </text:span><text:span text:style-name="T2">flowing through </text:span><text:span text:style-name="T2">the unit will</text:span></text:p>
              <text:p text:style-name="P3"><text:span text:style-name="T2">forever be zero </text:span><text:span text:style-name="T2">from that point </text:span><text:span text:style-name="T2">on. That is, the </text:span><text:span text:style-name="T2">ReLU units can </text:span><text:span text:style-name="T2">irreversibly die </text:span><text:span text:style-name="T2">during training </text:span><text:span text:style-name="T2">since they</text:span></text:p>
              <text:p text:style-name="P3"><text:span text:style-name="T2">can get knocked </text:span><text:span text:style-name="T2">off the data entire </text:span><text:span text:style-name="T2">training dataset.</text:span></text:p>
              <text:p text:style-name="P3"><text:span text:style-name="T2"/></text:p>
            </office:annotation>
            <text:p>1</text:p>
          </table:table-cell>
          <table:table-cell table:number-columns-repeated="5" table:style-name="ce40" office:value-type="float" office:value="2" calcext:value-type="float">
            <text:p>2</text:p>
          </table:table-cell>
          <table:table-cell table:style-name="ce40" office:value-type="float" office:value="0" calcext:value-type="float">
            <office:annotation draw:style-name="gr77" draw:text-style-name="P4" svg:width="29.02mm" svg:height="45.52mm" svg:x="173.19mm" svg:y="113.42mm" draw:caption-point-x="-5.92mm" draw:caption-point-y="15.19mm">
              <dc:date>2021-04-21T00:00:00</dc:date>
              <text:p text:style-name="P3"><text:span text:style-name="T2">A reason for this </text:span><text:span text:style-name="T2">could be a </text:span><text:span text:style-name="T2">negative bias </text:span><text:span text:style-name="T2">acquired in the </text:span><text:span text:style-name="T2">learning phase, </text:span><text:span text:style-name="T2">which</text:span></text:p>
              <text:p text:style-name="P3"><text:span text:style-name="T2">will make the </text:span><text:span text:style-name="T2">activation </text:span><text:span text:style-name="T2">function to output </text:span><text:span text:style-name="T2">0 for any input. </text:span></text:p>
            </office:annotation>
            <text:p>0</text:p>
          </table:table-cell>
          <table:table-cell table:number-columns-repeated="8" table:style-name="ce40" office:value-type="float" office:value="2" calcext:value-type="float">
            <text:p>2</text:p>
          </table:table-cell>
          <table:table-cell table:style-name="ce57" office:value-type="float" office:value="1" calcext:value-type="float">
            <office:annotation draw:style-name="gr57" draw:text-style-name="P4" svg:width="29.02mm" svg:height="81.01mm" svg:x="173.19mm" svg:y="113.41mm" draw:caption-point-x="-5.92mm" draw:caption-point-y="15.2mm">
              <dc:date>2021-04-21T00:00:00</dc:date>
              <text:p text:style-name="P3"><text:span text:style-name="T2">Although this </text:span><text:span text:style-name="T2">method is much </text:span><text:span text:style-name="T2">simpler; it can </text:span><text:span text:style-name="T2">lead to worse </text:span><text:span text:style-name="T2">results because </text:span><text:span text:style-name="T2">ReLu is a </text:span><text:span text:style-name="T2">function that </text:span><text:span text:style-name="T2">loses gradient </text:span><text:span text:style-name="T2">information when </text:span><text:span text:style-name="T2">the curve value </text:span><text:span text:style-name="T2">reaches zero. </text:span><text:span text:style-name="T2">This is primarily </text:span><text:span text:style-name="T2">the reason why </text:span><text:span text:style-name="T2">Elu is used in </text:span><text:span text:style-name="T2">many</text:span></text:p>
              <text:p text:style-name="P3"><text:span text:style-name="T2">cases which is </text:span><text:span text:style-name="T2">able to avoid this </text:span><text:span text:style-name="T2">problem.</text:span></text:p>
              <text:p text:style-name="P3"><text:span text:style-name="T2"/></text:p>
              <text:p text:style-name="P3"><text:span text:style-name="T2"/></text:p>
            </office:annotation>
            <text:p>1</text:p>
          </table:table-cell>
          <table:table-cell table:number-columns-repeated="8" table:style-name="ce40" office:value-type="float" office:value="2" calcext:value-type="float">
            <text:p>2</text:p>
          </table:table-cell>
          <table:table-cell table:style-name="ce57" office:value-type="float" office:value="0" calcext:value-type="float">
            <office:annotation draw:style-name="gr50" draw:text-style-name="P4" svg:width="29.02mm" svg:height="57.31mm" svg:x="173.19mm" svg:y="113.35mm" draw:caption-point-x="-5.92mm" draw:caption-point-y="15.26mm">
              <dc:date>2021-04-21T00:00:00</dc:date>
              <text:p text:style-name="P3"><text:span text:style-name="T2">The reason for </text:span><text:span text:style-name="T2">that outcome is </text:span><text:span text:style-name="T2">that ReLu is may </text:span><text:span text:style-name="T2">be very fragile </text:span><text:span text:style-name="T2">during</text:span></text:p>
              <text:p text:style-name="P3"><text:span text:style-name="T2">training, or even </text:span><text:span text:style-name="T2">disappear, it may </text:span><text:span text:style-name="T2">cause the weight </text:span><text:span text:style-name="T2">to stop updating </text:span><text:span text:style-name="T2">so that it will </text:span><text:span text:style-name="T2">never be</text:span></text:p>
              <text:p text:style-name="P3"><text:span text:style-name="T2">activated on any </text:span><text:span text:style-name="T2">data point again.</text:span></text:p>
              <text:p text:style-name="P3"><text:span text:style-name="T2"/></text:p>
            </office:annotation>
            <text:p>0</text:p>
          </table:table-cell>
          <table:table-cell table:number-columns-repeated="5" table:style-name="ce40" office:value-type="float" office:value="2" calcext:value-type="float">
            <text:p>2</text:p>
          </table:table-cell>
          <table:table-cell table:style-name="ce40" office:value-type="float" office:value="0" calcext:value-type="float">
            <office:annotation draw:style-name="gr41" draw:text-style-name="P4" svg:width="29.02mm" svg:height="9.91mm" svg:x="208.47mm" svg:y="113.36mm" draw:caption-point-x="-5.92mm" draw:caption-point-y="15.25mm">
              <dc:date>2021-04-21T00:00:00</dc:date>
              <text:p text:style-name="P3"><text:span text:style-name="T2">Not answered</text:span></text:p>
              <text:p text:style-name="P3"><text:span text:style-name="T2"/></text:p>
            </office:annotation>
            <text:p>0</text:p>
          </table:table-cell>
          <table:table-cell table:number-columns-repeated="8" table:style-name="ce40" office:value-type="float" office:value="2" calcext:value-type="float">
            <text:p>2</text:p>
          </table:table-cell>
          <table:table-cell table:style-name="ce56"/>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number-columns-repeated="2" table:style-name="ce40" office:value-type="float" office:value="2" calcext:value-type="float">
            <text:p>2</text:p>
          </table:table-cell>
          <table:table-cell table:style-name="ce67" office:value-type="float" office:value="0" calcext:value-type="float">
            <text:p>0</text:p>
          </table:table-cell>
          <table:table-cell table:number-columns-repeated="6" table:style-name="ce40" office:value-type="float" office:value="2" calcext:value-type="float">
            <text:p>2</text:p>
          </table:table-cell>
          <table:table-cell table:style-name="ce57" office:value-type="float" office:value="0" calcext:value-type="float">
            <office:annotation draw:style-name="gr57" draw:text-style-name="P4" svg:width="29.02mm" svg:height="81.01mm" svg:x="649.44mm" svg:y="113.41mm" draw:caption-point-x="-5.92mm" draw:caption-point-y="15.2mm">
              <dc:date>2021-04-21T00:00:00</dc:date>
              <text:p text:style-name="P3"><text:span text:style-name="T2">If you change the </text:span><text:span text:style-name="T2">activation to </text:span><text:span text:style-name="T2">’relu’, the each </text:span><text:span text:style-name="T2">epoch stays at: </text:span><text:span text:style-name="T2">loss: 0.5000 - val </text:span><text:span text:style-name="T2">loss:</text:span></text:p>
              <text:p text:style-name="P3"><text:span text:style-name="T2">0.5000. This is </text:span><text:span text:style-name="T2">due to the ReLu-</text:span><text:span text:style-name="T2">function shown </text:span><text:span text:style-name="T2">below, which can </text:span><text:span text:style-name="T2">have a derivative </text:span><text:span text:style-name="T2">of zero, which</text:span></text:p>
              <text:p text:style-name="P3"><text:span text:style-name="T2">limits the model </text:span><text:span text:style-name="T2">in his search of </text:span><text:span text:style-name="T2">finding the </text:span><text:span text:style-name="T2">optimal </text:span><text:span text:style-name="T2">parameters as </text:span><text:span text:style-name="T2">this leads to </text:span><text:span text:style-name="T2">”dead-neurons”.</text:span></text:p>
              <text:p text:style-name="P3"><text:span text:style-name="T2"/></text:p>
            </office:annotation>
            <text:p>0</text:p>
          </table:table-cell>
          <table:table-cell table:style-name="ce57" office:value-type="float" office:value="1" calcext:value-type="float">
            <office:annotation draw:style-name="gr78" draw:text-style-name="P4" svg:width="29.02mm" svg:height="231.11mm" svg:x="667.08mm" svg:y="113.36mm" draw:caption-point-x="-5.92mm" draw:caption-point-y="15.25mm">
              <dc:date>2021-04-21T00:00:00</dc:date>
              <text:p text:style-name="P3"><text:span text:style-name="T2">ReLU units can </text:span><text:span text:style-name="T2">be fragile during </text:span><text:span text:style-name="T2">training. A large </text:span><text:span text:style-name="T2">gradient flowing </text:span><text:span text:style-name="T2">through a ReLU </text:span><text:span text:style-name="T2">neuron</text:span></text:p>
              <text:p text:style-name="P3"><text:span text:style-name="T2">could cause the </text:span><text:span text:style-name="T2">weights to update </text:span><text:span text:style-name="T2">so that the </text:span><text:span text:style-name="T2">neuron will never </text:span><text:span text:style-name="T2">activate on any </text:span><text:span text:style-name="T2">data point again</text:span></text:p>
              <text:p text:style-name="P3"><text:span text:style-name="T2">(output zero for </text:span><text:span text:style-name="T2">any input). Once </text:span><text:span text:style-name="T2">a ReLU ends up </text:span><text:span text:style-name="T2">in this state, it is </text:span><text:span text:style-name="T2">unlikely to </text:span><text:span text:style-name="T2">recover because</text:span></text:p>
              <text:p text:style-name="P3"><text:span text:style-name="T2">the function </text:span><text:span text:style-name="T2">gradient at 0 is </text:span><text:span text:style-name="T2">also 0, so </text:span><text:span text:style-name="T2">gradient descent </text:span><text:span text:style-name="T2">learning will not </text:span><text:span text:style-name="T2">alter the weights. </text:span><text:span text:style-name="T2">If we</text:span></text:p>
              <text:p text:style-name="P3"><text:span text:style-name="T2">set a proper </text:span><text:span text:style-name="T2">learning rate will, </text:span><text:span text:style-name="T2">this will less </text:span><text:span text:style-name="T2">frequently be an </text:span><text:span text:style-name="T2">issue. When it’s </text:span><text:span text:style-name="T2">set to high, a part </text:span><text:span text:style-name="T2">of</text:span></text:p>
              <text:p text:style-name="P3"><text:span text:style-name="T2">the neurons </text:span><text:span text:style-name="T2">might never </text:span><text:span text:style-name="T2">activate. A </text:span><text:span text:style-name="T2">possible solution </text:span><text:span text:style-name="T2">is to introduces </text:span><text:span text:style-name="T2">”Leaky” ReLUs </text:span><text:span text:style-name="T2">with a small</text:span></text:p>
              <text:p text:style-name="P3"><text:span text:style-name="T2">positive gradient </text:span><text:span text:style-name="T2">for negative </text:span><text:span text:style-name="T2">inputs, which </text:span><text:span text:style-name="T2">gives the </text:span><text:span text:style-name="T2">neurons a </text:span><text:span text:style-name="T2">chance to </text:span><text:span text:style-name="T2">recover. Sigmoid </text:span><text:span text:style-name="T2">and</text:span></text:p>
              <text:p text:style-name="P3"><text:span text:style-name="T2">tanh neurons </text:span><text:span text:style-name="T2">might encounter </text:span><text:span text:style-name="T2">similar problems, </text:span><text:span text:style-name="T2">but they always </text:span><text:span text:style-name="T2">have a small </text:span><text:span text:style-name="T2">gradient, allowing</text:span></text:p>
              <text:p text:style-name="P3"><text:span text:style-name="T2">them to recover </text:span><text:span text:style-name="T2">in the long term.</text:span></text:p>
              <text:p text:style-name="P3"><text:span text:style-name="T2"/></text:p>
            </office:annotation>
            <text:p>1</text:p>
          </table:table-cell>
          <table:table-cell table:number-columns-repeated="4" table:style-name="ce40" office:value-type="float" office:value="2" calcext:value-type="float">
            <text:p>2</text:p>
          </table:table-cell>
          <table:table-cell table:style-name="ce40" office:value-type="float" office:value="0" calcext:value-type="float">
            <office:annotation draw:style-name="gr76" draw:text-style-name="P4" svg:width="28.95mm" svg:height="5.96mm" svg:x="755.27mm" svg:y="113.35mm" draw:caption-point-x="-5.92mm" draw:caption-point-y="15.26mm">
              <dc:date>2021-04-21T00:00:00</dc:date>
              <text:p text:style-name="P3"><text:span text:style-name="T2">Not answered</text:span></text:p>
            </office:annotation>
            <text:p>0</text:p>
          </table:table-cell>
          <table:table-cell table:number-columns-repeated="940"/>
        </table:table-row>
        <table:table-row table:style-name="ro8">
          <table:table-cell office:value-type="float" office:value="1.4" calcext:value-type="float" table:number-columns-spanned="1" table:number-rows-spanned="2">
            <text:p>1.4</text:p>
          </table:table-cell>
          <table:table-cell table:style-name="ce12" office:value-type="string" calcext:value-type="string">
            <text:p><text:span text:style-name="T9">For both </text:span><text:span text:style-name="T10">seed value</text:span><text:span text:style-name="T11">s...What do you observe?</text:span></text:p>
          </table:table-cell>
          <table:table-cell table:style-name="ce19" office:value-type="string" calcext:value-type="string">
            <text:p>This means that using a fixed seed value results in exactly the same model and errors when repeating the experiments.</text:p>
          </table:table-cell>
          <table:table-cell table:style-name="ce25" office:value-type="float" office:value="2" calcext:value-type="float">
            <text:p>2</text:p>
          </table:table-cell>
          <table:table-cell table:style-name="ce29" office:value-type="float" office:value="2" calcext:value-type="float">
            <text:p>2</text:p>
          </table:table-cell>
          <table:table-cell table:number-columns-repeated="13" table:style-name="ce40" office:value-type="float" office:value="2" calcext:value-type="float">
            <text:p>2</text:p>
          </table:table-cell>
          <table:table-cell table:style-name="ce54"/>
          <table:table-cell table:style-name="ce40" office:value-type="float" office:value="2" calcext:value-type="float">
            <text:p>2</text:p>
          </table:table-cell>
          <table:table-cell table:style-name="ce54" office:value-type="float" office:value="0" calcext:value-type="float">
            <text:p>0</text:p>
          </table:table-cell>
          <table:table-cell table:number-columns-repeated="40" table:style-name="ce40" office:value-type="float" office:value="2" calcext:value-type="float">
            <text:p>2</text:p>
          </table:table-cell>
          <table:table-cell table:style-name="ce56"/>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style-name="ce40" office:value-type="float" office:value="2" calcext:value-type="float">
            <text:p>2</text:p>
          </table:table-cell>
          <table:table-cell table:style-name="ce40" office:value-type="float" office:value="1" calcext:value-type="float">
            <office:annotation draw:style-name="gr79" draw:text-style-name="P4" svg:width="29.02mm" svg:height="14.28mm" svg:x="508.33mm" svg:y="129.84mm" draw:caption-point-x="-5.92mm" draw:caption-point-y="15.18mm">
              <dc:date>2021-04-21T00:00:00</dc:date>
              <text:p text:style-name="P3"><text:span text:style-name="T2">Explanation ok </text:span><text:span text:style-name="T2">but table 4 is </text:span><text:span text:style-name="T2">wrong</text:span></text:p>
            </office:annotation>
            <text:p>1</text:p>
          </table:table-cell>
          <table:table-cell table:style-name="ce67" office:value-type="float" office:value="0" calcext:value-type="float">
            <text:p>0</text:p>
          </table:table-cell>
          <table:table-cell table:number-columns-repeated="13" table:style-name="ce40" office:value-type="float" office:value="2" calcext:value-type="float">
            <text:p>2</text:p>
          </table:table-cell>
          <table:table-cell table:number-columns-repeated="940"/>
        </table:table-row>
        <table:table-row table:style-name="ro9">
          <table:covered-table-cell/>
          <table:table-cell table:style-name="ce12" office:value-type="string" calcext:value-type="string">
            <text:p><text:span text:style-name="T9">What is the </text:span><text:span text:style-name="T10">benefit of seeding</text:span><text:span text:style-name="T11"> the pseudo-random generator in practice?</text:span></text:p>
          </table:table-cell>
          <table:table-cell table:style-name="ce19" office:value-type="string" calcext:value-type="string">
            <text:p>If we do not fix the seed value, the weights of the networks are initialized differently every iteration and therefore result in different trained models. The weights of the network are initialized based on the pseudo random number that depends on the seed value. The benefit of seeding the pseudo random number generator in practice, is that the results will be reproducible. This is relevant for example when sharing your code that is used for scientific experiments. In this way, other researchers will obtain exactly the same results when running the code.</text:p>
          </table:table-cell>
          <table:table-cell table:style-name="ce25" office:value-type="float" office:value="2" calcext:value-type="float">
            <text:p>2</text:p>
          </table:table-cell>
          <table:table-cell table:style-name="ce29" office:value-type="float" office:value="2" calcext:value-type="float">
            <text:p>2</text:p>
          </table:table-cell>
          <table:table-cell table:number-columns-repeated="13" table:style-name="ce40" office:value-type="float" office:value="2" calcext:value-type="float">
            <text:p>2</text:p>
          </table:table-cell>
          <table:table-cell table:style-name="ce54"/>
          <table:table-cell table:style-name="ce40" office:value-type="float" office:value="2" calcext:value-type="float">
            <text:p>2</text:p>
          </table:table-cell>
          <table:table-cell table:style-name="ce54" office:value-type="float" office:value="0" calcext:value-type="float">
            <text:p>0</text:p>
          </table:table-cell>
          <table:table-cell table:number-columns-repeated="9" table:style-name="ce40" office:value-type="float" office:value="2" calcext:value-type="float">
            <text:p>2</text:p>
          </table:table-cell>
          <table:table-cell table:style-name="ce57" office:value-type="float" office:value="1" calcext:value-type="float">
            <office:annotation draw:style-name="gr47" draw:text-style-name="P4" svg:width="29.02mm" svg:height="175.81mm" svg:x="173.19mm" svg:y="142.21mm" draw:caption-point-x="-5.92mm" draw:caption-point-y="15.24mm">
              <dc:date>2021-04-21T00:00:00</dc:date>
              <text:p text:style-name="P3"><text:span text:style-name="T2">As a result, the </text:span><text:span text:style-name="T2">average</text:span></text:p>
              <text:p text:style-name="P3"><text:span text:style-name="T2">prediction error </text:span><text:span text:style-name="T2">does not change </text:span><text:span text:style-name="T2">no matter the </text:span><text:span text:style-name="T2">number of the </text:span><text:span text:style-name="T2">runs we conduct. </text:span><text:span text:style-name="T2">This makes us </text:span><text:span text:style-name="T2">focus our efforts</text:span></text:p>
              <text:p text:style-name="P3"><text:span text:style-name="T2">on finding the </text:span><text:span text:style-name="T2">best seed value </text:span><text:span text:style-name="T2">for minimising </text:span><text:span text:style-name="T2">the error. </text:span><text:span text:style-name="T2">Previously, our </text:span><text:span text:style-name="T2">focus was on </text:span><text:span text:style-name="T2">finding the best </text:span><text:span text:style-name="T2">trained</text:span></text:p>
              <text:p text:style-name="P3"><text:span text:style-name="T2">neural net for </text:span><text:span text:style-name="T2">each seed value </text:span><text:span text:style-name="T2">and then finding </text:span><text:span text:style-name="T2">the best seed </text:span><text:span text:style-name="T2">value as well. </text:span><text:span text:style-name="T2">Even for this </text:span><text:span text:style-name="T2">specific case </text:span><text:span text:style-name="T2">where the</text:span></text:p>
              <text:p text:style-name="P3"><text:span text:style-name="T2">sample data is </text:span><text:span text:style-name="T2">not of high </text:span><text:span text:style-name="T2">dimensionality, </text:span><text:span text:style-name="T2">our efforts have </text:span><text:span text:style-name="T2">been reduced by </text:span><text:span text:style-name="T2">a significant </text:span><text:span text:style-name="T2">amount. </text:span><text:span text:style-name="T2">Therefore, for</text:span></text:p>
              <text:p text:style-name="P3"><text:span text:style-name="T2">a system of </text:span><text:span text:style-name="T2">higher </text:span><text:span text:style-name="T2">dimensionality, </text:span><text:span text:style-name="T2">the pseudo </text:span><text:span text:style-name="T2">random generator </text:span><text:span text:style-name="T2">is a more </text:span><text:span text:style-name="T2">efficient way to </text:span><text:span text:style-name="T2">solve the neural </text:span><text:span text:style-name="T2">net</text:span></text:p>
              <text:p text:style-name="P3"><text:span text:style-name="T2">problem.</text:span></text:p>
              <text:p text:style-name="P3"><text:span text:style-name="T2"/></text:p>
            </office:annotation>
            <text:p>1</text:p>
          </table:table-cell>
          <table:table-cell table:style-name="ce57" office:value-type="float" office:value="1" calcext:value-type="float">
            <office:annotation draw:style-name="gr46" draw:text-style-name="P4" svg:width="29.02mm" svg:height="144.21mm" svg:x="173.19mm" svg:y="142.24mm" draw:caption-point-x="-5.92mm" draw:caption-point-y="15.21mm">
              <dc:date>2021-04-21T00:00:00</dc:date>
              <text:p text:style-name="P3"><text:span text:style-name="T2">The neural </text:span><text:span text:style-name="T2">network algorithm </text:span><text:span text:style-name="T2">take advantage </text:span><text:span text:style-name="T2">of randomness to </text:span><text:span text:style-name="T2">approximate the </text:span><text:span text:style-name="T2">target function, </text:span><text:span text:style-name="T2">e.g., the</text:span></text:p>
              <text:p text:style-name="P3"><text:span text:style-name="T2">random </text:span><text:span text:style-name="T2">initialization of </text:span><text:span text:style-name="T2">weights. If we </text:span><text:span text:style-name="T2">seed the pseudo-</text:span><text:span text:style-name="T2">random </text:span><text:span text:style-name="T2">generator, we </text:span><text:span text:style-name="T2">can get the same </text:span><text:span text:style-name="T2">result after</text:span></text:p>
              <text:p text:style-name="P3"><text:span text:style-name="T2">training the same </text:span><text:span text:style-name="T2">network using the </text:span><text:span text:style-name="T2">same dataset. In </text:span><text:span text:style-name="T2">practice, if we </text:span><text:span text:style-name="T2">want to improve </text:span><text:span text:style-name="T2">the performance</text:span></text:p>
              <text:p text:style-name="P3"><text:span text:style-name="T2">of neural network </text:span><text:span text:style-name="T2">through </text:span><text:span text:style-name="T2">modifying the </text:span><text:span text:style-name="T2">model </text:span><text:span text:style-name="T2">parameters, we </text:span><text:span text:style-name="T2">can fix the seed </text:span><text:span text:style-name="T2">for the pseudo-</text:span><text:span text:style-name="T2">random</text:span></text:p>
              <text:p text:style-name="P3"><text:span text:style-name="T2">generator to </text:span><text:span text:style-name="T2">eliminate the </text:span><text:span text:style-name="T2">randomness of </text:span><text:span text:style-name="T2">neural network.</text:span></text:p>
              <text:p text:style-name="P3"><text:span text:style-name="T2"/></text:p>
            </office:annotation>
            <text:p>1</text:p>
          </table:table-cell>
          <table:table-cell table:style-name="ce40" office:value-type="float" office:value="2" calcext:value-type="float">
            <text:p>2</text:p>
          </table:table-cell>
          <table:table-cell table:style-name="ce57" office:value-type="float" office:value="1" calcext:value-type="float">
            <office:annotation draw:style-name="gr62" draw:text-style-name="P4" svg:width="29.02mm" svg:height="84.96mm" svg:x="173.19mm" svg:y="142.25mm" draw:caption-point-x="-5.92mm" draw:caption-point-y="15.2mm">
              <dc:date>2021-04-21T00:00:00</dc:date>
              <text:p text:style-name="P3"><text:span text:style-name="T2">Seeding the </text:span><text:span text:style-name="T2">pseudo-generator </text:span><text:span text:style-name="T2">will help to </text:span><text:span text:style-name="T2">initialize the </text:span><text:span text:style-name="T2">random weights </text:span><text:span text:style-name="T2">using same </text:span><text:span text:style-name="T2">technique it used </text:span><text:span text:style-name="T2">before,</text:span></text:p>
              <text:p text:style-name="P3"><text:span text:style-name="T2">which will </text:span><text:span text:style-name="T2">produce results </text:span><text:span text:style-name="T2">that are same as </text:span><text:span text:style-name="T2">previous run. A </text:span><text:span text:style-name="T2">proper seed </text:span><text:span text:style-name="T2">value may </text:span><text:span text:style-name="T2">improve the </text:span><text:span text:style-name="T2">accuracy of a</text:span></text:p>
              <text:p text:style-name="P3"><text:span text:style-name="T2">model when </text:span><text:span text:style-name="T2">compared to a </text:span><text:span text:style-name="T2">model without a </text:span><text:span text:style-name="T2">seed value.</text:span></text:p>
              <text:p text:style-name="P3"><text:span text:style-name="T2"/></text:p>
            </office:annotation>
            <text:p>1</text:p>
          </table:table-cell>
          <table:table-cell table:style-name="ce57" office:value-type="float" office:value="1" calcext:value-type="float">
            <office:annotation draw:style-name="gr80" draw:text-style-name="P4" svg:width="29.02mm" svg:height="81.07mm" svg:x="173.19mm" svg:y="142.27mm" draw:caption-point-x="-5.92mm" draw:caption-point-y="15.18mm">
              <dc:date>2021-04-21T00:00:00</dc:date>
              <text:p text:style-name="P3"><text:span text:style-name="T2"><text:s/></text:span><text:span text:style-name="T2">Seeding is done </text:span><text:span text:style-name="T2">in pseudo </text:span><text:span text:style-name="T2">random generator </text:span><text:span text:style-name="T2">so that the </text:span><text:span text:style-name="T2">weight </text:span><text:span text:style-name="T2">initialization is </text:span><text:span text:style-name="T2">constant over </text:span><text:span text:style-name="T2">different</text:span></text:p>
              <text:p text:style-name="P3"><text:span text:style-name="T2">iterations. Thus </text:span><text:span text:style-name="T2">the focus can be </text:span><text:span text:style-name="T2">on other </text:span><text:span text:style-name="T2">parameters and </text:span><text:span text:style-name="T2">the variation is </text:span><text:span text:style-name="T2">the prediction </text:span><text:span text:style-name="T2">error in this</text:span></text:p>
              <text:p text:style-name="P3"><text:span text:style-name="T2">case due to </text:span><text:span text:style-name="T2">different </text:span><text:span text:style-name="T2">initialization is </text:span><text:span text:style-name="T2">reduced.</text:span></text:p>
              <text:p text:style-name="P3"><text:span text:style-name="T2"/></text:p>
            </office:annotation>
            <text:p>1</text:p>
          </table:table-cell>
          <table:table-cell table:style-name="ce57" office:value-type="float" office:value="1" calcext:value-type="float">
            <office:annotation draw:style-name="gr56" draw:text-style-name="P4" svg:width="29.02mm" svg:height="100.76mm" svg:x="173.19mm" svg:y="142.26mm" draw:caption-point-x="-5.92mm" draw:caption-point-y="15.19mm">
              <dc:date>2021-04-21T00:00:00</dc:date>
              <text:p text:style-name="P3"><text:span text:style-name="T2">Seeding the </text:span><text:span text:style-name="T2">pseudo-random </text:span><text:span text:style-name="T2">generator has the </text:span><text:span text:style-name="T2">benefit that it </text:span><text:span text:style-name="T2">gives the </text:span><text:span text:style-name="T2">possibility to </text:span><text:span text:style-name="T2">always have </text:span><text:span text:style-name="T2">successful runs</text:span></text:p>
              <text:p text:style-name="P3"><text:span text:style-name="T2">with the model. </text:span><text:span text:style-name="T2">This thus would </text:span><text:span text:style-name="T2">eliminate the </text:span><text:span text:style-name="T2">unsuccessful </text:span><text:span text:style-name="T2">runs that were </text:span><text:span text:style-name="T2">the case in </text:span><text:span text:style-name="T2">Figure 1, while </text:span><text:span text:style-name="T2">not needing</text:span></text:p>
              <text:p text:style-name="P3"><text:span text:style-name="T2">to create a </text:span><text:span text:style-name="T2">computational </text:span><text:span text:style-name="T2">expensive model, </text:span><text:span text:style-name="T2">like the CNN </text:span><text:span text:style-name="T2">model to get only </text:span><text:span text:style-name="T2">good results with </text:span><text:span text:style-name="T2">the model.</text:span></text:p>
              <text:p text:style-name="P3"><text:span text:style-name="T2"/></text:p>
            </office:annotation>
            <text:p>1</text:p>
          </table:table-cell>
          <table:table-cell table:style-name="ce40" office:value-type="float" office:value="2" calcext:value-type="float">
            <text:p>2</text:p>
          </table:table-cell>
          <table:table-cell table:style-name="ce57" office:value-type="float" office:value="1" calcext:value-type="float">
            <office:annotation draw:style-name="gr81" draw:text-style-name="P4" svg:width="29.02mm" svg:height="116.56mm" svg:x="173.19mm" svg:y="142.22mm" draw:caption-point-x="-5.92mm" draw:caption-point-y="15.23mm">
              <dc:date>2021-04-21T00:00:00</dc:date>
              <text:p text:style-name="P3"><text:span text:style-name="T2">The benefit of </text:span><text:span text:style-name="T2">seeding the </text:span><text:span text:style-name="T2">pseudo random </text:span><text:span text:style-name="T2">generator in </text:span><text:span text:style-name="T2">practice is that </text:span><text:span text:style-name="T2">the results </text:span><text:span text:style-name="T2">obtained are the </text:span><text:span text:style-name="T2">same</text:span></text:p>
              <text:p text:style-name="P3"><text:span text:style-name="T2">throughout. Thus, </text:span><text:span text:style-name="T2">if there were any </text:span><text:span text:style-name="T2">anomalies, then </text:span><text:span text:style-name="T2">it would be easy </text:span><text:span text:style-name="T2">to figure out what </text:span><text:span text:style-name="T2">the reason is </text:span><text:span text:style-name="T2">from</text:span></text:p>
              <text:p text:style-name="P3"><text:span text:style-name="T2">the general value </text:span><text:span text:style-name="T2">of results across </text:span><text:span text:style-name="T2">multiple runs. </text:span><text:span text:style-name="T2">This would help </text:span><text:span text:style-name="T2">us get to the </text:span><text:span text:style-name="T2">reason much </text:span><text:span text:style-name="T2">quicker than the</text:span></text:p>
              <text:p text:style-name="P3"><text:span text:style-name="T2">case when the </text:span><text:span text:style-name="T2">results are </text:span><text:span text:style-name="T2">different for each </text:span><text:span text:style-name="T2">run as seen in </text:span><text:span text:style-name="T2">Tasks 1 to 3.</text:span></text:p>
              <text:p text:style-name="P3"><text:span text:style-name="T2"/></text:p>
            </office:annotation>
            <text:p>1</text:p>
          </table:table-cell>
          <table:table-cell table:number-columns-repeated="15" table:style-name="ce40" office:value-type="float" office:value="2" calcext:value-type="float">
            <text:p>2</text:p>
          </table:table-cell>
          <table:table-cell table:style-name="ce57" office:value-type="float" office:value="1" calcext:value-type="float">
            <office:annotation draw:style-name="gr75" draw:text-style-name="P4" svg:width="29.02mm" svg:height="73.11mm" svg:x="226.11mm" svg:y="142.25mm" draw:caption-point-x="-5.92mm" draw:caption-point-y="15.2mm">
              <dc:date>2021-04-21T00:00:00</dc:date>
              <text:p text:style-name="P3"><text:span text:style-name="T2">When seeding a </text:span><text:span text:style-name="T2">psuedo random </text:span><text:span text:style-name="T2">number generator </text:span><text:span text:style-name="T2">you indicate the </text:span><text:span text:style-name="T2">starting point of </text:span><text:span text:style-name="T2">the psuedo </text:span><text:span text:style-name="T2">random number</text:span></text:p>
              <text:p text:style-name="P3"><text:span text:style-name="T2">generator, thus </text:span><text:span text:style-name="T2">every single run </text:span><text:span text:style-name="T2">the same </text:span><text:span text:style-name="T2">numbers are </text:span><text:span text:style-name="T2">generated since </text:span><text:span text:style-name="T2">the starting point </text:span><text:span text:style-name="T2">is the same. </text:span><text:span text:style-name="T2">Therefore,</text:span></text:p>
              <text:p text:style-name="P3"><text:span text:style-name="T2">the results are all </text:span><text:span text:style-name="T2">the same in table </text:span></text:p>
            </office:annotation>
            <text:p>1</text:p>
          </table:table-cell>
          <table:table-cell table:number-columns-repeated="3" table:style-name="ce40" office:value-type="float" office:value="2" calcext:value-type="float">
            <text:p>2</text:p>
          </table:table-cell>
          <table:table-cell table:style-name="ce57" office:value-type="float" office:value="0" calcext:value-type="float">
            <office:annotation draw:style-name="gr48" draw:text-style-name="P4" svg:width="29.02mm" svg:height="77.06mm" svg:x="296.66mm" svg:y="142.21mm" draw:caption-point-x="-5.92mm" draw:caption-point-y="15.24mm">
              <dc:date>2021-04-21T00:00:00</dc:date>
              <text:p text:style-name="P3"><text:span text:style-name="T2">The benefit of </text:span><text:span text:style-name="T2">seeding the </text:span><text:span text:style-name="T2">pseudo-random</text:span></text:p>
              <text:p text:style-name="P3"><text:span text:style-name="T2">generator is that </text:span><text:span text:style-name="T2">allows the user to </text:span><text:span text:style-name="T2">lock the random-</text:span><text:span text:style-name="T2">generator. In that </text:span><text:span text:style-name="T2">way the same </text:span><text:span text:style-name="T2">results can be </text:span><text:span text:style-name="T2">generated</text:span></text:p>
              <text:p text:style-name="P3"><text:span text:style-name="T2">every run. It is </text:span><text:span text:style-name="T2">also very efficient </text:span><text:span text:style-name="T2">that the seed </text:span><text:span text:style-name="T2">value can be </text:span><text:span text:style-name="T2">changed rapidly </text:span><text:span text:style-name="T2">resulting in </text:span><text:span text:style-name="T2">random values </text:span><text:span text:style-name="T2">again</text:span></text:p>
            </office:annotation>
            <text:p>0</text:p>
          </table:table-cell>
          <table:table-cell table:number-columns-repeated="2" table:style-name="ce40" office:value-type="float" office:value="2" calcext:value-type="float">
            <text:p>2</text:p>
          </table:table-cell>
          <table:table-cell table:style-name="ce40" office:value-type="float" office:value="0" calcext:value-type="float">
            <office:annotation draw:style-name="gr30" draw:text-style-name="P4" svg:width="29.02mm" svg:height="21.76mm" svg:x="349.58mm" svg:y="142.24mm" draw:caption-point-x="-5.92mm" draw:caption-point-y="15.21mm">
              <dc:date>2021-04-21T00:00:00</dc:date>
              <text:p text:style-name="P3"><text:span text:style-name="T2">They do not say </text:span><text:span text:style-name="T2">what is the </text:span><text:span text:style-name="T2">general benefit of </text:span><text:span text:style-name="T2">seeding</text:span></text:p>
              <text:p text:style-name="P3"><text:span text:style-name="T2"/></text:p>
            </office:annotation>
            <text:p>0</text:p>
          </table:table-cell>
          <table:table-cell table:style-name="ce56"/>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number-columns-repeated="2" table:style-name="ce40" office:value-type="float" office:value="2" calcext:value-type="float">
            <text:p>2</text:p>
          </table:table-cell>
          <table:table-cell table:style-name="ce67" office:value-type="float" office:value="0" calcext:value-type="float">
            <text:p>0</text:p>
          </table:table-cell>
          <table:table-cell table:style-name="ce40" office:value-type="float" office:value="2" calcext:value-type="float">
            <text:p>2</text:p>
          </table:table-cell>
          <table:table-cell table:style-name="ce65" office:value-type="float" office:value="1" calcext:value-type="float">
            <office:annotation draw:style-name="gr82" draw:text-style-name="P4" svg:width="29.01mm" svg:height="13.86mm" svg:x="561.25mm" svg:y="142.22mm" draw:caption-point-x="-5.92mm" draw:caption-point-y="15.23mm">
              <dc:date>2021-04-21T00:00:00</dc:date>
              <text:p text:style-name="P3"><text:span text:style-name="T2">They do not </text:span><text:span text:style-name="T2">mention </text:span><text:span text:style-name="T2">reproductibility</text:span></text:p>
            </office:annotation>
            <text:p>1</text:p>
          </table:table-cell>
          <table:table-cell table:number-columns-repeated="7" table:style-name="ce40" office:value-type="float" office:value="2" calcext:value-type="float">
            <text:p>2</text:p>
          </table:table-cell>
          <table:table-cell table:style-name="ce57" office:value-type="float" office:value="0" calcext:value-type="float">
            <office:annotation draw:style-name="gr83" draw:text-style-name="P4" svg:width="29.02mm" svg:height="120.51mm" svg:x="702.36mm" svg:y="142.18mm" draw:caption-point-x="-5.92mm" draw:caption-point-y="15.27mm">
              <dc:date>2021-04-21T00:00:00</dc:date>
              <text:p text:style-name="P3"><text:span text:style-name="T2">Pseudo-random </text:span><text:span text:style-name="T2">generation is </text:span><text:span text:style-name="T2">important for </text:span><text:span text:style-name="T2">showing that a </text:span><text:span text:style-name="T2">model </text:span><text:span text:style-name="T2">generalizes well. </text:span><text:span text:style-name="T2">Some of the test</text:span></text:p>
              <text:p text:style-name="P3"><text:span text:style-name="T2">runs show a </text:span><text:span text:style-name="T2">much better </text:span><text:span text:style-name="T2">result than </text:span><text:span text:style-name="T2">others, with a set </text:span><text:span text:style-name="T2">seed, a model </text:span><text:span text:style-name="T2">might perform </text:span><text:span text:style-name="T2">well, and the</text:span></text:p>
              <text:p text:style-name="P3"><text:span text:style-name="T2">model would </text:span><text:span text:style-name="T2">seem useful. </text:span><text:span text:style-name="T2">When the model </text:span><text:span text:style-name="T2">is then used in </text:span><text:span text:style-name="T2">practice, the </text:span><text:span text:style-name="T2">results are much </text:span><text:span text:style-name="T2">worse. If</text:span></text:p>
              <text:p text:style-name="P3"><text:span text:style-name="T2">multiple runs are </text:span><text:span text:style-name="T2">done using </text:span><text:span text:style-name="T2">pseudo-random </text:span><text:span text:style-name="T2">generation, </text:span><text:span text:style-name="T2">functionality of </text:span><text:span text:style-name="T2">the model can be</text:span></text:p>
              <text:p text:style-name="P3"><text:span text:style-name="T2">guaranteed.</text:span></text:p>
              <text:p text:style-name="P3"><text:span text:style-name="T2"/></text:p>
            </office:annotation>
            <text:p>0</text:p>
          </table:table-cell>
          <table:table-cell table:number-columns-repeated="3" table:style-name="ce40" office:value-type="float" office:value="2" calcext:value-type="float">
            <text:p>2</text:p>
          </table:table-cell>
          <table:table-cell table:number-columns-repeated="940"/>
        </table:table-row>
        <table:table-row table:style-name="ro4">
          <table:table-cell office:value-type="float" office:value="1.5" calcext:value-type="float">
            <text:p>1.5</text:p>
          </table:table-cell>
          <table:table-cell table:style-name="ce12" office:value-type="string" calcext:value-type="string">
            <text:p>Describe a strategy to estimate both the angle and angular velocity from images.</text:p>
          </table:table-cell>
          <table:table-cell table:style-name="ce12"/>
          <table:table-cell table:style-name="ce25" office:value-type="float" office:value="2" calcext:value-type="float">
            <text:p>2</text:p>
          </table:table-cell>
          <table:table-cell table:style-name="ce30"/>
          <table:table-cell table:number-columns-repeated="7"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32" table:style-name="ce12" office:value-type="float" office:value="0" calcext:value-type="float">
            <text:p>0</text:p>
          </table:table-cell>
          <table:table-cell table:style-name="ce12"/>
          <table:table-cell table:number-columns-repeated="22" table:style-name="ce12" office:value-type="float" office:value="0" calcext:value-type="float">
            <text:p>0</text:p>
          </table:table-cell>
          <table:table-cell table:number-columns-repeated="940"/>
        </table:table-row>
        <table:table-row table:style-name="ro4">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table:style-name="ce8" office:value-type="string" calcext:value-type="string" table:number-columns-spanned="2" table:number-rows-spanned="1">
            <text:p>Total for Question 1:</text:p>
          </table:table-cell>
          <table:covered-table-cell table:style-name="ce8"/>
          <table:table-cell table:style-name="ce8"/>
          <table:table-cell table:style-name="ce26" table:formula="of:=MIN(SUM([.D8:.D20]); 25)" office:value-type="float" office:value="25" calcext:value-type="float">
            <text:p>25</text:p>
          </table:table-cell>
          <table:table-cell table:style-name="ce33" table:formula="of:=MIN(SUM([.E8:.E20]); 25)" office:value-type="float" office:value="14" calcext:value-type="float">
            <text:p>14</text:p>
          </table:table-cell>
          <table:table-cell table:style-name="ce33" table:formula="of:=MIN(SUM([.F8:.F20]); 25)" office:value-type="float" office:value="21" calcext:value-type="float">
            <text:p>21</text:p>
          </table:table-cell>
          <table:table-cell table:style-name="ce33" table:formula="of:=MIN(SUM([.G8:.G20]); 25)" office:value-type="float" office:value="19" calcext:value-type="float">
            <text:p>19</text:p>
          </table:table-cell>
          <table:table-cell table:style-name="ce33" table:formula="of:=MIN(SUM([.H8:.H20]); 25)" office:value-type="float" office:value="19" calcext:value-type="float">
            <text:p>19</text:p>
          </table:table-cell>
          <table:table-cell table:style-name="ce33" table:formula="of:=MIN(SUM([.I8:.I20]); 25)" office:value-type="float" office:value="21" calcext:value-type="float">
            <text:p>21</text:p>
          </table:table-cell>
          <table:table-cell table:style-name="ce33" table:formula="of:=MIN(SUM([.J8:.J20]); 25)" office:value-type="float" office:value="19" calcext:value-type="float">
            <text:p>19</text:p>
          </table:table-cell>
          <table:table-cell table:style-name="ce33" table:formula="of:=MIN(SUM([.K8:.K20]); 25)" office:value-type="float" office:value="19" calcext:value-type="float">
            <text:p>19</text:p>
          </table:table-cell>
          <table:table-cell table:style-name="ce33" table:formula="of:=MIN(SUM([.L8:.L20]); 25)" office:value-type="float" office:value="15" calcext:value-type="float">
            <text:p>15</text:p>
          </table:table-cell>
          <table:table-cell table:style-name="ce48" table:formula="of:=MIN(SUM([.M8:.M20]); 25)" office:value-type="float" office:value="18" calcext:value-type="float">
            <text:p>18</text:p>
          </table:table-cell>
          <table:table-cell table:style-name="ce48" table:formula="of:=MIN(SUM([.N8:.N20]); 25)" office:value-type="float" office:value="21" calcext:value-type="float">
            <text:p>21</text:p>
          </table:table-cell>
          <table:table-cell table:style-name="ce48" table:formula="of:=MIN(SUM([.O8:.O20]); 25)" office:value-type="float" office:value="18" calcext:value-type="float">
            <text:p>18</text:p>
          </table:table-cell>
          <table:table-cell table:style-name="ce48" table:formula="of:=MIN(SUM([.P8:.P20]); 25)" office:value-type="float" office:value="19" calcext:value-type="float">
            <text:p>19</text:p>
          </table:table-cell>
          <table:table-cell table:style-name="ce48" table:formula="of:=MIN(SUM([.Q8:.Q20]); 25)" office:value-type="float" office:value="18" calcext:value-type="float">
            <text:p>18</text:p>
          </table:table-cell>
          <table:table-cell table:style-name="ce48" table:formula="of:=MIN(SUM([.R8:.R20]); 25)" office:value-type="float" office:value="21" calcext:value-type="float">
            <text:p>21</text:p>
          </table:table-cell>
          <table:table-cell table:style-name="ce154"/>
          <table:table-cell table:style-name="ce48" table:formula="of:=MIN(SUM([.T8:.T20]); 25)" office:value-type="float" office:value="19" calcext:value-type="float">
            <text:p>19</text:p>
          </table:table-cell>
          <table:table-cell table:style-name="ce33" table:formula="of:=MIN(SUM([.U8:.U20]); 25)" office:value-type="float" office:value="0" calcext:value-type="float">
            <text:p>0</text:p>
          </table:table-cell>
          <table:table-cell table:style-name="ce33" table:formula="of:=MIN(SUM([.V8:.V20]); 25)" office:value-type="float" office:value="21" calcext:value-type="float">
            <text:p>21</text:p>
          </table:table-cell>
          <table:table-cell table:style-name="ce48" table:formula="of:=MIN(SUM([.W8:.W20]); 25)" office:value-type="float" office:value="14.5" calcext:value-type="float">
            <text:p>14.5</text:p>
          </table:table-cell>
          <table:table-cell table:style-name="ce48" table:formula="of:=MIN(SUM([.X8:.X20]); 25)" office:value-type="float" office:value="19" calcext:value-type="float">
            <text:p>19</text:p>
          </table:table-cell>
          <table:table-cell table:style-name="ce59" table:formula="of:=MIN(SUM([.Y8:.Y20]); 25)" office:value-type="float" office:value="20" calcext:value-type="float">
            <text:p>20</text:p>
          </table:table-cell>
          <table:table-cell table:style-name="ce59" table:formula="of:=MIN(SUM([.Z8:.Z20]); 25)" office:value-type="float" office:value="21" calcext:value-type="float">
            <text:p>21</text:p>
          </table:table-cell>
          <table:table-cell table:style-name="ce59" table:formula="of:=MIN(SUM([.AA8:.AA20]); 25)" office:value-type="float" office:value="18" calcext:value-type="float">
            <text:p>18</text:p>
          </table:table-cell>
          <table:table-cell table:style-name="ce48" table:formula="of:=MIN(SUM([.AB8:.AB20]); 25)" office:value-type="float" office:value="20" calcext:value-type="float">
            <text:p>20</text:p>
          </table:table-cell>
          <table:table-cell table:style-name="ce48" table:formula="of:=MIN(SUM([.AC8:.AC20]); 25)" office:value-type="float" office:value="14.5" calcext:value-type="float">
            <text:p>14.5</text:p>
          </table:table-cell>
          <table:table-cell table:style-name="ce33" table:formula="of:=MIN(SUM([.AD8:.AD20]); 25)" office:value-type="float" office:value="19" calcext:value-type="float">
            <text:p>19</text:p>
          </table:table-cell>
          <table:table-cell table:style-name="ce33" table:formula="of:=MIN(SUM([.AE8:.AE20]); 25)" office:value-type="float" office:value="17" calcext:value-type="float">
            <text:p>17</text:p>
          </table:table-cell>
          <table:table-cell table:style-name="ce33" table:formula="of:=MIN(SUM([.AF8:.AF20]); 25)" office:value-type="float" office:value="20" calcext:value-type="float">
            <text:p>20</text:p>
          </table:table-cell>
          <table:table-cell table:style-name="ce33" table:formula="of:=MIN(SUM([.AG8:.AG20]); 25)" office:value-type="float" office:value="21" calcext:value-type="float">
            <text:p>21</text:p>
          </table:table-cell>
          <table:table-cell table:style-name="ce33" table:formula="of:=MIN(SUM([.AH8:.AH20]); 25)" office:value-type="float" office:value="18" calcext:value-type="float">
            <text:p>18</text:p>
          </table:table-cell>
          <table:table-cell table:style-name="ce33" table:formula="of:=MIN(SUM([.AI8:.AI20]); 25)" office:value-type="float" office:value="15" calcext:value-type="float">
            <text:p>15</text:p>
          </table:table-cell>
          <table:table-cell table:style-name="ce33" table:formula="of:=MIN(SUM([.AJ8:.AJ20]); 25)" office:value-type="float" office:value="17" calcext:value-type="float">
            <text:p>17</text:p>
          </table:table-cell>
          <table:table-cell table:style-name="ce33" table:formula="of:=MIN(SUM([.AK8:.AK20]); 25)" office:value-type="float" office:value="18" calcext:value-type="float">
            <text:p>18</text:p>
          </table:table-cell>
          <table:table-cell table:style-name="ce33" table:formula="of:=MIN(SUM([.AL8:.AL20]); 25)" office:value-type="float" office:value="17" calcext:value-type="float">
            <text:p>17</text:p>
          </table:table-cell>
          <table:table-cell table:style-name="ce33" table:formula="of:=MIN(SUM([.AM8:.AM20]); 25)" office:value-type="float" office:value="21" calcext:value-type="float">
            <text:p>21</text:p>
          </table:table-cell>
          <table:table-cell table:style-name="ce33" table:formula="of:=MIN(SUM([.AN8:.AN20]); 25)" office:value-type="float" office:value="14" calcext:value-type="float">
            <text:p>14</text:p>
          </table:table-cell>
          <table:table-cell table:style-name="ce33" table:formula="of:=MIN(SUM([.AO8:.AO20]); 25)" office:value-type="float" office:value="15" calcext:value-type="float">
            <text:p>15</text:p>
          </table:table-cell>
          <table:table-cell table:style-name="ce33" table:formula="of:=MIN(SUM([.AP8:.AP20]); 25)" office:value-type="float" office:value="21" calcext:value-type="float">
            <text:p>21</text:p>
          </table:table-cell>
          <table:table-cell table:style-name="ce33" table:formula="of:=MIN(SUM([.AQ8:.AQ20]); 25)" office:value-type="float" office:value="21" calcext:value-type="float">
            <text:p>21</text:p>
          </table:table-cell>
          <table:table-cell table:style-name="ce33" table:formula="of:=MIN(SUM([.AR8:.AR20]); 25)" office:value-type="float" office:value="18" calcext:value-type="float">
            <text:p>18</text:p>
          </table:table-cell>
          <table:table-cell table:style-name="ce33" table:formula="of:=MIN(SUM([.AS8:.AS20]); 25)" office:value-type="float" office:value="20" calcext:value-type="float">
            <text:p>20</text:p>
          </table:table-cell>
          <table:table-cell table:style-name="ce33" table:formula="of:=MIN(SUM([.AT8:.AT20]); 25)" office:value-type="float" office:value="18" calcext:value-type="float">
            <text:p>18</text:p>
          </table:table-cell>
          <table:table-cell table:style-name="ce33" table:formula="of:=MIN(SUM([.AU8:.AU20]); 25)" office:value-type="float" office:value="15" calcext:value-type="float">
            <text:p>15</text:p>
          </table:table-cell>
          <table:table-cell table:style-name="ce33" table:formula="of:=MIN(SUM([.AV8:.AV20]); 25)" office:value-type="float" office:value="19" calcext:value-type="float">
            <text:p>19</text:p>
          </table:table-cell>
          <table:table-cell table:style-name="ce33" table:formula="of:=MIN(SUM([.AW8:.AW20]); 25)" office:value-type="float" office:value="19" calcext:value-type="float">
            <text:p>19</text:p>
          </table:table-cell>
          <table:table-cell table:style-name="ce33" table:formula="of:=MIN(SUM([.AX8:.AX20]); 25)" office:value-type="float" office:value="21" calcext:value-type="float">
            <text:p>21</text:p>
          </table:table-cell>
          <table:table-cell table:style-name="ce33" table:formula="of:=MIN(SUM([.AY8:.AY20]); 25)" office:value-type="float" office:value="21" calcext:value-type="float">
            <text:p>21</text:p>
          </table:table-cell>
          <table:table-cell table:style-name="ce33" table:formula="of:=MIN(SUM([.AZ8:.AZ20]); 25)" office:value-type="float" office:value="19" calcext:value-type="float">
            <text:p>19</text:p>
          </table:table-cell>
          <table:table-cell table:style-name="ce33" table:formula="of:=MIN(SUM([.BA8:.BA20]); 25)" office:value-type="float" office:value="14" calcext:value-type="float">
            <text:p>14</text:p>
          </table:table-cell>
          <table:table-cell table:style-name="ce33" table:formula="of:=MIN(SUM([.BB8:.BB20]); 25)" office:value-type="float" office:value="16" calcext:value-type="float">
            <text:p>16</text:p>
          </table:table-cell>
          <table:table-cell table:style-name="ce33" table:formula="of:=MIN(SUM([.BC8:.BC20]); 25)" office:value-type="float" office:value="16" calcext:value-type="float">
            <text:p>16</text:p>
          </table:table-cell>
          <table:table-cell table:style-name="ce33" table:formula="of:=MIN(SUM([.BD8:.BD20]); 25)" office:value-type="float" office:value="21" calcext:value-type="float">
            <text:p>21</text:p>
          </table:table-cell>
          <table:table-cell table:style-name="ce33" table:formula="of:=MIN(SUM([.BE8:.BE20]); 25)" office:value-type="float" office:value="20" calcext:value-type="float">
            <text:p>20</text:p>
          </table:table-cell>
          <table:table-cell table:style-name="ce33" table:formula="of:=MIN(SUM([.BF8:.BF20]); 25)" office:value-type="float" office:value="19" calcext:value-type="float">
            <text:p>19</text:p>
          </table:table-cell>
          <table:table-cell table:style-name="ce33" table:formula="of:=MIN(SUM([.BG8:.BG20]); 25)" office:value-type="float" office:value="21" calcext:value-type="float">
            <text:p>21</text:p>
          </table:table-cell>
          <table:table-cell table:style-name="ce33" table:formula="of:=MIN(SUM([.BH8:.BH20]); 25)" office:value-type="float" office:value="16" calcext:value-type="float">
            <text:p>16</text:p>
          </table:table-cell>
          <table:table-cell table:style-name="ce33" table:formula="of:=MIN(SUM([.BI8:.BI20]); 25)" office:value-type="float" office:value="15" calcext:value-type="float">
            <text:p>15</text:p>
          </table:table-cell>
          <table:table-cell table:style-name="ce154"/>
          <table:table-cell table:style-name="ce33" table:formula="of:=MIN(SUM([.BK8:.BK20]); 25)" office:value-type="float" office:value="19" calcext:value-type="float">
            <text:p>19</text:p>
          </table:table-cell>
          <table:table-cell table:style-name="ce33" table:formula="of:=MIN(SUM([.BL8:.BL20]); 25)" office:value-type="float" office:value="18" calcext:value-type="float">
            <text:p>18</text:p>
          </table:table-cell>
          <table:table-cell table:style-name="ce33" table:formula="of:=MIN(SUM([.BM8:.BM20]); 25)" office:value-type="float" office:value="21" calcext:value-type="float">
            <text:p>21</text:p>
          </table:table-cell>
          <table:table-cell table:style-name="ce33" table:formula="of:=MIN(SUM([.BN8:.BN20]); 25)" office:value-type="float" office:value="0" calcext:value-type="float">
            <text:p>0</text:p>
          </table:table-cell>
          <table:table-cell table:style-name="ce33" table:formula="of:=MIN(SUM([.BO8:.BO20]); 25)" office:value-type="float" office:value="0" calcext:value-type="float">
            <text:p>0</text:p>
          </table:table-cell>
          <table:table-cell table:style-name="ce33" table:formula="of:=MIN(SUM([.BP8:.BP20]); 25)" office:value-type="float" office:value="0" calcext:value-type="float">
            <text:p>0</text:p>
          </table:table-cell>
          <table:table-cell table:style-name="ce33" table:formula="of:=MIN(SUM([.BQ8:.BQ20]); 25)" office:value-type="float" office:value="21" calcext:value-type="float">
            <text:p>21</text:p>
          </table:table-cell>
          <table:table-cell table:style-name="ce33" table:formula="of:=MIN(SUM([.BR8:.BR20]); 25)" office:value-type="float" office:value="15" calcext:value-type="float">
            <text:p>15</text:p>
          </table:table-cell>
          <table:table-cell table:style-name="ce33" table:formula="of:=MIN(SUM([.BS8:.BS20]); 25)" office:value-type="float" office:value="0" calcext:value-type="float">
            <text:p>0</text:p>
          </table:table-cell>
          <table:table-cell table:style-name="ce33" table:formula="of:=MIN(SUM([.BT8:.BT20]); 25)" office:value-type="float" office:value="19" calcext:value-type="float">
            <text:p>19</text:p>
          </table:table-cell>
          <table:table-cell table:style-name="ce33" table:formula="of:=MIN(SUM([.BU8:.BU20]); 25)" office:value-type="float" office:value="18" calcext:value-type="float">
            <text:p>18</text:p>
          </table:table-cell>
          <table:table-cell table:style-name="ce33" table:formula="of:=MIN(SUM([.BV8:.BV20]); 25)" office:value-type="float" office:value="19" calcext:value-type="float">
            <text:p>19</text:p>
          </table:table-cell>
          <table:table-cell table:style-name="ce33" table:formula="of:=MIN(SUM([.BW8:.BW20]); 25)" office:value-type="float" office:value="19" calcext:value-type="float">
            <text:p>19</text:p>
          </table:table-cell>
          <table:table-cell table:style-name="ce33" table:formula="of:=MIN(SUM([.BX8:.BX20]); 25)" office:value-type="float" office:value="17" calcext:value-type="float">
            <text:p>17</text:p>
          </table:table-cell>
          <table:table-cell table:style-name="ce33" table:formula="of:=MIN(SUM([.BY8:.BY20]); 25)" office:value-type="float" office:value="16" calcext:value-type="float">
            <text:p>16</text:p>
          </table:table-cell>
          <table:table-cell table:style-name="ce33" table:formula="of:=MIN(SUM([.BZ8:.BZ20]); 25)" office:value-type="float" office:value="19" calcext:value-type="float">
            <text:p>19</text:p>
          </table:table-cell>
          <table:table-cell table:style-name="ce33" table:formula="of:=MIN(SUM([.CA8:.CA20]); 25)" office:value-type="float" office:value="14" calcext:value-type="float">
            <text:p>14</text:p>
          </table:table-cell>
          <table:table-cell table:style-name="ce33" table:formula="of:=MIN(SUM([.CB8:.CB20]); 25)" office:value-type="float" office:value="16" calcext:value-type="float">
            <text:p>16</text:p>
          </table:table-cell>
          <table:table-cell table:style-name="ce33" table:formula="of:=MIN(SUM([.CC8:.CC20]); 25)" office:value-type="float" office:value="19" calcext:value-type="float">
            <text:p>19</text:p>
          </table:table-cell>
          <table:table-cell table:style-name="ce33" table:formula="of:=MIN(SUM([.CD8:.CD20]); 25)" office:value-type="float" office:value="16" calcext:value-type="float">
            <text:p>16</text:p>
          </table:table-cell>
          <table:table-cell table:style-name="ce33" table:formula="of:=MIN(SUM([.CE8:.CE20]); 25)" office:value-type="float" office:value="17" calcext:value-type="float">
            <text:p>17</text:p>
          </table:table-cell>
          <table:table-cell table:style-name="ce33" table:formula="of:=MIN(SUM([.CF8:.CF20]); 25)" office:value-type="float" office:value="15" calcext:value-type="float">
            <text:p>15</text:p>
          </table:table-cell>
          <table:table-cell table:number-columns-repeated="940"/>
        </table:table-row>
        <table:table-row table:style-name="ro4">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table:style-name="ce6" office:value-type="string" calcext:value-type="string" table:number-columns-spanned="4" table:number-rows-spanned="1">
            <text:p>Question 2</text:p>
          </table:table-cell>
          <table:covered-table-cell table:number-columns-repeated="3" table:style-name="ce6"/>
          <table:table-cell table:style-name="ce6" office:value-type="string" calcext:value-type="string" table:number-columns-spanned="80" table:number-rows-spanned="1">
            <text:p>Question 2</text:p>
          </table:table-cell>
          <table:covered-table-cell table:number-columns-repeated="79" table:style-name="ce6"/>
          <table:table-cell table:number-columns-repeated="940"/>
        </table:table-row>
        <table:table-row table:style-name="ro4">
          <table:table-cell table:number-columns-repeated="12"/>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office:value-type="float" office:value="2.1" calcext:value-type="float" table:number-columns-spanned="1" table:number-rows-spanned="4">
            <text:p>2.1</text:p>
          </table:table-cell>
          <table:table-cell table:style-name="ce12" office:value-type="string" calcext:value-type="string">
            <text:p>State the number of simulation steps executed in a trial</text:p>
          </table:table-cell>
          <table:table-cell table:style-name="ce12"/>
          <table:table-cell table:style-name="ce25" office:value-type="float" office:value="0.5" calcext:value-type="float">
            <text:p>0.5</text:p>
          </table:table-cell>
          <table:table-cell table:style-name="ce34" office:value-type="float" office:value="0.5" calcext:value-type="float">
            <office:annotation draw:style-name="gr84" draw:text-style-name="P4" svg:width="29.24mm" svg:height="10.11mm" svg:x="172.93mm" svg:y="214.03mm" draw:caption-point-x="-5.66mm" draw:caption-point-y="15.55mm">
              <dc:date>2021-04-21T00:00:00</dc:date>
              <text:p text:style-name="P3"><text:span text:style-name="T2">Their answer is </text:span><text:span text:style-name="T2">201</text:span></text:p>
            </office:annotation>
            <text:p>0.5</text:p>
          </table:table-cell>
          <table:table-cell table:number-columns-repeated="7" table:style-name="ce35" office:value-type="float" office:value="0.5" calcext:value-type="float">
            <text:p>0.5</text:p>
          </table:table-cell>
          <table:table-cell table:number-columns-repeated="6" table:style-name="ce40" office:value-type="float" office:value="0.5" calcext:value-type="float">
            <text:p>0.5</text:p>
          </table:table-cell>
          <table:table-cell table:style-name="ce56"/>
          <table:table-cell table:style-name="ce40" office:value-type="float" office:value="0.5" calcext:value-type="float">
            <text:p>0.5</text:p>
          </table:table-cell>
          <table:table-cell table:style-name="ce54" office:value-type="float" office:value="0" calcext:value-type="float">
            <text:p>0</text:p>
          </table:table-cell>
          <table:table-cell table:style-name="ce35" office:value-type="float" office:value="0" calcext:value-type="float">
            <office:annotation draw:style-name="gr3" draw:text-style-name="P4" svg:width="29.28mm" svg:height="13.97mm" svg:x="172.93mm" svg:y="214.29mm" draw:caption-point-x="-5.66mm" draw:caption-point-y="15.29mm">
              <dc:date>2021-04-21T00:00:00</dc:date>
              <text:p text:style-name="P3"><text:span text:style-name="T2">No number </text:span><text:span text:style-name="T2">provided</text:span></text:p>
              <text:p text:style-name="P3"><text:span text:style-name="T2"/></text:p>
            </office:annotation>
            <text:p>0</text:p>
          </table:table-cell>
          <table:table-cell table:number-columns-repeated="2" table:style-name="ce40" office:value-type="float" office:value="0.5" calcext:value-type="float">
            <text:p>0.5</text:p>
          </table:table-cell>
          <table:table-cell table:style-name="ce34" office:value-type="float" office:value="0" calcext:value-type="float">
            <office:annotation draw:style-name="gr85" draw:text-style-name="P4" svg:width="29.28mm" svg:height="17.84mm" svg:x="172.93mm" svg:y="214.29mm" draw:caption-point-x="-5.66mm" draw:caption-point-y="15.29mm">
              <dc:date>2021-04-21T00:00:00</dc:date>
              <text:p text:style-name="P3"><text:span text:style-name="T2">They don’t </text:span><text:span text:style-name="T2">answer at all </text:span><text:span text:style-name="T2">section 2.1</text:span></text:p>
              <text:p text:style-name="P3"><text:span text:style-name="T2"/></text:p>
            </office:annotation>
            <text:p>0</text:p>
          </table:table-cell>
          <table:table-cell table:number-columns-repeated="2" table:style-name="ce35" office:value-type="float" office:value="0.5" calcext:value-type="float">
            <text:p>0.5</text:p>
          </table:table-cell>
          <table:table-cell table:number-columns-repeated="2" table:style-name="ce40" office:value-type="float" office:value="0.5" calcext:value-type="float">
            <text:p>0.5</text:p>
          </table:table-cell>
          <table:table-cell table:number-columns-repeated="3" table:style-name="ce35" office:value-type="float" office:value="0.5" calcext:value-type="float">
            <text:p>0.5</text:p>
          </table:table-cell>
          <table:table-cell table:number-columns-repeated="29"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5" calcext:value-type="float">
            <text:p>0.5</text:p>
          </table:table-cell>
          <table:table-cell table:number-columns-repeated="13" table:style-name="ce12" office:value-type="float" office:value="0" calcext:value-type="float">
            <text:p>0</text:p>
          </table:table-cell>
          <table:table-cell table:number-columns-repeated="940"/>
        </table:table-row>
        <table:table-row table:style-name="ro4">
          <table:covered-table-cell/>
          <table:table-cell table:style-name="ce12" office:value-type="string" calcext:value-type="string">
            <text:p>State the error reported by the code when run for the first time</text:p>
          </table:table-cell>
          <table:table-cell table:style-name="ce12"/>
          <table:table-cell table:style-name="ce25" office:value-type="float" office:value="0.5" calcext:value-type="float">
            <text:p>0.5</text:p>
          </table:table-cell>
          <table:table-cell table:number-columns-repeated="3" table:style-name="ce35" office:value-type="float" office:value="0.5" calcext:value-type="float">
            <text:p>0.5</text:p>
          </table:table-cell>
          <table:table-cell table:style-name="ce34" office:value-type="float" office:value="0" calcext:value-type="float">
            <office:annotation draw:style-name="gr3" draw:text-style-name="P4" svg:width="29.24mm" svg:height="13.97mm" svg:x="172.93mm" svg:y="218.94mm" draw:caption-point-x="-5.66mm" draw:caption-point-y="15.29mm">
              <dc:date>2021-04-21T00:00:00</dc:date>
              <text:p text:style-name="P3"><text:span text:style-name="T2">The exact error is </text:span><text:span text:style-name="T2">not reported</text:span></text:p>
              <text:p text:style-name="P3"><text:span text:style-name="T2"/></text:p>
            </office:annotation>
            <text:p>0</text:p>
          </table:table-cell>
          <table:table-cell table:number-columns-repeated="4" table:style-name="ce35" office:value-type="float" office:value="0.5" calcext:value-type="float">
            <text:p>0.5</text:p>
          </table:table-cell>
          <table:table-cell table:number-columns-repeated="2" table:style-name="ce40" office:value-type="float" office:value="0.5" calcext:value-type="float">
            <text:p>0.5</text:p>
          </table:table-cell>
          <table:table-cell table:style-name="ce40" office:value-type="float" office:value="0.5" calcext:value-type="float">
            <office:annotation draw:style-name="gr86" draw:text-style-name="P4" svg:width="29.28mm" svg:height="183.71mm" svg:x="172.93mm" svg:y="214.9mm" draw:caption-point-x="-5.66mm" draw:caption-point-y="19.33mm">
              <dc:date>2021-04-21T00:00:00</dc:date>
              <text:p text:style-name="P3"><text:span text:style-name="T2">They say: “• </text:span><text:span text:style-name="T2">"assignment_veri</text:span><text:span text:style-name="T2">fy.m" reports </text:span><text:span text:style-name="T2">following </text:span><text:span text:style-name="T2">functions are not </text:span><text:span text:style-name="T2">defined or empty: </text:span><text:span text:style-name="T2">"init_Q", </text:span><text:span text:style-name="T2">"discretize_state"</text:span><text:span text:style-name="T2">,</text:span></text:p>
              <text:p text:style-name="P3"><text:span text:style-name="T2">"take_action", </text:span><text:span text:style-name="T2">"observe_reward"</text:span><text:span text:style-name="T2">, "is_terminal", </text:span><text:span text:style-name="T2">"execute_policy" </text:span><text:span text:style-name="T2">and "update_Q". </text:span><text:span text:style-name="T2">It also</text:span></text:p>
              <text:p text:style-name="P3"><text:span text:style-name="T2">reports </text:span><text:span text:style-name="T2">dimension of Q is </text:span><text:span text:style-name="T2">incorrect, defined </text:span><text:span text:style-name="T2">states </text:span><text:span text:style-name="T2">discretization are </text:span><text:span text:style-name="T2">out of bound and </text:span><text:span text:style-name="T2">defined action is</text:span></text:p>
              <text:p text:style-name="P3"><text:span text:style-name="T2">out of bound. </text:span><text:span text:style-name="T2">What’s more, it </text:span><text:span text:style-name="T2">also reports </text:span><text:span text:style-name="T2">parameter out of </text:span><text:span text:style-name="T2">feasible bound. </text:span><text:span text:style-name="T2">Valid parameters </text:span><text:span text:style-name="T2">are shown</text:span></text:p>
              <text:p text:style-name="P3"><text:span text:style-name="T2">as following:</text:span></text:p>
              <text:p text:style-name="P3"><text:span text:style-name="T2">Random Action </text:span><text:span text:style-name="T2">Rate: </text:span><text:span text:style-name="T2">_x005F_x000f_ </text:span><text:span text:style-name="T2">∈ (0, 1)</text:span></text:p>
              <text:p text:style-name="P3"><text:span text:style-name="T2">Discount Factor: </text:span><text:span text:style-name="T2">γ ∈ (0, 1]</text:span></text:p>
              <text:p text:style-name="P3"><text:span text:style-name="T2">Learning Rate: α </text:span><text:span text:style-name="T2">∈ (0, 1]</text:span></text:p>
              <text:p text:style-name="P3"><text:span text:style-name="T2">Number of </text:span><text:span text:style-name="T2">discretized </text:span><text:span text:style-name="T2">positions ∈ [1, </text:span><text:span text:style-name="T2">1000)</text:span></text:p>
              <text:p text:style-name="P3"><text:span text:style-name="T2">Number of </text:span><text:span text:style-name="T2">discretized </text:span><text:span text:style-name="T2">velocities ∈ [1, </text:span><text:span text:style-name="T2">1”</text:span></text:p>
            </office:annotation>
            <text:p>0.5</text:p>
          </table:table-cell>
          <table:table-cell table:number-columns-repeated="3" table:style-name="ce40" office:value-type="float" office:value="0.5" calcext:value-type="float">
            <text:p>0.5</text:p>
          </table:table-cell>
          <table:table-cell table:style-name="ce56"/>
          <table:table-cell table:style-name="ce40" office:value-type="float" office:value="0.5" calcext:value-type="float">
            <text:p>0.5</text:p>
          </table:table-cell>
          <table:table-cell table:style-name="ce54" office:value-type="float" office:value="0" calcext:value-type="float">
            <text:p>0</text:p>
          </table:table-cell>
          <table:table-cell table:style-name="ce35" office:value-type="float" office:value="0.5" calcext:value-type="float">
            <text:p>0.5</text:p>
          </table:table-cell>
          <table:table-cell table:number-columns-repeated="2" table:style-name="ce40" office:value-type="float" office:value="0.5" calcext:value-type="float">
            <text:p>0.5</text:p>
          </table:table-cell>
          <table:table-cell table:style-name="ce34" office:value-type="float" office:value="0" calcext:value-type="float">
            <text:p>0</text:p>
          </table:table-cell>
          <table:table-cell table:number-columns-repeated="2" table:style-name="ce35" office:value-type="float" office:value="0.5" calcext:value-type="float">
            <text:p>0.5</text:p>
          </table:table-cell>
          <table:table-cell table:number-columns-repeated="2" table:style-name="ce40" office:value-type="float" office:value="0.5" calcext:value-type="float">
            <text:p>0.5</text:p>
          </table:table-cell>
          <table:table-cell table:number-columns-repeated="3" table:style-name="ce35" office:value-type="float" office:value="0.5" calcext:value-type="float">
            <text:p>0.5</text:p>
          </table:table-cell>
          <table:table-cell table:number-columns-repeated="29"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5" calcext:value-type="float">
            <text:p>0.5</text:p>
          </table:table-cell>
          <table:table-cell table:number-columns-repeated="13" table:style-name="ce12" office:value-type="float" office:value="0" calcext:value-type="float">
            <text:p>0</text:p>
          </table:table-cell>
          <table:table-cell table:number-columns-repeated="940"/>
        </table:table-row>
        <table:table-row table:style-name="ro4">
          <table:covered-table-cell/>
          <table:table-cell table:style-name="ce12" office:value-type="string" calcext:value-type="string">
            <text:p>(c.1) Find the source of the error [in (b)]</text:p>
          </table:table-cell>
          <table:table-cell table:style-name="ce12"/>
          <table:table-cell table:style-name="ce25" office:value-type="float" office:value="1" calcext:value-type="float">
            <text:p>1</text:p>
          </table:table-cell>
          <table:table-cell table:number-columns-repeated="3" table:style-name="ce35" office:value-type="float" office:value="1" calcext:value-type="float">
            <text:p>1</text:p>
          </table:table-cell>
          <table:table-cell table:style-name="ce34" office:value-type="float" office:value="0" calcext:value-type="float">
            <office:annotation draw:style-name="gr87" draw:text-style-name="P4" svg:width="29.24mm" svg:height="33.91mm" svg:x="172.93mm" svg:y="223.35mm" draw:caption-point-x="-5.66mm" draw:caption-point-y="15.54mm">
              <dc:date>2021-04-21T00:00:00</dc:date>
              <text:p text:style-name="P3"><text:span text:style-name="T2">They say alpha </text:span><text:span text:style-name="T2">is the learning </text:span><text:span text:style-name="T2">rate and it is <text:s/></text:span><text:span text:style-name="T2">equal to 0. They </text:span><text:span text:style-name="T2">do not mention </text:span><text:span text:style-name="T2">that epsilon is </text:span><text:span text:style-name="T2">the random </text:span><text:span text:style-name="T2">action rate <text:s/></text:span></text:p>
            </office:annotation>
            <text:p>0</text:p>
          </table:table-cell>
          <table:table-cell table:number-columns-repeated="4" table:style-name="ce35" office:value-type="float" office:value="1" calcext:value-type="float">
            <text:p>1</text:p>
          </table:table-cell>
          <table:table-cell table:number-columns-repeated="2" table:style-name="ce40" office:value-type="float" office:value="1" calcext:value-type="float">
            <text:p>1</text:p>
          </table:table-cell>
          <table:table-cell table:style-name="ce40" office:value-type="float" office:value="0" calcext:value-type="float">
            <text:p>0</text:p>
          </table:table-cell>
          <table:table-cell table:number-columns-repeated="3" table:style-name="ce40" office:value-type="float" office:value="1" calcext:value-type="float">
            <text:p>1</text:p>
          </table:table-cell>
          <table:table-cell table:style-name="ce56"/>
          <table:table-cell table:style-name="ce40" office:value-type="float" office:value="1" calcext:value-type="float">
            <text:p>1</text:p>
          </table:table-cell>
          <table:table-cell table:style-name="ce54" office:value-type="float" office:value="0" calcext:value-type="float">
            <text:p>0</text:p>
          </table:table-cell>
          <table:table-cell table:style-name="ce35" office:value-type="float" office:value="1" calcext:value-type="float">
            <text:p>1</text:p>
          </table:table-cell>
          <table:table-cell table:number-columns-repeated="2" table:style-name="ce40" office:value-type="float" office:value="1" calcext:value-type="float">
            <text:p>1</text:p>
          </table:table-cell>
          <table:table-cell table:style-name="ce34" office:value-type="float" office:value="0" calcext:value-type="float">
            <text:p>0</text:p>
          </table:table-cell>
          <table:table-cell table:number-columns-repeated="2" table:style-name="ce35" office:value-type="float" office:value="1" calcext:value-type="float">
            <text:p>1</text:p>
          </table:table-cell>
          <table:table-cell table:number-columns-repeated="2" table:style-name="ce40" office:value-type="float" office:value="1" calcext:value-type="float">
            <text:p>1</text:p>
          </table:table-cell>
          <table:table-cell table:number-columns-repeated="3" table:style-name="ce35" office:value-type="float" office:value="1" calcext:value-type="float">
            <text:p>1</text:p>
          </table:table-cell>
          <table:table-cell table:number-columns-repeated="29"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1" calcext:value-type="float">
            <text:p>1</text:p>
          </table:table-cell>
          <table:table-cell table:number-columns-repeated="13" table:style-name="ce12" office:value-type="float" office:value="0" calcext:value-type="float">
            <text:p>0</text:p>
          </table:table-cell>
          <table:table-cell table:number-columns-repeated="940"/>
        </table:table-row>
        <table:table-row table:style-name="ro4">
          <table:covered-table-cell/>
          <table:table-cell table:style-name="ce12" office:value-type="string" calcext:value-type="string">
            <text:p>(c.2) Explain the source of the error [in (b)]</text:p>
          </table:table-cell>
          <table:table-cell table:style-name="ce12"/>
          <table:table-cell table:style-name="ce25" office:value-type="float" office:value="1" calcext:value-type="float">
            <text:p>1</text:p>
          </table:table-cell>
          <table:table-cell table:number-columns-repeated="3" table:style-name="ce35" office:value-type="float" office:value="1" calcext:value-type="float">
            <text:p>1</text:p>
          </table:table-cell>
          <table:table-cell table:style-name="ce35" office:value-type="float" office:value="0" calcext:value-type="float">
            <office:annotation draw:style-name="gr88" draw:text-style-name="P4" svg:width="29.24mm" svg:height="53.5mm" svg:x="172.93mm" svg:y="228.26mm" draw:caption-point-x="-5.66mm" draw:caption-point-y="15.29mm">
              <dc:date>2021-04-21T00:00:00</dc:date>
              <text:p text:style-name="P3"><text:span text:style-name="T2">They say “The </text:span><text:span text:style-name="T2">initial value of the </text:span><text:span text:style-name="T2">learning update </text:span><text:span text:style-name="T2">rate α is 0.</text:span></text:p>
              <text:p text:style-name="P3"><text:span text:style-name="T2">This would mean </text:span><text:span text:style-name="T2">that the value </text:span><text:span text:style-name="T2">function is never </text:span><text:span text:style-name="T2">updated and thus </text:span><text:span text:style-name="T2">the algorithm </text:span><text:span text:style-name="T2">never learns.”</text:span></text:p>
              <text:p text:style-name="P3"><text:span text:style-name="T2"/></text:p>
            </office:annotation>
            <text:p>0</text:p>
          </table:table-cell>
          <table:table-cell table:number-columns-repeated="2" table:style-name="ce35" office:value-type="float" office:value="1" calcext:value-type="float">
            <text:p>1</text:p>
          </table:table-cell>
          <table:table-cell table:style-name="ce34" office:value-type="float" office:value="0" calcext:value-type="float">
            <office:annotation draw:style-name="gr53" draw:text-style-name="P4" svg:width="29.24mm" svg:height="65.21mm" svg:x="172.93mm" svg:y="223.52mm" draw:caption-point-x="-5.66mm" draw:caption-point-y="20.03mm">
              <dc:date>2021-04-21T00:00:00</dc:date>
              <text:p text:style-name="P3"><text:span text:style-name="T2">Their answer c: </text:span><text:span text:style-name="T2">“The value of </text:span><text:span text:style-name="T2">_x005F_x000f_ </text:span><text:span text:style-name="T2">should be </text:span><text:span text:style-name="T2">between 0 and 1. </text:span><text:span text:style-name="T2">But exclude 0 </text:span><text:span text:style-name="T2">and 1. However, </text:span><text:span text:style-name="T2">the</text:span></text:p>
              <text:p text:style-name="P3"><text:span text:style-name="T2">current </text:span><text:span text:style-name="T2">_x005F_x000f_ </text:span><text:span text:style-name="T2">is 0, which </text:span><text:span text:style-name="T2">means that the </text:span><text:span text:style-name="T2">learning algorithm </text:span><text:span text:style-name="T2">does not learn </text:span><text:span text:style-name="T2">anything.”</text:span></text:p>
            </office:annotation>
            <text:p>0</text:p>
          </table:table-cell>
          <table:table-cell table:style-name="ce35" office:value-type="float" office:value="1" calcext:value-type="float">
            <text:p>1</text:p>
          </table:table-cell>
          <table:table-cell table:number-columns-repeated="2" table:style-name="ce40" office:value-type="float" office:value="1" calcext:value-type="float">
            <text:p>1</text:p>
          </table:table-cell>
          <table:table-cell table:style-name="ce40" office:value-type="float" office:value="0" calcext:value-type="float">
            <text:p>0</text:p>
          </table:table-cell>
          <table:table-cell table:style-name="ce40" office:value-type="float" office:value="0" calcext:value-type="float">
            <office:annotation draw:style-name="gr89" draw:text-style-name="P4" svg:width="29.28mm" svg:height="203.47mm" svg:x="172.93mm" svg:y="228.26mm" draw:caption-point-x="-5.66mm" draw:caption-point-y="15.29mm">
              <dc:date>2021-04-21T00:00:00</dc:date>
              <text:p text:style-name="P3"><text:span text:style-name="T2">The parameter ε </text:span><text:span text:style-name="T2">is the probability </text:span><text:span text:style-name="T2">that the next</text:span></text:p>
              <text:p text:style-name="P3"><text:span text:style-name="T2">decision is </text:span><text:span text:style-name="T2">random, and it </text:span><text:span text:style-name="T2">should be a </text:span><text:span text:style-name="T2">number between </text:span><text:span text:style-name="T2">0 and 1. </text:span><text:span text:style-name="T2">However, if </text:span><text:span text:style-name="T2">epsilon is 0, it </text:span><text:span text:style-name="T2">means that</text:span></text:p>
              <text:p text:style-name="P3"><text:span text:style-name="T2">the action the </text:span><text:span text:style-name="T2">machine takes </text:span><text:span text:style-name="T2">must have the </text:span><text:span text:style-name="T2">largest Q value. </text:span><text:span text:style-name="T2">If ε is 1, the </text:span><text:span text:style-name="T2">machine will </text:span><text:span text:style-name="T2">choose actions</text:span></text:p>
              <text:p text:style-name="P3"><text:span text:style-name="T2">randomly. When </text:span><text:span text:style-name="T2">ε is 0, and the </text:span><text:span text:style-name="T2">initial values in </text:span><text:span text:style-name="T2">Q-table are all </text:span><text:span text:style-name="T2">the same, the </text:span><text:span text:style-name="T2">machine cannot </text:span><text:span text:style-name="T2">make a</text:span></text:p>
              <text:p text:style-name="P3"><text:span text:style-name="T2">decision. And </text:span><text:span text:style-name="T2">when the initial </text:span><text:span text:style-name="T2">values are </text:span><text:span text:style-name="T2">random numbers, </text:span><text:span text:style-name="T2">the machine will </text:span><text:span text:style-name="T2">quickly converge </text:span><text:span text:style-name="T2">to a local</text:span></text:p>
              <text:p text:style-name="P3"><text:span text:style-name="T2">optimal solution </text:span><text:span text:style-name="T2">without exploring </text:span><text:span text:style-name="T2">many states. </text:span><text:span text:style-name="T2">When ε is 1, the </text:span><text:span text:style-name="T2">machine loses its </text:span><text:span text:style-name="T2">ability to learn, </text:span><text:span text:style-name="T2">as</text:span></text:p>
              <text:p text:style-name="P3"><text:span text:style-name="T2">ε represents the </text:span><text:span text:style-name="T2">strength of </text:span><text:span text:style-name="T2">machine learning. </text:span><text:span text:style-name="T2">The smaller the </text:span><text:span text:style-name="T2">epsilon, the </text:span><text:span text:style-name="T2">faster the </text:span><text:span text:style-name="T2">machine learning</text:span></text:p>
              <text:p text:style-name="P3"><text:span text:style-name="T2">speed, but the </text:span><text:span text:style-name="T2">smaller the area </text:span><text:span text:style-name="T2">to be explored.</text:span></text:p>
            </office:annotation>
            <text:p>0</text:p>
          </table:table-cell>
          <table:table-cell table:number-columns-repeated="2" table:style-name="ce40" office:value-type="float" office:value="1" calcext:value-type="float">
            <text:p>1</text:p>
          </table:table-cell>
          <table:table-cell table:style-name="ce56"/>
          <table:table-cell table:style-name="ce40" office:value-type="float" office:value="1" calcext:value-type="float">
            <text:p>1</text:p>
          </table:table-cell>
          <table:table-cell table:style-name="ce54" office:value-type="float" office:value="0" calcext:value-type="float">
            <text:p>0</text:p>
          </table:table-cell>
          <table:table-cell table:style-name="ce35" office:value-type="float" office:value="1" calcext:value-type="float">
            <text:p>1</text:p>
          </table:table-cell>
          <table:table-cell table:number-columns-repeated="2" table:style-name="ce40" office:value-type="float" office:value="1" calcext:value-type="float">
            <text:p>1</text:p>
          </table:table-cell>
          <table:table-cell table:style-name="ce34" office:value-type="float" office:value="0" calcext:value-type="float">
            <text:p>0</text:p>
          </table:table-cell>
          <table:table-cell table:number-columns-repeated="2" table:style-name="ce35" office:value-type="float" office:value="1" calcext:value-type="float">
            <text:p>1</text:p>
          </table:table-cell>
          <table:table-cell table:number-columns-repeated="2" table:style-name="ce40" office:value-type="float" office:value="1" calcext:value-type="float">
            <text:p>1</text:p>
          </table:table-cell>
          <table:table-cell table:number-columns-repeated="3" table:style-name="ce35" office:value-type="float" office:value="1" calcext:value-type="float">
            <text:p>1</text:p>
          </table:table-cell>
          <table:table-cell table:number-columns-repeated="29"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5" calcext:value-type="float">
            <text:p>0.5</text:p>
          </table:table-cell>
          <table:table-cell table:number-columns-repeated="13" table:style-name="ce12" office:value-type="float" office:value="0" calcext:value-type="float">
            <text:p>0</text:p>
          </table:table-cell>
          <table:table-cell table:number-columns-repeated="940"/>
        </table:table-row>
        <table:table-row table:style-name="ro4">
          <table:table-cell office:value-type="float" office:value="2.2" calcext:value-type="float">
            <text:p>2.2</text:p>
          </table:table-cell>
          <table:table-cell table:style-name="ce12" office:value-type="string" calcext:value-type="string">
            <text:p>Explain why learning rate should be kept low</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6"/>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table-cell office:value-type="float" office:value="2.3" calcext:value-type="float">
            <text:p>2.3</text:p>
          </table:table-cell>
          <table:table-cell table:style-name="ce12" office:value-type="string" calcext:value-type="string">
            <text:p>Argue your choice for the Q-table initialisation</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6"/>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table-cell office:value-type="float" office:value="2.4" calcext:value-type="float" table:number-columns-spanned="1" table:number-rows-spanned="4">
            <text:p>2.4</text:p>
          </table:table-cell>
          <table:table-cell table:style-name="ce14" office:value-type="string" calcext:value-type="string">
            <text:p>Implement position discretisation</text:p>
          </table:table-cell>
          <table:table-cell table:style-name="ce14"/>
          <table:table-cell table:style-name="ce25" office:value-type="float" office:value="2" calcext:value-type="float">
            <text:p>2</text:p>
          </table:table-cell>
          <table:table-cell table:style-name="ce35" office:value-type="float" office:value="2" calcext:value-type="float">
            <text:p>2</text:p>
          </table:table-cell>
          <table:table-cell table:number-columns-repeated="5" table:style-name="ce36" office:value-type="float" office:value="2" calcext:value-type="float">
            <text:p>2</text:p>
          </table:table-cell>
          <table:table-cell table:style-name="ce42" office:value-type="float" office:value="0" calcext:value-type="float">
            <office:annotation draw:style-name="gr3" draw:text-style-name="P4" svg:width="28.98mm" svg:height="13.97mm" svg:x="173.19mm" svg:y="242.23mm" draw:caption-point-x="-5.92mm" draw:caption-point-y="15.29mm">
              <dc:date>2021-04-21T00:00:00</dc:date>
              <text:p text:style-name="P3"><text:span text:style-name="T2">Files not include </text:span><text:span text:style-name="T2">in zip</text:span></text:p>
              <text:p text:style-name="P3"><text:span text:style-name="T2"/></text:p>
            </office:annotation>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6"/>
          <table:table-cell table:style-name="ce49" office:value-type="float" office:value="2" calcext:value-type="float">
            <text:p>2</text:p>
          </table:table-cell>
          <table:table-cell table:style-name="ce35"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5"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2" calcext:value-type="float">
            <text:p>2</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70" office:value-type="float" office:value="2" calcext:value-type="float">
            <office:annotation draw:style-name="gr90" draw:text-style-name="P4" svg:width="28.95mm" svg:height="33.66mm" svg:x="755.27mm" svg:y="242.23mm" draw:caption-point-x="-5.92mm" draw:caption-point-y="15.29mm">
              <dc:date>2021-04-21T00:00:00</dc:date>
              <text:p text:style-name="P3"><text:span text:style-name="T2">They have </text:span><text:span text:style-name="T2">commented </text:span><text:span text:style-name="T2">some plots but </text:span><text:span text:style-name="T2">when </text:span><text:span text:style-name="T2">uncommenting </text:span><text:span text:style-name="T2">them , everything </text:span><text:span text:style-name="T2">seems ok</text:span></text:p>
            </office:annotation>
            <text:p>2</text:p>
          </table:table-cell>
          <table:table-cell table:number-columns-repeated="940"/>
        </table:table-row>
        <table:table-row table:style-name="ro4">
          <table:covered-table-cell/>
          <table:table-cell table:style-name="ce14" office:value-type="string" calcext:value-type="string">
            <text:p>Implement velocity discretisation</text:p>
          </table:table-cell>
          <table:table-cell table:style-name="ce14"/>
          <table:table-cell table:style-name="ce25" office:value-type="float" office:value="2" calcext:value-type="float">
            <text:p>2</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6"/>
          <table:table-cell table:style-name="ce49" office:value-type="float" office:value="2" calcext:value-type="float">
            <text:p>2</text:p>
          </table:table-cell>
          <table:table-cell table:style-name="ce35"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5"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2" calcext:value-type="float">
            <text:p>2</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70" office:value-type="float" office:value="2" calcext:value-type="float">
            <text:p>2</text:p>
          </table:table-cell>
          <table:table-cell table:number-columns-repeated="940"/>
        </table:table-row>
        <table:table-row table:style-name="ro4">
          <table:covered-table-cell/>
          <table:table-cell table:style-name="ce14" office:value-type="string" calcext:value-type="string">
            <text:p>Implement action distribution over the allowable torque range</text:p>
          </table:table-cell>
          <table:table-cell table:style-name="ce14"/>
          <table:table-cell table:style-name="ce25" office:value-type="float" office:value="1" calcext:value-type="float">
            <text:p>1</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6"/>
          <table:table-cell table:style-name="ce49" office:value-type="float" office:value="2" calcext:value-type="float">
            <text:p>2</text:p>
          </table:table-cell>
          <table:table-cell table:style-name="ce35"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5"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1" calcext:value-type="float">
            <text:p>1</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70" office:value-type="float" office:value="2" calcext:value-type="float">
            <text:p>2</text:p>
          </table:table-cell>
          <table:table-cell table:number-columns-repeated="940"/>
        </table:table-row>
        <table:table-row table:style-name="ro4">
          <table:covered-table-cell/>
          <table:table-cell table:style-name="ce12" office:value-type="string" calcext:value-type="string">
            <text:p>Discuss the effects of clipping the velocity range too soon</text:p>
          </table:table-cell>
          <table:table-cell table:style-name="ce12"/>
          <table:table-cell table:style-name="ce25" office:value-type="float" office:value="2" calcext:value-type="float">
            <text:p>2</text:p>
          </table:table-cell>
          <table:table-cell table:number-columns-repeated="6" table:style-name="ce12" office:value-type="float" office:value="0" calcext:value-type="float">
            <text:p>0</text:p>
          </table:table-cell>
          <table:table-cell table:style-name="ce42" office:value-type="float" office:value="0" calcext:value-type="float">
            <text:p>0</text:p>
          </table:table-cell>
          <table:table-cell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6"/>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24" table:style-name="ce12" office:value-type="float" office:value="0" calcext:value-type="float">
            <text:p>0</text:p>
          </table:table-cell>
          <table:table-cell table:style-name="ce63" office:value-type="float" office:value="0" calcext:value-type="float">
            <text:p>0</text:p>
          </table:table-cell>
          <table:table-cell table:number-columns-repeated="6"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 calcext:value-type="float">
            <text:p>0</text:p>
          </table:table-cell>
          <table:table-cell table:number-columns-repeated="8" table:style-name="ce12" office:value-type="float" office:value="0" calcext:value-type="float">
            <text:p>0</text:p>
          </table:table-cell>
          <table:table-cell table:number-columns-repeated="2" table:style-name="ce69" office:value-type="float" office:value="0" calcext:value-type="float">
            <text:p>0</text:p>
          </table:table-cell>
          <table:table-cell table:number-columns-repeated="3" table:style-name="ce12" office:value-type="float" office:value="0" calcext:value-type="float">
            <text:p>0</text:p>
          </table:table-cell>
          <table:table-cell table:number-columns-repeated="940"/>
        </table:table-row>
        <table:table-row table:style-name="ro4">
          <table:table-cell office:value-type="float" office:value="2.5" calcext:value-type="float" table:number-columns-spanned="1" table:number-rows-spanned="3">
            <text:p>2.5</text:p>
          </table:table-cell>
          <table:table-cell table:style-name="ce14" office:value-type="string" calcext:value-type="string">
            <text:p>Implement the reward function</text:p>
          </table:table-cell>
          <table:table-cell table:style-name="ce14"/>
          <table:table-cell table:style-name="ce25" office:value-type="float" office:value="1" calcext:value-type="float">
            <text:p>1</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6"/>
          <table:table-cell table:style-name="ce49" office:value-type="float" office:value="2" calcext:value-type="float">
            <text:p>2</text:p>
          </table:table-cell>
          <table:table-cell table:style-name="ce54"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6" office:value-type="float" office:value="2" calcext:value-type="float">
            <text:p>2</text:p>
          </table:table-cell>
          <table:table-cell table:style-name="ce62" office:value-type="float" office:value="0" calcext:value-type="float">
            <office:annotation draw:style-name="gr30" draw:text-style-name="P4" svg:width="29.02mm" svg:height="21.76mm" svg:x="208.47mm" svg:y="260.82mm" draw:caption-point-x="-5.92mm" draw:caption-point-y="15.32mm">
              <dc:date>2021-04-21T00:00:00</dc:date>
              <text:p text:style-name="P3"><text:span text:style-name="T2">Criteria for all </text:span><text:span text:style-name="T2">velocities and not </text:span><text:span text:style-name="T2">just for 0 velocity</text:span></text:p>
              <text:p text:style-name="P3"><text:span text:style-name="T2"/></text:p>
            </office:annotation>
            <text:p>0</text:p>
          </table:table-cell>
          <table:table-cell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office:annotation draw:style-name="gr41" draw:text-style-name="P4" svg:width="29.02mm" svg:height="9.91mm" svg:x="420.13mm" svg:y="260.82mm" draw:caption-point-x="-5.92mm" draw:caption-point-y="15.32mm">
              <dc:date>2021-04-21T00:00:00</dc:date>
              <text:p text:style-name="P3"><text:span text:style-name="T2">Interesting </text:span><text:span text:style-name="T2">reward</text:span></text:p>
            </office:annotation>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1" calcext:value-type="float">
            <text:p>1</text:p>
          </table:table-cell>
          <table:table-cell table:number-columns-repeated="2" table:style-name="ce36" office:value-type="float" office:value="2" calcext:value-type="float">
            <text:p>2</text:p>
          </table:table-cell>
          <table:table-cell table:style-name="ce62" office:value-type="float" office:value="2" calcext:value-type="float">
            <office:annotation draw:style-name="gr85" draw:text-style-name="P4" svg:width="29.02mm" svg:height="17.84mm" svg:x="578.88mm" svg:y="260.85mm" draw:caption-point-x="-5.92mm" draw:caption-point-y="15.29mm">
              <dc:date>2021-04-21T00:00:00</dc:date>
              <text:p text:style-name="P3"><text:span text:style-name="T2">Same </text:span><text:span text:style-name="T2">“interesting” </text:span><text:span text:style-name="T2">reward as 61</text:span></text:p>
              <text:p text:style-name="P3"><text:span text:style-name="T2"/></text:p>
            </office:annotation>
            <text:p>2</text:p>
          </table:table-cell>
          <table:table-cell table:number-columns-repeated="5"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text:p>2</text:p>
          </table:table-cell>
          <table:table-cell table:number-columns-repeated="940"/>
        </table:table-row>
        <table:table-row table:style-name="ro4">
          <table:covered-table-cell/>
          <table:table-cell table:style-name="ce14" office:value-type="string" calcext:value-type="string">
            <text:p>Implement the termination criterion</text:p>
          </table:table-cell>
          <table:table-cell table:style-name="ce14"/>
          <table:table-cell table:style-name="ce25" office:value-type="float" office:value="1" calcext:value-type="float">
            <text:p>1</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6"/>
          <table:table-cell table:style-name="ce49" office:value-type="float" office:value="2" calcext:value-type="float">
            <text:p>2</text:p>
          </table:table-cell>
          <table:table-cell table:style-name="ce54"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6" office:value-type="float" office:value="2" calcext:value-type="float">
            <text:p>2</text:p>
          </table:table-cell>
          <table:table-cell table:style-name="ce62" office:value-type="float" office:value="0" calcext:value-type="float">
            <text:p>0</text:p>
          </table:table-cell>
          <table:table-cell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1" calcext:value-type="float">
            <text:p>1</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text:p>2</text:p>
          </table:table-cell>
          <table:table-cell table:number-columns-repeated="940"/>
        </table:table-row>
        <table:table-row table:style-name="ro4">
          <table:covered-table-cell/>
          <table:table-cell table:style-name="ce12" office:value-type="string" calcext:value-type="string">
            <text:p>State the simplest reward function possible for this environment</text:p>
          </table:table-cell>
          <table:table-cell table:style-name="ce12"/>
          <table:table-cell table:style-name="ce25" office:value-type="float" office:value="2" calcext:value-type="float">
            <text:p>2</text:p>
          </table:table-cell>
          <table:table-cell table:number-columns-repeated="6" table:style-name="ce12" office:value-type="float" office:value="0" calcext:value-type="float">
            <text:p>0</text:p>
          </table:table-cell>
          <table:table-cell table:style-name="ce42" office:value-type="float" office:value="0" calcext:value-type="float">
            <text:p>0</text:p>
          </table:table-cell>
          <table:table-cell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6"/>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22" table:style-name="ce12" office:value-type="float" office:value="0" calcext:value-type="float">
            <text:p>0</text:p>
          </table:table-cell>
          <table:table-cell table:style-name="ce57" office:value-type="float" office:value="0" calcext:value-type="float">
            <text:p>0</text:p>
          </table:table-cell>
          <table:table-cell table:style-name="ce12" office:value-type="float" office:value="0" calcext:value-type="float">
            <text:p>0</text:p>
          </table:table-cell>
          <table:table-cell table:style-name="ce63" office:value-type="float" office:value="0" calcext:value-type="float">
            <text:p>0</text:p>
          </table:table-cell>
          <table:table-cell table:number-columns-repeated="6"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8" table:style-name="ce12" office:value-type="float" office:value="0" calcext:value-type="float">
            <text:p>0</text:p>
          </table:table-cell>
          <table:table-cell table:number-columns-repeated="2" table:style-name="ce69" office:value-type="float" office:value="0" calcext:value-type="float">
            <text:p>0</text:p>
          </table:table-cell>
          <table:table-cell table:number-columns-repeated="3" table:style-name="ce12" office:value-type="float" office:value="0" calcext:value-type="float">
            <text:p>0</text:p>
          </table:table-cell>
          <table:table-cell table:number-columns-repeated="940"/>
        </table:table-row>
        <table:table-row table:style-name="ro4">
          <table:table-cell office:value-type="float" office:value="2.6" calcext:value-type="float" table:number-columns-spanned="1" table:number-rows-spanned="3">
            <text:p>2.6</text:p>
          </table:table-cell>
          <table:table-cell table:style-name="ce14" office:value-type="string" calcext:value-type="string">
            <text:p>Implement greedy action selection</text:p>
          </table:table-cell>
          <table:table-cell table:style-name="ce14"/>
          <table:table-cell table:style-name="ce25" office:value-type="float" office:value="1" calcext:value-type="float">
            <text:p>1</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6"/>
          <table:table-cell table:style-name="ce49" office:value-type="float" office:value="2" calcext:value-type="float">
            <text:p>2</text:p>
          </table:table-cell>
          <table:table-cell table:style-name="ce54"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6" office:value-type="float" office:value="2" calcext:value-type="float">
            <text:p>2</text:p>
          </table:table-cell>
          <table:table-cell table:style-name="ce57" office:value-type="float" office:value="0" calcext:value-type="float">
            <text:p>0</text:p>
          </table:table-cell>
          <table:table-cell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1" calcext:value-type="float">
            <text:p>1</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text:p>2</text:p>
          </table:table-cell>
          <table:table-cell table:number-columns-repeated="940"/>
        </table:table-row>
        <table:table-row table:style-name="ro4">
          <table:covered-table-cell/>
          <table:table-cell table:style-name="ce14" office:value-type="string" calcext:value-type="string">
            <text:p>Implement ϵ-greedy action selection</text:p>
          </table:table-cell>
          <table:table-cell table:style-name="ce14"/>
          <table:table-cell table:style-name="ce25" office:value-type="float" office:value="1" calcext:value-type="float">
            <text:p>1</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6"/>
          <table:table-cell table:style-name="ce49" office:value-type="float" office:value="2" calcext:value-type="float">
            <text:p>2</text:p>
          </table:table-cell>
          <table:table-cell table:style-name="ce54"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6" office:value-type="float" office:value="2" calcext:value-type="float">
            <text:p>2</text:p>
          </table:table-cell>
          <table:table-cell table:style-name="ce57" office:value-type="float" office:value="0" calcext:value-type="float">
            <text:p>0</text:p>
          </table:table-cell>
          <table:table-cell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1" calcext:value-type="float">
            <text:p>1</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text:p>2</text:p>
          </table:table-cell>
          <table:table-cell table:number-columns-repeated="940"/>
        </table:table-row>
        <table:table-row table:style-name="ro4">
          <table:covered-table-cell/>
          <table:table-cell table:style-name="ce14" office:value-type="string" calcext:value-type="string">
            <text:p>Implement SARSA update rule</text:p>
          </table:table-cell>
          <table:table-cell table:style-name="ce14"/>
          <table:table-cell table:style-name="ce25" office:value-type="float" office:value="2" calcext:value-type="float">
            <text:p>2</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6"/>
          <table:table-cell table:style-name="ce49" office:value-type="float" office:value="2" calcext:value-type="float">
            <text:p>2</text:p>
          </table:table-cell>
          <table:table-cell table:style-name="ce54"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6" office:value-type="float" office:value="2" calcext:value-type="float">
            <text:p>2</text:p>
          </table:table-cell>
          <table:table-cell table:style-name="ce57" office:value-type="float" office:value="0" calcext:value-type="float">
            <text:p>0</text:p>
          </table:table-cell>
          <table:table-cell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2" calcext:value-type="float">
            <text:p>2</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text:p>2</text:p>
          </table:table-cell>
          <table:table-cell table:number-columns-repeated="940"/>
        </table:table-row>
        <table:table-row table:style-name="ro4">
          <table:table-cell office:value-type="float" office:value="2.7" calcext:value-type="float" table:number-columns-spanned="1" table:number-rows-spanned="4">
            <text:p>2.7</text:p>
          </table:table-cell>
          <table:table-cell table:style-name="ce12" office:value-type="string" calcext:value-type="string">
            <text:p>State the number of simulation steps required for swing-up </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6"/>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 calcext:value-type="float">
            <text:p>0</text:p>
          </table:table-cell>
          <table:table-cell table:number-columns-repeated="13" table:style-name="ce12" office:value-type="float" office:value="0" calcext:value-type="float">
            <text:p>0</text:p>
          </table:table-cell>
          <table:table-cell table:number-columns-repeated="940"/>
        </table:table-row>
        <table:table-row table:style-name="ro4">
          <table:covered-table-cell/>
          <table:table-cell table:style-name="ce12" office:value-type="string" calcext:value-type="string">
            <text:p>Explain noisiness of the learnt policy</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6"/>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 calcext:value-type="float">
            <text:p>0</text:p>
          </table:table-cell>
          <table:table-cell table:number-columns-repeated="13" table:style-name="ce12" office:value-type="float" office:value="0" calcext:value-type="float">
            <text:p>0</text:p>
          </table:table-cell>
          <table:table-cell table:number-columns-repeated="940"/>
        </table:table-row>
        <table:table-row table:style-name="ro4">
          <table:covered-table-cell/>
          <table:table-cell table:style-name="ce15" office:value-type="string" calcext:value-type="string">
            <text:p>Explain differences between greedy and ϵ-greedy policies</text:p>
          </table:table-cell>
          <table:table-cell table:style-name="ce15"/>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6"/>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covered-table-cell/>
          <table:table-cell table:style-name="ce12" office:value-type="string" calcext:value-type="string">
            <text:p>Explain which discount rate allows the fastest convergence</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6"/>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style-name="ce43"/>
          <table:table-cell table:number-columns-repeated="994"/>
        </table:table-row>
        <table:table-row table:style-name="ro4">
          <table:table-cell table:style-name="ce8" office:value-type="string" calcext:value-type="string" table:number-columns-spanned="2" table:number-rows-spanned="1">
            <text:p>Total for Question 2:</text:p>
          </table:table-cell>
          <table:covered-table-cell table:style-name="ce8"/>
          <table:table-cell table:style-name="ce8"/>
          <table:table-cell table:style-name="ce26" table:formula="of:=SUM([.D26:.D45])" office:value-type="float" office:value="30" calcext:value-type="float">
            <text:p>30</text:p>
          </table:table-cell>
          <table:table-cell table:style-name="ce37" table:formula="of:=SUM([.E26:.E45])" office:value-type="float" office:value="19" calcext:value-type="float">
            <text:p>19</text:p>
          </table:table-cell>
          <table:table-cell table:style-name="ce37" table:formula="of:=SUM([.F26:.F45])" office:value-type="float" office:value="19" calcext:value-type="float">
            <text:p>19</text:p>
          </table:table-cell>
          <table:table-cell table:style-name="ce37" table:formula="of:=SUM([.G26:.G45])" office:value-type="float" office:value="19" calcext:value-type="float">
            <text:p>19</text:p>
          </table:table-cell>
          <table:table-cell table:style-name="ce37" table:formula="of:=SUM([.H26:.H45])" office:value-type="float" office:value="16.5" calcext:value-type="float">
            <text:p>16.5</text:p>
          </table:table-cell>
          <table:table-cell table:style-name="ce37" table:formula="of:=SUM([.I26:.I45])" office:value-type="float" office:value="19" calcext:value-type="float">
            <text:p>19</text:p>
          </table:table-cell>
          <table:table-cell table:style-name="ce37" table:formula="of:=SUM([.J26:.J45])" office:value-type="float" office:value="19" calcext:value-type="float">
            <text:p>19</text:p>
          </table:table-cell>
          <table:table-cell table:style-name="ce37" table:formula="of:=SUM([.K26:.K45])" office:value-type="float" office:value="2" calcext:value-type="float">
            <text:p>2</text:p>
          </table:table-cell>
          <table:table-cell table:style-name="ce37" table:formula="of:=SUM([.L26:.L45])" office:value-type="float" office:value="19" calcext:value-type="float">
            <text:p>19</text:p>
          </table:table-cell>
          <table:table-cell table:style-name="ce50" table:formula="of:=SUM([.M26:.M45])" office:value-type="float" office:value="19" calcext:value-type="float">
            <text:p>19</text:p>
          </table:table-cell>
          <table:table-cell table:style-name="ce50" table:formula="of:=SUM([.N26:.N45])" office:value-type="float" office:value="19" calcext:value-type="float">
            <text:p>19</text:p>
          </table:table-cell>
          <table:table-cell table:style-name="ce50" table:formula="of:=SUM([.O26:.O45])" office:value-type="float" office:value="17" calcext:value-type="float">
            <text:p>17</text:p>
          </table:table-cell>
          <table:table-cell table:style-name="ce50" table:formula="of:=SUM([.P26:.P45])" office:value-type="float" office:value="18" calcext:value-type="float">
            <text:p>18</text:p>
          </table:table-cell>
          <table:table-cell table:style-name="ce50" table:formula="of:=SUM([.Q26:.Q45])" office:value-type="float" office:value="19" calcext:value-type="float">
            <text:p>19</text:p>
          </table:table-cell>
          <table:table-cell table:style-name="ce50" table:formula="of:=SUM([.R26:.R45])" office:value-type="float" office:value="19" calcext:value-type="float">
            <text:p>19</text:p>
          </table:table-cell>
          <table:table-cell table:style-name="ce152"/>
          <table:table-cell table:style-name="ce50" table:formula="of:=SUM([.T26:.T45])" office:value-type="float" office:value="19" calcext:value-type="float">
            <text:p>19</text:p>
          </table:table-cell>
          <table:table-cell table:style-name="ce37" table:formula="of:=SUM([.U26:.U45])" office:value-type="float" office:value="0" calcext:value-type="float">
            <text:p>0</text:p>
          </table:table-cell>
          <table:table-cell table:style-name="ce37" table:formula="of:=SUM([.V26:.V45])" office:value-type="float" office:value="18.5" calcext:value-type="float">
            <text:p>18.5</text:p>
          </table:table-cell>
          <table:table-cell table:style-name="ce50" table:formula="of:=SUM([.W26:.W45])" office:value-type="float" office:value="19" calcext:value-type="float">
            <text:p>19</text:p>
          </table:table-cell>
          <table:table-cell table:style-name="ce50" table:formula="of:=SUM([.X26:.X45])" office:value-type="float" office:value="19" calcext:value-type="float">
            <text:p>19</text:p>
          </table:table-cell>
          <table:table-cell table:style-name="ce46" table:formula="of:=SUM([.Y26:.Y45])" office:value-type="float" office:value="16" calcext:value-type="float">
            <text:p>16</text:p>
          </table:table-cell>
          <table:table-cell table:style-name="ce46" table:formula="of:=SUM([.Z26:.Z45])" office:value-type="float" office:value="19" calcext:value-type="float">
            <text:p>19</text:p>
          </table:table-cell>
          <table:table-cell table:style-name="ce46" table:formula="of:=SUM([.AA26:.AA45])" office:value-type="float" office:value="19" calcext:value-type="float">
            <text:p>19</text:p>
          </table:table-cell>
          <table:table-cell table:style-name="ce50" table:formula="of:=SUM([.AB26:.AB45])" office:value-type="float" office:value="19" calcext:value-type="float">
            <text:p>19</text:p>
          </table:table-cell>
          <table:table-cell table:style-name="ce50" table:formula="of:=SUM([.AC26:.AC45])" office:value-type="float" office:value="19" calcext:value-type="float">
            <text:p>19</text:p>
          </table:table-cell>
          <table:table-cell table:style-name="ce46" table:formula="of:=SUM([.AD26:.AD45])" office:value-type="float" office:value="19" calcext:value-type="float">
            <text:p>19</text:p>
          </table:table-cell>
          <table:table-cell table:style-name="ce37" table:formula="of:=SUM([.AE26:.AE45])" office:value-type="float" office:value="19" calcext:value-type="float">
            <text:p>19</text:p>
          </table:table-cell>
          <table:table-cell table:style-name="ce37" table:formula="of:=SUM([.AF26:.AF45])" office:value-type="float" office:value="19" calcext:value-type="float">
            <text:p>19</text:p>
          </table:table-cell>
          <table:table-cell table:style-name="ce37" table:formula="of:=SUM([.AG26:.AG45])" office:value-type="float" office:value="16" calcext:value-type="float">
            <text:p>16</text:p>
          </table:table-cell>
          <table:table-cell table:style-name="ce37" table:formula="of:=SUM([.AH26:.AH45])" office:value-type="float" office:value="16" calcext:value-type="float">
            <text:p>16</text:p>
          </table:table-cell>
          <table:table-cell table:style-name="ce37" table:formula="of:=SUM([.AI26:.AI45])" office:value-type="float" office:value="16" calcext:value-type="float">
            <text:p>16</text:p>
          </table:table-cell>
          <table:table-cell table:style-name="ce37" table:formula="of:=SUM([.AJ26:.AJ45])" office:value-type="float" office:value="16" calcext:value-type="float">
            <text:p>16</text:p>
          </table:table-cell>
          <table:table-cell table:style-name="ce37" table:formula="of:=SUM([.AK26:.AK45])" office:value-type="float" office:value="16" calcext:value-type="float">
            <text:p>16</text:p>
          </table:table-cell>
          <table:table-cell table:style-name="ce37" table:formula="of:=SUM([.AL26:.AL45])" office:value-type="float" office:value="16" calcext:value-type="float">
            <text:p>16</text:p>
          </table:table-cell>
          <table:table-cell table:style-name="ce37" table:formula="of:=SUM([.AM26:.AM45])" office:value-type="float" office:value="16" calcext:value-type="float">
            <text:p>16</text:p>
          </table:table-cell>
          <table:table-cell table:style-name="ce37" table:formula="of:=SUM([.AN26:.AN45])" office:value-type="float" office:value="16" calcext:value-type="float">
            <text:p>16</text:p>
          </table:table-cell>
          <table:table-cell table:style-name="ce37" table:formula="of:=SUM([.AO26:.AO45])" office:value-type="float" office:value="16" calcext:value-type="float">
            <text:p>16</text:p>
          </table:table-cell>
          <table:table-cell table:style-name="ce37" table:formula="of:=SUM([.AP26:.AP45])" office:value-type="float" office:value="16" calcext:value-type="float">
            <text:p>16</text:p>
          </table:table-cell>
          <table:table-cell table:style-name="ce37" table:formula="of:=SUM([.AQ26:.AQ45])" office:value-type="float" office:value="16" calcext:value-type="float">
            <text:p>16</text:p>
          </table:table-cell>
          <table:table-cell table:style-name="ce37" table:formula="of:=SUM([.AR26:.AR45])" office:value-type="float" office:value="16" calcext:value-type="float">
            <text:p>16</text:p>
          </table:table-cell>
          <table:table-cell table:style-name="ce37" table:formula="of:=SUM([.AS26:.AS45])" office:value-type="float" office:value="16" calcext:value-type="float">
            <text:p>16</text:p>
          </table:table-cell>
          <table:table-cell table:style-name="ce37" table:formula="of:=SUM([.AT26:.AT45])" office:value-type="float" office:value="16" calcext:value-type="float">
            <text:p>16</text:p>
          </table:table-cell>
          <table:table-cell table:style-name="ce37" table:formula="of:=SUM([.AU26:.AU45])" office:value-type="float" office:value="16" calcext:value-type="float">
            <text:p>16</text:p>
          </table:table-cell>
          <table:table-cell table:style-name="ce37" table:formula="of:=SUM([.AV26:.AV45])" office:value-type="float" office:value="16" calcext:value-type="float">
            <text:p>16</text:p>
          </table:table-cell>
          <table:table-cell table:style-name="ce37" table:formula="of:=SUM([.AW26:.AW45])" office:value-type="float" office:value="16" calcext:value-type="float">
            <text:p>16</text:p>
          </table:table-cell>
          <table:table-cell table:style-name="ce37" table:formula="of:=SUM([.AX26:.AX45])" office:value-type="float" office:value="16" calcext:value-type="float">
            <text:p>16</text:p>
          </table:table-cell>
          <table:table-cell table:style-name="ce37" table:formula="of:=SUM([.AY26:.AY45])" office:value-type="float" office:value="16" calcext:value-type="float">
            <text:p>16</text:p>
          </table:table-cell>
          <table:table-cell table:style-name="ce37" table:formula="of:=SUM([.AZ26:.AZ45])" office:value-type="float" office:value="16" calcext:value-type="float">
            <text:p>16</text:p>
          </table:table-cell>
          <table:table-cell table:style-name="ce37" table:formula="of:=SUM([.BA26:.BA45])" office:value-type="float" office:value="6" calcext:value-type="float">
            <text:p>6</text:p>
          </table:table-cell>
          <table:table-cell table:style-name="ce37" table:formula="of:=SUM([.BB26:.BB45])" office:value-type="float" office:value="16" calcext:value-type="float">
            <text:p>16</text:p>
          </table:table-cell>
          <table:table-cell table:style-name="ce37" table:formula="of:=SUM([.BC26:.BC45])" office:value-type="float" office:value="0" calcext:value-type="float">
            <text:p>0</text:p>
          </table:table-cell>
          <table:table-cell table:style-name="ce37" table:formula="of:=SUM([.BD26:.BD45])" office:value-type="float" office:value="16" calcext:value-type="float">
            <text:p>16</text:p>
          </table:table-cell>
          <table:table-cell table:style-name="ce37" table:formula="of:=SUM([.BE26:.BE45])" office:value-type="float" office:value="16" calcext:value-type="float">
            <text:p>16</text:p>
          </table:table-cell>
          <table:table-cell table:style-name="ce37" table:formula="of:=SUM([.BF26:.BF45])" office:value-type="float" office:value="16" calcext:value-type="float">
            <text:p>16</text:p>
          </table:table-cell>
          <table:table-cell table:formula="of:=SUM([.BG26:.BG45])" office:value-type="float" office:value="16" calcext:value-type="float">
            <text:p>16</text:p>
          </table:table-cell>
          <table:table-cell table:style-name="ce37" table:formula="of:=SUM([.BH26:.BH45])" office:value-type="float" office:value="16" calcext:value-type="float">
            <text:p>16</text:p>
          </table:table-cell>
          <table:table-cell table:style-name="ce37" table:formula="of:=SUM([.BI26:.BI45])" office:value-type="float" office:value="16" calcext:value-type="float">
            <text:p>16</text:p>
          </table:table-cell>
          <table:table-cell table:style-name="ce37" table:formula="of:=SUM([.BJ26:.BJ45])" office:value-type="float" office:value="0" calcext:value-type="float">
            <text:p>0</text:p>
          </table:table-cell>
          <table:table-cell table:style-name="ce37" table:formula="of:=SUM([.BK26:.BK45])" office:value-type="float" office:value="16" calcext:value-type="float">
            <text:p>16</text:p>
          </table:table-cell>
          <table:table-cell table:style-name="ce37" table:formula="of:=SUM([.BL26:.BL45])" office:value-type="float" office:value="16" calcext:value-type="float">
            <text:p>16</text:p>
          </table:table-cell>
          <table:table-cell table:style-name="ce37" table:formula="of:=SUM([.BM26:.BM45])" office:value-type="float" office:value="16" calcext:value-type="float">
            <text:p>16</text:p>
          </table:table-cell>
          <table:table-cell table:style-name="ce37" table:formula="of:=SUM([.BN26:.BN45])" office:value-type="float" office:value="0" calcext:value-type="float">
            <text:p>0</text:p>
          </table:table-cell>
          <table:table-cell table:style-name="ce37" table:formula="of:=SUM([.BO26:.BO45])" office:value-type="float" office:value="0" calcext:value-type="float">
            <text:p>0</text:p>
          </table:table-cell>
          <table:table-cell table:style-name="ce37" table:formula="of:=SUM([.BP26:.BP45])" office:value-type="float" office:value="0" calcext:value-type="float">
            <text:p>0</text:p>
          </table:table-cell>
          <table:table-cell table:style-name="ce37" table:formula="of:=SUM([.BQ26:.BQ45])" office:value-type="float" office:value="16" calcext:value-type="float">
            <text:p>16</text:p>
          </table:table-cell>
          <table:table-cell table:style-name="ce37" table:formula="of:=SUM([.BR26:.BR45])" office:value-type="float" office:value="16" calcext:value-type="float">
            <text:p>16</text:p>
          </table:table-cell>
          <table:table-cell table:style-name="ce37" table:formula="of:=SUM([.BS26:.BS45])" office:value-type="float" office:value="23.5" calcext:value-type="float">
            <text:p>23.5</text:p>
          </table:table-cell>
          <table:table-cell table:style-name="ce37" table:formula="of:=SUM([.BT26:.BT45])" office:value-type="float" office:value="16" calcext:value-type="float">
            <text:p>16</text:p>
          </table:table-cell>
          <table:table-cell table:style-name="ce37" table:formula="of:=SUM([.BU26:.BU45])" office:value-type="float" office:value="16" calcext:value-type="float">
            <text:p>16</text:p>
          </table:table-cell>
          <table:table-cell table:style-name="ce37" table:formula="of:=SUM([.BV26:.BV45])" office:value-type="float" office:value="16" calcext:value-type="float">
            <text:p>16</text:p>
          </table:table-cell>
          <table:table-cell table:style-name="ce37" table:formula="of:=SUM([.BW26:.BW45])" office:value-type="float" office:value="16" calcext:value-type="float">
            <text:p>16</text:p>
          </table:table-cell>
          <table:table-cell table:style-name="ce37" table:formula="of:=SUM([.BX26:.BX45])" office:value-type="float" office:value="16" calcext:value-type="float">
            <text:p>16</text:p>
          </table:table-cell>
          <table:table-cell table:style-name="ce37" table:formula="of:=SUM([.BY26:.BY45])" office:value-type="float" office:value="16" calcext:value-type="float">
            <text:p>16</text:p>
          </table:table-cell>
          <table:table-cell table:style-name="ce37" table:formula="of:=SUM([.BZ26:.BZ45])" office:value-type="float" office:value="16" calcext:value-type="float">
            <text:p>16</text:p>
          </table:table-cell>
          <table:table-cell table:style-name="ce37" table:formula="of:=SUM([.CA26:.CA45])" office:value-type="float" office:value="16" calcext:value-type="float">
            <text:p>16</text:p>
          </table:table-cell>
          <table:table-cell table:style-name="ce37" table:formula="of:=SUM([.CB26:.CB45])" office:value-type="float" office:value="0" calcext:value-type="float">
            <text:p>0</text:p>
          </table:table-cell>
          <table:table-cell table:style-name="ce37" table:formula="of:=SUM([.CC26:.CC45])" office:value-type="float" office:value="0" calcext:value-type="float">
            <text:p>0</text:p>
          </table:table-cell>
          <table:table-cell table:style-name="ce37" table:formula="of:=SUM([.CD26:.CD45])" office:value-type="float" office:value="16" calcext:value-type="float">
            <text:p>16</text:p>
          </table:table-cell>
          <table:table-cell table:style-name="ce37" table:formula="of:=SUM([.CE26:.CE45])" office:value-type="float" office:value="16" calcext:value-type="float">
            <text:p>16</text:p>
          </table:table-cell>
          <table:table-cell table:style-name="ce37" table:formula="of:=SUM([.CF26:.CF45])" office:value-type="float" office:value="16" calcext:value-type="float">
            <text:p>16</text:p>
          </table:table-cell>
          <table:table-cell table:number-columns-repeated="940"/>
        </table:table-row>
        <table:table-row table:style-name="ro4">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style-name="ce43"/>
          <table:table-cell table:number-columns-repeated="994"/>
        </table:table-row>
        <table:table-row table:style-name="ro4">
          <table:table-cell table:style-name="ce6" office:value-type="string" calcext:value-type="string" table:number-columns-spanned="4" table:number-rows-spanned="1">
            <text:p>Question 3</text:p>
          </table:table-cell>
          <table:covered-table-cell table:number-columns-repeated="3" table:style-name="ce6"/>
          <table:table-cell table:style-name="ce6" office:value-type="string" calcext:value-type="string" table:number-columns-spanned="80" table:number-rows-spanned="1">
            <text:p>Question 3</text:p>
          </table:table-cell>
          <table:covered-table-cell table:number-columns-repeated="79" table:style-name="ce6"/>
          <table:table-cell table:number-columns-repeated="940"/>
        </table:table-row>
        <table:table-row table:style-name="ro4">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10">
          <table:table-cell office:value-type="float" office:value="3.1" calcext:value-type="float" table:number-columns-spanned="1" table:number-rows-spanned="9">
            <text:p>3.1</text:p>
          </table:table-cell>
          <table:table-cell table:style-name="ce12" office:value-type="string" calcext:value-type="string">
            <text:p>(b) Discuss three gain settings to improve performance for c-0</text:p>
          </table:table-cell>
          <table:table-cell table:style-name="ce18" office:value-type="string" calcext:value-type="string">
            <text:p><text:span text:style-name="T26">With the nominal gains Kp = [2000 2000] and Kd = [100 100] RMSEx = 0.1672. </text:span><text:span text:style-name="T27">Increasing only the Kp</text:span><text:span text:style-name="T28"> gains to Kp = [4000 4000] reduces that to RMSEx=0.0999. </text:span><text:span text:style-name="T29">In creasing only the Kd</text:span><text:span text:style-name="T30"> gains to Kd = [110 110] reduces that to RMSEx=0.1671. </text:span><text:span text:style-name="T31">Combining the two</text:span><text:span text:style-name="T32">, i.e., Kp = [4000 4000] and Kd = [110 110] results in the lowest error yet RMSEx=0.0996.</text:span><text:span text:style-name="T27"> If the gains are even higher</text:span><text:span text:style-name="T28"> the system quickly becomes </text:span><text:span text:style-name="T33">unstable</text:span><text:span text:style-name="T28">. i.e., linear control will not work very well here.</text:span></text:p>
            <text:p/>
          </table:table-cell>
          <table:table-cell table:style-name="ce25" office:value-type="float" office:value="3" calcext:value-type="float">
            <text:p>3</text:p>
          </table:table-cell>
          <table:table-cell table:style-name="ce36" office:value-type="float" office:value="1.5" calcext:value-type="float">
            <office:annotation draw:style-name="gr3" draw:text-style-name="P4" svg:width="29.24mm" svg:height="13.97mm" svg:x="172.93mm" svg:y="330.7mm" draw:caption-point-x="-5.66mm" draw:caption-point-y="15.29mm">
              <dc:date>2021-04-21T00:00:00</dc:date>
              <text:p text:style-name="P3"><text:span text:style-name="T2">They do not </text:span><text:span text:style-name="T2">compare RMSEx </text:span><text:span text:style-name="T2">values</text:span></text:p>
            </office:annotation>
            <text:p>1.5</text:p>
          </table:table-cell>
          <table:table-cell table:style-name="ce36" office:value-type="float" office:value="3" calcext:value-type="float">
            <text:p>3</text:p>
          </table:table-cell>
          <table:table-cell table:style-name="ce36" office:value-type="float" office:value="2" calcext:value-type="float">
            <office:annotation draw:style-name="gr11" draw:text-style-name="P4" svg:width="29.25mm" svg:height="61.28mm" svg:x="172.93mm" svg:y="330.7mm" draw:caption-point-x="-5.66mm" draw:caption-point-y="15.29mm">
              <dc:date>2021-04-21T00:00:00</dc:date>
              <text:p text:style-name="P3"><text:span text:style-name="T2">Results should </text:span><text:span text:style-name="T2">have been more </text:span><text:span text:style-name="T2">discused <text:s/>also </text:span><text:span text:style-name="T2">they say: The </text:span><text:span text:style-name="T2">following results </text:span><text:span text:style-name="T2">are obtained for</text:span></text:p>
              <text:p text:style-name="P3"><text:span text:style-name="T2">the various gains </text:span><text:span text:style-name="T2">used and the </text:span><text:span text:style-name="T2">best performance </text:span><text:span text:style-name="T2">achievable was </text:span><text:span text:style-name="T2">with a Kp of </text:span><text:span text:style-name="T2">[18000; 2500]</text:span></text:p>
              <text:p text:style-name="P3"><text:span text:style-name="T2">and a Kd of [450; </text:span><text:span text:style-name="T2">100]</text:span></text:p>
            </office:annotation>
            <text:p>2</text:p>
          </table:table-cell>
          <table:table-cell table:style-name="ce36" office:value-type="float" office:value="3" calcext:value-type="float">
            <text:p>3</text:p>
          </table:table-cell>
          <table:table-cell table:style-name="ce36" office:value-type="float" office:value="2.5" calcext:value-type="float">
            <office:annotation draw:style-name="gr85" draw:text-style-name="P4" svg:width="29.24mm" svg:height="17.84mm" svg:x="172.93mm" svg:y="330.7mm" draw:caption-point-x="-5.66mm" draw:caption-point-y="15.29mm">
              <dc:date>2021-04-21T00:00:00</dc:date>
              <text:p text:style-name="P3"><text:span text:style-name="T2">Results should </text:span><text:span text:style-name="T2">have been </text:span><text:span text:style-name="T2">discussed more </text:span><text:span text:style-name="T2">deeply</text:span></text:p>
            </office:annotation>
            <text:p>2.5</text:p>
          </table:table-cell>
          <table:table-cell table:style-name="ce36" office:value-type="float" office:value="0" calcext:value-type="float">
            <office:annotation draw:style-name="gr91" draw:text-style-name="P4" svg:width="29.24mm" svg:height="6.14mm" svg:x="172.93mm" svg:y="330.7mm" draw:caption-point-x="-5.66mm" draw:caption-point-y="15.29mm">
              <dc:date>2021-04-21T00:00:00</dc:date>
              <text:p text:style-name="P3"><text:span text:style-name="T2">Not answered</text:span></text:p>
            </office:annotation>
            <text:p>0</text:p>
          </table:table-cell>
          <table:table-cell table:style-name="ce36" office:value-type="float" office:value="1.5" calcext:value-type="float">
            <office:annotation draw:style-name="gr85" draw:text-style-name="P4" svg:width="29.24mm" svg:height="17.84mm" svg:x="172.93mm" svg:y="330.7mm" draw:caption-point-x="-5.66mm" draw:caption-point-y="15.29mm">
              <dc:date>2021-04-21T00:00:00</dc:date>
              <text:p text:style-name="P3"><text:span text:style-name="T2">They do not </text:span><text:span text:style-name="T2">include RMSE </text:span><text:span text:style-name="T2">results to </text:span><text:span text:style-name="T2">compare</text:span></text:p>
            </office:annotation>
            <text:p>1.5</text:p>
          </table:table-cell>
          <table:table-cell table:style-name="ce36" office:value-type="float" office:value="2.5" calcext:value-type="float">
            <office:annotation draw:style-name="gr85" draw:text-style-name="P4" svg:width="29.09mm" svg:height="17.84mm" svg:x="172.93mm" svg:y="330.7mm" draw:caption-point-x="-5.66mm" draw:caption-point-y="15.29mm">
              <dc:date>2021-04-21T00:00:00</dc:date>
              <text:p text:style-name="P3"><text:span text:style-name="T2">Results should </text:span><text:span text:style-name="T2">have been </text:span><text:span text:style-name="T2">discussed more </text:span><text:span text:style-name="T2">deeply</text:span></text:p>
            </office:annotation>
            <text:p>2.5</text:p>
          </table:table-cell>
          <table:table-cell table:style-name="ce36" office:value-type="float" office:value="3" calcext:value-type="float">
            <text:p>3</text:p>
          </table:table-cell>
          <table:table-cell table:style-name="ce36" office:value-type="float" office:value="0" calcext:value-type="float">
            <office:annotation draw:style-name="gr91" draw:text-style-name="P4" svg:width="29.27mm" svg:height="6.14mm" svg:x="172.93mm" svg:y="330.7mm" draw:caption-point-x="-5.66mm" draw:caption-point-y="15.29mm">
              <dc:date>2021-04-21T00:00:00</dc:date>
              <text:p text:style-name="P3"><text:span text:style-name="T2">Not answered</text:span></text:p>
            </office:annotation>
            <text:p>0</text:p>
          </table:table-cell>
          <table:table-cell table:number-columns-repeated="3" table:style-name="ce36" office:value-type="float" office:value="3" calcext:value-type="float">
            <text:p>3</text:p>
          </table:table-cell>
          <table:table-cell table:style-name="ce36" office:value-type="float" office:value="1.5" calcext:value-type="float">
            <office:annotation draw:style-name="gr85" draw:text-style-name="P4" svg:width="29.28mm" svg:height="17.84mm" svg:x="172.93mm" svg:y="330.7mm" draw:caption-point-x="-5.66mm" draw:caption-point-y="15.29mm">
              <dc:date>2021-04-21T00:00:00</dc:date>
              <text:p text:style-name="P3"><text:span text:style-name="T2">They do not </text:span><text:span text:style-name="T2">include RMSE </text:span><text:span text:style-name="T2">results to </text:span><text:span text:style-name="T2">compare</text:span></text:p>
            </office:annotation>
            <text:p>1.5</text:p>
          </table:table-cell>
          <table:table-cell table:style-name="ce55"/>
          <table:table-cell table:style-name="ce36" office:value-type="float" office:value="2.5" calcext:value-type="float">
            <office:annotation draw:style-name="gr92" draw:text-style-name="P4" svg:width="29.28mm" svg:height="29.66mm" svg:x="172.93mm" svg:y="330.61mm" draw:caption-point-x="-5.66mm" draw:caption-point-y="15.38mm">
              <dc:date>2021-04-21T00:00:00</dc:date>
              <text:p text:style-name="P3"><text:span text:style-name="T2">They should </text:span><text:span text:style-name="T2">have commented </text:span><text:span text:style-name="T2">all the values </text:span><text:span text:style-name="T2">they used and </text:span><text:span text:style-name="T2">not just the best </text:span><text:span text:style-name="T2">ones</text:span></text:p>
              <text:p text:style-name="P3"><text:span text:style-name="T2"/></text:p>
            </office:annotation>
            <text:p>2.5</text:p>
          </table:table-cell>
          <table:table-cell table:style-name="ce58" office:value-type="float" office:value="0" calcext:value-type="float">
            <text:p>0</text:p>
          </table:table-cell>
          <table:table-cell table:style-name="ce36" office:value-type="float" office:value="3" calcext:value-type="float">
            <text:p>3</text:p>
          </table:table-cell>
          <table:table-cell table:style-name="ce36" office:value-type="float" office:value="1.5" calcext:value-type="float">
            <office:annotation draw:style-name="gr30" draw:text-style-name="P4" svg:width="29.28mm" svg:height="21.76mm" svg:x="172.93mm" svg:y="330.59mm" draw:caption-point-x="-5.66mm" draw:caption-point-y="15.4mm">
              <dc:date>2021-04-21T00:00:00</dc:date>
              <text:p text:style-name="P3"><text:span text:style-name="T2">They do not </text:span><text:span text:style-name="T2">specify the gains </text:span><text:span text:style-name="T2">and they do not </text:span><text:span text:style-name="T2">comment the </text:span><text:span text:style-name="T2">results</text:span></text:p>
            </office:annotation>
            <text:p>1.5</text:p>
          </table:table-cell>
          <table:table-cell table:number-columns-repeated="3" table:style-name="ce36" office:value-type="float" office:value="3" calcext:value-type="float">
            <text:p>3</text:p>
          </table:table-cell>
          <table:table-cell table:style-name="ce36" office:value-type="float" office:value="2.5" calcext:value-type="float">
            <office:annotation draw:style-name="gr85" draw:text-style-name="P4" svg:width="29.28mm" svg:height="17.84mm" svg:x="172.93mm" svg:y="330.7mm" draw:caption-point-x="-5.66mm" draw:caption-point-y="15.29mm">
              <dc:date>2021-04-21T00:00:00</dc:date>
              <text:p text:style-name="P3"><text:span text:style-name="T2">Results should </text:span><text:span text:style-name="T2">have been </text:span><text:span text:style-name="T2">commented </text:span><text:span text:style-name="T2">better</text:span></text:p>
            </office:annotation>
            <text:p>2.5</text:p>
          </table:table-cell>
          <table:table-cell table:style-name="ce36" office:value-type="float" office:value="2.5" calcext:value-type="float">
            <office:annotation draw:style-name="gr3" draw:text-style-name="P4" svg:width="29.28mm" svg:height="13.97mm" svg:x="172.93mm" svg:y="330.7mm" draw:caption-point-x="-5.66mm" draw:caption-point-y="15.29mm">
              <dc:date>2021-04-21T00:00:00</dc:date>
              <text:p text:style-name="P3"><text:span text:style-name="T2">Results should </text:span><text:span text:style-name="T2">have been </text:span><text:span text:style-name="T2">sicussed better</text:span></text:p>
            </office:annotation>
            <text:p>2.5</text:p>
          </table:table-cell>
          <table:table-cell table:style-name="ce36" office:value-type="float" office:value="0" calcext:value-type="float">
            <office:annotation draw:style-name="gr91" draw:text-style-name="P4" svg:width="29.28mm" svg:height="6.14mm" svg:x="172.93mm" svg:y="330.7mm" draw:caption-point-x="-5.66mm" draw:caption-point-y="15.29mm">
              <dc:date>2021-04-21T00:00:00</dc:date>
              <text:p text:style-name="P3"><text:span text:style-name="T2">Not answered</text:span></text:p>
            </office:annotation>
            <text:p>0</text:p>
          </table:table-cell>
          <table:table-cell table:style-name="ce36" office:value-type="float" office:value="0" calcext:value-type="float">
            <office:annotation draw:style-name="gr91" draw:text-style-name="P4" svg:width="29.28mm" svg:height="6.14mm" svg:x="172.93mm" svg:y="330.7mm" draw:caption-point-x="-5.66mm" draw:caption-point-y="15.29mm">
              <dc:date>2021-04-21T00:00:00</dc:date>
              <text:p text:style-name="P3"><text:span text:style-name="T2">Not answered</text:span></text:p>
            </office:annotation>
            <text:p>0</text:p>
          </table:table-cell>
          <table:table-cell table:style-name="ce36" office:value-type="float" office:value="3" calcext:value-type="float">
            <text:p>3</text:p>
          </table:table-cell>
          <table:table-cell table:style-name="ce36" office:value-type="float" office:value="2.5" calcext:value-type="float">
            <office:annotation draw:style-name="gr3" draw:text-style-name="P4" svg:width="29.28mm" svg:height="13.97mm" svg:x="172.93mm" svg:y="330.7mm" draw:caption-point-x="-5.66mm" draw:caption-point-y="15.29mm">
              <dc:date>2021-04-21T00:00:00</dc:date>
              <text:p text:style-name="P3"><text:span text:style-name="T2">Results should </text:span><text:span text:style-name="T2">have been better </text:span><text:span text:style-name="T2">discussed</text:span></text:p>
            </office:annotation>
            <text:p>2.5</text:p>
          </table:table-cell>
          <table:table-cell table:number-columns-repeated="4" table:style-name="ce36" office:value-type="float" office:value="3" calcext:value-type="float">
            <text:p>3</text:p>
          </table:table-cell>
          <table:table-cell table:style-name="ce35" office:value-type="float" office:value="1.5" calcext:value-type="float">
            <office:annotation draw:style-name="gr93" draw:text-style-name="P10" svg:width="28.99mm" svg:height="17.81mm" svg:x="173.37mm" svg:y="330.89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1.5</text:p>
          </table:table-cell>
          <table:table-cell table:style-name="ce35" office:value-type="float" office:value="0" calcext:value-type="float">
            <office:annotation draw:style-name="gr94" draw:text-style-name="P10" svg:width="28.99mm" svg:height="5.96mm" svg:x="173.37mm" svg:y="330.89mm" draw:caption-point-x="-6.1mm" draw:caption-point-y="15.1mm">
              <dc:date>2021-04-21T00:00:00</dc:date>
              <text:p text:style-name="P9"><text:span text:style-name="T5">Not answered</text:span></text:p>
            </office:annotation>
            <text:p>0</text:p>
          </table:table-cell>
          <table:table-cell table:style-name="ce35" office:value-type="float" office:value="3" calcext:value-type="float">
            <text:p>3</text:p>
          </table:table-cell>
          <table:table-cell table:style-name="ce35" office:value-type="float" office:value="1.5" calcext:value-type="float">
            <office:annotation draw:style-name="gr93" draw:text-style-name="P10" svg:width="28.99mm" svg:height="17.81mm" svg:x="173.37mm" svg:y="330.89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1.5</text:p>
          </table:table-cell>
          <table:table-cell table:number-columns-repeated="6" table:style-name="ce35" office:value-type="float" office:value="3" calcext:value-type="float">
            <text:p>3</text:p>
          </table:table-cell>
          <table:table-cell table:style-name="ce35" office:value-type="float" office:value="0" calcext:value-type="float">
            <office:annotation draw:style-name="gr94" draw:text-style-name="P10" svg:width="28.99mm" svg:height="5.96mm" svg:x="173.37mm" svg:y="330.89mm" draw:caption-point-x="-6.1mm" draw:caption-point-y="15.1mm">
              <dc:date>2021-04-21T00:00:00</dc:date>
              <text:p text:style-name="P9"><text:span text:style-name="T5">Not answered</text:span></text:p>
            </office:annotation>
            <text:p>0</text:p>
          </table:table-cell>
          <table:table-cell table:number-columns-repeated="5" table:style-name="ce35" office:value-type="float" office:value="3" calcext:value-type="float">
            <text:p>3</text:p>
          </table:table-cell>
          <table:table-cell table:style-name="ce35" office:value-type="float" office:value="1.5" calcext:value-type="float">
            <office:annotation draw:style-name="gr93" draw:text-style-name="P10" svg:width="28.99mm" svg:height="17.81mm" svg:x="208.65mm" svg:y="330.89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1.5</text:p>
          </table:table-cell>
          <table:table-cell table:style-name="ce35" office:value-type="float" office:value="3" calcext:value-type="float">
            <text:p>3</text:p>
          </table:table-cell>
          <table:table-cell table:style-name="ce35" office:value-type="float" office:value="1.5" calcext:value-type="float">
            <office:annotation draw:style-name="gr93" draw:text-style-name="P10" svg:width="28.99mm" svg:height="17.81mm" svg:x="243.93mm" svg:y="330.89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1.5</text:p>
          </table:table-cell>
          <table:table-cell table:style-name="ce35" office:value-type="float" office:value="0" calcext:value-type="float">
            <office:annotation draw:style-name="gr93" draw:text-style-name="P10" svg:width="28.99mm" svg:height="17.81mm" svg:x="261.56mm" svg:y="330.89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0</text:p>
          </table:table-cell>
          <table:table-cell table:number-columns-repeated="3" table:style-name="ce35" office:value-type="float" office:value="3" calcext:value-type="float">
            <text:p>3</text:p>
          </table:table-cell>
          <table:table-cell table:style-name="ce35" office:value-type="float" office:value="2.5" calcext:value-type="float">
            <office:annotation draw:style-name="gr95" draw:text-style-name="P10" svg:width="28.99mm" svg:height="13.86mm" svg:x="332.12mm" svg:y="330.89mm" draw:caption-point-x="-6.1mm" draw:caption-point-y="15.1mm">
              <dc:date>2021-04-21T00:00:00</dc:date>
              <text:p text:style-name="P9"><text:span text:style-name="T5">It could have </text:span><text:span text:style-name="T5">been discussed </text:span><text:span text:style-name="T5">more deeply</text:span></text:p>
            </office:annotation>
            <text:p>2.5</text:p>
          </table:table-cell>
          <table:table-cell table:style-name="ce35" office:value-type="float" office:value="3" calcext:value-type="float">
            <text:p>3</text:p>
          </table:table-cell>
          <table:table-cell table:style-name="ce54" office:value-type="float" office:value="0" calcext:value-type="float">
            <text:p>0</text:p>
          </table:table-cell>
          <table:table-cell table:style-name="ce35" office:value-type="float" office:value="3" calcext:value-type="float">
            <text:p>3</text:p>
          </table:table-cell>
          <table:table-cell table:style-name="ce35" office:value-type="float" office:value="0" calcext:value-type="float">
            <office:annotation draw:style-name="gr94" draw:text-style-name="P10" svg:width="28.99mm" svg:height="5.96mm" svg:x="402.68mm" svg:y="330.89mm" draw:caption-point-x="-6.1mm" draw:caption-point-y="15.1mm">
              <dc:date>2021-04-21T00:00:00</dc:date>
              <text:p text:style-name="P9"><text:span text:style-name="T5">Not answered</text:span></text:p>
            </office:annotation>
            <text:p>0</text:p>
          </table:table-cell>
          <table:table-cell table:style-name="ce35" office:value-type="float" office:value="0" calcext:value-type="float">
            <office:annotation draw:style-name="gr94" draw:text-style-name="P10" svg:width="28.99mm" svg:height="5.96mm" svg:x="420.31mm" svg:y="330.89mm" draw:caption-point-x="-6.1mm" draw:caption-point-y="15.1mm">
              <dc:date>2021-04-21T00:00:00</dc:date>
              <text:p text:style-name="P9"><text:span text:style-name="T5">Not answered</text:span></text:p>
            </office:annotation>
            <text:p>0</text:p>
          </table:table-cell>
          <table:table-cell table:number-columns-repeated="3" table:style-name="ce54" office:value-type="float" office:value="0" calcext:value-type="float">
            <text:p>0</text:p>
          </table:table-cell>
          <table:table-cell table:style-name="ce35" office:value-type="float" office:value="1.5" calcext:value-type="float">
            <office:annotation draw:style-name="gr93" draw:text-style-name="P10" svg:width="28.99mm" svg:height="17.81mm" svg:x="490.87mm" svg:y="330.89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1.5</text:p>
          </table:table-cell>
          <table:table-cell table:style-name="ce35" office:value-type="float" office:value="3" calcext:value-type="float">
            <text:p>3</text:p>
          </table:table-cell>
          <table:table-cell table:style-name="ce67" office:value-type="float" office:value="3" calcext:value-type="float">
            <text:p>3</text:p>
          </table:table-cell>
          <table:table-cell table:number-columns-repeated="2" table:style-name="ce35" office:value-type="float" office:value="3" calcext:value-type="float">
            <text:p>3</text:p>
          </table:table-cell>
          <table:table-cell table:style-name="ce35" office:value-type="float" office:value="1.5" calcext:value-type="float">
            <office:annotation draw:style-name="gr93" draw:text-style-name="P10" svg:width="28.99mm" svg:height="17.81mm" svg:x="579.06mm" svg:y="330.89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1.5</text:p>
          </table:table-cell>
          <table:table-cell table:style-name="ce35" office:value-type="float" office:value="3" calcext:value-type="float">
            <text:p>3</text:p>
          </table:table-cell>
          <table:table-cell table:style-name="ce35" office:value-type="float" office:value="2.5" calcext:value-type="float">
            <office:annotation draw:style-name="gr95" draw:text-style-name="P10" svg:width="28.99mm" svg:height="13.86mm" svg:x="614.34mm" svg:y="330.89mm" draw:caption-point-x="-6.1mm" draw:caption-point-y="15.1mm">
              <dc:date>2021-04-21T00:00:00</dc:date>
              <text:p text:style-name="P9"><text:span text:style-name="T5">They should </text:span><text:span text:style-name="T5">have discussed </text:span><text:span text:style-name="T5">the results more</text:span></text:p>
            </office:annotation>
            <text:p>2.5</text:p>
          </table:table-cell>
          <table:table-cell table:style-name="ce35" office:value-type="float" office:value="3" calcext:value-type="float">
            <text:p>3</text:p>
          </table:table-cell>
          <table:table-cell table:style-name="ce35" office:value-type="float" office:value="2.5" calcext:value-type="float">
            <office:annotation draw:style-name="gr95" draw:text-style-name="P10" svg:width="28.99mm" svg:height="13.86mm" svg:x="649.62mm" svg:y="330.89mm" draw:caption-point-x="-6.1mm" draw:caption-point-y="15.1mm">
              <dc:date>2021-04-21T00:00:00</dc:date>
              <text:p text:style-name="P9"><text:span text:style-name="T5">They should have discussed the results more</text:span></text:p>
            </office:annotation>
            <text:p>2.5</text:p>
          </table:table-cell>
          <table:table-cell table:style-name="ce35" office:value-type="float" office:value="3" calcext:value-type="float">
            <text:p>3</text:p>
          </table:table-cell>
          <table:table-cell table:style-name="ce35" office:value-type="float" office:value="0" calcext:value-type="float">
            <office:annotation draw:style-name="gr95" draw:text-style-name="P10" svg:width="28.99mm" svg:height="13.86mm" svg:x="684.9mm" svg:y="330.89mm" draw:caption-point-x="-6.1mm" draw:caption-point-y="15.1mm">
              <dc:date>2021-04-21T00:00:00</dc:date>
              <text:p text:style-name="P9"><text:span text:style-name="T5">All the first part </text:span><text:span text:style-name="T5">was not </text:span><text:span text:style-name="T5">answered</text:span></text:p>
            </office:annotation>
            <text:p>0</text:p>
          </table:table-cell>
          <table:table-cell table:style-name="ce35" office:value-type="float" office:value="1.5" calcext:value-type="float">
            <office:annotation draw:style-name="gr96" draw:text-style-name="P10" svg:width="28.99mm" svg:height="21.76mm" svg:x="702.54mm" svg:y="330.89mm" draw:caption-point-x="-6.1mm" draw:caption-point-y="15.1mm">
              <dc:date>2021-04-21T00:00:00</dc:date>
              <text:p text:style-name="P9"><text:span text:style-name="T5">They do not show </text:span><text:span text:style-name="T5">RMSE values </text:span><text:span text:style-name="T5">and it should </text:span><text:span text:style-name="T5">have discussed </text:span><text:span text:style-name="T5">better</text:span></text:p>
            </office:annotation>
            <text:p>1.5</text:p>
          </table:table-cell>
          <table:table-cell table:style-name="ce35" office:value-type="float" office:value="2.5" calcext:value-type="float">
            <office:annotation draw:style-name="gr95" draw:text-style-name="P10" svg:width="28.99mm" svg:height="13.86mm" svg:x="720.18mm" svg:y="330.89mm" draw:caption-point-x="-6.1mm" draw:caption-point-y="15.1mm">
              <dc:date>2021-04-21T00:00:00</dc:date>
              <text:p text:style-name="P9"><text:span text:style-name="T5">Results should </text:span><text:span text:style-name="T5">have been better </text:span><text:span text:style-name="T5">discussed</text:span></text:p>
            </office:annotation>
            <text:p>2.5</text:p>
          </table:table-cell>
          <table:table-cell table:number-columns-repeated="2" table:style-name="ce35" office:value-type="float" office:value="3" calcext:value-type="float">
            <text:p>3</text:p>
          </table:table-cell>
          <table:table-cell table:number-columns-repeated="940"/>
        </table:table-row>
        <table:table-row table:style-name="ro11">
          <table:covered-table-cell/>
          <table:table-cell table:style-name="ce12" office:value-type="string" calcext:value-type="string">
            <text:p>(c.1) State which theoretical controller corresponds to c-1</text:p>
          </table:table-cell>
          <table:table-cell table:style-name="ce18" office:value-type="string" calcext:value-type="string">
            <text:p><text:span text:style-name="T34">controller_</text:span><text:span text:style-name="T35">1</text:span><text:span text:style-name="T36"> is an </text:span><text:span text:style-name="T37">open-loop feedback </text:span><text:span text:style-name="T36">controller with an additional low-gain PD controller</text:span></text:p>
          </table:table-cell>
          <table:table-cell table:style-name="ce25" office:value-type="float" office:value="2" calcext:value-type="float">
            <text:p>2</text:p>
          </table:table-cell>
          <table:table-cell table:style-name="ce36" office:value-type="float" office:value="1" calcext:value-type="float">
            <office:annotation draw:style-name="gr95" draw:text-style-name="P10" svg:width="28.99mm" svg:height="13.86mm" svg:x="173.37mm" svg:y="371.25mm" draw:caption-point-x="-6.1mm" draw:caption-point-y="15.1mm">
              <dc:date>2021-04-21T00:00:00</dc:date>
              <text:p text:style-name="P9"><text:span text:style-name="T5">“ </text:span><text:span text:style-name="T5">open-loop </text:span><text:span text:style-name="T5">feedforward </text:span><text:span text:style-name="T5">inverse control.”</text:span></text:p>
            </office:annotation>
            <text:p>1</text:p>
          </table:table-cell>
          <table:table-cell table:style-name="ce36" office:value-type="float" office:value="1" calcext:value-type="float">
            <office:annotation draw:style-name="gr97" draw:text-style-name="P10" svg:width="28.99mm" svg:height="57.31mm" svg:x="173.37mm" svg:y="371.25mm" draw:caption-point-x="-6.1mm" draw:caption-point-y="15.1mm">
              <dc:date>2021-04-23T00:00:00</dc:date>
              <text:p text:style-name="P9"><text:span text:style-name="T5">linearised</text:span></text:p>
              <text:p text:style-name="P9"><text:span text:style-name="T5">inverse model</text:span><text:span text:style-name="T6"> </text:span><text:span text:style-name="T5">to </text:span><text:span text:style-name="T5">compute a </text:span><text:span text:style-name="T5">feedforward </text:span><text:span text:style-name="T5">signal, along with</text:span></text:p>
              <text:p text:style-name="P9"><text:span text:style-name="T5">a PD-feedback </text:span><text:span text:style-name="T5">signal to account </text:span><text:span text:style-name="T5">for smaller errors. </text:span><text:span text:style-name="T5">controller 1 </text:span><text:span text:style-name="T5">linearized</text:span></text:p>
              <text:p text:style-name="P9"><text:span text:style-name="T5">its mechanics </text:span><text:span text:style-name="T5">around the </text:span><text:span text:style-name="T5">current state,</text:span></text:p>
            </office:annotation>
            <text:p>1</text:p>
          </table:table-cell>
          <table:table-cell table:style-name="ce35" office:value-type="float" office:value="1" calcext:value-type="float">
            <office:annotation draw:style-name="gr43" draw:text-style-name="P4" svg:width="28.98mm" svg:height="17.83mm" svg:x="173.19mm" svg:y="371.07mm" draw:caption-point-x="-5.92mm" draw:caption-point-y="15.28mm">
              <dc:date>2021-04-21T00:00:00</dc:date>
              <text:p text:style-name="P3"><text:span text:style-name="T2"><text:s/></text:span><text:span text:style-name="T2">controller 1 is an </text:span><text:span text:style-name="T2">open-loop feed </text:span><text:span text:style-name="T2">forward controller </text:span><text:span text:style-name="T2">o</text:span></text:p>
            </office:annotation>
            <text:p>1</text:p>
          </table:table-cell>
          <table:table-cell table:style-name="ce36" office:value-type="float" office:value="2" calcext:value-type="float">
            <office:annotation draw:style-name="gr26" draw:text-style-name="P4" svg:width="28.98mm" svg:height="33.65mm" svg:x="173.19mm" svg:y="371.07mm" draw:caption-point-x="-5.92mm" draw:caption-point-y="15.28mm">
              <dc:date>2021-04-21T00:00:00</dc:date>
              <text:p text:style-name="P3"><text:span text:style-name="T2"><text:s/></text:span><text:span text:style-name="T2">controllers 1 and </text:span><text:span text:style-name="T2">2 correspond to </text:span><text:span text:style-name="T2">the control </text:span><text:span text:style-name="T2">structure of an </text:span><text:span text:style-name="T2">Open</text:span></text:p>
              <text:p text:style-name="P3"><text:span text:style-name="T2">Loop Feedback </text:span><text:span text:style-name="T2">controller.</text:span></text:p>
            </office:annotation>
            <text:p>2</text:p>
          </table:table-cell>
          <table:table-cell table:style-name="ce35" office:value-type="float" office:value="1" calcext:value-type="float">
            <office:annotation draw:style-name="gr98" draw:text-style-name="P10" svg:width="28.99mm" svg:height="140.26mm" svg:x="173.37mm" svg:y="371.25mm" draw:caption-point-x="-6.1mm" draw:caption-point-y="15.1mm">
              <dc:date>2021-04-22T00:00:00</dc:date>
              <text:p text:style-name="P9"><text:span text:style-name="T5">Both controllers </text:span><text:span text:style-name="T5">make use of an </text:span><text:span text:style-name="T5">inverse dynamics </text:span><text:span text:style-name="T5">model for the </text:span><text:span text:style-name="T5">feedforward part </text:span><text:span text:style-name="T5">and a low gain </text:span><text:span text:style-name="T5">PD</text:span></text:p>
              <text:p text:style-name="P9"><text:span text:style-name="T5">controller as </text:span><text:span text:style-name="T5">feedback control. </text:span><text:span text:style-name="T5">The subtle </text:span><text:span text:style-name="T5">difference </text:span><text:span text:style-name="T5">between both </text:span><text:span text:style-name="T5">controllers is the </text:span><text:span text:style-name="T5">values they use</text:span></text:p>
              <text:p text:style-name="P9"><text:span text:style-name="T5">as input to </text:span><text:span text:style-name="T5">calculate the </text:span><text:span text:style-name="T5">torque in the </text:span><text:span text:style-name="T5">feedforward </text:span><text:span text:style-name="T5">control. Controller </text:span><text:span text:style-name="T5">1 uses as input </text:span><text:span text:style-name="T5">the actual</text:span></text:p>
              <text:p text:style-name="P9"><text:span text:style-name="T5">position, actual </text:span><text:span text:style-name="T5">velocity and </text:span><text:span text:style-name="T5">desired </text:span><text:span text:style-name="T5">acceleration of </text:span><text:span text:style-name="T5">the arms </text:span><text:span text:style-name="T5">whereas </text:span><text:span text:style-name="T5">controller 2 </text:span><text:span text:style-name="T5">makes use of the</text:span></text:p>
              <text:p text:style-name="P9"><text:span text:style-name="T5">desired position, </text:span><text:span text:style-name="T5">velocity and </text:span><text:span text:style-name="T5">acceleration.</text:span></text:p>
              <text:p text:style-name="P9"><text:span text:style-name="T5"/></text:p>
            </office:annotation>
            <text:p>1</text:p>
          </table:table-cell>
          <table:table-cell table:style-name="ce129" office:value-type="float" office:value="2" calcext:value-type="float">
            <office:annotation draw:style-name="gr97" draw:text-style-name="P10" svg:width="28.99mm" svg:height="57.31mm" svg:x="173.37mm" svg:y="371.25mm" draw:caption-point-x="-6.1mm" draw:caption-point-y="15.1mm">
              <dc:date>2021-04-22T00:00:00</dc:date>
              <text:p text:style-name="P9"><text:span text:style-name="T5">Controller_1 </text:span><text:span text:style-name="T5">should be an </text:span><text:span text:style-name="T5">open loop </text:span><text:span text:style-name="T5">feedback </text:span><text:span text:style-name="T5">controller plus a </text:span><text:span text:style-name="T5">low gain PD </text:span><text:span text:style-name="T5">controller. And</text:span></text:p>
              <text:p text:style-name="P9"><text:span text:style-name="T5">controller_2 </text:span><text:span text:style-name="T5">should be an </text:span><text:span text:style-name="T5">open loop </text:span><text:span text:style-name="T5">feedforward </text:span><text:span text:style-name="T5">controller plus a </text:span><text:span text:style-name="T5">low gain PD </text:span><text:span text:style-name="T5">controller. </text:span></text:p>
            </office:annotation>
            <text:p>2</text:p>
          </table:table-cell>
          <table:table-cell table:style-name="ce35" office:value-type="float" office:value="2" calcext:value-type="float">
            <office:annotation draw:style-name="gr99" draw:text-style-name="P10" svg:width="28.99mm" svg:height="41.51mm" svg:x="173.37mm" svg:y="371.25mm" draw:caption-point-x="-6.1mm" draw:caption-point-y="15.1mm">
              <dc:date>2021-04-22T00:00:00</dc:date>
              <text:p text:style-name="P9"><text:span text:style-name="T5">Controller 1 </text:span><text:span text:style-name="T5">corresponds to </text:span><text:span text:style-name="T5">the feedback </text:span><text:span text:style-name="T5">dynamic model </text:span><text:span text:style-name="T5">discussed in the </text:span><text:span text:style-name="T5">lecture</text:span></text:p>
              <text:p text:style-name="P9"><text:span text:style-name="T5">and Controller 2 </text:span><text:span text:style-name="T5">corresponds to </text:span><text:span text:style-name="T5">the feedforward </text:span><text:span text:style-name="T5">dynamic model. </text:span></text:p>
            </office:annotation>
            <text:p>2</text:p>
          </table:table-cell>
          <table:table-cell table:style-name="ce35" office:value-type="float" office:value="1" calcext:value-type="float">
            <office:annotation draw:style-name="gr95" draw:text-style-name="P10" svg:width="28.99mm" svg:height="13.86mm" svg:x="173.37mm" svg:y="371.25mm" draw:caption-point-x="-6.1mm" draw:caption-point-y="15.1mm">
              <dc:date>2021-04-22T00:00:00</dc:date>
              <text:p text:style-name="P9"><text:span text:style-name="T5">They are model </text:span><text:span text:style-name="T5">based inverse </text:span><text:span text:style-name="T5">controller. </text:span></text:p>
            </office:annotation>
            <text:p>1</text:p>
          </table:table-cell>
          <table:table-cell table:number-columns-repeated="6"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1" calcext:value-type="float">
            <office:annotation draw:style-name="gr100" draw:text-style-name="P10" svg:width="28.99mm" svg:height="37.56mm" svg:x="173.37mm" svg:y="371.25mm" draw:caption-point-x="-6.1mm" draw:caption-point-y="15.1mm">
              <dc:date>2021-04-22T00:00:00</dc:date>
              <text:p text:style-name="P9"><text:span text:style-name="T5">The controllers </text:span><text:span text:style-name="T5">resemble the </text:span><text:span text:style-name="T5">model based </text:span><text:span text:style-name="T5">controller with an </text:span><text:span text:style-name="T5">open-loop feed-</text:span><text:span text:style-name="T5">forward and low </text:span><text:span text:style-name="T5">gain PD</text:span></text:p>
              <text:p text:style-name="P9"><text:span text:style-name="T5">feedback </text:span><text:span text:style-name="T5">controller </text:span></text:p>
            </office:annotation>
            <text:p>1</text:p>
          </table:table-cell>
          <table:table-cell table:style-name="ce49" office:value-type="float" office:value="0.5" calcext:value-type="float">
            <office:annotation draw:style-name="gr95" draw:text-style-name="P10" svg:width="28.99mm" svg:height="13.86mm" svg:x="173.37mm" svg:y="371.25mm" draw:caption-point-x="-6.1mm" draw:caption-point-y="15.1mm">
              <dc:date>2021-04-22T00:00:00</dc:date>
              <text:p text:style-name="P9"><text:span text:style-name="T5">Inverse model </text:span><text:span text:style-name="T5">control.</text:span></text:p>
              <text:p text:style-name="P9"><text:span text:style-name="T5"/></text:p>
            </office:annotation>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5" office:value-type="float" office:value="2" calcext:value-type="float">
            <text:p>2</text:p>
          </table:table-cell>
          <table:table-cell table:style-name="ce35" office:value-type="float" office:value="0" calcext:value-type="float">
            <office:annotation draw:style-name="gr95" draw:text-style-name="P10" svg:width="28.99mm" svg:height="13.86mm" svg:x="173.37mm" svg:y="371.25mm" draw:caption-point-x="-6.1mm" draw:caption-point-y="15.1mm">
              <dc:date>2021-04-22T00:00:00</dc:date>
              <text:p text:style-name="P9"><text:span text:style-name="T5">They do not </text:span><text:span text:style-name="T5">mention which </text:span><text:span text:style-name="T5">controller it is</text:span></text:p>
            </office:annotation>
            <text:p>0</text:p>
          </table:table-cell>
          <table:table-cell table:style-name="ce35" office:value-type="float" office:value="1" calcext:value-type="float">
            <office:annotation draw:style-name="gr101" draw:text-style-name="P10" svg:width="28.99mm" svg:height="61.26mm" svg:x="173.37mm" svg:y="371.25mm" draw:caption-point-x="-6.1mm" draw:caption-point-y="15.1mm">
              <dc:date>2021-04-22T00:00:00</dc:date>
              <text:p text:style-name="P9"><text:span text:style-name="T5">“</text:span><text:span text:style-name="T5">The controller_1 </text:span><text:span text:style-name="T5">and controller_2 </text:span><text:span text:style-name="T5">represent the </text:span><text:span text:style-name="T5">open-loop </text:span><text:span text:style-name="T5">feedforward and </text:span><text:span text:style-name="T5">open-loop </text:span><text:span text:style-name="T5">feedback </text:span><text:span text:style-name="T5">controller</text:span></text:p>
              <text:p text:style-name="P9"><text:span text:style-name="T5">respectively </text:span><text:span text:style-name="T5">including a low-</text:span><text:span text:style-name="T5">gain PD </text:span><text:span text:style-name="T5">controller in both </text:span><text:span text:style-name="T5">the cases. “ The </text:span><text:span text:style-name="T5">other way around</text:span></text:p>
            </office:annotation>
            <text:p>1</text:p>
          </table:table-cell>
          <table:table-cell table:style-name="ce35" office:value-type="float" office:value="0" calcext:value-type="float">
            <office:annotation draw:style-name="gr95" draw:text-style-name="P10" svg:width="28.99mm" svg:height="13.86mm" svg:x="173.37mm" svg:y="371.25mm" draw:caption-point-x="-6.1mm" draw:caption-point-y="15.1mm">
              <dc:date>2021-04-22T00:00:00</dc:date>
              <text:p text:style-name="P9"><text:span text:style-name="T5">corresponds to a </text:span><text:span text:style-name="T5">regular model </text:span><text:span text:style-name="T5">based controller </text:span></text:p>
            </office:annotation>
            <text:p>0</text:p>
          </table:table-cell>
          <table:table-cell table:style-name="ce35" office:value-type="float" office:value="2" calcext:value-type="float">
            <text:p>2</text:p>
          </table:table-cell>
          <table:table-cell table:style-name="ce35" office:value-type="float" office:value="0" calcext:value-type="float">
            <office:annotation draw:style-name="gr100" draw:text-style-name="P10" svg:width="28.99mm" svg:height="37.56mm" svg:x="173.37mm" svg:y="371.25mm" draw:caption-point-x="-6.1mm" draw:caption-point-y="15.1mm">
              <dc:date>2021-04-23T00:00:00</dc:date>
              <text:p text:style-name="P9"><text:span text:style-name="T5">controller_1.m </text:span><text:span text:style-name="T5">has an indirect </text:span><text:span text:style-name="T5">adaptive control </text:span><text:span text:style-name="T5">structure and </text:span><text:span text:style-name="T5">controller_2.m </text:span><text:span text:style-name="T5">uses</text:span></text:p>
              <text:p text:style-name="P9"><text:span text:style-name="T5">internal model </text:span><text:span text:style-name="T5">control.</text:span></text:p>
              <text:p text:style-name="P9"><text:span text:style-name="T5"/></text:p>
            </office:annotation>
            <text:p>0</text:p>
          </table:table-cell>
          <table:table-cell table:number-columns-repeated="5" table:style-name="ce35" office:value-type="float" office:value="2" calcext:value-type="float">
            <text:p>2</text:p>
          </table:table-cell>
          <table:table-cell table:style-name="ce35" office:value-type="float" office:value="1" calcext:value-type="float">
            <office:annotation draw:style-name="gr93" draw:text-style-name="P10" svg:width="28.99mm" svg:height="17.81mm" svg:x="173.37mm" svg:y="371.25mm" draw:caption-point-x="-6.1mm" draw:caption-point-y="15.1mm">
              <dc:date>2021-04-23T00:00:00</dc:date>
              <text:p text:style-name="P9"><text:span text:style-name="T5">open-loop </text:span><text:span text:style-name="T5">feedforward </text:span><text:span text:style-name="T5">controllers with </text:span><text:span text:style-name="T5">low PD gains. </text:span></text:p>
            </office:annotation>
            <text:p>1</text:p>
          </table:table-cell>
          <table:table-cell table:style-name="ce35" office:value-type="float" office:value="1" calcext:value-type="float">
            <office:annotation draw:style-name="gr102" draw:text-style-name="P10" svg:width="28.99mm" svg:height="29.66mm" svg:x="173.37mm" svg:y="371.25mm" draw:caption-point-x="-6.1mm" draw:caption-point-y="15.1mm">
              <dc:date>2021-04-23T00:00:00</dc:date>
              <text:p text:style-name="P9"><text:span text:style-name="T5">The other way </text:span><text:span text:style-name="T5">around, controller </text:span><text:span text:style-name="T5">1 they say is </text:span><text:span text:style-name="T5">feedforward </text:span><text:span text:style-name="T5">because it use </text:span><text:span text:style-name="T5">desired states </text:span></text:p>
            </office:annotation>
            <text:p>1</text:p>
          </table:table-cell>
          <table:table-cell table:style-name="ce35" office:value-type="float" office:value="1" calcext:value-type="float">
            <office:annotation draw:style-name="gr103" draw:text-style-name="P10" svg:width="28.99mm" svg:height="73.11mm" svg:x="173.37mm" svg:y="371.25mm" draw:caption-point-x="-6.1mm" draw:caption-point-y="15.1mm">
              <dc:date>2021-04-23T00:00:00</dc:date>
              <text:p text:style-name="P9"><text:span text:style-name="T5">The model - </text:span><text:span text:style-name="T5">based design </text:span><text:span text:style-name="T5">used is inverse </text:span><text:span text:style-name="T5">control </text:span><text:span text:style-name="T5">(feedforward). It </text:span><text:span text:style-name="T5">can be applied to </text:span><text:span text:style-name="T5">an open-loop </text:span><text:span text:style-name="T5">stable</text:span></text:p>
              <text:p text:style-name="P9"><text:span text:style-name="T5">system or one </text:span><text:span text:style-name="T5">that can be </text:span><text:span text:style-name="T5">stabilized by </text:span><text:span text:style-name="T5">adding feedback. </text:span><text:span text:style-name="T5">In our case, a </text:span><text:span text:style-name="T5">feedforward </text:span><text:span text:style-name="T5">control with a low </text:span><text:span text:style-name="T5">gain PD</text:span></text:p>
              <text:p text:style-name="P9"><text:span text:style-name="T5">controller is </text:span><text:span text:style-name="T5">used. T</text:span></text:p>
            </office:annotation>
            <text:p>1</text:p>
          </table:table-cell>
          <table:table-cell table:number-columns-repeated="3" table:style-name="ce35" office:value-type="float" office:value="2" calcext:value-type="float">
            <text:p>2</text:p>
          </table:table-cell>
          <table:table-cell table:style-name="ce35" office:value-type="float" office:value="1" calcext:value-type="float">
            <office:annotation draw:style-name="gr96" draw:text-style-name="P10" svg:width="28.99mm" svg:height="21.76mm" svg:x="173.37mm" svg:y="371.25mm" draw:caption-point-x="-6.1mm" draw:caption-point-y="15.1mm">
              <dc:date>2021-04-23T00:00:00</dc:date>
              <text:p text:style-name="P9"><text:span text:style-name="T5">They say </text:span><text:span text:style-name="T5">controller 1 is </text:span><text:span text:style-name="T5">feedforward and </text:span><text:span text:style-name="T5">controller 2 is </text:span><text:span text:style-name="T5">feedback</text:span></text:p>
            </office:annotation>
            <text:p>1</text:p>
          </table:table-cell>
          <table:table-cell table:number-columns-repeated="3" table:style-name="ce35" office:value-type="float" office:value="2" calcext:value-type="float">
            <text:p>2</text:p>
          </table:table-cell>
          <table:table-cell table:style-name="ce35" office:value-type="float" office:value="1" calcext:value-type="float">
            <office:annotation draw:style-name="gr99" draw:text-style-name="P10" svg:width="28.99mm" svg:height="41.51mm" svg:x="208.65mm" svg:y="371.25mm" draw:caption-point-x="-6.1mm" draw:caption-point-y="15.1mm">
              <dc:date>2021-04-23T00:00:00</dc:date>
              <text:p text:style-name="P9"><text:span text:style-name="T5">The control </text:span><text:span text:style-name="T5">structures in </text:span><text:span text:style-name="T5">controller 1 and </text:span><text:span text:style-name="T5">controller 2 </text:span><text:span text:style-name="T5">correspond to </text:span><text:span text:style-name="T5">open-loop </text:span><text:span text:style-name="T5">feedforward </text:span><text:span text:style-name="T5">control</text:span></text:p>
              <text:p text:style-name="P9"><text:span text:style-name="T5">schemes.</text:span></text:p>
              <text:p text:style-name="P9"><text:span text:style-name="T5"/></text:p>
            </office:annotation>
            <text:p>1</text:p>
          </table:table-cell>
          <table:table-cell table:style-name="ce35" office:value-type="float" office:value="2" calcext:value-type="float">
            <text:p>2</text:p>
          </table:table-cell>
          <table:table-cell table:style-name="ce35" office:value-type="float" office:value="1" calcext:value-type="float">
            <office:annotation draw:style-name="gr99" draw:text-style-name="P10" svg:width="28.99mm" svg:height="41.51mm" svg:x="243.93mm" svg:y="371.25mm" draw:caption-point-x="-6.1mm" draw:caption-point-y="15.1mm">
              <dc:date>2021-04-23T00:00:00</dc:date>
              <text:p text:style-name="P9"><text:span text:style-name="T5">The Inverse </text:span><text:span text:style-name="T5">Control </text:span><text:span text:style-name="T5">(feedforward) </text:span><text:span text:style-name="T5">method is used, </text:span><text:span text:style-name="T5">because a literal </text:span><text:span text:style-name="T5">copy of the plant </text:span><text:span text:style-name="T5">dynamic</text:span></text:p>
              <text:p text:style-name="P9"><text:span text:style-name="T5">equations are </text:span><text:span text:style-name="T5">used.</text:span></text:p>
              <text:p text:style-name="P9"><text:span text:style-name="T5"/></text:p>
            </office:annotation>
            <text:p>1</text:p>
          </table:table-cell>
          <table:table-cell table:style-name="ce35" office:value-type="float" office:value="1" calcext:value-type="float">
            <office:annotation draw:style-name="gr104" draw:text-style-name="P10" svg:width="28.99mm" svg:height="25.71mm" svg:x="261.56mm" svg:y="371.25mm" draw:caption-point-x="-6.1mm" draw:caption-point-y="15.1mm">
              <dc:date>2021-04-23T00:00:00</dc:date>
              <text:p text:style-name="P9"><text:span text:style-name="T5">since both </text:span><text:span text:style-name="T5">controllers are </text:span><text:span text:style-name="T5">Open-loop </text:span><text:span text:style-name="T5">Feedforward </text:span><text:span text:style-name="T5">Controllers.</text:span></text:p>
              <text:p text:style-name="P9"><text:span text:style-name="T5"/></text:p>
            </office:annotation>
            <text:p>1</text:p>
          </table:table-cell>
          <table:table-cell table:style-name="ce35" office:value-type="float" office:value="2" calcext:value-type="float">
            <text:p>2</text:p>
          </table:table-cell>
          <table:table-cell table:style-name="ce35" office:value-type="float" office:value="1" calcext:value-type="float">
            <text:p>1</text:p>
          </table:table-cell>
          <table:table-cell table:number-columns-repeated="2" table:style-name="ce35" office:value-type="float" office:value="2" calcext:value-type="float">
            <text:p>2</text:p>
          </table:table-cell>
          <table:table-cell table:style-name="ce35" office:value-type="float" office:value="1" calcext:value-type="float">
            <office:annotation draw:style-name="gr105" draw:text-style-name="P10" svg:width="28.99mm" svg:height="9.91mm" svg:x="349.76mm" svg:y="371.25mm" draw:caption-point-x="-6.1mm" draw:caption-point-y="15.1mm">
              <dc:date>2021-04-23T00:00:00</dc:date>
              <text:p text:style-name="P9"><text:span text:style-name="T5">Controller 1 and 2 </text:span><text:span text:style-name="T5">interchanged</text:span></text:p>
            </office:annotation>
            <text:p>1</text:p>
          </table:table-cell>
          <table:table-cell table:style-name="ce54" office:value-type="float" office:value="0" calcext:value-type="float">
            <text:p>0</text:p>
          </table:table-cell>
          <table:table-cell table:style-name="ce35" office:value-type="float" office:value="1" calcext:value-type="float">
            <office:annotation draw:style-name="gr95" draw:text-style-name="P10" svg:width="28.99mm" svg:height="13.86mm" svg:x="385.04mm" svg:y="371.25mm" draw:caption-point-x="-6.1mm" draw:caption-point-y="15.1mm">
              <dc:date>2021-04-23T00:00:00</dc:date>
              <text:p text:style-name="P9"><text:span text:style-name="T5">Again, controllers </text:span><text:span text:style-name="T5">are swapped</text:span></text:p>
            </office:annotation>
            <text:p>1</text:p>
          </table:table-cell>
          <table:table-cell table:style-name="ce35" office:value-type="float" office:value="2" calcext:value-type="float">
            <text:p>2</text:p>
          </table:table-cell>
          <table:table-cell table:style-name="ce35" office:value-type="float" office:value="1" calcext:value-type="float">
            <office:annotation draw:style-name="gr97" draw:text-style-name="P10" svg:width="28.99mm" svg:height="57.31mm" svg:x="420.31mm" svg:y="371.25mm" draw:caption-point-x="-6.1mm" draw:caption-point-y="15.1mm">
              <dc:date>2021-04-23T00:00:00</dc:date>
              <text:p text:style-name="P9"><text:span text:style-name="T5">Models </text:span><text:span text:style-name="T5">interchanged </text:span><text:span text:style-name="T5">“Controller 1 is an </text:span><text:span text:style-name="T5">open loop feed </text:span><text:span text:style-name="T5">forward </text:span><text:span text:style-name="T5">controller. We </text:span><text:span text:style-name="T5">can say this </text:span><text:span text:style-name="T5">based on the fact </text:span><text:span text:style-name="T5">that model 1 </text:span><text:span text:style-name="T5">utilizes the</text:span></text:p>
              <text:p text:style-name="P9"><text:span text:style-name="T5">current joint </text:span><text:span text:style-name="T5">positions as input </text:span><text:span text:style-name="T5">to the feed </text:span><text:span text:style-name="T5">forward gain. “</text:span></text:p>
            </office:annotation>
            <text:p>1</text:p>
          </table:table-cell>
          <table:table-cell table:number-columns-repeated="3" table:style-name="ce54" office:value-type="float" office:value="0" calcext:value-type="float">
            <text:p>0</text:p>
          </table:table-cell>
          <table:table-cell table:style-name="ce35" office:value-type="float" office:value="1" calcext:value-type="float">
            <office:annotation draw:style-name="gr106" draw:text-style-name="P10" svg:width="28.99mm" svg:height="81.01mm" svg:x="490.87mm" svg:y="371.25mm" draw:caption-point-x="-6.1mm" draw:caption-point-y="15.1mm">
              <dc:date>2021-04-23T00:00:00</dc:date>
              <text:p text:style-name="P9"><text:span text:style-name="T5">The other </text:span><text:span text:style-name="T5">provided </text:span><text:span text:style-name="T5">controllers are </text:span><text:span text:style-name="T5">using a model-</text:span><text:span text:style-name="T5">based control </text:span><text:span text:style-name="T5">approach. They </text:span><text:span text:style-name="T5">correspond to a </text:span><text:span text:style-name="T5">open-loop</text:span></text:p>
              <text:p text:style-name="P9"><text:span text:style-name="T5">feedforward </text:span><text:span text:style-name="T5">control method </text:span><text:span text:style-name="T5">as discussed in </text:span><text:span text:style-name="T5">the lectures. The </text:span><text:span text:style-name="T5">control methods </text:span><text:span text:style-name="T5">uses a </text:span><text:span text:style-name="T5">feedforward part </text:span><text:span text:style-name="T5">which is</text:span></text:p>
              <text:p text:style-name="P9"><text:span text:style-name="T5">the inverse of the </text:span><text:span text:style-name="T5">dynamical model </text:span><text:span text:style-name="T5">in order to control </text:span><text:span text:style-name="T5">the robot. </text:span></text:p>
            </office:annotation>
            <text:p>1</text:p>
          </table:table-cell>
          <table:table-cell table:style-name="ce35" office:value-type="float" office:value="2" calcext:value-type="float">
            <text:p>2</text:p>
          </table:table-cell>
          <table:table-cell table:style-name="ce67" office:value-type="float" office:value="0" calcext:value-type="float">
            <text:p>0</text:p>
          </table:table-cell>
          <table:table-cell table:style-name="ce35" office:value-type="float" office:value="1" calcext:value-type="float">
            <office:annotation draw:style-name="gr101" draw:text-style-name="P10" svg:width="28.99mm" svg:height="61.26mm" svg:x="543.79mm" svg:y="371.25mm" draw:caption-point-x="-6.1mm" draw:caption-point-y="15.1mm">
              <dc:date>2021-04-23T00:00:00</dc:date>
              <text:p text:style-name="P9"><text:span text:style-name="T5">Thus, controller 1</text:span></text:p>
              <text:p text:style-name="P9"><text:span text:style-name="T5">corresponds to </text:span><text:span text:style-name="T5">the open-loop </text:span><text:span text:style-name="T5">feedforward </text:span><text:span text:style-name="T5">control with low </text:span><text:span text:style-name="T5">gain PD </text:span><text:span text:style-name="T5">controller and </text:span><text:span text:style-name="T5">controller 2 </text:span><text:span text:style-name="T5">corresponds to </text:span><text:span text:style-name="T5">the</text:span></text:p>
              <text:p text:style-name="P9"><text:span text:style-name="T5">internal model </text:span><text:span text:style-name="T5">control structure </text:span><text:span text:style-name="T5">as discussed in </text:span><text:span text:style-name="T5">the lectures</text:span></text:p>
            </office:annotation>
            <text:p>1</text:p>
          </table:table-cell>
          <table:table-cell table:style-name="ce35" office:value-type="float" office:value="1" calcext:value-type="float">
            <office:annotation draw:style-name="gr107" draw:text-style-name="P10" svg:width="28.99mm" svg:height="49.41mm" svg:x="561.43mm" svg:y="371.25mm" draw:caption-point-x="-6.1mm" draw:caption-point-y="15.1mm">
              <dc:date>2021-04-23T00:00:00</dc:date>
              <text:p text:style-name="P9"><text:span text:style-name="T5">The architecture </text:span><text:span text:style-name="T5">of both </text:span><text:span text:style-name="T5">controllers is </text:span><text:span text:style-name="T5">such that they </text:span><text:span text:style-name="T5">both fall</text:span></text:p>
              <text:p text:style-name="P9"><text:span text:style-name="T5">under the </text:span><text:span text:style-name="T5">category of open-</text:span><text:span text:style-name="T5">loop feedforward </text:span><text:span text:style-name="T5">controller (with </text:span><text:span text:style-name="T5">low gain PD </text:span><text:span text:style-name="T5">controller). </text:span></text:p>
            </office:annotation>
            <text:p>1</text:p>
          </table:table-cell>
          <table:table-cell table:style-name="ce35" office:value-type="float" office:value="2" calcext:value-type="float">
            <text:p>2</text:p>
          </table:table-cell>
          <table:table-cell table:style-name="ce35" office:value-type="float" office:value="2" calcext:value-type="float">
            <office:annotation draw:style-name="gr99" draw:text-style-name="P10" svg:width="28.99mm" svg:height="41.51mm" svg:x="596.7mm" svg:y="371.25mm" draw:caption-point-x="-6.1mm" draw:caption-point-y="15.1mm">
              <dc:date>2021-04-23T00:00:00</dc:date>
              <text:p text:style-name="P9"><text:span text:style-name="T5">“</text:span><text:span text:style-name="T5">Revising the </text:span><text:span text:style-name="T5">provided code it </text:span><text:span text:style-name="T5">can be observed </text:span><text:span text:style-name="T5">that the the </text:span><text:span text:style-name="T5">control system in </text:span><text:span text:style-name="T5">both cases is a </text:span><text:span text:style-name="T5">Open-loop</text:span></text:p>
              <text:p text:style-name="P9"><text:span text:style-name="T5">Feedback Control </text:span><text:span text:style-name="T5">with a low PD </text:span><text:span text:style-name="T5">gain.”</text:span></text:p>
            </office:annotation>
            <text:p>2</text:p>
          </table:table-cell>
          <table:table-cell table:number-columns-repeated="3" table:style-name="ce35" office:value-type="float" office:value="2" calcext:value-type="float">
            <text:p>2</text:p>
          </table:table-cell>
          <table:table-cell table:style-name="ce35" office:value-type="float" office:value="1.5" calcext:value-type="float">
            <office:annotation draw:style-name="gr103" draw:text-style-name="P10" svg:width="28.99mm" svg:height="73.11mm" svg:x="667.26mm" svg:y="371.25mm" draw:caption-point-x="-6.1mm" draw:caption-point-y="15.1mm">
              <dc:date>2021-04-23T00:00:00</dc:date>
              <text:p text:style-name="P9"><text:span text:style-name="T5">The controllers </text:span><text:span text:style-name="T5">are <text:s/>intercahnged </text:span><text:span text:style-name="T5">but I like how </text:span><text:span text:style-name="T5">they arrive to the </text:span><text:span text:style-name="T5">coclusion. They </text:span><text:span text:style-name="T5">switch off PD and </text:span><text:span text:style-name="T5">then according to </text:span><text:span text:style-name="T5">what they saw </text:span><text:span text:style-name="T5">and what was </text:span><text:span text:style-name="T5">explained in the </text:span><text:span text:style-name="T5">lectures, they </text:span><text:span text:style-name="T5">decided controller </text:span><text:span text:style-name="T5">q was <text:s/></text:span><text:span text:style-name="T5">feedforward and </text:span><text:span text:style-name="T5">controller 2, </text:span><text:span text:style-name="T5">feedback.</text:span></text:p>
            </office:annotation>
            <text:p>1.5</text:p>
          </table:table-cell>
          <table:table-cell table:style-name="ce35" office:value-type="float" office:value="0" calcext:value-type="float">
            <text:p>0</text:p>
          </table:table-cell>
          <table:table-cell table:style-name="ce35" office:value-type="float" office:value="1.5" calcext:value-type="float">
            <office:annotation draw:style-name="gr105" draw:text-style-name="P10" svg:width="28.99mm" svg:height="9.91mm" svg:x="702.54mm" svg:y="371.25mm" draw:caption-point-x="-6.1mm" draw:caption-point-y="15.1mm">
              <dc:date>2021-04-23T00:00:00</dc:date>
              <text:p text:style-name="P9"><text:span text:style-name="T5">Same comment </text:span><text:span text:style-name="T5">as group 75</text:span></text:p>
            </office:annotation>
            <text:p>1.5</text:p>
          </table:table-cell>
          <table:table-cell table:style-name="ce35" office:value-type="float" office:value="1" calcext:value-type="float">
            <office:annotation draw:style-name="gr99" draw:text-style-name="P10" svg:width="28.99mm" svg:height="41.51mm" svg:x="720.18mm" svg:y="371.25mm" draw:caption-point-x="-6.1mm" draw:caption-point-y="15.1mm">
              <dc:date>2021-04-23T00:00:00</dc:date>
              <text:p text:style-name="P9"><text:span text:style-name="T5">And both the </text:span><text:span text:style-name="T5">controller 1 and </text:span><text:span text:style-name="T5">the controller 2 is </text:span><text:span text:style-name="T5">corresponding to </text:span><text:span text:style-name="T5">the open-loop </text:span><text:span text:style-name="T5">feedforward </text:span><text:span text:style-name="T5">controller</text:span></text:p>
              <text:p text:style-name="P9"><text:span text:style-name="T5">with a feedback </text:span><text:span text:style-name="T5">of low gain PD </text:span><text:span text:style-name="T5">controller. </text:span></text:p>
            </office:annotation>
            <text:p>1</text:p>
          </table:table-cell>
          <table:table-cell table:number-columns-repeated="2" table:style-name="ce35" office:value-type="float" office:value="2" calcext:value-type="float">
            <text:p>2</text:p>
          </table:table-cell>
          <table:table-cell table:number-columns-repeated="940"/>
        </table:table-row>
        <table:table-row table:style-name="ro11">
          <table:covered-table-cell/>
          <table:table-cell table:style-name="ce12" office:value-type="string" calcext:value-type="string">
            <text:p>(c.1) State which theoretical controller corresponds to c-2</text:p>
          </table:table-cell>
          <table:table-cell table:style-name="ce18" office:value-type="string" calcext:value-type="string">
            <text:p><text:span text:style-name="T34">controller_</text:span><text:span text:style-name="T35">2</text:span><text:span text:style-name="T36"> is an o</text:span><text:span text:style-name="T37">pen-loop feedforward</text:span><text:span text:style-name="T36"> controller with an additional low-gain PD controller</text:span></text:p>
          </table:table-cell>
          <table:table-cell table:style-name="ce25" office:value-type="float" office:value="2" calcext:value-type="float">
            <text:p>2</text:p>
          </table:table-cell>
          <table:table-cell table:style-name="ce36" office:value-type="float" office:value="0" calcext:value-type="float">
            <office:annotation draw:style-name="gr93" draw:text-style-name="P10" svg:width="28.99mm" svg:height="17.81mm" svg:x="173.37mm" svg:y="379.45mm" draw:caption-point-x="-6.1mm" draw:caption-point-y="15.1mm">
              <dc:date>2021-04-21T00:00:00</dc:date>
              <text:p text:style-name="P9"><text:span text:style-name="T5">Model 2 is </text:span><text:span text:style-name="T5">Model-Based </text:span><text:span text:style-name="T5">Predictive </text:span><text:span text:style-name="T5">Control (MBPC). </text:span></text:p>
            </office:annotation>
            <text:p>0</text:p>
          </table:table-cell>
          <table:table-cell table:style-name="ce36" office:value-type="float" office:value="1" calcext:value-type="float">
            <office:annotation draw:style-name="gr101" draw:text-style-name="P10" svg:width="28.99mm" svg:height="61.26mm" svg:x="173.37mm" svg:y="379.45mm" draw:caption-point-x="-6.1mm" draw:caption-point-y="15.1mm">
              <dc:date>2021-04-21T00:00:00</dc:date>
              <text:p text:style-name="P9"><text:span text:style-name="T5">linearised</text:span></text:p>
              <text:p text:style-name="P9"><text:span text:style-name="T5">inverse model to </text:span><text:span text:style-name="T5">compute a </text:span><text:span text:style-name="T5">feedforward </text:span><text:span text:style-name="T5">signal, along with</text:span></text:p>
              <text:p text:style-name="P9"><text:span text:style-name="T5">a PD-feedback </text:span><text:span text:style-name="T5">signal to account </text:span><text:span text:style-name="T5">for smaller errors. </text:span><text:span text:style-name="T5">controller 2</text:span></text:p>
              <text:p text:style-name="P9"><text:span text:style-name="T5">linearizes the </text:span><text:span text:style-name="T5">mechanics </text:span><text:span text:style-name="T5">around the </text:span><text:span text:style-name="T5">desired state. </text:span></text:p>
            </office:annotation>
            <text:p>1</text:p>
          </table:table-cell>
          <table:table-cell table:style-name="ce35" office:value-type="float" office:value="1" calcext:value-type="float">
            <office:annotation draw:style-name="gr104" draw:text-style-name="P10" svg:width="28.99mm" svg:height="25.71mm" svg:x="173.37mm" svg:y="379.45mm" draw:caption-point-x="-6.1mm" draw:caption-point-y="15.1mm">
              <dc:date>2021-04-23T00:00:00</dc:date>
              <text:p text:style-name="P9"><text:span text:style-name="T5">Controller 2 on </text:span><text:span text:style-name="T5">the other hand, is </text:span><text:span text:style-name="T5">an open-loop </text:span><text:span text:style-name="T5">feedback </text:span><text:span text:style-name="T5">controller</text:span></text:p>
              <text:p text:style-name="P9"><text:span text:style-name="T5"/></text:p>
            </office:annotation>
            <text:p>1</text:p>
          </table:table-cell>
          <table:table-cell table:style-name="ce36" office:value-type="float" office:value="1" calcext:value-type="float">
            <text:p>1</text:p>
          </table:table-cell>
          <table:table-cell table:number-columns-repeated="3" table:style-name="ce35" office:value-type="float" office:value="2" calcext:value-type="float">
            <text:p>2</text:p>
          </table:table-cell>
          <table:table-cell table:style-name="ce35" office:value-type="float" office:value="1" calcext:value-type="float">
            <text:p>1</text:p>
          </table:table-cell>
          <table:table-cell table:number-columns-repeated="6"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5" office:value-type="float" office:value="2" calcext:value-type="float">
            <text:p>2</text:p>
          </table:table-cell>
          <table:table-cell table:style-name="ce35" office:value-type="float" office:value="1" calcext:value-type="float">
            <office:annotation draw:style-name="gr103" draw:text-style-name="P10" svg:width="28.99mm" svg:height="73.11mm" svg:x="173.37mm" svg:y="379.45mm" draw:caption-point-x="-6.1mm" draw:caption-point-y="15.1mm">
              <dc:date>2021-04-22T00:00:00</dc:date>
              <text:p text:style-name="P9"><text:span text:style-name="T5">At least they </text:span><text:span text:style-name="T5">say: “These </text:span><text:span text:style-name="T5">observations</text:span></text:p>
              <text:p text:style-name="P9"><text:span text:style-name="T5">however seem to </text:span><text:span text:style-name="T5">contradict the </text:span><text:span text:style-name="T5">lectures, in that </text:span><text:span text:style-name="T5">the feedforward </text:span><text:span text:style-name="T5">controller is </text:span><text:span text:style-name="T5">observed to be </text:span><text:span text:style-name="T5">unstable while </text:span><text:span text:style-name="T5">the</text:span></text:p>
              <text:p text:style-name="P9"><text:span text:style-name="T5">feedback </text:span><text:span text:style-name="T5">controller is </text:span><text:span text:style-name="T5">stable, when </text:span><text:span text:style-name="T5">actually the </text:span><text:span text:style-name="T5">opposite should </text:span><text:span text:style-name="T5">be true”</text:span></text:p>
              <text:p text:style-name="P9"><text:span text:style-name="T5"/></text:p>
            </office:annotation>
            <text:p>1</text:p>
          </table:table-cell>
          <table:table-cell table:style-name="ce35" office:value-type="float" office:value="1" calcext:value-type="float">
            <text:p>1</text:p>
          </table:table-cell>
          <table:table-cell table:number-columns-repeated="2" table:style-name="ce35" office:value-type="float" office:value="2" calcext:value-type="float">
            <text:p>2</text:p>
          </table:table-cell>
          <table:table-cell table:style-name="ce35" office:value-type="float" office:value="0" calcext:value-type="float">
            <text:p>0</text:p>
          </table:table-cell>
          <table:table-cell table:number-columns-repeated="6" table:style-name="ce35" office:value-type="float" office:value="2" calcext:value-type="float">
            <text:p>2</text:p>
          </table:table-cell>
          <table:table-cell table:style-name="ce35" office:value-type="float" office:value="1" calcext:value-type="float">
            <office:annotation draw:style-name="gr108" draw:text-style-name="P10" svg:width="28.99mm" svg:height="33.61mm" svg:x="173.37mm" svg:y="379.45mm" draw:caption-point-x="-6.1mm" draw:caption-point-y="15.1mm">
              <dc:date>2021-04-23T00:00:00</dc:date>
              <text:p text:style-name="P9"><text:span text:style-name="T5">They seem to </text:span><text:span text:style-name="T5">really understand </text:span><text:span text:style-name="T5">what they are </text:span><text:span text:style-name="T5">saying but they </text:span><text:span text:style-name="T5">make the </text:span><text:span text:style-name="T5">mistake of </text:span><text:span text:style-name="T5">switching the </text:span><text:span text:style-name="T5">models</text:span></text:p>
            </office:annotation>
            <text:p>1</text:p>
          </table:table-cell>
          <table:table-cell table:style-name="ce35" office:value-type="float" office:value="1" calcext:value-type="float">
            <text:p>1</text:p>
          </table:table-cell>
          <table:table-cell table:number-columns-repeated="3" table:style-name="ce35" office:value-type="float" office:value="2" calcext:value-type="float">
            <text:p>2</text:p>
          </table:table-cell>
          <table:table-cell table:style-name="ce35" office:value-type="float" office:value="1" calcext:value-type="float">
            <text:p>1</text:p>
          </table:table-cell>
          <table:table-cell table:number-columns-repeated="5" table:style-name="ce35" office:value-type="float" office:value="2" calcext:value-type="float">
            <text:p>2</text:p>
          </table:table-cell>
          <table:table-cell table:style-name="ce35" office:value-type="float" office:value="1" calcext:value-type="float">
            <text:p>1</text:p>
          </table:table-cell>
          <table:table-cell table:number-columns-repeated="2" table:style-name="ce35" office:value-type="float" office:value="2" calcext:value-type="float">
            <text:p>2</text:p>
          </table:table-cell>
          <table:table-cell table:style-name="ce35" office:value-type="float" office:value="1" calcext:value-type="float">
            <text:p>1</text:p>
          </table:table-cell>
          <table:table-cell table:number-columns-repeated="2" table:style-name="ce35" office:value-type="float" office:value="2" calcext:value-type="float">
            <text:p>2</text:p>
          </table:table-cell>
          <table:table-cell table:style-name="ce35" office:value-type="float" office:value="1" calcext:value-type="float">
            <text:p>1</text:p>
          </table:table-cell>
          <table:table-cell table:style-name="ce54" office:value-type="float" office:value="0" calcext:value-type="float">
            <text:p>0</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 calcext:value-type="float">
            <office:annotation draw:style-name="gr109" draw:text-style-name="P10" svg:width="28.99mm" svg:height="53.36mm" svg:x="420.31mm" svg:y="379.45mm" draw:caption-point-x="-6.1mm" draw:caption-point-y="15.1mm">
              <dc:date>2021-04-23T00:00:00</dc:date>
              <text:p text:style-name="P9"><text:span text:style-name="T5">Controller 2 is an </text:span><text:span text:style-name="T5">open loop </text:span><text:span text:style-name="T5">feedback </text:span><text:span text:style-name="T5">controller. We </text:span><text:span text:style-name="T5">can say this </text:span><text:span text:style-name="T5">based on the fact </text:span><text:span text:style-name="T5">that the model of</text:span></text:p>
              <text:p text:style-name="P9"><text:span text:style-name="T5">controller 2 the </text:span><text:span text:style-name="T5">desired positions </text:span><text:span text:style-name="T5">of joints as the </text:span><text:span text:style-name="T5">input to the feed </text:span><text:span text:style-name="T5">forward gain.</text:span></text:p>
            </office:annotation>
            <text:p>1</text:p>
          </table:table-cell>
          <table:table-cell table:number-columns-repeated="3" table:style-name="ce54"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0" calcext:value-type="float">
            <text:p>0</text:p>
          </table:table-cell>
          <table:table-cell table:style-name="ce35" office:value-type="float" office:value="0" calcext:value-type="float">
            <text:p>0</text:p>
          </table:table-cell>
          <table:table-cell table:number-columns-repeated="2" table:style-name="ce35" office:value-type="float" office:value="2" calcext:value-type="float">
            <text:p>2</text:p>
          </table:table-cell>
          <table:table-cell table:style-name="ce35" office:value-type="float" office:value="1" calcext:value-type="float">
            <text:p>1</text:p>
          </table:table-cell>
          <table:table-cell table:number-columns-repeated="3" table:style-name="ce35" office:value-type="float" office:value="2" calcext:value-type="float">
            <text:p>2</text:p>
          </table:table-cell>
          <table:table-cell table:style-name="ce35" office:value-type="float" office:value="1.5" calcext:value-type="float">
            <text:p>1.5</text:p>
          </table:table-cell>
          <table:table-cell table:style-name="ce35" office:value-type="float" office:value="0" calcext:value-type="float">
            <text:p>0</text:p>
          </table:table-cell>
          <table:table-cell table:style-name="ce35" office:value-type="float" office:value="1.5" calcext:value-type="float">
            <text:p>1.5</text:p>
          </table:table-cell>
          <table:table-cell table:number-columns-repeated="3" table:style-name="ce35" office:value-type="float" office:value="2" calcext:value-type="float">
            <text:p>2</text:p>
          </table:table-cell>
          <table:table-cell table:number-columns-repeated="940"/>
        </table:table-row>
        <table:table-row table:style-name="ro12">
          <table:covered-table-cell/>
          <table:table-cell table:style-name="ce18" office:value-type="string" calcext:value-type="string">
            <text:p>(c.2) State what (what happens?) is observed when c-1 is used in open-loop.<text:span text:style-name="T12"> Switch off </text:span>the feedback (PD) in both controllers. </text:p>
          </table:table-cell>
          <table:table-cell table:style-name="ce18" office:value-type="string" calcext:value-type="string">
            <text:p><text:span text:style-name="T38">Setting Kp and Kd to 0</text:span><text:span text:style-name="T39"> results in purely </text:span><text:span text:style-name="T40">open-loop</text:span><text:span text:style-name="T41"> control. controller_</text:span><text:span text:style-name="T42">1</text:span><text:span text:style-name="T41"> then is </text:span><text:span text:style-name="T43">still stable</text:span><text:span text:style-name="T41">, the error is accumulating over time.</text:span></text:p>
          </table:table-cell>
          <table:table-cell table:style-name="ce25" office:value-type="float" office:value="2" calcext:value-type="float">
            <text:p>2</text:p>
          </table:table-cell>
          <table:table-cell table:number-columns-repeated="5" table:style-name="ce35" office:value-type="float" office:value="2" calcext:value-type="float">
            <text:p>2</text:p>
          </table:table-cell>
          <table:table-cell table:style-name="ce35" office:value-type="float" office:value="2" calcext:value-type="float">
            <office:annotation draw:style-name="gr100" draw:text-style-name="P10" svg:width="28.99mm" svg:height="37.56mm" svg:x="173.37mm" svg:y="387.66mm" draw:caption-point-x="-6.1mm" draw:caption-point-y="15.1mm">
              <dc:date>2021-04-22T00:00:00</dc:date>
              <text:p text:style-name="P9"><text:span text:style-name="T5">After switching </text:span><text:span text:style-name="T5">off the PD </text:span><text:span text:style-name="T5">controller, the </text:span><text:span text:style-name="T5">accuracy of </text:span><text:span text:style-name="T5">controller 1 </text:span><text:span text:style-name="T5">decreases. And </text:span><text:span text:style-name="T5">controller 2</text:span></text:p>
              <text:p text:style-name="P9"><text:span text:style-name="T5">entirely lose </text:span><text:span text:style-name="T5">control. </text:span></text:p>
            </office:annotation>
            <text:p>2</text:p>
          </table:table-cell>
          <table:table-cell table:number-columns-repeated="2" table:style-name="ce35" office:value-type="float" office:value="2" calcext:value-type="float">
            <text:p>2</text:p>
          </table:table-cell>
          <table:table-cell table:style-name="ce139" office:value-type="float" office:value="2" calcext:value-type="float">
            <office:annotation draw:style-name="gr105" draw:text-style-name="P10" svg:width="28.99mm" svg:height="9.91mm" svg:x="173.37mm" svg:y="387.66mm" draw:caption-point-x="-6.1mm" draw:caption-point-y="15.1mm">
              <dc:date>2021-04-22T00:00:00</dc:date>
              <text:p text:style-name="P9"><text:span text:style-name="T5">Nice explanation!</text:span></text:p>
            </office:annotation>
            <text:p>2</text:p>
          </table:table-cell>
          <table:table-cell table:number-columns-repeated="5"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office:annotation draw:style-name="gr110" draw:text-style-name="P10" svg:width="28.99mm" svg:height="45.46mm" svg:x="173.37mm" svg:y="387.66mm" draw:caption-point-x="-6.1mm" draw:caption-point-y="15.1mm">
              <dc:date>2021-04-22T00:00:00</dc:date>
              <text:p text:style-name="P9"><text:span text:style-name="T5">“</text:span><text:span text:style-name="T5">The RMSE </text:span><text:span text:style-name="T5">becomes smaller </text:span><text:span text:style-name="T5">and the </text:span><text:span text:style-name="T5">trajectories are </text:span><text:span text:style-name="T5">more coincident.” </text:span><text:span text:style-name="T5">Very strange </text:span><text:span text:style-name="T5">plots, I think they </text:span><text:span text:style-name="T5">didnt run the </text:span><text:span text:style-name="T5">code propoerly</text:span></text:p>
              <text:p text:style-name="P9"><text:span text:style-name="T5"/></text:p>
            </office:annotation>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5" office:value-type="float" office:value="2" calcext:value-type="float">
            <text:p>2</text:p>
          </table:table-cell>
          <table:table-cell table:style-name="ce35" office:value-type="float" office:value="0" calcext:value-type="float">
            <office:annotation draw:style-name="gr105" draw:text-style-name="P10" svg:width="28.99mm" svg:height="9.91mm" svg:x="208.65mm" svg:y="387.66mm" draw:caption-point-x="-6.1mm" draw:caption-point-y="15.1mm">
              <dc:date>2021-04-23T00:00:00</dc:date>
              <text:p text:style-name="P9"><text:span text:style-name="T5">Thiis person </text:span><text:span text:style-name="T5">uses controller 0</text:span></text:p>
            </office:annotation>
            <text:p>0</text:p>
          </table:table-cell>
          <table:table-cell table:number-columns-repeated="8" table:style-name="ce35" office:value-type="float" office:value="2" calcext:value-type="float">
            <text:p>2</text:p>
          </table:table-cell>
          <table:table-cell table:style-name="ce54" office:value-type="float" office:value="0" calcext:value-type="float">
            <text:p>0</text:p>
          </table:table-cell>
          <table:table-cell table:number-columns-repeated="3" table:style-name="ce35"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2" calcext:value-type="float">
            <text:p>2</text:p>
          </table:table-cell>
          <table:table-cell table:number-columns-repeated="8" table:style-name="ce35" office:value-type="float" office:value="2" calcext:value-type="float">
            <text:p>2</text:p>
          </table:table-cell>
          <table:table-cell table:style-name="ce35" office:value-type="float" office:value="0" calcext:value-type="float">
            <text:p>0</text:p>
          </table:table-cell>
          <table:table-cell table:number-columns-repeated="4" table:style-name="ce35" office:value-type="float" office:value="2" calcext:value-type="float">
            <text:p>2</text:p>
          </table:table-cell>
          <table:table-cell table:number-columns-repeated="940"/>
        </table:table-row>
        <table:table-row table:style-name="ro13">
          <table:covered-table-cell/>
          <table:table-cell table:style-name="ce12" office:value-type="string" calcext:value-type="string">
            <text:p>(c.2) State what is observed when c-2 is used in open-loop</text:p>
          </table:table-cell>
          <table:table-cell table:style-name="ce18" office:value-type="string" calcext:value-type="string">
            <text:p><text:span text:style-name="T44">Setting Kp and Kd to 0 results in </text:span><text:span text:style-name="T45">purely open-loop</text:span><text:span text:style-name="T46"> control. controller_</text:span><text:span text:style-name="T47">2</text:span><text:span text:style-name="T48"> very </text:span><text:span text:style-name="T49">quickly</text:span><text:span text:style-name="T50"> becomes </text:span><text:span text:style-name="T47">totally unstable.</text:span><text:span text:style-name="T50"> </text:span></text:p>
          </table:table-cell>
          <table:table-cell table:style-name="ce25" office:value-type="float" office:value="2" calcext:value-type="float">
            <text:p>2</text:p>
          </table:table-cell>
          <table:table-cell table:number-columns-repeated="8" table:style-name="ce35" office:value-type="float" office:value="2" calcext:value-type="float">
            <text:p>2</text:p>
          </table:table-cell>
          <table:table-cell table:number-columns-repeated="6"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5" office:value-type="float" office:value="2" calcext:value-type="float">
            <text:p>2</text:p>
          </table:table-cell>
          <table:table-cell table:style-name="ce35" office:value-type="float" office:value="0" calcext:value-type="float">
            <text:p>0</text:p>
          </table:table-cell>
          <table:table-cell table:number-columns-repeated="8" table:style-name="ce35" office:value-type="float" office:value="2" calcext:value-type="float">
            <text:p>2</text:p>
          </table:table-cell>
          <table:table-cell table:style-name="ce54" office:value-type="float" office:value="0" calcext:value-type="float">
            <text:p>0</text:p>
          </table:table-cell>
          <table:table-cell table:style-name="ce35" office:value-type="float" office:value="1.5" calcext:value-type="float">
            <office:annotation draw:style-name="gr94" draw:text-style-name="P10" svg:width="28.99mm" svg:height="5.96mm" svg:x="385.04mm" svg:y="400.02mm" draw:caption-point-x="-6.1mm" draw:caption-point-y="15.1mm">
              <dc:date>2021-04-23T00:00:00</dc:date>
              <text:p text:style-name="P9"><text:span text:style-name="T5">Strange plot</text:span></text:p>
            </office:annotation>
            <text:p>1.5</text:p>
          </table:table-cell>
          <table:table-cell table:number-columns-repeated="2" table:style-name="ce35"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2" calcext:value-type="float">
            <text:p>2</text:p>
          </table:table-cell>
          <table:table-cell table:number-columns-repeated="8" table:style-name="ce35" office:value-type="float" office:value="2" calcext:value-type="float">
            <text:p>2</text:p>
          </table:table-cell>
          <table:table-cell table:style-name="ce35" office:value-type="float" office:value="0" calcext:value-type="float">
            <text:p>0</text:p>
          </table:table-cell>
          <table:table-cell table:number-columns-repeated="4" table:style-name="ce35" office:value-type="float" office:value="2" calcext:value-type="float">
            <text:p>2</text:p>
          </table:table-cell>
          <table:table-cell table:number-columns-repeated="940"/>
        </table:table-row>
        <table:table-row table:style-name="ro12">
          <table:covered-table-cell/>
          <table:table-cell table:style-name="ce12" office:value-type="string" calcext:value-type="string">
            <text:p>(c.3) State what happens when c-1 is used with the desired initial position</text:p>
          </table:table-cell>
          <table:table-cell table:style-name="ce18" office:value-type="string" calcext:value-type="string">
            <text:p><text:span text:style-name="T44">If we set the initial position to the desired initial position, the </text:span><text:span text:style-name="T45">error</text:span><text:span text:style-name="T46"> in controller_</text:span><text:span text:style-name="T47">1</text:span><text:span text:style-name="T48"> </text:span><text:span text:style-name="T49">reduces quite</text:span><text:span text:style-name="T50"> a bit (but </text:span><text:span text:style-name="T47">still keeps accumulating</text:span><text:span text:style-name="T50"> over time)</text:span></text:p>
          </table:table-cell>
          <table:table-cell table:style-name="ce25" office:value-type="float" office:value="2" calcext:value-type="float">
            <text:p>2</text:p>
          </table:table-cell>
          <table:table-cell table:number-columns-repeated="8" table:style-name="ce35" office:value-type="float" office:value="2" calcext:value-type="float">
            <text:p>2</text:p>
          </table:table-cell>
          <table:table-cell table:number-columns-repeated="6"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office:annotation draw:style-name="gr96" draw:text-style-name="P10" svg:width="28.99mm" svg:height="21.76mm" svg:x="173.37mm" svg:y="412.33mm" draw:caption-point-x="-6.1mm" draw:caption-point-y="15.1mm">
              <dc:date>2021-04-22T00:00:00</dc:date>
              <text:p text:style-name="P9"><text:span text:style-name="T5">Same as </text:span><text:span text:style-name="T5">previoucomment, </text:span><text:span text:style-name="T5">they obtain </text:span><text:span text:style-name="T5">always the same </text:span><text:span text:style-name="T5">results</text:span></text:p>
            </office:annotation>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style-name="ce49" office:value-type="float" office:value="0" calcext:value-type="float">
            <office:annotation draw:style-name="gr94" draw:text-style-name="P10" svg:width="28.99mm" svg:height="5.96mm" svg:x="173.37mm" svg:y="412.33mm" draw:caption-point-x="-6.1mm" draw:caption-point-y="15.1mm">
              <dc:date>2021-04-22T00:00:00</dc:date>
              <text:p text:style-name="P9"><text:span text:style-name="T5">Not answered</text:span></text:p>
            </office:annotation>
            <text:p>0</text:p>
          </table:table-cell>
          <table:table-cell table:style-name="ce139" office:value-type="float" office:value="2" calcext:value-type="float">
            <text:p>2</text:p>
          </table:table-cell>
          <table:table-cell table:number-columns-repeated="11"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173.37mm" svg:y="412.33mm" draw:caption-point-x="-6.1mm" draw:caption-point-y="15.1mm">
              <dc:date>2021-04-23T00:00:00</dc:date>
              <text:p text:style-name="P9"><text:span text:style-name="T5">Not answered</text:span></text:p>
            </office:annotation>
            <text:p>0</text:p>
          </table:table-cell>
          <table:table-cell table:number-columns-repeated="11"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243.93mm" svg:y="412.33mm" draw:caption-point-x="-6.1mm" draw:caption-point-y="15.1mm">
              <dc:date>2021-04-23T00:00:00</dc:date>
              <text:p text:style-name="P9"><text:span text:style-name="T5">Not answered</text:span></text:p>
            </office:annotation>
            <text:p>0</text:p>
          </table:table-cell>
          <table:table-cell table:number-columns-repeated="6" table:style-name="ce35" office:value-type="float" office:value="2" calcext:value-type="float">
            <text:p>2</text:p>
          </table:table-cell>
          <table:table-cell table:style-name="ce54" office:value-type="float" office:value="0" calcext:value-type="float">
            <text:p>0</text:p>
          </table:table-cell>
          <table:table-cell table:number-columns-repeated="3" table:style-name="ce35"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1" calcext:value-type="float">
            <text:p>1</text:p>
          </table:table-cell>
          <table:table-cell table:number-columns-repeated="8" table:style-name="ce35" office:value-type="float" office:value="2" calcext:value-type="float">
            <text:p>2</text:p>
          </table:table-cell>
          <table:table-cell table:style-name="ce35" office:value-type="float" office:value="0" calcext:value-type="float">
            <text:p>0</text:p>
          </table:table-cell>
          <table:table-cell table:number-columns-repeated="4" table:style-name="ce35" office:value-type="float" office:value="2" calcext:value-type="float">
            <text:p>2</text:p>
          </table:table-cell>
          <table:table-cell table:number-columns-repeated="940"/>
        </table:table-row>
        <table:table-row table:style-name="ro14">
          <table:covered-table-cell/>
          <table:table-cell table:style-name="ce12" office:value-type="string" calcext:value-type="string">
            <text:p>(c.3) State what happens when c-2 is used with the desired initial position</text:p>
          </table:table-cell>
          <table:table-cell table:style-name="ce18" office:value-type="string" calcext:value-type="string">
            <text:p><text:span text:style-name="T34">controller_</text:span><text:span text:style-name="T35">2</text:span><text:span text:style-name="T51"> takes a little bit </text:span><text:span text:style-name="T37">longer to</text:span><text:span text:style-name="T36"> become totally </text:span><text:span text:style-name="T37">unstable</text:span></text:p>
          </table:table-cell>
          <table:table-cell table:style-name="ce25" office:value-type="float" office:value="2" calcext:value-type="float">
            <text:p>2</text:p>
          </table:table-cell>
          <table:table-cell table:number-columns-repeated="8" table:style-name="ce35" office:value-type="float" office:value="2" calcext:value-type="float">
            <text:p>2</text:p>
          </table:table-cell>
          <table:table-cell table:number-columns-repeated="6"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style-name="ce49" office:value-type="float" office:value="0" calcext:value-type="float">
            <office:annotation draw:style-name="gr94" draw:text-style-name="P10" svg:width="28.99mm" svg:height="5.96mm" svg:x="173.37mm" svg:y="424.7mm" draw:caption-point-x="-6.1mm" draw:caption-point-y="15.1mm">
              <dc:date>2021-04-22T00:00:00</dc:date>
              <text:p text:style-name="P9"><text:span text:style-name="T5">Not answered</text:span></text:p>
            </office:annotation>
            <text:p>0</text:p>
          </table:table-cell>
          <table:table-cell table:style-name="ce49" office:value-type="float" office:value="2" calcext:value-type="float">
            <text:p>2</text:p>
          </table:table-cell>
          <table:table-cell table:number-columns-repeated="11" table:style-name="ce35" office:value-type="float" office:value="2" calcext:value-type="float">
            <text:p>2</text:p>
          </table:table-cell>
          <table:table-cell table:style-name="ce35" office:value-type="float" office:value="0" calcext:value-type="float">
            <text:p>0</text:p>
          </table:table-cell>
          <table:table-cell table:number-columns-repeated="11"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0" calcext:value-type="float">
            <office:annotation draw:style-name="gr94" draw:text-style-name="P10" svg:width="28.99mm" svg:height="5.96mm" svg:x="226.29mm" svg:y="424.7mm" draw:caption-point-x="-6.1mm" draw:caption-point-y="15.1mm">
              <dc:date>2021-04-23T00:00:00</dc:date>
              <text:p text:style-name="P9"><text:span text:style-name="T5">Not answered</text:span></text:p>
            </office:annotation>
            <text:p>0</text:p>
          </table:table-cell>
          <table:table-cell table:style-name="ce35" office:value-type="float" office:value="0" calcext:value-type="float">
            <text:p>0</text:p>
          </table:table-cell>
          <table:table-cell table:number-columns-repeated="6" table:style-name="ce35" office:value-type="float" office:value="2" calcext:value-type="float">
            <text:p>2</text:p>
          </table:table-cell>
          <table:table-cell table:style-name="ce54" office:value-type="float" office:value="0" calcext:value-type="float">
            <text:p>0</text:p>
          </table:table-cell>
          <table:table-cell table:number-columns-repeated="3" table:style-name="ce35"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1" calcext:value-type="float">
            <text:p>1</text:p>
          </table:table-cell>
          <table:table-cell table:number-columns-repeated="8" table:style-name="ce35" office:value-type="float" office:value="2" calcext:value-type="float">
            <text:p>2</text:p>
          </table:table-cell>
          <table:table-cell table:style-name="ce35" office:value-type="float" office:value="0" calcext:value-type="float">
            <text:p>0</text:p>
          </table:table-cell>
          <table:table-cell table:number-columns-repeated="4" table:style-name="ce35" office:value-type="float" office:value="2" calcext:value-type="float">
            <text:p>2</text:p>
          </table:table-cell>
          <table:table-cell table:number-columns-repeated="940"/>
        </table:table-row>
        <table:table-row table:style-name="ro15">
          <table:covered-table-cell/>
          <table:table-cell table:style-name="ce12" office:value-type="string" calcext:value-type="string">
            <text:p>(c.4) Discuss the correspondence of c-1 to its theoretical counterpart</text:p>
          </table:table-cell>
          <table:table-cell table:style-name="ce18" office:value-type="string" calcext:value-type="string">
            <text:p><text:span text:style-name="T34">According to the lectures the </text:span><text:span text:style-name="T52">open-loop feedback</text:span><text:span text:style-name="T36"> should be </text:span><text:span text:style-name="T37">more unstable</text:span><text:span text:style-name="T36">, here it is the other way around. I'd treat it as follow through mistake, i.e., only punish them once per mistake. </text:span><text:span text:style-name="T53">If this answer is consistent with what they wrote in c-1 and the observed behavior they get full points.</text:span></text:p>
          </table:table-cell>
          <table:table-cell table:style-name="ce25" office:value-type="float" office:value="2" calcext:value-type="float">
            <text:p>2</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2"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173.37mm" svg:y="433.11mm" draw:caption-point-x="-6.1mm" draw:caption-point-y="15.1mm">
              <dc:date>2021-04-22T00:00:00</dc:date>
              <text:p text:style-name="P9"><text:span text:style-name="T5">Not answered</text:span></text:p>
            </office:annotation>
            <text:p>0</text:p>
          </table:table-cell>
          <table:table-cell table:style-name="ce35" office:value-type="float" office:value="2" calcext:value-type="float">
            <text:p>2</text:p>
          </table:table-cell>
          <table:table-cell table:style-name="ce35" office:value-type="float" office:value="1.5" calcext:value-type="float">
            <office:annotation draw:style-name="gr97" draw:text-style-name="P10" svg:width="28.99mm" svg:height="57.31mm" svg:x="173.37mm" svg:y="433.11mm" draw:caption-point-x="-6.1mm" draw:caption-point-y="15.1mm">
              <dc:date>2021-04-22T00:00:00</dc:date>
              <text:p text:style-name="P9"><text:span text:style-name="T5">“</text:span><text:span text:style-name="T5">The effects of </text:span><text:span text:style-name="T5">switching off the </text:span><text:span text:style-name="T5">feedback (PD) </text:span><text:span text:style-name="T5">and setting the </text:span><text:span text:style-name="T5">desired initial po-</text:span></text:p>
              <text:p text:style-name="P9"><text:span text:style-name="T5">sition </text:span><text:span text:style-name="T5">corresponds to </text:span><text:span text:style-name="T5">the properties of </text:span><text:span text:style-name="T5">the controllers </text:span><text:span text:style-name="T5">discussed in the </text:span><text:span text:style-name="T5">lecture. “ It </text:span><text:span text:style-name="T5">should have been </text:span><text:span text:style-name="T5">better discussed</text:span></text:p>
            </office:annotation>
            <text:p>1.5</text:p>
          </table:table-cell>
          <table:table-cell table:style-name="ce35" office:value-type="float" office:value="0" calcext:value-type="float">
            <office:annotation draw:style-name="gr94" draw:text-style-name="P10" svg:width="28.99mm" svg:height="5.96mm" svg:x="173.37mm" svg:y="433.11mm" draw:caption-point-x="-6.1mm" draw:caption-point-y="15.1mm">
              <dc:date>2021-04-22T00:00:00</dc:date>
              <text:p text:style-name="P9"><text:span text:style-name="T5">Not answered</text:span></text:p>
            </office:annotation>
            <text:p>0</text:p>
          </table:table-cell>
          <table:table-cell table:style-name="ce49" office:value-type="float" office:value="0" calcext:value-type="float">
            <office:annotation draw:style-name="gr94" draw:text-style-name="P10" svg:width="28.99mm" svg:height="5.96mm" svg:x="173.37mm" svg:y="433.11mm" draw:caption-point-x="-6.1mm" draw:caption-point-y="15.1mm">
              <dc:date>2021-04-22T00:00:00</dc:date>
              <text:p text:style-name="P9"><text:span text:style-name="T5">Not answered</text:span></text:p>
            </office:annotation>
            <text:p>0</text:p>
          </table:table-cell>
          <table:table-cell table:style-name="ce49" office:value-type="float" office:value="0" calcext:value-type="float">
            <office:annotation draw:style-name="gr94" draw:text-style-name="P10" svg:width="28.99mm" svg:height="5.96mm" svg:x="173.37mm" svg:y="433.11mm" draw:caption-point-x="-6.1mm" draw:caption-point-y="15.1mm">
              <dc:date>2021-04-22T00:00:00</dc:date>
              <text:p text:style-name="P9"><text:span text:style-name="T5">Not answered</text:span></text:p>
            </office:annotation>
            <text:p>0</text:p>
          </table:table-cell>
          <table:table-cell table:style-name="ce49" office:value-type="float" office:value="2" calcext:value-type="float">
            <text:p>2</text:p>
          </table:table-cell>
          <table:table-cell table:style-name="ce49" office:value-type="float" office:value="0" calcext:value-type="float">
            <office:annotation draw:style-name="gr94" draw:text-style-name="P10" svg:width="28.99mm" svg:height="5.96mm" svg:x="173.37mm" svg:y="433.11mm" draw:caption-point-x="-6.1mm" draw:caption-point-y="15.1mm">
              <dc:date>2021-04-22T00:00:00</dc:date>
              <text:p text:style-name="P9"><text:span text:style-name="T5">Not answered</text:span></text:p>
            </office:annotation>
            <text:p>0</text:p>
          </table:table-cell>
          <table:table-cell table:style-name="ce49" office:value-type="float" office:value="2" calcext:value-type="float">
            <text:p>2</text:p>
          </table:table-cell>
          <table:table-cell table:style-name="ce49" office:value-type="float" office:value="0" calcext:value-type="float">
            <text:p>0</text:p>
          </table:table-cell>
          <table:table-cell table:style-name="ce58" office:value-type="float" office:value="0" calcext:value-type="float">
            <text:p>0</text:p>
          </table:table-cell>
          <table:table-cell table:style-name="ce49" office:value-type="float" office:value="0" calcext:value-type="float">
            <office:annotation draw:style-name="gr94" draw:text-style-name="P10" svg:width="28.99mm" svg:height="5.96mm" svg:x="173.37mm" svg:y="433.11mm" draw:caption-point-x="-6.1mm" draw:caption-point-y="15.1mm">
              <dc:date>2021-04-22T00:00:00</dc:date>
              <text:p text:style-name="P9"><text:span text:style-name="T5">Not answered</text:span></text:p>
            </office:annotation>
            <text:p>0</text:p>
          </table:table-cell>
          <table:table-cell table:style-name="ce58" office:value-type="float" office:value="0" calcext:value-type="float">
            <text:p>0</text:p>
          </table:table-cell>
          <table:table-cell table:style-name="ce35" office:value-type="float" office:value="0" calcext:value-type="float">
            <office:annotation draw:style-name="gr94" draw:text-style-name="P10" svg:width="28.99mm" svg:height="5.96mm" svg:x="173.37mm" svg:y="433.11mm" draw:caption-point-x="-6.1mm" draw:caption-point-y="15.1mm">
              <dc:date>2021-04-22T00:00:00</dc:date>
              <text:p text:style-name="P9"><text:span text:style-name="T5">Not answered</text:span></text:p>
            </office:annotation>
            <text:p>0</text:p>
          </table:table-cell>
          <table:table-cell table:style-name="ce49" office:value-type="float" office:value="0" calcext:value-type="float">
            <office:annotation draw:style-name="gr95" draw:text-style-name="P10" svg:width="28.99mm" svg:height="13.86mm" svg:x="173.37mm" svg:y="433.11mm" draw:caption-point-x="-6.1mm" draw:caption-point-y="15.1mm">
              <dc:date>2021-04-22T00:00:00</dc:date>
              <text:p text:style-name="P9"><text:span text:style-name="T5">They didnt </text:span><text:span text:style-name="T5">discussed </text:span><text:span text:style-name="T5">anything at all</text:span></text:p>
            </office:annotation>
            <text:p>0</text:p>
          </table:table-cell>
          <table:table-cell table:style-name="ce49" office:value-type="float" office:value="2" calcext:value-type="float">
            <text:p>2</text:p>
          </table:table-cell>
          <table:table-cell table:style-name="ce60" office:value-type="float" office:value="2" calcext:value-type="float">
            <office:annotation draw:style-name="gr111" draw:text-style-name="P10" svg:width="28.99mm" svg:height="65.21mm" svg:x="173.37mm" svg:y="433.11mm" draw:caption-point-x="-6.1mm" draw:caption-point-y="15.1mm">
              <dc:date>2021-04-22T00:00:00</dc:date>
              <text:p text:style-name="P9"><text:span text:style-name="T5">These </text:span><text:span text:style-name="T5">observations</text:span></text:p>
              <text:p text:style-name="P9"><text:span text:style-name="T5">however seem to </text:span><text:span text:style-name="T5">contradict the </text:span><text:span text:style-name="T5">lectures, in that </text:span><text:span text:style-name="T5">the feedforward </text:span><text:span text:style-name="T5">controller is </text:span><text:span text:style-name="T5">observed to be </text:span><text:span text:style-name="T5">unstable while </text:span><text:span text:style-name="T5">the</text:span></text:p>
              <text:p text:style-name="P9"><text:span text:style-name="T5">feedback </text:span><text:span text:style-name="T5">controller is </text:span><text:span text:style-name="T5">stable, when </text:span><text:span text:style-name="T5">actually the </text:span><text:span text:style-name="T5">opposite should </text:span><text:span text:style-name="T5">be true</text:span></text:p>
            </office:annotation>
            <text:p>2</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173.37mm" svg:y="433.11mm" draw:caption-point-x="-6.1mm" draw:caption-point-y="15.1mm">
              <dc:date>2021-04-22T00:00:00</dc:date>
              <text:p text:style-name="P9"><text:span text:style-name="T5">Not answered</text:span></text:p>
            </office:annotation>
            <text:p>0</text:p>
          </table:table-cell>
          <table:table-cell table:style-name="ce49" office:value-type="float" office:value="0" calcext:value-type="float">
            <text:p>0</text:p>
          </table:table-cell>
          <table:table-cell table:style-name="ce49" office:value-type="float" office:value="2" calcext:value-type="float">
            <text:p>2</text:p>
          </table:table-cell>
          <table:table-cell table:style-name="ce35" office:value-type="float" office:value="0" calcext:value-type="float">
            <office:annotation draw:style-name="gr94" draw:text-style-name="P10" svg:width="28.99mm" svg:height="5.96mm" svg:x="173.37mm" svg:y="433.11mm" draw:caption-point-x="-6.1mm" draw:caption-point-y="15.1mm">
              <dc:date>2021-04-22T00:00:00</dc:date>
              <text:p text:style-name="P9"><text:span text:style-name="T5">Not answered</text:span></text:p>
            </office:annotation>
            <text:p>0</text:p>
          </table:table-cell>
          <table:table-cell table:style-name="ce35" office:value-type="float" office:value="0" calcext:value-type="float">
            <office:annotation draw:style-name="gr94" draw:text-style-name="P10" svg:width="28.99mm" svg:height="5.96mm" svg:x="173.37mm" svg:y="433.11mm" draw:caption-point-x="-6.1mm" draw:caption-point-y="15.1mm">
              <dc:date>2021-04-22T00:00:00</dc:date>
              <text:p text:style-name="P9"><text:span text:style-name="T5">Not answered</text:span></text:p>
            </office:annotation>
            <text:p>0</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173.37mm" svg:y="433.11mm" draw:caption-point-x="-6.1mm" draw:caption-point-y="15.1mm">
              <dc:date>2021-04-22T00:00:00</dc:date>
              <text:p text:style-name="P9"><text:span text:style-name="T5">Not answered</text:span></text:p>
            </office:annotation>
            <text:p>0</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173.37mm" svg:y="433.11mm" draw:caption-point-x="-6.1mm" draw:caption-point-y="15.1mm">
              <dc:date>2021-04-22T00:00:00</dc:date>
              <text:p text:style-name="P9"><text:span text:style-name="T5">Not answered</text:span></text:p>
            </office:annotation>
            <text:p>0</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173.37mm" svg:y="433.11mm" draw:caption-point-x="-6.1mm" draw:caption-point-y="15.1mm">
              <dc:date>2021-04-23T00:00:00</dc:date>
              <text:p text:style-name="P9"><text:span text:style-name="T5">Not answered</text:span></text:p>
            </office:annotation>
            <text:p>0</text:p>
          </table:table-cell>
          <table:table-cell table:number-columns-repeated="3"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173.37mm" svg:y="433.11mm" draw:caption-point-x="-6.1mm" draw:caption-point-y="15.1mm">
              <dc:date>2021-04-23T00:00:00</dc:date>
              <text:p text:style-name="P9"><text:span text:style-name="T5">Not answered</text:span></text:p>
            </office:annotation>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3"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173.37mm" svg:y="433.11mm" draw:caption-point-x="-6.1mm" draw:caption-point-y="15.1mm">
              <dc:date>2021-04-23T00:00:00</dc:date>
              <text:p text:style-name="P9"><text:span text:style-name="T5">Not answered</text:span></text:p>
            </office:annotation>
            <text:p>0</text:p>
          </table:table-cell>
          <table:table-cell table:number-columns-repeated="3" table:style-name="ce35" office:value-type="float" office:value="2" calcext:value-type="float">
            <text:p>2</text:p>
          </table:table-cell>
          <table:table-cell table:style-name="ce60" office:value-type="float" office:value="2" calcext:value-type="float">
            <text:p>2</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0" calcext:value-type="float">
            <office:annotation draw:style-name="gr94" draw:text-style-name="P10" svg:width="28.99mm" svg:height="5.96mm" svg:x="226.29mm" svg:y="433.11mm" draw:caption-point-x="-6.1mm" draw:caption-point-y="15.1mm">
              <dc:date>2021-04-23T00:00:00</dc:date>
              <text:p text:style-name="P9"><text:span text:style-name="T5">Not answered</text:span></text:p>
            </office:annotation>
            <text:p>0</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60" office:value-type="float" office:value="2" calcext:value-type="float">
            <text:p>2</text:p>
          </table:table-cell>
          <table:table-cell table:style-name="ce35" office:value-type="float" office:value="0" calcext:value-type="float">
            <office:annotation draw:style-name="gr94" draw:text-style-name="P10" svg:width="28.99mm" svg:height="5.96mm" svg:x="296.84mm" svg:y="433.11mm" draw:caption-point-x="-6.1mm" draw:caption-point-y="15.1mm">
              <dc:date>2021-04-23T00:00:00</dc:date>
              <text:p text:style-name="P9"><text:span text:style-name="T5">Not answered</text:span></text:p>
            </office:annotation>
            <text:p>0</text:p>
          </table:table-cell>
          <table:table-cell table:style-name="ce35" office:value-type="float" office:value="0" calcext:value-type="float">
            <office:annotation draw:style-name="gr94" draw:text-style-name="P10" svg:width="28.99mm" svg:height="5.96mm" svg:x="314.48mm" svg:y="433.11mm" draw:caption-point-x="-6.1mm" draw:caption-point-y="15.1mm">
              <dc:date>2021-04-23T00:00:00</dc:date>
              <text:p text:style-name="P9"><text:span text:style-name="T5">Not answered</text:span></text:p>
            </office:annotation>
            <text:p>0</text:p>
          </table:table-cell>
          <table:table-cell table:number-columns-repeated="2" table:style-name="ce35" office:value-type="float" office:value="2" calcext:value-type="float">
            <text:p>2</text:p>
          </table:table-cell>
          <table:table-cell table:style-name="ce54"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402.68mm" svg:y="433.11mm" draw:caption-point-x="-6.1mm" draw:caption-point-y="15.1mm">
              <dc:date>2021-04-23T00:00:00</dc:date>
              <text:p text:style-name="P9"><text:span text:style-name="T5">Not answered</text:span></text:p>
            </office:annotation>
            <text:p>0</text:p>
          </table:table-cell>
          <table:table-cell table:style-name="ce35" office:value-type="float" office:value="0" calcext:value-type="float">
            <office:annotation draw:style-name="gr94" draw:text-style-name="P10" svg:width="28.99mm" svg:height="5.96mm" svg:x="420.31mm" svg:y="433.11mm" draw:caption-point-x="-6.1mm" draw:caption-point-y="15.1mm">
              <dc:date>2021-04-23T00:00:00</dc:date>
              <text:p text:style-name="P9"><text:span text:style-name="T5">Not answered</text:span></text:p>
            </office:annotation>
            <text:p>0</text:p>
          </table:table-cell>
          <table:table-cell table:number-columns-repeated="3" table:style-name="ce54" office:value-type="float" office:value="0" calcext:value-type="float">
            <text:p>0</text:p>
          </table:table-cell>
          <table:table-cell table:style-name="ce35" office:value-type="float" office:value="0" calcext:value-type="float">
            <office:annotation draw:style-name="gr94" draw:text-style-name="P10" svg:width="28.99mm" svg:height="5.96mm" svg:x="490.87mm" svg:y="433.11mm" draw:caption-point-x="-6.1mm" draw:caption-point-y="15.1mm">
              <dc:date>2021-04-23T00:00:00</dc:date>
              <text:p text:style-name="P9"><text:span text:style-name="T5">Not answered</text:span></text:p>
            </office:annotation>
            <text:p>0</text:p>
          </table:table-cell>
          <table:table-cell table:style-name="ce35" office:value-type="float" office:value="2" calcext:value-type="float">
            <text:p>2</text:p>
          </table:table-cell>
          <table:table-cell table:style-name="ce67" office:value-type="float" office:value="0" calcext:value-type="float">
            <text:p>0</text:p>
          </table:table-cell>
          <table:table-cell table:style-name="ce35" office:value-type="float" office:value="0" calcext:value-type="float">
            <office:annotation draw:style-name="gr94" draw:text-style-name="P10" svg:width="28.99mm" svg:height="5.96mm" svg:x="543.79mm" svg:y="433.11mm" draw:caption-point-x="-6.1mm" draw:caption-point-y="15.1mm">
              <dc:date>2021-04-23T00:00:00</dc:date>
              <text:p text:style-name="P9"><text:span text:style-name="T5">Not answered</text:span></text:p>
            </office:annotation>
            <text:p>0</text:p>
          </table:table-cell>
          <table:table-cell table:style-name="ce35" office:value-type="float" office:value="0" calcext:value-type="float">
            <office:annotation draw:style-name="gr94" draw:text-style-name="P10" svg:width="28.99mm" svg:height="5.96mm" svg:x="561.43mm" svg:y="433.11mm" draw:caption-point-x="-6.1mm" draw:caption-point-y="15.1mm">
              <dc:date>2021-04-23T00:00:00</dc:date>
              <text:p text:style-name="P9"><text:span text:style-name="T5">Not answered</text:span></text:p>
            </office:annotation>
            <text:p>0</text:p>
          </table:table-cell>
          <table:table-cell table:style-name="ce35" office:value-type="float" office:value="2" calcext:value-type="float">
            <office:annotation draw:style-name="gr94" draw:text-style-name="P10" svg:width="28.99mm" svg:height="5.96mm" svg:x="579.06mm" svg:y="433.11mm" draw:caption-point-x="-6.1mm" draw:caption-point-y="15.1mm">
              <dc:date>2021-04-23T00:00:00</dc:date>
              <text:p text:style-name="P9"><text:span text:style-name="T5">Not answered</text:span></text:p>
            </office:annotation>
            <text:p>2</text:p>
          </table:table-cell>
          <table:table-cell table:style-name="ce35" office:value-type="float" office:value="0" calcext:value-type="float">
            <office:annotation draw:style-name="gr94" draw:text-style-name="P10" svg:width="28.99mm" svg:height="5.96mm" svg:x="596.7mm" svg:y="433.11mm" draw:caption-point-x="-6.1mm" draw:caption-point-y="15.1mm">
              <dc:date>2021-04-23T00:00:00</dc:date>
              <text:p text:style-name="P9"><text:span text:style-name="T5">Not answered</text:span></text:p>
            </office:annotation>
            <text:p>0</text:p>
          </table:table-cell>
          <table:table-cell table:style-name="ce35" office:value-type="float" office:value="0" calcext:value-type="float">
            <office:annotation draw:style-name="gr94" draw:text-style-name="P10" svg:width="28.99mm" svg:height="5.96mm" svg:x="614.34mm" svg:y="433.11mm" draw:caption-point-x="-6.1mm" draw:caption-point-y="15.1mm">
              <dc:date>2021-04-23T00:00:00</dc:date>
              <text:p text:style-name="P9"><text:span text:style-name="T5">Not answered</text:span></text:p>
            </office:annotation>
            <text:p>0</text:p>
          </table:table-cell>
          <table:table-cell table:number-columns-repeated="3"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0" calcext:value-type="float">
            <office:annotation draw:style-name="gr94" draw:text-style-name="P10" svg:width="28.99mm" svg:height="5.96mm" svg:x="737.81mm" svg:y="433.11mm" draw:caption-point-x="-6.1mm" draw:caption-point-y="15.1mm">
              <dc:date>2021-04-23T00:00:00</dc:date>
              <text:p text:style-name="P9"><text:span text:style-name="T5">Not answered</text:span></text:p>
            </office:annotation>
            <text:p>0</text:p>
          </table:table-cell>
          <table:table-cell table:style-name="ce35" office:value-type="float" office:value="2" calcext:value-type="float">
            <text:p>2</text:p>
          </table:table-cell>
          <table:table-cell table:number-columns-repeated="940"/>
        </table:table-row>
        <table:table-row table:style-name="ro16">
          <table:covered-table-cell/>
          <table:table-cell table:style-name="ce12" office:value-type="string" calcext:value-type="string">
            <text:p>(c.4) Discuss the correspondence of c-2 to its theoretical counterpart</text:p>
          </table:table-cell>
          <table:table-cell table:style-name="ce21" office:value-type="string" calcext:value-type="string">
            <text:p><text:span text:style-name="T54">Open-loop feedforward</text:span><text:span text:style-name="T55"> should be</text:span><text:span text:style-name="T56"> stable</text:span><text:span text:style-name="T36"> if the system is stable, hence the system is apparently </text:span><text:span text:style-name="T37">not stable</text:span><text:span text:style-name="T36">.  Whether open-loop feedback can cope better with disturbances is hard to say as the open-loop feedforward is so unstable.</text:span></text:p>
          </table:table-cell>
          <table:table-cell table:style-name="ce25" office:value-type="float" office:value="2" calcext:value-type="float">
            <text:p>2</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57" office:value-type="string" calcext:value-type="string">
            <text:p><text:s/>commit</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1.5" calcext:value-type="float">
            <text:p>1.5</text:p>
          </table:table-cell>
          <table:table-cell table:style-name="ce35" office:value-type="float" office:value="0" calcext:value-type="float">
            <text:p>0</text:p>
          </table:table-cell>
          <table:table-cell table:number-columns-repeated="2" table:style-name="ce49" office:value-type="float" office:value="0" calcext:value-type="float">
            <text:p>0</text:p>
          </table:table-cell>
          <table:table-cell table:style-name="ce49" office:value-type="float" office:value="2" calcext:value-type="float">
            <text:p>2</text:p>
          </table:table-cell>
          <table:table-cell table:style-name="ce49" office:value-type="float" office:value="0" calcext:value-type="float">
            <text:p>0</text:p>
          </table:table-cell>
          <table:table-cell table:style-name="ce49" office:value-type="float" office:value="2" calcext:value-type="float">
            <text:p>2</text:p>
          </table:table-cell>
          <table:table-cell table:style-name="ce49" office:value-type="float" office:value="0" calcext:value-type="float">
            <office:annotation draw:style-name="gr94" draw:text-style-name="P10" svg:width="28.99mm" svg:height="5.96mm" svg:x="173.37mm" svg:y="457.73mm" draw:caption-point-x="-6.1mm" draw:caption-point-y="15.1mm">
              <dc:date>2021-04-22T00:00:00</dc:date>
              <text:p text:style-name="P9"><text:span text:style-name="T5">Not answered</text:span></text:p>
            </office:annotation>
            <text:p>0</text:p>
          </table:table-cell>
          <table:table-cell table:style-name="ce58" office:value-type="float" office:value="0" calcext:value-type="float">
            <text:p>0</text:p>
          </table:table-cell>
          <table:table-cell table:style-name="ce49" office:value-type="float" office:value="0" calcext:value-type="float">
            <text:p>0</text:p>
          </table:table-cell>
          <table:table-cell table:style-name="ce58" office:value-type="float" office:value="0" calcext:value-type="float">
            <text:p>0</text:p>
          </table:table-cell>
          <table:table-cell table:style-name="ce35" office:value-type="float" office:value="0" calcext:value-type="float">
            <text:p>0</text:p>
          </table:table-cell>
          <table:table-cell table:style-name="ce49" office:value-type="float" office:value="0" calcext:value-type="float">
            <text:p>0</text:p>
          </table:table-cell>
          <table:table-cell table:style-name="ce49" office:value-type="float" office:value="2" calcext:value-type="float">
            <text:p>2</text:p>
          </table:table-cell>
          <table:table-cell table:number-columns-repeated="2" table:style-name="ce35" office:value-type="float" office:value="2" calcext:value-type="float">
            <text:p>2</text:p>
          </table:table-cell>
          <table:table-cell table:style-name="ce35" office:value-type="float" office:value="0" calcext:value-type="float">
            <text:p>0</text:p>
          </table:table-cell>
          <table:table-cell table:style-name="ce49" office:value-type="float" office:value="0" calcext:value-type="float">
            <text:p>0</text:p>
          </table:table-cell>
          <table:table-cell table:style-name="ce49" office:value-type="float" office:value="2" calcext:value-type="float">
            <text:p>2</text:p>
          </table:table-cell>
          <table:table-cell table:number-columns-repeated="2"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3" table:style-name="ce35" office:value-type="float" office:value="2" calcext:value-type="float">
            <text:p>2</text:p>
          </table:table-cell>
          <table:table-cell table:style-name="ce35" office:value-type="float" office:value="0" calcext:value-type="float">
            <text:p>0</text:p>
          </table:table-cell>
          <table:table-cell table:number-columns-repeated="5" table:style-name="ce35" office:value-type="float" office:value="2" calcext:value-type="float">
            <text:p>2</text:p>
          </table:table-cell>
          <table:table-cell table:style-name="ce35" office:value-type="float" office:value="0" calcext:value-type="float">
            <text:p>0</text:p>
          </table:table-cell>
          <table:table-cell table:number-columns-repeated="5"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2" table:style-name="ce35" office:value-type="float" office:value="2" calcext:value-type="float">
            <text:p>2</text:p>
          </table:table-cell>
          <table:table-cell table:number-columns-repeated="2" table:style-name="ce35" office:value-type="float" office:value="0" calcext:value-type="float">
            <text:p>0</text:p>
          </table:table-cell>
          <table:table-cell table:number-columns-repeated="2" table:style-name="ce35" office:value-type="float" office:value="2" calcext:value-type="float">
            <text:p>2</text:p>
          </table:table-cell>
          <table:table-cell table:style-name="ce54" office:value-type="float" office:value="0" calcext:value-type="float">
            <text:p>0</text:p>
          </table:table-cell>
          <table:table-cell table:style-name="ce35" office:value-type="float" office:value="2" calcext:value-type="float">
            <text:p>2</text:p>
          </table:table-cell>
          <table:table-cell table:number-columns-repeated="2" table:style-name="ce35" office:value-type="float" office:value="0" calcext:value-type="float">
            <text:p>0</text:p>
          </table:table-cell>
          <table:table-cell table:number-columns-repeated="3" table:style-name="ce54" office:value-type="float" office:value="0" calcext:value-type="float">
            <text:p>0</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67" office:value-type="float" office:value="0" calcext:value-type="float">
            <text:p>0</text:p>
          </table:table-cell>
          <table:table-cell table:number-columns-repeated="2" table:style-name="ce35" office:value-type="float" office:value="0" calcext:value-type="float">
            <text:p>0</text:p>
          </table:table-cell>
          <table:table-cell table:style-name="ce35" office:value-type="float" office:value="2" calcext:value-type="float">
            <text:p>2</text:p>
          </table:table-cell>
          <table:table-cell table:number-columns-repeated="2" table:style-name="ce35" office:value-type="float" office:value="0" calcext:value-type="float">
            <text:p>0</text:p>
          </table:table-cell>
          <table:table-cell table:style-name="ce35" office:value-type="float" office:value="0" calcext:value-type="float">
            <office:annotation draw:style-name="gr94" draw:text-style-name="P10" svg:width="28.99mm" svg:height="5.96mm" svg:x="631.98mm" svg:y="457.73mm" draw:caption-point-x="-6.1mm" draw:caption-point-y="15.1mm">
              <dc:date>2021-04-23T00:00:00</dc:date>
              <text:p text:style-name="P9"><text:span text:style-name="T5">Not answered</text:span></text:p>
            </office:annotation>
            <text:p>0</text:p>
          </table:table-cell>
          <table:table-cell table:number-columns-repeated="2"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2" calcext:value-type="float">
            <text:p>2</text:p>
          </table:table-cell>
          <table:table-cell table:number-columns-repeated="940"/>
        </table:table-row>
        <table:table-row table:style-name="ro4">
          <table:table-cell table:style-name="ce7" office:value-type="float" office:value="3.2" calcext:value-type="float" table:number-columns-spanned="1" table:number-rows-spanned="4">
            <text:p>3.2</text:p>
          </table:table-cell>
          <table:table-cell table:style-name="ce16" office:value-type="string" calcext:value-type="string">
            <text:p>Code does not run</text:p>
          </table:table-cell>
          <table:table-cell table:style-name="ce16"/>
          <table:table-cell table:style-name="ce27" office:value-type="float" office:value="0" calcext:value-type="float">
            <text:p>0</text:p>
          </table:table-cell>
          <table:table-cell table:number-columns-repeated="3" table:style-name="ce126" office:value-type="float" office:value="0" calcext:value-type="float">
            <text:p>0</text:p>
          </table:table-cell>
          <table:table-cell table:style-name="ce132" office:value-type="float" office:value="0" calcext:value-type="float">
            <office:annotation draw:style-name="gr95" draw:text-style-name="P10" svg:width="28.99mm" svg:height="13.86mm" svg:x="173.37mm" svg:y="478.25mm" draw:caption-point-x="-6.1mm" draw:caption-point-y="15.1mm">
              <dc:date>2021-04-23T00:00:00</dc:date>
              <text:p text:style-name="P9"><text:span text:style-name="T5">Cant run it, a </text:span><text:span text:style-name="T5">data file is </text:span><text:span text:style-name="T5">missing</text:span></text:p>
            </office:annotation>
            <text:p>0</text:p>
          </table:table-cell>
          <table:table-cell table:number-columns-repeated="4" table:style-name="ce126" office:value-type="float" office:value="0" calcext:value-type="float">
            <text:p>0</text:p>
          </table:table-cell>
          <table:table-cell table:number-columns-repeated="6" table:style-name="ce144" office:value-type="float" office:value="0" calcext:value-type="float">
            <text:p>0</text:p>
          </table:table-cell>
          <table:table-cell table:style-name="ce150" office:value-type="float" office:value="0" calcext:value-type="float">
            <text:p>0</text:p>
          </table:table-cell>
          <table:table-cell table:style-name="ce144" office:value-type="float" office:value="0" calcext:value-type="float">
            <text:p>0</text:p>
          </table:table-cell>
          <table:table-cell table:style-name="ce150" office:value-type="float" office:value="0" calcext:value-type="float">
            <text:p>0</text:p>
          </table:table-cell>
          <table:table-cell table:style-name="ce126" office:value-type="float" office:value="0" calcext:value-type="float">
            <text:p>0</text:p>
          </table:table-cell>
          <table:table-cell table:number-columns-repeated="2" table:style-name="ce144" office:value-type="float" office:value="0" calcext:value-type="float">
            <text:p>0</text:p>
          </table:table-cell>
          <table:table-cell table:number-columns-repeated="3" table:style-name="ce126" office:value-type="float" office:value="0" calcext:value-type="float">
            <text:p>0</text:p>
          </table:table-cell>
          <table:table-cell table:number-columns-repeated="2" table:style-name="ce144" office:value-type="float" office:value="0" calcext:value-type="float">
            <text:p>0</text:p>
          </table:table-cell>
          <table:table-cell table:style-name="ce126" office:value-type="float" office:value="0" calcext:value-type="float">
            <text:p>0</text:p>
          </table:table-cell>
          <table:table-cell table:style-name="ce132" office:value-type="float" office:value="0" calcext:value-type="float">
            <text:p>0</text:p>
          </table:table-cell>
          <table:table-cell table:number-columns-repeated="11" table:style-name="ce126" office:value-type="float" office:value="0" calcext:value-type="float">
            <text:p>0</text:p>
          </table:table-cell>
          <table:table-cell table:style-name="ce129" office:value-type="float" office:value="0" calcext:value-type="float">
            <text:p>0</text:p>
          </table:table-cell>
          <table:table-cell table:number-columns-repeated="9" table:style-name="ce126" office:value-type="float" office:value="0" calcext:value-type="float">
            <text:p>0</text:p>
          </table:table-cell>
          <table:table-cell table:style-name="ce126" office:value-type="float" office:value="0" calcext:value-type="float">
            <office:annotation draw:style-name="gr94" draw:text-style-name="P10" svg:width="28.99mm" svg:height="5.96mm" svg:x="208.65mm" svg:y="478.25mm" draw:caption-point-x="-6.1mm" draw:caption-point-y="15.1mm">
              <dc:date>2021-04-24T00:00:00</dc:date>
              <text:p text:style-name="P9"><text:span text:style-name="T5">Not done</text:span></text:p>
            </office:annotation>
            <text:p>0</text:p>
          </table:table-cell>
          <table:table-cell table:number-columns-repeated="5" table:style-name="ce126" office:value-type="float" office:value="0" calcext:value-type="float">
            <text:p>0</text:p>
          </table:table-cell>
          <table:table-cell table:style-name="ce132" office:value-type="float" office:value="0" calcext:value-type="float">
            <office:annotation draw:style-name="gr105" draw:text-style-name="P10" svg:width="28.99mm" svg:height="9.91mm" svg:x="314.48mm" svg:y="478.25mm" draw:caption-point-x="-6.1mm" draw:caption-point-y="15.1mm">
              <dc:date>2021-04-25T00:00:00</dc:date>
              <text:p text:style-name="P9"><text:span text:style-name="T5">Cannot run it, </text:span><text:span text:style-name="T5">they forgot a file</text:span></text:p>
            </office:annotation>
            <text:p>0</text:p>
          </table:table-cell>
          <table:table-cell table:number-columns-repeated="2" table:style-name="ce126" office:value-type="float" office:value="0" calcext:value-type="float">
            <text:p>0</text:p>
          </table:table-cell>
          <table:table-cell table:style-name="ce64" office:value-type="float" office:value="0" calcext:value-type="float">
            <text:p>0</text:p>
          </table:table-cell>
          <table:table-cell table:style-name="ce167" office:value-type="float" office:value="0" calcext:value-type="float">
            <office:annotation draw:style-name="gr95" draw:text-style-name="P10" svg:width="28.99mm" svg:height="13.86mm" svg:x="385.04mm" svg:y="478.25mm" draw:caption-point-x="-6.1mm" draw:caption-point-y="15.1mm">
              <dc:date>2021-04-25T00:00:00</dc:date>
              <text:p text:style-name="P9"><text:span text:style-name="T5">I could run just </text:span><text:span text:style-name="T5">“controller_yours”</text:span></text:p>
            </office:annotation>
            <text:p>0</text:p>
          </table:table-cell>
          <table:table-cell table:number-columns-repeated="2" table:style-name="ce126" office:value-type="float" office:value="0" calcext:value-type="float">
            <text:p>0</text:p>
          </table:table-cell>
          <table:table-cell table:number-columns-repeated="3" table:style-name="ce64" office:value-type="float" office:value="0" calcext:value-type="float">
            <text:p>0</text:p>
          </table:table-cell>
          <table:table-cell table:number-columns-repeated="2" table:style-name="ce126" office:value-type="float" office:value="0" calcext:value-type="float">
            <text:p>0</text:p>
          </table:table-cell>
          <table:table-cell table:style-name="ce68" office:value-type="float" office:value="0" calcext:value-type="float">
            <text:p>0</text:p>
          </table:table-cell>
          <table:table-cell table:number-columns-repeated="13" table:style-name="ce126" office:value-type="float" office:value="0" calcext:value-type="float">
            <text:p>0</text:p>
          </table:table-cell>
          <table:table-cell table:style-name="ce71" table:number-columns-repeated="940"/>
        </table:table-row>
        <table:table-row table:style-name="ro5">
          <table:covered-table-cell table:style-name="ce7"/>
          <table:table-cell table:style-name="ce18" office:value-type="string" calcext:value-type="string">
            <text:p><text:span text:style-name="T13">Code is </text:span><text:span text:style-name="T14">functionally unchanged</text:span><text:span text:style-name="T15"> (runnable, simulations not delayed, etc.)</text:span></text:p>
          </table:table-cell>
          <table:table-cell table:style-name="ce12"/>
          <table:table-cell table:style-name="ce25" office:value-type="float" office:value="3" calcext:value-type="float">
            <text:p>3</text:p>
          </table:table-cell>
          <table:table-cell table:number-columns-repeated="3" table:style-name="ce35" office:value-type="float" office:value="3" calcext:value-type="float">
            <text:p>3</text:p>
          </table:table-cell>
          <table:table-cell table:style-name="ce35" office:value-type="float" office:value="0" calcext:value-type="float">
            <text:p>0</text:p>
          </table:table-cell>
          <table:table-cell table:style-name="ce35" office:value-type="float" office:value="2" calcext:value-type="float">
            <office:annotation draw:style-name="gr94" draw:text-style-name="P10" svg:width="28.99mm" svg:height="5.96mm" svg:x="173.37mm" svg:y="482.91mm" draw:caption-point-x="-6.1mm" draw:caption-point-y="15.1mm">
              <dc:date>2021-04-23T00:00:00</dc:date>
              <text:p text:style-name="P9"><text:span text:style-name="T5">Veeery slow</text:span></text:p>
            </office:annotation>
            <text:p>2</text:p>
          </table:table-cell>
          <table:table-cell table:number-columns-repeated="3" table:style-name="ce35" office:value-type="float" office:value="3" calcext:value-type="float">
            <text:p>3</text:p>
          </table:table-cell>
          <table:table-cell table:number-columns-repeated="4" table:style-name="ce49" office:value-type="float" office:value="3" calcext:value-type="float">
            <text:p>3</text:p>
          </table:table-cell>
          <table:table-cell table:style-name="ce49" office:value-type="float" office:value="1" calcext:value-type="float">
            <office:annotation draw:style-name="gr93" draw:text-style-name="P10" svg:width="28.99mm" svg:height="17.81mm" svg:x="167.27mm" svg:y="498.01mm" draw:caption-point-x="0mm" draw:caption-point-y="0mm">
              <dc:date>2021-04-24T00:00:00</dc:date>
              <text:p text:style-name="P9"><text:span text:style-name="T5">Problem running </text:span><text:span text:style-name="T5">de code, </text:span><text:span text:style-name="T5">something with </text:span><text:span text:style-name="T5">the array size</text:span></text:p>
            </office:annotation>
            <text:p>1</text:p>
          </table:table-cell>
          <table:table-cell table:style-name="ce129" office:value-type="float" office:value="3" calcext:value-type="float">
            <text:p>3</text:p>
          </table:table-cell>
          <table:table-cell table:style-name="ce56" office:value-type="float" office:value="0" calcext:value-type="float">
            <text:p>0</text:p>
          </table:table-cell>
          <table:table-cell table:style-name="ce49" office:value-type="float" office:value="3" calcext:value-type="float">
            <text:p>3</text:p>
          </table:table-cell>
          <table:table-cell table:style-name="ce56" office:value-type="float" office:value="0" calcext:value-type="float">
            <text:p>0</text:p>
          </table:table-cell>
          <table:table-cell table:style-name="ce35" office:value-type="float" office:value="3" calcext:value-type="float">
            <text:p>3</text:p>
          </table:table-cell>
          <table:table-cell table:number-columns-repeated="2" table:style-name="ce49" office:value-type="float" office:value="3" calcext:value-type="float">
            <text:p>3</text:p>
          </table:table-cell>
          <table:table-cell table:number-columns-repeated="2" table:style-name="ce35" office:value-type="float" office:value="3" calcext:value-type="float">
            <text:p>3</text:p>
          </table:table-cell>
          <table:table-cell table:style-name="ce35" office:value-type="float" office:value="1" calcext:value-type="float">
            <office:annotation draw:style-name="gr95" draw:text-style-name="P10" svg:width="28.99mm" svg:height="13.86mm" svg:x="173.37mm" svg:y="482.91mm" draw:caption-point-x="-6.1mm" draw:caption-point-y="15.1mm">
              <dc:date>2021-04-24T00:00:00</dc:date>
              <text:p text:style-name="P9"><text:span text:style-name="T5">I had to make </text:span><text:span text:style-name="T5">modifications to </text:span><text:span text:style-name="T5">make it run</text:span></text:p>
            </office:annotation>
            <text:p>1</text:p>
          </table:table-cell>
          <table:table-cell table:style-name="ce49" office:value-type="float" office:value="3" calcext:value-type="float">
            <text:p>3</text:p>
          </table:table-cell>
          <table:table-cell table:style-name="ce49" office:value-type="float" office:value="1" calcext:value-type="float">
            <office:annotation draw:style-name="gr95" draw:text-style-name="P10" svg:width="28.99mm" svg:height="13.86mm" svg:x="173.37mm" svg:y="482.91mm" draw:caption-point-x="-6.1mm" draw:caption-point-y="15.1mm">
              <dc:date>2021-04-24T00:00:00</dc:date>
              <text:p text:style-name="P9"><text:span text:style-name="T5">I had to add the </text:span><text:span text:style-name="T5">files manually to </text:span><text:span text:style-name="T5">make it run</text:span></text:p>
            </office:annotation>
            <text:p>1</text:p>
          </table:table-cell>
          <table:table-cell table:style-name="ce35" office:value-type="float" office:value="2" calcext:value-type="float">
            <office:annotation draw:style-name="gr105" draw:text-style-name="P10" svg:width="28.99mm" svg:height="9.91mm" svg:x="173.37mm" svg:y="482.91mm" draw:caption-point-x="-6.1mm" draw:caption-point-y="15.1mm">
              <dc:date>2021-04-24T00:00:00</dc:date>
              <text:p text:style-name="P9"><text:span text:style-name="T5">It takes a </text:span><text:span text:style-name="T5">loooong time</text:span></text:p>
            </office:annotation>
            <text:p>2</text:p>
          </table:table-cell>
          <table:table-cell table:style-name="ce35" office:value-type="float" office:value="0" calcext:value-type="float">
            <office:annotation draw:style-name="gr105" draw:text-style-name="P10" svg:width="28.99mm" svg:height="9.91mm" svg:x="173.37mm" svg:y="482.91mm" draw:caption-point-x="-6.1mm" draw:caption-point-y="15.1mm">
              <dc:date>2021-04-24T00:00:00</dc:date>
              <text:p text:style-name="P9"><text:span text:style-name="T5">File missing, </text:span><text:span text:style-name="T5">cannot run</text:span></text:p>
            </office:annotation>
            <text:p>0</text:p>
          </table:table-cell>
          <table:table-cell table:style-name="ce35" office:value-type="float" office:value="1" calcext:value-type="float">
            <office:annotation draw:style-name="gr94" draw:text-style-name="P10" svg:width="28.99mm" svg:height="5.96mm" svg:x="173.37mm" svg:y="482.91mm" draw:caption-point-x="-6.1mm" draw:caption-point-y="15.1mm">
              <dc:date>2021-04-24T00:00:00</dc:date>
              <text:p text:style-name="P9"><text:span text:style-name="T5">Suuper slow</text:span></text:p>
            </office:annotation>
            <text:p>1</text:p>
          </table:table-cell>
          <table:table-cell table:style-name="ce35" office:value-type="float" office:value="0" calcext:value-type="float">
            <office:annotation draw:style-name="gr93" draw:text-style-name="P10" svg:width="28.99mm" svg:height="17.81mm" svg:x="173.37mm" svg:y="482.91mm" draw:caption-point-x="-6.1mm" draw:caption-point-y="15.1mm">
              <dc:date>2021-04-24T00:00:00</dc:date>
              <text:p text:style-name="P9"><text:span text:style-name="T5">They modified </text:span><text:span text:style-name="T5">too much the file </text:span><text:span text:style-name="T5">I cannot run the </text:span><text:span text:style-name="T5">competition file</text:span></text:p>
            </office:annotation>
            <text:p>0</text:p>
          </table:table-cell>
          <table:table-cell table:style-name="ce35" office:value-type="float" office:value="3" calcext:value-type="float">
            <text:p>3</text:p>
          </table:table-cell>
          <table:table-cell table:style-name="ce35" office:value-type="float" office:value="1" calcext:value-type="float">
            <office:annotation draw:style-name="gr95" draw:text-style-name="P10" svg:width="28.99mm" svg:height="13.86mm" svg:x="173.37mm" svg:y="482.91mm" draw:caption-point-x="-6.1mm" draw:caption-point-y="15.1mm">
              <dc:date>2021-04-24T00:00:00</dc:date>
              <text:p text:style-name="P9"><text:span text:style-name="T5">Nn needed </text:span><text:span text:style-name="T5">training, super </text:span><text:span text:style-name="T5">slow</text:span></text:p>
            </office:annotation>
            <text:p>1</text:p>
          </table:table-cell>
          <table:table-cell table:number-columns-repeated="4" table:style-name="ce35" office:value-type="float" office:value="3" calcext:value-type="float">
            <text:p>3</text:p>
          </table:table-cell>
          <table:table-cell table:style-name="ce35" office:value-type="float" office:value="1" calcext:value-type="float">
            <office:annotation draw:style-name="gr96" draw:text-style-name="P10" svg:width="28.99mm" svg:height="21.76mm" svg:x="173.37mm" svg:y="482.91mm" draw:caption-point-x="-6.1mm" draw:caption-point-y="15.1mm">
              <dc:date>2021-04-24T00:00:00</dc:date>
              <text:p text:style-name="P9"><text:span text:style-name="T5">They forgo to add </text:span><text:span text:style-name="T5">the code in the </text:span><text:span text:style-name="T5">file </text:span><text:span text:style-name="T5">“controller_yours_</text:span><text:span text:style-name="T5">evaluate”</text:span></text:p>
            </office:annotation>
            <text:p>1</text:p>
          </table:table-cell>
          <table:table-cell table:number-columns-repeated="2" table:style-name="ce35" office:value-type="float" office:value="3" calcext:value-type="float">
            <text:p>3</text:p>
          </table:table-cell>
          <table:table-cell table:style-name="ce129" office:value-type="float" office:value="1" calcext:value-type="float">
            <office:annotation draw:style-name="gr95" draw:text-style-name="P10" svg:width="28.99mm" svg:height="13.86mm" svg:x="173.37mm" svg:y="482.91mm" draw:caption-point-x="-6.1mm" draw:caption-point-y="15.1mm">
              <dc:date>2021-04-24T00:00:00</dc:date>
              <text:p text:style-name="P9"><text:span text:style-name="T5">So slow to train, </text:span><text:span text:style-name="T5">the model I </text:span><text:span text:style-name="T5">couldnt run it</text:span></text:p>
            </office:annotation>
            <text:p>1</text:p>
          </table:table-cell>
          <table:table-cell table:style-name="ce35" office:value-type="float" office:value="1" calcext:value-type="float">
            <office:annotation draw:style-name="gr95" draw:text-style-name="P10" svg:width="28.99mm" svg:height="13.86mm" svg:x="173.37mm" svg:y="482.91mm" draw:caption-point-x="-6.1mm" draw:caption-point-y="15.1mm">
              <dc:date>2021-04-24T00:00:00</dc:date>
              <text:p text:style-name="P9"><text:span text:style-name="T5">Nn wasnt trained, </text:span><text:span text:style-name="T5">to slow to check </text:span><text:span text:style-name="T5">this</text:span></text:p>
            </office:annotation>
            <text:p>1</text:p>
          </table:table-cell>
          <table:table-cell table:style-name="ce35" office:value-type="float" office:value="1" calcext:value-type="float">
            <office:annotation draw:style-name="gr95" draw:text-style-name="P10" svg:width="28.99mm" svg:height="13.86mm" svg:x="173.37mm" svg:y="482.91mm" draw:caption-point-x="-6.1mm" draw:caption-point-y="15.1mm">
              <dc:date>2021-04-24T00:00:00</dc:date>
              <text:p text:style-name="P9"><text:span text:style-name="T5">The model has to </text:span><text:span text:style-name="T5">be train, very </text:span><text:span text:style-name="T5">slow</text:span></text:p>
            </office:annotation>
            <text:p>1</text:p>
          </table:table-cell>
          <table:table-cell table:number-columns-repeated="7" table:style-name="ce35" office:value-type="float" office:value="3" calcext:value-type="float">
            <text:p>3</text:p>
          </table:table-cell>
          <table:table-cell table:style-name="ce35" office:value-type="float" office:value="0" calcext:value-type="float">
            <text:p>0</text:p>
          </table:table-cell>
          <table:table-cell table:number-columns-repeated="4" table:style-name="ce35" office:value-type="float" office:value="3" calcext:value-type="float">
            <text:p>3</text:p>
          </table:table-cell>
          <table:table-cell table:style-name="ce35" office:value-type="float" office:value="1" calcext:value-type="float">
            <office:annotation draw:style-name="gr94" draw:text-style-name="P10" svg:width="28.99mm" svg:height="5.96mm" svg:x="296.84mm" svg:y="482.91mm" draw:caption-point-x="-6.1mm" draw:caption-point-y="15.1mm">
              <dc:date>2021-04-25T00:00:00</dc:date>
              <text:p text:style-name="P9"><text:span text:style-name="T5">Super slooow</text:span></text:p>
            </office:annotation>
            <text:p>1</text:p>
          </table:table-cell>
          <table:table-cell table:style-name="ce35" office:value-type="float" office:value="0" calcext:value-type="float">
            <text:p>0</text:p>
          </table:table-cell>
          <table:table-cell table:number-columns-repeated="2" table:style-name="ce35" office:value-type="float" office:value="3" calcext:value-type="float">
            <text:p>3</text:p>
          </table:table-cell>
          <table:table-cell table:style-name="ce54"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3" calcext:value-type="float">
            <text:p>3</text:p>
          </table:table-cell>
          <table:table-cell table:number-columns-repeated="3" table:style-name="ce54" office:value-type="float" office:value="0" calcext:value-type="float">
            <text:p>0</text:p>
          </table:table-cell>
          <table:table-cell table:style-name="ce35" office:value-type="float" office:value="2" calcext:value-type="float">
            <office:annotation draw:style-name="gr96" draw:text-style-name="P10" svg:width="28.99mm" svg:height="21.76mm" svg:x="490.87mm" svg:y="482.91mm" draw:caption-point-x="-6.1mm" draw:caption-point-y="15.1mm">
              <dc:date>2021-04-25T00:00:00</dc:date>
              <text:p text:style-name="P9"><text:span text:style-name="T5">Too slow, model </text:span><text:span text:style-name="T5">needed to be </text:span><text:span text:style-name="T5">trained, I couldnt </text:span><text:span text:style-name="T5">run competition </text:span><text:span text:style-name="T5">code</text:span></text:p>
            </office:annotation>
            <text:p>2</text:p>
          </table:table-cell>
          <table:table-cell table:style-name="ce35" office:value-type="float" office:value="3" calcext:value-type="float">
            <text:p>3</text:p>
          </table:table-cell>
          <table:table-cell table:style-name="ce67" office:value-type="float" office:value="3" calcext:value-type="float">
            <text:p>3</text:p>
          </table:table-cell>
          <table:table-cell table:number-columns-repeated="4" table:style-name="ce35" office:value-type="float" office:value="3" calcext:value-type="float">
            <text:p>3</text:p>
          </table:table-cell>
          <table:table-cell table:style-name="ce35" office:value-type="float" office:value="1" calcext:value-type="float">
            <office:annotation draw:style-name="gr105" draw:text-style-name="P10" svg:width="28.99mm" svg:height="9.91mm" svg:x="614.34mm" svg:y="482.91mm" draw:caption-point-x="-6.1mm" draw:caption-point-y="15.1mm">
              <dc:date>2021-04-25T00:00:00</dc:date>
              <text:p text:style-name="P9">Code was modified</text:p>
            </office:annotation>
            <text:p>1</text:p>
          </table:table-cell>
          <table:table-cell table:style-name="ce35" office:value-type="float" office:value="1" calcext:value-type="float">
            <office:annotation draw:style-name="gr94" draw:text-style-name="P10" svg:width="28.99mm" svg:height="5.96mm" svg:x="631.98mm" svg:y="482.91mm" draw:caption-point-x="-6.1mm" draw:caption-point-y="15.1mm">
              <dc:date>2021-04-25T00:00:00</dc:date>
              <text:p text:style-name="P9">Veery slow</text:p>
            </office:annotation>
            <text:p>1</text:p>
          </table:table-cell>
          <table:table-cell table:style-name="ce35" office:value-type="float" office:value="1" calcext:value-type="float">
            <office:annotation draw:style-name="gr104" draw:text-style-name="P10" svg:width="28.99mm" svg:height="25.71mm" svg:x="649.62mm" svg:y="482.91mm" draw:caption-point-x="-6.1mm" draw:caption-point-y="15.1mm">
              <dc:date>2021-04-25T00:00:00</dc:date>
              <text:p text:style-name="P9">I needed to modify something to make controller yours evalueate work</text:p>
            </office:annotation>
            <text:p>1</text:p>
          </table:table-cell>
          <table:table-cell table:style-name="ce35" office:value-type="float" office:value="3" calcext:value-type="float">
            <text:p>3</text:p>
          </table:table-cell>
          <table:table-cell table:style-name="ce35" office:value-type="float" office:value="1" calcext:value-type="float">
            <office:annotation draw:style-name="gr102" draw:text-style-name="P10" svg:width="28.99mm" svg:height="29.66mm" svg:x="684.9mm" svg:y="482.91mm" draw:caption-point-x="-6.1mm" draw:caption-point-y="15.1mm">
              <dc:date>2021-04-25T00:00:00</dc:date>
              <text:p text:style-name="P9">Couldnt run controller yours evaluate and also in the report they didnt provide RMSE value nor plots</text:p>
            </office:annotation>
            <text:p>1</text:p>
          </table:table-cell>
          <table:table-cell table:number-columns-repeated="3" table:style-name="ce35" office:value-type="float" office:value="3" calcext:value-type="float">
            <text:p>3</text:p>
          </table:table-cell>
          <table:table-cell table:style-name="ce35" office:value-type="float" office:value="2" calcext:value-type="float">
            <office:annotation draw:style-name="gr94" draw:text-style-name="P10" svg:width="28.99mm" svg:height="5.96mm" svg:x="755.45mm" svg:y="482.91mm" draw:caption-point-x="-6.1mm" draw:caption-point-y="15.1mm">
              <dc:date>2021-04-25T00:00:00</dc:date>
              <text:p text:style-name="P9">Very slow</text:p>
            </office:annotation>
            <text:p>2</text:p>
          </table:table-cell>
          <table:table-cell table:number-columns-repeated="940"/>
        </table:table-row>
        <table:table-row table:style-name="ro5">
          <table:covered-table-cell table:style-name="ce7"/>
          <table:table-cell table:style-name="ce18" office:value-type="string" calcext:value-type="string">
            <text:p><text:span text:style-name="T16">Custom controller performs better than c-0 for the default </text:span><text:span text:style-name="T17">tp.w</text:span><text:span text:style-name="T18"> value (PD -&gt; mean(RMSE x) = </text:span><text:span text:style-name="T19">0.1658</text:span><text:span text:style-name="T20">)</text:span></text:p>
          </table:table-cell>
          <table:table-cell table:style-name="ce12"/>
          <table:table-cell table:style-name="ce25" office:value-type="float" office:value="6" calcext:value-type="float">
            <text:p>6</text:p>
          </table:table-cell>
          <table:table-cell table:style-name="ce35" office:value-type="float" office:value="6" calcext:value-type="float">
            <office:annotation draw:style-name="gr105" draw:text-style-name="P10" svg:width="28.99mm" svg:height="9.91mm" svg:x="173.37mm" svg:y="491.37mm" draw:caption-point-x="-6.1mm" draw:caption-point-y="15.1mm">
              <dc:date>2021-04-23T00:00:00</dc:date>
              <text:p text:style-name="P9"><text:span text:style-name="T5">Yes: 9.931871e-</text:span><text:span text:style-name="T5">02</text:span></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105" draw:text-style-name="P10" svg:width="28.99mm" svg:height="9.91mm" svg:x="173.37mm" svg:y="491.37mm" draw:caption-point-x="-6.1mm" draw:caption-point-y="15.1mm">
              <dc:date>2021-04-23T00:00:00</dc:date>
              <text:p text:style-name="P9"><text:span text:style-name="T5">0.089642</text:span></text:p>
              <text:p text:style-name="P9"><text:span text:style-name="T5"/></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173.37mm" svg:y="491.37mm" draw:caption-point-x="-6.1mm" draw:caption-point-y="15.1mm">
              <dc:date>2021-04-23T00:00:00</dc:date>
              <text:p text:style-name="P9"><text:span text:style-name="T5">8.824964e-02</text:span></text:p>
            </office:annotation>
            <text:p>6</text:p>
          </table:table-cell>
          <table:table-cell table:style-name="ce35" office:value-type="float" office:value="6" calcext:value-type="float">
            <office:annotation draw:style-name="gr94" draw:text-style-name="P10" svg:width="28.99mm" svg:height="5.96mm" svg:x="173.37mm" svg:y="491.37mm" draw:caption-point-x="-6.1mm" draw:caption-point-y="15.1mm">
              <dc:date>2021-04-23T00:00:00</dc:date>
              <text:p text:style-name="P9"><text:span text:style-name="T5">7.035656e-02</text:span></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173.37mm" svg:y="491.37mm" draw:caption-point-x="-6.1mm" draw:caption-point-y="15.1mm">
              <dc:date>2021-04-23T00:00:00</dc:date>
              <text:p text:style-name="P9"><text:span text:style-name="T5">7.446418e-02</text:span></text:p>
            </office:annotation>
            <text:p>6</text:p>
          </table:table-cell>
          <table:table-cell table:style-name="ce49"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075892</text:span></text:p>
            </office:annotation>
            <text:p>6</text:p>
          </table:table-cell>
          <table:table-cell table:style-name="ce49"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087631</text:span></text:p>
            </office:annotation>
            <text:p>6</text:p>
          </table:table-cell>
          <table:table-cell table:style-name="ce49"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0794</text:span></text:p>
            </office:annotation>
            <text:p>6</text:p>
          </table:table-cell>
          <table:table-cell table:style-name="ce49"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145823</text:span></text:p>
            </office:annotation>
            <text:p>6</text:p>
          </table:table-cell>
          <table:table-cell table:style-name="ce49"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086846</text:span></text:p>
            </office:annotation>
            <text:p>6</text:p>
          </table:table-cell>
          <table:table-cell table:style-name="ce49"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087028</text:span></text:p>
            </office:annotation>
            <text:p>6</text:p>
          </table:table-cell>
          <table:table-cell table:style-name="ce56" office:value-type="float" office:value="0" calcext:value-type="float">
            <text:p>0</text:p>
          </table:table-cell>
          <table:table-cell table:style-name="ce49"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085950</text:span></text:p>
            </office:annotation>
            <text:p>6</text:p>
          </table:table-cell>
          <table:table-cell table:style-name="ce56" office:value-type="float" office:value="0" calcext:value-type="float">
            <text:p>0</text:p>
          </table:table-cell>
          <table:table-cell table:style-name="ce35"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076525</text:span></text:p>
            </office:annotation>
            <text:p>6</text:p>
          </table:table-cell>
          <table:table-cell table:style-name="ce49"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077005</text:span></text:p>
            </office:annotation>
            <text:p>6</text:p>
          </table:table-cell>
          <table:table-cell table:style-name="ce49"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072420</text:span></text:p>
            </office:annotation>
            <text:p>6</text:p>
          </table:table-cell>
          <table:table-cell table:style-name="ce35"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090140</text:span></text:p>
            </office:annotation>
            <text:p>6</text:p>
          </table:table-cell>
          <table:table-cell table:style-name="ce35"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073470</text:span></text:p>
            </office:annotation>
            <text:p>6</text:p>
          </table:table-cell>
          <table:table-cell table:style-name="ce35" office:value-type="float" office:value="6" calcext:value-type="float">
            <text:p>6</text:p>
          </table:table-cell>
          <table:table-cell table:style-name="ce49"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068283</text:span></text:p>
            </office:annotation>
            <text:p>6</text:p>
          </table:table-cell>
          <table:table-cell table:style-name="ce49"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078733</text:span></text:p>
            </office:annotation>
            <text:p>6</text:p>
          </table:table-cell>
          <table:table-cell table:style-name="ce35" office:value-type="float" office:value="6" calcext:value-type="float">
            <office:annotation draw:style-name="gr105" draw:text-style-name="P10" svg:width="28.99mm" svg:height="9.91mm" svg:x="173.37mm" svg:y="491.37mm" draw:caption-point-x="-6.1mm" draw:caption-point-y="15.1mm">
              <dc:date>2021-04-24T00:00:00</dc:date>
              <text:p text:style-name="P9"><text:span text:style-name="T5">0.086284</text:span></text:p>
              <text:p text:style-name="P9"><text:span text:style-name="T5"/></text:p>
            </office:annotation>
            <text:p>6</text:p>
          </table:table-cell>
          <table:table-cell table:style-name="ce35" office:value-type="float" office:value="6" calcext:value-type="float">
            <office:annotation draw:style-name="gr105" draw:text-style-name="P10" svg:width="28.99mm" svg:height="9.91mm" svg:x="173.37mm" svg:y="491.37mm" draw:caption-point-x="-6.1mm" draw:caption-point-y="15.1mm">
              <dc:date>2021-04-24T00:00:00</dc:date>
              <text:p text:style-name="P9"><text:span text:style-name="T5">0.071</text:span></text:p>
              <text:p text:style-name="P9"><text:span text:style-name="T5"/></text:p>
            </office:annotation>
            <text:p>6</text:p>
          </table:table-cell>
          <table:table-cell table:style-name="ce35" office:value-type="float" office:value="6" calcext:value-type="float">
            <office:annotation draw:style-name="gr105" draw:text-style-name="P10" svg:width="28.99mm" svg:height="9.91mm" svg:x="173.37mm" svg:y="491.37mm" draw:caption-point-x="-6.1mm" draw:caption-point-y="15.1mm">
              <dc:date>2021-04-24T00:00:00</dc:date>
              <text:p text:style-name="P9"><text:span text:style-name="T5">0.092090</text:span></text:p>
              <text:p text:style-name="P9"><text:span text:style-name="T5"/></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088108</text:span></text:p>
            </office:annotation>
            <text:p>6</text:p>
          </table:table-cell>
          <table:table-cell table:style-name="ce35"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079391</text:span></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080761</text:span></text:p>
            </office:annotation>
            <text:p>6</text:p>
          </table:table-cell>
          <table:table-cell table:style-name="ce35" office:value-type="float" office:value="6" calcext:value-type="float">
            <office:annotation draw:style-name="gr112" draw:text-style-name="P10" svg:width="28.99mm" svg:height="6.12mm" svg:x="173.37mm" svg:y="491.37mm" draw:caption-point-x="-6.1mm" draw:caption-point-y="15.1mm">
              <dc:date>2021-04-24T00:00:00</dc:date>
              <text:p text:style-name="P9"><text:span text:style-name="T7">0.076609</text:span></text:p>
            </office:annotation>
            <text:p>6</text:p>
          </table:table-cell>
          <table:table-cell table:style-name="ce35" office:value-type="float" office:value="6" calcext:value-type="float">
            <office:annotation draw:style-name="gr105" draw:text-style-name="P10" svg:width="28.99mm" svg:height="9.91mm" svg:x="173.37mm" svg:y="491.37mm" draw:caption-point-x="-6.1mm" draw:caption-point-y="15.1mm">
              <dc:date>2021-04-24T00:00:00</dc:date>
              <text:p text:style-name="P9"><text:span text:style-name="T5">0.080904</text:span></text:p>
              <text:p text:style-name="P9"><text:span text:style-name="T5"><text:s/></text:span></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158779</text:span></text:p>
            </office:annotation>
            <text:p>6</text:p>
          </table:table-cell>
          <table:table-cell table:style-name="ce35"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082629</text:span></text:p>
            </office:annotation>
            <text:p>6</text:p>
          </table:table-cell>
          <table:table-cell table:style-name="ce129" office:value-type="float" office:value="6" calcext:value-type="float">
            <text:p>6</text:p>
          </table:table-cell>
          <table:table-cell table:style-name="ce35" office:value-type="float" office:value="6" calcext:value-type="float">
            <office:annotation draw:style-name="gr105" draw:text-style-name="P10" svg:width="28.99mm" svg:height="9.91mm" svg:x="173.37mm" svg:y="491.37mm" draw:caption-point-x="-6.1mm" draw:caption-point-y="15.1mm">
              <dc:date>2021-04-24T00:00:00</dc:date>
              <text:p text:style-name="P9"><text:span text:style-name="T5">7.959579e­02</text:span></text:p>
              <text:p text:style-name="P9"><text:span text:style-name="T5"/></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083047</text:span></text:p>
            </office:annotation>
            <text:p>6</text:p>
          </table:table-cell>
          <table:table-cell table:style-name="ce35"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074724</text:span></text:p>
            </office:annotation>
            <text:p>6</text:p>
          </table:table-cell>
          <table:table-cell table:style-name="ce35"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084925</text:span></text:p>
            </office:annotation>
            <text:p>6</text:p>
          </table:table-cell>
          <table:table-cell table:style-name="ce35"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087809</text:span></text:p>
            </office:annotation>
            <text:p>6</text:p>
          </table:table-cell>
          <table:table-cell table:style-name="ce35"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076404</text:span></text:p>
            </office:annotation>
            <text:p>6</text:p>
          </table:table-cell>
          <table:table-cell table:style-name="ce35" office:value-type="float" office:value="6" calcext:value-type="float">
            <office:annotation draw:style-name="gr94" draw:text-style-name="P10" svg:width="28.99mm" svg:height="5.96mm" svg:x="173.37mm" svg:y="491.37mm" draw:caption-point-x="-6.1mm" draw:caption-point-y="15.1mm">
              <dc:date>2021-04-24T00:00:00</dc:date>
              <text:p text:style-name="P9"><text:span text:style-name="T5">0.075882</text:span></text:p>
            </office:annotation>
            <text:p>6</text:p>
          </table:table-cell>
          <table:table-cell table:style-name="ce35" office:value-type="float" office:value="6" calcext:value-type="float">
            <office:annotation draw:style-name="gr94" draw:text-style-name="P10" svg:width="28.99mm" svg:height="5.96mm" svg:x="191.01mm" svg:y="491.37mm" draw:caption-point-x="-6.1mm" draw:caption-point-y="15.1mm">
              <dc:date>2021-04-24T00:00:00</dc:date>
              <text:p text:style-name="P9"><text:span text:style-name="T5">0.069830</text:span></text:p>
            </office:annotation>
            <text:p>6</text:p>
          </table:table-cell>
          <table:table-cell table:style-name="ce35" office:value-type="float" office:value="0" calcext:value-type="float">
            <text:p>0</text:p>
          </table:table-cell>
          <table:table-cell table:style-name="ce35" office:value-type="float" office:value="6" calcext:value-type="float">
            <office:annotation draw:style-name="gr94" draw:text-style-name="P10" svg:width="28.99mm" svg:height="5.96mm" svg:x="226.29mm" svg:y="491.37mm" draw:caption-point-x="-6.1mm" draw:caption-point-y="15.1mm">
              <dc:date>2021-04-24T00:00:00</dc:date>
              <text:p text:style-name="P9"><text:span text:style-name="T5">0.088115</text:span></text:p>
            </office:annotation>
            <text:p>6</text:p>
          </table:table-cell>
          <table:table-cell table:style-name="ce35" office:value-type="float" office:value="6" calcext:value-type="float">
            <office:annotation draw:style-name="gr94" draw:text-style-name="P10" svg:width="28.99mm" svg:height="5.96mm" svg:x="243.93mm" svg:y="491.37mm" draw:caption-point-x="-6.1mm" draw:caption-point-y="15.1mm">
              <dc:date>2021-04-25T00:00:00</dc:date>
              <text:p text:style-name="P9"><text:span text:style-name="T5">0.082603</text:span></text:p>
            </office:annotation>
            <text:p>6</text:p>
          </table:table-cell>
          <table:table-cell table:style-name="ce35" office:value-type="float" office:value="6" calcext:value-type="float">
            <office:annotation draw:style-name="gr94" draw:text-style-name="P10" svg:width="28.99mm" svg:height="5.96mm" svg:x="261.56mm" svg:y="491.37mm" draw:caption-point-x="-6.1mm" draw:caption-point-y="15.1mm">
              <dc:date>2021-04-25T00:00:00</dc:date>
              <text:p text:style-name="P9"><text:span text:style-name="T5">0.085449</text:span></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105" draw:text-style-name="P10" svg:width="28.99mm" svg:height="9.91mm" svg:x="296.84mm" svg:y="491.37mm" draw:caption-point-x="-6.1mm" draw:caption-point-y="15.1mm">
              <dc:date>2021-04-25T00:00:00</dc:date>
              <text:p text:style-name="P9"><text:span text:style-name="T5">1.018046e-01</text:span></text:p>
              <text:p text:style-name="P9"><text:span text:style-name="T5"/></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332.12mm" svg:y="491.37mm" draw:caption-point-x="-6.1mm" draw:caption-point-y="15.1mm">
              <dc:date>2021-04-25T00:00:00</dc:date>
              <text:p text:style-name="P9"><text:span text:style-name="T5">0.073675</text:span></text:p>
            </office:annotation>
            <text:p>6</text:p>
          </table:table-cell>
          <table:table-cell table:style-name="ce35" office:value-type="float" office:value="0" calcext:value-type="float">
            <office:annotation draw:style-name="gr94" draw:text-style-name="P10" svg:width="28.99mm" svg:height="5.96mm" svg:x="349.76mm" svg:y="491.37mm" draw:caption-point-x="-6.1mm" draw:caption-point-y="15.1mm">
              <dc:date>2021-04-25T00:00:00</dc:date>
              <text:p text:style-name="P9"><text:span text:style-name="T5">0.212789</text:span></text:p>
            </office:annotation>
            <text:p>0</text:p>
          </table:table-cell>
          <table:table-cell table:style-name="ce54" office:value-type="float" office:value="0" calcext:value-type="float">
            <text:p>0</text:p>
          </table:table-cell>
          <table:table-cell table:style-name="ce35" office:value-type="float" office:value="6" calcext:value-type="float">
            <office:annotation draw:style-name="gr95" draw:text-style-name="P10" svg:width="28.99mm" svg:height="13.86mm" svg:x="385.04mm" svg:y="491.37mm" draw:caption-point-x="-6.1mm" draw:caption-point-y="15.1mm">
              <dc:date>2021-04-25T00:00:00</dc:date>
              <text:p text:style-name="P9"><text:span text:style-name="T5">1.31 · 10−1, </text:span><text:span text:style-name="T5">based on report</text:span></text:p>
              <text:p text:style-name="P9"><text:span text:style-name="T5"/></text:p>
            </office:annotation>
            <text:p>6</text:p>
          </table:table-cell>
          <table:table-cell table:style-name="ce35" office:value-type="float" office:value="6" calcext:value-type="float">
            <office:annotation draw:style-name="gr94" draw:text-style-name="P10" svg:width="28.99mm" svg:height="5.96mm" svg:x="402.68mm" svg:y="491.37mm" draw:caption-point-x="-6.1mm" draw:caption-point-y="15.1mm">
              <dc:date>2021-04-25T00:00:00</dc:date>
              <text:p text:style-name="P9"><text:span text:style-name="T5">0.083115</text:span></text:p>
            </office:annotation>
            <text:p>6</text:p>
          </table:table-cell>
          <table:table-cell table:style-name="ce35" office:value-type="float" office:value="6" calcext:value-type="float">
            <office:annotation draw:style-name="gr94" draw:text-style-name="P10" svg:width="28.99mm" svg:height="5.96mm" svg:x="420.31mm" svg:y="491.37mm" draw:caption-point-x="-6.1mm" draw:caption-point-y="15.1mm">
              <dc:date>2021-04-25T00:00:00</dc:date>
              <text:p text:style-name="P9"><text:span text:style-name="T5">0.071685</text:span></text:p>
            </office:annotation>
            <text:p>6</text:p>
          </table:table-cell>
          <table:table-cell table:number-columns-repeated="3" table:style-name="ce54" office:value-type="float" office:value="0" calcext:value-type="float">
            <text:p>0</text:p>
          </table:table-cell>
          <table:table-cell table:style-name="ce35" office:value-type="float" office:value="6" calcext:value-type="float">
            <office:annotation draw:style-name="gr105" draw:text-style-name="P10" svg:width="28.99mm" svg:height="9.91mm" svg:x="490.87mm" svg:y="491.37mm" draw:caption-point-x="-6.1mm" draw:caption-point-y="15.1mm">
              <dc:date>2021-04-25T00:00:00</dc:date>
              <text:p text:style-name="P9"><text:span text:style-name="T5">Based on report </text:span><text:span text:style-name="T5">plot</text:span></text:p>
            </office:annotation>
            <text:p>6</text:p>
          </table:table-cell>
          <table:table-cell table:style-name="ce35" office:value-type="float" office:value="6" calcext:value-type="float">
            <office:annotation draw:style-name="gr94" draw:text-style-name="P10" svg:width="28.99mm" svg:height="5.96mm" svg:x="508.51mm" svg:y="491.37mm" draw:caption-point-x="-6.1mm" draw:caption-point-y="15.1mm">
              <dc:date>2021-04-25T00:00:00</dc:date>
              <text:p text:style-name="P9"><text:span text:style-name="T5">0.100775</text:span></text:p>
            </office:annotation>
            <text:p>6</text:p>
          </table:table-cell>
          <table:table-cell table:style-name="ce67" office:value-type="float" office:value="6" calcext:value-type="float">
            <text:p>6</text:p>
          </table:table-cell>
          <table:table-cell table:style-name="ce35" office:value-type="float" office:value="6" calcext:value-type="float">
            <office:annotation draw:style-name="gr94" draw:text-style-name="P10" svg:width="28.99mm" svg:height="5.96mm" svg:x="543.79mm" svg:y="491.37mm" draw:caption-point-x="-6.1mm" draw:caption-point-y="15.1mm">
              <dc:date>2021-04-25T00:00:00</dc:date>
              <text:p text:style-name="P9">0.118689</text:p>
            </office:annotation>
            <text:p>6</text:p>
          </table:table-cell>
          <table:table-cell table:style-name="ce35" office:value-type="float" office:value="6" calcext:value-type="float">
            <office:annotation draw:style-name="gr94" draw:text-style-name="P10" svg:width="28.99mm" svg:height="5.96mm" svg:x="561.43mm" svg:y="491.37mm" draw:caption-point-x="-6.1mm" draw:caption-point-y="15.1mm">
              <dc:date>2021-04-25T00:00:00</dc:date>
              <text:p text:style-name="P9">0.090349</text:p>
            </office:annotation>
            <text:p>6</text:p>
          </table:table-cell>
          <table:table-cell table:style-name="ce35" office:value-type="float" office:value="6" calcext:value-type="float">
            <office:annotation draw:style-name="gr94" draw:text-style-name="P10" svg:width="28.99mm" svg:height="5.96mm" svg:x="579.06mm" svg:y="491.37mm" draw:caption-point-x="-6.1mm" draw:caption-point-y="15.1mm">
              <dc:date>2021-04-25T00:00:00</dc:date>
              <text:p text:style-name="P9">0.090434</text:p>
            </office:annotation>
            <text:p>6</text:p>
          </table:table-cell>
          <table:table-cell table:style-name="ce35" office:value-type="float" office:value="6" calcext:value-type="float">
            <office:annotation draw:style-name="gr94" draw:text-style-name="P10" svg:width="28.99mm" svg:height="5.96mm" svg:x="596.7mm" svg:y="491.37mm" draw:caption-point-x="-6.1mm" draw:caption-point-y="15.1mm">
              <dc:date>2021-04-25T00:00:00</dc:date>
              <text:p text:style-name="P9">0.092818</text:p>
            </office:annotation>
            <text:p>6</text:p>
          </table:table-cell>
          <table:table-cell table:style-name="ce35" office:value-type="float" office:value="6" calcext:value-type="float">
            <office:annotation draw:style-name="gr94" draw:text-style-name="P10" svg:width="28.99mm" svg:height="5.96mm" svg:x="614.34mm" svg:y="491.37mm" draw:caption-point-x="-6.1mm" draw:caption-point-y="15.1mm">
              <dc:date>2021-04-25T00:00:00</dc:date>
              <text:p text:style-name="P9">0.083871</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649.62mm" svg:y="491.37mm" draw:caption-point-x="-6.1mm" draw:caption-point-y="15.1mm">
              <dc:date>2021-04-25T00:00:00</dc:date>
              <text:p text:style-name="P9">7.309740e-02</text:p>
            </office:annotation>
            <text:p>6</text:p>
          </table:table-cell>
          <table:table-cell table:style-name="ce35" office:value-type="float" office:value="6" calcext:value-type="float">
            <office:annotation draw:style-name="gr94" draw:text-style-name="P10" svg:width="28.99mm" svg:height="5.96mm" svg:x="667.26mm" svg:y="491.37mm" draw:caption-point-x="-6.1mm" draw:caption-point-y="15.1mm">
              <dc:date>2021-04-25T00:00:00</dc:date>
              <text:p text:style-name="P9">0.089105</text:p>
            </office:annotation>
            <text:p>6</text:p>
          </table:table-cell>
          <table:table-cell table:style-name="ce35" office:value-type="float" office:value="0" calcext:value-type="float">
            <text:p>0</text:p>
          </table:table-cell>
          <table:table-cell table:style-name="ce35" office:value-type="float" office:value="6" calcext:value-type="float">
            <office:annotation draw:style-name="gr94" draw:text-style-name="P10" svg:width="28.99mm" svg:height="5.96mm" svg:x="702.54mm" svg:y="491.37mm" draw:caption-point-x="-6.1mm" draw:caption-point-y="15.1mm">
              <dc:date>2021-04-25T00:00:00</dc:date>
              <text:p text:style-name="P9">0.090033</text:p>
            </office:annotation>
            <text:p>6</text:p>
          </table:table-cell>
          <table:table-cell table:style-name="ce35" office:value-type="float" office:value="6" calcext:value-type="float">
            <office:annotation draw:style-name="gr94" draw:text-style-name="P10" svg:width="28.99mm" svg:height="5.96mm" svg:x="720.18mm" svg:y="491.37mm" draw:caption-point-x="-6.1mm" draw:caption-point-y="15.1mm">
              <dc:date>2021-04-25T00:00:00</dc:date>
              <text:p text:style-name="P9">0.075378</text:p>
            </office:annotation>
            <text:p>6</text:p>
          </table:table-cell>
          <table:table-cell table:style-name="ce35" office:value-type="float" office:value="6" calcext:value-type="float">
            <office:annotation draw:style-name="gr94" draw:text-style-name="P10" svg:width="28.99mm" svg:height="5.96mm" svg:x="737.81mm" svg:y="491.37mm" draw:caption-point-x="-6.1mm" draw:caption-point-y="15.1mm">
              <dc:date>2021-04-25T00:00:00</dc:date>
              <text:p text:style-name="P9">0.075924</text:p>
            </office:annotation>
            <text:p>6</text:p>
          </table:table-cell>
          <table:table-cell table:style-name="ce35" office:value-type="float" office:value="6" calcext:value-type="float">
            <text:p>6</text:p>
          </table:table-cell>
          <table:table-cell table:number-columns-repeated="940"/>
        </table:table-row>
        <table:table-row table:style-name="ro4">
          <table:covered-table-cell table:style-name="ce7"/>
          <table:table-cell table:style-name="ce18" office:value-type="string" calcext:value-type="string">
            <text:p><text:span text:style-name="T16">Custom controller performs better than c-0 for all </text:span><text:span text:style-name="T21">tp.w</text:span><text:span text:style-name="T18"> values, </text:span><text:span text:style-name="T19">see plot</text:span></text:p>
          </table:table-cell>
          <table:table-cell table:style-name="ce12"/>
          <table:table-cell table:style-name="ce25" office:value-type="float" office:value="7" calcext:value-type="float">
            <text:p>7</text:p>
          </table:table-cell>
          <table:table-cell table:number-columns-repeated="3" table:style-name="ce35" office:value-type="float" office:value="7" calcext:value-type="float">
            <text:p>7</text:p>
          </table:table-cell>
          <table:table-cell table:style-name="ce35" office:value-type="float" office:value="7" calcext:value-type="float">
            <office:annotation draw:style-name="gr105" draw:text-style-name="P10" svg:width="28.99mm" svg:height="9.91mm" svg:x="173.37mm" svg:y="499.84mm" draw:caption-point-x="-6.1mm" draw:caption-point-y="15.1mm">
              <dc:date>2021-04-23T00:00:00</dc:date>
              <text:p text:style-name="P9"><text:span text:style-name="T5">Mark based on </text:span><text:span text:style-name="T5">report plots</text:span></text:p>
            </office:annotation>
            <text:p>7</text:p>
          </table:table-cell>
          <table:table-cell table:number-columns-repeated="4" table:style-name="ce35" office:value-type="float" office:value="7" calcext:value-type="float">
            <text:p>7</text:p>
          </table:table-cell>
          <table:table-cell table:number-columns-repeated="3" table:style-name="ce49" office:value-type="float" office:value="7" calcext:value-type="float">
            <text:p>7</text:p>
          </table:table-cell>
          <table:table-cell table:style-name="ce49" office:value-type="float" office:value="0" calcext:value-type="float">
            <office:annotation draw:style-name="gr94" draw:text-style-name="P10" svg:width="28.99mm" svg:height="5.96mm" svg:x="173.37mm" svg:y="499.84mm" draw:caption-point-x="-6.1mm" draw:caption-point-y="15.1mm">
              <dc:date>2021-04-24T00:00:00</dc:date>
              <text:p text:style-name="P9"><text:span text:style-name="T5">nop</text:span></text:p>
            </office:annotation>
            <text:p>0</text:p>
          </table:table-cell>
          <table:table-cell table:number-columns-repeated="2" table:style-name="ce49" office:value-type="float" office:value="7" calcext:value-type="float">
            <text:p>7</text:p>
          </table:table-cell>
          <table:table-cell table:style-name="ce56" office:value-type="float" office:value="0" calcext:value-type="float">
            <text:p>0</text:p>
          </table:table-cell>
          <table:table-cell table:style-name="ce49" office:value-type="float" office:value="7" calcext:value-type="float">
            <text:p>7</text:p>
          </table:table-cell>
          <table:table-cell table:style-name="ce56" office:value-type="float" office:value="0" calcext:value-type="float">
            <text:p>0</text:p>
          </table:table-cell>
          <table:table-cell table:style-name="ce35" office:value-type="float" office:value="7" calcext:value-type="float">
            <text:p>7</text:p>
          </table:table-cell>
          <table:table-cell table:number-columns-repeated="2" table:style-name="ce49" office:value-type="float" office:value="7" calcext:value-type="float">
            <text:p>7</text:p>
          </table:table-cell>
          <table:table-cell table:number-columns-repeated="3" table:style-name="ce35" office:value-type="float" office:value="7" calcext:value-type="float">
            <text:p>7</text:p>
          </table:table-cell>
          <table:table-cell table:style-name="ce139" office:value-type="float" office:value="7" calcext:value-type="float">
            <text:p>7</text:p>
          </table:table-cell>
          <table:table-cell table:style-name="ce49" office:value-type="float" office:value="7" calcext:value-type="float">
            <text:p>7</text:p>
          </table:table-cell>
          <table:table-cell table:style-name="ce35" office:value-type="float" office:value="7" calcext:value-type="float">
            <text:p>7</text:p>
          </table:table-cell>
          <table:table-cell table:style-name="ce35" office:value-type="float" office:value="7" calcext:value-type="float">
            <office:annotation draw:style-name="gr95" draw:text-style-name="P10" svg:width="28.99mm" svg:height="13.86mm" svg:x="173.37mm" svg:y="499.84mm" draw:caption-point-x="-6.1mm" draw:caption-point-y="15.1mm">
              <dc:date>2021-04-24T00:00:00</dc:date>
              <text:p text:style-name="P9"><text:span text:style-name="T5">Based on plots </text:span><text:span text:style-name="T5">on report</text:span></text:p>
              <text:p text:style-name="P9"><text:span text:style-name="T5"/></text:p>
            </office:annotation>
            <text:p>7</text:p>
          </table:table-cell>
          <table:table-cell table:number-columns-repeated="9" table:style-name="ce35" office:value-type="float" office:value="7" calcext:value-type="float">
            <text:p>7</text:p>
          </table:table-cell>
          <table:table-cell table:style-name="ce35" office:value-type="float" office:value="4" calcext:value-type="float">
            <office:annotation draw:style-name="gr105" draw:text-style-name="P10" svg:width="28.99mm" svg:height="9.91mm" svg:x="173.37mm" svg:y="499.84mm" draw:caption-point-x="-6.1mm" draw:caption-point-y="15.1mm">
              <dc:date>2021-04-24T00:00:00</dc:date>
              <text:p text:style-name="P9"><text:span text:style-name="T5">Gets worse for </text:span><text:span text:style-name="T5">higher velocities</text:span></text:p>
            </office:annotation>
            <text:p>4</text:p>
          </table:table-cell>
          <table:table-cell table:style-name="ce35" office:value-type="float" office:value="7" calcext:value-type="float">
            <text:p>7</text:p>
          </table:table-cell>
          <table:table-cell table:style-name="ce129" office:value-type="float" office:value="7" calcext:value-type="float">
            <office:annotation draw:style-name="gr94" draw:text-style-name="P10" svg:width="28.99mm" svg:height="5.96mm" svg:x="173.37mm" svg:y="499.84mm" draw:caption-point-x="-6.1mm" draw:caption-point-y="15.1mm">
              <dc:date>2021-04-24T00:00:00</dc:date>
              <text:p text:style-name="P9"><text:span text:style-name="T5">Based on report</text:span></text:p>
            </office:annotation>
            <text:p>7</text:p>
          </table:table-cell>
          <table:table-cell table:style-name="ce35" office:value-type="float" office:value="7" calcext:value-type="float">
            <office:annotation draw:style-name="gr94" draw:text-style-name="P10" svg:width="28.99mm" svg:height="5.96mm" svg:x="173.37mm" svg:y="499.84mm" draw:caption-point-x="-6.1mm" draw:caption-point-y="15.1mm">
              <dc:date>2021-04-24T00:00:00</dc:date>
              <text:p text:style-name="P9"><text:span text:style-name="T5">Based on report</text:span></text:p>
            </office:annotation>
            <text:p>7</text:p>
          </table:table-cell>
          <table:table-cell table:style-name="ce35" office:value-type="float" office:value="7" calcext:value-type="float">
            <office:annotation draw:style-name="gr94" draw:text-style-name="P10" svg:width="28.99mm" svg:height="5.96mm" svg:x="173.37mm" svg:y="499.84mm" draw:caption-point-x="-6.1mm" draw:caption-point-y="15.1mm">
              <dc:date>2021-04-24T00:00:00</dc:date>
              <text:p text:style-name="P9"><text:span text:style-name="T5">Based on report</text:span></text:p>
            </office:annotation>
            <text:p>7</text:p>
          </table:table-cell>
          <table:table-cell table:number-columns-repeated="7" table:style-name="ce35" office:value-type="float" office:value="7" calcext:value-type="float">
            <text:p>7</text:p>
          </table:table-cell>
          <table:table-cell table:style-name="ce35" office:value-type="float" office:value="0" calcext:value-type="float">
            <text:p>0</text:p>
          </table:table-cell>
          <table:table-cell table:number-columns-repeated="5" table:style-name="ce35" office:value-type="float" office:value="7" calcext:value-type="float">
            <text:p>7</text:p>
          </table:table-cell>
          <table:table-cell table:style-name="ce35" office:value-type="float" office:value="7" calcext:value-type="float">
            <office:annotation draw:style-name="gr105" draw:text-style-name="P10" svg:width="28.99mm" svg:height="9.91mm" svg:x="314.48mm" svg:y="499.84mm" draw:caption-point-x="-6.1mm" draw:caption-point-y="15.1mm">
              <dc:date>2021-04-25T00:00:00</dc:date>
              <text:p text:style-name="P9"><text:span text:style-name="T5">Based on report </text:span><text:span text:style-name="T5">plot</text:span></text:p>
            </office:annotation>
            <text:p>7</text:p>
          </table:table-cell>
          <table:table-cell table:style-name="ce35" office:value-type="float" office:value="7" calcext:value-type="float">
            <text:p>7</text:p>
          </table:table-cell>
          <table:table-cell table:style-name="ce35" office:value-type="float" office:value="0" calcext:value-type="float">
            <text:p>0</text:p>
          </table:table-cell>
          <table:table-cell table:style-name="ce54" office:value-type="float" office:value="0" calcext:value-type="float">
            <text:p>0</text:p>
          </table:table-cell>
          <table:table-cell table:style-name="ce35" office:value-type="float" office:value="0" calcext:value-type="float">
            <office:annotation draw:style-name="gr95" draw:text-style-name="P10" svg:width="28.99mm" svg:height="13.86mm" svg:x="385.04mm" svg:y="499.84mm" draw:caption-point-x="-6.1mm" draw:caption-point-y="15.1mm">
              <dc:date>2021-04-25T00:00:00</dc:date>
              <text:p text:style-name="P9"><text:span text:style-name="T5">control_yours_ev</text:span><text:span text:style-name="T5">aluate doesnt run</text:span></text:p>
            </office:annotation>
            <text:p>0</text:p>
          </table:table-cell>
          <table:table-cell table:number-columns-repeated="2" table:style-name="ce35" office:value-type="float" office:value="7" calcext:value-type="float">
            <text:p>7</text:p>
          </table:table-cell>
          <table:table-cell table:number-columns-repeated="3" table:style-name="ce54" office:value-type="float" office:value="0" calcext:value-type="float">
            <text:p>0</text:p>
          </table:table-cell>
          <table:table-cell table:number-columns-repeated="2" table:style-name="ce35" office:value-type="float" office:value="7" calcext:value-type="float">
            <text:p>7</text:p>
          </table:table-cell>
          <table:table-cell table:style-name="ce67" office:value-type="float" office:value="7" calcext:value-type="float">
            <text:p>7</text:p>
          </table:table-cell>
          <table:table-cell table:number-columns-repeated="5" table:style-name="ce35" office:value-type="float" office:value="7" calcext:value-type="float">
            <text:p>7</text:p>
          </table:table-cell>
          <table:table-cell table:style-name="ce35" office:value-type="float" office:value="7" calcext:value-type="float">
            <office:annotation draw:style-name="gr94" draw:text-style-name="P10" svg:width="28.99mm" svg:height="5.96mm" svg:x="631.98mm" svg:y="499.84mm" draw:caption-point-x="-6.1mm" draw:caption-point-y="15.1mm">
              <dc:date>2021-04-25T00:00:00</dc:date>
              <text:p text:style-name="P9">Based on report</text:p>
            </office:annotation>
            <text:p>7</text:p>
          </table:table-cell>
          <table:table-cell table:style-name="ce35" office:value-type="float" office:value="7" calcext:value-type="float">
            <office:annotation draw:style-name="gr94" draw:text-style-name="P10" svg:width="28.99mm" svg:height="5.96mm" svg:x="649.62mm" svg:y="499.84mm" draw:caption-point-x="-6.1mm" draw:caption-point-y="15.1mm">
              <dc:date>2021-04-25T00:00:00</dc:date>
              <text:p text:style-name="P9">c</text:p>
            </office:annotation>
            <text:p>7</text:p>
          </table:table-cell>
          <table:table-cell table:style-name="ce35" office:value-type="float" office:value="3" calcext:value-type="float">
            <text:p>3</text:p>
          </table:table-cell>
          <table:table-cell table:style-name="ce35" office:value-type="float" office:value="0" calcext:value-type="float">
            <text:p>0</text:p>
          </table:table-cell>
          <table:table-cell table:number-columns-repeated="3" table:style-name="ce35" office:value-type="float" office:value="7" calcext:value-type="float">
            <text:p>7</text:p>
          </table:table-cell>
          <table:table-cell table:style-name="ce35" office:value-type="float" office:value="7" calcext:value-type="float">
            <office:annotation draw:style-name="gr94" draw:text-style-name="P10" svg:width="28.99mm" svg:height="5.96mm" svg:x="755.45mm" svg:y="499.84mm" draw:caption-point-x="-6.1mm" draw:caption-point-y="15.1mm">
              <dc:date>2021-04-25T00:00:00</dc:date>
              <text:p text:style-name="P9">Based on report</text:p>
            </office:annotation>
            <text:p>7</text:p>
          </table:table-cell>
          <table:table-cell table:number-columns-repeated="940"/>
        </table:table-row>
        <table:table-row table:style-name="ro4">
          <table:table-cell/>
          <table:table-cell table:style-name="ce12" table:number-columns-repeated="2"/>
          <table:table-cell table:style-name="ce25"/>
          <table:table-cell table:style-name="ce12" table:number-columns-repeated="7"/>
          <table:table-cell table:style-name="ce44"/>
          <table:table-cell table:style-name="ce47" table:number-columns-repeated="6"/>
          <table:table-cell table:style-name="ce44"/>
          <table:table-cell table:style-name="ce47"/>
          <table:table-cell table:style-name="ce44" table:number-columns-repeated="2"/>
          <table:table-cell table:style-name="ce47" table:number-columns-repeated="2"/>
          <table:table-cell table:style-name="ce44" table:number-columns-repeated="3"/>
          <table:table-cell table:style-name="ce47" table:number-columns-repeated="2"/>
          <table:table-cell table:style-name="ce12" table:number-columns-repeated="29"/>
          <table:table-cell/>
          <table:table-cell table:style-name="ce12" table:number-columns-repeated="25"/>
          <table:table-cell table:number-columns-repeated="940"/>
        </table:table-row>
        <table:table-row table:style-name="ro4">
          <table:table-cell table:style-name="ce8" office:value-type="string" calcext:value-type="string" table:number-columns-spanned="2" table:number-rows-spanned="1">
            <text:p>Total for Question 3:</text:p>
          </table:table-cell>
          <table:covered-table-cell table:style-name="ce8"/>
          <table:table-cell table:style-name="ce8"/>
          <table:table-cell table:style-name="ce26" table:formula="of:=SUM([.D51:.D63])" office:value-type="float" office:value="35" calcext:value-type="float">
            <text:p>35</text:p>
          </table:table-cell>
          <table:table-cell table:style-name="ce37" table:formula="of:=SUM([.E51:.E63])" office:value-type="float" office:value="30.5" calcext:value-type="float">
            <text:p>30.5</text:p>
          </table:table-cell>
          <table:table-cell table:style-name="ce37" table:formula="of:=SUM([.F51:.F63])" office:value-type="float" office:value="29" calcext:value-type="float">
            <text:p>29</text:p>
          </table:table-cell>
          <table:table-cell table:style-name="ce37" table:formula="of:=SUM([.G51:.G63])" office:value-type="float" office:value="32" calcext:value-type="float">
            <text:p>32</text:p>
          </table:table-cell>
          <table:table-cell table:style-name="ce37" table:formula="of:=SUM([.H51:.H63])" office:value-type="float" office:value="29" calcext:value-type="float">
            <text:p>29</text:p>
          </table:table-cell>
          <table:table-cell table:style-name="ce37" table:formula="of:=SUM([.I51:.I63])" office:value-type="float" office:value="28.5" calcext:value-type="float">
            <text:p>28.5</text:p>
          </table:table-cell>
          <table:table-cell table:style-name="ce37" table:formula="of:=SUM([.J51:.J63])" office:value-type="float" office:value="32" calcext:value-type="float">
            <text:p>32</text:p>
          </table:table-cell>
          <table:table-cell table:style-name="ce37" table:formula="of:=SUM([.K51:.K63])" office:value-type="float" office:value="32.5" calcext:value-type="float">
            <text:p>32.5</text:p>
          </table:table-cell>
          <table:table-cell table:style-name="ce46" table:formula="of:=SUM([.L51:.L63])" office:value-type="float" office:value="28.5" calcext:value-type="float">
            <text:p>28.5</text:p>
          </table:table-cell>
          <table:table-cell table:style-name="ce50" table:formula="of:=SUM([.M51:.M63])" office:value-type="float" office:value="31" calcext:value-type="float">
            <text:p>31</text:p>
          </table:table-cell>
          <table:table-cell table:style-name="ce50" table:formula="of:=SUM([.N51:.N63])" office:value-type="float" office:value="28" calcext:value-type="float">
            <text:p>28</text:p>
          </table:table-cell>
          <table:table-cell table:style-name="ce50" table:formula="of:=SUM([.O51:.O63])" office:value-type="float" office:value="35" calcext:value-type="float">
            <text:p>35</text:p>
          </table:table-cell>
          <table:table-cell table:style-name="ce50" table:formula="of:=SUM([.P51:.P63])" office:value-type="float" office:value="24" calcext:value-type="float">
            <text:p>24</text:p>
          </table:table-cell>
          <table:table-cell table:style-name="ce50" table:formula="of:=SUM([.Q51:.Q63])" office:value-type="float" office:value="33" calcext:value-type="float">
            <text:p>33</text:p>
          </table:table-cell>
          <table:table-cell table:style-name="ce50" table:formula="of:=SUM([.R51:.R63])" office:value-type="float" office:value="29.5" calcext:value-type="float">
            <text:p>29.5</text:p>
          </table:table-cell>
          <table:table-cell table:style-name="ce152" table:formula="of:=SUM([.S51:.S63])" office:value-type="float" office:value="0" calcext:value-type="float">
            <text:p>0</text:p>
          </table:table-cell>
          <table:table-cell table:style-name="ce50" table:formula="of:=SUM([.T51:.T63])" office:value-type="float" office:value="30.5" calcext:value-type="float">
            <text:p>30.5</text:p>
          </table:table-cell>
          <table:table-cell table:style-name="ce152" table:formula="of:=SUM([.U51:.U63])" office:value-type="float" office:value="0" calcext:value-type="float">
            <text:p>0</text:p>
          </table:table-cell>
          <table:table-cell table:style-name="ce46" table:formula="of:=SUM([.V51:.V63])" office:value-type="float" office:value="30" calcext:value-type="float">
            <text:p>30</text:p>
          </table:table-cell>
          <table:table-cell table:style-name="ce50" table:formula="of:=SUM([.W51:.W63])" office:value-type="float" office:value="20.5" calcext:value-type="float">
            <text:p>20.5</text:p>
          </table:table-cell>
          <table:table-cell table:style-name="ce50" table:formula="of:=SUM([.X51:.X63])" office:value-type="float" office:value="35" calcext:value-type="float">
            <text:p>35</text:p>
          </table:table-cell>
          <table:table-cell table:style-name="ce46" table:formula="of:=SUM([.Y51:.Y63])" office:value-type="float" office:value="35" calcext:value-type="float">
            <text:p>35</text:p>
          </table:table-cell>
          <table:table-cell table:style-name="ce46" table:formula="of:=SUM([.Z51:.Z63])" office:value-type="float" office:value="35" calcext:value-type="float">
            <text:p>35</text:p>
          </table:table-cell>
          <table:table-cell table:style-name="ce46" table:formula="of:=SUM([.AA51:.AA63])" office:value-type="float" office:value="28.5" calcext:value-type="float">
            <text:p>28.5</text:p>
          </table:table-cell>
          <table:table-cell table:style-name="ce50" table:formula="of:=SUM([.AB51:.AB63])" office:value-type="float" office:value="26.5" calcext:value-type="float">
            <text:p>26.5</text:p>
          </table:table-cell>
          <table:table-cell table:style-name="ce50" table:formula="of:=SUM([.AC51:.AC63])" office:value-type="float" office:value="30" calcext:value-type="float">
            <text:p>30</text:p>
          </table:table-cell>
          <table:table-cell table:style-name="ce37" table:formula="of:=SUM([.AD51:.AD63])" office:value-type="float" office:value="27" calcext:value-type="float">
            <text:p>27</text:p>
          </table:table-cell>
          <table:table-cell table:style-name="ce37" table:formula="of:=SUM([.AE51:.AE63])" office:value-type="float" office:value="28" calcext:value-type="float">
            <text:p>28</text:p>
          </table:table-cell>
          <table:table-cell table:style-name="ce37" table:formula="of:=SUM([.AF51:.AF63])" office:value-type="float" office:value="32.5" calcext:value-type="float">
            <text:p>32.5</text:p>
          </table:table-cell>
          <table:table-cell table:style-name="ce37" table:formula="of:=SUM([.AG51:.AG63])" office:value-type="float" office:value="25" calcext:value-type="float">
            <text:p>25</text:p>
          </table:table-cell>
          <table:table-cell table:style-name="ce37" table:formula="of:=SUM([.AH51:.AH63])" office:value-type="float" office:value="33" calcext:value-type="float">
            <text:p>33</text:p>
          </table:table-cell>
          <table:table-cell table:style-name="ce37" table:formula="of:=SUM([.AI51:.AI63])" office:value-type="float" office:value="27" calcext:value-type="float">
            <text:p>27</text:p>
          </table:table-cell>
          <table:table-cell table:style-name="ce37" table:formula="of:=SUM([.AJ51:.AJ63])" office:value-type="float" office:value="35" calcext:value-type="float">
            <text:p>35</text:p>
          </table:table-cell>
          <table:table-cell table:style-name="ce37" table:formula="of:=SUM([.AK51:.AK63])" office:value-type="float" office:value="25.5" calcext:value-type="float">
            <text:p>25.5</text:p>
          </table:table-cell>
          <table:table-cell table:style-name="ce37" table:formula="of:=SUM([.AL51:.AL63])" office:value-type="float" office:value="32" calcext:value-type="float">
            <text:p>32</text:p>
          </table:table-cell>
          <table:table-cell table:style-name="ce37" table:formula="of:=SUM([.AM51:.AM63])" office:value-type="float" office:value="35" calcext:value-type="float">
            <text:p>35</text:p>
          </table:table-cell>
          <table:table-cell table:style-name="ce37" table:formula="of:=SUM([.AN51:.AN63])" office:value-type="float" office:value="31.5" calcext:value-type="float">
            <text:p>31.5</text:p>
          </table:table-cell>
          <table:table-cell table:style-name="ce37" table:formula="of:=SUM([.AO51:.AO63])" office:value-type="float" office:value="24" calcext:value-type="float">
            <text:p>24</text:p>
          </table:table-cell>
          <table:table-cell table:style-name="ce37" table:formula="of:=SUM([.AP51:.AP63])" office:value-type="float" office:value="35" calcext:value-type="float">
            <text:p>35</text:p>
          </table:table-cell>
          <table:table-cell table:style-name="ce37" table:formula="of:=SUM([.AQ51:.AQ63])" office:value-type="float" office:value="30" calcext:value-type="float">
            <text:p>30</text:p>
          </table:table-cell>
          <table:table-cell table:style-name="ce37" table:formula="of:=SUM([.AR51:.AR63])" office:value-type="float" office:value="31" calcext:value-type="float">
            <text:p>31</text:p>
          </table:table-cell>
          <table:table-cell table:style-name="ce37" table:formula="of:=SUM([.AS51:.AS63])" office:value-type="float" office:value="31" calcext:value-type="float">
            <text:p>31</text:p>
          </table:table-cell>
          <table:table-cell table:style-name="ce37" table:formula="of:=SUM([.AT51:.AT63])" office:value-type="float" office:value="35" calcext:value-type="float">
            <text:p>35</text:p>
          </table:table-cell>
          <table:table-cell table:style-name="ce37" table:formula="of:=SUM([.AU51:.AU63])" office:value-type="float" office:value="28" calcext:value-type="float">
            <text:p>28</text:p>
          </table:table-cell>
          <table:table-cell table:style-name="ce37" table:formula="of:=SUM([.AV51:.AV63])" office:value-type="float" office:value="35" calcext:value-type="float">
            <text:p>35</text:p>
          </table:table-cell>
          <table:table-cell table:style-name="ce37" table:formula="of:=SUM([.AW51:.AW63])" office:value-type="float" office:value="33" calcext:value-type="float">
            <text:p>33</text:p>
          </table:table-cell>
          <table:table-cell table:style-name="ce37" table:formula="of:=SUM([.AX51:.AX63])" office:value-type="float" office:value="35" calcext:value-type="float">
            <text:p>35</text:p>
          </table:table-cell>
          <table:table-cell table:style-name="ce37" table:formula="of:=SUM([.AY51:.AY63])" office:value-type="float" office:value="35" calcext:value-type="float">
            <text:p>35</text:p>
          </table:table-cell>
          <table:table-cell table:style-name="ce37" table:formula="of:=SUM([.AZ51:.AZ63])" office:value-type="float" office:value="35" calcext:value-type="float">
            <text:p>35</text:p>
          </table:table-cell>
          <table:table-cell table:style-name="ce37" table:formula="of:=SUM([.BA51:.BA63])" office:value-type="float" office:value="4.5" calcext:value-type="float">
            <text:p>4.5</text:p>
          </table:table-cell>
          <table:table-cell table:style-name="ce37" table:formula="of:=SUM([.BB51:.BB63])" office:value-type="float" office:value="31" calcext:value-type="float">
            <text:p>31</text:p>
          </table:table-cell>
          <table:table-cell table:style-name="ce37" table:formula="of:=SUM([.BC51:.BC63])" office:value-type="float" office:value="23.5" calcext:value-type="float">
            <text:p>23.5</text:p>
          </table:table-cell>
          <table:table-cell table:style-name="ce37" table:formula="of:=SUM([.BD51:.BD63])" office:value-type="float" office:value="31" calcext:value-type="float">
            <text:p>31</text:p>
          </table:table-cell>
          <table:table-cell table:style-name="ce37" table:formula="of:=SUM([.BE51:.BE63])" office:value-type="float" office:value="35" calcext:value-type="float">
            <text:p>35</text:p>
          </table:table-cell>
          <table:table-cell table:style-name="ce37" table:formula="of:=SUM([.BF51:.BF63])" office:value-type="float" office:value="27" calcext:value-type="float">
            <text:p>27</text:p>
          </table:table-cell>
          <table:table-cell table:style-name="ce37" table:formula="of:=SUM([.BG51:.BG63])" office:value-type="float" office:value="28" calcext:value-type="float">
            <text:p>28</text:p>
          </table:table-cell>
          <table:table-cell table:style-name="ce37" table:formula="of:=SUM([.BH51:.BH63])" office:value-type="float" office:value="34.5" calcext:value-type="float">
            <text:p>34.5</text:p>
          </table:table-cell>
          <table:table-cell table:style-name="ce37" table:formula="of:=SUM([.BI51:.BI63])" office:value-type="float" office:value="20" calcext:value-type="float">
            <text:p>20</text:p>
          </table:table-cell>
          <table:table-cell table:style-name="ce37" table:formula="of:=SUM([.BJ51:.BJ63])" office:value-type="float" office:value="0" calcext:value-type="float">
            <text:p>0</text:p>
          </table:table-cell>
          <table:table-cell table:style-name="ce37" table:formula="of:=SUM([.BK51:.BK63])" office:value-type="float" office:value="23.5" calcext:value-type="float">
            <text:p>23.5</text:p>
          </table:table-cell>
          <table:table-cell table:style-name="ce37" table:formula="of:=SUM([.BL51:.BL63])" office:value-type="float" office:value="28" calcext:value-type="float">
            <text:p>28</text:p>
          </table:table-cell>
          <table:table-cell table:style-name="ce37" table:formula="of:=SUM([.BM51:.BM63])" office:value-type="float" office:value="26" calcext:value-type="float">
            <text:p>26</text:p>
          </table:table-cell>
          <table:table-cell table:style-name="ce37" table:formula="of:=SUM([.BN51:.BN63])" office:value-type="float" office:value="0" calcext:value-type="float">
            <text:p>0</text:p>
          </table:table-cell>
          <table:table-cell table:style-name="ce37" table:formula="of:=SUM([.BO51:.BO63])" office:value-type="float" office:value="0" calcext:value-type="float">
            <text:p>0</text:p>
          </table:table-cell>
          <table:table-cell table:style-name="ce37" table:formula="of:=SUM([.BP51:.BP63])" office:value-type="float" office:value="0" calcext:value-type="float">
            <text:p>0</text:p>
          </table:table-cell>
          <table:table-cell table:style-name="ce37" table:formula="of:=SUM([.BQ51:.BQ63])" office:value-type="float" office:value="27.5" calcext:value-type="float">
            <text:p>27.5</text:p>
          </table:table-cell>
          <table:table-cell table:style-name="ce37" table:formula="of:=SUM([.BR51:.BR63])" office:value-type="float" office:value="35" calcext:value-type="float">
            <text:p>35</text:p>
          </table:table-cell>
          <table:table-cell table:style-name="ce37" table:formula="of:=SUM([.BS51:.BS63])" office:value-type="float" office:value="25" calcext:value-type="float">
            <text:p>25</text:p>
          </table:table-cell>
          <table:table-cell table:style-name="ce37" table:formula="of:=SUM([.BT51:.BT63])" office:value-type="float" office:value="28" calcext:value-type="float">
            <text:p>28</text:p>
          </table:table-cell>
          <table:table-cell table:style-name="ce37" table:formula="of:=SUM([.BU51:.BU63])" office:value-type="float" office:value="30" calcext:value-type="float">
            <text:p>30</text:p>
          </table:table-cell>
          <table:table-cell table:style-name="ce37" table:formula="of:=SUM([.BV51:.BV63])" office:value-type="float" office:value="33.5" calcext:value-type="float">
            <text:p>33.5</text:p>
          </table:table-cell>
          <table:table-cell table:style-name="ce37" table:formula="of:=SUM([.BW51:.BW63])" office:value-type="float" office:value="30" calcext:value-type="float">
            <text:p>30</text:p>
          </table:table-cell>
          <table:table-cell table:style-name="ce37" table:formula="of:=SUM([.BX51:.BX63])" office:value-type="float" office:value="28.5" calcext:value-type="float">
            <text:p>28.5</text:p>
          </table:table-cell>
          <table:table-cell table:style-name="ce37" table:formula="of:=SUM([.BY51:.BY63])" office:value-type="float" office:value="31" calcext:value-type="float">
            <text:p>31</text:p>
          </table:table-cell>
          <table:table-cell table:style-name="ce37" table:formula="of:=SUM([.BZ51:.BZ63])" office:value-type="float" office:value="32.5" calcext:value-type="float">
            <text:p>32.5</text:p>
          </table:table-cell>
          <table:table-cell table:style-name="ce37" table:formula="of:=SUM([.CA51:.CA63])" office:value-type="float" office:value="30" calcext:value-type="float">
            <text:p>30</text:p>
          </table:table-cell>
          <table:table-cell table:style-name="ce37" table:formula="of:=SUM([.CB51:.CB63])" office:value-type="float" office:value="1" calcext:value-type="float">
            <text:p>1</text:p>
          </table:table-cell>
          <table:table-cell table:style-name="ce37" table:formula="of:=SUM([.CC51:.CC63])" office:value-type="float" office:value="32.5" calcext:value-type="float">
            <text:p>32.5</text:p>
          </table:table-cell>
          <table:table-cell table:style-name="ce37" table:formula="of:=SUM([.CD51:.CD63])" office:value-type="float" office:value="31.5" calcext:value-type="float">
            <text:p>31.5</text:p>
          </table:table-cell>
          <table:table-cell table:style-name="ce37" table:formula="of:=SUM([.CE51:.CE63])" office:value-type="float" office:value="31" calcext:value-type="float">
            <text:p>31</text:p>
          </table:table-cell>
          <table:table-cell table:style-name="ce37" table:formula="of:=SUM([.CF51:.CF63])" office:value-type="float" office:value="34" calcext:value-type="float">
            <text:p>34</text:p>
          </table:table-cell>
          <table:table-cell table:number-columns-repeated="940"/>
        </table:table-row>
        <table:table-row table:style-name="ro4">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17">
          <table:table-cell table:style-name="ce23" office:value-type="string" calcext:value-type="string" table:number-columns-spanned="1" table:number-rows-spanned="4">
            <text:p>Bonus </text:p>
            <text:p>For 3.3</text:p>
          </table:table-cell>
          <table:table-cell table:style-name="ce17" office:value-type="string" calcext:value-type="string">
            <text:p><text:s text:c="8"/>Award 2 marks if the report includes sufficient explanation and demonstrates reasonable understanding of the methodology implemented</text:p>
          </table:table-cell>
          <table:table-cell table:style-name="ce17"/>
          <table:table-cell office:value-type="float" office:value="2" calcext:value-type="float">
            <text:p>2</text:p>
          </table:table-cell>
          <table:table-cell table:style-name="ce127" office:value-type="float" office:value="1" calcext:value-type="float">
            <office:annotation draw:style-name="gr93" draw:text-style-name="P10" svg:width="28.99mm" svg:height="17.81mm" svg:x="173.37mm" svg:y="518.47mm" draw:caption-point-x="-6.1mm" draw:caption-point-y="15.1mm">
              <dc:date>2021-04-23T00:00:00</dc:date>
              <text:p text:style-name="P9"><text:span text:style-name="T5">ANN: Should </text:span><text:span text:style-name="T5">have been </text:span><text:span text:style-name="T5">discussed better </text:span><text:span text:style-name="T5">what they did</text:span></text:p>
            </office:annotation>
            <text:p>1</text:p>
          </table:table-cell>
          <table:table-cell table:style-name="ce127" office:value-type="float" office:value="2" calcext:value-type="float">
            <office:annotation draw:style-name="gr105" draw:text-style-name="P10" svg:width="28.99mm" svg:height="9.91mm" svg:x="173.37mm" svg:y="518.47mm" draw:caption-point-x="-6.1mm" draw:caption-point-y="15.1mm">
              <dc:date>2021-04-23T00:00:00</dc:date>
              <text:p text:style-name="P9"><text:span text:style-name="T5">ANN, nice </text:span><text:span text:style-name="T5">explanation</text:span></text:p>
            </office:annotation>
            <text:p>2</text:p>
          </table:table-cell>
          <table:table-cell table:style-name="ce127" office:value-type="float" office:value="2" calcext:value-type="float">
            <text:p>2</text:p>
          </table:table-cell>
          <table:table-cell table:style-name="ce35" office:value-type="float" office:value="2" calcext:value-type="float">
            <office:annotation draw:style-name="gr94" draw:text-style-name="P10" svg:width="28.99mm" svg:height="5.96mm" svg:x="173.37mm" svg:y="518.47mm" draw:caption-point-x="-6.1mm" draw:caption-point-y="15.1mm">
              <dc:date>2021-04-23T00:00:00</dc:date>
              <text:p text:style-name="P9"><text:span text:style-name="T5">ANN</text:span></text:p>
            </office:annotation>
            <text:p>2</text:p>
          </table:table-cell>
          <table:table-cell table:style-name="ce35" office:value-type="float" office:value="2" calcext:value-type="float">
            <office:annotation draw:style-name="gr94" draw:text-style-name="P10" svg:width="28.99mm" svg:height="5.96mm" svg:x="173.37mm" svg:y="518.47mm" draw:caption-point-x="-6.1mm" draw:caption-point-y="15.1mm">
              <dc:date>2021-04-23T00:00:00</dc:date>
              <text:p text:style-name="P9"><text:span text:style-name="T5">ANN</text:span></text:p>
            </office:annotation>
            <text:p>2</text:p>
          </table:table-cell>
          <table:table-cell table:style-name="ce35" office:value-type="float" office:value="2" calcext:value-type="float">
            <office:annotation draw:style-name="gr94" draw:text-style-name="P10" svg:width="28.99mm" svg:height="5.96mm" svg:x="173.37mm" svg:y="518.47mm" draw:caption-point-x="-6.1mm" draw:caption-point-y="15.1mm">
              <dc:date>2021-04-23T00:00:00</dc:date>
              <text:p text:style-name="P9"><text:span text:style-name="T5">ANN</text:span></text:p>
            </office:annotation>
            <text:p>2</text:p>
          </table:table-cell>
          <table:table-cell table:number-columns-repeated="2" table:style-name="ce35" office:value-type="float" office:value="2" calcext:value-type="float">
            <text:p>2</text:p>
          </table:table-cell>
          <table:table-cell table:style-name="ce49" office:value-type="float" office:value="2" calcext:value-type="float">
            <text:p>2</text:p>
          </table:table-cell>
          <table:table-cell table:style-name="ce49" office:value-type="float" office:value="2" calcext:value-type="float">
            <office:annotation draw:style-name="gr94" draw:text-style-name="P10" svg:width="28.99mm" svg:height="5.96mm" svg:x="173.37mm" svg:y="518.47mm" draw:caption-point-x="-6.1mm" draw:caption-point-y="15.1mm">
              <dc:date>2021-04-24T00:00:00</dc:date>
              <text:p text:style-name="P9"><text:span text:style-name="T5">GP</text:span></text:p>
            </office:annotation>
            <text:p>2</text:p>
          </table:table-cell>
          <table:table-cell table:style-name="ce49" office:value-type="float" office:value="2" calcext:value-type="float">
            <office:annotation draw:style-name="gr94" draw:text-style-name="P10" svg:width="28.99mm" svg:height="5.96mm" svg:x="173.37mm" svg:y="518.47mm" draw:caption-point-x="-6.1mm" draw:caption-point-y="15.1mm">
              <dc:date>2021-04-24T00:00:00</dc:date>
              <text:p text:style-name="P9"><text:span text:style-name="T5">NN</text:span></text:p>
            </office:annotation>
            <text:p>2</text:p>
          </table:table-cell>
          <table:table-cell table:style-name="ce49" office:value-type="float" office:value="2" calcext:value-type="float">
            <office:annotation draw:style-name="gr94" draw:text-style-name="P10" svg:width="28.99mm" svg:height="5.96mm" svg:x="173.37mm" svg:y="518.47mm" draw:caption-point-x="-6.1mm" draw:caption-point-y="15.1mm">
              <dc:date>2021-04-24T00:00:00</dc:date>
              <text:p text:style-name="P9"><text:span text:style-name="T5">NN</text:span></text:p>
            </office:annotation>
            <text:p>2</text:p>
          </table:table-cell>
          <table:table-cell table:style-name="ce49" office:value-type="float" office:value="2" calcext:value-type="float">
            <office:annotation draw:style-name="gr94" draw:text-style-name="P10" svg:width="28.99mm" svg:height="5.96mm" svg:x="173.37mm" svg:y="518.47mm" draw:caption-point-x="-6.1mm" draw:caption-point-y="15.1mm">
              <dc:date>2021-04-24T00:00:00</dc:date>
              <text:p text:style-name="P9"><text:span text:style-name="T5">nn</text:span></text:p>
            </office:annotation>
            <text:p>2</text:p>
          </table:table-cell>
          <table:table-cell table:style-name="ce49" office:value-type="float" office:value="2" calcext:value-type="float">
            <text:p>2</text:p>
          </table:table-cell>
          <table:table-cell table:style-name="ce56" office:value-type="float" office:value="0" calcext:value-type="float">
            <text:p>0</text:p>
          </table:table-cell>
          <table:table-cell table:style-name="ce49" office:value-type="float" office:value="1" calcext:value-type="float">
            <office:annotation draw:style-name="gr95" draw:text-style-name="P10" svg:width="28.99mm" svg:height="13.86mm" svg:x="173.37mm" svg:y="518.47mm" draw:caption-point-x="-6.1mm" draw:caption-point-y="15.1mm">
              <dc:date>2021-04-24T00:00:00</dc:date>
              <text:p text:style-name="P9"><text:span text:style-name="T5">More info could </text:span><text:span text:style-name="T5">have been </text:span><text:span text:style-name="T5">provided</text:span></text:p>
            </office:annotation>
            <text:p>1</text:p>
          </table:table-cell>
          <table:table-cell table:style-name="ce56"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office:annotation draw:style-name="gr95" draw:text-style-name="P10" svg:width="28.99mm" svg:height="13.86mm" svg:x="173.37mm" svg:y="518.47mm" draw:caption-point-x="-6.1mm" draw:caption-point-y="15.1mm">
              <dc:date>2021-04-24T00:00:00</dc:date>
              <text:p text:style-name="P9"><text:span text:style-name="T5">Much more info </text:span><text:span text:style-name="T5">could have been </text:span><text:span text:style-name="T5">provided</text:span></text:p>
            </office:annotation>
            <text:p>0.5</text:p>
          </table:table-cell>
          <table:table-cell table:style-name="ce49" office:value-type="float" office:value="2" calcext:value-type="float">
            <office:annotation draw:style-name="gr94" draw:text-style-name="P10" svg:width="28.99mm" svg:height="5.96mm" svg:x="173.37mm" svg:y="518.47mm" draw:caption-point-x="-6.1mm" draw:caption-point-y="15.1mm">
              <dc:date>2021-04-24T00:00:00</dc:date>
              <text:p text:style-name="P9"><text:span text:style-name="T5">gp</text:span></text:p>
            </office:annotation>
            <text:p>2</text:p>
          </table:table-cell>
          <table:table-cell table:style-name="ce35" office:value-type="float" office:value="2" calcext:value-type="float">
            <office:annotation draw:style-name="gr94" draw:text-style-name="P10" svg:width="28.99mm" svg:height="5.96mm" svg:x="173.37mm" svg:y="518.47mm" draw:caption-point-x="-6.1mm" draw:caption-point-y="15.1mm">
              <dc:date>2021-04-24T00:00:00</dc:date>
              <text:p text:style-name="P9"><text:span text:style-name="T5">nn</text:span></text:p>
            </office:annotation>
            <text:p>2</text:p>
          </table:table-cell>
          <table:table-cell table:style-name="ce35" office:value-type="float" office:value="2" calcext:value-type="float">
            <office:annotation draw:style-name="gr94" draw:text-style-name="P10" svg:width="28.99mm" svg:height="5.96mm" svg:x="173.37mm" svg:y="518.47mm" draw:caption-point-x="-6.1mm" draw:caption-point-y="15.1mm">
              <dc:date>2021-04-24T00:00:00</dc:date>
              <text:p text:style-name="P9"><text:span text:style-name="T5">fuzzy</text:span></text:p>
            </office:annotation>
            <text:p>2</text:p>
          </table:table-cell>
          <table:table-cell table:style-name="ce35" office:value-type="float" office:value="2" calcext:value-type="float">
            <office:annotation draw:style-name="gr94" draw:text-style-name="P10" svg:width="28.99mm" svg:height="5.96mm" svg:x="173.37mm" svg:y="518.47mm" draw:caption-point-x="-6.1mm" draw:caption-point-y="15.1mm">
              <dc:date>2021-04-24T00:00:00</dc:date>
              <text:p text:style-name="P9"><text:span text:style-name="T5">nn</text:span></text:p>
            </office:annotation>
            <text:p>2</text:p>
          </table:table-cell>
          <table:table-cell table:style-name="ce49" office:value-type="float" office:value="2" calcext:value-type="float">
            <office:annotation draw:style-name="gr94" draw:text-style-name="P10" svg:width="28.99mm" svg:height="5.96mm" svg:x="173.37mm" svg:y="518.47mm" draw:caption-point-x="-6.1mm" draw:caption-point-y="15.1mm">
              <dc:date>2021-04-24T00:00:00</dc:date>
              <text:p text:style-name="P9"><text:span text:style-name="T5">fuzzy</text:span></text:p>
            </office:annotation>
            <text:p>2</text:p>
          </table:table-cell>
          <table:table-cell table:style-name="ce49" office:value-type="float" office:value="2" calcext:value-type="float">
            <text:p>2</text:p>
          </table:table-cell>
          <table:table-cell table:style-name="ce35" office:value-type="float" office:value="2" calcext:value-type="float">
            <office:annotation draw:style-name="gr94" draw:text-style-name="P10" svg:width="28.99mm" svg:height="5.96mm" svg:x="173.37mm" svg:y="518.47mm" draw:caption-point-x="-6.1mm" draw:caption-point-y="15.1mm">
              <dc:date>2021-04-24T00:00:00</dc:date>
              <text:p text:style-name="P9"><text:span text:style-name="T5">nn</text:span></text:p>
            </office:annotation>
            <text:p>2</text:p>
          </table:table-cell>
          <table:table-cell table:number-columns-repeated="3" table:style-name="ce35" office:value-type="float" office:value="2" calcext:value-type="float">
            <text:p>2</text:p>
          </table:table-cell>
          <table:table-cell table:style-name="ce35" office:value-type="float" office:value="1" calcext:value-type="float">
            <office:annotation draw:style-name="gr95" draw:text-style-name="P10" svg:width="28.99mm" svg:height="13.86mm" svg:x="173.37mm" svg:y="518.47mm" draw:caption-point-x="-6.1mm" draw:caption-point-y="15.1mm">
              <dc:date>2021-04-24T00:00:00</dc:date>
              <text:p text:style-name="P9"><text:span text:style-name="T5">NN, should have </text:span><text:span text:style-name="T5">been discussed </text:span><text:span text:style-name="T5">better</text:span></text:p>
            </office:annotation>
            <text:p>1</text:p>
          </table:table-cell>
          <table:table-cell table:number-columns-repeated="18" table:style-name="ce35" office:value-type="float" office:value="2" calcext:value-type="float">
            <text:p>2</text:p>
          </table:table-cell>
          <table:table-cell table:style-name="ce35" office:value-type="float" office:value="0" calcext:value-type="float">
            <text:p>0</text:p>
          </table:table-cell>
          <table:table-cell table:number-columns-repeated="4" table:style-name="ce35" office:value-type="float" office:value="2" calcext:value-type="float">
            <text:p>2</text:p>
          </table:table-cell>
          <table:table-cell table:style-name="ce35" office:value-type="float" office:value="1" calcext:value-type="float">
            <office:annotation draw:style-name="gr95" draw:text-style-name="P10" svg:width="28.99mm" svg:height="13.86mm" svg:x="296.84mm" svg:y="518.47mm" draw:caption-point-x="-6.1mm" draw:caption-point-y="15.1mm">
              <dc:date>2021-04-25T00:00:00</dc:date>
              <text:p text:style-name="P9"><text:span text:style-name="T5">More info could </text:span><text:span text:style-name="T5">have been </text:span><text:span text:style-name="T5">provided</text:span></text:p>
            </office:annotation>
            <text:p>1</text:p>
          </table:table-cell>
          <table:table-cell table:style-name="ce35" office:value-type="float" office:value="2" calcext:value-type="float">
            <text:p>2</text:p>
          </table:table-cell>
          <table:table-cell table:style-name="ce35" office:value-type="float" office:value="1" calcext:value-type="float">
            <office:annotation draw:style-name="gr95" draw:text-style-name="P10" svg:width="28.99mm" svg:height="13.86mm" svg:x="332.12mm" svg:y="518.47mm" draw:caption-point-x="-6.1mm" draw:caption-point-y="15.1mm">
              <dc:date>2021-04-25T00:00:00</dc:date>
              <text:p text:style-name="P9"><text:span text:style-name="T5">It should have </text:span><text:span text:style-name="T5">been discussed </text:span><text:span text:style-name="T5">better</text:span></text:p>
            </office:annotation>
            <text:p>1</text:p>
          </table:table-cell>
          <table:table-cell table:style-name="ce35" office:value-type="float" office:value="2" calcext:value-type="float">
            <text:p>2</text:p>
          </table:table-cell>
          <table:table-cell table:style-name="ce56" office:value-type="float" office:value="0" calcext:value-type="float">
            <text:p>0</text:p>
          </table:table-cell>
          <table:table-cell table:number-columns-repeated="3" table:style-name="ce35" office:value-type="float" office:value="2" calcext:value-type="float">
            <text:p>2</text:p>
          </table:table-cell>
          <table:table-cell table:number-columns-repeated="3" table:style-name="ce56"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0" calcext:value-type="float">
            <text:p>0</text:p>
          </table:table-cell>
          <table:table-cell table:number-columns-repeated="13" table:style-name="ce35" office:value-type="float" office:value="2" calcext:value-type="float">
            <text:p>2</text:p>
          </table:table-cell>
          <table:table-cell table:number-columns-repeated="940"/>
        </table:table-row>
        <table:table-row table:style-name="ro18">
          <table:covered-table-cell table:style-name="ce23"/>
          <table:table-cell table:style-name="ce17" office:value-type="string" calcext:value-type="string">
            <text:p><text:s text:c="7"/>Award 3 marks if the report &amp; code demonstrate an appropriate methodology and reasonable implementation effort</text:p>
          </table:table-cell>
          <table:table-cell table:style-name="ce17"/>
          <table:table-cell office:value-type="float" office:value="3" calcext:value-type="float">
            <text:p>3</text:p>
          </table:table-cell>
          <table:table-cell table:number-columns-repeated="3" table:style-name="ce127" office:value-type="float" office:value="3" calcext:value-type="float">
            <text:p>3</text:p>
          </table:table-cell>
          <table:table-cell table:number-columns-repeated="5" table:style-name="ce35" office:value-type="float" office:value="3" calcext:value-type="float">
            <text:p>3</text:p>
          </table:table-cell>
          <table:table-cell table:number-columns-repeated="6" table:style-name="ce49" office:value-type="float" office:value="3" calcext:value-type="float">
            <text:p>3</text:p>
          </table:table-cell>
          <table:table-cell table:style-name="ce56" office:value-type="float" office:value="0" calcext:value-type="float">
            <text:p>0</text:p>
          </table:table-cell>
          <table:table-cell table:style-name="ce49" office:value-type="float" office:value="3" calcext:value-type="float">
            <text:p>3</text:p>
          </table:table-cell>
          <table:table-cell table:style-name="ce56" office:value-type="float" office:value="0" calcext:value-type="float">
            <text:p>0</text:p>
          </table:table-cell>
          <table:table-cell table:style-name="ce35" office:value-type="float" office:value="3" calcext:value-type="float">
            <text:p>3</text:p>
          </table:table-cell>
          <table:table-cell table:number-columns-repeated="2" table:style-name="ce49" office:value-type="float" office:value="3" calcext:value-type="float">
            <text:p>3</text:p>
          </table:table-cell>
          <table:table-cell table:number-columns-repeated="3" table:style-name="ce35" office:value-type="float" office:value="3" calcext:value-type="float">
            <text:p>3</text:p>
          </table:table-cell>
          <table:table-cell table:number-columns-repeated="2" table:style-name="ce49" office:value-type="float" office:value="3" calcext:value-type="float">
            <text:p>3</text:p>
          </table:table-cell>
          <table:table-cell table:number-columns-repeated="2" table:style-name="ce35" office:value-type="float" office:value="3" calcext:value-type="float">
            <text:p>3</text:p>
          </table:table-cell>
          <table:table-cell table:style-name="ce35" office:value-type="float" office:value="2" calcext:value-type="float">
            <text:p>2</text:p>
          </table:table-cell>
          <table:table-cell table:number-columns-repeated="2" table:style-name="ce35" office:value-type="float" office:value="3" calcext:value-type="float">
            <text:p>3</text:p>
          </table:table-cell>
          <table:table-cell table:style-name="ce35" office:value-type="float" office:value="2" calcext:value-type="float">
            <text:p>2</text:p>
          </table:table-cell>
          <table:table-cell table:number-columns-repeated="7" table:style-name="ce35" office:value-type="float" office:value="3" calcext:value-type="float">
            <text:p>3</text:p>
          </table:table-cell>
          <table:table-cell table:number-columns-repeated="2" table:style-name="ce35" office:value-type="float" office:value="2" calcext:value-type="float">
            <text:p>2</text:p>
          </table:table-cell>
          <table:table-cell table:style-name="ce35" office:value-type="float" office:value="2" calcext:value-type="float">
            <office:annotation draw:style-name="gr93" draw:text-style-name="P10" svg:width="28.99mm" svg:height="17.81mm" svg:x="173.37mm" svg:y="531.43mm" draw:caption-point-x="-6.1mm" draw:caption-point-y="15.1mm">
              <dc:date>2021-04-24T00:00:00</dc:date>
              <text:p text:style-name="P9"><text:span text:style-name="T5">The model </text:span><text:span text:style-name="T5">should have been </text:span><text:span text:style-name="T5">already trained</text:span></text:p>
            </office:annotation>
            <text:p>2</text:p>
          </table:table-cell>
          <table:table-cell table:number-columns-repeated="7" table:style-name="ce35" office:value-type="float" office:value="3" calcext:value-type="float">
            <text:p>3</text:p>
          </table:table-cell>
          <table:table-cell table:style-name="ce35" office:value-type="float" office:value="0" calcext:value-type="float">
            <text:p>0</text:p>
          </table:table-cell>
          <table:table-cell table:number-columns-repeated="5" table:style-name="ce35" office:value-type="float" office:value="3" calcext:value-type="float">
            <text:p>3</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56" office:value-type="float" office:value="0" calcext:value-type="float">
            <text:p>0</text:p>
          </table:table-cell>
          <table:table-cell table:style-name="ce35" office:value-type="float" office:value="2" calcext:value-type="float">
            <text:p>2</text:p>
          </table:table-cell>
          <table:table-cell table:number-columns-repeated="2" table:style-name="ce35" office:value-type="float" office:value="3" calcext:value-type="float">
            <text:p>3</text:p>
          </table:table-cell>
          <table:table-cell table:number-columns-repeated="3" table:style-name="ce56" office:value-type="float" office:value="0" calcext:value-type="float">
            <text:p>0</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67" office:value-type="float" office:value="3" calcext:value-type="float">
            <text:p>3</text:p>
          </table:table-cell>
          <table:table-cell table:style-name="ce35" office:value-type="float" office:value="3" calcext:value-type="float">
            <text:p>3</text:p>
          </table:table-cell>
          <table:table-cell table:style-name="ce35" office:value-type="float" office:value="2" calcext:value-type="float">
            <text:p>2</text:p>
          </table:table-cell>
          <table:table-cell table:number-columns-repeated="3" table:style-name="ce35" office:value-type="float" office:value="3" calcext:value-type="float">
            <text:p>3</text:p>
          </table:table-cell>
          <table:table-cell table:number-columns-repeated="2"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2" calcext:value-type="float">
            <text:p>2</text:p>
          </table:table-cell>
          <table:table-cell table:number-columns-repeated="3" table:style-name="ce35" office:value-type="float" office:value="3" calcext:value-type="float">
            <text:p>3</text:p>
          </table:table-cell>
          <table:table-cell table:number-columns-repeated="940"/>
        </table:table-row>
        <table:table-row table:style-name="ro14">
          <table:covered-table-cell table:style-name="ce23"/>
          <table:table-cell table:style-name="ce92" office:value-type="string" calcext:value-type="string">
            <text:p><text:s text:c="8"/>Award 2 marks if the controller operates robustly during more than half of the tests</text:p>
          </table:table-cell>
          <table:table-cell table:style-name="ce16"/>
          <table:table-cell table:style-name="ce27" office:value-type="float" office:value="2" calcext:value-type="float">
            <text:p>2</text:p>
          </table:table-cell>
          <table:table-cell table:style-name="ce126" office:value-type="float" office:value="0" calcext:value-type="float">
            <office:annotation draw:style-name="gr93" draw:text-style-name="P10" svg:width="28.99mm" svg:height="17.81mm" svg:x="173.37mm" svg:y="539.61mm" draw:caption-point-x="-6.1mm" draw:caption-point-y="15.1mm">
              <dc:date>2021-04-23T00:00:00</dc:date>
              <text:p text:style-name="P9"><text:span text:style-name="T5">Always worst </text:span><text:span text:style-name="T5">than the provided </text:span><text:span text:style-name="T5">controllers</text:span></text:p>
            </office:annotation>
            <text:p>0</text:p>
          </table:table-cell>
          <table:table-cell table:number-columns-repeated="2" table:style-name="ce126" office:value-type="float" office:value="2" calcext:value-type="float">
            <text:p>2</text:p>
          </table:table-cell>
          <table:table-cell table:style-name="ce126" office:value-type="float" office:value="0" calcext:value-type="float">
            <office:annotation draw:style-name="gr94" draw:text-style-name="P10" svg:width="28.99mm" svg:height="5.96mm" svg:x="173.37mm" svg:y="539.61mm" draw:caption-point-x="-6.1mm" draw:caption-point-y="15.1mm">
              <dc:date>2021-04-23T00:00:00</dc:date>
              <text:p text:style-name="P9"><text:span text:style-name="T5">Cant run it</text:span></text:p>
            </office:annotation>
            <text:p>0</text:p>
          </table:table-cell>
          <table:table-cell table:number-columns-repeated="4" table:style-name="ce126" office:value-type="float" office:value="2" calcext:value-type="float">
            <text:p>2</text:p>
          </table:table-cell>
          <table:table-cell table:number-columns-repeated="5" table:style-name="ce144" office:value-type="float" office:value="2" calcext:value-type="float">
            <text:p>2</text:p>
          </table:table-cell>
          <table:table-cell table:style-name="ce144" office:value-type="float" office:value="0" calcext:value-type="float">
            <text:p>0</text:p>
          </table:table-cell>
          <table:table-cell table:style-name="ce150" office:value-type="float" office:value="0" calcext:value-type="float">
            <text:p>0</text:p>
          </table:table-cell>
          <table:table-cell table:style-name="ce144" office:value-type="float" office:value="2" calcext:value-type="float">
            <text:p>2</text:p>
          </table:table-cell>
          <table:table-cell table:style-name="ce150" office:value-type="float" office:value="0" calcext:value-type="float">
            <text:p>0</text:p>
          </table:table-cell>
          <table:table-cell table:style-name="ce126" office:value-type="float" office:value="2" calcext:value-type="float">
            <text:p>2</text:p>
          </table:table-cell>
          <table:table-cell table:number-columns-repeated="2" table:style-name="ce144" office:value-type="float" office:value="2" calcext:value-type="float">
            <text:p>2</text:p>
          </table:table-cell>
          <table:table-cell table:number-columns-repeated="2" table:style-name="ce126" office:value-type="float" office:value="2" calcext:value-type="float">
            <text:p>2</text:p>
          </table:table-cell>
          <table:table-cell table:style-name="ce126" office:value-type="float" office:value="0" calcext:value-type="float">
            <text:p>0</text:p>
          </table:table-cell>
          <table:table-cell table:number-columns-repeated="2" table:style-name="ce144" office:value-type="float" office:value="2" calcext:value-type="float">
            <text:p>2</text:p>
          </table:table-cell>
          <table:table-cell table:style-name="ce126" office:value-type="float" office:value="2" calcext:value-type="float">
            <text:p>2</text:p>
          </table:table-cell>
          <table:table-cell table:number-columns-repeated="2" table:style-name="ce126" office:value-type="float" office:value="0" calcext:value-type="float">
            <text:p>0</text:p>
          </table:table-cell>
          <table:table-cell table:style-name="ce126" office:value-type="float" office:value="0" calcext:value-type="float">
            <office:annotation draw:style-name="gr94" draw:text-style-name="P10" svg:width="28.99mm" svg:height="5.96mm" svg:x="173.37mm" svg:y="539.61mm" draw:caption-point-x="-6.1mm" draw:caption-point-y="15.1mm">
              <dc:date>2021-04-24T00:00:00</dc:date>
              <text:p text:style-name="P9"><text:span text:style-name="T5">Cannot run it</text:span></text:p>
            </office:annotation>
            <text:p>0</text:p>
          </table:table-cell>
          <table:table-cell table:style-name="ce126" office:value-type="float" office:value="0" calcext:value-type="float">
            <text:p>0</text:p>
          </table:table-cell>
          <table:table-cell table:style-name="ce126" office:value-type="float" office:value="0" calcext:value-type="float">
            <office:annotation draw:style-name="gr93" draw:text-style-name="P10" svg:width="28.99mm" svg:height="17.81mm" svg:x="173.37mm" svg:y="539.61mm" draw:caption-point-x="-6.1mm" draw:caption-point-y="15.1mm">
              <dc:date>2021-04-24T00:00:00</dc:date>
              <text:p text:style-name="P9"><text:span text:style-name="T5">Cannot run it, </text:span><text:span text:style-name="T5">they made many </text:span><text:span text:style-name="T5">modifications to </text:span><text:span text:style-name="T5">the file</text:span></text:p>
            </office:annotation>
            <text:p>0</text:p>
          </table:table-cell>
          <table:table-cell table:number-columns-repeated="5" table:style-name="ce126" office:value-type="float" office:value="2" calcext:value-type="float">
            <text:p>2</text:p>
          </table:table-cell>
          <table:table-cell table:style-name="ce126" office:value-type="float" office:value="1" calcext:value-type="float">
            <text:p>1</text:p>
          </table:table-cell>
          <table:table-cell table:style-name="ce126" office:value-type="float" office:value="2" calcext:value-type="float">
            <text:p>2</text:p>
          </table:table-cell>
          <table:table-cell table:style-name="ce126" office:value-type="float" office:value="0" calcext:value-type="float">
            <office:annotation draw:style-name="gr105" draw:text-style-name="P10" svg:width="28.99mm" svg:height="9.91mm" svg:x="173.37mm" svg:y="539.61mm" draw:caption-point-x="-6.1mm" draw:caption-point-y="15.1mm">
              <dc:date>2021-04-24T00:00:00</dc:date>
              <text:p text:style-name="P9"><text:span text:style-name="T5">couldn’t run it, </text:span><text:span text:style-name="T5">too slow</text:span></text:p>
            </office:annotation>
            <text:p>0</text:p>
          </table:table-cell>
          <table:table-cell table:style-name="ce126" office:value-type="float" office:value="0" calcext:value-type="float">
            <office:annotation draw:style-name="gr93" draw:text-style-name="P10" svg:width="28.99mm" svg:height="17.81mm" svg:x="173.37mm" svg:y="539.61mm" draw:caption-point-x="-6.1mm" draw:caption-point-y="15.1mm">
              <dc:date>2021-04-24T00:00:00</dc:date>
              <text:p text:style-name="P9"><text:span text:style-name="T5">Nn wasnt trained </text:span><text:span text:style-name="T5">and it was suuper </text:span><text:span text:style-name="T5">slow, I couldnt </text:span><text:span text:style-name="T5">run it</text:span></text:p>
            </office:annotation>
            <text:p>0</text:p>
          </table:table-cell>
          <table:table-cell table:number-columns-repeated="8" table:style-name="ce126" office:value-type="float" office:value="2" calcext:value-type="float">
            <text:p>2</text:p>
          </table:table-cell>
          <table:table-cell table:style-name="ce126" office:value-type="float" office:value="0" calcext:value-type="float">
            <text:p>0</text:p>
          </table:table-cell>
          <table:table-cell table:number-columns-repeated="4" table:style-name="ce126" office:value-type="float" office:value="2" calcext:value-type="float">
            <text:p>2</text:p>
          </table:table-cell>
          <table:table-cell table:style-name="ce126" office:value-type="float" office:value="1" calcext:value-type="float">
            <text:p>1</text:p>
          </table:table-cell>
          <table:table-cell table:style-name="ce126" office:value-type="float" office:value="0" calcext:value-type="float">
            <office:annotation draw:style-name="gr93" draw:text-style-name="P10" svg:width="28.99mm" svg:height="17.81mm" svg:x="314.48mm" svg:y="539.61mm" draw:caption-point-x="-6.1mm" draw:caption-point-y="15.1mm">
              <dc:date>2021-04-25T00:00:00</dc:date>
              <text:p text:style-name="P9"><text:span text:style-name="T5">Cannot run it, </text:span><text:span text:style-name="T5">they forgot to </text:span><text:span text:style-name="T5">add a file</text:span></text:p>
              <text:p text:style-name="P9"><text:span text:style-name="T5"/></text:p>
            </office:annotation>
            <text:p>0</text:p>
          </table:table-cell>
          <table:table-cell table:style-name="ce126" office:value-type="float" office:value="2" calcext:value-type="float">
            <text:p>2</text:p>
          </table:table-cell>
          <table:table-cell table:style-name="ce126" office:value-type="float" office:value="0" calcext:value-type="float">
            <office:annotation draw:style-name="gr95" draw:text-style-name="P10" svg:width="28.99mm" svg:height="13.86mm" svg:x="349.76mm" svg:y="539.61mm" draw:caption-point-x="-6.1mm" draw:caption-point-y="15.1mm">
              <dc:date>2021-04-25T00:00:00</dc:date>
              <text:p text:style-name="P9"><text:span text:style-name="T5">Cannot run it, file </text:span><text:span text:style-name="T5">has too many </text:span><text:span text:style-name="T5">modifications</text:span></text:p>
            </office:annotation>
            <text:p>0</text:p>
          </table:table-cell>
          <table:table-cell table:style-name="ce150" office:value-type="float" office:value="0" calcext:value-type="float">
            <text:p>0</text:p>
          </table:table-cell>
          <table:table-cell table:style-name="ce126" office:value-type="float" office:value="0" calcext:value-type="float">
            <office:annotation draw:style-name="gr94" draw:text-style-name="P10" svg:width="28.99mm" svg:height="5.96mm" svg:x="385.04mm" svg:y="539.61mm" draw:caption-point-x="-6.1mm" draw:caption-point-y="15.1mm">
              <dc:date>2021-04-25T00:00:00</dc:date>
              <text:p text:style-name="P9"><text:span text:style-name="T5">Couldnt run code</text:span></text:p>
            </office:annotation>
            <text:p>0</text:p>
          </table:table-cell>
          <table:table-cell table:number-columns-repeated="2" table:style-name="ce126" office:value-type="float" office:value="2" calcext:value-type="float">
            <text:p>2</text:p>
          </table:table-cell>
          <table:table-cell table:number-columns-repeated="3" table:style-name="ce150" office:value-type="float" office:value="0" calcext:value-type="float">
            <text:p>0</text:p>
          </table:table-cell>
          <table:table-cell table:style-name="ce126" office:value-type="float" office:value="0" calcext:value-type="float">
            <text:p>0</text:p>
          </table:table-cell>
          <table:table-cell table:style-name="ce126" office:value-type="float" office:value="2" calcext:value-type="float">
            <text:p>2</text:p>
          </table:table-cell>
          <table:table-cell table:style-name="ce67" office:value-type="float" office:value="2" calcext:value-type="float">
            <text:p>2</text:p>
          </table:table-cell>
          <table:table-cell table:style-name="ce126" office:value-type="float" office:value="0" calcext:value-type="float">
            <text:p>0</text:p>
          </table:table-cell>
          <table:table-cell table:style-name="ce126" office:value-type="float" office:value="0" calcext:value-type="float">
            <office:annotation draw:style-name="gr95" draw:text-style-name="P10" svg:width="28.99mm" svg:height="13.86mm" svg:x="561.43mm" svg:y="539.61mm" draw:caption-point-x="-6.1mm" draw:caption-point-y="15.1mm">
              <dc:date>2021-04-25T00:00:00</dc:date>
              <text:p text:style-name="P9">Couldnt run it, array size problem</text:p>
            </office:annotation>
            <text:p>0</text:p>
          </table:table-cell>
          <table:table-cell table:number-columns-repeated="3" table:style-name="ce126" office:value-type="float" office:value="2" calcext:value-type="float">
            <text:p>2</text:p>
          </table:table-cell>
          <table:table-cell table:style-name="ce126" office:value-type="float" office:value="0" calcext:value-type="float">
            <office:annotation draw:style-name="gr105" draw:text-style-name="P10" svg:width="28.99mm" svg:height="9.91mm" svg:x="631.98mm" svg:y="539.61mm" draw:caption-point-x="-6.1mm" draw:caption-point-y="15.1mm">
              <dc:date>2021-04-25T00:00:00</dc:date>
              <text:p text:style-name="P9">Too slow, couldnt run it</text:p>
            </office:annotation>
            <text:p>0</text:p>
          </table:table-cell>
          <table:table-cell table:number-columns-repeated="2" table:style-name="ce126" office:value-type="float" office:value="2" calcext:value-type="float">
            <text:p>2</text:p>
          </table:table-cell>
          <table:table-cell table:style-name="ce126" office:value-type="float" office:value="0" calcext:value-type="float">
            <office:annotation draw:style-name="gr94" draw:text-style-name="P10" svg:width="28.99mm" svg:height="5.96mm" svg:x="684.9mm" svg:y="539.61mm" draw:caption-point-x="-6.1mm" draw:caption-point-y="15.1mm">
              <dc:date>2021-04-25T00:00:00</dc:date>
              <text:p text:style-name="P9">Couldnt run it</text:p>
            </office:annotation>
            <text:p>0</text:p>
          </table:table-cell>
          <table:table-cell table:style-name="ce126" office:value-type="float" office:value="0" calcext:value-type="float">
            <office:annotation draw:style-name="gr105" draw:text-style-name="P10" svg:width="28.99mm" svg:height="9.91mm" svg:x="702.54mm" svg:y="539.61mm" draw:caption-point-x="-6.1mm" draw:caption-point-y="15.1mm">
              <dc:date>2021-04-25T00:00:00</dc:date>
              <text:p text:style-name="P9">Size array issue couldnt run it</text:p>
            </office:annotation>
            <text:p>0</text:p>
          </table:table-cell>
          <table:table-cell table:number-columns-repeated="3" table:style-name="ce126" office:value-type="float" office:value="2" calcext:value-type="float">
            <text:p>2</text:p>
          </table:table-cell>
          <table:table-cell table:style-name="ce71" table:number-columns-repeated="940"/>
        </table:table-row>
        <table:table-row table:style-name="ro14">
          <table:covered-table-cell table:style-name="ce23"/>
          <table:table-cell table:style-name="ce17" office:value-type="string" calcext:value-type="string">
            <text:p><text:s text:c="8"/>Award 3 marks if the controller operates robustly during all the tests</text:p>
          </table:table-cell>
          <table:table-cell/>
          <table:table-cell office:value-type="float" office:value="3" calcext:value-type="float">
            <text:p>3</text:p>
          </table:table-cell>
          <table:table-cell table:number-columns-repeated="2" table:style-name="ce127" office:value-type="float" office:value="0" calcext:value-type="float">
            <text:p>0</text:p>
          </table:table-cell>
          <table:table-cell table:style-name="ce127" office:value-type="float" office:value="3" calcext:value-type="float">
            <text:p>3</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2" table:style-name="ce35" office:value-type="float" office:value="3" calcext:value-type="float">
            <text:p>3</text:p>
          </table:table-cell>
          <table:table-cell table:number-columns-repeated="2" table:style-name="ce49" office:value-type="float" office:value="3" calcext:value-type="float">
            <text:p>3</text:p>
          </table:table-cell>
          <table:table-cell table:style-name="ce49" office:value-type="float" office:value="2" calcext:value-type="float">
            <text:p>2</text:p>
          </table:table-cell>
          <table:table-cell table:number-columns-repeated="3" table:style-name="ce49" office:value-type="float" office:value="0" calcext:value-type="float">
            <text:p>0</text:p>
          </table:table-cell>
          <table:table-cell table:style-name="ce56" office:value-type="float" office:value="0" calcext:value-type="float">
            <text:p>0</text:p>
          </table:table-cell>
          <table:table-cell table:style-name="ce49" office:value-type="float" office:value="3" calcext:value-type="float">
            <text:p>3</text:p>
          </table:table-cell>
          <table:table-cell table:style-name="ce56" office:value-type="float" office:value="0" calcext:value-type="float">
            <text:p>0</text:p>
          </table:table-cell>
          <table:table-cell table:style-name="ce35" office:value-type="float" office:value="0" calcext:value-type="float">
            <text:p>0</text:p>
          </table:table-cell>
          <table:table-cell table:number-columns-repeated="2" table:style-name="ce49" office:value-type="float" office:value="3" calcext:value-type="float">
            <text:p>3</text:p>
          </table:table-cell>
          <table:table-cell table:number-columns-repeated="2" table:style-name="ce35" office:value-type="float" office:value="3" calcext:value-type="float">
            <text:p>3</text:p>
          </table:table-cell>
          <table:table-cell table:style-name="ce35" office:value-type="float" office:value="0" calcext:value-type="float">
            <text:p>0</text:p>
          </table:table-cell>
          <table:table-cell table:style-name="ce139" office:value-type="float" office:value="3" calcext:value-type="float">
            <text:p>3</text:p>
          </table:table-cell>
          <table:table-cell table:style-name="ce49" office:value-type="float" office:value="3" calcext:value-type="float">
            <text:p>3</text:p>
          </table:table-cell>
          <table:table-cell table:style-name="ce35" office:value-type="float" office:value="3" calcext:value-type="float">
            <text:p>3</text:p>
          </table:table-cell>
          <table:table-cell table:number-columns-repeated="5" table:style-name="ce35" office:value-type="float" office:value="0" calcext:value-type="float">
            <text:p>0</text:p>
          </table:table-cell>
          <table:table-cell table:number-columns-repeated="5" table:style-name="ce35" office:value-type="float" office:value="3" calcext:value-type="float">
            <text:p>3</text:p>
          </table:table-cell>
          <table:table-cell table:style-name="ce35" office:value-type="float" office:value="2" calcext:value-type="float">
            <text:p>2</text:p>
          </table:table-cell>
          <table:table-cell table:style-name="ce35" office:value-type="float" office:value="3" calcext:value-type="float">
            <text:p>3</text:p>
          </table:table-cell>
          <table:table-cell table:number-columns-repeated="2" table:style-name="ce35" office:value-type="float" office:value="0" calcext:value-type="float">
            <text:p>0</text:p>
          </table:table-cell>
          <table:table-cell table:number-columns-repeated="3" table:style-name="ce35" office:value-type="float" office:value="3" calcext:value-type="float">
            <text:p>3</text:p>
          </table:table-cell>
          <table:table-cell table:style-name="ce35" office:value-type="float" office:value="0" calcext:value-type="float">
            <text:p>0</text:p>
          </table:table-cell>
          <table:table-cell table:number-columns-repeated="4" table:style-name="ce35" office:value-type="float" office:value="3" calcext:value-type="float">
            <text:p>3</text:p>
          </table:table-cell>
          <table:table-cell table:number-columns-repeated="2" table:style-name="ce35" office:value-type="float" office:value="0" calcext:value-type="float">
            <text:p>0</text:p>
          </table:table-cell>
          <table:table-cell table:style-name="ce35" office:value-type="float" office:value="3" calcext:value-type="float">
            <text:p>3</text:p>
          </table:table-cell>
          <table:table-cell table:style-name="ce35" office:value-type="float" office:value="0" calcext:value-type="float">
            <text:p>0</text:p>
          </table:table-cell>
          <table:table-cell table:style-name="ce35" office:value-type="float" office:value="3" calcext:value-type="float">
            <text:p>3</text:p>
          </table:table-cell>
          <table:table-cell table:number-columns-repeated="2" table:style-name="ce35" office:value-type="float" office:value="0" calcext:value-type="float">
            <text:p>0</text:p>
          </table:table-cell>
          <table:table-cell table:style-name="ce35" office:value-type="float" office:value="3" calcext:value-type="float">
            <text:p>3</text:p>
          </table:table-cell>
          <table:table-cell table:style-name="ce35" office:value-type="float" office:value="0" calcext:value-type="float">
            <text:p>0</text:p>
          </table:table-cell>
          <table:table-cell table:style-name="ce56" office:value-type="float" office:value="0" calcext:value-type="float">
            <text:p>0</text:p>
          </table:table-cell>
          <table:table-cell table:style-name="ce35" office:value-type="float" office:value="0" calcext:value-type="float">
            <text:p>0</text:p>
          </table:table-cell>
          <table:table-cell table:number-columns-repeated="2" table:style-name="ce35" office:value-type="float" office:value="3" calcext:value-type="float">
            <text:p>3</text:p>
          </table:table-cell>
          <table:table-cell table:number-columns-repeated="3" table:style-name="ce56" office:value-type="float" office:value="0" calcext:value-type="float">
            <text:p>0</text:p>
          </table:table-cell>
          <table:table-cell table:style-name="ce35" office:value-type="float" office:value="0" calcext:value-type="float">
            <text:p>0</text:p>
          </table:table-cell>
          <table:table-cell table:style-name="ce35" office:value-type="float" office:value="3" calcext:value-type="float">
            <text:p>3</text:p>
          </table:table-cell>
          <table:table-cell table:style-name="ce67" office:value-type="float" office:value="3" calcext:value-type="float">
            <text:p>3</text:p>
          </table:table-cell>
          <table:table-cell table:number-columns-repeated="2" table:style-name="ce35" office:value-type="float" office:value="0" calcext:value-type="float">
            <text:p>0</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0" calcext:value-type="float">
            <text:p>0</text:p>
          </table:table-cell>
          <table:table-cell table:number-columns-repeated="2" table:style-name="ce35" office:value-type="float" office:value="3" calcext:value-type="float">
            <text:p>3</text:p>
          </table:table-cell>
          <table:table-cell table:number-columns-repeated="2" table:style-name="ce35" office:value-type="float" office:value="0" calcext:value-type="float">
            <text:p>0</text:p>
          </table:table-cell>
          <table:table-cell table:number-columns-repeated="3" table:style-name="ce35" office:value-type="float" office:value="3" calcext:value-type="float">
            <text:p>3</text:p>
          </table:table-cell>
          <table:table-cell table:number-columns-repeated="940"/>
        </table:table-row>
        <table:table-row table:style-name="ro4">
          <table:table-cell table:style-name="ce23"/>
          <table:table-cell table:number-columns-repeated="3"/>
          <table:table-cell table:style-name="ce12" table:number-columns-repeated="7"/>
          <table:table-cell table:style-name="ce44"/>
          <table:table-cell table:style-name="ce47" table:number-columns-repeated="6"/>
          <table:table-cell table:style-name="ce44"/>
          <table:table-cell table:style-name="ce47"/>
          <table:table-cell table:style-name="ce44" table:number-columns-repeated="2"/>
          <table:table-cell table:style-name="ce47" table:number-columns-repeated="2"/>
          <table:table-cell table:style-name="ce44" table:number-columns-repeated="3"/>
          <table:table-cell table:style-name="ce47" table:number-columns-repeated="2"/>
          <table:table-cell table:style-name="ce12" table:number-columns-repeated="29"/>
          <table:table-cell/>
          <table:table-cell table:style-name="ce12" table:number-columns-repeated="25"/>
          <table:table-cell table:number-columns-repeated="940"/>
        </table:table-row>
        <table:table-row table:style-name="ro4">
          <table:table-cell table:style-name="ce8" office:value-type="string" calcext:value-type="string" table:number-columns-spanned="2" table:number-rows-spanned="1">
            <text:p>Total for Question 3 bonus:</text:p>
          </table:table-cell>
          <table:covered-table-cell table:style-name="ce8"/>
          <table:table-cell table:style-name="ce8"/>
          <table:table-cell table:style-name="ce26" table:formula="of:=SUM([.D67:.D70])" office:value-type="float" office:value="10" calcext:value-type="float">
            <text:p>10</text:p>
          </table:table-cell>
          <table:table-cell table:style-name="ce37" table:formula="of:=SUM([.E67:.E70])" office:value-type="float" office:value="4" calcext:value-type="float">
            <text:p>4</text:p>
          </table:table-cell>
          <table:table-cell table:style-name="ce37" table:formula="of:=SUM([.F67:.F70])" office:value-type="float" office:value="7" calcext:value-type="float">
            <text:p>7</text:p>
          </table:table-cell>
          <table:table-cell table:style-name="ce37" table:formula="of:=SUM([.G67:.G70])" office:value-type="float" office:value="10" calcext:value-type="float">
            <text:p>10</text:p>
          </table:table-cell>
          <table:table-cell table:style-name="ce37" table:formula="of:=SUM([.H67:.H70])" office:value-type="float" office:value="5" calcext:value-type="float">
            <text:p>5</text:p>
          </table:table-cell>
          <table:table-cell table:style-name="ce37" table:formula="of:=SUM([.I67:.I70])" office:value-type="float" office:value="9" calcext:value-type="float">
            <text:p>9</text:p>
          </table:table-cell>
          <table:table-cell table:style-name="ce37" table:formula="of:=SUM([.J67:.J70])" office:value-type="float" office:value="7" calcext:value-type="float">
            <text:p>7</text:p>
          </table:table-cell>
          <table:table-cell table:style-name="ce37" table:formula="of:=SUM([.K67:.K70])" office:value-type="float" office:value="10" calcext:value-type="float">
            <text:p>10</text:p>
          </table:table-cell>
          <table:table-cell table:style-name="ce46" table:formula="of:=SUM([.L67:.L70])" office:value-type="float" office:value="10" calcext:value-type="float">
            <text:p>10</text:p>
          </table:table-cell>
          <table:table-cell table:style-name="ce50" table:formula="of:=SUM([.M67:.M70])" office:value-type="float" office:value="10" calcext:value-type="float">
            <text:p>10</text:p>
          </table:table-cell>
          <table:table-cell table:style-name="ce50" table:formula="of:=SUM([.N67:.N70])" office:value-type="float" office:value="10" calcext:value-type="float">
            <text:p>10</text:p>
          </table:table-cell>
          <table:table-cell table:style-name="ce50" table:formula="of:=SUM([.O67:.O70])" office:value-type="float" office:value="9" calcext:value-type="float">
            <text:p>9</text:p>
          </table:table-cell>
          <table:table-cell table:style-name="ce50" table:formula="of:=SUM([.P67:.P70])" office:value-type="float" office:value="7" calcext:value-type="float">
            <text:p>7</text:p>
          </table:table-cell>
          <table:table-cell table:style-name="ce50" table:formula="of:=SUM([.Q67:.Q70])" office:value-type="float" office:value="7" calcext:value-type="float">
            <text:p>7</text:p>
          </table:table-cell>
          <table:table-cell table:style-name="ce50" table:formula="of:=SUM([.R67:.R70])" office:value-type="float" office:value="5" calcext:value-type="float">
            <text:p>5</text:p>
          </table:table-cell>
          <table:table-cell table:style-name="ce46" table:formula="of:=SUM([.S67:.S70])" office:value-type="float" office:value="0" calcext:value-type="float">
            <text:p>0</text:p>
          </table:table-cell>
          <table:table-cell table:style-name="ce50" table:formula="of:=SUM([.T67:.T70])" office:value-type="float" office:value="9" calcext:value-type="float">
            <text:p>9</text:p>
          </table:table-cell>
          <table:table-cell table:style-name="ce46" table:formula="of:=SUM([.U67:.U70])" office:value-type="float" office:value="0" calcext:value-type="float">
            <text:p>0</text:p>
          </table:table-cell>
          <table:table-cell table:style-name="ce46" table:formula="of:=SUM([.V67:.V70])" office:value-type="float" office:value="7" calcext:value-type="float">
            <text:p>7</text:p>
          </table:table-cell>
          <table:table-cell table:style-name="ce50" table:formula="of:=SUM([.W67:.W70])" office:value-type="float" office:value="8.5" calcext:value-type="float">
            <text:p>8.5</text:p>
          </table:table-cell>
          <table:table-cell table:style-name="ce50" table:formula="of:=SUM([.X67:.X70])" office:value-type="float" office:value="10" calcext:value-type="float">
            <text:p>10</text:p>
          </table:table-cell>
          <table:table-cell table:style-name="ce46" table:formula="of:=SUM([.Y67:.Y70])" office:value-type="float" office:value="10" calcext:value-type="float">
            <text:p>10</text:p>
          </table:table-cell>
          <table:table-cell table:style-name="ce46" table:formula="of:=SUM([.Z67:.Z70])" office:value-type="float" office:value="10" calcext:value-type="float">
            <text:p>10</text:p>
          </table:table-cell>
          <table:table-cell table:style-name="ce46" table:formula="of:=SUM([.AA67:.AA70])" office:value-type="float" office:value="5" calcext:value-type="float">
            <text:p>5</text:p>
          </table:table-cell>
          <table:table-cell table:style-name="ce50" table:formula="of:=SUM([.AB67:.AB70])" office:value-type="float" office:value="10" calcext:value-type="float">
            <text:p>10</text:p>
          </table:table-cell>
          <table:table-cell table:style-name="ce50" table:formula="of:=SUM([.AC67:.AC70])" office:value-type="float" office:value="10" calcext:value-type="float">
            <text:p>10</text:p>
          </table:table-cell>
          <table:table-cell table:style-name="ce37" table:formula="of:=SUM([.AD67:.AD70])" office:value-type="float" office:value="10" calcext:value-type="float">
            <text:p>10</text:p>
          </table:table-cell>
          <table:table-cell table:style-name="ce37" table:formula="of:=SUM([.AE67:.AE70])" office:value-type="float" office:value="5" calcext:value-type="float">
            <text:p>5</text:p>
          </table:table-cell>
          <table:table-cell table:style-name="ce37" table:formula="of:=SUM([.AF67:.AF70])" office:value-type="float" office:value="4" calcext:value-type="float">
            <text:p>4</text:p>
          </table:table-cell>
          <table:table-cell table:style-name="ce37" table:formula="of:=SUM([.AG67:.AG70])" office:value-type="float" office:value="5" calcext:value-type="float">
            <text:p>5</text:p>
          </table:table-cell>
          <table:table-cell table:style-name="ce37" table:formula="of:=SUM([.AH67:.AH70])" office:value-type="float" office:value="4" calcext:value-type="float">
            <text:p>4</text:p>
          </table:table-cell>
          <table:table-cell table:style-name="ce37" table:formula="of:=SUM([.AI67:.AI70])" office:value-type="float" office:value="4" calcext:value-type="float">
            <text:p>4</text:p>
          </table:table-cell>
          <table:table-cell table:style-name="ce37" table:formula="of:=SUM([.AJ67:.AJ70])" office:value-type="float" office:value="10" calcext:value-type="float">
            <text:p>10</text:p>
          </table:table-cell>
          <table:table-cell table:style-name="ce37" table:formula="of:=SUM([.AK67:.AK70])" office:value-type="float" office:value="10" calcext:value-type="float">
            <text:p>10</text:p>
          </table:table-cell>
          <table:table-cell table:style-name="ce37" table:formula="of:=SUM([.AL67:.AL70])" office:value-type="float" office:value="10" calcext:value-type="float">
            <text:p>10</text:p>
          </table:table-cell>
          <table:table-cell table:style-name="ce37" table:formula="of:=SUM([.AM67:.AM70])" office:value-type="float" office:value="10" calcext:value-type="float">
            <text:p>10</text:p>
          </table:table-cell>
          <table:table-cell table:style-name="ce37" table:formula="of:=SUM([.AN67:.AN70])" office:value-type="float" office:value="10" calcext:value-type="float">
            <text:p>10</text:p>
          </table:table-cell>
          <table:table-cell table:style-name="ce37" table:formula="of:=SUM([.AO67:.AO70])" office:value-type="float" office:value="8" calcext:value-type="float">
            <text:p>8</text:p>
          </table:table-cell>
          <table:table-cell table:style-name="ce37" table:formula="of:=SUM([.AP67:.AP70])" office:value-type="float" office:value="10" calcext:value-type="float">
            <text:p>10</text:p>
          </table:table-cell>
          <table:table-cell table:style-name="ce37" table:formula="of:=SUM([.AQ67:.AQ70])" office:value-type="float" office:value="4" calcext:value-type="float">
            <text:p>4</text:p>
          </table:table-cell>
          <table:table-cell table:style-name="ce37" table:formula="of:=SUM([.AR67:.AR70])" office:value-type="float" office:value="4" calcext:value-type="float">
            <text:p>4</text:p>
          </table:table-cell>
          <table:table-cell table:style-name="ce37" table:formula="of:=SUM([.AS67:.AS70])" office:value-type="float" office:value="9" calcext:value-type="float">
            <text:p>9</text:p>
          </table:table-cell>
          <table:table-cell table:style-name="ce37" table:formula="of:=SUM([.AT67:.AT70])" office:value-type="float" office:value="10" calcext:value-type="float">
            <text:p>10</text:p>
          </table:table-cell>
          <table:table-cell table:style-name="ce37" table:formula="of:=SUM([.AU67:.AU70])" office:value-type="float" office:value="10" calcext:value-type="float">
            <text:p>10</text:p>
          </table:table-cell>
          <table:table-cell table:style-name="ce37" table:formula="of:=SUM([.AV67:.AV70])" office:value-type="float" office:value="7" calcext:value-type="float">
            <text:p>7</text:p>
          </table:table-cell>
          <table:table-cell table:style-name="ce37" table:formula="of:=SUM([.AW67:.AW70])" office:value-type="float" office:value="10" calcext:value-type="float">
            <text:p>10</text:p>
          </table:table-cell>
          <table:table-cell table:style-name="ce37" table:formula="of:=SUM([.AX67:.AX70])" office:value-type="float" office:value="10" calcext:value-type="float">
            <text:p>10</text:p>
          </table:table-cell>
          <table:table-cell table:style-name="ce37" table:formula="of:=SUM([.AY67:.AY70])" office:value-type="float" office:value="10" calcext:value-type="float">
            <text:p>10</text:p>
          </table:table-cell>
          <table:table-cell table:style-name="ce37" table:formula="of:=SUM([.AZ67:.AZ70])" office:value-type="float" office:value="10" calcext:value-type="float">
            <text:p>10</text:p>
          </table:table-cell>
          <table:table-cell table:style-name="ce37" table:formula="of:=SUM([.BA67:.BA70])" office:value-type="float" office:value="0" calcext:value-type="float">
            <text:p>0</text:p>
          </table:table-cell>
          <table:table-cell table:style-name="ce37" table:formula="of:=SUM([.BB67:.BB70])" office:value-type="float" office:value="7" calcext:value-type="float">
            <text:p>7</text:p>
          </table:table-cell>
          <table:table-cell table:style-name="ce37" table:formula="of:=SUM([.BC67:.BC70])" office:value-type="float" office:value="10" calcext:value-type="float">
            <text:p>10</text:p>
          </table:table-cell>
          <table:table-cell table:style-name="ce37" table:formula="of:=SUM([.BD67:.BD70])" office:value-type="float" office:value="7" calcext:value-type="float">
            <text:p>7</text:p>
          </table:table-cell>
          <table:table-cell table:style-name="ce37" table:formula="of:=SUM([.BE67:.BE70])" office:value-type="float" office:value="10" calcext:value-type="float">
            <text:p>10</text:p>
          </table:table-cell>
          <table:table-cell table:style-name="ce37" table:formula="of:=SUM([.BF67:.BF70])" office:value-type="float" office:value="5" calcext:value-type="float">
            <text:p>5</text:p>
          </table:table-cell>
          <table:table-cell table:style-name="ce37" table:formula="of:=SUM([.BG67:.BG70])" office:value-type="float" office:value="4" calcext:value-type="float">
            <text:p>4</text:p>
          </table:table-cell>
          <table:table-cell table:style-name="ce37" table:formula="of:=SUM([.BH67:.BH70])" office:value-type="float" office:value="9" calcext:value-type="float">
            <text:p>9</text:p>
          </table:table-cell>
          <table:table-cell table:style-name="ce37" table:formula="of:=SUM([.BI67:.BI70])" office:value-type="float" office:value="4" calcext:value-type="float">
            <text:p>4</text:p>
          </table:table-cell>
          <table:table-cell table:style-name="ce37" table:formula="of:=SUM([.BJ67:.BJ70])" office:value-type="float" office:value="0" calcext:value-type="float">
            <text:p>0</text:p>
          </table:table-cell>
          <table:table-cell table:style-name="ce37" table:formula="of:=SUM([.BK67:.BK70])" office:value-type="float" office:value="4" calcext:value-type="float">
            <text:p>4</text:p>
          </table:table-cell>
          <table:table-cell table:style-name="ce37" table:formula="of:=SUM([.BL67:.BL70])" office:value-type="float" office:value="10" calcext:value-type="float">
            <text:p>10</text:p>
          </table:table-cell>
          <table:table-cell table:style-name="ce37" table:formula="of:=SUM([.BM67:.BM70])" office:value-type="float" office:value="10" calcext:value-type="float">
            <text:p>10</text:p>
          </table:table-cell>
          <table:table-cell table:style-name="ce37" table:formula="of:=SUM([.BN67:.BN70])" office:value-type="float" office:value="0" calcext:value-type="float">
            <text:p>0</text:p>
          </table:table-cell>
          <table:table-cell table:style-name="ce37" table:formula="of:=SUM([.BO67:.BO70])" office:value-type="float" office:value="0" calcext:value-type="float">
            <text:p>0</text:p>
          </table:table-cell>
          <table:table-cell table:style-name="ce37" table:formula="of:=SUM([.BP67:.BP70])" office:value-type="float" office:value="0" calcext:value-type="float">
            <text:p>0</text:p>
          </table:table-cell>
          <table:table-cell table:style-name="ce37" table:formula="of:=SUM([.BQ67:.BQ70])" office:value-type="float" office:value="4" calcext:value-type="float">
            <text:p>4</text:p>
          </table:table-cell>
          <table:table-cell table:style-name="ce37" table:formula="of:=SUM([.BR67:.BR70])" office:value-type="float" office:value="10" calcext:value-type="float">
            <text:p>10</text:p>
          </table:table-cell>
          <table:table-cell table:style-name="ce37" table:formula="of:=SUM([.BS67:.BS70])" office:value-type="float" office:value="8" calcext:value-type="float">
            <text:p>8</text:p>
          </table:table-cell>
          <table:table-cell table:style-name="ce37" table:formula="of:=SUM([.BT67:.BT70])" office:value-type="float" office:value="5" calcext:value-type="float">
            <text:p>5</text:p>
          </table:table-cell>
          <table:table-cell table:style-name="ce37" table:formula="of:=SUM([.BU67:.BU70])" office:value-type="float" office:value="4" calcext:value-type="float">
            <text:p>4</text:p>
          </table:table-cell>
          <table:table-cell table:style-name="ce37" table:formula="of:=SUM([.BV67:.BV70])" office:value-type="float" office:value="10" calcext:value-type="float">
            <text:p>10</text:p>
          </table:table-cell>
          <table:table-cell table:style-name="ce37" table:formula="of:=SUM([.BW67:.BW70])" office:value-type="float" office:value="9" calcext:value-type="float">
            <text:p>9</text:p>
          </table:table-cell>
          <table:table-cell table:style-name="ce37" table:formula="of:=SUM([.BX67:.BX70])" office:value-type="float" office:value="10" calcext:value-type="float">
            <text:p>10</text:p>
          </table:table-cell>
          <table:table-cell table:style-name="ce37" table:formula="of:=SUM([.BY67:.BY70])" office:value-type="float" office:value="4" calcext:value-type="float">
            <text:p>4</text:p>
          </table:table-cell>
          <table:table-cell table:style-name="ce37" table:formula="of:=SUM([.BZ67:.BZ70])" office:value-type="float" office:value="9" calcext:value-type="float">
            <text:p>9</text:p>
          </table:table-cell>
          <table:table-cell table:style-name="ce37" table:formula="of:=SUM([.CA67:.CA70])" office:value-type="float" office:value="10" calcext:value-type="float">
            <text:p>10</text:p>
          </table:table-cell>
          <table:table-cell table:style-name="ce37" table:formula="of:=SUM([.CB67:.CB70])" office:value-type="float" office:value="3" calcext:value-type="float">
            <text:p>3</text:p>
          </table:table-cell>
          <table:table-cell table:style-name="ce37" table:formula="of:=SUM([.CC67:.CC70])" office:value-type="float" office:value="4" calcext:value-type="float">
            <text:p>4</text:p>
          </table:table-cell>
          <table:table-cell table:style-name="ce37" table:formula="of:=SUM([.CD67:.CD70])" office:value-type="float" office:value="10" calcext:value-type="float">
            <text:p>10</text:p>
          </table:table-cell>
          <table:table-cell table:style-name="ce37" table:formula="of:=SUM([.CE67:.CE70])" office:value-type="float" office:value="10" calcext:value-type="float">
            <text:p>10</text:p>
          </table:table-cell>
          <table:table-cell table:style-name="ce37" table:formula="of:=SUM([.CF67:.CF70])" office:value-type="float" office:value="10" calcext:value-type="float">
            <text:p>10</text:p>
          </table:table-cell>
          <table:table-cell table:number-columns-repeated="940"/>
        </table:table-row>
        <table:table-row table:style-name="ro4">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office:value-type="string" calcext:value-type="string">
            <text:p>RMSE</text:p>
          </table:table-cell>
          <table:table-cell office:value-type="string" calcext:value-type="string">
            <text:p>RMSE score with <text:span text:style-name="T12">competition code</text:span></text:p>
          </table:table-cell>
          <table:table-cell table:number-columns-repeated="2"/>
          <table:table-cell table:style-name="ce127" office:value-type="float" office:value="0.577332" calcext:value-type="float">
            <text:p>0.577332</text:p>
          </table:table-cell>
          <table:table-cell table:style-name="ce127" office:value-type="float" office:value="1.123733" calcext:value-type="float">
            <text:p>1.123733</text:p>
          </table:table-cell>
          <table:table-cell table:style-name="ce127" office:value-type="float" office:value="0.115048" calcext:value-type="float">
            <text:p>0.115048</text:p>
          </table:table-cell>
          <table:table-cell table:style-name="ce127" office:value-type="string" calcext:value-type="string">
            <text:p>n/a</text:p>
          </table:table-cell>
          <table:table-cell table:style-name="ce127" office:value-type="float" office:value="0.120117" calcext:value-type="float">
            <text:p>0.120117</text:p>
          </table:table-cell>
          <table:table-cell table:style-name="ce127" office:value-type="float" office:value="0.139373" calcext:value-type="float">
            <text:p>0.139373</text:p>
          </table:table-cell>
          <table:table-cell table:style-name="ce127" office:value-type="float" office:value="0.103784" calcext:value-type="float">
            <text:p>0.103784</text:p>
          </table:table-cell>
          <table:table-cell table:style-name="ce127" office:value-type="float" office:value="0.09646" calcext:value-type="float">
            <text:p>0.09646</text:p>
          </table:table-cell>
          <table:table-cell table:style-name="ce49" office:value-type="float" office:value="0.105469" calcext:value-type="float">
            <text:p>0.105469</text:p>
          </table:table-cell>
          <table:table-cell table:style-name="ce49" office:value-type="float" office:value="0.107399" calcext:value-type="float">
            <text:p>0.107399</text:p>
          </table:table-cell>
          <table:table-cell table:style-name="ce49" office:value-type="float" office:value="0.120654" calcext:value-type="float">
            <text:p>0.120654</text:p>
          </table:table-cell>
          <table:table-cell table:style-name="ce49" office:value-type="float" office:value="0.161707" calcext:value-type="float">
            <text:p>0.161707</text:p>
          </table:table-cell>
          <table:table-cell table:style-name="ce49" office:value-type="float" office:value="0.112672" calcext:value-type="float">
            <text:p>0.112672</text:p>
          </table:table-cell>
          <table:table-cell table:style-name="ce49" office:value-type="float" office:value="0.286794" calcext:value-type="float">
            <text:p>0.286794</text:p>
          </table:table-cell>
          <table:table-cell table:style-name="ce153" office:value-type="string" calcext:value-type="string">
            <text:p>n/a</text:p>
          </table:table-cell>
          <table:table-cell table:style-name="ce49" office:value-type="float" office:value="0.116378" calcext:value-type="float">
            <text:p>0.116378</text:p>
          </table:table-cell>
          <table:table-cell table:style-name="ce153" office:value-type="string" calcext:value-type="string">
            <text:p>n/a</text:p>
          </table:table-cell>
          <table:table-cell table:style-name="ce127" office:value-type="float" office:value="0.312786" calcext:value-type="float">
            <text:p>0.312786</text:p>
          </table:table-cell>
          <table:table-cell table:style-name="ce49" office:value-type="float" office:value="0.106096" calcext:value-type="float">
            <text:p>0.106096</text:p>
          </table:table-cell>
          <table:table-cell table:style-name="ce49" office:value-type="float" office:value="0.10468" calcext:value-type="float">
            <text:p>0.10468</text:p>
          </table:table-cell>
          <table:table-cell table:style-name="ce127" office:value-type="float" office:value="0.117107" calcext:value-type="float">
            <text:p>0.117107</text:p>
          </table:table-cell>
          <table:table-cell table:style-name="ce127" office:value-type="float" office:value="0.106472" calcext:value-type="float">
            <text:p>0.106472</text:p>
          </table:table-cell>
          <table:table-cell table:style-name="ce127" office:value-type="string" calcext:value-type="string">
            <office:annotation draw:style-name="gr96" draw:text-style-name="P10" svg:width="28.99mm" svg:height="21.76mm" svg:x="173.37mm" svg:y="570.18mm" draw:caption-point-x="-6.1mm" draw:caption-point-y="15.33mm">
              <dc:date>2021-04-24T00:00:00</dc:date>
              <text:p text:style-name="P9"><text:span text:style-name="T5">couldn’t run the </text:span><text:span text:style-name="T5">competition code </text:span><text:span text:style-name="T5">due to many </text:span><text:span text:style-name="T5">modifications in </text:span><text:span text:style-name="T5">the original code</text:span></text:p>
            </office:annotation>
            <text:p>n/a</text:p>
          </table:table-cell>
          <table:table-cell table:style-name="ce49" office:value-type="float" office:value="0.089049" calcext:value-type="float">
            <text:p>0.089049</text:p>
          </table:table-cell>
          <table:table-cell table:style-name="ce49" office:value-type="float" office:value="0.105584" calcext:value-type="float">
            <text:p>0.105584</text:p>
          </table:table-cell>
          <table:table-cell table:style-name="ce127" office:value-type="float" office:value="0.111302" calcext:value-type="float">
            <text:p>0.111302</text:p>
          </table:table-cell>
          <table:table-cell table:style-name="ce127" office:value-type="string" calcext:value-type="string">
            <office:annotation draw:style-name="gr95" draw:text-style-name="P10" svg:width="28.99mm" svg:height="13.86mm" svg:x="173.37mm" svg:y="570.18mm" draw:caption-point-x="-6.1mm" draw:caption-point-y="15.33mm">
              <dc:date>2021-04-24T00:00:00</dc:date>
              <text:p text:style-name="P9"><text:span text:style-name="T5">Cannot run </text:span><text:span text:style-name="T5">because file is </text:span><text:span text:style-name="T5">missing</text:span></text:p>
            </office:annotation>
            <text:p>n/a</text:p>
          </table:table-cell>
          <table:table-cell table:style-name="ce127" office:value-type="float" office:value="1.311474" calcext:value-type="float">
            <text:p>1.311474</text:p>
          </table:table-cell>
          <table:table-cell table:style-name="ce127" office:value-type="string" calcext:value-type="string">
            <text:p>n/a</text:p>
          </table:table-cell>
          <table:table-cell table:style-name="ce127" office:value-type="float" office:value="0.1144" calcext:value-type="float">
            <text:p>0.1144</text:p>
          </table:table-cell>
          <table:table-cell table:style-name="ce127" office:value-type="string" calcext:value-type="string">
            <text:p>n/a</text:p>
          </table:table-cell>
          <table:table-cell table:style-name="ce127" office:value-type="float" office:value="0.110034" calcext:value-type="float">
            <text:p>0.110034</text:p>
          </table:table-cell>
          <table:table-cell table:style-name="ce127" office:value-type="float" office:value="0.121651" calcext:value-type="float">
            <text:p>0.121651</text:p>
          </table:table-cell>
          <table:table-cell table:style-name="ce127" office:value-type="float" office:value="0.105783" calcext:value-type="float">
            <text:p>0.105783</text:p>
          </table:table-cell>
          <table:table-cell table:style-name="ce127" office:value-type="float" office:value="0.107888" calcext:value-type="float">
            <text:p>0.107888</text:p>
          </table:table-cell>
          <table:table-cell table:style-name="ce127" office:value-type="float" office:value="0.133716" calcext:value-type="float">
            <text:p>0.133716</text:p>
          </table:table-cell>
          <table:table-cell table:style-name="ce127" office:value-type="float" office:value="0.17297" calcext:value-type="float">
            <text:p>0.17297</text:p>
          </table:table-cell>
          <table:table-cell table:style-name="ce127" office:value-type="float" office:value="0.113481" calcext:value-type="float">
            <text:p>0.113481</text:p>
          </table:table-cell>
          <table:table-cell table:number-columns-repeated="2" table:style-name="ce127" office:value-type="string" calcext:value-type="string">
            <text:p>n/a</text:p>
          </table:table-cell>
          <table:table-cell table:style-name="ce127" office:value-type="float" office:value="0.105483" calcext:value-type="float">
            <text:p>0.105483</text:p>
          </table:table-cell>
          <table:table-cell table:style-name="ce127" office:value-type="float" office:value="0.107696" calcext:value-type="float">
            <text:p>0.107696</text:p>
          </table:table-cell>
          <table:table-cell table:style-name="ce127" office:value-type="float" office:value="0.10387" calcext:value-type="float">
            <text:p>0.10387</text:p>
          </table:table-cell>
          <table:table-cell table:style-name="ce127" office:value-type="float" office:value="0.148891" calcext:value-type="float">
            <text:p>0.148891</text:p>
          </table:table-cell>
          <table:table-cell table:style-name="ce127" office:value-type="float" office:value="0.109933" calcext:value-type="float">
            <text:p>0.109933</text:p>
          </table:table-cell>
          <table:table-cell table:style-name="ce127" office:value-type="float" office:value="0.105014" calcext:value-type="float">
            <text:p>0.105014</text:p>
          </table:table-cell>
          <table:table-cell table:style-name="ce127" office:value-type="float" office:value="0.105544" calcext:value-type="float">
            <text:p>0.105544</text:p>
          </table:table-cell>
          <table:table-cell table:style-name="ce127" office:value-type="float" office:value="0.112074" calcext:value-type="float">
            <text:p>0.112074</text:p>
          </table:table-cell>
          <table:table-cell table:style-name="ce127" office:value-type="string" calcext:value-type="string">
            <text:p>n/a</text:p>
          </table:table-cell>
          <table:table-cell table:style-name="ce127" office:value-type="float" office:value="0.132929" calcext:value-type="float">
            <text:p>0.132929</text:p>
          </table:table-cell>
          <table:table-cell table:style-name="ce127" office:value-type="float" office:value="0.100414" calcext:value-type="float">
            <text:p>0.100414</text:p>
          </table:table-cell>
          <table:table-cell table:style-name="ce127" office:value-type="float" office:value="0.127277" calcext:value-type="float">
            <text:p>0.127277</text:p>
          </table:table-cell>
          <table:table-cell table:style-name="ce127" office:value-type="float" office:value="0.112165" calcext:value-type="float">
            <text:p>0.112165</text:p>
          </table:table-cell>
          <table:table-cell table:style-name="ce127" office:value-type="float" office:value="0.161757" calcext:value-type="float">
            <text:p>0.161757</text:p>
          </table:table-cell>
          <table:table-cell table:style-name="ce127" office:value-type="string" calcext:value-type="string">
            <text:p>n/a</text:p>
          </table:table-cell>
          <table:table-cell table:style-name="ce127" office:value-type="float" office:value="0.10593" calcext:value-type="float">
            <text:p>0.10593</text:p>
          </table:table-cell>
          <table:table-cell table:style-name="ce127" office:value-type="string" calcext:value-type="string">
            <text:p>n/a</text:p>
          </table:table-cell>
          <table:table-cell table:style-name="ce153" office:value-type="string" calcext:value-type="string">
            <text:p>n/a</text:p>
          </table:table-cell>
          <table:table-cell table:style-name="ce127" office:value-type="string" calcext:value-type="string">
            <text:p>n/a</text:p>
          </table:table-cell>
          <table:table-cell table:style-name="ce127" office:value-type="float" office:value="0.111619" calcext:value-type="float">
            <text:p>0.111619</text:p>
          </table:table-cell>
          <table:table-cell table:style-name="ce127" office:value-type="float" office:value="0.102349" calcext:value-type="float">
            <text:p>0.102349</text:p>
          </table:table-cell>
          <table:table-cell table:number-columns-repeated="3" table:style-name="ce153" office:value-type="string" calcext:value-type="string">
            <text:p>n/a</text:p>
          </table:table-cell>
          <table:table-cell table:style-name="ce127" office:value-type="string" calcext:value-type="string">
            <text:p>n/a</text:p>
          </table:table-cell>
          <table:table-cell table:style-name="ce127" office:value-type="float" office:value="0.121944" calcext:value-type="float">
            <text:p>0.121944</text:p>
          </table:table-cell>
          <table:table-cell table:style-name="ce67" office:value-type="float" office:value="0.672593" calcext:value-type="float">
            <text:p>0.672593</text:p>
          </table:table-cell>
          <table:table-cell table:style-name="ce127" office:value-type="float" office:value="0.185042" calcext:value-type="float">
            <text:p>0.185042</text:p>
          </table:table-cell>
          <table:table-cell table:style-name="ce127" office:value-type="string" calcext:value-type="string">
            <text:p>n/a</text:p>
          </table:table-cell>
          <table:table-cell table:style-name="ce127" office:value-type="float" office:value="0.117495" calcext:value-type="float">
            <text:p>0.117495</text:p>
          </table:table-cell>
          <table:table-cell table:style-name="ce127" office:value-type="float" office:value="0.118331" calcext:value-type="float">
            <text:p>0.118331</text:p>
          </table:table-cell>
          <table:table-cell table:style-name="ce127" office:value-type="float" office:value="0.112233" calcext:value-type="float">
            <text:p>0.112233</text:p>
          </table:table-cell>
          <table:table-cell table:style-name="ce127" office:value-type="string" calcext:value-type="string">
            <text:p>n/a</text:p>
          </table:table-cell>
          <table:table-cell table:style-name="ce127" office:value-type="float" office:value="0.097492" calcext:value-type="float">
            <text:p>0.097492</text:p>
          </table:table-cell>
          <table:table-cell table:style-name="ce127" office:value-type="float" office:value="0.111646" calcext:value-type="float">
            <text:p>0.111646</text:p>
          </table:table-cell>
          <table:table-cell table:number-columns-repeated="2" table:style-name="ce127" office:value-type="string" calcext:value-type="string">
            <text:p>n/a</text:p>
          </table:table-cell>
          <table:table-cell table:style-name="ce127" office:value-type="float" office:value="0.104187" calcext:value-type="float">
            <text:p>0.104187</text:p>
          </table:table-cell>
          <table:table-cell table:style-name="ce127" office:value-type="float" office:value="0.105484" calcext:value-type="float">
            <text:p>0.105484</text:p>
          </table:table-cell>
          <table:table-cell table:style-name="ce127" office:value-type="float" office:value="0.087606" calcext:value-type="float">
            <text:p>0.087606</text:p>
          </table:table-cell>
          <table:table-cell table:number-columns-repeated="940"/>
        </table:table-row>
        <table:table-row table:style-name="ro4">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5">
          <table:table-cell office:value-type="string" calcext:value-type="string">
            <text:p>Rank for 3.3</text:p>
          </table:table-cell>
          <table:table-cell table:style-name="ce17" office:value-type="string" calcext:value-type="string">
            <text:p>Assign 10 marks to the group with the lowest RMSE score, decrease score by 1 for the next 9 groups</text:p>
          </table:table-cell>
          <table:table-cell/>
          <table:table-cell office:value-type="float" office:value="0" calcext:value-type="float">
            <text:p>0</text:p>
          </table:table-cell>
          <table:table-cell table:number-columns-repeated="6" table:style-name="ce35" office:value-type="float" office:value="0" calcext:value-type="float">
            <text:p>0</text:p>
          </table:table-cell>
          <table:table-cell table:style-name="ce35" office:value-type="float" office:value="4" calcext:value-type="float">
            <text:p>4</text:p>
          </table:table-cell>
          <table:table-cell table:style-name="ce35" office:value-type="float" office:value="8" calcext:value-type="float">
            <text:p>8</text:p>
          </table:table-cell>
          <table:table-cell table:number-columns-repeated="6" table:style-name="ce49" office:value-type="float" office:value="0" calcext:value-type="float">
            <text:p>0</text:p>
          </table:table-cell>
          <table:table-cell table:style-name="ce35" office:value-type="float" office:value="0" calcext:value-type="float">
            <text:p>0</text:p>
          </table:table-cell>
          <table:table-cell table:style-name="ce49" office:value-type="float" office:value="0" calcext:value-type="float">
            <text:p>0</text:p>
          </table:table-cell>
          <table:table-cell table:number-columns-repeated="2" table:style-name="ce35" office:value-type="float" office:value="0" calcext:value-type="float">
            <text:p>0</text:p>
          </table:table-cell>
          <table:table-cell table:style-name="ce49" office:value-type="float" office:value="0" calcext:value-type="float">
            <text:p>0</text:p>
          </table:table-cell>
          <table:table-cell table:style-name="ce49" office:value-type="float" office:value="1" calcext:value-type="float">
            <text:p>1</text:p>
          </table:table-cell>
          <table:table-cell table:number-columns-repeated="3" table:style-name="ce35" office:value-type="float" office:value="0" calcext:value-type="float">
            <text:p>0</text:p>
          </table:table-cell>
          <table:table-cell table:style-name="ce49" office:value-type="float" office:value="9" calcext:value-type="float">
            <text:p>9</text:p>
          </table:table-cell>
          <table:table-cell table:style-name="ce49" office:value-type="float" office:value="0" calcext:value-type="float">
            <text:p>0</text:p>
          </table:table-cell>
          <table:table-cell table:number-columns-repeated="17" table:style-name="ce35" office:value-type="float" office:value="0" calcext:value-type="float">
            <text:p>0</text:p>
          </table:table-cell>
          <table:table-cell table:style-name="ce35" office:value-type="float" office:value="3" calcext:value-type="float">
            <text:p>3</text:p>
          </table:table-cell>
          <table:table-cell table:number-columns-repeated="7" table:style-name="ce35" office:value-type="float" office:value="0" calcext:value-type="float">
            <text:p>0</text:p>
          </table:table-cell>
          <table:table-cell table:style-name="ce35" office:value-type="float" office:value="6" calcext:value-type="float">
            <text:p>6</text:p>
          </table:table-cell>
          <table:table-cell table:number-columns-repeated="9" table:style-name="ce35" office:value-type="float" office:value="0" calcext:value-type="float">
            <text:p>0</text:p>
          </table:table-cell>
          <table:table-cell table:style-name="ce35" office:value-type="float" office:value="5" calcext:value-type="float">
            <text:p>5</text:p>
          </table:table-cell>
          <table:table-cell table:number-columns-repeated="12" table:style-name="ce35" office:value-type="float" office:value="0" calcext:value-type="float">
            <text:p>0</text:p>
          </table:table-cell>
          <table:table-cell table:style-name="ce35" office:value-type="float" office:value="7" calcext:value-type="float">
            <text:p>7</text:p>
          </table:table-cell>
          <table:table-cell table:number-columns-repeated="3"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10" calcext:value-type="float">
            <text:p>10</text:p>
          </table:table-cell>
          <table:table-cell table:number-columns-repeated="940"/>
        </table:table-row>
        <table:table-row table:style-name="ro4">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table:style-name="ce6" office:value-type="string" calcext:value-type="string" table:number-columns-spanned="4" table:number-rows-spanned="1">
            <text:p>Report</text:p>
          </table:table-cell>
          <table:covered-table-cell table:number-columns-repeated="3" table:style-name="ce6"/>
          <table:table-cell table:style-name="ce128" office:value-type="string" calcext:value-type="string" table:number-columns-spanned="80" table:number-rows-spanned="1">
            <text:p>Report</text:p>
          </table:table-cell>
          <table:covered-table-cell table:number-columns-repeated="79" table:style-name="ce128"/>
          <table:table-cell table:number-columns-repeated="940"/>
        </table:table-row>
        <table:table-row table:style-name="ro4">
          <table:table-cell table:number-columns-repeated="12"/>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19">
          <table:table-cell office:value-type="string" calcext:value-type="string">
            <text:p>Cover page</text:p>
          </table:table-cell>
          <table:table-cell table:style-name="ce18" office:value-type="string" calcext:value-type="string">
            <text:p>Includes course code, appropriate title, date, student names &amp; numbers</text:p>
          </table:table-cell>
          <table:table-cell table:style-name="ce12"/>
          <table:table-cell table:style-name="ce25" office:value-type="float" office:value="1" calcext:value-type="float">
            <text:p>1</text:p>
          </table:table-cell>
          <table:table-cell table:style-name="ce40" office:value-type="float" office:value="1" calcext:value-type="float">
            <text:p>1</text:p>
          </table:table-cell>
          <table:table-cell table:style-name="ce40" office:value-type="float" office:value="0" calcext:value-type="float">
            <office:annotation draw:style-name="gr3" draw:text-style-name="P4" svg:width="28.98mm" svg:height="13.97mm" svg:x="173.19mm" svg:y="601.74mm" draw:caption-point-x="-5.92mm" draw:caption-point-y="15.52mm">
              <dc:date>2021-04-21T00:00:00</dc:date>
              <text:p text:style-name="P3"><text:span text:style-name="T2">Missing date and </text:span><text:span text:style-name="T2">coure code</text:span></text:p>
              <text:p text:style-name="P3"><text:span text:style-name="T2"/></text:p>
            </office:annotation>
            <text:p>0</text:p>
          </table:table-cell>
          <table:table-cell table:number-columns-repeated="6" table:style-name="ce40" office:value-type="float" office:value="1" calcext:value-type="float">
            <text:p>1</text:p>
          </table:table-cell>
          <table:table-cell table:style-name="ce40" office:value-type="float" office:value="0.5" calcext:value-type="float">
            <office:annotation draw:style-name="gr41" draw:text-style-name="P4" svg:width="29.02mm" svg:height="9.91mm" svg:x="173.19mm" svg:y="601.71mm" draw:caption-point-x="-5.92mm" draw:caption-point-y="15.55mm">
              <dc:date>2021-04-21T00:00:00</dc:date>
              <text:p text:style-name="P3"><text:span text:style-name="T2">Missing only </text:span><text:span text:style-name="T2">course code</text:span></text:p>
            </office:annotation>
            <text:p>0.5</text:p>
          </table:table-cell>
          <table:table-cell table:number-columns-repeated="5" table:style-name="ce40" office:value-type="float" office:value="1" calcext:value-type="float">
            <text:p>1</text:p>
          </table:table-cell>
          <table:table-cell table:style-name="ce56" office:value-type="float" office:value="0" calcext:value-type="float">
            <text:p>0</text:p>
          </table:table-cell>
          <table:table-cell table:style-name="ce40" office:value-type="float" office:value="1" calcext:value-type="float">
            <text:p>1</text:p>
          </table:table-cell>
          <table:table-cell table:style-name="ce56" office:value-type="float" office:value="0" calcext:value-type="float">
            <text:p>0</text:p>
          </table:table-cell>
          <table:table-cell table:style-name="ce40" office:value-type="float" office:value="0.5" calcext:value-type="float">
            <office:annotation draw:style-name="gr41" draw:text-style-name="P4" svg:width="29.02mm" svg:height="9.91mm" svg:x="173.19mm" svg:y="601.71mm" draw:caption-point-x="-5.92mm" draw:caption-point-y="15.55mm">
              <dc:date>2021-04-21T00:00:00</dc:date>
              <text:p text:style-name="P3"><text:span text:style-name="T2">Missing date</text:span></text:p>
              <text:p text:style-name="P3"><text:span text:style-name="T2"/></text:p>
            </office:annotation>
            <text:p>0.5</text:p>
          </table:table-cell>
          <table:table-cell table:number-columns-repeated="3" table:style-name="ce40" office:value-type="float" office:value="1" calcext:value-type="float">
            <text:p>1</text:p>
          </table:table-cell>
          <table:table-cell table:style-name="ce40" office:value-type="float" office:value="0.5" calcext:value-type="float">
            <office:annotation draw:style-name="gr41" draw:text-style-name="P4" svg:width="29.02mm" svg:height="9.91mm" svg:x="173.19mm" svg:y="601.71mm" draw:caption-point-x="-5.92mm" draw:caption-point-y="15.55mm">
              <dc:date>2021-04-21T00:00:00</dc:date>
              <text:p text:style-name="P3"><text:span text:style-name="T2">Missing course </text:span><text:span text:style-name="T2">code</text:span></text:p>
            </office:annotation>
            <text:p>0.5</text:p>
          </table:table-cell>
          <table:table-cell table:style-name="ce40" office:value-type="float" office:value="0.5" calcext:value-type="float">
            <office:annotation draw:style-name="gr41" draw:text-style-name="P4" svg:width="29.02mm" svg:height="9.91mm" svg:x="173.19mm" svg:y="601.71mm" draw:caption-point-x="-5.92mm" draw:caption-point-y="15.55mm">
              <dc:date>2021-04-21T00:00:00</dc:date>
              <text:p text:style-name="P3"><text:span text:style-name="T2">Tile could be </text:span><text:span text:style-name="T2">better</text:span></text:p>
            </office:annotation>
            <text:p>0.5</text:p>
          </table:table-cell>
          <table:table-cell table:style-name="ce40" office:value-type="float" office:value="0.5" calcext:value-type="float">
            <office:annotation draw:style-name="gr25" draw:text-style-name="P4" svg:width="29.01mm" svg:height="6.13mm" svg:x="173.19mm" svg:y="601.74mm" draw:caption-point-x="-5.92mm" draw:caption-point-y="15.52mm">
              <dc:date>2021-04-21T00:00:00</dc:date>
              <text:p text:style-name="P3"><text:span text:style-name="T2">Missing date</text:span></text:p>
            </office:annotation>
            <text:p>0.5</text:p>
          </table:table-cell>
          <table:table-cell table:number-columns-repeated="12" table:style-name="ce40" office:value-type="float" office:value="1" calcext:value-type="float">
            <text:p>1</text:p>
          </table:table-cell>
          <table:table-cell table:style-name="ce40" office:value-type="float" office:value="0.5" calcext:value-type="float">
            <office:annotation draw:style-name="gr41" draw:text-style-name="P4" svg:width="29.02mm" svg:height="9.91mm" svg:x="173.19mm" svg:y="601.71mm" draw:caption-point-x="-5.92mm" draw:caption-point-y="15.55mm">
              <dc:date>2021-04-21T00:00:00</dc:date>
              <text:p text:style-name="P3"><text:span text:style-name="T2">Missing course </text:span><text:span text:style-name="T2">code</text:span></text:p>
            </office:annotation>
            <text:p>0.5</text:p>
          </table:table-cell>
          <table:table-cell table:number-columns-repeated="2" table:style-name="ce40" office:value-type="float" office:value="1" calcext:value-type="float">
            <text:p>1</text:p>
          </table:table-cell>
          <table:table-cell table:style-name="ce40" office:value-type="float" office:value="0.5" calcext:value-type="float">
            <office:annotation draw:style-name="gr25" draw:text-style-name="P4" svg:width="29.02mm" svg:height="6.13mm" svg:x="173.19mm" svg:y="601.74mm" draw:caption-point-x="-5.92mm" draw:caption-point-y="15.52mm">
              <dc:date>2021-04-21T00:00:00</dc:date>
              <text:p text:style-name="P3"><text:span text:style-name="T2">Missing date</text:span></text:p>
            </office:annotation>
            <text:p>0.5</text:p>
          </table:table-cell>
          <table:table-cell table:style-name="ce40" office:value-type="float" office:value="1" calcext:value-type="float">
            <text:p>1</text:p>
          </table:table-cell>
          <table:table-cell table:style-name="ce40" office:value-type="float" office:value="0.5" calcext:value-type="float">
            <office:annotation draw:style-name="gr25" draw:text-style-name="P4" svg:width="29.01mm" svg:height="6.13mm" svg:x="173.19mm" svg:y="601.74mm" draw:caption-point-x="-5.92mm" draw:caption-point-y="15.52mm">
              <dc:date>2021-04-21T00:00:00</dc:date>
              <text:p text:style-name="P3"><text:span text:style-name="T2">Missing date</text:span></text:p>
            </office:annotation>
            <text:p>0.5</text:p>
          </table:table-cell>
          <table:table-cell table:number-columns-repeated="2" table:style-name="ce40" office:value-type="float" office:value="1" calcext:value-type="float">
            <text:p>1</text:p>
          </table:table-cell>
          <table:table-cell table:style-name="ce40" office:value-type="float" office:value="0.5" calcext:value-type="float">
            <office:annotation draw:style-name="gr41" draw:text-style-name="P4" svg:width="29.02mm" svg:height="9.91mm" svg:x="173.19mm" svg:y="601.71mm" draw:caption-point-x="-5.92mm" draw:caption-point-y="15.55mm">
              <dc:date>2021-04-21T00:00:00</dc:date>
              <text:p text:style-name="P3"><text:span text:style-name="T2">Missing course </text:span><text:span text:style-name="T2">code</text:span></text:p>
            </office:annotation>
            <text:p>0.5</text:p>
          </table:table-cell>
          <table:table-cell table:style-name="ce40" office:value-type="float" office:value="0.5" calcext:value-type="float">
            <office:annotation draw:style-name="gr25" draw:text-style-name="P4" svg:width="29.02mm" svg:height="6.13mm" svg:x="173.19mm" svg:y="601.74mm" draw:caption-point-x="-5.92mm" draw:caption-point-y="15.52mm">
              <dc:date>2021-04-21T00:00:00</dc:date>
              <text:p text:style-name="P3"><text:span text:style-name="T2">Missing date</text:span></text:p>
            </office:annotation>
            <text:p>0.5</text:p>
          </table:table-cell>
          <table:table-cell table:style-name="ce40" office:value-type="float" office:value="0" calcext:value-type="float">
            <office:annotation draw:style-name="gr3" draw:text-style-name="P4" svg:width="29.02mm" svg:height="13.97mm" svg:x="173.19mm" svg:y="601.74mm" draw:caption-point-x="-5.92mm" draw:caption-point-y="15.52mm">
              <dc:date>2021-04-21T00:00:00</dc:date>
              <text:p text:style-name="P3"><text:span text:style-name="T2">Missing student </text:span><text:span text:style-name="T2">names and </text:span><text:span text:style-name="T2">student numbers</text:span></text:p>
            </office:annotation>
            <text:p>0</text:p>
          </table:table-cell>
          <table:table-cell table:number-columns-repeated="3" table:style-name="ce40" office:value-type="float" office:value="1" calcext:value-type="float">
            <text:p>1</text:p>
          </table:table-cell>
          <table:table-cell table:style-name="ce40" office:value-type="float" office:value="0.5" calcext:value-type="float">
            <office:annotation draw:style-name="gr3" draw:text-style-name="P4" svg:width="29.01mm" svg:height="13.97mm" svg:x="243.75mm" svg:y="601.74mm" draw:caption-point-x="-5.92mm" draw:caption-point-y="15.52mm">
              <dc:date>2021-04-21T00:00:00</dc:date>
              <text:p text:style-name="P3"><text:span text:style-name="T2">Title could say </text:span><text:span text:style-name="T2">Practical </text:span><text:span text:style-name="T2">assignment</text:span></text:p>
            </office:annotation>
            <text:p>0.5</text:p>
          </table:table-cell>
          <table:table-cell table:style-name="ce40" office:value-type="float" office:value="0" calcext:value-type="float">
            <office:annotation draw:style-name="gr41" draw:text-style-name="P4" svg:width="29.02mm" svg:height="9.91mm" svg:x="261.38mm" svg:y="601.71mm" draw:caption-point-x="-5.92mm" draw:caption-point-y="15.55mm">
              <dc:date>2021-04-21T00:00:00</dc:date>
              <text:p text:style-name="P3"><text:span text:style-name="T2">Missing student </text:span><text:span text:style-name="T2">numbers</text:span></text:p>
            </office:annotation>
            <text:p>0</text:p>
          </table:table-cell>
          <table:table-cell table:number-columns-repeated="5" table:style-name="ce40" office:value-type="float" office:value="1" calcext:value-type="float">
            <text:p>1</text:p>
          </table:table-cell>
          <table:table-cell table:style-name="ce56" office:value-type="float" office:value="0" calcext:value-type="float">
            <text:p>0</text:p>
          </table:table-cell>
          <table:table-cell table:number-columns-repeated="3" table:style-name="ce40" office:value-type="float" office:value="1" calcext:value-type="float">
            <text:p>1</text:p>
          </table:table-cell>
          <table:table-cell table:number-columns-repeated="3" table:style-name="ce56" office:value-type="float" office:value="0" calcext:value-type="float">
            <text:p>0</text:p>
          </table:table-cell>
          <table:table-cell table:style-name="ce40" office:value-type="float" office:value="1" calcext:value-type="float">
            <text:p>1</text:p>
          </table:table-cell>
          <table:table-cell table:style-name="ce40" office:value-type="float" office:value="0.5" calcext:value-type="float">
            <office:annotation draw:style-name="gr25" draw:text-style-name="P4" svg:width="29.02mm" svg:height="6.13mm" svg:x="508.33mm" svg:y="601.74mm" draw:caption-point-x="-5.92mm" draw:caption-point-y="15.52mm">
              <dc:date>2021-04-21T00:00:00</dc:date>
              <text:p text:style-name="P3"><text:span text:style-name="T2">Missing date</text:span></text:p>
            </office:annotation>
            <text:p>0.5</text:p>
          </table:table-cell>
          <table:table-cell table:style-name="ce67" office:value-type="float" office:value="1" calcext:value-type="float">
            <text:p>1</text:p>
          </table:table-cell>
          <table:table-cell table:number-columns-repeated="9" table:style-name="ce40" office:value-type="float" office:value="1" calcext:value-type="float">
            <text:p>1</text:p>
          </table:table-cell>
          <table:table-cell table:style-name="ce40" office:value-type="float" office:value="0.5" calcext:value-type="float">
            <office:annotation draw:style-name="gr25" draw:text-style-name="P4" svg:width="29.02mm" svg:height="6.13mm" svg:x="702.36mm" svg:y="601.74mm" draw:caption-point-x="-5.92mm" draw:caption-point-y="15.52mm">
              <dc:date>2021-04-21T00:00:00</dc:date>
              <text:p text:style-name="P3"><text:span text:style-name="T2">Missing date</text:span></text:p>
            </office:annotation>
            <text:p>0.5</text:p>
          </table:table-cell>
          <table:table-cell table:number-columns-repeated="3" table:style-name="ce40" office:value-type="float" office:value="1" calcext:value-type="float">
            <text:p>1</text:p>
          </table:table-cell>
          <table:table-cell table:number-columns-repeated="940"/>
        </table:table-row>
        <table:table-row table:style-name="ro4">
          <table:table-cell office:value-type="string" calcext:value-type="string">
            <text:p>Formatting</text:p>
          </table:table-cell>
          <table:table-cell table:style-name="ce18" office:value-type="string" calcext:value-type="string">
            <text:p>Report is compiled to look visually appealing </text:p>
          </table:table-cell>
          <table:table-cell table:style-name="ce12"/>
          <table:table-cell table:style-name="ce25" office:value-type="float" office:value="2" calcext:value-type="float">
            <text:p>2</text:p>
          </table:table-cell>
          <table:table-cell table:number-columns-repeated="5" table:style-name="ce35" office:value-type="float" office:value="2" calcext:value-type="float">
            <text:p>2</text:p>
          </table:table-cell>
          <table:table-cell table:style-name="ce35" office:value-type="float" office:value="1" calcext:value-type="float">
            <office:annotation draw:style-name="gr114" draw:text-style-name="P10" svg:width="28.99mm" svg:height="14.31mm" svg:x="173.37mm" svg:y="610.86mm" draw:caption-point-x="-6.1mm" draw:caption-point-y="15.1mm">
              <dc:date>2021-04-25T00:00:00</dc:date>
              <text:p text:style-name="P9"><text:span text:style-name="T8">copy/paste images </text:span><text:span text:style-name="T8">of parts of the </text:span><text:span text:style-name="T8">code</text:span></text:p>
            </office:annotation>
            <text:p>1</text:p>
          </table:table-cell>
          <table:table-cell table:number-columns-repeated="2" table:style-name="ce35" office:value-type="float" office:value="2" calcext:value-type="float">
            <text:p>2</text:p>
          </table:table-cell>
          <table:table-cell table:number-columns-repeated="6" table:style-name="ce49" office:value-type="float" office:value="2" calcext:value-type="float">
            <text:p>2</text:p>
          </table:table-cell>
          <table:table-cell table:style-name="ce56" office:value-type="float" office:value="0" calcext:value-type="float">
            <text:p>0</text:p>
          </table:table-cell>
          <table:table-cell table:style-name="ce49" office:value-type="float" office:value="1" calcext:value-type="float">
            <text:p>1</text:p>
          </table:table-cell>
          <table:table-cell table:style-name="ce56"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text:p>0.5</text:p>
          </table:table-cell>
          <table:table-cell table:style-name="ce49" office:value-type="float" office:value="1.5" calcext:value-type="float">
            <text:p>1.5</text:p>
          </table:table-cell>
          <table:table-cell table:style-name="ce35" office:value-type="float" office:value="1.5" calcext:value-type="float">
            <text:p>1.5</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49" office:value-type="float" office:value="1.5" calcext:value-type="float">
            <text:p>1.5</text:p>
          </table:table-cell>
          <table:table-cell table:style-name="ce49" office:value-type="float" office:value="2" calcext:value-type="float">
            <text:p>2</text:p>
          </table:table-cell>
          <table:table-cell table:style-name="ce35" office:value-type="float" office:value="1" calcext:value-type="float">
            <text:p>1</text:p>
          </table:table-cell>
          <table:table-cell table:number-columns-repeated="2" table:style-name="ce35" office:value-type="float" office:value="1.5" calcext:value-type="float">
            <text:p>1.5</text:p>
          </table:table-cell>
          <table:table-cell table:style-name="ce35" office:value-type="float" office:value="2" calcext:value-type="float">
            <text:p>2</text:p>
          </table:table-cell>
          <table:table-cell table:number-columns-repeated="2" table:style-name="ce35" office:value-type="float" office:value="0.5" calcext:value-type="float">
            <text:p>0.5</text:p>
          </table:table-cell>
          <table:table-cell table:style-name="ce35" office:value-type="float" office:value="2" calcext:value-type="float">
            <text:p>2</text:p>
          </table:table-cell>
          <table:table-cell table:style-name="ce35" office:value-type="float" office:value="0.5" calcext:value-type="float">
            <text:p>0.5</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5" calcext:value-type="float">
            <text:p>1.5</text:p>
          </table:table-cell>
          <table:table-cell table:style-name="ce35" office:value-type="float" office:value="2" calcext:value-type="float">
            <text:p>2</text:p>
          </table:table-cell>
          <table:table-cell table:number-columns-repeated="2" table:style-name="ce35" office:value-type="float" office:value="1.5" calcext:value-type="float">
            <text:p>1.5</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0.5" calcext:value-type="float">
            <text:p>0.5</text:p>
          </table:table-cell>
          <table:table-cell table:number-columns-repeated="2" table:style-name="ce35" office:value-type="float" office:value="1" calcext:value-type="float">
            <text:p>1</text:p>
          </table:table-cell>
          <table:table-cell table:number-columns-repeated="2" table:style-name="ce35" office:value-type="float" office:value="1.5" calcext:value-type="float">
            <text:p>1.5</text:p>
          </table:table-cell>
          <table:table-cell table:style-name="ce12" office:value-type="float" office:value="0" calcext:value-type="float">
            <text:p>0</text:p>
          </table:table-cell>
          <table:table-cell table:style-name="ce35" office:value-type="float" office:value="0.5" calcext:value-type="float">
            <office:annotation draw:style-name="gr105" draw:text-style-name="P10" svg:width="28.99mm" svg:height="9.91mm" svg:x="243.93mm" svg:y="610.63mm" draw:caption-point-x="-6.1mm" draw:caption-point-y="15.33mm">
              <dc:date>2021-04-23T00:00:00</dc:date>
              <text:p text:style-name="P9"><text:span text:style-name="T5">Figures could </text:span><text:span text:style-name="T5">improve</text:span></text:p>
            </office:annotation>
            <text:p>0.5</text:p>
          </table:table-cell>
          <table:table-cell table:number-columns-repeated="6" table:style-name="ce12" office:value-type="float" office:value="0" calcext:value-type="float">
            <text:p>0</text:p>
          </table:table-cell>
          <table:table-cell table:style-name="ce56"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table-cell office:value-type="string" calcext:value-type="string">
            <text:p>Structure</text:p>
          </table:table-cell>
          <table:table-cell table:style-name="ce12" office:value-type="string" calcext:value-type="string">
            <text:p>Report is divided into sections according to assignment segments</text:p>
          </table:table-cell>
          <table:table-cell table:style-name="ce12"/>
          <table:table-cell table:style-name="ce25" office:value-type="float" office:value="1" calcext:value-type="float">
            <text:p>1</text:p>
          </table:table-cell>
          <table:table-cell table:number-columns-repeated="8" table:style-name="ce35" office:value-type="float" office:value="1" calcext:value-type="float">
            <text:p>1</text:p>
          </table:table-cell>
          <table:table-cell table:number-columns-repeated="6" table:style-name="ce49" office:value-type="float" office:value="1" calcext:value-type="float">
            <text:p>1</text:p>
          </table:table-cell>
          <table:table-cell table:style-name="ce56" office:value-type="float" office:value="0" calcext:value-type="float">
            <text:p>0</text:p>
          </table:table-cell>
          <table:table-cell table:style-name="ce49" office:value-type="float" office:value="1" calcext:value-type="float">
            <text:p>1</text:p>
          </table:table-cell>
          <table:table-cell table:style-name="ce56" office:value-type="float" office:value="0" calcext:value-type="float">
            <text:p>0</text:p>
          </table:table-cell>
          <table:table-cell table:style-name="ce35" office:value-type="float" office:value="1" calcext:value-type="float">
            <text:p>1</text:p>
          </table:table-cell>
          <table:table-cell table:number-columns-repeated="3" table:style-name="ce49" office:value-type="float" office:value="1" calcext:value-type="float">
            <text:p>1</text:p>
          </table:table-cell>
          <table:table-cell table:number-columns-repeated="2" table:style-name="ce35" office:value-type="float" office:value="1" calcext:value-type="float">
            <text:p>1</text:p>
          </table:table-cell>
          <table:table-cell table:number-columns-repeated="2" table:style-name="ce49" office:value-type="float" office:value="1" calcext:value-type="float">
            <text:p>1</text:p>
          </table:table-cell>
          <table:table-cell table:number-columns-repeated="24" table:style-name="ce35" office:value-type="float" office:value="1" calcext:value-type="float">
            <text:p>1</text:p>
          </table:table-cell>
          <table:table-cell table:number-columns-repeated="8" table:style-name="ce12" office:value-type="float" office:value="0" calcext:value-type="float">
            <text:p>0</text:p>
          </table:table-cell>
          <table:table-cell table:style-name="ce56"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1" calcext:value-type="float">
            <text:p>1</text:p>
          </table:table-cell>
          <table:table-cell table:number-columns-repeated="13" table:style-name="ce12" office:value-type="float" office:value="0" calcext:value-type="float">
            <text:p>0</text:p>
          </table:table-cell>
          <table:table-cell table:number-columns-repeated="940"/>
        </table:table-row>
        <table:table-row table:style-name="ro4">
          <table:table-cell office:value-type="string" calcext:value-type="string">
            <text:p>Clarity</text:p>
          </table:table-cell>
          <table:table-cell table:style-name="ce12" office:value-type="string" calcext:value-type="string">
            <text:p>Responses to questions are easily identifiable</text:p>
          </table:table-cell>
          <table:table-cell table:style-name="ce12"/>
          <table:table-cell table:style-name="ce25" office:value-type="float" office:value="1" calcext:value-type="float">
            <text:p>1</text:p>
          </table:table-cell>
          <table:table-cell table:number-columns-repeated="4" table:style-name="ce40" office:value-type="float" office:value="1" calcext:value-type="float">
            <text:p>1</text:p>
          </table:table-cell>
          <table:table-cell table:number-columns-repeated="10" table:style-name="ce49" office:value-type="float" office:value="1" calcext:value-type="float">
            <text:p>1</text:p>
          </table:table-cell>
          <table:table-cell table:style-name="ce56" office:value-type="float" office:value="0" calcext:value-type="float">
            <text:p>0</text:p>
          </table:table-cell>
          <table:table-cell table:style-name="ce49" office:value-type="float" office:value="1" calcext:value-type="float">
            <text:p>1</text:p>
          </table:table-cell>
          <table:table-cell table:style-name="ce56" office:value-type="float" office:value="0" calcext:value-type="float">
            <text:p>0</text:p>
          </table:table-cell>
          <table:table-cell table:style-name="ce40" office:value-type="float" office:value="1" calcext:value-type="float">
            <text:p>1</text:p>
          </table:table-cell>
          <table:table-cell table:number-columns-repeated="2" table:style-name="ce49" office:value-type="float" office:value="1" calcext:value-type="float">
            <text:p>1</text:p>
          </table:table-cell>
          <table:table-cell table:style-name="ce49" office:value-type="float" office:value="0" calcext:value-type="float">
            <office:annotation draw:style-name="gr30" draw:text-style-name="P4" svg:width="29.02mm" svg:height="21.76mm" svg:x="173.19mm" svg:y="619.72mm" draw:caption-point-x="-5.92mm" draw:caption-point-y="15.55mm">
              <dc:date>2021-04-21T00:00:00</dc:date>
              <text:p text:style-name="P3"><text:span text:style-name="T2">They should </text:span><text:span text:style-name="T2">have follow the </text:span><text:span text:style-name="T2">questions </text:span><text:span text:style-name="T2">structure. It is </text:span><text:span text:style-name="T2">difficult to correct</text:span></text:p>
            </office:annotation>
            <text:p>0</text:p>
          </table:table-cell>
          <table:table-cell table:number-columns-repeated="8" table:style-name="ce49" office:value-type="float" office:value="1" calcext:value-type="float">
            <text:p>1</text:p>
          </table:table-cell>
          <table:table-cell table:style-name="ce40" office:value-type="float" office:value="1" calcext:value-type="float">
            <text:p>1</text:p>
          </table:table-cell>
          <table:table-cell table:number-columns-repeated="19" table:style-name="ce49" office:value-type="float" office:value="1" calcext:value-type="float">
            <text:p>1</text:p>
          </table:table-cell>
          <table:table-cell table:number-columns-repeated="8" table:style-name="ce40" office:value-type="float" office:value="1" calcext:value-type="float">
            <text:p>1</text:p>
          </table:table-cell>
          <table:table-cell table:style-name="ce56" office:value-type="float" office:value="0" calcext:value-type="float">
            <text:p>0</text:p>
          </table:table-cell>
          <table:table-cell table:number-columns-repeated="3" table:style-name="ce40" office:value-type="float" office:value="1" calcext:value-type="float">
            <text:p>1</text:p>
          </table:table-cell>
          <table:table-cell table:number-columns-repeated="3" table:style-name="ce56" office:value-type="float" office:value="0" calcext:value-type="float">
            <text:p>0</text:p>
          </table:table-cell>
          <table:table-cell table:number-columns-repeated="2" table:style-name="ce40" office:value-type="float" office:value="1" calcext:value-type="float">
            <text:p>1</text:p>
          </table:table-cell>
          <table:table-cell table:style-name="ce67" office:value-type="float" office:value="1" calcext:value-type="float">
            <text:p>1</text:p>
          </table:table-cell>
          <table:table-cell table:number-columns-repeated="11" table:style-name="ce40" office:value-type="float" office:value="1" calcext:value-type="float">
            <text:p>1</text:p>
          </table:table-cell>
          <table:table-cell table:style-name="ce40" office:value-type="float" office:value="0.5" calcext:value-type="float">
            <office:annotation draw:style-name="gr93" draw:text-style-name="P10" svg:width="28.99mm" svg:height="17.81mm" svg:x="737.81mm" svg:y="619.94mm" draw:caption-point-x="-6.1mm" draw:caption-point-y="15.33mm">
              <dc:date>2021-04-23T00:00:00</dc:date>
              <text:p text:style-name="P9"><text:span text:style-name="T5">For question 3, O </text:span><text:span text:style-name="T5">had difficulty </text:span><text:span text:style-name="T5">identifiying the </text:span><text:span text:style-name="T5">controllers</text:span></text:p>
            </office:annotation>
            <text:p>0.5</text:p>
          </table:table-cell>
          <table:table-cell table:style-name="ce40" office:value-type="float" office:value="1" calcext:value-type="float">
            <text:p>1</text:p>
          </table:table-cell>
          <table:table-cell table:number-columns-repeated="940"/>
        </table:table-row>
        <table:table-row table:style-name="ro20">
          <table:table-cell office:value-type="string" calcext:value-type="string">
            <text:p>Language</text:p>
          </table:table-cell>
          <table:table-cell table:style-name="ce18" office:value-type="string" calcext:value-type="string">
            <text:p>The level of English is appropriate such that the responses and arguments put forth are understandable with limited effort</text:p>
          </table:table-cell>
          <table:table-cell table:style-name="ce18"/>
          <table:table-cell table:style-name="ce25" office:value-type="float" office:value="1" calcext:value-type="float">
            <text:p>1</text:p>
          </table:table-cell>
          <table:table-cell table:number-columns-repeated="14" table:style-name="ce35" office:value-type="float" office:value="1" calcext:value-type="float">
            <text:p>1</text:p>
          </table:table-cell>
          <table:table-cell table:style-name="ce56" office:value-type="float" office:value="0" calcext:value-type="float">
            <text:p>0</text:p>
          </table:table-cell>
          <table:table-cell table:style-name="ce35" office:value-type="float" office:value="1" calcext:value-type="float">
            <text:p>1</text:p>
          </table:table-cell>
          <table:table-cell table:style-name="ce56" office:value-type="float" office:value="0" calcext:value-type="float">
            <text:p>0</text:p>
          </table:table-cell>
          <table:table-cell table:number-columns-repeated="32" table:style-name="ce35" office:value-type="float" office:value="1" calcext:value-type="float">
            <text:p>1</text:p>
          </table:table-cell>
          <table:table-cell table:number-columns-repeated="8" table:style-name="ce12" office:value-type="float" office:value="0" calcext:value-type="float">
            <text:p>0</text:p>
          </table:table-cell>
          <table:table-cell table:style-name="ce56"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1" calcext:value-type="float">
            <text:p>1</text:p>
          </table:table-cell>
          <table:table-cell table:number-columns-repeated="13" table:style-name="ce12" office:value-type="float" office:value="0" calcext:value-type="float">
            <text:p>0</text:p>
          </table:table-cell>
          <table:table-cell table:number-columns-repeated="940"/>
        </table:table-row>
        <table:table-row table:style-name="ro14">
          <table:table-cell office:value-type="string" calcext:value-type="string">
            <text:p>Grammar</text:p>
          </table:table-cell>
          <table:table-cell table:style-name="ce18" office:value-type="string" calcext:value-type="string">
            <text:p><text:span text:style-name="T22">The text is free from grammatical mistakes</text:span></text:p>
            <text:p><text:span text:style-name="T23">Partial marks</text:span><text:span text:style-name="T24">: 0.2 marks deducted for every error, up to 5 errors</text:span></text:p>
          </table:table-cell>
          <table:table-cell table:style-name="ce18"/>
          <table:table-cell table:style-name="ce25" office:value-type="float" office:value="1" calcext:value-type="float">
            <text:p>1</text:p>
          </table:table-cell>
          <table:table-cell table:style-name="ce35" office:value-type="float" office:value="0.2" calcext:value-type="float">
            <text:p>0.2</text:p>
          </table:table-cell>
          <table:table-cell table:style-name="ce35" office:value-type="float" office:value="0.4" calcext:value-type="float">
            <text:p>0.4</text:p>
          </table:table-cell>
          <table:table-cell table:style-name="ce35" office:value-type="float" office:value="0.8" calcext:value-type="float">
            <text:p>0.8</text:p>
          </table:table-cell>
          <table:table-cell table:style-name="ce35" office:value-type="float" office:value="1" calcext:value-type="float">
            <text:p>1</text:p>
          </table:table-cell>
          <table:table-cell table:number-columns-repeated="2" table:style-name="ce35" office:value-type="float" office:value="0.8" calcext:value-type="float">
            <text:p>0.8</text:p>
          </table:table-cell>
          <table:table-cell table:style-name="ce35" office:value-type="float" office:value="0" calcext:value-type="float">
            <office:annotation draw:style-name="gr94" draw:text-style-name="P10" svg:width="28.99mm" svg:height="5.96mm" svg:x="173.37mm" svg:y="632.89mm" draw:caption-point-x="-6.1mm" draw:caption-point-y="15.1mm">
              <dc:date>2021-04-25T00:00:00</dc:date>
              <text:p text:style-name="P9">5 mistakes</text:p>
            </office:annotation>
            <text:p>0</text:p>
          </table:table-cell>
          <table:table-cell table:style-name="ce35" office:value-type="float" office:value="0.4" calcext:value-type="float">
            <text:p>0.4</text:p>
          </table:table-cell>
          <table:table-cell table:number-columns-repeated="2" table:style-name="ce35" office:value-type="float" office:value="0.8" calcext:value-type="float">
            <text:p>0.8</text:p>
          </table:table-cell>
          <table:table-cell table:style-name="ce35" office:value-type="float" office:value="0.6" calcext:value-type="float">
            <text:p>0.6</text:p>
          </table:table-cell>
          <table:table-cell table:number-columns-repeated="2" table:style-name="ce35" office:value-type="float" office:value="1" calcext:value-type="float">
            <text:p>1</text:p>
          </table:table-cell>
          <table:table-cell table:style-name="ce35" office:value-type="float" office:value="0.6" calcext:value-type="float">
            <text:p>0.6</text:p>
          </table:table-cell>
          <table:table-cell table:style-name="ce56" office:value-type="float" office:value="0" calcext:value-type="float">
            <text:p>0</text:p>
          </table:table-cell>
          <table:table-cell table:style-name="ce35" office:value-type="float" office:value="0.6" calcext:value-type="float">
            <text:p>0.6</text:p>
          </table:table-cell>
          <table:table-cell table:style-name="ce56" office:value-type="float" office:value="0" calcext:value-type="float">
            <text:p>0</text:p>
          </table:table-cell>
          <table:table-cell table:style-name="ce35" office:value-type="float" office:value="0.4" calcext:value-type="float">
            <text:p>0.4</text:p>
          </table:table-cell>
          <table:table-cell table:style-name="ce35" office:value-type="float" office:value="0.8" calcext:value-type="float">
            <text:p>0.8</text:p>
          </table:table-cell>
          <table:table-cell table:style-name="ce35" office:value-type="float" office:value="1" calcext:value-type="float">
            <text:p>1</text:p>
          </table:table-cell>
          <table:table-cell table:number-columns-repeated="2" table:style-name="ce35" office:value-type="float" office:value="0.8" calcext:value-type="float">
            <text:p>0.8</text:p>
          </table:table-cell>
          <table:table-cell table:number-columns-repeated="2" table:style-name="ce35" office:value-type="float" office:value="1" calcext:value-type="float">
            <text:p>1</text:p>
          </table:table-cell>
          <table:table-cell table:style-name="ce35" office:value-type="float" office:value="0.4" calcext:value-type="float">
            <text:p>0.4</text:p>
          </table:table-cell>
          <table:table-cell table:style-name="ce35" office:value-type="float" office:value="1" calcext:value-type="float">
            <text:p>1</text:p>
          </table:table-cell>
          <table:table-cell table:style-name="ce35" office:value-type="float" office:value="0.6" calcext:value-type="float">
            <text:p>0.6</text:p>
          </table:table-cell>
          <table:table-cell table:style-name="ce35" office:value-type="float" office:value="1" calcext:value-type="float">
            <text:p>1</text:p>
          </table:table-cell>
          <table:table-cell table:number-columns-repeated="2" table:style-name="ce35" office:value-type="float" office:value="0.8" calcext:value-type="float">
            <text:p>0.8</text:p>
          </table:table-cell>
          <table:table-cell table:number-columns-repeated="2" table:style-name="ce35" office:value-type="float" office:value="0.4" calcext:value-type="float">
            <text:p>0.4</text:p>
          </table:table-cell>
          <table:table-cell table:style-name="ce35" office:value-type="float" office:value="0.8" calcext:value-type="float">
            <text:p>0.8</text:p>
          </table:table-cell>
          <table:table-cell table:style-name="ce35" office:value-type="float" office:value="1" calcext:value-type="float">
            <text:p>1</text:p>
          </table:table-cell>
          <table:table-cell table:style-name="ce35" office:value-type="float" office:value="0.8" calcext:value-type="float">
            <text:p>0.8</text:p>
          </table:table-cell>
          <table:table-cell table:number-columns-repeated="2" table:style-name="ce35" office:value-type="float" office:value="1" calcext:value-type="float">
            <text:p>1</text:p>
          </table:table-cell>
          <table:table-cell table:style-name="ce35" office:value-type="float" office:value="0.8" calcext:value-type="float">
            <text:p>0.8</text:p>
          </table:table-cell>
          <table:table-cell table:number-columns-repeated="2" table:style-name="ce35" office:value-type="float" office:value="1" calcext:value-type="float">
            <text:p>1</text:p>
          </table:table-cell>
          <table:table-cell table:style-name="ce35" office:value-type="float" office:value="0.8" calcext:value-type="float">
            <text:p>0.8</text:p>
          </table:table-cell>
          <table:table-cell table:style-name="ce35" office:value-type="float" office:value="0.4" calcext:value-type="float">
            <text:p>0.4</text:p>
          </table:table-cell>
          <table:table-cell table:style-name="ce35" office:value-type="float" office:value="0.8" calcext:value-type="float">
            <office:annotation draw:style-name="gr91" draw:text-style-name="P4" svg:width="29.02mm" svg:height="6.14mm" svg:x="173.19mm" svg:y="632.47mm" draw:caption-point-x="-5.92mm" draw:caption-point-y="15.52mm">
              <dc:date>2021-04-21T00:00:00</dc:date>
              <text:p text:style-name="P3"><text:span text:style-name="T2">“</text:span><text:span text:style-name="T2">is may be”</text:span></text:p>
            </office:annotation>
            <text:p>0.8</text:p>
          </table:table-cell>
          <table:table-cell table:number-columns-repeated="2" table:style-name="ce35" office:value-type="float" office:value="0.8" calcext:value-type="float">
            <text:p>0.8</text:p>
          </table:table-cell>
          <table:table-cell table:style-name="ce35" office:value-type="float" office:value="1" calcext:value-type="float">
            <text:p>1</text:p>
          </table:table-cell>
          <table:table-cell table:style-name="ce35" office:value-type="float" office:value="0.6" calcext:value-type="float">
            <text:p>0.6</text:p>
          </table:table-cell>
          <table:table-cell table:style-name="ce35" office:value-type="float" office:value="1" calcext:value-type="float">
            <text:p>1</text:p>
          </table:table-cell>
          <table:table-cell table:style-name="ce35" office:value-type="float" office:value="0.4" calcext:value-type="float">
            <text:p>0.4</text:p>
          </table:table-cell>
          <table:table-cell table:number-columns-repeated="8" table:style-name="ce12" office:value-type="float" office:value="0" calcext:value-type="float">
            <text:p>0</text:p>
          </table:table-cell>
          <table:table-cell table:style-name="ce56" office:value-type="float" office:value="0" calcext:value-type="float">
            <text:p>0</text:p>
          </table:table-cell>
          <table:table-cell table:style-name="ce12" office:value-type="float" office:value="0.8" calcext:value-type="float">
            <office:annotation draw:style-name="gr91" draw:text-style-name="P4" svg:width="29.02mm" svg:height="6.14mm" svg:x="384.86mm" svg:y="632.47mm" draw:caption-point-x="-5.92mm" draw:caption-point-y="15.52mm">
              <dc:date>2021-04-21T00:00:00</dc:date>
              <text:p text:style-name="P3"><text:span text:style-name="T2">At “is” peak</text:span></text:p>
            </office:annotation>
            <text:p>0.8</text:p>
          </table:table-cell>
          <table:table-cell table:number-columns-repeated="2"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0.8" calcext:value-type="float">
            <text:p>0.8</text:p>
          </table:table-cell>
          <table:table-cell table:number-columns-repeated="13" table:style-name="ce12" office:value-type="float" office:value="0" calcext:value-type="float">
            <text:p>0</text:p>
          </table:table-cell>
          <table:table-cell table:number-columns-repeated="940"/>
        </table:table-row>
        <table:table-row table:style-name="ro5">
          <table:table-cell table:style-name="ce23" office:value-type="string" calcext:value-type="string">
            <text:p>Figures &amp; Tables</text:p>
          </table:table-cell>
          <table:table-cell table:style-name="ce18" office:value-type="string" calcext:value-type="string">
            <text:p>Report includes appropriate &amp; necessary figures and/or tables in order to answer specific questions</text:p>
          </table:table-cell>
          <table:table-cell table:style-name="ce18"/>
          <table:table-cell table:style-name="ce25" office:value-type="float" office:value="2" calcext:value-type="float">
            <text:p>2</text:p>
          </table:table-cell>
          <table:table-cell table:number-columns-repeated="5" table:style-name="ce35" office:value-type="float" office:value="2" calcext:value-type="float">
            <text:p>2</text:p>
          </table:table-cell>
          <table:table-cell table:style-name="ce35" office:value-type="float" office:value="1.5" calcext:value-type="float">
            <office:annotation draw:style-name="gr94" draw:text-style-name="P10" svg:width="28.99mm" svg:height="5.96mm" svg:x="173.37mm" svg:y="641.3mm" draw:caption-point-x="-6.1mm" draw:caption-point-y="15.1mm">
              <dc:date>2021-04-25T00:00:00</dc:date>
              <text:p text:style-name="P9">Low quality pics</text:p>
            </office:annotation>
            <text:p>1.5</text:p>
          </table:table-cell>
          <table:table-cell table:style-name="ce35" office:value-type="float" office:value="1.5" calcext:value-type="float">
            <office:annotation draw:style-name="gr95" draw:text-style-name="P10" svg:width="28.99mm" svg:height="13.86mm" svg:x="173.37mm" svg:y="641.3mm" draw:caption-point-x="-6.1mm" draw:caption-point-y="15.1mm">
              <dc:date>2021-04-25T00:00:00</dc:date>
              <text:p text:style-name="P9">Position of images could improve</text:p>
            </office:annotation>
            <text:p>1.5</text:p>
          </table:table-cell>
          <table:table-cell table:style-name="ce35" office:value-type="float" office:value="1" calcext:value-type="float">
            <office:annotation draw:style-name="gr105" draw:text-style-name="P10" svg:width="28.99mm" svg:height="9.91mm" svg:x="173.37mm" svg:y="641.3mm" draw:caption-point-x="-6.1mm" draw:caption-point-y="15.1mm">
              <dc:date>2021-04-25T00:00:00</dc:date>
              <text:p text:style-name="P9">Low quality drawings</text:p>
            </office:annotation>
            <text:p>1</text:p>
          </table:table-cell>
          <table:table-cell table:style-name="ce35" office:value-type="float" office:value="1.5" calcext:value-type="float">
            <office:annotation draw:style-name="gr93" draw:text-style-name="P10" svg:width="28.99mm" svg:height="17.81mm" svg:x="173.37mm" svg:y="641.3mm" draw:caption-point-x="-6.1mm" draw:caption-point-y="15.1mm">
              <dc:date>2021-04-25T00:00:00</dc:date>
              <text:p text:style-name="P9">More images could have been added in question 2</text:p>
            </office:annotation>
            <text:p>1.5</text:p>
          </table:table-cell>
          <table:table-cell table:number-columns-repeated="5" table:style-name="ce35" office:value-type="float" office:value="2" calcext:value-type="float">
            <text:p>2</text:p>
          </table:table-cell>
          <table:table-cell table:style-name="ce56" office:value-type="float" office:value="0" calcext:value-type="float">
            <text:p>0</text:p>
          </table:table-cell>
          <table:table-cell table:style-name="ce35" office:value-type="float" office:value="0.5" calcext:value-type="float">
            <office:annotation draw:style-name="gr96" draw:text-style-name="P10" svg:width="28.99mm" svg:height="21.76mm" svg:x="173.37mm" svg:y="641.3mm" draw:caption-point-x="-6.1mm" draw:caption-point-y="15.1mm">
              <dc:date>2021-04-25T00:00:00</dc:date>
              <text:p text:style-name="P9">Not a single picture for last task and some images are bar positioned</text:p>
            </office:annotation>
            <text:p>0.5</text:p>
          </table:table-cell>
          <table:table-cell table:style-name="ce56" office:value-type="float" office:value="0" calcext:value-type="float">
            <text:p>0</text:p>
          </table:table-cell>
          <table:table-cell table:style-name="ce40" office:value-type="float" office:value="0.5" calcext:value-type="float">
            <office:annotation draw:style-name="gr82" draw:text-style-name="P4" svg:width="29.02mm" svg:height="13.86mm" svg:x="173.19mm" svg:y="640.98mm" draw:caption-point-x="-5.92mm" draw:caption-point-y="15.42mm">
              <dc:date>2021-04-21T00:00:00</dc:date>
              <text:p text:style-name="P3"><text:span text:style-name="T2">Wrong references </text:span><text:span text:style-name="T2">to figures</text:span></text:p>
            </office:annotation>
            <text:p>0.5</text:p>
          </table:table-cell>
          <table:table-cell table:style-name="ce35" office:value-type="float" office:value="2" calcext:value-type="float">
            <text:p>2</text:p>
          </table:table-cell>
          <table:table-cell table:style-name="ce35" office:value-type="float" office:value="1" calcext:value-type="float">
            <office:annotation draw:style-name="gr105" draw:text-style-name="P10" svg:width="28.99mm" svg:height="9.91mm" svg:x="173.37mm" svg:y="641.3mm" draw:caption-point-x="-6.1mm" draw:caption-point-y="15.1mm">
              <dc:date>2021-04-25T00:00:00</dc:date>
              <text:p text:style-name="P9">No images for question 1</text:p>
            </office:annotation>
            <text:p>1</text:p>
          </table:table-cell>
          <table:table-cell table:style-name="ce35" office:value-type="float" office:value="2" calcext:value-type="float">
            <text:p>2</text:p>
          </table:table-cell>
          <table:table-cell table:style-name="ce35" office:value-type="float" office:value="1" calcext:value-type="float">
            <office:annotation draw:style-name="gr94" draw:text-style-name="P10" svg:width="28.99mm" svg:height="5.96mm" svg:x="173.37mm" svg:y="641.3mm" draw:caption-point-x="-6.1mm" draw:caption-point-y="15.1mm">
              <dc:date>2021-04-25T00:00:00</dc:date>
              <text:p text:style-name="P9">Wrong caption</text:p>
            </office:annotation>
            <text:p>1</text:p>
          </table:table-cell>
          <table:table-cell table:number-columns-repeated="3"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 calcext:value-type="float">
            <text:p>1</text:p>
          </table:table-cell>
          <table:table-cell table:number-columns-repeated="7" table:style-name="ce35" office:value-type="float" office:value="2" calcext:value-type="float">
            <text:p>2</text:p>
          </table:table-cell>
          <table:table-cell table:style-name="ce35" office:value-type="float" office:value="1.5" calcext:value-type="float">
            <text:p>1.5</text:p>
          </table:table-cell>
          <table:table-cell table:number-columns-repeated="3" table:style-name="ce35" office:value-type="float" office:value="2" calcext:value-type="float">
            <text:p>2</text:p>
          </table:table-cell>
          <table:table-cell table:style-name="ce35" office:value-type="float" office:value="1" calcext:value-type="float">
            <text:p>1</text:p>
          </table:table-cell>
          <table:table-cell table:number-columns-repeated="6" table:style-name="ce35" office:value-type="float" office:value="2" calcext:value-type="float">
            <text:p>2</text:p>
          </table:table-cell>
          <table:table-cell table:number-columns-repeated="3" table:style-name="ce35" office:value-type="float" office:value="1.5" calcext:value-type="float">
            <text:p>1.5</text:p>
          </table:table-cell>
          <table:table-cell table:number-columns-repeated="8" table:style-name="ce12" office:value-type="float" office:value="0" calcext:value-type="float">
            <text:p>0</text:p>
          </table:table-cell>
          <table:table-cell table:style-name="ce56" office:value-type="float" office:value="0" calcext:value-type="float">
            <text:p>0</text:p>
          </table:table-cell>
          <table:table-cell table:style-name="ce60" office:value-type="float" office:value="2" calcext:value-type="float">
            <office:annotation draw:style-name="gr41" draw:text-style-name="P4" svg:width="29.02mm" svg:height="9.91mm" svg:x="384.86mm" svg:y="640.97mm" draw:caption-point-x="-5.92mm" draw:caption-point-y="15.43mm">
              <dc:date>2021-04-21T00:00:00</dc:date>
              <text:p text:style-name="P3"><text:span text:style-name="T2">Very nice figures </text:span><text:span text:style-name="T2">for question 1</text:span></text:p>
            </office:annotation>
            <text:p>2</text:p>
          </table:table-cell>
          <table:table-cell table:number-columns-repeated="2"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1" calcext:value-type="float">
            <text:p>1</text:p>
          </table:table-cell>
          <table:table-cell table:number-columns-repeated="11" table:style-name="ce12" office:value-type="float" office:value="0" calcext:value-type="float">
            <text:p>0</text:p>
          </table:table-cell>
          <table:table-cell table:style-name="ce60" office:value-type="float" office:value="2" calcext:value-type="float">
            <office:annotation draw:style-name="gr41" draw:text-style-name="P4" svg:width="29.07mm" svg:height="9.91mm" svg:x="737.63mm" svg:y="640.97mm" draw:caption-point-x="-5.92mm" draw:caption-point-y="15.43mm">
              <dc:date>2021-04-21T00:00:00</dc:date>
              <text:p text:style-name="P3"><text:span text:style-name="T2">Awesome </text:span><text:span text:style-name="T2">graphs!</text:span></text:p>
            </office:annotation>
            <text:p>2</text:p>
          </table:table-cell>
          <table:table-cell table:style-name="ce12" office:value-type="float" office:value="0" calcext:value-type="float">
            <text:p>0</text:p>
          </table:table-cell>
          <table:table-cell table:number-columns-repeated="940"/>
        </table:table-row>
        <table:table-row table:style-name="ro21">
          <table:table-cell office:value-type="string" calcext:value-type="string">
            <text:p>References</text:p>
          </table:table-cell>
          <table:table-cell table:style-name="ce18" office:value-type="string" calcext:value-type="string">
            <text:p>Report includes appropriate references for the arguments put forth in response to theoretical arguments and/or the development of code, where applicable</text:p>
          </table:table-cell>
          <table:table-cell table:style-name="ce18"/>
          <table:table-cell table:style-name="ce25" office:value-type="float" office:value="1" calcext:value-type="float">
            <text:p>1</text:p>
          </table:table-cell>
          <table:table-cell table:number-columns-repeated="4" table:style-name="ce35" office:value-type="float" office:value="1" calcext:value-type="float">
            <text:p>1</text:p>
          </table:table-cell>
          <table:table-cell table:style-name="ce35" office:value-type="float" office:value="0.5" calcext:value-type="float">
            <office:annotation draw:style-name="gr95" draw:text-style-name="P10" svg:width="28.99mm" svg:height="13.86mm" svg:x="173.37mm" svg:y="649.77mm" draw:caption-point-x="-6.1mm" draw:caption-point-y="15.1mm">
              <dc:date>2021-04-25T00:00:00</dc:date>
              <text:p text:style-name="P9">More references could have been added</text:p>
            </office:annotation>
            <text:p>0.5</text:p>
          </table:table-cell>
          <table:table-cell table:style-name="ce35" office:value-type="float" office:value="1" calcext:value-type="float">
            <text:p>1</text:p>
          </table:table-cell>
          <table:table-cell table:style-name="ce35" office:value-type="float" office:value="0" calcext:value-type="float">
            <office:annotation draw:style-name="gr94" draw:text-style-name="P10" svg:width="28.99mm" svg:height="5.96mm" svg:x="173.37mm" svg:y="649.77mm" draw:caption-point-x="-6.1mm" draw:caption-point-y="15.1mm">
              <dc:date>2021-04-25T00:00:00</dc:date>
              <text:p text:style-name="P9">No references</text:p>
            </office:annotation>
            <text:p>0</text:p>
          </table:table-cell>
          <table:table-cell table:style-name="ce35" office:value-type="float" office:value="0" calcext:value-type="float">
            <office:annotation draw:style-name="gr94" draw:text-style-name="P10" svg:width="28.99mm" svg:height="5.96mm" svg:x="173.37mm" svg:y="649.77mm" draw:caption-point-x="-6.1mm" draw:caption-point-y="15.1mm">
              <dc:date>2021-04-25T00:00:00</dc:date>
              <text:p text:style-name="P9">No references</text:p>
            </office:annotation>
            <text:p>0</text:p>
          </table:table-cell>
          <table:table-cell table:number-columns-repeated="2" table:style-name="ce35" office:value-type="float" office:value="1" calcext:value-type="float">
            <text:p>1</text:p>
          </table:table-cell>
          <table:table-cell table:style-name="ce35" office:value-type="float" office:value="0.5" calcext:value-type="float">
            <text:p>0.5</text:p>
          </table:table-cell>
          <table:table-cell table:number-columns-repeated="2" table:style-name="ce35" office:value-type="float" office:value="0" calcext:value-type="float">
            <text:p>0</text:p>
          </table:table-cell>
          <table:table-cell table:style-name="ce35" office:value-type="float" office:value="0.5" calcext:value-type="float">
            <text:p>0.5</text:p>
          </table:table-cell>
          <table:table-cell table:style-name="ce56" office:value-type="float" office:value="0" calcext:value-type="float">
            <text:p>0</text:p>
          </table:table-cell>
          <table:table-cell table:style-name="ce35" office:value-type="float" office:value="0.5" calcext:value-type="float">
            <text:p>0.5</text:p>
          </table:table-cell>
          <table:table-cell table:style-name="ce56"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number-columns-repeated="5"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0.5" calcext:value-type="float">
            <text:p>0.5</text:p>
          </table:table-cell>
          <table:table-cell table:style-name="ce35" office:value-type="float" office:value="1" calcext:value-type="float">
            <text:p>1</text:p>
          </table:table-cell>
          <table:table-cell table:number-columns-repeated="4"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0.5" calcext:value-type="float">
            <text:p>0.5</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0.5" calcext:value-type="float">
            <text:p>0.5</text:p>
          </table:table-cell>
          <table:table-cell table:number-columns-repeated="8" table:style-name="ce12" office:value-type="float" office:value="0" calcext:value-type="float">
            <text:p>0</text:p>
          </table:table-cell>
          <table:table-cell table:style-name="ce56"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1" calcext:value-type="float">
            <text:p>1</text:p>
          </table:table-cell>
          <table:table-cell table:number-columns-repeated="13" table:style-name="ce12" office:value-type="float" office:value="0" calcext:value-type="float">
            <text:p>0</text:p>
          </table:table-cell>
          <table:table-cell table:number-columns-repeated="940"/>
        </table:table-row>
        <table:table-row table:style-name="ro4">
          <table:table-cell table:number-columns-repeated="1024"/>
        </table:table-row>
        <table:table-row table:style-name="ro4">
          <table:table-cell table:style-name="ce8" office:value-type="string" calcext:value-type="string" table:number-columns-spanned="2" table:number-rows-spanned="1">
            <text:p>Total for Report:</text:p>
          </table:table-cell>
          <table:covered-table-cell table:style-name="ce8"/>
          <table:table-cell table:style-name="ce8"/>
          <table:table-cell table:style-name="ce26" table:formula="of:=SUM([.D80:.D87])" office:value-type="float" office:value="10" calcext:value-type="float">
            <text:p>10</text:p>
          </table:table-cell>
          <table:table-cell table:style-name="ce37" table:formula="of:=SUM([.E80:.E87])" office:value-type="float" office:value="9.2" calcext:value-type="float">
            <text:p>9.2</text:p>
          </table:table-cell>
          <table:table-cell table:style-name="ce37" table:formula="of:=SUM([.F80:.F87])" office:value-type="float" office:value="8.4" calcext:value-type="float">
            <text:p>8.4</text:p>
          </table:table-cell>
          <table:table-cell table:style-name="ce37" table:formula="of:=SUM([.G80:.G87])" office:value-type="float" office:value="9.8" calcext:value-type="float">
            <text:p>9.8</text:p>
          </table:table-cell>
          <table:table-cell table:style-name="ce37" table:formula="of:=SUM([.H80:.H87])" office:value-type="float" office:value="10" calcext:value-type="float">
            <text:p>10</text:p>
          </table:table-cell>
          <table:table-cell table:style-name="ce37" table:formula="of:=SUM([.I80:.I87])" office:value-type="float" office:value="9.3" calcext:value-type="float">
            <text:p>9.3</text:p>
          </table:table-cell>
          <table:table-cell table:style-name="ce37" table:formula="of:=SUM([.J80:.J87])" office:value-type="float" office:value="8.3" calcext:value-type="float">
            <text:p>8.3</text:p>
          </table:table-cell>
          <table:table-cell table:style-name="ce37" table:formula="of:=SUM([.K80:.K87])" office:value-type="float" office:value="7.5" calcext:value-type="float">
            <text:p>7.5</text:p>
          </table:table-cell>
          <table:table-cell table:style-name="ce37" table:formula="of:=SUM([.L80:.L87])" office:value-type="float" office:value="7.4" calcext:value-type="float">
            <text:p>7.4</text:p>
          </table:table-cell>
          <table:table-cell table:style-name="ce37" table:formula="of:=SUM([.M80:.M87])" office:value-type="float" office:value="8.8" calcext:value-type="float">
            <text:p>8.8</text:p>
          </table:table-cell>
          <table:table-cell table:style-name="ce37" table:formula="of:=SUM([.N80:.N87])" office:value-type="float" office:value="9.8" calcext:value-type="float">
            <text:p>9.8</text:p>
          </table:table-cell>
          <table:table-cell table:style-name="ce37" table:formula="of:=SUM([.O80:.O87])" office:value-type="float" office:value="9.1" calcext:value-type="float">
            <text:p>9.1</text:p>
          </table:table-cell>
          <table:table-cell table:style-name="ce37" table:formula="of:=SUM([.P80:.P87])" office:value-type="float" office:value="9" calcext:value-type="float">
            <text:p>9</text:p>
          </table:table-cell>
          <table:table-cell table:style-name="ce37" table:formula="of:=SUM([.Q80:.Q87])" office:value-type="float" office:value="9" calcext:value-type="float">
            <text:p>9</text:p>
          </table:table-cell>
          <table:table-cell table:style-name="ce37" table:formula="of:=SUM([.R80:.R87])" office:value-type="float" office:value="9.1" calcext:value-type="float">
            <text:p>9.1</text:p>
          </table:table-cell>
          <table:table-cell table:style-name="ce37" table:formula="of:=SUM([.S80:.S87])" office:value-type="float" office:value="0" calcext:value-type="float">
            <text:p>0</text:p>
          </table:table-cell>
          <table:table-cell table:style-name="ce37" table:formula="of:=SUM([.T80:.T87])" office:value-type="float" office:value="6.6" calcext:value-type="float">
            <text:p>6.6</text:p>
          </table:table-cell>
          <table:table-cell table:style-name="ce37" table:formula="of:=SUM([.U80:.U87])" office:value-type="float" office:value="0" calcext:value-type="float">
            <text:p>0</text:p>
          </table:table-cell>
          <table:table-cell table:style-name="ce37" table:formula="of:=SUM([.V80:.V87])" office:value-type="float" office:value="7.4" calcext:value-type="float">
            <text:p>7.4</text:p>
          </table:table-cell>
          <table:table-cell table:style-name="ce37" table:formula="of:=SUM([.W80:.W87])" office:value-type="float" office:value="7.3" calcext:value-type="float">
            <text:p>7.3</text:p>
          </table:table-cell>
          <table:table-cell table:style-name="ce37" table:formula="of:=SUM([.X80:.X87])" office:value-type="float" office:value="8.5" calcext:value-type="float">
            <text:p>8.5</text:p>
          </table:table-cell>
          <table:table-cell table:style-name="ce37" table:formula="of:=SUM([.Y80:.Y87])" office:value-type="float" office:value="8.3" calcext:value-type="float">
            <text:p>8.3</text:p>
          </table:table-cell>
          <table:table-cell table:style-name="ce37" table:formula="of:=SUM([.Z80:.Z87])" office:value-type="float" office:value="7.3" calcext:value-type="float">
            <text:p>7.3</text:p>
          </table:table-cell>
          <table:table-cell table:style-name="ce37" table:formula="of:=SUM([.AA80:.AA87])" office:value-type="float" office:value="7.5" calcext:value-type="float">
            <text:p>7.5</text:p>
          </table:table-cell>
          <table:table-cell table:style-name="ce37" table:formula="of:=SUM([.AB80:.AB87])" office:value-type="float" office:value="8" calcext:value-type="float">
            <text:p>8</text:p>
          </table:table-cell>
          <table:table-cell table:style-name="ce37" table:formula="of:=SUM([.AC80:.AC87])" office:value-type="float" office:value="8.4" calcext:value-type="float">
            <text:p>8.4</text:p>
          </table:table-cell>
          <table:table-cell table:style-name="ce37" table:formula="of:=SUM([.AD80:.AD87])" office:value-type="float" office:value="7" calcext:value-type="float">
            <text:p>7</text:p>
          </table:table-cell>
          <table:table-cell table:style-name="ce37" table:formula="of:=SUM([.AE80:.AE87])" office:value-type="float" office:value="9.1" calcext:value-type="float">
            <text:p>9.1</text:p>
          </table:table-cell>
          <table:table-cell table:style-name="ce37" table:formula="of:=SUM([.AF80:.AF87])" office:value-type="float" office:value="7.5" calcext:value-type="float">
            <text:p>7.5</text:p>
          </table:table-cell>
          <table:table-cell table:style-name="ce37" table:formula="of:=SUM([.AG80:.AG87])" office:value-type="float" office:value="9.8" calcext:value-type="float">
            <text:p>9.8</text:p>
          </table:table-cell>
          <table:table-cell table:style-name="ce37" table:formula="of:=SUM([.AH80:.AH87])" office:value-type="float" office:value="7.3" calcext:value-type="float">
            <text:p>7.3</text:p>
          </table:table-cell>
          <table:table-cell table:style-name="ce37" table:formula="of:=SUM([.AI80:.AI87])" office:value-type="float" office:value="7.4" calcext:value-type="float">
            <text:p>7.4</text:p>
          </table:table-cell>
          <table:table-cell table:style-name="ce37" table:formula="of:=SUM([.AJ80:.AJ87])" office:value-type="float" office:value="9.4" calcext:value-type="float">
            <text:p>9.4</text:p>
          </table:table-cell>
          <table:table-cell table:style-name="ce37" table:formula="of:=SUM([.AK80:.AK87])" office:value-type="float" office:value="7.3" calcext:value-type="float">
            <text:p>7.3</text:p>
          </table:table-cell>
          <table:table-cell table:style-name="ce37" table:formula="of:=SUM([.AL80:.AL87])" office:value-type="float" office:value="8" calcext:value-type="float">
            <text:p>8</text:p>
          </table:table-cell>
          <table:table-cell table:style-name="ce37" table:formula="of:=SUM([.AM80:.AM87])" office:value-type="float" office:value="8.8" calcext:value-type="float">
            <text:p>8.8</text:p>
          </table:table-cell>
          <table:table-cell table:style-name="ce37" table:formula="of:=SUM([.AN80:.AN87])" office:value-type="float" office:value="7.5" calcext:value-type="float">
            <text:p>7.5</text:p>
          </table:table-cell>
          <table:table-cell table:style-name="ce37" table:formula="of:=SUM([.AO80:.AO87])" office:value-type="float" office:value="9.5" calcext:value-type="float">
            <text:p>9.5</text:p>
          </table:table-cell>
          <table:table-cell table:style-name="ce37" table:formula="of:=SUM([.AP80:.AP87])" office:value-type="float" office:value="8.3" calcext:value-type="float">
            <text:p>8.3</text:p>
          </table:table-cell>
          <table:table-cell table:style-name="ce37" table:formula="of:=SUM([.AQ80:.AQ87])" office:value-type="float" office:value="10" calcext:value-type="float">
            <text:p>10</text:p>
          </table:table-cell>
          <table:table-cell table:style-name="ce37" table:formula="of:=SUM([.AR80:.AR87])" office:value-type="float" office:value="8" calcext:value-type="float">
            <text:p>8</text:p>
          </table:table-cell>
          <table:table-cell table:style-name="ce37" table:formula="of:=SUM([.AS80:.AS87])" office:value-type="float" office:value="8.3" calcext:value-type="float">
            <text:p>8.3</text:p>
          </table:table-cell>
          <table:table-cell table:style-name="ce37" table:formula="of:=SUM([.AT80:.AT87])" office:value-type="float" office:value="8.9" calcext:value-type="float">
            <text:p>8.9</text:p>
          </table:table-cell>
          <table:table-cell table:style-name="ce37" table:formula="of:=SUM([.AU80:.AU87])" office:value-type="float" office:value="7.8" calcext:value-type="float">
            <text:p>7.8</text:p>
          </table:table-cell>
          <table:table-cell table:style-name="ce37" table:formula="of:=SUM([.AV80:.AV87])" office:value-type="float" office:value="9.3" calcext:value-type="float">
            <text:p>9.3</text:p>
          </table:table-cell>
          <table:table-cell table:style-name="ce37" table:formula="of:=SUM([.AW80:.AW87])" office:value-type="float" office:value="6.8" calcext:value-type="float">
            <text:p>6.8</text:p>
          </table:table-cell>
          <table:table-cell table:style-name="ce37" table:formula="of:=SUM([.AX80:.AX87])" office:value-type="float" office:value="7.5" calcext:value-type="float">
            <text:p>7.5</text:p>
          </table:table-cell>
          <table:table-cell table:style-name="ce37" table:formula="of:=SUM([.AY80:.AY87])" office:value-type="float" office:value="7.1" calcext:value-type="float">
            <text:p>7.1</text:p>
          </table:table-cell>
          <table:table-cell table:style-name="ce37" table:formula="of:=SUM([.AZ80:.AZ87])" office:value-type="float" office:value="8" calcext:value-type="float">
            <text:p>8</text:p>
          </table:table-cell>
          <table:table-cell table:style-name="ce37" table:formula="of:=SUM([.BA80:.BA87])" office:value-type="float" office:value="7.9" calcext:value-type="float">
            <text:p>7.9</text:p>
          </table:table-cell>
          <table:table-cell table:style-name="ce37" table:formula="of:=SUM([.BB80:.BB87])" office:value-type="float" office:value="2" calcext:value-type="float">
            <text:p>2</text:p>
          </table:table-cell>
          <table:table-cell table:style-name="ce37" table:formula="of:=SUM([.BC80:.BC87])" office:value-type="float" office:value="2" calcext:value-type="float">
            <text:p>2</text:p>
          </table:table-cell>
          <table:table-cell table:style-name="ce37" table:formula="of:=SUM([.BD80:.BD87])" office:value-type="float" office:value="1" calcext:value-type="float">
            <text:p>1</text:p>
          </table:table-cell>
          <table:table-cell table:style-name="ce37" table:formula="of:=SUM([.BE80:.BE87])" office:value-type="float" office:value="2" calcext:value-type="float">
            <text:p>2</text:p>
          </table:table-cell>
          <table:table-cell table:style-name="ce37" table:formula="of:=SUM([.BF80:.BF87])" office:value-type="float" office:value="2" calcext:value-type="float">
            <text:p>2</text:p>
          </table:table-cell>
          <table:table-cell table:style-name="ce37" table:formula="of:=SUM([.BG80:.BG87])" office:value-type="float" office:value="2" calcext:value-type="float">
            <text:p>2</text:p>
          </table:table-cell>
          <table:table-cell table:style-name="ce37" table:formula="of:=SUM([.BH80:.BH87])" office:value-type="float" office:value="2" calcext:value-type="float">
            <text:p>2</text:p>
          </table:table-cell>
          <table:table-cell table:style-name="ce37" table:formula="of:=SUM([.BI80:.BI87])" office:value-type="float" office:value="2" calcext:value-type="float">
            <text:p>2</text:p>
          </table:table-cell>
          <table:table-cell table:style-name="ce37" table:formula="of:=SUM([.BJ80:.BJ87])" office:value-type="float" office:value="0" calcext:value-type="float">
            <text:p>0</text:p>
          </table:table-cell>
          <table:table-cell table:style-name="ce37" table:formula="of:=SUM([.BK80:.BK87])" office:value-type="float" office:value="4.8" calcext:value-type="float">
            <text:p>4.8</text:p>
          </table:table-cell>
          <table:table-cell table:style-name="ce37" table:formula="of:=SUM([.BL80:.BL87])" office:value-type="float" office:value="2" calcext:value-type="float">
            <text:p>2</text:p>
          </table:table-cell>
          <table:table-cell table:style-name="ce37" table:formula="of:=SUM([.BM80:.BM87])" office:value-type="float" office:value="2" calcext:value-type="float">
            <text:p>2</text:p>
          </table:table-cell>
          <table:table-cell table:style-name="ce37" table:formula="of:=SUM([.BN80:.BN87])" office:value-type="float" office:value="0" calcext:value-type="float">
            <text:p>0</text:p>
          </table:table-cell>
          <table:table-cell table:style-name="ce37" table:formula="of:=SUM([.BO80:.BO87])" office:value-type="float" office:value="0" calcext:value-type="float">
            <text:p>0</text:p>
          </table:table-cell>
          <table:table-cell table:style-name="ce37" table:formula="of:=SUM([.BP80:.BP87])" office:value-type="float" office:value="0" calcext:value-type="float">
            <text:p>0</text:p>
          </table:table-cell>
          <table:table-cell table:style-name="ce37" table:formula="of:=SUM([.BQ80:.BQ87])" office:value-type="float" office:value="2" calcext:value-type="float">
            <text:p>2</text:p>
          </table:table-cell>
          <table:table-cell table:style-name="ce37" table:formula="of:=SUM([.BR80:.BR87])" office:value-type="float" office:value="1.5" calcext:value-type="float">
            <text:p>1.5</text:p>
          </table:table-cell>
          <table:table-cell table:style-name="ce37" table:formula="of:=SUM([.BS80:.BS87])" office:value-type="float" office:value="8.8" calcext:value-type="float">
            <text:p>8.8</text:p>
          </table:table-cell>
          <table:table-cell table:style-name="ce37" table:formula="of:=SUM([.BT80:.BT87])" office:value-type="float" office:value="2" calcext:value-type="float">
            <text:p>2</text:p>
          </table:table-cell>
          <table:table-cell table:style-name="ce37" table:formula="of:=SUM([.BU80:.BU87])" office:value-type="float" office:value="2" calcext:value-type="float">
            <text:p>2</text:p>
          </table:table-cell>
          <table:table-cell table:style-name="ce37" table:formula="of:=SUM([.BV80:.BV87])" office:value-type="float" office:value="2" calcext:value-type="float">
            <text:p>2</text:p>
          </table:table-cell>
          <table:table-cell table:style-name="ce37" table:formula="of:=SUM([.BW80:.BW87])" office:value-type="float" office:value="2" calcext:value-type="float">
            <text:p>2</text:p>
          </table:table-cell>
          <table:table-cell table:style-name="ce37" table:formula="of:=SUM([.BX80:.BX87])" office:value-type="float" office:value="2" calcext:value-type="float">
            <text:p>2</text:p>
          </table:table-cell>
          <table:table-cell table:style-name="ce37" table:formula="of:=SUM([.BY80:.BY87])" office:value-type="float" office:value="2" calcext:value-type="float">
            <text:p>2</text:p>
          </table:table-cell>
          <table:table-cell table:style-name="ce37" table:formula="of:=SUM([.BZ80:.BZ87])" office:value-type="float" office:value="2" calcext:value-type="float">
            <text:p>2</text:p>
          </table:table-cell>
          <table:table-cell table:style-name="ce37" table:formula="of:=SUM([.CA80:.CA87])" office:value-type="float" office:value="2" calcext:value-type="float">
            <text:p>2</text:p>
          </table:table-cell>
          <table:table-cell table:style-name="ce37" table:formula="of:=SUM([.CB80:.CB87])" office:value-type="float" office:value="2" calcext:value-type="float">
            <text:p>2</text:p>
          </table:table-cell>
          <table:table-cell table:style-name="ce37" table:formula="of:=SUM([.CC80:.CC87])" office:value-type="float" office:value="1.5" calcext:value-type="float">
            <text:p>1.5</text:p>
          </table:table-cell>
          <table:table-cell table:style-name="ce37" table:formula="of:=SUM([.CD80:.CD87])" office:value-type="float" office:value="2" calcext:value-type="float">
            <text:p>2</text:p>
          </table:table-cell>
          <table:table-cell table:style-name="ce37" table:formula="of:=SUM([.CE80:.CE87])" office:value-type="float" office:value="3.5" calcext:value-type="float">
            <text:p>3.5</text:p>
          </table:table-cell>
          <table:table-cell table:style-name="ce37" table:formula="of:=SUM([.CF80:.CF87])" office:value-type="float" office:value="2" calcext:value-type="float">
            <text:p>2</text:p>
          </table:table-cell>
          <table:table-cell table:number-columns-repeated="940"/>
        </table:table-row>
        <table:table-row table:style-name="ro4">
          <table:table-cell table:number-columns-repeated="1024"/>
        </table:table-row>
        <table:table-row table:style-name="ro2">
          <table:table-cell table:number-columns-repeated="4"/>
          <table:table-cell table:style-name="ce9" office:value-type="string" calcext:value-type="string">
            <text:p>Group 1</text:p>
          </table:table-cell>
          <table:table-cell table:style-name="ce9" office:value-type="string" calcext:value-type="string">
            <text:p>Group 2</text:p>
          </table:table-cell>
          <table:table-cell table:style-name="ce9" office:value-type="string" calcext:value-type="string">
            <text:p>Group 3</text:p>
          </table:table-cell>
          <table:table-cell table:style-name="ce9" office:value-type="string" calcext:value-type="string">
            <text:p>Group 4</text:p>
          </table:table-cell>
          <table:table-cell table:style-name="ce9" office:value-type="string" calcext:value-type="string">
            <text:p>Group 5</text:p>
          </table:table-cell>
          <table:table-cell table:style-name="ce9" office:value-type="string" calcext:value-type="string">
            <text:p>Group 6</text:p>
          </table:table-cell>
          <table:table-cell table:style-name="ce9" office:value-type="string" calcext:value-type="string">
            <text:p>Group 7</text:p>
          </table:table-cell>
          <table:table-cell table:style-name="ce9" office:value-type="string" calcext:value-type="string">
            <text:p>Group 8</text:p>
          </table:table-cell>
          <table:table-cell table:style-name="ce9" office:value-type="string" calcext:value-type="string">
            <text:p>Group 9</text:p>
          </table:table-cell>
          <table:table-cell table:style-name="ce9" office:value-type="string" calcext:value-type="string">
            <text:p>Group 10</text:p>
          </table:table-cell>
          <table:table-cell table:style-name="ce9" office:value-type="string" calcext:value-type="string">
            <text:p>Group 11</text:p>
          </table:table-cell>
          <table:table-cell table:style-name="ce9" office:value-type="string" calcext:value-type="string">
            <text:p>Group 12</text:p>
          </table:table-cell>
          <table:table-cell table:style-name="ce9" office:value-type="string" calcext:value-type="string">
            <text:p>Group 13</text:p>
          </table:table-cell>
          <table:table-cell table:style-name="ce9" office:value-type="string" calcext:value-type="string">
            <text:p>Group 14</text:p>
          </table:table-cell>
          <table:table-cell table:style-name="ce9" office:value-type="string" calcext:value-type="string">
            <text:p>Group 15</text:p>
          </table:table-cell>
          <table:table-cell table:style-name="ce9" office:value-type="string" calcext:value-type="string">
            <text:p>Group 16</text:p>
          </table:table-cell>
          <table:table-cell table:style-name="ce9" office:value-type="string" calcext:value-type="string">
            <text:p>Group 17</text:p>
          </table:table-cell>
          <table:table-cell table:style-name="ce9" office:value-type="string" calcext:value-type="string">
            <text:p>Group 18</text:p>
          </table:table-cell>
          <table:table-cell table:style-name="ce9" office:value-type="string" calcext:value-type="string">
            <text:p>Group 19</text:p>
          </table:table-cell>
          <table:table-cell table:style-name="ce9" office:value-type="string" calcext:value-type="string">
            <text:p>Group 20</text:p>
          </table:table-cell>
          <table:table-cell table:style-name="ce9" office:value-type="string" calcext:value-type="string">
            <text:p>Group 21</text:p>
          </table:table-cell>
          <table:table-cell table:style-name="ce9" office:value-type="string" calcext:value-type="string">
            <text:p>Group 22</text:p>
          </table:table-cell>
          <table:table-cell table:style-name="ce9" office:value-type="string" calcext:value-type="string">
            <text:p>Group 23</text:p>
          </table:table-cell>
          <table:table-cell table:style-name="ce9" office:value-type="string" calcext:value-type="string">
            <text:p>Group 24</text:p>
          </table:table-cell>
          <table:table-cell table:style-name="ce9" office:value-type="string" calcext:value-type="string">
            <text:p>Group 25</text:p>
          </table:table-cell>
          <table:table-cell table:style-name="ce9" office:value-type="string" calcext:value-type="string">
            <text:p>Group 26</text:p>
          </table:table-cell>
          <table:table-cell table:style-name="ce9" office:value-type="string" calcext:value-type="string">
            <text:p>Group 27</text:p>
          </table:table-cell>
          <table:table-cell table:style-name="ce9" office:value-type="string" calcext:value-type="string">
            <text:p>Group 28</text:p>
          </table:table-cell>
          <table:table-cell table:style-name="ce9" office:value-type="string" calcext:value-type="string">
            <text:p>Group 29</text:p>
          </table:table-cell>
          <table:table-cell table:style-name="ce9" office:value-type="string" calcext:value-type="string">
            <text:p>Group 30</text:p>
          </table:table-cell>
          <table:table-cell table:style-name="ce9" office:value-type="string" calcext:value-type="string">
            <text:p>Group 31</text:p>
          </table:table-cell>
          <table:table-cell table:style-name="ce9" office:value-type="string" calcext:value-type="string">
            <text:p>Group 32</text:p>
          </table:table-cell>
          <table:table-cell table:style-name="ce9" office:value-type="string" calcext:value-type="string">
            <text:p>Group 33</text:p>
          </table:table-cell>
          <table:table-cell table:style-name="ce9" office:value-type="string" calcext:value-type="string">
            <text:p>Group 34</text:p>
          </table:table-cell>
          <table:table-cell table:style-name="ce9" office:value-type="string" calcext:value-type="string">
            <text:p>Group 35</text:p>
          </table:table-cell>
          <table:table-cell table:style-name="ce9" office:value-type="string" calcext:value-type="string">
            <text:p>Group 36</text:p>
          </table:table-cell>
          <table:table-cell table:style-name="ce9" office:value-type="string" calcext:value-type="string">
            <text:p>Group 37</text:p>
          </table:table-cell>
          <table:table-cell table:style-name="ce9" office:value-type="string" calcext:value-type="string">
            <text:p>Group 38</text:p>
          </table:table-cell>
          <table:table-cell table:style-name="ce9" office:value-type="string" calcext:value-type="string">
            <text:p>Group 39</text:p>
          </table:table-cell>
          <table:table-cell table:style-name="ce9" office:value-type="string" calcext:value-type="string">
            <text:p>Group 40</text:p>
          </table:table-cell>
          <table:table-cell table:style-name="ce9" office:value-type="string" calcext:value-type="string">
            <text:p>Group 41</text:p>
          </table:table-cell>
          <table:table-cell table:style-name="ce9" office:value-type="string" calcext:value-type="string">
            <text:p>Group 42</text:p>
          </table:table-cell>
          <table:table-cell table:style-name="ce9" office:value-type="string" calcext:value-type="string">
            <text:p>Group 43</text:p>
          </table:table-cell>
          <table:table-cell table:style-name="ce9" office:value-type="string" calcext:value-type="string">
            <text:p>Group 44</text:p>
          </table:table-cell>
          <table:table-cell table:style-name="ce9" office:value-type="string" calcext:value-type="string">
            <text:p>Group 45</text:p>
          </table:table-cell>
          <table:table-cell table:style-name="ce9" office:value-type="string" calcext:value-type="string">
            <text:p>Group 46</text:p>
          </table:table-cell>
          <table:table-cell table:style-name="ce9" office:value-type="string" calcext:value-type="string">
            <text:p>Group 47</text:p>
          </table:table-cell>
          <table:table-cell table:style-name="ce9" office:value-type="string" calcext:value-type="string">
            <text:p>Group 48</text:p>
          </table:table-cell>
          <table:table-cell table:style-name="ce9" office:value-type="string" calcext:value-type="string">
            <text:p>Group 49</text:p>
          </table:table-cell>
          <table:table-cell table:style-name="ce9" office:value-type="string" calcext:value-type="string">
            <text:p>Group 50</text:p>
          </table:table-cell>
          <table:table-cell table:style-name="ce9" office:value-type="string" calcext:value-type="string">
            <text:p>Group 51</text:p>
          </table:table-cell>
          <table:table-cell table:style-name="ce9" office:value-type="string" calcext:value-type="string">
            <text:p>Group 52</text:p>
          </table:table-cell>
          <table:table-cell table:style-name="ce9" office:value-type="string" calcext:value-type="string">
            <text:p>Group 53</text:p>
          </table:table-cell>
          <table:table-cell table:style-name="ce9" office:value-type="string" calcext:value-type="string">
            <text:p>Group 54</text:p>
          </table:table-cell>
          <table:table-cell office:value-type="string" calcext:value-type="string">
            <text:p>Group 55</text:p>
          </table:table-cell>
          <table:table-cell table:style-name="ce9" office:value-type="string" calcext:value-type="string">
            <text:p>Group 56</text:p>
          </table:table-cell>
          <table:table-cell table:style-name="ce9" office:value-type="string" calcext:value-type="string">
            <text:p>Group 57</text:p>
          </table:table-cell>
          <table:table-cell table:style-name="ce9" office:value-type="string" calcext:value-type="string">
            <text:p>Group 58</text:p>
          </table:table-cell>
          <table:table-cell table:style-name="ce9" office:value-type="string" calcext:value-type="string">
            <text:p>Group 59</text:p>
          </table:table-cell>
          <table:table-cell table:style-name="ce9" office:value-type="string" calcext:value-type="string">
            <text:p>Group 60</text:p>
          </table:table-cell>
          <table:table-cell table:style-name="ce9" office:value-type="string" calcext:value-type="string">
            <text:p>Group 61</text:p>
          </table:table-cell>
          <table:table-cell table:style-name="ce9" office:value-type="string" calcext:value-type="string">
            <text:p>Group 62</text:p>
          </table:table-cell>
          <table:table-cell table:style-name="ce9" office:value-type="string" calcext:value-type="string">
            <text:p>Group 63</text:p>
          </table:table-cell>
          <table:table-cell table:style-name="ce9" office:value-type="string" calcext:value-type="string">
            <text:p>Group 64</text:p>
          </table:table-cell>
          <table:table-cell table:style-name="ce9" office:value-type="string" calcext:value-type="string">
            <text:p>Group 65</text:p>
          </table:table-cell>
          <table:table-cell table:style-name="ce9" office:value-type="string" calcext:value-type="string">
            <text:p>Group 66</text:p>
          </table:table-cell>
          <table:table-cell table:style-name="ce9" office:value-type="string" calcext:value-type="string">
            <text:p>Group 67</text:p>
          </table:table-cell>
          <table:table-cell table:style-name="ce9" office:value-type="string" calcext:value-type="string">
            <text:p>Group 68</text:p>
          </table:table-cell>
          <table:table-cell table:style-name="ce9" office:value-type="string" calcext:value-type="string">
            <text:p>Group 69</text:p>
          </table:table-cell>
          <table:table-cell table:style-name="ce9" office:value-type="string" calcext:value-type="string">
            <text:p>Group 70</text:p>
          </table:table-cell>
          <table:table-cell table:style-name="ce9" office:value-type="string" calcext:value-type="string">
            <text:p>Group 71</text:p>
          </table:table-cell>
          <table:table-cell table:style-name="ce9" office:value-type="string" calcext:value-type="string">
            <text:p>Group 72</text:p>
          </table:table-cell>
          <table:table-cell table:style-name="ce9" office:value-type="string" calcext:value-type="string">
            <text:p>Group 73</text:p>
          </table:table-cell>
          <table:table-cell table:style-name="ce9" office:value-type="string" calcext:value-type="string">
            <text:p>Group 74</text:p>
          </table:table-cell>
          <table:table-cell table:style-name="ce9" office:value-type="string" calcext:value-type="string">
            <text:p>Group 75</text:p>
          </table:table-cell>
          <table:table-cell table:style-name="ce9" office:value-type="string" calcext:value-type="string">
            <text:p>Group 76</text:p>
          </table:table-cell>
          <table:table-cell table:style-name="ce9" office:value-type="string" calcext:value-type="string">
            <text:p>Group 77</text:p>
          </table:table-cell>
          <table:table-cell table:style-name="ce9" office:value-type="string" calcext:value-type="string">
            <text:p>Group 78</text:p>
          </table:table-cell>
          <table:table-cell table:style-name="ce9" office:value-type="string" calcext:value-type="string">
            <text:p>Group 79</text:p>
          </table:table-cell>
          <table:table-cell table:style-name="ce9" office:value-type="string" calcext:value-type="string">
            <text:p>Group 80</text:p>
          </table:table-cell>
          <table:table-cell table:number-columns-repeated="940"/>
        </table:table-row>
        <table:table-row table:style-name="ro4" table:number-rows-repeated="1048484">
          <table:table-cell table:number-columns-repeated="1024"/>
        </table:table-row>
        <table:table-row table:style-name="ro4">
          <table:table-cell table:number-columns-repeated="1024"/>
        </table:table-row>
      </table:table>
      <table:table table:name="Results" table:style-name="ta2">
        <office:forms form:automatic-focus="false" form:apply-design-mode="false"/>
        <table:table-column table:style-name="co9" table:default-cell-style-name="ce186"/>
        <table:table-column table:style-name="co10" table:default-cell-style-name="ce77"/>
        <table:table-column table:style-name="co11" table:default-cell-style-name="ce78"/>
        <table:table-column table:style-name="co12" table:default-cell-style-name="ce191"/>
        <table:table-column table:style-name="co13" table:default-cell-style-name="ce207"/>
        <table:table-column table:style-name="co13" table:number-columns-repeated="2" table:default-cell-style-name="ce208"/>
        <table:table-column table:style-name="co14" table:number-columns-repeated="3" table:default-cell-style-name="ce208"/>
        <table:table-column table:style-name="co15" table:default-cell-style-name="ce207"/>
        <table:table-column table:style-name="co15" table:default-cell-style-name="ce208"/>
        <table:table-column table:style-name="co16" table:default-cell-style-name="ce207"/>
        <table:table-column table:style-name="co17" table:default-cell-style-name="ce224"/>
        <table:table-column table:style-name="co9" table:default-cell-style-name="ce208"/>
        <table:table-column table:style-name="co18" table:default-cell-style-name="ce208"/>
        <table:table-column table:style-name="co19" table:default-cell-style-name="ce186"/>
        <table:table-column table:style-name="co20" table:default-cell-style-name="ce208"/>
        <table:table-column table:style-name="co9" table:number-columns-repeated="47" table:default-cell-style-name="ce208"/>
        <table:table-column table:style-name="co8" table:number-columns-repeated="959" table:default-cell-style-name="ce30"/>
        <table:table-row table:style-name="ro22">
          <table:table-cell table:style-name="ce178" office:value-type="string" calcext:value-type="string">
            <text:p>Group Number</text:p>
          </table:table-cell>
          <table:table-cell table:style-name="ce187" office:value-type="string" calcext:value-type="string" table:number-columns-spanned="2" table:number-rows-spanned="1">
            <text:p>Name</text:p>
          </table:table-cell>
          <table:covered-table-cell table:style-name="ce187"/>
          <table:table-cell table:style-name="ce187" office:value-type="string" calcext:value-type="string">
            <text:p>Student ID</text:p>
          </table:table-cell>
          <table:table-cell table:style-name="ce193" office:value-type="string" calcext:value-type="string">
            <text:p>Q1</text:p>
          </table:table-cell>
          <table:table-cell table:style-name="ce193" office:value-type="string" calcext:value-type="string">
            <text:p>Q2</text:p>
          </table:table-cell>
          <table:table-cell table:style-name="ce193" office:value-type="string" calcext:value-type="string">
            <text:p>Q3</text:p>
          </table:table-cell>
          <table:table-cell table:style-name="ce193" office:value-type="string" calcext:value-type="string">
            <text:p>Q3 bonus</text:p>
          </table:table-cell>
          <table:table-cell table:style-name="ce193" office:value-type="string" calcext:value-type="string">
            <text:p>Q3 top10</text:p>
          </table:table-cell>
          <table:table-cell table:style-name="ce193" office:value-type="string" calcext:value-type="string">
            <text:p>Report</text:p>
          </table:table-cell>
          <table:table-cell table:style-name="ce209" office:value-type="string" calcext:value-type="string">
            <text:p>Late</text:p>
          </table:table-cell>
          <table:table-cell table:style-name="ce211" office:value-type="string" calcext:value-type="string">
            <text:p>Solo</text:p>
          </table:table-cell>
          <table:table-cell table:style-name="ce212" office:value-type="string" calcext:value-type="string">
            <text:p>Grade</text:p>
          </table:table-cell>
          <table:table-cell table:style-name="ce217" office:value-type="string" calcext:value-type="string">
            <text:p>Rounded</text:p>
          </table:table-cell>
          <table:table-cell table:style-name="ce225" office:value-type="string" calcext:value-type="string">
            <text:p>Histogram</text:p>
          </table:table-cell>
          <table:table-cell table:style-name="ce86"/>
          <table:table-cell table:style-name="ce161" office:value-type="string" calcext:value-type="string">
            <text:p>Group Number</text:p>
          </table:table-cell>
          <table:table-cell table:style-name="ce171" office:value-type="string" calcext:value-type="string">
            <text:p>Notes</text:p>
          </table:table-cell>
          <table:table-cell table:style-name="ce86" table:number-columns-repeated="47"/>
          <table:table-cell table:number-columns-repeated="959"/>
        </table:table-row>
        <table:table-row table:style-name="ro22">
          <table:table-cell table:style-name="ce73"/>
          <table:table-cell table:number-columns-repeated="2"/>
          <table:table-cell table:style-name="ce79"/>
          <table:table-cell table:style-name="ce82" office:value-type="percentage" office:value="0.2" calcext:value-type="percentage">
            <text:p>20%</text:p>
          </table:table-cell>
          <table:table-cell table:number-columns-repeated="2" table:style-name="ce82" office:value-type="percentage" office:value="0.35" calcext:value-type="percentage">
            <text:p>35%</text:p>
          </table:table-cell>
          <table:table-cell table:number-columns-repeated="3" table:style-name="ce82" office:value-type="percentage" office:value="0.1" calcext:value-type="percentage">
            <text:p>10%</text:p>
          </table:table-cell>
          <table:table-cell table:style-name="ce88"/>
          <table:table-cell table:style-name="ce73"/>
          <table:table-cell table:style-name="ce79"/>
          <table:table-cell table:style-name="ce93"/>
          <table:table-cell table:style-name="ce86" table:number-columns-repeated="2"/>
          <table:table-cell table:style-name="ce73"/>
          <table:table-cell table:style-name="ce86" table:number-columns-repeated="48"/>
          <table:table-cell table:number-columns-repeated="959"/>
        </table:table-row>
        <table:table-row table:style-name="ro22">
          <table:table-cell table:style-name="ce180" table:formula="of:=[$Sheet5.A3]" office:value-type="float" office:value="1" calcext:value-type="float" table:number-columns-spanned="1" table:number-rows-spanned="2">
            <text:p>1</text:p>
          </table:table-cell>
          <table:table-cell table:style-name="ce180" table:formula="of:=[$'Student Info'.D3]" office:value-type="string" office:string-value="Brigitte" calcext:value-type="string">
            <text:p>Brigitte</text:p>
          </table:table-cell>
          <table:table-cell table:style-name="ce180" table:formula="of:=[$'Student Info'.C3]" office:value-type="string" office:string-value="de Graaf" calcext:value-type="string">
            <text:p>de Graaf</text:p>
          </table:table-cell>
          <table:table-cell table:style-name="ce180" table:formula="of:=[$'Student Info'.A3]" office:value-type="float" office:value="4721624" calcext:value-type="float">
            <text:p>4721624</text:p>
          </table:table-cell>
          <table:table-cell table:style-name="ce83" table:formula="of:=[$Sheet5.B3]" office:value-type="float" office:value="14" calcext:value-type="float">
            <text:p>14</text:p>
          </table:table-cell>
          <table:table-cell table:style-name="ce83" table:formula="of:=[$Sheet5.C3]" office:value-type="float" office:value="19" calcext:value-type="float">
            <text:p>19</text:p>
          </table:table-cell>
          <table:table-cell table:style-name="ce83" table:formula="of:=[$Sheet5.D3]" office:value-type="float" office:value="30.5" calcext:value-type="float">
            <text:p>30.5</text:p>
          </table:table-cell>
          <table:table-cell table:style-name="ce83" table:formula="of:=[$Sheet5.E3]" office:value-type="float" office:value="4" calcext:value-type="float">
            <text:p>4</text:p>
          </table:table-cell>
          <table:table-cell table:style-name="ce83" table:formula="of:=[$Sheet5.F3]" office:value-type="float" office:value="0" calcext:value-type="float">
            <text:p>0</text:p>
          </table:table-cell>
          <table:table-cell table:style-name="ce83" table:formula="of:=[$Sheet5.G3]" office:value-type="float" office:value="9.2" calcext:value-type="float">
            <text:p>9.2</text:p>
          </table:table-cell>
          <table:table-cell table:number-columns-repeated="2" table:style-name="ce83" office:value-type="float" office:value="0" calcext:value-type="float">
            <text:p>0</text:p>
          </table:table-cell>
          <table:table-cell table:style-name="ce91" table:formula="of:=MIN(SUM(SUM([.E3:.J3])/10; [.K3];[.L3]); 10)" office:value-type="float" office:value="7.67" calcext:value-type="float">
            <text:p>7.67</text:p>
          </table:table-cell>
          <table:table-cell table:style-name="ce94" table:formula="of:=ROUND([.M3];1)" office:value-type="float" office:value="7.7" calcext:value-type="float">
            <text:p>7.7</text:p>
          </table:table-cell>
          <table:table-cell table:style-name="ce180" table:formula="of:=MROUND(TRUNC([.M3];1);0.5)" office:value-type="float" office:value="7.5" calcext:value-type="float">
            <text:p>7.5</text:p>
          </table:table-cell>
          <table:table-cell table:style-name="ce180"/>
          <table:table-cell table:style-name="ce180" table:formula="of:=[$Sheet5.A3]" office:value-type="float" office:value="1" calcext:value-type="float" table:number-columns-spanned="1" table:number-rows-spanned="2">
            <text:p>1</text:p>
          </table:table-cell>
          <table:table-cell table:style-name="ce97"/>
          <table:table-cell table:style-name="ce98" table:number-columns-repeated="47"/>
          <table:table-cell table:style-name="ce99" table:number-columns-repeated="959"/>
        </table:table-row>
        <table:table-row table:style-name="ro22">
          <table:covered-table-cell table:style-name="ce180"/>
          <table:table-cell table:style-name="ce180" table:formula="of:=[$'Student Info'.D4]" office:value-type="string" office:string-value="Tushar" calcext:value-type="string">
            <text:p>Tushar</text:p>
          </table:table-cell>
          <table:table-cell table:style-name="ce180" table:formula="of:=[$'Student Info'.C4]" office:value-type="string" office:string-value="Goyal" calcext:value-type="string">
            <text:p>Goyal</text:p>
          </table:table-cell>
          <table:table-cell table:style-name="ce180" table:formula="of:=[$'Student Info'.A4]" office:value-type="float" office:value="5220068" calcext:value-type="float">
            <text:p>5220068</text:p>
          </table:table-cell>
          <table:table-cell table:style-name="ce83" table:formula="of:=[.E3]" office:value-type="float" office:value="14" calcext:value-type="float">
            <text:p>14</text:p>
          </table:table-cell>
          <table:table-cell table:style-name="ce83" table:formula="of:=[.F3]" office:value-type="float" office:value="19" calcext:value-type="float">
            <text:p>19</text:p>
          </table:table-cell>
          <table:table-cell table:style-name="ce83" table:formula="of:=[.G3]" office:value-type="float" office:value="30.5" calcext:value-type="float">
            <text:p>30.5</text:p>
          </table:table-cell>
          <table:table-cell table:style-name="ce83" table:formula="of:=[.H3]" office:value-type="float" office:value="4" calcext:value-type="float">
            <text:p>4</text:p>
          </table:table-cell>
          <table:table-cell table:style-name="ce83" table:formula="of:=[.I3]" office:value-type="float" office:value="0" calcext:value-type="float">
            <text:p>0</text:p>
          </table:table-cell>
          <table:table-cell table:style-name="ce83" table:formula="of:=[.J3]" office:value-type="float" office:value="9.2" calcext:value-type="float">
            <text:p>9.2</text:p>
          </table:table-cell>
          <table:table-cell table:style-name="ce84" office:value-type="float" office:value="0" calcext:value-type="float">
            <text:p>0</text:p>
          </table:table-cell>
          <table:table-cell table:style-name="ce83" office:value-type="float" office:value="0" calcext:value-type="float">
            <text:p>0</text:p>
          </table:table-cell>
          <table:table-cell table:style-name="ce91" table:formula="of:=MIN(SUM(SUM([.E4:.J4])/10; [.K4];[.L4]); 10)" office:value-type="float" office:value="7.67" calcext:value-type="float">
            <text:p>7.67</text:p>
          </table:table-cell>
          <table:table-cell table:style-name="ce94" table:formula="of:=ROUND([.M4];1)" office:value-type="float" office:value="7.7" calcext:value-type="float">
            <text:p>7.7</text:p>
          </table:table-cell>
          <table:table-cell table:style-name="ce180" table:formula="of:=MROUND(TRUNC([.M4];1);0.5)" office:value-type="float" office:value="7.5" calcext:value-type="float">
            <text:p>7.5</text:p>
          </table:table-cell>
          <table:table-cell table:style-name="ce180"/>
          <table:covered-table-cell table:style-name="ce180"/>
          <table:table-cell table:style-name="ce97"/>
          <table:table-cell table:style-name="ce98" table:number-columns-repeated="47"/>
          <table:table-cell table:style-name="ce99" table:number-columns-repeated="959"/>
        </table:table-row>
        <table:table-row table:style-name="ro22">
          <table:table-cell table:style-name="ce180" table:formula="of:=[$Sheet5.A5]" office:value-type="float" office:value="2" calcext:value-type="float" table:number-columns-spanned="1" table:number-rows-spanned="2">
            <text:p>2</text:p>
          </table:table-cell>
          <table:table-cell table:style-name="ce180" table:formula="of:=[$'Student Info'.D5]" office:value-type="string" office:string-value="Sawa" calcext:value-type="string">
            <text:p>Sawa</text:p>
          </table:table-cell>
          <table:table-cell table:style-name="ce180" table:formula="of:=[$'Student Info'.C5]" office:value-type="string" office:string-value="Bezelev" calcext:value-type="string">
            <text:p>Bezelev</text:p>
          </table:table-cell>
          <table:table-cell table:style-name="ce180" table:formula="of:=[$'Student Info'.A5]" office:value-type="float" office:value="4570235" calcext:value-type="float">
            <text:p>4570235</text:p>
          </table:table-cell>
          <table:table-cell table:style-name="ce83" table:formula="of:=[$Sheet5.B5]" office:value-type="float" office:value="21" calcext:value-type="float">
            <text:p>21</text:p>
          </table:table-cell>
          <table:table-cell table:style-name="ce83" table:formula="of:=[$Sheet5.C5]" office:value-type="float" office:value="19" calcext:value-type="float">
            <text:p>19</text:p>
          </table:table-cell>
          <table:table-cell table:style-name="ce83" table:formula="of:=[$Sheet5.D5]" office:value-type="float" office:value="29" calcext:value-type="float">
            <text:p>29</text:p>
          </table:table-cell>
          <table:table-cell table:style-name="ce83" table:formula="of:=[$Sheet5.E5]" office:value-type="float" office:value="7" calcext:value-type="float">
            <text:p>7</text:p>
          </table:table-cell>
          <table:table-cell table:style-name="ce83" table:formula="of:=[$Sheet5.F5]" office:value-type="float" office:value="0" calcext:value-type="float">
            <text:p>0</text:p>
          </table:table-cell>
          <table:table-cell table:style-name="ce83" table:formula="of:=[$Sheet5.G5]" office:value-type="float" office:value="8.4" calcext:value-type="float">
            <text:p>8.4</text:p>
          </table:table-cell>
          <table:table-cell table:number-columns-repeated="2" table:style-name="ce83" office:value-type="float" office:value="0" calcext:value-type="float">
            <text:p>0</text:p>
          </table:table-cell>
          <table:table-cell table:style-name="ce91" table:formula="of:=MIN(SUM(SUM([.E5:.J5])/10; [.K5];[.L5]); 10)" office:value-type="float" office:value="8.44" calcext:value-type="float">
            <text:p>8.44</text:p>
          </table:table-cell>
          <table:table-cell table:style-name="ce94" table:formula="of:=ROUND([.M5];1)" office:value-type="float" office:value="8.4" calcext:value-type="float">
            <text:p>8.4</text:p>
          </table:table-cell>
          <table:table-cell table:style-name="ce180" table:formula="of:=MROUND(TRUNC([.M5];1);0.5)" office:value-type="float" office:value="8.5" calcext:value-type="float">
            <text:p>8.5</text:p>
          </table:table-cell>
          <table:table-cell table:style-name="ce180"/>
          <table:table-cell table:style-name="ce180" table:formula="of:=[$Sheet5.A5]" office:value-type="float" office:value="2" calcext:value-type="float" table:number-columns-spanned="1" table:number-rows-spanned="2">
            <text:p>2</text:p>
          </table:table-cell>
          <table:table-cell table:style-name="ce97"/>
          <table:table-cell table:style-name="ce98" table:number-columns-repeated="47"/>
          <table:table-cell table:style-name="ce99" table:number-columns-repeated="959"/>
        </table:table-row>
        <table:table-row table:style-name="ro22">
          <table:covered-table-cell table:style-name="ce180"/>
          <table:table-cell table:style-name="ce180" table:formula="of:=[$'Student Info'.D6]" office:value-type="string" office:string-value="Justin" calcext:value-type="string">
            <text:p>Justin</text:p>
          </table:table-cell>
          <table:table-cell table:style-name="ce180" table:formula="of:=[$'Student Info'.C6]" office:value-type="string" office:string-value="Vervloet" calcext:value-type="string">
            <text:p>Vervloet</text:p>
          </table:table-cell>
          <table:table-cell table:style-name="ce180" table:formula="of:=[$'Student Info'.A6]" office:value-type="float" office:value="4686276" calcext:value-type="float">
            <text:p>4686276</text:p>
          </table:table-cell>
          <table:table-cell table:style-name="ce84" table:formula="of:=[.E5]" office:value-type="float" office:value="21" calcext:value-type="float">
            <text:p>21</text:p>
          </table:table-cell>
          <table:table-cell table:style-name="ce84" table:formula="of:=[.F5]" office:value-type="float" office:value="19" calcext:value-type="float">
            <text:p>19</text:p>
          </table:table-cell>
          <table:table-cell table:style-name="ce84" table:formula="of:=[.G5]" office:value-type="float" office:value="29" calcext:value-type="float">
            <text:p>29</text:p>
          </table:table-cell>
          <table:table-cell table:style-name="ce84" table:formula="of:=[.H5]" office:value-type="float" office:value="7" calcext:value-type="float">
            <text:p>7</text:p>
          </table:table-cell>
          <table:table-cell table:style-name="ce84" table:formula="of:=[.I5]" office:value-type="float" office:value="0" calcext:value-type="float">
            <text:p>0</text:p>
          </table:table-cell>
          <table:table-cell table:style-name="ce84" table:formula="of:=[.J5]" office:value-type="float" office:value="8.4" calcext:value-type="float">
            <text:p>8.4</text:p>
          </table:table-cell>
          <table:table-cell table:style-name="ce180" office:value-type="float" office:value="0" calcext:value-type="float">
            <text:p>0</text:p>
          </table:table-cell>
          <table:table-cell table:style-name="ce83" office:value-type="float" office:value="0" calcext:value-type="float">
            <text:p>0</text:p>
          </table:table-cell>
          <table:table-cell table:style-name="ce91" table:formula="of:=MIN(SUM(SUM([.E6:.J6])/10; [.K6];[.L6]); 10)" office:value-type="float" office:value="8.44" calcext:value-type="float">
            <text:p>8.44</text:p>
          </table:table-cell>
          <table:table-cell table:style-name="ce94" table:formula="of:=ROUND([.M6];1)" office:value-type="float" office:value="8.4" calcext:value-type="float">
            <text:p>8.4</text:p>
          </table:table-cell>
          <table:table-cell table:style-name="ce180" table:formula="of:=MROUND(TRUNC([.M6];1);0.5)" office:value-type="float" office:value="8.5" calcext:value-type="float">
            <text:p>8.5</text:p>
          </table:table-cell>
          <table:table-cell table:style-name="ce180"/>
          <table:covered-table-cell table:style-name="ce180"/>
          <table:table-cell table:style-name="ce97"/>
          <table:table-cell table:style-name="ce99" table:number-columns-repeated="5"/>
          <table:table-cell table:style-name="ce98" table:number-columns-repeated="42"/>
          <table:table-cell table:style-name="ce99" table:number-columns-repeated="959"/>
        </table:table-row>
        <table:table-row table:style-name="ro22">
          <table:table-cell table:style-name="ce180" table:formula="of:=[$Sheet5.A7]" office:value-type="float" office:value="3" calcext:value-type="float" table:number-columns-spanned="1" table:number-rows-spanned="2">
            <text:p>3</text:p>
          </table:table-cell>
          <table:table-cell table:style-name="ce180" table:formula="of:=[$'Student Info'.D7]" office:value-type="string" office:string-value="Julienne" calcext:value-type="string">
            <text:p>Julienne</text:p>
          </table:table-cell>
          <table:table-cell table:style-name="ce180" table:formula="of:=[$'Student Info'.C7]" office:value-type="string" office:string-value="Keim" calcext:value-type="string">
            <text:p>Keim</text:p>
          </table:table-cell>
          <table:table-cell table:style-name="ce180" table:formula="of:=[$'Student Info'.A7]" office:value-type="float" office:value="4684214" calcext:value-type="float">
            <text:p>4684214</text:p>
          </table:table-cell>
          <table:table-cell table:style-name="ce83" table:formula="of:=[$Sheet5.B7]" office:value-type="float" office:value="19" calcext:value-type="float">
            <text:p>19</text:p>
          </table:table-cell>
          <table:table-cell table:style-name="ce83" table:formula="of:=[$Sheet5.C7]" office:value-type="float" office:value="19" calcext:value-type="float">
            <text:p>19</text:p>
          </table:table-cell>
          <table:table-cell table:style-name="ce83" table:formula="of:=[$Sheet5.D7]" office:value-type="float" office:value="32" calcext:value-type="float">
            <text:p>32</text:p>
          </table:table-cell>
          <table:table-cell table:style-name="ce83" table:formula="of:=[$Sheet5.E7]" office:value-type="float" office:value="10" calcext:value-type="float">
            <text:p>10</text:p>
          </table:table-cell>
          <table:table-cell table:style-name="ce83" table:formula="of:=[$Sheet5.F7]" office:value-type="float" office:value="0" calcext:value-type="float">
            <text:p>0</text:p>
          </table:table-cell>
          <table:table-cell table:style-name="ce83" table:formula="of:=[$Sheet5.G7]" office:value-type="float" office:value="9.8" calcext:value-type="float">
            <text:p>9.8</text:p>
          </table:table-cell>
          <table:table-cell table:style-name="ce180" office:value-type="float" office:value="0" calcext:value-type="float">
            <text:p>0</text:p>
          </table:table-cell>
          <table:table-cell table:style-name="ce83" office:value-type="float" office:value="0" calcext:value-type="float">
            <text:p>0</text:p>
          </table:table-cell>
          <table:table-cell table:style-name="ce91" table:formula="of:=MIN(SUM(SUM([.E7:.J7])/10; [.K7];[.L7]); 10)" office:value-type="float" office:value="8.98" calcext:value-type="float">
            <text:p>8.98</text:p>
          </table:table-cell>
          <table:table-cell table:style-name="ce94" table:formula="of:=ROUND([.M7];1)" office:value-type="float" office:value="9" calcext:value-type="float">
            <text:p>9.0</text:p>
          </table:table-cell>
          <table:table-cell table:style-name="ce180" table:formula="of:=MROUND(TRUNC([.M7];1);0.5)" office:value-type="float" office:value="9" calcext:value-type="float">
            <text:p>9</text:p>
          </table:table-cell>
          <table:table-cell table:style-name="ce180"/>
          <table:table-cell table:style-name="ce180" table:formula="of:=[$Sheet5.A7]" office:value-type="float" office:value="3" calcext:value-type="float" table:number-columns-spanned="1" table:number-rows-spanned="2">
            <text:p>3</text:p>
          </table:table-cell>
          <table:table-cell table:style-name="ce97"/>
          <table:table-cell table:style-name="ce98" table:number-columns-repeated="47"/>
          <table:table-cell table:style-name="ce99" table:number-columns-repeated="959"/>
        </table:table-row>
        <table:table-row table:style-name="ro22">
          <table:covered-table-cell table:style-name="ce180"/>
          <table:table-cell table:style-name="ce180" table:formula="of:=[$'Student Info'.D8]" office:value-type="string" office:string-value="Rohan" calcext:value-type="string">
            <text:p>Rohan</text:p>
          </table:table-cell>
          <table:table-cell table:style-name="ce180" table:formula="of:=[$'Student Info'.C8]" office:value-type="string" office:string-value="Chandrashekar" calcext:value-type="string">
            <text:p>Chandrashekar</text:p>
          </table:table-cell>
          <table:table-cell table:style-name="ce180" table:formula="of:=[$'Student Info'.A8]" office:value-type="float" office:value="5238382" calcext:value-type="float">
            <text:p>5238382</text:p>
          </table:table-cell>
          <table:table-cell table:style-name="ce84" table:formula="of:=[.E7]" office:value-type="float" office:value="19" calcext:value-type="float">
            <text:p>19</text:p>
          </table:table-cell>
          <table:table-cell table:style-name="ce84" table:formula="of:=[.F7]" office:value-type="float" office:value="19" calcext:value-type="float">
            <text:p>19</text:p>
          </table:table-cell>
          <table:table-cell table:style-name="ce84" table:formula="of:=[.G7]" office:value-type="float" office:value="32" calcext:value-type="float">
            <text:p>32</text:p>
          </table:table-cell>
          <table:table-cell table:style-name="ce84" table:formula="of:=[.H7]" office:value-type="float" office:value="10" calcext:value-type="float">
            <text:p>10</text:p>
          </table:table-cell>
          <table:table-cell table:style-name="ce84" table:formula="of:=[.I7]" office:value-type="float" office:value="0" calcext:value-type="float">
            <text:p>0</text:p>
          </table:table-cell>
          <table:table-cell table:style-name="ce84" table:formula="of:=[.J7]" office:value-type="float" office:value="9.8" calcext:value-type="float">
            <text:p>9.8</text:p>
          </table:table-cell>
          <table:table-cell table:number-columns-repeated="2" table:style-name="ce83" office:value-type="float" office:value="0" calcext:value-type="float">
            <text:p>0</text:p>
          </table:table-cell>
          <table:table-cell table:style-name="ce91" table:formula="of:=MIN(SUM(SUM([.E8:.J8])/10; [.K8];[.L8]); 10)" office:value-type="float" office:value="8.98" calcext:value-type="float">
            <text:p>8.98</text:p>
          </table:table-cell>
          <table:table-cell table:style-name="ce94" table:formula="of:=ROUND([.M8];1)" office:value-type="float" office:value="9" calcext:value-type="float">
            <text:p>9.0</text:p>
          </table:table-cell>
          <table:table-cell table:style-name="ce180" table:formula="of:=MROUND(TRUNC([.M8];1);0.5)" office:value-type="float" office:value="9" calcext:value-type="float">
            <text:p>9</text:p>
          </table:table-cell>
          <table:table-cell table:style-name="ce180"/>
          <table:covered-table-cell table:style-name="ce180"/>
          <table:table-cell table:style-name="ce97"/>
          <table:table-cell table:style-name="ce98" table:number-columns-repeated="47"/>
          <table:table-cell table:style-name="ce99" table:number-columns-repeated="959"/>
        </table:table-row>
        <table:table-row table:style-name="ro22">
          <table:table-cell table:style-name="ce180" table:formula="of:=[$Sheet5.A9]" office:value-type="float" office:value="4" calcext:value-type="float" table:number-columns-spanned="1" table:number-rows-spanned="2">
            <text:p>4</text:p>
          </table:table-cell>
          <table:table-cell table:style-name="ce180" table:formula="of:=[$'Student Info'.D9]" office:value-type="string" office:string-value="Eneko" calcext:value-type="string">
            <text:p>Eneko</text:p>
          </table:table-cell>
          <table:table-cell table:style-name="ce180" table:formula="of:=[$'Student Info'.C9]" office:value-type="string" office:string-value="Rodriguez Plaza" calcext:value-type="string">
            <text:p>Rodriguez Plaza</text:p>
          </table:table-cell>
          <table:table-cell table:style-name="ce180" table:formula="of:=[$'Student Info'.A9]" office:value-type="float" office:value="4649060" calcext:value-type="float">
            <text:p>4649060</text:p>
          </table:table-cell>
          <table:table-cell table:style-name="ce83" table:formula="of:=[$Sheet5.B9]" office:value-type="float" office:value="19" calcext:value-type="float">
            <text:p>19</text:p>
          </table:table-cell>
          <table:table-cell table:style-name="ce83" table:formula="of:=[$Sheet5.C9]" office:value-type="float" office:value="16.5" calcext:value-type="float">
            <text:p>16.5</text:p>
          </table:table-cell>
          <table:table-cell table:style-name="ce83" table:formula="of:=[$Sheet5.D9]" office:value-type="float" office:value="29" calcext:value-type="float">
            <text:p>29</text:p>
          </table:table-cell>
          <table:table-cell table:style-name="ce83" table:formula="of:=[$Sheet5.E9]" office:value-type="float" office:value="5" calcext:value-type="float">
            <text:p>5</text:p>
          </table:table-cell>
          <table:table-cell table:style-name="ce83" table:formula="of:=[$Sheet5.F9]" office:value-type="float" office:value="0" calcext:value-type="float">
            <text:p>0</text:p>
          </table:table-cell>
          <table:table-cell table:style-name="ce83" table:formula="of:=[$Sheet5.G9]" office:value-type="float" office:value="10" calcext:value-type="float">
            <text:p>10</text:p>
          </table:table-cell>
          <table:table-cell table:number-columns-repeated="2" table:style-name="ce83" office:value-type="float" office:value="0" calcext:value-type="float">
            <text:p>0</text:p>
          </table:table-cell>
          <table:table-cell table:style-name="ce91" table:formula="of:=MIN(SUM(SUM([.E9:.J9])/10; [.K9];[.L9]); 10)" office:value-type="float" office:value="7.95" calcext:value-type="float">
            <text:p>7.95</text:p>
          </table:table-cell>
          <table:table-cell table:style-name="ce94" table:formula="of:=ROUND([.M9];1)" office:value-type="float" office:value="8" calcext:value-type="float">
            <text:p>8.0</text:p>
          </table:table-cell>
          <table:table-cell table:style-name="ce180" table:formula="of:=MROUND(TRUNC([.M9];1);0.5)" office:value-type="float" office:value="8" calcext:value-type="float">
            <text:p>8</text:p>
          </table:table-cell>
          <table:table-cell table:style-name="ce97"/>
          <table:table-cell table:style-name="ce180" table:formula="of:=[$Sheet5.A9]" office:value-type="float" office:value="4" calcext:value-type="float" table:number-columns-spanned="1" table:number-rows-spanned="2">
            <text:p>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10]" office:value-type="string" office:string-value="Vlad" calcext:value-type="string">
            <text:p>Vlad</text:p>
          </table:table-cell>
          <table:table-cell table:style-name="ce180" table:formula="of:=[$'Student Info'.C10]" office:value-type="string" office:string-value="Gavra" calcext:value-type="string">
            <text:p>Gavra</text:p>
          </table:table-cell>
          <table:table-cell table:style-name="ce180" table:formula="of:=[$'Student Info'.A10]" office:value-type="float" office:value="4663632" calcext:value-type="float">
            <text:p>4663632</text:p>
          </table:table-cell>
          <table:table-cell table:style-name="ce84" table:formula="of:=[.E9]" office:value-type="float" office:value="19" calcext:value-type="float">
            <text:p>19</text:p>
          </table:table-cell>
          <table:table-cell table:style-name="ce84" table:formula="of:=[.F9]" office:value-type="float" office:value="16.5" calcext:value-type="float">
            <text:p>16.5</text:p>
          </table:table-cell>
          <table:table-cell table:style-name="ce84" table:formula="of:=[.G9]" office:value-type="float" office:value="29" calcext:value-type="float">
            <text:p>29</text:p>
          </table:table-cell>
          <table:table-cell table:style-name="ce84" table:formula="of:=[.H9]" office:value-type="float" office:value="5" calcext:value-type="float">
            <text:p>5</text:p>
          </table:table-cell>
          <table:table-cell table:style-name="ce84" table:formula="of:=[.I9]" office:value-type="float" office:value="0" calcext:value-type="float">
            <text:p>0</text:p>
          </table:table-cell>
          <table:table-cell table:style-name="ce84" table:formula="of:=[.J9]" office:value-type="float" office:value="10" calcext:value-type="float">
            <text:p>10</text:p>
          </table:table-cell>
          <table:table-cell table:number-columns-repeated="2" table:style-name="ce83" office:value-type="float" office:value="0" calcext:value-type="float">
            <text:p>0</text:p>
          </table:table-cell>
          <table:table-cell table:style-name="ce91" table:formula="of:=MIN(SUM(SUM([.E10:.J10])/10; [.K10];[.L10]); 10)" office:value-type="float" office:value="7.95" calcext:value-type="float">
            <text:p>7.95</text:p>
          </table:table-cell>
          <table:table-cell table:style-name="ce94" table:formula="of:=ROUND([.M10];1)" office:value-type="float" office:value="8" calcext:value-type="float">
            <text:p>8.0</text:p>
          </table:table-cell>
          <table:table-cell table:style-name="ce180" table:formula="of:=MROUND(TRUNC([.M10];1);0.5)" office:value-type="float" office:value="8" calcext:value-type="float">
            <text:p>8</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1]" office:value-type="float" office:value="5" calcext:value-type="float" table:number-columns-spanned="1" table:number-rows-spanned="2">
            <text:p>5</text:p>
          </table:table-cell>
          <table:table-cell table:style-name="ce180" table:formula="of:=[$'Student Info'.D11]" office:value-type="string" office:string-value="Adrian" calcext:value-type="string">
            <text:p>Adrian</text:p>
          </table:table-cell>
          <table:table-cell table:style-name="ce180" table:formula="of:=[$'Student Info'.C11]" office:value-type="string" office:string-value="Menor de Oñate" calcext:value-type="string">
            <text:p>Menor de Oñate</text:p>
          </table:table-cell>
          <table:table-cell table:style-name="ce180" table:formula="of:=[$'Student Info'.A11]" office:value-type="float" office:value="4668901" calcext:value-type="float">
            <text:p>4668901</text:p>
          </table:table-cell>
          <table:table-cell table:style-name="ce83" table:formula="of:=[$Sheet5.B11]" office:value-type="float" office:value="21" calcext:value-type="float">
            <text:p>21</text:p>
          </table:table-cell>
          <table:table-cell table:style-name="ce83" table:formula="of:=[$Sheet5.C11]" office:value-type="float" office:value="19" calcext:value-type="float">
            <text:p>19</text:p>
          </table:table-cell>
          <table:table-cell table:style-name="ce83" table:formula="of:=[$Sheet5.D11]" office:value-type="float" office:value="28.5" calcext:value-type="float">
            <text:p>28.5</text:p>
          </table:table-cell>
          <table:table-cell table:style-name="ce83" table:formula="of:=[$Sheet5.E11]" office:value-type="float" office:value="9" calcext:value-type="float">
            <text:p>9</text:p>
          </table:table-cell>
          <table:table-cell table:style-name="ce83" table:formula="of:=[$Sheet5.F11]" office:value-type="float" office:value="0" calcext:value-type="float">
            <text:p>0</text:p>
          </table:table-cell>
          <table:table-cell table:style-name="ce83" table:formula="of:=[$Sheet5.G11]" office:value-type="float" office:value="9.3" calcext:value-type="float">
            <text:p>9.3</text:p>
          </table:table-cell>
          <table:table-cell table:number-columns-repeated="2" table:style-name="ce83" office:value-type="float" office:value="0" calcext:value-type="float">
            <text:p>0</text:p>
          </table:table-cell>
          <table:table-cell table:style-name="ce91" table:formula="of:=MIN(SUM(SUM([.E11:.J11])/10; [.K11];[.L11]); 10)" office:value-type="float" office:value="8.68" calcext:value-type="float">
            <text:p>8.68</text:p>
          </table:table-cell>
          <table:table-cell table:style-name="ce94" table:formula="of:=ROUND([.M11];1)" office:value-type="float" office:value="8.7" calcext:value-type="float">
            <text:p>8.7</text:p>
          </table:table-cell>
          <table:table-cell table:style-name="ce180" table:formula="of:=MROUND(TRUNC([.M11];1);0.5)" office:value-type="float" office:value="8.5" calcext:value-type="float">
            <text:p>8.5</text:p>
          </table:table-cell>
          <table:table-cell table:style-name="ce97"/>
          <table:table-cell table:style-name="ce180" table:formula="of:=[$Sheet5.A11]" office:value-type="float" office:value="5" calcext:value-type="float" table:number-columns-spanned="1" table:number-rows-spanned="2">
            <text:p>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12]" office:value-type="string" office:string-value="Alexis" calcext:value-type="string">
            <text:p>Alexis</text:p>
          </table:table-cell>
          <table:table-cell table:style-name="ce180" table:formula="of:=[$'Student Info'.C12]" office:value-type="string" office:string-value="van Wissen" calcext:value-type="string">
            <text:p>van Wissen</text:p>
          </table:table-cell>
          <table:table-cell table:style-name="ce180" table:formula="of:=[$'Student Info'.A12]" office:value-type="float" office:value="4676793" calcext:value-type="float">
            <text:p>4676793</text:p>
          </table:table-cell>
          <table:table-cell table:style-name="ce84" table:formula="of:=[.E11]" office:value-type="float" office:value="21" calcext:value-type="float">
            <text:p>21</text:p>
          </table:table-cell>
          <table:table-cell table:style-name="ce84" table:formula="of:=[.F11]" office:value-type="float" office:value="19" calcext:value-type="float">
            <text:p>19</text:p>
          </table:table-cell>
          <table:table-cell table:style-name="ce84" table:formula="of:=[.G11]" office:value-type="float" office:value="28.5" calcext:value-type="float">
            <text:p>28.5</text:p>
          </table:table-cell>
          <table:table-cell table:style-name="ce84" table:formula="of:=[.H11]" office:value-type="float" office:value="9" calcext:value-type="float">
            <text:p>9</text:p>
          </table:table-cell>
          <table:table-cell table:style-name="ce84" table:formula="of:=[.I11]" office:value-type="float" office:value="0" calcext:value-type="float">
            <text:p>0</text:p>
          </table:table-cell>
          <table:table-cell table:style-name="ce84" table:formula="of:=[.J11]" office:value-type="float" office:value="9.3" calcext:value-type="float">
            <text:p>9.3</text:p>
          </table:table-cell>
          <table:table-cell table:number-columns-repeated="2" table:style-name="ce83" office:value-type="float" office:value="0" calcext:value-type="float">
            <text:p>0</text:p>
          </table:table-cell>
          <table:table-cell table:style-name="ce91" table:formula="of:=MIN(SUM(SUM([.E12:.J12])/10; [.K12];[.L12]); 10)" office:value-type="float" office:value="8.68" calcext:value-type="float">
            <text:p>8.68</text:p>
          </table:table-cell>
          <table:table-cell table:style-name="ce94" table:formula="of:=ROUND([.M12];1)" office:value-type="float" office:value="8.7" calcext:value-type="float">
            <text:p>8.7</text:p>
          </table:table-cell>
          <table:table-cell table:style-name="ce180" table:formula="of:=MROUND(TRUNC([.M12];1);0.5)" office:value-type="float" office:value="8.5" calcext:value-type="float">
            <text:p>8.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3]" office:value-type="float" office:value="6" calcext:value-type="float" table:number-columns-spanned="1" table:number-rows-spanned="2">
            <text:p>6</text:p>
          </table:table-cell>
          <table:table-cell table:style-name="ce180" table:formula="of:=[$'Student Info'.D13]" office:value-type="string" office:string-value="Zheyu" calcext:value-type="string">
            <text:p>Zheyu</text:p>
          </table:table-cell>
          <table:table-cell table:style-name="ce180" table:formula="of:=[$'Student Info'.C13]" office:value-type="string" office:string-value="Du" calcext:value-type="string">
            <text:p>Du</text:p>
          </table:table-cell>
          <table:table-cell table:style-name="ce180" table:formula="of:=[$'Student Info'.A13]" office:value-type="float" office:value="5270510" calcext:value-type="float">
            <text:p>5270510</text:p>
          </table:table-cell>
          <table:table-cell table:style-name="ce83" table:formula="of:=[$Sheet5.B13]" office:value-type="float" office:value="19" calcext:value-type="float">
            <text:p>19</text:p>
          </table:table-cell>
          <table:table-cell table:style-name="ce83" table:formula="of:=[$Sheet5.C13]" office:value-type="float" office:value="19" calcext:value-type="float">
            <text:p>19</text:p>
          </table:table-cell>
          <table:table-cell table:style-name="ce83" table:formula="of:=[$Sheet5.D13]" office:value-type="float" office:value="32" calcext:value-type="float">
            <text:p>32</text:p>
          </table:table-cell>
          <table:table-cell table:style-name="ce83" table:formula="of:=[$Sheet5.E13]" office:value-type="float" office:value="7" calcext:value-type="float">
            <text:p>7</text:p>
          </table:table-cell>
          <table:table-cell table:style-name="ce83" table:formula="of:=[$Sheet5.F13]" office:value-type="float" office:value="0" calcext:value-type="float">
            <text:p>0</text:p>
          </table:table-cell>
          <table:table-cell table:style-name="ce83" table:formula="of:=[$Sheet5.G13]" office:value-type="float" office:value="8.3" calcext:value-type="float">
            <text:p>8.3</text:p>
          </table:table-cell>
          <table:table-cell table:number-columns-repeated="2" table:style-name="ce83" office:value-type="float" office:value="0" calcext:value-type="float">
            <text:p>0</text:p>
          </table:table-cell>
          <table:table-cell table:style-name="ce91" table:formula="of:=MIN(SUM(SUM([.E13:.J13])/10; [.K13];[.L13]); 10)" office:value-type="float" office:value="8.53" calcext:value-type="float">
            <text:p>8.53</text:p>
          </table:table-cell>
          <table:table-cell table:style-name="ce94" table:formula="of:=ROUND([.M13];1)" office:value-type="float" office:value="8.5" calcext:value-type="float">
            <text:p>8.5</text:p>
          </table:table-cell>
          <table:table-cell table:style-name="ce180" table:formula="of:=MROUND(TRUNC([.M13];1);0.5)" office:value-type="float" office:value="8.5" calcext:value-type="float">
            <text:p>8.5</text:p>
          </table:table-cell>
          <table:table-cell table:style-name="ce97"/>
          <table:table-cell table:style-name="ce180" table:formula="of:=[$Sheet5.A13]" office:value-type="float" office:value="6" calcext:value-type="float" table:number-columns-spanned="1" table:number-rows-spanned="2">
            <text:p>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14]" office:value-type="string" office:string-value="YURUI" calcext:value-type="string">
            <text:p>YURUI</text:p>
          </table:table-cell>
          <table:table-cell table:style-name="ce180" table:formula="of:=[$'Student Info'.C14]" office:value-type="string" office:string-value="DU" calcext:value-type="string">
            <text:p>DU</text:p>
          </table:table-cell>
          <table:table-cell table:style-name="ce180" table:formula="of:=[$'Student Info'.A14]" office:value-type="float" office:value="5217849" calcext:value-type="float">
            <text:p>5217849</text:p>
          </table:table-cell>
          <table:table-cell table:style-name="ce84" table:formula="of:=[.E13]" office:value-type="float" office:value="19" calcext:value-type="float">
            <text:p>19</text:p>
          </table:table-cell>
          <table:table-cell table:style-name="ce84" table:formula="of:=[.F13]" office:value-type="float" office:value="19" calcext:value-type="float">
            <text:p>19</text:p>
          </table:table-cell>
          <table:table-cell table:style-name="ce84" table:formula="of:=[.G13]" office:value-type="float" office:value="32" calcext:value-type="float">
            <text:p>32</text:p>
          </table:table-cell>
          <table:table-cell table:style-name="ce84" table:formula="of:=[.H13]" office:value-type="float" office:value="7" calcext:value-type="float">
            <text:p>7</text:p>
          </table:table-cell>
          <table:table-cell table:style-name="ce84" table:formula="of:=[.I13]" office:value-type="float" office:value="0" calcext:value-type="float">
            <text:p>0</text:p>
          </table:table-cell>
          <table:table-cell table:style-name="ce84" table:formula="of:=[.J13]" office:value-type="float" office:value="8.3" calcext:value-type="float">
            <text:p>8.3</text:p>
          </table:table-cell>
          <table:table-cell table:number-columns-repeated="2" table:style-name="ce83" office:value-type="float" office:value="0" calcext:value-type="float">
            <text:p>0</text:p>
          </table:table-cell>
          <table:table-cell table:style-name="ce91" table:formula="of:=MIN(SUM(SUM([.E14:.J14])/10; [.K14];[.L14]); 10)" office:value-type="float" office:value="8.53" calcext:value-type="float">
            <text:p>8.53</text:p>
          </table:table-cell>
          <table:table-cell table:style-name="ce94" table:formula="of:=ROUND([.M14];1)" office:value-type="float" office:value="8.5" calcext:value-type="float">
            <text:p>8.5</text:p>
          </table:table-cell>
          <table:table-cell table:style-name="ce180" table:formula="of:=MROUND(TRUNC([.M14];1);0.5)" office:value-type="float" office:value="8.5" calcext:value-type="float">
            <text:p>8.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5]" office:value-type="float" office:value="7" calcext:value-type="float" table:number-columns-spanned="1" table:number-rows-spanned="2">
            <text:p>7</text:p>
          </table:table-cell>
          <table:table-cell table:style-name="ce180" table:formula="of:=[$'Student Info'.D15]" office:value-type="string" office:string-value="Calvin" calcext:value-type="string">
            <text:p>Calvin</text:p>
          </table:table-cell>
          <table:table-cell table:style-name="ce180" table:formula="of:=[$'Student Info'.C15]" office:value-type="string" office:string-value="Man" calcext:value-type="string">
            <text:p>Man</text:p>
          </table:table-cell>
          <table:table-cell table:style-name="ce180" table:formula="of:=[$'Student Info'.A15]" office:value-type="float" office:value="4288238" calcext:value-type="float">
            <text:p>4288238</text:p>
          </table:table-cell>
          <table:table-cell table:style-name="ce83" table:formula="of:=[$Sheet5.B15]" office:value-type="float" office:value="19" calcext:value-type="float">
            <text:p>19</text:p>
          </table:table-cell>
          <table:table-cell table:style-name="ce83" table:formula="of:=[$Sheet5.C15]" office:value-type="float" office:value="2" calcext:value-type="float">
            <text:p>2</text:p>
          </table:table-cell>
          <table:table-cell table:style-name="ce83" table:formula="of:=[$Sheet5.D15]" office:value-type="float" office:value="32.5" calcext:value-type="float">
            <text:p>32.5</text:p>
          </table:table-cell>
          <table:table-cell table:style-name="ce83" table:formula="of:=[$Sheet5.E15]" office:value-type="float" office:value="10" calcext:value-type="float">
            <text:p>10</text:p>
          </table:table-cell>
          <table:table-cell table:style-name="ce83" table:formula="of:=[$Sheet5.F15]" office:value-type="float" office:value="4" calcext:value-type="float">
            <text:p>4</text:p>
          </table:table-cell>
          <table:table-cell table:style-name="ce83" table:formula="of:=[$Sheet5.G15]"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15:.J15])/10; [.K15];[.L15]); 10)" office:value-type="float" office:value="7.5" calcext:value-type="float">
            <text:p>7.5</text:p>
          </table:table-cell>
          <table:table-cell table:style-name="ce94" table:formula="of:=ROUND([.M15];1)" office:value-type="float" office:value="7.5" calcext:value-type="float">
            <text:p>7.5</text:p>
          </table:table-cell>
          <table:table-cell table:style-name="ce180" table:formula="of:=MROUND(TRUNC([.M15];1);0.5)" office:value-type="float" office:value="7.5" calcext:value-type="float">
            <text:p>7.5</text:p>
          </table:table-cell>
          <table:table-cell table:style-name="ce97"/>
          <table:table-cell table:style-name="ce180" table:formula="of:=[$Sheet5.A15]" office:value-type="float" office:value="7" calcext:value-type="float" table:number-columns-spanned="1" table:number-rows-spanned="2">
            <text:p>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16]" office:value-type="string" office:string-value="Willem" calcext:value-type="string">
            <text:p>Willem</text:p>
          </table:table-cell>
          <table:table-cell table:style-name="ce180" table:formula="of:=[$'Student Info'.C16]" office:value-type="string" office:string-value="van der Linden" calcext:value-type="string">
            <text:p>van der Linden</text:p>
          </table:table-cell>
          <table:table-cell table:style-name="ce180" table:formula="of:=[$'Student Info'.A16]" office:value-type="float" office:value="4902815" calcext:value-type="float">
            <text:p>4902815</text:p>
          </table:table-cell>
          <table:table-cell table:style-name="ce84" table:formula="of:=[.E15]" office:value-type="float" office:value="19" calcext:value-type="float">
            <text:p>19</text:p>
          </table:table-cell>
          <table:table-cell table:style-name="ce84" table:formula="of:=[.F15]" office:value-type="float" office:value="2" calcext:value-type="float">
            <text:p>2</text:p>
          </table:table-cell>
          <table:table-cell table:style-name="ce84" table:formula="of:=[.G15]" office:value-type="float" office:value="32.5" calcext:value-type="float">
            <text:p>32.5</text:p>
          </table:table-cell>
          <table:table-cell table:style-name="ce84" table:formula="of:=[.H15]" office:value-type="float" office:value="10" calcext:value-type="float">
            <text:p>10</text:p>
          </table:table-cell>
          <table:table-cell table:style-name="ce84" table:formula="of:=[.I15]" office:value-type="float" office:value="4" calcext:value-type="float">
            <text:p>4</text:p>
          </table:table-cell>
          <table:table-cell table:style-name="ce84" table:formula="of:=[.J15]"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16:.J16])/10; [.K16];[.L16]); 10)" office:value-type="float" office:value="7.5" calcext:value-type="float">
            <text:p>7.5</text:p>
          </table:table-cell>
          <table:table-cell table:style-name="ce94" table:formula="of:=ROUND([.M16];1)" office:value-type="float" office:value="7.5" calcext:value-type="float">
            <text:p>7.5</text:p>
          </table:table-cell>
          <table:table-cell table:style-name="ce180" table:formula="of:=MROUND(TRUNC([.M16];1);0.5)" office:value-type="float" office:value="7.5" calcext:value-type="float">
            <text:p>7.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7]" office:value-type="float" office:value="8" calcext:value-type="float" table:number-columns-spanned="1" table:number-rows-spanned="2">
            <text:p>8</text:p>
          </table:table-cell>
          <table:table-cell table:style-name="ce180" table:formula="of:=[$'Student Info'.D17]" office:value-type="string" office:string-value="Oscar" calcext:value-type="string">
            <text:p>Oscar</text:p>
          </table:table-cell>
          <table:table-cell table:style-name="ce180" table:formula="of:=[$'Student Info'.C17]" office:value-type="string" office:string-value="He" calcext:value-type="string">
            <text:p>He</text:p>
          </table:table-cell>
          <table:table-cell table:style-name="ce180" table:formula="of:=[$'Student Info'.A17]" office:value-type="float" office:value="4545451" calcext:value-type="float">
            <text:p>4545451</text:p>
          </table:table-cell>
          <table:table-cell table:style-name="ce83" table:formula="of:=[$Sheet5.B17]" office:value-type="float" office:value="15" calcext:value-type="float">
            <text:p>15</text:p>
          </table:table-cell>
          <table:table-cell table:style-name="ce83" table:formula="of:=[$Sheet5.C17]" office:value-type="float" office:value="19" calcext:value-type="float">
            <text:p>19</text:p>
          </table:table-cell>
          <table:table-cell table:style-name="ce83" table:formula="of:=[$Sheet5.D17]" office:value-type="float" office:value="28.5" calcext:value-type="float">
            <text:p>28.5</text:p>
          </table:table-cell>
          <table:table-cell table:style-name="ce83" table:formula="of:=[$Sheet5.E17]" office:value-type="float" office:value="10" calcext:value-type="float">
            <text:p>10</text:p>
          </table:table-cell>
          <table:table-cell table:style-name="ce83" table:formula="of:=[$Sheet5.F17]" office:value-type="float" office:value="8" calcext:value-type="float">
            <text:p>8</text:p>
          </table:table-cell>
          <table:table-cell table:style-name="ce83" table:formula="of:=[$Sheet5.G17]" office:value-type="float" office:value="7.4" calcext:value-type="float">
            <text:p>7.4</text:p>
          </table:table-cell>
          <table:table-cell table:number-columns-repeated="2" table:style-name="ce83" office:value-type="float" office:value="0" calcext:value-type="float">
            <text:p>0</text:p>
          </table:table-cell>
          <table:table-cell table:style-name="ce91" table:formula="of:=MIN(SUM(SUM([.E17:.J17])/10; [.K17];[.L17]); 10)" office:value-type="float" office:value="8.79" calcext:value-type="float">
            <text:p>8.79</text:p>
          </table:table-cell>
          <table:table-cell table:style-name="ce94" table:formula="of:=ROUND([.M17];1)" office:value-type="float" office:value="8.8" calcext:value-type="float">
            <text:p>8.8</text:p>
          </table:table-cell>
          <table:table-cell table:style-name="ce180" table:formula="of:=MROUND(TRUNC([.M17];1);0.5)" office:value-type="float" office:value="8.5" calcext:value-type="float">
            <text:p>8.5</text:p>
          </table:table-cell>
          <table:table-cell table:style-name="ce97"/>
          <table:table-cell table:style-name="ce180" table:formula="of:=[$Sheet5.A17]" office:value-type="float" office:value="8" calcext:value-type="float" table:number-columns-spanned="1" table:number-rows-spanned="2">
            <text:p>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18]" office:value-type="string" office:string-value="Xiaohan" calcext:value-type="string">
            <text:p>Xiaohan</text:p>
          </table:table-cell>
          <table:table-cell table:style-name="ce180" table:formula="of:=[$'Student Info'.C18]" office:value-type="string" office:string-value="Tang" calcext:value-type="string">
            <text:p>Tang</text:p>
          </table:table-cell>
          <table:table-cell table:style-name="ce180" table:formula="of:=[$'Student Info'.A18]" office:value-type="float" office:value="5257255" calcext:value-type="float">
            <text:p>5257255</text:p>
          </table:table-cell>
          <table:table-cell table:style-name="ce84" table:formula="of:=[.E17]" office:value-type="float" office:value="15" calcext:value-type="float">
            <text:p>15</text:p>
          </table:table-cell>
          <table:table-cell table:style-name="ce84" table:formula="of:=[.F17]" office:value-type="float" office:value="19" calcext:value-type="float">
            <text:p>19</text:p>
          </table:table-cell>
          <table:table-cell table:style-name="ce84" table:formula="of:=[.G17]" office:value-type="float" office:value="28.5" calcext:value-type="float">
            <text:p>28.5</text:p>
          </table:table-cell>
          <table:table-cell table:style-name="ce84" table:formula="of:=[.H17]" office:value-type="float" office:value="10" calcext:value-type="float">
            <text:p>10</text:p>
          </table:table-cell>
          <table:table-cell table:style-name="ce84" table:formula="of:=[.I17]" office:value-type="float" office:value="8" calcext:value-type="float">
            <text:p>8</text:p>
          </table:table-cell>
          <table:table-cell table:style-name="ce84" table:formula="of:=[.J17]" office:value-type="float" office:value="7.4" calcext:value-type="float">
            <text:p>7.4</text:p>
          </table:table-cell>
          <table:table-cell table:number-columns-repeated="2" table:style-name="ce83" office:value-type="float" office:value="0" calcext:value-type="float">
            <text:p>0</text:p>
          </table:table-cell>
          <table:table-cell table:style-name="ce91" table:formula="of:=MIN(SUM(SUM([.E18:.J18])/10; [.K18];[.L18]); 10)" office:value-type="float" office:value="8.79" calcext:value-type="float">
            <text:p>8.79</text:p>
          </table:table-cell>
          <table:table-cell table:style-name="ce94" table:formula="of:=ROUND([.M18];1)" office:value-type="float" office:value="8.8" calcext:value-type="float">
            <text:p>8.8</text:p>
          </table:table-cell>
          <table:table-cell table:style-name="ce180" table:formula="of:=MROUND(TRUNC([.M18];1);0.5)" office:value-type="float" office:value="8.5" calcext:value-type="float">
            <text:p>8.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9]" office:value-type="float" office:value="9" calcext:value-type="float" table:number-columns-spanned="1" table:number-rows-spanned="2">
            <text:p>9</text:p>
          </table:table-cell>
          <table:table-cell table:style-name="ce180" table:formula="of:=[$'Student Info'.D19]" office:value-type="string" office:string-value="Jeroen" calcext:value-type="string">
            <text:p>Jeroen</text:p>
          </table:table-cell>
          <table:table-cell table:style-name="ce180" table:formula="of:=[$'Student Info'.C19]" office:value-type="string" office:string-value="van der Knaap" calcext:value-type="string">
            <text:p>van der Knaap</text:p>
          </table:table-cell>
          <table:table-cell table:style-name="ce180" table:formula="of:=[$'Student Info'.A19]" office:value-type="float" office:value="4598164" calcext:value-type="float">
            <text:p>4598164</text:p>
          </table:table-cell>
          <table:table-cell table:style-name="ce83" table:formula="of:=[$Sheet5.B19]" office:value-type="float" office:value="18" calcext:value-type="float">
            <text:p>18</text:p>
          </table:table-cell>
          <table:table-cell table:style-name="ce83" table:formula="of:=[$Sheet5.C19]" office:value-type="float" office:value="19" calcext:value-type="float">
            <text:p>19</text:p>
          </table:table-cell>
          <table:table-cell table:style-name="ce83" table:formula="of:=[$Sheet5.D19]" office:value-type="float" office:value="31" calcext:value-type="float">
            <text:p>31</text:p>
          </table:table-cell>
          <table:table-cell table:style-name="ce83" table:formula="of:=[$Sheet5.E19]" office:value-type="float" office:value="10" calcext:value-type="float">
            <text:p>10</text:p>
          </table:table-cell>
          <table:table-cell table:style-name="ce83" table:formula="of:=[$Sheet5.F19]" office:value-type="float" office:value="0" calcext:value-type="float">
            <text:p>0</text:p>
          </table:table-cell>
          <table:table-cell table:style-name="ce83" table:formula="of:=[$Sheet5.G19]" office:value-type="float" office:value="8.8" calcext:value-type="float">
            <text:p>8.8</text:p>
          </table:table-cell>
          <table:table-cell table:number-columns-repeated="2" table:style-name="ce83" office:value-type="float" office:value="0" calcext:value-type="float">
            <text:p>0</text:p>
          </table:table-cell>
          <table:table-cell table:style-name="ce91" table:formula="of:=MIN(SUM(SUM([.E19:.J19])/10; [.K19];[.L19]); 10)" office:value-type="float" office:value="8.68" calcext:value-type="float">
            <text:p>8.68</text:p>
          </table:table-cell>
          <table:table-cell table:style-name="ce94" table:formula="of:=ROUND([.M19];1)" office:value-type="float" office:value="8.7" calcext:value-type="float">
            <text:p>8.7</text:p>
          </table:table-cell>
          <table:table-cell table:style-name="ce180" table:formula="of:=MROUND(TRUNC([.M19];1);0.5)" office:value-type="float" office:value="8.5" calcext:value-type="float">
            <text:p>8.5</text:p>
          </table:table-cell>
          <table:table-cell table:style-name="ce97"/>
          <table:table-cell table:style-name="ce180" table:formula="of:=[$Sheet5.A19]" office:value-type="float" office:value="9" calcext:value-type="float" table:number-columns-spanned="1" table:number-rows-spanned="2">
            <text:p>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20]" office:value-type="string" office:string-value="Lars" calcext:value-type="string">
            <text:p>Lars</text:p>
          </table:table-cell>
          <table:table-cell table:style-name="ce180" table:formula="of:=[$'Student Info'.C20]" office:value-type="string" office:string-value="Gelling" calcext:value-type="string">
            <text:p>Gelling</text:p>
          </table:table-cell>
          <table:table-cell table:style-name="ce180" table:formula="of:=[$'Student Info'.A20]" office:value-type="float" office:value="4590600" calcext:value-type="float">
            <text:p>4590600</text:p>
          </table:table-cell>
          <table:table-cell table:style-name="ce84" table:formula="of:=[.E19]" office:value-type="float" office:value="18" calcext:value-type="float">
            <text:p>18</text:p>
          </table:table-cell>
          <table:table-cell table:style-name="ce84" table:formula="of:=[.F19]" office:value-type="float" office:value="19" calcext:value-type="float">
            <text:p>19</text:p>
          </table:table-cell>
          <table:table-cell table:style-name="ce84" table:formula="of:=[.G19]" office:value-type="float" office:value="31" calcext:value-type="float">
            <text:p>31</text:p>
          </table:table-cell>
          <table:table-cell table:style-name="ce84" table:formula="of:=[.H19]" office:value-type="float" office:value="10" calcext:value-type="float">
            <text:p>10</text:p>
          </table:table-cell>
          <table:table-cell table:style-name="ce84" table:formula="of:=[.I19]" office:value-type="float" office:value="0" calcext:value-type="float">
            <text:p>0</text:p>
          </table:table-cell>
          <table:table-cell table:style-name="ce84" table:formula="of:=[.J19]" office:value-type="float" office:value="8.8" calcext:value-type="float">
            <text:p>8.8</text:p>
          </table:table-cell>
          <table:table-cell table:number-columns-repeated="2" table:style-name="ce83" office:value-type="float" office:value="0" calcext:value-type="float">
            <text:p>0</text:p>
          </table:table-cell>
          <table:table-cell table:style-name="ce91" table:formula="of:=MIN(SUM(SUM([.E20:.J20])/10; [.K20];[.L20]); 10)" office:value-type="float" office:value="8.68" calcext:value-type="float">
            <text:p>8.68</text:p>
          </table:table-cell>
          <table:table-cell table:style-name="ce94" table:formula="of:=ROUND([.M20];1)" office:value-type="float" office:value="8.7" calcext:value-type="float">
            <text:p>8.7</text:p>
          </table:table-cell>
          <table:table-cell table:style-name="ce180" table:formula="of:=MROUND(TRUNC([.M20];1);0.5)" office:value-type="float" office:value="8.5" calcext:value-type="float">
            <text:p>8.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21]" office:value-type="float" office:value="10" calcext:value-type="float" table:number-columns-spanned="1" table:number-rows-spanned="2">
            <text:p>10</text:p>
          </table:table-cell>
          <table:table-cell table:style-name="ce180" table:formula="of:=[$'Student Info'.D21]" office:value-type="string" office:string-value="Pien" calcext:value-type="string">
            <text:p>Pien</text:p>
          </table:table-cell>
          <table:table-cell table:style-name="ce180" table:formula="of:=[$'Student Info'.C21]" office:value-type="string" office:string-value="van den Berkmortel" calcext:value-type="string">
            <text:p>van den Berkmortel</text:p>
          </table:table-cell>
          <table:table-cell table:style-name="ce180" table:formula="of:=[$'Student Info'.A21]" office:value-type="float" office:value="4553187" calcext:value-type="float">
            <text:p>4553187</text:p>
          </table:table-cell>
          <table:table-cell table:style-name="ce83" table:formula="of:=[$Sheet5.B21]" office:value-type="float" office:value="21" calcext:value-type="float">
            <text:p>21</text:p>
          </table:table-cell>
          <table:table-cell table:style-name="ce83" table:formula="of:=[$Sheet5.C21]" office:value-type="float" office:value="19" calcext:value-type="float">
            <text:p>19</text:p>
          </table:table-cell>
          <table:table-cell table:style-name="ce83" table:formula="of:=[$Sheet5.D21]" office:value-type="float" office:value="28" calcext:value-type="float">
            <text:p>28</text:p>
          </table:table-cell>
          <table:table-cell table:style-name="ce83" table:formula="of:=[$Sheet5.E21]" office:value-type="float" office:value="10" calcext:value-type="float">
            <text:p>10</text:p>
          </table:table-cell>
          <table:table-cell table:style-name="ce83" table:formula="of:=[$Sheet5.F21]" office:value-type="float" office:value="0" calcext:value-type="float">
            <text:p>0</text:p>
          </table:table-cell>
          <table:table-cell table:style-name="ce83" table:formula="of:=[$Sheet5.G21]" office:value-type="float" office:value="9.8" calcext:value-type="float">
            <text:p>9.8</text:p>
          </table:table-cell>
          <table:table-cell table:number-columns-repeated="2" table:style-name="ce83" office:value-type="float" office:value="0" calcext:value-type="float">
            <text:p>0</text:p>
          </table:table-cell>
          <table:table-cell table:style-name="ce91" table:formula="of:=MIN(SUM(SUM([.E21:.J21])/10; [.K21];[.L21]); 10)" office:value-type="float" office:value="8.78" calcext:value-type="float">
            <text:p>8.78</text:p>
          </table:table-cell>
          <table:table-cell table:style-name="ce94" table:formula="of:=ROUND([.M21];1)" office:value-type="float" office:value="8.8" calcext:value-type="float">
            <text:p>8.8</text:p>
          </table:table-cell>
          <table:table-cell table:style-name="ce180" table:formula="of:=MROUND(TRUNC([.M21];1);0.5)" office:value-type="float" office:value="8.5" calcext:value-type="float">
            <text:p>8.5</text:p>
          </table:table-cell>
          <table:table-cell table:style-name="ce97"/>
          <table:table-cell table:style-name="ce180" table:formula="of:=[$Sheet5.A21]" office:value-type="float" office:value="10" calcext:value-type="float" table:number-columns-spanned="1" table:number-rows-spanned="2">
            <text:p>1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22]" office:value-type="string" office:string-value="Alberto" calcext:value-type="string">
            <text:p>Alberto</text:p>
          </table:table-cell>
          <table:table-cell table:style-name="ce180" table:formula="of:=[$'Student Info'.C22]" office:value-type="string" office:string-value="Dall'Ora" calcext:value-type="string">
            <text:p>Dall'Ora</text:p>
          </table:table-cell>
          <table:table-cell table:style-name="ce180" table:formula="of:=[$'Student Info'.A22]" office:value-type="float" office:value="5262437" calcext:value-type="float">
            <text:p>5262437</text:p>
          </table:table-cell>
          <table:table-cell table:style-name="ce84" table:formula="of:=[.E21]" office:value-type="float" office:value="21" calcext:value-type="float">
            <text:p>21</text:p>
          </table:table-cell>
          <table:table-cell table:style-name="ce84" table:formula="of:=[.F21]" office:value-type="float" office:value="19" calcext:value-type="float">
            <text:p>19</text:p>
          </table:table-cell>
          <table:table-cell table:style-name="ce84" table:formula="of:=[.G21]" office:value-type="float" office:value="28" calcext:value-type="float">
            <text:p>28</text:p>
          </table:table-cell>
          <table:table-cell table:style-name="ce84" table:formula="of:=[.H21]" office:value-type="float" office:value="10" calcext:value-type="float">
            <text:p>10</text:p>
          </table:table-cell>
          <table:table-cell table:style-name="ce84" table:formula="of:=[.I21]" office:value-type="float" office:value="0" calcext:value-type="float">
            <text:p>0</text:p>
          </table:table-cell>
          <table:table-cell table:style-name="ce84" table:formula="of:=[.J21]" office:value-type="float" office:value="9.8" calcext:value-type="float">
            <text:p>9.8</text:p>
          </table:table-cell>
          <table:table-cell table:number-columns-repeated="2" table:style-name="ce83" office:value-type="float" office:value="0" calcext:value-type="float">
            <text:p>0</text:p>
          </table:table-cell>
          <table:table-cell table:style-name="ce91" table:formula="of:=MIN(SUM(SUM([.E22:.J22])/10; [.K22];[.L22]); 10)" office:value-type="float" office:value="8.78" calcext:value-type="float">
            <text:p>8.78</text:p>
          </table:table-cell>
          <table:table-cell table:style-name="ce94" table:formula="of:=ROUND([.M22];1)" office:value-type="float" office:value="8.8" calcext:value-type="float">
            <text:p>8.8</text:p>
          </table:table-cell>
          <table:table-cell table:style-name="ce180" table:formula="of:=MROUND(TRUNC([.M22];1);0.5)" office:value-type="float" office:value="8.5" calcext:value-type="float">
            <text:p>8.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23]" office:value-type="float" office:value="11" calcext:value-type="float" table:number-columns-spanned="1" table:number-rows-spanned="2">
            <text:p>11</text:p>
          </table:table-cell>
          <table:table-cell table:style-name="ce180" table:formula="of:=[$'Student Info'.D23]" office:value-type="string" office:string-value="Junda" calcext:value-type="string">
            <text:p>Junda</text:p>
          </table:table-cell>
          <table:table-cell table:style-name="ce180" table:formula="of:=[$'Student Info'.C23]" office:value-type="string" office:string-value="Wu" calcext:value-type="string">
            <text:p>Wu</text:p>
          </table:table-cell>
          <table:table-cell table:style-name="ce180" table:formula="of:=[$'Student Info'.A23]" office:value-type="float" office:value="4960157" calcext:value-type="float">
            <text:p>4960157</text:p>
          </table:table-cell>
          <table:table-cell table:style-name="ce83" table:formula="of:=[$Sheet5.B23]" office:value-type="float" office:value="18" calcext:value-type="float">
            <text:p>18</text:p>
          </table:table-cell>
          <table:table-cell table:style-name="ce83" table:formula="of:=[$Sheet5.C23]" office:value-type="float" office:value="17" calcext:value-type="float">
            <text:p>17</text:p>
          </table:table-cell>
          <table:table-cell table:style-name="ce83" table:formula="of:=[$Sheet5.D23]" office:value-type="float" office:value="35" calcext:value-type="float">
            <text:p>35</text:p>
          </table:table-cell>
          <table:table-cell table:style-name="ce83" table:formula="of:=[$Sheet5.E23]" office:value-type="float" office:value="9" calcext:value-type="float">
            <text:p>9</text:p>
          </table:table-cell>
          <table:table-cell table:style-name="ce83" table:formula="of:=[$Sheet5.F23]" office:value-type="float" office:value="0" calcext:value-type="float">
            <text:p>0</text:p>
          </table:table-cell>
          <table:table-cell table:style-name="ce83" table:formula="of:=[$Sheet5.G23]" office:value-type="float" office:value="9.1" calcext:value-type="float">
            <text:p>9.1</text:p>
          </table:table-cell>
          <table:table-cell table:number-columns-repeated="2" table:style-name="ce83" office:value-type="float" office:value="0" calcext:value-type="float">
            <text:p>0</text:p>
          </table:table-cell>
          <table:table-cell table:style-name="ce91" table:formula="of:=MIN(SUM(SUM([.E23:.J23])/10; [.K23];[.L23]); 10)" office:value-type="float" office:value="8.81" calcext:value-type="float">
            <text:p>8.81</text:p>
          </table:table-cell>
          <table:table-cell table:style-name="ce94" table:formula="of:=ROUND([.M23];1)" office:value-type="float" office:value="8.8" calcext:value-type="float">
            <text:p>8.8</text:p>
          </table:table-cell>
          <table:table-cell table:style-name="ce180" table:formula="of:=MROUND(TRUNC([.M23];1);0.5)" office:value-type="float" office:value="9" calcext:value-type="float">
            <text:p>9</text:p>
          </table:table-cell>
          <table:table-cell table:style-name="ce97"/>
          <table:table-cell table:style-name="ce180" table:formula="of:=[$Sheet5.A23]" office:value-type="float" office:value="11" calcext:value-type="float" table:number-columns-spanned="1" table:number-rows-spanned="2">
            <text:p>1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24]" office:value-type="string" office:string-value="CHENGHAO" calcext:value-type="string">
            <text:p>CHENGHAO</text:p>
          </table:table-cell>
          <table:table-cell table:style-name="ce180" table:formula="of:=[$'Student Info'.C24]" office:value-type="string" office:string-value="XU" calcext:value-type="string">
            <text:p>XU</text:p>
          </table:table-cell>
          <table:table-cell table:style-name="ce180" table:formula="of:=[$'Student Info'.A24]" office:value-type="float" office:value="5266068" calcext:value-type="float">
            <text:p>5266068</text:p>
          </table:table-cell>
          <table:table-cell table:style-name="ce84" table:formula="of:=[.E23]" office:value-type="float" office:value="18" calcext:value-type="float">
            <text:p>18</text:p>
          </table:table-cell>
          <table:table-cell table:style-name="ce84" table:formula="of:=[.F23]" office:value-type="float" office:value="17" calcext:value-type="float">
            <text:p>17</text:p>
          </table:table-cell>
          <table:table-cell table:style-name="ce84" table:formula="of:=[.G23]" office:value-type="float" office:value="35" calcext:value-type="float">
            <text:p>35</text:p>
          </table:table-cell>
          <table:table-cell table:style-name="ce84" table:formula="of:=[.H23]" office:value-type="float" office:value="9" calcext:value-type="float">
            <text:p>9</text:p>
          </table:table-cell>
          <table:table-cell table:style-name="ce84" table:formula="of:=[.I23]" office:value-type="float" office:value="0" calcext:value-type="float">
            <text:p>0</text:p>
          </table:table-cell>
          <table:table-cell table:style-name="ce84" table:formula="of:=[.J23]" office:value-type="float" office:value="9.1" calcext:value-type="float">
            <text:p>9.1</text:p>
          </table:table-cell>
          <table:table-cell table:number-columns-repeated="2" table:style-name="ce83" office:value-type="float" office:value="0" calcext:value-type="float">
            <text:p>0</text:p>
          </table:table-cell>
          <table:table-cell table:style-name="ce91" table:formula="of:=MIN(SUM(SUM([.E24:.J24])/10; [.K24];[.L24]); 10)" office:value-type="float" office:value="8.81" calcext:value-type="float">
            <text:p>8.81</text:p>
          </table:table-cell>
          <table:table-cell table:style-name="ce94" table:formula="of:=ROUND([.M24];1)" office:value-type="float" office:value="8.8" calcext:value-type="float">
            <text:p>8.8</text:p>
          </table:table-cell>
          <table:table-cell table:style-name="ce180" table:formula="of:=MROUND(TRUNC([.M24];1);0.5)" office:value-type="float" office:value="9" calcext:value-type="float">
            <text:p>9</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25]" office:value-type="float" office:value="12" calcext:value-type="float" table:number-columns-spanned="1" table:number-rows-spanned="2">
            <text:p>12</text:p>
          </table:table-cell>
          <table:table-cell table:style-name="ce180" table:formula="of:=[$'Student Info'.D25]" office:value-type="string" office:string-value="Talitha" calcext:value-type="string">
            <text:p>Talitha</text:p>
          </table:table-cell>
          <table:table-cell table:style-name="ce180" table:formula="of:=[$'Student Info'.C25]" office:value-type="string" office:string-value="Kalidien" calcext:value-type="string">
            <text:p>Kalidien</text:p>
          </table:table-cell>
          <table:table-cell table:style-name="ce180" table:formula="of:=[$'Student Info'.A25]" office:value-type="float" office:value="4135326" calcext:value-type="float">
            <text:p>4135326</text:p>
          </table:table-cell>
          <table:table-cell table:style-name="ce83" table:formula="of:=[$Sheet5.B25]" office:value-type="float" office:value="19" calcext:value-type="float">
            <text:p>19</text:p>
          </table:table-cell>
          <table:table-cell table:style-name="ce83" table:formula="of:=[$Sheet5.C25]" office:value-type="float" office:value="18" calcext:value-type="float">
            <text:p>18</text:p>
          </table:table-cell>
          <table:table-cell table:style-name="ce83" table:formula="of:=[$Sheet5.D25]" office:value-type="float" office:value="24" calcext:value-type="float">
            <text:p>24</text:p>
          </table:table-cell>
          <table:table-cell table:style-name="ce83" table:formula="of:=[$Sheet5.E25]" office:value-type="float" office:value="7" calcext:value-type="float">
            <text:p>7</text:p>
          </table:table-cell>
          <table:table-cell table:style-name="ce83" table:formula="of:=[$Sheet5.F25]" office:value-type="float" office:value="0" calcext:value-type="float">
            <text:p>0</text:p>
          </table:table-cell>
          <table:table-cell table:style-name="ce83" table:formula="of:=[$Sheet5.G25]" office:value-type="float" office:value="9" calcext:value-type="float">
            <text:p>9</text:p>
          </table:table-cell>
          <table:table-cell table:number-columns-repeated="2" table:style-name="ce83" office:value-type="float" office:value="0" calcext:value-type="float">
            <text:p>0</text:p>
          </table:table-cell>
          <table:table-cell table:style-name="ce91" table:formula="of:=MIN(SUM(SUM([.E25:.J25])/10; [.K25];[.L25]); 10)" office:value-type="float" office:value="7.7" calcext:value-type="float">
            <text:p>7.7</text:p>
          </table:table-cell>
          <table:table-cell table:style-name="ce94" table:formula="of:=ROUND([.M25];1)" office:value-type="float" office:value="7.7" calcext:value-type="float">
            <text:p>7.7</text:p>
          </table:table-cell>
          <table:table-cell table:style-name="ce180" table:formula="of:=MROUND(TRUNC([.M25];1);0.5)" office:value-type="float" office:value="7.5" calcext:value-type="float">
            <text:p>7.5</text:p>
          </table:table-cell>
          <table:table-cell table:style-name="ce97"/>
          <table:table-cell table:style-name="ce180" table:formula="of:=[$Sheet5.A25]" office:value-type="float" office:value="12" calcext:value-type="float" table:number-columns-spanned="1" table:number-rows-spanned="2">
            <text:p>1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26]" office:value-type="string" office:string-value="Jingyue" calcext:value-type="string">
            <text:p>Jingyue</text:p>
          </table:table-cell>
          <table:table-cell table:style-name="ce180" table:formula="of:=[$'Student Info'.C26]" office:value-type="string" office:string-value="Liu" calcext:value-type="string">
            <text:p>Liu</text:p>
          </table:table-cell>
          <table:table-cell table:style-name="ce180" table:formula="of:=[$'Student Info'.A26]" office:value-type="float" office:value="5224160" calcext:value-type="float">
            <text:p>5224160</text:p>
          </table:table-cell>
          <table:table-cell table:style-name="ce84" table:formula="of:=[.E25]" office:value-type="float" office:value="19" calcext:value-type="float">
            <text:p>19</text:p>
          </table:table-cell>
          <table:table-cell table:style-name="ce84" table:formula="of:=[.F25]" office:value-type="float" office:value="18" calcext:value-type="float">
            <text:p>18</text:p>
          </table:table-cell>
          <table:table-cell table:style-name="ce84" table:formula="of:=[.G25]" office:value-type="float" office:value="24" calcext:value-type="float">
            <text:p>24</text:p>
          </table:table-cell>
          <table:table-cell table:style-name="ce84" table:formula="of:=[.H25]" office:value-type="float" office:value="7" calcext:value-type="float">
            <text:p>7</text:p>
          </table:table-cell>
          <table:table-cell table:style-name="ce84" table:formula="of:=[.I25]" office:value-type="float" office:value="0" calcext:value-type="float">
            <text:p>0</text:p>
          </table:table-cell>
          <table:table-cell table:style-name="ce84" table:formula="of:=[.J25]" office:value-type="float" office:value="9" calcext:value-type="float">
            <text:p>9</text:p>
          </table:table-cell>
          <table:table-cell table:number-columns-repeated="2" table:style-name="ce83" office:value-type="float" office:value="0" calcext:value-type="float">
            <text:p>0</text:p>
          </table:table-cell>
          <table:table-cell table:style-name="ce91" table:formula="of:=MIN(SUM(SUM([.E26:.J26])/10; [.K26];[.L26]); 10)" office:value-type="float" office:value="7.7" calcext:value-type="float">
            <text:p>7.7</text:p>
          </table:table-cell>
          <table:table-cell table:style-name="ce94" table:formula="of:=ROUND([.M26];1)" office:value-type="float" office:value="7.7" calcext:value-type="float">
            <text:p>7.7</text:p>
          </table:table-cell>
          <table:table-cell table:style-name="ce180" table:formula="of:=MROUND(TRUNC([.M26];1);0.5)" office:value-type="float" office:value="7.5" calcext:value-type="float">
            <text:p>7.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27]" office:value-type="float" office:value="13" calcext:value-type="float" table:number-columns-spanned="1" table:number-rows-spanned="2">
            <text:p>13</text:p>
          </table:table-cell>
          <table:table-cell table:style-name="ce180" table:formula="of:=[$'Student Info'.D27]" office:value-type="string" office:string-value="Fabian" calcext:value-type="string">
            <text:p>Fabian</text:p>
          </table:table-cell>
          <table:table-cell table:style-name="ce180" table:formula="of:=[$'Student Info'.C27]" office:value-type="string" office:string-value="Ballast" calcext:value-type="string">
            <text:p>Ballast</text:p>
          </table:table-cell>
          <table:table-cell table:style-name="ce180" table:formula="of:=[$'Student Info'.A27]" office:value-type="float" office:value="4715527" calcext:value-type="float">
            <text:p>4715527</text:p>
          </table:table-cell>
          <table:table-cell table:style-name="ce83" table:formula="of:=[$Sheet5.B27]" office:value-type="float" office:value="18" calcext:value-type="float">
            <text:p>18</text:p>
          </table:table-cell>
          <table:table-cell table:style-name="ce83" table:formula="of:=[$Sheet5.C27]" office:value-type="float" office:value="19" calcext:value-type="float">
            <text:p>19</text:p>
          </table:table-cell>
          <table:table-cell table:style-name="ce83" table:formula="of:=[$Sheet5.D27]" office:value-type="float" office:value="33" calcext:value-type="float">
            <text:p>33</text:p>
          </table:table-cell>
          <table:table-cell table:style-name="ce83" table:formula="of:=[$Sheet5.E27]" office:value-type="float" office:value="7" calcext:value-type="float">
            <text:p>7</text:p>
          </table:table-cell>
          <table:table-cell table:style-name="ce83" table:formula="of:=[$Sheet5.F27]" office:value-type="float" office:value="0" calcext:value-type="float">
            <text:p>0</text:p>
          </table:table-cell>
          <table:table-cell table:style-name="ce83" table:formula="of:=[$Sheet5.G27]" office:value-type="float" office:value="9" calcext:value-type="float">
            <text:p>9</text:p>
          </table:table-cell>
          <table:table-cell table:number-columns-repeated="2" table:style-name="ce83" office:value-type="float" office:value="0" calcext:value-type="float">
            <text:p>0</text:p>
          </table:table-cell>
          <table:table-cell table:style-name="ce91" table:formula="of:=MIN(SUM(SUM([.E27:.J27])/10; [.K27];[.L27]); 10)" office:value-type="float" office:value="8.6" calcext:value-type="float">
            <text:p>8.6</text:p>
          </table:table-cell>
          <table:table-cell table:style-name="ce94" table:formula="of:=ROUND([.M27];1)" office:value-type="float" office:value="8.6" calcext:value-type="float">
            <text:p>8.6</text:p>
          </table:table-cell>
          <table:table-cell table:style-name="ce180" table:formula="of:=MROUND(TRUNC([.M27];1);0.5)" office:value-type="float" office:value="8.5" calcext:value-type="float">
            <text:p>8.5</text:p>
          </table:table-cell>
          <table:table-cell table:style-name="ce97"/>
          <table:table-cell table:style-name="ce180" table:formula="of:=[$Sheet5.A27]" office:value-type="float" office:value="13" calcext:value-type="float" table:number-columns-spanned="1" table:number-rows-spanned="2">
            <text:p>1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28]" office:value-type="string" office:string-value="Calvin" calcext:value-type="string">
            <text:p>Calvin</text:p>
          </table:table-cell>
          <table:table-cell table:style-name="ce180" table:formula="of:=[$'Student Info'.C28]" office:value-type="string" office:string-value="Terpstra" calcext:value-type="string">
            <text:p>Terpstra</text:p>
          </table:table-cell>
          <table:table-cell table:style-name="ce180" table:formula="of:=[$'Student Info'.A28]" office:value-type="float" office:value="4652746" calcext:value-type="float">
            <text:p>4652746</text:p>
          </table:table-cell>
          <table:table-cell table:style-name="ce84" table:formula="of:=[.E27]" office:value-type="float" office:value="18" calcext:value-type="float">
            <text:p>18</text:p>
          </table:table-cell>
          <table:table-cell table:style-name="ce84" table:formula="of:=[.F27]" office:value-type="float" office:value="19" calcext:value-type="float">
            <text:p>19</text:p>
          </table:table-cell>
          <table:table-cell table:style-name="ce84" table:formula="of:=[.G27]" office:value-type="float" office:value="33" calcext:value-type="float">
            <text:p>33</text:p>
          </table:table-cell>
          <table:table-cell table:style-name="ce84" table:formula="of:=[.H27]" office:value-type="float" office:value="7" calcext:value-type="float">
            <text:p>7</text:p>
          </table:table-cell>
          <table:table-cell table:style-name="ce84" table:formula="of:=[.I27]" office:value-type="float" office:value="0" calcext:value-type="float">
            <text:p>0</text:p>
          </table:table-cell>
          <table:table-cell table:style-name="ce84" table:formula="of:=[.J27]" office:value-type="float" office:value="9" calcext:value-type="float">
            <text:p>9</text:p>
          </table:table-cell>
          <table:table-cell table:number-columns-repeated="2" table:style-name="ce83" office:value-type="float" office:value="0" calcext:value-type="float">
            <text:p>0</text:p>
          </table:table-cell>
          <table:table-cell table:style-name="ce91" table:formula="of:=MIN(SUM(SUM([.E28:.J28])/10; [.K28];[.L28]); 10)" office:value-type="float" office:value="8.6" calcext:value-type="float">
            <text:p>8.6</text:p>
          </table:table-cell>
          <table:table-cell table:style-name="ce94" table:formula="of:=ROUND([.M28];1)" office:value-type="float" office:value="8.6" calcext:value-type="float">
            <text:p>8.6</text:p>
          </table:table-cell>
          <table:table-cell table:style-name="ce180" table:formula="of:=MROUND(TRUNC([.M28];1);0.5)" office:value-type="float" office:value="8.5" calcext:value-type="float">
            <text:p>8.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29]" office:value-type="float" office:value="14" calcext:value-type="float" table:number-columns-spanned="1" table:number-rows-spanned="2">
            <text:p>14</text:p>
          </table:table-cell>
          <table:table-cell table:style-name="ce180" table:formula="of:=[$'Student Info'.D29]" office:value-type="string" office:string-value="Ewoud" calcext:value-type="string">
            <text:p>Ewoud</text:p>
          </table:table-cell>
          <table:table-cell table:style-name="ce180" table:formula="of:=[$'Student Info'.C29]" office:value-type="string" office:string-value="van Mourik" calcext:value-type="string">
            <text:p>van Mourik</text:p>
          </table:table-cell>
          <table:table-cell table:style-name="ce180" table:formula="of:=[$'Student Info'.A29]" office:value-type="float" office:value="4563891" calcext:value-type="float">
            <text:p>4563891</text:p>
          </table:table-cell>
          <table:table-cell table:style-name="ce83" table:formula="of:=[$Sheet5.B29]" office:value-type="float" office:value="21" calcext:value-type="float">
            <text:p>21</text:p>
          </table:table-cell>
          <table:table-cell table:style-name="ce83" table:formula="of:=[$Sheet5.C29]" office:value-type="float" office:value="19" calcext:value-type="float">
            <text:p>19</text:p>
          </table:table-cell>
          <table:table-cell table:style-name="ce83" table:formula="of:=[$Sheet5.D29]" office:value-type="float" office:value="29.5" calcext:value-type="float">
            <text:p>29.5</text:p>
          </table:table-cell>
          <table:table-cell table:style-name="ce83" table:formula="of:=[$Sheet5.E29]" office:value-type="float" office:value="5" calcext:value-type="float">
            <text:p>5</text:p>
          </table:table-cell>
          <table:table-cell table:style-name="ce83" table:formula="of:=[$Sheet5.F29]" office:value-type="float" office:value="0" calcext:value-type="float">
            <text:p>0</text:p>
          </table:table-cell>
          <table:table-cell table:style-name="ce83" table:formula="of:=[$Sheet5.G29]" office:value-type="float" office:value="9.1" calcext:value-type="float">
            <text:p>9.1</text:p>
          </table:table-cell>
          <table:table-cell table:number-columns-repeated="2" table:style-name="ce83" office:value-type="float" office:value="0" calcext:value-type="float">
            <text:p>0</text:p>
          </table:table-cell>
          <table:table-cell table:style-name="ce91" table:formula="of:=MIN(SUM(SUM([.E29:.J29])/10; [.K29];[.L29]); 10)" office:value-type="float" office:value="8.36" calcext:value-type="float">
            <text:p>8.36</text:p>
          </table:table-cell>
          <table:table-cell table:style-name="ce94" table:formula="of:=ROUND([.M29];1)" office:value-type="float" office:value="8.4" calcext:value-type="float">
            <text:p>8.4</text:p>
          </table:table-cell>
          <table:table-cell table:style-name="ce180" table:formula="of:=MROUND(TRUNC([.M29];1);0.5)" office:value-type="float" office:value="8.5" calcext:value-type="float">
            <text:p>8.5</text:p>
          </table:table-cell>
          <table:table-cell table:style-name="ce97"/>
          <table:table-cell table:style-name="ce180" table:formula="of:=[$Sheet5.A29]" office:value-type="float" office:value="14" calcext:value-type="float" table:number-columns-spanned="1" table:number-rows-spanned="2">
            <text:p>1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30]" office:value-type="string" office:string-value="Berend" calcext:value-type="string">
            <text:p>Berend</text:p>
          </table:table-cell>
          <table:table-cell table:style-name="ce180" table:formula="of:=[$'Student Info'.C30]" office:value-type="string" office:string-value="Menkveld" calcext:value-type="string">
            <text:p>Menkveld</text:p>
          </table:table-cell>
          <table:table-cell table:style-name="ce180" table:formula="of:=[$'Student Info'.A30]" office:value-type="float" office:value="4584201" calcext:value-type="float">
            <text:p>4584201</text:p>
          </table:table-cell>
          <table:table-cell table:style-name="ce84" table:formula="of:=[.E29]" office:value-type="float" office:value="21" calcext:value-type="float">
            <text:p>21</text:p>
          </table:table-cell>
          <table:table-cell table:style-name="ce84" table:formula="of:=[.F29]" office:value-type="float" office:value="19" calcext:value-type="float">
            <text:p>19</text:p>
          </table:table-cell>
          <table:table-cell table:style-name="ce84" table:formula="of:=[.G29]" office:value-type="float" office:value="29.5" calcext:value-type="float">
            <text:p>29.5</text:p>
          </table:table-cell>
          <table:table-cell table:style-name="ce84" table:formula="of:=[.H29]" office:value-type="float" office:value="5" calcext:value-type="float">
            <text:p>5</text:p>
          </table:table-cell>
          <table:table-cell table:style-name="ce84" table:formula="of:=[.I29]" office:value-type="float" office:value="0" calcext:value-type="float">
            <text:p>0</text:p>
          </table:table-cell>
          <table:table-cell table:style-name="ce84" table:formula="of:=[.J29]" office:value-type="float" office:value="9.1" calcext:value-type="float">
            <text:p>9.1</text:p>
          </table:table-cell>
          <table:table-cell table:number-columns-repeated="2" table:style-name="ce83" office:value-type="float" office:value="0" calcext:value-type="float">
            <text:p>0</text:p>
          </table:table-cell>
          <table:table-cell table:style-name="ce91" table:formula="of:=MIN(SUM(SUM([.E30:.J30])/10; [.K30];[.L30]); 10)" office:value-type="float" office:value="8.36" calcext:value-type="float">
            <text:p>8.36</text:p>
          </table:table-cell>
          <table:table-cell table:style-name="ce94" table:formula="of:=ROUND([.M30];1)" office:value-type="float" office:value="8.4" calcext:value-type="float">
            <text:p>8.4</text:p>
          </table:table-cell>
          <table:table-cell table:style-name="ce180" table:formula="of:=MROUND(TRUNC([.M30];1);0.5)" office:value-type="float" office:value="8.5" calcext:value-type="float">
            <text:p>8.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1" table:formula="of:=[$Sheet5.A31]" office:value-type="float" office:value="15" calcext:value-type="float" table:number-columns-spanned="1" table:number-rows-spanned="2">
            <text:p>15</text:p>
          </table:table-cell>
          <table:table-cell table:style-name="ce181" table:formula="of:=[$'Student Info'.D31]" office:value-type="string" office:string-value="Sebastiaan" calcext:value-type="string">
            <text:p>Sebastiaan</text:p>
          </table:table-cell>
          <table:table-cell table:style-name="ce181" table:formula="of:=[$'Student Info'.C31]" office:value-type="string" office:string-value="Timmer" calcext:value-type="string">
            <text:p>Timmer</text:p>
          </table:table-cell>
          <table:table-cell table:style-name="ce181" table:formula="of:=[$'Student Info'.A31]" office:value-type="float" office:value="4498151" calcext:value-type="float">
            <text:p>4498151</text:p>
          </table:table-cell>
          <table:table-cell table:style-name="ce199" table:number-columns-repeated="8"/>
          <table:table-cell table:style-name="ce214"/>
          <table:table-cell table:style-name="ce220"/>
          <table:table-cell table:style-name="ce181"/>
          <table:table-cell table:style-name="ce227"/>
          <table:table-cell table:style-name="ce181" table:formula="of:=[$Sheet5.A31]" office:value-type="float" office:value="15" calcext:value-type="float" table:number-columns-spanned="1" table:number-rows-spanned="2">
            <text:p>1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1"/>
          <table:table-cell table:style-name="ce181" table:formula="of:=[$'Student Info'.D32]" office:value-type="float" office:value="0" calcext:value-type="float">
            <text:p>0</text:p>
          </table:table-cell>
          <table:table-cell table:style-name="ce181" table:formula="of:=[$'Student Info'.C32]" office:value-type="float" office:value="0" calcext:value-type="float">
            <text:p>0</text:p>
          </table:table-cell>
          <table:table-cell table:style-name="ce181" table:formula="of:=[$'Student Info'.A32]" office:value-type="float" office:value="0" calcext:value-type="float">
            <text:p>0</text:p>
          </table:table-cell>
          <table:table-cell table:style-name="ce201" table:number-columns-repeated="6"/>
          <table:table-cell table:style-name="ce199" table:number-columns-repeated="2"/>
          <table:table-cell table:style-name="ce214"/>
          <table:table-cell table:style-name="ce220"/>
          <table:table-cell table:style-name="ce181"/>
          <table:table-cell table:style-name="ce227"/>
          <table:covered-table-cell table:style-name="ce181"/>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33]" office:value-type="float" office:value="16" calcext:value-type="float" table:number-columns-spanned="1" table:number-rows-spanned="2">
            <text:p>16</text:p>
          </table:table-cell>
          <table:table-cell table:style-name="ce180" table:formula="of:=[$'Student Info'.D33]" office:value-type="string" office:string-value="CHINMAY" calcext:value-type="string">
            <text:p>CHINMAY</text:p>
          </table:table-cell>
          <table:table-cell table:style-name="ce180" table:formula="of:=[$'Student Info'.C33]" office:value-type="string" office:string-value="POLYA RAMESH" calcext:value-type="string">
            <text:p>POLYA RAMESH</text:p>
          </table:table-cell>
          <table:table-cell table:style-name="ce180" table:formula="of:=[$'Student Info'.A33]" office:value-type="float" office:value="5135125" calcext:value-type="float">
            <text:p>5135125</text:p>
          </table:table-cell>
          <table:table-cell table:style-name="ce83" table:formula="of:=[$Sheet5.B33]" office:value-type="float" office:value="19" calcext:value-type="float">
            <text:p>19</text:p>
          </table:table-cell>
          <table:table-cell table:style-name="ce83" table:formula="of:=[$Sheet5.C33]" office:value-type="float" office:value="19" calcext:value-type="float">
            <text:p>19</text:p>
          </table:table-cell>
          <table:table-cell table:style-name="ce83" table:formula="of:=[$Sheet5.D33]" office:value-type="float" office:value="30.5" calcext:value-type="float">
            <text:p>30.5</text:p>
          </table:table-cell>
          <table:table-cell table:style-name="ce83" table:formula="of:=[$Sheet5.E33]" office:value-type="float" office:value="9" calcext:value-type="float">
            <text:p>9</text:p>
          </table:table-cell>
          <table:table-cell table:style-name="ce83" table:formula="of:=[$Sheet5.F33]" office:value-type="float" office:value="0" calcext:value-type="float">
            <text:p>0</text:p>
          </table:table-cell>
          <table:table-cell table:style-name="ce83" table:formula="of:=[$Sheet5.G33]" office:value-type="float" office:value="6.6" calcext:value-type="float">
            <text:p>6.6</text:p>
          </table:table-cell>
          <table:table-cell table:number-columns-repeated="2" table:style-name="ce83" office:value-type="float" office:value="0" calcext:value-type="float">
            <text:p>0</text:p>
          </table:table-cell>
          <table:table-cell table:style-name="ce91" table:formula="of:=MIN(SUM(SUM([.E33:.J33])/10; [.K33];[.L33]); 10)" office:value-type="float" office:value="8.41" calcext:value-type="float">
            <text:p>8.41</text:p>
          </table:table-cell>
          <table:table-cell table:style-name="ce94" table:formula="of:=ROUND([.M33];1)" office:value-type="float" office:value="8.4" calcext:value-type="float">
            <text:p>8.4</text:p>
          </table:table-cell>
          <table:table-cell table:style-name="ce180" table:formula="of:=MROUND(TRUNC([.M33];1);0.5)" office:value-type="float" office:value="8.5" calcext:value-type="float">
            <text:p>8.5</text:p>
          </table:table-cell>
          <table:table-cell table:style-name="ce97"/>
          <table:table-cell table:style-name="ce180" table:formula="of:=[$Sheet5.A33]" office:value-type="float" office:value="16" calcext:value-type="float" table:number-columns-spanned="1" table:number-rows-spanned="2">
            <text:p>1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34]" office:value-type="string" office:string-value="Godwin Rayan" calcext:value-type="string">
            <text:p>Godwin Rayan</text:p>
          </table:table-cell>
          <table:table-cell table:style-name="ce180" table:formula="of:=[$'Student Info'.C34]" office:value-type="string" office:string-value="Chandran" calcext:value-type="string">
            <text:p>Chandran</text:p>
          </table:table-cell>
          <table:table-cell table:style-name="ce180" table:formula="of:=[$'Student Info'.A34]" office:value-type="float" office:value="5347998" calcext:value-type="float">
            <text:p>5347998</text:p>
          </table:table-cell>
          <table:table-cell table:style-name="ce84" table:formula="of:=[.E33]" office:value-type="float" office:value="19" calcext:value-type="float">
            <text:p>19</text:p>
          </table:table-cell>
          <table:table-cell table:style-name="ce84" table:formula="of:=[.F33]" office:value-type="float" office:value="19" calcext:value-type="float">
            <text:p>19</text:p>
          </table:table-cell>
          <table:table-cell table:style-name="ce84" table:formula="of:=[.G33]" office:value-type="float" office:value="30.5" calcext:value-type="float">
            <text:p>30.5</text:p>
          </table:table-cell>
          <table:table-cell table:style-name="ce84" table:formula="of:=[.H33]" office:value-type="float" office:value="9" calcext:value-type="float">
            <text:p>9</text:p>
          </table:table-cell>
          <table:table-cell table:style-name="ce84" table:formula="of:=[.I33]" office:value-type="float" office:value="0" calcext:value-type="float">
            <text:p>0</text:p>
          </table:table-cell>
          <table:table-cell table:style-name="ce84" table:formula="of:=[.J33]" office:value-type="float" office:value="6.6" calcext:value-type="float">
            <text:p>6.6</text:p>
          </table:table-cell>
          <table:table-cell table:number-columns-repeated="2" table:style-name="ce83" office:value-type="float" office:value="0" calcext:value-type="float">
            <text:p>0</text:p>
          </table:table-cell>
          <table:table-cell table:style-name="ce91" table:formula="of:=MIN(SUM(SUM([.E34:.J34])/10; [.K34];[.L34]); 10)" office:value-type="float" office:value="8.41" calcext:value-type="float">
            <text:p>8.41</text:p>
          </table:table-cell>
          <table:table-cell table:style-name="ce94" table:formula="of:=ROUND([.M34];1)" office:value-type="float" office:value="8.4" calcext:value-type="float">
            <text:p>8.4</text:p>
          </table:table-cell>
          <table:table-cell table:style-name="ce180" table:formula="of:=MROUND(TRUNC([.M34];1);0.5)" office:value-type="float" office:value="8.5" calcext:value-type="float">
            <text:p>8.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1" table:formula="of:=[$Sheet5.A35]" office:value-type="float" office:value="17" calcext:value-type="float" table:number-columns-spanned="1" table:number-rows-spanned="2">
            <text:p>17</text:p>
          </table:table-cell>
          <table:table-cell table:style-name="ce181" table:formula="of:=[$'Student Info'.D35]" office:value-type="string" office:string-value="Jan Jelmer" calcext:value-type="string">
            <text:p>Jan Jelmer</text:p>
          </table:table-cell>
          <table:table-cell table:style-name="ce181" table:formula="of:=[$'Student Info'.C35]" office:value-type="string" office:string-value="van Harten" calcext:value-type="string">
            <text:p>van Harten</text:p>
          </table:table-cell>
          <table:table-cell table:style-name="ce181" table:formula="of:=[$'Student Info'.A35]" office:value-type="float" office:value="4414535" calcext:value-type="float">
            <text:p>4414535</text:p>
          </table:table-cell>
          <table:table-cell table:style-name="ce199" table:number-columns-repeated="8"/>
          <table:table-cell table:style-name="ce214"/>
          <table:table-cell table:style-name="ce220"/>
          <table:table-cell table:style-name="ce181"/>
          <table:table-cell table:style-name="ce227"/>
          <table:table-cell table:style-name="ce181" table:formula="of:=[$Sheet5.A35]" office:value-type="float" office:value="17" calcext:value-type="float" table:number-columns-spanned="1" table:number-rows-spanned="2">
            <text:p>1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1"/>
          <table:table-cell table:style-name="ce181" table:formula="of:=[$'Student Info'.D36]" office:value-type="string" office:string-value="Ivaylo" calcext:value-type="string">
            <text:p>Ivaylo</text:p>
          </table:table-cell>
          <table:table-cell table:style-name="ce181" table:formula="of:=[$'Student Info'.C36]" office:value-type="string" office:string-value="Ganchev" calcext:value-type="string">
            <text:p>Ganchev</text:p>
          </table:table-cell>
          <table:table-cell table:style-name="ce181" table:formula="of:=[$'Student Info'.A36]" office:value-type="float" office:value="5135001" calcext:value-type="float">
            <text:p>5135001</text:p>
          </table:table-cell>
          <table:table-cell table:style-name="ce201" table:number-columns-repeated="6"/>
          <table:table-cell table:style-name="ce199" table:number-columns-repeated="2"/>
          <table:table-cell table:style-name="ce214"/>
          <table:table-cell table:style-name="ce220"/>
          <table:table-cell table:style-name="ce181"/>
          <table:table-cell table:style-name="ce227"/>
          <table:covered-table-cell table:style-name="ce181"/>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37]" office:value-type="float" office:value="18" calcext:value-type="float" table:number-columns-spanned="1" table:number-rows-spanned="2">
            <text:p>18</text:p>
          </table:table-cell>
          <table:table-cell table:style-name="ce180" table:formula="of:=[$'Student Info'.D37]" office:value-type="string" office:string-value="Caspar" calcext:value-type="string">
            <text:p>Caspar</text:p>
          </table:table-cell>
          <table:table-cell table:style-name="ce180" table:formula="of:=[$'Student Info'.C37]" office:value-type="string" office:string-value="Boersma" calcext:value-type="string">
            <text:p>Boersma</text:p>
          </table:table-cell>
          <table:table-cell table:style-name="ce180" table:formula="of:=[$'Student Info'.A37]" office:value-type="float" office:value="4445074" calcext:value-type="float">
            <text:p>4445074</text:p>
          </table:table-cell>
          <table:table-cell table:style-name="ce83" table:formula="of:=[$Sheet5.B37]" office:value-type="float" office:value="21" calcext:value-type="float">
            <text:p>21</text:p>
          </table:table-cell>
          <table:table-cell table:style-name="ce83" table:formula="of:=[$Sheet5.C37]" office:value-type="float" office:value="18.5" calcext:value-type="float">
            <text:p>18.5</text:p>
          </table:table-cell>
          <table:table-cell table:style-name="ce83" table:formula="of:=[$Sheet5.D37]" office:value-type="float" office:value="30" calcext:value-type="float">
            <text:p>30</text:p>
          </table:table-cell>
          <table:table-cell table:style-name="ce83" table:formula="of:=[$Sheet5.E37]" office:value-type="float" office:value="7" calcext:value-type="float">
            <text:p>7</text:p>
          </table:table-cell>
          <table:table-cell table:style-name="ce83" table:formula="of:=[$Sheet5.F37]" office:value-type="float" office:value="0" calcext:value-type="float">
            <text:p>0</text:p>
          </table:table-cell>
          <table:table-cell table:style-name="ce83" table:formula="of:=[$Sheet5.G37]" office:value-type="float" office:value="7.4" calcext:value-type="float">
            <text:p>7.4</text:p>
          </table:table-cell>
          <table:table-cell table:number-columns-repeated="2" table:style-name="ce83" office:value-type="float" office:value="0" calcext:value-type="float">
            <text:p>0</text:p>
          </table:table-cell>
          <table:table-cell table:style-name="ce91" table:formula="of:=MIN(SUM(SUM([.E37:.J37])/10; [.K37];[.L37]); 10)" office:value-type="float" office:value="8.39" calcext:value-type="float">
            <text:p>8.39</text:p>
          </table:table-cell>
          <table:table-cell table:style-name="ce94" table:formula="of:=ROUND([.M37];1)" office:value-type="float" office:value="8.4" calcext:value-type="float">
            <text:p>8.4</text:p>
          </table:table-cell>
          <table:table-cell table:style-name="ce180" table:formula="of:=MROUND(TRUNC([.M37];1);0.5)" office:value-type="float" office:value="8.5" calcext:value-type="float">
            <text:p>8.5</text:p>
          </table:table-cell>
          <table:table-cell table:style-name="ce97"/>
          <table:table-cell table:style-name="ce180" table:formula="of:=[$Sheet5.A37]" office:value-type="float" office:value="18" calcext:value-type="float" table:number-columns-spanned="1" table:number-rows-spanned="2">
            <text:p>1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38]" office:value-type="string" office:string-value="Joseph" calcext:value-type="string">
            <text:p>Joseph</text:p>
          </table:table-cell>
          <table:table-cell table:style-name="ce180" table:formula="of:=[$'Student Info'.C38]" office:value-type="string" office:string-value="Michael Joseph Sherman" calcext:value-type="string">
            <text:p>Michael Joseph Sherman</text:p>
          </table:table-cell>
          <table:table-cell table:style-name="ce180" table:formula="of:=[$'Student Info'.A38]" office:value-type="float" office:value="5248558" calcext:value-type="float">
            <text:p>5248558</text:p>
          </table:table-cell>
          <table:table-cell table:style-name="ce84" table:formula="of:=[.E37]" office:value-type="float" office:value="21" calcext:value-type="float">
            <text:p>21</text:p>
          </table:table-cell>
          <table:table-cell table:style-name="ce84" table:formula="of:=[.F37]" office:value-type="float" office:value="18.5" calcext:value-type="float">
            <text:p>18.5</text:p>
          </table:table-cell>
          <table:table-cell table:style-name="ce84" table:formula="of:=[.G37]" office:value-type="float" office:value="30" calcext:value-type="float">
            <text:p>30</text:p>
          </table:table-cell>
          <table:table-cell table:style-name="ce84" table:formula="of:=[.H37]" office:value-type="float" office:value="7" calcext:value-type="float">
            <text:p>7</text:p>
          </table:table-cell>
          <table:table-cell table:style-name="ce84" table:formula="of:=[.I37]" office:value-type="float" office:value="0" calcext:value-type="float">
            <text:p>0</text:p>
          </table:table-cell>
          <table:table-cell table:style-name="ce84" table:formula="of:=[.J37]" office:value-type="float" office:value="7.4" calcext:value-type="float">
            <text:p>7.4</text:p>
          </table:table-cell>
          <table:table-cell table:number-columns-repeated="2" table:style-name="ce83" office:value-type="float" office:value="0" calcext:value-type="float">
            <text:p>0</text:p>
          </table:table-cell>
          <table:table-cell table:style-name="ce91" table:formula="of:=MIN(SUM(SUM([.E38:.J38])/10; [.K38];[.L38]); 10)" office:value-type="float" office:value="8.39" calcext:value-type="float">
            <text:p>8.39</text:p>
          </table:table-cell>
          <table:table-cell table:style-name="ce94" table:formula="of:=ROUND([.M38];1)" office:value-type="float" office:value="8.4" calcext:value-type="float">
            <text:p>8.4</text:p>
          </table:table-cell>
          <table:table-cell table:style-name="ce180" table:formula="of:=MROUND(TRUNC([.M38];1);0.5)" office:value-type="float" office:value="8.5" calcext:value-type="float">
            <text:p>8.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39]" office:value-type="float" office:value="19" calcext:value-type="float" table:number-columns-spanned="1" table:number-rows-spanned="2">
            <text:p>19</text:p>
          </table:table-cell>
          <table:table-cell table:style-name="ce180" table:formula="of:=[$'Student Info'.D39]" office:value-type="string" office:string-value="Akshada Anand" calcext:value-type="string">
            <text:p>Akshada Anand</text:p>
          </table:table-cell>
          <table:table-cell table:style-name="ce180" table:formula="of:=[$'Student Info'.C39]" office:value-type="string" office:string-value="Palnitkar" calcext:value-type="string">
            <text:p>Palnitkar</text:p>
          </table:table-cell>
          <table:table-cell table:style-name="ce180" table:formula="of:=[$'Student Info'.A39]" office:value-type="float" office:value="5235170" calcext:value-type="float">
            <text:p>5235170</text:p>
          </table:table-cell>
          <table:table-cell table:style-name="ce83" table:formula="of:=[$Sheet5.B39]" office:value-type="float" office:value="14.5" calcext:value-type="float">
            <text:p>14.5</text:p>
          </table:table-cell>
          <table:table-cell table:style-name="ce83" table:formula="of:=[$Sheet5.C39]" office:value-type="float" office:value="19" calcext:value-type="float">
            <text:p>19</text:p>
          </table:table-cell>
          <table:table-cell table:style-name="ce83" table:formula="of:=[$Sheet5.D39]" office:value-type="float" office:value="20.5" calcext:value-type="float">
            <text:p>20.5</text:p>
          </table:table-cell>
          <table:table-cell table:style-name="ce83" table:formula="of:=[$Sheet5.E39]" office:value-type="float" office:value="8.5" calcext:value-type="float">
            <text:p>8.5</text:p>
          </table:table-cell>
          <table:table-cell table:style-name="ce83" table:formula="of:=[$Sheet5.F39]" office:value-type="float" office:value="0" calcext:value-type="float">
            <text:p>0</text:p>
          </table:table-cell>
          <table:table-cell table:style-name="ce83" table:formula="of:=[$Sheet5.G39]" office:value-type="float" office:value="7.3" calcext:value-type="float">
            <text:p>7.3</text:p>
          </table:table-cell>
          <table:table-cell table:number-columns-repeated="2" table:style-name="ce83" office:value-type="float" office:value="0" calcext:value-type="float">
            <text:p>0</text:p>
          </table:table-cell>
          <table:table-cell table:style-name="ce91" table:formula="of:=MIN(SUM(SUM([.E39:.J39])/10; [.K39];[.L39]); 10)" office:value-type="float" office:value="6.98" calcext:value-type="float">
            <text:p>6.98</text:p>
          </table:table-cell>
          <table:table-cell table:style-name="ce94" table:formula="of:=ROUND([.M39];1)" office:value-type="float" office:value="7" calcext:value-type="float">
            <text:p>7.0</text:p>
          </table:table-cell>
          <table:table-cell table:style-name="ce180" table:formula="of:=MROUND(TRUNC([.M39];1);0.5)" office:value-type="float" office:value="7" calcext:value-type="float">
            <text:p>7</text:p>
          </table:table-cell>
          <table:table-cell table:style-name="ce97"/>
          <table:table-cell table:style-name="ce180" table:formula="of:=[$Sheet5.A39]" office:value-type="float" office:value="19" calcext:value-type="float" table:number-columns-spanned="1" table:number-rows-spanned="2">
            <text:p>1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40]" office:value-type="string" office:string-value="Binyu" calcext:value-type="string">
            <text:p>Binyu</text:p>
          </table:table-cell>
          <table:table-cell table:style-name="ce180" table:formula="of:=[$'Student Info'.C40]" office:value-type="string" office:string-value="Liao" calcext:value-type="string">
            <text:p>Liao</text:p>
          </table:table-cell>
          <table:table-cell table:style-name="ce180" table:formula="of:=[$'Student Info'.A40]" office:value-type="float" office:value="5213444" calcext:value-type="float">
            <text:p>5213444</text:p>
          </table:table-cell>
          <table:table-cell table:style-name="ce84" table:formula="of:=[.E39]" office:value-type="float" office:value="14.5" calcext:value-type="float">
            <text:p>14.5</text:p>
          </table:table-cell>
          <table:table-cell table:style-name="ce84" table:formula="of:=[.F39]" office:value-type="float" office:value="19" calcext:value-type="float">
            <text:p>19</text:p>
          </table:table-cell>
          <table:table-cell table:style-name="ce84" table:formula="of:=[.G39]" office:value-type="float" office:value="20.5" calcext:value-type="float">
            <text:p>20.5</text:p>
          </table:table-cell>
          <table:table-cell table:style-name="ce84" table:formula="of:=[.H39]" office:value-type="float" office:value="8.5" calcext:value-type="float">
            <text:p>8.5</text:p>
          </table:table-cell>
          <table:table-cell table:style-name="ce84" table:formula="of:=[.I39]" office:value-type="float" office:value="0" calcext:value-type="float">
            <text:p>0</text:p>
          </table:table-cell>
          <table:table-cell table:style-name="ce84" table:formula="of:=[.J39]" office:value-type="float" office:value="7.3" calcext:value-type="float">
            <text:p>7.3</text:p>
          </table:table-cell>
          <table:table-cell table:number-columns-repeated="2" table:style-name="ce83" office:value-type="float" office:value="0" calcext:value-type="float">
            <text:p>0</text:p>
          </table:table-cell>
          <table:table-cell table:style-name="ce91" table:formula="of:=MIN(SUM(SUM([.E40:.J40])/10; [.K40];[.L40]); 10)" office:value-type="float" office:value="6.98" calcext:value-type="float">
            <text:p>6.98</text:p>
          </table:table-cell>
          <table:table-cell table:style-name="ce94" table:formula="of:=ROUND([.M40];1)" office:value-type="float" office:value="7" calcext:value-type="float">
            <text:p>7.0</text:p>
          </table:table-cell>
          <table:table-cell table:style-name="ce180" table:formula="of:=MROUND(TRUNC([.M40];1);0.5)" office:value-type="float" office:value="7" calcext:value-type="float">
            <text:p>7</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41]" office:value-type="float" office:value="20" calcext:value-type="float" table:number-columns-spanned="1" table:number-rows-spanned="2">
            <text:p>20</text:p>
          </table:table-cell>
          <table:table-cell table:style-name="ce180" table:formula="of:=[$'Student Info'.D41]" office:value-type="string" office:string-value="Marnix" calcext:value-type="string">
            <text:p>Marnix</text:p>
          </table:table-cell>
          <table:table-cell table:style-name="ce180" table:formula="of:=[$'Student Info'.C41]" office:value-type="string" office:string-value="Fetter" calcext:value-type="string">
            <text:p>Fetter</text:p>
          </table:table-cell>
          <table:table-cell table:style-name="ce180" table:formula="of:=[$'Student Info'.A41]" office:value-type="float" office:value="4553632" calcext:value-type="float">
            <text:p>4553632</text:p>
          </table:table-cell>
          <table:table-cell table:style-name="ce83" table:formula="of:=[$Sheet5.B41]" office:value-type="float" office:value="19" calcext:value-type="float">
            <text:p>19</text:p>
          </table:table-cell>
          <table:table-cell table:style-name="ce83" table:formula="of:=[$Sheet5.C41]" office:value-type="float" office:value="19" calcext:value-type="float">
            <text:p>19</text:p>
          </table:table-cell>
          <table:table-cell table:style-name="ce83" table:formula="of:=[$Sheet5.D41]" office:value-type="float" office:value="35" calcext:value-type="float">
            <text:p>35</text:p>
          </table:table-cell>
          <table:table-cell table:style-name="ce83" table:formula="of:=[$Sheet5.E41]" office:value-type="float" office:value="10" calcext:value-type="float">
            <text:p>10</text:p>
          </table:table-cell>
          <table:table-cell table:style-name="ce83" table:formula="of:=[$Sheet5.F41]" office:value-type="float" office:value="1" calcext:value-type="float">
            <text:p>1</text:p>
          </table:table-cell>
          <table:table-cell table:style-name="ce83" table:formula="of:=[$Sheet5.G41]" office:value-type="float" office:value="8.5" calcext:value-type="float">
            <text:p>8.5</text:p>
          </table:table-cell>
          <table:table-cell table:number-columns-repeated="2" table:style-name="ce83" office:value-type="float" office:value="0" calcext:value-type="float">
            <text:p>0</text:p>
          </table:table-cell>
          <table:table-cell table:style-name="ce91" table:formula="of:=MIN(SUM(SUM([.E41:.J41])/10; [.K41];[.L41]); 10)" office:value-type="float" office:value="9.25" calcext:value-type="float">
            <text:p>9.25</text:p>
          </table:table-cell>
          <table:table-cell table:style-name="ce94" table:formula="of:=ROUND([.M41];1)" office:value-type="float" office:value="9.3" calcext:value-type="float">
            <text:p>9.3</text:p>
          </table:table-cell>
          <table:table-cell table:style-name="ce180" table:formula="of:=MROUND(TRUNC([.M41];1);0.5)" office:value-type="float" office:value="9" calcext:value-type="float">
            <text:p>9</text:p>
          </table:table-cell>
          <table:table-cell table:style-name="ce97"/>
          <table:table-cell table:style-name="ce180" table:formula="of:=[$Sheet5.A41]" office:value-type="float" office:value="20" calcext:value-type="float" table:number-columns-spanned="1" table:number-rows-spanned="2">
            <text:p>2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42]" office:value-type="string" office:string-value="Piet" calcext:value-type="string">
            <text:p>Piet</text:p>
          </table:table-cell>
          <table:table-cell table:style-name="ce180" table:formula="of:=[$'Student Info'.C42]" office:value-type="string" office:string-value="van Beek" calcext:value-type="string">
            <text:p>van Beek</text:p>
          </table:table-cell>
          <table:table-cell table:style-name="ce180" table:formula="of:=[$'Student Info'.A42]" office:value-type="float" office:value="4459601" calcext:value-type="float">
            <text:p>4459601</text:p>
          </table:table-cell>
          <table:table-cell table:style-name="ce84" table:formula="of:=[.E41]" office:value-type="float" office:value="19" calcext:value-type="float">
            <text:p>19</text:p>
          </table:table-cell>
          <table:table-cell table:style-name="ce84" table:formula="of:=[.F41]" office:value-type="float" office:value="19" calcext:value-type="float">
            <text:p>19</text:p>
          </table:table-cell>
          <table:table-cell table:style-name="ce84" table:formula="of:=[.G41]" office:value-type="float" office:value="35" calcext:value-type="float">
            <text:p>35</text:p>
          </table:table-cell>
          <table:table-cell table:style-name="ce84" table:formula="of:=[.H41]" office:value-type="float" office:value="10" calcext:value-type="float">
            <text:p>10</text:p>
          </table:table-cell>
          <table:table-cell table:style-name="ce84" table:formula="of:=[.I41]" office:value-type="float" office:value="1" calcext:value-type="float">
            <text:p>1</text:p>
          </table:table-cell>
          <table:table-cell table:style-name="ce84" table:formula="of:=[.J41]" office:value-type="float" office:value="8.5" calcext:value-type="float">
            <text:p>8.5</text:p>
          </table:table-cell>
          <table:table-cell table:number-columns-repeated="2" table:style-name="ce83" office:value-type="float" office:value="0" calcext:value-type="float">
            <text:p>0</text:p>
          </table:table-cell>
          <table:table-cell table:style-name="ce91" table:formula="of:=MIN(SUM(SUM([.E42:.J42])/10; [.K42];[.L42]); 10)" office:value-type="float" office:value="9.25" calcext:value-type="float">
            <text:p>9.25</text:p>
          </table:table-cell>
          <table:table-cell table:style-name="ce94" table:formula="of:=ROUND([.M42];1)" office:value-type="float" office:value="9.3" calcext:value-type="float">
            <text:p>9.3</text:p>
          </table:table-cell>
          <table:table-cell table:style-name="ce180" table:formula="of:=MROUND(TRUNC([.M42];1);0.5)" office:value-type="float" office:value="9" calcext:value-type="float">
            <text:p>9</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43]" office:value-type="float" office:value="21" calcext:value-type="float" table:number-columns-spanned="1" table:number-rows-spanned="2">
            <text:p>21</text:p>
          </table:table-cell>
          <table:table-cell table:style-name="ce180" table:formula="of:=[$'Student Info'.D43]" office:value-type="string" office:string-value="Burhanuddin" calcext:value-type="string">
            <text:p>Burhanuddin</text:p>
          </table:table-cell>
          <table:table-cell table:style-name="ce180" table:formula="of:=[$'Student Info'.C43]" office:value-type="string" office:string-value="Saify" calcext:value-type="string">
            <text:p>Saify</text:p>
          </table:table-cell>
          <table:table-cell table:style-name="ce180" table:formula="of:=[$'Student Info'.A43]" office:value-type="float" office:value="4669428" calcext:value-type="float">
            <text:p>4669428</text:p>
          </table:table-cell>
          <table:table-cell table:style-name="ce83" table:formula="of:=[$Sheet5.B43]" office:value-type="float" office:value="20" calcext:value-type="float">
            <text:p>20</text:p>
          </table:table-cell>
          <table:table-cell table:style-name="ce83" table:formula="of:=[$Sheet5.C43]" office:value-type="float" office:value="16" calcext:value-type="float">
            <text:p>16</text:p>
          </table:table-cell>
          <table:table-cell table:style-name="ce83" table:formula="of:=[$Sheet5.D43]" office:value-type="float" office:value="35" calcext:value-type="float">
            <text:p>35</text:p>
          </table:table-cell>
          <table:table-cell table:style-name="ce83" table:formula="of:=[$Sheet5.E43]" office:value-type="float" office:value="10" calcext:value-type="float">
            <text:p>10</text:p>
          </table:table-cell>
          <table:table-cell table:style-name="ce83" table:formula="of:=[$Sheet5.F43]" office:value-type="float" office:value="0" calcext:value-type="float">
            <text:p>0</text:p>
          </table:table-cell>
          <table:table-cell table:style-name="ce83" table:formula="of:=[$Sheet5.G43]" office:value-type="float" office:value="8.3" calcext:value-type="float">
            <text:p>8.3</text:p>
          </table:table-cell>
          <table:table-cell table:number-columns-repeated="2" table:style-name="ce83" office:value-type="float" office:value="0" calcext:value-type="float">
            <text:p>0</text:p>
          </table:table-cell>
          <table:table-cell table:style-name="ce91" table:formula="of:=MIN(SUM(SUM([.E43:.J43])/10; [.K43];[.L43]); 10)" office:value-type="float" office:value="8.93" calcext:value-type="float">
            <text:p>8.93</text:p>
          </table:table-cell>
          <table:table-cell table:style-name="ce94" table:formula="of:=ROUND([.M43];1)" office:value-type="float" office:value="8.9" calcext:value-type="float">
            <text:p>8.9</text:p>
          </table:table-cell>
          <table:table-cell table:style-name="ce180" table:formula="of:=MROUND(TRUNC([.M43];1);0.5)" office:value-type="float" office:value="9" calcext:value-type="float">
            <text:p>9</text:p>
          </table:table-cell>
          <table:table-cell table:style-name="ce97"/>
          <table:table-cell table:style-name="ce180" table:formula="of:=[$Sheet5.A43]" office:value-type="float" office:value="21" calcext:value-type="float" table:number-columns-spanned="1" table:number-rows-spanned="2">
            <text:p>2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44]" office:value-type="string" office:string-value="Kei" calcext:value-type="string">
            <text:p>Kei</text:p>
          </table:table-cell>
          <table:table-cell table:style-name="ce180" table:formula="of:=[$'Student Info'.C44]" office:value-type="string" office:string-value="Kaneko" calcext:value-type="string">
            <text:p>Kaneko</text:p>
          </table:table-cell>
          <table:table-cell table:style-name="ce180" table:formula="of:=[$'Student Info'.A44]" office:value-type="float" office:value="4657314" calcext:value-type="float">
            <text:p>4657314</text:p>
          </table:table-cell>
          <table:table-cell table:style-name="ce84" table:formula="of:=[.E43]" office:value-type="float" office:value="20" calcext:value-type="float">
            <text:p>20</text:p>
          </table:table-cell>
          <table:table-cell table:style-name="ce84" table:formula="of:=[.F43]" office:value-type="float" office:value="16" calcext:value-type="float">
            <text:p>16</text:p>
          </table:table-cell>
          <table:table-cell table:style-name="ce84" table:formula="of:=[.G43]" office:value-type="float" office:value="35" calcext:value-type="float">
            <text:p>35</text:p>
          </table:table-cell>
          <table:table-cell table:style-name="ce84" table:formula="of:=[.H43]" office:value-type="float" office:value="10" calcext:value-type="float">
            <text:p>10</text:p>
          </table:table-cell>
          <table:table-cell table:style-name="ce84" table:formula="of:=[.I43]" office:value-type="float" office:value="0" calcext:value-type="float">
            <text:p>0</text:p>
          </table:table-cell>
          <table:table-cell table:style-name="ce84" table:formula="of:=[.J43]" office:value-type="float" office:value="8.3" calcext:value-type="float">
            <text:p>8.3</text:p>
          </table:table-cell>
          <table:table-cell table:number-columns-repeated="2" table:style-name="ce83" office:value-type="float" office:value="0" calcext:value-type="float">
            <text:p>0</text:p>
          </table:table-cell>
          <table:table-cell table:style-name="ce91" table:formula="of:=MIN(SUM(SUM([.E44:.J44])/10; [.K44];[.L44]); 10)" office:value-type="float" office:value="8.93" calcext:value-type="float">
            <text:p>8.93</text:p>
          </table:table-cell>
          <table:table-cell table:style-name="ce94" table:formula="of:=ROUND([.M44];1)" office:value-type="float" office:value="8.9" calcext:value-type="float">
            <text:p>8.9</text:p>
          </table:table-cell>
          <table:table-cell table:style-name="ce180" table:formula="of:=MROUND(TRUNC([.M44];1);0.5)" office:value-type="float" office:value="9" calcext:value-type="float">
            <text:p>9</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45]" office:value-type="float" office:value="22" calcext:value-type="float" table:number-columns-spanned="1" table:number-rows-spanned="2">
            <text:p>22</text:p>
          </table:table-cell>
          <table:table-cell table:style-name="ce180" table:formula="of:=[$'Student Info'.D45]" office:value-type="string" office:string-value="Vivek" calcext:value-type="string">
            <text:p>Vivek</text:p>
          </table:table-cell>
          <table:table-cell table:style-name="ce180" table:formula="of:=[$'Student Info'.C45]" office:value-type="string" office:string-value="Varma" calcext:value-type="string">
            <text:p>Varma</text:p>
          </table:table-cell>
          <table:table-cell table:style-name="ce180" table:formula="of:=[$'Student Info'.A45]" office:value-type="float" office:value="5227828" calcext:value-type="float">
            <text:p>5227828</text:p>
          </table:table-cell>
          <table:table-cell table:style-name="ce83" table:formula="of:=[$Sheet5.B45]" office:value-type="float" office:value="21" calcext:value-type="float">
            <text:p>21</text:p>
          </table:table-cell>
          <table:table-cell table:style-name="ce83" table:formula="of:=[$Sheet5.C45]" office:value-type="float" office:value="19" calcext:value-type="float">
            <text:p>19</text:p>
          </table:table-cell>
          <table:table-cell table:style-name="ce83" table:formula="of:=[$Sheet5.D45]" office:value-type="float" office:value="35" calcext:value-type="float">
            <text:p>35</text:p>
          </table:table-cell>
          <table:table-cell table:style-name="ce83" table:formula="of:=[$Sheet5.E45]" office:value-type="float" office:value="10" calcext:value-type="float">
            <text:p>10</text:p>
          </table:table-cell>
          <table:table-cell table:style-name="ce83" table:formula="of:=[$Sheet5.F45]" office:value-type="float" office:value="0" calcext:value-type="float">
            <text:p>0</text:p>
          </table:table-cell>
          <table:table-cell table:style-name="ce83" table:formula="of:=[$Sheet5.G45]" office:value-type="float" office:value="7.3" calcext:value-type="float">
            <text:p>7.3</text:p>
          </table:table-cell>
          <table:table-cell table:number-columns-repeated="2" table:style-name="ce83" office:value-type="float" office:value="0" calcext:value-type="float">
            <text:p>0</text:p>
          </table:table-cell>
          <table:table-cell table:style-name="ce91" table:formula="of:=MIN(SUM(SUM([.E45:.J45])/10; [.K45];[.L45]); 10)" office:value-type="float" office:value="9.23" calcext:value-type="float">
            <text:p>9.23</text:p>
          </table:table-cell>
          <table:table-cell table:style-name="ce94" table:formula="of:=ROUND([.M45];1)" office:value-type="float" office:value="9.2" calcext:value-type="float">
            <text:p>9.2</text:p>
          </table:table-cell>
          <table:table-cell table:style-name="ce180" table:formula="of:=MROUND(TRUNC([.M45];1);0.5)" office:value-type="float" office:value="9" calcext:value-type="float">
            <text:p>9</text:p>
          </table:table-cell>
          <table:table-cell table:style-name="ce97"/>
          <table:table-cell table:style-name="ce180" table:formula="of:=[$Sheet5.A45]" office:value-type="float" office:value="22" calcext:value-type="float" table:number-columns-spanned="1" table:number-rows-spanned="2">
            <text:p>2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46]" office:value-type="string" office:string-value="Roland" calcext:value-type="string">
            <text:p>Roland</text:p>
          </table:table-cell>
          <table:table-cell table:style-name="ce180" table:formula="of:=[$'Student Info'.C46]" office:value-type="string" office:string-value="Varga" calcext:value-type="string">
            <text:p>Varga</text:p>
          </table:table-cell>
          <table:table-cell table:style-name="ce180" table:formula="of:=[$'Student Info'.A46]" office:value-type="float" office:value="5369509" calcext:value-type="float">
            <text:p>5369509</text:p>
          </table:table-cell>
          <table:table-cell table:style-name="ce84" table:formula="of:=[.E45]" office:value-type="float" office:value="21" calcext:value-type="float">
            <text:p>21</text:p>
          </table:table-cell>
          <table:table-cell table:style-name="ce84" table:formula="of:=[.F45]" office:value-type="float" office:value="19" calcext:value-type="float">
            <text:p>19</text:p>
          </table:table-cell>
          <table:table-cell table:style-name="ce84" table:formula="of:=[.G45]" office:value-type="float" office:value="35" calcext:value-type="float">
            <text:p>35</text:p>
          </table:table-cell>
          <table:table-cell table:style-name="ce84" table:formula="of:=[.H45]" office:value-type="float" office:value="10" calcext:value-type="float">
            <text:p>10</text:p>
          </table:table-cell>
          <table:table-cell table:style-name="ce84" table:formula="of:=[.I45]" office:value-type="float" office:value="0" calcext:value-type="float">
            <text:p>0</text:p>
          </table:table-cell>
          <table:table-cell table:style-name="ce84" table:formula="of:=[.J45]" office:value-type="float" office:value="7.3" calcext:value-type="float">
            <text:p>7.3</text:p>
          </table:table-cell>
          <table:table-cell table:number-columns-repeated="2" table:style-name="ce83" office:value-type="float" office:value="0" calcext:value-type="float">
            <text:p>0</text:p>
          </table:table-cell>
          <table:table-cell table:style-name="ce91" table:formula="of:=MIN(SUM(SUM([.E46:.J46])/10; [.K46];[.L46]); 10)" office:value-type="float" office:value="9.23" calcext:value-type="float">
            <text:p>9.23</text:p>
          </table:table-cell>
          <table:table-cell table:style-name="ce94" table:formula="of:=ROUND([.M46];1)" office:value-type="float" office:value="9.2" calcext:value-type="float">
            <text:p>9.2</text:p>
          </table:table-cell>
          <table:table-cell table:style-name="ce180" table:formula="of:=MROUND(TRUNC([.M46];1);0.5)" office:value-type="float" office:value="9" calcext:value-type="float">
            <text:p>9</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47]" office:value-type="float" office:value="23" calcext:value-type="float" table:number-columns-spanned="1" table:number-rows-spanned="2">
            <text:p>23</text:p>
          </table:table-cell>
          <table:table-cell table:style-name="ce180" table:formula="of:=[$'Student Info'.D47]" office:value-type="string" office:string-value="Besim" calcext:value-type="string">
            <text:p>Besim</text:p>
          </table:table-cell>
          <table:table-cell table:style-name="ce180" table:formula="of:=[$'Student Info'.C47]" office:value-type="string" office:string-value="Bay" calcext:value-type="string">
            <text:p>Bay</text:p>
          </table:table-cell>
          <table:table-cell table:style-name="ce180" table:formula="of:=[$'Student Info'.A47]" office:value-type="float" office:value="4672879" calcext:value-type="float">
            <text:p>4672879</text:p>
          </table:table-cell>
          <table:table-cell table:style-name="ce83" table:formula="of:=[$Sheet5.B47]" office:value-type="float" office:value="18" calcext:value-type="float">
            <text:p>18</text:p>
          </table:table-cell>
          <table:table-cell table:style-name="ce83" table:formula="of:=[$Sheet5.C47]" office:value-type="float" office:value="19" calcext:value-type="float">
            <text:p>19</text:p>
          </table:table-cell>
          <table:table-cell table:style-name="ce83" table:formula="of:=[$Sheet5.D47]" office:value-type="float" office:value="28.5" calcext:value-type="float">
            <text:p>28.5</text:p>
          </table:table-cell>
          <table:table-cell table:style-name="ce83" table:formula="of:=[$Sheet5.E47]" office:value-type="float" office:value="5" calcext:value-type="float">
            <text:p>5</text:p>
          </table:table-cell>
          <table:table-cell table:style-name="ce83" table:formula="of:=[$Sheet5.F47]" office:value-type="float" office:value="0" calcext:value-type="float">
            <text:p>0</text:p>
          </table:table-cell>
          <table:table-cell table:style-name="ce83" table:formula="of:=[$Sheet5.G47]"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47:.J47])/10; [.K47];[.L47]); 10)" office:value-type="float" office:value="7.8" calcext:value-type="float">
            <text:p>7.8</text:p>
          </table:table-cell>
          <table:table-cell table:style-name="ce94" table:formula="of:=ROUND([.M47];1)" office:value-type="float" office:value="7.8" calcext:value-type="float">
            <text:p>7.8</text:p>
          </table:table-cell>
          <table:table-cell table:style-name="ce180" table:formula="of:=MROUND(TRUNC([.M47];1);0.5)" office:value-type="float" office:value="8" calcext:value-type="float">
            <text:p>8</text:p>
          </table:table-cell>
          <table:table-cell table:style-name="ce97"/>
          <table:table-cell table:style-name="ce180" table:formula="of:=[$Sheet5.A47]" office:value-type="float" office:value="23" calcext:value-type="float" table:number-columns-spanned="1" table:number-rows-spanned="2">
            <text:p>2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48]" office:value-type="string" office:string-value="Denesh" calcext:value-type="string">
            <text:p>Denesh</text:p>
          </table:table-cell>
          <table:table-cell table:style-name="ce180" table:formula="of:=[$'Student Info'.C48]" office:value-type="string" office:string-value="Manivannan" calcext:value-type="string">
            <text:p>Manivannan</text:p>
          </table:table-cell>
          <table:table-cell table:style-name="ce180" table:formula="of:=[$'Student Info'.A48]" office:value-type="float" office:value="5202388" calcext:value-type="float">
            <text:p>5202388</text:p>
          </table:table-cell>
          <table:table-cell table:style-name="ce84" table:formula="of:=[.E47]" office:value-type="float" office:value="18" calcext:value-type="float">
            <text:p>18</text:p>
          </table:table-cell>
          <table:table-cell table:style-name="ce84" table:formula="of:=[.F47]" office:value-type="float" office:value="19" calcext:value-type="float">
            <text:p>19</text:p>
          </table:table-cell>
          <table:table-cell table:style-name="ce84" table:formula="of:=[.G47]" office:value-type="float" office:value="28.5" calcext:value-type="float">
            <text:p>28.5</text:p>
          </table:table-cell>
          <table:table-cell table:style-name="ce84" table:formula="of:=[.H47]" office:value-type="float" office:value="5" calcext:value-type="float">
            <text:p>5</text:p>
          </table:table-cell>
          <table:table-cell table:style-name="ce84" table:formula="of:=[.I47]" office:value-type="float" office:value="0" calcext:value-type="float">
            <text:p>0</text:p>
          </table:table-cell>
          <table:table-cell table:style-name="ce84" table:formula="of:=[.J47]"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48:.J48])/10; [.K48];[.L48]); 10)" office:value-type="float" office:value="7.8" calcext:value-type="float">
            <text:p>7.8</text:p>
          </table:table-cell>
          <table:table-cell table:style-name="ce94" table:formula="of:=ROUND([.M48];1)" office:value-type="float" office:value="7.8" calcext:value-type="float">
            <text:p>7.8</text:p>
          </table:table-cell>
          <table:table-cell table:style-name="ce180" table:formula="of:=MROUND(TRUNC([.M48];1);0.5)" office:value-type="float" office:value="8" calcext:value-type="float">
            <text:p>8</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49]" office:value-type="float" office:value="24" calcext:value-type="float" table:number-columns-spanned="1" table:number-rows-spanned="2">
            <text:p>24</text:p>
          </table:table-cell>
          <table:table-cell table:style-name="ce180" table:formula="of:=[$'Student Info'.D49]" office:value-type="string" office:string-value="Jonathan" calcext:value-type="string">
            <text:p>Jonathan</text:p>
          </table:table-cell>
          <table:table-cell table:style-name="ce180" table:formula="of:=[$'Student Info'.C49]" office:value-type="string" office:string-value="Heemskerk" calcext:value-type="string">
            <text:p>Heemskerk</text:p>
          </table:table-cell>
          <table:table-cell table:style-name="ce180" table:formula="of:=[$'Student Info'.A49]" office:value-type="float" office:value="4229495" calcext:value-type="float">
            <text:p>4229495</text:p>
          </table:table-cell>
          <table:table-cell table:style-name="ce83" table:formula="of:=[$Sheet5.B49]" office:value-type="float" office:value="20" calcext:value-type="float">
            <text:p>20</text:p>
          </table:table-cell>
          <table:table-cell table:style-name="ce83" table:formula="of:=[$Sheet5.C49]" office:value-type="float" office:value="19" calcext:value-type="float">
            <text:p>19</text:p>
          </table:table-cell>
          <table:table-cell table:style-name="ce83" table:formula="of:=[$Sheet5.D49]" office:value-type="float" office:value="26.5" calcext:value-type="float">
            <text:p>26.5</text:p>
          </table:table-cell>
          <table:table-cell table:style-name="ce83" table:formula="of:=[$Sheet5.E49]" office:value-type="float" office:value="10" calcext:value-type="float">
            <text:p>10</text:p>
          </table:table-cell>
          <table:table-cell table:style-name="ce83" table:formula="of:=[$Sheet5.F49]" office:value-type="float" office:value="9" calcext:value-type="float">
            <text:p>9</text:p>
          </table:table-cell>
          <table:table-cell table:style-name="ce83" table:formula="of:=[$Sheet5.G49]"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49:.J49])/10; [.K49];[.L49]); 10)" office:value-type="float" office:value="9.25" calcext:value-type="float">
            <text:p>9.25</text:p>
          </table:table-cell>
          <table:table-cell table:style-name="ce94" table:formula="of:=ROUND([.M49];1)" office:value-type="float" office:value="9.3" calcext:value-type="float">
            <text:p>9.3</text:p>
          </table:table-cell>
          <table:table-cell table:style-name="ce180" table:formula="of:=MROUND(TRUNC([.M49];1);0.5)" office:value-type="float" office:value="9" calcext:value-type="float">
            <text:p>9</text:p>
          </table:table-cell>
          <table:table-cell table:style-name="ce97"/>
          <table:table-cell table:style-name="ce180" table:formula="of:=[$Sheet5.A49]" office:value-type="float" office:value="24" calcext:value-type="float" table:number-columns-spanned="1" table:number-rows-spanned="2">
            <text:p>2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50]" office:value-type="string" office:string-value="Paul" calcext:value-type="string">
            <text:p>Paul</text:p>
          </table:table-cell>
          <table:table-cell table:style-name="ce180" table:formula="of:=[$'Student Info'.C50]" office:value-type="string" office:string-value="Kartoidjojo" calcext:value-type="string">
            <text:p>Kartoidjojo</text:p>
          </table:table-cell>
          <table:table-cell table:style-name="ce180" table:formula="of:=[$'Student Info'.A50]" office:value-type="float" office:value="4480961" calcext:value-type="float">
            <text:p>4480961</text:p>
          </table:table-cell>
          <table:table-cell table:style-name="ce84" table:formula="of:=[.E49]" office:value-type="float" office:value="20" calcext:value-type="float">
            <text:p>20</text:p>
          </table:table-cell>
          <table:table-cell table:style-name="ce84" table:formula="of:=[.F49]" office:value-type="float" office:value="19" calcext:value-type="float">
            <text:p>19</text:p>
          </table:table-cell>
          <table:table-cell table:style-name="ce84" table:formula="of:=[.G49]" office:value-type="float" office:value="26.5" calcext:value-type="float">
            <text:p>26.5</text:p>
          </table:table-cell>
          <table:table-cell table:style-name="ce84" table:formula="of:=[.H49]" office:value-type="float" office:value="10" calcext:value-type="float">
            <text:p>10</text:p>
          </table:table-cell>
          <table:table-cell table:style-name="ce84" table:formula="of:=[.I49]" office:value-type="float" office:value="9" calcext:value-type="float">
            <text:p>9</text:p>
          </table:table-cell>
          <table:table-cell table:style-name="ce84" table:formula="of:=[.J49]"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50:.J50])/10; [.K50];[.L50]); 10)" office:value-type="float" office:value="9.25" calcext:value-type="float">
            <text:p>9.25</text:p>
          </table:table-cell>
          <table:table-cell table:style-name="ce94" table:formula="of:=ROUND([.M50];1)" office:value-type="float" office:value="9.3" calcext:value-type="float">
            <text:p>9.3</text:p>
          </table:table-cell>
          <table:table-cell table:style-name="ce180" table:formula="of:=MROUND(TRUNC([.M50];1);0.5)" office:value-type="float" office:value="9" calcext:value-type="float">
            <text:p>9</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51]" office:value-type="float" office:value="25" calcext:value-type="float" table:number-columns-spanned="1" table:number-rows-spanned="2">
            <text:p>25</text:p>
          </table:table-cell>
          <table:table-cell table:style-name="ce180" table:formula="of:=[$'Student Info'.D51]" office:value-type="string" office:string-value="Paul" calcext:value-type="string">
            <text:p>Paul</text:p>
          </table:table-cell>
          <table:table-cell table:style-name="ce180" table:formula="of:=[$'Student Info'.C51]" office:value-type="string" office:string-value="Năvală" calcext:value-type="string">
            <text:p>Năvală</text:p>
          </table:table-cell>
          <table:table-cell table:style-name="ce180" table:formula="of:=[$'Student Info'.A51]" office:value-type="float" office:value="5376807" calcext:value-type="float">
            <text:p>5376807</text:p>
          </table:table-cell>
          <table:table-cell table:style-name="ce83" table:formula="of:=[$Sheet5.B51]" office:value-type="float" office:value="14.5" calcext:value-type="float">
            <text:p>14.5</text:p>
          </table:table-cell>
          <table:table-cell table:style-name="ce83" table:formula="of:=[$Sheet5.C51]" office:value-type="float" office:value="19" calcext:value-type="float">
            <text:p>19</text:p>
          </table:table-cell>
          <table:table-cell table:style-name="ce83" table:formula="of:=[$Sheet5.D51]" office:value-type="float" office:value="30" calcext:value-type="float">
            <text:p>30</text:p>
          </table:table-cell>
          <table:table-cell table:style-name="ce83" table:formula="of:=[$Sheet5.E51]" office:value-type="float" office:value="10" calcext:value-type="float">
            <text:p>10</text:p>
          </table:table-cell>
          <table:table-cell table:style-name="ce83" table:formula="of:=[$Sheet5.F51]" office:value-type="float" office:value="0" calcext:value-type="float">
            <text:p>0</text:p>
          </table:table-cell>
          <table:table-cell table:style-name="ce83" table:formula="of:=[$Sheet5.G51]" office:value-type="float" office:value="8.4" calcext:value-type="float">
            <text:p>8.4</text:p>
          </table:table-cell>
          <table:table-cell table:number-columns-repeated="2" table:style-name="ce83" office:value-type="float" office:value="0" calcext:value-type="float">
            <text:p>0</text:p>
          </table:table-cell>
          <table:table-cell table:style-name="ce91" table:formula="of:=MIN(SUM(SUM([.E51:.J51])/10; [.K51];[.L51]); 10)" office:value-type="float" office:value="8.19" calcext:value-type="float">
            <text:p>8.19</text:p>
          </table:table-cell>
          <table:table-cell table:style-name="ce94" table:formula="of:=ROUND([.M51];1)" office:value-type="float" office:value="8.2" calcext:value-type="float">
            <text:p>8.2</text:p>
          </table:table-cell>
          <table:table-cell table:style-name="ce180" table:formula="of:=MROUND(TRUNC([.M51];1);0.5)" office:value-type="float" office:value="8" calcext:value-type="float">
            <text:p>8</text:p>
          </table:table-cell>
          <table:table-cell table:style-name="ce97"/>
          <table:table-cell table:style-name="ce180" table:formula="of:=[$Sheet5.A51]" office:value-type="float" office:value="25" calcext:value-type="float" table:number-columns-spanned="1" table:number-rows-spanned="2">
            <text:p>2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52]" office:value-type="string" office:string-value="Daniel" calcext:value-type="string">
            <text:p>Daniel</text:p>
          </table:table-cell>
          <table:table-cell table:style-name="ce180" table:formula="of:=[$'Student Info'.C52]" office:value-type="string" office:string-value="Barroso Plata" calcext:value-type="string">
            <text:p>Barroso Plata</text:p>
          </table:table-cell>
          <table:table-cell table:style-name="ce180" table:formula="of:=[$'Student Info'.A52]" office:value-type="float" office:value="5230543" calcext:value-type="float">
            <text:p>5230543</text:p>
          </table:table-cell>
          <table:table-cell table:style-name="ce84" table:formula="of:=[.E51]" office:value-type="float" office:value="14.5" calcext:value-type="float">
            <text:p>14.5</text:p>
          </table:table-cell>
          <table:table-cell table:style-name="ce84" table:formula="of:=[.F51]" office:value-type="float" office:value="19" calcext:value-type="float">
            <text:p>19</text:p>
          </table:table-cell>
          <table:table-cell table:style-name="ce84" table:formula="of:=[.G51]" office:value-type="float" office:value="30" calcext:value-type="float">
            <text:p>30</text:p>
          </table:table-cell>
          <table:table-cell table:style-name="ce84" table:formula="of:=[.H51]" office:value-type="float" office:value="10" calcext:value-type="float">
            <text:p>10</text:p>
          </table:table-cell>
          <table:table-cell table:style-name="ce84" table:formula="of:=[.I51]" office:value-type="float" office:value="0" calcext:value-type="float">
            <text:p>0</text:p>
          </table:table-cell>
          <table:table-cell table:style-name="ce84" table:formula="of:=[.J51]" office:value-type="float" office:value="8.4" calcext:value-type="float">
            <text:p>8.4</text:p>
          </table:table-cell>
          <table:table-cell table:number-columns-repeated="2" table:style-name="ce83" office:value-type="float" office:value="0" calcext:value-type="float">
            <text:p>0</text:p>
          </table:table-cell>
          <table:table-cell table:style-name="ce91" table:formula="of:=MIN(SUM(SUM([.E52:.J52])/10; [.K52];[.L52]); 10)" office:value-type="float" office:value="8.19" calcext:value-type="float">
            <text:p>8.19</text:p>
          </table:table-cell>
          <table:table-cell table:style-name="ce94" table:formula="of:=ROUND([.M52];1)" office:value-type="float" office:value="8.2" calcext:value-type="float">
            <text:p>8.2</text:p>
          </table:table-cell>
          <table:table-cell table:style-name="ce180" table:formula="of:=MROUND(TRUNC([.M52];1);0.5)" office:value-type="float" office:value="8" calcext:value-type="float">
            <text:p>8</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53]" office:value-type="float" office:value="26" calcext:value-type="float" table:number-columns-spanned="1" table:number-rows-spanned="2">
            <text:p>26</text:p>
          </table:table-cell>
          <table:table-cell table:style-name="ce180" table:formula="of:=[$'Student Info'.D53]" office:value-type="string" office:string-value="Shijie" calcext:value-type="string">
            <text:p>Shijie</text:p>
          </table:table-cell>
          <table:table-cell table:style-name="ce180" table:formula="of:=[$'Student Info'.C53]" office:value-type="string" office:string-value="Cong" calcext:value-type="string">
            <text:p>Cong</text:p>
          </table:table-cell>
          <table:table-cell table:style-name="ce180" table:formula="of:=[$'Student Info'.A53]" office:value-type="float" office:value="5156734" calcext:value-type="float">
            <text:p>5156734</text:p>
          </table:table-cell>
          <table:table-cell table:style-name="ce83" table:formula="of:=[$Sheet5.B53]" office:value-type="float" office:value="19" calcext:value-type="float">
            <text:p>19</text:p>
          </table:table-cell>
          <table:table-cell table:style-name="ce83" table:formula="of:=[$Sheet5.C53]" office:value-type="float" office:value="19" calcext:value-type="float">
            <text:p>19</text:p>
          </table:table-cell>
          <table:table-cell table:style-name="ce83" table:formula="of:=[$Sheet5.D53]" office:value-type="float" office:value="27" calcext:value-type="float">
            <text:p>27</text:p>
          </table:table-cell>
          <table:table-cell table:style-name="ce83" table:formula="of:=[$Sheet5.E53]" office:value-type="float" office:value="10" calcext:value-type="float">
            <text:p>10</text:p>
          </table:table-cell>
          <table:table-cell table:style-name="ce83" table:formula="of:=[$Sheet5.F53]" office:value-type="float" office:value="0" calcext:value-type="float">
            <text:p>0</text:p>
          </table:table-cell>
          <table:table-cell table:style-name="ce83" table:formula="of:=[$Sheet5.G53]" office:value-type="float" office:value="7" calcext:value-type="float">
            <text:p>7</text:p>
          </table:table-cell>
          <table:table-cell table:number-columns-repeated="2" table:style-name="ce83" office:value-type="float" office:value="0" calcext:value-type="float">
            <text:p>0</text:p>
          </table:table-cell>
          <table:table-cell table:style-name="ce91" table:formula="of:=MIN(SUM(SUM([.E53:.J53])/10; [.K53];[.L53]); 10)" office:value-type="float" office:value="8.2" calcext:value-type="float">
            <text:p>8.2</text:p>
          </table:table-cell>
          <table:table-cell table:style-name="ce94" table:formula="of:=ROUND([.M53];1)" office:value-type="float" office:value="8.2" calcext:value-type="float">
            <text:p>8.2</text:p>
          </table:table-cell>
          <table:table-cell table:style-name="ce180" table:formula="of:=MROUND(TRUNC([.M53];1);0.5)" office:value-type="float" office:value="8" calcext:value-type="float">
            <text:p>8</text:p>
          </table:table-cell>
          <table:table-cell table:style-name="ce97"/>
          <table:table-cell table:style-name="ce180" table:formula="of:=[$Sheet5.A53]" office:value-type="float" office:value="26" calcext:value-type="float" table:number-columns-spanned="1" table:number-rows-spanned="2">
            <text:p>2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54]" office:value-type="string" office:string-value="Yulei" calcext:value-type="string">
            <text:p>Yulei</text:p>
          </table:table-cell>
          <table:table-cell table:style-name="ce180" table:formula="of:=[$'Student Info'.C54]" office:value-type="string" office:string-value="Qiu" calcext:value-type="string">
            <text:p>Qiu</text:p>
          </table:table-cell>
          <table:table-cell table:style-name="ce180" table:formula="of:=[$'Student Info'.A54]" office:value-type="float" office:value="5233178" calcext:value-type="float">
            <text:p>5233178</text:p>
          </table:table-cell>
          <table:table-cell table:style-name="ce84" table:formula="of:=[.E53]" office:value-type="float" office:value="19" calcext:value-type="float">
            <text:p>19</text:p>
          </table:table-cell>
          <table:table-cell table:style-name="ce84" table:formula="of:=[.F53]" office:value-type="float" office:value="19" calcext:value-type="float">
            <text:p>19</text:p>
          </table:table-cell>
          <table:table-cell table:style-name="ce84" table:formula="of:=[.G53]" office:value-type="float" office:value="27" calcext:value-type="float">
            <text:p>27</text:p>
          </table:table-cell>
          <table:table-cell table:style-name="ce84" table:formula="of:=[.H53]" office:value-type="float" office:value="10" calcext:value-type="float">
            <text:p>10</text:p>
          </table:table-cell>
          <table:table-cell table:style-name="ce84" table:formula="of:=[.I53]" office:value-type="float" office:value="0" calcext:value-type="float">
            <text:p>0</text:p>
          </table:table-cell>
          <table:table-cell table:style-name="ce84" table:formula="of:=[.J53]" office:value-type="float" office:value="7" calcext:value-type="float">
            <text:p>7</text:p>
          </table:table-cell>
          <table:table-cell table:number-columns-repeated="2" table:style-name="ce83" office:value-type="float" office:value="0" calcext:value-type="float">
            <text:p>0</text:p>
          </table:table-cell>
          <table:table-cell table:style-name="ce91" table:formula="of:=MIN(SUM(SUM([.E54:.J54])/10; [.K54];[.L54]); 10)" office:value-type="float" office:value="8.2" calcext:value-type="float">
            <text:p>8.2</text:p>
          </table:table-cell>
          <table:table-cell table:style-name="ce94" table:formula="of:=ROUND([.M54];1)" office:value-type="float" office:value="8.2" calcext:value-type="float">
            <text:p>8.2</text:p>
          </table:table-cell>
          <table:table-cell table:style-name="ce180" table:formula="of:=MROUND(TRUNC([.M54];1);0.5)" office:value-type="float" office:value="8" calcext:value-type="float">
            <text:p>8</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55]" office:value-type="float" office:value="27" calcext:value-type="float" table:number-columns-spanned="1" table:number-rows-spanned="2">
            <text:p>27</text:p>
          </table:table-cell>
          <table:table-cell table:style-name="ce180" table:formula="of:=[$'Student Info'.D55]" office:value-type="string" office:string-value="Anant" calcext:value-type="string">
            <text:p>Anant</text:p>
          </table:table-cell>
          <table:table-cell table:style-name="ce180" table:formula="of:=[$'Student Info'.C55]" office:value-type="string" office:string-value="Sareen" calcext:value-type="string">
            <text:p>Sareen</text:p>
          </table:table-cell>
          <table:table-cell table:style-name="ce180" table:formula="of:=[$'Student Info'.A55]" office:value-type="float" office:value="4791134" calcext:value-type="float">
            <text:p>4791134</text:p>
          </table:table-cell>
          <table:table-cell table:style-name="ce83" table:formula="of:=[$Sheet5.B55]" office:value-type="float" office:value="17" calcext:value-type="float">
            <text:p>17</text:p>
          </table:table-cell>
          <table:table-cell table:style-name="ce83" table:formula="of:=[$Sheet5.C55]" office:value-type="float" office:value="19" calcext:value-type="float">
            <text:p>19</text:p>
          </table:table-cell>
          <table:table-cell table:style-name="ce83" table:formula="of:=[$Sheet5.D55]" office:value-type="float" office:value="28" calcext:value-type="float">
            <text:p>28</text:p>
          </table:table-cell>
          <table:table-cell table:style-name="ce83" table:formula="of:=[$Sheet5.E55]" office:value-type="float" office:value="5" calcext:value-type="float">
            <text:p>5</text:p>
          </table:table-cell>
          <table:table-cell table:style-name="ce83" table:formula="of:=[$Sheet5.F55]" office:value-type="float" office:value="0" calcext:value-type="float">
            <text:p>0</text:p>
          </table:table-cell>
          <table:table-cell table:style-name="ce83" table:formula="of:=[$Sheet5.G55]" office:value-type="float" office:value="9.1" calcext:value-type="float">
            <text:p>9.1</text:p>
          </table:table-cell>
          <table:table-cell table:number-columns-repeated="2" table:style-name="ce83" office:value-type="float" office:value="0" calcext:value-type="float">
            <text:p>0</text:p>
          </table:table-cell>
          <table:table-cell table:style-name="ce91" table:formula="of:=MIN(SUM(SUM([.E55:.J55])/10; [.K55];[.L55]); 10)" office:value-type="float" office:value="7.81" calcext:value-type="float">
            <text:p>7.81</text:p>
          </table:table-cell>
          <table:table-cell table:style-name="ce94" table:formula="of:=ROUND([.M55];1)" office:value-type="float" office:value="7.8" calcext:value-type="float">
            <text:p>7.8</text:p>
          </table:table-cell>
          <table:table-cell table:style-name="ce180" table:formula="of:=MROUND(TRUNC([.M55];1);0.5)" office:value-type="float" office:value="8" calcext:value-type="float">
            <text:p>8</text:p>
          </table:table-cell>
          <table:table-cell table:style-name="ce97"/>
          <table:table-cell table:style-name="ce180" table:formula="of:=[$Sheet5.A55]" office:value-type="float" office:value="27" calcext:value-type="float" table:number-columns-spanned="1" table:number-rows-spanned="2">
            <text:p>2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56]" office:value-type="string" office:string-value="DIMITRIOS" calcext:value-type="string">
            <text:p>DIMITRIOS</text:p>
          </table:table-cell>
          <table:table-cell table:style-name="ce180" table:formula="of:=[$'Student Info'.C56]" office:value-type="string" office:string-value="FOUSKIDIS" calcext:value-type="string">
            <text:p>FOUSKIDIS</text:p>
          </table:table-cell>
          <table:table-cell table:style-name="ce180" table:formula="of:=[$'Student Info'.A56]" office:value-type="float" office:value="5384605" calcext:value-type="float">
            <text:p>5384605</text:p>
          </table:table-cell>
          <table:table-cell table:style-name="ce84" table:formula="of:=[.E55]" office:value-type="float" office:value="17" calcext:value-type="float">
            <text:p>17</text:p>
          </table:table-cell>
          <table:table-cell table:style-name="ce84" table:formula="of:=[.F55]" office:value-type="float" office:value="19" calcext:value-type="float">
            <text:p>19</text:p>
          </table:table-cell>
          <table:table-cell table:style-name="ce84" table:formula="of:=[.G55]" office:value-type="float" office:value="28" calcext:value-type="float">
            <text:p>28</text:p>
          </table:table-cell>
          <table:table-cell table:style-name="ce84" table:formula="of:=[.H55]" office:value-type="float" office:value="5" calcext:value-type="float">
            <text:p>5</text:p>
          </table:table-cell>
          <table:table-cell table:style-name="ce84" table:formula="of:=[.I55]" office:value-type="float" office:value="0" calcext:value-type="float">
            <text:p>0</text:p>
          </table:table-cell>
          <table:table-cell table:style-name="ce84" table:formula="of:=[.J55]" office:value-type="float" office:value="9.1" calcext:value-type="float">
            <text:p>9.1</text:p>
          </table:table-cell>
          <table:table-cell table:number-columns-repeated="2" table:style-name="ce83" office:value-type="float" office:value="0" calcext:value-type="float">
            <text:p>0</text:p>
          </table:table-cell>
          <table:table-cell table:style-name="ce91" table:formula="of:=MIN(SUM(SUM([.E56:.J56])/10; [.K56];[.L56]); 10)" office:value-type="float" office:value="7.81" calcext:value-type="float">
            <text:p>7.81</text:p>
          </table:table-cell>
          <table:table-cell table:style-name="ce94" table:formula="of:=ROUND([.M56];1)" office:value-type="float" office:value="7.8" calcext:value-type="float">
            <text:p>7.8</text:p>
          </table:table-cell>
          <table:table-cell table:style-name="ce180" table:formula="of:=MROUND(TRUNC([.M56];1);0.5)" office:value-type="float" office:value="8" calcext:value-type="float">
            <text:p>8</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57]" office:value-type="float" office:value="28" calcext:value-type="float" table:number-columns-spanned="1" table:number-rows-spanned="2">
            <text:p>28</text:p>
          </table:table-cell>
          <table:table-cell table:style-name="ce180" table:formula="of:=[$'Student Info'.D57]" office:value-type="string" office:string-value="Jianyong" calcext:value-type="string">
            <text:p>Jianyong</text:p>
          </table:table-cell>
          <table:table-cell table:style-name="ce180" table:formula="of:=[$'Student Info'.C57]" office:value-type="string" office:string-value="Sun" calcext:value-type="string">
            <text:p>Sun</text:p>
          </table:table-cell>
          <table:table-cell table:style-name="ce180" table:formula="of:=[$'Student Info'.A57]" office:value-type="float" office:value="5278031" calcext:value-type="float">
            <text:p>5278031</text:p>
          </table:table-cell>
          <table:table-cell table:style-name="ce83" table:formula="of:=[$Sheet5.B57]" office:value-type="float" office:value="20" calcext:value-type="float">
            <text:p>20</text:p>
          </table:table-cell>
          <table:table-cell table:style-name="ce83" table:formula="of:=[$Sheet5.C57]" office:value-type="float" office:value="19" calcext:value-type="float">
            <text:p>19</text:p>
          </table:table-cell>
          <table:table-cell table:style-name="ce83" table:formula="of:=[$Sheet5.D57]" office:value-type="float" office:value="32.5" calcext:value-type="float">
            <text:p>32.5</text:p>
          </table:table-cell>
          <table:table-cell table:style-name="ce83" table:formula="of:=[$Sheet5.E57]" office:value-type="float" office:value="4" calcext:value-type="float">
            <text:p>4</text:p>
          </table:table-cell>
          <table:table-cell table:style-name="ce83" table:formula="of:=[$Sheet5.F57]" office:value-type="float" office:value="0" calcext:value-type="float">
            <text:p>0</text:p>
          </table:table-cell>
          <table:table-cell table:style-name="ce83" table:formula="of:=[$Sheet5.G57]"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57:.J57])/10; [.K57];[.L57]); 10)" office:value-type="float" office:value="8.3" calcext:value-type="float">
            <text:p>8.3</text:p>
          </table:table-cell>
          <table:table-cell table:style-name="ce94" table:formula="of:=ROUND([.M57];1)" office:value-type="float" office:value="8.3" calcext:value-type="float">
            <text:p>8.3</text:p>
          </table:table-cell>
          <table:table-cell table:style-name="ce180" table:formula="of:=MROUND(TRUNC([.M57];1);0.5)" office:value-type="float" office:value="8.5" calcext:value-type="float">
            <text:p>8.5</text:p>
          </table:table-cell>
          <table:table-cell table:style-name="ce97"/>
          <table:table-cell table:style-name="ce180" table:formula="of:=[$Sheet5.A57]" office:value-type="float" office:value="28" calcext:value-type="float" table:number-columns-spanned="1" table:number-rows-spanned="2">
            <text:p>2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58]" office:value-type="string" office:string-value="Jianfeng" calcext:value-type="string">
            <text:p>Jianfeng</text:p>
          </table:table-cell>
          <table:table-cell table:style-name="ce180" table:formula="of:=[$'Student Info'.C58]" office:value-type="string" office:string-value="Cui" calcext:value-type="string">
            <text:p>Cui</text:p>
          </table:table-cell>
          <table:table-cell table:style-name="ce180" table:formula="of:=[$'Student Info'.A58]" office:value-type="float" office:value="5225256" calcext:value-type="float">
            <text:p>5225256</text:p>
          </table:table-cell>
          <table:table-cell table:style-name="ce84" table:formula="of:=[.E57]" office:value-type="float" office:value="20" calcext:value-type="float">
            <text:p>20</text:p>
          </table:table-cell>
          <table:table-cell table:style-name="ce84" table:formula="of:=[.F57]" office:value-type="float" office:value="19" calcext:value-type="float">
            <text:p>19</text:p>
          </table:table-cell>
          <table:table-cell table:style-name="ce84" table:formula="of:=[.G57]" office:value-type="float" office:value="32.5" calcext:value-type="float">
            <text:p>32.5</text:p>
          </table:table-cell>
          <table:table-cell table:style-name="ce84" table:formula="of:=[.H57]" office:value-type="float" office:value="4" calcext:value-type="float">
            <text:p>4</text:p>
          </table:table-cell>
          <table:table-cell table:style-name="ce84" table:formula="of:=[.I57]" office:value-type="float" office:value="0" calcext:value-type="float">
            <text:p>0</text:p>
          </table:table-cell>
          <table:table-cell table:style-name="ce84" table:formula="of:=[.J57]"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58:.J58])/10; [.K58];[.L58]); 10)" office:value-type="float" office:value="8.3" calcext:value-type="float">
            <text:p>8.3</text:p>
          </table:table-cell>
          <table:table-cell table:style-name="ce94" table:formula="of:=ROUND([.M58];1)" office:value-type="float" office:value="8.3" calcext:value-type="float">
            <text:p>8.3</text:p>
          </table:table-cell>
          <table:table-cell table:style-name="ce180" table:formula="of:=MROUND(TRUNC([.M58];1);0.5)" office:value-type="float" office:value="8.5" calcext:value-type="float">
            <text:p>8.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59]" office:value-type="float" office:value="29" calcext:value-type="float" table:number-columns-spanned="1" table:number-rows-spanned="2">
            <text:p>29</text:p>
          </table:table-cell>
          <table:table-cell table:style-name="ce180" table:formula="of:=[$'Student Info'.D59]" office:value-type="string" office:string-value="Ilias" calcext:value-type="string">
            <text:p>Ilias</text:p>
          </table:table-cell>
          <table:table-cell table:style-name="ce180" table:formula="of:=[$'Student Info'.C59]" office:value-type="string" office:string-value="Seferlis" calcext:value-type="string">
            <text:p>Seferlis</text:p>
          </table:table-cell>
          <table:table-cell table:style-name="ce180" table:formula="of:=[$'Student Info'.A59]" office:value-type="float" office:value="5385326" calcext:value-type="float">
            <text:p>5385326</text:p>
          </table:table-cell>
          <table:table-cell table:style-name="ce83" table:formula="of:=[$Sheet5.B59]" office:value-type="float" office:value="21" calcext:value-type="float">
            <text:p>21</text:p>
          </table:table-cell>
          <table:table-cell table:style-name="ce83" table:formula="of:=[$Sheet5.C59]" office:value-type="float" office:value="16" calcext:value-type="float">
            <text:p>16</text:p>
          </table:table-cell>
          <table:table-cell table:style-name="ce83" table:formula="of:=[$Sheet5.D59]" office:value-type="float" office:value="25" calcext:value-type="float">
            <text:p>25</text:p>
          </table:table-cell>
          <table:table-cell table:style-name="ce83" table:formula="of:=[$Sheet5.E59]" office:value-type="float" office:value="5" calcext:value-type="float">
            <text:p>5</text:p>
          </table:table-cell>
          <table:table-cell table:style-name="ce83" table:formula="of:=[$Sheet5.F59]" office:value-type="float" office:value="0" calcext:value-type="float">
            <text:p>0</text:p>
          </table:table-cell>
          <table:table-cell table:style-name="ce83" table:formula="of:=[$Sheet5.G59]" office:value-type="float" office:value="9.8" calcext:value-type="float">
            <text:p>9.8</text:p>
          </table:table-cell>
          <table:table-cell table:number-columns-repeated="2" table:style-name="ce83" office:value-type="float" office:value="0" calcext:value-type="float">
            <text:p>0</text:p>
          </table:table-cell>
          <table:table-cell table:style-name="ce91" table:formula="of:=MIN(SUM(SUM([.E59:.J59])/10; [.K59];[.L59]); 10)" office:value-type="float" office:value="7.68" calcext:value-type="float">
            <text:p>7.68</text:p>
          </table:table-cell>
          <table:table-cell table:style-name="ce94" table:formula="of:=ROUND([.M59];1)" office:value-type="float" office:value="7.7" calcext:value-type="float">
            <text:p>7.7</text:p>
          </table:table-cell>
          <table:table-cell table:style-name="ce180" table:formula="of:=MROUND(TRUNC([.M59];1);0.5)" office:value-type="float" office:value="7.5" calcext:value-type="float">
            <text:p>7.5</text:p>
          </table:table-cell>
          <table:table-cell table:style-name="ce97"/>
          <table:table-cell table:style-name="ce180" table:formula="of:=[$Sheet5.A59]" office:value-type="float" office:value="29" calcext:value-type="float" table:number-columns-spanned="1" table:number-rows-spanned="2">
            <text:p>2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60]" office:value-type="string" office:string-value="Theodoulos" calcext:value-type="string">
            <text:p>Theodoulos</text:p>
          </table:table-cell>
          <table:table-cell table:style-name="ce180" table:formula="of:=[$'Student Info'.C60]" office:value-type="string" office:string-value="Kapnisis" calcext:value-type="string">
            <text:p>Kapnisis</text:p>
          </table:table-cell>
          <table:table-cell table:style-name="ce180" table:formula="of:=[$'Student Info'.A60]" office:value-type="float" office:value="5271355" calcext:value-type="float">
            <text:p>5271355</text:p>
          </table:table-cell>
          <table:table-cell table:style-name="ce84" table:formula="of:=[.E59]" office:value-type="float" office:value="21" calcext:value-type="float">
            <text:p>21</text:p>
          </table:table-cell>
          <table:table-cell table:style-name="ce84" table:formula="of:=[.F59]" office:value-type="float" office:value="16" calcext:value-type="float">
            <text:p>16</text:p>
          </table:table-cell>
          <table:table-cell table:style-name="ce84" table:formula="of:=[.G59]" office:value-type="float" office:value="25" calcext:value-type="float">
            <text:p>25</text:p>
          </table:table-cell>
          <table:table-cell table:style-name="ce84" table:formula="of:=[.H59]" office:value-type="float" office:value="5" calcext:value-type="float">
            <text:p>5</text:p>
          </table:table-cell>
          <table:table-cell table:style-name="ce84" table:formula="of:=[.I59]" office:value-type="float" office:value="0" calcext:value-type="float">
            <text:p>0</text:p>
          </table:table-cell>
          <table:table-cell table:style-name="ce84" table:formula="of:=[.J59]" office:value-type="float" office:value="9.8" calcext:value-type="float">
            <text:p>9.8</text:p>
          </table:table-cell>
          <table:table-cell table:number-columns-repeated="2" table:style-name="ce83" office:value-type="float" office:value="0" calcext:value-type="float">
            <text:p>0</text:p>
          </table:table-cell>
          <table:table-cell table:style-name="ce91" table:formula="of:=MIN(SUM(SUM([.E60:.J60])/10; [.K60];[.L60]); 10)" office:value-type="float" office:value="7.68" calcext:value-type="float">
            <text:p>7.68</text:p>
          </table:table-cell>
          <table:table-cell table:style-name="ce94" table:formula="of:=ROUND([.M60];1)" office:value-type="float" office:value="7.7" calcext:value-type="float">
            <text:p>7.7</text:p>
          </table:table-cell>
          <table:table-cell table:style-name="ce180" table:formula="of:=MROUND(TRUNC([.M60];1);0.5)" office:value-type="float" office:value="7.5" calcext:value-type="float">
            <text:p>7.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61]" office:value-type="float" office:value="30" calcext:value-type="float" table:number-columns-spanned="1" table:number-rows-spanned="2">
            <text:p>30</text:p>
          </table:table-cell>
          <table:table-cell table:style-name="ce180" table:formula="of:=[$'Student Info'.D61]" office:value-type="string" office:string-value="DARSHAN" calcext:value-type="string">
            <text:p>DARSHAN</text:p>
          </table:table-cell>
          <table:table-cell table:style-name="ce180" table:formula="of:=[$'Student Info'.C61]" office:value-type="string" office:string-value="KALYANASUNDARAM" calcext:value-type="string">
            <text:p>KALYANASUNDARAM</text:p>
          </table:table-cell>
          <table:table-cell table:style-name="ce180" table:formula="of:=[$'Student Info'.A61]" office:value-type="float" office:value="5351170" calcext:value-type="float">
            <text:p>5351170</text:p>
          </table:table-cell>
          <table:table-cell table:style-name="ce83" table:formula="of:=[$Sheet5.B61]" office:value-type="float" office:value="18" calcext:value-type="float">
            <text:p>18</text:p>
          </table:table-cell>
          <table:table-cell table:style-name="ce83" table:formula="of:=[$Sheet5.C61]" office:value-type="float" office:value="16" calcext:value-type="float">
            <text:p>16</text:p>
          </table:table-cell>
          <table:table-cell table:style-name="ce83" table:formula="of:=[$Sheet5.D61]" office:value-type="float" office:value="33" calcext:value-type="float">
            <text:p>33</text:p>
          </table:table-cell>
          <table:table-cell table:style-name="ce83" table:formula="of:=[$Sheet5.E61]" office:value-type="float" office:value="4" calcext:value-type="float">
            <text:p>4</text:p>
          </table:table-cell>
          <table:table-cell table:style-name="ce83" table:formula="of:=[$Sheet5.F61]" office:value-type="float" office:value="0" calcext:value-type="float">
            <text:p>0</text:p>
          </table:table-cell>
          <table:table-cell table:style-name="ce83" table:formula="of:=[$Sheet5.G61]" office:value-type="float" office:value="7.3" calcext:value-type="float">
            <text:p>7.3</text:p>
          </table:table-cell>
          <table:table-cell table:number-columns-repeated="2" table:style-name="ce83" office:value-type="float" office:value="0" calcext:value-type="float">
            <text:p>0</text:p>
          </table:table-cell>
          <table:table-cell table:style-name="ce91" table:formula="of:=MIN(SUM(SUM([.E61:.J61])/10; [.K61];[.L61]); 10)" office:value-type="float" office:value="7.83" calcext:value-type="float">
            <text:p>7.83</text:p>
          </table:table-cell>
          <table:table-cell table:style-name="ce94" table:formula="of:=ROUND([.M61];1)" office:value-type="float" office:value="7.8" calcext:value-type="float">
            <text:p>7.8</text:p>
          </table:table-cell>
          <table:table-cell table:style-name="ce180" table:formula="of:=MROUND(TRUNC([.M61];1);0.5)" office:value-type="float" office:value="8" calcext:value-type="float">
            <text:p>8</text:p>
          </table:table-cell>
          <table:table-cell table:style-name="ce97"/>
          <table:table-cell table:style-name="ce180" table:formula="of:=[$Sheet5.A61]" office:value-type="float" office:value="30" calcext:value-type="float" table:number-columns-spanned="1" table:number-rows-spanned="2">
            <text:p>3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62]" office:value-type="string" office:string-value="Akshath Ram" calcext:value-type="string">
            <text:p>Akshath Ram</text:p>
          </table:table-cell>
          <table:table-cell table:style-name="ce180" table:formula="of:=[$'Student Info'.C62]" office:value-type="string" office:string-value="Veeravalli Hari" calcext:value-type="string">
            <text:p>Veeravalli Hari</text:p>
          </table:table-cell>
          <table:table-cell table:style-name="ce180" table:formula="of:=[$'Student Info'.A62]" office:value-type="float" office:value="5277175" calcext:value-type="float">
            <text:p>5277175</text:p>
          </table:table-cell>
          <table:table-cell table:style-name="ce84" table:formula="of:=[.E61]" office:value-type="float" office:value="18" calcext:value-type="float">
            <text:p>18</text:p>
          </table:table-cell>
          <table:table-cell table:style-name="ce84" table:formula="of:=[.F61]" office:value-type="float" office:value="16" calcext:value-type="float">
            <text:p>16</text:p>
          </table:table-cell>
          <table:table-cell table:style-name="ce84" table:formula="of:=[.G61]" office:value-type="float" office:value="33" calcext:value-type="float">
            <text:p>33</text:p>
          </table:table-cell>
          <table:table-cell table:style-name="ce84" table:formula="of:=[.H61]" office:value-type="float" office:value="4" calcext:value-type="float">
            <text:p>4</text:p>
          </table:table-cell>
          <table:table-cell table:style-name="ce84" table:formula="of:=[.I61]" office:value-type="float" office:value="0" calcext:value-type="float">
            <text:p>0</text:p>
          </table:table-cell>
          <table:table-cell table:style-name="ce84" table:formula="of:=[.J61]" office:value-type="float" office:value="7.3" calcext:value-type="float">
            <text:p>7.3</text:p>
          </table:table-cell>
          <table:table-cell table:number-columns-repeated="2" table:style-name="ce83" office:value-type="float" office:value="0" calcext:value-type="float">
            <text:p>0</text:p>
          </table:table-cell>
          <table:table-cell table:style-name="ce91" table:formula="of:=MIN(SUM(SUM([.E62:.J62])/10; [.K62];[.L62]); 10)" office:value-type="float" office:value="7.83" calcext:value-type="float">
            <text:p>7.83</text:p>
          </table:table-cell>
          <table:table-cell table:style-name="ce94" table:formula="of:=ROUND([.M62];1)" office:value-type="float" office:value="7.8" calcext:value-type="float">
            <text:p>7.8</text:p>
          </table:table-cell>
          <table:table-cell table:style-name="ce180" table:formula="of:=MROUND(TRUNC([.M62];1);0.5)" office:value-type="float" office:value="8" calcext:value-type="float">
            <text:p>8</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63]" office:value-type="float" office:value="31" calcext:value-type="float" table:number-columns-spanned="1" table:number-rows-spanned="2">
            <text:p>31</text:p>
          </table:table-cell>
          <table:table-cell table:style-name="ce180" table:formula="of:=[$'Student Info'.D63]" office:value-type="string" office:string-value="Siddhy Ganesh" calcext:value-type="string">
            <text:p>Siddhy Ganesh</text:p>
          </table:table-cell>
          <table:table-cell table:style-name="ce180" table:formula="of:=[$'Student Info'.C63]" office:value-type="string" office:string-value="Shetty" calcext:value-type="string">
            <text:p>Shetty</text:p>
          </table:table-cell>
          <table:table-cell table:style-name="ce180" table:formula="of:=[$'Student Info'.A63]" office:value-type="float" office:value="5354692" calcext:value-type="float">
            <text:p>5354692</text:p>
          </table:table-cell>
          <table:table-cell table:style-name="ce83" table:formula="of:=[$Sheet5.B63]" office:value-type="float" office:value="15" calcext:value-type="float">
            <text:p>15</text:p>
          </table:table-cell>
          <table:table-cell table:style-name="ce83" table:formula="of:=[$Sheet5.C63]" office:value-type="float" office:value="16" calcext:value-type="float">
            <text:p>16</text:p>
          </table:table-cell>
          <table:table-cell table:style-name="ce83" table:formula="of:=[$Sheet5.D63]" office:value-type="float" office:value="27" calcext:value-type="float">
            <text:p>27</text:p>
          </table:table-cell>
          <table:table-cell table:style-name="ce83" table:formula="of:=[$Sheet5.E63]" office:value-type="float" office:value="4" calcext:value-type="float">
            <text:p>4</text:p>
          </table:table-cell>
          <table:table-cell table:style-name="ce83" table:formula="of:=[$Sheet5.F63]" office:value-type="float" office:value="0" calcext:value-type="float">
            <text:p>0</text:p>
          </table:table-cell>
          <table:table-cell table:style-name="ce83" table:formula="of:=[$Sheet5.G63]" office:value-type="float" office:value="7.4" calcext:value-type="float">
            <text:p>7.4</text:p>
          </table:table-cell>
          <table:table-cell table:number-columns-repeated="2" table:style-name="ce83" office:value-type="float" office:value="0" calcext:value-type="float">
            <text:p>0</text:p>
          </table:table-cell>
          <table:table-cell table:style-name="ce91" table:formula="of:=MIN(SUM(SUM([.E63:.J63])/10; [.K63];[.L63]); 10)" office:value-type="float" office:value="6.94" calcext:value-type="float">
            <text:p>6.94</text:p>
          </table:table-cell>
          <table:table-cell table:style-name="ce94" table:formula="of:=ROUND([.M63];1)" office:value-type="float" office:value="6.9" calcext:value-type="float">
            <text:p>6.9</text:p>
          </table:table-cell>
          <table:table-cell table:style-name="ce180" table:formula="of:=MROUND(TRUNC([.M63];1);0.5)" office:value-type="float" office:value="7" calcext:value-type="float">
            <text:p>7</text:p>
          </table:table-cell>
          <table:table-cell table:style-name="ce97"/>
          <table:table-cell table:style-name="ce180" table:formula="of:=[$Sheet5.A63]" office:value-type="float" office:value="31" calcext:value-type="float" table:number-columns-spanned="1" table:number-rows-spanned="2">
            <text:p>3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64]" office:value-type="string" office:string-value="Denzil" calcext:value-type="string">
            <text:p>Denzil</text:p>
          </table:table-cell>
          <table:table-cell table:style-name="ce180" table:formula="of:=[$'Student Info'.C64]" office:value-type="string" office:string-value="Joy" calcext:value-type="string">
            <text:p>Joy</text:p>
          </table:table-cell>
          <table:table-cell table:style-name="ce180" table:formula="of:=[$'Student Info'.A64]" office:value-type="float" office:value="5239605" calcext:value-type="float">
            <text:p>5239605</text:p>
          </table:table-cell>
          <table:table-cell table:style-name="ce84" table:formula="of:=[.E63]" office:value-type="float" office:value="15" calcext:value-type="float">
            <text:p>15</text:p>
          </table:table-cell>
          <table:table-cell table:style-name="ce84" table:formula="of:=[.F63]" office:value-type="float" office:value="16" calcext:value-type="float">
            <text:p>16</text:p>
          </table:table-cell>
          <table:table-cell table:style-name="ce84" table:formula="of:=[.G63]" office:value-type="float" office:value="27" calcext:value-type="float">
            <text:p>27</text:p>
          </table:table-cell>
          <table:table-cell table:style-name="ce84" table:formula="of:=[.H63]" office:value-type="float" office:value="4" calcext:value-type="float">
            <text:p>4</text:p>
          </table:table-cell>
          <table:table-cell table:style-name="ce84" table:formula="of:=[.I63]" office:value-type="float" office:value="0" calcext:value-type="float">
            <text:p>0</text:p>
          </table:table-cell>
          <table:table-cell table:style-name="ce84" table:formula="of:=[.J63]" office:value-type="float" office:value="7.4" calcext:value-type="float">
            <text:p>7.4</text:p>
          </table:table-cell>
          <table:table-cell table:number-columns-repeated="2" table:style-name="ce83" office:value-type="float" office:value="0" calcext:value-type="float">
            <text:p>0</text:p>
          </table:table-cell>
          <table:table-cell table:style-name="ce91" table:formula="of:=MIN(SUM(SUM([.E64:.J64])/10; [.K64];[.L64]); 10)" office:value-type="float" office:value="6.94" calcext:value-type="float">
            <text:p>6.94</text:p>
          </table:table-cell>
          <table:table-cell table:style-name="ce94" table:formula="of:=ROUND([.M64];1)" office:value-type="float" office:value="6.9" calcext:value-type="float">
            <text:p>6.9</text:p>
          </table:table-cell>
          <table:table-cell table:style-name="ce180" table:formula="of:=MROUND(TRUNC([.M64];1);0.5)" office:value-type="float" office:value="7" calcext:value-type="float">
            <text:p>7</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65]" office:value-type="float" office:value="32" calcext:value-type="float" table:number-columns-spanned="1" table:number-rows-spanned="2">
            <text:p>32</text:p>
          </table:table-cell>
          <table:table-cell table:style-name="ce180" table:formula="of:=[$'Student Info'.D65]" office:value-type="string" office:string-value="Florina" calcext:value-type="string">
            <text:p>Florina</text:p>
          </table:table-cell>
          <table:table-cell table:style-name="ce180" table:formula="of:=[$'Student Info'.C65]" office:value-type="string" office:string-value="Sîrghi" calcext:value-type="string">
            <text:p>Sîrghi</text:p>
          </table:table-cell>
          <table:table-cell table:style-name="ce180" table:formula="of:=[$'Student Info'.A65]" office:value-type="float" office:value="4648579" calcext:value-type="float">
            <text:p>4648579</text:p>
          </table:table-cell>
          <table:table-cell table:style-name="ce83" table:formula="of:=[$Sheet5.B65]" office:value-type="float" office:value="17" calcext:value-type="float">
            <text:p>17</text:p>
          </table:table-cell>
          <table:table-cell table:style-name="ce83" table:formula="of:=[$Sheet5.C65]" office:value-type="float" office:value="16" calcext:value-type="float">
            <text:p>16</text:p>
          </table:table-cell>
          <table:table-cell table:style-name="ce83" table:formula="of:=[$Sheet5.D65]" office:value-type="float" office:value="35" calcext:value-type="float">
            <text:p>35</text:p>
          </table:table-cell>
          <table:table-cell table:style-name="ce83" table:formula="of:=[$Sheet5.E65]" office:value-type="float" office:value="10" calcext:value-type="float">
            <text:p>10</text:p>
          </table:table-cell>
          <table:table-cell table:style-name="ce83" table:formula="of:=[$Sheet5.F65]" office:value-type="float" office:value="0" calcext:value-type="float">
            <text:p>0</text:p>
          </table:table-cell>
          <table:table-cell table:style-name="ce83" table:formula="of:=[$Sheet5.G65]" office:value-type="float" office:value="9.4" calcext:value-type="float">
            <text:p>9.4</text:p>
          </table:table-cell>
          <table:table-cell table:number-columns-repeated="2" table:style-name="ce83" office:value-type="float" office:value="0" calcext:value-type="float">
            <text:p>0</text:p>
          </table:table-cell>
          <table:table-cell table:style-name="ce91" table:formula="of:=MIN(SUM(SUM([.E65:.J65])/10; [.K65];[.L65]); 10)" office:value-type="float" office:value="8.74" calcext:value-type="float">
            <text:p>8.74</text:p>
          </table:table-cell>
          <table:table-cell table:style-name="ce94" table:formula="of:=ROUND([.M65];1)" office:value-type="float" office:value="8.7" calcext:value-type="float">
            <text:p>8.7</text:p>
          </table:table-cell>
          <table:table-cell table:style-name="ce180" table:formula="of:=MROUND(TRUNC([.M65];1);0.5)" office:value-type="float" office:value="8.5" calcext:value-type="float">
            <text:p>8.5</text:p>
          </table:table-cell>
          <table:table-cell table:style-name="ce97"/>
          <table:table-cell table:style-name="ce180" table:formula="of:=[$Sheet5.A65]" office:value-type="float" office:value="32" calcext:value-type="float" table:number-columns-spanned="1" table:number-rows-spanned="2">
            <text:p>3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66]" office:value-type="string" office:string-value="Kjell" calcext:value-type="string">
            <text:p>Kjell</text:p>
          </table:table-cell>
          <table:table-cell table:style-name="ce180" table:formula="of:=[$'Student Info'.C66]" office:value-type="string" office:string-value="Vleeschouwer" calcext:value-type="string">
            <text:p>Vleeschouwer</text:p>
          </table:table-cell>
          <table:table-cell table:style-name="ce180" table:formula="of:=[$'Student Info'.A66]" office:value-type="float" office:value="4557107" calcext:value-type="float">
            <text:p>4557107</text:p>
          </table:table-cell>
          <table:table-cell table:style-name="ce84" table:formula="of:=[.E65]" office:value-type="float" office:value="17" calcext:value-type="float">
            <text:p>17</text:p>
          </table:table-cell>
          <table:table-cell table:style-name="ce84" table:formula="of:=[.F65]" office:value-type="float" office:value="16" calcext:value-type="float">
            <text:p>16</text:p>
          </table:table-cell>
          <table:table-cell table:style-name="ce84" table:formula="of:=[.G65]" office:value-type="float" office:value="35" calcext:value-type="float">
            <text:p>35</text:p>
          </table:table-cell>
          <table:table-cell table:style-name="ce84" table:formula="of:=[.H65]" office:value-type="float" office:value="10" calcext:value-type="float">
            <text:p>10</text:p>
          </table:table-cell>
          <table:table-cell table:style-name="ce84" table:formula="of:=[.I65]" office:value-type="float" office:value="0" calcext:value-type="float">
            <text:p>0</text:p>
          </table:table-cell>
          <table:table-cell table:style-name="ce84" table:formula="of:=[.J65]" office:value-type="float" office:value="9.4" calcext:value-type="float">
            <text:p>9.4</text:p>
          </table:table-cell>
          <table:table-cell table:number-columns-repeated="2" table:style-name="ce83" office:value-type="float" office:value="0" calcext:value-type="float">
            <text:p>0</text:p>
          </table:table-cell>
          <table:table-cell table:style-name="ce91" table:formula="of:=MIN(SUM(SUM([.E66:.J66])/10; [.K66];[.L66]); 10)" office:value-type="float" office:value="8.74" calcext:value-type="float">
            <text:p>8.74</text:p>
          </table:table-cell>
          <table:table-cell table:style-name="ce94" table:formula="of:=ROUND([.M66];1)" office:value-type="float" office:value="8.7" calcext:value-type="float">
            <text:p>8.7</text:p>
          </table:table-cell>
          <table:table-cell table:style-name="ce180" table:formula="of:=MROUND(TRUNC([.M66];1);0.5)" office:value-type="float" office:value="8.5" calcext:value-type="float">
            <text:p>8.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67]" office:value-type="float" office:value="33" calcext:value-type="float" table:number-columns-spanned="1" table:number-rows-spanned="2">
            <text:p>33</text:p>
          </table:table-cell>
          <table:table-cell table:style-name="ce180" table:formula="of:=[$'Student Info'.D67]" office:value-type="string" office:string-value="Seymour" calcext:value-type="string">
            <text:p>Seymour</text:p>
          </table:table-cell>
          <table:table-cell table:style-name="ce180" table:formula="of:=[$'Student Info'.C67]" office:value-type="string" office:string-value="Lubbers" calcext:value-type="string">
            <text:p>Lubbers</text:p>
          </table:table-cell>
          <table:table-cell table:style-name="ce180" table:formula="of:=[$'Student Info'.A67]" office:value-type="float" office:value="4450043" calcext:value-type="float">
            <text:p>4450043</text:p>
          </table:table-cell>
          <table:table-cell table:style-name="ce83" table:formula="of:=[$Sheet5.B67]" office:value-type="float" office:value="18" calcext:value-type="float">
            <text:p>18</text:p>
          </table:table-cell>
          <table:table-cell table:style-name="ce83" table:formula="of:=[$Sheet5.C67]" office:value-type="float" office:value="16" calcext:value-type="float">
            <text:p>16</text:p>
          </table:table-cell>
          <table:table-cell table:style-name="ce83" table:formula="of:=[$Sheet5.D67]" office:value-type="float" office:value="25.5" calcext:value-type="float">
            <text:p>25.5</text:p>
          </table:table-cell>
          <table:table-cell table:style-name="ce83" table:formula="of:=[$Sheet5.E67]" office:value-type="float" office:value="10" calcext:value-type="float">
            <text:p>10</text:p>
          </table:table-cell>
          <table:table-cell table:style-name="ce83" table:formula="of:=[$Sheet5.F67]" office:value-type="float" office:value="0" calcext:value-type="float">
            <text:p>0</text:p>
          </table:table-cell>
          <table:table-cell table:style-name="ce83" table:formula="of:=[$Sheet5.G67]" office:value-type="float" office:value="7.3" calcext:value-type="float">
            <text:p>7.3</text:p>
          </table:table-cell>
          <table:table-cell table:number-columns-repeated="2" table:style-name="ce83" office:value-type="float" office:value="0" calcext:value-type="float">
            <text:p>0</text:p>
          </table:table-cell>
          <table:table-cell table:style-name="ce91" table:formula="of:=MIN(SUM(SUM([.E67:.J67])/10; [.K67];[.L67]); 10)" office:value-type="float" office:value="7.68" calcext:value-type="float">
            <text:p>7.68</text:p>
          </table:table-cell>
          <table:table-cell table:style-name="ce94" table:formula="of:=ROUND([.M67];1)" office:value-type="float" office:value="7.7" calcext:value-type="float">
            <text:p>7.7</text:p>
          </table:table-cell>
          <table:table-cell table:style-name="ce180" table:formula="of:=MROUND(TRUNC([.M67];1);0.5)" office:value-type="float" office:value="7.5" calcext:value-type="float">
            <text:p>7.5</text:p>
          </table:table-cell>
          <table:table-cell table:style-name="ce97"/>
          <table:table-cell table:style-name="ce180" table:formula="of:=[$Sheet5.A67]" office:value-type="float" office:value="33" calcext:value-type="float" table:number-columns-spanned="1" table:number-rows-spanned="2">
            <text:p>3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68]" office:value-type="string" office:string-value="Karel" calcext:value-type="string">
            <text:p>Karel</text:p>
          </table:table-cell>
          <table:table-cell table:style-name="ce180" table:formula="of:=[$'Student Info'.C68]" office:value-type="string" office:string-value="Scheepstra" calcext:value-type="string">
            <text:p>Scheepstra</text:p>
          </table:table-cell>
          <table:table-cell table:style-name="ce180" table:formula="of:=[$'Student Info'.A68]" office:value-type="float" office:value="4593162" calcext:value-type="float">
            <text:p>4593162</text:p>
          </table:table-cell>
          <table:table-cell table:style-name="ce84" table:formula="of:=[.E67]" office:value-type="float" office:value="18" calcext:value-type="float">
            <text:p>18</text:p>
          </table:table-cell>
          <table:table-cell table:style-name="ce84" table:formula="of:=[.F67]" office:value-type="float" office:value="16" calcext:value-type="float">
            <text:p>16</text:p>
          </table:table-cell>
          <table:table-cell table:style-name="ce84" table:formula="of:=[.G67]" office:value-type="float" office:value="25.5" calcext:value-type="float">
            <text:p>25.5</text:p>
          </table:table-cell>
          <table:table-cell table:style-name="ce84" table:formula="of:=[.H67]" office:value-type="float" office:value="10" calcext:value-type="float">
            <text:p>10</text:p>
          </table:table-cell>
          <table:table-cell table:style-name="ce84" table:formula="of:=[.I67]" office:value-type="float" office:value="0" calcext:value-type="float">
            <text:p>0</text:p>
          </table:table-cell>
          <table:table-cell table:style-name="ce84" table:formula="of:=[.J67]" office:value-type="float" office:value="7.3" calcext:value-type="float">
            <text:p>7.3</text:p>
          </table:table-cell>
          <table:table-cell table:number-columns-repeated="2" table:style-name="ce83" office:value-type="float" office:value="0" calcext:value-type="float">
            <text:p>0</text:p>
          </table:table-cell>
          <table:table-cell table:style-name="ce91" table:formula="of:=MIN(SUM(SUM([.E68:.J68])/10; [.K68];[.L68]); 10)" office:value-type="float" office:value="7.68" calcext:value-type="float">
            <text:p>7.68</text:p>
          </table:table-cell>
          <table:table-cell table:style-name="ce94" table:formula="of:=ROUND([.M68];1)" office:value-type="float" office:value="7.7" calcext:value-type="float">
            <text:p>7.7</text:p>
          </table:table-cell>
          <table:table-cell table:style-name="ce180" table:formula="of:=MROUND(TRUNC([.M68];1);0.5)" office:value-type="float" office:value="7.5" calcext:value-type="float">
            <text:p>7.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69]" office:value-type="float" office:value="34" calcext:value-type="float" table:number-columns-spanned="1" table:number-rows-spanned="2">
            <text:p>34</text:p>
          </table:table-cell>
          <table:table-cell table:style-name="ce180" table:formula="of:=[$'Student Info'.D69]" office:value-type="string" office:string-value="Federico" calcext:value-type="string">
            <text:p>Federico</text:p>
          </table:table-cell>
          <table:table-cell table:style-name="ce180" table:formula="of:=[$'Student Info'.C69]" office:value-type="string" office:string-value="Scarí" calcext:value-type="string">
            <text:p>Scarí</text:p>
          </table:table-cell>
          <table:table-cell table:style-name="ce180" table:formula="of:=[$'Student Info'.A69]" office:value-type="float" office:value="5377013" calcext:value-type="float">
            <text:p>5377013</text:p>
          </table:table-cell>
          <table:table-cell table:style-name="ce83" table:formula="of:=[$Sheet5.B69]" office:value-type="float" office:value="17" calcext:value-type="float">
            <text:p>17</text:p>
          </table:table-cell>
          <table:table-cell table:style-name="ce83" table:formula="of:=[$Sheet5.C69]" office:value-type="float" office:value="16" calcext:value-type="float">
            <text:p>16</text:p>
          </table:table-cell>
          <table:table-cell table:style-name="ce83" table:formula="of:=[$Sheet5.D69]" office:value-type="float" office:value="32" calcext:value-type="float">
            <text:p>32</text:p>
          </table:table-cell>
          <table:table-cell table:style-name="ce83" table:formula="of:=[$Sheet5.E69]" office:value-type="float" office:value="10" calcext:value-type="float">
            <text:p>10</text:p>
          </table:table-cell>
          <table:table-cell table:style-name="ce83" table:formula="of:=[$Sheet5.F69]" office:value-type="float" office:value="0" calcext:value-type="float">
            <text:p>0</text:p>
          </table:table-cell>
          <table:table-cell table:style-name="ce83" table:formula="of:=[$Sheet5.G69]"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69:.J69])/10; [.K69];[.L69]); 10)" office:value-type="float" office:value="8.3" calcext:value-type="float">
            <text:p>8.3</text:p>
          </table:table-cell>
          <table:table-cell table:style-name="ce94" table:formula="of:=ROUND([.M69];1)" office:value-type="float" office:value="8.3" calcext:value-type="float">
            <text:p>8.3</text:p>
          </table:table-cell>
          <table:table-cell table:style-name="ce180" table:formula="of:=MROUND(TRUNC([.M69];1);0.5)" office:value-type="float" office:value="8.5" calcext:value-type="float">
            <text:p>8.5</text:p>
          </table:table-cell>
          <table:table-cell table:style-name="ce97"/>
          <table:table-cell table:style-name="ce180" table:formula="of:=[$Sheet5.A69]" office:value-type="float" office:value="34" calcext:value-type="float" table:number-columns-spanned="1" table:number-rows-spanned="2">
            <text:p>3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70]" office:value-type="string" office:string-value="Akhil" calcext:value-type="string">
            <text:p>Akhil</text:p>
          </table:table-cell>
          <table:table-cell table:style-name="ce180" table:formula="of:=[$'Student Info'.C70]" office:value-type="string" office:string-value="Chadha" calcext:value-type="string">
            <text:p>Chadha</text:p>
          </table:table-cell>
          <table:table-cell table:style-name="ce180" table:formula="of:=[$'Student Info'.A70]" office:value-type="float" office:value="5223121" calcext:value-type="float">
            <text:p>5223121</text:p>
          </table:table-cell>
          <table:table-cell table:style-name="ce84" table:formula="of:=[.E69]" office:value-type="float" office:value="17" calcext:value-type="float">
            <text:p>17</text:p>
          </table:table-cell>
          <table:table-cell table:style-name="ce84" table:formula="of:=[.F69]" office:value-type="float" office:value="16" calcext:value-type="float">
            <text:p>16</text:p>
          </table:table-cell>
          <table:table-cell table:style-name="ce84" table:formula="of:=[.G69]" office:value-type="float" office:value="32" calcext:value-type="float">
            <text:p>32</text:p>
          </table:table-cell>
          <table:table-cell table:style-name="ce84" table:formula="of:=[.H69]" office:value-type="float" office:value="10" calcext:value-type="float">
            <text:p>10</text:p>
          </table:table-cell>
          <table:table-cell table:style-name="ce84" table:formula="of:=[.I69]" office:value-type="float" office:value="0" calcext:value-type="float">
            <text:p>0</text:p>
          </table:table-cell>
          <table:table-cell table:style-name="ce84" table:formula="of:=[.J69]"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70:.J70])/10; [.K70];[.L70]); 10)" office:value-type="float" office:value="8.3" calcext:value-type="float">
            <text:p>8.3</text:p>
          </table:table-cell>
          <table:table-cell table:style-name="ce94" table:formula="of:=ROUND([.M70];1)" office:value-type="float" office:value="8.3" calcext:value-type="float">
            <text:p>8.3</text:p>
          </table:table-cell>
          <table:table-cell table:style-name="ce180" table:formula="of:=MROUND(TRUNC([.M70];1);0.5)" office:value-type="float" office:value="8.5" calcext:value-type="float">
            <text:p>8.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71]" office:value-type="float" office:value="35" calcext:value-type="float" table:number-columns-spanned="1" table:number-rows-spanned="2">
            <text:p>35</text:p>
          </table:table-cell>
          <table:table-cell table:style-name="ce180" table:formula="of:=[$'Student Info'.D71]" office:value-type="string" office:string-value="Floor" calcext:value-type="string">
            <text:p>Floor</text:p>
          </table:table-cell>
          <table:table-cell table:style-name="ce180" table:formula="of:=[$'Student Info'.C71]" office:value-type="string" office:string-value="Redel" calcext:value-type="string">
            <text:p>Redel</text:p>
          </table:table-cell>
          <table:table-cell table:style-name="ce180" table:formula="of:=[$'Student Info'.A71]" office:value-type="float" office:value="4546911" calcext:value-type="float">
            <text:p>4546911</text:p>
          </table:table-cell>
          <table:table-cell table:style-name="ce83" table:formula="of:=[$Sheet5.B71]" office:value-type="float" office:value="21" calcext:value-type="float">
            <text:p>21</text:p>
          </table:table-cell>
          <table:table-cell table:style-name="ce83" table:formula="of:=[$Sheet5.C71]" office:value-type="float" office:value="16" calcext:value-type="float">
            <text:p>16</text:p>
          </table:table-cell>
          <table:table-cell table:style-name="ce83" table:formula="of:=[$Sheet5.D71]" office:value-type="float" office:value="35" calcext:value-type="float">
            <text:p>35</text:p>
          </table:table-cell>
          <table:table-cell table:style-name="ce83" table:formula="of:=[$Sheet5.E71]" office:value-type="float" office:value="10" calcext:value-type="float">
            <text:p>10</text:p>
          </table:table-cell>
          <table:table-cell table:style-name="ce83" table:formula="of:=[$Sheet5.F71]" office:value-type="float" office:value="0" calcext:value-type="float">
            <text:p>0</text:p>
          </table:table-cell>
          <table:table-cell table:style-name="ce83" table:formula="of:=[$Sheet5.G71]" office:value-type="float" office:value="8.8" calcext:value-type="float">
            <text:p>8.8</text:p>
          </table:table-cell>
          <table:table-cell table:number-columns-repeated="2" table:style-name="ce83" office:value-type="float" office:value="0" calcext:value-type="float">
            <text:p>0</text:p>
          </table:table-cell>
          <table:table-cell table:style-name="ce91" table:formula="of:=MIN(SUM(SUM([.E71:.J71])/10; [.K71];[.L71]); 10)" office:value-type="float" office:value="9.08" calcext:value-type="float">
            <text:p>9.08</text:p>
          </table:table-cell>
          <table:table-cell table:style-name="ce94" table:formula="of:=ROUND([.M71];1)" office:value-type="float" office:value="9.1" calcext:value-type="float">
            <text:p>9.1</text:p>
          </table:table-cell>
          <table:table-cell table:style-name="ce180" table:formula="of:=MROUND(TRUNC([.M71];1);0.5)" office:value-type="float" office:value="9" calcext:value-type="float">
            <text:p>9</text:p>
          </table:table-cell>
          <table:table-cell table:style-name="ce97"/>
          <table:table-cell table:style-name="ce180" table:formula="of:=[$Sheet5.A71]" office:value-type="float" office:value="35" calcext:value-type="float" table:number-columns-spanned="1" table:number-rows-spanned="2">
            <text:p>3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72]" office:value-type="string" office:string-value="Femke" calcext:value-type="string">
            <text:p>Femke</text:p>
          </table:table-cell>
          <table:table-cell table:style-name="ce180" table:formula="of:=[$'Student Info'.C72]" office:value-type="string" office:string-value="van Engen" calcext:value-type="string">
            <text:p>van Engen</text:p>
          </table:table-cell>
          <table:table-cell table:style-name="ce180" table:formula="of:=[$'Student Info'.A72]" office:value-type="float" office:value="4552687" calcext:value-type="float">
            <text:p>4552687</text:p>
          </table:table-cell>
          <table:table-cell table:style-name="ce84" table:formula="of:=[.E71]" office:value-type="float" office:value="21" calcext:value-type="float">
            <text:p>21</text:p>
          </table:table-cell>
          <table:table-cell table:style-name="ce84" table:formula="of:=[.F71]" office:value-type="float" office:value="16" calcext:value-type="float">
            <text:p>16</text:p>
          </table:table-cell>
          <table:table-cell table:style-name="ce84" table:formula="of:=[.G71]" office:value-type="float" office:value="35" calcext:value-type="float">
            <text:p>35</text:p>
          </table:table-cell>
          <table:table-cell table:style-name="ce84" table:formula="of:=[.H71]" office:value-type="float" office:value="10" calcext:value-type="float">
            <text:p>10</text:p>
          </table:table-cell>
          <table:table-cell table:style-name="ce84" table:formula="of:=[.I71]" office:value-type="float" office:value="0" calcext:value-type="float">
            <text:p>0</text:p>
          </table:table-cell>
          <table:table-cell table:style-name="ce84" table:formula="of:=[.J71]" office:value-type="float" office:value="8.8" calcext:value-type="float">
            <text:p>8.8</text:p>
          </table:table-cell>
          <table:table-cell table:number-columns-repeated="2" table:style-name="ce83" office:value-type="float" office:value="0" calcext:value-type="float">
            <text:p>0</text:p>
          </table:table-cell>
          <table:table-cell table:style-name="ce91" table:formula="of:=MIN(SUM(SUM([.E72:.J72])/10; [.K72];[.L72]); 10)" office:value-type="float" office:value="9.08" calcext:value-type="float">
            <text:p>9.08</text:p>
          </table:table-cell>
          <table:table-cell table:style-name="ce94" table:formula="of:=ROUND([.M72];1)" office:value-type="float" office:value="9.1" calcext:value-type="float">
            <text:p>9.1</text:p>
          </table:table-cell>
          <table:table-cell table:style-name="ce180" table:formula="of:=MROUND(TRUNC([.M72];1);0.5)" office:value-type="float" office:value="9" calcext:value-type="float">
            <text:p>9</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73]" office:value-type="float" office:value="36" calcext:value-type="float" table:number-columns-spanned="1" table:number-rows-spanned="2">
            <text:p>36</text:p>
          </table:table-cell>
          <table:table-cell table:style-name="ce180" table:formula="of:=[$'Student Info'.D73]" office:value-type="string" office:string-value="Ramin" calcext:value-type="string">
            <text:p>Ramin</text:p>
          </table:table-cell>
          <table:table-cell table:style-name="ce180" table:formula="of:=[$'Student Info'.C73]" office:value-type="string" office:string-value="Ariana" calcext:value-type="string">
            <text:p>Ariana</text:p>
          </table:table-cell>
          <table:table-cell table:style-name="ce180" table:formula="of:=[$'Student Info'.A73]" office:value-type="float" office:value="5181585" calcext:value-type="float">
            <text:p>5181585</text:p>
          </table:table-cell>
          <table:table-cell table:style-name="ce83" table:formula="of:=[$Sheet5.B73]" office:value-type="float" office:value="14" calcext:value-type="float">
            <text:p>14</text:p>
          </table:table-cell>
          <table:table-cell table:style-name="ce83" table:formula="of:=[$Sheet5.C73]" office:value-type="float" office:value="16" calcext:value-type="float">
            <text:p>16</text:p>
          </table:table-cell>
          <table:table-cell table:style-name="ce83" table:formula="of:=[$Sheet5.D73]" office:value-type="float" office:value="31.5" calcext:value-type="float">
            <text:p>31.5</text:p>
          </table:table-cell>
          <table:table-cell table:style-name="ce83" table:formula="of:=[$Sheet5.E73]" office:value-type="float" office:value="10" calcext:value-type="float">
            <text:p>10</text:p>
          </table:table-cell>
          <table:table-cell table:style-name="ce83" table:formula="of:=[$Sheet5.F73]" office:value-type="float" office:value="0" calcext:value-type="float">
            <text:p>0</text:p>
          </table:table-cell>
          <table:table-cell table:style-name="ce83" table:formula="of:=[$Sheet5.G73]"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73:.J73])/10; [.K73];[.L73]); 10)" office:value-type="float" office:value="7.9" calcext:value-type="float">
            <text:p>7.9</text:p>
          </table:table-cell>
          <table:table-cell table:style-name="ce94" table:formula="of:=ROUND([.M73];1)" office:value-type="float" office:value="7.9" calcext:value-type="float">
            <text:p>7.9</text:p>
          </table:table-cell>
          <table:table-cell table:style-name="ce180" table:formula="of:=MROUND(TRUNC([.M73];1);0.5)" office:value-type="float" office:value="8" calcext:value-type="float">
            <text:p>8</text:p>
          </table:table-cell>
          <table:table-cell table:style-name="ce97"/>
          <table:table-cell table:style-name="ce180" table:formula="of:=[$Sheet5.A73]" office:value-type="float" office:value="36" calcext:value-type="float" table:number-columns-spanned="1" table:number-rows-spanned="2">
            <text:p>3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74]" office:value-type="string" office:string-value="Loran" calcext:value-type="string">
            <text:p>Loran</text:p>
          </table:table-cell>
          <table:table-cell table:style-name="ce180" table:formula="of:=[$'Student Info'.C74]" office:value-type="string" office:string-value="Bogaart" calcext:value-type="string">
            <text:p>Bogaart</text:p>
          </table:table-cell>
          <table:table-cell table:style-name="ce180" table:formula="of:=[$'Student Info'.A74]" office:value-type="float" office:value="5145279" calcext:value-type="float">
            <text:p>5145279</text:p>
          </table:table-cell>
          <table:table-cell table:style-name="ce84" table:formula="of:=[.E73]" office:value-type="float" office:value="14" calcext:value-type="float">
            <text:p>14</text:p>
          </table:table-cell>
          <table:table-cell table:style-name="ce84" table:formula="of:=[.F73]" office:value-type="float" office:value="16" calcext:value-type="float">
            <text:p>16</text:p>
          </table:table-cell>
          <table:table-cell table:style-name="ce84" table:formula="of:=[.G73]" office:value-type="float" office:value="31.5" calcext:value-type="float">
            <text:p>31.5</text:p>
          </table:table-cell>
          <table:table-cell table:style-name="ce84" table:formula="of:=[.H73]" office:value-type="float" office:value="10" calcext:value-type="float">
            <text:p>10</text:p>
          </table:table-cell>
          <table:table-cell table:style-name="ce84" table:formula="of:=[.I73]" office:value-type="float" office:value="0" calcext:value-type="float">
            <text:p>0</text:p>
          </table:table-cell>
          <table:table-cell table:style-name="ce84" table:formula="of:=[.J73]"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74:.J74])/10; [.K74];[.L74]); 10)" office:value-type="float" office:value="7.9" calcext:value-type="float">
            <text:p>7.9</text:p>
          </table:table-cell>
          <table:table-cell table:style-name="ce94" table:formula="of:=ROUND([.M74];1)" office:value-type="float" office:value="7.9" calcext:value-type="float">
            <text:p>7.9</text:p>
          </table:table-cell>
          <table:table-cell table:style-name="ce180" table:formula="of:=MROUND(TRUNC([.M74];1);0.5)" office:value-type="float" office:value="8" calcext:value-type="float">
            <text:p>8</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75]" office:value-type="float" office:value="37" calcext:value-type="float" table:number-columns-spanned="1" table:number-rows-spanned="2">
            <text:p>37</text:p>
          </table:table-cell>
          <table:table-cell table:style-name="ce180" table:formula="of:=[$'Student Info'.D75]" office:value-type="string" office:string-value="Prajwal" calcext:value-type="string">
            <text:p>Prajwal</text:p>
          </table:table-cell>
          <table:table-cell table:style-name="ce180" table:formula="of:=[$'Student Info'.C75]" office:value-type="string" office:string-value="Vinod" calcext:value-type="string">
            <text:p>Vinod</text:p>
          </table:table-cell>
          <table:table-cell table:style-name="ce180" table:formula="of:=[$'Student Info'.A75]" office:value-type="float" office:value="5251591" calcext:value-type="float">
            <text:p>5251591</text:p>
          </table:table-cell>
          <table:table-cell table:style-name="ce83" table:formula="of:=[$Sheet5.B75]" office:value-type="float" office:value="15" calcext:value-type="float">
            <text:p>15</text:p>
          </table:table-cell>
          <table:table-cell table:style-name="ce83" table:formula="of:=[$Sheet5.C75]" office:value-type="float" office:value="16" calcext:value-type="float">
            <text:p>16</text:p>
          </table:table-cell>
          <table:table-cell table:style-name="ce83" table:formula="of:=[$Sheet5.D75]" office:value-type="float" office:value="24" calcext:value-type="float">
            <text:p>24</text:p>
          </table:table-cell>
          <table:table-cell table:style-name="ce83" table:formula="of:=[$Sheet5.E75]" office:value-type="float" office:value="8" calcext:value-type="float">
            <text:p>8</text:p>
          </table:table-cell>
          <table:table-cell table:style-name="ce83" table:formula="of:=[$Sheet5.F75]" office:value-type="float" office:value="0" calcext:value-type="float">
            <text:p>0</text:p>
          </table:table-cell>
          <table:table-cell table:style-name="ce83" table:formula="of:=[$Sheet5.G75]" office:value-type="float" office:value="9.5" calcext:value-type="float">
            <text:p>9.5</text:p>
          </table:table-cell>
          <table:table-cell table:number-columns-repeated="2" table:style-name="ce83" office:value-type="float" office:value="0" calcext:value-type="float">
            <text:p>0</text:p>
          </table:table-cell>
          <table:table-cell table:style-name="ce91" table:formula="of:=MIN(SUM(SUM([.E75:.J75])/10; [.K75];[.L75]); 10)" office:value-type="float" office:value="7.25" calcext:value-type="float">
            <text:p>7.25</text:p>
          </table:table-cell>
          <table:table-cell table:style-name="ce94" table:formula="of:=ROUND([.M75];1)" office:value-type="float" office:value="7.3" calcext:value-type="float">
            <text:p>7.3</text:p>
          </table:table-cell>
          <table:table-cell table:style-name="ce180" table:formula="of:=MROUND(TRUNC([.M75];1);0.5)" office:value-type="float" office:value="7" calcext:value-type="float">
            <text:p>7</text:p>
          </table:table-cell>
          <table:table-cell table:style-name="ce97"/>
          <table:table-cell table:style-name="ce180" table:formula="of:=[$Sheet5.A75]" office:value-type="float" office:value="37" calcext:value-type="float" table:number-columns-spanned="1" table:number-rows-spanned="2">
            <text:p>3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76]" office:value-type="string" office:string-value="Adithya" calcext:value-type="string">
            <text:p>Adithya</text:p>
          </table:table-cell>
          <table:table-cell table:style-name="ce180" table:formula="of:=[$'Student Info'.C76]" office:value-type="string" office:string-value="Narasimhan" calcext:value-type="string">
            <text:p>Narasimhan</text:p>
          </table:table-cell>
          <table:table-cell table:style-name="ce180" table:formula="of:=[$'Student Info'.A76]" office:value-type="float" office:value="5200121" calcext:value-type="float">
            <text:p>5200121</text:p>
          </table:table-cell>
          <table:table-cell table:style-name="ce84" table:formula="of:=[.E75]" office:value-type="float" office:value="15" calcext:value-type="float">
            <text:p>15</text:p>
          </table:table-cell>
          <table:table-cell table:style-name="ce84" table:formula="of:=[.F75]" office:value-type="float" office:value="16" calcext:value-type="float">
            <text:p>16</text:p>
          </table:table-cell>
          <table:table-cell table:style-name="ce84" table:formula="of:=[.G75]" office:value-type="float" office:value="24" calcext:value-type="float">
            <text:p>24</text:p>
          </table:table-cell>
          <table:table-cell table:style-name="ce84" table:formula="of:=[.H75]" office:value-type="float" office:value="8" calcext:value-type="float">
            <text:p>8</text:p>
          </table:table-cell>
          <table:table-cell table:style-name="ce84" table:formula="of:=[.I75]" office:value-type="float" office:value="0" calcext:value-type="float">
            <text:p>0</text:p>
          </table:table-cell>
          <table:table-cell table:style-name="ce84" table:formula="of:=[.J75]" office:value-type="float" office:value="9.5" calcext:value-type="float">
            <text:p>9.5</text:p>
          </table:table-cell>
          <table:table-cell table:number-columns-repeated="2" table:style-name="ce83" office:value-type="float" office:value="0" calcext:value-type="float">
            <text:p>0</text:p>
          </table:table-cell>
          <table:table-cell table:style-name="ce91" table:formula="of:=MIN(SUM(SUM([.E76:.J76])/10; [.K76];[.L76]); 10)" office:value-type="float" office:value="7.25" calcext:value-type="float">
            <text:p>7.25</text:p>
          </table:table-cell>
          <table:table-cell table:style-name="ce94" table:formula="of:=ROUND([.M76];1)" office:value-type="float" office:value="7.3" calcext:value-type="float">
            <text:p>7.3</text:p>
          </table:table-cell>
          <table:table-cell table:style-name="ce180" table:formula="of:=MROUND(TRUNC([.M76];1);0.5)" office:value-type="float" office:value="7" calcext:value-type="float">
            <text:p>7</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77]" office:value-type="float" office:value="38" calcext:value-type="float" table:number-columns-spanned="1" table:number-rows-spanned="2">
            <text:p>38</text:p>
          </table:table-cell>
          <table:table-cell table:style-name="ce180" table:formula="of:=[$'Student Info'.D77]" office:value-type="string" office:string-value="Hilda" calcext:value-type="string">
            <text:p>Hilda</text:p>
          </table:table-cell>
          <table:table-cell table:style-name="ce180" table:formula="of:=[$'Student Info'.C77]" office:value-type="string" office:string-value="Jongeneel" calcext:value-type="string">
            <text:p>Jongeneel</text:p>
          </table:table-cell>
          <table:table-cell table:style-name="ce180" table:formula="of:=[$'Student Info'.A77]" office:value-type="float" office:value="4611063" calcext:value-type="float">
            <text:p>4611063</text:p>
          </table:table-cell>
          <table:table-cell table:style-name="ce83" table:formula="of:=[$Sheet5.B77]" office:value-type="float" office:value="21" calcext:value-type="float">
            <text:p>21</text:p>
          </table:table-cell>
          <table:table-cell table:style-name="ce83" table:formula="of:=[$Sheet5.C77]" office:value-type="float" office:value="16" calcext:value-type="float">
            <text:p>16</text:p>
          </table:table-cell>
          <table:table-cell table:style-name="ce83" table:formula="of:=[$Sheet5.D77]" office:value-type="float" office:value="35" calcext:value-type="float">
            <text:p>35</text:p>
          </table:table-cell>
          <table:table-cell table:style-name="ce83" table:formula="of:=[$Sheet5.E77]" office:value-type="float" office:value="10" calcext:value-type="float">
            <text:p>10</text:p>
          </table:table-cell>
          <table:table-cell table:style-name="ce83" table:formula="of:=[$Sheet5.F77]" office:value-type="float" office:value="0" calcext:value-type="float">
            <text:p>0</text:p>
          </table:table-cell>
          <table:table-cell table:style-name="ce83" table:formula="of:=[$Sheet5.G77]" office:value-type="float" office:value="8.3" calcext:value-type="float">
            <text:p>8.3</text:p>
          </table:table-cell>
          <table:table-cell table:number-columns-repeated="2" table:style-name="ce83" office:value-type="float" office:value="0" calcext:value-type="float">
            <text:p>0</text:p>
          </table:table-cell>
          <table:table-cell table:style-name="ce91" table:formula="of:=MIN(SUM(SUM([.E77:.J77])/10; [.K77];[.L77]); 10)" office:value-type="float" office:value="9.03" calcext:value-type="float">
            <text:p>9.03</text:p>
          </table:table-cell>
          <table:table-cell table:style-name="ce94" table:formula="of:=ROUND([.M77];1)" office:value-type="float" office:value="9" calcext:value-type="float">
            <text:p>9.0</text:p>
          </table:table-cell>
          <table:table-cell table:style-name="ce180" table:formula="of:=MROUND(TRUNC([.M77];1);0.5)" office:value-type="float" office:value="9" calcext:value-type="float">
            <text:p>9</text:p>
          </table:table-cell>
          <table:table-cell table:style-name="ce97"/>
          <table:table-cell table:style-name="ce180" table:formula="of:=[$Sheet5.A77]" office:value-type="float" office:value="38" calcext:value-type="float" table:number-columns-spanned="1" table:number-rows-spanned="2">
            <text:p>3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78]" office:value-type="string" office:string-value="Jasper" calcext:value-type="string">
            <text:p>Jasper</text:p>
          </table:table-cell>
          <table:table-cell table:style-name="ce180" table:formula="of:=[$'Student Info'.C78]" office:value-type="string" office:string-value="van der Staaij" calcext:value-type="string">
            <text:p>van der Staaij</text:p>
          </table:table-cell>
          <table:table-cell table:style-name="ce180" table:formula="of:=[$'Student Info'.A78]" office:value-type="float" office:value="4490819" calcext:value-type="float">
            <text:p>4490819</text:p>
          </table:table-cell>
          <table:table-cell table:style-name="ce84" table:formula="of:=[.E77]" office:value-type="float" office:value="21" calcext:value-type="float">
            <text:p>21</text:p>
          </table:table-cell>
          <table:table-cell table:style-name="ce84" table:formula="of:=[.F77]" office:value-type="float" office:value="16" calcext:value-type="float">
            <text:p>16</text:p>
          </table:table-cell>
          <table:table-cell table:style-name="ce84" table:formula="of:=[.G77]" office:value-type="float" office:value="35" calcext:value-type="float">
            <text:p>35</text:p>
          </table:table-cell>
          <table:table-cell table:style-name="ce84" table:formula="of:=[.H77]" office:value-type="float" office:value="10" calcext:value-type="float">
            <text:p>10</text:p>
          </table:table-cell>
          <table:table-cell table:style-name="ce84" table:formula="of:=[.I77]" office:value-type="float" office:value="0" calcext:value-type="float">
            <text:p>0</text:p>
          </table:table-cell>
          <table:table-cell table:style-name="ce84" table:formula="of:=[.J77]" office:value-type="float" office:value="8.3" calcext:value-type="float">
            <text:p>8.3</text:p>
          </table:table-cell>
          <table:table-cell table:number-columns-repeated="2" table:style-name="ce83" office:value-type="float" office:value="0" calcext:value-type="float">
            <text:p>0</text:p>
          </table:table-cell>
          <table:table-cell table:style-name="ce91" table:formula="of:=MIN(SUM(SUM([.E78:.J78])/10; [.K78];[.L78]); 10)" office:value-type="float" office:value="9.03" calcext:value-type="float">
            <text:p>9.03</text:p>
          </table:table-cell>
          <table:table-cell table:style-name="ce94" table:formula="of:=ROUND([.M78];1)" office:value-type="float" office:value="9" calcext:value-type="float">
            <text:p>9.0</text:p>
          </table:table-cell>
          <table:table-cell table:style-name="ce180" table:formula="of:=MROUND(TRUNC([.M78];1);0.5)" office:value-type="float" office:value="9" calcext:value-type="float">
            <text:p>9</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79]" office:value-type="float" office:value="39" calcext:value-type="float" table:number-columns-spanned="1" table:number-rows-spanned="2">
            <text:p>39</text:p>
          </table:table-cell>
          <table:table-cell table:style-name="ce180" table:formula="of:=[$'Student Info'.D79]" office:value-type="string" office:string-value="Akash" calcext:value-type="string">
            <text:p>Akash</text:p>
          </table:table-cell>
          <table:table-cell table:style-name="ce180" table:formula="of:=[$'Student Info'.C79]" office:value-type="string" office:string-value="Soerdjbalie" calcext:value-type="string">
            <text:p>Soerdjbalie</text:p>
          </table:table-cell>
          <table:table-cell table:style-name="ce180" table:formula="of:=[$'Student Info'.A79]" office:value-type="float" office:value="4227174" calcext:value-type="float">
            <text:p>4227174</text:p>
          </table:table-cell>
          <table:table-cell table:style-name="ce83" table:formula="of:=[$Sheet5.B79]" office:value-type="float" office:value="21" calcext:value-type="float">
            <text:p>21</text:p>
          </table:table-cell>
          <table:table-cell table:style-name="ce83" table:formula="of:=[$Sheet5.C79]" office:value-type="float" office:value="16" calcext:value-type="float">
            <text:p>16</text:p>
          </table:table-cell>
          <table:table-cell table:style-name="ce83" table:formula="of:=[$Sheet5.D79]" office:value-type="float" office:value="30" calcext:value-type="float">
            <text:p>30</text:p>
          </table:table-cell>
          <table:table-cell table:style-name="ce83" table:formula="of:=[$Sheet5.E79]" office:value-type="float" office:value="4" calcext:value-type="float">
            <text:p>4</text:p>
          </table:table-cell>
          <table:table-cell table:style-name="ce83" table:formula="of:=[$Sheet5.F79]" office:value-type="float" office:value="0" calcext:value-type="float">
            <text:p>0</text:p>
          </table:table-cell>
          <table:table-cell table:style-name="ce83" table:formula="of:=[$Sheet5.G79]" office:value-type="float" office:value="10" calcext:value-type="float">
            <text:p>10</text:p>
          </table:table-cell>
          <table:table-cell table:number-columns-repeated="2" table:style-name="ce83" office:value-type="float" office:value="0" calcext:value-type="float">
            <text:p>0</text:p>
          </table:table-cell>
          <table:table-cell table:style-name="ce91" table:formula="of:=MIN(SUM(SUM([.E79:.J79])/10; [.K79];[.L79]); 10)" office:value-type="float" office:value="8.1" calcext:value-type="float">
            <text:p>8.1</text:p>
          </table:table-cell>
          <table:table-cell table:style-name="ce94" table:formula="of:=ROUND([.M79];1)" office:value-type="float" office:value="8.1" calcext:value-type="float">
            <text:p>8.1</text:p>
          </table:table-cell>
          <table:table-cell table:style-name="ce180" table:formula="of:=MROUND(TRUNC([.M79];1);0.5)" office:value-type="float" office:value="8" calcext:value-type="float">
            <text:p>8</text:p>
          </table:table-cell>
          <table:table-cell table:style-name="ce97"/>
          <table:table-cell table:style-name="ce180" table:formula="of:=[$Sheet5.A79]" office:value-type="float" office:value="39" calcext:value-type="float" table:number-columns-spanned="1" table:number-rows-spanned="2">
            <text:p>3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80]" office:value-type="string" office:string-value="Michiel" calcext:value-type="string">
            <text:p>Michiel</text:p>
          </table:table-cell>
          <table:table-cell table:style-name="ce180" table:formula="of:=[$'Student Info'.C80]" office:value-type="string" office:string-value="Firlefyn" calcext:value-type="string">
            <text:p>Firlefyn</text:p>
          </table:table-cell>
          <table:table-cell table:style-name="ce180" table:formula="of:=[$'Student Info'.A80]" office:value-type="float" office:value="4558774" calcext:value-type="float">
            <text:p>4558774</text:p>
          </table:table-cell>
          <table:table-cell table:style-name="ce84" table:formula="of:=[.E79]" office:value-type="float" office:value="21" calcext:value-type="float">
            <text:p>21</text:p>
          </table:table-cell>
          <table:table-cell table:style-name="ce84" table:formula="of:=[.F79]" office:value-type="float" office:value="16" calcext:value-type="float">
            <text:p>16</text:p>
          </table:table-cell>
          <table:table-cell table:style-name="ce84" table:formula="of:=[.G79]" office:value-type="float" office:value="30" calcext:value-type="float">
            <text:p>30</text:p>
          </table:table-cell>
          <table:table-cell table:style-name="ce84" table:formula="of:=[.H79]" office:value-type="float" office:value="4" calcext:value-type="float">
            <text:p>4</text:p>
          </table:table-cell>
          <table:table-cell table:style-name="ce84" table:formula="of:=[.I79]" office:value-type="float" office:value="0" calcext:value-type="float">
            <text:p>0</text:p>
          </table:table-cell>
          <table:table-cell table:style-name="ce84" table:formula="of:=[.J79]" office:value-type="float" office:value="10" calcext:value-type="float">
            <text:p>10</text:p>
          </table:table-cell>
          <table:table-cell table:number-columns-repeated="2" table:style-name="ce83" office:value-type="float" office:value="0" calcext:value-type="float">
            <text:p>0</text:p>
          </table:table-cell>
          <table:table-cell table:style-name="ce91" table:formula="of:=MIN(SUM(SUM([.E80:.J80])/10; [.K80];[.L80]); 10)" office:value-type="float" office:value="8.1" calcext:value-type="float">
            <text:p>8.1</text:p>
          </table:table-cell>
          <table:table-cell table:style-name="ce94" table:formula="of:=ROUND([.M80];1)" office:value-type="float" office:value="8.1" calcext:value-type="float">
            <text:p>8.1</text:p>
          </table:table-cell>
          <table:table-cell table:style-name="ce180" table:formula="of:=MROUND(TRUNC([.M80];1);0.5)" office:value-type="float" office:value="8" calcext:value-type="float">
            <text:p>8</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81]" office:value-type="float" office:value="40" calcext:value-type="float" table:number-columns-spanned="1" table:number-rows-spanned="2">
            <text:p>40</text:p>
          </table:table-cell>
          <table:table-cell table:style-name="ce180" table:formula="of:=[$'Student Info'.D81]" office:value-type="string" office:string-value="Peter" calcext:value-type="string">
            <text:p>Peter</text:p>
          </table:table-cell>
          <table:table-cell table:style-name="ce180" table:formula="of:=[$'Student Info'.C81]" office:value-type="string" office:string-value="Elffers" calcext:value-type="string">
            <text:p>Elffers</text:p>
          </table:table-cell>
          <table:table-cell table:style-name="ce180" table:formula="of:=[$'Student Info'.A81]" office:value-type="float" office:value="4549783" calcext:value-type="float">
            <text:p>4549783</text:p>
          </table:table-cell>
          <table:table-cell table:style-name="ce83" table:formula="of:=[$Sheet5.B81]" office:value-type="float" office:value="18" calcext:value-type="float">
            <text:p>18</text:p>
          </table:table-cell>
          <table:table-cell table:style-name="ce83" table:formula="of:=[$Sheet5.C81]" office:value-type="float" office:value="16" calcext:value-type="float">
            <text:p>16</text:p>
          </table:table-cell>
          <table:table-cell table:style-name="ce83" table:formula="of:=[$Sheet5.D81]" office:value-type="float" office:value="31" calcext:value-type="float">
            <text:p>31</text:p>
          </table:table-cell>
          <table:table-cell table:style-name="ce83" table:formula="of:=[$Sheet5.E81]" office:value-type="float" office:value="4" calcext:value-type="float">
            <text:p>4</text:p>
          </table:table-cell>
          <table:table-cell table:style-name="ce83" table:formula="of:=[$Sheet5.F81]" office:value-type="float" office:value="0" calcext:value-type="float">
            <text:p>0</text:p>
          </table:table-cell>
          <table:table-cell table:style-name="ce83" table:formula="of:=[$Sheet5.G81]"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81:.J81])/10; [.K81];[.L81]); 10)" office:value-type="float" office:value="7.7" calcext:value-type="float">
            <text:p>7.7</text:p>
          </table:table-cell>
          <table:table-cell table:style-name="ce94" table:formula="of:=ROUND([.M81];1)" office:value-type="float" office:value="7.7" calcext:value-type="float">
            <text:p>7.7</text:p>
          </table:table-cell>
          <table:table-cell table:style-name="ce180" table:formula="of:=MROUND(TRUNC([.M81];1);0.5)" office:value-type="float" office:value="7.5" calcext:value-type="float">
            <text:p>7.5</text:p>
          </table:table-cell>
          <table:table-cell table:style-name="ce97"/>
          <table:table-cell table:style-name="ce180" table:formula="of:=[$Sheet5.A81]" office:value-type="float" office:value="40" calcext:value-type="float" table:number-columns-spanned="1" table:number-rows-spanned="2">
            <text:p>4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82]" office:value-type="string" office:string-value="Wesley" calcext:value-type="string">
            <text:p>Wesley</text:p>
          </table:table-cell>
          <table:table-cell table:style-name="ce180" table:formula="of:=[$'Student Info'.C82]" office:value-type="string" office:string-value="Kool" calcext:value-type="string">
            <text:p>Kool</text:p>
          </table:table-cell>
          <table:table-cell table:style-name="ce180" table:formula="of:=[$'Student Info'.A82]" office:value-type="float" office:value="4608542" calcext:value-type="float">
            <text:p>4608542</text:p>
          </table:table-cell>
          <table:table-cell table:style-name="ce84" table:formula="of:=[.E81]" office:value-type="float" office:value="18" calcext:value-type="float">
            <text:p>18</text:p>
          </table:table-cell>
          <table:table-cell table:style-name="ce84" table:formula="of:=[.F81]" office:value-type="float" office:value="16" calcext:value-type="float">
            <text:p>16</text:p>
          </table:table-cell>
          <table:table-cell table:style-name="ce84" table:formula="of:=[.G81]" office:value-type="float" office:value="31" calcext:value-type="float">
            <text:p>31</text:p>
          </table:table-cell>
          <table:table-cell table:style-name="ce84" table:formula="of:=[.H81]" office:value-type="float" office:value="4" calcext:value-type="float">
            <text:p>4</text:p>
          </table:table-cell>
          <table:table-cell table:style-name="ce84" table:formula="of:=[.I81]" office:value-type="float" office:value="0" calcext:value-type="float">
            <text:p>0</text:p>
          </table:table-cell>
          <table:table-cell table:style-name="ce84" table:formula="of:=[.J81]"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82:.J82])/10; [.K82];[.L82]); 10)" office:value-type="float" office:value="7.7" calcext:value-type="float">
            <text:p>7.7</text:p>
          </table:table-cell>
          <table:table-cell table:style-name="ce94" table:formula="of:=ROUND([.M82];1)" office:value-type="float" office:value="7.7" calcext:value-type="float">
            <text:p>7.7</text:p>
          </table:table-cell>
          <table:table-cell table:style-name="ce180" table:formula="of:=MROUND(TRUNC([.M82];1);0.5)" office:value-type="float" office:value="7.5" calcext:value-type="float">
            <text:p>7.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83]" office:value-type="float" office:value="41" calcext:value-type="float" table:number-columns-spanned="1" table:number-rows-spanned="2">
            <text:p>41</text:p>
          </table:table-cell>
          <table:table-cell table:style-name="ce180" table:formula="of:=[$'Student Info'.D83]" office:value-type="string" office:string-value="Martijn" calcext:value-type="string">
            <text:p>Martijn</text:p>
          </table:table-cell>
          <table:table-cell table:style-name="ce180" table:formula="of:=[$'Student Info'.C83]" office:value-type="string" office:string-value="Mooi" calcext:value-type="string">
            <text:p>Mooi</text:p>
          </table:table-cell>
          <table:table-cell table:style-name="ce180" table:formula="of:=[$'Student Info'.A83]" office:value-type="float" office:value="4578538" calcext:value-type="float">
            <text:p>4578538</text:p>
          </table:table-cell>
          <table:table-cell table:style-name="ce83" table:formula="of:=[$Sheet5.B83]" office:value-type="float" office:value="20" calcext:value-type="float">
            <text:p>20</text:p>
          </table:table-cell>
          <table:table-cell table:style-name="ce83" table:formula="of:=[$Sheet5.C83]" office:value-type="float" office:value="16" calcext:value-type="float">
            <text:p>16</text:p>
          </table:table-cell>
          <table:table-cell table:style-name="ce83" table:formula="of:=[$Sheet5.D83]" office:value-type="float" office:value="31" calcext:value-type="float">
            <text:p>31</text:p>
          </table:table-cell>
          <table:table-cell table:style-name="ce83" table:formula="of:=[$Sheet5.E83]" office:value-type="float" office:value="9" calcext:value-type="float">
            <text:p>9</text:p>
          </table:table-cell>
          <table:table-cell table:style-name="ce83" table:formula="of:=[$Sheet5.F83]" office:value-type="float" office:value="0" calcext:value-type="float">
            <text:p>0</text:p>
          </table:table-cell>
          <table:table-cell table:style-name="ce83" table:formula="of:=[$Sheet5.G83]" office:value-type="float" office:value="8.3" calcext:value-type="float">
            <text:p>8.3</text:p>
          </table:table-cell>
          <table:table-cell table:number-columns-repeated="2" table:style-name="ce83" office:value-type="float" office:value="0" calcext:value-type="float">
            <text:p>0</text:p>
          </table:table-cell>
          <table:table-cell table:style-name="ce91" table:formula="of:=MIN(SUM(SUM([.E83:.J83])/10; [.K83];[.L83]); 10)" office:value-type="float" office:value="8.43" calcext:value-type="float">
            <text:p>8.43</text:p>
          </table:table-cell>
          <table:table-cell table:style-name="ce94" table:formula="of:=ROUND([.M83];1)" office:value-type="float" office:value="8.4" calcext:value-type="float">
            <text:p>8.4</text:p>
          </table:table-cell>
          <table:table-cell table:style-name="ce180" table:formula="of:=MROUND(TRUNC([.M83];1);0.5)" office:value-type="float" office:value="8.5" calcext:value-type="float">
            <text:p>8.5</text:p>
          </table:table-cell>
          <table:table-cell table:style-name="ce97"/>
          <table:table-cell table:style-name="ce180" table:formula="of:=[$Sheet5.A83]" office:value-type="float" office:value="41" calcext:value-type="float" table:number-columns-spanned="1" table:number-rows-spanned="2">
            <text:p>4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84]" office:value-type="string" office:string-value="IOANNA" calcext:value-type="string">
            <text:p>IOANNA</text:p>
          </table:table-cell>
          <table:table-cell table:style-name="ce180" table:formula="of:=[$'Student Info'.C84]" office:value-type="string" office:string-value="CHANOPOULOU" calcext:value-type="string">
            <text:p>CHANOPOULOU</text:p>
          </table:table-cell>
          <table:table-cell table:style-name="ce180" table:formula="of:=[$'Student Info'.A84]" office:value-type="float" office:value="5360188" calcext:value-type="float">
            <text:p>5360188</text:p>
          </table:table-cell>
          <table:table-cell table:style-name="ce84" table:formula="of:=[.E83]" office:value-type="float" office:value="20" calcext:value-type="float">
            <text:p>20</text:p>
          </table:table-cell>
          <table:table-cell table:style-name="ce84" table:formula="of:=[.F83]" office:value-type="float" office:value="16" calcext:value-type="float">
            <text:p>16</text:p>
          </table:table-cell>
          <table:table-cell table:style-name="ce84" table:formula="of:=[.G83]" office:value-type="float" office:value="31" calcext:value-type="float">
            <text:p>31</text:p>
          </table:table-cell>
          <table:table-cell table:style-name="ce84" table:formula="of:=[.H83]" office:value-type="float" office:value="9" calcext:value-type="float">
            <text:p>9</text:p>
          </table:table-cell>
          <table:table-cell table:style-name="ce84" table:formula="of:=[.I83]" office:value-type="float" office:value="0" calcext:value-type="float">
            <text:p>0</text:p>
          </table:table-cell>
          <table:table-cell table:style-name="ce84" table:formula="of:=[.J83]" office:value-type="float" office:value="8.3" calcext:value-type="float">
            <text:p>8.3</text:p>
          </table:table-cell>
          <table:table-cell table:number-columns-repeated="2" table:style-name="ce83" office:value-type="float" office:value="0" calcext:value-type="float">
            <text:p>0</text:p>
          </table:table-cell>
          <table:table-cell table:style-name="ce91" table:formula="of:=MIN(SUM(SUM([.E84:.J84])/10; [.K84];[.L84]); 10)" office:value-type="float" office:value="8.43" calcext:value-type="float">
            <text:p>8.43</text:p>
          </table:table-cell>
          <table:table-cell table:style-name="ce94" table:formula="of:=ROUND([.M84];1)" office:value-type="float" office:value="8.4" calcext:value-type="float">
            <text:p>8.4</text:p>
          </table:table-cell>
          <table:table-cell table:style-name="ce180" table:formula="of:=MROUND(TRUNC([.M84];1);0.5)" office:value-type="float" office:value="8.5" calcext:value-type="float">
            <text:p>8.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85]" office:value-type="float" office:value="42" calcext:value-type="float" table:number-columns-spanned="1" table:number-rows-spanned="2">
            <text:p>42</text:p>
          </table:table-cell>
          <table:table-cell table:style-name="ce180" table:formula="of:=[$'Student Info'.D85]" office:value-type="string" office:string-value="Stein" calcext:value-type="string">
            <text:p>Stein</text:p>
          </table:table-cell>
          <table:table-cell table:style-name="ce180" table:formula="of:=[$'Student Info'.C85]" office:value-type="string" office:string-value="van Veggel" calcext:value-type="string">
            <text:p>van Veggel</text:p>
          </table:table-cell>
          <table:table-cell table:style-name="ce180" table:formula="of:=[$'Student Info'.A85]" office:value-type="float" office:value="4562100" calcext:value-type="float">
            <text:p>4562100</text:p>
          </table:table-cell>
          <table:table-cell table:style-name="ce83" table:formula="of:=[$Sheet5.B85]" office:value-type="float" office:value="18" calcext:value-type="float">
            <text:p>18</text:p>
          </table:table-cell>
          <table:table-cell table:style-name="ce83" table:formula="of:=[$Sheet5.C85]" office:value-type="float" office:value="16" calcext:value-type="float">
            <text:p>16</text:p>
          </table:table-cell>
          <table:table-cell table:style-name="ce83" table:formula="of:=[$Sheet5.D85]" office:value-type="float" office:value="35" calcext:value-type="float">
            <text:p>35</text:p>
          </table:table-cell>
          <table:table-cell table:style-name="ce83" table:formula="of:=[$Sheet5.E85]" office:value-type="float" office:value="10" calcext:value-type="float">
            <text:p>10</text:p>
          </table:table-cell>
          <table:table-cell table:style-name="ce83" table:formula="of:=[$Sheet5.F85]" office:value-type="float" office:value="0" calcext:value-type="float">
            <text:p>0</text:p>
          </table:table-cell>
          <table:table-cell table:style-name="ce83" table:formula="of:=[$Sheet5.G85]" office:value-type="float" office:value="8.9" calcext:value-type="float">
            <text:p>8.9</text:p>
          </table:table-cell>
          <table:table-cell table:number-columns-repeated="2" table:style-name="ce83" office:value-type="float" office:value="0" calcext:value-type="float">
            <text:p>0</text:p>
          </table:table-cell>
          <table:table-cell table:style-name="ce91" table:formula="of:=MIN(SUM(SUM([.E85:.J85])/10; [.K85];[.L85]); 10)" office:value-type="float" office:value="8.79" calcext:value-type="float">
            <text:p>8.79</text:p>
          </table:table-cell>
          <table:table-cell table:style-name="ce94" table:formula="of:=ROUND([.M85];1)" office:value-type="float" office:value="8.8" calcext:value-type="float">
            <text:p>8.8</text:p>
          </table:table-cell>
          <table:table-cell table:style-name="ce180" table:formula="of:=MROUND(TRUNC([.M85];1);0.5)" office:value-type="float" office:value="8.5" calcext:value-type="float">
            <text:p>8.5</text:p>
          </table:table-cell>
          <table:table-cell table:style-name="ce97"/>
          <table:table-cell table:style-name="ce180" table:formula="of:=[$Sheet5.A85]" office:value-type="float" office:value="42" calcext:value-type="float" table:number-columns-spanned="1" table:number-rows-spanned="2">
            <text:p>4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86]" office:value-type="string" office:string-value="Tijmen" calcext:value-type="string">
            <text:p>Tijmen</text:p>
          </table:table-cell>
          <table:table-cell table:style-name="ce180" table:formula="of:=[$'Student Info'.C86]" office:value-type="string" office:string-value="van Enckevort" calcext:value-type="string">
            <text:p>van Enckevort</text:p>
          </table:table-cell>
          <table:table-cell table:style-name="ce180" table:formula="of:=[$'Student Info'.A86]" office:value-type="float" office:value="4552660" calcext:value-type="float">
            <text:p>4552660</text:p>
          </table:table-cell>
          <table:table-cell table:style-name="ce84" table:formula="of:=[.E85]" office:value-type="float" office:value="18" calcext:value-type="float">
            <text:p>18</text:p>
          </table:table-cell>
          <table:table-cell table:style-name="ce84" table:formula="of:=[.F85]" office:value-type="float" office:value="16" calcext:value-type="float">
            <text:p>16</text:p>
          </table:table-cell>
          <table:table-cell table:style-name="ce84" table:formula="of:=[.G85]" office:value-type="float" office:value="35" calcext:value-type="float">
            <text:p>35</text:p>
          </table:table-cell>
          <table:table-cell table:style-name="ce84" table:formula="of:=[.H85]" office:value-type="float" office:value="10" calcext:value-type="float">
            <text:p>10</text:p>
          </table:table-cell>
          <table:table-cell table:style-name="ce84" table:formula="of:=[.I85]" office:value-type="float" office:value="0" calcext:value-type="float">
            <text:p>0</text:p>
          </table:table-cell>
          <table:table-cell table:style-name="ce84" table:formula="of:=[.J85]" office:value-type="float" office:value="8.9" calcext:value-type="float">
            <text:p>8.9</text:p>
          </table:table-cell>
          <table:table-cell table:number-columns-repeated="2" table:style-name="ce83" office:value-type="float" office:value="0" calcext:value-type="float">
            <text:p>0</text:p>
          </table:table-cell>
          <table:table-cell table:style-name="ce91" table:formula="of:=MIN(SUM(SUM([.E86:.J86])/10; [.K86];[.L86]); 10)" office:value-type="float" office:value="8.79" calcext:value-type="float">
            <text:p>8.79</text:p>
          </table:table-cell>
          <table:table-cell table:style-name="ce94" table:formula="of:=ROUND([.M86];1)" office:value-type="float" office:value="8.8" calcext:value-type="float">
            <text:p>8.8</text:p>
          </table:table-cell>
          <table:table-cell table:style-name="ce180" table:formula="of:=MROUND(TRUNC([.M86];1);0.5)" office:value-type="float" office:value="8.5" calcext:value-type="float">
            <text:p>8.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87]" office:value-type="float" office:value="43" calcext:value-type="float" table:number-columns-spanned="1" table:number-rows-spanned="2">
            <text:p>43</text:p>
          </table:table-cell>
          <table:table-cell table:style-name="ce180" table:formula="of:=[$'Student Info'.D87]" office:value-type="string" office:string-value="Li" calcext:value-type="string">
            <text:p>Li</text:p>
          </table:table-cell>
          <table:table-cell table:style-name="ce180" table:formula="of:=[$'Student Info'.C87]" office:value-type="string" office:string-value="Li" calcext:value-type="string">
            <text:p>Li</text:p>
          </table:table-cell>
          <table:table-cell table:style-name="ce180" table:formula="of:=[$'Student Info'.A87]" office:value-type="float" office:value="5281873" calcext:value-type="float">
            <text:p>5281873</text:p>
          </table:table-cell>
          <table:table-cell table:style-name="ce83" table:formula="of:=[$Sheet5.B87]" office:value-type="float" office:value="15" calcext:value-type="float">
            <text:p>15</text:p>
          </table:table-cell>
          <table:table-cell table:style-name="ce83" table:formula="of:=[$Sheet5.C87]" office:value-type="float" office:value="16" calcext:value-type="float">
            <text:p>16</text:p>
          </table:table-cell>
          <table:table-cell table:style-name="ce83" table:formula="of:=[$Sheet5.D87]" office:value-type="float" office:value="28" calcext:value-type="float">
            <text:p>28</text:p>
          </table:table-cell>
          <table:table-cell table:style-name="ce83" table:formula="of:=[$Sheet5.E87]" office:value-type="float" office:value="10" calcext:value-type="float">
            <text:p>10</text:p>
          </table:table-cell>
          <table:table-cell table:style-name="ce83" table:formula="of:=[$Sheet5.F87]" office:value-type="float" office:value="3" calcext:value-type="float">
            <text:p>3</text:p>
          </table:table-cell>
          <table:table-cell table:style-name="ce83" table:formula="of:=[$Sheet5.G87]" office:value-type="float" office:value="7.8" calcext:value-type="float">
            <text:p>7.8</text:p>
          </table:table-cell>
          <table:table-cell table:number-columns-repeated="2" table:style-name="ce83" office:value-type="float" office:value="0" calcext:value-type="float">
            <text:p>0</text:p>
          </table:table-cell>
          <table:table-cell table:style-name="ce91" table:formula="of:=MIN(SUM(SUM([.E87:.J87])/10; [.K87];[.L87]); 10)" office:value-type="float" office:value="7.98" calcext:value-type="float">
            <text:p>7.98</text:p>
          </table:table-cell>
          <table:table-cell table:style-name="ce94" table:formula="of:=ROUND([.M87];1)" office:value-type="float" office:value="8" calcext:value-type="float">
            <text:p>8.0</text:p>
          </table:table-cell>
          <table:table-cell table:style-name="ce180" table:formula="of:=MROUND(TRUNC([.M87];1);0.5)" office:value-type="float" office:value="8" calcext:value-type="float">
            <text:p>8</text:p>
          </table:table-cell>
          <table:table-cell table:style-name="ce97"/>
          <table:table-cell table:style-name="ce180" table:formula="of:=[$Sheet5.A87]" office:value-type="float" office:value="43" calcext:value-type="float" table:number-columns-spanned="1" table:number-rows-spanned="2">
            <text:p>4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88]" office:value-type="string" office:string-value="Miquel" calcext:value-type="string">
            <text:p>Miquel</text:p>
          </table:table-cell>
          <table:table-cell table:style-name="ce180" table:formula="of:=[$'Student Info'.C88]" office:value-type="string" office:string-value="Ricart I Oltra" calcext:value-type="string">
            <text:p>Ricart I Oltra</text:p>
          </table:table-cell>
          <table:table-cell table:style-name="ce180" table:formula="of:=[$'Student Info'.A88]" office:value-type="float" office:value="5240344" calcext:value-type="float">
            <text:p>5240344</text:p>
          </table:table-cell>
          <table:table-cell table:style-name="ce84" table:formula="of:=[.E87]" office:value-type="float" office:value="15" calcext:value-type="float">
            <text:p>15</text:p>
          </table:table-cell>
          <table:table-cell table:style-name="ce84" table:formula="of:=[.F87]" office:value-type="float" office:value="16" calcext:value-type="float">
            <text:p>16</text:p>
          </table:table-cell>
          <table:table-cell table:style-name="ce84" table:formula="of:=[.G87]" office:value-type="float" office:value="28" calcext:value-type="float">
            <text:p>28</text:p>
          </table:table-cell>
          <table:table-cell table:style-name="ce84" table:formula="of:=[.H87]" office:value-type="float" office:value="10" calcext:value-type="float">
            <text:p>10</text:p>
          </table:table-cell>
          <table:table-cell table:style-name="ce84" table:formula="of:=[.I87]" office:value-type="float" office:value="3" calcext:value-type="float">
            <text:p>3</text:p>
          </table:table-cell>
          <table:table-cell table:style-name="ce84" table:formula="of:=[.J87]" office:value-type="float" office:value="7.8" calcext:value-type="float">
            <text:p>7.8</text:p>
          </table:table-cell>
          <table:table-cell table:number-columns-repeated="2" table:style-name="ce83" office:value-type="float" office:value="0" calcext:value-type="float">
            <text:p>0</text:p>
          </table:table-cell>
          <table:table-cell table:style-name="ce91" table:formula="of:=MIN(SUM(SUM([.E88:.J88])/10; [.K88];[.L88]); 10)" office:value-type="float" office:value="7.98" calcext:value-type="float">
            <text:p>7.98</text:p>
          </table:table-cell>
          <table:table-cell table:style-name="ce94" table:formula="of:=ROUND([.M88];1)" office:value-type="float" office:value="8" calcext:value-type="float">
            <text:p>8.0</text:p>
          </table:table-cell>
          <table:table-cell table:style-name="ce180" table:formula="of:=MROUND(TRUNC([.M88];1);0.5)" office:value-type="float" office:value="8" calcext:value-type="float">
            <text:p>8</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89]" office:value-type="float" office:value="44" calcext:value-type="float" table:number-columns-spanned="1" table:number-rows-spanned="2">
            <text:p>44</text:p>
          </table:table-cell>
          <table:table-cell table:style-name="ce180" table:formula="of:=[$'Student Info'.D89]" office:value-type="string" office:string-value="Kenrick" calcext:value-type="string">
            <text:p>Kenrick</text:p>
          </table:table-cell>
          <table:table-cell table:style-name="ce180" table:formula="of:=[$'Student Info'.C89]" office:value-type="string" office:string-value="Trip" calcext:value-type="string">
            <text:p>Trip</text:p>
          </table:table-cell>
          <table:table-cell table:style-name="ce180" table:formula="of:=[$'Student Info'.A89]" office:value-type="float" office:value="4661826" calcext:value-type="float">
            <text:p>4661826</text:p>
          </table:table-cell>
          <table:table-cell table:style-name="ce83" table:formula="of:=[$Sheet5.B89]" office:value-type="float" office:value="19" calcext:value-type="float">
            <text:p>19</text:p>
          </table:table-cell>
          <table:table-cell table:style-name="ce83" table:formula="of:=[$Sheet5.C89]" office:value-type="float" office:value="16" calcext:value-type="float">
            <text:p>16</text:p>
          </table:table-cell>
          <table:table-cell table:style-name="ce83" table:formula="of:=[$Sheet5.D89]" office:value-type="float" office:value="35" calcext:value-type="float">
            <text:p>35</text:p>
          </table:table-cell>
          <table:table-cell table:style-name="ce83" table:formula="of:=[$Sheet5.E89]" office:value-type="float" office:value="7" calcext:value-type="float">
            <text:p>7</text:p>
          </table:table-cell>
          <table:table-cell table:style-name="ce83" table:formula="of:=[$Sheet5.F89]" office:value-type="float" office:value="0" calcext:value-type="float">
            <text:p>0</text:p>
          </table:table-cell>
          <table:table-cell table:style-name="ce83" table:formula="of:=[$Sheet5.G89]" office:value-type="float" office:value="9.3" calcext:value-type="float">
            <text:p>9.3</text:p>
          </table:table-cell>
          <table:table-cell table:number-columns-repeated="2" table:style-name="ce83" office:value-type="float" office:value="0" calcext:value-type="float">
            <text:p>0</text:p>
          </table:table-cell>
          <table:table-cell table:style-name="ce91" table:formula="of:=MIN(SUM(SUM([.E89:.J89])/10; [.K89];[.L89]); 10)" office:value-type="float" office:value="8.63" calcext:value-type="float">
            <text:p>8.63</text:p>
          </table:table-cell>
          <table:table-cell table:style-name="ce94" table:formula="of:=ROUND([.M89];1)" office:value-type="float" office:value="8.6" calcext:value-type="float">
            <text:p>8.6</text:p>
          </table:table-cell>
          <table:table-cell table:style-name="ce180" table:formula="of:=MROUND(TRUNC([.M89];1);0.5)" office:value-type="float" office:value="8.5" calcext:value-type="float">
            <text:p>8.5</text:p>
          </table:table-cell>
          <table:table-cell table:style-name="ce97"/>
          <table:table-cell table:style-name="ce180" table:formula="of:=[$Sheet5.A89]" office:value-type="float" office:value="44" calcext:value-type="float" table:number-columns-spanned="1" table:number-rows-spanned="2">
            <text:p>4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90]" office:value-type="string" office:string-value="Raphael" calcext:value-type="string">
            <text:p>Raphael</text:p>
          </table:table-cell>
          <table:table-cell table:style-name="ce180" table:formula="of:=[$'Student Info'.C90]" office:value-type="string" office:string-value="Ummels" calcext:value-type="string">
            <text:p>Ummels</text:p>
          </table:table-cell>
          <table:table-cell table:style-name="ce180" table:formula="of:=[$'Student Info'.A90]" office:value-type="float" office:value="4669304" calcext:value-type="float">
            <text:p>4669304</text:p>
          </table:table-cell>
          <table:table-cell table:style-name="ce84" table:formula="of:=[.E89]" office:value-type="float" office:value="19" calcext:value-type="float">
            <text:p>19</text:p>
          </table:table-cell>
          <table:table-cell table:style-name="ce84" table:formula="of:=[.F89]" office:value-type="float" office:value="16" calcext:value-type="float">
            <text:p>16</text:p>
          </table:table-cell>
          <table:table-cell table:style-name="ce84" table:formula="of:=[.G89]" office:value-type="float" office:value="35" calcext:value-type="float">
            <text:p>35</text:p>
          </table:table-cell>
          <table:table-cell table:style-name="ce84" table:formula="of:=[.H89]" office:value-type="float" office:value="7" calcext:value-type="float">
            <text:p>7</text:p>
          </table:table-cell>
          <table:table-cell table:style-name="ce84" table:formula="of:=[.I89]" office:value-type="float" office:value="0" calcext:value-type="float">
            <text:p>0</text:p>
          </table:table-cell>
          <table:table-cell table:style-name="ce84" table:formula="of:=[.J89]" office:value-type="float" office:value="9.3" calcext:value-type="float">
            <text:p>9.3</text:p>
          </table:table-cell>
          <table:table-cell table:number-columns-repeated="2" table:style-name="ce83" office:value-type="float" office:value="0" calcext:value-type="float">
            <text:p>0</text:p>
          </table:table-cell>
          <table:table-cell table:style-name="ce91" table:formula="of:=MIN(SUM(SUM([.E90:.J90])/10; [.K90];[.L90]); 10)" office:value-type="float" office:value="8.63" calcext:value-type="float">
            <text:p>8.63</text:p>
          </table:table-cell>
          <table:table-cell table:style-name="ce94" table:formula="of:=ROUND([.M90];1)" office:value-type="float" office:value="8.6" calcext:value-type="float">
            <text:p>8.6</text:p>
          </table:table-cell>
          <table:table-cell table:style-name="ce180" table:formula="of:=MROUND(TRUNC([.M90];1);0.5)" office:value-type="float" office:value="8.5" calcext:value-type="float">
            <text:p>8.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91]" office:value-type="float" office:value="45" calcext:value-type="float" table:number-columns-spanned="1" table:number-rows-spanned="2">
            <text:p>45</text:p>
          </table:table-cell>
          <table:table-cell table:style-name="ce180" table:formula="of:=[$'Student Info'.D91]" office:value-type="string" office:string-value="Ries" calcext:value-type="string">
            <text:p>Ries</text:p>
          </table:table-cell>
          <table:table-cell table:style-name="ce180" table:formula="of:=[$'Student Info'.C91]" office:value-type="string" office:string-value="Meijssen" calcext:value-type="string">
            <text:p>Meijssen</text:p>
          </table:table-cell>
          <table:table-cell table:style-name="ce180" table:formula="of:=[$'Student Info'.A91]" office:value-type="float" office:value="4598830" calcext:value-type="float">
            <text:p>4598830</text:p>
          </table:table-cell>
          <table:table-cell table:style-name="ce83" table:formula="of:=[$Sheet5.B91]" office:value-type="float" office:value="19" calcext:value-type="float">
            <text:p>19</text:p>
          </table:table-cell>
          <table:table-cell table:style-name="ce83" table:formula="of:=[$Sheet5.C91]" office:value-type="float" office:value="16" calcext:value-type="float">
            <text:p>16</text:p>
          </table:table-cell>
          <table:table-cell table:style-name="ce83" table:formula="of:=[$Sheet5.D91]" office:value-type="float" office:value="33" calcext:value-type="float">
            <text:p>33</text:p>
          </table:table-cell>
          <table:table-cell table:style-name="ce83" table:formula="of:=[$Sheet5.E91]" office:value-type="float" office:value="10" calcext:value-type="float">
            <text:p>10</text:p>
          </table:table-cell>
          <table:table-cell table:style-name="ce83" table:formula="of:=[$Sheet5.F91]" office:value-type="float" office:value="0" calcext:value-type="float">
            <text:p>0</text:p>
          </table:table-cell>
          <table:table-cell table:style-name="ce83" table:formula="of:=[$Sheet5.G91]" office:value-type="float" office:value="6.8" calcext:value-type="float">
            <text:p>6.8</text:p>
          </table:table-cell>
          <table:table-cell table:number-columns-repeated="2" table:style-name="ce83" office:value-type="float" office:value="0" calcext:value-type="float">
            <text:p>0</text:p>
          </table:table-cell>
          <table:table-cell table:style-name="ce91" table:formula="of:=MIN(SUM(SUM([.E91:.J91])/10; [.K91];[.L91]); 10)" office:value-type="float" office:value="8.48" calcext:value-type="float">
            <text:p>8.48</text:p>
          </table:table-cell>
          <table:table-cell table:style-name="ce94" table:formula="of:=ROUND([.M91];1)" office:value-type="float" office:value="8.5" calcext:value-type="float">
            <text:p>8.5</text:p>
          </table:table-cell>
          <table:table-cell table:style-name="ce180" table:formula="of:=MROUND(TRUNC([.M91];1);0.5)" office:value-type="float" office:value="8.5" calcext:value-type="float">
            <text:p>8.5</text:p>
          </table:table-cell>
          <table:table-cell table:style-name="ce97"/>
          <table:table-cell table:style-name="ce180" table:formula="of:=[$Sheet5.A91]" office:value-type="float" office:value="45" calcext:value-type="float" table:number-columns-spanned="1" table:number-rows-spanned="2">
            <text:p>4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92]" office:value-type="string" office:string-value="Susan" calcext:value-type="string">
            <text:p>Susan</text:p>
          </table:table-cell>
          <table:table-cell table:style-name="ce180" table:formula="of:=[$'Student Info'.C92]" office:value-type="string" office:string-value="Potters" calcext:value-type="string">
            <text:p>Potters</text:p>
          </table:table-cell>
          <table:table-cell table:style-name="ce180" table:formula="of:=[$'Student Info'.A92]" office:value-type="float" office:value="4570642" calcext:value-type="float">
            <text:p>4570642</text:p>
          </table:table-cell>
          <table:table-cell table:style-name="ce84" table:formula="of:=[.E91]" office:value-type="float" office:value="19" calcext:value-type="float">
            <text:p>19</text:p>
          </table:table-cell>
          <table:table-cell table:style-name="ce84" table:formula="of:=[.F91]" office:value-type="float" office:value="16" calcext:value-type="float">
            <text:p>16</text:p>
          </table:table-cell>
          <table:table-cell table:style-name="ce84" table:formula="of:=[.G91]" office:value-type="float" office:value="33" calcext:value-type="float">
            <text:p>33</text:p>
          </table:table-cell>
          <table:table-cell table:style-name="ce84" table:formula="of:=[.H91]" office:value-type="float" office:value="10" calcext:value-type="float">
            <text:p>10</text:p>
          </table:table-cell>
          <table:table-cell table:style-name="ce84" table:formula="of:=[.I91]" office:value-type="float" office:value="0" calcext:value-type="float">
            <text:p>0</text:p>
          </table:table-cell>
          <table:table-cell table:style-name="ce84" table:formula="of:=[.J91]" office:value-type="float" office:value="6.8" calcext:value-type="float">
            <text:p>6.8</text:p>
          </table:table-cell>
          <table:table-cell table:number-columns-repeated="2" table:style-name="ce83" office:value-type="float" office:value="0" calcext:value-type="float">
            <text:p>0</text:p>
          </table:table-cell>
          <table:table-cell table:style-name="ce91" table:formula="of:=MIN(SUM(SUM([.E92:.J92])/10; [.K92];[.L92]); 10)" office:value-type="float" office:value="8.48" calcext:value-type="float">
            <text:p>8.48</text:p>
          </table:table-cell>
          <table:table-cell table:style-name="ce94" table:formula="of:=ROUND([.M92];1)" office:value-type="float" office:value="8.5" calcext:value-type="float">
            <text:p>8.5</text:p>
          </table:table-cell>
          <table:table-cell table:style-name="ce180" table:formula="of:=MROUND(TRUNC([.M92];1);0.5)" office:value-type="float" office:value="8.5" calcext:value-type="float">
            <text:p>8.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93]" office:value-type="float" office:value="46" calcext:value-type="float" table:number-columns-spanned="1" table:number-rows-spanned="2">
            <text:p>46</text:p>
          </table:table-cell>
          <table:table-cell table:style-name="ce180" table:formula="of:=[$'Student Info'.D93]" office:value-type="string" office:string-value="Simonas" calcext:value-type="string">
            <text:p>Simonas</text:p>
          </table:table-cell>
          <table:table-cell table:style-name="ce180" table:formula="of:=[$'Student Info'.C93]" office:value-type="string" office:string-value="Draukšas" calcext:value-type="string">
            <text:p>Draukšas</text:p>
          </table:table-cell>
          <table:table-cell table:style-name="ce180" table:formula="of:=[$'Student Info'.A93]" office:value-type="float" office:value="5384559" calcext:value-type="float">
            <text:p>5384559</text:p>
          </table:table-cell>
          <table:table-cell table:style-name="ce83" table:formula="of:=[$Sheet5.B93]" office:value-type="float" office:value="21" calcext:value-type="float">
            <text:p>21</text:p>
          </table:table-cell>
          <table:table-cell table:style-name="ce83" table:formula="of:=[$Sheet5.C93]" office:value-type="float" office:value="16" calcext:value-type="float">
            <text:p>16</text:p>
          </table:table-cell>
          <table:table-cell table:style-name="ce83" table:formula="of:=[$Sheet5.D93]" office:value-type="float" office:value="35" calcext:value-type="float">
            <text:p>35</text:p>
          </table:table-cell>
          <table:table-cell table:style-name="ce83" table:formula="of:=[$Sheet5.E93]" office:value-type="float" office:value="10" calcext:value-type="float">
            <text:p>10</text:p>
          </table:table-cell>
          <table:table-cell table:style-name="ce83" table:formula="of:=[$Sheet5.F93]" office:value-type="float" office:value="0" calcext:value-type="float">
            <text:p>0</text:p>
          </table:table-cell>
          <table:table-cell table:style-name="ce83" table:formula="of:=[$Sheet5.G93]"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93:.J93])/10; [.K93];[.L93]); 10)" office:value-type="float" office:value="8.95" calcext:value-type="float">
            <text:p>8.95</text:p>
          </table:table-cell>
          <table:table-cell table:style-name="ce94" table:formula="of:=ROUND([.M93];1)" office:value-type="float" office:value="9" calcext:value-type="float">
            <text:p>9.0</text:p>
          </table:table-cell>
          <table:table-cell table:style-name="ce180" table:formula="of:=MROUND(TRUNC([.M93];1);0.5)" office:value-type="float" office:value="9" calcext:value-type="float">
            <text:p>9</text:p>
          </table:table-cell>
          <table:table-cell table:style-name="ce97"/>
          <table:table-cell table:style-name="ce180" table:formula="of:=[$Sheet5.A93]" office:value-type="float" office:value="46" calcext:value-type="float" table:number-columns-spanned="1" table:number-rows-spanned="2">
            <text:p>4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94]" office:value-type="string" office:string-value="Nishant" calcext:value-type="string">
            <text:p>Nishant</text:p>
          </table:table-cell>
          <table:table-cell table:style-name="ce180" table:formula="of:=[$'Student Info'.C94]" office:value-type="string" office:string-value="Rajesh" calcext:value-type="string">
            <text:p>Rajesh</text:p>
          </table:table-cell>
          <table:table-cell table:style-name="ce180" table:formula="of:=[$'Student Info'.A94]" office:value-type="float" office:value="5229766" calcext:value-type="float">
            <text:p>5229766</text:p>
          </table:table-cell>
          <table:table-cell table:style-name="ce84" table:formula="of:=[.E93]" office:value-type="float" office:value="21" calcext:value-type="float">
            <text:p>21</text:p>
          </table:table-cell>
          <table:table-cell table:style-name="ce84" table:formula="of:=[.F93]" office:value-type="float" office:value="16" calcext:value-type="float">
            <text:p>16</text:p>
          </table:table-cell>
          <table:table-cell table:style-name="ce84" table:formula="of:=[.G93]" office:value-type="float" office:value="35" calcext:value-type="float">
            <text:p>35</text:p>
          </table:table-cell>
          <table:table-cell table:style-name="ce84" table:formula="of:=[.H93]" office:value-type="float" office:value="10" calcext:value-type="float">
            <text:p>10</text:p>
          </table:table-cell>
          <table:table-cell table:style-name="ce84" table:formula="of:=[.I93]" office:value-type="float" office:value="0" calcext:value-type="float">
            <text:p>0</text:p>
          </table:table-cell>
          <table:table-cell table:style-name="ce84" table:formula="of:=[.J93]"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94:.J94])/10; [.K94];[.L94]); 10)" office:value-type="float" office:value="8.95" calcext:value-type="float">
            <text:p>8.95</text:p>
          </table:table-cell>
          <table:table-cell table:style-name="ce94" table:formula="of:=ROUND([.M94];1)" office:value-type="float" office:value="9" calcext:value-type="float">
            <text:p>9.0</text:p>
          </table:table-cell>
          <table:table-cell table:style-name="ce180" table:formula="of:=MROUND(TRUNC([.M94];1);0.5)" office:value-type="float" office:value="9" calcext:value-type="float">
            <text:p>9</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95]" office:value-type="float" office:value="47" calcext:value-type="float" table:number-columns-spanned="1" table:number-rows-spanned="2">
            <text:p>47</text:p>
          </table:table-cell>
          <table:table-cell table:style-name="ce180" table:formula="of:=[$'Student Info'.D95]" office:value-type="string" office:string-value="Ibón" calcext:value-type="string">
            <text:p>Ibón</text:p>
          </table:table-cell>
          <table:table-cell table:style-name="ce180" table:formula="of:=[$'Student Info'.C95]" office:value-type="string" office:string-value="Gracia Merino" calcext:value-type="string">
            <text:p>Gracia Merino</text:p>
          </table:table-cell>
          <table:table-cell table:style-name="ce180" table:formula="of:=[$'Student Info'.A95]" office:value-type="float" office:value="5358779" calcext:value-type="float">
            <text:p>5358779</text:p>
          </table:table-cell>
          <table:table-cell table:style-name="ce83" table:formula="of:=[$Sheet5.B95]" office:value-type="float" office:value="21" calcext:value-type="float">
            <text:p>21</text:p>
          </table:table-cell>
          <table:table-cell table:style-name="ce83" table:formula="of:=[$Sheet5.C95]" office:value-type="float" office:value="16" calcext:value-type="float">
            <text:p>16</text:p>
          </table:table-cell>
          <table:table-cell table:style-name="ce83" table:formula="of:=[$Sheet5.D95]" office:value-type="float" office:value="35" calcext:value-type="float">
            <text:p>35</text:p>
          </table:table-cell>
          <table:table-cell table:style-name="ce83" table:formula="of:=[$Sheet5.E95]" office:value-type="float" office:value="10" calcext:value-type="float">
            <text:p>10</text:p>
          </table:table-cell>
          <table:table-cell table:style-name="ce83" table:formula="of:=[$Sheet5.F95]" office:value-type="float" office:value="0" calcext:value-type="float">
            <text:p>0</text:p>
          </table:table-cell>
          <table:table-cell table:style-name="ce83" table:formula="of:=[$Sheet5.G95]" office:value-type="float" office:value="7.1" calcext:value-type="float">
            <text:p>7.1</text:p>
          </table:table-cell>
          <table:table-cell table:number-columns-repeated="2" table:style-name="ce83" office:value-type="float" office:value="0" calcext:value-type="float">
            <text:p>0</text:p>
          </table:table-cell>
          <table:table-cell table:style-name="ce91" table:formula="of:=MIN(SUM(SUM([.E95:.J95])/10; [.K95];[.L95]); 10)" office:value-type="float" office:value="8.91" calcext:value-type="float">
            <text:p>8.91</text:p>
          </table:table-cell>
          <table:table-cell table:style-name="ce94" table:formula="of:=ROUND([.M95];1)" office:value-type="float" office:value="8.9" calcext:value-type="float">
            <text:p>8.9</text:p>
          </table:table-cell>
          <table:table-cell table:style-name="ce180" table:formula="of:=MROUND(TRUNC([.M95];1);0.5)" office:value-type="float" office:value="9" calcext:value-type="float">
            <text:p>9</text:p>
          </table:table-cell>
          <table:table-cell table:style-name="ce97"/>
          <table:table-cell table:style-name="ce180" table:formula="of:=[$Sheet5.A95]" office:value-type="float" office:value="47" calcext:value-type="float" table:number-columns-spanned="1" table:number-rows-spanned="2">
            <text:p>4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96]" office:value-type="string" office:string-value="Daniel" calcext:value-type="string">
            <text:p>Daniel</text:p>
          </table:table-cell>
          <table:table-cell table:style-name="ce180" table:formula="of:=[$'Student Info'.C96]" office:value-type="string" office:string-value="Salgado Varela" calcext:value-type="string">
            <text:p>Salgado Varela</text:p>
          </table:table-cell>
          <table:table-cell table:style-name="ce180" table:formula="of:=[$'Student Info'.A96]" office:value-type="float" office:value="5321263" calcext:value-type="float">
            <text:p>5321263</text:p>
          </table:table-cell>
          <table:table-cell table:style-name="ce84" table:formula="of:=[.E95]" office:value-type="float" office:value="21" calcext:value-type="float">
            <text:p>21</text:p>
          </table:table-cell>
          <table:table-cell table:style-name="ce84" table:formula="of:=[.F95]" office:value-type="float" office:value="16" calcext:value-type="float">
            <text:p>16</text:p>
          </table:table-cell>
          <table:table-cell table:style-name="ce84" table:formula="of:=[.G95]" office:value-type="float" office:value="35" calcext:value-type="float">
            <text:p>35</text:p>
          </table:table-cell>
          <table:table-cell table:style-name="ce84" table:formula="of:=[.H95]" office:value-type="float" office:value="10" calcext:value-type="float">
            <text:p>10</text:p>
          </table:table-cell>
          <table:table-cell table:style-name="ce84" table:formula="of:=[.I95]" office:value-type="float" office:value="0" calcext:value-type="float">
            <text:p>0</text:p>
          </table:table-cell>
          <table:table-cell table:style-name="ce84" table:formula="of:=[.J95]" office:value-type="float" office:value="7.1" calcext:value-type="float">
            <text:p>7.1</text:p>
          </table:table-cell>
          <table:table-cell table:number-columns-repeated="2" table:style-name="ce83" office:value-type="float" office:value="0" calcext:value-type="float">
            <text:p>0</text:p>
          </table:table-cell>
          <table:table-cell table:style-name="ce91" table:formula="of:=MIN(SUM(SUM([.E96:.J96])/10; [.K96];[.L96]); 10)" office:value-type="float" office:value="8.91" calcext:value-type="float">
            <text:p>8.91</text:p>
          </table:table-cell>
          <table:table-cell table:style-name="ce94" table:formula="of:=ROUND([.M96];1)" office:value-type="float" office:value="8.9" calcext:value-type="float">
            <text:p>8.9</text:p>
          </table:table-cell>
          <table:table-cell table:style-name="ce180" table:formula="of:=MROUND(TRUNC([.M96];1);0.5)" office:value-type="float" office:value="9" calcext:value-type="float">
            <text:p>9</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97]" office:value-type="float" office:value="48" calcext:value-type="float" table:number-columns-spanned="1" table:number-rows-spanned="2">
            <text:p>48</text:p>
          </table:table-cell>
          <table:table-cell table:style-name="ce180" table:formula="of:=[$'Student Info'.D97]" office:value-type="string" office:string-value="Yuxiang" calcext:value-type="string">
            <text:p>Yuxiang</text:p>
          </table:table-cell>
          <table:table-cell table:style-name="ce180" table:formula="of:=[$'Student Info'.C97]" office:value-type="string" office:string-value="Liu" calcext:value-type="string">
            <text:p>Liu</text:p>
          </table:table-cell>
          <table:table-cell table:style-name="ce180" table:formula="of:=[$'Student Info'.A97]" office:value-type="float" office:value="5055547" calcext:value-type="float">
            <text:p>5055547</text:p>
          </table:table-cell>
          <table:table-cell table:style-name="ce83" table:formula="of:=[$Sheet5.B97]" office:value-type="float" office:value="19" calcext:value-type="float">
            <text:p>19</text:p>
          </table:table-cell>
          <table:table-cell table:style-name="ce83" table:formula="of:=[$Sheet5.C97]" office:value-type="float" office:value="16" calcext:value-type="float">
            <text:p>16</text:p>
          </table:table-cell>
          <table:table-cell table:style-name="ce83" table:formula="of:=[$Sheet5.D97]" office:value-type="float" office:value="35" calcext:value-type="float">
            <text:p>35</text:p>
          </table:table-cell>
          <table:table-cell table:style-name="ce83" table:formula="of:=[$Sheet5.E97]" office:value-type="float" office:value="10" calcext:value-type="float">
            <text:p>10</text:p>
          </table:table-cell>
          <table:table-cell table:style-name="ce83" table:formula="of:=[$Sheet5.F97]" office:value-type="float" office:value="0" calcext:value-type="float">
            <text:p>0</text:p>
          </table:table-cell>
          <table:table-cell table:style-name="ce83" table:formula="of:=[$Sheet5.G97]"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97:.J97])/10; [.K97];[.L97]); 10)" office:value-type="float" office:value="8.8" calcext:value-type="float">
            <text:p>8.8</text:p>
          </table:table-cell>
          <table:table-cell table:style-name="ce94" table:formula="of:=ROUND([.M97];1)" office:value-type="float" office:value="8.8" calcext:value-type="float">
            <text:p>8.8</text:p>
          </table:table-cell>
          <table:table-cell table:style-name="ce180" table:formula="of:=MROUND(TRUNC([.M97];1);0.5)" office:value-type="float" office:value="9" calcext:value-type="float">
            <text:p>9</text:p>
          </table:table-cell>
          <table:table-cell table:style-name="ce97"/>
          <table:table-cell table:style-name="ce180" table:formula="of:=[$Sheet5.A97]" office:value-type="float" office:value="48" calcext:value-type="float" table:number-columns-spanned="1" table:number-rows-spanned="2">
            <text:p>4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98]" office:value-type="string" office:string-value="JIAXUAN" calcext:value-type="string">
            <text:p>JIAXUAN</text:p>
          </table:table-cell>
          <table:table-cell table:style-name="ce180" table:formula="of:=[$'Student Info'.C98]" office:value-type="string" office:string-value="ZHANG" calcext:value-type="string">
            <text:p>ZHANG</text:p>
          </table:table-cell>
          <table:table-cell table:style-name="ce180" table:formula="of:=[$'Student Info'.A98]" office:value-type="float" office:value="5258162" calcext:value-type="float">
            <text:p>5258162</text:p>
          </table:table-cell>
          <table:table-cell table:style-name="ce84" table:formula="of:=[.E97]" office:value-type="float" office:value="19" calcext:value-type="float">
            <text:p>19</text:p>
          </table:table-cell>
          <table:table-cell table:style-name="ce84" table:formula="of:=[.F97]" office:value-type="float" office:value="16" calcext:value-type="float">
            <text:p>16</text:p>
          </table:table-cell>
          <table:table-cell table:style-name="ce84" table:formula="of:=[.G97]" office:value-type="float" office:value="35" calcext:value-type="float">
            <text:p>35</text:p>
          </table:table-cell>
          <table:table-cell table:style-name="ce84" table:formula="of:=[.H97]" office:value-type="float" office:value="10" calcext:value-type="float">
            <text:p>10</text:p>
          </table:table-cell>
          <table:table-cell table:style-name="ce84" table:formula="of:=[.I97]" office:value-type="float" office:value="0" calcext:value-type="float">
            <text:p>0</text:p>
          </table:table-cell>
          <table:table-cell table:style-name="ce84" table:formula="of:=[.J97]"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98:.J98])/10; [.K98];[.L98]); 10)" office:value-type="float" office:value="8.8" calcext:value-type="float">
            <text:p>8.8</text:p>
          </table:table-cell>
          <table:table-cell table:style-name="ce94" table:formula="of:=ROUND([.M98];1)" office:value-type="float" office:value="8.8" calcext:value-type="float">
            <text:p>8.8</text:p>
          </table:table-cell>
          <table:table-cell table:style-name="ce180" table:formula="of:=MROUND(TRUNC([.M98];1);0.5)" office:value-type="float" office:value="9" calcext:value-type="float">
            <text:p>9</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2" table:formula="of:=[$Sheet5.A99]" office:value-type="float" office:value="49" calcext:value-type="float" table:number-columns-spanned="1" table:number-rows-spanned="2">
            <text:p>49</text:p>
          </table:table-cell>
          <table:table-cell table:style-name="ce182" table:formula="of:=[$'Student Info'.D99]" office:value-type="string" office:string-value="Mosab" calcext:value-type="string">
            <text:p>Mosab</text:p>
          </table:table-cell>
          <table:table-cell table:style-name="ce182" table:formula="of:=[$'Student Info'.C99]" office:value-type="string" office:string-value="Mosab Ahmed Elsadig Diab" calcext:value-type="string">
            <text:p>Mosab Ahmed Elsadig Diab</text:p>
          </table:table-cell>
          <table:table-cell table:style-name="ce182" table:formula="of:=[$'Student Info'.A99]" office:value-type="float" office:value="5221331" calcext:value-type="float">
            <text:p>5221331</text:p>
          </table:table-cell>
          <table:table-cell table:style-name="ce202" table:formula="of:=[$Sheet5.B99]" office:value-type="float" office:value="14" calcext:value-type="float">
            <text:p>14</text:p>
          </table:table-cell>
          <table:table-cell table:style-name="ce202" table:formula="of:=[$Sheet5.C99]" office:value-type="float" office:value="6" calcext:value-type="float">
            <text:p>6</text:p>
          </table:table-cell>
          <table:table-cell table:style-name="ce202" table:formula="of:=[$Sheet5.D99]" office:value-type="float" office:value="4.5" calcext:value-type="float">
            <text:p>4.5</text:p>
          </table:table-cell>
          <table:table-cell table:style-name="ce202" table:formula="of:=[$Sheet5.E99]" office:value-type="float" office:value="0" calcext:value-type="float">
            <text:p>0</text:p>
          </table:table-cell>
          <table:table-cell table:style-name="ce202" table:formula="of:=[$Sheet5.F99]" office:value-type="float" office:value="0" calcext:value-type="float">
            <text:p>0</text:p>
          </table:table-cell>
          <table:table-cell table:style-name="ce202" table:formula="of:=[$Sheet5.G99]" office:value-type="float" office:value="7.9" calcext:value-type="float">
            <text:p>7.9</text:p>
          </table:table-cell>
          <table:table-cell table:number-columns-repeated="2" table:style-name="ce202" office:value-type="float" office:value="0" calcext:value-type="float">
            <text:p>0</text:p>
          </table:table-cell>
          <table:table-cell table:style-name="ce215" table:formula="of:=MIN(SUM(SUM([.E99:.J99])/10; [.K99];[.L99]); 10)" office:value-type="float" office:value="3.24" calcext:value-type="float">
            <text:p>3.24</text:p>
          </table:table-cell>
          <table:table-cell table:style-name="ce221" table:formula="of:=ROUND([.M99];1)" office:value-type="float" office:value="3.2" calcext:value-type="float">
            <text:p>3.2</text:p>
          </table:table-cell>
          <table:table-cell table:style-name="ce182" table:formula="of:=MROUND(TRUNC([.M99];1);0.5)" office:value-type="float" office:value="3" calcext:value-type="float">
            <text:p>3</text:p>
          </table:table-cell>
          <table:table-cell table:style-name="ce228"/>
          <table:table-cell table:style-name="ce182" table:formula="of:=[$Sheet5.A99]" office:value-type="float" office:value="49" calcext:value-type="float" table:number-columns-spanned="1" table:number-rows-spanned="2">
            <text:p>4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3"/>
          <table:table-cell table:style-name="ce182" table:formula="of:=[$'Student Info'.D100]" office:value-type="float" office:value="0" calcext:value-type="float">
            <text:p>0</text:p>
          </table:table-cell>
          <table:table-cell table:style-name="ce182" table:formula="of:=[$'Student Info'.C100]" office:value-type="float" office:value="0" calcext:value-type="float">
            <text:p>0</text:p>
          </table:table-cell>
          <table:table-cell table:style-name="ce182" table:formula="of:=[$'Student Info'.A100]" office:value-type="float" office:value="0" calcext:value-type="float">
            <text:p>0</text:p>
          </table:table-cell>
          <table:table-cell table:style-name="ce203" table:formula="of:=[.E99]" office:value-type="float" office:value="14" calcext:value-type="float">
            <text:p>14</text:p>
          </table:table-cell>
          <table:table-cell table:style-name="ce203" table:formula="of:=[.F99]" office:value-type="float" office:value="6" calcext:value-type="float">
            <text:p>6</text:p>
          </table:table-cell>
          <table:table-cell table:style-name="ce203" table:formula="of:=[.G99]" office:value-type="float" office:value="4.5" calcext:value-type="float">
            <text:p>4.5</text:p>
          </table:table-cell>
          <table:table-cell table:style-name="ce203" table:formula="of:=[.H99]" office:value-type="float" office:value="0" calcext:value-type="float">
            <text:p>0</text:p>
          </table:table-cell>
          <table:table-cell table:style-name="ce203" table:formula="of:=[.I99]" office:value-type="float" office:value="0" calcext:value-type="float">
            <text:p>0</text:p>
          </table:table-cell>
          <table:table-cell table:style-name="ce203" table:formula="of:=[.J99]" office:value-type="float" office:value="7.9" calcext:value-type="float">
            <text:p>7.9</text:p>
          </table:table-cell>
          <table:table-cell table:number-columns-repeated="2" table:style-name="ce202" office:value-type="float" office:value="0" calcext:value-type="float">
            <text:p>0</text:p>
          </table:table-cell>
          <table:table-cell table:style-name="ce215" table:formula="of:=MIN(SUM(SUM([.E100:.J100])/10; [.K100];[.L100]); 10)" office:value-type="float" office:value="3.24" calcext:value-type="float">
            <text:p>3.24</text:p>
          </table:table-cell>
          <table:table-cell table:style-name="ce221" table:formula="of:=ROUND([.M100];1)" office:value-type="float" office:value="3.2" calcext:value-type="float">
            <text:p>3.2</text:p>
          </table:table-cell>
          <table:table-cell table:style-name="ce182" table:formula="of:=MROUND(TRUNC([.M100];1);0.5)" office:value-type="float" office:value="3" calcext:value-type="float">
            <text:p>3</text:p>
          </table:table-cell>
          <table:table-cell table:style-name="ce228"/>
          <table:covered-table-cell table:style-name="ce182"/>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01]" office:value-type="float" office:value="50" calcext:value-type="float" table:number-columns-spanned="1" table:number-rows-spanned="2">
            <text:p>50</text:p>
          </table:table-cell>
          <table:table-cell table:style-name="ce180" table:formula="of:=[$'Student Info'.D101]" office:value-type="string" office:string-value="Cas" calcext:value-type="string">
            <text:p>Cas</text:p>
          </table:table-cell>
          <table:table-cell table:style-name="ce180" table:formula="of:=[$'Student Info'.C101]" office:value-type="string" office:string-value="van Rijn" calcext:value-type="string">
            <text:p>van Rijn</text:p>
          </table:table-cell>
          <table:table-cell table:style-name="ce180" table:formula="of:=[$'Student Info'.A101]" office:value-type="float" office:value="4690249" calcext:value-type="float">
            <text:p>4690249</text:p>
          </table:table-cell>
          <table:table-cell table:style-name="ce83" table:formula="of:=[$Sheet5.B101]" office:value-type="float" office:value="16" calcext:value-type="float">
            <text:p>16</text:p>
          </table:table-cell>
          <table:table-cell table:style-name="ce83" table:formula="of:=[$Sheet5.C101]" office:value-type="float" office:value="16" calcext:value-type="float">
            <text:p>16</text:p>
          </table:table-cell>
          <table:table-cell table:style-name="ce83" table:formula="of:=[$Sheet5.D101]" office:value-type="float" office:value="31" calcext:value-type="float">
            <text:p>31</text:p>
          </table:table-cell>
          <table:table-cell table:style-name="ce83" table:formula="of:=[$Sheet5.E101]" office:value-type="float" office:value="7" calcext:value-type="float">
            <text:p>7</text:p>
          </table:table-cell>
          <table:table-cell table:style-name="ce83" table:formula="of:=[$Sheet5.F101]" office:value-type="float" office:value="0" calcext:value-type="float">
            <text:p>0</text:p>
          </table:table-cell>
          <table:table-cell table:style-name="ce83" table:formula="of:=[$Sheet5.G10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1:.J101])/10; [.K101];[.L101]); 10)" office:value-type="float" office:value="7.2" calcext:value-type="float">
            <text:p>7.2</text:p>
          </table:table-cell>
          <table:table-cell table:style-name="ce94" table:formula="of:=ROUND([.M101];1)" office:value-type="float" office:value="7.2" calcext:value-type="float">
            <text:p>7.2</text:p>
          </table:table-cell>
          <table:table-cell table:style-name="ce180" table:formula="of:=MROUND(TRUNC([.M101];1);0.5)" office:value-type="float" office:value="7" calcext:value-type="float">
            <text:p>7</text:p>
          </table:table-cell>
          <table:table-cell table:style-name="ce97"/>
          <table:table-cell table:style-name="ce180" table:formula="of:=[$Sheet5.A101]" office:value-type="float" office:value="50" calcext:value-type="float" table:number-columns-spanned="1" table:number-rows-spanned="2">
            <text:p>5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Default"/>
          <table:table-cell table:style-name="ce180" table:formula="of:=[$'Student Info'.D102]" office:value-type="string" office:string-value="Jari" calcext:value-type="string">
            <text:p>Jari</text:p>
          </table:table-cell>
          <table:table-cell table:style-name="ce180" table:formula="of:=[$'Student Info'.C102]" office:value-type="string" office:string-value="Malfliet" calcext:value-type="string">
            <text:p>Malfliet</text:p>
          </table:table-cell>
          <table:table-cell table:style-name="ce180" table:formula="of:=[$'Student Info'.A102]" office:value-type="float" office:value="4668626" calcext:value-type="float">
            <text:p>4668626</text:p>
          </table:table-cell>
          <table:table-cell table:style-name="ce84" table:formula="of:=[.E101]" office:value-type="float" office:value="16" calcext:value-type="float">
            <text:p>16</text:p>
          </table:table-cell>
          <table:table-cell table:style-name="ce84" table:formula="of:=[.F101]" office:value-type="float" office:value="16" calcext:value-type="float">
            <text:p>16</text:p>
          </table:table-cell>
          <table:table-cell table:style-name="ce84" table:formula="of:=[.G101]" office:value-type="float" office:value="31" calcext:value-type="float">
            <text:p>31</text:p>
          </table:table-cell>
          <table:table-cell table:style-name="ce84" table:formula="of:=[.H101]" office:value-type="float" office:value="7" calcext:value-type="float">
            <text:p>7</text:p>
          </table:table-cell>
          <table:table-cell table:style-name="ce84" table:formula="of:=[.I101]" office:value-type="float" office:value="0" calcext:value-type="float">
            <text:p>0</text:p>
          </table:table-cell>
          <table:table-cell table:style-name="ce84" table:formula="of:=[.J10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2:.J102])/10; [.K102];[.L102]); 10)" office:value-type="float" office:value="7.2" calcext:value-type="float">
            <text:p>7.2</text:p>
          </table:table-cell>
          <table:table-cell table:style-name="ce94" table:formula="of:=ROUND([.M102];1)" office:value-type="float" office:value="7.2" calcext:value-type="float">
            <text:p>7.2</text:p>
          </table:table-cell>
          <table:table-cell table:style-name="ce180" table:formula="of:=MROUND(TRUNC([.M102];1);0.5)" office:value-type="float" office:value="7" calcext:value-type="float">
            <text:p>7</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03]" office:value-type="float" office:value="51" calcext:value-type="float" table:number-columns-spanned="1" table:number-rows-spanned="2">
            <text:p>51</text:p>
          </table:table-cell>
          <table:table-cell table:style-name="ce180" table:formula="of:=[$'Student Info'.D103]" office:value-type="string" office:string-value="Pepijn" calcext:value-type="string">
            <text:p>Pepijn</text:p>
          </table:table-cell>
          <table:table-cell table:style-name="ce180" table:formula="of:=[$'Student Info'.C103]" office:value-type="string" office:string-value="Bogaard" calcext:value-type="string">
            <text:p>Bogaard</text:p>
          </table:table-cell>
          <table:table-cell table:style-name="ce180" table:formula="of:=[$'Student Info'.A103]" office:value-type="float" office:value="4217489" calcext:value-type="float">
            <text:p>4217489</text:p>
          </table:table-cell>
          <table:table-cell table:style-name="ce83" table:formula="of:=[$Sheet5.B103]" office:value-type="float" office:value="16" calcext:value-type="float">
            <text:p>16</text:p>
          </table:table-cell>
          <table:table-cell table:style-name="ce83" table:formula="of:=[$Sheet5.C103]" office:value-type="float" office:value="0" calcext:value-type="float">
            <text:p>0</text:p>
          </table:table-cell>
          <table:table-cell table:style-name="ce83" table:formula="of:=[$Sheet5.D103]" office:value-type="float" office:value="23.5" calcext:value-type="float">
            <text:p>23.5</text:p>
          </table:table-cell>
          <table:table-cell table:style-name="ce83" table:formula="of:=[$Sheet5.E103]" office:value-type="float" office:value="10" calcext:value-type="float">
            <text:p>10</text:p>
          </table:table-cell>
          <table:table-cell table:style-name="ce83" table:formula="of:=[$Sheet5.F103]" office:value-type="float" office:value="6" calcext:value-type="float">
            <text:p>6</text:p>
          </table:table-cell>
          <table:table-cell table:style-name="ce83" table:formula="of:=[$Sheet5.G10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3:.J103])/10; [.K103];[.L103]); 10)" office:value-type="float" office:value="5.75" calcext:value-type="float">
            <text:p>5.75</text:p>
          </table:table-cell>
          <table:table-cell table:style-name="ce94" table:formula="of:=ROUND([.M103];1)" office:value-type="float" office:value="5.8" calcext:value-type="float">
            <text:p>5.8</text:p>
          </table:table-cell>
          <table:table-cell table:style-name="ce180" table:formula="of:=MROUND(TRUNC([.M103];1);0.5)" office:value-type="float" office:value="5.5" calcext:value-type="float">
            <text:p>5.5</text:p>
          </table:table-cell>
          <table:table-cell table:style-name="ce97"/>
          <table:table-cell table:style-name="ce180" table:formula="of:=[$Sheet5.A103]" office:value-type="float" office:value="51" calcext:value-type="float" table:number-columns-spanned="1" table:number-rows-spanned="2">
            <text:p>5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Default"/>
          <table:table-cell table:style-name="ce180" table:formula="of:=[$'Student Info'.D104]" office:value-type="string" office:string-value="Seppe" calcext:value-type="string">
            <text:p>Seppe</text:p>
          </table:table-cell>
          <table:table-cell table:style-name="ce180" table:formula="of:=[$'Student Info'.C104]" office:value-type="string" office:string-value="Kuipers" calcext:value-type="string">
            <text:p>Kuipers</text:p>
          </table:table-cell>
          <table:table-cell table:style-name="ce180" table:formula="of:=[$'Student Info'.A104]" office:value-type="float" office:value="4496248" calcext:value-type="float">
            <text:p>4496248</text:p>
          </table:table-cell>
          <table:table-cell table:style-name="ce84" table:formula="of:=[.E103]" office:value-type="float" office:value="16" calcext:value-type="float">
            <text:p>16</text:p>
          </table:table-cell>
          <table:table-cell table:style-name="ce84" table:formula="of:=[.F103]" office:value-type="float" office:value="0" calcext:value-type="float">
            <text:p>0</text:p>
          </table:table-cell>
          <table:table-cell table:style-name="ce84" table:formula="of:=[.G103]" office:value-type="float" office:value="23.5" calcext:value-type="float">
            <text:p>23.5</text:p>
          </table:table-cell>
          <table:table-cell table:style-name="ce84" table:formula="of:=[.H103]" office:value-type="float" office:value="10" calcext:value-type="float">
            <text:p>10</text:p>
          </table:table-cell>
          <table:table-cell table:style-name="ce84" table:formula="of:=[.I103]" office:value-type="float" office:value="6" calcext:value-type="float">
            <text:p>6</text:p>
          </table:table-cell>
          <table:table-cell table:style-name="ce84" table:formula="of:=[.J10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4:.J104])/10; [.K104];[.L104]); 10)" office:value-type="float" office:value="5.75" calcext:value-type="float">
            <text:p>5.75</text:p>
          </table:table-cell>
          <table:table-cell table:style-name="ce94" table:formula="of:=ROUND([.M104];1)" office:value-type="float" office:value="5.8" calcext:value-type="float">
            <text:p>5.8</text:p>
          </table:table-cell>
          <table:table-cell table:style-name="ce180" table:formula="of:=MROUND(TRUNC([.M104];1);0.5)" office:value-type="float" office:value="5.5" calcext:value-type="float">
            <text:p>5.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05]" office:value-type="float" office:value="52" calcext:value-type="float" table:number-columns-spanned="1" table:number-rows-spanned="2">
            <text:p>52</text:p>
          </table:table-cell>
          <table:table-cell table:style-name="ce180" table:formula="of:=[$'Student Info'.D105]" office:value-type="string" office:string-value="Joost" calcext:value-type="string">
            <text:p>Joost</text:p>
          </table:table-cell>
          <table:table-cell table:style-name="ce180" table:formula="of:=[$'Student Info'.C105]" office:value-type="string" office:string-value="Reniers" calcext:value-type="string">
            <text:p>Reniers</text:p>
          </table:table-cell>
          <table:table-cell table:style-name="ce180" table:formula="of:=[$'Student Info'.A105]" office:value-type="float" office:value="4368711" calcext:value-type="float">
            <text:p>4368711</text:p>
          </table:table-cell>
          <table:table-cell table:style-name="ce83" table:formula="of:=[$Sheet5.B105]" office:value-type="float" office:value="21" calcext:value-type="float">
            <text:p>21</text:p>
          </table:table-cell>
          <table:table-cell table:style-name="ce83" table:formula="of:=[$Sheet5.C105]" office:value-type="float" office:value="16" calcext:value-type="float">
            <text:p>16</text:p>
          </table:table-cell>
          <table:table-cell table:style-name="ce83" table:formula="of:=[$Sheet5.D105]" office:value-type="float" office:value="31" calcext:value-type="float">
            <text:p>31</text:p>
          </table:table-cell>
          <table:table-cell table:style-name="ce83" table:formula="of:=[$Sheet5.E105]" office:value-type="float" office:value="7" calcext:value-type="float">
            <text:p>7</text:p>
          </table:table-cell>
          <table:table-cell table:style-name="ce83" table:formula="of:=[$Sheet5.F105]" office:value-type="float" office:value="0" calcext:value-type="float">
            <text:p>0</text:p>
          </table:table-cell>
          <table:table-cell table:style-name="ce83" table:formula="of:=[$Sheet5.G105]" office:value-type="float" office:value="1" calcext:value-type="float">
            <text:p>1</text:p>
          </table:table-cell>
          <table:table-cell table:number-columns-repeated="2" table:style-name="ce83" office:value-type="float" office:value="0" calcext:value-type="float">
            <text:p>0</text:p>
          </table:table-cell>
          <table:table-cell table:style-name="ce91" table:formula="of:=MIN(SUM(SUM([.E105:.J105])/10; [.K105];[.L105]); 10)" office:value-type="float" office:value="7.6" calcext:value-type="float">
            <text:p>7.6</text:p>
          </table:table-cell>
          <table:table-cell table:style-name="ce94" table:formula="of:=ROUND([.M105];1)" office:value-type="float" office:value="7.6" calcext:value-type="float">
            <text:p>7.6</text:p>
          </table:table-cell>
          <table:table-cell table:style-name="ce180" table:formula="of:=MROUND(TRUNC([.M105];1);0.5)" office:value-type="float" office:value="7.5" calcext:value-type="float">
            <text:p>7.5</text:p>
          </table:table-cell>
          <table:table-cell table:style-name="ce97"/>
          <table:table-cell table:style-name="ce180" table:formula="of:=[$Sheet5.A105]" office:value-type="float" office:value="52" calcext:value-type="float" table:number-columns-spanned="1" table:number-rows-spanned="2">
            <text:p>5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Default"/>
          <table:table-cell table:style-name="ce180" table:formula="of:=[$'Student Info'.D106]" office:value-type="string" office:string-value="Lars" calcext:value-type="string">
            <text:p>Lars</text:p>
          </table:table-cell>
          <table:table-cell table:style-name="ce180" table:formula="of:=[$'Student Info'.C106]" office:value-type="string" office:string-value="Besselaar" calcext:value-type="string">
            <text:p>Besselaar</text:p>
          </table:table-cell>
          <table:table-cell table:style-name="ce180" table:formula="of:=[$'Student Info'.A106]" office:value-type="float" office:value="4489136" calcext:value-type="float">
            <text:p>4489136</text:p>
          </table:table-cell>
          <table:table-cell table:style-name="ce84" table:formula="of:=[.E105]" office:value-type="float" office:value="21" calcext:value-type="float">
            <text:p>21</text:p>
          </table:table-cell>
          <table:table-cell table:style-name="ce84" table:formula="of:=[.F105]" office:value-type="float" office:value="16" calcext:value-type="float">
            <text:p>16</text:p>
          </table:table-cell>
          <table:table-cell table:style-name="ce84" table:formula="of:=[.G105]" office:value-type="float" office:value="31" calcext:value-type="float">
            <text:p>31</text:p>
          </table:table-cell>
          <table:table-cell table:style-name="ce84" table:formula="of:=[.H105]" office:value-type="float" office:value="7" calcext:value-type="float">
            <text:p>7</text:p>
          </table:table-cell>
          <table:table-cell table:style-name="ce84" table:formula="of:=[.I105]" office:value-type="float" office:value="0" calcext:value-type="float">
            <text:p>0</text:p>
          </table:table-cell>
          <table:table-cell table:style-name="ce84" table:formula="of:=[.J105]" office:value-type="float" office:value="1" calcext:value-type="float">
            <text:p>1</text:p>
          </table:table-cell>
          <table:table-cell table:number-columns-repeated="2" table:style-name="ce83" office:value-type="float" office:value="0" calcext:value-type="float">
            <text:p>0</text:p>
          </table:table-cell>
          <table:table-cell table:style-name="ce91" table:formula="of:=MIN(SUM(SUM([.E106:.J106])/10; [.K106];[.L106]); 10)" office:value-type="float" office:value="7.6" calcext:value-type="float">
            <text:p>7.6</text:p>
          </table:table-cell>
          <table:table-cell table:style-name="ce94" table:formula="of:=ROUND([.M106];1)" office:value-type="float" office:value="7.6" calcext:value-type="float">
            <text:p>7.6</text:p>
          </table:table-cell>
          <table:table-cell table:style-name="ce180" table:formula="of:=MROUND(TRUNC([.M106];1);0.5)" office:value-type="float" office:value="7.5" calcext:value-type="float">
            <text:p>7.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07]" office:value-type="float" office:value="53" calcext:value-type="float" table:number-columns-spanned="1" table:number-rows-spanned="2">
            <text:p>53</text:p>
          </table:table-cell>
          <table:table-cell table:style-name="ce180" table:formula="of:=[$'Student Info'.D107]" office:value-type="string" office:string-value="Johanna" calcext:value-type="string">
            <text:p>Johanna</text:p>
          </table:table-cell>
          <table:table-cell table:style-name="ce180" table:formula="of:=[$'Student Info'.C107]" office:value-type="string" office:string-value="Probst" calcext:value-type="string">
            <text:p>Probst</text:p>
          </table:table-cell>
          <table:table-cell table:style-name="ce180" table:formula="of:=[$'Student Info'.A107]" office:value-type="float" office:value="4677498" calcext:value-type="float">
            <text:p>4677498</text:p>
          </table:table-cell>
          <table:table-cell table:style-name="ce83" table:formula="of:=[$Sheet5.B107]" office:value-type="float" office:value="20" calcext:value-type="float">
            <text:p>20</text:p>
          </table:table-cell>
          <table:table-cell table:style-name="ce83" table:formula="of:=[$Sheet5.C107]" office:value-type="float" office:value="16" calcext:value-type="float">
            <text:p>16</text:p>
          </table:table-cell>
          <table:table-cell table:style-name="ce83" table:formula="of:=[$Sheet5.D107]" office:value-type="float" office:value="35" calcext:value-type="float">
            <text:p>35</text:p>
          </table:table-cell>
          <table:table-cell table:style-name="ce83" table:formula="of:=[$Sheet5.E107]" office:value-type="float" office:value="10" calcext:value-type="float">
            <text:p>10</text:p>
          </table:table-cell>
          <table:table-cell table:style-name="ce83" table:formula="of:=[$Sheet5.F107]" office:value-type="float" office:value="0" calcext:value-type="float">
            <text:p>0</text:p>
          </table:table-cell>
          <table:table-cell table:style-name="ce83" table:formula="of:=[$Sheet5.G10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7:.J107])/10; [.K107];[.L107]); 10)" office:value-type="float" office:value="8.3" calcext:value-type="float">
            <text:p>8.3</text:p>
          </table:table-cell>
          <table:table-cell table:style-name="ce94" table:formula="of:=ROUND([.M107];1)" office:value-type="float" office:value="8.3" calcext:value-type="float">
            <text:p>8.3</text:p>
          </table:table-cell>
          <table:table-cell table:style-name="ce180" table:formula="of:=MROUND(TRUNC([.M107];1);0.5)" office:value-type="float" office:value="8.5" calcext:value-type="float">
            <text:p>8.5</text:p>
          </table:table-cell>
          <table:table-cell table:style-name="ce97"/>
          <table:table-cell table:style-name="ce180" table:formula="of:=[$Sheet5.A107]" office:value-type="float" office:value="53" calcext:value-type="float" table:number-columns-spanned="1" table:number-rows-spanned="2">
            <text:p>5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Default"/>
          <table:table-cell table:style-name="ce180" table:formula="of:=[$'Student Info'.D108]" office:value-type="string" office:string-value="Pol" calcext:value-type="string">
            <text:p>Pol</text:p>
          </table:table-cell>
          <table:table-cell table:style-name="ce180" table:formula="of:=[$'Student Info'.C108]" office:value-type="string" office:string-value="Mur Uribe" calcext:value-type="string">
            <text:p>Mur Uribe</text:p>
          </table:table-cell>
          <table:table-cell table:style-name="ce180" table:formula="of:=[$'Student Info'.A108]" office:value-type="float" office:value="5380863" calcext:value-type="float">
            <text:p>5380863</text:p>
          </table:table-cell>
          <table:table-cell table:style-name="ce84" table:formula="of:=[.E107]" office:value-type="float" office:value="20" calcext:value-type="float">
            <text:p>20</text:p>
          </table:table-cell>
          <table:table-cell table:style-name="ce84" table:formula="of:=[.F107]" office:value-type="float" office:value="16" calcext:value-type="float">
            <text:p>16</text:p>
          </table:table-cell>
          <table:table-cell table:style-name="ce84" table:formula="of:=[.G107]" office:value-type="float" office:value="35" calcext:value-type="float">
            <text:p>35</text:p>
          </table:table-cell>
          <table:table-cell table:style-name="ce84" table:formula="of:=[.H107]" office:value-type="float" office:value="10" calcext:value-type="float">
            <text:p>10</text:p>
          </table:table-cell>
          <table:table-cell table:style-name="ce84" table:formula="of:=[.I107]" office:value-type="float" office:value="0" calcext:value-type="float">
            <text:p>0</text:p>
          </table:table-cell>
          <table:table-cell table:style-name="ce84" table:formula="of:=[.J10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8:.J108])/10; [.K108];[.L108]); 10)" office:value-type="float" office:value="8.3" calcext:value-type="float">
            <text:p>8.3</text:p>
          </table:table-cell>
          <table:table-cell table:style-name="ce94" table:formula="of:=ROUND([.M108];1)" office:value-type="float" office:value="8.3" calcext:value-type="float">
            <text:p>8.3</text:p>
          </table:table-cell>
          <table:table-cell table:style-name="ce180" table:formula="of:=MROUND(TRUNC([.M108];1);0.5)" office:value-type="float" office:value="8.5" calcext:value-type="float">
            <text:p>8.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09]" office:value-type="float" office:value="54" calcext:value-type="float" table:number-columns-spanned="1" table:number-rows-spanned="2">
            <text:p>54</text:p>
          </table:table-cell>
          <table:table-cell table:style-name="ce180" table:formula="of:=[$'Student Info'.D109]" office:value-type="string" office:string-value="Demi" calcext:value-type="string">
            <text:p>Demi</text:p>
          </table:table-cell>
          <table:table-cell table:style-name="ce180" table:formula="of:=[$'Student Info'.C109]" office:value-type="string" office:string-value="Breen" calcext:value-type="string">
            <text:p>Breen</text:p>
          </table:table-cell>
          <table:table-cell table:style-name="ce180" table:formula="of:=[$'Student Info'.A109]" office:value-type="float" office:value="4591380" calcext:value-type="float">
            <text:p>4591380</text:p>
          </table:table-cell>
          <table:table-cell table:style-name="ce83" table:formula="of:=[$Sheet5.B109]" office:value-type="float" office:value="19" calcext:value-type="float">
            <text:p>19</text:p>
          </table:table-cell>
          <table:table-cell table:style-name="ce83" table:formula="of:=[$Sheet5.C109]" office:value-type="float" office:value="16" calcext:value-type="float">
            <text:p>16</text:p>
          </table:table-cell>
          <table:table-cell table:style-name="ce83" table:formula="of:=[$Sheet5.D109]" office:value-type="float" office:value="27" calcext:value-type="float">
            <text:p>27</text:p>
          </table:table-cell>
          <table:table-cell table:style-name="ce83" table:formula="of:=[$Sheet5.E109]" office:value-type="float" office:value="5" calcext:value-type="float">
            <text:p>5</text:p>
          </table:table-cell>
          <table:table-cell table:style-name="ce83" table:formula="of:=[$Sheet5.F109]" office:value-type="float" office:value="0" calcext:value-type="float">
            <text:p>0</text:p>
          </table:table-cell>
          <table:table-cell table:style-name="ce83" table:formula="of:=[$Sheet5.G10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9:.J109])/10; [.K109];[.L109]); 10)" office:value-type="float" office:value="6.9" calcext:value-type="float">
            <text:p>6.9</text:p>
          </table:table-cell>
          <table:table-cell table:style-name="ce94" table:formula="of:=ROUND([.M109];1)" office:value-type="float" office:value="6.9" calcext:value-type="float">
            <text:p>6.9</text:p>
          </table:table-cell>
          <table:table-cell table:style-name="ce180" table:formula="of:=MROUND(TRUNC([.M109];1);0.5)" office:value-type="float" office:value="7" calcext:value-type="float">
            <text:p>7</text:p>
          </table:table-cell>
          <table:table-cell table:style-name="ce97"/>
          <table:table-cell table:style-name="ce180" table:formula="of:=[$Sheet5.A109]" office:value-type="float" office:value="54" calcext:value-type="float" table:number-columns-spanned="1" table:number-rows-spanned="2">
            <text:p>5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Default"/>
          <table:table-cell table:style-name="ce180" table:formula="of:=[$'Student Info'.D110]" office:value-type="string" office:string-value="Floor" calcext:value-type="string">
            <text:p>Floor</text:p>
          </table:table-cell>
          <table:table-cell table:style-name="ce180" table:formula="of:=[$'Student Info'.C110]" office:value-type="string" office:string-value="van Lunen" calcext:value-type="string">
            <text:p>van Lunen</text:p>
          </table:table-cell>
          <table:table-cell table:style-name="ce180" table:formula="of:=[$'Student Info'.A110]" office:value-type="float" office:value="4686462" calcext:value-type="float">
            <text:p>4686462</text:p>
          </table:table-cell>
          <table:table-cell table:style-name="ce84" table:formula="of:=[.E109]" office:value-type="float" office:value="19" calcext:value-type="float">
            <text:p>19</text:p>
          </table:table-cell>
          <table:table-cell table:style-name="ce84" table:formula="of:=[.F109]" office:value-type="float" office:value="16" calcext:value-type="float">
            <text:p>16</text:p>
          </table:table-cell>
          <table:table-cell table:style-name="ce84" table:formula="of:=[.G109]" office:value-type="float" office:value="27" calcext:value-type="float">
            <text:p>27</text:p>
          </table:table-cell>
          <table:table-cell table:style-name="ce84" table:formula="of:=[.H109]" office:value-type="float" office:value="5" calcext:value-type="float">
            <text:p>5</text:p>
          </table:table-cell>
          <table:table-cell table:style-name="ce84" table:formula="of:=[.I109]" office:value-type="float" office:value="0" calcext:value-type="float">
            <text:p>0</text:p>
          </table:table-cell>
          <table:table-cell table:style-name="ce84" table:formula="of:=[.J10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0:.J110])/10; [.K110];[.L110]); 10)" office:value-type="float" office:value="6.9" calcext:value-type="float">
            <text:p>6.9</text:p>
          </table:table-cell>
          <table:table-cell table:style-name="ce94" table:formula="of:=ROUND([.M110];1)" office:value-type="float" office:value="6.9" calcext:value-type="float">
            <text:p>6.9</text:p>
          </table:table-cell>
          <table:table-cell table:style-name="ce180" table:formula="of:=MROUND(TRUNC([.M110];1);0.5)" office:value-type="float" office:value="7" calcext:value-type="float">
            <text:p>7</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11]" office:value-type="float" office:value="55" calcext:value-type="float" table:number-columns-spanned="1" table:number-rows-spanned="2">
            <text:p>55</text:p>
          </table:table-cell>
          <table:table-cell table:style-name="ce180" table:formula="of:=[$'Student Info'.D111]" office:value-type="string" office:string-value="Hassan" calcext:value-type="string">
            <text:p>Hassan</text:p>
          </table:table-cell>
          <table:table-cell table:style-name="ce180" table:formula="of:=[$'Student Info'.C111]" office:value-type="string" office:string-value="Sewailem" calcext:value-type="string">
            <text:p>Sewailem</text:p>
          </table:table-cell>
          <table:table-cell table:style-name="ce180" table:formula="of:=[$'Student Info'.A111]" office:value-type="float" office:value="4673204" calcext:value-type="float">
            <text:p>4673204</text:p>
          </table:table-cell>
          <table:table-cell table:style-name="ce83" table:formula="of:=[$Sheet5.B111]" office:value-type="float" office:value="21" calcext:value-type="float">
            <text:p>21</text:p>
          </table:table-cell>
          <table:table-cell table:style-name="ce83" table:formula="of:=[$Sheet5.C111]" office:value-type="float" office:value="16" calcext:value-type="float">
            <text:p>16</text:p>
          </table:table-cell>
          <table:table-cell table:style-name="ce83" table:formula="of:=[$Sheet5.D111]" office:value-type="float" office:value="28" calcext:value-type="float">
            <text:p>28</text:p>
          </table:table-cell>
          <table:table-cell table:style-name="ce83" table:formula="of:=[$Sheet5.E111]" office:value-type="float" office:value="4" calcext:value-type="float">
            <text:p>4</text:p>
          </table:table-cell>
          <table:table-cell table:style-name="ce83" table:formula="of:=[$Sheet5.F111]" office:value-type="float" office:value="0" calcext:value-type="float">
            <text:p>0</text:p>
          </table:table-cell>
          <table:table-cell table:style-name="ce83" table:formula="of:=[$Sheet5.G11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1:.J111])/10; [.K111];[.L111]); 10)" office:value-type="float" office:value="7.1" calcext:value-type="float">
            <text:p>7.1</text:p>
          </table:table-cell>
          <table:table-cell table:style-name="ce94" table:formula="of:=ROUND([.M111];1)" office:value-type="float" office:value="7.1" calcext:value-type="float">
            <text:p>7.1</text:p>
          </table:table-cell>
          <table:table-cell table:style-name="ce180" table:formula="of:=MROUND(TRUNC([.M111];1);0.5)" office:value-type="float" office:value="7" calcext:value-type="float">
            <text:p>7</text:p>
          </table:table-cell>
          <table:table-cell table:style-name="ce97"/>
          <table:table-cell table:style-name="ce180" table:formula="of:=[$Sheet5.A111]" office:value-type="float" office:value="55" calcext:value-type="float" table:number-columns-spanned="1" table:number-rows-spanned="2">
            <text:p>5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Default"/>
          <table:table-cell table:style-name="ce180" table:formula="of:=[$'Student Info'.D112]" office:value-type="string" office:string-value="Zhehan" calcext:value-type="string">
            <text:p>Zhehan</text:p>
          </table:table-cell>
          <table:table-cell table:style-name="ce180" table:formula="of:=[$'Student Info'.C112]" office:value-type="string" office:string-value="LI" calcext:value-type="string">
            <text:p>LI</text:p>
          </table:table-cell>
          <table:table-cell table:style-name="ce180" table:formula="of:=[$'Student Info'.A112]" office:value-type="float" office:value="5217350" calcext:value-type="float">
            <text:p>5217350</text:p>
          </table:table-cell>
          <table:table-cell table:style-name="ce84" table:formula="of:=[.E111]" office:value-type="float" office:value="21" calcext:value-type="float">
            <text:p>21</text:p>
          </table:table-cell>
          <table:table-cell table:style-name="ce84" table:formula="of:=[.F111]" office:value-type="float" office:value="16" calcext:value-type="float">
            <text:p>16</text:p>
          </table:table-cell>
          <table:table-cell table:style-name="ce84" table:formula="of:=[.G111]" office:value-type="float" office:value="28" calcext:value-type="float">
            <text:p>28</text:p>
          </table:table-cell>
          <table:table-cell table:style-name="ce84" table:formula="of:=[.H111]" office:value-type="float" office:value="4" calcext:value-type="float">
            <text:p>4</text:p>
          </table:table-cell>
          <table:table-cell table:style-name="ce84" table:formula="of:=[.I111]" office:value-type="float" office:value="0" calcext:value-type="float">
            <text:p>0</text:p>
          </table:table-cell>
          <table:table-cell table:style-name="ce84" table:formula="of:=[.J11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2:.J112])/10; [.K112];[.L112]); 10)" office:value-type="float" office:value="7.1" calcext:value-type="float">
            <text:p>7.1</text:p>
          </table:table-cell>
          <table:table-cell table:style-name="ce94" table:formula="of:=ROUND([.M112];1)" office:value-type="float" office:value="7.1" calcext:value-type="float">
            <text:p>7.1</text:p>
          </table:table-cell>
          <table:table-cell table:style-name="ce180" table:formula="of:=MROUND(TRUNC([.M112];1);0.5)" office:value-type="float" office:value="7" calcext:value-type="float">
            <text:p>7</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13]" office:value-type="float" office:value="56" calcext:value-type="float" table:number-columns-spanned="1" table:number-rows-spanned="2">
            <text:p>56</text:p>
          </table:table-cell>
          <table:table-cell table:style-name="ce180" table:formula="of:=[$'Student Info'.D113]" office:value-type="string" office:string-value="Anand" calcext:value-type="string">
            <text:p>Anand</text:p>
          </table:table-cell>
          <table:table-cell table:style-name="ce180" table:formula="of:=[$'Student Info'.C113]" office:value-type="string" office:string-value="Sie" calcext:value-type="string">
            <text:p>Sie</text:p>
          </table:table-cell>
          <table:table-cell table:style-name="ce180" table:formula="of:=[$'Student Info'.A113]" office:value-type="float" office:value="4367456" calcext:value-type="float">
            <text:p>4367456</text:p>
          </table:table-cell>
          <table:table-cell table:style-name="ce83" table:formula="of:=[$Sheet5.B113]" office:value-type="float" office:value="16" calcext:value-type="float">
            <text:p>16</text:p>
          </table:table-cell>
          <table:table-cell table:style-name="ce83" table:formula="of:=[$Sheet5.C113]" office:value-type="float" office:value="16" calcext:value-type="float">
            <text:p>16</text:p>
          </table:table-cell>
          <table:table-cell table:style-name="ce83" table:formula="of:=[$Sheet5.D113]" office:value-type="float" office:value="34.5" calcext:value-type="float">
            <text:p>34.5</text:p>
          </table:table-cell>
          <table:table-cell table:style-name="ce83" table:formula="of:=[$Sheet5.E113]" office:value-type="float" office:value="9" calcext:value-type="float">
            <text:p>9</text:p>
          </table:table-cell>
          <table:table-cell table:style-name="ce83" table:formula="of:=[$Sheet5.F113]" office:value-type="float" office:value="0" calcext:value-type="float">
            <text:p>0</text:p>
          </table:table-cell>
          <table:table-cell table:style-name="ce83" table:formula="of:=[$Sheet5.G11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3:.J113])/10; [.K113];[.L113]); 10)" office:value-type="float" office:value="7.75" calcext:value-type="float">
            <text:p>7.75</text:p>
          </table:table-cell>
          <table:table-cell table:style-name="ce94" table:formula="of:=ROUND([.M113];1)" office:value-type="float" office:value="7.8" calcext:value-type="float">
            <text:p>7.8</text:p>
          </table:table-cell>
          <table:table-cell table:style-name="ce180" table:formula="of:=MROUND(TRUNC([.M113];1);0.5)" office:value-type="float" office:value="7.5" calcext:value-type="float">
            <text:p>7.5</text:p>
          </table:table-cell>
          <table:table-cell table:style-name="ce97"/>
          <table:table-cell table:style-name="ce180" table:formula="of:=[$Sheet5.A113]" office:value-type="float" office:value="56" calcext:value-type="float" table:number-columns-spanned="1" table:number-rows-spanned="2">
            <text:p>5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Default"/>
          <table:table-cell table:style-name="ce180" table:formula="of:=[$'Student Info'.D114]" office:value-type="string" office:string-value="Lennard" calcext:value-type="string">
            <text:p>Lennard</text:p>
          </table:table-cell>
          <table:table-cell table:style-name="ce180" table:formula="of:=[$'Student Info'.C114]" office:value-type="string" office:string-value="Bal" calcext:value-type="string">
            <text:p>Bal</text:p>
          </table:table-cell>
          <table:table-cell table:style-name="ce180" table:formula="of:=[$'Student Info'.A114]" office:value-type="float" office:value="4590570" calcext:value-type="float">
            <text:p>4590570</text:p>
          </table:table-cell>
          <table:table-cell table:style-name="ce84" table:formula="of:=[.E113]" office:value-type="float" office:value="16" calcext:value-type="float">
            <text:p>16</text:p>
          </table:table-cell>
          <table:table-cell table:style-name="ce84" table:formula="of:=[.F113]" office:value-type="float" office:value="16" calcext:value-type="float">
            <text:p>16</text:p>
          </table:table-cell>
          <table:table-cell table:style-name="ce84" table:formula="of:=[.G113]" office:value-type="float" office:value="34.5" calcext:value-type="float">
            <text:p>34.5</text:p>
          </table:table-cell>
          <table:table-cell table:style-name="ce84" table:formula="of:=[.H113]" office:value-type="float" office:value="9" calcext:value-type="float">
            <text:p>9</text:p>
          </table:table-cell>
          <table:table-cell table:style-name="ce84" table:formula="of:=[.I113]" office:value-type="float" office:value="0" calcext:value-type="float">
            <text:p>0</text:p>
          </table:table-cell>
          <table:table-cell table:style-name="ce84" table:formula="of:=[.J11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4:.J114])/10; [.K114];[.L114]); 10)" office:value-type="float" office:value="7.75" calcext:value-type="float">
            <text:p>7.75</text:p>
          </table:table-cell>
          <table:table-cell table:style-name="ce94" table:formula="of:=ROUND([.M114];1)" office:value-type="float" office:value="7.8" calcext:value-type="float">
            <text:p>7.8</text:p>
          </table:table-cell>
          <table:table-cell table:style-name="ce180" table:formula="of:=MROUND(TRUNC([.M114];1);0.5)" office:value-type="float" office:value="7.5" calcext:value-type="float">
            <text:p>7.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15]" office:value-type="float" office:value="57" calcext:value-type="float" table:number-columns-spanned="1" table:number-rows-spanned="2">
            <text:p>57</text:p>
          </table:table-cell>
          <table:table-cell table:style-name="ce180" table:formula="of:=[$'Student Info'.D115]" office:value-type="string" office:string-value="Jelske" calcext:value-type="string">
            <text:p>Jelske</text:p>
          </table:table-cell>
          <table:table-cell table:style-name="ce180" table:formula="of:=[$'Student Info'.C115]" office:value-type="string" office:string-value="Verkuijlen" calcext:value-type="string">
            <text:p>Verkuijlen</text:p>
          </table:table-cell>
          <table:table-cell table:style-name="ce180" table:formula="of:=[$'Student Info'.A115]" office:value-type="float" office:value="4603095" calcext:value-type="float">
            <text:p>4603095</text:p>
          </table:table-cell>
          <table:table-cell table:style-name="ce83" table:formula="of:=[$Sheet5.B115]" office:value-type="float" office:value="15" calcext:value-type="float">
            <text:p>15</text:p>
          </table:table-cell>
          <table:table-cell table:style-name="ce83" table:formula="of:=[$Sheet5.C115]" office:value-type="float" office:value="16" calcext:value-type="float">
            <text:p>16</text:p>
          </table:table-cell>
          <table:table-cell table:style-name="ce83" table:formula="of:=[$Sheet5.D115]" office:value-type="float" office:value="20" calcext:value-type="float">
            <text:p>20</text:p>
          </table:table-cell>
          <table:table-cell table:style-name="ce83" table:formula="of:=[$Sheet5.E115]" office:value-type="float" office:value="4" calcext:value-type="float">
            <text:p>4</text:p>
          </table:table-cell>
          <table:table-cell table:style-name="ce83" table:formula="of:=[$Sheet5.F115]" office:value-type="float" office:value="0" calcext:value-type="float">
            <text:p>0</text:p>
          </table:table-cell>
          <table:table-cell table:style-name="ce83" table:formula="of:=[$Sheet5.G11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5:.J115])/10; [.K115];[.L115]); 10)" office:value-type="float" office:value="5.7" calcext:value-type="float">
            <text:p>5.7</text:p>
          </table:table-cell>
          <table:table-cell table:style-name="ce94" table:formula="of:=ROUND([.M115];1)" office:value-type="float" office:value="5.7" calcext:value-type="float">
            <text:p>5.7</text:p>
          </table:table-cell>
          <table:table-cell table:style-name="ce180" table:formula="of:=MROUND(TRUNC([.M115];1);0.5)" office:value-type="float" office:value="5.5" calcext:value-type="float">
            <text:p>5.5</text:p>
          </table:table-cell>
          <table:table-cell table:style-name="ce97"/>
          <table:table-cell table:style-name="ce180" table:formula="of:=[$Sheet5.A115]" office:value-type="float" office:value="57" calcext:value-type="float" table:number-columns-spanned="1" table:number-rows-spanned="2">
            <text:p>5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Default"/>
          <table:table-cell table:style-name="ce180" table:formula="of:=[$'Student Info'.D116]" office:value-type="string" office:string-value="Willemijn" calcext:value-type="string">
            <text:p>Willemijn</text:p>
          </table:table-cell>
          <table:table-cell table:style-name="ce180" table:formula="of:=[$'Student Info'.C116]" office:value-type="string" office:string-value="van Wijk" calcext:value-type="string">
            <text:p>van Wijk</text:p>
          </table:table-cell>
          <table:table-cell table:style-name="ce180" table:formula="of:=[$'Student Info'.A116]" office:value-type="float" office:value="4443403" calcext:value-type="float">
            <text:p>4443403</text:p>
          </table:table-cell>
          <table:table-cell table:style-name="ce84" table:formula="of:=[.E115]" office:value-type="float" office:value="15" calcext:value-type="float">
            <text:p>15</text:p>
          </table:table-cell>
          <table:table-cell table:style-name="ce84" table:formula="of:=[.F115]" office:value-type="float" office:value="16" calcext:value-type="float">
            <text:p>16</text:p>
          </table:table-cell>
          <table:table-cell table:style-name="ce84" table:formula="of:=[.G115]" office:value-type="float" office:value="20" calcext:value-type="float">
            <text:p>20</text:p>
          </table:table-cell>
          <table:table-cell table:style-name="ce84" table:formula="of:=[.H115]" office:value-type="float" office:value="4" calcext:value-type="float">
            <text:p>4</text:p>
          </table:table-cell>
          <table:table-cell table:style-name="ce84" table:formula="of:=[.I115]" office:value-type="float" office:value="0" calcext:value-type="float">
            <text:p>0</text:p>
          </table:table-cell>
          <table:table-cell table:style-name="ce84" table:formula="of:=[.J11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6:.J116])/10; [.K116];[.L116]); 10)" office:value-type="float" office:value="5.7" calcext:value-type="float">
            <text:p>5.7</text:p>
          </table:table-cell>
          <table:table-cell table:style-name="ce94" table:formula="of:=ROUND([.M116];1)" office:value-type="float" office:value="5.7" calcext:value-type="float">
            <text:p>5.7</text:p>
          </table:table-cell>
          <table:table-cell table:style-name="ce180" table:formula="of:=MROUND(TRUNC([.M116];1);0.5)" office:value-type="float" office:value="5.5" calcext:value-type="float">
            <text:p>5.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1" table:formula="of:=[$Sheet5.A117]" office:value-type="float" office:value="58" calcext:value-type="float" table:number-columns-spanned="1" table:number-rows-spanned="2">
            <text:p>58</text:p>
          </table:table-cell>
          <table:table-cell table:style-name="ce181" table:formula="of:=[$'Student Info'.D117]" office:value-type="string" office:string-value="Max" calcext:value-type="string">
            <text:p>Max</text:p>
          </table:table-cell>
          <table:table-cell table:style-name="ce181" table:formula="of:=[$'Student Info'.C117]" office:value-type="string" office:string-value="Kyryliuk" calcext:value-type="string">
            <text:p>Kyryliuk</text:p>
          </table:table-cell>
          <table:table-cell table:style-name="ce181" table:formula="of:=[$'Student Info'.A117]" office:value-type="float" office:value="5175364" calcext:value-type="float">
            <text:p>5175364</text:p>
          </table:table-cell>
          <table:table-cell table:style-name="ce199" table:number-columns-repeated="8"/>
          <table:table-cell table:style-name="ce214"/>
          <table:table-cell table:style-name="ce220"/>
          <table:table-cell table:style-name="ce181"/>
          <table:table-cell table:style-name="ce227"/>
          <table:table-cell table:style-name="ce181" table:formula="of:=[$Sheet5.A117]" office:value-type="float" office:value="58" calcext:value-type="float" table:number-columns-spanned="1" table:number-rows-spanned="2">
            <text:p>5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4"/>
          <table:table-cell table:style-name="ce181" table:formula="of:=[$'Student Info'.D118]" office:value-type="float" office:value="0" calcext:value-type="float">
            <text:p>0</text:p>
          </table:table-cell>
          <table:table-cell table:style-name="ce181" table:formula="of:=[$'Student Info'.C118]" office:value-type="float" office:value="0" calcext:value-type="float">
            <text:p>0</text:p>
          </table:table-cell>
          <table:table-cell table:style-name="ce181" table:formula="of:=[$'Student Info'.A118]" office:value-type="float" office:value="0" calcext:value-type="float">
            <text:p>0</text:p>
          </table:table-cell>
          <table:table-cell table:style-name="ce201" table:number-columns-repeated="6"/>
          <table:table-cell table:style-name="ce199" table:number-columns-repeated="2"/>
          <table:table-cell table:style-name="ce214"/>
          <table:table-cell table:style-name="ce220"/>
          <table:table-cell table:style-name="ce181"/>
          <table:table-cell table:style-name="ce227"/>
          <table:covered-table-cell table:style-name="ce181"/>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19]" office:value-type="float" office:value="59" calcext:value-type="float" table:number-columns-spanned="1" table:number-rows-spanned="2">
            <text:p>59</text:p>
          </table:table-cell>
          <table:table-cell table:style-name="ce180" table:formula="of:=[$'Student Info'.D119]" office:value-type="string" office:string-value="Lucas" calcext:value-type="string">
            <text:p>Lucas</text:p>
          </table:table-cell>
          <table:table-cell table:style-name="ce180" table:formula="of:=[$'Student Info'.C119]" office:value-type="string" office:string-value="Overbeek" calcext:value-type="string">
            <text:p>Overbeek</text:p>
          </table:table-cell>
          <table:table-cell table:style-name="ce180" table:formula="of:=[$'Student Info'.A119]" office:value-type="float" office:value="4594800" calcext:value-type="float">
            <text:p>4594800</text:p>
          </table:table-cell>
          <table:table-cell table:style-name="ce83" table:formula="of:=[$Sheet5.B119]" office:value-type="float" office:value="19" calcext:value-type="float">
            <text:p>19</text:p>
          </table:table-cell>
          <table:table-cell table:style-name="ce83" table:formula="of:=[$Sheet5.C119]" office:value-type="float" office:value="16" calcext:value-type="float">
            <text:p>16</text:p>
          </table:table-cell>
          <table:table-cell table:style-name="ce83" table:formula="of:=[$Sheet5.D119]" office:value-type="float" office:value="23.5" calcext:value-type="float">
            <text:p>23.5</text:p>
          </table:table-cell>
          <table:table-cell table:style-name="ce83" table:formula="of:=[$Sheet5.E119]" office:value-type="float" office:value="4" calcext:value-type="float">
            <text:p>4</text:p>
          </table:table-cell>
          <table:table-cell table:style-name="ce83" table:formula="of:=[$Sheet5.F119]" office:value-type="float" office:value="0" calcext:value-type="float">
            <text:p>0</text:p>
          </table:table-cell>
          <table:table-cell table:style-name="ce83" table:formula="of:=[$Sheet5.G119]" office:value-type="float" office:value="4.8" calcext:value-type="float">
            <text:p>4.8</text:p>
          </table:table-cell>
          <table:table-cell table:number-columns-repeated="2" table:style-name="ce83" office:value-type="float" office:value="0" calcext:value-type="float">
            <text:p>0</text:p>
          </table:table-cell>
          <table:table-cell table:style-name="ce91" table:formula="of:=MIN(SUM(SUM([.E119:.J119])/10; [.K119];[.L119]); 10)" office:value-type="float" office:value="6.73" calcext:value-type="float">
            <text:p>6.73</text:p>
          </table:table-cell>
          <table:table-cell table:style-name="ce94" table:formula="of:=ROUND([.M119];1)" office:value-type="float" office:value="6.7" calcext:value-type="float">
            <text:p>6.7</text:p>
          </table:table-cell>
          <table:table-cell table:style-name="ce180" table:formula="of:=MROUND(TRUNC([.M119];1);0.5)" office:value-type="float" office:value="6.5" calcext:value-type="float">
            <text:p>6.5</text:p>
          </table:table-cell>
          <table:table-cell table:style-name="ce97"/>
          <table:table-cell table:style-name="ce180" table:formula="of:=[$Sheet5.A119]" office:value-type="float" office:value="59" calcext:value-type="float" table:number-columns-spanned="1" table:number-rows-spanned="2">
            <text:p>5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120]" office:value-type="string" office:string-value="Sjors" calcext:value-type="string">
            <text:p>Sjors</text:p>
          </table:table-cell>
          <table:table-cell table:style-name="ce180" table:formula="of:=[$'Student Info'.C120]" office:value-type="string" office:string-value="van Veldhoven" calcext:value-type="string">
            <text:p>van Veldhoven</text:p>
          </table:table-cell>
          <table:table-cell table:style-name="ce180" table:formula="of:=[$'Student Info'.A120]" office:value-type="float" office:value="4450361" calcext:value-type="float">
            <text:p>4450361</text:p>
          </table:table-cell>
          <table:table-cell table:style-name="ce84" table:formula="of:=[.E119]" office:value-type="float" office:value="19" calcext:value-type="float">
            <text:p>19</text:p>
          </table:table-cell>
          <table:table-cell table:style-name="ce84" table:formula="of:=[.F119]" office:value-type="float" office:value="16" calcext:value-type="float">
            <text:p>16</text:p>
          </table:table-cell>
          <table:table-cell table:style-name="ce84" table:formula="of:=[.G119]" office:value-type="float" office:value="23.5" calcext:value-type="float">
            <text:p>23.5</text:p>
          </table:table-cell>
          <table:table-cell table:style-name="ce84" table:formula="of:=[.H119]" office:value-type="float" office:value="4" calcext:value-type="float">
            <text:p>4</text:p>
          </table:table-cell>
          <table:table-cell table:style-name="ce84" table:formula="of:=[.I119]" office:value-type="float" office:value="0" calcext:value-type="float">
            <text:p>0</text:p>
          </table:table-cell>
          <table:table-cell table:style-name="ce84" table:formula="of:=[.J119]" office:value-type="float" office:value="4.8" calcext:value-type="float">
            <text:p>4.8</text:p>
          </table:table-cell>
          <table:table-cell table:number-columns-repeated="2" table:style-name="ce83" office:value-type="float" office:value="0" calcext:value-type="float">
            <text:p>0</text:p>
          </table:table-cell>
          <table:table-cell table:style-name="ce91" table:formula="of:=MIN(SUM(SUM([.E120:.J120])/10; [.K120];[.L120]); 10)" office:value-type="float" office:value="6.73" calcext:value-type="float">
            <text:p>6.73</text:p>
          </table:table-cell>
          <table:table-cell table:style-name="ce94" table:formula="of:=ROUND([.M120];1)" office:value-type="float" office:value="6.7" calcext:value-type="float">
            <text:p>6.7</text:p>
          </table:table-cell>
          <table:table-cell table:style-name="ce180" table:formula="of:=MROUND(TRUNC([.M120];1);0.5)" office:value-type="float" office:value="6.5" calcext:value-type="float">
            <text:p>6.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21]" office:value-type="float" office:value="60" calcext:value-type="float" table:number-columns-spanned="1" table:number-rows-spanned="2">
            <text:p>60</text:p>
          </table:table-cell>
          <table:table-cell table:style-name="ce180" table:formula="of:=[$'Student Info'.D121]" office:value-type="string" office:string-value="Irene" calcext:value-type="string">
            <text:p>Irene</text:p>
          </table:table-cell>
          <table:table-cell table:style-name="ce180" table:formula="of:=[$'Student Info'.C121]" office:value-type="string" office:string-value="Beck" calcext:value-type="string">
            <text:p>Beck</text:p>
          </table:table-cell>
          <table:table-cell table:style-name="ce180" table:formula="of:=[$'Student Info'.A121]" office:value-type="float" office:value="4570839" calcext:value-type="float">
            <text:p>4570839</text:p>
          </table:table-cell>
          <table:table-cell table:style-name="ce83" table:formula="of:=[$Sheet5.B121]" office:value-type="float" office:value="18" calcext:value-type="float">
            <text:p>18</text:p>
          </table:table-cell>
          <table:table-cell table:style-name="ce83" table:formula="of:=[$Sheet5.C121]" office:value-type="float" office:value="16" calcext:value-type="float">
            <text:p>16</text:p>
          </table:table-cell>
          <table:table-cell table:style-name="ce83" table:formula="of:=[$Sheet5.D121]" office:value-type="float" office:value="28" calcext:value-type="float">
            <text:p>28</text:p>
          </table:table-cell>
          <table:table-cell table:style-name="ce83" table:formula="of:=[$Sheet5.E121]" office:value-type="float" office:value="10" calcext:value-type="float">
            <text:p>10</text:p>
          </table:table-cell>
          <table:table-cell table:style-name="ce83" table:formula="of:=[$Sheet5.F121]" office:value-type="float" office:value="0" calcext:value-type="float">
            <text:p>0</text:p>
          </table:table-cell>
          <table:table-cell table:style-name="ce83" table:formula="of:=[$Sheet5.G12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21:.J121])/10; [.K121];[.L121]); 10)" office:value-type="float" office:value="7.4" calcext:value-type="float">
            <text:p>7.4</text:p>
          </table:table-cell>
          <table:table-cell table:style-name="ce94" table:formula="of:=ROUND([.M121];1)" office:value-type="float" office:value="7.4" calcext:value-type="float">
            <text:p>7.4</text:p>
          </table:table-cell>
          <table:table-cell table:style-name="ce180" table:formula="of:=MROUND(TRUNC([.M121];1);0.5)" office:value-type="float" office:value="7.5" calcext:value-type="float">
            <text:p>7.5</text:p>
          </table:table-cell>
          <table:table-cell table:style-name="ce97"/>
          <table:table-cell table:style-name="ce180" table:formula="of:=[$Sheet5.A121]" office:value-type="float" office:value="60" calcext:value-type="float" table:number-columns-spanned="1" table:number-rows-spanned="2">
            <text:p>6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122]" office:value-type="string" office:string-value="Matto" calcext:value-type="string">
            <text:p>Matto</text:p>
          </table:table-cell>
          <table:table-cell table:style-name="ce180" table:formula="of:=[$'Student Info'.C122]" office:value-type="string" office:string-value="Leeuwis" calcext:value-type="string">
            <text:p>Leeuwis</text:p>
          </table:table-cell>
          <table:table-cell table:style-name="ce180" table:formula="of:=[$'Student Info'.A122]" office:value-type="float" office:value="4581067" calcext:value-type="float">
            <text:p>4581067</text:p>
          </table:table-cell>
          <table:table-cell table:style-name="ce84" table:formula="of:=[.E121]" office:value-type="float" office:value="18" calcext:value-type="float">
            <text:p>18</text:p>
          </table:table-cell>
          <table:table-cell table:style-name="ce84" table:formula="of:=[.F121]" office:value-type="float" office:value="16" calcext:value-type="float">
            <text:p>16</text:p>
          </table:table-cell>
          <table:table-cell table:style-name="ce84" table:formula="of:=[.G121]" office:value-type="float" office:value="28" calcext:value-type="float">
            <text:p>28</text:p>
          </table:table-cell>
          <table:table-cell table:style-name="ce84" table:formula="of:=[.H121]" office:value-type="float" office:value="10" calcext:value-type="float">
            <text:p>10</text:p>
          </table:table-cell>
          <table:table-cell table:style-name="ce84" table:formula="of:=[.I121]" office:value-type="float" office:value="0" calcext:value-type="float">
            <text:p>0</text:p>
          </table:table-cell>
          <table:table-cell table:style-name="ce84" table:formula="of:=[.J12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22:.J122])/10; [.K122];[.L122]); 10)" office:value-type="float" office:value="7.4" calcext:value-type="float">
            <text:p>7.4</text:p>
          </table:table-cell>
          <table:table-cell table:style-name="ce94" table:formula="of:=ROUND([.M122];1)" office:value-type="float" office:value="7.4" calcext:value-type="float">
            <text:p>7.4</text:p>
          </table:table-cell>
          <table:table-cell table:style-name="ce180" table:formula="of:=MROUND(TRUNC([.M122];1);0.5)" office:value-type="float" office:value="7.5" calcext:value-type="float">
            <text:p>7.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23]" office:value-type="float" office:value="61" calcext:value-type="float" table:number-columns-spanned="1" table:number-rows-spanned="2">
            <text:p>61</text:p>
          </table:table-cell>
          <table:table-cell table:style-name="ce180" table:formula="of:=[$'Student Info'.D123]" office:value-type="string" office:string-value="Joris" calcext:value-type="string">
            <text:p>Joris</text:p>
          </table:table-cell>
          <table:table-cell table:style-name="ce180" table:formula="of:=[$'Student Info'.C123]" office:value-type="string" office:string-value="Ottenheym" calcext:value-type="string">
            <text:p>Ottenheym</text:p>
          </table:table-cell>
          <table:table-cell table:style-name="ce180" table:formula="of:=[$'Student Info'.A123]" office:value-type="float" office:value="4462440" calcext:value-type="float">
            <text:p>4462440</text:p>
          </table:table-cell>
          <table:table-cell table:style-name="ce83" table:formula="of:=[$Sheet5.B123]" office:value-type="float" office:value="21" calcext:value-type="float">
            <text:p>21</text:p>
          </table:table-cell>
          <table:table-cell table:style-name="ce83" table:formula="of:=[$Sheet5.C123]" office:value-type="float" office:value="16" calcext:value-type="float">
            <text:p>16</text:p>
          </table:table-cell>
          <table:table-cell table:style-name="ce83" table:formula="of:=[$Sheet5.D123]" office:value-type="float" office:value="26" calcext:value-type="float">
            <text:p>26</text:p>
          </table:table-cell>
          <table:table-cell table:style-name="ce83" table:formula="of:=[$Sheet5.E123]" office:value-type="float" office:value="10" calcext:value-type="float">
            <text:p>10</text:p>
          </table:table-cell>
          <table:table-cell table:style-name="ce83" table:formula="of:=[$Sheet5.F123]" office:value-type="float" office:value="5" calcext:value-type="float">
            <text:p>5</text:p>
          </table:table-cell>
          <table:table-cell table:style-name="ce83" table:formula="of:=[$Sheet5.G12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23:.J123])/10; [.K123];[.L123]); 10)" office:value-type="float" office:value="8" calcext:value-type="float">
            <text:p>8</text:p>
          </table:table-cell>
          <table:table-cell table:style-name="ce94" table:formula="of:=ROUND([.M123];1)" office:value-type="float" office:value="8" calcext:value-type="float">
            <text:p>8.0</text:p>
          </table:table-cell>
          <table:table-cell table:style-name="ce180" table:formula="of:=MROUND(TRUNC([.M123];1);0.5)" office:value-type="float" office:value="8" calcext:value-type="float">
            <text:p>8</text:p>
          </table:table-cell>
          <table:table-cell table:style-name="ce97"/>
          <table:table-cell table:style-name="ce180" table:formula="of:=[$Sheet5.A123]" office:value-type="float" office:value="61" calcext:value-type="float" table:number-columns-spanned="1" table:number-rows-spanned="2">
            <text:p>6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124]" office:value-type="string" office:string-value="Nihar" calcext:value-type="string">
            <text:p>Nihar</text:p>
          </table:table-cell>
          <table:table-cell table:style-name="ce180" table:formula="of:=[$'Student Info'.C124]" office:value-type="string" office:string-value="Sabnis" calcext:value-type="string">
            <text:p>Sabnis</text:p>
          </table:table-cell>
          <table:table-cell table:style-name="ce180" table:formula="of:=[$'Student Info'.A124]" office:value-type="float" office:value="5022096" calcext:value-type="float">
            <text:p>5022096</text:p>
          </table:table-cell>
          <table:table-cell table:style-name="ce84" table:formula="of:=[.E123]" office:value-type="float" office:value="21" calcext:value-type="float">
            <text:p>21</text:p>
          </table:table-cell>
          <table:table-cell table:style-name="ce84" table:formula="of:=[.F123]" office:value-type="float" office:value="16" calcext:value-type="float">
            <text:p>16</text:p>
          </table:table-cell>
          <table:table-cell table:style-name="ce84" table:formula="of:=[.G123]" office:value-type="float" office:value="26" calcext:value-type="float">
            <text:p>26</text:p>
          </table:table-cell>
          <table:table-cell table:style-name="ce84" table:formula="of:=[.H123]" office:value-type="float" office:value="10" calcext:value-type="float">
            <text:p>10</text:p>
          </table:table-cell>
          <table:table-cell table:style-name="ce84" table:formula="of:=[.I123]" office:value-type="float" office:value="5" calcext:value-type="float">
            <text:p>5</text:p>
          </table:table-cell>
          <table:table-cell table:style-name="ce84" table:formula="of:=[.J12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24:.J124])/10; [.K124];[.L124]); 10)" office:value-type="float" office:value="8" calcext:value-type="float">
            <text:p>8</text:p>
          </table:table-cell>
          <table:table-cell table:style-name="ce94" table:formula="of:=ROUND([.M124];1)" office:value-type="float" office:value="8" calcext:value-type="float">
            <text:p>8.0</text:p>
          </table:table-cell>
          <table:table-cell table:style-name="ce180" table:formula="of:=MROUND(TRUNC([.M124];1);0.5)" office:value-type="float" office:value="8" calcext:value-type="float">
            <text:p>8</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1" table:formula="of:=[$Sheet5.A125]" office:value-type="float" office:value="62" calcext:value-type="float" table:number-columns-spanned="1" table:number-rows-spanned="2">
            <text:p>62</text:p>
          </table:table-cell>
          <table:table-cell table:style-name="ce181" table:formula="of:=[$'Student Info'.D125]" office:value-type="float" office:value="0" calcext:value-type="float">
            <text:p>0</text:p>
          </table:table-cell>
          <table:table-cell table:style-name="ce181" table:formula="of:=[$'Student Info'.C125]" office:value-type="float" office:value="0" calcext:value-type="float">
            <text:p>0</text:p>
          </table:table-cell>
          <table:table-cell table:style-name="ce181"/>
          <table:table-cell table:style-name="ce199" table:number-columns-repeated="8"/>
          <table:table-cell table:style-name="ce214"/>
          <table:table-cell table:style-name="ce220"/>
          <table:table-cell table:style-name="ce181"/>
          <table:table-cell table:style-name="ce227"/>
          <table:table-cell table:style-name="ce181" table:formula="of:=[$Sheet5.A125]" office:value-type="float" office:value="62" calcext:value-type="float" table:number-columns-spanned="1" table:number-rows-spanned="2">
            <text:p>6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1"/>
          <table:table-cell table:style-name="ce181" table:formula="of:=[$'Student Info'.D126]" office:value-type="float" office:value="0" calcext:value-type="float">
            <text:p>0</text:p>
          </table:table-cell>
          <table:table-cell table:style-name="ce181" table:formula="of:=[$'Student Info'.C126]" office:value-type="float" office:value="0" calcext:value-type="float">
            <text:p>0</text:p>
          </table:table-cell>
          <table:table-cell table:style-name="ce181"/>
          <table:table-cell table:style-name="ce201" table:number-columns-repeated="6"/>
          <table:table-cell table:style-name="ce199" table:number-columns-repeated="2"/>
          <table:table-cell table:style-name="ce214"/>
          <table:table-cell table:style-name="ce220"/>
          <table:table-cell table:style-name="ce181"/>
          <table:table-cell table:style-name="ce227"/>
          <table:covered-table-cell table:style-name="ce181"/>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1" table:formula="of:=[$Sheet5.A127]" office:value-type="float" office:value="63" calcext:value-type="float" table:number-columns-spanned="1" table:number-rows-spanned="2">
            <text:p>63</text:p>
          </table:table-cell>
          <table:table-cell table:style-name="ce181" table:formula="of:=[$'Student Info'.D127]" office:value-type="float" office:value="0" calcext:value-type="float">
            <text:p>0</text:p>
          </table:table-cell>
          <table:table-cell table:style-name="ce181" table:formula="of:=[$'Student Info'.C127]" office:value-type="float" office:value="0" calcext:value-type="float">
            <text:p>0</text:p>
          </table:table-cell>
          <table:table-cell table:style-name="ce181"/>
          <table:table-cell table:style-name="ce199" table:number-columns-repeated="8"/>
          <table:table-cell table:style-name="ce214"/>
          <table:table-cell table:style-name="ce220"/>
          <table:table-cell table:style-name="ce181"/>
          <table:table-cell table:style-name="ce227"/>
          <table:table-cell table:style-name="ce181" table:formula="of:=[$Sheet5.A127]" office:value-type="float" office:value="63" calcext:value-type="float" table:number-columns-spanned="1" table:number-rows-spanned="2">
            <text:p>6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1"/>
          <table:table-cell table:style-name="ce181" table:formula="of:=[$'Student Info'.D128]" office:value-type="float" office:value="0" calcext:value-type="float">
            <text:p>0</text:p>
          </table:table-cell>
          <table:table-cell table:style-name="ce181" table:formula="of:=[$'Student Info'.C128]" office:value-type="float" office:value="0" calcext:value-type="float">
            <text:p>0</text:p>
          </table:table-cell>
          <table:table-cell table:style-name="ce181"/>
          <table:table-cell table:style-name="ce201" table:number-columns-repeated="6"/>
          <table:table-cell table:style-name="ce199" table:number-columns-repeated="2"/>
          <table:table-cell table:style-name="ce214"/>
          <table:table-cell table:style-name="ce220"/>
          <table:table-cell table:style-name="ce181"/>
          <table:table-cell table:style-name="ce227"/>
          <table:covered-table-cell table:style-name="ce181"/>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1" table:formula="of:=[$Sheet5.A129]" office:value-type="float" office:value="64" calcext:value-type="float" table:number-columns-spanned="1" table:number-rows-spanned="2">
            <text:p>64</text:p>
          </table:table-cell>
          <table:table-cell table:style-name="ce181" table:formula="of:=[$'Student Info'.D129]" office:value-type="float" office:value="0" calcext:value-type="float">
            <text:p>0</text:p>
          </table:table-cell>
          <table:table-cell table:style-name="ce181" table:formula="of:=[$'Student Info'.C129]" office:value-type="float" office:value="0" calcext:value-type="float">
            <text:p>0</text:p>
          </table:table-cell>
          <table:table-cell table:style-name="ce181"/>
          <table:table-cell table:style-name="ce199" table:number-columns-repeated="8"/>
          <table:table-cell table:style-name="ce214"/>
          <table:table-cell table:style-name="ce220"/>
          <table:table-cell table:style-name="ce181"/>
          <table:table-cell table:style-name="ce227"/>
          <table:table-cell table:style-name="ce181" table:formula="of:=[$Sheet5.A129]" office:value-type="float" office:value="64" calcext:value-type="float" table:number-columns-spanned="1" table:number-rows-spanned="2">
            <text:p>6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1"/>
          <table:table-cell table:style-name="ce181" table:formula="of:=[$'Student Info'.D130]" office:value-type="float" office:value="0" calcext:value-type="float">
            <text:p>0</text:p>
          </table:table-cell>
          <table:table-cell table:style-name="ce181" table:formula="of:=[$'Student Info'.C130]" office:value-type="float" office:value="0" calcext:value-type="float">
            <text:p>0</text:p>
          </table:table-cell>
          <table:table-cell table:style-name="ce181"/>
          <table:table-cell table:style-name="ce201" table:number-columns-repeated="6"/>
          <table:table-cell table:style-name="ce199" table:number-columns-repeated="2"/>
          <table:table-cell table:style-name="ce214"/>
          <table:table-cell table:style-name="ce220"/>
          <table:table-cell table:style-name="ce181"/>
          <table:table-cell table:style-name="ce227"/>
          <table:covered-table-cell table:style-name="ce181"/>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31]" office:value-type="float" office:value="65" calcext:value-type="float" table:number-columns-spanned="1" table:number-rows-spanned="2">
            <text:p>65</text:p>
          </table:table-cell>
          <table:table-cell table:style-name="ce180" table:formula="of:=[$'Student Info'.D131]" office:value-type="string" office:string-value="Justin" calcext:value-type="string">
            <text:p>Justin</text:p>
          </table:table-cell>
          <table:table-cell table:style-name="ce180" table:formula="of:=[$'Student Info'.C131]" office:value-type="string" office:string-value="Pollack" calcext:value-type="string">
            <text:p>Pollack</text:p>
          </table:table-cell>
          <table:table-cell table:style-name="ce180" table:formula="of:=[$'Student Info'.A131]" office:value-type="float" office:value="4609573" calcext:value-type="float">
            <text:p>4609573</text:p>
          </table:table-cell>
          <table:table-cell table:style-name="ce83" table:formula="of:=[$Sheet5.B131]" office:value-type="float" office:value="21" calcext:value-type="float">
            <text:p>21</text:p>
          </table:table-cell>
          <table:table-cell table:style-name="ce83" table:formula="of:=[$Sheet5.C131]" office:value-type="float" office:value="16" calcext:value-type="float">
            <text:p>16</text:p>
          </table:table-cell>
          <table:table-cell table:style-name="ce83" table:formula="of:=[$Sheet5.D131]" office:value-type="float" office:value="27.5" calcext:value-type="float">
            <text:p>27.5</text:p>
          </table:table-cell>
          <table:table-cell table:style-name="ce83" table:formula="of:=[$Sheet5.E131]" office:value-type="float" office:value="4" calcext:value-type="float">
            <text:p>4</text:p>
          </table:table-cell>
          <table:table-cell table:style-name="ce83" table:formula="of:=[$Sheet5.F131]" office:value-type="float" office:value="0" calcext:value-type="float">
            <text:p>0</text:p>
          </table:table-cell>
          <table:table-cell table:style-name="ce83" table:formula="of:=[$Sheet5.G13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1:.J131])/10; [.K131];[.L131]); 10)" office:value-type="float" office:value="7.05" calcext:value-type="float">
            <text:p>7.05</text:p>
          </table:table-cell>
          <table:table-cell table:style-name="ce94" table:formula="of:=ROUND([.M131];1)" office:value-type="float" office:value="7.1" calcext:value-type="float">
            <text:p>7.1</text:p>
          </table:table-cell>
          <table:table-cell table:style-name="ce180" table:formula="of:=MROUND(TRUNC([.M131];1);0.5)" office:value-type="float" office:value="7" calcext:value-type="float">
            <text:p>7</text:p>
          </table:table-cell>
          <table:table-cell table:style-name="ce97"/>
          <table:table-cell table:style-name="ce180" table:formula="of:=[$Sheet5.A131]" office:value-type="float" office:value="65" calcext:value-type="float" table:number-columns-spanned="1" table:number-rows-spanned="2">
            <text:p>6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132]" office:value-type="string" office:string-value="Jesse" calcext:value-type="string">
            <text:p>Jesse</text:p>
          </table:table-cell>
          <table:table-cell table:style-name="ce180" table:formula="of:=[$'Student Info'.C132]" office:value-type="string" office:string-value="Leijdekker" calcext:value-type="string">
            <text:p>Leijdekker</text:p>
          </table:table-cell>
          <table:table-cell table:style-name="ce180" table:formula="of:=[$'Student Info'.A132]" office:value-type="float" office:value="4707745" calcext:value-type="float">
            <text:p>4707745</text:p>
          </table:table-cell>
          <table:table-cell table:style-name="ce84" table:formula="of:=[.E131]" office:value-type="float" office:value="21" calcext:value-type="float">
            <text:p>21</text:p>
          </table:table-cell>
          <table:table-cell table:style-name="ce84" table:formula="of:=[.F131]" office:value-type="float" office:value="16" calcext:value-type="float">
            <text:p>16</text:p>
          </table:table-cell>
          <table:table-cell table:style-name="ce84" table:formula="of:=[.G131]" office:value-type="float" office:value="27.5" calcext:value-type="float">
            <text:p>27.5</text:p>
          </table:table-cell>
          <table:table-cell table:style-name="ce84" table:formula="of:=[.H131]" office:value-type="float" office:value="4" calcext:value-type="float">
            <text:p>4</text:p>
          </table:table-cell>
          <table:table-cell table:style-name="ce84" table:formula="of:=[.I131]" office:value-type="float" office:value="0" calcext:value-type="float">
            <text:p>0</text:p>
          </table:table-cell>
          <table:table-cell table:style-name="ce84" table:formula="of:=[.J13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2:.J132])/10; [.K132];[.L132]); 10)" office:value-type="float" office:value="7.05" calcext:value-type="float">
            <text:p>7.05</text:p>
          </table:table-cell>
          <table:table-cell table:style-name="ce94" table:formula="of:=ROUND([.M132];1)" office:value-type="float" office:value="7.1" calcext:value-type="float">
            <text:p>7.1</text:p>
          </table:table-cell>
          <table:table-cell table:style-name="ce180" table:formula="of:=MROUND(TRUNC([.M132];1);0.5)" office:value-type="float" office:value="7" calcext:value-type="float">
            <text:p>7</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33]" office:value-type="float" office:value="66" calcext:value-type="float" table:number-columns-spanned="1" table:number-rows-spanned="2">
            <text:p>66</text:p>
          </table:table-cell>
          <table:table-cell table:style-name="ce180" table:formula="of:=[$'Student Info'.D133]" office:value-type="string" office:string-value="George" calcext:value-type="string">
            <text:p>George</text:p>
          </table:table-cell>
          <table:table-cell table:style-name="ce180" table:formula="of:=[$'Student Info'.C133]" office:value-type="string" office:string-value="Vitanov" calcext:value-type="string">
            <text:p>Vitanov</text:p>
          </table:table-cell>
          <table:table-cell table:style-name="ce180" table:formula="of:=[$'Student Info'.A133]" office:value-type="float" office:value="5375088" calcext:value-type="float">
            <text:p>5375088</text:p>
          </table:table-cell>
          <table:table-cell table:style-name="ce83" table:formula="of:=[$Sheet5.B133]" office:value-type="float" office:value="15" calcext:value-type="float">
            <text:p>15</text:p>
          </table:table-cell>
          <table:table-cell table:style-name="ce83" table:formula="of:=[$Sheet5.C133]" office:value-type="float" office:value="16" calcext:value-type="float">
            <text:p>16</text:p>
          </table:table-cell>
          <table:table-cell table:style-name="ce83" table:formula="of:=[$Sheet5.D133]" office:value-type="float" office:value="35" calcext:value-type="float">
            <text:p>35</text:p>
          </table:table-cell>
          <table:table-cell table:style-name="ce83" table:formula="of:=[$Sheet5.E133]" office:value-type="float" office:value="10" calcext:value-type="float">
            <text:p>10</text:p>
          </table:table-cell>
          <table:table-cell table:style-name="ce83" table:formula="of:=[$Sheet5.F133]" office:value-type="float" office:value="0" calcext:value-type="float">
            <text:p>0</text:p>
          </table:table-cell>
          <table:table-cell table:style-name="ce83" table:formula="of:=[$Sheet5.G133]" office:value-type="float" office:value="1.5" calcext:value-type="float">
            <text:p>1.5</text:p>
          </table:table-cell>
          <table:table-cell table:number-columns-repeated="2" table:style-name="ce83" office:value-type="float" office:value="0" calcext:value-type="float">
            <text:p>0</text:p>
          </table:table-cell>
          <table:table-cell table:style-name="ce91" table:formula="of:=MIN(SUM(SUM([.E133:.J133])/10; [.K133];[.L133]); 10)" office:value-type="float" office:value="7.8" calcext:value-type="float">
            <text:p>7.8</text:p>
          </table:table-cell>
          <table:table-cell table:style-name="ce94" table:formula="of:=ROUND([.M133];1)" office:value-type="float" office:value="7.8" calcext:value-type="float">
            <text:p>7.8</text:p>
          </table:table-cell>
          <table:table-cell table:style-name="ce180" table:formula="of:=MROUND(TRUNC([.M133];1);0.5)" office:value-type="float" office:value="8" calcext:value-type="float">
            <text:p>8</text:p>
          </table:table-cell>
          <table:table-cell table:style-name="ce97"/>
          <table:table-cell table:style-name="ce180" table:formula="of:=[$Sheet5.A133]" office:value-type="float" office:value="66" calcext:value-type="float" table:number-columns-spanned="1" table:number-rows-spanned="2">
            <text:p>6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134]" office:value-type="string" office:string-value="Csaba" calcext:value-type="string">
            <text:p>Csaba</text:p>
          </table:table-cell>
          <table:table-cell table:style-name="ce180" table:formula="of:=[$'Student Info'.C134]" office:value-type="string" office:string-value="Balla-Somogyi" calcext:value-type="string">
            <text:p>Balla-Somogyi</text:p>
          </table:table-cell>
          <table:table-cell table:style-name="ce180" table:formula="of:=[$'Student Info'.A134]" office:value-type="float" office:value="5247799" calcext:value-type="float">
            <text:p>5247799</text:p>
          </table:table-cell>
          <table:table-cell table:style-name="ce84" table:formula="of:=[.E133]" office:value-type="float" office:value="15" calcext:value-type="float">
            <text:p>15</text:p>
          </table:table-cell>
          <table:table-cell table:style-name="ce84" table:formula="of:=[.F133]" office:value-type="float" office:value="16" calcext:value-type="float">
            <text:p>16</text:p>
          </table:table-cell>
          <table:table-cell table:style-name="ce84" table:formula="of:=[.G133]" office:value-type="float" office:value="35" calcext:value-type="float">
            <text:p>35</text:p>
          </table:table-cell>
          <table:table-cell table:style-name="ce84" table:formula="of:=[.H133]" office:value-type="float" office:value="10" calcext:value-type="float">
            <text:p>10</text:p>
          </table:table-cell>
          <table:table-cell table:style-name="ce84" table:formula="of:=[.I133]" office:value-type="float" office:value="0" calcext:value-type="float">
            <text:p>0</text:p>
          </table:table-cell>
          <table:table-cell table:style-name="ce84" table:formula="of:=[.J133]" office:value-type="float" office:value="1.5" calcext:value-type="float">
            <text:p>1.5</text:p>
          </table:table-cell>
          <table:table-cell table:number-columns-repeated="2" table:style-name="ce83" office:value-type="float" office:value="0" calcext:value-type="float">
            <text:p>0</text:p>
          </table:table-cell>
          <table:table-cell table:style-name="ce91" table:formula="of:=MIN(SUM(SUM([.E134:.J134])/10; [.K134];[.L134]); 10)" office:value-type="float" office:value="7.8" calcext:value-type="float">
            <text:p>7.8</text:p>
          </table:table-cell>
          <table:table-cell table:style-name="ce94" table:formula="of:=ROUND([.M134];1)" office:value-type="float" office:value="7.8" calcext:value-type="float">
            <text:p>7.8</text:p>
          </table:table-cell>
          <table:table-cell table:style-name="ce180" table:formula="of:=MROUND(TRUNC([.M134];1);0.5)" office:value-type="float" office:value="8" calcext:value-type="float">
            <text:p>8</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5" table:formula="of:=[$Sheet5.A135]" office:value-type="float" office:value="67" calcext:value-type="float" table:number-columns-spanned="1" table:number-rows-spanned="2">
            <text:p>67</text:p>
          </table:table-cell>
          <table:table-cell table:style-name="ce185" table:formula="of:=[$'Student Info'.D135]" office:value-type="float" office:value="0" calcext:value-type="float">
            <text:p>0</text:p>
          </table:table-cell>
          <table:table-cell table:style-name="ce185" table:formula="of:=[$'Student Info'.C135]" office:value-type="float" office:value="0" calcext:value-type="float">
            <text:p>0</text:p>
          </table:table-cell>
          <table:table-cell table:style-name="ce185" table:formula="of:=[$'Student Info'.A135]" office:value-type="float" office:value="0" calcext:value-type="float">
            <text:p>0</text:p>
          </table:table-cell>
          <table:table-cell table:style-name="ce205" table:formula="of:=[$Sheet5.B135]" office:value-type="float" office:value="0" calcext:value-type="float">
            <text:p>0</text:p>
          </table:table-cell>
          <table:table-cell table:style-name="ce205" table:formula="of:=[$Sheet5.C135]" office:value-type="float" office:value="23.5" calcext:value-type="float">
            <text:p>23.5</text:p>
          </table:table-cell>
          <table:table-cell table:style-name="ce205" table:formula="of:=[$Sheet5.D135]" office:value-type="float" office:value="25" calcext:value-type="float">
            <text:p>25</text:p>
          </table:table-cell>
          <table:table-cell table:style-name="ce205" table:formula="of:=[$Sheet5.E135]" office:value-type="float" office:value="8" calcext:value-type="float">
            <text:p>8</text:p>
          </table:table-cell>
          <table:table-cell table:style-name="ce205" table:formula="of:=[$Sheet5.F135]" office:value-type="float" office:value="0" calcext:value-type="float">
            <text:p>0</text:p>
          </table:table-cell>
          <table:table-cell table:style-name="ce205" table:formula="of:=[$Sheet5.G135]" office:value-type="float" office:value="8.8" calcext:value-type="float">
            <text:p>8.8</text:p>
          </table:table-cell>
          <table:table-cell table:number-columns-repeated="2" table:style-name="ce205" office:value-type="float" office:value="0" calcext:value-type="float">
            <text:p>0</text:p>
          </table:table-cell>
          <table:table-cell table:style-name="ce216" table:formula="of:=MIN(SUM(SUM([.E135:.J135])/10; [.K135];[.L135]); 10)" office:value-type="float" office:value="6.53" calcext:value-type="float">
            <text:p>6.53</text:p>
          </table:table-cell>
          <table:table-cell table:style-name="ce222" table:formula="of:=ROUND([.M135];1)" office:value-type="float" office:value="6.5" calcext:value-type="float">
            <text:p>6.5</text:p>
          </table:table-cell>
          <table:table-cell table:style-name="ce185" table:formula="of:=MROUND(TRUNC([.M135];1);0.5)" office:value-type="float" office:value="6.5" calcext:value-type="float">
            <text:p>6.5</text:p>
          </table:table-cell>
          <table:table-cell table:style-name="ce229"/>
          <table:table-cell table:style-name="ce185" table:formula="of:=[$Sheet5.A135]" office:value-type="float" office:value="67" calcext:value-type="float" table:number-columns-spanned="1" table:number-rows-spanned="2">
            <text:p>6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5"/>
          <table:table-cell table:style-name="ce185" table:formula="of:=[$'Student Info'.D136]" office:value-type="float" office:value="0" calcext:value-type="float">
            <text:p>0</text:p>
          </table:table-cell>
          <table:table-cell table:style-name="ce185" table:formula="of:=[$'Student Info'.C136]" office:value-type="float" office:value="0" calcext:value-type="float">
            <text:p>0</text:p>
          </table:table-cell>
          <table:table-cell table:style-name="ce185" table:formula="of:=[$'Student Info'.A136]" office:value-type="float" office:value="0" calcext:value-type="float">
            <text:p>0</text:p>
          </table:table-cell>
          <table:table-cell table:style-name="ce206" table:formula="of:=[.E135]" office:value-type="float" office:value="0" calcext:value-type="float">
            <text:p>0</text:p>
          </table:table-cell>
          <table:table-cell table:style-name="ce206" table:formula="of:=[.F135]" office:value-type="float" office:value="23.5" calcext:value-type="float">
            <text:p>23.5</text:p>
          </table:table-cell>
          <table:table-cell table:style-name="ce206" table:formula="of:=[.G135]" office:value-type="float" office:value="25" calcext:value-type="float">
            <text:p>25</text:p>
          </table:table-cell>
          <table:table-cell table:style-name="ce206" table:formula="of:=[.H135]" office:value-type="float" office:value="8" calcext:value-type="float">
            <text:p>8</text:p>
          </table:table-cell>
          <table:table-cell table:style-name="ce206" table:formula="of:=[.I135]" office:value-type="float" office:value="0" calcext:value-type="float">
            <text:p>0</text:p>
          </table:table-cell>
          <table:table-cell table:style-name="ce206" table:formula="of:=[.J135]" office:value-type="float" office:value="8.8" calcext:value-type="float">
            <text:p>8.8</text:p>
          </table:table-cell>
          <table:table-cell table:number-columns-repeated="2" table:style-name="ce205" office:value-type="float" office:value="0" calcext:value-type="float">
            <text:p>0</text:p>
          </table:table-cell>
          <table:table-cell table:style-name="ce216" table:formula="of:=MIN(SUM(SUM([.E136:.J136])/10; [.K136];[.L136]); 10)" office:value-type="float" office:value="6.53" calcext:value-type="float">
            <text:p>6.53</text:p>
          </table:table-cell>
          <table:table-cell table:style-name="ce222" table:formula="of:=ROUND([.M136];1)" office:value-type="float" office:value="6.5" calcext:value-type="float">
            <text:p>6.5</text:p>
          </table:table-cell>
          <table:table-cell table:style-name="ce185" table:formula="of:=MROUND(TRUNC([.M136];1);0.5)" office:value-type="float" office:value="6.5" calcext:value-type="float">
            <text:p>6.5</text:p>
          </table:table-cell>
          <table:table-cell table:style-name="ce229"/>
          <table:covered-table-cell table:style-name="ce185"/>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37]" office:value-type="float" office:value="68" calcext:value-type="float" table:number-columns-spanned="1" table:number-rows-spanned="2">
            <text:p>68</text:p>
          </table:table-cell>
          <table:table-cell table:style-name="ce180" table:formula="of:=[$'Student Info'.D137]" office:value-type="string" office:string-value="Dong" calcext:value-type="string">
            <text:p>Dong</text:p>
          </table:table-cell>
          <table:table-cell table:style-name="ce180" table:formula="of:=[$'Student Info'.C137]" office:value-type="string" office:string-value="Shen" calcext:value-type="string">
            <text:p>Shen</text:p>
          </table:table-cell>
          <table:table-cell table:style-name="ce180" table:formula="of:=[$'Student Info'.A137]" office:value-type="float" office:value="5261139" calcext:value-type="float">
            <text:p>5261139</text:p>
          </table:table-cell>
          <table:table-cell table:style-name="ce83" table:formula="of:=[$Sheet5.B137]" office:value-type="float" office:value="19" calcext:value-type="float">
            <text:p>19</text:p>
          </table:table-cell>
          <table:table-cell table:style-name="ce83" table:formula="of:=[$Sheet5.C137]" office:value-type="float" office:value="16" calcext:value-type="float">
            <text:p>16</text:p>
          </table:table-cell>
          <table:table-cell table:style-name="ce83" table:formula="of:=[$Sheet5.D137]" office:value-type="float" office:value="28" calcext:value-type="float">
            <text:p>28</text:p>
          </table:table-cell>
          <table:table-cell table:style-name="ce83" table:formula="of:=[$Sheet5.E137]" office:value-type="float" office:value="5" calcext:value-type="float">
            <text:p>5</text:p>
          </table:table-cell>
          <table:table-cell table:style-name="ce83" table:formula="of:=[$Sheet5.F137]" office:value-type="float" office:value="0" calcext:value-type="float">
            <text:p>0</text:p>
          </table:table-cell>
          <table:table-cell table:style-name="ce83" table:formula="of:=[$Sheet5.G13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7:.J137])/10; [.K137];[.L137]); 10)" office:value-type="float" office:value="7" calcext:value-type="float">
            <text:p>7</text:p>
          </table:table-cell>
          <table:table-cell table:style-name="ce94" table:formula="of:=ROUND([.M137];1)" office:value-type="float" office:value="7" calcext:value-type="float">
            <text:p>7.0</text:p>
          </table:table-cell>
          <table:table-cell table:style-name="ce180" table:formula="of:=MROUND(TRUNC([.M137];1);0.5)" office:value-type="float" office:value="7" calcext:value-type="float">
            <text:p>7</text:p>
          </table:table-cell>
          <table:table-cell table:style-name="ce97"/>
          <table:table-cell table:style-name="ce180" table:formula="of:=[$Sheet5.A137]" office:value-type="float" office:value="68" calcext:value-type="float" table:number-columns-spanned="1" table:number-rows-spanned="2">
            <text:p>6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138]" office:value-type="string" office:string-value="Jingru" calcext:value-type="string">
            <text:p>Jingru</text:p>
          </table:table-cell>
          <table:table-cell table:style-name="ce180" table:formula="of:=[$'Student Info'.C138]" office:value-type="string" office:string-value="Feng" calcext:value-type="string">
            <text:p>Feng</text:p>
          </table:table-cell>
          <table:table-cell table:style-name="ce180" table:formula="of:=[$'Student Info'.A138]" office:value-type="float" office:value="5221501" calcext:value-type="float">
            <text:p>5221501</text:p>
          </table:table-cell>
          <table:table-cell table:style-name="ce84" table:formula="of:=[.E137]" office:value-type="float" office:value="19" calcext:value-type="float">
            <text:p>19</text:p>
          </table:table-cell>
          <table:table-cell table:style-name="ce84" table:formula="of:=[.F137]" office:value-type="float" office:value="16" calcext:value-type="float">
            <text:p>16</text:p>
          </table:table-cell>
          <table:table-cell table:style-name="ce84" table:formula="of:=[.G137]" office:value-type="float" office:value="28" calcext:value-type="float">
            <text:p>28</text:p>
          </table:table-cell>
          <table:table-cell table:style-name="ce84" table:formula="of:=[.H137]" office:value-type="float" office:value="5" calcext:value-type="float">
            <text:p>5</text:p>
          </table:table-cell>
          <table:table-cell table:style-name="ce84" table:formula="of:=[.I137]" office:value-type="float" office:value="0" calcext:value-type="float">
            <text:p>0</text:p>
          </table:table-cell>
          <table:table-cell table:style-name="ce84" table:formula="of:=[.J13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8:.J138])/10; [.K138];[.L138]); 10)" office:value-type="float" office:value="7" calcext:value-type="float">
            <text:p>7</text:p>
          </table:table-cell>
          <table:table-cell table:style-name="ce94" table:formula="of:=ROUND([.M138];1)" office:value-type="float" office:value="7" calcext:value-type="float">
            <text:p>7.0</text:p>
          </table:table-cell>
          <table:table-cell table:style-name="ce180" table:formula="of:=MROUND(TRUNC([.M138];1);0.5)" office:value-type="float" office:value="7" calcext:value-type="float">
            <text:p>7</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39]" office:value-type="float" office:value="69" calcext:value-type="float" table:number-columns-spanned="1" table:number-rows-spanned="2">
            <text:p>69</text:p>
          </table:table-cell>
          <table:table-cell table:style-name="ce180" table:formula="of:=[$'Student Info'.D139]" office:value-type="string" office:string-value="Tomaso" calcext:value-type="string">
            <text:p>Tomaso</text:p>
          </table:table-cell>
          <table:table-cell table:style-name="ce180" table:formula="of:=[$'Student Info'.C139]" office:value-type="string" office:string-value="De Ponti" calcext:value-type="string">
            <text:p>De Ponti</text:p>
          </table:table-cell>
          <table:table-cell table:style-name="ce180" table:formula="of:=[$'Student Info'.A139]" office:value-type="float" office:value="4577612" calcext:value-type="float">
            <text:p>4577612</text:p>
          </table:table-cell>
          <table:table-cell table:style-name="ce83" table:formula="of:=[$Sheet5.B139]" office:value-type="float" office:value="18" calcext:value-type="float">
            <text:p>18</text:p>
          </table:table-cell>
          <table:table-cell table:style-name="ce83" table:formula="of:=[$Sheet5.C139]" office:value-type="float" office:value="16" calcext:value-type="float">
            <text:p>16</text:p>
          </table:table-cell>
          <table:table-cell table:style-name="ce83" table:formula="of:=[$Sheet5.D139]" office:value-type="float" office:value="30" calcext:value-type="float">
            <text:p>30</text:p>
          </table:table-cell>
          <table:table-cell table:style-name="ce83" table:formula="of:=[$Sheet5.E139]" office:value-type="float" office:value="4" calcext:value-type="float">
            <text:p>4</text:p>
          </table:table-cell>
          <table:table-cell table:style-name="ce83" table:formula="of:=[$Sheet5.F139]" office:value-type="float" office:value="0" calcext:value-type="float">
            <text:p>0</text:p>
          </table:table-cell>
          <table:table-cell table:style-name="ce83" table:formula="of:=[$Sheet5.G13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9:.J139])/10; [.K139];[.L139]); 10)" office:value-type="float" office:value="7" calcext:value-type="float">
            <text:p>7</text:p>
          </table:table-cell>
          <table:table-cell table:style-name="ce94" table:formula="of:=ROUND([.M139];1)" office:value-type="float" office:value="7" calcext:value-type="float">
            <text:p>7.0</text:p>
          </table:table-cell>
          <table:table-cell table:style-name="ce180" table:formula="of:=MROUND(TRUNC([.M139];1);0.5)" office:value-type="float" office:value="7" calcext:value-type="float">
            <text:p>7</text:p>
          </table:table-cell>
          <table:table-cell table:style-name="ce97"/>
          <table:table-cell table:style-name="ce180" table:formula="of:=[$Sheet5.A139]" office:value-type="float" office:value="69" calcext:value-type="float" table:number-columns-spanned="1" table:number-rows-spanned="2">
            <text:p>6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140]" office:value-type="string" office:string-value="Pietro" calcext:value-type="string">
            <text:p>Pietro</text:p>
          </table:table-cell>
          <table:table-cell table:style-name="ce180" table:formula="of:=[$'Student Info'.C140]" office:value-type="string" office:string-value="Campolucci" calcext:value-type="string">
            <text:p>Campolucci</text:p>
          </table:table-cell>
          <table:table-cell table:style-name="ce180" table:formula="of:=[$'Student Info'.A140]" office:value-type="float" office:value="4645979" calcext:value-type="float">
            <text:p>4645979</text:p>
          </table:table-cell>
          <table:table-cell table:style-name="ce84" table:formula="of:=[.E139]" office:value-type="float" office:value="18" calcext:value-type="float">
            <text:p>18</text:p>
          </table:table-cell>
          <table:table-cell table:style-name="ce84" table:formula="of:=[.F139]" office:value-type="float" office:value="16" calcext:value-type="float">
            <text:p>16</text:p>
          </table:table-cell>
          <table:table-cell table:style-name="ce84" table:formula="of:=[.G139]" office:value-type="float" office:value="30" calcext:value-type="float">
            <text:p>30</text:p>
          </table:table-cell>
          <table:table-cell table:style-name="ce84" table:formula="of:=[.H139]" office:value-type="float" office:value="4" calcext:value-type="float">
            <text:p>4</text:p>
          </table:table-cell>
          <table:table-cell table:style-name="ce84" table:formula="of:=[.I139]" office:value-type="float" office:value="0" calcext:value-type="float">
            <text:p>0</text:p>
          </table:table-cell>
          <table:table-cell table:style-name="ce84" table:formula="of:=[.J13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0:.J140])/10; [.K140];[.L140]); 10)" office:value-type="float" office:value="7" calcext:value-type="float">
            <text:p>7</text:p>
          </table:table-cell>
          <table:table-cell table:style-name="ce94" table:formula="of:=ROUND([.M140];1)" office:value-type="float" office:value="7" calcext:value-type="float">
            <text:p>7.0</text:p>
          </table:table-cell>
          <table:table-cell table:style-name="ce180" table:formula="of:=MROUND(TRUNC([.M140];1);0.5)" office:value-type="float" office:value="7" calcext:value-type="float">
            <text:p>7</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41]" office:value-type="float" office:value="70" calcext:value-type="float" table:number-columns-spanned="1" table:number-rows-spanned="2">
            <text:p>70</text:p>
          </table:table-cell>
          <table:table-cell table:style-name="ce180" table:formula="of:=[$'Student Info'.D141]" office:value-type="string" office:string-value="Weronika" calcext:value-type="string">
            <text:p>Weronika</text:p>
          </table:table-cell>
          <table:table-cell table:style-name="ce180" table:formula="of:=[$'Student Info'.C141]" office:value-type="string" office:string-value="Dziarnowska" calcext:value-type="string">
            <text:p>Dziarnowska</text:p>
          </table:table-cell>
          <table:table-cell table:style-name="ce180" table:formula="of:=[$'Student Info'.A141]" office:value-type="float" office:value="4551117" calcext:value-type="float">
            <text:p>4551117</text:p>
          </table:table-cell>
          <table:table-cell table:style-name="ce83" table:formula="of:=[$Sheet5.B141]" office:value-type="float" office:value="19" calcext:value-type="float">
            <text:p>19</text:p>
          </table:table-cell>
          <table:table-cell table:style-name="ce83" table:formula="of:=[$Sheet5.C141]" office:value-type="float" office:value="16" calcext:value-type="float">
            <text:p>16</text:p>
          </table:table-cell>
          <table:table-cell table:style-name="ce83" table:formula="of:=[$Sheet5.D141]" office:value-type="float" office:value="33.5" calcext:value-type="float">
            <text:p>33.5</text:p>
          </table:table-cell>
          <table:table-cell table:style-name="ce83" table:formula="of:=[$Sheet5.E141]" office:value-type="float" office:value="10" calcext:value-type="float">
            <text:p>10</text:p>
          </table:table-cell>
          <table:table-cell table:style-name="ce83" table:formula="of:=[$Sheet5.F141]" office:value-type="float" office:value="0" calcext:value-type="float">
            <text:p>0</text:p>
          </table:table-cell>
          <table:table-cell table:style-name="ce83" table:formula="of:=[$Sheet5.G14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1:.J141])/10; [.K141];[.L141]); 10)" office:value-type="float" office:value="8.05" calcext:value-type="float">
            <text:p>8.05</text:p>
          </table:table-cell>
          <table:table-cell table:style-name="ce94" table:formula="of:=ROUND([.M141];1)" office:value-type="float" office:value="8.1" calcext:value-type="float">
            <text:p>8.1</text:p>
          </table:table-cell>
          <table:table-cell table:style-name="ce180" table:formula="of:=MROUND(TRUNC([.M141];1);0.5)" office:value-type="float" office:value="8" calcext:value-type="float">
            <text:p>8</text:p>
          </table:table-cell>
          <table:table-cell table:style-name="ce97"/>
          <table:table-cell table:style-name="ce180" table:formula="of:=[$Sheet5.A141]" office:value-type="float" office:value="70" calcext:value-type="float" table:number-columns-spanned="1" table:number-rows-spanned="2">
            <text:p>7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142]" office:value-type="string" office:string-value="Adam" calcext:value-type="string">
            <text:p>Adam</text:p>
          </table:table-cell>
          <table:table-cell table:style-name="ce180" table:formula="of:=[$'Student Info'.C142]" office:value-type="string" office:string-value="Świderski" calcext:value-type="string">
            <text:p>Świderski</text:p>
          </table:table-cell>
          <table:table-cell table:style-name="ce180" table:formula="of:=[$'Student Info'.A142]" office:value-type="float" office:value="5377196" calcext:value-type="float">
            <text:p>5377196</text:p>
          </table:table-cell>
          <table:table-cell table:style-name="ce84" table:formula="of:=[.E141]" office:value-type="float" office:value="19" calcext:value-type="float">
            <text:p>19</text:p>
          </table:table-cell>
          <table:table-cell table:style-name="ce84" table:formula="of:=[.F141]" office:value-type="float" office:value="16" calcext:value-type="float">
            <text:p>16</text:p>
          </table:table-cell>
          <table:table-cell table:style-name="ce84" table:formula="of:=[.G141]" office:value-type="float" office:value="33.5" calcext:value-type="float">
            <text:p>33.5</text:p>
          </table:table-cell>
          <table:table-cell table:style-name="ce84" table:formula="of:=[.H141]" office:value-type="float" office:value="10" calcext:value-type="float">
            <text:p>10</text:p>
          </table:table-cell>
          <table:table-cell table:style-name="ce84" table:formula="of:=[.I141]" office:value-type="float" office:value="0" calcext:value-type="float">
            <text:p>0</text:p>
          </table:table-cell>
          <table:table-cell table:style-name="ce84" table:formula="of:=[.J14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2:.J142])/10; [.K142];[.L142]); 10)" office:value-type="float" office:value="8.05" calcext:value-type="float">
            <text:p>8.05</text:p>
          </table:table-cell>
          <table:table-cell table:style-name="ce94" table:formula="of:=ROUND([.M142];1)" office:value-type="float" office:value="8.1" calcext:value-type="float">
            <text:p>8.1</text:p>
          </table:table-cell>
          <table:table-cell table:style-name="ce180" table:formula="of:=MROUND(TRUNC([.M142];1);0.5)" office:value-type="float" office:value="8" calcext:value-type="float">
            <text:p>8</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43]" office:value-type="float" office:value="71" calcext:value-type="float" table:number-columns-spanned="1" table:number-rows-spanned="2">
            <text:p>71</text:p>
          </table:table-cell>
          <table:table-cell table:style-name="ce180" table:formula="of:=[$'Student Info'.D143]" office:value-type="string" office:string-value="Kevin" calcext:value-type="string">
            <text:p>Kevin</text:p>
          </table:table-cell>
          <table:table-cell table:style-name="ce180" table:formula="of:=[$'Student Info'.C143]" office:value-type="string" office:string-value="Voogd" calcext:value-type="string">
            <text:p>Voogd</text:p>
          </table:table-cell>
          <table:table-cell table:style-name="ce180" table:formula="of:=[$'Student Info'.A143]" office:value-type="float" office:value="4682688" calcext:value-type="float">
            <text:p>4682688</text:p>
          </table:table-cell>
          <table:table-cell table:style-name="ce83" table:formula="of:=[$Sheet5.B143]" office:value-type="float" office:value="19" calcext:value-type="float">
            <text:p>19</text:p>
          </table:table-cell>
          <table:table-cell table:style-name="ce83" table:formula="of:=[$Sheet5.C143]" office:value-type="float" office:value="16" calcext:value-type="float">
            <text:p>16</text:p>
          </table:table-cell>
          <table:table-cell table:style-name="ce83" table:formula="of:=[$Sheet5.D143]" office:value-type="float" office:value="30" calcext:value-type="float">
            <text:p>30</text:p>
          </table:table-cell>
          <table:table-cell table:style-name="ce83" table:formula="of:=[$Sheet5.E143]" office:value-type="float" office:value="9" calcext:value-type="float">
            <text:p>9</text:p>
          </table:table-cell>
          <table:table-cell table:style-name="ce83" table:formula="of:=[$Sheet5.F143]" office:value-type="float" office:value="0" calcext:value-type="float">
            <text:p>0</text:p>
          </table:table-cell>
          <table:table-cell table:style-name="ce83" table:formula="of:=[$Sheet5.G14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3:.J143])/10; [.K143];[.L143]); 10)" office:value-type="float" office:value="7.6" calcext:value-type="float">
            <text:p>7.6</text:p>
          </table:table-cell>
          <table:table-cell table:style-name="ce94" table:formula="of:=ROUND([.M143];1)" office:value-type="float" office:value="7.6" calcext:value-type="float">
            <text:p>7.6</text:p>
          </table:table-cell>
          <table:table-cell table:style-name="ce180" table:formula="of:=MROUND(TRUNC([.M143];1);0.5)" office:value-type="float" office:value="7.5" calcext:value-type="float">
            <text:p>7.5</text:p>
          </table:table-cell>
          <table:table-cell table:style-name="ce97"/>
          <table:table-cell table:style-name="ce180" table:formula="of:=[$Sheet5.A143]" office:value-type="float" office:value="71" calcext:value-type="float" table:number-columns-spanned="1" table:number-rows-spanned="2">
            <text:p>7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144]" office:value-type="string" office:string-value="Lonit" calcext:value-type="string">
            <text:p>Lonit</text:p>
          </table:table-cell>
          <table:table-cell table:style-name="ce180" table:formula="of:=[$'Student Info'.C144]" office:value-type="string" office:string-value="Peeters" calcext:value-type="string">
            <text:p>Peeters</text:p>
          </table:table-cell>
          <table:table-cell table:style-name="ce180" table:formula="of:=[$'Student Info'.A144]" office:value-type="float" office:value="5126533" calcext:value-type="float">
            <text:p>5126533</text:p>
          </table:table-cell>
          <table:table-cell table:style-name="ce84" table:formula="of:=[.E143]" office:value-type="float" office:value="19" calcext:value-type="float">
            <text:p>19</text:p>
          </table:table-cell>
          <table:table-cell table:style-name="ce84" table:formula="of:=[.F143]" office:value-type="float" office:value="16" calcext:value-type="float">
            <text:p>16</text:p>
          </table:table-cell>
          <table:table-cell table:style-name="ce84" table:formula="of:=[.G143]" office:value-type="float" office:value="30" calcext:value-type="float">
            <text:p>30</text:p>
          </table:table-cell>
          <table:table-cell table:style-name="ce84" table:formula="of:=[.H143]" office:value-type="float" office:value="9" calcext:value-type="float">
            <text:p>9</text:p>
          </table:table-cell>
          <table:table-cell table:style-name="ce84" table:formula="of:=[.I143]" office:value-type="float" office:value="0" calcext:value-type="float">
            <text:p>0</text:p>
          </table:table-cell>
          <table:table-cell table:style-name="ce84" table:formula="of:=[.J14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4:.J144])/10; [.K144];[.L144]); 10)" office:value-type="float" office:value="7.6" calcext:value-type="float">
            <text:p>7.6</text:p>
          </table:table-cell>
          <table:table-cell table:style-name="ce94" table:formula="of:=ROUND([.M144];1)" office:value-type="float" office:value="7.6" calcext:value-type="float">
            <text:p>7.6</text:p>
          </table:table-cell>
          <table:table-cell table:style-name="ce180" table:formula="of:=MROUND(TRUNC([.M144];1);0.5)" office:value-type="float" office:value="7.5" calcext:value-type="float">
            <text:p>7.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45]" office:value-type="float" office:value="72" calcext:value-type="float" table:number-columns-spanned="1" table:number-rows-spanned="2">
            <text:p>72</text:p>
          </table:table-cell>
          <table:table-cell table:style-name="ce180" table:formula="of:=[$'Student Info'.D145]" office:value-type="string" office:string-value="Dens" calcext:value-type="string">
            <text:p>Dens</text:p>
          </table:table-cell>
          <table:table-cell table:style-name="ce180" table:formula="of:=[$'Student Info'.C145]" office:value-type="string" office:string-value="Grashof" calcext:value-type="string">
            <text:p>Grashof</text:p>
          </table:table-cell>
          <table:table-cell table:style-name="ce180" table:formula="of:=[$'Student Info'.A145]" office:value-type="float" office:value="4617169" calcext:value-type="float">
            <text:p>4617169</text:p>
          </table:table-cell>
          <table:table-cell table:style-name="ce83" table:formula="of:=[$Sheet5.B145]" office:value-type="float" office:value="17" calcext:value-type="float">
            <text:p>17</text:p>
          </table:table-cell>
          <table:table-cell table:style-name="ce83" table:formula="of:=[$Sheet5.C145]" office:value-type="float" office:value="16" calcext:value-type="float">
            <text:p>16</text:p>
          </table:table-cell>
          <table:table-cell table:style-name="ce83" table:formula="of:=[$Sheet5.D145]" office:value-type="float" office:value="28.5" calcext:value-type="float">
            <text:p>28.5</text:p>
          </table:table-cell>
          <table:table-cell table:style-name="ce83" table:formula="of:=[$Sheet5.E145]" office:value-type="float" office:value="10" calcext:value-type="float">
            <text:p>10</text:p>
          </table:table-cell>
          <table:table-cell table:style-name="ce83" table:formula="of:=[$Sheet5.F145]" office:value-type="float" office:value="0" calcext:value-type="float">
            <text:p>0</text:p>
          </table:table-cell>
          <table:table-cell table:style-name="ce83" table:formula="of:=[$Sheet5.G14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5:.J145])/10; [.K145];[.L145]); 10)" office:value-type="float" office:value="7.35" calcext:value-type="float">
            <text:p>7.35</text:p>
          </table:table-cell>
          <table:table-cell table:style-name="ce94" table:formula="of:=ROUND([.M145];1)" office:value-type="float" office:value="7.4" calcext:value-type="float">
            <text:p>7.4</text:p>
          </table:table-cell>
          <table:table-cell table:style-name="ce180" table:formula="of:=MROUND(TRUNC([.M145];1);0.5)" office:value-type="float" office:value="7.5" calcext:value-type="float">
            <text:p>7.5</text:p>
          </table:table-cell>
          <table:table-cell table:style-name="ce97"/>
          <table:table-cell table:style-name="ce180" table:formula="of:=[$Sheet5.A145]" office:value-type="float" office:value="72" calcext:value-type="float" table:number-columns-spanned="1" table:number-rows-spanned="2">
            <text:p>7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146]" office:value-type="string" office:string-value="Wilbert" calcext:value-type="string">
            <text:p>Wilbert</text:p>
          </table:table-cell>
          <table:table-cell table:style-name="ce180" table:formula="of:=[$'Student Info'.C146]" office:value-type="string" office:string-value="ter Haar" calcext:value-type="string">
            <text:p>ter Haar</text:p>
          </table:table-cell>
          <table:table-cell table:style-name="ce180" table:formula="of:=[$'Student Info'.A146]" office:value-type="float" office:value="5176476" calcext:value-type="float">
            <text:p>5176476</text:p>
          </table:table-cell>
          <table:table-cell table:style-name="ce84" table:formula="of:=[.E145]" office:value-type="float" office:value="17" calcext:value-type="float">
            <text:p>17</text:p>
          </table:table-cell>
          <table:table-cell table:style-name="ce84" table:formula="of:=[.F145]" office:value-type="float" office:value="16" calcext:value-type="float">
            <text:p>16</text:p>
          </table:table-cell>
          <table:table-cell table:style-name="ce84" table:formula="of:=[.G145]" office:value-type="float" office:value="28.5" calcext:value-type="float">
            <text:p>28.5</text:p>
          </table:table-cell>
          <table:table-cell table:style-name="ce84" table:formula="of:=[.H145]" office:value-type="float" office:value="10" calcext:value-type="float">
            <text:p>10</text:p>
          </table:table-cell>
          <table:table-cell table:style-name="ce84" table:formula="of:=[.I145]" office:value-type="float" office:value="0" calcext:value-type="float">
            <text:p>0</text:p>
          </table:table-cell>
          <table:table-cell table:style-name="ce84" table:formula="of:=[.J14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6:.J146])/10; [.K146];[.L146]); 10)" office:value-type="float" office:value="7.35" calcext:value-type="float">
            <text:p>7.35</text:p>
          </table:table-cell>
          <table:table-cell table:style-name="ce94" table:formula="of:=ROUND([.M146];1)" office:value-type="float" office:value="7.4" calcext:value-type="float">
            <text:p>7.4</text:p>
          </table:table-cell>
          <table:table-cell table:style-name="ce180" table:formula="of:=MROUND(TRUNC([.M146];1);0.5)" office:value-type="float" office:value="7.5" calcext:value-type="float">
            <text:p>7.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47]" office:value-type="float" office:value="73" calcext:value-type="float" table:number-columns-spanned="1" table:number-rows-spanned="2">
            <text:p>73</text:p>
          </table:table-cell>
          <table:table-cell table:style-name="ce180" table:formula="of:=[$'Student Info'.D147]" office:value-type="string" office:string-value="Kenneth" calcext:value-type="string">
            <text:p>Kenneth</text:p>
          </table:table-cell>
          <table:table-cell table:style-name="ce180" table:formula="of:=[$'Student Info'.C147]" office:value-type="string" office:string-value="Pasma" calcext:value-type="string">
            <text:p>Pasma</text:p>
          </table:table-cell>
          <table:table-cell table:style-name="ce180" table:formula="of:=[$'Student Info'.A147]" office:value-type="float" office:value="4355040" calcext:value-type="float">
            <text:p>4355040</text:p>
          </table:table-cell>
          <table:table-cell table:style-name="ce83" table:formula="of:=[$Sheet5.B147]" office:value-type="float" office:value="16" calcext:value-type="float">
            <text:p>16</text:p>
          </table:table-cell>
          <table:table-cell table:style-name="ce83" table:formula="of:=[$Sheet5.C147]" office:value-type="float" office:value="16" calcext:value-type="float">
            <text:p>16</text:p>
          </table:table-cell>
          <table:table-cell table:style-name="ce83" table:formula="of:=[$Sheet5.D147]" office:value-type="float" office:value="31" calcext:value-type="float">
            <text:p>31</text:p>
          </table:table-cell>
          <table:table-cell table:style-name="ce83" table:formula="of:=[$Sheet5.E147]" office:value-type="float" office:value="4" calcext:value-type="float">
            <text:p>4</text:p>
          </table:table-cell>
          <table:table-cell table:style-name="ce83" table:formula="of:=[$Sheet5.F147]" office:value-type="float" office:value="0" calcext:value-type="float">
            <text:p>0</text:p>
          </table:table-cell>
          <table:table-cell table:style-name="ce83" table:formula="of:=[$Sheet5.G14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7:.J147])/10; [.K147];[.L147]); 10)" office:value-type="float" office:value="6.9" calcext:value-type="float">
            <text:p>6.9</text:p>
          </table:table-cell>
          <table:table-cell table:style-name="ce94" table:formula="of:=ROUND([.M147];1)" office:value-type="float" office:value="6.9" calcext:value-type="float">
            <text:p>6.9</text:p>
          </table:table-cell>
          <table:table-cell table:style-name="ce180" table:formula="of:=MROUND(TRUNC([.M147];1);0.5)" office:value-type="float" office:value="7" calcext:value-type="float">
            <text:p>7</text:p>
          </table:table-cell>
          <table:table-cell table:style-name="ce97"/>
          <table:table-cell table:style-name="ce180" table:formula="of:=[$Sheet5.A147]" office:value-type="float" office:value="73" calcext:value-type="float" table:number-columns-spanned="1" table:number-rows-spanned="2">
            <text:p>7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148]" office:value-type="string" office:string-value="wouter" calcext:value-type="string">
            <text:p>wouter</text:p>
          </table:table-cell>
          <table:table-cell table:style-name="ce180" table:formula="of:=[$'Student Info'.C148]" office:value-type="string" office:string-value="Kok" calcext:value-type="string">
            <text:p>Kok</text:p>
          </table:table-cell>
          <table:table-cell table:style-name="ce180" table:formula="of:=[$'Student Info'.A148]" office:value-type="float" office:value="4169778" calcext:value-type="float">
            <text:p>4169778</text:p>
          </table:table-cell>
          <table:table-cell table:style-name="ce84" table:formula="of:=[.E147]" office:value-type="float" office:value="16" calcext:value-type="float">
            <text:p>16</text:p>
          </table:table-cell>
          <table:table-cell table:style-name="ce84" table:formula="of:=[.F147]" office:value-type="float" office:value="16" calcext:value-type="float">
            <text:p>16</text:p>
          </table:table-cell>
          <table:table-cell table:style-name="ce84" table:formula="of:=[.G147]" office:value-type="float" office:value="31" calcext:value-type="float">
            <text:p>31</text:p>
          </table:table-cell>
          <table:table-cell table:style-name="ce84" table:formula="of:=[.H147]" office:value-type="float" office:value="4" calcext:value-type="float">
            <text:p>4</text:p>
          </table:table-cell>
          <table:table-cell table:style-name="ce84" table:formula="of:=[.I147]" office:value-type="float" office:value="0" calcext:value-type="float">
            <text:p>0</text:p>
          </table:table-cell>
          <table:table-cell table:style-name="ce84" table:formula="of:=[.J14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8:.J148])/10; [.K148];[.L148]); 10)" office:value-type="float" office:value="6.9" calcext:value-type="float">
            <text:p>6.9</text:p>
          </table:table-cell>
          <table:table-cell table:style-name="ce94" table:formula="of:=ROUND([.M148];1)" office:value-type="float" office:value="6.9" calcext:value-type="float">
            <text:p>6.9</text:p>
          </table:table-cell>
          <table:table-cell table:style-name="ce180" table:formula="of:=MROUND(TRUNC([.M148];1);0.5)" office:value-type="float" office:value="7" calcext:value-type="float">
            <text:p>7</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49]" office:value-type="float" office:value="74" calcext:value-type="float" table:number-columns-spanned="1" table:number-rows-spanned="2">
            <text:p>74</text:p>
          </table:table-cell>
          <table:table-cell table:style-name="ce180" table:formula="of:=[$'Student Info'.D149]" office:value-type="string" office:string-value="Pierre-Antoine" calcext:value-type="string">
            <text:p>Pierre-Antoine</text:p>
          </table:table-cell>
          <table:table-cell table:style-name="ce180" table:formula="of:=[$'Student Info'.C149]" office:value-type="string" office:string-value="Denarié" calcext:value-type="string">
            <text:p>Denarié</text:p>
          </table:table-cell>
          <table:table-cell table:style-name="ce180" table:formula="of:=[$'Student Info'.A149]" office:value-type="float" office:value="4451805" calcext:value-type="float">
            <text:p>4451805</text:p>
          </table:table-cell>
          <table:table-cell table:style-name="ce83" table:formula="of:=[$Sheet5.B149]" office:value-type="float" office:value="19" calcext:value-type="float">
            <text:p>19</text:p>
          </table:table-cell>
          <table:table-cell table:style-name="ce83" table:formula="of:=[$Sheet5.C149]" office:value-type="float" office:value="16" calcext:value-type="float">
            <text:p>16</text:p>
          </table:table-cell>
          <table:table-cell table:style-name="ce83" table:formula="of:=[$Sheet5.D149]" office:value-type="float" office:value="32.5" calcext:value-type="float">
            <text:p>32.5</text:p>
          </table:table-cell>
          <table:table-cell table:style-name="ce83" table:formula="of:=[$Sheet5.E149]" office:value-type="float" office:value="9" calcext:value-type="float">
            <text:p>9</text:p>
          </table:table-cell>
          <table:table-cell table:style-name="ce83" table:formula="of:=[$Sheet5.F149]" office:value-type="float" office:value="7" calcext:value-type="float">
            <text:p>7</text:p>
          </table:table-cell>
          <table:table-cell table:style-name="ce83" table:formula="of:=[$Sheet5.G14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9:.J149])/10; [.K149];[.L149]); 10)" office:value-type="float" office:value="7.85" calcext:value-type="float">
            <text:p>7.85</text:p>
          </table:table-cell>
          <table:table-cell table:style-name="ce94" table:formula="of:=ROUND([.M149];1)" office:value-type="float" office:value="7.9" calcext:value-type="float">
            <text:p>7.9</text:p>
          </table:table-cell>
          <table:table-cell table:style-name="ce180" table:formula="of:=MROUND(TRUNC([.M149];1);0.5)" office:value-type="float" office:value="8" calcext:value-type="float">
            <text:p>8</text:p>
          </table:table-cell>
          <table:table-cell table:style-name="ce97"/>
          <table:table-cell table:style-name="ce180" table:formula="of:=[$Sheet5.A149]" office:value-type="float" office:value="74" calcext:value-type="float" table:number-columns-spanned="1" table:number-rows-spanned="2">
            <text:p>7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150]" office:value-type="string" office:string-value="Michiel" calcext:value-type="string">
            <text:p>Michiel</text:p>
          </table:table-cell>
          <table:table-cell table:style-name="ce180" table:formula="of:=[$'Student Info'.C150]" office:value-type="string" office:string-value="Kockelkoren" calcext:value-type="string">
            <text:p>Kockelkoren</text:p>
          </table:table-cell>
          <table:table-cell table:style-name="ce180" table:formula="of:=[$'Student Info'.A150]" office:value-type="float" office:value="5425727" calcext:value-type="float">
            <text:p>5425727</text:p>
          </table:table-cell>
          <table:table-cell table:style-name="ce84" table:formula="of:=[.E149]" office:value-type="float" office:value="19" calcext:value-type="float">
            <text:p>19</text:p>
          </table:table-cell>
          <table:table-cell table:style-name="ce84" table:formula="of:=[.F149]" office:value-type="float" office:value="16" calcext:value-type="float">
            <text:p>16</text:p>
          </table:table-cell>
          <table:table-cell table:style-name="ce84" table:formula="of:=[.G149]" office:value-type="float" office:value="32.5" calcext:value-type="float">
            <text:p>32.5</text:p>
          </table:table-cell>
          <table:table-cell table:style-name="ce84" table:formula="of:=[.H149]" office:value-type="float" office:value="9" calcext:value-type="float">
            <text:p>9</text:p>
          </table:table-cell>
          <table:table-cell table:style-name="ce84" table:formula="of:=[.I149]" office:value-type="float" office:value="7" calcext:value-type="float">
            <text:p>7</text:p>
          </table:table-cell>
          <table:table-cell table:style-name="ce84" table:formula="of:=[.J14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0:.J150])/10; [.K150];[.L150]); 10)" office:value-type="float" office:value="7.85" calcext:value-type="float">
            <text:p>7.85</text:p>
          </table:table-cell>
          <table:table-cell table:style-name="ce94" table:formula="of:=ROUND([.M150];1)" office:value-type="float" office:value="7.9" calcext:value-type="float">
            <text:p>7.9</text:p>
          </table:table-cell>
          <table:table-cell table:style-name="ce180" table:formula="of:=MROUND(TRUNC([.M150];1);0.5)" office:value-type="float" office:value="8" calcext:value-type="float">
            <text:p>8</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51]" office:value-type="float" office:value="75" calcext:value-type="float" table:number-columns-spanned="1" table:number-rows-spanned="2">
            <text:p>75</text:p>
          </table:table-cell>
          <table:table-cell table:style-name="ce180" table:formula="of:=[$'Student Info'.D151]" office:value-type="string" office:string-value="Bart" calcext:value-type="string">
            <text:p>Bart</text:p>
          </table:table-cell>
          <table:table-cell table:style-name="ce180" table:formula="of:=[$'Student Info'.C151]" office:value-type="string" office:string-value="Swens" calcext:value-type="string">
            <text:p>Swens</text:p>
          </table:table-cell>
          <table:table-cell table:style-name="ce180" table:formula="of:=[$'Student Info'.A151]" office:value-type="float" office:value="4364597" calcext:value-type="float">
            <text:p>4364597</text:p>
          </table:table-cell>
          <table:table-cell table:style-name="ce83" table:formula="of:=[$Sheet5.B151]" office:value-type="float" office:value="14" calcext:value-type="float">
            <text:p>14</text:p>
          </table:table-cell>
          <table:table-cell table:style-name="ce83" table:formula="of:=[$Sheet5.C151]" office:value-type="float" office:value="16" calcext:value-type="float">
            <text:p>16</text:p>
          </table:table-cell>
          <table:table-cell table:style-name="ce83" table:formula="of:=[$Sheet5.D151]" office:value-type="float" office:value="30" calcext:value-type="float">
            <text:p>30</text:p>
          </table:table-cell>
          <table:table-cell table:style-name="ce83" table:formula="of:=[$Sheet5.E151]" office:value-type="float" office:value="10" calcext:value-type="float">
            <text:p>10</text:p>
          </table:table-cell>
          <table:table-cell table:style-name="ce83" table:formula="of:=[$Sheet5.F151]" office:value-type="float" office:value="0" calcext:value-type="float">
            <text:p>0</text:p>
          </table:table-cell>
          <table:table-cell table:style-name="ce83" table:formula="of:=[$Sheet5.G15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1:.J151])/10; [.K151];[.L151]); 10)" office:value-type="float" office:value="7.2" calcext:value-type="float">
            <text:p>7.2</text:p>
          </table:table-cell>
          <table:table-cell table:style-name="ce94" table:formula="of:=ROUND([.M151];1)" office:value-type="float" office:value="7.2" calcext:value-type="float">
            <text:p>7.2</text:p>
          </table:table-cell>
          <table:table-cell table:style-name="ce180" table:formula="of:=MROUND(TRUNC([.M151];1);0.5)" office:value-type="float" office:value="7" calcext:value-type="float">
            <text:p>7</text:p>
          </table:table-cell>
          <table:table-cell table:style-name="ce97"/>
          <table:table-cell table:style-name="ce180" table:formula="of:=[$Sheet5.A151]" office:value-type="float" office:value="75" calcext:value-type="float" table:number-columns-spanned="1" table:number-rows-spanned="2">
            <text:p>7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152]" office:value-type="string" office:string-value="Pepijn" calcext:value-type="string">
            <text:p>Pepijn</text:p>
          </table:table-cell>
          <table:table-cell table:style-name="ce180" table:formula="of:=[$'Student Info'.C152]" office:value-type="string" office:string-value="Hassan" calcext:value-type="string">
            <text:p>Hassan</text:p>
          </table:table-cell>
          <table:table-cell table:style-name="ce180" table:formula="of:=[$'Student Info'.A152]" office:value-type="float" office:value="4362152" calcext:value-type="float">
            <text:p>4362152</text:p>
          </table:table-cell>
          <table:table-cell table:style-name="ce83" table:formula="of:=[.E151]" office:value-type="float" office:value="14" calcext:value-type="float">
            <text:p>14</text:p>
          </table:table-cell>
          <table:table-cell table:style-name="ce83" table:formula="of:=[.F151]" office:value-type="float" office:value="16" calcext:value-type="float">
            <text:p>16</text:p>
          </table:table-cell>
          <table:table-cell table:style-name="ce83" table:formula="of:=[.G151]" office:value-type="float" office:value="30" calcext:value-type="float">
            <text:p>30</text:p>
          </table:table-cell>
          <table:table-cell table:style-name="ce83" table:formula="of:=[.H151]" office:value-type="float" office:value="10" calcext:value-type="float">
            <text:p>10</text:p>
          </table:table-cell>
          <table:table-cell table:style-name="ce83" table:formula="of:=[.I151]" office:value-type="float" office:value="0" calcext:value-type="float">
            <text:p>0</text:p>
          </table:table-cell>
          <table:table-cell table:style-name="ce83" table:formula="of:=[.J151]" office:value-type="float" office:value="2" calcext:value-type="float">
            <text:p>2</text:p>
          </table:table-cell>
          <table:table-cell table:style-name="ce83" table:formula="of:=[.K151]" office:value-type="float" office:value="0" calcext:value-type="float">
            <text:p>0</text:p>
          </table:table-cell>
          <table:table-cell table:style-name="ce83" table:formula="of:=[.L151]" office:value-type="float" office:value="0" calcext:value-type="float">
            <text:p>0</text:p>
          </table:table-cell>
          <table:table-cell table:style-name="ce83" table:formula="of:=[.M151]" office:value-type="float" office:value="7.2" calcext:value-type="float">
            <text:p>7.2</text:p>
          </table:table-cell>
          <table:table-cell table:style-name="ce94" table:formula="of:=[.N151]" office:value-type="float" office:value="7.2" calcext:value-type="float">
            <text:p>7.2</text:p>
          </table:table-cell>
          <table:table-cell table:style-name="ce83" table:formula="of:=[.O151]" office:value-type="float" office:value="7" calcext:value-type="float">
            <text:p>7</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53]" office:value-type="float" office:value="76" calcext:value-type="float" table:number-columns-spanned="1" table:number-rows-spanned="2">
            <text:p>76</text:p>
          </table:table-cell>
          <table:table-cell table:style-name="ce180" table:formula="of:=[$'Student Info'.D153]" office:value-type="string" office:string-value="Daam" calcext:value-type="string">
            <text:p>Daam</text:p>
          </table:table-cell>
          <table:table-cell table:style-name="ce180" table:formula="of:=[$'Student Info'.C153]" office:value-type="string" office:string-value="Schoon" calcext:value-type="string">
            <text:p>Schoon</text:p>
          </table:table-cell>
          <table:table-cell table:style-name="ce180" table:formula="of:=[$'Student Info'.A153]" office:value-type="float" office:value="4561465" calcext:value-type="float">
            <text:p>4561465</text:p>
          </table:table-cell>
          <table:table-cell table:style-name="ce83" table:formula="of:=[$Sheet5.B153]" office:value-type="float" office:value="16" calcext:value-type="float">
            <text:p>16</text:p>
          </table:table-cell>
          <table:table-cell table:style-name="ce83" table:formula="of:=[$Sheet5.C153]" office:value-type="float" office:value="0" calcext:value-type="float">
            <text:p>0</text:p>
          </table:table-cell>
          <table:table-cell table:style-name="ce83" table:formula="of:=[$Sheet5.D153]" office:value-type="float" office:value="1" calcext:value-type="float">
            <text:p>1</text:p>
          </table:table-cell>
          <table:table-cell table:style-name="ce83" table:formula="of:=[$Sheet5.E153]" office:value-type="float" office:value="3" calcext:value-type="float">
            <text:p>3</text:p>
          </table:table-cell>
          <table:table-cell table:style-name="ce83" table:formula="of:=[$Sheet5.F153]" office:value-type="float" office:value="0" calcext:value-type="float">
            <text:p>0</text:p>
          </table:table-cell>
          <table:table-cell table:style-name="ce83" table:formula="of:=[$Sheet5.G15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3:.J153])/10; [.K153];[.L153]); 10)" office:value-type="float" office:value="2.2" calcext:value-type="float">
            <text:p>2.2</text:p>
          </table:table-cell>
          <table:table-cell table:style-name="ce94" table:formula="of:=ROUND([.M153];1)" office:value-type="float" office:value="2.2" calcext:value-type="float">
            <text:p>2.2</text:p>
          </table:table-cell>
          <table:table-cell table:style-name="ce180" table:formula="of:=MROUND(TRUNC([.M153];1);0.5)" office:value-type="float" office:value="2" calcext:value-type="float">
            <text:p>2</text:p>
          </table:table-cell>
          <table:table-cell table:style-name="ce97"/>
          <table:table-cell table:style-name="ce180" table:formula="of:=[$Sheet5.A153]" office:value-type="float" office:value="76" calcext:value-type="float" table:number-columns-spanned="1" table:number-rows-spanned="2">
            <text:p>7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154]" office:value-type="string" office:string-value="Victor" calcext:value-type="string">
            <text:p>Victor</text:p>
          </table:table-cell>
          <table:table-cell table:style-name="ce180" table:formula="of:=[$'Student Info'.C154]" office:value-type="string" office:string-value="Guillet" calcext:value-type="string">
            <text:p>Guillet</text:p>
          </table:table-cell>
          <table:table-cell table:style-name="ce180" table:formula="of:=[$'Student Info'.A154]" office:value-type="float" office:value="4488636" calcext:value-type="float">
            <text:p>4488636</text:p>
          </table:table-cell>
          <table:table-cell table:style-name="ce83" table:formula="of:=[.E153]" office:value-type="float" office:value="16" calcext:value-type="float">
            <text:p>16</text:p>
          </table:table-cell>
          <table:table-cell table:style-name="ce83" table:formula="of:=[.F153]" office:value-type="float" office:value="0" calcext:value-type="float">
            <text:p>0</text:p>
          </table:table-cell>
          <table:table-cell table:style-name="ce83" table:formula="of:=[.G153]" office:value-type="float" office:value="1" calcext:value-type="float">
            <text:p>1</text:p>
          </table:table-cell>
          <table:table-cell table:style-name="ce83" table:formula="of:=[.H153]" office:value-type="float" office:value="3" calcext:value-type="float">
            <text:p>3</text:p>
          </table:table-cell>
          <table:table-cell table:style-name="ce83" table:formula="of:=[.I153]" office:value-type="float" office:value="0" calcext:value-type="float">
            <text:p>0</text:p>
          </table:table-cell>
          <table:table-cell table:style-name="ce83" table:formula="of:=[.J153]" office:value-type="float" office:value="2" calcext:value-type="float">
            <text:p>2</text:p>
          </table:table-cell>
          <table:table-cell table:style-name="ce83" table:formula="of:=[.K153]" office:value-type="float" office:value="0" calcext:value-type="float">
            <text:p>0</text:p>
          </table:table-cell>
          <table:table-cell table:style-name="ce83" table:formula="of:=[.L153]" office:value-type="float" office:value="0" calcext:value-type="float">
            <text:p>0</text:p>
          </table:table-cell>
          <table:table-cell table:style-name="ce83" table:formula="of:=[.M153]" office:value-type="float" office:value="2.2" calcext:value-type="float">
            <text:p>2.2</text:p>
          </table:table-cell>
          <table:table-cell table:style-name="ce94" table:formula="of:=[.N153]" office:value-type="float" office:value="2.2" calcext:value-type="float">
            <text:p>2.2</text:p>
          </table:table-cell>
          <table:table-cell table:style-name="ce83" table:formula="of:=[.O153]" office:value-type="float" office:value="2" calcext:value-type="float">
            <text:p>2</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55]" office:value-type="float" office:value="77" calcext:value-type="float" table:number-columns-spanned="1" table:number-rows-spanned="2">
            <text:p>77</text:p>
          </table:table-cell>
          <table:table-cell table:style-name="ce180" table:formula="of:=[$'Student Info'.D155]" office:value-type="string" office:string-value="Sjoerd" calcext:value-type="string">
            <text:p>Sjoerd</text:p>
          </table:table-cell>
          <table:table-cell table:style-name="ce180" table:formula="of:=[$'Student Info'.C155]" office:value-type="string" office:string-value="van Vliet" calcext:value-type="string">
            <text:p>van Vliet</text:p>
          </table:table-cell>
          <table:table-cell table:style-name="ce180" table:formula="of:=[$'Student Info'.A155]" office:value-type="float" office:value="5180821" calcext:value-type="float">
            <text:p>5180821</text:p>
          </table:table-cell>
          <table:table-cell table:style-name="ce83" table:formula="of:=[$Sheet5.B155]" office:value-type="float" office:value="19" calcext:value-type="float">
            <text:p>19</text:p>
          </table:table-cell>
          <table:table-cell table:style-name="ce83" table:formula="of:=[$Sheet5.C155]" office:value-type="float" office:value="0" calcext:value-type="float">
            <text:p>0</text:p>
          </table:table-cell>
          <table:table-cell table:style-name="ce83" table:formula="of:=[$Sheet5.D155]" office:value-type="float" office:value="32.5" calcext:value-type="float">
            <text:p>32.5</text:p>
          </table:table-cell>
          <table:table-cell table:style-name="ce83" table:formula="of:=[$Sheet5.E155]" office:value-type="float" office:value="4" calcext:value-type="float">
            <text:p>4</text:p>
          </table:table-cell>
          <table:table-cell table:style-name="ce83" table:formula="of:=[$Sheet5.F155]" office:value-type="float" office:value="0" calcext:value-type="float">
            <text:p>0</text:p>
          </table:table-cell>
          <table:table-cell table:style-name="ce83" table:formula="of:=[$Sheet5.G155]" office:value-type="float" office:value="1.5" calcext:value-type="float">
            <text:p>1.5</text:p>
          </table:table-cell>
          <table:table-cell table:number-columns-repeated="2" table:style-name="ce83" office:value-type="float" office:value="0" calcext:value-type="float">
            <text:p>0</text:p>
          </table:table-cell>
          <table:table-cell table:style-name="ce91" table:formula="of:=MIN(SUM(SUM([.E155:.J155])/10; [.K155];[.L155]); 10)" office:value-type="float" office:value="5.75" calcext:value-type="float">
            <text:p>5.75</text:p>
          </table:table-cell>
          <table:table-cell table:style-name="ce94" table:formula="of:=ROUND([.M155];1)" office:value-type="float" office:value="5.8" calcext:value-type="float">
            <text:p>5.8</text:p>
          </table:table-cell>
          <table:table-cell table:style-name="ce180" table:formula="of:=MROUND(TRUNC([.M155];1);0.5)" office:value-type="float" office:value="5.5" calcext:value-type="float">
            <text:p>5.5</text:p>
          </table:table-cell>
          <table:table-cell table:style-name="ce97"/>
          <table:table-cell table:style-name="ce180" table:formula="of:=[$Sheet5.A155]" office:value-type="float" office:value="77" calcext:value-type="float" table:number-columns-spanned="1" table:number-rows-spanned="2">
            <text:p>7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156]" office:value-type="string" office:string-value="Simon" calcext:value-type="string">
            <text:p>Simon</text:p>
          </table:table-cell>
          <table:table-cell table:style-name="ce180" table:formula="of:=[$'Student Info'.C156]" office:value-type="string" office:string-value="van Eeden" calcext:value-type="string">
            <text:p>van Eeden</text:p>
          </table:table-cell>
          <table:table-cell table:style-name="ce180" table:formula="of:=[$'Student Info'.A156]" office:value-type="float" office:value="5185734" calcext:value-type="float">
            <text:p>5185734</text:p>
          </table:table-cell>
          <table:table-cell table:style-name="ce83" table:formula="of:=[.E155]" office:value-type="float" office:value="19" calcext:value-type="float">
            <text:p>19</text:p>
          </table:table-cell>
          <table:table-cell table:style-name="ce83" table:formula="of:=[.F155]" office:value-type="float" office:value="0" calcext:value-type="float">
            <text:p>0</text:p>
          </table:table-cell>
          <table:table-cell table:style-name="ce83" table:formula="of:=[.G155]" office:value-type="float" office:value="32.5" calcext:value-type="float">
            <text:p>32.5</text:p>
          </table:table-cell>
          <table:table-cell table:style-name="ce83" table:formula="of:=[.H155]" office:value-type="float" office:value="4" calcext:value-type="float">
            <text:p>4</text:p>
          </table:table-cell>
          <table:table-cell table:style-name="ce83" table:formula="of:=[.I155]" office:value-type="float" office:value="0" calcext:value-type="float">
            <text:p>0</text:p>
          </table:table-cell>
          <table:table-cell table:style-name="ce83" table:formula="of:=[.J155]" office:value-type="float" office:value="1.5" calcext:value-type="float">
            <text:p>1.5</text:p>
          </table:table-cell>
          <table:table-cell table:style-name="ce83" table:formula="of:=[.K155]" office:value-type="float" office:value="0" calcext:value-type="float">
            <text:p>0</text:p>
          </table:table-cell>
          <table:table-cell table:style-name="ce83" table:formula="of:=[.L155]" office:value-type="float" office:value="0" calcext:value-type="float">
            <text:p>0</text:p>
          </table:table-cell>
          <table:table-cell table:style-name="ce83" table:formula="of:=[.M155]" office:value-type="float" office:value="5.75" calcext:value-type="float">
            <text:p>5.75</text:p>
          </table:table-cell>
          <table:table-cell table:style-name="ce94" table:formula="of:=[.N155]" office:value-type="float" office:value="5.8" calcext:value-type="float">
            <text:p>5.8</text:p>
          </table:table-cell>
          <table:table-cell table:style-name="ce83" table:formula="of:=[.O155]" office:value-type="float" office:value="5.5" calcext:value-type="float">
            <text:p>5.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57]" office:value-type="float" office:value="78" calcext:value-type="float" table:number-columns-spanned="1" table:number-rows-spanned="2">
            <text:p>78</text:p>
          </table:table-cell>
          <table:table-cell table:style-name="ce180" table:formula="of:=[$'Student Info'.D157]" office:value-type="string" office:string-value="Chenyao" calcext:value-type="string">
            <text:p>Chenyao</text:p>
          </table:table-cell>
          <table:table-cell table:style-name="ce180" table:formula="of:=[$'Student Info'.C157]" office:value-type="string" office:string-value="Wang" calcext:value-type="string">
            <text:p>Wang</text:p>
          </table:table-cell>
          <table:table-cell table:style-name="ce180" table:formula="of:=[$'Student Info'.A157]" office:value-type="float" office:value="4920104" calcext:value-type="float">
            <text:p>4920104</text:p>
          </table:table-cell>
          <table:table-cell table:style-name="ce83" table:formula="of:=[$Sheet5.B157]" office:value-type="float" office:value="16" calcext:value-type="float">
            <text:p>16</text:p>
          </table:table-cell>
          <table:table-cell table:style-name="ce83" table:formula="of:=[$Sheet5.C157]" office:value-type="float" office:value="16" calcext:value-type="float">
            <text:p>16</text:p>
          </table:table-cell>
          <table:table-cell table:style-name="ce83" table:formula="of:=[$Sheet5.D157]" office:value-type="float" office:value="31.5" calcext:value-type="float">
            <text:p>31.5</text:p>
          </table:table-cell>
          <table:table-cell table:style-name="ce83" table:formula="of:=[$Sheet5.E157]" office:value-type="float" office:value="10" calcext:value-type="float">
            <text:p>10</text:p>
          </table:table-cell>
          <table:table-cell table:style-name="ce83" table:formula="of:=[$Sheet5.F157]" office:value-type="float" office:value="2" calcext:value-type="float">
            <text:p>2</text:p>
          </table:table-cell>
          <table:table-cell table:style-name="ce83" table:formula="of:=[$Sheet5.G15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7:.J157])/10; [.K157];[.L157]); 10)" office:value-type="float" office:value="7.55" calcext:value-type="float">
            <text:p>7.55</text:p>
          </table:table-cell>
          <table:table-cell table:style-name="ce94" table:formula="of:=ROUND([.M157];1)" office:value-type="float" office:value="7.6" calcext:value-type="float">
            <text:p>7.6</text:p>
          </table:table-cell>
          <table:table-cell table:style-name="ce180" table:formula="of:=MROUND(TRUNC([.M157];1);0.5)" office:value-type="float" office:value="7.5" calcext:value-type="float">
            <text:p>7.5</text:p>
          </table:table-cell>
          <table:table-cell table:style-name="ce97"/>
          <table:table-cell table:style-name="ce180" table:formula="of:=[$Sheet5.A157]" office:value-type="float" office:value="78" calcext:value-type="float" table:number-columns-spanned="1" table:number-rows-spanned="2">
            <text:p>7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158]" office:value-type="string" office:string-value="Chengming" calcext:value-type="string">
            <text:p>Chengming</text:p>
          </table:table-cell>
          <table:table-cell table:style-name="ce180" table:formula="of:=[$'Student Info'.C158]" office:value-type="string" office:string-value="Feng" calcext:value-type="string">
            <text:p>Feng</text:p>
          </table:table-cell>
          <table:table-cell table:style-name="ce180" table:formula="of:=[$'Student Info'.A158]" office:value-type="float" office:value="5290333" calcext:value-type="float">
            <text:p>5290333</text:p>
          </table:table-cell>
          <table:table-cell table:style-name="ce83" table:formula="of:=[.E157]" office:value-type="float" office:value="16" calcext:value-type="float">
            <text:p>16</text:p>
          </table:table-cell>
          <table:table-cell table:style-name="ce83" table:formula="of:=[.F157]" office:value-type="float" office:value="16" calcext:value-type="float">
            <text:p>16</text:p>
          </table:table-cell>
          <table:table-cell table:style-name="ce83" table:formula="of:=[.G157]" office:value-type="float" office:value="31.5" calcext:value-type="float">
            <text:p>31.5</text:p>
          </table:table-cell>
          <table:table-cell table:style-name="ce83" table:formula="of:=[.H157]" office:value-type="float" office:value="10" calcext:value-type="float">
            <text:p>10</text:p>
          </table:table-cell>
          <table:table-cell table:style-name="ce83" table:formula="of:=[.I157]" office:value-type="float" office:value="2" calcext:value-type="float">
            <text:p>2</text:p>
          </table:table-cell>
          <table:table-cell table:style-name="ce83" table:formula="of:=[.J157]" office:value-type="float" office:value="2" calcext:value-type="float">
            <text:p>2</text:p>
          </table:table-cell>
          <table:table-cell table:style-name="ce83" table:formula="of:=[.K157]" office:value-type="float" office:value="0" calcext:value-type="float">
            <text:p>0</text:p>
          </table:table-cell>
          <table:table-cell table:style-name="ce83" table:formula="of:=[.L157]" office:value-type="float" office:value="0" calcext:value-type="float">
            <text:p>0</text:p>
          </table:table-cell>
          <table:table-cell table:style-name="ce83" table:formula="of:=[.M157]" office:value-type="float" office:value="7.55" calcext:value-type="float">
            <text:p>7.55</text:p>
          </table:table-cell>
          <table:table-cell table:style-name="ce94" table:formula="of:=[.N157]" office:value-type="float" office:value="7.6" calcext:value-type="float">
            <text:p>7.6</text:p>
          </table:table-cell>
          <table:table-cell table:style-name="ce83" table:formula="of:=[.O157]" office:value-type="float" office:value="7.5" calcext:value-type="float">
            <text:p>7.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59]" office:value-type="float" office:value="79" calcext:value-type="float" table:number-columns-spanned="1" table:number-rows-spanned="2">
            <text:p>79</text:p>
          </table:table-cell>
          <table:table-cell table:style-name="ce180" table:formula="of:=[$'Student Info'.D159]" office:value-type="string" office:string-value="Wouter" calcext:value-type="string">
            <text:p>Wouter</text:p>
          </table:table-cell>
          <table:table-cell table:style-name="ce180" table:formula="of:=[$'Student Info'.C159]" office:value-type="string" office:string-value="Spek" calcext:value-type="string">
            <text:p>Spek</text:p>
          </table:table-cell>
          <table:table-cell table:style-name="ce180" table:formula="of:=[$'Student Info'.A159]" office:value-type="float" office:value="4488148" calcext:value-type="float">
            <text:p>4488148</text:p>
          </table:table-cell>
          <table:table-cell table:style-name="ce83" table:formula="of:=[$Sheet5.B159]" office:value-type="float" office:value="17" calcext:value-type="float">
            <text:p>17</text:p>
          </table:table-cell>
          <table:table-cell table:style-name="ce83" table:formula="of:=[$Sheet5.C159]" office:value-type="float" office:value="16" calcext:value-type="float">
            <text:p>16</text:p>
          </table:table-cell>
          <table:table-cell table:style-name="ce83" table:formula="of:=[$Sheet5.D159]" office:value-type="float" office:value="31" calcext:value-type="float">
            <text:p>31</text:p>
          </table:table-cell>
          <table:table-cell table:style-name="ce83" table:formula="of:=[$Sheet5.E159]" office:value-type="float" office:value="10" calcext:value-type="float">
            <text:p>10</text:p>
          </table:table-cell>
          <table:table-cell table:style-name="ce83" table:formula="of:=[$Sheet5.F159]" office:value-type="float" office:value="0" calcext:value-type="float">
            <text:p>0</text:p>
          </table:table-cell>
          <table:table-cell table:style-name="ce83" table:formula="of:=[$Sheet5.G159]" office:value-type="float" office:value="3.5" calcext:value-type="float">
            <text:p>3.5</text:p>
          </table:table-cell>
          <table:table-cell table:number-columns-repeated="2" table:style-name="ce83" office:value-type="float" office:value="0" calcext:value-type="float">
            <text:p>0</text:p>
          </table:table-cell>
          <table:table-cell table:style-name="ce91" table:formula="of:=MIN(SUM(SUM([.E159:.J159])/10; [.K159];[.L159]); 10)" office:value-type="float" office:value="7.75" calcext:value-type="float">
            <text:p>7.75</text:p>
          </table:table-cell>
          <table:table-cell table:style-name="ce94" table:formula="of:=ROUND([.M159];1)" office:value-type="float" office:value="7.8" calcext:value-type="float">
            <text:p>7.8</text:p>
          </table:table-cell>
          <table:table-cell table:style-name="ce180" table:formula="of:=MROUND(TRUNC([.M159];1);0.5)" office:value-type="float" office:value="7.5" calcext:value-type="float">
            <text:p>7.5</text:p>
          </table:table-cell>
          <table:table-cell table:style-name="ce97"/>
          <table:table-cell table:style-name="ce180" table:formula="of:=[$Sheet5.A159]" office:value-type="float" office:value="79" calcext:value-type="float" table:number-columns-spanned="1" table:number-rows-spanned="2">
            <text:p>7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160]" office:value-type="string" office:string-value="Tamás" calcext:value-type="string">
            <text:p>Tamás</text:p>
          </table:table-cell>
          <table:table-cell table:style-name="ce180" table:formula="of:=[$'Student Info'.C160]" office:value-type="string" office:string-value="Nagy Zámbó" calcext:value-type="string">
            <text:p>Nagy Zámbó</text:p>
          </table:table-cell>
          <table:table-cell table:style-name="ce180" table:formula="of:=[$'Student Info'.A160]" office:value-type="float" office:value="5140196" calcext:value-type="float">
            <text:p>5140196</text:p>
          </table:table-cell>
          <table:table-cell table:style-name="ce83" table:formula="of:=[.E159]" office:value-type="float" office:value="17" calcext:value-type="float">
            <text:p>17</text:p>
          </table:table-cell>
          <table:table-cell table:style-name="ce83" table:formula="of:=[.F159]" office:value-type="float" office:value="16" calcext:value-type="float">
            <text:p>16</text:p>
          </table:table-cell>
          <table:table-cell table:style-name="ce83" table:formula="of:=[.G159]" office:value-type="float" office:value="31" calcext:value-type="float">
            <text:p>31</text:p>
          </table:table-cell>
          <table:table-cell table:style-name="ce83" table:formula="of:=[.H159]" office:value-type="float" office:value="10" calcext:value-type="float">
            <text:p>10</text:p>
          </table:table-cell>
          <table:table-cell table:style-name="ce83" table:formula="of:=[.I159]" office:value-type="float" office:value="0" calcext:value-type="float">
            <text:p>0</text:p>
          </table:table-cell>
          <table:table-cell table:style-name="ce83" table:formula="of:=[.J159]" office:value-type="float" office:value="3.5" calcext:value-type="float">
            <text:p>3.5</text:p>
          </table:table-cell>
          <table:table-cell table:style-name="ce83" table:formula="of:=[.K159]" office:value-type="float" office:value="0" calcext:value-type="float">
            <text:p>0</text:p>
          </table:table-cell>
          <table:table-cell table:style-name="ce83" table:formula="of:=[.L159]" office:value-type="float" office:value="0" calcext:value-type="float">
            <text:p>0</text:p>
          </table:table-cell>
          <table:table-cell table:style-name="ce83" table:formula="of:=[.M159]" office:value-type="float" office:value="7.75" calcext:value-type="float">
            <text:p>7.75</text:p>
          </table:table-cell>
          <table:table-cell table:style-name="ce94" table:formula="of:=[.N159]" office:value-type="float" office:value="7.8" calcext:value-type="float">
            <text:p>7.8</text:p>
          </table:table-cell>
          <table:table-cell table:style-name="ce83" table:formula="of:=[.O159]" office:value-type="float" office:value="7.5" calcext:value-type="float">
            <text:p>7.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80" table:formula="of:=[$Sheet5.A161]" office:value-type="float" office:value="80" calcext:value-type="float" table:number-columns-spanned="1" table:number-rows-spanned="2">
            <text:p>80</text:p>
          </table:table-cell>
          <table:table-cell table:style-name="ce180" table:formula="of:=[$'Student Info'.D161]" office:value-type="string" office:string-value="Changrui" calcext:value-type="string">
            <text:p>Changrui</text:p>
          </table:table-cell>
          <table:table-cell table:style-name="ce180" table:formula="of:=[$'Student Info'.C161]" office:value-type="string" office:string-value="Liu" calcext:value-type="string">
            <text:p>Liu</text:p>
          </table:table-cell>
          <table:table-cell table:style-name="ce180" table:formula="of:=[$'Student Info'.A161]" office:value-type="float" office:value="5293995" calcext:value-type="float">
            <text:p>5293995</text:p>
          </table:table-cell>
          <table:table-cell table:style-name="ce83" table:formula="of:=[$Sheet5.B161]" office:value-type="float" office:value="15" calcext:value-type="float">
            <text:p>15</text:p>
          </table:table-cell>
          <table:table-cell table:style-name="ce83" table:formula="of:=[$Sheet5.C161]" office:value-type="float" office:value="16" calcext:value-type="float">
            <text:p>16</text:p>
          </table:table-cell>
          <table:table-cell table:style-name="ce83" table:formula="of:=[$Sheet5.D161]" office:value-type="float" office:value="34" calcext:value-type="float">
            <text:p>34</text:p>
          </table:table-cell>
          <table:table-cell table:style-name="ce83" table:formula="of:=[$Sheet5.E161]" office:value-type="float" office:value="10" calcext:value-type="float">
            <text:p>10</text:p>
          </table:table-cell>
          <table:table-cell table:style-name="ce83" table:formula="of:=[$Sheet5.F161]" office:value-type="float" office:value="10" calcext:value-type="float">
            <text:p>10</text:p>
          </table:table-cell>
          <table:table-cell table:style-name="ce83" table:formula="of:=[$Sheet5.G16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61:.J161])/10; [.K161];[.L161]); 10)" office:value-type="float" office:value="7.7" calcext:value-type="float">
            <text:p>7.7</text:p>
          </table:table-cell>
          <table:table-cell table:style-name="ce94" table:formula="of:=ROUND([.M161];1)" office:value-type="float" office:value="7.7" calcext:value-type="float">
            <text:p>7.7</text:p>
          </table:table-cell>
          <table:table-cell table:style-name="ce180" table:formula="of:=MROUND(TRUNC([.M161];1);0.5)" office:value-type="float" office:value="7.5" calcext:value-type="float">
            <text:p>7.5</text:p>
          </table:table-cell>
          <table:table-cell table:style-name="ce97"/>
          <table:table-cell table:style-name="ce180" table:formula="of:=[$Sheet5.A161]" office:value-type="float" office:value="80" calcext:value-type="float" table:number-columns-spanned="1" table:number-rows-spanned="2">
            <text:p>8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80"/>
          <table:table-cell table:style-name="ce180" table:formula="of:=[$'Student Info'.D162]" office:value-type="string" office:string-value="Huamin" calcext:value-type="string">
            <text:p>Huamin</text:p>
          </table:table-cell>
          <table:table-cell table:style-name="ce180" table:formula="of:=[$'Student Info'.C162]" office:value-type="string" office:string-value="Liu" calcext:value-type="string">
            <text:p>Liu</text:p>
          </table:table-cell>
          <table:table-cell table:style-name="ce180" table:formula="of:=[$'Student Info'.A162]" office:value-type="float" office:value="5278066" calcext:value-type="float">
            <text:p>5278066</text:p>
          </table:table-cell>
          <table:table-cell table:style-name="ce83" table:formula="of:=[.E161]" office:value-type="float" office:value="15" calcext:value-type="float">
            <text:p>15</text:p>
          </table:table-cell>
          <table:table-cell table:style-name="ce83" table:formula="of:=[.F161]" office:value-type="float" office:value="16" calcext:value-type="float">
            <text:p>16</text:p>
          </table:table-cell>
          <table:table-cell table:style-name="ce83" table:formula="of:=[.G161]" office:value-type="float" office:value="34" calcext:value-type="float">
            <text:p>34</text:p>
          </table:table-cell>
          <table:table-cell table:style-name="ce83" table:formula="of:=[.H161]" office:value-type="float" office:value="10" calcext:value-type="float">
            <text:p>10</text:p>
          </table:table-cell>
          <table:table-cell table:style-name="ce83" table:formula="of:=[.I161]" office:value-type="float" office:value="10" calcext:value-type="float">
            <text:p>10</text:p>
          </table:table-cell>
          <table:table-cell table:style-name="ce83" table:formula="of:=[.J161]" office:value-type="float" office:value="2" calcext:value-type="float">
            <text:p>2</text:p>
          </table:table-cell>
          <table:table-cell table:style-name="ce83" table:formula="of:=[.K161]" office:value-type="float" office:value="0" calcext:value-type="float">
            <text:p>0</text:p>
          </table:table-cell>
          <table:table-cell table:style-name="ce83" table:formula="of:=[.L161]" office:value-type="float" office:value="0" calcext:value-type="float">
            <text:p>0</text:p>
          </table:table-cell>
          <table:table-cell table:style-name="ce83" table:formula="of:=[.M161]" office:value-type="float" office:value="7.7" calcext:value-type="float">
            <text:p>7.7</text:p>
          </table:table-cell>
          <table:table-cell table:style-name="ce94" table:formula="of:=[.N161]" office:value-type="float" office:value="7.7" calcext:value-type="float">
            <text:p>7.7</text:p>
          </table:table-cell>
          <table:table-cell table:style-name="ce83" table:formula="of:=[.O161]" office:value-type="float" office:value="7.5" calcext:value-type="float">
            <text:p>7.5</text:p>
          </table:table-cell>
          <table:table-cell table:style-name="ce97"/>
          <table:covered-table-cell table:style-name="ce180"/>
          <table:table-cell table:style-name="ce97"/>
          <table:table-cell table:style-name="ce99" table:number-columns-repeated="7"/>
          <table:table-cell table:style-name="ce98" table:number-columns-repeated="40"/>
          <table:table-cell table:style-name="ce99" table:number-columns-repeated="959"/>
        </table:table-row>
        <table:table-row table:style-name="ro23" table:number-rows-repeated="64">
          <table:table-cell table:number-columns-repeated="13"/>
          <table:table-cell table:style-name="ce86"/>
          <table:table-cell table:number-columns-repeated="1010"/>
        </table:table-row>
        <table:table-row table:style-name="ro24" table:number-rows-repeated="1048349">
          <table:table-cell table:number-columns-repeated="1024"/>
        </table:table-row>
        <table:table-row table:style-name="ro24">
          <table:table-cell table:number-columns-repeated="1024"/>
        </table:table-row>
        <table:named-expressions>
          <table:named-range table:name="_xlnm._FilterDatabase" table:base-cell-address="$Results.$A$1" table:cell-range-address="$Results.$A$1:.$O$9"/>
        </table:named-expressions>
      </table:table>
      <table:table table:name="Histograms" table:style-name="ta3">
        <office:forms form:automatic-focus="false" form:apply-design-mode="false"/>
        <table:table-column table:style-name="co21" table:number-columns-repeated="64" table:default-cell-style-name="ce30"/>
        <table:table-column table:style-name="co8" table:number-columns-repeated="960" table:default-cell-style-name="ce30"/>
        <table:table-row table:style-name="ro24">
          <table:table-cell office:value-type="float" office:value="0" calcext:value-type="float">
            <text:p>0</text:p>
          </table:table-cell>
          <table:table-cell office:value-type="float" office:value="0.5" calcext:value-type="float">
            <text:p>0.5</text:p>
          </table:table-cell>
          <table:table-cell office:value-type="float" office:value="1" calcext:value-type="float">
            <text:p>1</text:p>
          </table:table-cell>
          <table:table-cell office:value-type="float" office:value="1.5" calcext:value-type="float">
            <text:p>1.5</text:p>
          </table:table-cell>
          <table:table-cell office:value-type="float" office:value="2" calcext:value-type="float">
            <text:p>2</text:p>
          </table:table-cell>
          <table:table-cell office:value-type="float" office:value="2.5" calcext:value-type="float">
            <text:p>2.5</text:p>
          </table:table-cell>
          <table:table-cell office:value-type="float" office:value="3" calcext:value-type="float">
            <text:p>3</text:p>
          </table:table-cell>
          <table:table-cell office:value-type="float" office:value="3.5" calcext:value-type="float">
            <text:p>3.5</text:p>
          </table:table-cell>
          <table:table-cell office:value-type="float" office:value="4" calcext:value-type="float">
            <text:p>4</text:p>
          </table:table-cell>
          <table:table-cell office:value-type="float" office:value="4.5" calcext:value-type="float">
            <text:p>4.5</text:p>
          </table:table-cell>
          <table:table-cell office:value-type="float" office:value="5" calcext:value-type="float">
            <text:p>5</text:p>
          </table:table-cell>
          <table:table-cell office:value-type="float" office:value="5.5" calcext:value-type="float">
            <text:p>5.5</text:p>
          </table:table-cell>
          <table:table-cell office:value-type="float" office:value="6" calcext:value-type="float">
            <text:p>6</text:p>
          </table:table-cell>
          <table:table-cell office:value-type="float" office:value="6.5" calcext:value-type="float">
            <text:p>6.5</text:p>
          </table:table-cell>
          <table:table-cell office:value-type="float" office:value="7" calcext:value-type="float">
            <text:p>7</text:p>
          </table:table-cell>
          <table:table-cell office:value-type="float" office:value="7.5" calcext:value-type="float">
            <text:p>7.5</text:p>
          </table:table-cell>
          <table:table-cell office:value-type="float" office:value="8" calcext:value-type="float">
            <text:p>8</text:p>
          </table:table-cell>
          <table:table-cell office:value-type="float" office:value="8.5" calcext:value-type="float">
            <text:p>8.5</text:p>
          </table:table-cell>
          <table:table-cell office:value-type="float" office:value="9" calcext:value-type="float">
            <text:p>9</text:p>
          </table:table-cell>
          <table:table-cell office:value-type="float" office:value="9.5" calcext:value-type="float">
            <text:p>9.5</text:p>
          </table:table-cell>
          <table:table-cell office:value-type="float" office:value="10" calcext:value-type="float">
            <text:p>10</text:p>
          </table:table-cell>
          <table:table-cell table:number-columns-repeated="1003"/>
        </table:table-row>
        <table:table-row table:style-name="ro24">
          <table:table-cell table:formula="of:=COUNTIF([$Results.$O$1:$Results.$O$1048576];[.A1])" office:value-type="float" office:value="0" calcext:value-type="float">
            <text:p>0</text:p>
          </table:table-cell>
          <table:table-cell table:formula="of:=COUNTIF([$Results.$O$1:$Results.$O$1048576];[.B1])" office:value-type="float" office:value="0" calcext:value-type="float">
            <text:p>0</text:p>
          </table:table-cell>
          <table:table-cell table:formula="of:=COUNTIF([$Results.$O$1:$Results.$O$1048576];[.C1])" office:value-type="float" office:value="0" calcext:value-type="float">
            <text:p>0</text:p>
          </table:table-cell>
          <table:table-cell table:formula="of:=COUNTIF([$Results.$O$1:$Results.$O$1048576];[.D1])" office:value-type="float" office:value="0" calcext:value-type="float">
            <text:p>0</text:p>
          </table:table-cell>
          <table:table-cell table:formula="of:=COUNTIF([$Results.$O$1:$Results.$O$1048576];[.E1])" office:value-type="float" office:value="2" calcext:value-type="float">
            <text:p>2</text:p>
          </table:table-cell>
          <table:table-cell table:formula="of:=COUNTIF([$Results.$O$1:$Results.$O$1048576];[.F1])" office:value-type="float" office:value="0" calcext:value-type="float">
            <text:p>0</text:p>
          </table:table-cell>
          <table:table-cell table:formula="of:=COUNTIF([$Results.$O$1:$Results.$O$1048576];[.G1])" office:value-type="float" office:value="2" calcext:value-type="float">
            <text:p>2</text:p>
          </table:table-cell>
          <table:table-cell table:formula="of:=COUNTIF([$Results.$O$1:$Results.$O$1048576];[.H1])" office:value-type="float" office:value="0" calcext:value-type="float">
            <text:p>0</text:p>
          </table:table-cell>
          <table:table-cell table:formula="of:=COUNTIF([$Results.$O$1:$Results.$O$1048576];[.I1])" office:value-type="float" office:value="0" calcext:value-type="float">
            <text:p>0</text:p>
          </table:table-cell>
          <table:table-cell table:formula="of:=COUNTIF([$Results.$O$1:$Results.$O$1048576];[.J1])" office:value-type="float" office:value="0" calcext:value-type="float">
            <text:p>0</text:p>
          </table:table-cell>
          <table:table-cell table:formula="of:=COUNTIF([$Results.$O$1:$Results.$O$1048576];[.K1])" office:value-type="float" office:value="0" calcext:value-type="float">
            <text:p>0</text:p>
          </table:table-cell>
          <table:table-cell table:formula="of:=COUNTIF([$Results.$O$1:$Results.$O$1048576];[.L1])" office:value-type="float" office:value="6" calcext:value-type="float">
            <text:p>6</text:p>
          </table:table-cell>
          <table:table-cell table:formula="of:=COUNTIF([$Results.$O$1:$Results.$O$1048576];[.M1])" office:value-type="float" office:value="0" calcext:value-type="float">
            <text:p>0</text:p>
          </table:table-cell>
          <table:table-cell table:formula="of:=COUNTIF([$Results.$O$1:$Results.$O$1048576];[.N1])" office:value-type="float" office:value="4" calcext:value-type="float">
            <text:p>4</text:p>
          </table:table-cell>
          <table:table-cell table:formula="of:=COUNTIF([$Results.$O$1:$Results.$O$1048576];[.O1])" office:value-type="float" office:value="22" calcext:value-type="float">
            <text:p>22</text:p>
          </table:table-cell>
          <table:table-cell table:formula="of:=COUNTIF([$Results.$O$1:$Results.$O$1048576];[.P1])" office:value-type="float" office:value="28" calcext:value-type="float">
            <text:p>28</text:p>
          </table:table-cell>
          <table:table-cell table:formula="of:=COUNTIF([$Results.$O$1:$Results.$O$1048576];[.Q1])" office:value-type="float" office:value="26" calcext:value-type="float">
            <text:p>26</text:p>
          </table:table-cell>
          <table:table-cell table:formula="of:=COUNTIF([$Results.$O$1:$Results.$O$1048576];[.R1])" office:value-type="float" office:value="36" calcext:value-type="float">
            <text:p>36</text:p>
          </table:table-cell>
          <table:table-cell table:formula="of:=COUNTIF([$Results.$O$1:$Results.$O$1048576];[.S1])" office:value-type="float" office:value="22" calcext:value-type="float">
            <text:p>22</text:p>
          </table:table-cell>
          <table:table-cell table:formula="of:=COUNTIF([$Results.$O$1:$Results.$O$1048576];[.T1])" office:value-type="float" office:value="0" calcext:value-type="float">
            <text:p>0</text:p>
          </table:table-cell>
          <table:table-cell table:formula="of:=COUNTIF([$Results.$O$1:$Results.$O$1048576];[.U1])" office:value-type="float" office:value="0" calcext:value-type="float">
            <text:p>0</text:p>
          </table:table-cell>
          <table:table-cell table:number-columns-repeated="1003"/>
        </table:table-row>
        <table:table-row table:style-name="ro24">
          <table:table-cell table:number-columns-repeated="1024"/>
        </table:table-row>
        <table:table-row table:style-name="ro24">
          <table:table-cell>
            <draw:frame table:end-cell-address="Histograms.P36" table:end-x="4.95mm" table:end-y="1.61mm" draw:z-index="0" draw:name="Chart 1" draw:style-name="gr115" draw:text-style-name="P11" svg:width="244.67mm" svg:height="145.03mm" svg:x="16.41mm" svg:y="0.53mm">
              <draw:object draw:notify-on-update-of-ranges="Histograms.A1:Histograms.U1 Histograms.A2:Histograms.U2" xlink:href="./Object 1" xlink:type="simple" xlink:show="embed" xlink:actuate="onLoad">
                <loext:p/>
              </draw:object>
              <draw:image xlink:href="./ObjectReplacements/Object 1" xlink:type="simple" xlink:show="embed" xlink:actuate="onLoad"/>
            </draw:frame>
          </table:table-cell>
          <table:table-cell table:number-columns-repeated="1023"/>
        </table:table-row>
        <table:table-row table:style-name="ro24">
          <table:table-cell table:number-columns-repeated="1024"/>
        </table:table-row>
        <table:table-row table:style-name="ro23" table:number-rows-repeated="2">
          <table:table-cell table:number-columns-repeated="1024"/>
        </table:table-row>
        <table:table-row table:style-name="ro23">
          <table:table-cell table:number-columns-repeated="18"/>
          <table:table-cell table:style-name="ce238"/>
          <table:table-cell table:number-columns-repeated="1005"/>
        </table:table-row>
        <table:table-row table:style-name="ro23" table:number-rows-repeated="10">
          <table:table-cell table:number-columns-repeated="1024"/>
        </table:table-row>
        <table:table-row table:style-name="ro24" table:number-rows-repeated="19">
          <table:table-cell table:number-columns-repeated="1024"/>
        </table:table-row>
        <table:table-row table:style-name="ro24">
          <table:table-cell table:style-name="ce100" office:value-type="string" calcext:value-type="string">
            <text:p>Year</text:p>
          </table:table-cell>
          <table:table-cell table:style-name="ce102" office:value-type="string" calcext:value-type="string">
            <text:p>Average</text:p>
          </table:table-cell>
          <table:table-cell table:style-name="ce102" office:value-type="string" calcext:value-type="string">
            <text:p>Median</text:p>
          </table:table-cell>
          <table:table-cell table:style-name="ce102" office:value-type="string" calcext:value-type="string">
            <text:p>Std</text:p>
          </table:table-cell>
          <table:table-cell table:number-columns-repeated="1020"/>
        </table:table-row>
        <table:table-row table:style-name="ro24">
          <table:table-cell table:style-name="ce101" office:value-type="float" office:value="2021" calcext:value-type="float">
            <text:p>2021</text:p>
          </table:table-cell>
          <table:table-cell table:style-name="ce103" table:formula="of:=AVERAGE([$Results.N$1:$Results.N$1048576])" office:value-type="float" office:value="7.79594594594595" calcext:value-type="float">
            <text:p>7.80</text:p>
          </table:table-cell>
          <table:table-cell table:style-name="ce103" table:formula="of:=MEDIAN([$Results.N$1:$Results.N$1048576])" office:value-type="float" office:value="7.9" calcext:value-type="float">
            <text:p>7.90</text:p>
          </table:table-cell>
          <table:table-cell table:formula="of:=COM.MICROSOFT.STDEV.P([$Results.N$1:$Results.N$1048576])" office:value-type="float" office:value="1.17685324686034" calcext:value-type="float">
            <text:p>1.17685324686034</text:p>
          </table:table-cell>
          <table:table-cell table:number-columns-repeated="1020"/>
        </table:table-row>
        <table:table-row table:style-name="ro24">
          <table:table-cell table:style-name="ce101" office:value-type="float" office:value="2020" calcext:value-type="float">
            <text:p>2020</text:p>
          </table:table-cell>
          <table:table-cell table:style-name="ce103" office:value-type="float" office:value="8.19" calcext:value-type="float">
            <text:p>8.19</text:p>
          </table:table-cell>
          <table:table-cell table:style-name="ce103" office:value-type="float" office:value="8.6" calcext:value-type="float">
            <text:p>8.60</text:p>
          </table:table-cell>
          <table:table-cell office:value-type="float" office:value="1.749178581" calcext:value-type="float">
            <text:p>1.749178581</text:p>
          </table:table-cell>
          <table:table-cell table:number-columns-repeated="1020"/>
        </table:table-row>
        <table:table-row table:style-name="ro24">
          <table:table-cell table:style-name="ce101" office:value-type="float" office:value="2019" calcext:value-type="float">
            <text:p>2019</text:p>
          </table:table-cell>
          <table:table-cell office:value-type="float" office:value="8.35777777777778" calcext:value-type="float">
            <text:p>8.35777777777778</text:p>
          </table:table-cell>
          <table:table-cell office:value-type="float" office:value="8.6" calcext:value-type="float">
            <text:p>8.6</text:p>
          </table:table-cell>
          <table:table-cell office:value-type="float" office:value="1.14046557527837" calcext:value-type="float">
            <text:p>1.14046557527837</text:p>
          </table:table-cell>
          <table:table-cell table:number-columns-repeated="1020"/>
        </table:table-row>
        <table:table-row table:style-name="ro24">
          <table:table-cell table:style-name="ce101" office:value-type="float" office:value="2018" calcext:value-type="float">
            <text:p>2018</text:p>
          </table:table-cell>
          <table:table-cell office:value-type="float" office:value="7.66826923076923" calcext:value-type="float">
            <text:p>7.66826923076923</text:p>
          </table:table-cell>
          <table:table-cell office:value-type="float" office:value="8" calcext:value-type="float">
            <text:p>8</text:p>
          </table:table-cell>
          <table:table-cell office:value-type="float" office:value="1.10089687415069" calcext:value-type="float">
            <text:p>1.10089687415069</text:p>
          </table:table-cell>
          <table:table-cell table:number-columns-repeated="1020"/>
        </table:table-row>
        <table:table-row table:style-name="ro24" table:number-rows-repeated="1048533">
          <table:table-cell table:number-columns-repeated="1024"/>
        </table:table-row>
        <table:table-row table:style-name="ro24">
          <table:table-cell table:number-columns-repeated="1024"/>
        </table:table-row>
      </table:table>
      <table:table table:name="Student Info" table:style-name="ta4">
        <office:forms form:automatic-focus="false" form:apply-design-mode="false"/>
        <table:table-column table:style-name="co22" table:default-cell-style-name="ce30"/>
        <table:table-column table:style-name="co23" table:default-cell-style-name="ce30"/>
        <table:table-column table:style-name="co24" table:default-cell-style-name="ce30"/>
        <table:table-column table:style-name="co25" table:default-cell-style-name="ce30"/>
        <table:table-column table:style-name="co26" table:default-cell-style-name="ce30"/>
        <table:table-column table:style-name="co27" table:default-cell-style-name="ce30"/>
        <table:table-column table:style-name="co8" table:number-columns-repeated="1018" table:default-cell-style-name="ce30"/>
        <table:table-row table:style-name="ro24">
          <table:table-cell office:value-type="string" calcext:value-type="string">
            <text:p>OrgDefinedId</text:p>
          </table:table-cell>
          <table:table-cell office:value-type="string" calcext:value-type="string">
            <text:p>Username</text:p>
          </table:table-cell>
          <table:table-cell office:value-type="string" calcext:value-type="string">
            <text:p>LastName</text:p>
          </table:table-cell>
          <table:table-cell office:value-type="string" calcext:value-type="string">
            <text:p>FirstName</text:p>
          </table:table-cell>
          <table:table-cell office:value-type="string" calcext:value-type="string">
            <text:p>Email</text:p>
          </table:table-cell>
          <table:table-cell office:value-type="string" calcext:value-type="string">
            <text:p>GroupName</text:p>
          </table:table-cell>
          <table:table-cell table:number-columns-repeated="1018"/>
        </table:table-row>
        <table:table-row table:style-name="ro24">
          <table:table-cell table:number-columns-repeated="1024"/>
        </table:table-row>
        <table:table-row table:style-name="ro23">
          <table:table-cell office:value-type="float" office:value="4721624" calcext:value-type="float">
            <text:p>4721624</text:p>
          </table:table-cell>
          <table:table-cell office:value-type="string" calcext:value-type="string">
            <text:p>jmdegraaf@tudelft.nl</text:p>
          </table:table-cell>
          <table:table-cell office:value-type="string" calcext:value-type="string">
            <text:p>de Graaf</text:p>
          </table:table-cell>
          <table:table-cell office:value-type="string" calcext:value-type="string">
            <text:p>Brigitte</text:p>
          </table:table-cell>
          <table:table-cell office:value-type="string" calcext:value-type="string">
            <text:p>J.M.deGraaf@student.tudelft.nl</text:p>
          </table:table-cell>
          <table:table-cell office:value-type="string" calcext:value-type="string">
            <text:p>Practical Assignment 1</text:p>
          </table:table-cell>
          <table:table-cell table:number-columns-repeated="1018"/>
        </table:table-row>
        <table:table-row table:style-name="ro23">
          <table:table-cell office:value-type="float" office:value="5220068" calcext:value-type="float">
            <text:p>5220068</text:p>
          </table:table-cell>
          <table:table-cell office:value-type="string" calcext:value-type="string">
            <text:p>tushargoyalgoy@tudelft.nl</text:p>
          </table:table-cell>
          <table:table-cell office:value-type="string" calcext:value-type="string">
            <text:p>Goyal</text:p>
          </table:table-cell>
          <table:table-cell office:value-type="string" calcext:value-type="string">
            <text:p>Tushar</text:p>
          </table:table-cell>
          <table:table-cell office:value-type="string" calcext:value-type="string">
            <text:p>T.Goyal-1@student.tudelft.nl</text:p>
          </table:table-cell>
          <table:table-cell office:value-type="string" calcext:value-type="string">
            <text:p>Practical Assignment 1</text:p>
          </table:table-cell>
          <table:table-cell table:number-columns-repeated="1018"/>
        </table:table-row>
        <table:table-row table:style-name="ro23">
          <table:table-cell office:value-type="float" office:value="4570235" calcext:value-type="float">
            <text:p>4570235</text:p>
          </table:table-cell>
          <table:table-cell office:value-type="string" calcext:value-type="string">
            <text:p>sbezelev@tudelft.nl</text:p>
          </table:table-cell>
          <table:table-cell office:value-type="string" calcext:value-type="string">
            <text:p>Bezelev</text:p>
          </table:table-cell>
          <table:table-cell office:value-type="string" calcext:value-type="string">
            <text:p>Sawa</text:p>
          </table:table-cell>
          <table:table-cell office:value-type="string" calcext:value-type="string">
            <text:p>S.Bezelev@student.tudelft.nl</text:p>
          </table:table-cell>
          <table:table-cell office:value-type="string" calcext:value-type="string">
            <text:p>Practical Assignment 2</text:p>
          </table:table-cell>
          <table:table-cell table:number-columns-repeated="1018"/>
        </table:table-row>
        <table:table-row table:style-name="ro23">
          <table:table-cell office:value-type="float" office:value="4686276" calcext:value-type="float">
            <text:p>4686276</text:p>
          </table:table-cell>
          <table:table-cell office:value-type="string" calcext:value-type="string">
            <text:p>jgavervloet@tudelft.nl</text:p>
          </table:table-cell>
          <table:table-cell office:value-type="string" calcext:value-type="string">
            <text:p>Vervloet</text:p>
          </table:table-cell>
          <table:table-cell office:value-type="string" calcext:value-type="string">
            <text:p>Justin</text:p>
          </table:table-cell>
          <table:table-cell office:value-type="string" calcext:value-type="string">
            <text:p>J.G.A.Vervloet@student.tudelft.nl</text:p>
          </table:table-cell>
          <table:table-cell office:value-type="string" calcext:value-type="string">
            <text:p>Practical Assignment 2</text:p>
          </table:table-cell>
          <table:table-cell table:number-columns-repeated="1018"/>
        </table:table-row>
        <table:table-row table:style-name="ro23">
          <table:table-cell office:value-type="float" office:value="4684214" calcext:value-type="float">
            <text:p>4684214</text:p>
          </table:table-cell>
          <table:table-cell office:value-type="string" calcext:value-type="string">
            <text:p>jakeim@tudelft.nl</text:p>
          </table:table-cell>
          <table:table-cell office:value-type="string" calcext:value-type="string">
            <text:p>Keim</text:p>
          </table:table-cell>
          <table:table-cell office:value-type="string" calcext:value-type="string">
            <text:p>Julienne</text:p>
          </table:table-cell>
          <table:table-cell office:value-type="string" calcext:value-type="string">
            <text:p>J.A.Keim@student.tudelft.nl</text:p>
          </table:table-cell>
          <table:table-cell office:value-type="string" calcext:value-type="string">
            <text:p>Practical Assignment 3</text:p>
          </table:table-cell>
          <table:table-cell table:number-columns-repeated="1018"/>
        </table:table-row>
        <table:table-row table:style-name="ro23">
          <table:table-cell office:value-type="float" office:value="5238382" calcext:value-type="float">
            <text:p>5238382</text:p>
          </table:table-cell>
          <table:table-cell office:value-type="string" calcext:value-type="string">
            <text:p>rchandrashekar@tudelft.nl</text:p>
          </table:table-cell>
          <table:table-cell office:value-type="string" calcext:value-type="string">
            <text:p>Chandrashekar</text:p>
          </table:table-cell>
          <table:table-cell office:value-type="string" calcext:value-type="string">
            <text:p>Rohan</text:p>
          </table:table-cell>
          <table:table-cell office:value-type="string" calcext:value-type="string">
            <text:p>R.Chandrashekar@student.tudelft.nl</text:p>
          </table:table-cell>
          <table:table-cell office:value-type="string" calcext:value-type="string">
            <text:p>Practical Assignment 3</text:p>
          </table:table-cell>
          <table:table-cell table:number-columns-repeated="1018"/>
        </table:table-row>
        <table:table-row table:style-name="ro23">
          <table:table-cell office:value-type="float" office:value="4649060" calcext:value-type="float">
            <text:p>4649060</text:p>
          </table:table-cell>
          <table:table-cell office:value-type="string" calcext:value-type="string">
            <text:p>erodriguezplaz@tudelft.nl</text:p>
          </table:table-cell>
          <table:table-cell office:value-type="string" calcext:value-type="string">
            <text:p>Rodriguez Plaza</text:p>
          </table:table-cell>
          <table:table-cell office:value-type="string" calcext:value-type="string">
            <text:p>Eneko</text:p>
          </table:table-cell>
          <table:table-cell office:value-type="string" calcext:value-type="string">
            <text:p>E.RodriguezPlaza@student.tudelft.nl</text:p>
          </table:table-cell>
          <table:table-cell office:value-type="string" calcext:value-type="string">
            <text:p>Practical Assignment 4</text:p>
          </table:table-cell>
          <table:table-cell table:number-columns-repeated="1018"/>
        </table:table-row>
        <table:table-row table:style-name="ro23">
          <table:table-cell office:value-type="float" office:value="4663632" calcext:value-type="float">
            <text:p>4663632</text:p>
          </table:table-cell>
          <table:table-cell office:value-type="string" calcext:value-type="string">
            <text:p>vgavra@tudelft.nl</text:p>
          </table:table-cell>
          <table:table-cell office:value-type="string" calcext:value-type="string">
            <text:p>Gavra</text:p>
          </table:table-cell>
          <table:table-cell office:value-type="string" calcext:value-type="string">
            <text:p>Vlad</text:p>
          </table:table-cell>
          <table:table-cell office:value-type="string" calcext:value-type="string">
            <text:p>V.Gavra@student.tudelft.nl</text:p>
          </table:table-cell>
          <table:table-cell office:value-type="string" calcext:value-type="string">
            <text:p>Practical Assignment 4</text:p>
          </table:table-cell>
          <table:table-cell table:number-columns-repeated="1018"/>
        </table:table-row>
        <table:table-row table:style-name="ro23">
          <table:table-cell office:value-type="float" office:value="4668901" calcext:value-type="float">
            <text:p>4668901</text:p>
          </table:table-cell>
          <table:table-cell office:value-type="string" calcext:value-type="string">
            <text:p>amenor@tudelft.nl</text:p>
          </table:table-cell>
          <table:table-cell office:value-type="string" calcext:value-type="string">
            <text:p>Menor de Oñate</text:p>
          </table:table-cell>
          <table:table-cell office:value-type="string" calcext:value-type="string">
            <text:p>Adrian</text:p>
          </table:table-cell>
          <table:table-cell office:value-type="string" calcext:value-type="string">
            <text:p>A.MenorDeOnate@student.tudelft.nl</text:p>
          </table:table-cell>
          <table:table-cell office:value-type="string" calcext:value-type="string">
            <text:p>Practical Assignment 5</text:p>
          </table:table-cell>
          <table:table-cell table:number-columns-repeated="1018"/>
        </table:table-row>
        <table:table-row table:style-name="ro23">
          <table:table-cell office:value-type="float" office:value="4676793" calcext:value-type="float">
            <text:p>4676793</text:p>
          </table:table-cell>
          <table:table-cell office:value-type="string" calcext:value-type="string">
            <text:p>avanwissen@tudelft.nl</text:p>
          </table:table-cell>
          <table:table-cell office:value-type="string" calcext:value-type="string">
            <text:p>van Wissen</text:p>
          </table:table-cell>
          <table:table-cell office:value-type="string" calcext:value-type="string">
            <text:p>Alexis</text:p>
          </table:table-cell>
          <table:table-cell office:value-type="string" calcext:value-type="string">
            <text:p>A.J.R.VanWissen@student.tudelft.nl</text:p>
          </table:table-cell>
          <table:table-cell office:value-type="string" calcext:value-type="string">
            <text:p>Practical Assignment 5</text:p>
          </table:table-cell>
          <table:table-cell table:number-columns-repeated="1018"/>
        </table:table-row>
        <table:table-row table:style-name="ro23">
          <table:table-cell office:value-type="float" office:value="5270510" calcext:value-type="float">
            <text:p>5270510</text:p>
          </table:table-cell>
          <table:table-cell office:value-type="string" calcext:value-type="string">
            <text:p>zheyudu@tudelft.nl</text:p>
          </table:table-cell>
          <table:table-cell office:value-type="string" calcext:value-type="string">
            <text:p>Du</text:p>
          </table:table-cell>
          <table:table-cell office:value-type="string" calcext:value-type="string">
            <text:p>Zheyu</text:p>
          </table:table-cell>
          <table:table-cell office:value-type="string" calcext:value-type="string">
            <text:p>Z.Du-1@student.tudelft.nl</text:p>
          </table:table-cell>
          <table:table-cell office:value-type="string" calcext:value-type="string">
            <text:p>Practical Assignment 6</text:p>
          </table:table-cell>
          <table:table-cell table:number-columns-repeated="1018"/>
        </table:table-row>
        <table:table-row table:style-name="ro23">
          <table:table-cell office:value-type="float" office:value="5217849" calcext:value-type="float">
            <text:p>5217849</text:p>
          </table:table-cell>
          <table:table-cell office:value-type="string" calcext:value-type="string">
            <text:p>yuruidu@tudelft.nl</text:p>
          </table:table-cell>
          <table:table-cell office:value-type="string" calcext:value-type="string">
            <text:p>DU</text:p>
          </table:table-cell>
          <table:table-cell office:value-type="string" calcext:value-type="string">
            <text:p>YURUI</text:p>
          </table:table-cell>
          <table:table-cell office:value-type="string" calcext:value-type="string">
            <text:p>Y.DU-7@student.tudelft.nl</text:p>
          </table:table-cell>
          <table:table-cell office:value-type="string" calcext:value-type="string">
            <text:p>Practical Assignment 6</text:p>
          </table:table-cell>
          <table:table-cell table:number-columns-repeated="1018"/>
        </table:table-row>
        <table:table-row table:style-name="ro23">
          <table:table-cell office:value-type="float" office:value="4288238" calcext:value-type="float">
            <text:p>4288238</text:p>
          </table:table-cell>
          <table:table-cell office:value-type="string" calcext:value-type="string">
            <text:p>cbman@tudelft.nl</text:p>
          </table:table-cell>
          <table:table-cell office:value-type="string" calcext:value-type="string">
            <text:p>Man</text:p>
          </table:table-cell>
          <table:table-cell office:value-type="string" calcext:value-type="string">
            <text:p>Calvin</text:p>
          </table:table-cell>
          <table:table-cell office:value-type="string" calcext:value-type="string">
            <text:p>C.B.Man@student.tudelft.nl</text:p>
          </table:table-cell>
          <table:table-cell office:value-type="string" calcext:value-type="string">
            <text:p>Practical Assignment 7</text:p>
          </table:table-cell>
          <table:table-cell table:number-columns-repeated="1018"/>
        </table:table-row>
        <table:table-row table:style-name="ro23">
          <table:table-cell office:value-type="float" office:value="4902815" calcext:value-type="float">
            <text:p>4902815</text:p>
          </table:table-cell>
          <table:table-cell office:value-type="string" calcext:value-type="string">
            <text:p>willemvanderli@tudelft.nl</text:p>
          </table:table-cell>
          <table:table-cell office:value-type="string" calcext:value-type="string">
            <text:p>van der Linden</text:p>
          </table:table-cell>
          <table:table-cell office:value-type="string" calcext:value-type="string">
            <text:p>Willem</text:p>
          </table:table-cell>
          <table:table-cell office:value-type="string" calcext:value-type="string">
            <text:p>W.vanderLinden-2@student.tudelft.nl</text:p>
          </table:table-cell>
          <table:table-cell office:value-type="string" calcext:value-type="string">
            <text:p>Practical Assignment 7</text:p>
          </table:table-cell>
          <table:table-cell table:number-columns-repeated="1018"/>
        </table:table-row>
        <table:table-row table:style-name="ro23">
          <table:table-cell office:value-type="float" office:value="4545451" calcext:value-type="float">
            <text:p>4545451</text:p>
          </table:table-cell>
          <table:table-cell office:value-type="string" calcext:value-type="string">
            <text:p>oscarhe@tudelft.nl</text:p>
          </table:table-cell>
          <table:table-cell office:value-type="string" calcext:value-type="string">
            <text:p>He</text:p>
          </table:table-cell>
          <table:table-cell office:value-type="string" calcext:value-type="string">
            <text:p>Oscar</text:p>
          </table:table-cell>
          <table:table-cell office:value-type="string" calcext:value-type="string">
            <text:p>O.Y.He@student.tudelft.nl</text:p>
          </table:table-cell>
          <table:table-cell office:value-type="string" calcext:value-type="string">
            <text:p>Practical Assignment 8</text:p>
          </table:table-cell>
          <table:table-cell table:number-columns-repeated="1018"/>
        </table:table-row>
        <table:table-row table:style-name="ro23">
          <table:table-cell office:value-type="float" office:value="5257255" calcext:value-type="float">
            <text:p>5257255</text:p>
          </table:table-cell>
          <table:table-cell office:value-type="string" calcext:value-type="string">
            <text:p>xiaohantang@tudelft.nl</text:p>
          </table:table-cell>
          <table:table-cell office:value-type="string" calcext:value-type="string">
            <text:p>Tang</text:p>
          </table:table-cell>
          <table:table-cell office:value-type="string" calcext:value-type="string">
            <text:p>Xiaohan</text:p>
          </table:table-cell>
          <table:table-cell office:value-type="string" calcext:value-type="string">
            <text:p>X.Tang-3@student.tudelft.nl</text:p>
          </table:table-cell>
          <table:table-cell office:value-type="string" calcext:value-type="string">
            <text:p>Practical Assignment 8</text:p>
          </table:table-cell>
          <table:table-cell table:number-columns-repeated="1018"/>
        </table:table-row>
        <table:table-row table:style-name="ro23">
          <table:table-cell office:value-type="float" office:value="4598164" calcext:value-type="float">
            <text:p>4598164</text:p>
          </table:table-cell>
          <table:table-cell office:value-type="string" calcext:value-type="string">
            <text:p>jvandervanderk@tudelft.nl</text:p>
          </table:table-cell>
          <table:table-cell office:value-type="string" calcext:value-type="string">
            <text:p>van der Knaap</text:p>
          </table:table-cell>
          <table:table-cell office:value-type="string" calcext:value-type="string">
            <text:p>Jeroen</text:p>
          </table:table-cell>
          <table:table-cell office:value-type="string" calcext:value-type="string">
            <text:p>J.vanderKnaap-1@student.tudelft.nl</text:p>
          </table:table-cell>
          <table:table-cell office:value-type="string" calcext:value-type="string">
            <text:p>Practical Assignment 9</text:p>
          </table:table-cell>
          <table:table-cell table:number-columns-repeated="1018"/>
        </table:table-row>
        <table:table-row table:style-name="ro23">
          <table:table-cell office:value-type="float" office:value="4590600" calcext:value-type="float">
            <text:p>4590600</text:p>
          </table:table-cell>
          <table:table-cell office:value-type="string" calcext:value-type="string">
            <text:p>lgelling@tudelft.nl</text:p>
          </table:table-cell>
          <table:table-cell office:value-type="string" calcext:value-type="string">
            <text:p>Gelling</text:p>
          </table:table-cell>
          <table:table-cell office:value-type="string" calcext:value-type="string">
            <text:p>Lars</text:p>
          </table:table-cell>
          <table:table-cell office:value-type="string" calcext:value-type="string">
            <text:p>L.I.A.Gelling@student.tudelft.nl</text:p>
          </table:table-cell>
          <table:table-cell office:value-type="string" calcext:value-type="string">
            <text:p>Practical Assignment 9</text:p>
          </table:table-cell>
          <table:table-cell table:number-columns-repeated="1018"/>
        </table:table-row>
        <table:table-row table:style-name="ro23">
          <table:table-cell office:value-type="float" office:value="4553187" calcext:value-type="float">
            <text:p>4553187</text:p>
          </table:table-cell>
          <table:table-cell office:value-type="string" calcext:value-type="string">
            <text:p>pvandenberkmor@tudelft.nl</text:p>
          </table:table-cell>
          <table:table-cell office:value-type="string" calcext:value-type="string">
            <text:p>van den Berkmortel</text:p>
          </table:table-cell>
          <table:table-cell office:value-type="string" calcext:value-type="string">
            <text:p>Pien</text:p>
          </table:table-cell>
          <table:table-cell office:value-type="string" calcext:value-type="string">
            <text:p>P.E.vandenBerkmortel@student.tudelft.nl</text:p>
          </table:table-cell>
          <table:table-cell office:value-type="string" calcext:value-type="string">
            <text:p>Practical Assignment 10</text:p>
          </table:table-cell>
          <table:table-cell table:number-columns-repeated="1018"/>
        </table:table-row>
        <table:table-row table:style-name="ro23">
          <table:table-cell office:value-type="float" office:value="5262437" calcext:value-type="float">
            <text:p>5262437</text:p>
          </table:table-cell>
          <table:table-cell office:value-type="string" calcext:value-type="string">
            <text:p>adallora@tudelft.nl</text:p>
          </table:table-cell>
          <table:table-cell office:value-type="string" calcext:value-type="string">
            <text:p>Dall'Ora</text:p>
          </table:table-cell>
          <table:table-cell office:value-type="string" calcext:value-type="string">
            <text:p>Alberto</text:p>
          </table:table-cell>
          <table:table-cell office:value-type="string" calcext:value-type="string">
            <text:p>A.DallOra@student.tudelft.nl</text:p>
          </table:table-cell>
          <table:table-cell office:value-type="string" calcext:value-type="string">
            <text:p>Practical Assignment 10</text:p>
          </table:table-cell>
          <table:table-cell table:number-columns-repeated="1018"/>
        </table:table-row>
        <table:table-row table:style-name="ro23">
          <table:table-cell office:value-type="float" office:value="4960157" calcext:value-type="float">
            <text:p>4960157</text:p>
          </table:table-cell>
          <table:table-cell office:value-type="string" calcext:value-type="string">
            <text:p>jundawu@tudelft.nl</text:p>
          </table:table-cell>
          <table:table-cell office:value-type="string" calcext:value-type="string">
            <text:p>Wu</text:p>
          </table:table-cell>
          <table:table-cell office:value-type="string" calcext:value-type="string">
            <text:p>Junda</text:p>
          </table:table-cell>
          <table:table-cell office:value-type="string" calcext:value-type="string">
            <text:p>J.Wu-21@student.tudelft.nl</text:p>
          </table:table-cell>
          <table:table-cell office:value-type="string" calcext:value-type="string">
            <text:p>Practical Assignment 11</text:p>
          </table:table-cell>
          <table:table-cell table:number-columns-repeated="1018"/>
        </table:table-row>
        <table:table-row table:style-name="ro23">
          <table:table-cell office:value-type="float" office:value="5266068" calcext:value-type="float">
            <text:p>5266068</text:p>
          </table:table-cell>
          <table:table-cell office:value-type="string" calcext:value-type="string">
            <text:p>chenghaoxu@tudelft.nl</text:p>
          </table:table-cell>
          <table:table-cell office:value-type="string" calcext:value-type="string">
            <text:p>XU</text:p>
          </table:table-cell>
          <table:table-cell office:value-type="string" calcext:value-type="string">
            <text:p>CHENGHAO</text:p>
          </table:table-cell>
          <table:table-cell office:value-type="string" calcext:value-type="string">
            <text:p>C.XU-7@student.tudelft.nl</text:p>
          </table:table-cell>
          <table:table-cell office:value-type="string" calcext:value-type="string">
            <text:p>Practical Assignment 11</text:p>
          </table:table-cell>
          <table:table-cell table:number-columns-repeated="1018"/>
        </table:table-row>
        <table:table-row table:style-name="ro23">
          <table:table-cell office:value-type="float" office:value="4135326" calcext:value-type="float">
            <text:p>4135326</text:p>
          </table:table-cell>
          <table:table-cell office:value-type="string" calcext:value-type="string">
            <text:p>tkalidien@tudelft.nl</text:p>
          </table:table-cell>
          <table:table-cell office:value-type="string" calcext:value-type="string">
            <text:p>Kalidien</text:p>
          </table:table-cell>
          <table:table-cell office:value-type="string" calcext:value-type="string">
            <text:p>Talitha</text:p>
          </table:table-cell>
          <table:table-cell office:value-type="string" calcext:value-type="string">
            <text:p>T.V.Kalidien@student.tudelft.nl</text:p>
          </table:table-cell>
          <table:table-cell office:value-type="string" calcext:value-type="string">
            <text:p>Practical Assignment 12</text:p>
          </table:table-cell>
          <table:table-cell table:number-columns-repeated="1018"/>
        </table:table-row>
        <table:table-row table:style-name="ro23">
          <table:table-cell office:value-type="float" office:value="5224160" calcext:value-type="float">
            <text:p>5224160</text:p>
          </table:table-cell>
          <table:table-cell office:value-type="string" calcext:value-type="string">
            <text:p>jliujingyue@tudelft.nl</text:p>
          </table:table-cell>
          <table:table-cell office:value-type="string" calcext:value-type="string">
            <text:p>Liu</text:p>
          </table:table-cell>
          <table:table-cell office:value-type="string" calcext:value-type="string">
            <text:p>Jingyue</text:p>
          </table:table-cell>
          <table:table-cell office:value-type="string" calcext:value-type="string">
            <text:p>J.Liu-28@student.tudelft.nl</text:p>
          </table:table-cell>
          <table:table-cell office:value-type="string" calcext:value-type="string">
            <text:p>Practical Assignment 12</text:p>
          </table:table-cell>
          <table:table-cell table:number-columns-repeated="1018"/>
        </table:table-row>
        <table:table-row table:style-name="ro23">
          <table:table-cell office:value-type="float" office:value="4715527" calcext:value-type="float">
            <text:p>4715527</text:p>
          </table:table-cell>
          <table:table-cell office:value-type="string" calcext:value-type="string">
            <text:p>fballast@tudelft.nl</text:p>
          </table:table-cell>
          <table:table-cell office:value-type="string" calcext:value-type="string">
            <text:p>Ballast</text:p>
          </table:table-cell>
          <table:table-cell office:value-type="string" calcext:value-type="string">
            <text:p>Fabian</text:p>
          </table:table-cell>
          <table:table-cell office:value-type="string" calcext:value-type="string">
            <text:p>F.J.P.Ballast@student.tudelft.nl</text:p>
          </table:table-cell>
          <table:table-cell office:value-type="string" calcext:value-type="string">
            <text:p>Practical Assignment 13</text:p>
          </table:table-cell>
          <table:table-cell table:number-columns-repeated="1018"/>
        </table:table-row>
        <table:table-row table:style-name="ro23">
          <table:table-cell office:value-type="float" office:value="4652746" calcext:value-type="float">
            <text:p>4652746</text:p>
          </table:table-cell>
          <table:table-cell office:value-type="string" calcext:value-type="string">
            <text:p>cterpstra@tudelft.nl</text:p>
          </table:table-cell>
          <table:table-cell office:value-type="string" calcext:value-type="string">
            <text:p>Terpstra</text:p>
          </table:table-cell>
          <table:table-cell office:value-type="string" calcext:value-type="string">
            <text:p>Calvin</text:p>
          </table:table-cell>
          <table:table-cell office:value-type="string" calcext:value-type="string">
            <text:p>C.V.Terpstra@student.tudelft.nl</text:p>
          </table:table-cell>
          <table:table-cell office:value-type="string" calcext:value-type="string">
            <text:p>Practical Assignment 13</text:p>
          </table:table-cell>
          <table:table-cell table:number-columns-repeated="1018"/>
        </table:table-row>
        <table:table-row table:style-name="ro23">
          <table:table-cell office:value-type="float" office:value="4563891" calcext:value-type="float">
            <text:p>4563891</text:p>
          </table:table-cell>
          <table:table-cell office:value-type="string" calcext:value-type="string">
            <text:p>eavanmourik@tudelft.nl</text:p>
          </table:table-cell>
          <table:table-cell office:value-type="string" calcext:value-type="string">
            <text:p>van Mourik</text:p>
          </table:table-cell>
          <table:table-cell office:value-type="string" calcext:value-type="string">
            <text:p>Ewoud</text:p>
          </table:table-cell>
          <table:table-cell office:value-type="string" calcext:value-type="string">
            <text:p>E.A.vanMourik@student.tudelft.nl</text:p>
          </table:table-cell>
          <table:table-cell office:value-type="string" calcext:value-type="string">
            <text:p>Practical Assignment 14</text:p>
          </table:table-cell>
          <table:table-cell table:number-columns-repeated="1018"/>
        </table:table-row>
        <table:table-row table:style-name="ro23">
          <table:table-cell office:value-type="float" office:value="4584201" calcext:value-type="float">
            <text:p>4584201</text:p>
          </table:table-cell>
          <table:table-cell office:value-type="string" calcext:value-type="string">
            <text:p>bmenkveld@tudelft.nl</text:p>
          </table:table-cell>
          <table:table-cell office:value-type="string" calcext:value-type="string">
            <text:p>Menkveld</text:p>
          </table:table-cell>
          <table:table-cell office:value-type="string" calcext:value-type="string">
            <text:p>Berend</text:p>
          </table:table-cell>
          <table:table-cell office:value-type="string" calcext:value-type="string">
            <text:p>B.S.R.Menkveld@student.tudelft.nl</text:p>
          </table:table-cell>
          <table:table-cell office:value-type="string" calcext:value-type="string">
            <text:p>Practical Assignment 14</text:p>
          </table:table-cell>
          <table:table-cell table:number-columns-repeated="1018"/>
        </table:table-row>
        <table:table-row table:style-name="ro23">
          <table:table-cell table:style-name="ce104" office:value-type="float" office:value="4498151" calcext:value-type="float">
            <text:p>4498151</text:p>
          </table:table-cell>
          <table:table-cell table:style-name="ce104" office:value-type="string" calcext:value-type="string">
            <text:p>sjtimmer@tudelft.nl</text:p>
          </table:table-cell>
          <table:table-cell table:style-name="ce104" office:value-type="string" calcext:value-type="string">
            <text:p>Timmer</text:p>
          </table:table-cell>
          <table:table-cell table:style-name="ce104" office:value-type="string" calcext:value-type="string">
            <text:p>Sebastiaan</text:p>
          </table:table-cell>
          <table:table-cell table:style-name="ce104" office:value-type="string" calcext:value-type="string">
            <text:p>S.J.Timmer@student.tudelft.nl</text:p>
          </table:table-cell>
          <table:table-cell table:style-name="ce104" office:value-type="string" calcext:value-type="string">
            <text:p>Practical Assignment 15</text:p>
          </table:table-cell>
          <table:table-cell office:value-type="string" calcext:value-type="string">
            <text:p>not submitted</text:p>
          </table:table-cell>
          <table:table-cell table:number-columns-repeated="1017"/>
        </table:table-row>
        <table:table-row table:style-name="ro23">
          <table:table-cell table:style-name="ce104" table:number-columns-repeated="6"/>
          <table:table-cell table:number-columns-repeated="1018"/>
        </table:table-row>
        <table:table-row table:style-name="ro23">
          <table:table-cell office:value-type="float" office:value="5135125" calcext:value-type="float">
            <text:p>5135125</text:p>
          </table:table-cell>
          <table:table-cell office:value-type="string" calcext:value-type="string">
            <text:p>cpolyaramesh@tudelft.nl</text:p>
          </table:table-cell>
          <table:table-cell office:value-type="string" calcext:value-type="string">
            <text:p>POLYA RAMESH</text:p>
          </table:table-cell>
          <table:table-cell office:value-type="string" calcext:value-type="string">
            <text:p>CHINMAY</text:p>
          </table:table-cell>
          <table:table-cell office:value-type="string" calcext:value-type="string">
            <text:p>C.PolyaRamesh@student.tudelft.nl</text:p>
          </table:table-cell>
          <table:table-cell office:value-type="string" calcext:value-type="string">
            <text:p>Practical Assignment 16</text:p>
          </table:table-cell>
          <table:table-cell table:number-columns-repeated="1018"/>
        </table:table-row>
        <table:table-row table:style-name="ro23">
          <table:table-cell office:value-type="float" office:value="5347998" calcext:value-type="float">
            <text:p>5347998</text:p>
          </table:table-cell>
          <table:table-cell office:value-type="string" calcext:value-type="string">
            <text:p>gchandran@tudelft.nl</text:p>
          </table:table-cell>
          <table:table-cell office:value-type="string" calcext:value-type="string">
            <text:p>Chandran</text:p>
          </table:table-cell>
          <table:table-cell office:value-type="string" calcext:value-type="string">
            <text:p>Godwin Rayan</text:p>
          </table:table-cell>
          <table:table-cell office:value-type="string" calcext:value-type="string">
            <text:p>G.R.Chandran@student.tudelft.nl</text:p>
          </table:table-cell>
          <table:table-cell office:value-type="string" calcext:value-type="string">
            <text:p>Practical Assignment 16</text:p>
          </table:table-cell>
          <table:table-cell table:number-columns-repeated="1018"/>
        </table:table-row>
        <table:table-row table:style-name="ro23">
          <table:table-cell table:style-name="ce104" office:value-type="float" office:value="4414535" calcext:value-type="float">
            <text:p>4414535</text:p>
          </table:table-cell>
          <table:table-cell table:style-name="ce104" office:value-type="string" calcext:value-type="string">
            <text:p>jjvanharten@tudelft.nl</text:p>
          </table:table-cell>
          <table:table-cell table:style-name="ce104" office:value-type="string" calcext:value-type="string">
            <text:p>van Harten</text:p>
          </table:table-cell>
          <table:table-cell table:style-name="ce104" office:value-type="string" calcext:value-type="string">
            <text:p>Jan Jelmer</text:p>
          </table:table-cell>
          <table:table-cell table:style-name="ce104" office:value-type="string" calcext:value-type="string">
            <text:p>J.J.vanHarten@student.tudelft.nl</text:p>
          </table:table-cell>
          <table:table-cell table:style-name="ce104" office:value-type="string" calcext:value-type="string">
            <text:p>Practical Assignment 17</text:p>
          </table:table-cell>
          <table:table-cell office:value-type="string" calcext:value-type="string">
            <text:p>not submitted</text:p>
          </table:table-cell>
          <table:table-cell table:number-columns-repeated="1017"/>
        </table:table-row>
        <table:table-row table:style-name="ro23">
          <table:table-cell table:style-name="ce104" office:value-type="float" office:value="5135001" calcext:value-type="float">
            <text:p>5135001</text:p>
          </table:table-cell>
          <table:table-cell table:style-name="ce104" office:value-type="string" calcext:value-type="string">
            <text:p>iganchev@tudelft.nl</text:p>
          </table:table-cell>
          <table:table-cell table:style-name="ce104" office:value-type="string" calcext:value-type="string">
            <text:p>Ganchev</text:p>
          </table:table-cell>
          <table:table-cell table:style-name="ce104" office:value-type="string" calcext:value-type="string">
            <text:p>Ivaylo</text:p>
          </table:table-cell>
          <table:table-cell table:style-name="ce104" office:value-type="string" calcext:value-type="string">
            <text:p>I.Ganchev@student.tudelft.nl</text:p>
          </table:table-cell>
          <table:table-cell table:style-name="ce104" office:value-type="string" calcext:value-type="string">
            <text:p>Practical Assignment 17</text:p>
          </table:table-cell>
          <table:table-cell office:value-type="string" calcext:value-type="string">
            <text:p>not submitted</text:p>
          </table:table-cell>
          <table:table-cell table:number-columns-repeated="1017"/>
        </table:table-row>
        <table:table-row table:style-name="ro23">
          <table:table-cell office:value-type="float" office:value="4445074" calcext:value-type="float">
            <text:p>4445074</text:p>
          </table:table-cell>
          <table:table-cell office:value-type="string" calcext:value-type="string">
            <text:p>chwboersma@tudelft.nl</text:p>
          </table:table-cell>
          <table:table-cell office:value-type="string" calcext:value-type="string">
            <text:p>Boersma</text:p>
          </table:table-cell>
          <table:table-cell office:value-type="string" calcext:value-type="string">
            <text:p>Caspar</text:p>
          </table:table-cell>
          <table:table-cell office:value-type="string" calcext:value-type="string">
            <text:p>C.H.W.Boersma@student.tudelft.nl</text:p>
          </table:table-cell>
          <table:table-cell office:value-type="string" calcext:value-type="string">
            <text:p>Practical Assignment 18</text:p>
          </table:table-cell>
          <table:table-cell table:number-columns-repeated="1018"/>
        </table:table-row>
        <table:table-row table:style-name="ro23">
          <table:table-cell office:value-type="float" office:value="5248558" calcext:value-type="float">
            <text:p>5248558</text:p>
          </table:table-cell>
          <table:table-cell office:value-type="string" calcext:value-type="string">
            <text:p>jsherman@tudelft.nl</text:p>
          </table:table-cell>
          <table:table-cell office:value-type="string" calcext:value-type="string">
            <text:p>Michael Joseph Sherman</text:p>
          </table:table-cell>
          <table:table-cell office:value-type="string" calcext:value-type="string">
            <text:p>Joseph</text:p>
          </table:table-cell>
          <table:table-cell office:value-type="string" calcext:value-type="string">
            <text:p>MichaelJosephSherman@student.tudelft.nl</text:p>
          </table:table-cell>
          <table:table-cell office:value-type="string" calcext:value-type="string">
            <text:p>Practical Assignment 18</text:p>
          </table:table-cell>
          <table:table-cell table:number-columns-repeated="1018"/>
        </table:table-row>
        <table:table-row table:style-name="ro23">
          <table:table-cell office:value-type="float" office:value="5235170" calcext:value-type="float">
            <text:p>5235170</text:p>
          </table:table-cell>
          <table:table-cell office:value-type="string" calcext:value-type="string">
            <text:p>aapalnitkar@tudelft.nl</text:p>
          </table:table-cell>
          <table:table-cell office:value-type="string" calcext:value-type="string">
            <text:p>Palnitkar</text:p>
          </table:table-cell>
          <table:table-cell office:value-type="string" calcext:value-type="string">
            <text:p>Akshada Anand</text:p>
          </table:table-cell>
          <table:table-cell office:value-type="string" calcext:value-type="string">
            <text:p>A.A.Palnitkar@student.tudelft.nl</text:p>
          </table:table-cell>
          <table:table-cell office:value-type="string" calcext:value-type="string">
            <text:p>Practical Assignment 19</text:p>
          </table:table-cell>
          <table:table-cell table:number-columns-repeated="1018"/>
        </table:table-row>
        <table:table-row table:style-name="ro23">
          <table:table-cell office:value-type="float" office:value="5213444" calcext:value-type="float">
            <text:p>5213444</text:p>
          </table:table-cell>
          <table:table-cell office:value-type="string" calcext:value-type="string">
            <text:p>bliao@tudelft.nl</text:p>
          </table:table-cell>
          <table:table-cell office:value-type="string" calcext:value-type="string">
            <text:p>Liao</text:p>
          </table:table-cell>
          <table:table-cell office:value-type="string" calcext:value-type="string">
            <text:p>Binyu</text:p>
          </table:table-cell>
          <table:table-cell office:value-type="string" calcext:value-type="string">
            <text:p>B.Liao@student.tudelft.nl</text:p>
          </table:table-cell>
          <table:table-cell office:value-type="string" calcext:value-type="string">
            <text:p>Practical Assignment 19</text:p>
          </table:table-cell>
          <table:table-cell table:number-columns-repeated="1018"/>
        </table:table-row>
        <table:table-row table:style-name="ro23">
          <table:table-cell office:value-type="float" office:value="4553632" calcext:value-type="float">
            <text:p>4553632</text:p>
          </table:table-cell>
          <table:table-cell office:value-type="string" calcext:value-type="string">
            <text:p>mfetter@tudelft.nl</text:p>
          </table:table-cell>
          <table:table-cell office:value-type="string" calcext:value-type="string">
            <text:p>Fetter</text:p>
          </table:table-cell>
          <table:table-cell office:value-type="string" calcext:value-type="string">
            <text:p>Marnix</text:p>
          </table:table-cell>
          <table:table-cell office:value-type="string" calcext:value-type="string">
            <text:p>M.P.D.Fetter@student.tudelft.nl</text:p>
          </table:table-cell>
          <table:table-cell office:value-type="string" calcext:value-type="string">
            <text:p>Practical Assignment 20</text:p>
          </table:table-cell>
          <table:table-cell table:number-columns-repeated="1018"/>
        </table:table-row>
        <table:table-row table:style-name="ro23">
          <table:table-cell office:value-type="float" office:value="4459601" calcext:value-type="float">
            <text:p>4459601</text:p>
          </table:table-cell>
          <table:table-cell office:value-type="string" calcext:value-type="string">
            <text:p>pietvanbeek@tudelft.nl</text:p>
          </table:table-cell>
          <table:table-cell office:value-type="string" calcext:value-type="string">
            <text:p>van Beek</text:p>
          </table:table-cell>
          <table:table-cell office:value-type="string" calcext:value-type="string">
            <text:p>Piet</text:p>
          </table:table-cell>
          <table:table-cell office:value-type="string" calcext:value-type="string">
            <text:p>P.vanBeek@student.tudelft.nl</text:p>
          </table:table-cell>
          <table:table-cell office:value-type="string" calcext:value-type="string">
            <text:p>Practical Assignment 20</text:p>
          </table:table-cell>
          <table:table-cell table:number-columns-repeated="1018"/>
        </table:table-row>
        <table:table-row table:style-name="ro23">
          <table:table-cell office:value-type="float" office:value="4669428" calcext:value-type="float">
            <text:p>4669428</text:p>
          </table:table-cell>
          <table:table-cell office:value-type="string" calcext:value-type="string">
            <text:p>bsaify@tudelft.nl</text:p>
          </table:table-cell>
          <table:table-cell office:value-type="string" calcext:value-type="string">
            <text:p>Saify</text:p>
          </table:table-cell>
          <table:table-cell office:value-type="string" calcext:value-type="string">
            <text:p>Burhanuddin</text:p>
          </table:table-cell>
          <table:table-cell office:value-type="string" calcext:value-type="string">
            <text:p>B.Saify@student.tudelft.nl</text:p>
          </table:table-cell>
          <table:table-cell office:value-type="string" calcext:value-type="string">
            <text:p>Practical Assignment 21</text:p>
          </table:table-cell>
          <table:table-cell table:number-columns-repeated="1018"/>
        </table:table-row>
        <table:table-row table:style-name="ro23">
          <table:table-cell office:value-type="float" office:value="4657314" calcext:value-type="float">
            <text:p>4657314</text:p>
          </table:table-cell>
          <table:table-cell office:value-type="string" calcext:value-type="string">
            <text:p>kkaneko@tudelft.nl</text:p>
          </table:table-cell>
          <table:table-cell office:value-type="string" calcext:value-type="string">
            <text:p>Kaneko</text:p>
          </table:table-cell>
          <table:table-cell office:value-type="string" calcext:value-type="string">
            <text:p>Kei</text:p>
          </table:table-cell>
          <table:table-cell office:value-type="string" calcext:value-type="string">
            <text:p>K.Kaneko@student.tudelft.nl</text:p>
          </table:table-cell>
          <table:table-cell office:value-type="string" calcext:value-type="string">
            <text:p>Practical Assignment 21</text:p>
          </table:table-cell>
          <table:table-cell table:number-columns-repeated="1018"/>
        </table:table-row>
        <table:table-row table:style-name="ro23">
          <table:table-cell office:value-type="float" office:value="5227828" calcext:value-type="float">
            <text:p>5227828</text:p>
          </table:table-cell>
          <table:table-cell office:value-type="string" calcext:value-type="string">
            <text:p>vvarma@tudelft.nl</text:p>
          </table:table-cell>
          <table:table-cell office:value-type="string" calcext:value-type="string">
            <text:p>Varma</text:p>
          </table:table-cell>
          <table:table-cell office:value-type="string" calcext:value-type="string">
            <text:p>Vivek</text:p>
          </table:table-cell>
          <table:table-cell office:value-type="string" calcext:value-type="string">
            <text:p>V.Varma@student.tudelft.nl</text:p>
          </table:table-cell>
          <table:table-cell office:value-type="string" calcext:value-type="string">
            <text:p>Practical Assignment 22</text:p>
          </table:table-cell>
          <table:table-cell table:number-columns-repeated="1018"/>
        </table:table-row>
        <table:table-row table:style-name="ro23">
          <table:table-cell office:value-type="float" office:value="5369509" calcext:value-type="float">
            <text:p>5369509</text:p>
          </table:table-cell>
          <table:table-cell office:value-type="string" calcext:value-type="string">
            <text:p>rvarga@tudelft.nl</text:p>
          </table:table-cell>
          <table:table-cell office:value-type="string" calcext:value-type="string">
            <text:p>Varga</text:p>
          </table:table-cell>
          <table:table-cell office:value-type="string" calcext:value-type="string">
            <text:p>Roland</text:p>
          </table:table-cell>
          <table:table-cell office:value-type="string" calcext:value-type="string">
            <text:p>R.Varga@student.tudelft.nl</text:p>
          </table:table-cell>
          <table:table-cell office:value-type="string" calcext:value-type="string">
            <text:p>Practical Assignment 22</text:p>
          </table:table-cell>
          <table:table-cell table:number-columns-repeated="1018"/>
        </table:table-row>
        <table:table-row table:style-name="ro23">
          <table:table-cell office:value-type="float" office:value="4672879" calcext:value-type="float">
            <text:p>4672879</text:p>
          </table:table-cell>
          <table:table-cell office:value-type="string" calcext:value-type="string">
            <text:p>bbay@tudelft.nl</text:p>
          </table:table-cell>
          <table:table-cell office:value-type="string" calcext:value-type="string">
            <text:p>Bay</text:p>
          </table:table-cell>
          <table:table-cell office:value-type="string" calcext:value-type="string">
            <text:p>Besim</text:p>
          </table:table-cell>
          <table:table-cell office:value-type="string" calcext:value-type="string">
            <text:p>B.O.Bay@student.tudelft.nl</text:p>
          </table:table-cell>
          <table:table-cell office:value-type="string" calcext:value-type="string">
            <text:p>Practical Assignment 23</text:p>
          </table:table-cell>
          <table:table-cell table:number-columns-repeated="1018"/>
        </table:table-row>
        <table:table-row table:style-name="ro23">
          <table:table-cell office:value-type="float" office:value="5202388" calcext:value-type="float">
            <text:p>5202388</text:p>
          </table:table-cell>
          <table:table-cell office:value-type="string" calcext:value-type="string">
            <text:p>dkmanivannan@tudelft.nl</text:p>
          </table:table-cell>
          <table:table-cell office:value-type="string" calcext:value-type="string">
            <text:p>Manivannan</text:p>
          </table:table-cell>
          <table:table-cell office:value-type="string" calcext:value-type="string">
            <text:p>Denesh</text:p>
          </table:table-cell>
          <table:table-cell office:value-type="string" calcext:value-type="string">
            <text:p>D.K.Manivannan@student.tudelft.nl</text:p>
          </table:table-cell>
          <table:table-cell office:value-type="string" calcext:value-type="string">
            <text:p>Practical Assignment 23</text:p>
          </table:table-cell>
          <table:table-cell table:number-columns-repeated="1018"/>
        </table:table-row>
        <table:table-row table:style-name="ro23">
          <table:table-cell office:value-type="float" office:value="4229495" calcext:value-type="float">
            <text:p>4229495</text:p>
          </table:table-cell>
          <table:table-cell office:value-type="string" calcext:value-type="string">
            <text:p>jprheemskerk@tudelft.nl</text:p>
          </table:table-cell>
          <table:table-cell office:value-type="string" calcext:value-type="string">
            <text:p>Heemskerk</text:p>
          </table:table-cell>
          <table:table-cell office:value-type="string" calcext:value-type="string">
            <text:p>Jonathan</text:p>
          </table:table-cell>
          <table:table-cell office:value-type="string" calcext:value-type="string">
            <text:p>J.P.R.Heemskerk@student.tudelft.nl</text:p>
          </table:table-cell>
          <table:table-cell office:value-type="string" calcext:value-type="string">
            <text:p>Practical Assignment 24</text:p>
          </table:table-cell>
          <table:table-cell table:number-columns-repeated="1018"/>
        </table:table-row>
        <table:table-row table:style-name="ro23">
          <table:table-cell office:value-type="float" office:value="4480961" calcext:value-type="float">
            <text:p>4480961</text:p>
          </table:table-cell>
          <table:table-cell office:value-type="string" calcext:value-type="string">
            <text:p>pparamaribo@tudelft.nl</text:p>
          </table:table-cell>
          <table:table-cell office:value-type="string" calcext:value-type="string">
            <text:p>Kartoidjojo</text:p>
          </table:table-cell>
          <table:table-cell office:value-type="string" calcext:value-type="string">
            <text:p>Paul</text:p>
          </table:table-cell>
          <table:table-cell office:value-type="string" calcext:value-type="string">
            <text:p>P.K.Kartoidjojo@student.tudelft.nl</text:p>
          </table:table-cell>
          <table:table-cell office:value-type="string" calcext:value-type="string">
            <text:p>Practical Assignment 24</text:p>
          </table:table-cell>
          <table:table-cell table:number-columns-repeated="1018"/>
        </table:table-row>
        <table:table-row table:style-name="ro23">
          <table:table-cell office:value-type="float" office:value="5376807" calcext:value-type="float">
            <text:p>5376807</text:p>
          </table:table-cell>
          <table:table-cell office:value-type="string" calcext:value-type="string">
            <text:p>pnavala@tudelft.nl</text:p>
          </table:table-cell>
          <table:table-cell office:value-type="string" calcext:value-type="string">
            <text:p>Năvală</text:p>
          </table:table-cell>
          <table:table-cell office:value-type="string" calcext:value-type="string">
            <text:p>Paul</text:p>
          </table:table-cell>
          <table:table-cell office:value-type="string" calcext:value-type="string">
            <text:p>P.Navala@student.tudelft.nl</text:p>
          </table:table-cell>
          <table:table-cell office:value-type="string" calcext:value-type="string">
            <text:p>Practical Assignment 25</text:p>
          </table:table-cell>
          <table:table-cell table:number-columns-repeated="1018"/>
        </table:table-row>
        <table:table-row table:style-name="ro23">
          <table:table-cell office:value-type="float" office:value="5230543" calcext:value-type="float">
            <text:p>5230543</text:p>
          </table:table-cell>
          <table:table-cell office:value-type="string" calcext:value-type="string">
            <text:p>dbarrosoplata@tudelft.nl</text:p>
          </table:table-cell>
          <table:table-cell office:value-type="string" calcext:value-type="string">
            <text:p>Barroso Plata</text:p>
          </table:table-cell>
          <table:table-cell office:value-type="string" calcext:value-type="string">
            <text:p>Daniel</text:p>
          </table:table-cell>
          <table:table-cell office:value-type="string" calcext:value-type="string">
            <text:p>D.BarrosoPlata@student.tudelft.nl</text:p>
          </table:table-cell>
          <table:table-cell office:value-type="string" calcext:value-type="string">
            <text:p>Practical Assignment 25</text:p>
          </table:table-cell>
          <table:table-cell table:number-columns-repeated="1018"/>
        </table:table-row>
        <table:table-row table:style-name="ro23">
          <table:table-cell office:value-type="float" office:value="5156734" calcext:value-type="float">
            <text:p>5156734</text:p>
          </table:table-cell>
          <table:table-cell office:value-type="string" calcext:value-type="string">
            <text:p>tcong@tudelft.nl</text:p>
          </table:table-cell>
          <table:table-cell office:value-type="string" calcext:value-type="string">
            <text:p>Cong</text:p>
          </table:table-cell>
          <table:table-cell office:value-type="string" calcext:value-type="string">
            <text:p>Shijie</text:p>
          </table:table-cell>
          <table:table-cell office:value-type="string" calcext:value-type="string">
            <text:p>S.Cong@student.tudelft.nl</text:p>
          </table:table-cell>
          <table:table-cell office:value-type="string" calcext:value-type="string">
            <text:p>Practical Assignment 26</text:p>
          </table:table-cell>
          <table:table-cell table:number-columns-repeated="1018"/>
        </table:table-row>
        <table:table-row table:style-name="ro25">
          <table:table-cell office:value-type="float" office:value="5233178" calcext:value-type="float">
            <text:p>5233178</text:p>
          </table:table-cell>
          <table:table-cell office:value-type="string" calcext:value-type="string">
            <text:p>yuleiqiu@tudelft.nl</text:p>
          </table:table-cell>
          <table:table-cell office:value-type="string" calcext:value-type="string">
            <text:p>Qiu</text:p>
          </table:table-cell>
          <table:table-cell office:value-type="string" calcext:value-type="string">
            <text:p>Yulei</text:p>
          </table:table-cell>
          <table:table-cell office:value-type="string" calcext:value-type="string">
            <text:p>Y.Qiu-7@student.tudelft.nl</text:p>
          </table:table-cell>
          <table:table-cell office:value-type="string" calcext:value-type="string">
            <text:p>Practical Assignment 26</text:p>
          </table:table-cell>
          <table:table-cell table:number-columns-repeated="1018"/>
        </table:table-row>
        <table:table-row table:style-name="ro23">
          <table:table-cell office:value-type="float" office:value="4791134" calcext:value-type="float">
            <text:p>4791134</text:p>
          </table:table-cell>
          <table:table-cell office:value-type="string" calcext:value-type="string">
            <text:p>asareen@tudelft.nl</text:p>
          </table:table-cell>
          <table:table-cell office:value-type="string" calcext:value-type="string">
            <text:p>Sareen</text:p>
          </table:table-cell>
          <table:table-cell office:value-type="string" calcext:value-type="string">
            <text:p>Anant</text:p>
          </table:table-cell>
          <table:table-cell office:value-type="string" calcext:value-type="string">
            <text:p>A.Sareen@student.tudelft.nl</text:p>
          </table:table-cell>
          <table:table-cell office:value-type="string" calcext:value-type="string">
            <text:p>Practical Assignment 27</text:p>
          </table:table-cell>
          <table:table-cell table:number-columns-repeated="1018"/>
        </table:table-row>
        <table:table-row table:style-name="ro23">
          <table:table-cell office:value-type="float" office:value="5384605" calcext:value-type="float">
            <text:p>5384605</text:p>
          </table:table-cell>
          <table:table-cell office:value-type="string" calcext:value-type="string">
            <text:p>dfouskidis@tudelft.nl</text:p>
          </table:table-cell>
          <table:table-cell office:value-type="string" calcext:value-type="string">
            <text:p>FOUSKIDIS</text:p>
          </table:table-cell>
          <table:table-cell office:value-type="string" calcext:value-type="string">
            <text:p>DIMITRIOS</text:p>
          </table:table-cell>
          <table:table-cell office:value-type="string" calcext:value-type="string">
            <text:p>D.FOUSKIDIS@student.tudelft.nl</text:p>
          </table:table-cell>
          <table:table-cell office:value-type="string" calcext:value-type="string">
            <text:p>Practical Assignment 27</text:p>
          </table:table-cell>
          <table:table-cell table:number-columns-repeated="1018"/>
        </table:table-row>
        <table:table-row table:style-name="ro23">
          <table:table-cell office:value-type="float" office:value="5278031" calcext:value-type="float">
            <text:p>5278031</text:p>
          </table:table-cell>
          <table:table-cell office:value-type="string" calcext:value-type="string">
            <text:p>jsun4@tudelft.nl</text:p>
          </table:table-cell>
          <table:table-cell office:value-type="string" calcext:value-type="string">
            <text:p>Sun</text:p>
          </table:table-cell>
          <table:table-cell office:value-type="string" calcext:value-type="string">
            <text:p>Jianyong</text:p>
          </table:table-cell>
          <table:table-cell office:value-type="string" calcext:value-type="string">
            <text:p>J.Sun-10@student.tudelft.nl</text:p>
          </table:table-cell>
          <table:table-cell office:value-type="string" calcext:value-type="string">
            <text:p>Practical Assignment 28</text:p>
          </table:table-cell>
          <table:table-cell table:number-columns-repeated="1018"/>
        </table:table-row>
        <table:table-row table:style-name="ro23">
          <table:table-cell office:value-type="float" office:value="5225256" calcext:value-type="float">
            <text:p>5225256</text:p>
          </table:table-cell>
          <table:table-cell office:value-type="string" calcext:value-type="string">
            <text:p>jianfengcui@tudelft.nl</text:p>
          </table:table-cell>
          <table:table-cell office:value-type="string" calcext:value-type="string">
            <text:p>Cui</text:p>
          </table:table-cell>
          <table:table-cell office:value-type="string" calcext:value-type="string">
            <text:p>Jianfeng</text:p>
          </table:table-cell>
          <table:table-cell office:value-type="string" calcext:value-type="string">
            <text:p>J.Cui-5@student.tudelft.nl</text:p>
          </table:table-cell>
          <table:table-cell office:value-type="string" calcext:value-type="string">
            <text:p>Practical Assignment 28</text:p>
          </table:table-cell>
          <table:table-cell table:number-columns-repeated="1018"/>
        </table:table-row>
        <table:table-row table:style-name="ro23">
          <table:table-cell office:value-type="float" office:value="5385326" calcext:value-type="float">
            <text:p>5385326</text:p>
          </table:table-cell>
          <table:table-cell office:value-type="string" calcext:value-type="string">
            <text:p>iseferlis@tudelft.nl</text:p>
          </table:table-cell>
          <table:table-cell office:value-type="string" calcext:value-type="string">
            <text:p>Seferlis</text:p>
          </table:table-cell>
          <table:table-cell office:value-type="string" calcext:value-type="string">
            <text:p>Ilias</text:p>
          </table:table-cell>
          <table:table-cell office:value-type="string" calcext:value-type="string">
            <text:p>I.Seferlis@student.tudelft.nl</text:p>
          </table:table-cell>
          <table:table-cell office:value-type="string" calcext:value-type="string">
            <text:p>Practical Assignment 29</text:p>
          </table:table-cell>
          <table:table-cell table:number-columns-repeated="1018"/>
        </table:table-row>
        <table:table-row table:style-name="ro23">
          <table:table-cell office:value-type="float" office:value="5271355" calcext:value-type="float">
            <text:p>5271355</text:p>
          </table:table-cell>
          <table:table-cell office:value-type="string" calcext:value-type="string">
            <text:p>tkapnisis@tudelft.nl</text:p>
          </table:table-cell>
          <table:table-cell office:value-type="string" calcext:value-type="string">
            <text:p>Kapnisis</text:p>
          </table:table-cell>
          <table:table-cell office:value-type="string" calcext:value-type="string">
            <text:p>Theodoulos</text:p>
          </table:table-cell>
          <table:table-cell office:value-type="string" calcext:value-type="string">
            <text:p>T.Kapnisis@student.tudelft.nl</text:p>
          </table:table-cell>
          <table:table-cell office:value-type="string" calcext:value-type="string">
            <text:p>Practical Assignment 29</text:p>
          </table:table-cell>
          <table:table-cell table:number-columns-repeated="1018"/>
        </table:table-row>
        <table:table-row table:style-name="ro23">
          <table:table-cell office:value-type="float" office:value="5351170" calcext:value-type="float">
            <text:p>5351170</text:p>
          </table:table-cell>
          <table:table-cell office:value-type="string" calcext:value-type="string">
            <text:p>dkalyanasundar@tudelft.nl</text:p>
          </table:table-cell>
          <table:table-cell office:value-type="string" calcext:value-type="string">
            <text:p>KALYANASUNDARAM</text:p>
          </table:table-cell>
          <table:table-cell office:value-type="string" calcext:value-type="string">
            <text:p>DARSHAN</text:p>
          </table:table-cell>
          <table:table-cell office:value-type="string" calcext:value-type="string">
            <text:p>D.KALYANASUNDARAM@student.tudelft.nl</text:p>
          </table:table-cell>
          <table:table-cell office:value-type="string" calcext:value-type="string">
            <text:p>Practical Assignment 30</text:p>
          </table:table-cell>
          <table:table-cell table:number-columns-repeated="1018"/>
        </table:table-row>
        <table:table-row table:style-name="ro23">
          <table:table-cell office:value-type="float" office:value="5277175" calcext:value-type="float">
            <text:p>5277175</text:p>
          </table:table-cell>
          <table:table-cell office:value-type="string" calcext:value-type="string">
            <text:p>aveeravallihar@tudelft.nl</text:p>
          </table:table-cell>
          <table:table-cell office:value-type="string" calcext:value-type="string">
            <text:p>Veeravalli Hari</text:p>
          </table:table-cell>
          <table:table-cell office:value-type="string" calcext:value-type="string">
            <text:p>Akshath Ram</text:p>
          </table:table-cell>
          <table:table-cell office:value-type="string" calcext:value-type="string">
            <text:p>A.R.VeeravalliHari@student.tudelft.nl</text:p>
          </table:table-cell>
          <table:table-cell office:value-type="string" calcext:value-type="string">
            <text:p>Practical Assignment 30</text:p>
          </table:table-cell>
          <table:table-cell table:number-columns-repeated="1018"/>
        </table:table-row>
        <table:table-row table:style-name="ro23">
          <table:table-cell office:value-type="float" office:value="5354692" calcext:value-type="float">
            <text:p>5354692</text:p>
          </table:table-cell>
          <table:table-cell office:value-type="string" calcext:value-type="string">
            <text:p>siddhyganeshsh@tudelft.nl</text:p>
          </table:table-cell>
          <table:table-cell office:value-type="string" calcext:value-type="string">
            <text:p>Shetty</text:p>
          </table:table-cell>
          <table:table-cell office:value-type="string" calcext:value-type="string">
            <text:p>Siddhy Ganesh</text:p>
          </table:table-cell>
          <table:table-cell office:value-type="string" calcext:value-type="string">
            <text:p>S.G.Shetty-1@student.tudelft.nl</text:p>
          </table:table-cell>
          <table:table-cell office:value-type="string" calcext:value-type="string">
            <text:p>Practical Assignment 31</text:p>
          </table:table-cell>
          <table:table-cell table:number-columns-repeated="1018"/>
        </table:table-row>
        <table:table-row table:style-name="ro23">
          <table:table-cell office:value-type="float" office:value="5239605" calcext:value-type="float">
            <text:p>5239605</text:p>
          </table:table-cell>
          <table:table-cell office:value-type="string" calcext:value-type="string">
            <text:p>djoy@tudelft.nl</text:p>
          </table:table-cell>
          <table:table-cell office:value-type="string" calcext:value-type="string">
            <text:p>Joy</text:p>
          </table:table-cell>
          <table:table-cell office:value-type="string" calcext:value-type="string">
            <text:p>Denzil</text:p>
          </table:table-cell>
          <table:table-cell office:value-type="string" calcext:value-type="string">
            <text:p>D.A.Joy@student.tudelft.nl</text:p>
          </table:table-cell>
          <table:table-cell office:value-type="string" calcext:value-type="string">
            <text:p>Practical Assignment 31</text:p>
          </table:table-cell>
          <table:table-cell table:number-columns-repeated="1018"/>
        </table:table-row>
        <table:table-row table:style-name="ro23">
          <table:table-cell office:value-type="float" office:value="4648579" calcext:value-type="float">
            <text:p>4648579</text:p>
          </table:table-cell>
          <table:table-cell office:value-type="string" calcext:value-type="string">
            <text:p>fsirghi@tudelft.nl</text:p>
          </table:table-cell>
          <table:table-cell office:value-type="string" calcext:value-type="string">
            <text:p>Sîrghi</text:p>
          </table:table-cell>
          <table:table-cell office:value-type="string" calcext:value-type="string">
            <text:p>Florina</text:p>
          </table:table-cell>
          <table:table-cell office:value-type="string" calcext:value-type="string">
            <text:p>F.Sirghi-1@student.tudelft.nl</text:p>
          </table:table-cell>
          <table:table-cell office:value-type="string" calcext:value-type="string">
            <text:p>Practical Assignment 32</text:p>
          </table:table-cell>
          <table:table-cell table:number-columns-repeated="1018"/>
        </table:table-row>
        <table:table-row table:style-name="ro23">
          <table:table-cell office:value-type="float" office:value="4557107" calcext:value-type="float">
            <text:p>4557107</text:p>
          </table:table-cell>
          <table:table-cell office:value-type="string" calcext:value-type="string">
            <text:p>kvleeschouwer@tudelft.nl</text:p>
          </table:table-cell>
          <table:table-cell office:value-type="string" calcext:value-type="string">
            <text:p>Vleeschouwer</text:p>
          </table:table-cell>
          <table:table-cell office:value-type="string" calcext:value-type="string">
            <text:p>Kjell</text:p>
          </table:table-cell>
          <table:table-cell office:value-type="string" calcext:value-type="string">
            <text:p>K.V.A.Vleeschouwer@student.tudelft.nl</text:p>
          </table:table-cell>
          <table:table-cell office:value-type="string" calcext:value-type="string">
            <text:p>Practical Assignment 32</text:p>
          </table:table-cell>
          <table:table-cell table:number-columns-repeated="1018"/>
        </table:table-row>
        <table:table-row table:style-name="ro23">
          <table:table-cell office:value-type="float" office:value="4450043" calcext:value-type="float">
            <text:p>4450043</text:p>
          </table:table-cell>
          <table:table-cell office:value-type="string" calcext:value-type="string">
            <text:p>szlubbers@tudelft.nl</text:p>
          </table:table-cell>
          <table:table-cell office:value-type="string" calcext:value-type="string">
            <text:p>Lubbers</text:p>
          </table:table-cell>
          <table:table-cell office:value-type="string" calcext:value-type="string">
            <text:p>Seymour</text:p>
          </table:table-cell>
          <table:table-cell office:value-type="string" calcext:value-type="string">
            <text:p>S.Z.Lubbers@student.tudelft.nl</text:p>
          </table:table-cell>
          <table:table-cell office:value-type="string" calcext:value-type="string">
            <text:p>Practical Assignment 33</text:p>
          </table:table-cell>
          <table:table-cell table:number-columns-repeated="1018"/>
        </table:table-row>
        <table:table-row table:style-name="ro23">
          <table:table-cell office:value-type="float" office:value="4593162" calcext:value-type="float">
            <text:p>4593162</text:p>
          </table:table-cell>
          <table:table-cell office:value-type="string" calcext:value-type="string">
            <text:p>tscheepstra@tudelft.nl</text:p>
          </table:table-cell>
          <table:table-cell office:value-type="string" calcext:value-type="string">
            <text:p>Scheepstra</text:p>
          </table:table-cell>
          <table:table-cell office:value-type="string" calcext:value-type="string">
            <text:p>Karel</text:p>
          </table:table-cell>
          <table:table-cell office:value-type="string" calcext:value-type="string">
            <text:p>T.K.Scheepstra@student.tudelft.nl</text:p>
          </table:table-cell>
          <table:table-cell office:value-type="string" calcext:value-type="string">
            <text:p>Practical Assignment 33</text:p>
          </table:table-cell>
          <table:table-cell table:number-columns-repeated="1018"/>
        </table:table-row>
        <table:table-row table:style-name="ro23">
          <table:table-cell office:value-type="float" office:value="5377013" calcext:value-type="float">
            <text:p>5377013</text:p>
          </table:table-cell>
          <table:table-cell office:value-type="string" calcext:value-type="string">
            <text:p>fscari@tudelft.nl</text:p>
          </table:table-cell>
          <table:table-cell office:value-type="string" calcext:value-type="string">
            <text:p>Scarí</text:p>
          </table:table-cell>
          <table:table-cell office:value-type="string" calcext:value-type="string">
            <text:p>Federico</text:p>
          </table:table-cell>
          <table:table-cell office:value-type="string" calcext:value-type="string">
            <text:p>F.Scari@student.tudelft.nl</text:p>
          </table:table-cell>
          <table:table-cell office:value-type="string" calcext:value-type="string">
            <text:p>Practical Assignment 34</text:p>
          </table:table-cell>
          <table:table-cell table:number-columns-repeated="1018"/>
        </table:table-row>
        <table:table-row table:style-name="ro23">
          <table:table-cell office:value-type="float" office:value="5223121" calcext:value-type="float">
            <text:p>5223121</text:p>
          </table:table-cell>
          <table:table-cell office:value-type="string" calcext:value-type="string">
            <text:p>achadha@tudelft.nl</text:p>
          </table:table-cell>
          <table:table-cell office:value-type="string" calcext:value-type="string">
            <text:p>Chadha</text:p>
          </table:table-cell>
          <table:table-cell office:value-type="string" calcext:value-type="string">
            <text:p>Akhil</text:p>
          </table:table-cell>
          <table:table-cell office:value-type="string" calcext:value-type="string">
            <text:p>A.Chadha@student.tudelft.nl</text:p>
          </table:table-cell>
          <table:table-cell office:value-type="string" calcext:value-type="string">
            <text:p>Practical Assignment 34</text:p>
          </table:table-cell>
          <table:table-cell table:number-columns-repeated="1018"/>
        </table:table-row>
        <table:table-row table:style-name="ro23">
          <table:table-cell office:value-type="float" office:value="4546911" calcext:value-type="float">
            <text:p>4546911</text:p>
          </table:table-cell>
          <table:table-cell office:value-type="string" calcext:value-type="string">
            <text:p>fredel@tudelft.nl</text:p>
          </table:table-cell>
          <table:table-cell office:value-type="string" calcext:value-type="string">
            <text:p>Redel</text:p>
          </table:table-cell>
          <table:table-cell office:value-type="string" calcext:value-type="string">
            <text:p>Floor</text:p>
          </table:table-cell>
          <table:table-cell office:value-type="string" calcext:value-type="string">
            <text:p>F.F.Redel@student.tudelft.nl</text:p>
          </table:table-cell>
          <table:table-cell office:value-type="string" calcext:value-type="string">
            <text:p>Practical Assignment 35</text:p>
          </table:table-cell>
          <table:table-cell table:number-columns-repeated="1018"/>
        </table:table-row>
        <table:table-row table:style-name="ro23">
          <table:table-cell office:value-type="float" office:value="4552687" calcext:value-type="float">
            <text:p>4552687</text:p>
          </table:table-cell>
          <table:table-cell office:value-type="string" calcext:value-type="string">
            <text:p>fvanengen@tudelft.nl</text:p>
          </table:table-cell>
          <table:table-cell office:value-type="string" calcext:value-type="string">
            <text:p>van Engen</text:p>
          </table:table-cell>
          <table:table-cell office:value-type="string" calcext:value-type="string">
            <text:p>Femke</text:p>
          </table:table-cell>
          <table:table-cell office:value-type="string" calcext:value-type="string">
            <text:p>F.vanEngen@student.tudelft.nl</text:p>
          </table:table-cell>
          <table:table-cell office:value-type="string" calcext:value-type="string">
            <text:p>Practical Assignment 35</text:p>
          </table:table-cell>
          <table:table-cell table:number-columns-repeated="1018"/>
        </table:table-row>
        <table:table-row table:style-name="ro23">
          <table:table-cell office:value-type="float" office:value="5181585" calcext:value-type="float">
            <text:p>5181585</text:p>
          </table:table-cell>
          <table:table-cell office:value-type="string" calcext:value-type="string">
            <text:p>rariana@tudelft.nl</text:p>
          </table:table-cell>
          <table:table-cell office:value-type="string" calcext:value-type="string">
            <text:p>Ariana</text:p>
          </table:table-cell>
          <table:table-cell office:value-type="string" calcext:value-type="string">
            <text:p>Ramin</text:p>
          </table:table-cell>
          <table:table-cell office:value-type="string" calcext:value-type="string">
            <text:p>R.Ariana@student.tudelft.nl</text:p>
          </table:table-cell>
          <table:table-cell office:value-type="string" calcext:value-type="string">
            <text:p>Practical Assignment 36</text:p>
          </table:table-cell>
          <table:table-cell table:number-columns-repeated="1018"/>
        </table:table-row>
        <table:table-row table:style-name="ro23">
          <table:table-cell office:value-type="float" office:value="5145279" calcext:value-type="float">
            <text:p>5145279</text:p>
          </table:table-cell>
          <table:table-cell office:value-type="string" calcext:value-type="string">
            <text:p>lbogaart@tudelft.nl</text:p>
          </table:table-cell>
          <table:table-cell office:value-type="string" calcext:value-type="string">
            <text:p>Bogaart</text:p>
          </table:table-cell>
          <table:table-cell office:value-type="string" calcext:value-type="string">
            <text:p>Loran</text:p>
          </table:table-cell>
          <table:table-cell office:value-type="string" calcext:value-type="string">
            <text:p>L.L.Bogaart@student.tudelft.nl</text:p>
          </table:table-cell>
          <table:table-cell office:value-type="string" calcext:value-type="string">
            <text:p>Practical Assignment 36</text:p>
          </table:table-cell>
          <table:table-cell table:number-columns-repeated="1018"/>
        </table:table-row>
        <table:table-row table:style-name="ro23">
          <table:table-cell office:value-type="float" office:value="5251591" calcext:value-type="float">
            <text:p>5251591</text:p>
          </table:table-cell>
          <table:table-cell office:value-type="string" calcext:value-type="string">
            <text:p>pvinod@tudelft.nl</text:p>
          </table:table-cell>
          <table:table-cell office:value-type="string" calcext:value-type="string">
            <text:p>Vinod</text:p>
          </table:table-cell>
          <table:table-cell office:value-type="string" calcext:value-type="string">
            <text:p>Prajwal</text:p>
          </table:table-cell>
          <table:table-cell office:value-type="string" calcext:value-type="string">
            <text:p>P.B.Vinod@student.tudelft.nl</text:p>
          </table:table-cell>
          <table:table-cell office:value-type="string" calcext:value-type="string">
            <text:p>Practical Assignment 37</text:p>
          </table:table-cell>
          <table:table-cell table:number-columns-repeated="1018"/>
        </table:table-row>
        <table:table-row table:style-name="ro23">
          <table:table-cell office:value-type="float" office:value="5200121" calcext:value-type="float">
            <text:p>5200121</text:p>
          </table:table-cell>
          <table:table-cell office:value-type="string" calcext:value-type="string">
            <text:p>adithyanarasim@tudelft.nl</text:p>
          </table:table-cell>
          <table:table-cell office:value-type="string" calcext:value-type="string">
            <text:p>Narasimhan</text:p>
          </table:table-cell>
          <table:table-cell office:value-type="string" calcext:value-type="string">
            <text:p>Adithya</text:p>
          </table:table-cell>
          <table:table-cell office:value-type="string" calcext:value-type="string">
            <text:p>A.Narasimhan-1@student.tudelft.nl</text:p>
          </table:table-cell>
          <table:table-cell office:value-type="string" calcext:value-type="string">
            <text:p>Practical Assignment 37</text:p>
          </table:table-cell>
          <table:table-cell table:number-columns-repeated="1018"/>
        </table:table-row>
        <table:table-row table:style-name="ro23">
          <table:table-cell office:value-type="float" office:value="4611063" calcext:value-type="float">
            <text:p>4611063</text:p>
          </table:table-cell>
          <table:table-cell office:value-type="string" calcext:value-type="string">
            <text:p>hjongeneel@tudelft.nl</text:p>
          </table:table-cell>
          <table:table-cell office:value-type="string" calcext:value-type="string">
            <text:p>Jongeneel</text:p>
          </table:table-cell>
          <table:table-cell office:value-type="string" calcext:value-type="string">
            <text:p>Hilda</text:p>
          </table:table-cell>
          <table:table-cell office:value-type="string" calcext:value-type="string">
            <text:p>H.Jongeneel@student.tudelft.nl</text:p>
          </table:table-cell>
          <table:table-cell office:value-type="string" calcext:value-type="string">
            <text:p>Practical Assignment 38</text:p>
          </table:table-cell>
          <table:table-cell table:number-columns-repeated="1018"/>
        </table:table-row>
        <table:table-row table:style-name="ro23">
          <table:table-cell office:value-type="float" office:value="4490819" calcext:value-type="float">
            <text:p>4490819</text:p>
          </table:table-cell>
          <table:table-cell office:value-type="string" calcext:value-type="string">
            <text:p>jvanderstaaij@tudelft.nl</text:p>
          </table:table-cell>
          <table:table-cell office:value-type="string" calcext:value-type="string">
            <text:p>van der Staaij</text:p>
          </table:table-cell>
          <table:table-cell office:value-type="string" calcext:value-type="string">
            <text:p>Jasper</text:p>
          </table:table-cell>
          <table:table-cell office:value-type="string" calcext:value-type="string">
            <text:p>J.P.T.vanderStaaij@student.tudelft.nl</text:p>
          </table:table-cell>
          <table:table-cell office:value-type="string" calcext:value-type="string">
            <text:p>Practical Assignment 38</text:p>
          </table:table-cell>
          <table:table-cell table:number-columns-repeated="1018"/>
        </table:table-row>
        <table:table-row table:style-name="ro23">
          <table:table-cell office:value-type="float" office:value="4227174" calcext:value-type="float">
            <text:p>4227174</text:p>
          </table:table-cell>
          <table:table-cell office:value-type="string" calcext:value-type="string">
            <text:p>asoerdjbalie@tudelft.nl</text:p>
          </table:table-cell>
          <table:table-cell office:value-type="string" calcext:value-type="string">
            <text:p>Soerdjbalie</text:p>
          </table:table-cell>
          <table:table-cell office:value-type="string" calcext:value-type="string">
            <text:p>Akash</text:p>
          </table:table-cell>
          <table:table-cell office:value-type="string" calcext:value-type="string">
            <text:p>A.R.Soerdjbalie@student.tudelft.nl</text:p>
          </table:table-cell>
          <table:table-cell office:value-type="string" calcext:value-type="string">
            <text:p>Practical Assignment 39</text:p>
          </table:table-cell>
          <table:table-cell table:number-columns-repeated="1018"/>
        </table:table-row>
        <table:table-row table:style-name="ro23">
          <table:table-cell office:value-type="float" office:value="4558774" calcext:value-type="float">
            <text:p>4558774</text:p>
          </table:table-cell>
          <table:table-cell office:value-type="string" calcext:value-type="string">
            <text:p>mfirlefyn@tudelft.nl</text:p>
          </table:table-cell>
          <table:table-cell office:value-type="string" calcext:value-type="string">
            <text:p>Firlefyn</text:p>
          </table:table-cell>
          <table:table-cell office:value-type="string" calcext:value-type="string">
            <text:p>Michiel</text:p>
          </table:table-cell>
          <table:table-cell office:value-type="string" calcext:value-type="string">
            <text:p>M.V.M.Firlefyn@student.tudelft.nl</text:p>
          </table:table-cell>
          <table:table-cell office:value-type="string" calcext:value-type="string">
            <text:p>Practical Assignment 39</text:p>
          </table:table-cell>
          <table:table-cell table:number-columns-repeated="1018"/>
        </table:table-row>
        <table:table-row table:style-name="ro23">
          <table:table-cell office:value-type="float" office:value="4549783" calcext:value-type="float">
            <text:p>4549783</text:p>
          </table:table-cell>
          <table:table-cell office:value-type="string" calcext:value-type="string">
            <text:p>pelffers@tudelft.nl</text:p>
          </table:table-cell>
          <table:table-cell office:value-type="string" calcext:value-type="string">
            <text:p>Elffers</text:p>
          </table:table-cell>
          <table:table-cell office:value-type="string" calcext:value-type="string">
            <text:p>Peter</text:p>
          </table:table-cell>
          <table:table-cell office:value-type="string" calcext:value-type="string">
            <text:p>P.A.Elffers@student.tudelft.nl</text:p>
          </table:table-cell>
          <table:table-cell office:value-type="string" calcext:value-type="string">
            <text:p>Practical Assignment 40</text:p>
          </table:table-cell>
          <table:table-cell table:number-columns-repeated="1018"/>
        </table:table-row>
        <table:table-row table:style-name="ro23">
          <table:table-cell office:value-type="float" office:value="4608542" calcext:value-type="float">
            <text:p>4608542</text:p>
          </table:table-cell>
          <table:table-cell office:value-type="string" calcext:value-type="string">
            <text:p>wlakool@tudelft.nl</text:p>
          </table:table-cell>
          <table:table-cell office:value-type="string" calcext:value-type="string">
            <text:p>Kool</text:p>
          </table:table-cell>
          <table:table-cell office:value-type="string" calcext:value-type="string">
            <text:p>Wesley</text:p>
          </table:table-cell>
          <table:table-cell office:value-type="string" calcext:value-type="string">
            <text:p>W.L.A.Kool@student.tudelft.nl</text:p>
          </table:table-cell>
          <table:table-cell office:value-type="string" calcext:value-type="string">
            <text:p>Practical Assignment 40</text:p>
          </table:table-cell>
          <table:table-cell table:number-columns-repeated="1018"/>
        </table:table-row>
        <table:table-row table:style-name="ro23">
          <table:table-cell office:value-type="float" office:value="4578538" calcext:value-type="float">
            <text:p>4578538</text:p>
          </table:table-cell>
          <table:table-cell office:value-type="string" calcext:value-type="string">
            <text:p>mmooi@tudelft.nl</text:p>
          </table:table-cell>
          <table:table-cell office:value-type="string" calcext:value-type="string">
            <text:p>Mooi</text:p>
          </table:table-cell>
          <table:table-cell office:value-type="string" calcext:value-type="string">
            <text:p>Martijn</text:p>
          </table:table-cell>
          <table:table-cell office:value-type="string" calcext:value-type="string">
            <text:p>M.Mooi@student.tudelft.nl</text:p>
          </table:table-cell>
          <table:table-cell office:value-type="string" calcext:value-type="string">
            <text:p>Practical Assignment 41</text:p>
          </table:table-cell>
          <table:table-cell table:number-columns-repeated="1018"/>
        </table:table-row>
        <table:table-row table:style-name="ro23">
          <table:table-cell office:value-type="float" office:value="5360188" calcext:value-type="float">
            <text:p>5360188</text:p>
          </table:table-cell>
          <table:table-cell office:value-type="string" calcext:value-type="string">
            <text:p>ichanopoulou@tudelft.nl</text:p>
          </table:table-cell>
          <table:table-cell office:value-type="string" calcext:value-type="string">
            <text:p>CHANOPOULOU</text:p>
          </table:table-cell>
          <table:table-cell office:value-type="string" calcext:value-type="string">
            <text:p>IOANNA</text:p>
          </table:table-cell>
          <table:table-cell office:value-type="string" calcext:value-type="string">
            <text:p>I.CHANOPOULOU@student.tudelft.nl</text:p>
          </table:table-cell>
          <table:table-cell office:value-type="string" calcext:value-type="string">
            <text:p>Practical Assignment 41</text:p>
          </table:table-cell>
          <table:table-cell table:number-columns-repeated="1018"/>
        </table:table-row>
        <table:table-row table:style-name="ro23">
          <table:table-cell office:value-type="float" office:value="4562100" calcext:value-type="float">
            <text:p>4562100</text:p>
          </table:table-cell>
          <table:table-cell office:value-type="string" calcext:value-type="string">
            <text:p>svanveggel@tudelft.nl</text:p>
          </table:table-cell>
          <table:table-cell office:value-type="string" calcext:value-type="string">
            <text:p>van Veggel</text:p>
          </table:table-cell>
          <table:table-cell office:value-type="string" calcext:value-type="string">
            <text:p>Stein</text:p>
          </table:table-cell>
          <table:table-cell office:value-type="string" calcext:value-type="string">
            <text:p>S.vanVeggel@student.tudelft.nl</text:p>
          </table:table-cell>
          <table:table-cell office:value-type="string" calcext:value-type="string">
            <text:p>Practical Assignment 42</text:p>
          </table:table-cell>
          <table:table-cell table:number-columns-repeated="1018"/>
        </table:table-row>
        <table:table-row table:style-name="ro23">
          <table:table-cell office:value-type="float" office:value="4552660" calcext:value-type="float">
            <text:p>4552660</text:p>
          </table:table-cell>
          <table:table-cell office:value-type="string" calcext:value-type="string">
            <text:p>tvanenckevort@tudelft.nl</text:p>
          </table:table-cell>
          <table:table-cell office:value-type="string" calcext:value-type="string">
            <text:p>van Enckevort</text:p>
          </table:table-cell>
          <table:table-cell office:value-type="string" calcext:value-type="string">
            <text:p>Tijmen</text:p>
          </table:table-cell>
          <table:table-cell office:value-type="string" calcext:value-type="string">
            <text:p>T.N.L.vanEnckevort@student.tudelft.nl</text:p>
          </table:table-cell>
          <table:table-cell office:value-type="string" calcext:value-type="string">
            <text:p>Practical Assignment 42</text:p>
          </table:table-cell>
          <table:table-cell table:number-columns-repeated="1018"/>
        </table:table-row>
        <table:table-row table:style-name="ro23">
          <table:table-cell office:value-type="float" office:value="5281873" calcext:value-type="float">
            <text:p>5281873</text:p>
          </table:table-cell>
          <table:table-cell office:value-type="string" calcext:value-type="string">
            <text:p>lyitingli@tudelft.nl</text:p>
          </table:table-cell>
          <table:table-cell table:number-columns-repeated="2" office:value-type="string" calcext:value-type="string">
            <text:p>Li</text:p>
          </table:table-cell>
          <table:table-cell office:value-type="string" calcext:value-type="string">
            <text:p>Y.Li-85@student.tudelft.nl</text:p>
          </table:table-cell>
          <table:table-cell office:value-type="string" calcext:value-type="string">
            <text:p>Practical Assignment 43</text:p>
          </table:table-cell>
          <table:table-cell table:number-columns-repeated="1018"/>
        </table:table-row>
        <table:table-row table:style-name="ro23">
          <table:table-cell office:value-type="float" office:value="5240344" calcext:value-type="float">
            <text:p>5240344</text:p>
          </table:table-cell>
          <table:table-cell office:value-type="string" calcext:value-type="string">
            <text:p>mricartoltra@tudelft.nl</text:p>
          </table:table-cell>
          <table:table-cell office:value-type="string" calcext:value-type="string">
            <text:p>Ricart I Oltra</text:p>
          </table:table-cell>
          <table:table-cell office:value-type="string" calcext:value-type="string">
            <text:p>Miquel</text:p>
          </table:table-cell>
          <table:table-cell office:value-type="string" calcext:value-type="string">
            <text:p>M.RicartIOltra@student.tudelft.nl</text:p>
          </table:table-cell>
          <table:table-cell office:value-type="string" calcext:value-type="string">
            <text:p>Practical Assignment 43</text:p>
          </table:table-cell>
          <table:table-cell table:number-columns-repeated="1018"/>
        </table:table-row>
        <table:table-row table:style-name="ro23">
          <table:table-cell office:value-type="float" office:value="4661826" calcext:value-type="float">
            <text:p>4661826</text:p>
          </table:table-cell>
          <table:table-cell office:value-type="string" calcext:value-type="string">
            <text:p>ktrip@tudelft.nl</text:p>
          </table:table-cell>
          <table:table-cell office:value-type="string" calcext:value-type="string">
            <text:p>Trip</text:p>
          </table:table-cell>
          <table:table-cell office:value-type="string" calcext:value-type="string">
            <text:p>Kenrick</text:p>
          </table:table-cell>
          <table:table-cell office:value-type="string" calcext:value-type="string">
            <text:p>K.Trip@student.tudelft.nl</text:p>
          </table:table-cell>
          <table:table-cell office:value-type="string" calcext:value-type="string">
            <text:p>Practical Assignment 44</text:p>
          </table:table-cell>
          <table:table-cell table:number-columns-repeated="1018"/>
        </table:table-row>
        <table:table-row table:style-name="ro23">
          <table:table-cell office:value-type="float" office:value="4669304" calcext:value-type="float">
            <text:p>4669304</text:p>
          </table:table-cell>
          <table:table-cell office:value-type="string" calcext:value-type="string">
            <text:p>raphaelummels@tudelft.nl</text:p>
          </table:table-cell>
          <table:table-cell office:value-type="string" calcext:value-type="string">
            <text:p>Ummels</text:p>
          </table:table-cell>
          <table:table-cell office:value-type="string" calcext:value-type="string">
            <text:p>Raphael</text:p>
          </table:table-cell>
          <table:table-cell office:value-type="string" calcext:value-type="string">
            <text:p>R.Ummels@student.tudelft.nl</text:p>
          </table:table-cell>
          <table:table-cell office:value-type="string" calcext:value-type="string">
            <text:p>Practical Assignment 44</text:p>
          </table:table-cell>
          <table:table-cell table:number-columns-repeated="1018"/>
        </table:table-row>
        <table:table-row table:style-name="ro23">
          <table:table-cell office:value-type="float" office:value="4598830" calcext:value-type="float">
            <text:p>4598830</text:p>
          </table:table-cell>
          <table:table-cell office:value-type="string" calcext:value-type="string">
            <text:p>rmeijssen@tudelft.nl</text:p>
          </table:table-cell>
          <table:table-cell office:value-type="string" calcext:value-type="string">
            <text:p>Meijssen</text:p>
          </table:table-cell>
          <table:table-cell office:value-type="string" calcext:value-type="string">
            <text:p>Ries</text:p>
          </table:table-cell>
          <table:table-cell office:value-type="string" calcext:value-type="string">
            <text:p>R.W.Meijssen@student.tudelft.nl</text:p>
          </table:table-cell>
          <table:table-cell office:value-type="string" calcext:value-type="string">
            <text:p>Practical Assignment 45</text:p>
          </table:table-cell>
          <table:table-cell table:number-columns-repeated="1018"/>
        </table:table-row>
        <table:table-row table:style-name="ro23">
          <table:table-cell office:value-type="float" office:value="4570642" calcext:value-type="float">
            <text:p>4570642</text:p>
          </table:table-cell>
          <table:table-cell office:value-type="string" calcext:value-type="string">
            <text:p>saepotters@tudelft.nl</text:p>
          </table:table-cell>
          <table:table-cell office:value-type="string" calcext:value-type="string">
            <text:p>Potters</text:p>
          </table:table-cell>
          <table:table-cell office:value-type="string" calcext:value-type="string">
            <text:p>Susan</text:p>
          </table:table-cell>
          <table:table-cell office:value-type="string" calcext:value-type="string">
            <text:p>S.A.E.Potters@student.tudelft.nl</text:p>
          </table:table-cell>
          <table:table-cell office:value-type="string" calcext:value-type="string">
            <text:p>Practical Assignment 45</text:p>
          </table:table-cell>
          <table:table-cell table:number-columns-repeated="1018"/>
        </table:table-row>
        <table:table-row table:style-name="ro23">
          <table:table-cell office:value-type="float" office:value="5384559" calcext:value-type="float">
            <text:p>5384559</text:p>
          </table:table-cell>
          <table:table-cell office:value-type="string" calcext:value-type="string">
            <text:p>sdrauksas@tudelft.nl</text:p>
          </table:table-cell>
          <table:table-cell office:value-type="string" calcext:value-type="string">
            <text:p>Draukšas</text:p>
          </table:table-cell>
          <table:table-cell office:value-type="string" calcext:value-type="string">
            <text:p>Simonas</text:p>
          </table:table-cell>
          <table:table-cell office:value-type="string" calcext:value-type="string">
            <text:p>S.Drauksas@student.tudelft.nl</text:p>
          </table:table-cell>
          <table:table-cell office:value-type="string" calcext:value-type="string">
            <text:p>Practical Assignment 46</text:p>
          </table:table-cell>
          <table:table-cell table:number-columns-repeated="1018"/>
        </table:table-row>
        <table:table-row table:style-name="ro23">
          <table:table-cell office:value-type="float" office:value="5229766" calcext:value-type="float">
            <text:p>5229766</text:p>
          </table:table-cell>
          <table:table-cell office:value-type="string" calcext:value-type="string">
            <text:p>nrajesh@tudelft.nl</text:p>
          </table:table-cell>
          <table:table-cell office:value-type="string" calcext:value-type="string">
            <text:p>Rajesh</text:p>
          </table:table-cell>
          <table:table-cell office:value-type="string" calcext:value-type="string">
            <text:p>Nishant</text:p>
          </table:table-cell>
          <table:table-cell office:value-type="string" calcext:value-type="string">
            <text:p>N.Rajesh@student.tudelft.nl</text:p>
          </table:table-cell>
          <table:table-cell office:value-type="string" calcext:value-type="string">
            <text:p>Practical Assignment 46</text:p>
          </table:table-cell>
          <table:table-cell table:number-columns-repeated="1018"/>
        </table:table-row>
        <table:table-row table:style-name="ro23">
          <table:table-cell office:value-type="float" office:value="5358779" calcext:value-type="float">
            <text:p>5358779</text:p>
          </table:table-cell>
          <table:table-cell office:value-type="string" calcext:value-type="string">
            <text:p>igraciamerino@tudelft.nl</text:p>
          </table:table-cell>
          <table:table-cell office:value-type="string" calcext:value-type="string">
            <text:p>Gracia Merino</text:p>
          </table:table-cell>
          <table:table-cell office:value-type="string" calcext:value-type="string">
            <text:p>Ibón</text:p>
          </table:table-cell>
          <table:table-cell office:value-type="string" calcext:value-type="string">
            <text:p>I.GraciaMerino@student.tudelft.nl</text:p>
          </table:table-cell>
          <table:table-cell office:value-type="string" calcext:value-type="string">
            <text:p>Practical Assignment 47</text:p>
          </table:table-cell>
          <table:table-cell table:number-columns-repeated="1018"/>
        </table:table-row>
        <table:table-row table:style-name="ro23">
          <table:table-cell office:value-type="float" office:value="5321263" calcext:value-type="float">
            <text:p>5321263</text:p>
          </table:table-cell>
          <table:table-cell office:value-type="string" calcext:value-type="string">
            <text:p>dvarela@tudelft.nl</text:p>
          </table:table-cell>
          <table:table-cell office:value-type="string" calcext:value-type="string">
            <text:p>Salgado Varela</text:p>
          </table:table-cell>
          <table:table-cell office:value-type="string" calcext:value-type="string">
            <text:p>Daniel</text:p>
          </table:table-cell>
          <table:table-cell office:value-type="string" calcext:value-type="string">
            <text:p>D.SalgadoVarela@student.tudelft.nl</text:p>
          </table:table-cell>
          <table:table-cell office:value-type="string" calcext:value-type="string">
            <text:p>Practical Assignment 47</text:p>
          </table:table-cell>
          <table:table-cell table:number-columns-repeated="1018"/>
        </table:table-row>
        <table:table-row table:style-name="ro23">
          <table:table-cell office:value-type="float" office:value="5055547" calcext:value-type="float">
            <text:p>5055547</text:p>
          </table:table-cell>
          <table:table-cell office:value-type="string" calcext:value-type="string">
            <text:p>yliu27@tudelft.nl</text:p>
          </table:table-cell>
          <table:table-cell office:value-type="string" calcext:value-type="string">
            <text:p>Liu</text:p>
          </table:table-cell>
          <table:table-cell office:value-type="string" calcext:value-type="string">
            <text:p>Yuxiang</text:p>
          </table:table-cell>
          <table:table-cell office:value-type="string" calcext:value-type="string">
            <text:p>Y.Liu-57@student.tudelft.nl</text:p>
          </table:table-cell>
          <table:table-cell office:value-type="string" calcext:value-type="string">
            <text:p>Practical Assignment 48</text:p>
          </table:table-cell>
          <table:table-cell table:number-columns-repeated="1018"/>
        </table:table-row>
        <table:table-row table:style-name="ro23">
          <table:table-cell office:value-type="float" office:value="5258162" calcext:value-type="float">
            <text:p>5258162</text:p>
          </table:table-cell>
          <table:table-cell office:value-type="string" calcext:value-type="string">
            <text:p>jiaxuanzhang@tudelft.nl</text:p>
          </table:table-cell>
          <table:table-cell office:value-type="string" calcext:value-type="string">
            <text:p>ZHANG</text:p>
          </table:table-cell>
          <table:table-cell office:value-type="string" calcext:value-type="string">
            <text:p>JIAXUAN</text:p>
          </table:table-cell>
          <table:table-cell office:value-type="string" calcext:value-type="string">
            <text:p>J.ZHANG-42@student.tudelft.nl</text:p>
          </table:table-cell>
          <table:table-cell office:value-type="string" calcext:value-type="string">
            <text:p>Practical Assignment 48</text:p>
          </table:table-cell>
          <table:table-cell table:number-columns-repeated="1018"/>
        </table:table-row>
        <table:table-row table:style-name="ro23">
          <table:table-cell table:style-name="ce240" office:value-type="float" office:value="5221331" calcext:value-type="float">
            <text:p>5221331</text:p>
          </table:table-cell>
          <table:table-cell table:style-name="ce240" office:value-type="string" calcext:value-type="string">
            <text:p>mdiab@tudelft.nl</text:p>
          </table:table-cell>
          <table:table-cell table:style-name="ce240" office:value-type="string" calcext:value-type="string">
            <text:p>Mosab Ahmed Elsadig Diab</text:p>
          </table:table-cell>
          <table:table-cell table:style-name="ce240" office:value-type="string" calcext:value-type="string">
            <text:p>Mosab</text:p>
          </table:table-cell>
          <table:table-cell table:style-name="ce240" office:value-type="string" calcext:value-type="string">
            <text:p>MosabAhmedElsadigDiab@student.tudelft.nl</text:p>
          </table:table-cell>
          <table:table-cell table:style-name="ce240" office:value-type="string" calcext:value-type="string">
            <text:p>Practical Assignment 49</text:p>
          </table:table-cell>
          <table:table-cell office:value-type="string" calcext:value-type="string">
            <text:p>solo</text:p>
          </table:table-cell>
          <table:table-cell table:number-columns-repeated="1017"/>
        </table:table-row>
        <table:table-row table:style-name="ro23">
          <table:table-cell table:style-name="ce240" table:number-columns-repeated="6"/>
          <table:table-cell table:number-columns-repeated="1018"/>
        </table:table-row>
        <table:table-row table:style-name="ro23">
          <table:table-cell office:value-type="float" office:value="4690249" calcext:value-type="float">
            <text:p>4690249</text:p>
          </table:table-cell>
          <table:table-cell office:value-type="string" calcext:value-type="string">
            <text:p>casvanrijn@tudelft.nl</text:p>
          </table:table-cell>
          <table:table-cell office:value-type="string" calcext:value-type="string">
            <text:p>van Rijn</text:p>
          </table:table-cell>
          <table:table-cell office:value-type="string" calcext:value-type="string">
            <text:p>Cas</text:p>
          </table:table-cell>
          <table:table-cell office:value-type="string" calcext:value-type="string">
            <text:p>C.vanRijn@student.tudelft.nl</text:p>
          </table:table-cell>
          <table:table-cell office:value-type="string" calcext:value-type="string">
            <text:p>Practical Assignment 50</text:p>
          </table:table-cell>
          <table:table-cell table:number-columns-repeated="1018"/>
        </table:table-row>
        <table:table-row table:style-name="ro23">
          <table:table-cell office:value-type="float" office:value="4668626" calcext:value-type="float">
            <text:p>4668626</text:p>
          </table:table-cell>
          <table:table-cell office:value-type="string" calcext:value-type="string">
            <text:p>jmalfliet@tudelft.nl</text:p>
          </table:table-cell>
          <table:table-cell office:value-type="string" calcext:value-type="string">
            <text:p>Malfliet</text:p>
          </table:table-cell>
          <table:table-cell office:value-type="string" calcext:value-type="string">
            <text:p>Jari</text:p>
          </table:table-cell>
          <table:table-cell office:value-type="string" calcext:value-type="string">
            <text:p>J.M.L.Malfliet@student.tudelft.nl</text:p>
          </table:table-cell>
          <table:table-cell office:value-type="string" calcext:value-type="string">
            <text:p>Practical Assignment 50</text:p>
          </table:table-cell>
          <table:table-cell table:number-columns-repeated="1018"/>
        </table:table-row>
        <table:table-row table:style-name="ro23">
          <table:table-cell office:value-type="float" office:value="4217489" calcext:value-type="float">
            <text:p>4217489</text:p>
          </table:table-cell>
          <table:table-cell office:value-type="string" calcext:value-type="string">
            <text:p>pbogaard@tudelft.nl</text:p>
          </table:table-cell>
          <table:table-cell office:value-type="string" calcext:value-type="string">
            <text:p>Bogaard</text:p>
          </table:table-cell>
          <table:table-cell office:value-type="string" calcext:value-type="string">
            <text:p>Pepijn</text:p>
          </table:table-cell>
          <table:table-cell office:value-type="string" calcext:value-type="string">
            <text:p>P.Bogaard@student.tudelft.nl</text:p>
          </table:table-cell>
          <table:table-cell office:value-type="string" calcext:value-type="string">
            <text:p>Practical Assignment 51</text:p>
          </table:table-cell>
          <table:table-cell table:number-columns-repeated="1018"/>
        </table:table-row>
        <table:table-row table:style-name="ro23">
          <table:table-cell office:value-type="float" office:value="4496248" calcext:value-type="float">
            <text:p>4496248</text:p>
          </table:table-cell>
          <table:table-cell office:value-type="string" calcext:value-type="string">
            <text:p>smkuipers@tudelft.nl</text:p>
          </table:table-cell>
          <table:table-cell office:value-type="string" calcext:value-type="string">
            <text:p>Kuipers</text:p>
          </table:table-cell>
          <table:table-cell office:value-type="string" calcext:value-type="string">
            <text:p>Seppe</text:p>
          </table:table-cell>
          <table:table-cell office:value-type="string" calcext:value-type="string">
            <text:p>S.M.Kuipers@student.tudelft.nl</text:p>
          </table:table-cell>
          <table:table-cell office:value-type="string" calcext:value-type="string">
            <text:p>Practical Assignment 51</text:p>
          </table:table-cell>
          <table:table-cell table:number-columns-repeated="1018"/>
        </table:table-row>
        <table:table-row table:style-name="ro23">
          <table:table-cell office:value-type="float" office:value="4368711" calcext:value-type="float">
            <text:p>4368711</text:p>
          </table:table-cell>
          <table:table-cell office:value-type="string" calcext:value-type="string">
            <text:p>jreniers@tudelft.nl</text:p>
          </table:table-cell>
          <table:table-cell office:value-type="string" calcext:value-type="string">
            <text:p>Reniers</text:p>
          </table:table-cell>
          <table:table-cell office:value-type="string" calcext:value-type="string">
            <text:p>Joost</text:p>
          </table:table-cell>
          <table:table-cell office:value-type="string" calcext:value-type="string">
            <text:p>J.J.C.Reniers@student.tudelft.nl</text:p>
          </table:table-cell>
          <table:table-cell office:value-type="string" calcext:value-type="string">
            <text:p>Practical Assignment 52</text:p>
          </table:table-cell>
          <table:table-cell table:number-columns-repeated="1018"/>
        </table:table-row>
        <table:table-row table:style-name="ro23">
          <table:table-cell office:value-type="float" office:value="4489136" calcext:value-type="float">
            <text:p>4489136</text:p>
          </table:table-cell>
          <table:table-cell office:value-type="string" calcext:value-type="string">
            <text:p>lbesselaar@tudelft.nl</text:p>
          </table:table-cell>
          <table:table-cell office:value-type="string" calcext:value-type="string">
            <text:p>Besselaar</text:p>
          </table:table-cell>
          <table:table-cell office:value-type="string" calcext:value-type="string">
            <text:p>Lars</text:p>
          </table:table-cell>
          <table:table-cell office:value-type="string" calcext:value-type="string">
            <text:p>L.A.Besselaar@student.tudelft.nl</text:p>
          </table:table-cell>
          <table:table-cell office:value-type="string" calcext:value-type="string">
            <text:p>Practical Assignment 52</text:p>
          </table:table-cell>
          <table:table-cell table:number-columns-repeated="1018"/>
        </table:table-row>
        <table:table-row table:style-name="ro23">
          <table:table-cell office:value-type="float" office:value="4677498" calcext:value-type="float">
            <text:p>4677498</text:p>
          </table:table-cell>
          <table:table-cell office:value-type="string" calcext:value-type="string">
            <text:p>johannaprobst@tudelft.nl</text:p>
          </table:table-cell>
          <table:table-cell office:value-type="string" calcext:value-type="string">
            <text:p>Probst</text:p>
          </table:table-cell>
          <table:table-cell office:value-type="string" calcext:value-type="string">
            <text:p>Johanna</text:p>
          </table:table-cell>
          <table:table-cell office:value-type="string" calcext:value-type="string">
            <text:p>J.S.Probst@student.tudelft.nl</text:p>
          </table:table-cell>
          <table:table-cell office:value-type="string" calcext:value-type="string">
            <text:p>Practical Assignment 53</text:p>
          </table:table-cell>
          <table:table-cell table:number-columns-repeated="1018"/>
        </table:table-row>
        <table:table-row table:style-name="ro23">
          <table:table-cell office:value-type="float" office:value="5380863" calcext:value-type="float">
            <text:p>5380863</text:p>
          </table:table-cell>
          <table:table-cell office:value-type="string" calcext:value-type="string">
            <text:p>pmuriuribe@tudelft.nl</text:p>
          </table:table-cell>
          <table:table-cell office:value-type="string" calcext:value-type="string">
            <text:p>Mur Uribe</text:p>
          </table:table-cell>
          <table:table-cell office:value-type="string" calcext:value-type="string">
            <text:p>Pol</text:p>
          </table:table-cell>
          <table:table-cell office:value-type="string" calcext:value-type="string">
            <text:p>P.MurUribe@student.tudelft.nl</text:p>
          </table:table-cell>
          <table:table-cell office:value-type="string" calcext:value-type="string">
            <text:p>Practical Assignment 53</text:p>
          </table:table-cell>
          <table:table-cell table:number-columns-repeated="1018"/>
        </table:table-row>
        <table:table-row table:style-name="ro23">
          <table:table-cell office:value-type="float" office:value="4591380" calcext:value-type="float">
            <text:p>4591380</text:p>
          </table:table-cell>
          <table:table-cell office:value-type="string" calcext:value-type="string">
            <text:p>dbreen@tudelft.nl</text:p>
          </table:table-cell>
          <table:table-cell office:value-type="string" calcext:value-type="string">
            <text:p>Breen</text:p>
          </table:table-cell>
          <table:table-cell office:value-type="string" calcext:value-type="string">
            <text:p>Demi</text:p>
          </table:table-cell>
          <table:table-cell office:value-type="string" calcext:value-type="string">
            <text:p>D.Breen@student.tudelft.nl</text:p>
          </table:table-cell>
          <table:table-cell office:value-type="string" calcext:value-type="string">
            <text:p>Practical Assignment 54</text:p>
          </table:table-cell>
          <table:table-cell table:number-columns-repeated="1018"/>
        </table:table-row>
        <table:table-row table:style-name="ro23">
          <table:table-cell office:value-type="float" office:value="4686462" calcext:value-type="float">
            <text:p>4686462</text:p>
          </table:table-cell>
          <table:table-cell office:value-type="string" calcext:value-type="string">
            <text:p>fvanlunen@tudelft.nl</text:p>
          </table:table-cell>
          <table:table-cell office:value-type="string" calcext:value-type="string">
            <text:p>van Lunen</text:p>
          </table:table-cell>
          <table:table-cell office:value-type="string" calcext:value-type="string">
            <text:p>Floor</text:p>
          </table:table-cell>
          <table:table-cell office:value-type="string" calcext:value-type="string">
            <text:p>F.L.C.vanLunen@student.tudelft.nl</text:p>
          </table:table-cell>
          <table:table-cell office:value-type="string" calcext:value-type="string">
            <text:p>Practical Assignment 54</text:p>
          </table:table-cell>
          <table:table-cell table:number-columns-repeated="1018"/>
        </table:table-row>
        <table:table-row table:style-name="ro23">
          <table:table-cell office:value-type="float" office:value="4673204" calcext:value-type="float">
            <text:p>4673204</text:p>
          </table:table-cell>
          <table:table-cell office:value-type="string" calcext:value-type="string">
            <text:p>hsewailem@tudelft.nl</text:p>
          </table:table-cell>
          <table:table-cell office:value-type="string" calcext:value-type="string">
            <text:p>Sewailem</text:p>
          </table:table-cell>
          <table:table-cell office:value-type="string" calcext:value-type="string">
            <text:p>Hassan</text:p>
          </table:table-cell>
          <table:table-cell office:value-type="string" calcext:value-type="string">
            <text:p>H.A.M.R.Sewailem@student.tudelft.nl</text:p>
          </table:table-cell>
          <table:table-cell office:value-type="string" calcext:value-type="string">
            <text:p>Practical Assignment 55</text:p>
          </table:table-cell>
          <table:table-cell table:number-columns-repeated="1018"/>
        </table:table-row>
        <table:table-row table:style-name="ro23">
          <table:table-cell office:value-type="float" office:value="5217350" calcext:value-type="float">
            <text:p>5217350</text:p>
          </table:table-cell>
          <table:table-cell office:value-type="string" calcext:value-type="string">
            <text:p>zhehanli@tudelft.nl</text:p>
          </table:table-cell>
          <table:table-cell office:value-type="string" calcext:value-type="string">
            <text:p>LI</text:p>
          </table:table-cell>
          <table:table-cell office:value-type="string" calcext:value-type="string">
            <text:p>Zhehan</text:p>
          </table:table-cell>
          <table:table-cell office:value-type="string" calcext:value-type="string">
            <text:p>Z.LI-50@student.tudelft.nl</text:p>
          </table:table-cell>
          <table:table-cell office:value-type="string" calcext:value-type="string">
            <text:p>Practical Assignment 55</text:p>
          </table:table-cell>
          <table:table-cell table:number-columns-repeated="1018"/>
        </table:table-row>
        <table:table-row table:style-name="ro23">
          <table:table-cell office:value-type="float" office:value="4367456" calcext:value-type="float">
            <text:p>4367456</text:p>
          </table:table-cell>
          <table:table-cell office:value-type="string" calcext:value-type="string">
            <text:p>asie@tudelft.nl</text:p>
          </table:table-cell>
          <table:table-cell office:value-type="string" calcext:value-type="string">
            <text:p>Sie</text:p>
          </table:table-cell>
          <table:table-cell office:value-type="string" calcext:value-type="string">
            <text:p>Anand</text:p>
          </table:table-cell>
          <table:table-cell office:value-type="string" calcext:value-type="string">
            <text:p>A.S.T.Sie@student.tudelft.nl</text:p>
          </table:table-cell>
          <table:table-cell office:value-type="string" calcext:value-type="string">
            <text:p>Practical Assignment 56</text:p>
          </table:table-cell>
          <table:table-cell table:number-columns-repeated="1018"/>
        </table:table-row>
        <table:table-row table:style-name="ro23">
          <table:table-cell office:value-type="float" office:value="4590570" calcext:value-type="float">
            <text:p>4590570</text:p>
          </table:table-cell>
          <table:table-cell office:value-type="string" calcext:value-type="string">
            <text:p>lnbal@tudelft.nl</text:p>
          </table:table-cell>
          <table:table-cell office:value-type="string" calcext:value-type="string">
            <text:p>Bal</text:p>
          </table:table-cell>
          <table:table-cell office:value-type="string" calcext:value-type="string">
            <text:p>Lennard</text:p>
          </table:table-cell>
          <table:table-cell office:value-type="string" calcext:value-type="string">
            <text:p>L.N.Bal@student.tudelft.nl</text:p>
          </table:table-cell>
          <table:table-cell office:value-type="string" calcext:value-type="string">
            <text:p>Practical Assignment 56</text:p>
          </table:table-cell>
          <table:table-cell table:number-columns-repeated="1018"/>
        </table:table-row>
        <table:table-row table:style-name="ro23">
          <table:table-cell office:value-type="float" office:value="4603095" calcext:value-type="float">
            <text:p>4603095</text:p>
          </table:table-cell>
          <table:table-cell office:value-type="string" calcext:value-type="string">
            <text:p>jrmverkuijlen@tudelft.nl</text:p>
          </table:table-cell>
          <table:table-cell office:value-type="string" calcext:value-type="string">
            <text:p>Verkuijlen</text:p>
          </table:table-cell>
          <table:table-cell office:value-type="string" calcext:value-type="string">
            <text:p>Jelske</text:p>
          </table:table-cell>
          <table:table-cell office:value-type="string" calcext:value-type="string">
            <text:p>J.R.M.Verkuijlen@student.tudelft.nl</text:p>
          </table:table-cell>
          <table:table-cell office:value-type="string" calcext:value-type="string">
            <text:p>Practical Assignment 57</text:p>
          </table:table-cell>
          <table:table-cell table:number-columns-repeated="1018"/>
        </table:table-row>
        <table:table-row table:style-name="ro23">
          <table:table-cell office:value-type="float" office:value="4443403" calcext:value-type="float">
            <text:p>4443403</text:p>
          </table:table-cell>
          <table:table-cell office:value-type="string" calcext:value-type="string">
            <text:p>wfevanwijk@tudelft.nl</text:p>
          </table:table-cell>
          <table:table-cell office:value-type="string" calcext:value-type="string">
            <text:p>van Wijk</text:p>
          </table:table-cell>
          <table:table-cell office:value-type="string" calcext:value-type="string">
            <text:p>Willemijn</text:p>
          </table:table-cell>
          <table:table-cell office:value-type="string" calcext:value-type="string">
            <text:p>W.F.E.vanWijk@student.tudelft.nl</text:p>
          </table:table-cell>
          <table:table-cell office:value-type="string" calcext:value-type="string">
            <text:p>Practical Assignment 57</text:p>
          </table:table-cell>
          <table:table-cell table:number-columns-repeated="1018"/>
        </table:table-row>
        <table:table-row table:style-name="ro23">
          <table:table-cell table:style-name="ce104" office:value-type="float" office:value="5175364" calcext:value-type="float">
            <text:p>5175364</text:p>
          </table:table-cell>
          <table:table-cell table:style-name="ce104" office:value-type="string" calcext:value-type="string">
            <text:p>mkyryliuk@tudelft.nl</text:p>
          </table:table-cell>
          <table:table-cell table:style-name="ce104" office:value-type="string" calcext:value-type="string">
            <text:p>Kyryliuk</text:p>
          </table:table-cell>
          <table:table-cell table:style-name="ce104" office:value-type="string" calcext:value-type="string">
            <text:p>Max</text:p>
          </table:table-cell>
          <table:table-cell table:style-name="ce104" office:value-type="string" calcext:value-type="string">
            <text:p>M.S.Kyryliuk@student.tudelft.nl</text:p>
          </table:table-cell>
          <table:table-cell table:style-name="ce104" office:value-type="string" calcext:value-type="string">
            <text:p>Practical Assignment 58</text:p>
          </table:table-cell>
          <table:table-cell office:value-type="string" calcext:value-type="string">
            <text:p>not submitted</text:p>
          </table:table-cell>
          <table:table-cell table:number-columns-repeated="1017"/>
        </table:table-row>
        <table:table-row table:style-name="ro23">
          <table:table-cell table:style-name="ce104" table:number-columns-repeated="6"/>
          <table:table-cell table:number-columns-repeated="1018"/>
        </table:table-row>
        <table:table-row table:style-name="ro23">
          <table:table-cell office:value-type="float" office:value="4594800" calcext:value-type="float">
            <text:p>4594800</text:p>
          </table:table-cell>
          <table:table-cell office:value-type="string" calcext:value-type="string">
            <text:p>ldoverbeek@tudelft.nl</text:p>
          </table:table-cell>
          <table:table-cell office:value-type="string" calcext:value-type="string">
            <text:p>Overbeek</text:p>
          </table:table-cell>
          <table:table-cell office:value-type="string" calcext:value-type="string">
            <text:p>Lucas</text:p>
          </table:table-cell>
          <table:table-cell office:value-type="string" calcext:value-type="string">
            <text:p>L.D.Overbeek@student.tudelft.nl</text:p>
          </table:table-cell>
          <table:table-cell office:value-type="string" calcext:value-type="string">
            <text:p>Practical Assignment 59</text:p>
          </table:table-cell>
          <table:table-cell table:number-columns-repeated="1018"/>
        </table:table-row>
        <table:table-row table:style-name="ro23">
          <table:table-cell office:value-type="float" office:value="4450361" calcext:value-type="float">
            <text:p>4450361</text:p>
          </table:table-cell>
          <table:table-cell office:value-type="string" calcext:value-type="string">
            <text:p>svanveldhoven@tudelft.nl</text:p>
          </table:table-cell>
          <table:table-cell office:value-type="string" calcext:value-type="string">
            <text:p>van Veldhoven</text:p>
          </table:table-cell>
          <table:table-cell office:value-type="string" calcext:value-type="string">
            <text:p>Sjors</text:p>
          </table:table-cell>
          <table:table-cell office:value-type="string" calcext:value-type="string">
            <text:p>S.J.vanVeldhoven@student.tudelft.nl</text:p>
          </table:table-cell>
          <table:table-cell office:value-type="string" calcext:value-type="string">
            <text:p>Practical Assignment 59</text:p>
          </table:table-cell>
          <table:table-cell table:number-columns-repeated="1018"/>
        </table:table-row>
        <table:table-row table:style-name="ro23">
          <table:table-cell office:value-type="float" office:value="4570839" calcext:value-type="float">
            <text:p>4570839</text:p>
          </table:table-cell>
          <table:table-cell office:value-type="string" calcext:value-type="string">
            <text:p>ilybeck@tudelft.nl</text:p>
          </table:table-cell>
          <table:table-cell office:value-type="string" calcext:value-type="string">
            <text:p>Beck</text:p>
          </table:table-cell>
          <table:table-cell office:value-type="string" calcext:value-type="string">
            <text:p>Irene</text:p>
          </table:table-cell>
          <table:table-cell office:value-type="string" calcext:value-type="string">
            <text:p>I.L.Y.Beck@student.tudelft.nl</text:p>
          </table:table-cell>
          <table:table-cell office:value-type="string" calcext:value-type="string">
            <text:p>Practical Assignment 60</text:p>
          </table:table-cell>
          <table:table-cell table:number-columns-repeated="1018"/>
        </table:table-row>
        <table:table-row table:style-name="ro23">
          <table:table-cell office:value-type="float" office:value="4581067" calcext:value-type="float">
            <text:p>4581067</text:p>
          </table:table-cell>
          <table:table-cell office:value-type="string" calcext:value-type="string">
            <text:p>mleeuwis@tudelft.nl</text:p>
          </table:table-cell>
          <table:table-cell office:value-type="string" calcext:value-type="string">
            <text:p>Leeuwis</text:p>
          </table:table-cell>
          <table:table-cell office:value-type="string" calcext:value-type="string">
            <text:p>Matto</text:p>
          </table:table-cell>
          <table:table-cell office:value-type="string" calcext:value-type="string">
            <text:p>M.Leeuwis@student.tudelft.nl</text:p>
          </table:table-cell>
          <table:table-cell office:value-type="string" calcext:value-type="string">
            <text:p>Practical Assignment 60</text:p>
          </table:table-cell>
          <table:table-cell table:number-columns-repeated="1018"/>
        </table:table-row>
        <table:table-row table:style-name="ro23">
          <table:table-cell office:value-type="float" office:value="4462440" calcext:value-type="float">
            <text:p>4462440</text:p>
          </table:table-cell>
          <table:table-cell office:value-type="string" calcext:value-type="string">
            <text:p>jottenheym@tudelft.nl</text:p>
          </table:table-cell>
          <table:table-cell office:value-type="string" calcext:value-type="string">
            <text:p>Ottenheym</text:p>
          </table:table-cell>
          <table:table-cell office:value-type="string" calcext:value-type="string">
            <text:p>Joris</text:p>
          </table:table-cell>
          <table:table-cell office:value-type="string" calcext:value-type="string">
            <text:p>J.Ottenheym@student.tudelft.nl</text:p>
          </table:table-cell>
          <table:table-cell office:value-type="string" calcext:value-type="string">
            <text:p>Practical Assignment 61</text:p>
          </table:table-cell>
          <table:table-cell table:number-columns-repeated="1018"/>
        </table:table-row>
        <table:table-row table:style-name="ro23">
          <table:table-cell office:value-type="float" office:value="5022096" calcext:value-type="float">
            <text:p>5022096</text:p>
          </table:table-cell>
          <table:table-cell office:value-type="string" calcext:value-type="string">
            <text:p>nsabnis@tudelft.nl</text:p>
          </table:table-cell>
          <table:table-cell office:value-type="string" calcext:value-type="string">
            <text:p>Sabnis</text:p>
          </table:table-cell>
          <table:table-cell office:value-type="string" calcext:value-type="string">
            <text:p>Nihar</text:p>
          </table:table-cell>
          <table:table-cell office:value-type="string" calcext:value-type="string">
            <text:p>N.G.Sabnis@student.tudelft.nl</text:p>
          </table:table-cell>
          <table:table-cell office:value-type="string" calcext:value-type="string">
            <text:p>Practical Assignment 61</text:p>
          </table:table-cell>
          <table:table-cell table:number-columns-repeated="1018"/>
        </table:table-row>
        <table:table-row table:style-name="ro23">
          <table:table-cell table:style-name="ce104" table:number-columns-repeated="5"/>
          <table:table-cell table:style-name="ce104" office:value-type="string" calcext:value-type="string">
            <text:p>Practical Assignment 62</text:p>
          </table:table-cell>
          <table:table-cell table:number-columns-repeated="1018"/>
        </table:table-row>
        <table:table-row table:style-name="ro23">
          <table:table-cell table:style-name="ce104" table:number-columns-repeated="6"/>
          <table:table-cell table:number-columns-repeated="1018"/>
        </table:table-row>
        <table:table-row table:style-name="ro23">
          <table:table-cell table:style-name="ce104" table:number-columns-repeated="5"/>
          <table:table-cell table:style-name="ce104" office:value-type="string" calcext:value-type="string">
            <text:p>Practical Assignment 63</text:p>
          </table:table-cell>
          <table:table-cell table:number-columns-repeated="1018"/>
        </table:table-row>
        <table:table-row table:style-name="ro23">
          <table:table-cell table:style-name="ce104" table:number-columns-repeated="6"/>
          <table:table-cell table:number-columns-repeated="1018"/>
        </table:table-row>
        <table:table-row table:style-name="ro23">
          <table:table-cell table:style-name="ce104" table:number-columns-repeated="5"/>
          <table:table-cell table:style-name="ce104" office:value-type="string" calcext:value-type="string">
            <text:p>Practical Assignment 64</text:p>
          </table:table-cell>
          <table:table-cell table:number-columns-repeated="1018"/>
        </table:table-row>
        <table:table-row table:style-name="ro23">
          <table:table-cell table:style-name="ce104" table:number-columns-repeated="6"/>
          <table:table-cell table:number-columns-repeated="1018"/>
        </table:table-row>
        <table:table-row table:style-name="ro23">
          <table:table-cell office:value-type="float" office:value="4609573" calcext:value-type="float">
            <text:p>4609573</text:p>
          </table:table-cell>
          <table:table-cell office:value-type="string" calcext:value-type="string">
            <text:p>jpollack@tudelft.nl</text:p>
          </table:table-cell>
          <table:table-cell office:value-type="string" calcext:value-type="string">
            <text:p>Pollack</text:p>
          </table:table-cell>
          <table:table-cell office:value-type="string" calcext:value-type="string">
            <text:p>Justin</text:p>
          </table:table-cell>
          <table:table-cell office:value-type="string" calcext:value-type="string">
            <text:p>J.F.J.Pollack@student.tudelft.nl</text:p>
          </table:table-cell>
          <table:table-cell office:value-type="string" calcext:value-type="string">
            <text:p>Practical Assignment 65</text:p>
          </table:table-cell>
          <table:table-cell table:number-columns-repeated="1018"/>
        </table:table-row>
        <table:table-row table:style-name="ro23">
          <table:table-cell office:value-type="float" office:value="4707745" calcext:value-type="float">
            <text:p>4707745</text:p>
          </table:table-cell>
          <table:table-cell office:value-type="string" calcext:value-type="string">
            <text:p>jleijdekker@tudelft.nl</text:p>
          </table:table-cell>
          <table:table-cell office:value-type="string" calcext:value-type="string">
            <text:p>Leijdekker</text:p>
          </table:table-cell>
          <table:table-cell office:value-type="string" calcext:value-type="string">
            <text:p>Jesse</text:p>
          </table:table-cell>
          <table:table-cell office:value-type="string" calcext:value-type="string">
            <text:p>J.Leijdekker@student.tudelft.nl</text:p>
          </table:table-cell>
          <table:table-cell office:value-type="string" calcext:value-type="string">
            <text:p>Practical Assignment 65</text:p>
          </table:table-cell>
          <table:table-cell table:number-columns-repeated="1018"/>
        </table:table-row>
        <table:table-row table:style-name="ro23">
          <table:table-cell office:value-type="float" office:value="5375088" calcext:value-type="float">
            <text:p>5375088</text:p>
          </table:table-cell>
          <table:table-cell office:value-type="string" calcext:value-type="string">
            <text:p>gvitanov@tudelft.nl</text:p>
          </table:table-cell>
          <table:table-cell office:value-type="string" calcext:value-type="string">
            <text:p>Vitanov</text:p>
          </table:table-cell>
          <table:table-cell office:value-type="string" calcext:value-type="string">
            <text:p>George</text:p>
          </table:table-cell>
          <table:table-cell office:value-type="string" calcext:value-type="string">
            <text:p>G.Vitanov@student.tudelft.nl</text:p>
          </table:table-cell>
          <table:table-cell office:value-type="string" calcext:value-type="string">
            <text:p>Practical Assignment 66</text:p>
          </table:table-cell>
          <table:table-cell table:number-columns-repeated="1018"/>
        </table:table-row>
        <table:table-row table:style-name="ro23">
          <table:table-cell office:value-type="float" office:value="5247799" calcext:value-type="float">
            <text:p>5247799</text:p>
          </table:table-cell>
          <table:table-cell office:value-type="string" calcext:value-type="string">
            <text:p>cballasomogyi@tudelft.nl</text:p>
          </table:table-cell>
          <table:table-cell office:value-type="string" calcext:value-type="string">
            <text:p>Balla-Somogyi</text:p>
          </table:table-cell>
          <table:table-cell office:value-type="string" calcext:value-type="string">
            <text:p>Csaba</text:p>
          </table:table-cell>
          <table:table-cell office:value-type="string" calcext:value-type="string">
            <text:p>C.Balla-Somogyi@student.tudelft.nl</text:p>
          </table:table-cell>
          <table:table-cell office:value-type="string" calcext:value-type="string">
            <text:p>Practical Assignment 66</text:p>
          </table:table-cell>
          <table:table-cell table:number-columns-repeated="1018"/>
        </table:table-row>
        <table:table-row table:style-name="ro23">
          <table:table-cell table:style-name="ce104" table:number-columns-repeated="5"/>
          <table:table-cell table:style-name="ce104" office:value-type="string" calcext:value-type="string">
            <text:p>Practical Assignment 67</text:p>
          </table:table-cell>
          <table:table-cell table:number-columns-repeated="1018"/>
        </table:table-row>
        <table:table-row table:style-name="ro23">
          <table:table-cell table:style-name="ce104" table:number-columns-repeated="6"/>
          <table:table-cell table:number-columns-repeated="1018"/>
        </table:table-row>
        <table:table-row table:style-name="ro23">
          <table:table-cell office:value-type="float" office:value="5261139" calcext:value-type="float">
            <text:p>5261139</text:p>
          </table:table-cell>
          <table:table-cell office:value-type="string" calcext:value-type="string">
            <text:p>dongshen@tudelft.nl</text:p>
          </table:table-cell>
          <table:table-cell office:value-type="string" calcext:value-type="string">
            <text:p>Shen</text:p>
          </table:table-cell>
          <table:table-cell office:value-type="string" calcext:value-type="string">
            <text:p>Dong</text:p>
          </table:table-cell>
          <table:table-cell office:value-type="string" calcext:value-type="string">
            <text:p>D.Shen-3@student.tudelft.nl</text:p>
          </table:table-cell>
          <table:table-cell office:value-type="string" calcext:value-type="string">
            <text:p>Practical Assignment 68</text:p>
          </table:table-cell>
          <table:table-cell table:number-columns-repeated="1018"/>
        </table:table-row>
        <table:table-row table:style-name="ro23">
          <table:table-cell office:value-type="float" office:value="5221501" calcext:value-type="float">
            <text:p>5221501</text:p>
          </table:table-cell>
          <table:table-cell office:value-type="string" calcext:value-type="string">
            <text:p>jingrufeng@tudelft.nl</text:p>
          </table:table-cell>
          <table:table-cell office:value-type="string" calcext:value-type="string">
            <text:p>Feng</text:p>
          </table:table-cell>
          <table:table-cell office:value-type="string" calcext:value-type="string">
            <text:p>Jingru</text:p>
          </table:table-cell>
          <table:table-cell office:value-type="string" calcext:value-type="string">
            <text:p>J.Feng-7@student.tudelft.nl</text:p>
          </table:table-cell>
          <table:table-cell office:value-type="string" calcext:value-type="string">
            <text:p>Practical Assignment 68</text:p>
          </table:table-cell>
          <table:table-cell table:number-columns-repeated="1018"/>
        </table:table-row>
        <table:table-row table:style-name="ro23">
          <table:table-cell office:value-type="float" office:value="4577612" calcext:value-type="float">
            <text:p>4577612</text:p>
          </table:table-cell>
          <table:table-cell office:value-type="string" calcext:value-type="string">
            <text:p>tdeponti@tudelft.nl</text:p>
          </table:table-cell>
          <table:table-cell office:value-type="string" calcext:value-type="string">
            <text:p>De Ponti</text:p>
          </table:table-cell>
          <table:table-cell office:value-type="string" calcext:value-type="string">
            <text:p>Tomaso</text:p>
          </table:table-cell>
          <table:table-cell office:value-type="string" calcext:value-type="string">
            <text:p>T.M.L.DePonti-1@student.tudelft.nl</text:p>
          </table:table-cell>
          <table:table-cell office:value-type="string" calcext:value-type="string">
            <text:p>Practical Assignment 69</text:p>
          </table:table-cell>
          <table:table-cell table:number-columns-repeated="1018"/>
        </table:table-row>
        <table:table-row table:style-name="ro23">
          <table:table-cell office:value-type="float" office:value="4645979" calcext:value-type="float">
            <text:p>4645979</text:p>
          </table:table-cell>
          <table:table-cell office:value-type="string" calcext:value-type="string">
            <text:p>pcampolucci@tudelft.nl</text:p>
          </table:table-cell>
          <table:table-cell office:value-type="string" calcext:value-type="string">
            <text:p>Campolucci</text:p>
          </table:table-cell>
          <table:table-cell office:value-type="string" calcext:value-type="string">
            <text:p>Pietro</text:p>
          </table:table-cell>
          <table:table-cell office:value-type="string" calcext:value-type="string">
            <text:p>P.Campolucci@student.tudelft.nl</text:p>
          </table:table-cell>
          <table:table-cell office:value-type="string" calcext:value-type="string">
            <text:p>Practical Assignment 69</text:p>
          </table:table-cell>
          <table:table-cell table:number-columns-repeated="1018"/>
        </table:table-row>
        <table:table-row table:style-name="ro23">
          <table:table-cell office:value-type="float" office:value="4551117" calcext:value-type="float">
            <text:p>4551117</text:p>
          </table:table-cell>
          <table:table-cell office:value-type="string" calcext:value-type="string">
            <text:p>wdziarnowska@tudelft.nl</text:p>
          </table:table-cell>
          <table:table-cell office:value-type="string" calcext:value-type="string">
            <text:p>Dziarnowska</text:p>
          </table:table-cell>
          <table:table-cell office:value-type="string" calcext:value-type="string">
            <text:p>Weronika</text:p>
          </table:table-cell>
          <table:table-cell office:value-type="string" calcext:value-type="string">
            <text:p>W.Dziarnowska@student.tudelft.nl</text:p>
          </table:table-cell>
          <table:table-cell office:value-type="string" calcext:value-type="string">
            <text:p>Practical Assignment 70</text:p>
          </table:table-cell>
          <table:table-cell table:number-columns-repeated="1018"/>
        </table:table-row>
        <table:table-row table:style-name="ro23">
          <table:table-cell office:value-type="float" office:value="5377196" calcext:value-type="float">
            <text:p>5377196</text:p>
          </table:table-cell>
          <table:table-cell office:value-type="string" calcext:value-type="string">
            <text:p>aswiderski@tudelft.nl</text:p>
          </table:table-cell>
          <table:table-cell office:value-type="string" calcext:value-type="string">
            <text:p>Świderski</text:p>
          </table:table-cell>
          <table:table-cell office:value-type="string" calcext:value-type="string">
            <text:p>Adam</text:p>
          </table:table-cell>
          <table:table-cell office:value-type="string" calcext:value-type="string">
            <text:p>Swiderski@student.tudelft.nl</text:p>
          </table:table-cell>
          <table:table-cell office:value-type="string" calcext:value-type="string">
            <text:p>Practical Assignment 70</text:p>
          </table:table-cell>
          <table:table-cell table:number-columns-repeated="1018"/>
        </table:table-row>
        <table:table-row table:style-name="ro23">
          <table:table-cell office:value-type="float" office:value="4682688" calcext:value-type="float">
            <text:p>4682688</text:p>
          </table:table-cell>
          <table:table-cell office:value-type="string" calcext:value-type="string">
            <text:p>kvoogd@tudelft.nl</text:p>
          </table:table-cell>
          <table:table-cell office:value-type="string" calcext:value-type="string">
            <text:p>Voogd</text:p>
          </table:table-cell>
          <table:table-cell office:value-type="string" calcext:value-type="string">
            <text:p>Kevin</text:p>
          </table:table-cell>
          <table:table-cell office:value-type="string" calcext:value-type="string">
            <text:p>K.L.Voogd@student.tudelft.nl</text:p>
          </table:table-cell>
          <table:table-cell office:value-type="string" calcext:value-type="string">
            <text:p>Practical Assignment 71</text:p>
          </table:table-cell>
          <table:table-cell table:number-columns-repeated="1018"/>
        </table:table-row>
        <table:table-row table:style-name="ro23">
          <table:table-cell office:value-type="float" office:value="5126533" calcext:value-type="float">
            <text:p>5126533</text:p>
          </table:table-cell>
          <table:table-cell office:value-type="string" calcext:value-type="string">
            <text:p>lmpeeters@tudelft.nl</text:p>
          </table:table-cell>
          <table:table-cell office:value-type="string" calcext:value-type="string">
            <text:p>Peeters</text:p>
          </table:table-cell>
          <table:table-cell office:value-type="string" calcext:value-type="string">
            <text:p>Lonit</text:p>
          </table:table-cell>
          <table:table-cell office:value-type="string" calcext:value-type="string">
            <text:p>L.M.Peeters@student.tudelft.nl</text:p>
          </table:table-cell>
          <table:table-cell office:value-type="string" calcext:value-type="string">
            <text:p>Practical Assignment 71</text:p>
          </table:table-cell>
          <table:table-cell table:number-columns-repeated="1018"/>
        </table:table-row>
        <table:table-row table:style-name="ro23">
          <table:table-cell office:value-type="float" office:value="4617169" calcext:value-type="float">
            <text:p>4617169</text:p>
          </table:table-cell>
          <table:table-cell office:value-type="string" calcext:value-type="string">
            <text:p>densgrashof@tudelft.nl</text:p>
          </table:table-cell>
          <table:table-cell office:value-type="string" calcext:value-type="string">
            <text:p>Grashof</text:p>
          </table:table-cell>
          <table:table-cell office:value-type="string" calcext:value-type="string">
            <text:p>Dens</text:p>
          </table:table-cell>
          <table:table-cell office:value-type="string" calcext:value-type="string">
            <text:p>D.H.L.Grashof@student.tudelft.nl</text:p>
          </table:table-cell>
          <table:table-cell office:value-type="string" calcext:value-type="string">
            <text:p>Practical Assignment 72</text:p>
          </table:table-cell>
          <table:table-cell table:number-columns-repeated="1018"/>
        </table:table-row>
        <table:table-row table:style-name="ro23">
          <table:table-cell office:value-type="float" office:value="5176476" calcext:value-type="float">
            <text:p>5176476</text:p>
          </table:table-cell>
          <table:table-cell office:value-type="string" calcext:value-type="string">
            <text:p>wterhaar@tudelft.nl</text:p>
          </table:table-cell>
          <table:table-cell office:value-type="string" calcext:value-type="string">
            <text:p>ter Haar</text:p>
          </table:table-cell>
          <table:table-cell office:value-type="string" calcext:value-type="string">
            <text:p>Wilbert</text:p>
          </table:table-cell>
          <table:table-cell office:value-type="string" calcext:value-type="string">
            <text:p>W.F.E.terHaar@student.tudelft.nl</text:p>
          </table:table-cell>
          <table:table-cell office:value-type="string" calcext:value-type="string">
            <text:p>Practical Assignment 72</text:p>
          </table:table-cell>
          <table:table-cell table:number-columns-repeated="1018"/>
        </table:table-row>
        <table:table-row table:style-name="ro23">
          <table:table-cell office:value-type="float" office:value="4355040" calcext:value-type="float">
            <text:p>4355040</text:p>
          </table:table-cell>
          <table:table-cell office:value-type="string" calcext:value-type="string">
            <text:p>kpasma@tudelft.nl</text:p>
          </table:table-cell>
          <table:table-cell office:value-type="string" calcext:value-type="string">
            <text:p>Pasma</text:p>
          </table:table-cell>
          <table:table-cell office:value-type="string" calcext:value-type="string">
            <text:p>Kenneth</text:p>
          </table:table-cell>
          <table:table-cell office:value-type="string" calcext:value-type="string">
            <text:p>K.C.Pasma@student.tudelft.nl</text:p>
          </table:table-cell>
          <table:table-cell office:value-type="string" calcext:value-type="string">
            <text:p>Practical Assignment 73</text:p>
          </table:table-cell>
          <table:table-cell table:number-columns-repeated="1018"/>
        </table:table-row>
        <table:table-row table:style-name="ro23">
          <table:table-cell office:value-type="float" office:value="4169778" calcext:value-type="float">
            <text:p>4169778</text:p>
          </table:table-cell>
          <table:table-cell office:value-type="string" calcext:value-type="string">
            <text:p>wrkok@tudelft.nl</text:p>
          </table:table-cell>
          <table:table-cell office:value-type="string" calcext:value-type="string">
            <text:p>Kok</text:p>
          </table:table-cell>
          <table:table-cell office:value-type="string" calcext:value-type="string">
            <text:p>wouter</text:p>
          </table:table-cell>
          <table:table-cell office:value-type="string" calcext:value-type="string">
            <text:p>W.R.Kok@student.tudelft.nl</text:p>
          </table:table-cell>
          <table:table-cell office:value-type="string" calcext:value-type="string">
            <text:p>Practical Assignment 73</text:p>
          </table:table-cell>
          <table:table-cell table:number-columns-repeated="1018"/>
        </table:table-row>
        <table:table-row table:style-name="ro23">
          <table:table-cell office:value-type="float" office:value="4451805" calcext:value-type="float">
            <text:p>4451805</text:p>
          </table:table-cell>
          <table:table-cell office:value-type="string" calcext:value-type="string">
            <text:p>pdenarie@tudelft.nl</text:p>
          </table:table-cell>
          <table:table-cell office:value-type="string" calcext:value-type="string">
            <text:p>Denarié</text:p>
          </table:table-cell>
          <table:table-cell office:value-type="string" calcext:value-type="string">
            <text:p>Pierre-Antoine</text:p>
          </table:table-cell>
          <table:table-cell office:value-type="string" calcext:value-type="string">
            <text:p>P.Denarie@student.tudelft.nl</text:p>
          </table:table-cell>
          <table:table-cell office:value-type="string" calcext:value-type="string">
            <text:p>Practical Assignment 74</text:p>
          </table:table-cell>
          <table:table-cell table:number-columns-repeated="1018"/>
        </table:table-row>
        <table:table-row table:style-name="ro23">
          <table:table-cell office:value-type="float" office:value="5425727" calcext:value-type="float">
            <text:p>5425727</text:p>
          </table:table-cell>
          <table:table-cell office:value-type="string" calcext:value-type="string">
            <text:p>mkockelkoren@tudelft.nl</text:p>
          </table:table-cell>
          <table:table-cell office:value-type="string" calcext:value-type="string">
            <text:p>Kockelkoren</text:p>
          </table:table-cell>
          <table:table-cell office:value-type="string" calcext:value-type="string">
            <text:p>Michiel</text:p>
          </table:table-cell>
          <table:table-cell office:value-type="string" calcext:value-type="string">
            <text:p>M.M.W.Kockelkoren@student.tudelft.nl</text:p>
          </table:table-cell>
          <table:table-cell office:value-type="string" calcext:value-type="string">
            <text:p>Practical Assignment 74</text:p>
          </table:table-cell>
          <table:table-cell table:number-columns-repeated="1018"/>
        </table:table-row>
        <table:table-row table:style-name="ro23">
          <table:table-cell office:value-type="float" office:value="4364597" calcext:value-type="float">
            <text:p>4364597</text:p>
          </table:table-cell>
          <table:table-cell office:value-type="string" calcext:value-type="string">
            <text:p>bswens@tudelft.nl</text:p>
          </table:table-cell>
          <table:table-cell office:value-type="string" calcext:value-type="string">
            <text:p>Swens</text:p>
          </table:table-cell>
          <table:table-cell office:value-type="string" calcext:value-type="string">
            <text:p>Bart</text:p>
          </table:table-cell>
          <table:table-cell office:value-type="string" calcext:value-type="string">
            <text:p>B.A.Swens@student.tudelft.nl</text:p>
          </table:table-cell>
          <table:table-cell office:value-type="string" calcext:value-type="string">
            <text:p>Practical Assignment 75</text:p>
          </table:table-cell>
          <table:table-cell table:number-columns-repeated="1018"/>
        </table:table-row>
        <table:table-row table:style-name="ro23">
          <table:table-cell office:value-type="float" office:value="4362152" calcext:value-type="float">
            <text:p>4362152</text:p>
          </table:table-cell>
          <table:table-cell office:value-type="string" calcext:value-type="string">
            <text:p>phassan@tudelft.nl</text:p>
          </table:table-cell>
          <table:table-cell office:value-type="string" calcext:value-type="string">
            <text:p>Hassan</text:p>
          </table:table-cell>
          <table:table-cell office:value-type="string" calcext:value-type="string">
            <text:p>Pepijn</text:p>
          </table:table-cell>
          <table:table-cell office:value-type="string" calcext:value-type="string">
            <text:p>F.P.Hassan@student.tudelft.nl</text:p>
          </table:table-cell>
          <table:table-cell office:value-type="string" calcext:value-type="string">
            <text:p>Practical Assignment 75</text:p>
          </table:table-cell>
          <table:table-cell table:number-columns-repeated="1018"/>
        </table:table-row>
        <table:table-row table:style-name="ro23">
          <table:table-cell office:value-type="float" office:value="4561465" calcext:value-type="float">
            <text:p>4561465</text:p>
          </table:table-cell>
          <table:table-cell office:value-type="string" calcext:value-type="string">
            <text:p>dschoon@tudelft.nl</text:p>
          </table:table-cell>
          <table:table-cell office:value-type="string" calcext:value-type="string">
            <text:p>Schoon</text:p>
          </table:table-cell>
          <table:table-cell office:value-type="string" calcext:value-type="string">
            <text:p>Daam</text:p>
          </table:table-cell>
          <table:table-cell office:value-type="string" calcext:value-type="string">
            <text:p>A.D.P.Schoon@student.tudelft.nl</text:p>
          </table:table-cell>
          <table:table-cell office:value-type="string" calcext:value-type="string">
            <text:p>Practical Assignment 76</text:p>
          </table:table-cell>
          <table:table-cell table:number-columns-repeated="1018"/>
        </table:table-row>
        <table:table-row table:style-name="ro23">
          <table:table-cell office:value-type="float" office:value="4488636" calcext:value-type="float">
            <text:p>4488636</text:p>
          </table:table-cell>
          <table:table-cell office:value-type="string" calcext:value-type="string">
            <text:p>vguillet@tudelft.nl</text:p>
          </table:table-cell>
          <table:table-cell office:value-type="string" calcext:value-type="string">
            <text:p>Guillet</text:p>
          </table:table-cell>
          <table:table-cell office:value-type="string" calcext:value-type="string">
            <text:p>Victor</text:p>
          </table:table-cell>
          <table:table-cell office:value-type="string" calcext:value-type="string">
            <text:p>V.Y.C.M.Guillet@student.tudelft.nl</text:p>
          </table:table-cell>
          <table:table-cell office:value-type="string" calcext:value-type="string">
            <text:p>Practical Assignment 76</text:p>
          </table:table-cell>
          <table:table-cell table:number-columns-repeated="1018"/>
        </table:table-row>
        <table:table-row table:style-name="ro23">
          <table:table-cell office:value-type="float" office:value="5180821" calcext:value-type="float">
            <text:p>5180821</text:p>
          </table:table-cell>
          <table:table-cell office:value-type="string" calcext:value-type="string">
            <text:p>stvanvliet@tudelft.nl</text:p>
          </table:table-cell>
          <table:table-cell office:value-type="string" calcext:value-type="string">
            <text:p>van Vliet</text:p>
          </table:table-cell>
          <table:table-cell office:value-type="string" calcext:value-type="string">
            <text:p>Sjoerd</text:p>
          </table:table-cell>
          <table:table-cell office:value-type="string" calcext:value-type="string">
            <text:p>S.T.vanVliet@student.tudelft.nl</text:p>
          </table:table-cell>
          <table:table-cell office:value-type="string" calcext:value-type="string">
            <text:p>Practical Assignment 77</text:p>
          </table:table-cell>
          <table:table-cell table:number-columns-repeated="1018"/>
        </table:table-row>
        <table:table-row table:style-name="ro23">
          <table:table-cell office:value-type="float" office:value="5185734" calcext:value-type="float">
            <text:p>5185734</text:p>
          </table:table-cell>
          <table:table-cell office:value-type="string" calcext:value-type="string">
            <text:p>sjlvaneeden@tudelft.nl</text:p>
          </table:table-cell>
          <table:table-cell office:value-type="string" calcext:value-type="string">
            <text:p>van Eeden</text:p>
          </table:table-cell>
          <table:table-cell office:value-type="string" calcext:value-type="string">
            <text:p>Simon</text:p>
          </table:table-cell>
          <table:table-cell office:value-type="string" calcext:value-type="string">
            <text:p>S.J.L.vanEeden@student.tudelft.nl</text:p>
          </table:table-cell>
          <table:table-cell office:value-type="string" calcext:value-type="string">
            <text:p>Practical Assignment 77</text:p>
          </table:table-cell>
          <table:table-cell table:number-columns-repeated="1018"/>
        </table:table-row>
        <table:table-row table:style-name="ro23">
          <table:table-cell office:value-type="float" office:value="4920104" calcext:value-type="float">
            <text:p>4920104</text:p>
          </table:table-cell>
          <table:table-cell office:value-type="string" calcext:value-type="string">
            <text:p>chenyaowang@tudelft.nl</text:p>
          </table:table-cell>
          <table:table-cell office:value-type="string" calcext:value-type="string">
            <text:p>Wang</text:p>
          </table:table-cell>
          <table:table-cell office:value-type="string" calcext:value-type="string">
            <text:p>Chenyao</text:p>
          </table:table-cell>
          <table:table-cell office:value-type="string" calcext:value-type="string">
            <text:p>C.Wang-19@student.tudelft.nl</text:p>
          </table:table-cell>
          <table:table-cell office:value-type="string" calcext:value-type="string">
            <text:p>Practical Assignment 78</text:p>
          </table:table-cell>
          <table:table-cell table:number-columns-repeated="1018"/>
        </table:table-row>
        <table:table-row table:style-name="ro23">
          <table:table-cell office:value-type="float" office:value="5290333" calcext:value-type="float">
            <text:p>5290333</text:p>
          </table:table-cell>
          <table:table-cell office:value-type="string" calcext:value-type="string">
            <text:p>fchengmingfeng@tudelft.nl</text:p>
          </table:table-cell>
          <table:table-cell office:value-type="string" calcext:value-type="string">
            <text:p>Feng</text:p>
          </table:table-cell>
          <table:table-cell office:value-type="string" calcext:value-type="string">
            <text:p>Chengming</text:p>
          </table:table-cell>
          <table:table-cell office:value-type="string" calcext:value-type="string">
            <text:p>C.Feng-4@student.tudelft.nl</text:p>
          </table:table-cell>
          <table:table-cell office:value-type="string" calcext:value-type="string">
            <text:p>Practical Assignment 78</text:p>
          </table:table-cell>
          <table:table-cell table:number-columns-repeated="1018"/>
        </table:table-row>
        <table:table-row table:style-name="ro23">
          <table:table-cell office:value-type="float" office:value="4488148" calcext:value-type="float">
            <text:p>4488148</text:p>
          </table:table-cell>
          <table:table-cell office:value-type="string" calcext:value-type="string">
            <text:p>wjspek@tudelft.nl</text:p>
          </table:table-cell>
          <table:table-cell office:value-type="string" calcext:value-type="string">
            <text:p>Spek</text:p>
          </table:table-cell>
          <table:table-cell office:value-type="string" calcext:value-type="string">
            <text:p>Wouter</text:p>
          </table:table-cell>
          <table:table-cell office:value-type="string" calcext:value-type="string">
            <text:p>W.J.Spek@student.tudelft.nl</text:p>
          </table:table-cell>
          <table:table-cell office:value-type="string" calcext:value-type="string">
            <text:p>Practical Assignment 79</text:p>
          </table:table-cell>
          <table:table-cell table:number-columns-repeated="1018"/>
        </table:table-row>
        <table:table-row table:style-name="ro23">
          <table:table-cell office:value-type="float" office:value="5140196" calcext:value-type="float">
            <text:p>5140196</text:p>
          </table:table-cell>
          <table:table-cell office:value-type="string" calcext:value-type="string">
            <text:p>tnagyzambo@tudelft.nl</text:p>
          </table:table-cell>
          <table:table-cell office:value-type="string" calcext:value-type="string">
            <text:p>Nagy Zámbó</text:p>
          </table:table-cell>
          <table:table-cell office:value-type="string" calcext:value-type="string">
            <text:p>Tamás</text:p>
          </table:table-cell>
          <table:table-cell office:value-type="string" calcext:value-type="string">
            <text:p>T.NagyZambo@student.tudelft.nl</text:p>
          </table:table-cell>
          <table:table-cell office:value-type="string" calcext:value-type="string">
            <text:p>Practical Assignment 79</text:p>
          </table:table-cell>
          <table:table-cell table:number-columns-repeated="1018"/>
        </table:table-row>
        <table:table-row table:style-name="ro23">
          <table:table-cell office:value-type="float" office:value="5293995" calcext:value-type="float">
            <text:p>5293995</text:p>
          </table:table-cell>
          <table:table-cell office:value-type="string" calcext:value-type="string">
            <text:p>changruiliu@tudelft.nl</text:p>
          </table:table-cell>
          <table:table-cell office:value-type="string" calcext:value-type="string">
            <text:p>Liu</text:p>
          </table:table-cell>
          <table:table-cell office:value-type="string" calcext:value-type="string">
            <text:p>Changrui</text:p>
          </table:table-cell>
          <table:table-cell office:value-type="string" calcext:value-type="string">
            <text:p>C.Liu-31@student.tudelft.nl</text:p>
          </table:table-cell>
          <table:table-cell office:value-type="string" calcext:value-type="string">
            <text:p>Practical Assignment 80</text:p>
          </table:table-cell>
          <table:table-cell table:number-columns-repeated="1018"/>
        </table:table-row>
        <table:table-row table:style-name="ro23">
          <table:table-cell office:value-type="float" office:value="5278066" calcext:value-type="float">
            <text:p>5278066</text:p>
          </table:table-cell>
          <table:table-cell office:value-type="string" calcext:value-type="string">
            <text:p>huaminliu@tudelft.nl</text:p>
          </table:table-cell>
          <table:table-cell office:value-type="string" calcext:value-type="string">
            <text:p>Liu</text:p>
          </table:table-cell>
          <table:table-cell office:value-type="string" calcext:value-type="string">
            <text:p>Huamin</text:p>
          </table:table-cell>
          <table:table-cell office:value-type="string" calcext:value-type="string">
            <text:p>H.Liu-15@student.tudelft.nl</text:p>
          </table:table-cell>
          <table:table-cell office:value-type="string" calcext:value-type="string">
            <text:p>Practical Assignment 80</text:p>
          </table:table-cell>
          <table:table-cell table:number-columns-repeated="1018"/>
        </table:table-row>
        <table:table-row table:style-name="ro24" table:number-rows-repeated="1048413">
          <table:table-cell table:number-columns-repeated="1024"/>
        </table:table-row>
        <table:table-row table:style-name="ro24">
          <table:table-cell table:number-columns-repeated="1024"/>
        </table:table-row>
      </table:table>
      <table:table table:name="Sheet5" table:style-name="ta5">
        <office:forms form:automatic-focus="false" form:apply-design-mode="false"/>
        <table:table-column table:style-name="co8" table:number-columns-repeated="1024" table:default-cell-style-name="ce30"/>
        <table:table-row table:style-name="ro24">
          <table:table-cell/>
          <table:table-cell office:value-type="string" calcext:value-type="string">
            <text:p>Q1</text:p>
          </table:table-cell>
          <table:table-cell office:value-type="string" calcext:value-type="string">
            <text:p>Q2</text:p>
          </table:table-cell>
          <table:table-cell office:value-type="string" calcext:value-type="string">
            <text:p>Q3</text:p>
          </table:table-cell>
          <table:table-cell office:value-type="string" calcext:value-type="string">
            <text:p>Q3+</text:p>
          </table:table-cell>
          <table:table-cell office:value-type="string" calcext:value-type="string">
            <text:p>BONUS</text:p>
          </table:table-cell>
          <table:table-cell office:value-type="string" calcext:value-type="string">
            <text:p>Report</text:p>
          </table:table-cell>
          <table:table-cell table:number-columns-repeated="1017"/>
        </table:table-row>
        <table:table-row table:style-name="ro24">
          <table:table-cell table:number-columns-repeated="1024"/>
        </table:table-row>
        <table:table-row table:style-name="ro23">
          <table:table-cell table:style-name="ce75" office:value-type="float" office:value="1" calcext:value-type="float" table:number-columns-spanned="1" table:number-rows-spanned="2">
            <text:p>1</text:p>
          </table:table-cell>
          <table:table-cell table:formula="of:=[$'Detailed Results'.$E$22]" office:value-type="float" office:value="14" calcext:value-type="float">
            <text:p>14</text:p>
          </table:table-cell>
          <table:table-cell table:formula="of:=[$'Detailed Results'.$E$47]" office:value-type="float" office:value="19" calcext:value-type="float">
            <text:p>19</text:p>
          </table:table-cell>
          <table:table-cell table:formula="of:=[$'Detailed Results'.$E$65]" office:value-type="float" office:value="30.5" calcext:value-type="float">
            <text:p>30.5</text:p>
          </table:table-cell>
          <table:table-cell table:formula="of:=[$'Detailed Results'.$E$72]" office:value-type="float" office:value="4" calcext:value-type="float">
            <text:p>4</text:p>
          </table:table-cell>
          <table:table-cell office:value-type="float" office:value="0" calcext:value-type="float">
            <text:p>0</text:p>
          </table:table-cell>
          <table:table-cell table:formula="of:=[$'Detailed Results'.$E$89]" office:value-type="float" office:value="9.2" calcext:value-type="float">
            <text:p>9.2</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2" calcext:value-type="float" table:number-columns-spanned="1" table:number-rows-spanned="2">
            <text:p>2</text:p>
          </table:table-cell>
          <table:table-cell table:formula="of:=[$'Detailed Results'.$F$22]" office:value-type="float" office:value="21" calcext:value-type="float">
            <text:p>21</text:p>
          </table:table-cell>
          <table:table-cell table:formula="of:=[$'Detailed Results'.$F$47]" office:value-type="float" office:value="19" calcext:value-type="float">
            <text:p>19</text:p>
          </table:table-cell>
          <table:table-cell table:formula="of:=[$'Detailed Results'.$F$65]" office:value-type="float" office:value="29" calcext:value-type="float">
            <text:p>29</text:p>
          </table:table-cell>
          <table:table-cell table:formula="of:=[$'Detailed Results'.$F$72]" office:value-type="float" office:value="7" calcext:value-type="float">
            <text:p>7</text:p>
          </table:table-cell>
          <table:table-cell office:value-type="float" office:value="0" calcext:value-type="float">
            <text:p>0</text:p>
          </table:table-cell>
          <table:table-cell table:formula="of:=[$'Detailed Results'.$F$89]" office:value-type="float" office:value="8.4" calcext:value-type="float">
            <text:p>8.4</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3" calcext:value-type="float" table:number-columns-spanned="1" table:number-rows-spanned="2">
            <text:p>3</text:p>
          </table:table-cell>
          <table:table-cell table:formula="of:=[$'Detailed Results'.$G$22]" office:value-type="float" office:value="19" calcext:value-type="float">
            <text:p>19</text:p>
          </table:table-cell>
          <table:table-cell table:formula="of:=[$'Detailed Results'.$G$47]" office:value-type="float" office:value="19" calcext:value-type="float">
            <text:p>19</text:p>
          </table:table-cell>
          <table:table-cell table:formula="of:=[$'Detailed Results'.$G$65]" office:value-type="float" office:value="32" calcext:value-type="float">
            <text:p>32</text:p>
          </table:table-cell>
          <table:table-cell table:formula="of:=[$'Detailed Results'.$G$72]" office:value-type="float" office:value="10" calcext:value-type="float">
            <text:p>10</text:p>
          </table:table-cell>
          <table:table-cell office:value-type="float" office:value="0" calcext:value-type="float">
            <text:p>0</text:p>
          </table:table-cell>
          <table:table-cell table:formula="of:=[$'Detailed Results'.$G$89]" office:value-type="float" office:value="9.8" calcext:value-type="float">
            <text:p>9.8</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4" calcext:value-type="float" table:number-columns-spanned="1" table:number-rows-spanned="2">
            <text:p>4</text:p>
          </table:table-cell>
          <table:table-cell table:formula="of:=[$'Detailed Results'.$H$22]" office:value-type="float" office:value="19" calcext:value-type="float">
            <text:p>19</text:p>
          </table:table-cell>
          <table:table-cell table:formula="of:=[$'Detailed Results'.$H$47]" office:value-type="float" office:value="16.5" calcext:value-type="float">
            <text:p>16.5</text:p>
          </table:table-cell>
          <table:table-cell table:formula="of:=[$'Detailed Results'.$H$65]" office:value-type="float" office:value="29" calcext:value-type="float">
            <text:p>29</text:p>
          </table:table-cell>
          <table:table-cell table:formula="of:=[$'Detailed Results'.$H$72]" office:value-type="float" office:value="5" calcext:value-type="float">
            <text:p>5</text:p>
          </table:table-cell>
          <table:table-cell office:value-type="float" office:value="0" calcext:value-type="float">
            <text:p>0</text:p>
          </table:table-cell>
          <table:table-cell table:formula="of:=[$'Detailed Results'.$H$89]" office:value-type="float" office:value="10" calcext:value-type="float">
            <text:p>10</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5" calcext:value-type="float" table:number-columns-spanned="1" table:number-rows-spanned="2">
            <text:p>5</text:p>
          </table:table-cell>
          <table:table-cell table:formula="of:=[$'Detailed Results'.$I$22]" office:value-type="float" office:value="21" calcext:value-type="float">
            <text:p>21</text:p>
          </table:table-cell>
          <table:table-cell table:formula="of:=[$'Detailed Results'.$I$47]" office:value-type="float" office:value="19" calcext:value-type="float">
            <text:p>19</text:p>
          </table:table-cell>
          <table:table-cell table:formula="of:=[$'Detailed Results'.$I$65]" office:value-type="float" office:value="28.5" calcext:value-type="float">
            <text:p>28.5</text:p>
          </table:table-cell>
          <table:table-cell table:formula="of:=[$'Detailed Results'.$I$72]" office:value-type="float" office:value="9" calcext:value-type="float">
            <text:p>9</text:p>
          </table:table-cell>
          <table:table-cell office:value-type="float" office:value="0" calcext:value-type="float">
            <text:p>0</text:p>
          </table:table-cell>
          <table:table-cell table:formula="of:=[$'Detailed Results'.$I$89]" office:value-type="float" office:value="9.3" calcext:value-type="float">
            <text:p>9.3</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6" calcext:value-type="float" table:number-columns-spanned="1" table:number-rows-spanned="2">
            <text:p>6</text:p>
          </table:table-cell>
          <table:table-cell table:formula="of:=[$'Detailed Results'.$J$22]" office:value-type="float" office:value="19" calcext:value-type="float">
            <text:p>19</text:p>
          </table:table-cell>
          <table:table-cell table:formula="of:=[$'Detailed Results'.$J$47]" office:value-type="float" office:value="19" calcext:value-type="float">
            <text:p>19</text:p>
          </table:table-cell>
          <table:table-cell table:formula="of:=[$'Detailed Results'.$J$65]" office:value-type="float" office:value="32" calcext:value-type="float">
            <text:p>32</text:p>
          </table:table-cell>
          <table:table-cell table:formula="of:=[$'Detailed Results'.$J$72]" office:value-type="float" office:value="7" calcext:value-type="float">
            <text:p>7</text:p>
          </table:table-cell>
          <table:table-cell office:value-type="float" office:value="0" calcext:value-type="float">
            <text:p>0</text:p>
          </table:table-cell>
          <table:table-cell table:formula="of:=[$'Detailed Results'.$J$89]" office:value-type="float" office:value="8.3" calcext:value-type="float">
            <text:p>8.3</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7" calcext:value-type="float" table:number-columns-spanned="1" table:number-rows-spanned="2">
            <text:p>7</text:p>
          </table:table-cell>
          <table:table-cell table:formula="of:=[$'Detailed Results'.$K$22]" office:value-type="float" office:value="19" calcext:value-type="float">
            <text:p>19</text:p>
          </table:table-cell>
          <table:table-cell table:formula="of:=[$'Detailed Results'.$K$47]" office:value-type="float" office:value="2" calcext:value-type="float">
            <text:p>2</text:p>
          </table:table-cell>
          <table:table-cell table:formula="of:=[$'Detailed Results'.$K$65]" office:value-type="float" office:value="32.5" calcext:value-type="float">
            <text:p>32.5</text:p>
          </table:table-cell>
          <table:table-cell table:formula="of:=[$'Detailed Results'.$K$72]" office:value-type="float" office:value="10" calcext:value-type="float">
            <text:p>10</text:p>
          </table:table-cell>
          <table:table-cell table:style-name="ce41" office:value-type="float" office:value="4" calcext:value-type="float">
            <text:p>4</text:p>
          </table:table-cell>
          <table:table-cell table:formula="of:=[$'Detailed Results'.$K$89]" office:value-type="float" office:value="7.5" calcext:value-type="float">
            <text:p>7.5</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8" calcext:value-type="float" table:number-columns-spanned="1" table:number-rows-spanned="2">
            <text:p>8</text:p>
          </table:table-cell>
          <table:table-cell table:formula="of:=[$'Detailed Results'.$L$22]" office:value-type="float" office:value="15" calcext:value-type="float">
            <text:p>15</text:p>
          </table:table-cell>
          <table:table-cell table:formula="of:=[$'Detailed Results'.$L$47]" office:value-type="float" office:value="19" calcext:value-type="float">
            <text:p>19</text:p>
          </table:table-cell>
          <table:table-cell table:formula="of:=[$'Detailed Results'.$L$65]" office:value-type="float" office:value="28.5" calcext:value-type="float">
            <text:p>28.5</text:p>
          </table:table-cell>
          <table:table-cell table:formula="of:=[$'Detailed Results'.$L$72]" office:value-type="float" office:value="10" calcext:value-type="float">
            <text:p>10</text:p>
          </table:table-cell>
          <table:table-cell table:style-name="ce41" office:value-type="float" office:value="8" calcext:value-type="float">
            <text:p>8</text:p>
          </table:table-cell>
          <table:table-cell table:formula="of:=[$'Detailed Results'.$L$89]" office:value-type="float" office:value="7.4" calcext:value-type="float">
            <text:p>7.4</text:p>
          </table:table-cell>
          <table:table-cell table:number-columns-repeated="1017"/>
        </table:table-row>
        <table:table-row table:style-name="ro23">
          <table:covered-table-cell table:style-name="ce186"/>
          <table:table-cell table:number-columns-repeated="15"/>
          <table:table-cell office:value-type="string" calcext:value-type="string">
            <text:p>`</text:p>
          </table:table-cell>
          <table:table-cell table:number-columns-repeated="1007"/>
        </table:table-row>
        <table:table-row table:style-name="ro23">
          <table:table-cell table:style-name="ce75" office:value-type="float" office:value="9" calcext:value-type="float" table:number-columns-spanned="1" table:number-rows-spanned="2">
            <text:p>9</text:p>
          </table:table-cell>
          <table:table-cell table:formula="of:=[$'Detailed Results'.$M$22]" office:value-type="float" office:value="18" calcext:value-type="float">
            <text:p>18</text:p>
          </table:table-cell>
          <table:table-cell table:formula="of:=[$'Detailed Results'.$M$47]" office:value-type="float" office:value="19" calcext:value-type="float">
            <text:p>19</text:p>
          </table:table-cell>
          <table:table-cell table:formula="of:=[$'Detailed Results'.$M$65]" office:value-type="float" office:value="31" calcext:value-type="float">
            <text:p>31</text:p>
          </table:table-cell>
          <table:table-cell table:formula="of:=[$'Detailed Results'.$M$72]" office:value-type="float" office:value="10" calcext:value-type="float">
            <text:p>10</text:p>
          </table:table-cell>
          <table:table-cell office:value-type="float" office:value="0" calcext:value-type="float">
            <text:p>0</text:p>
          </table:table-cell>
          <table:table-cell table:formula="of:=[$'Detailed Results'.$M$89]" office:value-type="float" office:value="8.8" calcext:value-type="float">
            <text:p>8.8</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10" calcext:value-type="float" table:number-columns-spanned="1" table:number-rows-spanned="2">
            <text:p>10</text:p>
          </table:table-cell>
          <table:table-cell table:formula="of:=[$'Detailed Results'.$N$22]" office:value-type="float" office:value="21" calcext:value-type="float">
            <text:p>21</text:p>
          </table:table-cell>
          <table:table-cell table:formula="of:=[$'Detailed Results'.$N$47]" office:value-type="float" office:value="19" calcext:value-type="float">
            <text:p>19</text:p>
          </table:table-cell>
          <table:table-cell table:formula="of:=[$'Detailed Results'.$N$65]" office:value-type="float" office:value="28" calcext:value-type="float">
            <text:p>28</text:p>
          </table:table-cell>
          <table:table-cell table:formula="of:=[$'Detailed Results'.$N$72]" office:value-type="float" office:value="10" calcext:value-type="float">
            <text:p>10</text:p>
          </table:table-cell>
          <table:table-cell office:value-type="float" office:value="0" calcext:value-type="float">
            <text:p>0</text:p>
          </table:table-cell>
          <table:table-cell table:formula="of:=[$'Detailed Results'.$N$89]" office:value-type="float" office:value="9.8" calcext:value-type="float">
            <text:p>9.8</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11" calcext:value-type="float" table:number-columns-spanned="1" table:number-rows-spanned="2">
            <text:p>11</text:p>
          </table:table-cell>
          <table:table-cell table:formula="of:=[$'Detailed Results'.$O$22]" office:value-type="float" office:value="18" calcext:value-type="float">
            <text:p>18</text:p>
          </table:table-cell>
          <table:table-cell table:formula="of:=[$'Detailed Results'.$O$47]" office:value-type="float" office:value="17" calcext:value-type="float">
            <text:p>17</text:p>
          </table:table-cell>
          <table:table-cell table:formula="of:=[$'Detailed Results'.$O$65]" office:value-type="float" office:value="35" calcext:value-type="float">
            <text:p>35</text:p>
          </table:table-cell>
          <table:table-cell table:formula="of:=[$'Detailed Results'.$O$72]" office:value-type="float" office:value="9" calcext:value-type="float">
            <text:p>9</text:p>
          </table:table-cell>
          <table:table-cell office:value-type="float" office:value="0" calcext:value-type="float">
            <text:p>0</text:p>
          </table:table-cell>
          <table:table-cell table:formula="of:=[$'Detailed Results'.$O$89]" office:value-type="float" office:value="9.1" calcext:value-type="float">
            <text:p>9.1</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12" calcext:value-type="float" table:number-columns-spanned="1" table:number-rows-spanned="2">
            <text:p>12</text:p>
          </table:table-cell>
          <table:table-cell table:formula="of:=[$'Detailed Results'.$P$22]" office:value-type="float" office:value="19" calcext:value-type="float">
            <text:p>19</text:p>
          </table:table-cell>
          <table:table-cell table:formula="of:=[$'Detailed Results'.$P$47]" office:value-type="float" office:value="18" calcext:value-type="float">
            <text:p>18</text:p>
          </table:table-cell>
          <table:table-cell table:formula="of:=[$'Detailed Results'.$P$65]" office:value-type="float" office:value="24" calcext:value-type="float">
            <text:p>24</text:p>
          </table:table-cell>
          <table:table-cell table:formula="of:=[$'Detailed Results'.$P$72]" office:value-type="float" office:value="7" calcext:value-type="float">
            <text:p>7</text:p>
          </table:table-cell>
          <table:table-cell office:value-type="float" office:value="0" calcext:value-type="float">
            <text:p>0</text:p>
          </table:table-cell>
          <table:table-cell table:formula="of:=[$'Detailed Results'.$P$89]" office:value-type="float" office:value="9" calcext:value-type="float">
            <text:p>9</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13" calcext:value-type="float" table:number-columns-spanned="1" table:number-rows-spanned="2">
            <text:p>13</text:p>
          </table:table-cell>
          <table:table-cell table:formula="of:=[$'Detailed Results'.$Q$22]" office:value-type="float" office:value="18" calcext:value-type="float">
            <text:p>18</text:p>
          </table:table-cell>
          <table:table-cell table:formula="of:=[$'Detailed Results'.$Q$47]" office:value-type="float" office:value="19" calcext:value-type="float">
            <text:p>19</text:p>
          </table:table-cell>
          <table:table-cell table:formula="of:=[$'Detailed Results'.$Q$65]" office:value-type="float" office:value="33" calcext:value-type="float">
            <text:p>33</text:p>
          </table:table-cell>
          <table:table-cell table:formula="of:=[$'Detailed Results'.$Q$72]" office:value-type="float" office:value="7" calcext:value-type="float">
            <text:p>7</text:p>
          </table:table-cell>
          <table:table-cell office:value-type="float" office:value="0" calcext:value-type="float">
            <text:p>0</text:p>
          </table:table-cell>
          <table:table-cell table:formula="of:=[$'Detailed Results'.$Q$89]" office:value-type="float" office:value="9" calcext:value-type="float">
            <text:p>9</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14" calcext:value-type="float" table:number-columns-spanned="1" table:number-rows-spanned="2">
            <text:p>14</text:p>
          </table:table-cell>
          <table:table-cell table:formula="of:=[$'Detailed Results'.$R$22]" office:value-type="float" office:value="21" calcext:value-type="float">
            <text:p>21</text:p>
          </table:table-cell>
          <table:table-cell table:formula="of:=[$'Detailed Results'.$R$47]" office:value-type="float" office:value="19" calcext:value-type="float">
            <text:p>19</text:p>
          </table:table-cell>
          <table:table-cell table:formula="of:=[$'Detailed Results'.$R$65]" office:value-type="float" office:value="29.5" calcext:value-type="float">
            <text:p>29.5</text:p>
          </table:table-cell>
          <table:table-cell table:formula="of:=[$'Detailed Results'.$R$72]" office:value-type="float" office:value="5" calcext:value-type="float">
            <text:p>5</text:p>
          </table:table-cell>
          <table:table-cell office:value-type="float" office:value="0" calcext:value-type="float">
            <text:p>0</text:p>
          </table:table-cell>
          <table:table-cell table:formula="of:=[$'Detailed Results'.$R$89]" office:value-type="float" office:value="9.1" calcext:value-type="float">
            <text:p>9.1</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242" office:value-type="float" office:value="15" calcext:value-type="float" table:number-columns-spanned="1" table:number-rows-spanned="2">
            <text:p>15</text:p>
          </table:table-cell>
          <table:table-cell table:style-name="ce245" table:formula="of:=[$'Detailed Results'.$S$22]" office:value-type="float" office:value="0" calcext:value-type="float">
            <text:p>0</text:p>
          </table:table-cell>
          <table:table-cell table:style-name="ce245" table:formula="of:=[$'Detailed Results'.$S$47]" office:value-type="float" office:value="0" calcext:value-type="float">
            <text:p>0</text:p>
          </table:table-cell>
          <table:table-cell table:style-name="ce245" table:formula="of:=[$'Detailed Results'.$S$65]" office:value-type="float" office:value="0" calcext:value-type="float">
            <text:p>0</text:p>
          </table:table-cell>
          <table:table-cell table:style-name="ce245" table:formula="of:=[$'Detailed Results'.$S$72]" office:value-type="float" office:value="0" calcext:value-type="float">
            <text:p>0</text:p>
          </table:table-cell>
          <table:table-cell table:style-name="ce245" office:value-type="float" office:value="0" calcext:value-type="float">
            <text:p>0</text:p>
          </table:table-cell>
          <table:table-cell table:style-name="ce245" table:formula="of:=[$'Detailed Results'.$S$89]" office:value-type="float" office:value="0" calcext:value-type="float">
            <text:p>0</text:p>
          </table:table-cell>
          <table:table-cell table:number-columns-repeated="1017"/>
        </table:table-row>
        <table:table-row table:style-name="ro23">
          <table:covered-table-cell table:style-name="ce242"/>
          <table:table-cell table:style-name="ce245" table:number-columns-repeated="6"/>
          <table:table-cell table:number-columns-repeated="1017"/>
        </table:table-row>
        <table:table-row table:style-name="ro23">
          <table:table-cell table:style-name="ce75" office:value-type="float" office:value="16" calcext:value-type="float" table:number-columns-spanned="1" table:number-rows-spanned="2">
            <text:p>16</text:p>
          </table:table-cell>
          <table:table-cell table:formula="of:=[$'Detailed Results'.$T$22]" office:value-type="float" office:value="19" calcext:value-type="float">
            <text:p>19</text:p>
          </table:table-cell>
          <table:table-cell table:formula="of:=[$'Detailed Results'.$T$47]" office:value-type="float" office:value="19" calcext:value-type="float">
            <text:p>19</text:p>
          </table:table-cell>
          <table:table-cell table:formula="of:=[$'Detailed Results'.$T$65]" office:value-type="float" office:value="30.5" calcext:value-type="float">
            <text:p>30.5</text:p>
          </table:table-cell>
          <table:table-cell table:formula="of:=[$'Detailed Results'.$T$72]" office:value-type="float" office:value="9" calcext:value-type="float">
            <text:p>9</text:p>
          </table:table-cell>
          <table:table-cell office:value-type="float" office:value="0" calcext:value-type="float">
            <text:p>0</text:p>
          </table:table-cell>
          <table:table-cell table:formula="of:=[$'Detailed Results'.$T$89]" office:value-type="float" office:value="6.6" calcext:value-type="float">
            <text:p>6.6</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242" office:value-type="float" office:value="17" calcext:value-type="float" table:number-columns-spanned="1" table:number-rows-spanned="2">
            <text:p>17</text:p>
          </table:table-cell>
          <table:table-cell table:style-name="ce245" table:formula="of:=[$'Detailed Results'.$U$22]" office:value-type="float" office:value="0" calcext:value-type="float">
            <text:p>0</text:p>
          </table:table-cell>
          <table:table-cell table:style-name="ce245" table:formula="of:=[$'Detailed Results'.$U$47]" office:value-type="float" office:value="0" calcext:value-type="float">
            <text:p>0</text:p>
          </table:table-cell>
          <table:table-cell table:style-name="ce245" table:formula="of:=[$'Detailed Results'.$U$65]" office:value-type="float" office:value="0" calcext:value-type="float">
            <text:p>0</text:p>
          </table:table-cell>
          <table:table-cell table:style-name="ce245" table:formula="of:=[$'Detailed Results'.$U$72]" office:value-type="float" office:value="0" calcext:value-type="float">
            <text:p>0</text:p>
          </table:table-cell>
          <table:table-cell table:style-name="ce245" office:value-type="float" office:value="0" calcext:value-type="float">
            <text:p>0</text:p>
          </table:table-cell>
          <table:table-cell table:style-name="ce245" table:formula="of:=[$'Detailed Results'.$U$89]" office:value-type="float" office:value="0" calcext:value-type="float">
            <text:p>0</text:p>
          </table:table-cell>
          <table:table-cell table:number-columns-repeated="1017"/>
        </table:table-row>
        <table:table-row table:style-name="ro23">
          <table:covered-table-cell table:style-name="ce242"/>
          <table:table-cell table:style-name="ce245" table:number-columns-repeated="6"/>
          <table:table-cell table:number-columns-repeated="1017"/>
        </table:table-row>
        <table:table-row table:style-name="ro23">
          <table:table-cell table:style-name="ce75" office:value-type="float" office:value="18" calcext:value-type="float" table:number-columns-spanned="1" table:number-rows-spanned="2">
            <text:p>18</text:p>
          </table:table-cell>
          <table:table-cell table:formula="of:=[$'Detailed Results'.$V$22]" office:value-type="float" office:value="21" calcext:value-type="float">
            <text:p>21</text:p>
          </table:table-cell>
          <table:table-cell table:formula="of:=[$'Detailed Results'.$V$47]" office:value-type="float" office:value="18.5" calcext:value-type="float">
            <text:p>18.5</text:p>
          </table:table-cell>
          <table:table-cell table:formula="of:=[$'Detailed Results'.$V$65]" office:value-type="float" office:value="30" calcext:value-type="float">
            <text:p>30</text:p>
          </table:table-cell>
          <table:table-cell table:formula="of:=[$'Detailed Results'.$V$72]" office:value-type="float" office:value="7" calcext:value-type="float">
            <text:p>7</text:p>
          </table:table-cell>
          <table:table-cell office:value-type="float" office:value="0" calcext:value-type="float">
            <text:p>0</text:p>
          </table:table-cell>
          <table:table-cell table:formula="of:=[$'Detailed Results'.$V$89]" office:value-type="float" office:value="7.4" calcext:value-type="float">
            <text:p>7.4</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19" calcext:value-type="float" table:number-columns-spanned="1" table:number-rows-spanned="2">
            <text:p>19</text:p>
          </table:table-cell>
          <table:table-cell table:formula="of:=[$'Detailed Results'.$W$22]" office:value-type="float" office:value="14.5" calcext:value-type="float">
            <text:p>14.5</text:p>
          </table:table-cell>
          <table:table-cell table:formula="of:=[$'Detailed Results'.$W$47]" office:value-type="float" office:value="19" calcext:value-type="float">
            <text:p>19</text:p>
          </table:table-cell>
          <table:table-cell table:formula="of:=[$'Detailed Results'.$W$65]" office:value-type="float" office:value="20.5" calcext:value-type="float">
            <text:p>20.5</text:p>
          </table:table-cell>
          <table:table-cell table:formula="of:=[$'Detailed Results'.$W$72]" office:value-type="float" office:value="8.5" calcext:value-type="float">
            <text:p>8.5</text:p>
          </table:table-cell>
          <table:table-cell office:value-type="float" office:value="0" calcext:value-type="float">
            <text:p>0</text:p>
          </table:table-cell>
          <table:table-cell table:formula="of:=[$'Detailed Results'.$W$89]" office:value-type="float" office:value="7.3" calcext:value-type="float">
            <text:p>7.3</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20" calcext:value-type="float" table:number-columns-spanned="1" table:number-rows-spanned="2">
            <text:p>20</text:p>
          </table:table-cell>
          <table:table-cell table:formula="of:=[$'Detailed Results'.$X$22]" office:value-type="float" office:value="19" calcext:value-type="float">
            <text:p>19</text:p>
          </table:table-cell>
          <table:table-cell table:formula="of:=[$'Detailed Results'.$X$47]" office:value-type="float" office:value="19" calcext:value-type="float">
            <text:p>19</text:p>
          </table:table-cell>
          <table:table-cell table:formula="of:=[$'Detailed Results'.$X$65]" office:value-type="float" office:value="35" calcext:value-type="float">
            <text:p>35</text:p>
          </table:table-cell>
          <table:table-cell table:formula="of:=[$'Detailed Results'.$X$72]" office:value-type="float" office:value="10" calcext:value-type="float">
            <text:p>10</text:p>
          </table:table-cell>
          <table:table-cell table:style-name="ce41" office:value-type="float" office:value="1" calcext:value-type="float">
            <text:p>1</text:p>
          </table:table-cell>
          <table:table-cell table:formula="of:=[$'Detailed Results'.$X$89]" office:value-type="float" office:value="8.5" calcext:value-type="float">
            <text:p>8.5</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21" calcext:value-type="float" table:number-columns-spanned="1" table:number-rows-spanned="2">
            <text:p>21</text:p>
          </table:table-cell>
          <table:table-cell table:formula="of:=[$'Detailed Results'.$Y$22]" office:value-type="float" office:value="20" calcext:value-type="float">
            <text:p>20</text:p>
          </table:table-cell>
          <table:table-cell table:formula="of:=[$'Detailed Results'.$Y$47]" office:value-type="float" office:value="16" calcext:value-type="float">
            <text:p>16</text:p>
          </table:table-cell>
          <table:table-cell table:formula="of:=[$'Detailed Results'.$Y$65]" office:value-type="float" office:value="35" calcext:value-type="float">
            <text:p>35</text:p>
          </table:table-cell>
          <table:table-cell table:formula="of:=[$'Detailed Results'.$Y$72]" office:value-type="float" office:value="10" calcext:value-type="float">
            <text:p>10</text:p>
          </table:table-cell>
          <table:table-cell office:value-type="float" office:value="0" calcext:value-type="float">
            <text:p>0</text:p>
          </table:table-cell>
          <table:table-cell table:formula="of:=[$'Detailed Results'.$Y$89]" office:value-type="float" office:value="8.3" calcext:value-type="float">
            <text:p>8.3</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22" calcext:value-type="float" table:number-columns-spanned="1" table:number-rows-spanned="2">
            <text:p>22</text:p>
          </table:table-cell>
          <table:table-cell table:formula="of:=[$'Detailed Results'.$Z$22]" office:value-type="float" office:value="21" calcext:value-type="float">
            <text:p>21</text:p>
          </table:table-cell>
          <table:table-cell table:formula="of:=[$'Detailed Results'.$Z$47]" office:value-type="float" office:value="19" calcext:value-type="float">
            <text:p>19</text:p>
          </table:table-cell>
          <table:table-cell table:formula="of:=[$'Detailed Results'.$Z$65]" office:value-type="float" office:value="35" calcext:value-type="float">
            <text:p>35</text:p>
          </table:table-cell>
          <table:table-cell table:formula="of:=[$'Detailed Results'.$Z$72]" office:value-type="float" office:value="10" calcext:value-type="float">
            <text:p>10</text:p>
          </table:table-cell>
          <table:table-cell office:value-type="float" office:value="0" calcext:value-type="float">
            <text:p>0</text:p>
          </table:table-cell>
          <table:table-cell table:formula="of:=[$'Detailed Results'.$Z$89]" office:value-type="float" office:value="7.3" calcext:value-type="float">
            <text:p>7.3</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23" calcext:value-type="float" table:number-columns-spanned="1" table:number-rows-spanned="2">
            <text:p>23</text:p>
          </table:table-cell>
          <table:table-cell table:formula="of:=[$'Detailed Results'.$AA$22]" office:value-type="float" office:value="18" calcext:value-type="float">
            <text:p>18</text:p>
          </table:table-cell>
          <table:table-cell table:formula="of:=[$'Detailed Results'.$AA$47]" office:value-type="float" office:value="19" calcext:value-type="float">
            <text:p>19</text:p>
          </table:table-cell>
          <table:table-cell table:formula="of:=[$'Detailed Results'.$AA$65]" office:value-type="float" office:value="28.5" calcext:value-type="float">
            <text:p>28.5</text:p>
          </table:table-cell>
          <table:table-cell table:formula="of:=[$'Detailed Results'.$AA$72]" office:value-type="float" office:value="5" calcext:value-type="float">
            <text:p>5</text:p>
          </table:table-cell>
          <table:table-cell office:value-type="float" office:value="0" calcext:value-type="float">
            <text:p>0</text:p>
          </table:table-cell>
          <table:table-cell table:formula="of:=[$'Detailed Results'.$AA$89]" office:value-type="float" office:value="7.5" calcext:value-type="float">
            <text:p>7.5</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24" calcext:value-type="float" table:number-columns-spanned="1" table:number-rows-spanned="2">
            <text:p>24</text:p>
          </table:table-cell>
          <table:table-cell table:formula="of:=[$'Detailed Results'.$AB$22]" office:value-type="float" office:value="20" calcext:value-type="float">
            <text:p>20</text:p>
          </table:table-cell>
          <table:table-cell table:formula="of:=[$'Detailed Results'.$AB$47]" office:value-type="float" office:value="19" calcext:value-type="float">
            <text:p>19</text:p>
          </table:table-cell>
          <table:table-cell table:formula="of:=[$'Detailed Results'.$AB$65]" office:value-type="float" office:value="26.5" calcext:value-type="float">
            <text:p>26.5</text:p>
          </table:table-cell>
          <table:table-cell table:formula="of:=[$'Detailed Results'.$AB$72]" office:value-type="float" office:value="10" calcext:value-type="float">
            <text:p>10</text:p>
          </table:table-cell>
          <table:table-cell table:style-name="ce41" office:value-type="float" office:value="9" calcext:value-type="float">
            <text:p>9</text:p>
          </table:table-cell>
          <table:table-cell table:formula="of:=[$'Detailed Results'.$AB$89]" office:value-type="float" office:value="8" calcext:value-type="float">
            <text:p>8</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25" calcext:value-type="float" table:number-columns-spanned="1" table:number-rows-spanned="2">
            <text:p>25</text:p>
          </table:table-cell>
          <table:table-cell table:formula="of:=[$'Detailed Results'.$AC$22]" office:value-type="float" office:value="14.5" calcext:value-type="float">
            <text:p>14.5</text:p>
          </table:table-cell>
          <table:table-cell table:formula="of:=[$'Detailed Results'.$AC$47]" office:value-type="float" office:value="19" calcext:value-type="float">
            <text:p>19</text:p>
          </table:table-cell>
          <table:table-cell table:formula="of:=[$'Detailed Results'.$AC$65]" office:value-type="float" office:value="30" calcext:value-type="float">
            <text:p>30</text:p>
          </table:table-cell>
          <table:table-cell table:formula="of:=[$'Detailed Results'.$AC$72]" office:value-type="float" office:value="10" calcext:value-type="float">
            <text:p>10</text:p>
          </table:table-cell>
          <table:table-cell office:value-type="float" office:value="0" calcext:value-type="float">
            <text:p>0</text:p>
          </table:table-cell>
          <table:table-cell table:formula="of:=[$'Detailed Results'.$AC$89]" office:value-type="float" office:value="8.4" calcext:value-type="float">
            <text:p>8.4</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26" calcext:value-type="float" table:number-columns-spanned="1" table:number-rows-spanned="2">
            <text:p>26</text:p>
          </table:table-cell>
          <table:table-cell table:formula="of:=[$'Detailed Results'.$AD$22]" office:value-type="float" office:value="19" calcext:value-type="float">
            <text:p>19</text:p>
          </table:table-cell>
          <table:table-cell table:formula="of:=[$'Detailed Results'.$AD$47]" office:value-type="float" office:value="19" calcext:value-type="float">
            <text:p>19</text:p>
          </table:table-cell>
          <table:table-cell table:formula="of:=[$'Detailed Results'.$AD$65]" office:value-type="float" office:value="27" calcext:value-type="float">
            <text:p>27</text:p>
          </table:table-cell>
          <table:table-cell table:formula="of:=[$'Detailed Results'.$AD$72]" office:value-type="float" office:value="10" calcext:value-type="float">
            <text:p>10</text:p>
          </table:table-cell>
          <table:table-cell office:value-type="float" office:value="0" calcext:value-type="float">
            <text:p>0</text:p>
          </table:table-cell>
          <table:table-cell table:formula="of:=[$'Detailed Results'.$AD$89]" office:value-type="float" office:value="7" calcext:value-type="float">
            <text:p>7</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27" calcext:value-type="float" table:number-columns-spanned="1" table:number-rows-spanned="2">
            <text:p>27</text:p>
          </table:table-cell>
          <table:table-cell table:formula="of:=[$'Detailed Results'.$AE$22]" office:value-type="float" office:value="17" calcext:value-type="float">
            <text:p>17</text:p>
          </table:table-cell>
          <table:table-cell table:formula="of:=[$'Detailed Results'.$AE$47]" office:value-type="float" office:value="19" calcext:value-type="float">
            <text:p>19</text:p>
          </table:table-cell>
          <table:table-cell table:formula="of:=[$'Detailed Results'.$AE$65]" office:value-type="float" office:value="28" calcext:value-type="float">
            <text:p>28</text:p>
          </table:table-cell>
          <table:table-cell table:formula="of:=[$'Detailed Results'.$AE$72]" office:value-type="float" office:value="5" calcext:value-type="float">
            <text:p>5</text:p>
          </table:table-cell>
          <table:table-cell office:value-type="float" office:value="0" calcext:value-type="float">
            <text:p>0</text:p>
          </table:table-cell>
          <table:table-cell table:formula="of:=[$'Detailed Results'.$AE$89]" office:value-type="float" office:value="9.1" calcext:value-type="float">
            <text:p>9.1</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28" calcext:value-type="float" table:number-columns-spanned="1" table:number-rows-spanned="2">
            <text:p>28</text:p>
          </table:table-cell>
          <table:table-cell table:formula="of:=[$'Detailed Results'.$AF$22]" office:value-type="float" office:value="20" calcext:value-type="float">
            <text:p>20</text:p>
          </table:table-cell>
          <table:table-cell table:formula="of:=[$'Detailed Results'.$AF$47]" office:value-type="float" office:value="19" calcext:value-type="float">
            <text:p>19</text:p>
          </table:table-cell>
          <table:table-cell table:formula="of:=[$'Detailed Results'.$AF$65]" office:value-type="float" office:value="32.5" calcext:value-type="float">
            <text:p>32.5</text:p>
          </table:table-cell>
          <table:table-cell table:formula="of:=[$'Detailed Results'.$AF$72]" office:value-type="float" office:value="4" calcext:value-type="float">
            <text:p>4</text:p>
          </table:table-cell>
          <table:table-cell office:value-type="float" office:value="0" calcext:value-type="float">
            <text:p>0</text:p>
          </table:table-cell>
          <table:table-cell table:formula="of:=[$'Detailed Results'.$AF$89]" office:value-type="float" office:value="7.5" calcext:value-type="float">
            <text:p>7.5</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29" calcext:value-type="float" table:number-columns-spanned="1" table:number-rows-spanned="2">
            <text:p>29</text:p>
          </table:table-cell>
          <table:table-cell table:formula="of:=[$'Detailed Results'.$AG$22]" office:value-type="float" office:value="21" calcext:value-type="float">
            <text:p>21</text:p>
          </table:table-cell>
          <table:table-cell table:formula="of:=[$'Detailed Results'.$AG$47]" office:value-type="float" office:value="16" calcext:value-type="float">
            <text:p>16</text:p>
          </table:table-cell>
          <table:table-cell table:formula="of:=[$'Detailed Results'.$AG$65]" office:value-type="float" office:value="25" calcext:value-type="float">
            <text:p>25</text:p>
          </table:table-cell>
          <table:table-cell table:formula="of:=[$'Detailed Results'.$AG$72]" office:value-type="float" office:value="5" calcext:value-type="float">
            <text:p>5</text:p>
          </table:table-cell>
          <table:table-cell office:value-type="float" office:value="0" calcext:value-type="float">
            <text:p>0</text:p>
          </table:table-cell>
          <table:table-cell table:formula="of:=[$'Detailed Results'.$AG$89]" office:value-type="float" office:value="9.8" calcext:value-type="float">
            <text:p>9.8</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30" calcext:value-type="float" table:number-columns-spanned="1" table:number-rows-spanned="2">
            <text:p>30</text:p>
          </table:table-cell>
          <table:table-cell table:formula="of:=[$'Detailed Results'.$AH$22]" office:value-type="float" office:value="18" calcext:value-type="float">
            <text:p>18</text:p>
          </table:table-cell>
          <table:table-cell table:formula="of:=[$'Detailed Results'.$AH$47]" office:value-type="float" office:value="16" calcext:value-type="float">
            <text:p>16</text:p>
          </table:table-cell>
          <table:table-cell table:formula="of:=[$'Detailed Results'.$AH$65]" office:value-type="float" office:value="33" calcext:value-type="float">
            <text:p>33</text:p>
          </table:table-cell>
          <table:table-cell table:formula="of:=[$'Detailed Results'.$AH$72]" office:value-type="float" office:value="4" calcext:value-type="float">
            <text:p>4</text:p>
          </table:table-cell>
          <table:table-cell office:value-type="float" office:value="0" calcext:value-type="float">
            <text:p>0</text:p>
          </table:table-cell>
          <table:table-cell table:formula="of:=[$'Detailed Results'.$AH$89]" office:value-type="float" office:value="7.3" calcext:value-type="float">
            <text:p>7.3</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31" calcext:value-type="float" table:number-columns-spanned="1" table:number-rows-spanned="2">
            <text:p>31</text:p>
          </table:table-cell>
          <table:table-cell table:formula="of:=[$'Detailed Results'.$AI$22]" office:value-type="float" office:value="15" calcext:value-type="float">
            <text:p>15</text:p>
          </table:table-cell>
          <table:table-cell table:formula="of:=[$'Detailed Results'.$AI$47]" office:value-type="float" office:value="16" calcext:value-type="float">
            <text:p>16</text:p>
          </table:table-cell>
          <table:table-cell table:formula="of:=[$'Detailed Results'.$AI$65]" office:value-type="float" office:value="27" calcext:value-type="float">
            <text:p>27</text:p>
          </table:table-cell>
          <table:table-cell table:formula="of:=[$'Detailed Results'.$AI$72]" office:value-type="float" office:value="4" calcext:value-type="float">
            <text:p>4</text:p>
          </table:table-cell>
          <table:table-cell office:value-type="float" office:value="0" calcext:value-type="float">
            <text:p>0</text:p>
          </table:table-cell>
          <table:table-cell table:formula="of:=[$'Detailed Results'.$AI$89]" office:value-type="float" office:value="7.4" calcext:value-type="float">
            <text:p>7.4</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32" calcext:value-type="float" table:number-columns-spanned="1" table:number-rows-spanned="2">
            <text:p>32</text:p>
          </table:table-cell>
          <table:table-cell table:formula="of:=[$'Detailed Results'.$AJ$22]" office:value-type="float" office:value="17" calcext:value-type="float">
            <text:p>17</text:p>
          </table:table-cell>
          <table:table-cell table:formula="of:=[$'Detailed Results'.$AJ$47]" office:value-type="float" office:value="16" calcext:value-type="float">
            <text:p>16</text:p>
          </table:table-cell>
          <table:table-cell table:formula="of:=[$'Detailed Results'.$AJ$65]" office:value-type="float" office:value="35" calcext:value-type="float">
            <text:p>35</text:p>
          </table:table-cell>
          <table:table-cell table:formula="of:=[$'Detailed Results'.$AJ$72]" office:value-type="float" office:value="10" calcext:value-type="float">
            <text:p>10</text:p>
          </table:table-cell>
          <table:table-cell office:value-type="float" office:value="0" calcext:value-type="float">
            <text:p>0</text:p>
          </table:table-cell>
          <table:table-cell table:formula="of:=[$'Detailed Results'.$AJ$89]" office:value-type="float" office:value="9.4" calcext:value-type="float">
            <text:p>9.4</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33" calcext:value-type="float" table:number-columns-spanned="1" table:number-rows-spanned="2">
            <text:p>33</text:p>
          </table:table-cell>
          <table:table-cell table:formula="of:=[$'Detailed Results'.$AK$22]" office:value-type="float" office:value="18" calcext:value-type="float">
            <text:p>18</text:p>
          </table:table-cell>
          <table:table-cell table:formula="of:=[$'Detailed Results'.$AK$47]" office:value-type="float" office:value="16" calcext:value-type="float">
            <text:p>16</text:p>
          </table:table-cell>
          <table:table-cell table:formula="of:=[$'Detailed Results'.$AK$65]" office:value-type="float" office:value="25.5" calcext:value-type="float">
            <text:p>25.5</text:p>
          </table:table-cell>
          <table:table-cell table:formula="of:=[$'Detailed Results'.$AK$72]" office:value-type="float" office:value="10" calcext:value-type="float">
            <text:p>10</text:p>
          </table:table-cell>
          <table:table-cell office:value-type="float" office:value="0" calcext:value-type="float">
            <text:p>0</text:p>
          </table:table-cell>
          <table:table-cell table:formula="of:=[$'Detailed Results'.$AK$89]" office:value-type="float" office:value="7.3" calcext:value-type="float">
            <text:p>7.3</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34" calcext:value-type="float" table:number-columns-spanned="1" table:number-rows-spanned="2">
            <text:p>34</text:p>
          </table:table-cell>
          <table:table-cell table:formula="of:=[$'Detailed Results'.$AL$22]" office:value-type="float" office:value="17" calcext:value-type="float">
            <text:p>17</text:p>
          </table:table-cell>
          <table:table-cell table:formula="of:=[$'Detailed Results'.$AL$47]" office:value-type="float" office:value="16" calcext:value-type="float">
            <text:p>16</text:p>
          </table:table-cell>
          <table:table-cell table:formula="of:=[$'Detailed Results'.$AL$65]" office:value-type="float" office:value="32" calcext:value-type="float">
            <text:p>32</text:p>
          </table:table-cell>
          <table:table-cell table:formula="of:=[$'Detailed Results'.$AL$72]" office:value-type="float" office:value="10" calcext:value-type="float">
            <text:p>10</text:p>
          </table:table-cell>
          <table:table-cell office:value-type="float" office:value="0" calcext:value-type="float">
            <text:p>0</text:p>
          </table:table-cell>
          <table:table-cell table:formula="of:=[$'Detailed Results'.$AL$89]" office:value-type="float" office:value="8" calcext:value-type="float">
            <text:p>8</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35" calcext:value-type="float" table:number-columns-spanned="1" table:number-rows-spanned="2">
            <text:p>35</text:p>
          </table:table-cell>
          <table:table-cell table:formula="of:=[$'Detailed Results'.$AM$22]" office:value-type="float" office:value="21" calcext:value-type="float">
            <text:p>21</text:p>
          </table:table-cell>
          <table:table-cell table:formula="of:=[$'Detailed Results'.$AM$47]" office:value-type="float" office:value="16" calcext:value-type="float">
            <text:p>16</text:p>
          </table:table-cell>
          <table:table-cell table:formula="of:=[$'Detailed Results'.$AM$65]" office:value-type="float" office:value="35" calcext:value-type="float">
            <text:p>35</text:p>
          </table:table-cell>
          <table:table-cell table:formula="of:=[$'Detailed Results'.$AM$72]" office:value-type="float" office:value="10" calcext:value-type="float">
            <text:p>10</text:p>
          </table:table-cell>
          <table:table-cell office:value-type="float" office:value="0" calcext:value-type="float">
            <text:p>0</text:p>
          </table:table-cell>
          <table:table-cell table:formula="of:=[$'Detailed Results'.$AM$89]" office:value-type="float" office:value="8.8" calcext:value-type="float">
            <text:p>8.8</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36" calcext:value-type="float" table:number-columns-spanned="1" table:number-rows-spanned="2">
            <text:p>36</text:p>
          </table:table-cell>
          <table:table-cell table:formula="of:=[$'Detailed Results'.$AN$22]" office:value-type="float" office:value="14" calcext:value-type="float">
            <text:p>14</text:p>
          </table:table-cell>
          <table:table-cell table:formula="of:=[$'Detailed Results'.$AN$47]" office:value-type="float" office:value="16" calcext:value-type="float">
            <text:p>16</text:p>
          </table:table-cell>
          <table:table-cell table:formula="of:=[$'Detailed Results'.$AN$65]" office:value-type="float" office:value="31.5" calcext:value-type="float">
            <text:p>31.5</text:p>
          </table:table-cell>
          <table:table-cell table:formula="of:=[$'Detailed Results'.$AN$72]" office:value-type="float" office:value="10" calcext:value-type="float">
            <text:p>10</text:p>
          </table:table-cell>
          <table:table-cell office:value-type="float" office:value="0" calcext:value-type="float">
            <text:p>0</text:p>
          </table:table-cell>
          <table:table-cell table:formula="of:=[$'Detailed Results'.$AN$89]" office:value-type="float" office:value="7.5" calcext:value-type="float">
            <text:p>7.5</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37" calcext:value-type="float" table:number-columns-spanned="1" table:number-rows-spanned="2">
            <text:p>37</text:p>
          </table:table-cell>
          <table:table-cell table:formula="of:=[$'Detailed Results'.$AO$22]" office:value-type="float" office:value="15" calcext:value-type="float">
            <text:p>15</text:p>
          </table:table-cell>
          <table:table-cell table:formula="of:=[$'Detailed Results'.$AO$47]" office:value-type="float" office:value="16" calcext:value-type="float">
            <text:p>16</text:p>
          </table:table-cell>
          <table:table-cell table:formula="of:=[$'Detailed Results'.$AO$65]" office:value-type="float" office:value="24" calcext:value-type="float">
            <text:p>24</text:p>
          </table:table-cell>
          <table:table-cell table:formula="of:=[$'Detailed Results'.$AO$72]" office:value-type="float" office:value="8" calcext:value-type="float">
            <text:p>8</text:p>
          </table:table-cell>
          <table:table-cell office:value-type="float" office:value="0" calcext:value-type="float">
            <text:p>0</text:p>
          </table:table-cell>
          <table:table-cell table:formula="of:=[$'Detailed Results'.$AO$89]" office:value-type="float" office:value="9.5" calcext:value-type="float">
            <text:p>9.5</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38" calcext:value-type="float" table:number-columns-spanned="1" table:number-rows-spanned="2">
            <text:p>38</text:p>
          </table:table-cell>
          <table:table-cell table:formula="of:=[$'Detailed Results'.$AP$22]" office:value-type="float" office:value="21" calcext:value-type="float">
            <text:p>21</text:p>
          </table:table-cell>
          <table:table-cell table:formula="of:=[$'Detailed Results'.$AP$47]" office:value-type="float" office:value="16" calcext:value-type="float">
            <text:p>16</text:p>
          </table:table-cell>
          <table:table-cell table:formula="of:=[$'Detailed Results'.$AP$65]" office:value-type="float" office:value="35" calcext:value-type="float">
            <text:p>35</text:p>
          </table:table-cell>
          <table:table-cell table:formula="of:=[$'Detailed Results'.$AP$72]" office:value-type="float" office:value="10" calcext:value-type="float">
            <text:p>10</text:p>
          </table:table-cell>
          <table:table-cell office:value-type="float" office:value="0" calcext:value-type="float">
            <text:p>0</text:p>
          </table:table-cell>
          <table:table-cell table:formula="of:=[$'Detailed Results'.$AP$89]" office:value-type="float" office:value="8.3" calcext:value-type="float">
            <text:p>8.3</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39" calcext:value-type="float" table:number-columns-spanned="1" table:number-rows-spanned="2">
            <text:p>39</text:p>
          </table:table-cell>
          <table:table-cell table:formula="of:=[$'Detailed Results'.$AQ$22]" office:value-type="float" office:value="21" calcext:value-type="float">
            <text:p>21</text:p>
          </table:table-cell>
          <table:table-cell table:formula="of:=[$'Detailed Results'.$AQ$47]" office:value-type="float" office:value="16" calcext:value-type="float">
            <text:p>16</text:p>
          </table:table-cell>
          <table:table-cell table:formula="of:=[$'Detailed Results'.$AQ$65]" office:value-type="float" office:value="30" calcext:value-type="float">
            <text:p>30</text:p>
          </table:table-cell>
          <table:table-cell table:formula="of:=[$'Detailed Results'.$AQ$72]" office:value-type="float" office:value="4" calcext:value-type="float">
            <text:p>4</text:p>
          </table:table-cell>
          <table:table-cell office:value-type="float" office:value="0" calcext:value-type="float">
            <text:p>0</text:p>
          </table:table-cell>
          <table:table-cell table:formula="of:=[$'Detailed Results'.$AQ$89]" office:value-type="float" office:value="10" calcext:value-type="float">
            <text:p>10</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40" calcext:value-type="float" table:number-columns-spanned="1" table:number-rows-spanned="2">
            <text:p>40</text:p>
          </table:table-cell>
          <table:table-cell table:formula="of:=[$'Detailed Results'.$AR$22]" office:value-type="float" office:value="18" calcext:value-type="float">
            <text:p>18</text:p>
          </table:table-cell>
          <table:table-cell table:formula="of:=[$'Detailed Results'.$AR$47]" office:value-type="float" office:value="16" calcext:value-type="float">
            <text:p>16</text:p>
          </table:table-cell>
          <table:table-cell table:formula="of:=[$'Detailed Results'.$AR$65]" office:value-type="float" office:value="31" calcext:value-type="float">
            <text:p>31</text:p>
          </table:table-cell>
          <table:table-cell table:formula="of:=[$'Detailed Results'.$AR$72]" office:value-type="float" office:value="4" calcext:value-type="float">
            <text:p>4</text:p>
          </table:table-cell>
          <table:table-cell office:value-type="float" office:value="0" calcext:value-type="float">
            <text:p>0</text:p>
          </table:table-cell>
          <table:table-cell table:formula="of:=[$'Detailed Results'.$AR$89]" office:value-type="float" office:value="8" calcext:value-type="float">
            <text:p>8</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41" calcext:value-type="float" table:number-columns-spanned="1" table:number-rows-spanned="2">
            <text:p>41</text:p>
          </table:table-cell>
          <table:table-cell table:formula="of:=[$'Detailed Results'.$AS$22]" office:value-type="float" office:value="20" calcext:value-type="float">
            <text:p>20</text:p>
          </table:table-cell>
          <table:table-cell table:formula="of:=[$'Detailed Results'.$AS$47]" office:value-type="float" office:value="16" calcext:value-type="float">
            <text:p>16</text:p>
          </table:table-cell>
          <table:table-cell table:formula="of:=[$'Detailed Results'.$AS$65]" office:value-type="float" office:value="31" calcext:value-type="float">
            <text:p>31</text:p>
          </table:table-cell>
          <table:table-cell table:formula="of:=[$'Detailed Results'.$AS$72]" office:value-type="float" office:value="9" calcext:value-type="float">
            <text:p>9</text:p>
          </table:table-cell>
          <table:table-cell office:value-type="float" office:value="0" calcext:value-type="float">
            <text:p>0</text:p>
          </table:table-cell>
          <table:table-cell table:formula="of:=[$'Detailed Results'.$AS$89]" office:value-type="float" office:value="8.3" calcext:value-type="float">
            <text:p>8.3</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42" calcext:value-type="float" table:number-columns-spanned="1" table:number-rows-spanned="2">
            <text:p>42</text:p>
          </table:table-cell>
          <table:table-cell table:formula="of:=[$'Detailed Results'.$AT$22]" office:value-type="float" office:value="18" calcext:value-type="float">
            <text:p>18</text:p>
          </table:table-cell>
          <table:table-cell table:formula="of:=[$'Detailed Results'.$AT$47]" office:value-type="float" office:value="16" calcext:value-type="float">
            <text:p>16</text:p>
          </table:table-cell>
          <table:table-cell table:formula="of:=[$'Detailed Results'.$AT$65]" office:value-type="float" office:value="35" calcext:value-type="float">
            <text:p>35</text:p>
          </table:table-cell>
          <table:table-cell table:formula="of:=[$'Detailed Results'.$AT$72]" office:value-type="float" office:value="10" calcext:value-type="float">
            <text:p>10</text:p>
          </table:table-cell>
          <table:table-cell office:value-type="float" office:value="0" calcext:value-type="float">
            <text:p>0</text:p>
          </table:table-cell>
          <table:table-cell table:formula="of:=[$'Detailed Results'.$AT$89]" office:value-type="float" office:value="8.9" calcext:value-type="float">
            <text:p>8.9</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43" calcext:value-type="float" table:number-columns-spanned="1" table:number-rows-spanned="2">
            <text:p>43</text:p>
          </table:table-cell>
          <table:table-cell table:formula="of:=[$'Detailed Results'.$AU$22]" office:value-type="float" office:value="15" calcext:value-type="float">
            <text:p>15</text:p>
          </table:table-cell>
          <table:table-cell table:formula="of:=[$'Detailed Results'.$AU$47]" office:value-type="float" office:value="16" calcext:value-type="float">
            <text:p>16</text:p>
          </table:table-cell>
          <table:table-cell table:formula="of:=[$'Detailed Results'.$AU$65]" office:value-type="float" office:value="28" calcext:value-type="float">
            <text:p>28</text:p>
          </table:table-cell>
          <table:table-cell table:formula="of:=[$'Detailed Results'.$AU$72]" office:value-type="float" office:value="10" calcext:value-type="float">
            <text:p>10</text:p>
          </table:table-cell>
          <table:table-cell table:style-name="ce41" office:value-type="float" office:value="3" calcext:value-type="float">
            <text:p>3</text:p>
          </table:table-cell>
          <table:table-cell table:formula="of:=[$'Detailed Results'.$AU$89]" office:value-type="float" office:value="7.8" calcext:value-type="float">
            <text:p>7.8</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44" calcext:value-type="float" table:number-columns-spanned="1" table:number-rows-spanned="2">
            <text:p>44</text:p>
          </table:table-cell>
          <table:table-cell table:formula="of:=[$'Detailed Results'.$AV$22]" office:value-type="float" office:value="19" calcext:value-type="float">
            <text:p>19</text:p>
          </table:table-cell>
          <table:table-cell table:formula="of:=[$'Detailed Results'.$AV$47]" office:value-type="float" office:value="16" calcext:value-type="float">
            <text:p>16</text:p>
          </table:table-cell>
          <table:table-cell table:formula="of:=[$'Detailed Results'.$AV$65]" office:value-type="float" office:value="35" calcext:value-type="float">
            <text:p>35</text:p>
          </table:table-cell>
          <table:table-cell table:formula="of:=[$'Detailed Results'.$AV$72]" office:value-type="float" office:value="7" calcext:value-type="float">
            <text:p>7</text:p>
          </table:table-cell>
          <table:table-cell office:value-type="float" office:value="0" calcext:value-type="float">
            <text:p>0</text:p>
          </table:table-cell>
          <table:table-cell table:formula="of:=[$'Detailed Results'.$AV$89]" office:value-type="float" office:value="9.3" calcext:value-type="float">
            <text:p>9.3</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45" calcext:value-type="float" table:number-columns-spanned="1" table:number-rows-spanned="2">
            <text:p>45</text:p>
          </table:table-cell>
          <table:table-cell table:formula="of:=[$'Detailed Results'.$AW$22]" office:value-type="float" office:value="19" calcext:value-type="float">
            <text:p>19</text:p>
          </table:table-cell>
          <table:table-cell table:formula="of:=[$'Detailed Results'.$AW$47]" office:value-type="float" office:value="16" calcext:value-type="float">
            <text:p>16</text:p>
          </table:table-cell>
          <table:table-cell table:formula="of:=[$'Detailed Results'.$AW$65]" office:value-type="float" office:value="33" calcext:value-type="float">
            <text:p>33</text:p>
          </table:table-cell>
          <table:table-cell table:formula="of:=[$'Detailed Results'.$AW$72]" office:value-type="float" office:value="10" calcext:value-type="float">
            <text:p>10</text:p>
          </table:table-cell>
          <table:table-cell office:value-type="float" office:value="0" calcext:value-type="float">
            <text:p>0</text:p>
          </table:table-cell>
          <table:table-cell table:formula="of:=[$'Detailed Results'.$AW$89]" office:value-type="float" office:value="6.8" calcext:value-type="float">
            <text:p>6.8</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46" calcext:value-type="float" table:number-columns-spanned="1" table:number-rows-spanned="2">
            <text:p>46</text:p>
          </table:table-cell>
          <table:table-cell table:formula="of:=[$'Detailed Results'.$AX$22]" office:value-type="float" office:value="21" calcext:value-type="float">
            <text:p>21</text:p>
          </table:table-cell>
          <table:table-cell table:formula="of:=[$'Detailed Results'.$AX$47]" office:value-type="float" office:value="16" calcext:value-type="float">
            <text:p>16</text:p>
          </table:table-cell>
          <table:table-cell table:formula="of:=[$'Detailed Results'.$AX$65]" office:value-type="float" office:value="35" calcext:value-type="float">
            <text:p>35</text:p>
          </table:table-cell>
          <table:table-cell table:formula="of:=[$'Detailed Results'.$AX$72]" office:value-type="float" office:value="10" calcext:value-type="float">
            <text:p>10</text:p>
          </table:table-cell>
          <table:table-cell office:value-type="float" office:value="0" calcext:value-type="float">
            <text:p>0</text:p>
          </table:table-cell>
          <table:table-cell table:formula="of:=[$'Detailed Results'.$AX$89]" office:value-type="float" office:value="7.5" calcext:value-type="float">
            <text:p>7.5</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47" calcext:value-type="float" table:number-columns-spanned="1" table:number-rows-spanned="2">
            <text:p>47</text:p>
          </table:table-cell>
          <table:table-cell table:formula="of:=[$'Detailed Results'.$AY$22]" office:value-type="float" office:value="21" calcext:value-type="float">
            <text:p>21</text:p>
          </table:table-cell>
          <table:table-cell table:formula="of:=[$'Detailed Results'.$AY$47]" office:value-type="float" office:value="16" calcext:value-type="float">
            <text:p>16</text:p>
          </table:table-cell>
          <table:table-cell table:formula="of:=[$'Detailed Results'.$AY$65]" office:value-type="float" office:value="35" calcext:value-type="float">
            <text:p>35</text:p>
          </table:table-cell>
          <table:table-cell table:formula="of:=[$'Detailed Results'.$AY$72]" office:value-type="float" office:value="10" calcext:value-type="float">
            <text:p>10</text:p>
          </table:table-cell>
          <table:table-cell office:value-type="float" office:value="0" calcext:value-type="float">
            <text:p>0</text:p>
          </table:table-cell>
          <table:table-cell table:formula="of:=[$'Detailed Results'.$AY$89]" office:value-type="float" office:value="7.1" calcext:value-type="float">
            <text:p>7.1</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48" calcext:value-type="float" table:number-columns-spanned="1" table:number-rows-spanned="2">
            <text:p>48</text:p>
          </table:table-cell>
          <table:table-cell table:formula="of:=[$'Detailed Results'.$AZ$22]" office:value-type="float" office:value="19" calcext:value-type="float">
            <text:p>19</text:p>
          </table:table-cell>
          <table:table-cell table:formula="of:=[$'Detailed Results'.$AZ$47]" office:value-type="float" office:value="16" calcext:value-type="float">
            <text:p>16</text:p>
          </table:table-cell>
          <table:table-cell table:formula="of:=[$'Detailed Results'.$AZ$65]" office:value-type="float" office:value="35" calcext:value-type="float">
            <text:p>35</text:p>
          </table:table-cell>
          <table:table-cell table:formula="of:=[$'Detailed Results'.$AZ$72]" office:value-type="float" office:value="10" calcext:value-type="float">
            <text:p>10</text:p>
          </table:table-cell>
          <table:table-cell office:value-type="float" office:value="0" calcext:value-type="float">
            <text:p>0</text:p>
          </table:table-cell>
          <table:table-cell table:formula="of:=[$'Detailed Results'.$AZ$89]" office:value-type="float" office:value="8" calcext:value-type="float">
            <text:p>8</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49" calcext:value-type="float" table:number-columns-spanned="1" table:number-rows-spanned="2">
            <text:p>49</text:p>
          </table:table-cell>
          <table:table-cell table:formula="of:=[$'Detailed Results'.$BA$22]" office:value-type="float" office:value="14" calcext:value-type="float">
            <text:p>14</text:p>
          </table:table-cell>
          <table:table-cell table:formula="of:=[$'Detailed Results'.$BA$47]" office:value-type="float" office:value="6" calcext:value-type="float">
            <text:p>6</text:p>
          </table:table-cell>
          <table:table-cell table:formula="of:=[$'Detailed Results'.$BA$65]" office:value-type="float" office:value="4.5" calcext:value-type="float">
            <text:p>4.5</text:p>
          </table:table-cell>
          <table:table-cell table:formula="of:=[$'Detailed Results'.$BA$72]" office:value-type="float" office:value="0" calcext:value-type="float">
            <text:p>0</text:p>
          </table:table-cell>
          <table:table-cell office:value-type="float" office:value="0" calcext:value-type="float">
            <text:p>0</text:p>
          </table:table-cell>
          <table:table-cell table:formula="of:=[$'Detailed Results'.$BA$89]" office:value-type="float" office:value="7.9" calcext:value-type="float">
            <text:p>7.9</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50" calcext:value-type="float" table:number-columns-spanned="1" table:number-rows-spanned="2">
            <text:p>50</text:p>
          </table:table-cell>
          <table:table-cell table:formula="of:=[$'Detailed Results'.$BB$22]" office:value-type="float" office:value="16" calcext:value-type="float">
            <text:p>16</text:p>
          </table:table-cell>
          <table:table-cell table:formula="of:=[$'Detailed Results'.$BB$47]" office:value-type="float" office:value="16" calcext:value-type="float">
            <text:p>16</text:p>
          </table:table-cell>
          <table:table-cell table:formula="of:=[$'Detailed Results'.$BB$65]" office:value-type="float" office:value="31" calcext:value-type="float">
            <text:p>31</text:p>
          </table:table-cell>
          <table:table-cell table:formula="of:=[$'Detailed Results'.$BB$72]" office:value-type="float" office:value="7" calcext:value-type="float">
            <text:p>7</text:p>
          </table:table-cell>
          <table:table-cell office:value-type="float" office:value="0" calcext:value-type="float">
            <text:p>0</text:p>
          </table:table-cell>
          <table:table-cell table:formula="of:=[$'Detailed Results'.$BB$89]" office:value-type="float" office:value="2" calcext:value-type="float">
            <text:p>2</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51" calcext:value-type="float" table:number-columns-spanned="1" table:number-rows-spanned="2">
            <text:p>51</text:p>
          </table:table-cell>
          <table:table-cell table:formula="of:=[$'Detailed Results'.$BC$22]" office:value-type="float" office:value="16" calcext:value-type="float">
            <text:p>16</text:p>
          </table:table-cell>
          <table:table-cell table:formula="of:=[$'Detailed Results'.$BC$47]" office:value-type="float" office:value="0" calcext:value-type="float">
            <text:p>0</text:p>
          </table:table-cell>
          <table:table-cell table:formula="of:=[$'Detailed Results'.$BC$65]" office:value-type="float" office:value="23.5" calcext:value-type="float">
            <text:p>23.5</text:p>
          </table:table-cell>
          <table:table-cell table:formula="of:=[$'Detailed Results'.$BC$72]" office:value-type="float" office:value="10" calcext:value-type="float">
            <text:p>10</text:p>
          </table:table-cell>
          <table:table-cell table:style-name="ce41" office:value-type="float" office:value="6" calcext:value-type="float">
            <text:p>6</text:p>
          </table:table-cell>
          <table:table-cell table:formula="of:=[$'Detailed Results'.$BC$89]" office:value-type="float" office:value="2" calcext:value-type="float">
            <text:p>2</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52" calcext:value-type="float" table:number-columns-spanned="1" table:number-rows-spanned="2">
            <text:p>52</text:p>
          </table:table-cell>
          <table:table-cell table:formula="of:=[$'Detailed Results'.$BD$22]" office:value-type="float" office:value="21" calcext:value-type="float">
            <text:p>21</text:p>
          </table:table-cell>
          <table:table-cell table:formula="of:=[$'Detailed Results'.$BD$47]" office:value-type="float" office:value="16" calcext:value-type="float">
            <text:p>16</text:p>
          </table:table-cell>
          <table:table-cell table:formula="of:=[$'Detailed Results'.$BD$65]" office:value-type="float" office:value="31" calcext:value-type="float">
            <text:p>31</text:p>
          </table:table-cell>
          <table:table-cell table:formula="of:=[$'Detailed Results'.$BD$72]" office:value-type="float" office:value="7" calcext:value-type="float">
            <text:p>7</text:p>
          </table:table-cell>
          <table:table-cell office:value-type="float" office:value="0" calcext:value-type="float">
            <text:p>0</text:p>
          </table:table-cell>
          <table:table-cell table:formula="of:=[$'Detailed Results'.$BD$89]" office:value-type="float" office:value="1" calcext:value-type="float">
            <text:p>1</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53" calcext:value-type="float" table:number-columns-spanned="1" table:number-rows-spanned="2">
            <text:p>53</text:p>
          </table:table-cell>
          <table:table-cell table:formula="of:=[$'Detailed Results'.$BE$22]" office:value-type="float" office:value="20" calcext:value-type="float">
            <text:p>20</text:p>
          </table:table-cell>
          <table:table-cell table:formula="of:=[$'Detailed Results'.$BE$47]" office:value-type="float" office:value="16" calcext:value-type="float">
            <text:p>16</text:p>
          </table:table-cell>
          <table:table-cell table:formula="of:=[$'Detailed Results'.$BE$65]" office:value-type="float" office:value="35" calcext:value-type="float">
            <text:p>35</text:p>
          </table:table-cell>
          <table:table-cell table:formula="of:=[$'Detailed Results'.$BE$72]" office:value-type="float" office:value="10" calcext:value-type="float">
            <text:p>10</text:p>
          </table:table-cell>
          <table:table-cell office:value-type="float" office:value="0" calcext:value-type="float">
            <text:p>0</text:p>
          </table:table-cell>
          <table:table-cell table:formula="of:=[$'Detailed Results'.$BE$89]" office:value-type="float" office:value="2" calcext:value-type="float">
            <text:p>2</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54" calcext:value-type="float" table:number-columns-spanned="1" table:number-rows-spanned="2">
            <text:p>54</text:p>
          </table:table-cell>
          <table:table-cell table:formula="of:=[$'Detailed Results'.$BF$22]" office:value-type="float" office:value="19" calcext:value-type="float">
            <text:p>19</text:p>
          </table:table-cell>
          <table:table-cell table:formula="of:=[$'Detailed Results'.$BF$47]" office:value-type="float" office:value="16" calcext:value-type="float">
            <text:p>16</text:p>
          </table:table-cell>
          <table:table-cell table:formula="of:=[$'Detailed Results'.$BF$65]" office:value-type="float" office:value="27" calcext:value-type="float">
            <text:p>27</text:p>
          </table:table-cell>
          <table:table-cell table:formula="of:=[$'Detailed Results'.$BF$72]" office:value-type="float" office:value="5" calcext:value-type="float">
            <text:p>5</text:p>
          </table:table-cell>
          <table:table-cell office:value-type="float" office:value="0" calcext:value-type="float">
            <text:p>0</text:p>
          </table:table-cell>
          <table:table-cell table:formula="of:=[$'Detailed Results'.$BF$89]" office:value-type="float" office:value="2" calcext:value-type="float">
            <text:p>2</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55" calcext:value-type="float" table:number-columns-spanned="1" table:number-rows-spanned="2">
            <text:p>55</text:p>
          </table:table-cell>
          <table:table-cell table:formula="of:=[$'Detailed Results'.$BG$22]" office:value-type="float" office:value="21" calcext:value-type="float">
            <text:p>21</text:p>
          </table:table-cell>
          <table:table-cell table:formula="of:=[$'Detailed Results'.$BG$47]" office:value-type="float" office:value="16" calcext:value-type="float">
            <text:p>16</text:p>
          </table:table-cell>
          <table:table-cell table:formula="of:=[$'Detailed Results'.$BG$65]" office:value-type="float" office:value="28" calcext:value-type="float">
            <text:p>28</text:p>
          </table:table-cell>
          <table:table-cell table:formula="of:=[$'Detailed Results'.$BG$72]" office:value-type="float" office:value="4" calcext:value-type="float">
            <text:p>4</text:p>
          </table:table-cell>
          <table:table-cell office:value-type="float" office:value="0" calcext:value-type="float">
            <text:p>0</text:p>
          </table:table-cell>
          <table:table-cell table:formula="of:=[$'Detailed Results'.$BG$89]" office:value-type="float" office:value="2" calcext:value-type="float">
            <text:p>2</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56" calcext:value-type="float" table:number-columns-spanned="1" table:number-rows-spanned="2">
            <text:p>56</text:p>
          </table:table-cell>
          <table:table-cell table:formula="of:=[$'Detailed Results'.$BH$22]" office:value-type="float" office:value="16" calcext:value-type="float">
            <text:p>16</text:p>
          </table:table-cell>
          <table:table-cell table:formula="of:=[$'Detailed Results'.$BH$47]" office:value-type="float" office:value="16" calcext:value-type="float">
            <text:p>16</text:p>
          </table:table-cell>
          <table:table-cell table:formula="of:=[$'Detailed Results'.$BH$65]" office:value-type="float" office:value="34.5" calcext:value-type="float">
            <text:p>34.5</text:p>
          </table:table-cell>
          <table:table-cell table:formula="of:=[$'Detailed Results'.$BH$72]" office:value-type="float" office:value="9" calcext:value-type="float">
            <text:p>9</text:p>
          </table:table-cell>
          <table:table-cell office:value-type="float" office:value="0" calcext:value-type="float">
            <text:p>0</text:p>
          </table:table-cell>
          <table:table-cell table:formula="of:=[$'Detailed Results'.$BH$89]" office:value-type="float" office:value="2" calcext:value-type="float">
            <text:p>2</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57" calcext:value-type="float" table:number-columns-spanned="1" table:number-rows-spanned="2">
            <text:p>57</text:p>
          </table:table-cell>
          <table:table-cell table:formula="of:=[$'Detailed Results'.$BI$22]" office:value-type="float" office:value="15" calcext:value-type="float">
            <text:p>15</text:p>
          </table:table-cell>
          <table:table-cell table:formula="of:=[$'Detailed Results'.$BI$47]" office:value-type="float" office:value="16" calcext:value-type="float">
            <text:p>16</text:p>
          </table:table-cell>
          <table:table-cell table:formula="of:=[$'Detailed Results'.$BI$65]" office:value-type="float" office:value="20" calcext:value-type="float">
            <text:p>20</text:p>
          </table:table-cell>
          <table:table-cell table:formula="of:=[$'Detailed Results'.$BI$72]" office:value-type="float" office:value="4" calcext:value-type="float">
            <text:p>4</text:p>
          </table:table-cell>
          <table:table-cell office:value-type="float" office:value="0" calcext:value-type="float">
            <text:p>0</text:p>
          </table:table-cell>
          <table:table-cell table:formula="of:=[$'Detailed Results'.$BI$89]" office:value-type="float" office:value="2" calcext:value-type="float">
            <text:p>2</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242" office:value-type="float" office:value="58" calcext:value-type="float" table:number-columns-spanned="1" table:number-rows-spanned="2">
            <text:p>58</text:p>
          </table:table-cell>
          <table:table-cell table:style-name="ce245" table:formula="of:=[$'Detailed Results'.$BJ$22]" office:value-type="float" office:value="0" calcext:value-type="float">
            <text:p>0</text:p>
          </table:table-cell>
          <table:table-cell table:style-name="ce245" table:formula="of:=[$'Detailed Results'.$BJ$47]" office:value-type="float" office:value="0" calcext:value-type="float">
            <text:p>0</text:p>
          </table:table-cell>
          <table:table-cell table:style-name="ce245" table:formula="of:=[$'Detailed Results'.$BJ$65]" office:value-type="float" office:value="0" calcext:value-type="float">
            <text:p>0</text:p>
          </table:table-cell>
          <table:table-cell table:style-name="ce245" table:formula="of:=[$'Detailed Results'.$BJ$72]" office:value-type="float" office:value="0" calcext:value-type="float">
            <text:p>0</text:p>
          </table:table-cell>
          <table:table-cell table:style-name="ce245" office:value-type="float" office:value="0" calcext:value-type="float">
            <text:p>0</text:p>
          </table:table-cell>
          <table:table-cell table:style-name="ce245" table:formula="of:=[$'Detailed Results'.$BJ$89]" office:value-type="float" office:value="0" calcext:value-type="float">
            <text:p>0</text:p>
          </table:table-cell>
          <table:table-cell table:number-columns-repeated="1017"/>
        </table:table-row>
        <table:table-row table:style-name="ro23">
          <table:covered-table-cell table:style-name="ce242"/>
          <table:table-cell table:style-name="ce245" table:number-columns-repeated="6"/>
          <table:table-cell table:number-columns-repeated="1017"/>
        </table:table-row>
        <table:table-row table:style-name="ro23">
          <table:table-cell table:style-name="ce75" office:value-type="float" office:value="59" calcext:value-type="float" table:number-columns-spanned="1" table:number-rows-spanned="2">
            <text:p>59</text:p>
          </table:table-cell>
          <table:table-cell table:formula="of:=[$'Detailed Results'.$BK$22]" office:value-type="float" office:value="19" calcext:value-type="float">
            <text:p>19</text:p>
          </table:table-cell>
          <table:table-cell table:formula="of:=[$'Detailed Results'.$BK$47]" office:value-type="float" office:value="16" calcext:value-type="float">
            <text:p>16</text:p>
          </table:table-cell>
          <table:table-cell table:formula="of:=[$'Detailed Results'.$BK$65]" office:value-type="float" office:value="23.5" calcext:value-type="float">
            <text:p>23.5</text:p>
          </table:table-cell>
          <table:table-cell table:formula="of:=[$'Detailed Results'.$BK$72]" office:value-type="float" office:value="4" calcext:value-type="float">
            <text:p>4</text:p>
          </table:table-cell>
          <table:table-cell office:value-type="float" office:value="0" calcext:value-type="float">
            <text:p>0</text:p>
          </table:table-cell>
          <table:table-cell table:formula="of:=[$'Detailed Results'.$BK$89]" office:value-type="float" office:value="4.8" calcext:value-type="float">
            <text:p>4.8</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60" calcext:value-type="float" table:number-columns-spanned="1" table:number-rows-spanned="2">
            <text:p>60</text:p>
          </table:table-cell>
          <table:table-cell table:formula="of:=[$'Detailed Results'.$BL$22]" office:value-type="float" office:value="18" calcext:value-type="float">
            <text:p>18</text:p>
          </table:table-cell>
          <table:table-cell table:formula="of:=[$'Detailed Results'.$BL$47]" office:value-type="float" office:value="16" calcext:value-type="float">
            <text:p>16</text:p>
          </table:table-cell>
          <table:table-cell table:formula="of:=[$'Detailed Results'.$BL$65]" office:value-type="float" office:value="28" calcext:value-type="float">
            <text:p>28</text:p>
          </table:table-cell>
          <table:table-cell table:formula="of:=[$'Detailed Results'.$BL$72]" office:value-type="float" office:value="10" calcext:value-type="float">
            <text:p>10</text:p>
          </table:table-cell>
          <table:table-cell office:value-type="float" office:value="0" calcext:value-type="float">
            <text:p>0</text:p>
          </table:table-cell>
          <table:table-cell table:formula="of:=[$'Detailed Results'.$BL$89]" office:value-type="float" office:value="2" calcext:value-type="float">
            <text:p>2</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61" calcext:value-type="float" table:number-columns-spanned="1" table:number-rows-spanned="2">
            <text:p>61</text:p>
          </table:table-cell>
          <table:table-cell table:formula="of:=[$'Detailed Results'.$BM$22]" office:value-type="float" office:value="21" calcext:value-type="float">
            <text:p>21</text:p>
          </table:table-cell>
          <table:table-cell table:formula="of:=[$'Detailed Results'.$BM$47]" office:value-type="float" office:value="16" calcext:value-type="float">
            <text:p>16</text:p>
          </table:table-cell>
          <table:table-cell table:formula="of:=[$'Detailed Results'.$BM$65]" office:value-type="float" office:value="26" calcext:value-type="float">
            <text:p>26</text:p>
          </table:table-cell>
          <table:table-cell table:formula="of:=[$'Detailed Results'.$BM$72]" office:value-type="float" office:value="10" calcext:value-type="float">
            <text:p>10</text:p>
          </table:table-cell>
          <table:table-cell table:style-name="ce41" office:value-type="float" office:value="5" calcext:value-type="float">
            <text:p>5</text:p>
          </table:table-cell>
          <table:table-cell table:formula="of:=[$'Detailed Results'.$BM$89]" office:value-type="float" office:value="2" calcext:value-type="float">
            <text:p>2</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242" office:value-type="float" office:value="62" calcext:value-type="float" table:number-columns-spanned="1" table:number-rows-spanned="2">
            <text:p>62</text:p>
          </table:table-cell>
          <table:table-cell table:style-name="ce245" table:formula="of:=[$'Detailed Results'.$BN$22]" office:value-type="float" office:value="0" calcext:value-type="float">
            <text:p>0</text:p>
          </table:table-cell>
          <table:table-cell table:style-name="ce245" table:formula="of:=[$'Detailed Results'.$BN$47]" office:value-type="float" office:value="0" calcext:value-type="float">
            <text:p>0</text:p>
          </table:table-cell>
          <table:table-cell table:style-name="ce245" table:formula="of:=[$'Detailed Results'.$BN$65]" office:value-type="float" office:value="0" calcext:value-type="float">
            <text:p>0</text:p>
          </table:table-cell>
          <table:table-cell table:style-name="ce245" table:formula="of:=[$'Detailed Results'.$BN$72]" office:value-type="float" office:value="0" calcext:value-type="float">
            <text:p>0</text:p>
          </table:table-cell>
          <table:table-cell table:style-name="ce245" office:value-type="float" office:value="0" calcext:value-type="float">
            <text:p>0</text:p>
          </table:table-cell>
          <table:table-cell table:style-name="ce245" table:formula="of:=[$'Detailed Results'.$BN$89]" office:value-type="float" office:value="0" calcext:value-type="float">
            <text:p>0</text:p>
          </table:table-cell>
          <table:table-cell table:number-columns-repeated="1017"/>
        </table:table-row>
        <table:table-row table:style-name="ro23">
          <table:covered-table-cell table:style-name="ce242"/>
          <table:table-cell table:style-name="ce245" table:number-columns-repeated="6"/>
          <table:table-cell table:number-columns-repeated="1017"/>
        </table:table-row>
        <table:table-row table:style-name="ro23">
          <table:table-cell table:style-name="ce242" office:value-type="float" office:value="63" calcext:value-type="float" table:number-columns-spanned="1" table:number-rows-spanned="2">
            <text:p>63</text:p>
          </table:table-cell>
          <table:table-cell table:style-name="ce245" table:formula="of:=[$'Detailed Results'.$BO$22]" office:value-type="float" office:value="0" calcext:value-type="float">
            <text:p>0</text:p>
          </table:table-cell>
          <table:table-cell table:style-name="ce245" table:formula="of:=[$'Detailed Results'.$BO$47]" office:value-type="float" office:value="0" calcext:value-type="float">
            <text:p>0</text:p>
          </table:table-cell>
          <table:table-cell table:style-name="ce245" table:formula="of:=[$'Detailed Results'.$BO$65]" office:value-type="float" office:value="0" calcext:value-type="float">
            <text:p>0</text:p>
          </table:table-cell>
          <table:table-cell table:style-name="ce245" table:formula="of:=[$'Detailed Results'.$BO$72]" office:value-type="float" office:value="0" calcext:value-type="float">
            <text:p>0</text:p>
          </table:table-cell>
          <table:table-cell table:style-name="ce245" office:value-type="float" office:value="0" calcext:value-type="float">
            <text:p>0</text:p>
          </table:table-cell>
          <table:table-cell table:style-name="ce245" table:formula="of:=[$'Detailed Results'.$BO$89]" office:value-type="float" office:value="0" calcext:value-type="float">
            <text:p>0</text:p>
          </table:table-cell>
          <table:table-cell table:number-columns-repeated="1017"/>
        </table:table-row>
        <table:table-row table:style-name="ro23">
          <table:covered-table-cell table:style-name="ce242"/>
          <table:table-cell table:style-name="ce245" table:number-columns-repeated="6"/>
          <table:table-cell table:number-columns-repeated="1017"/>
        </table:table-row>
        <table:table-row table:style-name="ro23">
          <table:table-cell table:style-name="ce242" office:value-type="float" office:value="64" calcext:value-type="float" table:number-columns-spanned="1" table:number-rows-spanned="2">
            <text:p>64</text:p>
          </table:table-cell>
          <table:table-cell table:style-name="ce245" table:formula="of:=[$'Detailed Results'.$BP$22]" office:value-type="float" office:value="0" calcext:value-type="float">
            <text:p>0</text:p>
          </table:table-cell>
          <table:table-cell table:style-name="ce245" table:formula="of:=[$'Detailed Results'.$BP$47]" office:value-type="float" office:value="0" calcext:value-type="float">
            <text:p>0</text:p>
          </table:table-cell>
          <table:table-cell table:style-name="ce245" table:formula="of:=[$'Detailed Results'.$BP$65]" office:value-type="float" office:value="0" calcext:value-type="float">
            <text:p>0</text:p>
          </table:table-cell>
          <table:table-cell table:style-name="ce245" table:formula="of:=[$'Detailed Results'.$BP$72]" office:value-type="float" office:value="0" calcext:value-type="float">
            <text:p>0</text:p>
          </table:table-cell>
          <table:table-cell table:style-name="ce245" office:value-type="float" office:value="0" calcext:value-type="float">
            <text:p>0</text:p>
          </table:table-cell>
          <table:table-cell table:style-name="ce245" table:formula="of:=[$'Detailed Results'.$BP$89]" office:value-type="float" office:value="0" calcext:value-type="float">
            <text:p>0</text:p>
          </table:table-cell>
          <table:table-cell table:number-columns-repeated="1017"/>
        </table:table-row>
        <table:table-row table:style-name="ro23">
          <table:covered-table-cell table:style-name="ce242"/>
          <table:table-cell table:style-name="ce245" table:number-columns-repeated="6"/>
          <table:table-cell table:number-columns-repeated="1017"/>
        </table:table-row>
        <table:table-row table:style-name="ro23">
          <table:table-cell table:style-name="ce75" office:value-type="float" office:value="65" calcext:value-type="float" table:number-columns-spanned="1" table:number-rows-spanned="2">
            <text:p>65</text:p>
          </table:table-cell>
          <table:table-cell table:formula="of:=[$'Detailed Results'.$BQ$22]" office:value-type="float" office:value="21" calcext:value-type="float">
            <text:p>21</text:p>
          </table:table-cell>
          <table:table-cell table:formula="of:=[$'Detailed Results'.$BQ$47]" office:value-type="float" office:value="16" calcext:value-type="float">
            <text:p>16</text:p>
          </table:table-cell>
          <table:table-cell table:formula="of:=[$'Detailed Results'.$BQ$65]" office:value-type="float" office:value="27.5" calcext:value-type="float">
            <text:p>27.5</text:p>
          </table:table-cell>
          <table:table-cell table:formula="of:=[$'Detailed Results'.$BQ$72]" office:value-type="float" office:value="4" calcext:value-type="float">
            <text:p>4</text:p>
          </table:table-cell>
          <table:table-cell office:value-type="float" office:value="0" calcext:value-type="float">
            <text:p>0</text:p>
          </table:table-cell>
          <table:table-cell table:formula="of:=[$'Detailed Results'.$BQ$89]" office:value-type="float" office:value="2" calcext:value-type="float">
            <text:p>2</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66" calcext:value-type="float" table:number-columns-spanned="1" table:number-rows-spanned="2">
            <text:p>66</text:p>
          </table:table-cell>
          <table:table-cell table:formula="of:=[$'Detailed Results'.$BR$22]" office:value-type="float" office:value="15" calcext:value-type="float">
            <text:p>15</text:p>
          </table:table-cell>
          <table:table-cell table:formula="of:=[$'Detailed Results'.$BR$47]" office:value-type="float" office:value="16" calcext:value-type="float">
            <text:p>16</text:p>
          </table:table-cell>
          <table:table-cell table:formula="of:=[$'Detailed Results'.$BR$65]" office:value-type="float" office:value="35" calcext:value-type="float">
            <text:p>35</text:p>
          </table:table-cell>
          <table:table-cell table:formula="of:=[$'Detailed Results'.$BR$72]" office:value-type="float" office:value="10" calcext:value-type="float">
            <text:p>10</text:p>
          </table:table-cell>
          <table:table-cell office:value-type="float" office:value="0" calcext:value-type="float">
            <text:p>0</text:p>
          </table:table-cell>
          <table:table-cell table:formula="of:=[$'Detailed Results'.$BR$89]" office:value-type="float" office:value="1.5" calcext:value-type="float">
            <text:p>1.5</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243" office:value-type="float" office:value="67" calcext:value-type="float" table:number-columns-spanned="1" table:number-rows-spanned="2">
            <text:p>67</text:p>
          </table:table-cell>
          <table:table-cell table:style-name="ce246" table:formula="of:=[$'Detailed Results'.$BS$22]" office:value-type="float" office:value="0" calcext:value-type="float">
            <text:p>0</text:p>
          </table:table-cell>
          <table:table-cell table:style-name="ce246" table:formula="of:=[$'Detailed Results'.$BS$47]" office:value-type="float" office:value="23.5" calcext:value-type="float">
            <text:p>23.5</text:p>
          </table:table-cell>
          <table:table-cell table:style-name="ce246" table:formula="of:=[$'Detailed Results'.$BS$65]" office:value-type="float" office:value="25" calcext:value-type="float">
            <text:p>25</text:p>
          </table:table-cell>
          <table:table-cell table:style-name="ce246" table:formula="of:=[$'Detailed Results'.$BS$72]" office:value-type="float" office:value="8" calcext:value-type="float">
            <text:p>8</text:p>
          </table:table-cell>
          <table:table-cell table:style-name="ce246" office:value-type="float" office:value="0" calcext:value-type="float">
            <text:p>0</text:p>
          </table:table-cell>
          <table:table-cell table:style-name="ce246" table:formula="of:=[$'Detailed Results'.$BS$89]" office:value-type="float" office:value="8.8" calcext:value-type="float">
            <text:p>8.8</text:p>
          </table:table-cell>
          <table:table-cell table:number-columns-repeated="1017"/>
        </table:table-row>
        <table:table-row table:style-name="ro23">
          <table:covered-table-cell table:style-name="ce243"/>
          <table:table-cell table:style-name="ce246" table:number-columns-repeated="6"/>
          <table:table-cell table:number-columns-repeated="1017"/>
        </table:table-row>
        <table:table-row table:style-name="ro23">
          <table:table-cell table:style-name="ce75" office:value-type="float" office:value="68" calcext:value-type="float" table:number-columns-spanned="1" table:number-rows-spanned="2">
            <text:p>68</text:p>
          </table:table-cell>
          <table:table-cell table:formula="of:=[$'Detailed Results'.$BT$22]" office:value-type="float" office:value="19" calcext:value-type="float">
            <text:p>19</text:p>
          </table:table-cell>
          <table:table-cell table:formula="of:=[$'Detailed Results'.$BT$47]" office:value-type="float" office:value="16" calcext:value-type="float">
            <text:p>16</text:p>
          </table:table-cell>
          <table:table-cell table:formula="of:=[$'Detailed Results'.$BT$65]" office:value-type="float" office:value="28" calcext:value-type="float">
            <text:p>28</text:p>
          </table:table-cell>
          <table:table-cell table:formula="of:=[$'Detailed Results'.$BT$72]" office:value-type="float" office:value="5" calcext:value-type="float">
            <text:p>5</text:p>
          </table:table-cell>
          <table:table-cell office:value-type="float" office:value="0" calcext:value-type="float">
            <text:p>0</text:p>
          </table:table-cell>
          <table:table-cell table:formula="of:=[$'Detailed Results'.$BT$89]" office:value-type="float" office:value="2" calcext:value-type="float">
            <text:p>2</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69" calcext:value-type="float" table:number-columns-spanned="1" table:number-rows-spanned="2">
            <text:p>69</text:p>
          </table:table-cell>
          <table:table-cell table:formula="of:=[$'Detailed Results'.$BU$22]" office:value-type="float" office:value="18" calcext:value-type="float">
            <text:p>18</text:p>
          </table:table-cell>
          <table:table-cell table:formula="of:=[$'Detailed Results'.$BU$47]" office:value-type="float" office:value="16" calcext:value-type="float">
            <text:p>16</text:p>
          </table:table-cell>
          <table:table-cell table:formula="of:=[$'Detailed Results'.$BU$65]" office:value-type="float" office:value="30" calcext:value-type="float">
            <text:p>30</text:p>
          </table:table-cell>
          <table:table-cell table:formula="of:=[$'Detailed Results'.$BU$72]" office:value-type="float" office:value="4" calcext:value-type="float">
            <text:p>4</text:p>
          </table:table-cell>
          <table:table-cell office:value-type="float" office:value="0" calcext:value-type="float">
            <text:p>0</text:p>
          </table:table-cell>
          <table:table-cell table:formula="of:=[$'Detailed Results'.$BU$89]" office:value-type="float" office:value="2" calcext:value-type="float">
            <text:p>2</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70" calcext:value-type="float" table:number-columns-spanned="1" table:number-rows-spanned="2">
            <text:p>70</text:p>
          </table:table-cell>
          <table:table-cell table:formula="of:=[$'Detailed Results'.$BV$22]" office:value-type="float" office:value="19" calcext:value-type="float">
            <text:p>19</text:p>
          </table:table-cell>
          <table:table-cell table:formula="of:=[$'Detailed Results'.$BV$47]" office:value-type="float" office:value="16" calcext:value-type="float">
            <text:p>16</text:p>
          </table:table-cell>
          <table:table-cell table:formula="of:=[$'Detailed Results'.$BV$65]" office:value-type="float" office:value="33.5" calcext:value-type="float">
            <text:p>33.5</text:p>
          </table:table-cell>
          <table:table-cell table:formula="of:=[$'Detailed Results'.$BV$72]" office:value-type="float" office:value="10" calcext:value-type="float">
            <text:p>10</text:p>
          </table:table-cell>
          <table:table-cell office:value-type="float" office:value="0" calcext:value-type="float">
            <text:p>0</text:p>
          </table:table-cell>
          <table:table-cell table:formula="of:=[$'Detailed Results'.$BV$89]" office:value-type="float" office:value="2" calcext:value-type="float">
            <text:p>2</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71" calcext:value-type="float" table:number-columns-spanned="1" table:number-rows-spanned="2">
            <text:p>71</text:p>
          </table:table-cell>
          <table:table-cell table:formula="of:=[$'Detailed Results'.$BW$22]" office:value-type="float" office:value="19" calcext:value-type="float">
            <text:p>19</text:p>
          </table:table-cell>
          <table:table-cell table:formula="of:=[$'Detailed Results'.$BW$47]" office:value-type="float" office:value="16" calcext:value-type="float">
            <text:p>16</text:p>
          </table:table-cell>
          <table:table-cell table:formula="of:=[$'Detailed Results'.$BW$65]" office:value-type="float" office:value="30" calcext:value-type="float">
            <text:p>30</text:p>
          </table:table-cell>
          <table:table-cell table:formula="of:=[$'Detailed Results'.$BW$72]" office:value-type="float" office:value="9" calcext:value-type="float">
            <text:p>9</text:p>
          </table:table-cell>
          <table:table-cell office:value-type="float" office:value="0" calcext:value-type="float">
            <text:p>0</text:p>
          </table:table-cell>
          <table:table-cell table:formula="of:=[$'Detailed Results'.$BW$89]" office:value-type="float" office:value="2" calcext:value-type="float">
            <text:p>2</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72" calcext:value-type="float" table:number-columns-spanned="1" table:number-rows-spanned="2">
            <text:p>72</text:p>
          </table:table-cell>
          <table:table-cell table:formula="of:=[$'Detailed Results'.$BX$22]" office:value-type="float" office:value="17" calcext:value-type="float">
            <text:p>17</text:p>
          </table:table-cell>
          <table:table-cell table:formula="of:=[$'Detailed Results'.$BX$47]" office:value-type="float" office:value="16" calcext:value-type="float">
            <text:p>16</text:p>
          </table:table-cell>
          <table:table-cell table:formula="of:=[$'Detailed Results'.$BX$65]" office:value-type="float" office:value="28.5" calcext:value-type="float">
            <text:p>28.5</text:p>
          </table:table-cell>
          <table:table-cell table:formula="of:=[$'Detailed Results'.$BX$72]" office:value-type="float" office:value="10" calcext:value-type="float">
            <text:p>10</text:p>
          </table:table-cell>
          <table:table-cell office:value-type="float" office:value="0" calcext:value-type="float">
            <text:p>0</text:p>
          </table:table-cell>
          <table:table-cell table:formula="of:=[$'Detailed Results'.$BX$89]" office:value-type="float" office:value="2" calcext:value-type="float">
            <text:p>2</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73" calcext:value-type="float" table:number-columns-spanned="1" table:number-rows-spanned="2">
            <text:p>73</text:p>
          </table:table-cell>
          <table:table-cell table:formula="of:=[$'Detailed Results'.$BY$22]" office:value-type="float" office:value="16" calcext:value-type="float">
            <text:p>16</text:p>
          </table:table-cell>
          <table:table-cell table:formula="of:=[$'Detailed Results'.$BY$47]" office:value-type="float" office:value="16" calcext:value-type="float">
            <text:p>16</text:p>
          </table:table-cell>
          <table:table-cell table:formula="of:=[$'Detailed Results'.$BY$65]" office:value-type="float" office:value="31" calcext:value-type="float">
            <text:p>31</text:p>
          </table:table-cell>
          <table:table-cell table:formula="of:=[$'Detailed Results'.$BY$72]" office:value-type="float" office:value="4" calcext:value-type="float">
            <text:p>4</text:p>
          </table:table-cell>
          <table:table-cell office:value-type="float" office:value="0" calcext:value-type="float">
            <text:p>0</text:p>
          </table:table-cell>
          <table:table-cell table:formula="of:=[$'Detailed Results'.$BY$89]" office:value-type="float" office:value="2" calcext:value-type="float">
            <text:p>2</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74" calcext:value-type="float" table:number-columns-spanned="1" table:number-rows-spanned="2">
            <text:p>74</text:p>
          </table:table-cell>
          <table:table-cell table:formula="of:=[$'Detailed Results'.$BZ$22]" office:value-type="float" office:value="19" calcext:value-type="float">
            <text:p>19</text:p>
          </table:table-cell>
          <table:table-cell table:formula="of:=[$'Detailed Results'.$BZ$47]" office:value-type="float" office:value="16" calcext:value-type="float">
            <text:p>16</text:p>
          </table:table-cell>
          <table:table-cell table:formula="of:=[$'Detailed Results'.$BZ$65]" office:value-type="float" office:value="32.5" calcext:value-type="float">
            <text:p>32.5</text:p>
          </table:table-cell>
          <table:table-cell table:formula="of:=[$'Detailed Results'.$BZ$72]" office:value-type="float" office:value="9" calcext:value-type="float">
            <text:p>9</text:p>
          </table:table-cell>
          <table:table-cell table:style-name="ce41" office:value-type="float" office:value="7" calcext:value-type="float">
            <text:p>7</text:p>
          </table:table-cell>
          <table:table-cell table:formula="of:=[$'Detailed Results'.$BZ$89]" office:value-type="float" office:value="2" calcext:value-type="float">
            <text:p>2</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75" calcext:value-type="float" table:number-columns-spanned="1" table:number-rows-spanned="2">
            <text:p>75</text:p>
          </table:table-cell>
          <table:table-cell table:formula="of:=[$'Detailed Results'.$CA$22]" office:value-type="float" office:value="14" calcext:value-type="float">
            <text:p>14</text:p>
          </table:table-cell>
          <table:table-cell table:formula="of:=[$'Detailed Results'.$CA$47]" office:value-type="float" office:value="16" calcext:value-type="float">
            <text:p>16</text:p>
          </table:table-cell>
          <table:table-cell table:formula="of:=[$'Detailed Results'.$CA$65]" office:value-type="float" office:value="30" calcext:value-type="float">
            <text:p>30</text:p>
          </table:table-cell>
          <table:table-cell table:formula="of:=[$'Detailed Results'.$CA$72]" office:value-type="float" office:value="10" calcext:value-type="float">
            <text:p>10</text:p>
          </table:table-cell>
          <table:table-cell office:value-type="float" office:value="0" calcext:value-type="float">
            <text:p>0</text:p>
          </table:table-cell>
          <table:table-cell table:formula="of:=[$'Detailed Results'.$CA$89]" office:value-type="float" office:value="2" calcext:value-type="float">
            <text:p>2</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76" calcext:value-type="float" table:number-columns-spanned="1" table:number-rows-spanned="2">
            <text:p>76</text:p>
          </table:table-cell>
          <table:table-cell table:formula="of:=[$'Detailed Results'.$CB$22]" office:value-type="float" office:value="16" calcext:value-type="float">
            <text:p>16</text:p>
          </table:table-cell>
          <table:table-cell table:formula="of:=[$'Detailed Results'.$CB$47]" office:value-type="float" office:value="0" calcext:value-type="float">
            <text:p>0</text:p>
          </table:table-cell>
          <table:table-cell table:formula="of:=[$'Detailed Results'.$CB$65]" office:value-type="float" office:value="1" calcext:value-type="float">
            <text:p>1</text:p>
          </table:table-cell>
          <table:table-cell table:formula="of:=[$'Detailed Results'.$CB$72]" office:value-type="float" office:value="3" calcext:value-type="float">
            <text:p>3</text:p>
          </table:table-cell>
          <table:table-cell office:value-type="float" office:value="0" calcext:value-type="float">
            <text:p>0</text:p>
          </table:table-cell>
          <table:table-cell table:formula="of:=[$'Detailed Results'.$CB$89]" office:value-type="float" office:value="2" calcext:value-type="float">
            <text:p>2</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77" calcext:value-type="float" table:number-columns-spanned="1" table:number-rows-spanned="2">
            <text:p>77</text:p>
          </table:table-cell>
          <table:table-cell table:formula="of:=[$'Detailed Results'.$CC$22]" office:value-type="float" office:value="19" calcext:value-type="float">
            <text:p>19</text:p>
          </table:table-cell>
          <table:table-cell table:formula="of:=[$'Detailed Results'.$CC$47]" office:value-type="float" office:value="0" calcext:value-type="float">
            <text:p>0</text:p>
          </table:table-cell>
          <table:table-cell table:formula="of:=[$'Detailed Results'.$CC$65]" office:value-type="float" office:value="32.5" calcext:value-type="float">
            <text:p>32.5</text:p>
          </table:table-cell>
          <table:table-cell table:formula="of:=[$'Detailed Results'.$CC$72]" office:value-type="float" office:value="4" calcext:value-type="float">
            <text:p>4</text:p>
          </table:table-cell>
          <table:table-cell office:value-type="float" office:value="0" calcext:value-type="float">
            <text:p>0</text:p>
          </table:table-cell>
          <table:table-cell table:formula="of:=[$'Detailed Results'.$CC$89]" office:value-type="float" office:value="1.5" calcext:value-type="float">
            <text:p>1.5</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78" calcext:value-type="float" table:number-columns-spanned="1" table:number-rows-spanned="2">
            <text:p>78</text:p>
          </table:table-cell>
          <table:table-cell table:formula="of:=[$'Detailed Results'.$CD$22]" office:value-type="float" office:value="16" calcext:value-type="float">
            <text:p>16</text:p>
          </table:table-cell>
          <table:table-cell table:formula="of:=[$'Detailed Results'.$CD$47]" office:value-type="float" office:value="16" calcext:value-type="float">
            <text:p>16</text:p>
          </table:table-cell>
          <table:table-cell table:formula="of:=[$'Detailed Results'.$CD$65]" office:value-type="float" office:value="31.5" calcext:value-type="float">
            <text:p>31.5</text:p>
          </table:table-cell>
          <table:table-cell table:formula="of:=[$'Detailed Results'.$CD$72]" office:value-type="float" office:value="10" calcext:value-type="float">
            <text:p>10</text:p>
          </table:table-cell>
          <table:table-cell table:style-name="ce41" office:value-type="float" office:value="2" calcext:value-type="float">
            <text:p>2</text:p>
          </table:table-cell>
          <table:table-cell table:formula="of:=[$'Detailed Results'.$CD$89]" office:value-type="float" office:value="2" calcext:value-type="float">
            <text:p>2</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75" office:value-type="float" office:value="79" calcext:value-type="float" table:number-columns-spanned="1" table:number-rows-spanned="2">
            <text:p>79</text:p>
          </table:table-cell>
          <table:table-cell table:formula="of:=[$'Detailed Results'.$CE$22]" office:value-type="float" office:value="17" calcext:value-type="float">
            <text:p>17</text:p>
          </table:table-cell>
          <table:table-cell table:formula="of:=[$'Detailed Results'.$CE$47]" office:value-type="float" office:value="16" calcext:value-type="float">
            <text:p>16</text:p>
          </table:table-cell>
          <table:table-cell table:formula="of:=[$'Detailed Results'.$CE$65]" office:value-type="float" office:value="31" calcext:value-type="float">
            <text:p>31</text:p>
          </table:table-cell>
          <table:table-cell table:formula="of:=[$'Detailed Results'.$CE$72]" office:value-type="float" office:value="10" calcext:value-type="float">
            <text:p>10</text:p>
          </table:table-cell>
          <table:table-cell office:value-type="float" office:value="0" calcext:value-type="float">
            <text:p>0</text:p>
          </table:table-cell>
          <table:table-cell table:formula="of:=[$'Detailed Results'.$CE$89]" office:value-type="float" office:value="3.5" calcext:value-type="float">
            <text:p>3.5</text:p>
          </table:table-cell>
          <table:table-cell table:number-columns-repeated="1017"/>
        </table:table-row>
        <table:table-row table:style-name="ro23">
          <table:covered-table-cell table:style-name="ce186"/>
          <table:table-cell table:number-columns-repeated="1023"/>
        </table:table-row>
        <table:table-row table:style-name="ro23">
          <table:table-cell table:style-name="ce105" office:value-type="float" office:value="80" calcext:value-type="float" table:number-columns-spanned="1" table:number-rows-spanned="2">
            <text:p>80</text:p>
          </table:table-cell>
          <table:table-cell table:formula="of:=[$'Detailed Results'.$CF$22]" office:value-type="float" office:value="15" calcext:value-type="float">
            <text:p>15</text:p>
          </table:table-cell>
          <table:table-cell table:formula="of:=[$'Detailed Results'.$CF$47]" office:value-type="float" office:value="16" calcext:value-type="float">
            <text:p>16</text:p>
          </table:table-cell>
          <table:table-cell table:formula="of:=[$'Detailed Results'.$CF$65]" office:value-type="float" office:value="34" calcext:value-type="float">
            <text:p>34</text:p>
          </table:table-cell>
          <table:table-cell table:formula="of:=[$'Detailed Results'.$CF$72]" office:value-type="float" office:value="10" calcext:value-type="float">
            <text:p>10</text:p>
          </table:table-cell>
          <table:table-cell table:style-name="ce41" office:value-type="float" office:value="10" calcext:value-type="float">
            <text:p>10</text:p>
          </table:table-cell>
          <table:table-cell table:formula="of:=[$'Detailed Results'.$CF$89]" office:value-type="float" office:value="2" calcext:value-type="float">
            <text:p>2</text:p>
          </table:table-cell>
          <table:table-cell table:number-columns-repeated="1017"/>
        </table:table-row>
        <table:table-row table:style-name="ro23">
          <table:covered-table-cell/>
          <table:table-cell table:number-columns-repeated="1023"/>
        </table:table-row>
        <table:table-row table:style-name="ro23" table:number-rows-repeated="37">
          <table:table-cell table:number-columns-repeated="1024"/>
        </table:table-row>
        <table:table-row table:style-name="ro24" table:number-rows-repeated="1048376">
          <table:table-cell table:number-columns-repeated="1024"/>
        </table:table-row>
        <table:table-row table:style-name="ro24">
          <table:table-cell table:number-columns-repeated="1024"/>
        </table:table-row>
      </table:table>
      <table:table table:name="Competition" table:style-name="ta6">
        <office:forms form:automatic-focus="false" form:apply-design-mode="false"/>
        <table:table-column table:style-name="co28" table:number-columns-repeated="3" table:default-cell-style-name="Default"/>
        <table:table-row table:style-name="ro23">
          <table:table-cell table:style-name="ce247" office:value-type="string" calcext:value-type="string">
            <text:p>Group</text:p>
          </table:table-cell>
          <table:table-cell table:style-name="ce247" office:value-type="string" calcext:value-type="string">
            <text:p>RMSE</text:p>
          </table:table-cell>
          <table:table-cell table:style-name="ce249" office:value-type="string" calcext:value-type="string">
            <text:p>Extra mark</text:p>
          </table:table-cell>
        </table:table-row>
        <table:table-row table:style-name="ro23">
          <table:table-cell table:style-name="ce248" office:value-type="string" calcext:value-type="string">
            <text:p>Group 80</text:p>
          </table:table-cell>
          <table:table-cell table:style-name="ce248" office:value-type="float" office:value="0.087606" calcext:value-type="float">
            <text:p>0.087606</text:p>
          </table:table-cell>
          <table:table-cell table:style-name="ce248" office:value-type="float" office:value="10" calcext:value-type="float">
            <text:p>10</text:p>
          </table:table-cell>
        </table:table-row>
        <table:table-row table:style-name="ro23">
          <table:table-cell table:style-name="ce248" office:value-type="string" calcext:value-type="string">
            <text:p>Group 24</text:p>
          </table:table-cell>
          <table:table-cell table:style-name="ce248" office:value-type="float" office:value="0.089049" calcext:value-type="float">
            <text:p>0.089049</text:p>
          </table:table-cell>
          <table:table-cell table:style-name="ce248" office:value-type="float" office:value="9" calcext:value-type="float">
            <text:p>9</text:p>
          </table:table-cell>
        </table:table-row>
        <table:table-row table:style-name="ro23">
          <table:table-cell table:style-name="ce248" office:value-type="string" calcext:value-type="string">
            <text:p>Group 8</text:p>
          </table:table-cell>
          <table:table-cell table:style-name="ce248" office:value-type="float" office:value="0.09646" calcext:value-type="float">
            <text:p>0.09646</text:p>
          </table:table-cell>
          <table:table-cell table:style-name="ce248" office:value-type="float" office:value="8" calcext:value-type="float">
            <text:p>8</text:p>
          </table:table-cell>
        </table:table-row>
        <table:table-row table:style-name="ro23">
          <table:table-cell table:style-name="ce248" office:value-type="string" calcext:value-type="string">
            <text:p>Group 74</text:p>
          </table:table-cell>
          <table:table-cell table:style-name="ce248" office:value-type="float" office:value="0.097492" calcext:value-type="float">
            <text:p>0.097492</text:p>
          </table:table-cell>
          <table:table-cell table:style-name="ce248" office:value-type="float" office:value="7" calcext:value-type="float">
            <text:p>7</text:p>
          </table:table-cell>
        </table:table-row>
        <table:table-row table:style-name="ro23">
          <table:table-cell table:style-name="ce248" office:value-type="string" calcext:value-type="string">
            <text:p>Group 51</text:p>
          </table:table-cell>
          <table:table-cell table:style-name="ce248" office:value-type="float" office:value="0.100414" calcext:value-type="float">
            <text:p>0.100414</text:p>
          </table:table-cell>
          <table:table-cell table:style-name="ce248" office:value-type="float" office:value="6" calcext:value-type="float">
            <text:p>6</text:p>
          </table:table-cell>
        </table:table-row>
        <table:table-row table:style-name="ro23">
          <table:table-cell table:style-name="ce248" office:value-type="string" calcext:value-type="string">
            <text:p>Group 61</text:p>
          </table:table-cell>
          <table:table-cell table:style-name="ce248" office:value-type="float" office:value="0.102349" calcext:value-type="float">
            <text:p>0.102349</text:p>
          </table:table-cell>
          <table:table-cell table:style-name="ce248" office:value-type="float" office:value="5" calcext:value-type="float">
            <text:p>5</text:p>
          </table:table-cell>
        </table:table-row>
        <table:table-row table:style-name="ro23">
          <table:table-cell table:style-name="ce248" office:value-type="string" calcext:value-type="string">
            <text:p>Group 7</text:p>
          </table:table-cell>
          <table:table-cell table:style-name="ce248" office:value-type="float" office:value="0.103784" calcext:value-type="float">
            <text:p>0.103784</text:p>
          </table:table-cell>
          <table:table-cell table:style-name="ce248" office:value-type="float" office:value="4" calcext:value-type="float">
            <text:p>4</text:p>
          </table:table-cell>
        </table:table-row>
        <table:table-row table:style-name="ro23">
          <table:table-cell table:style-name="ce248" office:value-type="string" calcext:value-type="string">
            <text:p>Group 43</text:p>
          </table:table-cell>
          <table:table-cell table:style-name="ce248" office:value-type="float" office:value="0.10387" calcext:value-type="float">
            <text:p>0.10387</text:p>
          </table:table-cell>
          <table:table-cell table:style-name="ce248" office:value-type="float" office:value="3" calcext:value-type="float">
            <text:p>3</text:p>
          </table:table-cell>
        </table:table-row>
        <table:table-row table:style-name="ro23">
          <table:table-cell table:style-name="ce248" office:value-type="string" calcext:value-type="string">
            <text:p>Group 78</text:p>
          </table:table-cell>
          <table:table-cell table:style-name="ce248" office:value-type="float" office:value="0.104187" calcext:value-type="float">
            <text:p>0.104187</text:p>
          </table:table-cell>
          <table:table-cell table:style-name="ce248" office:value-type="float" office:value="2" calcext:value-type="float">
            <text:p>2</text:p>
          </table:table-cell>
        </table:table-row>
        <table:table-row table:style-name="ro23">
          <table:table-cell table:style-name="ce248" office:value-type="string" calcext:value-type="string">
            <text:p>Group 20</text:p>
          </table:table-cell>
          <table:table-cell table:style-name="ce248" office:value-type="float" office:value="0.10468" calcext:value-type="float">
            <text:p>0.10468</text:p>
          </table:table-cell>
          <table:table-cell table:style-name="ce248" office:value-type="float" office:value="1" calcext:value-type="float">
            <text:p>1</text:p>
          </table:table-cell>
        </table:table-row>
        <table:table-row table:style-name="ro23">
          <table:table-cell office:value-type="string" calcext:value-type="string">
            <text:p>Group 46</text:p>
          </table:table-cell>
          <table:table-cell office:value-type="float" office:value="0.105014" calcext:value-type="float">
            <text:p>0.105014</text:p>
          </table:table-cell>
          <table:table-cell/>
        </table:table-row>
        <table:table-row table:style-name="ro23">
          <table:table-cell office:value-type="string" calcext:value-type="string">
            <text:p>Group 9</text:p>
          </table:table-cell>
          <table:table-cell office:value-type="float" office:value="0.105469" calcext:value-type="float">
            <text:p>0.105469</text:p>
          </table:table-cell>
          <table:table-cell/>
        </table:table-row>
        <table:table-row table:style-name="ro23">
          <table:table-cell office:value-type="string" calcext:value-type="string">
            <text:p>Group 41</text:p>
          </table:table-cell>
          <table:table-cell office:value-type="float" office:value="0.105483" calcext:value-type="float">
            <text:p>0.105483</text:p>
          </table:table-cell>
          <table:table-cell/>
        </table:table-row>
        <table:table-row table:style-name="ro23">
          <table:table-cell office:value-type="string" calcext:value-type="string">
            <text:p>Group 79</text:p>
          </table:table-cell>
          <table:table-cell office:value-type="float" office:value="0.105484" calcext:value-type="float">
            <text:p>0.105484</text:p>
          </table:table-cell>
          <table:table-cell/>
        </table:table-row>
        <table:table-row table:style-name="ro23">
          <table:table-cell office:value-type="string" calcext:value-type="string">
            <text:p>Group 47</text:p>
          </table:table-cell>
          <table:table-cell office:value-type="float" office:value="0.105544" calcext:value-type="float">
            <text:p>0.105544</text:p>
          </table:table-cell>
          <table:table-cell/>
        </table:table-row>
        <table:table-row table:style-name="ro23">
          <table:table-cell office:value-type="string" calcext:value-type="string">
            <text:p>Group 25</text:p>
          </table:table-cell>
          <table:table-cell office:value-type="float" office:value="0.105584" calcext:value-type="float">
            <text:p>0.105584</text:p>
          </table:table-cell>
          <table:table-cell/>
        </table:table-row>
        <table:table-row table:style-name="ro23">
          <table:table-cell office:value-type="string" calcext:value-type="string">
            <text:p>Group 34</text:p>
          </table:table-cell>
          <table:table-cell office:value-type="float" office:value="0.105783" calcext:value-type="float">
            <text:p>0.105783</text:p>
          </table:table-cell>
          <table:table-cell/>
        </table:table-row>
        <table:table-row table:style-name="ro23">
          <table:table-cell office:value-type="string" calcext:value-type="string">
            <text:p>Group 56</text:p>
          </table:table-cell>
          <table:table-cell office:value-type="float" office:value="0.10593" calcext:value-type="float">
            <text:p>0.10593</text:p>
          </table:table-cell>
          <table:table-cell/>
        </table:table-row>
        <table:table-row table:style-name="ro23">
          <table:table-cell office:value-type="string" calcext:value-type="string">
            <text:p>Group 19</text:p>
          </table:table-cell>
          <table:table-cell office:value-type="float" office:value="0.106096" calcext:value-type="float">
            <text:p>0.106096</text:p>
          </table:table-cell>
          <table:table-cell/>
        </table:table-row>
        <table:table-row table:style-name="ro23">
          <table:table-cell office:value-type="string" calcext:value-type="string">
            <text:p>Group 22</text:p>
          </table:table-cell>
          <table:table-cell office:value-type="float" office:value="0.106472" calcext:value-type="float">
            <text:p>0.106472</text:p>
          </table:table-cell>
          <table:table-cell/>
        </table:table-row>
        <table:table-row table:style-name="ro23">
          <table:table-cell office:value-type="string" calcext:value-type="string">
            <text:p>Group 10</text:p>
          </table:table-cell>
          <table:table-cell office:value-type="float" office:value="0.107399" calcext:value-type="float">
            <text:p>0.107399</text:p>
          </table:table-cell>
          <table:table-cell/>
        </table:table-row>
        <table:table-row table:style-name="ro23">
          <table:table-cell office:value-type="string" calcext:value-type="string">
            <text:p>Group 42</text:p>
          </table:table-cell>
          <table:table-cell office:value-type="float" office:value="0.107696" calcext:value-type="float">
            <text:p>0.107696</text:p>
          </table:table-cell>
          <table:table-cell/>
        </table:table-row>
        <table:table-row table:style-name="ro23">
          <table:table-cell office:value-type="string" calcext:value-type="string">
            <text:p>Group 35</text:p>
          </table:table-cell>
          <table:table-cell office:value-type="float" office:value="0.107888" calcext:value-type="float">
            <text:p>0.107888</text:p>
          </table:table-cell>
          <table:table-cell/>
        </table:table-row>
        <table:table-row table:style-name="ro23">
          <table:table-cell office:value-type="string" calcext:value-type="string">
            <text:p>Group 45</text:p>
          </table:table-cell>
          <table:table-cell office:value-type="float" office:value="0.109933" calcext:value-type="float">
            <text:p>0.109933</text:p>
          </table:table-cell>
          <table:table-cell/>
        </table:table-row>
        <table:table-row table:style-name="ro23">
          <table:table-cell office:value-type="string" calcext:value-type="string">
            <text:p>Group 32</text:p>
          </table:table-cell>
          <table:table-cell office:value-type="float" office:value="0.110034" calcext:value-type="float">
            <text:p>0.110034</text:p>
          </table:table-cell>
          <table:table-cell/>
        </table:table-row>
        <table:table-row table:style-name="ro23">
          <table:table-cell office:value-type="string" calcext:value-type="string">
            <text:p>Group 26</text:p>
          </table:table-cell>
          <table:table-cell office:value-type="float" office:value="0.111302" calcext:value-type="float">
            <text:p>0.111302</text:p>
          </table:table-cell>
          <table:table-cell/>
        </table:table-row>
        <table:table-row table:style-name="ro23">
          <table:table-cell office:value-type="string" calcext:value-type="string">
            <text:p>Group 60</text:p>
          </table:table-cell>
          <table:table-cell office:value-type="float" office:value="0.111619" calcext:value-type="float">
            <text:p>0.111619</text:p>
          </table:table-cell>
          <table:table-cell/>
        </table:table-row>
        <table:table-row table:style-name="ro23">
          <table:table-cell office:value-type="string" calcext:value-type="string">
            <text:p>Group 75</text:p>
          </table:table-cell>
          <table:table-cell office:value-type="float" office:value="0.111646" calcext:value-type="float">
            <text:p>0.111646</text:p>
          </table:table-cell>
          <table:table-cell/>
        </table:table-row>
        <table:table-row table:style-name="ro23">
          <table:table-cell office:value-type="string" calcext:value-type="string">
            <text:p>Group 48</text:p>
          </table:table-cell>
          <table:table-cell office:value-type="float" office:value="0.112074" calcext:value-type="float">
            <text:p>0.112074</text:p>
          </table:table-cell>
          <table:table-cell/>
        </table:table-row>
        <table:table-row table:style-name="ro23">
          <table:table-cell office:value-type="string" calcext:value-type="string">
            <text:p>Group 53</text:p>
          </table:table-cell>
          <table:table-cell office:value-type="float" office:value="0.112165" calcext:value-type="float">
            <text:p>0.112165</text:p>
          </table:table-cell>
          <table:table-cell/>
        </table:table-row>
        <table:table-row table:style-name="ro23">
          <table:table-cell office:value-type="string" calcext:value-type="string">
            <text:p>Group 72</text:p>
          </table:table-cell>
          <table:table-cell office:value-type="float" office:value="0.112233" calcext:value-type="float">
            <text:p>0.112233</text:p>
          </table:table-cell>
          <table:table-cell/>
        </table:table-row>
        <table:table-row table:style-name="ro23">
          <table:table-cell office:value-type="string" calcext:value-type="string">
            <text:p>Group 13</text:p>
          </table:table-cell>
          <table:table-cell office:value-type="float" office:value="0.112672" calcext:value-type="float">
            <text:p>0.112672</text:p>
          </table:table-cell>
          <table:table-cell/>
        </table:table-row>
        <table:table-row table:style-name="ro23">
          <table:table-cell office:value-type="string" calcext:value-type="string">
            <text:p>Group 38</text:p>
          </table:table-cell>
          <table:table-cell office:value-type="float" office:value="0.113481" calcext:value-type="float">
            <text:p>0.113481</text:p>
          </table:table-cell>
          <table:table-cell/>
        </table:table-row>
        <table:table-row table:style-name="ro23">
          <table:table-cell office:value-type="string" calcext:value-type="string">
            <text:p>Group 30</text:p>
          </table:table-cell>
          <table:table-cell office:value-type="float" office:value="0.1144" calcext:value-type="float">
            <text:p>0.1144</text:p>
          </table:table-cell>
          <table:table-cell/>
        </table:table-row>
        <table:table-row table:style-name="ro23">
          <table:table-cell office:value-type="string" calcext:value-type="string">
            <text:p>Group 3</text:p>
          </table:table-cell>
          <table:table-cell office:value-type="float" office:value="0.115048" calcext:value-type="float">
            <text:p>0.115048</text:p>
          </table:table-cell>
          <table:table-cell/>
        </table:table-row>
        <table:table-row table:style-name="ro23">
          <table:table-cell office:value-type="string" calcext:value-type="string">
            <text:p>Group 16</text:p>
          </table:table-cell>
          <table:table-cell office:value-type="float" office:value="0.116378" calcext:value-type="float">
            <text:p>0.116378</text:p>
          </table:table-cell>
          <table:table-cell/>
        </table:table-row>
        <table:table-row table:style-name="ro23">
          <table:table-cell office:value-type="string" calcext:value-type="string">
            <text:p>Group 21</text:p>
          </table:table-cell>
          <table:table-cell office:value-type="float" office:value="0.117107" calcext:value-type="float">
            <text:p>0.117107</text:p>
          </table:table-cell>
          <table:table-cell/>
        </table:table-row>
        <table:table-row table:style-name="ro23">
          <table:table-cell office:value-type="string" calcext:value-type="string">
            <text:p>Group 70</text:p>
          </table:table-cell>
          <table:table-cell office:value-type="float" office:value="0.117495" calcext:value-type="float">
            <text:p>0.117495</text:p>
          </table:table-cell>
          <table:table-cell/>
        </table:table-row>
        <table:table-row table:style-name="ro23">
          <table:table-cell office:value-type="string" calcext:value-type="string">
            <text:p>Group 71</text:p>
          </table:table-cell>
          <table:table-cell office:value-type="float" office:value="0.118331" calcext:value-type="float">
            <text:p>0.118331</text:p>
          </table:table-cell>
          <table:table-cell/>
        </table:table-row>
        <table:table-row table:style-name="ro23">
          <table:table-cell office:value-type="string" calcext:value-type="string">
            <text:p>Group 5</text:p>
          </table:table-cell>
          <table:table-cell office:value-type="float" office:value="0.120117" calcext:value-type="float">
            <text:p>0.120117</text:p>
          </table:table-cell>
          <table:table-cell/>
        </table:table-row>
        <table:table-row table:style-name="ro23">
          <table:table-cell office:value-type="string" calcext:value-type="string">
            <text:p>Group 11</text:p>
          </table:table-cell>
          <table:table-cell office:value-type="float" office:value="0.120654" calcext:value-type="float">
            <text:p>0.120654</text:p>
          </table:table-cell>
          <table:table-cell/>
        </table:table-row>
        <table:table-row table:style-name="ro23">
          <table:table-cell office:value-type="string" calcext:value-type="string">
            <text:p>Group 33</text:p>
          </table:table-cell>
          <table:table-cell office:value-type="float" office:value="0.121651" calcext:value-type="float">
            <text:p>0.121651</text:p>
          </table:table-cell>
          <table:table-cell/>
        </table:table-row>
        <table:table-row table:style-name="ro23">
          <table:table-cell office:value-type="string" calcext:value-type="string">
            <text:p>Group 66</text:p>
          </table:table-cell>
          <table:table-cell office:value-type="float" office:value="0.121944" calcext:value-type="float">
            <text:p>0.121944</text:p>
          </table:table-cell>
          <table:table-cell/>
        </table:table-row>
        <table:table-row table:style-name="ro23">
          <table:table-cell office:value-type="string" calcext:value-type="string">
            <text:p>Group 52</text:p>
          </table:table-cell>
          <table:table-cell office:value-type="float" office:value="0.127277" calcext:value-type="float">
            <text:p>0.127277</text:p>
          </table:table-cell>
          <table:table-cell/>
        </table:table-row>
        <table:table-row table:style-name="ro23">
          <table:table-cell office:value-type="string" calcext:value-type="string">
            <text:p>Group 50</text:p>
          </table:table-cell>
          <table:table-cell office:value-type="float" office:value="0.132929" calcext:value-type="float">
            <text:p>0.132929</text:p>
          </table:table-cell>
          <table:table-cell/>
        </table:table-row>
        <table:table-row table:style-name="ro23">
          <table:table-cell office:value-type="string" calcext:value-type="string">
            <text:p>Group 36</text:p>
          </table:table-cell>
          <table:table-cell office:value-type="float" office:value="0.133716" calcext:value-type="float">
            <text:p>0.133716</text:p>
          </table:table-cell>
          <table:table-cell/>
        </table:table-row>
        <table:table-row table:style-name="ro23">
          <table:table-cell office:value-type="string" calcext:value-type="string">
            <text:p>Group 6</text:p>
          </table:table-cell>
          <table:table-cell office:value-type="float" office:value="0.139373" calcext:value-type="float">
            <text:p>0.139373</text:p>
          </table:table-cell>
          <table:table-cell/>
        </table:table-row>
        <table:table-row table:style-name="ro23">
          <table:table-cell office:value-type="string" calcext:value-type="string">
            <text:p>Group 44</text:p>
          </table:table-cell>
          <table:table-cell office:value-type="float" office:value="0.148891" calcext:value-type="float">
            <text:p>0.148891</text:p>
          </table:table-cell>
          <table:table-cell/>
        </table:table-row>
        <table:table-row table:style-name="ro23">
          <table:table-cell office:value-type="string" calcext:value-type="string">
            <text:p>Group 12</text:p>
          </table:table-cell>
          <table:table-cell office:value-type="float" office:value="0.161707" calcext:value-type="float">
            <text:p>0.161707</text:p>
          </table:table-cell>
          <table:table-cell/>
        </table:table-row>
        <table:table-row table:style-name="ro23">
          <table:table-cell office:value-type="string" calcext:value-type="string">
            <text:p>Group 54</text:p>
          </table:table-cell>
          <table:table-cell office:value-type="float" office:value="0.161757" calcext:value-type="float">
            <text:p>0.161757</text:p>
          </table:table-cell>
          <table:table-cell/>
        </table:table-row>
        <table:table-row table:style-name="ro23">
          <table:table-cell office:value-type="string" calcext:value-type="string">
            <text:p>Group 37</text:p>
          </table:table-cell>
          <table:table-cell office:value-type="float" office:value="0.17297" calcext:value-type="float">
            <text:p>0.17297</text:p>
          </table:table-cell>
          <table:table-cell/>
        </table:table-row>
        <table:table-row table:style-name="ro23">
          <table:table-cell office:value-type="string" calcext:value-type="string">
            <text:p>Group 68</text:p>
          </table:table-cell>
          <table:table-cell office:value-type="float" office:value="0.185042" calcext:value-type="float">
            <text:p>0.185042</text:p>
          </table:table-cell>
          <table:table-cell/>
        </table:table-row>
        <table:table-row table:style-name="ro23">
          <table:table-cell office:value-type="string" calcext:value-type="string">
            <text:p>Group 14</text:p>
          </table:table-cell>
          <table:table-cell office:value-type="float" office:value="0.286794" calcext:value-type="float">
            <text:p>0.286794</text:p>
          </table:table-cell>
          <table:table-cell/>
        </table:table-row>
        <table:table-row table:style-name="ro23">
          <table:table-cell office:value-type="string" calcext:value-type="string">
            <text:p>Group 18</text:p>
          </table:table-cell>
          <table:table-cell office:value-type="float" office:value="0.312786" calcext:value-type="float">
            <text:p>0.312786</text:p>
          </table:table-cell>
          <table:table-cell/>
        </table:table-row>
        <table:table-row table:style-name="ro23">
          <table:table-cell office:value-type="string" calcext:value-type="string">
            <text:p>Group 1</text:p>
          </table:table-cell>
          <table:table-cell office:value-type="float" office:value="0.577332" calcext:value-type="float">
            <text:p>0.577332</text:p>
          </table:table-cell>
          <table:table-cell/>
        </table:table-row>
        <table:table-row table:style-name="ro23">
          <table:table-cell office:value-type="string" calcext:value-type="string">
            <text:p>Group 67</text:p>
          </table:table-cell>
          <table:table-cell office:value-type="float" office:value="0.672593" calcext:value-type="float">
            <text:p>0.672593</text:p>
          </table:table-cell>
          <table:table-cell/>
        </table:table-row>
        <table:table-row table:style-name="ro23">
          <table:table-cell office:value-type="string" calcext:value-type="string">
            <text:p>Group 2</text:p>
          </table:table-cell>
          <table:table-cell office:value-type="float" office:value="1.123733" calcext:value-type="float">
            <text:p>1.123733</text:p>
          </table:table-cell>
          <table:table-cell/>
        </table:table-row>
        <table:table-row table:style-name="ro23">
          <table:table-cell office:value-type="string" calcext:value-type="string">
            <text:p>Group 28</text:p>
          </table:table-cell>
          <table:table-cell office:value-type="float" office:value="1.311474" calcext:value-type="float">
            <text:p>1.311474</text:p>
          </table:table-cell>
          <table:table-cell/>
        </table:table-row>
        <table:table-row table:style-name="ro23">
          <table:table-cell office:value-type="string" calcext:value-type="string">
            <text:p>Group 4</text:p>
          </table:table-cell>
          <table:table-cell office:value-type="string" calcext:value-type="string">
            <text:p>n/a</text:p>
          </table:table-cell>
          <table:table-cell/>
        </table:table-row>
        <table:table-row table:style-name="ro23">
          <table:table-cell office:value-type="string" calcext:value-type="string">
            <text:p>Group 15</text:p>
          </table:table-cell>
          <table:table-cell office:value-type="string" calcext:value-type="string">
            <text:p>n/a</text:p>
          </table:table-cell>
          <table:table-cell/>
        </table:table-row>
        <table:table-row table:style-name="ro23">
          <table:table-cell office:value-type="string" calcext:value-type="string">
            <text:p>Group 17</text:p>
          </table:table-cell>
          <table:table-cell office:value-type="string" calcext:value-type="string">
            <text:p>n/a</text:p>
          </table:table-cell>
          <table:table-cell/>
        </table:table-row>
        <table:table-row table:style-name="ro23">
          <table:table-cell office:value-type="string" calcext:value-type="string">
            <text:p>Group 23</text:p>
          </table:table-cell>
          <table:table-cell office:value-type="string" calcext:value-type="string">
            <text:p>n/a</text:p>
          </table:table-cell>
          <table:table-cell/>
        </table:table-row>
        <table:table-row table:style-name="ro23">
          <table:table-cell office:value-type="string" calcext:value-type="string">
            <text:p>Group 27</text:p>
          </table:table-cell>
          <table:table-cell office:value-type="string" calcext:value-type="string">
            <text:p>n/a</text:p>
          </table:table-cell>
          <table:table-cell/>
        </table:table-row>
        <table:table-row table:style-name="ro23">
          <table:table-cell office:value-type="string" calcext:value-type="string">
            <text:p>Group 29</text:p>
          </table:table-cell>
          <table:table-cell office:value-type="string" calcext:value-type="string">
            <text:p>n/a</text:p>
          </table:table-cell>
          <table:table-cell/>
        </table:table-row>
        <table:table-row table:style-name="ro23">
          <table:table-cell office:value-type="string" calcext:value-type="string">
            <text:p>Group 31</text:p>
          </table:table-cell>
          <table:table-cell office:value-type="string" calcext:value-type="string">
            <text:p>n/a</text:p>
          </table:table-cell>
          <table:table-cell/>
        </table:table-row>
        <table:table-row table:style-name="ro23">
          <table:table-cell office:value-type="string" calcext:value-type="string">
            <text:p>Group 39</text:p>
          </table:table-cell>
          <table:table-cell office:value-type="string" calcext:value-type="string">
            <text:p>n/a</text:p>
          </table:table-cell>
          <table:table-cell/>
        </table:table-row>
        <table:table-row table:style-name="ro23">
          <table:table-cell office:value-type="string" calcext:value-type="string">
            <text:p>Group 40</text:p>
          </table:table-cell>
          <table:table-cell office:value-type="string" calcext:value-type="string">
            <text:p>n/a</text:p>
          </table:table-cell>
          <table:table-cell/>
        </table:table-row>
        <table:table-row table:style-name="ro23">
          <table:table-cell office:value-type="string" calcext:value-type="string">
            <text:p>Group 49</text:p>
          </table:table-cell>
          <table:table-cell office:value-type="string" calcext:value-type="string">
            <text:p>n/a</text:p>
          </table:table-cell>
          <table:table-cell/>
        </table:table-row>
        <table:table-row table:style-name="ro23">
          <table:table-cell office:value-type="string" calcext:value-type="string">
            <text:p>Group 55</text:p>
          </table:table-cell>
          <table:table-cell office:value-type="string" calcext:value-type="string">
            <text:p>n/a</text:p>
          </table:table-cell>
          <table:table-cell/>
        </table:table-row>
        <table:table-row table:style-name="ro23">
          <table:table-cell office:value-type="string" calcext:value-type="string">
            <text:p>Group 57</text:p>
          </table:table-cell>
          <table:table-cell office:value-type="string" calcext:value-type="string">
            <text:p>n/a</text:p>
          </table:table-cell>
          <table:table-cell/>
        </table:table-row>
        <table:table-row table:style-name="ro23">
          <table:table-cell office:value-type="string" calcext:value-type="string">
            <text:p>Group 58</text:p>
          </table:table-cell>
          <table:table-cell office:value-type="string" calcext:value-type="string">
            <text:p>n/a</text:p>
          </table:table-cell>
          <table:table-cell/>
        </table:table-row>
        <table:table-row table:style-name="ro23">
          <table:table-cell office:value-type="string" calcext:value-type="string">
            <text:p>Group 59</text:p>
          </table:table-cell>
          <table:table-cell office:value-type="string" calcext:value-type="string">
            <text:p>n/a</text:p>
          </table:table-cell>
          <table:table-cell/>
        </table:table-row>
        <table:table-row table:style-name="ro23">
          <table:table-cell office:value-type="string" calcext:value-type="string">
            <text:p>Group 62</text:p>
          </table:table-cell>
          <table:table-cell office:value-type="string" calcext:value-type="string">
            <text:p>n/a</text:p>
          </table:table-cell>
          <table:table-cell/>
        </table:table-row>
        <table:table-row table:style-name="ro23">
          <table:table-cell office:value-type="string" calcext:value-type="string">
            <text:p>Group 63</text:p>
          </table:table-cell>
          <table:table-cell office:value-type="string" calcext:value-type="string">
            <text:p>n/a</text:p>
          </table:table-cell>
          <table:table-cell/>
        </table:table-row>
        <table:table-row table:style-name="ro23">
          <table:table-cell office:value-type="string" calcext:value-type="string">
            <text:p>Group 64</text:p>
          </table:table-cell>
          <table:table-cell office:value-type="string" calcext:value-type="string">
            <text:p>n/a</text:p>
          </table:table-cell>
          <table:table-cell/>
        </table:table-row>
        <table:table-row table:style-name="ro23">
          <table:table-cell office:value-type="string" calcext:value-type="string">
            <text:p>Group 65</text:p>
          </table:table-cell>
          <table:table-cell office:value-type="string" calcext:value-type="string">
            <text:p>n/a</text:p>
          </table:table-cell>
          <table:table-cell/>
        </table:table-row>
        <table:table-row table:style-name="ro23">
          <table:table-cell office:value-type="string" calcext:value-type="string">
            <text:p>Group 69</text:p>
          </table:table-cell>
          <table:table-cell office:value-type="string" calcext:value-type="string">
            <text:p>n/a</text:p>
          </table:table-cell>
          <table:table-cell/>
        </table:table-row>
        <table:table-row table:style-name="ro23">
          <table:table-cell office:value-type="string" calcext:value-type="string">
            <text:p>Group 73</text:p>
          </table:table-cell>
          <table:table-cell office:value-type="string" calcext:value-type="string">
            <text:p>n/a</text:p>
          </table:table-cell>
          <table:table-cell/>
        </table:table-row>
        <table:table-row table:style-name="ro23">
          <table:table-cell office:value-type="string" calcext:value-type="string">
            <text:p>Group 76</text:p>
          </table:table-cell>
          <table:table-cell office:value-type="string" calcext:value-type="string">
            <text:p>n/a</text:p>
          </table:table-cell>
          <table:table-cell/>
        </table:table-row>
        <table:table-row table:style-name="ro23">
          <table:table-cell office:value-type="string" calcext:value-type="string">
            <text:p>Group 77</text:p>
          </table:table-cell>
          <table:table-cell office:value-type="string" calcext:value-type="string">
            <text:p>n/a</text:p>
          </table:table-cell>
          <table:table-cell/>
        </table:table-row>
      </table:table>
      <table:table table:name="Additional info" table:style-name="ta6">
        <office:forms form:automatic-focus="false" form:apply-design-mode="false"/>
        <table:table-column table:style-name="co29" table:default-cell-style-name="Default"/>
        <table:table-column table:style-name="co28" table:default-cell-style-name="Default"/>
        <table:table-row table:style-name="ro23">
          <table:table-cell office:value-type="string" calcext:value-type="string">
            <text:p>Groups that didn’t submit</text:p>
          </table:table-cell>
          <table:table-cell office:value-type="string" calcext:value-type="string">
            <text:p>Solo</text:p>
          </table:table-cell>
        </table:table-row>
        <table:table-row table:style-name="ro23">
          <table:table-cell office:value-type="float" office:value="15" calcext:value-type="float">
            <text:p>15</text:p>
          </table:table-cell>
          <table:table-cell office:value-type="float" office:value="49" calcext:value-type="float">
            <text:p>49</text:p>
          </table:table-cell>
        </table:table-row>
        <table:table-row table:style-name="ro23">
          <table:table-cell office:value-type="float" office:value="17" calcext:value-type="float">
            <text:p>17</text:p>
          </table:table-cell>
          <table:table-cell/>
        </table:table-row>
        <table:table-row table:style-name="ro23">
          <table:table-cell office:value-type="float" office:value="58" calcext:value-type="float">
            <text:p>58</text:p>
          </table:table-cell>
          <table:table-cell/>
        </table:table-row>
        <table:table-row table:style-name="ro23">
          <table:table-cell office:value-type="float" office:value="62" calcext:value-type="float">
            <text:p>62</text:p>
          </table:table-cell>
          <table:table-cell/>
        </table:table-row>
        <table:table-row table:style-name="ro23">
          <table:table-cell office:value-type="float" office:value="63" calcext:value-type="float">
            <text:p>63</text:p>
          </table:table-cell>
          <table:table-cell/>
        </table:table-row>
        <table:table-row table:style-name="ro23">
          <table:table-cell office:value-type="float" office:value="64" calcext:value-type="float">
            <text:p>64</text:p>
          </table:table-cell>
          <table:table-cell/>
        </table:table-row>
      </table:table>
      <table:named-expressions/>
      <table:database-ranges>
        <table:database-range table:name="__Anonymous_Sheet_DB__1" table:target-range-address="Results.A1:Results.O162" table:display-filter-buttons="true" table:orientation="column"/>
        <table:database-range table:name="__Anonymous_Sheet_DB__5" table:target-range-address="Competition.A1:Competition.B1048576">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nos" svg:font-family="Tinos"/>
    <style:font-face style:name="Arial1" svg:font-family="Arial" style:font-family-generic="swiss"/>
    <style:font-face style:name="Calibri" svg:font-family="Calibri" style:font-family-generic="swiss"/>
    <style:font-face style:name="Arial2"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number number:decimal-places="1" loext:min-decimal-places="1" number:min-integer-digits="1"/>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Arial" fo:font-family="Arial" style:font-name-asian="Noto Sans CJK SC" style:font-family-asian="'Noto Sans CJK SC'"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fo:background-color="#72bf44"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Excel_20_Built-in_20_Percent" style:display-name="Excel Built-in Percent" style:family="table-cell" style:parent-style-name="Default" style:data-style-name="N1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draw:marker draw:name="Arrowheads_20_1" draw:display-name="Arrowheads 1" svg:viewBox="0 0 20 30" svg:d="M10 0l-10 30h20z"/>
    <draw:marker draw:name="msArrowEnd_20_5" draw:display-name="msArrowEnd 5" svg:viewBox="0 0 300 300" svg:d="M150 0l150 300h-30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03mm" fo:margin-left="0mm" fo:margin-right="0mm" fo:margin-bottom="2.5mm"/>
      </style:header-style>
      <style:footer-style>
        <style:header-footer-properties fo:min-height="6.03mm" fo:margin-left="0mm" fo:margin-right="0mm" fo:margin-top="2.5mm"/>
      </style:footer-style>
    </style:page-layout>
    <style:style style:name="MT1" style:family="text">
      <style:text-properties fo:color="#000000"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25">00/00/0000</text:date>, <text:time style:data-style-name="N2" text:time-value="10:43:29.855703418">00:00:00</text:time></text:p>
        </style:region-right>
      </style:header>
      <style:header-left style:display="false"/>
      <style:footer>
        <text:p>Page <text:page-number>1</text:page-number><text:s/>/ <text:page-count>99</text:page-count></text:p>
      </style:footer>
      <style:footer-left style:display="false"/>
    </style:master-page>
    <style:master-page style:name="PageStyle_5f_Histograms" style:display-name="PageStyle_Histograms" style:page-layout-name="Mpm3">
      <style:header style:display="false"/>
      <style:header-left style:display="false"/>
      <style:footer style:display="false"/>
      <style:footer-left style:display="false"/>
    </style:master-page>
    <style:master-page style:name="PageStyle_5f_Student_20_Info" style:display-name="PageStyle_Student Info"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Results" style:display-name="PageStyle_Results" style:page-layout-name="Mpm3">
      <style:header style:display="false"/>
      <style:header-left style:display="false"/>
      <style:footer style:display="false"/>
      <style:footer-left style:display="false"/>
    </style:master-page>
    <style:master-page style:name="PageStyle_5f_Sheet5" style:display-name="PageStyle_Sheet5"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Detailed_20_Results" style:display-name="PageStyle_Detailed Results"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12:37:18</meta:creation-date>
    <meta:initial-creator>Jens Kober - 3ME</meta:initial-creator>
    <dc:language>en-GB</dc:language>
    <meta:print-date>2017-05-11T15:57:34</meta:print-date>
    <dc:date>2021-04-25T20:44:18.315634294</dc:date>
    <meta:editing-cycles>440</meta:editing-cycles>
    <meta:editing-duration>P2DT20H35M2S</meta:editing-duration>
    <meta:generator>LibreOffice/6.0.7.3$Linux_X86_64 LibreOffice_project/00m0$Build-3</meta:generator>
    <meta:document-statistic meta:table-count="7" meta:cell-count="9400" meta:object-count="1"/>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Arial" fo:font-size="13pt" style:font-size-asian="13pt" style:font-size-complex="13pt"/>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include-hidden-cells="false" chart:auto-position="true" chart:auto-size="true" chart:treat-empty-cells="leave-gap" chart:series-source="rows"/>
    </style:style>
    <style:style style:name="ch5" style:family="chart" style:data-style-name="N0">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display-label="true" chart:logarithmic="false" chart:interval-minor-divisor="5" chart:gap-width="15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graphic-properties svg:stroke-width="0.026cm" svg:stroke-color="#878787"/>
    </style:style>
    <style:style style:name="ch8" style:family="chart" style:data-style-name="N0">
      <style:chart-properties chart:link-data-style-to-source="true" chart:label-position="outside">
        <chart:label-separator>
          <text:p>; </text:p>
        </chart:label-separator>
      </style:chart-properties>
      <style:graphic-properties draw:stroke="none" draw:fill-color="#4f81bd"/>
      <style:text-properties style:text-position="0% 100%"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24.468cm" svg:height="14.504cm" xlink:href=".." xlink:type="simple" chart:class="chart:bar" chart:style-name="ch1">
        <chart:title svg:x="9.465cm" svg:y="0.426cm" chart:style-name="ch2">
          <text:p>Histogram for Final Grades</text:p>
        </chart:title>
        <chart:legend chart:legend-position="end" svg:x="22.655cm" svg:y="6.953cm" style:legend-expansion="high" chart:style-name="ch3"/>
        <chart:plot-area chart:style-name="ch4" table:cell-range-address="Histograms.A1:Histograms.U2" chart:data-source-has-labels="row" svg:x="0.489cm" svg:y="1.495cm" svg:width="21.677cm" svg:height="12.719cm">
          <chartooo:coordinate-region svg:x="1.163cm" svg:y="1.694cm" svg:width="21.003cm" svg:height="11.873cm"/>
          <chart:axis chart:dimension="x" chart:name="primary-x" chart:style-name="ch5" chartooo:axis-type="auto">
            <chartooo:date-scale/>
            <chart:categories table:cell-range-address="Histograms.A1:Histograms.U1"/>
          </chart:axis>
          <chart:axis chart:dimension="y" chart:name="primary-y" chart:style-name="ch6">
            <chart:grid chart:style-name="ch7" chart:class="major"/>
          </chart:axis>
          <chart:series chart:style-name="ch8" chart:values-cell-range-address="Histograms.A2:Histograms.U2" chart:class="chart:bar">
            <chart:data-point chart:repeated="21"/>
          </chart:series>
          <chart:wall chart:style-name="ch9"/>
          <chart:floor chart:style-name="ch10"/>
        </chart:plot-area>
        <table:table table:name="local-table">
          <table:table-header-columns>
            <table:table-column/>
          </table:table-header-columns>
          <table:table-columns>
            <table:table-column table:number-columns-repeated="21"/>
          </table:table-columns>
          <table:table-header-rows>
            <table:table-row>
              <table:table-cell>
                <text:p/>
              </table:table-cell>
              <table:table-cell office:value-type="float" office:value="0">
                <text:p>0</text:p>
                <draw:g>
                  <svg:desc>Histograms.A1:Histograms.U1</svg:desc>
                </draw:g>
              </table:table-cell>
              <table:table-cell office:value-type="float" office:value="0.5">
                <text:p>0.5</text:p>
              </table:table-cell>
              <table:table-cell office:value-type="float" office:value="1">
                <text:p>1</text:p>
              </table:table-cell>
              <table:table-cell office:value-type="float" office:value="1.5">
                <text:p>1.5</text:p>
              </table:table-cell>
              <table:table-cell office:value-type="float" office:value="2">
                <text:p>2</text:p>
              </table:table-cell>
              <table:table-cell office:value-type="float" office:value="2.5">
                <text:p>2.5</text:p>
              </table:table-cell>
              <table:table-cell office:value-type="float" office:value="3">
                <text:p>3</text:p>
              </table:table-cell>
              <table:table-cell office:value-type="float" office:value="3.5">
                <text:p>3.5</text:p>
              </table:table-cell>
              <table:table-cell office:value-type="float" office:value="4">
                <text:p>4</text:p>
              </table:table-cell>
              <table:table-cell office:value-type="float" office:value="4.5">
                <text:p>4.5</text:p>
              </table:table-cell>
              <table:table-cell office:value-type="float" office:value="5">
                <text:p>5</text:p>
              </table:table-cell>
              <table:table-cell office:value-type="float" office:value="5.5">
                <text:p>5.5</text:p>
              </table:table-cell>
              <table:table-cell office:value-type="float" office:value="6">
                <text:p>6</text:p>
              </table:table-cell>
              <table:table-cell office:value-type="float" office:value="6.5">
                <text:p>6.5</text:p>
              </table:table-cell>
              <table:table-cell office:value-type="float" office:value="7">
                <text:p>7</text:p>
              </table:table-cell>
              <table:table-cell office:value-type="float" office:value="7.5">
                <text:p>7.5</text:p>
              </table:table-cell>
              <table:table-cell office:value-type="float" office:value="8">
                <text:p>8</text:p>
              </table:table-cell>
              <table:table-cell office:value-type="float" office:value="8.5">
                <text:p>8.5</text:p>
              </table:table-cell>
              <table:table-cell office:value-type="float" office:value="9">
                <text:p>9</text:p>
              </table:table-cell>
              <table:table-cell office:value-type="float" office:value="9.5">
                <text:p>9.5</text:p>
              </table:table-cell>
              <table:table-cell office:value-type="float" office:value="10">
                <text:p>10</text:p>
              </table:table-cell>
            </table:table-row>
          </table:table-header-rows>
          <table:table-rows>
            <table:table-row>
              <table:table-cell office:value-type="string">
                <text:p>Row 2</text:p>
                <draw:g>
                  <svg:desc/>
                </draw:g>
              </table:table-cell>
              <table:table-cell office:value-type="float" office:value="0">
                <text:p>0</text:p>
                <draw:g>
                  <svg:desc>Histograms.A2:Histograms.U2</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
                <text:p>6</text:p>
              </table:table-cell>
              <table:table-cell office:value-type="float" office:value="0">
                <text:p>0</text:p>
              </table:table-cell>
              <table:table-cell office:value-type="float" office:value="4">
                <text:p>4</text:p>
              </table:table-cell>
              <table:table-cell office:value-type="float" office:value="22">
                <text:p>22</text:p>
              </table:table-cell>
              <table:table-cell office:value-type="float" office:value="28">
                <text:p>28</text:p>
              </table:table-cell>
              <table:table-cell office:value-type="float" office:value="26">
                <text:p>26</text:p>
              </table:table-cell>
              <table:table-cell office:value-type="float" office:value="36">
                <text:p>36</text:p>
              </table:table-cell>
              <table:table-cell office:value-type="float" office:value="22">
                <text:p>22</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